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7"/>
    <style:style style:name="ce4" style:family="table-cell" style:parent-style-name="Default" style:data-style-name="N11"/>
    <style:style style:name="ce1" style:family="table-cell" style:parent-style-name="Default" style:data-style-name="N49"/>
    <style:style style:name="ce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st_newly_sick_table" table:style-name="ta1">
        <table:table-source xlink:type="simple" xlink:href="../out/latest_newly_sick_table.csv" table:table-name="latest_newly_sick_table" table:filter-name="Text - txt - csv (StarCalc)" table:filter-options="9/59/44,34,76,1,,2057,false,false,true,false,false,0,false"/>
        <table:table-column table:style-name="co1" table:default-cell-style-name="ce2"/>
        <table:table-column table:style-name="co2" table:number-columns-repeated="8" table:default-cell-style-name="ce4"/>
        <table:table-column table:style-name="co3" table:default-cell-style-name="ce4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ast Midlands</text:p>
          </table:table-cell>
          <table:table-cell office:value-type="string" calcext:value-type="string">
            <text:p>East of England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North East</text:p>
          </table:table-cell>
          <table:table-cell office:value-type="string" calcext:value-type="string">
            <text:p>North West</text:p>
          </table:table-cell>
          <table:table-cell office:value-type="string" calcext:value-type="string">
            <text:p>South East</text:p>
          </table:table-cell>
          <table:table-cell office:value-type="string" calcext:value-type="string">
            <text:p>South West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Yorkshire and The Humber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Scotland</text:p>
          </table:table-cell>
        </table:table-row>
        <table:table-row table:style-name="ro1">
          <table:table-cell office:value-type="date" office:date-value="2021-11-15" calcext:value-type="date">
            <text:p>15/11/21</text:p>
          </table:table-cell>
          <table:table-cell office:value-type="percentage" office:value="0.0173545612314193" calcext:value-type="percentage">
            <text:p>1.74%</text:p>
          </table:table-cell>
          <table:table-cell office:value-type="percentage" office:value="0.0181966377992868" calcext:value-type="percentage">
            <text:p>1.82%</text:p>
          </table:table-cell>
          <table:table-cell office:value-type="percentage" office:value="0.0186772749875684" calcext:value-type="percentage">
            <text:p>1.87%</text:p>
          </table:table-cell>
          <table:table-cell office:value-type="percentage" office:value="0.0178162382285569" calcext:value-type="percentage">
            <text:p>1.78%</text:p>
          </table:table-cell>
          <table:table-cell office:value-type="percentage" office:value="0.0173406954185942" calcext:value-type="percentage">
            <text:p>1.73%</text:p>
          </table:table-cell>
          <table:table-cell office:value-type="percentage" office:value="0.0165549337913458" calcext:value-type="percentage">
            <text:p>1.66%</text:p>
          </table:table-cell>
          <table:table-cell office:value-type="percentage" office:value="0.0166484289510708" calcext:value-type="percentage">
            <text:p>1.66%</text:p>
          </table:table-cell>
          <table:table-cell office:value-type="percentage" office:value="0.0157136949738732" calcext:value-type="percentage">
            <text:p>1.57%</text:p>
          </table:table-cell>
          <table:table-cell office:value-type="percentage" office:value="0.0154421743755273" calcext:value-type="percentage">
            <text:p>1.54%</text:p>
          </table:table-cell>
          <table:table-cell office:value-type="percentage" office:value="0.0145113886847906" calcext:value-type="percentage">
            <text:p>1.45%</text:p>
          </table:table-cell>
          <table:table-cell office:value-type="percentage" office:value="0.0184137106416899" calcext:value-type="percentage">
            <text:p>1.84%</text:p>
          </table:table-cell>
        </table:table-row>
        <table:table-row table:style-name="ro1">
          <table:table-cell office:value-type="date" office:date-value="2021-11-16" calcext:value-type="date">
            <text:p>16/11/21</text:p>
          </table:table-cell>
          <table:table-cell office:value-type="percentage" office:value="0.0185320747447505" calcext:value-type="percentage">
            <text:p>1.85%</text:p>
          </table:table-cell>
          <table:table-cell office:value-type="percentage" office:value="0.0174529588219253" calcext:value-type="percentage">
            <text:p>1.75%</text:p>
          </table:table-cell>
          <table:table-cell office:value-type="percentage" office:value="0.018964665184087" calcext:value-type="percentage">
            <text:p>1.90%</text:p>
          </table:table-cell>
          <table:table-cell office:value-type="percentage" office:value="0.0152024041011137" calcext:value-type="percentage">
            <text:p>1.52%</text:p>
          </table:table-cell>
          <table:table-cell office:value-type="percentage" office:value="0.0173649393605292" calcext:value-type="percentage">
            <text:p>1.74%</text:p>
          </table:table-cell>
          <table:table-cell office:value-type="percentage" office:value="0.0166959677876708" calcext:value-type="percentage">
            <text:p>1.67%</text:p>
          </table:table-cell>
          <table:table-cell office:value-type="percentage" office:value="0.0170929954578054" calcext:value-type="percentage">
            <text:p>1.71%</text:p>
          </table:table-cell>
          <table:table-cell office:value-type="percentage" office:value="0.0180280607341918" calcext:value-type="percentage">
            <text:p>1.80%</text:p>
          </table:table-cell>
          <table:table-cell office:value-type="percentage" office:value="0.0166941158856116" calcext:value-type="percentage">
            <text:p>1.67%</text:p>
          </table:table-cell>
          <table:table-cell office:value-type="percentage" office:value="0.014629388816645" calcext:value-type="percentage">
            <text:p>1.46%</text:p>
          </table:table-cell>
          <table:table-cell office:value-type="percentage" office:value="0.018015863525848" calcext:value-type="percentage">
            <text:p>1.80%</text:p>
          </table:table-cell>
        </table:table-row>
        <table:table-row table:style-name="ro1">
          <table:table-cell office:value-type="date" office:date-value="2021-11-17" calcext:value-type="date">
            <text:p>17/11/21</text:p>
          </table:table-cell>
          <table:table-cell office:value-type="percentage" office:value="0.017568071615069" calcext:value-type="percentage">
            <text:p>1.76%</text:p>
          </table:table-cell>
          <table:table-cell office:value-type="percentage" office:value="0.0197301786654783" calcext:value-type="percentage">
            <text:p>1.97%</text:p>
          </table:table-cell>
          <table:table-cell office:value-type="percentage" office:value="0.0206066403603173" calcext:value-type="percentage">
            <text:p>2.06%</text:p>
          </table:table-cell>
          <table:table-cell office:value-type="percentage" office:value="0.0166221686331927" calcext:value-type="percentage">
            <text:p>1.66%</text:p>
          </table:table-cell>
          <table:table-cell office:value-type="percentage" office:value="0.0175203759890535" calcext:value-type="percentage">
            <text:p>1.75%</text:p>
          </table:table-cell>
          <table:table-cell office:value-type="percentage" office:value="0.0179648628417947" calcext:value-type="percentage">
            <text:p>1.80%</text:p>
          </table:table-cell>
          <table:table-cell office:value-type="percentage" office:value="0.0182761512805009" calcext:value-type="percentage">
            <text:p>1.83%</text:p>
          </table:table-cell>
          <table:table-cell office:value-type="percentage" office:value="0.0184030758893576" calcext:value-type="percentage">
            <text:p>1.84%</text:p>
          </table:table-cell>
          <table:table-cell office:value-type="percentage" office:value="0.0171778693606623" calcext:value-type="percentage">
            <text:p>1.72%</text:p>
          </table:table-cell>
          <table:table-cell office:value-type="percentage" office:value="0.0150444081928584" calcext:value-type="percentage">
            <text:p>1.50%</text:p>
          </table:table-cell>
          <table:table-cell office:value-type="percentage" office:value="0.0178339945790942" calcext:value-type="percentage">
            <text:p>1.78%</text:p>
          </table:table-cell>
        </table:table-row>
        <table:table-row table:style-name="ro1">
          <table:table-cell office:value-type="date" office:date-value="2021-11-18" calcext:value-type="date">
            <text:p>18/11/21</text:p>
          </table:table-cell>
          <table:table-cell office:value-type="percentage" office:value="0.0168692251658168" calcext:value-type="percentage">
            <text:p>1.69%</text:p>
          </table:table-cell>
          <table:table-cell office:value-type="percentage" office:value="0.0182446269366816" calcext:value-type="percentage">
            <text:p>1.82%</text:p>
          </table:table-cell>
          <table:table-cell office:value-type="percentage" office:value="0.0185078909612626" calcext:value-type="percentage">
            <text:p>1.85%</text:p>
          </table:table-cell>
          <table:table-cell office:value-type="percentage" office:value="0.0160219527308135" calcext:value-type="percentage">
            <text:p>1.60%</text:p>
          </table:table-cell>
          <table:table-cell office:value-type="percentage" office:value="0.0168893216883235" calcext:value-type="percentage">
            <text:p>1.69%</text:p>
          </table:table-cell>
          <table:table-cell office:value-type="percentage" office:value="0.0171883623748325" calcext:value-type="percentage">
            <text:p>1.72%</text:p>
          </table:table-cell>
          <table:table-cell office:value-type="percentage" office:value="0.0190092742823949" calcext:value-type="percentage">
            <text:p>1.90%</text:p>
          </table:table-cell>
          <table:table-cell office:value-type="percentage" office:value="0.0178530556191348" calcext:value-type="percentage">
            <text:p>1.79%</text:p>
          </table:table-cell>
          <table:table-cell office:value-type="percentage" office:value="0.0183269619968518" calcext:value-type="percentage">
            <text:p>1.83%</text:p>
          </table:table-cell>
          <table:table-cell office:value-type="percentage" office:value="0.0148233664280767" calcext:value-type="percentage">
            <text:p>1.48%</text:p>
          </table:table-cell>
          <table:table-cell office:value-type="percentage" office:value="0.0166370537877564" calcext:value-type="percentage">
            <text:p>1.66%</text:p>
          </table:table-cell>
        </table:table-row>
        <table:table-row table:style-name="ro1">
          <table:table-cell office:value-type="date" office:date-value="2021-11-19" calcext:value-type="date">
            <text:p>19/11/21</text:p>
          </table:table-cell>
          <table:table-cell office:value-type="percentage" office:value="0.0175243072902656" calcext:value-type="percentage">
            <text:p>1.75%</text:p>
          </table:table-cell>
          <table:table-cell office:value-type="percentage" office:value="0.0189555844638543" calcext:value-type="percentage">
            <text:p>1.90%</text:p>
          </table:table-cell>
          <table:table-cell office:value-type="percentage" office:value="0.0205483591530853" calcext:value-type="percentage">
            <text:p>2.05%</text:p>
          </table:table-cell>
          <table:table-cell office:value-type="percentage" office:value="0.015042916556057" calcext:value-type="percentage">
            <text:p>1.50%</text:p>
          </table:table-cell>
          <table:table-cell office:value-type="percentage" office:value="0.0172224257969952" calcext:value-type="percentage">
            <text:p>1.72%</text:p>
          </table:table-cell>
          <table:table-cell office:value-type="percentage" office:value="0.0183190134888483" calcext:value-type="percentage">
            <text:p>1.83%</text:p>
          </table:table-cell>
          <table:table-cell office:value-type="percentage" office:value="0.0175076422247807" calcext:value-type="percentage">
            <text:p>1.75%</text:p>
          </table:table-cell>
          <table:table-cell office:value-type="percentage" office:value="0.0175471841127871" calcext:value-type="percentage">
            <text:p>1.75%</text:p>
          </table:table-cell>
          <table:table-cell office:value-type="percentage" office:value="0.0174092100336952" calcext:value-type="percentage">
            <text:p>1.74%</text:p>
          </table:table-cell>
          <table:table-cell office:value-type="percentage" office:value="0.0159769634480517" calcext:value-type="percentage">
            <text:p>1.60%</text:p>
          </table:table-cell>
          <table:table-cell office:value-type="percentage" office:value="0.0173986418612127" calcext:value-type="percentage">
            <text:p>1.74%</text:p>
          </table:table-cell>
        </table:table-row>
        <table:table-row table:style-name="ro1">
          <table:table-cell office:value-type="date" office:date-value="2021-11-20" calcext:value-type="date">
            <text:p>20/11/21</text:p>
          </table:table-cell>
          <table:table-cell office:value-type="percentage" office:value="0.0170998358095391" calcext:value-type="percentage">
            <text:p>1.71%</text:p>
          </table:table-cell>
          <table:table-cell office:value-type="percentage" office:value="0.017201462665253" calcext:value-type="percentage">
            <text:p>1.72%</text:p>
          </table:table-cell>
          <table:table-cell office:value-type="percentage" office:value="0.0196862962095899" calcext:value-type="percentage">
            <text:p>1.97%</text:p>
          </table:table-cell>
          <table:table-cell office:value-type="percentage" office:value="0.0148757276171117" calcext:value-type="percentage">
            <text:p>1.49%</text:p>
          </table:table-cell>
          <table:table-cell office:value-type="percentage" office:value="0.0160706345677444" calcext:value-type="percentage">
            <text:p>1.61%</text:p>
          </table:table-cell>
          <table:table-cell office:value-type="percentage" office:value="0.0174432917179532" calcext:value-type="percentage">
            <text:p>1.74%</text:p>
          </table:table-cell>
          <table:table-cell office:value-type="percentage" office:value="0.01702419555999" calcext:value-type="percentage">
            <text:p>1.70%</text:p>
          </table:table-cell>
          <table:table-cell office:value-type="percentage" office:value="0.0158123232564623" calcext:value-type="percentage">
            <text:p>1.58%</text:p>
          </table:table-cell>
          <table:table-cell office:value-type="percentage" office:value="0.0174357374107735" calcext:value-type="percentage">
            <text:p>1.74%</text:p>
          </table:table-cell>
          <table:table-cell office:value-type="percentage" office:value="0.0144169680383149" calcext:value-type="percentage">
            <text:p>1.44%</text:p>
          </table:table-cell>
          <table:table-cell office:value-type="percentage" office:value="0.0166589346716714" calcext:value-type="percentage">
            <text:p>1.67%</text:p>
          </table:table-cell>
        </table:table-row>
        <table:table-row table:style-name="ro1">
          <table:table-cell office:value-type="date" office:date-value="2021-11-21" calcext:value-type="date">
            <text:p>21/11/21</text:p>
          </table:table-cell>
          <table:table-cell office:value-type="percentage" office:value="0.0187014406746574" calcext:value-type="percentage">
            <text:p>1.87%</text:p>
          </table:table-cell>
          <table:table-cell office:value-type="percentage" office:value="0.017630495082794" calcext:value-type="percentage">
            <text:p>1.76%</text:p>
          </table:table-cell>
          <table:table-cell office:value-type="percentage" office:value="0.019482151835093" calcext:value-type="percentage">
            <text:p>1.95%</text:p>
          </table:table-cell>
          <table:table-cell office:value-type="percentage" office:value="0.0152826855123675" calcext:value-type="percentage">
            <text:p>1.53%</text:p>
          </table:table-cell>
          <table:table-cell office:value-type="percentage" office:value="0.0165926765530053" calcext:value-type="percentage">
            <text:p>1.66%</text:p>
          </table:table-cell>
          <table:table-cell office:value-type="percentage" office:value="0.0177399062106828" calcext:value-type="percentage">
            <text:p>1.77%</text:p>
          </table:table-cell>
          <table:table-cell office:value-type="percentage" office:value="0.0181363479250961" calcext:value-type="percentage">
            <text:p>1.81%</text:p>
          </table:table-cell>
          <table:table-cell office:value-type="percentage" office:value="0.0174160983315994" calcext:value-type="percentage">
            <text:p>1.74%</text:p>
          </table:table-cell>
          <table:table-cell office:value-type="percentage" office:value="0.0169008735282947" calcext:value-type="percentage">
            <text:p>1.69%</text:p>
          </table:table-cell>
          <table:table-cell office:value-type="percentage" office:value="0.0152428890260696" calcext:value-type="percentage">
            <text:p>1.52%</text:p>
          </table:table-cell>
          <table:table-cell office:value-type="percentage" office:value="0.0155195960766461" calcext:value-type="percentage">
            <text:p>1.55%</text:p>
          </table:table-cell>
        </table:table-row>
        <table:table-row table:style-name="ro1">
          <table:table-cell office:value-type="date" office:date-value="2021-11-22" calcext:value-type="date">
            <text:p>22/11/21</text:p>
          </table:table-cell>
          <table:table-cell office:value-type="percentage" office:value="0.0191283014528309" calcext:value-type="percentage">
            <text:p>1.91%</text:p>
          </table:table-cell>
          <table:table-cell office:value-type="percentage" office:value="0.0172721982041902" calcext:value-type="percentage">
            <text:p>1.73%</text:p>
          </table:table-cell>
          <table:table-cell office:value-type="percentage" office:value="0.0195115018374515" calcext:value-type="percentage">
            <text:p>1.95%</text:p>
          </table:table-cell>
          <table:table-cell office:value-type="percentage" office:value="0.0149201024101704" calcext:value-type="percentage">
            <text:p>1.49%</text:p>
          </table:table-cell>
          <table:table-cell office:value-type="percentage" office:value="0.0160936356986101" calcext:value-type="percentage">
            <text:p>1.61%</text:p>
          </table:table-cell>
          <table:table-cell office:value-type="percentage" office:value="0.0183027353168773" calcext:value-type="percentage">
            <text:p>1.83%</text:p>
          </table:table-cell>
          <table:table-cell office:value-type="percentage" office:value="0.0172279560018366" calcext:value-type="percentage">
            <text:p>1.72%</text:p>
          </table:table-cell>
          <table:table-cell office:value-type="percentage" office:value="0.0189376443418014" calcext:value-type="percentage">
            <text:p>1.89%</text:p>
          </table:table-cell>
          <table:table-cell office:value-type="percentage" office:value="0.0170060416200492" calcext:value-type="percentage">
            <text:p>1.70%</text:p>
          </table:table-cell>
          <table:table-cell office:value-type="percentage" office:value="0.0170331225818628" calcext:value-type="percentage">
            <text:p>1.70%</text:p>
          </table:table-cell>
          <table:table-cell office:value-type="percentage" office:value="0.0180213164103816" calcext:value-type="percentage">
            <text:p>1.80%</text:p>
          </table:table-cell>
        </table:table-row>
        <table:table-row table:style-name="ro1">
          <table:table-cell office:value-type="date" office:date-value="2021-11-23" calcext:value-type="date">
            <text:p>23/11/21</text:p>
          </table:table-cell>
          <table:table-cell office:value-type="percentage" office:value="0.0179387700226635" calcext:value-type="percentage">
            <text:p>1.79%</text:p>
          </table:table-cell>
          <table:table-cell office:value-type="percentage" office:value="0.0194504924831519" calcext:value-type="percentage">
            <text:p>1.95%</text:p>
          </table:table-cell>
          <table:table-cell office:value-type="percentage" office:value="0.0211499263385199" calcext:value-type="percentage">
            <text:p>2.11%</text:p>
          </table:table-cell>
          <table:table-cell office:value-type="percentage" office:value="0.0155933397938508" calcext:value-type="percentage">
            <text:p>1.56%</text:p>
          </table:table-cell>
          <table:table-cell office:value-type="percentage" office:value="0.0179912769566271" calcext:value-type="percentage">
            <text:p>1.80%</text:p>
          </table:table-cell>
          <table:table-cell office:value-type="percentage" office:value="0.0192744652511165" calcext:value-type="percentage">
            <text:p>1.93%</text:p>
          </table:table-cell>
          <table:table-cell office:value-type="percentage" office:value="0.0194816836318002" calcext:value-type="percentage">
            <text:p>1.95%</text:p>
          </table:table-cell>
          <table:table-cell office:value-type="percentage" office:value="0.0184147317854283" calcext:value-type="percentage">
            <text:p>1.84%</text:p>
          </table:table-cell>
          <table:table-cell office:value-type="percentage" office:value="0.0192879441058421" calcext:value-type="percentage">
            <text:p>1.93%</text:p>
          </table:table-cell>
          <table:table-cell office:value-type="percentage" office:value="0.0158536011666745" calcext:value-type="percentage">
            <text:p>1.59%</text:p>
          </table:table-cell>
          <table:table-cell office:value-type="percentage" office:value="0.0182066089188322" calcext:value-type="percentage">
            <text:p>1.82%</text:p>
          </table:table-cell>
        </table:table-row>
        <table:table-row table:style-name="ro1">
          <table:table-cell office:value-type="date" office:date-value="2021-11-24" calcext:value-type="date">
            <text:p>24/11/21</text:p>
          </table:table-cell>
          <table:table-cell office:value-type="percentage" office:value="0.019249352556917" calcext:value-type="percentage">
            <text:p>1.92%</text:p>
          </table:table-cell>
          <table:table-cell office:value-type="percentage" office:value="0.0195959511460599" calcext:value-type="percentage">
            <text:p>1.96%</text:p>
          </table:table-cell>
          <table:table-cell office:value-type="percentage" office:value="0.0230146066036578" calcext:value-type="percentage">
            <text:p>2.30%</text:p>
          </table:table-cell>
          <table:table-cell office:value-type="percentage" office:value="0.0160946114173929" calcext:value-type="percentage">
            <text:p>1.61%</text:p>
          </table:table-cell>
          <table:table-cell office:value-type="percentage" office:value="0.0180408437375988" calcext:value-type="percentage">
            <text:p>1.80%</text:p>
          </table:table-cell>
          <table:table-cell office:value-type="percentage" office:value="0.0201795995628317" calcext:value-type="percentage">
            <text:p>2.02%</text:p>
          </table:table-cell>
          <table:table-cell office:value-type="percentage" office:value="0.0181602206607743" calcext:value-type="percentage">
            <text:p>1.82%</text:p>
          </table:table-cell>
          <table:table-cell office:value-type="percentage" office:value="0.0184635547161084" calcext:value-type="percentage">
            <text:p>1.85%</text:p>
          </table:table-cell>
          <table:table-cell office:value-type="percentage" office:value="0.0192336645588678" calcext:value-type="percentage">
            <text:p>1.92%</text:p>
          </table:table-cell>
          <table:table-cell office:value-type="percentage" office:value="0.0192570271670041" calcext:value-type="percentage">
            <text:p>1.93%</text:p>
          </table:table-cell>
          <table:table-cell office:value-type="percentage" office:value="0.0185335388109336" calcext:value-type="percentage">
            <text:p>1.85%</text:p>
          </table:table-cell>
        </table:table-row>
        <table:table-row table:style-name="ro1">
          <table:table-cell office:value-type="date" office:date-value="2021-11-25" calcext:value-type="date">
            <text:p>25/11/21</text:p>
          </table:table-cell>
          <table:table-cell office:value-type="percentage" office:value="0.0177029531206876" calcext:value-type="percentage">
            <text:p>1.77%</text:p>
          </table:table-cell>
          <table:table-cell office:value-type="percentage" office:value="0.0179696616102684" calcext:value-type="percentage">
            <text:p>1.80%</text:p>
          </table:table-cell>
          <table:table-cell office:value-type="percentage" office:value="0.0216130842286831" calcext:value-type="percentage">
            <text:p>2.16%</text:p>
          </table:table-cell>
          <table:table-cell office:value-type="percentage" office:value="0.0158859102807113" calcext:value-type="percentage">
            <text:p>1.59%</text:p>
          </table:table-cell>
          <table:table-cell office:value-type="percentage" office:value="0.0163383437587527" calcext:value-type="percentage">
            <text:p>1.63%</text:p>
          </table:table-cell>
          <table:table-cell office:value-type="percentage" office:value="0.0187057403738871" calcext:value-type="percentage">
            <text:p>1.87%</text:p>
          </table:table-cell>
          <table:table-cell office:value-type="percentage" office:value="0.01711625637794" calcext:value-type="percentage">
            <text:p>1.71%</text:p>
          </table:table-cell>
          <table:table-cell office:value-type="percentage" office:value="0.0183078840760362" calcext:value-type="percentage">
            <text:p>1.83%</text:p>
          </table:table-cell>
          <table:table-cell office:value-type="percentage" office:value="0.0172190968526684" calcext:value-type="percentage">
            <text:p>1.72%</text:p>
          </table:table-cell>
          <table:table-cell office:value-type="percentage" office:value="0.0181748795496828" calcext:value-type="percentage">
            <text:p>1.82%</text:p>
          </table:table-cell>
          <table:table-cell office:value-type="percentage" office:value="0.0165340370263473" calcext:value-type="percentage">
            <text:p>1.65%</text:p>
          </table:table-cell>
        </table:table-row>
        <table:table-row table:style-name="ro1">
          <table:table-cell office:value-type="date" office:date-value="2021-11-26" calcext:value-type="date">
            <text:p>26/11/21</text:p>
          </table:table-cell>
          <table:table-cell office:value-type="percentage" office:value="0.017556864734111" calcext:value-type="percentage">
            <text:p>1.76%</text:p>
          </table:table-cell>
          <table:table-cell office:value-type="percentage" office:value="0.0198080500591916" calcext:value-type="percentage">
            <text:p>1.98%</text:p>
          </table:table-cell>
          <table:table-cell office:value-type="percentage" office:value="0.0217845542751929" calcext:value-type="percentage">
            <text:p>2.18%</text:p>
          </table:table-cell>
          <table:table-cell office:value-type="percentage" office:value="0.0172398311933196" calcext:value-type="percentage">
            <text:p>1.72%</text:p>
          </table:table-cell>
          <table:table-cell office:value-type="percentage" office:value="0.0160111922897559" calcext:value-type="percentage">
            <text:p>1.60%</text:p>
          </table:table-cell>
          <table:table-cell office:value-type="percentage" office:value="0.0196316788039218" calcext:value-type="percentage">
            <text:p>1.96%</text:p>
          </table:table-cell>
          <table:table-cell office:value-type="percentage" office:value="0.0188290435977211" calcext:value-type="percentage">
            <text:p>1.88%</text:p>
          </table:table-cell>
          <table:table-cell office:value-type="percentage" office:value="0.0175246440306681" calcext:value-type="percentage">
            <text:p>1.75%</text:p>
          </table:table-cell>
          <table:table-cell office:value-type="percentage" office:value="0.0190762669915851" calcext:value-type="percentage">
            <text:p>1.91%</text:p>
          </table:table-cell>
          <table:table-cell office:value-type="percentage" office:value="0.0148486579097658" calcext:value-type="percentage">
            <text:p>1.48%</text:p>
          </table:table-cell>
          <table:table-cell office:value-type="percentage" office:value="0.0161122444731254" calcext:value-type="percentage">
            <text:p>1.61%</text:p>
          </table:table-cell>
        </table:table-row>
        <table:table-row table:style-name="ro1">
          <table:table-cell office:value-type="date" office:date-value="2021-11-27" calcext:value-type="date">
            <text:p>27/11/21</text:p>
          </table:table-cell>
          <table:table-cell office:value-type="percentage" office:value="0.016357382818749" calcext:value-type="percentage">
            <text:p>1.64%</text:p>
          </table:table-cell>
          <table:table-cell office:value-type="percentage" office:value="0.0176344546818084" calcext:value-type="percentage">
            <text:p>1.76%</text:p>
          </table:table-cell>
          <table:table-cell office:value-type="percentage" office:value="0.0220567962503446" calcext:value-type="percentage">
            <text:p>2.21%</text:p>
          </table:table-cell>
          <table:table-cell office:value-type="percentage" office:value="0.0152113789016199" calcext:value-type="percentage">
            <text:p>1.52%</text:p>
          </table:table-cell>
          <table:table-cell office:value-type="percentage" office:value="0.0159342996433596" calcext:value-type="percentage">
            <text:p>1.59%</text:p>
          </table:table-cell>
          <table:table-cell office:value-type="percentage" office:value="0.0185603502480147" calcext:value-type="percentage">
            <text:p>1.86%</text:p>
          </table:table-cell>
          <table:table-cell office:value-type="percentage" office:value="0.0163968843820201" calcext:value-type="percentage">
            <text:p>1.64%</text:p>
          </table:table-cell>
          <table:table-cell office:value-type="percentage" office:value="0.017361530715005" calcext:value-type="percentage">
            <text:p>1.74%</text:p>
          </table:table-cell>
          <table:table-cell office:value-type="percentage" office:value="0.017058332339258" calcext:value-type="percentage">
            <text:p>1.71%</text:p>
          </table:table-cell>
          <table:table-cell office:value-type="percentage" office:value="0.0147117895159671" calcext:value-type="percentage">
            <text:p>1.47%</text:p>
          </table:table-cell>
          <table:table-cell office:value-type="percentage" office:value="0.0150201162270899" calcext:value-type="percentage">
            <text:p>1.50%</text:p>
          </table:table-cell>
        </table:table-row>
        <table:table-row table:style-name="ro1">
          <table:table-cell office:value-type="date" office:date-value="2021-11-28" calcext:value-type="date">
            <text:p>28/11/21</text:p>
          </table:table-cell>
          <table:table-cell office:value-type="percentage" office:value="0.0200831024930748" calcext:value-type="percentage">
            <text:p>2.01%</text:p>
          </table:table-cell>
          <table:table-cell office:value-type="percentage" office:value="0.0193232691306611" calcext:value-type="percentage">
            <text:p>1.93%</text:p>
          </table:table-cell>
          <table:table-cell office:value-type="percentage" office:value="0.0221875897141451" calcext:value-type="percentage">
            <text:p>2.22%</text:p>
          </table:table-cell>
          <table:table-cell office:value-type="percentage" office:value="0.01740972733972" calcext:value-type="percentage">
            <text:p>1.74%</text:p>
          </table:table-cell>
          <table:table-cell office:value-type="percentage" office:value="0.0177867453049822" calcext:value-type="percentage">
            <text:p>1.78%</text:p>
          </table:table-cell>
          <table:table-cell office:value-type="percentage" office:value="0.0202349648455574" calcext:value-type="percentage">
            <text:p>2.02%</text:p>
          </table:table-cell>
          <table:table-cell office:value-type="percentage" office:value="0.0207834211787254" calcext:value-type="percentage">
            <text:p>2.08%</text:p>
          </table:table-cell>
          <table:table-cell office:value-type="percentage" office:value="0.0190880989180835" calcext:value-type="percentage">
            <text:p>1.91%</text:p>
          </table:table-cell>
          <table:table-cell office:value-type="percentage" office:value="0.0190515712830573" calcext:value-type="percentage">
            <text:p>1.91%</text:p>
          </table:table-cell>
          <table:table-cell office:value-type="percentage" office:value="0.0180823221508446" calcext:value-type="percentage">
            <text:p>1.81%</text:p>
          </table:table-cell>
          <table:table-cell office:value-type="percentage" office:value="0.0151993600269462" calcext:value-type="percentage">
            <text:p>1.52%</text:p>
          </table:table-cell>
        </table:table-row>
        <table:table-row table:style-name="ro1">
          <table:table-cell office:value-type="date" office:date-value="2021-11-29" calcext:value-type="date">
            <text:p>29/11/21</text:p>
          </table:table-cell>
          <table:table-cell office:value-type="percentage" office:value="0.0203373203033619" calcext:value-type="percentage">
            <text:p>2.03%</text:p>
          </table:table-cell>
          <table:table-cell office:value-type="percentage" office:value="0.0199634789388375" calcext:value-type="percentage">
            <text:p>2.00%</text:p>
          </table:table-cell>
          <table:table-cell office:value-type="percentage" office:value="0.0250802844927793" calcext:value-type="percentage">
            <text:p>2.51%</text:p>
          </table:table-cell>
          <table:table-cell office:value-type="percentage" office:value="0.0199249463902788" calcext:value-type="percentage">
            <text:p>1.99%</text:p>
          </table:table-cell>
          <table:table-cell office:value-type="percentage" office:value="0.0193542524836443" calcext:value-type="percentage">
            <text:p>1.94%</text:p>
          </table:table-cell>
          <table:table-cell office:value-type="percentage" office:value="0.0204993749516002" calcext:value-type="percentage">
            <text:p>2.05%</text:p>
          </table:table-cell>
          <table:table-cell office:value-type="percentage" office:value="0.0207571647599953" calcext:value-type="percentage">
            <text:p>2.08%</text:p>
          </table:table-cell>
          <table:table-cell office:value-type="percentage" office:value="0.0178732014388489" calcext:value-type="percentage">
            <text:p>1.79%</text:p>
          </table:table-cell>
          <table:table-cell office:value-type="percentage" office:value="0.0191945664611864" calcext:value-type="percentage">
            <text:p>1.92%</text:p>
          </table:table-cell>
          <table:table-cell office:value-type="percentage" office:value="0.019159029153042" calcext:value-type="percentage">
            <text:p>1.92%</text:p>
          </table:table-cell>
          <table:table-cell office:value-type="percentage" office:value="0.0195108214659265" calcext:value-type="percentage">
            <text:p>1.95%</text:p>
          </table:table-cell>
        </table:table-row>
        <table:table-row table:style-name="ro1">
          <table:table-cell office:value-type="date" office:date-value="2021-11-30" calcext:value-type="date">
            <text:p>30/11/21</text:p>
          </table:table-cell>
          <table:table-cell office:value-type="percentage" office:value="0.0214236876092076" calcext:value-type="percentage">
            <text:p>2.14%</text:p>
          </table:table-cell>
          <table:table-cell office:value-type="percentage" office:value="0.0203788158921895" calcext:value-type="percentage">
            <text:p>2.04%</text:p>
          </table:table-cell>
          <table:table-cell office:value-type="percentage" office:value="0.0241040658180442" calcext:value-type="percentage">
            <text:p>2.41%</text:p>
          </table:table-cell>
          <table:table-cell office:value-type="percentage" office:value="0.0196825959748205" calcext:value-type="percentage">
            <text:p>1.97%</text:p>
          </table:table-cell>
          <table:table-cell office:value-type="percentage" office:value="0.0194964180999305" calcext:value-type="percentage">
            <text:p>1.95%</text:p>
          </table:table-cell>
          <table:table-cell office:value-type="percentage" office:value="0.0216894724002573" calcext:value-type="percentage">
            <text:p>2.17%</text:p>
          </table:table-cell>
          <table:table-cell office:value-type="percentage" office:value="0.0218225704336815" calcext:value-type="percentage">
            <text:p>2.18%</text:p>
          </table:table-cell>
          <table:table-cell office:value-type="percentage" office:value="0.0225032474975166" calcext:value-type="percentage">
            <text:p>2.25%</text:p>
          </table:table-cell>
          <table:table-cell office:value-type="percentage" office:value="0.0192437289404717" calcext:value-type="percentage">
            <text:p>1.92%</text:p>
          </table:table-cell>
          <table:table-cell office:value-type="percentage" office:value="0.0183949587619312" calcext:value-type="percentage">
            <text:p>1.84%</text:p>
          </table:table-cell>
          <table:table-cell office:value-type="percentage" office:value="0.02116" calcext:value-type="percentage">
            <text:p>2.12%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percentage" office:value="0.023249955011697" calcext:value-type="percentage">
            <text:p>2.32%</text:p>
          </table:table-cell>
          <table:table-cell office:value-type="percentage" office:value="0.0244658989570005" calcext:value-type="percentage">
            <text:p>2.45%</text:p>
          </table:table-cell>
          <table:table-cell office:value-type="percentage" office:value="0.0298298373087771" calcext:value-type="percentage">
            <text:p>2.98%</text:p>
          </table:table-cell>
          <table:table-cell office:value-type="percentage" office:value="0.0214231706292531" calcext:value-type="percentage">
            <text:p>2.14%</text:p>
          </table:table-cell>
          <table:table-cell office:value-type="percentage" office:value="0.0222943538054156" calcext:value-type="percentage">
            <text:p>2.23%</text:p>
          </table:table-cell>
          <table:table-cell office:value-type="percentage" office:value="0.0245648983015307" calcext:value-type="percentage">
            <text:p>2.46%</text:p>
          </table:table-cell>
          <table:table-cell office:value-type="percentage" office:value="0.0222419090343619" calcext:value-type="percentage">
            <text:p>2.22%</text:p>
          </table:table-cell>
          <table:table-cell office:value-type="percentage" office:value="0.0229207831866355" calcext:value-type="percentage">
            <text:p>2.29%</text:p>
          </table:table-cell>
          <table:table-cell office:value-type="percentage" office:value="0.0214016684853392" calcext:value-type="percentage">
            <text:p>2.14%</text:p>
          </table:table-cell>
          <table:table-cell office:value-type="percentage" office:value="0.0221453892949363" calcext:value-type="percentage">
            <text:p>2.21%</text:p>
          </table:table-cell>
          <table:table-cell office:value-type="percentage" office:value="0.0221210396509201" calcext:value-type="percentage">
            <text:p>2.21%</text:p>
          </table:table-cell>
        </table:table-row>
        <table:table-row table:style-name="ro1">
          <table:table-cell office:value-type="date" office:date-value="2021-12-02" calcext:value-type="date">
            <text:p>02/12/21</text:p>
          </table:table-cell>
          <table:table-cell office:value-type="percentage" office:value="0.0190347448028936" calcext:value-type="percentage">
            <text:p>1.90%</text:p>
          </table:table-cell>
          <table:table-cell office:value-type="percentage" office:value="0.0189887131404259" calcext:value-type="percentage">
            <text:p>1.90%</text:p>
          </table:table-cell>
          <table:table-cell office:value-type="percentage" office:value="0.0242987111448067" calcext:value-type="percentage">
            <text:p>2.43%</text:p>
          </table:table-cell>
          <table:table-cell office:value-type="percentage" office:value="0.0197902571041949" calcext:value-type="percentage">
            <text:p>1.98%</text:p>
          </table:table-cell>
          <table:table-cell office:value-type="percentage" office:value="0.0198726039862624" calcext:value-type="percentage">
            <text:p>1.99%</text:p>
          </table:table-cell>
          <table:table-cell office:value-type="percentage" office:value="0.0199051428692691" calcext:value-type="percentage">
            <text:p>1.99%</text:p>
          </table:table-cell>
          <table:table-cell office:value-type="percentage" office:value="0.0207765991887414" calcext:value-type="percentage">
            <text:p>2.08%</text:p>
          </table:table-cell>
          <table:table-cell office:value-type="percentage" office:value="0.0191868267382395" calcext:value-type="percentage">
            <text:p>1.92%</text:p>
          </table:table-cell>
          <table:table-cell office:value-type="percentage" office:value="0.0188753300506672" calcext:value-type="percentage">
            <text:p>1.89%</text:p>
          </table:table-cell>
          <table:table-cell office:value-type="percentage" office:value="0.0190806982723623" calcext:value-type="percentage">
            <text:p>1.91%</text:p>
          </table:table-cell>
          <table:table-cell office:value-type="percentage" office:value="0.0192255618738153" calcext:value-type="percentage">
            <text:p>1.92%</text:p>
          </table:table-cell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percentage" office:value="0.017857800360838" calcext:value-type="percentage">
            <text:p>1.79%</text:p>
          </table:table-cell>
          <table:table-cell office:value-type="percentage" office:value="0.0200204732469782" calcext:value-type="percentage">
            <text:p>2.00%</text:p>
          </table:table-cell>
          <table:table-cell office:value-type="percentage" office:value="0.0241306698537363" calcext:value-type="percentage">
            <text:p>2.41%</text:p>
          </table:table-cell>
          <table:table-cell office:value-type="percentage" office:value="0.0183081878284455" calcext:value-type="percentage">
            <text:p>1.83%</text:p>
          </table:table-cell>
          <table:table-cell office:value-type="percentage" office:value="0.0188155549712215" calcext:value-type="percentage">
            <text:p>1.88%</text:p>
          </table:table-cell>
          <table:table-cell office:value-type="percentage" office:value="0.020857929948839" calcext:value-type="percentage">
            <text:p>2.09%</text:p>
          </table:table-cell>
          <table:table-cell office:value-type="percentage" office:value="0.0193209100262947" calcext:value-type="percentage">
            <text:p>1.93%</text:p>
          </table:table-cell>
          <table:table-cell office:value-type="percentage" office:value="0.0182340590120455" calcext:value-type="percentage">
            <text:p>1.82%</text:p>
          </table:table-cell>
          <table:table-cell office:value-type="percentage" office:value="0.0186053219874522" calcext:value-type="percentage">
            <text:p>1.86%</text:p>
          </table:table-cell>
          <table:table-cell office:value-type="percentage" office:value="0.0169232154109281" calcext:value-type="percentage">
            <text:p>1.69%</text:p>
          </table:table-cell>
          <table:table-cell office:value-type="percentage" office:value="0.0173572011027841" calcext:value-type="percentage">
            <text:p>1.74%</text:p>
          </table:table-cell>
        </table:table-row>
        <table:table-row table:style-name="ro1">
          <table:table-cell office:value-type="date" office:date-value="2021-12-04" calcext:value-type="date">
            <text:p>04/12/21</text:p>
          </table:table-cell>
          <table:table-cell office:value-type="percentage" office:value="0.0189815520658637" calcext:value-type="percentage">
            <text:p>1.90%</text:p>
          </table:table-cell>
          <table:table-cell office:value-type="percentage" office:value="0.0186705563659096" calcext:value-type="percentage">
            <text:p>1.87%</text:p>
          </table:table-cell>
          <table:table-cell office:value-type="percentage" office:value="0.0225480507431983" calcext:value-type="percentage">
            <text:p>2.25%</text:p>
          </table:table-cell>
          <table:table-cell office:value-type="percentage" office:value="0.0158191080525516" calcext:value-type="percentage">
            <text:p>1.58%</text:p>
          </table:table-cell>
          <table:table-cell office:value-type="percentage" office:value="0.0195688732609693" calcext:value-type="percentage">
            <text:p>1.96%</text:p>
          </table:table-cell>
          <table:table-cell office:value-type="percentage" office:value="0.0195168539325843" calcext:value-type="percentage">
            <text:p>1.95%</text:p>
          </table:table-cell>
          <table:table-cell office:value-type="percentage" office:value="0.018874765828012" calcext:value-type="percentage">
            <text:p>1.89%</text:p>
          </table:table-cell>
          <table:table-cell office:value-type="percentage" office:value="0.0169994603345926" calcext:value-type="percentage">
            <text:p>1.70%</text:p>
          </table:table-cell>
          <table:table-cell office:value-type="percentage" office:value="0.0170520556159352" calcext:value-type="percentage">
            <text:p>1.71%</text:p>
          </table:table-cell>
          <table:table-cell office:value-type="percentage" office:value="0.0157065578437886" calcext:value-type="percentage">
            <text:p>1.57%</text:p>
          </table:table-cell>
          <table:table-cell office:value-type="percentage" office:value="0.0168418489509354" calcext:value-type="percentage">
            <text:p>1.68%</text:p>
          </table:table-cell>
        </table:table-row>
        <table:table-row table:style-name="ro1">
          <table:table-cell office:value-type="date" office:date-value="2021-12-05" calcext:value-type="date">
            <text:p>05/12/21</text:p>
          </table:table-cell>
          <table:table-cell office:value-type="percentage" office:value="0.0194406167368068" calcext:value-type="percentage">
            <text:p>1.94%</text:p>
          </table:table-cell>
          <table:table-cell office:value-type="percentage" office:value="0.0198525699283046" calcext:value-type="percentage">
            <text:p>1.99%</text:p>
          </table:table-cell>
          <table:table-cell office:value-type="percentage" office:value="0.0224710349527797" calcext:value-type="percentage">
            <text:p>2.25%</text:p>
          </table:table-cell>
          <table:table-cell office:value-type="percentage" office:value="0.0181567851303674" calcext:value-type="percentage">
            <text:p>1.82%</text:p>
          </table:table-cell>
          <table:table-cell office:value-type="percentage" office:value="0.0179728756601056" calcext:value-type="percentage">
            <text:p>1.80%</text:p>
          </table:table-cell>
          <table:table-cell office:value-type="percentage" office:value="0.0191599357327883" calcext:value-type="percentage">
            <text:p>1.92%</text:p>
          </table:table-cell>
          <table:table-cell office:value-type="percentage" office:value="0.0185428386616226" calcext:value-type="percentage">
            <text:p>1.85%</text:p>
          </table:table-cell>
          <table:table-cell office:value-type="percentage" office:value="0.0184212500937946" calcext:value-type="percentage">
            <text:p>1.84%</text:p>
          </table:table-cell>
          <table:table-cell office:value-type="percentage" office:value="0.0178990610328639" calcext:value-type="percentage">
            <text:p>1.79%</text:p>
          </table:table-cell>
          <table:table-cell office:value-type="percentage" office:value="0.0145471392170489" calcext:value-type="percentage">
            <text:p>1.45%</text:p>
          </table:table-cell>
          <table:table-cell office:value-type="percentage" office:value="0.0159510674022547" calcext:value-type="percentage">
            <text:p>1.60%</text:p>
          </table:table-cell>
        </table:table-row>
        <table:table-row table:style-name="ro1">
          <table:table-cell office:value-type="date" office:date-value="2021-12-06" calcext:value-type="date">
            <text:p>06/12/21</text:p>
          </table:table-cell>
          <table:table-cell office:value-type="percentage" office:value="0.0198649185538339" calcext:value-type="percentage">
            <text:p>1.99%</text:p>
          </table:table-cell>
          <table:table-cell office:value-type="percentage" office:value="0.0199200062740177" calcext:value-type="percentage">
            <text:p>1.99%</text:p>
          </table:table-cell>
          <table:table-cell office:value-type="percentage" office:value="0.0251101734646038" calcext:value-type="percentage">
            <text:p>2.51%</text:p>
          </table:table-cell>
          <table:table-cell office:value-type="percentage" office:value="0.0194126014559451" calcext:value-type="percentage">
            <text:p>1.94%</text:p>
          </table:table-cell>
          <table:table-cell office:value-type="percentage" office:value="0.0193420257318021" calcext:value-type="percentage">
            <text:p>1.93%</text:p>
          </table:table-cell>
          <table:table-cell office:value-type="percentage" office:value="0.021056403338673" calcext:value-type="percentage">
            <text:p>2.11%</text:p>
          </table:table-cell>
          <table:table-cell office:value-type="percentage" office:value="0.0201538403529279" calcext:value-type="percentage">
            <text:p>2.02%</text:p>
          </table:table-cell>
          <table:table-cell office:value-type="percentage" office:value="0.0193679180393151" calcext:value-type="percentage">
            <text:p>1.94%</text:p>
          </table:table-cell>
          <table:table-cell office:value-type="percentage" office:value="0.0198016269444841" calcext:value-type="percentage">
            <text:p>1.98%</text:p>
          </table:table-cell>
          <table:table-cell office:value-type="percentage" office:value="0.0176648571682833" calcext:value-type="percentage">
            <text:p>1.77%</text:p>
          </table:table-cell>
          <table:table-cell office:value-type="percentage" office:value="0.0218699992379791" calcext:value-type="percentage">
            <text:p>2.19%</text:p>
          </table:table-cell>
        </table:table-row>
        <table:table-row table:style-name="ro1">
          <table:table-cell office:value-type="date" office:date-value="2021-12-07" calcext:value-type="date">
            <text:p>07/12/21</text:p>
          </table:table-cell>
          <table:table-cell office:value-type="percentage" office:value="0.0212371358958508" calcext:value-type="percentage">
            <text:p>2.12%</text:p>
          </table:table-cell>
          <table:table-cell office:value-type="percentage" office:value="0.0203366473078059" calcext:value-type="percentage">
            <text:p>2.03%</text:p>
          </table:table-cell>
          <table:table-cell office:value-type="percentage" office:value="0.0267361440075793" calcext:value-type="percentage">
            <text:p>2.67%</text:p>
          </table:table-cell>
          <table:table-cell office:value-type="percentage" office:value="0.0177424805677594" calcext:value-type="percentage">
            <text:p>1.77%</text:p>
          </table:table-cell>
          <table:table-cell office:value-type="percentage" office:value="0.0212870287576798" calcext:value-type="percentage">
            <text:p>2.13%</text:p>
          </table:table-cell>
          <table:table-cell office:value-type="percentage" office:value="0.0218146860903646" calcext:value-type="percentage">
            <text:p>2.18%</text:p>
          </table:table-cell>
          <table:table-cell office:value-type="percentage" office:value="0.0216488786942428" calcext:value-type="percentage">
            <text:p>2.16%</text:p>
          </table:table-cell>
          <table:table-cell office:value-type="percentage" office:value="0.0204623100966781" calcext:value-type="percentage">
            <text:p>2.05%</text:p>
          </table:table-cell>
          <table:table-cell office:value-type="percentage" office:value="0.0217553588567772" calcext:value-type="percentage">
            <text:p>2.18%</text:p>
          </table:table-cell>
          <table:table-cell office:value-type="percentage" office:value="0.0191762621789194" calcext:value-type="percentage">
            <text:p>1.92%</text:p>
          </table:table-cell>
          <table:table-cell office:value-type="percentage" office:value="0.0200007604851895" calcext:value-type="percentage">
            <text:p>2.00%</text:p>
          </table:table-cell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percentage" office:value="0.0197803796087557" calcext:value-type="percentage">
            <text:p>1.98%</text:p>
          </table:table-cell>
          <table:table-cell office:value-type="percentage" office:value="0.0198550267885282" calcext:value-type="percentage">
            <text:p>1.99%</text:p>
          </table:table-cell>
          <table:table-cell office:value-type="percentage" office:value="0.0243448537789594" calcext:value-type="percentage">
            <text:p>2.43%</text:p>
          </table:table-cell>
          <table:table-cell office:value-type="percentage" office:value="0.0209991532599492" calcext:value-type="percentage">
            <text:p>2.10%</text:p>
          </table:table-cell>
          <table:table-cell office:value-type="percentage" office:value="0.0203846264740651" calcext:value-type="percentage">
            <text:p>2.04%</text:p>
          </table:table-cell>
          <table:table-cell office:value-type="percentage" office:value="0.0207996448841117" calcext:value-type="percentage">
            <text:p>2.08%</text:p>
          </table:table-cell>
          <table:table-cell office:value-type="percentage" office:value="0.0199112527022414" calcext:value-type="percentage">
            <text:p>1.99%</text:p>
          </table:table-cell>
          <table:table-cell office:value-type="percentage" office:value="0.0198725837978716" calcext:value-type="percentage">
            <text:p>1.99%</text:p>
          </table:table-cell>
          <table:table-cell office:value-type="percentage" office:value="0.0190537358167416" calcext:value-type="percentage">
            <text:p>1.91%</text:p>
          </table:table-cell>
          <table:table-cell office:value-type="percentage" office:value="0.0201185557751033" calcext:value-type="percentage">
            <text:p>2.01%</text:p>
          </table:table-cell>
          <table:table-cell office:value-type="percentage" office:value="0.021197485433916" calcext:value-type="percentage">
            <text:p>2.12%</text:p>
          </table:table-cell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percentage" office:value="0.0199228083072965" calcext:value-type="percentage">
            <text:p>1.99%</text:p>
          </table:table-cell>
          <table:table-cell office:value-type="percentage" office:value="0.0193173109045532" calcext:value-type="percentage">
            <text:p>1.93%</text:p>
          </table:table-cell>
          <table:table-cell office:value-type="percentage" office:value="0.0242268236362948" calcext:value-type="percentage">
            <text:p>2.42%</text:p>
          </table:table-cell>
          <table:table-cell office:value-type="percentage" office:value="0.0198496494636371" calcext:value-type="percentage">
            <text:p>1.98%</text:p>
          </table:table-cell>
          <table:table-cell office:value-type="percentage" office:value="0.0181074078435991" calcext:value-type="percentage">
            <text:p>1.81%</text:p>
          </table:table-cell>
          <table:table-cell office:value-type="percentage" office:value="0.0193581416184046" calcext:value-type="percentage">
            <text:p>1.94%</text:p>
          </table:table-cell>
          <table:table-cell office:value-type="percentage" office:value="0.0197372173946112" calcext:value-type="percentage">
            <text:p>1.97%</text:p>
          </table:table-cell>
          <table:table-cell office:value-type="percentage" office:value="0.0175656883554124" calcext:value-type="percentage">
            <text:p>1.76%</text:p>
          </table:table-cell>
          <table:table-cell office:value-type="percentage" office:value="0.0184144144144144" calcext:value-type="percentage">
            <text:p>1.84%</text:p>
          </table:table-cell>
          <table:table-cell office:value-type="percentage" office:value="0.0188636772915541" calcext:value-type="percentage">
            <text:p>1.89%</text:p>
          </table:table-cell>
          <table:table-cell office:value-type="percentage" office:value="0.0196990848456647" calcext:value-type="percentage">
            <text:p>1.97%</text:p>
          </table:table-cell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percentage" office:value="0.0200920738017915" calcext:value-type="percentage">
            <text:p>2.01%</text:p>
          </table:table-cell>
          <table:table-cell office:value-type="percentage" office:value="0.0203452996653483" calcext:value-type="percentage">
            <text:p>2.03%</text:p>
          </table:table-cell>
          <table:table-cell office:value-type="percentage" office:value="0.0257537915807" calcext:value-type="percentage">
            <text:p>2.58%</text:p>
          </table:table-cell>
          <table:table-cell office:value-type="percentage" office:value="0.0192037083022929" calcext:value-type="percentage">
            <text:p>1.92%</text:p>
          </table:table-cell>
          <table:table-cell office:value-type="percentage" office:value="0.0191193181818182" calcext:value-type="percentage">
            <text:p>1.91%</text:p>
          </table:table-cell>
          <table:table-cell office:value-type="percentage" office:value="0.0205719709475074" calcext:value-type="percentage">
            <text:p>2.06%</text:p>
          </table:table-cell>
          <table:table-cell office:value-type="percentage" office:value="0.0201967408956004" calcext:value-type="percentage">
            <text:p>2.02%</text:p>
          </table:table-cell>
          <table:table-cell office:value-type="percentage" office:value="0.0181605363033377" calcext:value-type="percentage">
            <text:p>1.82%</text:p>
          </table:table-cell>
          <table:table-cell office:value-type="percentage" office:value="0.0189152877952199" calcext:value-type="percentage">
            <text:p>1.89%</text:p>
          </table:table-cell>
          <table:table-cell office:value-type="percentage" office:value="0.0197713932653692" calcext:value-type="percentage">
            <text:p>1.98%</text:p>
          </table:table-cell>
          <table:table-cell office:value-type="percentage" office:value="0.0200185013876041" calcext:value-type="percentage">
            <text:p>2.00%</text:p>
          </table:table-cell>
        </table:table-row>
        <table:table-row table:style-name="ro1">
          <table:table-cell office:value-type="date" office:date-value="2021-12-11" calcext:value-type="date">
            <text:p>11/12/21</text:p>
          </table:table-cell>
          <table:table-cell office:value-type="percentage" office:value="0.0190936106983655" calcext:value-type="percentage">
            <text:p>1.91%</text:p>
          </table:table-cell>
          <table:table-cell office:value-type="percentage" office:value="0.0195049065137504" calcext:value-type="percentage">
            <text:p>1.95%</text:p>
          </table:table-cell>
          <table:table-cell office:value-type="percentage" office:value="0.0269626213125781" calcext:value-type="percentage">
            <text:p>2.70%</text:p>
          </table:table-cell>
          <table:table-cell office:value-type="percentage" office:value="0.01826124945391" calcext:value-type="percentage">
            <text:p>1.83%</text:p>
          </table:table-cell>
          <table:table-cell office:value-type="percentage" office:value="0.0205676920790608" calcext:value-type="percentage">
            <text:p>2.06%</text:p>
          </table:table-cell>
          <table:table-cell office:value-type="percentage" office:value="0.0201355359733258" calcext:value-type="percentage">
            <text:p>2.01%</text:p>
          </table:table-cell>
          <table:table-cell office:value-type="percentage" office:value="0.0201605048891659" calcext:value-type="percentage">
            <text:p>2.02%</text:p>
          </table:table-cell>
          <table:table-cell office:value-type="percentage" office:value="0.0201631004040102" calcext:value-type="percentage">
            <text:p>2.02%</text:p>
          </table:table-cell>
          <table:table-cell office:value-type="percentage" office:value="0.0195134499485521" calcext:value-type="percentage">
            <text:p>1.95%</text:p>
          </table:table-cell>
          <table:table-cell office:value-type="percentage" office:value="0.0175414553926271" calcext:value-type="percentage">
            <text:p>1.75%</text:p>
          </table:table-cell>
          <table:table-cell office:value-type="percentage" office:value="0.0189014041043049" calcext:value-type="percentage">
            <text:p>1.89%</text:p>
          </table:table-cell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percentage" office:value="0.0207580258401632" calcext:value-type="percentage">
            <text:p>2.08%</text:p>
          </table:table-cell>
          <table:table-cell office:value-type="percentage" office:value="0.0214439159122296" calcext:value-type="percentage">
            <text:p>2.14%</text:p>
          </table:table-cell>
          <table:table-cell office:value-type="percentage" office:value="0.0297042395385038" calcext:value-type="percentage">
            <text:p>2.97%</text:p>
          </table:table-cell>
          <table:table-cell office:value-type="percentage" office:value="0.0212179433631276" calcext:value-type="percentage">
            <text:p>2.12%</text:p>
          </table:table-cell>
          <table:table-cell office:value-type="percentage" office:value="0.0215375755830694" calcext:value-type="percentage">
            <text:p>2.15%</text:p>
          </table:table-cell>
          <table:table-cell office:value-type="percentage" office:value="0.0220297750239115" calcext:value-type="percentage">
            <text:p>2.20%</text:p>
          </table:table-cell>
          <table:table-cell office:value-type="percentage" office:value="0.0222421089919272" calcext:value-type="percentage">
            <text:p>2.22%</text:p>
          </table:table-cell>
          <table:table-cell office:value-type="percentage" office:value="0.0204220802526739" calcext:value-type="percentage">
            <text:p>2.04%</text:p>
          </table:table-cell>
          <table:table-cell office:value-type="percentage" office:value="0.0220959595959596" calcext:value-type="percentage">
            <text:p>2.21%</text:p>
          </table:table-cell>
          <table:table-cell office:value-type="percentage" office:value="0.0203721668577476" calcext:value-type="percentage">
            <text:p>2.04%</text:p>
          </table:table-cell>
          <table:table-cell office:value-type="percentage" office:value="0.0209180058913457" calcext:value-type="percentage">
            <text:p>2.09%</text:p>
          </table:table-cell>
        </table:table-row>
        <table:table-row table:style-name="ro1">
          <table:table-cell office:value-type="date" office:date-value="2021-12-13" calcext:value-type="date">
            <text:p>13/12/21</text:p>
          </table:table-cell>
          <table:table-cell office:value-type="percentage" office:value="0.0230895676440231" calcext:value-type="percentage">
            <text:p>2.31%</text:p>
          </table:table-cell>
          <table:table-cell office:value-type="percentage" office:value="0.0223424609624128" calcext:value-type="percentage">
            <text:p>2.23%</text:p>
          </table:table-cell>
          <table:table-cell office:value-type="percentage" office:value="0.0363147144316129" calcext:value-type="percentage">
            <text:p>3.63%</text:p>
          </table:table-cell>
          <table:table-cell office:value-type="percentage" office:value="0.0199285075960679" calcext:value-type="percentage">
            <text:p>1.99%</text:p>
          </table:table-cell>
          <table:table-cell office:value-type="percentage" office:value="0.022238514173998" calcext:value-type="percentage">
            <text:p>2.22%</text:p>
          </table:table-cell>
          <table:table-cell office:value-type="percentage" office:value="0.0221704652581379" calcext:value-type="percentage">
            <text:p>2.22%</text:p>
          </table:table-cell>
          <table:table-cell office:value-type="percentage" office:value="0.0207430773223662" calcext:value-type="percentage">
            <text:p>2.07%</text:p>
          </table:table-cell>
          <table:table-cell office:value-type="percentage" office:value="0.0179704825265734" calcext:value-type="percentage">
            <text:p>1.80%</text:p>
          </table:table-cell>
          <table:table-cell office:value-type="percentage" office:value="0.0208349088709067" calcext:value-type="percentage">
            <text:p>2.08%</text:p>
          </table:table-cell>
          <table:table-cell office:value-type="percentage" office:value="0.0196672437007117" calcext:value-type="percentage">
            <text:p>1.97%</text:p>
          </table:table-cell>
          <table:table-cell office:value-type="percentage" office:value="0.0208417481218192" calcext:value-type="percentage">
            <text:p>2.08%</text:p>
          </table:table-cell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percentage" office:value="0.0259111231540442" calcext:value-type="percentage">
            <text:p>2.59%</text:p>
          </table:table-cell>
          <table:table-cell office:value-type="percentage" office:value="0.0271194456065043" calcext:value-type="percentage">
            <text:p>2.71%</text:p>
          </table:table-cell>
          <table:table-cell office:value-type="percentage" office:value="0.0447751223341183" calcext:value-type="percentage">
            <text:p>4.48%</text:p>
          </table:table-cell>
          <table:table-cell office:value-type="percentage" office:value="0.0233109442907942" calcext:value-type="percentage">
            <text:p>2.33%</text:p>
          </table:table-cell>
          <table:table-cell office:value-type="percentage" office:value="0.024780022477454" calcext:value-type="percentage">
            <text:p>2.48%</text:p>
          </table:table-cell>
          <table:table-cell office:value-type="percentage" office:value="0.0254653072059937" calcext:value-type="percentage">
            <text:p>2.55%</text:p>
          </table:table-cell>
          <table:table-cell office:value-type="percentage" office:value="0.0244609176399481" calcext:value-type="percentage">
            <text:p>2.45%</text:p>
          </table:table-cell>
          <table:table-cell office:value-type="percentage" office:value="0.0255692486259516" calcext:value-type="percentage">
            <text:p>2.56%</text:p>
          </table:table-cell>
          <table:table-cell office:value-type="percentage" office:value="0.0232920306046449" calcext:value-type="percentage">
            <text:p>2.33%</text:p>
          </table:table-cell>
          <table:table-cell office:value-type="percentage" office:value="0.0212485096235735" calcext:value-type="percentage">
            <text:p>2.12%</text:p>
          </table:table-cell>
          <table:table-cell office:value-type="percentage" office:value="0.0250196583029523" calcext:value-type="percentage">
            <text:p>2.50%</text:p>
          </table:table-cell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percentage" office:value="0.0263895761174336" calcext:value-type="percentage">
            <text:p>2.64%</text:p>
          </table:table-cell>
          <table:table-cell office:value-type="percentage" office:value="0.0300845307058226" calcext:value-type="percentage">
            <text:p>3.01%</text:p>
          </table:table-cell>
          <table:table-cell office:value-type="percentage" office:value="0.0524781797953523" calcext:value-type="percentage">
            <text:p>5.25%</text:p>
          </table:table-cell>
          <table:table-cell office:value-type="percentage" office:value="0.0245422372672719" calcext:value-type="percentage">
            <text:p>2.45%</text:p>
          </table:table-cell>
          <table:table-cell office:value-type="percentage" office:value="0.0295704557359874" calcext:value-type="percentage">
            <text:p>2.96%</text:p>
          </table:table-cell>
          <table:table-cell office:value-type="percentage" office:value="0.0285695315241826" calcext:value-type="percentage">
            <text:p>2.86%</text:p>
          </table:table-cell>
          <table:table-cell office:value-type="percentage" office:value="0.0263297644539615" calcext:value-type="percentage">
            <text:p>2.63%</text:p>
          </table:table-cell>
          <table:table-cell office:value-type="percentage" office:value="0.027625037041915" calcext:value-type="percentage">
            <text:p>2.76%</text:p>
          </table:table-cell>
          <table:table-cell office:value-type="percentage" office:value="0.0262485253637436" calcext:value-type="percentage">
            <text:p>2.62%</text:p>
          </table:table-cell>
          <table:table-cell office:value-type="percentage" office:value="0.024159620110801" calcext:value-type="percentage">
            <text:p>2.42%</text:p>
          </table:table-cell>
          <table:table-cell office:value-type="percentage" office:value="0.0284657280855" calcext:value-type="percentage">
            <text:p>2.85%</text:p>
          </table:table-cell>
        </table:table-row>
        <table:table-row table:style-name="ro1">
          <table:table-cell office:value-type="date" office:date-value="2021-12-16" calcext:value-type="date">
            <text:p>16/12/21</text:p>
          </table:table-cell>
          <table:table-cell office:value-type="percentage" office:value="0.0240231259968102" calcext:value-type="percentage">
            <text:p>2.40%</text:p>
          </table:table-cell>
          <table:table-cell office:value-type="percentage" office:value="0.0286743389264693" calcext:value-type="percentage">
            <text:p>2.87%</text:p>
          </table:table-cell>
          <table:table-cell office:value-type="percentage" office:value="0.0456481362879467" calcext:value-type="percentage">
            <text:p>4.56%</text:p>
          </table:table-cell>
          <table:table-cell office:value-type="percentage" office:value="0.0235239852398524" calcext:value-type="percentage">
            <text:p>2.35%</text:p>
          </table:table-cell>
          <table:table-cell office:value-type="percentage" office:value="0.0271545701405183" calcext:value-type="percentage">
            <text:p>2.72%</text:p>
          </table:table-cell>
          <table:table-cell office:value-type="percentage" office:value="0.0272970903522205" calcext:value-type="percentage">
            <text:p>2.73%</text:p>
          </table:table-cell>
          <table:table-cell office:value-type="percentage" office:value="0.026647083508183" calcext:value-type="percentage">
            <text:p>2.66%</text:p>
          </table:table-cell>
          <table:table-cell office:value-type="percentage" office:value="0.0256767054302091" calcext:value-type="percentage">
            <text:p>2.57%</text:p>
          </table:table-cell>
          <table:table-cell office:value-type="percentage" office:value="0.0244231592113492" calcext:value-type="percentage">
            <text:p>2.44%</text:p>
          </table:table-cell>
          <table:table-cell office:value-type="percentage" office:value="0.0244322236681919" calcext:value-type="percentage">
            <text:p>2.44%</text:p>
          </table:table-cell>
          <table:table-cell office:value-type="percentage" office:value="0.0252992288097149" calcext:value-type="percentage">
            <text:p>2.53%</text:p>
          </table:table-cell>
        </table:table-row>
        <table:table-row table:style-name="ro1">
          <table:table-cell office:value-type="date" office:date-value="2021-12-17" calcext:value-type="date">
            <text:p>17/12/21</text:p>
          </table:table-cell>
          <table:table-cell office:value-type="percentage" office:value="0.0238254360756533" calcext:value-type="percentage">
            <text:p>2.38%</text:p>
          </table:table-cell>
          <table:table-cell office:value-type="percentage" office:value="0.0254762369733875" calcext:value-type="percentage">
            <text:p>2.55%</text:p>
          </table:table-cell>
          <table:table-cell office:value-type="percentage" office:value="0.0409075559986493" calcext:value-type="percentage">
            <text:p>4.09%</text:p>
          </table:table-cell>
          <table:table-cell office:value-type="percentage" office:value="0.0222812915331092" calcext:value-type="percentage">
            <text:p>2.23%</text:p>
          </table:table-cell>
          <table:table-cell office:value-type="percentage" office:value="0.0239004459636286" calcext:value-type="percentage">
            <text:p>2.39%</text:p>
          </table:table-cell>
          <table:table-cell office:value-type="percentage" office:value="0.02529701925107" calcext:value-type="percentage">
            <text:p>2.53%</text:p>
          </table:table-cell>
          <table:table-cell office:value-type="percentage" office:value="0.0235561778088904" calcext:value-type="percentage">
            <text:p>2.36%</text:p>
          </table:table-cell>
          <table:table-cell office:value-type="percentage" office:value="0.0230011684192956" calcext:value-type="percentage">
            <text:p>2.30%</text:p>
          </table:table-cell>
          <table:table-cell office:value-type="percentage" office:value="0.0231082769048715" calcext:value-type="percentage">
            <text:p>2.31%</text:p>
          </table:table-cell>
          <table:table-cell office:value-type="percentage" office:value="0.0215617469242802" calcext:value-type="percentage">
            <text:p>2.16%</text:p>
          </table:table-cell>
          <table:table-cell office:value-type="percentage" office:value="0.025049439683586" calcext:value-type="percentage">
            <text:p>2.50%</text:p>
          </table:table-cell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percentage" office:value="0.0225579470198675" calcext:value-type="percentage">
            <text:p>2.26%</text:p>
          </table:table-cell>
          <table:table-cell office:value-type="percentage" office:value="0.0246855145546231" calcext:value-type="percentage">
            <text:p>2.47%</text:p>
          </table:table-cell>
          <table:table-cell office:value-type="percentage" office:value="0.0362058399721748" calcext:value-type="percentage">
            <text:p>3.62%</text:p>
          </table:table-cell>
          <table:table-cell office:value-type="percentage" office:value="0.0176661264181524" calcext:value-type="percentage">
            <text:p>1.77%</text:p>
          </table:table-cell>
          <table:table-cell office:value-type="percentage" office:value="0.0239027348919277" calcext:value-type="percentage">
            <text:p>2.39%</text:p>
          </table:table-cell>
          <table:table-cell office:value-type="percentage" office:value="0.0233972161783553" calcext:value-type="percentage">
            <text:p>2.34%</text:p>
          </table:table-cell>
          <table:table-cell office:value-type="percentage" office:value="0.0228221742260619" calcext:value-type="percentage">
            <text:p>2.28%</text:p>
          </table:table-cell>
          <table:table-cell office:value-type="percentage" office:value="0.0222896970533435" calcext:value-type="percentage">
            <text:p>2.23%</text:p>
          </table:table-cell>
          <table:table-cell office:value-type="percentage" office:value="0.0240472175379427" calcext:value-type="percentage">
            <text:p>2.40%</text:p>
          </table:table-cell>
          <table:table-cell office:value-type="percentage" office:value="0.0222290156345532" calcext:value-type="percentage">
            <text:p>2.22%</text:p>
          </table:table-cell>
          <table:table-cell office:value-type="percentage" office:value="0.0217012628828567" calcext:value-type="percentage">
            <text:p>2.17%</text:p>
          </table:table-cell>
        </table:table-row>
        <table:table-row table:style-name="ro1">
          <table:table-cell office:value-type="date" office:date-value="2021-12-19" calcext:value-type="date">
            <text:p>19/12/21</text:p>
          </table:table-cell>
          <table:table-cell office:value-type="percentage" office:value="0.0221372509559267" calcext:value-type="percentage">
            <text:p>2.21%</text:p>
          </table:table-cell>
          <table:table-cell office:value-type="percentage" office:value="0.0229780720489819" calcext:value-type="percentage">
            <text:p>2.30%</text:p>
          </table:table-cell>
          <table:table-cell office:value-type="percentage" office:value="0.0325286314575266" calcext:value-type="percentage">
            <text:p>3.25%</text:p>
          </table:table-cell>
          <table:table-cell office:value-type="percentage" office:value="0.0192793931731985" calcext:value-type="percentage">
            <text:p>1.93%</text:p>
          </table:table-cell>
          <table:table-cell office:value-type="percentage" office:value="0.023006711409396" calcext:value-type="percentage">
            <text:p>2.30%</text:p>
          </table:table-cell>
          <table:table-cell office:value-type="percentage" office:value="0.0222411986181733" calcext:value-type="percentage">
            <text:p>2.22%</text:p>
          </table:table-cell>
          <table:table-cell office:value-type="percentage" office:value="0.02178434206352" calcext:value-type="percentage">
            <text:p>2.18%</text:p>
          </table:table-cell>
          <table:table-cell office:value-type="percentage" office:value="0.0200513097488523" calcext:value-type="percentage">
            <text:p>2.01%</text:p>
          </table:table-cell>
          <table:table-cell office:value-type="percentage" office:value="0.0213707679603633" calcext:value-type="percentage">
            <text:p>2.14%</text:p>
          </table:table-cell>
          <table:table-cell office:value-type="percentage" office:value="0.0205278592375367" calcext:value-type="percentage">
            <text:p>2.05%</text:p>
          </table:table-cell>
          <table:table-cell office:value-type="percentage" office:value="0.0227136033964267" calcext:value-type="percentage">
            <text:p>2.27%</text:p>
          </table:table-cell>
        </table:table-row>
        <table:table-row table:style-name="ro1">
          <table:table-cell office:value-type="date" office:date-value="2021-12-20" calcext:value-type="date">
            <text:p>20/12/21</text:p>
          </table:table-cell>
          <table:table-cell office:value-type="percentage" office:value="0.0212057658377443" calcext:value-type="percentage">
            <text:p>2.12%</text:p>
          </table:table-cell>
          <table:table-cell office:value-type="percentage" office:value="0.0224276756448625" calcext:value-type="percentage">
            <text:p>2.24%</text:p>
          </table:table-cell>
          <table:table-cell office:value-type="percentage" office:value="0.0305438576367837" calcext:value-type="percentage">
            <text:p>3.05%</text:p>
          </table:table-cell>
          <table:table-cell office:value-type="percentage" office:value="0.0226489028213166" calcext:value-type="percentage">
            <text:p>2.26%</text:p>
          </table:table-cell>
          <table:table-cell office:value-type="percentage" office:value="0.0235597912895325" calcext:value-type="percentage">
            <text:p>2.36%</text:p>
          </table:table-cell>
          <table:table-cell office:value-type="percentage" office:value="0.021926231483177" calcext:value-type="percentage">
            <text:p>2.19%</text:p>
          </table:table-cell>
          <table:table-cell office:value-type="percentage" office:value="0.021112174745453" calcext:value-type="percentage">
            <text:p>2.11%</text:p>
          </table:table-cell>
          <table:table-cell office:value-type="percentage" office:value="0.0202171596056488" calcext:value-type="percentage">
            <text:p>2.02%</text:p>
          </table:table-cell>
          <table:table-cell office:value-type="percentage" office:value="0.0229472575228814" calcext:value-type="percentage">
            <text:p>2.29%</text:p>
          </table:table-cell>
          <table:table-cell office:value-type="percentage" office:value="0.0200151057401813" calcext:value-type="percentage">
            <text:p>2.00%</text:p>
          </table:table-cell>
          <table:table-cell office:value-type="percentage" office:value="0.0205608783831037" calcext:value-type="percentage">
            <text:p>2.06%</text:p>
          </table:table-cell>
        </table:table-row>
        <table:table-row table:style-name="ro1">
          <table:table-cell office:value-type="date" office:date-value="2021-12-21" calcext:value-type="date">
            <text:p>21/12/21</text:p>
          </table:table-cell>
          <table:table-cell office:value-type="percentage" office:value="0.0229443590942489" calcext:value-type="percentage">
            <text:p>2.29%</text:p>
          </table:table-cell>
          <table:table-cell office:value-type="percentage" office:value="0.0239115682702954" calcext:value-type="percentage">
            <text:p>2.39%</text:p>
          </table:table-cell>
          <table:table-cell office:value-type="percentage" office:value="0.0311364815775817" calcext:value-type="percentage">
            <text:p>3.11%</text:p>
          </table:table-cell>
          <table:table-cell office:value-type="percentage" office:value="0.0237227692069153" calcext:value-type="percentage">
            <text:p>2.37%</text:p>
          </table:table-cell>
          <table:table-cell office:value-type="percentage" office:value="0.0256902249227161" calcext:value-type="percentage">
            <text:p>2.57%</text:p>
          </table:table-cell>
          <table:table-cell office:value-type="percentage" office:value="0.0220442240452507" calcext:value-type="percentage">
            <text:p>2.20%</text:p>
          </table:table-cell>
          <table:table-cell office:value-type="percentage" office:value="0.0203580761353203" calcext:value-type="percentage">
            <text:p>2.04%</text:p>
          </table:table-cell>
          <table:table-cell office:value-type="percentage" office:value="0.0209995942107399" calcext:value-type="percentage">
            <text:p>2.10%</text:p>
          </table:table-cell>
          <table:table-cell office:value-type="percentage" office:value="0.0232542775979388" calcext:value-type="percentage">
            <text:p>2.33%</text:p>
          </table:table-cell>
          <table:table-cell office:value-type="percentage" office:value="0.0224752517313166" calcext:value-type="percentage">
            <text:p>2.25%</text:p>
          </table:table-cell>
          <table:table-cell office:value-type="percentage" office:value="0.0230544507409102" calcext:value-type="percentage">
            <text:p>2.31%</text:p>
          </table:table-cell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percentage" office:value="0.022788024592355" calcext:value-type="percentage">
            <text:p>2.28%</text:p>
          </table:table-cell>
          <table:table-cell office:value-type="percentage" office:value="0.0219618024682576" calcext:value-type="percentage">
            <text:p>2.20%</text:p>
          </table:table-cell>
          <table:table-cell office:value-type="percentage" office:value="0.0293755068937551" calcext:value-type="percentage">
            <text:p>2.94%</text:p>
          </table:table-cell>
          <table:table-cell office:value-type="percentage" office:value="0.0210510141364474" calcext:value-type="percentage">
            <text:p>2.11%</text:p>
          </table:table-cell>
          <table:table-cell office:value-type="percentage" office:value="0.0257990089405102" calcext:value-type="percentage">
            <text:p>2.58%</text:p>
          </table:table-cell>
          <table:table-cell office:value-type="percentage" office:value="0.021571072319202" calcext:value-type="percentage">
            <text:p>2.16%</text:p>
          </table:table-cell>
          <table:table-cell office:value-type="percentage" office:value="0.0206823064964103" calcext:value-type="percentage">
            <text:p>2.07%</text:p>
          </table:table-cell>
          <table:table-cell office:value-type="percentage" office:value="0.0211699903772771" calcext:value-type="percentage">
            <text:p>2.12%</text:p>
          </table:table-cell>
          <table:table-cell office:value-type="percentage" office:value="0.0227435880702212" calcext:value-type="percentage">
            <text:p>2.27%</text:p>
          </table:table-cell>
          <table:table-cell office:value-type="percentage" office:value="0.0235921166797504" calcext:value-type="percentage">
            <text:p>2.36%</text:p>
          </table:table-cell>
          <table:table-cell office:value-type="percentage" office:value="0.0224974633497778" calcext:value-type="percentage">
            <text:p>2.25%</text:p>
          </table:table-cell>
        </table:table-row>
        <table:table-row table:style-name="ro1">
          <table:table-cell office:value-type="date" office:date-value="2021-12-23" calcext:value-type="date">
            <text:p>23/12/21</text:p>
          </table:table-cell>
          <table:table-cell office:value-type="percentage" office:value="0.0227198216510393" calcext:value-type="percentage">
            <text:p>2.27%</text:p>
          </table:table-cell>
          <table:table-cell office:value-type="percentage" office:value="0.0236021797410243" calcext:value-type="percentage">
            <text:p>2.36%</text:p>
          </table:table-cell>
          <table:table-cell office:value-type="percentage" office:value="0.0307991829439551" calcext:value-type="percentage">
            <text:p>3.08%</text:p>
          </table:table-cell>
          <table:table-cell office:value-type="percentage" office:value="0.0202419907160794" calcext:value-type="percentage">
            <text:p>2.02%</text:p>
          </table:table-cell>
          <table:table-cell office:value-type="percentage" office:value="0.0254228547854785" calcext:value-type="percentage">
            <text:p>2.54%</text:p>
          </table:table-cell>
          <table:table-cell office:value-type="percentage" office:value="0.0226878900072912" calcext:value-type="percentage">
            <text:p>2.27%</text:p>
          </table:table-cell>
          <table:table-cell office:value-type="percentage" office:value="0.0213781255964879" calcext:value-type="percentage">
            <text:p>2.14%</text:p>
          </table:table-cell>
          <table:table-cell office:value-type="percentage" office:value="0.0217527026582986" calcext:value-type="percentage">
            <text:p>2.18%</text:p>
          </table:table-cell>
          <table:table-cell office:value-type="percentage" office:value="0.0231414521261209" calcext:value-type="percentage">
            <text:p>2.31%</text:p>
          </table:table-cell>
          <table:table-cell office:value-type="percentage" office:value="0.0217673814165042" calcext:value-type="percentage">
            <text:p>2.18%</text:p>
          </table:table-cell>
          <table:table-cell office:value-type="percentage" office:value="0.0219408700451927" calcext:value-type="percentage">
            <text:p>2.19%</text:p>
          </table:table-cell>
        </table:table-row>
        <table:table-row table:style-name="ro1">
          <table:table-cell office:value-type="date" office:date-value="2021-12-24" calcext:value-type="date">
            <text:p>24/12/21</text:p>
          </table:table-cell>
          <table:table-cell office:value-type="percentage" office:value="0.0184195525153199" calcext:value-type="percentage">
            <text:p>1.84%</text:p>
          </table:table-cell>
          <table:table-cell office:value-type="percentage" office:value="0.0178914228672349" calcext:value-type="percentage">
            <text:p>1.79%</text:p>
          </table:table-cell>
          <table:table-cell office:value-type="percentage" office:value="0.0243416015242437" calcext:value-type="percentage">
            <text:p>2.43%</text:p>
          </table:table-cell>
          <table:table-cell office:value-type="percentage" office:value="0.0186644545831605" calcext:value-type="percentage">
            <text:p>1.87%</text:p>
          </table:table-cell>
          <table:table-cell office:value-type="percentage" office:value="0.0205096333126165" calcext:value-type="percentage">
            <text:p>2.05%</text:p>
          </table:table-cell>
          <table:table-cell office:value-type="percentage" office:value="0.018168505831285" calcext:value-type="percentage">
            <text:p>1.82%</text:p>
          </table:table-cell>
          <table:table-cell office:value-type="percentage" office:value="0.0185367144098862" calcext:value-type="percentage">
            <text:p>1.85%</text:p>
          </table:table-cell>
          <table:table-cell office:value-type="percentage" office:value="0.0184740108333034" calcext:value-type="percentage">
            <text:p>1.85%</text:p>
          </table:table-cell>
          <table:table-cell office:value-type="percentage" office:value="0.0190211732037487" calcext:value-type="percentage">
            <text:p>1.90%</text:p>
          </table:table-cell>
          <table:table-cell office:value-type="percentage" office:value="0.0187904485605892" calcext:value-type="percentage">
            <text:p>1.88%</text:p>
          </table:table-cell>
          <table:table-cell office:value-type="percentage" office:value="0.018439609336702" calcext:value-type="percentage">
            <text:p>1.84%</text:p>
          </table:table-cell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percentage" office:value="0.0151338297444154" calcext:value-type="percentage">
            <text:p>1.51%</text:p>
          </table:table-cell>
          <table:table-cell office:value-type="percentage" office:value="0.0161084739803094" calcext:value-type="percentage">
            <text:p>1.61%</text:p>
          </table:table-cell>
          <table:table-cell office:value-type="percentage" office:value="0.0198152744435855" calcext:value-type="percentage">
            <text:p>1.98%</text:p>
          </table:table-cell>
          <table:table-cell office:value-type="percentage" office:value="0.0147707653942068" calcext:value-type="percentage">
            <text:p>1.48%</text:p>
          </table:table-cell>
          <table:table-cell office:value-type="percentage" office:value="0.0192733930808519" calcext:value-type="percentage">
            <text:p>1.93%</text:p>
          </table:table-cell>
          <table:table-cell office:value-type="percentage" office:value="0.0153333812501497" calcext:value-type="percentage">
            <text:p>1.53%</text:p>
          </table:table-cell>
          <table:table-cell office:value-type="percentage" office:value="0.0144178163015727" calcext:value-type="percentage">
            <text:p>1.44%</text:p>
          </table:table-cell>
          <table:table-cell office:value-type="percentage" office:value="0.0150957141122668" calcext:value-type="percentage">
            <text:p>1.51%</text:p>
          </table:table-cell>
          <table:table-cell office:value-type="percentage" office:value="0.0157840330788804" calcext:value-type="percentage">
            <text:p>1.58%</text:p>
          </table:table-cell>
          <table:table-cell office:value-type="percentage" office:value="0.0155127124944243" calcext:value-type="percentage">
            <text:p>1.55%</text:p>
          </table:table-cell>
          <table:table-cell office:value-type="percentage" office:value="0.0144149603913251" calcext:value-type="percentage">
            <text:p>1.44%</text:p>
          </table:table-cell>
        </table:table-row>
        <table:table-row table:style-name="ro1">
          <table:table-cell office:value-type="date" office:date-value="2021-12-26" calcext:value-type="date">
            <text:p>26/12/21</text:p>
          </table:table-cell>
          <table:table-cell office:value-type="percentage" office:value="0.0190188785177907" calcext:value-type="percentage">
            <text:p>1.90%</text:p>
          </table:table-cell>
          <table:table-cell office:value-type="percentage" office:value="0.0198370794991703" calcext:value-type="percentage">
            <text:p>1.98%</text:p>
          </table:table-cell>
          <table:table-cell office:value-type="percentage" office:value="0.0232627497763197" calcext:value-type="percentage">
            <text:p>2.33%</text:p>
          </table:table-cell>
          <table:table-cell office:value-type="percentage" office:value="0.0200191418089009" calcext:value-type="percentage">
            <text:p>2.00%</text:p>
          </table:table-cell>
          <table:table-cell office:value-type="percentage" office:value="0.0226428493390145" calcext:value-type="percentage">
            <text:p>2.26%</text:p>
          </table:table-cell>
          <table:table-cell office:value-type="percentage" office:value="0.0182697974502931" calcext:value-type="percentage">
            <text:p>1.83%</text:p>
          </table:table-cell>
          <table:table-cell office:value-type="percentage" office:value="0.0169254049206972" calcext:value-type="percentage">
            <text:p>1.69%</text:p>
          </table:table-cell>
          <table:table-cell office:value-type="percentage" office:value="0.0205443555431327" calcext:value-type="percentage">
            <text:p>2.05%</text:p>
          </table:table-cell>
          <table:table-cell office:value-type="percentage" office:value="0.0229193428436211" calcext:value-type="percentage">
            <text:p>2.29%</text:p>
          </table:table-cell>
          <table:table-cell office:value-type="percentage" office:value="0.0182236299735323" calcext:value-type="percentage">
            <text:p>1.82%</text:p>
          </table:table-cell>
          <table:table-cell office:value-type="percentage" office:value="0.0201979323792355" calcext:value-type="percentage">
            <text:p>2.02%</text:p>
          </table:table-cell>
        </table:table-row>
        <table:table-row table:style-name="ro1">
          <table:table-cell office:value-type="date" office:date-value="2021-12-27" calcext:value-type="date">
            <text:p>27/12/21</text:p>
          </table:table-cell>
          <table:table-cell office:value-type="percentage" office:value="0.0226426486867264" calcext:value-type="percentage">
            <text:p>2.26%</text:p>
          </table:table-cell>
          <table:table-cell office:value-type="percentage" office:value="0.0223543186526164" calcext:value-type="percentage">
            <text:p>2.24%</text:p>
          </table:table-cell>
          <table:table-cell office:value-type="percentage" office:value="0.0247832926135413" calcext:value-type="percentage">
            <text:p>2.48%</text:p>
          </table:table-cell>
          <table:table-cell office:value-type="percentage" office:value="0.0235612205484743" calcext:value-type="percentage">
            <text:p>2.36%</text:p>
          </table:table-cell>
          <table:table-cell office:value-type="percentage" office:value="0.0269084220207594" calcext:value-type="percentage">
            <text:p>2.69%</text:p>
          </table:table-cell>
          <table:table-cell office:value-type="percentage" office:value="0.019989163095414" calcext:value-type="percentage">
            <text:p>2.00%</text:p>
          </table:table-cell>
          <table:table-cell office:value-type="percentage" office:value="0.0196415897799858" calcext:value-type="percentage">
            <text:p>1.96%</text:p>
          </table:table-cell>
          <table:table-cell office:value-type="percentage" office:value="0.0246323529411765" calcext:value-type="percentage">
            <text:p>2.46%</text:p>
          </table:table-cell>
          <table:table-cell office:value-type="percentage" office:value="0.0243312975603384" calcext:value-type="percentage">
            <text:p>2.43%</text:p>
          </table:table-cell>
          <table:table-cell office:value-type="percentage" office:value="0.0222964061984833" calcext:value-type="percentage">
            <text:p>2.23%</text:p>
          </table:table-cell>
          <table:table-cell office:value-type="percentage" office:value="0.0235053292863697" calcext:value-type="percentage">
            <text:p>2.35%</text:p>
          </table:table-cell>
        </table:table-row>
        <table:table-row table:style-name="ro1">
          <table:table-cell office:value-type="date" office:date-value="2021-12-28" calcext:value-type="date">
            <text:p>28/12/21</text:p>
          </table:table-cell>
          <table:table-cell office:value-type="percentage" office:value="0.0259783513738551" calcext:value-type="percentage">
            <text:p>2.60%</text:p>
          </table:table-cell>
          <table:table-cell office:value-type="percentage" office:value="0.0249797825500943" calcext:value-type="percentage">
            <text:p>2.50%</text:p>
          </table:table-cell>
          <table:table-cell office:value-type="percentage" office:value="0.0275" calcext:value-type="percentage">
            <text:p>2.75%</text:p>
          </table:table-cell>
          <table:table-cell office:value-type="percentage" office:value="0.0286215844909174" calcext:value-type="percentage">
            <text:p>2.86%</text:p>
          </table:table-cell>
          <table:table-cell office:value-type="percentage" office:value="0.031831973216154" calcext:value-type="percentage">
            <text:p>3.18%</text:p>
          </table:table-cell>
          <table:table-cell office:value-type="percentage" office:value="0.0235528312671226" calcext:value-type="percentage">
            <text:p>2.36%</text:p>
          </table:table-cell>
          <table:table-cell office:value-type="percentage" office:value="0.0224833291730557" calcext:value-type="percentage">
            <text:p>2.25%</text:p>
          </table:table-cell>
          <table:table-cell office:value-type="percentage" office:value="0.0264267077005419" calcext:value-type="percentage">
            <text:p>2.64%</text:p>
          </table:table-cell>
          <table:table-cell office:value-type="percentage" office:value="0.0286965616420447" calcext:value-type="percentage">
            <text:p>2.87%</text:p>
          </table:table-cell>
          <table:table-cell office:value-type="percentage" office:value="0.0234323432343234" calcext:value-type="percentage">
            <text:p>2.34%</text:p>
          </table:table-cell>
          <table:table-cell office:value-type="percentage" office:value="0.0265748031496063" calcext:value-type="percentage">
            <text:p>2.66%</text:p>
          </table:table-cell>
        </table:table-row>
        <table:table-row table:style-name="ro1">
          <table:table-cell office:value-type="date" office:date-value="2021-12-29" calcext:value-type="date">
            <text:p>29/12/21</text:p>
          </table:table-cell>
          <table:table-cell office:value-type="percentage" office:value="0.0289379375020933" calcext:value-type="percentage">
            <text:p>2.89%</text:p>
          </table:table-cell>
          <table:table-cell office:value-type="percentage" office:value="0.0261714720095564" calcext:value-type="percentage">
            <text:p>2.62%</text:p>
          </table:table-cell>
          <table:table-cell office:value-type="percentage" office:value="0.028276639792638" calcext:value-type="percentage">
            <text:p>2.83%</text:p>
          </table:table-cell>
          <table:table-cell office:value-type="percentage" office:value="0.0290769230769231" calcext:value-type="percentage">
            <text:p>2.91%</text:p>
          </table:table-cell>
          <table:table-cell office:value-type="percentage" office:value="0.0325633832358879" calcext:value-type="percentage">
            <text:p>3.26%</text:p>
          </table:table-cell>
          <table:table-cell office:value-type="percentage" office:value="0.0241424254991409" calcext:value-type="percentage">
            <text:p>2.41%</text:p>
          </table:table-cell>
          <table:table-cell office:value-type="percentage" office:value="0.0241449049105876" calcext:value-type="percentage">
            <text:p>2.41%</text:p>
          </table:table-cell>
          <table:table-cell office:value-type="percentage" office:value="0.025403306780909" calcext:value-type="percentage">
            <text:p>2.54%</text:p>
          </table:table-cell>
          <table:table-cell office:value-type="percentage" office:value="0.027988739033652" calcext:value-type="percentage">
            <text:p>2.80%</text:p>
          </table:table-cell>
          <table:table-cell office:value-type="percentage" office:value="0.0242078737555253" calcext:value-type="percentage">
            <text:p>2.42%</text:p>
          </table:table-cell>
          <table:table-cell office:value-type="percentage" office:value="0.0250251291116426" calcext:value-type="percentage">
            <text:p>2.50%</text:p>
          </table:table-cell>
        </table:table-row>
        <table:table-row table:style-name="ro1">
          <table:table-cell office:value-type="date" office:date-value="2021-12-30" calcext:value-type="date">
            <text:p>30/12/21</text:p>
          </table:table-cell>
          <table:table-cell office:value-type="percentage" office:value="0.0265054560150882" calcext:value-type="percentage">
            <text:p>2.65%</text:p>
          </table:table-cell>
          <table:table-cell office:value-type="percentage" office:value="0.0253194510175106" calcext:value-type="percentage">
            <text:p>2.53%</text:p>
          </table:table-cell>
          <table:table-cell office:value-type="percentage" office:value="0.0299528582855392" calcext:value-type="percentage">
            <text:p>3.00%</text:p>
          </table:table-cell>
          <table:table-cell office:value-type="percentage" office:value="0.0293362384250253" calcext:value-type="percentage">
            <text:p>2.93%</text:p>
          </table:table-cell>
          <table:table-cell office:value-type="percentage" office:value="0.0330552577211747" calcext:value-type="percentage">
            <text:p>3.31%</text:p>
          </table:table-cell>
          <table:table-cell office:value-type="percentage" office:value="0.0243737507334003" calcext:value-type="percentage">
            <text:p>2.44%</text:p>
          </table:table-cell>
          <table:table-cell office:value-type="percentage" office:value="0.023658292891807" calcext:value-type="percentage">
            <text:p>2.37%</text:p>
          </table:table-cell>
          <table:table-cell office:value-type="percentage" office:value="0.0256297399783315" calcext:value-type="percentage">
            <text:p>2.56%</text:p>
          </table:table-cell>
          <table:table-cell office:value-type="percentage" office:value="0.0273752540816996" calcext:value-type="percentage">
            <text:p>2.74%</text:p>
          </table:table-cell>
          <table:table-cell office:value-type="percentage" office:value="0.0246979534807266" calcext:value-type="percentage">
            <text:p>2.47%</text:p>
          </table:table-cell>
          <table:table-cell office:value-type="percentage" office:value="0.026198855355302" calcext:value-type="percentage">
            <text:p>2.62%</text:p>
          </table:table-cell>
        </table:table-row>
        <table:table-row table:style-name="ro1">
          <table:table-cell office:value-type="date" office:date-value="2021-12-31" calcext:value-type="date">
            <text:p>31/12/21</text:p>
          </table:table-cell>
          <table:table-cell office:value-type="percentage" office:value="0.0249329492400914" calcext:value-type="percentage">
            <text:p>2.49%</text:p>
          </table:table-cell>
          <table:table-cell office:value-type="percentage" office:value="0.0233819711753648" calcext:value-type="percentage">
            <text:p>2.34%</text:p>
          </table:table-cell>
          <table:table-cell office:value-type="percentage" office:value="0.02485427050773" calcext:value-type="percentage">
            <text:p>2.49%</text:p>
          </table:table-cell>
          <table:table-cell office:value-type="percentage" office:value="0.0281257031425786" calcext:value-type="percentage">
            <text:p>2.81%</text:p>
          </table:table-cell>
          <table:table-cell office:value-type="percentage" office:value="0.0270725388601036" calcext:value-type="percentage">
            <text:p>2.71%</text:p>
          </table:table-cell>
          <table:table-cell office:value-type="percentage" office:value="0.0214397329011094" calcext:value-type="percentage">
            <text:p>2.14%</text:p>
          </table:table-cell>
          <table:table-cell office:value-type="percentage" office:value="0.0227920726267733" calcext:value-type="percentage">
            <text:p>2.28%</text:p>
          </table:table-cell>
          <table:table-cell office:value-type="percentage" office:value="0.0239960172585463" calcext:value-type="percentage">
            <text:p>2.40%</text:p>
          </table:table-cell>
          <table:table-cell office:value-type="percentage" office:value="0.0274213508760503" calcext:value-type="percentage">
            <text:p>2.74%</text:p>
          </table:table-cell>
          <table:table-cell office:value-type="percentage" office:value="0.0260410218315381" calcext:value-type="percentage">
            <text:p>2.60%</text:p>
          </table:table-cell>
          <table:table-cell office:value-type="percentage" office:value="0.0242270899764314" calcext:value-type="percentage">
            <text:p>2.42%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percentage" office:value="0.020929098760273" calcext:value-type="percentage">
            <text:p>2.09%</text:p>
          </table:table-cell>
          <table:table-cell office:value-type="percentage" office:value="0.018919691340383" calcext:value-type="percentage">
            <text:p>1.89%</text:p>
          </table:table-cell>
          <table:table-cell office:value-type="percentage" office:value="0.0209688025133338" calcext:value-type="percentage">
            <text:p>2.10%</text:p>
          </table:table-cell>
          <table:table-cell office:value-type="percentage" office:value="0.02448" calcext:value-type="percentage">
            <text:p>2.45%</text:p>
          </table:table-cell>
          <table:table-cell office:value-type="percentage" office:value="0.0248454033255462" calcext:value-type="percentage">
            <text:p>2.48%</text:p>
          </table:table-cell>
          <table:table-cell office:value-type="percentage" office:value="0.0183350676378772" calcext:value-type="percentage">
            <text:p>1.83%</text:p>
          </table:table-cell>
          <table:table-cell office:value-type="percentage" office:value="0.0173869196578643" calcext:value-type="percentage">
            <text:p>1.74%</text:p>
          </table:table-cell>
          <table:table-cell office:value-type="percentage" office:value="0.0196369287278378" calcext:value-type="percentage">
            <text:p>1.96%</text:p>
          </table:table-cell>
          <table:table-cell office:value-type="percentage" office:value="0.0229408133872848" calcext:value-type="percentage">
            <text:p>2.29%</text:p>
          </table:table-cell>
          <table:table-cell office:value-type="percentage" office:value="0.0192722255755799" calcext:value-type="percentage">
            <text:p>1.93%</text:p>
          </table:table-cell>
          <table:table-cell office:value-type="percentage" office:value="0.0207170419211029" calcext:value-type="percentage">
            <text:p>2.07%</text:p>
          </table:table-cell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percentage" office:value="0.0231113826104663" calcext:value-type="percentage">
            <text:p>2.31%</text:p>
          </table:table-cell>
          <table:table-cell office:value-type="percentage" office:value="0.020249908122014" calcext:value-type="percentage">
            <text:p>2.02%</text:p>
          </table:table-cell>
          <table:table-cell office:value-type="percentage" office:value="0.0232720178372352" calcext:value-type="percentage">
            <text:p>2.33%</text:p>
          </table:table-cell>
          <table:table-cell office:value-type="percentage" office:value="0.023359802636651" calcext:value-type="percentage">
            <text:p>2.34%</text:p>
          </table:table-cell>
          <table:table-cell office:value-type="percentage" office:value="0.0254581946865262" calcext:value-type="percentage">
            <text:p>2.55%</text:p>
          </table:table-cell>
          <table:table-cell office:value-type="percentage" office:value="0.0185671869357621" calcext:value-type="percentage">
            <text:p>1.86%</text:p>
          </table:table-cell>
          <table:table-cell office:value-type="percentage" office:value="0.0185452186137044" calcext:value-type="percentage">
            <text:p>1.85%</text:p>
          </table:table-cell>
          <table:table-cell office:value-type="percentage" office:value="0.0217050565626278" calcext:value-type="percentage">
            <text:p>2.17%</text:p>
          </table:table-cell>
          <table:table-cell office:value-type="percentage" office:value="0.0223905169575239" calcext:value-type="percentage">
            <text:p>2.24%</text:p>
          </table:table-cell>
          <table:table-cell office:value-type="percentage" office:value="0.0165420443627553" calcext:value-type="percentage">
            <text:p>1.65%</text:p>
          </table:table-cell>
          <table:table-cell office:value-type="percentage" office:value="0.019945052984622" calcext:value-type="percentage">
            <text:p>1.99%</text:p>
          </table:table-cell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percentage" office:value="0.0203972447000602" calcext:value-type="percentage">
            <text:p>2.04%</text:p>
          </table:table-cell>
          <table:table-cell office:value-type="percentage" office:value="0.0195351361128697" calcext:value-type="percentage">
            <text:p>1.95%</text:p>
          </table:table-cell>
          <table:table-cell office:value-type="percentage" office:value="0.0233652771663675" calcext:value-type="percentage">
            <text:p>2.34%</text:p>
          </table:table-cell>
          <table:table-cell office:value-type="percentage" office:value="0.0259847236782986" calcext:value-type="percentage">
            <text:p>2.60%</text:p>
          </table:table-cell>
          <table:table-cell office:value-type="percentage" office:value="0.0255192107995846" calcext:value-type="percentage">
            <text:p>2.55%</text:p>
          </table:table-cell>
          <table:table-cell office:value-type="percentage" office:value="0.0181946860900593" calcext:value-type="percentage">
            <text:p>1.82%</text:p>
          </table:table-cell>
          <table:table-cell office:value-type="percentage" office:value="0.0191285866099894" calcext:value-type="percentage">
            <text:p>1.91%</text:p>
          </table:table-cell>
          <table:table-cell office:value-type="percentage" office:value="0.0205969453964662" calcext:value-type="percentage">
            <text:p>2.06%</text:p>
          </table:table-cell>
          <table:table-cell office:value-type="percentage" office:value="0.0242693446633192" calcext:value-type="percentage">
            <text:p>2.43%</text:p>
          </table:table-cell>
          <table:table-cell office:value-type="percentage" office:value="0.017507892902538" calcext:value-type="percentage">
            <text:p>1.75%</text:p>
          </table:table-cell>
          <table:table-cell office:value-type="percentage" office:value="0.0205433829973707" calcext:value-type="percentage">
            <text:p>2.05%</text:p>
          </table:table-cell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percentage" office:value="0.0190088483665848" calcext:value-type="percentage">
            <text:p>1.90%</text:p>
          </table:table-cell>
          <table:table-cell office:value-type="percentage" office:value="0.0205520524795115" calcext:value-type="percentage">
            <text:p>2.06%</text:p>
          </table:table-cell>
          <table:table-cell office:value-type="percentage" office:value="0.0241659394508962" calcext:value-type="percentage">
            <text:p>2.42%</text:p>
          </table:table-cell>
          <table:table-cell office:value-type="percentage" office:value="0.0242015021622032" calcext:value-type="percentage">
            <text:p>2.42%</text:p>
          </table:table-cell>
          <table:table-cell office:value-type="percentage" office:value="0.0240299649178339" calcext:value-type="percentage">
            <text:p>2.40%</text:p>
          </table:table-cell>
          <table:table-cell office:value-type="percentage" office:value="0.0184858106767216" calcext:value-type="percentage">
            <text:p>1.85%</text:p>
          </table:table-cell>
          <table:table-cell office:value-type="percentage" office:value="0.0191889676798632" calcext:value-type="percentage">
            <text:p>1.92%</text:p>
          </table:table-cell>
          <table:table-cell office:value-type="percentage" office:value="0.0216561370316565" calcext:value-type="percentage">
            <text:p>2.17%</text:p>
          </table:table-cell>
          <table:table-cell office:value-type="percentage" office:value="0.0259821311260018" calcext:value-type="percentage">
            <text:p>2.60%</text:p>
          </table:table-cell>
          <table:table-cell office:value-type="percentage" office:value="0.0193860386879731" calcext:value-type="percentage">
            <text:p>1.94%</text:p>
          </table:table-cell>
          <table:table-cell office:value-type="percentage" office:value="0.0199183558558559" calcext:value-type="percentage">
            <text:p>1.99%</text:p>
          </table:table-cell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percentage" office:value="0.0193846881226571" calcext:value-type="percentage">
            <text:p>1.94%</text:p>
          </table:table-cell>
          <table:table-cell office:value-type="percentage" office:value="0.0190992906501457" calcext:value-type="percentage">
            <text:p>1.91%</text:p>
          </table:table-cell>
          <table:table-cell office:value-type="percentage" office:value="0.0227054794520548" calcext:value-type="percentage">
            <text:p>2.27%</text:p>
          </table:table-cell>
          <table:table-cell office:value-type="percentage" office:value="0.0281378679274058" calcext:value-type="percentage">
            <text:p>2.81%</text:p>
          </table:table-cell>
          <table:table-cell office:value-type="percentage" office:value="0.0228117830111554" calcext:value-type="percentage">
            <text:p>2.28%</text:p>
          </table:table-cell>
          <table:table-cell office:value-type="percentage" office:value="0.0187937587517503" calcext:value-type="percentage">
            <text:p>1.88%</text:p>
          </table:table-cell>
          <table:table-cell office:value-type="percentage" office:value="0.0171247015742519" calcext:value-type="percentage">
            <text:p>1.71%</text:p>
          </table:table-cell>
          <table:table-cell office:value-type="percentage" office:value="0.0197022767075306" calcext:value-type="percentage">
            <text:p>1.97%</text:p>
          </table:table-cell>
          <table:table-cell office:value-type="percentage" office:value="0.0224810754372227" calcext:value-type="percentage">
            <text:p>2.25%</text:p>
          </table:table-cell>
          <table:table-cell office:value-type="percentage" office:value="0.0183892673548711" calcext:value-type="percentage">
            <text:p>1.84%</text:p>
          </table:table-cell>
          <table:table-cell office:value-type="percentage" office:value="0.0201445379324791" calcext:value-type="percentage">
            <text:p>2.01%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percentage" office:value="0.0180345460209768" calcext:value-type="percentage">
            <text:p>1.80%</text:p>
          </table:table-cell>
          <table:table-cell office:value-type="percentage" office:value="0.0170236647647554" calcext:value-type="percentage">
            <text:p>1.70%</text:p>
          </table:table-cell>
          <table:table-cell office:value-type="percentage" office:value="0.0210376961883408" calcext:value-type="percentage">
            <text:p>2.10%</text:p>
          </table:table-cell>
          <table:table-cell office:value-type="percentage" office:value="0.0196048043394033" calcext:value-type="percentage">
            <text:p>1.96%</text:p>
          </table:table-cell>
          <table:table-cell office:value-type="percentage" office:value="0.021166144871692" calcext:value-type="percentage">
            <text:p>2.12%</text:p>
          </table:table-cell>
          <table:table-cell office:value-type="percentage" office:value="0.0167255762786102" calcext:value-type="percentage">
            <text:p>1.67%</text:p>
          </table:table-cell>
          <table:table-cell office:value-type="percentage" office:value="0.0177635991226957" calcext:value-type="percentage">
            <text:p>1.78%</text:p>
          </table:table-cell>
          <table:table-cell office:value-type="percentage" office:value="0.0197732300884956" calcext:value-type="percentage">
            <text:p>1.98%</text:p>
          </table:table-cell>
          <table:table-cell office:value-type="percentage" office:value="0.0197924609621059" calcext:value-type="percentage">
            <text:p>1.98%</text:p>
          </table:table-cell>
          <table:table-cell office:value-type="percentage" office:value="0.0159094776246384" calcext:value-type="percentage">
            <text:p>1.59%</text:p>
          </table:table-cell>
          <table:table-cell office:value-type="percentage" office:value="0.0185046261565391" calcext:value-type="percentage">
            <text:p>1.85%</text:p>
          </table:table-cell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percentage" office:value="0.0182423435419441" calcext:value-type="percentage">
            <text:p>1.82%</text:p>
          </table:table-cell>
          <table:table-cell office:value-type="percentage" office:value="0.0179901871706342" calcext:value-type="percentage">
            <text:p>1.80%</text:p>
          </table:table-cell>
          <table:table-cell office:value-type="percentage" office:value="0.0198832201283557" calcext:value-type="percentage">
            <text:p>1.99%</text:p>
          </table:table-cell>
          <table:table-cell office:value-type="percentage" office:value="0.022070534698521" calcext:value-type="percentage">
            <text:p>2.21%</text:p>
          </table:table-cell>
          <table:table-cell office:value-type="percentage" office:value="0.0198416831580044" calcext:value-type="percentage">
            <text:p>1.98%</text:p>
          </table:table-cell>
          <table:table-cell office:value-type="percentage" office:value="0.0165980836219742" calcext:value-type="percentage">
            <text:p>1.66%</text:p>
          </table:table-cell>
          <table:table-cell office:value-type="percentage" office:value="0.0172620940669282" calcext:value-type="percentage">
            <text:p>1.73%</text:p>
          </table:table-cell>
          <table:table-cell office:value-type="percentage" office:value="0.0174565268574888" calcext:value-type="percentage">
            <text:p>1.75%</text:p>
          </table:table-cell>
          <table:table-cell office:value-type="percentage" office:value="0.0191074551460587" calcext:value-type="percentage">
            <text:p>1.91%</text:p>
          </table:table-cell>
          <table:table-cell office:value-type="percentage" office:value="0.0142769230769231" calcext:value-type="percentage">
            <text:p>1.43%</text:p>
          </table:table-cell>
          <table:table-cell office:value-type="percentage" office:value="0.0170006283599805" calcext:value-type="percentage">
            <text:p>1.70%</text:p>
          </table:table-cell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percentage" office:value="0.0167275794208603" calcext:value-type="percentage">
            <text:p>1.67%</text:p>
          </table:table-cell>
          <table:table-cell office:value-type="percentage" office:value="0.0161305864441404" calcext:value-type="percentage">
            <text:p>1.61%</text:p>
          </table:table-cell>
          <table:table-cell office:value-type="percentage" office:value="0.0194266589057043" calcext:value-type="percentage">
            <text:p>1.94%</text:p>
          </table:table-cell>
          <table:table-cell office:value-type="percentage" office:value="0.0207854026180087" calcext:value-type="percentage">
            <text:p>2.08%</text:p>
          </table:table-cell>
          <table:table-cell office:value-type="percentage" office:value="0.0191384920853786" calcext:value-type="percentage">
            <text:p>1.91%</text:p>
          </table:table-cell>
          <table:table-cell office:value-type="percentage" office:value="0.0156073593978674" calcext:value-type="percentage">
            <text:p>1.56%</text:p>
          </table:table-cell>
          <table:table-cell office:value-type="percentage" office:value="0.0153275462745024" calcext:value-type="percentage">
            <text:p>1.53%</text:p>
          </table:table-cell>
          <table:table-cell office:value-type="percentage" office:value="0.0190540158371041" calcext:value-type="percentage">
            <text:p>1.91%</text:p>
          </table:table-cell>
          <table:table-cell office:value-type="percentage" office:value="0.0191687812907208" calcext:value-type="percentage">
            <text:p>1.92%</text:p>
          </table:table-cell>
          <table:table-cell office:value-type="percentage" office:value="0.0154497446864226" calcext:value-type="percentage">
            <text:p>1.54%</text:p>
          </table:table-cell>
          <table:table-cell office:value-type="percentage" office:value="0.0181472648680876" calcext:value-type="percentage">
            <text:p>1.81%</text:p>
          </table:table-cell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percentage" office:value="0.0139021881760471" calcext:value-type="percentage">
            <text:p>1.39%</text:p>
          </table:table-cell>
          <table:table-cell office:value-type="percentage" office:value="0.0142012520287503" calcext:value-type="percentage">
            <text:p>1.42%</text:p>
          </table:table-cell>
          <table:table-cell office:value-type="percentage" office:value="0.016789336848658" calcext:value-type="percentage">
            <text:p>1.68%</text:p>
          </table:table-cell>
          <table:table-cell office:value-type="percentage" office:value="0.0168133872630661" calcext:value-type="percentage">
            <text:p>1.68%</text:p>
          </table:table-cell>
          <table:table-cell office:value-type="percentage" office:value="0.0176198007713866" calcext:value-type="percentage">
            <text:p>1.76%</text:p>
          </table:table-cell>
          <table:table-cell office:value-type="percentage" office:value="0.0137193838902449" calcext:value-type="percentage">
            <text:p>1.37%</text:p>
          </table:table-cell>
          <table:table-cell office:value-type="percentage" office:value="0.0136032662891117" calcext:value-type="percentage">
            <text:p>1.36%</text:p>
          </table:table-cell>
          <table:table-cell office:value-type="percentage" office:value="0.0136122653675312" calcext:value-type="percentage">
            <text:p>1.36%</text:p>
          </table:table-cell>
          <table:table-cell office:value-type="percentage" office:value="0.0165909403827619" calcext:value-type="percentage">
            <text:p>1.66%</text:p>
          </table:table-cell>
          <table:table-cell office:value-type="percentage" office:value="0.0122823178488398" calcext:value-type="percentage">
            <text:p>1.23%</text:p>
          </table:table-cell>
          <table:table-cell office:value-type="percentage" office:value="0.0152744982290437" calcext:value-type="percentage">
            <text:p>1.53%</text:p>
          </table:table-cell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percentage" office:value="0.0145746164574616" calcext:value-type="percentage">
            <text:p>1.46%</text:p>
          </table:table-cell>
          <table:table-cell office:value-type="percentage" office:value="0.0147461435341654" calcext:value-type="percentage">
            <text:p>1.47%</text:p>
          </table:table-cell>
          <table:table-cell office:value-type="percentage" office:value="0.0188786272667648" calcext:value-type="percentage">
            <text:p>1.89%</text:p>
          </table:table-cell>
          <table:table-cell office:value-type="percentage" office:value="0.0178641079647398" calcext:value-type="percentage">
            <text:p>1.79%</text:p>
          </table:table-cell>
          <table:table-cell office:value-type="percentage" office:value="0.0160536752322486" calcext:value-type="percentage">
            <text:p>1.61%</text:p>
          </table:table-cell>
          <table:table-cell office:value-type="percentage" office:value="0.0148923013500979" calcext:value-type="percentage">
            <text:p>1.49%</text:p>
          </table:table-cell>
          <table:table-cell office:value-type="percentage" office:value="0.0150313229788338" calcext:value-type="percentage">
            <text:p>1.50%</text:p>
          </table:table-cell>
          <table:table-cell office:value-type="percentage" office:value="0.0159365322384217" calcext:value-type="percentage">
            <text:p>1.59%</text:p>
          </table:table-cell>
          <table:table-cell office:value-type="percentage" office:value="0.0176412826329868" calcext:value-type="percentage">
            <text:p>1.76%</text:p>
          </table:table-cell>
          <table:table-cell office:value-type="percentage" office:value="0.0122876606018798" calcext:value-type="percentage">
            <text:p>1.23%</text:p>
          </table:table-cell>
          <table:table-cell office:value-type="percentage" office:value="0.0155792517621543" calcext:value-type="percentage">
            <text:p>1.56%</text:p>
          </table:table-cell>
        </table:table-row>
        <table:table-row table:style-name="ro1">
          <table:table-cell office:value-type="date" office:date-value="2022-01-11" calcext:value-type="date">
            <text:p>11/01/22</text:p>
          </table:table-cell>
          <table:table-cell office:value-type="percentage" office:value="0.014626334519573" calcext:value-type="percentage">
            <text:p>1.46%</text:p>
          </table:table-cell>
          <table:table-cell office:value-type="percentage" office:value="0.014798950374315" calcext:value-type="percentage">
            <text:p>1.48%</text:p>
          </table:table-cell>
          <table:table-cell office:value-type="percentage" office:value="0.0192224388130821" calcext:value-type="percentage">
            <text:p>1.92%</text:p>
          </table:table-cell>
          <table:table-cell office:value-type="percentage" office:value="0.017454954954955" calcext:value-type="percentage">
            <text:p>1.75%</text:p>
          </table:table-cell>
          <table:table-cell office:value-type="percentage" office:value="0.0143490664632941" calcext:value-type="percentage">
            <text:p>1.43%</text:p>
          </table:table-cell>
          <table:table-cell office:value-type="percentage" office:value="0.0147483033157459" calcext:value-type="percentage">
            <text:p>1.47%</text:p>
          </table:table-cell>
          <table:table-cell office:value-type="percentage" office:value="0.0144075437673755" calcext:value-type="percentage">
            <text:p>1.44%</text:p>
          </table:table-cell>
          <table:table-cell office:value-type="percentage" office:value="0.0168040358107148" calcext:value-type="percentage">
            <text:p>1.68%</text:p>
          </table:table-cell>
          <table:table-cell office:value-type="percentage" office:value="0.0153733783172759" calcext:value-type="percentage">
            <text:p>1.54%</text:p>
          </table:table-cell>
          <table:table-cell office:value-type="percentage" office:value="0.0144205558468799" calcext:value-type="percentage">
            <text:p>1.44%</text:p>
          </table:table-cell>
          <table:table-cell office:value-type="percentage" office:value="0.0142203030190224" calcext:value-type="percentage">
            <text:p>1.42%</text:p>
          </table:table-cell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percentage" office:value="0.0143564893501609" calcext:value-type="percentage">
            <text:p>1.44%</text:p>
          </table:table-cell>
          <table:table-cell office:value-type="percentage" office:value="0.0125296109947336" calcext:value-type="percentage">
            <text:p>1.25%</text:p>
          </table:table-cell>
          <table:table-cell office:value-type="percentage" office:value="0.0164577957980096" calcext:value-type="percentage">
            <text:p>1.65%</text:p>
          </table:table-cell>
          <table:table-cell office:value-type="percentage" office:value="0.0170808710434712" calcext:value-type="percentage">
            <text:p>1.71%</text:p>
          </table:table-cell>
          <table:table-cell office:value-type="percentage" office:value="0.0156307832474447" calcext:value-type="percentage">
            <text:p>1.56%</text:p>
          </table:table-cell>
          <table:table-cell office:value-type="percentage" office:value="0.0134291900886391" calcext:value-type="percentage">
            <text:p>1.34%</text:p>
          </table:table-cell>
          <table:table-cell office:value-type="percentage" office:value="0.0133786366532172" calcext:value-type="percentage">
            <text:p>1.34%</text:p>
          </table:table-cell>
          <table:table-cell office:value-type="percentage" office:value="0.0151537122969838" calcext:value-type="percentage">
            <text:p>1.52%</text:p>
          </table:table-cell>
          <table:table-cell office:value-type="percentage" office:value="0.0155801414466774" calcext:value-type="percentage">
            <text:p>1.56%</text:p>
          </table:table-cell>
          <table:table-cell office:value-type="percentage" office:value="0.0104935526900845" calcext:value-type="percentage">
            <text:p>1.05%</text:p>
          </table:table-cell>
          <table:table-cell office:value-type="percentage" office:value="0.0144721588571856" calcext:value-type="percentage">
            <text:p>1.45%</text:p>
          </table:table-cell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percentage" office:value="0.0131359314899485" calcext:value-type="percentage">
            <text:p>1.31%</text:p>
          </table:table-cell>
          <table:table-cell office:value-type="percentage" office:value="0.0131633234444685" calcext:value-type="percentage">
            <text:p>1.32%</text:p>
          </table:table-cell>
          <table:table-cell office:value-type="percentage" office:value="0.0157254916539648" calcext:value-type="percentage">
            <text:p>1.57%</text:p>
          </table:table-cell>
          <table:table-cell office:value-type="percentage" office:value="0.0152771006013327" calcext:value-type="percentage">
            <text:p>1.53%</text:p>
          </table:table-cell>
          <table:table-cell office:value-type="percentage" office:value="0.0132936905000143" calcext:value-type="percentage">
            <text:p>1.33%</text:p>
          </table:table-cell>
          <table:table-cell office:value-type="percentage" office:value="0.0122394441475147" calcext:value-type="percentage">
            <text:p>1.22%</text:p>
          </table:table-cell>
          <table:table-cell office:value-type="percentage" office:value="0.0114752204551581" calcext:value-type="percentage">
            <text:p>1.15%</text:p>
          </table:table-cell>
          <table:table-cell office:value-type="percentage" office:value="0.013081290879034" calcext:value-type="percentage">
            <text:p>1.31%</text:p>
          </table:table-cell>
          <table:table-cell office:value-type="percentage" office:value="0.0143734990817912" calcext:value-type="percentage">
            <text:p>1.44%</text:p>
          </table:table-cell>
          <table:table-cell office:value-type="percentage" office:value="0.0121880955546692" calcext:value-type="percentage">
            <text:p>1.22%</text:p>
          </table:table-cell>
          <table:table-cell office:value-type="percentage" office:value="0.0118699988623004" calcext:value-type="percentage">
            <text:p>1.19%</text:p>
          </table:table-cell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percentage" office:value="0.0136615910061193" calcext:value-type="percentage">
            <text:p>1.37%</text:p>
          </table:table-cell>
          <table:table-cell office:value-type="percentage" office:value="0.0129221959995357" calcext:value-type="percentage">
            <text:p>1.29%</text:p>
          </table:table-cell>
          <table:table-cell office:value-type="percentage" office:value="0.0158601655933763" calcext:value-type="percentage">
            <text:p>1.59%</text:p>
          </table:table-cell>
          <table:table-cell office:value-type="percentage" office:value="0.0159870811465482" calcext:value-type="percentage">
            <text:p>1.60%</text:p>
          </table:table-cell>
          <table:table-cell office:value-type="percentage" office:value="0.0139586035756585" calcext:value-type="percentage">
            <text:p>1.40%</text:p>
          </table:table-cell>
          <table:table-cell office:value-type="percentage" office:value="0.0130755570588981" calcext:value-type="percentage">
            <text:p>1.31%</text:p>
          </table:table-cell>
          <table:table-cell office:value-type="percentage" office:value="0.0121928022521494" calcext:value-type="percentage">
            <text:p>1.22%</text:p>
          </table:table-cell>
          <table:table-cell office:value-type="percentage" office:value="0.013658466819222" calcext:value-type="percentage">
            <text:p>1.37%</text:p>
          </table:table-cell>
          <table:table-cell office:value-type="percentage" office:value="0.0139129230982211" calcext:value-type="percentage">
            <text:p>1.39%</text:p>
          </table:table-cell>
          <table:table-cell office:value-type="percentage" office:value="0.00945047252362618" calcext:value-type="percentage">
            <text:p>0.95%</text:p>
          </table:table-cell>
          <table:table-cell office:value-type="percentage" office:value="0.0115697544226319" calcext:value-type="percentage">
            <text:p>1.16%</text:p>
          </table:table-cell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percentage" office:value="0.0131322227224974" calcext:value-type="percentage">
            <text:p>1.31%</text:p>
          </table:table-cell>
          <table:table-cell office:value-type="percentage" office:value="0.014451813641202" calcext:value-type="percentage">
            <text:p>1.45%</text:p>
          </table:table-cell>
          <table:table-cell office:value-type="percentage" office:value="0.0167798329821275" calcext:value-type="percentage">
            <text:p>1.68%</text:p>
          </table:table-cell>
          <table:table-cell office:value-type="percentage" office:value="0.0139589640094181" calcext:value-type="percentage">
            <text:p>1.40%</text:p>
          </table:table-cell>
          <table:table-cell office:value-type="percentage" office:value="0.0142848639961907" calcext:value-type="percentage">
            <text:p>1.43%</text:p>
          </table:table-cell>
          <table:table-cell office:value-type="percentage" office:value="0.0140673806336457" calcext:value-type="percentage">
            <text:p>1.41%</text:p>
          </table:table-cell>
          <table:table-cell office:value-type="percentage" office:value="0.0130283381364073" calcext:value-type="percentage">
            <text:p>1.30%</text:p>
          </table:table-cell>
          <table:table-cell office:value-type="percentage" office:value="0.0125192098654372" calcext:value-type="percentage">
            <text:p>1.25%</text:p>
          </table:table-cell>
          <table:table-cell office:value-type="percentage" office:value="0.0143352179463797" calcext:value-type="percentage">
            <text:p>1.43%</text:p>
          </table:table-cell>
          <table:table-cell office:value-type="percentage" office:value="0.0117602961158225" calcext:value-type="percentage">
            <text:p>1.18%</text:p>
          </table:table-cell>
          <table:table-cell office:value-type="percentage" office:value="0.0132966168371361" calcext:value-type="percentage">
            <text:p>1.33%</text:p>
          </table:table-cell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percentage" office:value="0.014617177959516" calcext:value-type="percentage">
            <text:p>1.46%</text:p>
          </table:table-cell>
          <table:table-cell office:value-type="percentage" office:value="0.014346042714837" calcext:value-type="percentage">
            <text:p>1.43%</text:p>
          </table:table-cell>
          <table:table-cell office:value-type="percentage" office:value="0.0176699668688121" calcext:value-type="percentage">
            <text:p>1.77%</text:p>
          </table:table-cell>
          <table:table-cell office:value-type="percentage" office:value="0.0169310429851237" calcext:value-type="percentage">
            <text:p>1.69%</text:p>
          </table:table-cell>
          <table:table-cell office:value-type="percentage" office:value="0.0149704993101829" calcext:value-type="percentage">
            <text:p>1.50%</text:p>
          </table:table-cell>
          <table:table-cell office:value-type="percentage" office:value="0.0142169202145124" calcext:value-type="percentage">
            <text:p>1.42%</text:p>
          </table:table-cell>
          <table:table-cell office:value-type="percentage" office:value="0.0129561182761875" calcext:value-type="percentage">
            <text:p>1.30%</text:p>
          </table:table-cell>
          <table:table-cell office:value-type="percentage" office:value="0.0156366067449116" calcext:value-type="percentage">
            <text:p>1.56%</text:p>
          </table:table-cell>
          <table:table-cell office:value-type="percentage" office:value="0.0161330799842254" calcext:value-type="percentage">
            <text:p>1.61%</text:p>
          </table:table-cell>
          <table:table-cell office:value-type="percentage" office:value="0.0124697391860412" calcext:value-type="percentage">
            <text:p>1.25%</text:p>
          </table:table-cell>
          <table:table-cell office:value-type="percentage" office:value="0.0114533656477211" calcext:value-type="percentage">
            <text:p>1.15%</text:p>
          </table:table-cell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percentage" office:value="0.0151927190978643" calcext:value-type="percentage">
            <text:p>1.52%</text:p>
          </table:table-cell>
          <table:table-cell office:value-type="percentage" office:value="0.0150166742309134" calcext:value-type="percentage">
            <text:p>1.50%</text:p>
          </table:table-cell>
          <table:table-cell office:value-type="percentage" office:value="0.0197501309194284" calcext:value-type="percentage">
            <text:p>1.98%</text:p>
          </table:table-cell>
          <table:table-cell office:value-type="percentage" office:value="0.0172497965825875" calcext:value-type="percentage">
            <text:p>1.72%</text:p>
          </table:table-cell>
          <table:table-cell office:value-type="percentage" office:value="0.0171635823623486" calcext:value-type="percentage">
            <text:p>1.72%</text:p>
          </table:table-cell>
          <table:table-cell office:value-type="percentage" office:value="0.015689477303989" calcext:value-type="percentage">
            <text:p>1.57%</text:p>
          </table:table-cell>
          <table:table-cell office:value-type="percentage" office:value="0.0148670099500561" calcext:value-type="percentage">
            <text:p>1.49%</text:p>
          </table:table-cell>
          <table:table-cell office:value-type="percentage" office:value="0.0164017892861039" calcext:value-type="percentage">
            <text:p>1.64%</text:p>
          </table:table-cell>
          <table:table-cell office:value-type="percentage" office:value="0.0160575661975825" calcext:value-type="percentage">
            <text:p>1.61%</text:p>
          </table:table-cell>
          <table:table-cell office:value-type="percentage" office:value="0.0119111830276879" calcext:value-type="percentage">
            <text:p>1.19%</text:p>
          </table:table-cell>
          <table:table-cell office:value-type="percentage" office:value="0.015054415835577" calcext:value-type="percentage">
            <text:p>1.51%</text:p>
          </table:table-cell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percentage" office:value="0.0161746287350152" calcext:value-type="percentage">
            <text:p>1.62%</text:p>
          </table:table-cell>
          <table:table-cell office:value-type="percentage" office:value="0.0152483440492609" calcext:value-type="percentage">
            <text:p>1.52%</text:p>
          </table:table-cell>
          <table:table-cell office:value-type="percentage" office:value="0.020317273363024" calcext:value-type="percentage">
            <text:p>2.03%</text:p>
          </table:table-cell>
          <table:table-cell office:value-type="percentage" office:value="0.0181544315839543" calcext:value-type="percentage">
            <text:p>1.82%</text:p>
          </table:table-cell>
          <table:table-cell office:value-type="percentage" office:value="0.0159245560041788" calcext:value-type="percentage">
            <text:p>1.59%</text:p>
          </table:table-cell>
          <table:table-cell office:value-type="percentage" office:value="0.016346417498049" calcext:value-type="percentage">
            <text:p>1.63%</text:p>
          </table:table-cell>
          <table:table-cell office:value-type="percentage" office:value="0.015762151958471" calcext:value-type="percentage">
            <text:p>1.58%</text:p>
          </table:table-cell>
          <table:table-cell office:value-type="percentage" office:value="0.0178513818690182" calcext:value-type="percentage">
            <text:p>1.79%</text:p>
          </table:table-cell>
          <table:table-cell office:value-type="percentage" office:value="0.018558346052449" calcext:value-type="percentage">
            <text:p>1.86%</text:p>
          </table:table-cell>
          <table:table-cell office:value-type="percentage" office:value="0.0117866004962779" calcext:value-type="percentage">
            <text:p>1.18%</text:p>
          </table:table-cell>
          <table:table-cell office:value-type="percentage" office:value="0.0138920092863027" calcext:value-type="percentage">
            <text:p>1.39%</text:p>
          </table:table-cell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percentage" office:value="0.0160131536619366" calcext:value-type="percentage">
            <text:p>1.60%</text:p>
          </table:table-cell>
          <table:table-cell office:value-type="percentage" office:value="0.0177274668944895" calcext:value-type="percentage">
            <text:p>1.77%</text:p>
          </table:table-cell>
          <table:table-cell office:value-type="percentage" office:value="0.0194870086608927" calcext:value-type="percentage">
            <text:p>1.95%</text:p>
          </table:table-cell>
          <table:table-cell office:value-type="percentage" office:value="0.0172952197934182" calcext:value-type="percentage">
            <text:p>1.73%</text:p>
          </table:table-cell>
          <table:table-cell office:value-type="percentage" office:value="0.016160640745264" calcext:value-type="percentage">
            <text:p>1.62%</text:p>
          </table:table-cell>
          <table:table-cell office:value-type="percentage" office:value="0.0167838823964888" calcext:value-type="percentage">
            <text:p>1.68%</text:p>
          </table:table-cell>
          <table:table-cell office:value-type="percentage" office:value="0.0160110134650926" calcext:value-type="percentage">
            <text:p>1.60%</text:p>
          </table:table-cell>
          <table:table-cell office:value-type="percentage" office:value="0.0175665017566502" calcext:value-type="percentage">
            <text:p>1.76%</text:p>
          </table:table-cell>
          <table:table-cell office:value-type="percentage" office:value="0.0193187772925764" calcext:value-type="percentage">
            <text:p>1.93%</text:p>
          </table:table-cell>
          <table:table-cell office:value-type="percentage" office:value="0.0133874782453479" calcext:value-type="percentage">
            <text:p>1.34%</text:p>
          </table:table-cell>
          <table:table-cell office:value-type="percentage" office:value="0.013756252842201" calcext:value-type="percentage">
            <text:p>1.38%</text:p>
          </table:table-cell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percentage" office:value="0.0162353939300451" calcext:value-type="percentage">
            <text:p>1.62%</text:p>
          </table:table-cell>
          <table:table-cell office:value-type="percentage" office:value="0.0158013544018059" calcext:value-type="percentage">
            <text:p>1.58%</text:p>
          </table:table-cell>
          <table:table-cell office:value-type="percentage" office:value="0.0187078922040424" calcext:value-type="percentage">
            <text:p>1.87%</text:p>
          </table:table-cell>
          <table:table-cell office:value-type="percentage" office:value="0.016163886247731" calcext:value-type="percentage">
            <text:p>1.62%</text:p>
          </table:table-cell>
          <table:table-cell office:value-type="percentage" office:value="0.0137183012526734" calcext:value-type="percentage">
            <text:p>1.37%</text:p>
          </table:table-cell>
          <table:table-cell office:value-type="percentage" office:value="0.0149463187559186" calcext:value-type="percentage">
            <text:p>1.49%</text:p>
          </table:table-cell>
          <table:table-cell office:value-type="percentage" office:value="0.0144433094994893" calcext:value-type="percentage">
            <text:p>1.44%</text:p>
          </table:table-cell>
          <table:table-cell office:value-type="percentage" office:value="0.0161154170823421" calcext:value-type="percentage">
            <text:p>1.61%</text:p>
          </table:table-cell>
          <table:table-cell office:value-type="percentage" office:value="0.0144943653618031" calcext:value-type="percentage">
            <text:p>1.45%</text:p>
          </table:table-cell>
          <table:table-cell office:value-type="percentage" office:value="0.0129084500333429" calcext:value-type="percentage">
            <text:p>1.29%</text:p>
          </table:table-cell>
          <table:table-cell office:value-type="percentage" office:value="0.0131054131054131" calcext:value-type="percentage">
            <text:p>1.31%</text:p>
          </table:table-cell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percentage" office:value="0.0160948750529437" calcext:value-type="percentage">
            <text:p>1.61%</text:p>
          </table:table-cell>
          <table:table-cell office:value-type="percentage" office:value="0.0157939522238134" calcext:value-type="percentage">
            <text:p>1.58%</text:p>
          </table:table-cell>
          <table:table-cell office:value-type="percentage" office:value="0.0193080290220064" calcext:value-type="percentage">
            <text:p>1.93%</text:p>
          </table:table-cell>
          <table:table-cell office:value-type="percentage" office:value="0.0163359562093739" calcext:value-type="percentage">
            <text:p>1.63%</text:p>
          </table:table-cell>
          <table:table-cell office:value-type="percentage" office:value="0.0155412324558762" calcext:value-type="percentage">
            <text:p>1.55%</text:p>
          </table:table-cell>
          <table:table-cell office:value-type="percentage" office:value="0.0149036344544931" calcext:value-type="percentage">
            <text:p>1.49%</text:p>
          </table:table-cell>
          <table:table-cell office:value-type="percentage" office:value="0.0155760089005765" calcext:value-type="percentage">
            <text:p>1.56%</text:p>
          </table:table-cell>
          <table:table-cell office:value-type="percentage" office:value="0.0152732812797562" calcext:value-type="percentage">
            <text:p>1.53%</text:p>
          </table:table-cell>
          <table:table-cell office:value-type="percentage" office:value="0.0179344007691454" calcext:value-type="percentage">
            <text:p>1.79%</text:p>
          </table:table-cell>
          <table:table-cell office:value-type="percentage" office:value="0.0122777307366638" calcext:value-type="percentage">
            <text:p>1.23%</text:p>
          </table:table-cell>
          <table:table-cell office:value-type="percentage" office:value="0.0144003872373039" calcext:value-type="percentage">
            <text:p>1.44%</text:p>
          </table:table-cell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percentage" office:value="0.0158312413960645" calcext:value-type="percentage">
            <text:p>1.58%</text:p>
          </table:table-cell>
          <table:table-cell office:value-type="percentage" office:value="0.0161106233538191" calcext:value-type="percentage">
            <text:p>1.61%</text:p>
          </table:table-cell>
          <table:table-cell office:value-type="percentage" office:value="0.0203769740193581" calcext:value-type="percentage">
            <text:p>2.04%</text:p>
          </table:table-cell>
          <table:table-cell office:value-type="percentage" office:value="0.0147618185111393" calcext:value-type="percentage">
            <text:p>1.48%</text:p>
          </table:table-cell>
          <table:table-cell office:value-type="percentage" office:value="0.0161497052037939" calcext:value-type="percentage">
            <text:p>1.61%</text:p>
          </table:table-cell>
          <table:table-cell office:value-type="percentage" office:value="0.0168047224602495" calcext:value-type="percentage">
            <text:p>1.68%</text:p>
          </table:table-cell>
          <table:table-cell office:value-type="percentage" office:value="0.0159774030790461" calcext:value-type="percentage">
            <text:p>1.60%</text:p>
          </table:table-cell>
          <table:table-cell office:value-type="percentage" office:value="0.0161141249748845" calcext:value-type="percentage">
            <text:p>1.61%</text:p>
          </table:table-cell>
          <table:table-cell office:value-type="percentage" office:value="0.0161549621613144" calcext:value-type="percentage">
            <text:p>1.62%</text:p>
          </table:table-cell>
          <table:table-cell office:value-type="percentage" office:value="0.0133817530593971" calcext:value-type="percentage">
            <text:p>1.34%</text:p>
          </table:table-cell>
          <table:table-cell office:value-type="percentage" office:value="0.0130381407949879" calcext:value-type="percentage">
            <text:p>1.30%</text:p>
          </table:table-cell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percentage" office:value="0.0181358240902899" calcext:value-type="percentage">
            <text:p>1.81%</text:p>
          </table:table-cell>
          <table:table-cell office:value-type="percentage" office:value="0.017384299009943" calcext:value-type="percentage">
            <text:p>1.74%</text:p>
          </table:table-cell>
          <table:table-cell office:value-type="percentage" office:value="0.0210136476172938" calcext:value-type="percentage">
            <text:p>2.10%</text:p>
          </table:table-cell>
          <table:table-cell office:value-type="percentage" office:value="0.0172094254699497" calcext:value-type="percentage">
            <text:p>1.72%</text:p>
          </table:table-cell>
          <table:table-cell office:value-type="percentage" office:value="0.0157291471999003" calcext:value-type="percentage">
            <text:p>1.57%</text:p>
          </table:table-cell>
          <table:table-cell office:value-type="percentage" office:value="0.0173256176582695" calcext:value-type="percentage">
            <text:p>1.73%</text:p>
          </table:table-cell>
          <table:table-cell office:value-type="percentage" office:value="0.016483969339817" calcext:value-type="percentage">
            <text:p>1.65%</text:p>
          </table:table-cell>
          <table:table-cell office:value-type="percentage" office:value="0.0166673202870701" calcext:value-type="percentage">
            <text:p>1.67%</text:p>
          </table:table-cell>
          <table:table-cell office:value-type="percentage" office:value="0.0171864329615297" calcext:value-type="percentage">
            <text:p>1.72%</text:p>
          </table:table-cell>
          <table:table-cell office:value-type="percentage" office:value="0.0135265235390392" calcext:value-type="percentage">
            <text:p>1.35%</text:p>
          </table:table-cell>
          <table:table-cell office:value-type="percentage" office:value="0.0152080225426819" calcext:value-type="percentage">
            <text:p>1.52%</text:p>
          </table:table-cell>
        </table:table-row>
        <table:table-row table:style-name="ro1">
          <table:table-cell office:value-type="date" office:date-value="2022-01-24" calcext:value-type="date">
            <text:p>24/01/22</text:p>
          </table:table-cell>
          <table:table-cell office:value-type="percentage" office:value="0.0177997243913643" calcext:value-type="percentage">
            <text:p>1.78%</text:p>
          </table:table-cell>
          <table:table-cell office:value-type="percentage" office:value="0.0184093494673699" calcext:value-type="percentage">
            <text:p>1.84%</text:p>
          </table:table-cell>
          <table:table-cell office:value-type="percentage" office:value="0.0235912698412698" calcext:value-type="percentage">
            <text:p>2.36%</text:p>
          </table:table-cell>
          <table:table-cell office:value-type="percentage" office:value="0.0178787355329072" calcext:value-type="percentage">
            <text:p>1.79%</text:p>
          </table:table-cell>
          <table:table-cell office:value-type="percentage" office:value="0.0162569267979059" calcext:value-type="percentage">
            <text:p>1.63%</text:p>
          </table:table-cell>
          <table:table-cell office:value-type="percentage" office:value="0.0189040171036345" calcext:value-type="percentage">
            <text:p>1.89%</text:p>
          </table:table-cell>
          <table:table-cell office:value-type="percentage" office:value="0.0184361477307034" calcext:value-type="percentage">
            <text:p>1.84%</text:p>
          </table:table-cell>
          <table:table-cell office:value-type="percentage" office:value="0.0189998069125314" calcext:value-type="percentage">
            <text:p>1.90%</text:p>
          </table:table-cell>
          <table:table-cell office:value-type="percentage" office:value="0.0190056312981624" calcext:value-type="percentage">
            <text:p>1.90%</text:p>
          </table:table-cell>
          <table:table-cell office:value-type="percentage" office:value="0.014934456928839" calcext:value-type="percentage">
            <text:p>1.49%</text:p>
          </table:table-cell>
          <table:table-cell office:value-type="percentage" office:value="0.0168720832834749" calcext:value-type="percentage">
            <text:p>1.69%</text:p>
          </table:table-cell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percentage" office:value="0.0172103575060627" calcext:value-type="percentage">
            <text:p>1.72%</text:p>
          </table:table-cell>
          <table:table-cell office:value-type="percentage" office:value="0.0182147444671398" calcext:value-type="percentage">
            <text:p>1.82%</text:p>
          </table:table-cell>
          <table:table-cell office:value-type="percentage" office:value="0.022637456174128" calcext:value-type="percentage">
            <text:p>2.26%</text:p>
          </table:table-cell>
          <table:table-cell office:value-type="percentage" office:value="0.016643059490085" calcext:value-type="percentage">
            <text:p>1.66%</text:p>
          </table:table-cell>
          <table:table-cell office:value-type="percentage" office:value="0.0177885965733546" calcext:value-type="percentage">
            <text:p>1.78%</text:p>
          </table:table-cell>
          <table:table-cell office:value-type="percentage" office:value="0.019397341888176" calcext:value-type="percentage">
            <text:p>1.94%</text:p>
          </table:table-cell>
          <table:table-cell office:value-type="percentage" office:value="0.0193253689388616" calcext:value-type="percentage">
            <text:p>1.93%</text:p>
          </table:table-cell>
          <table:table-cell office:value-type="percentage" office:value="0.0176219984508133" calcext:value-type="percentage">
            <text:p>1.76%</text:p>
          </table:table-cell>
          <table:table-cell office:value-type="percentage" office:value="0.0191085198420162" calcext:value-type="percentage">
            <text:p>1.91%</text:p>
          </table:table-cell>
          <table:table-cell office:value-type="percentage" office:value="0.0149353120243531" calcext:value-type="percentage">
            <text:p>1.49%</text:p>
          </table:table-cell>
          <table:table-cell office:value-type="percentage" office:value="0.0152649769585253" calcext:value-type="percentage">
            <text:p>1.53%</text:p>
          </table:table-cell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percentage" office:value="0.0180867544539117" calcext:value-type="percentage">
            <text:p>1.81%</text:p>
          </table:table-cell>
          <table:table-cell office:value-type="percentage" office:value="0.017868457736662" calcext:value-type="percentage">
            <text:p>1.79%</text:p>
          </table:table-cell>
          <table:table-cell office:value-type="percentage" office:value="0.022931907709623" calcext:value-type="percentage">
            <text:p>2.29%</text:p>
          </table:table-cell>
          <table:table-cell office:value-type="percentage" office:value="0.0190205697564334" calcext:value-type="percentage">
            <text:p>1.90%</text:p>
          </table:table-cell>
          <table:table-cell office:value-type="percentage" office:value="0.0174454255580083" calcext:value-type="percentage">
            <text:p>1.74%</text:p>
          </table:table-cell>
          <table:table-cell office:value-type="percentage" office:value="0.0195880726877238" calcext:value-type="percentage">
            <text:p>1.96%</text:p>
          </table:table-cell>
          <table:table-cell office:value-type="percentage" office:value="0.0177552185257665" calcext:value-type="percentage">
            <text:p>1.78%</text:p>
          </table:table-cell>
          <table:table-cell office:value-type="percentage" office:value="0.0186992185981417" calcext:value-type="percentage">
            <text:p>1.87%</text:p>
          </table:table-cell>
          <table:table-cell office:value-type="percentage" office:value="0.0179148201006535" calcext:value-type="percentage">
            <text:p>1.79%</text:p>
          </table:table-cell>
          <table:table-cell office:value-type="percentage" office:value="0.0152320394799279" calcext:value-type="percentage">
            <text:p>1.52%</text:p>
          </table:table-cell>
          <table:table-cell office:value-type="percentage" office:value="0.017580729903407" calcext:value-type="percentage">
            <text:p>1.76%</text:p>
          </table:table-cell>
        </table:table-row>
        <table:table-row table:style-name="ro1">
          <table:table-cell office:value-type="date" office:date-value="2022-01-27" calcext:value-type="date">
            <text:p>27/01/22</text:p>
          </table:table-cell>
          <table:table-cell office:value-type="percentage" office:value="0.0177498527390536" calcext:value-type="percentage">
            <text:p>1.77%</text:p>
          </table:table-cell>
          <table:table-cell office:value-type="percentage" office:value="0.0191279352397861" calcext:value-type="percentage">
            <text:p>1.91%</text:p>
          </table:table-cell>
          <table:table-cell office:value-type="percentage" office:value="0.0219078974108849" calcext:value-type="percentage">
            <text:p>2.19%</text:p>
          </table:table-cell>
          <table:table-cell office:value-type="percentage" office:value="0.01364522417154" calcext:value-type="percentage">
            <text:p>1.36%</text:p>
          </table:table-cell>
          <table:table-cell office:value-type="percentage" office:value="0.01714107948359" calcext:value-type="percentage">
            <text:p>1.71%</text:p>
          </table:table-cell>
          <table:table-cell office:value-type="percentage" office:value="0.0182005612507875" calcext:value-type="percentage">
            <text:p>1.82%</text:p>
          </table:table-cell>
          <table:table-cell office:value-type="percentage" office:value="0.0186450064611409" calcext:value-type="percentage">
            <text:p>1.86%</text:p>
          </table:table-cell>
          <table:table-cell office:value-type="percentage" office:value="0.0168958742632613" calcext:value-type="percentage">
            <text:p>1.69%</text:p>
          </table:table-cell>
          <table:table-cell office:value-type="percentage" office:value="0.0161074850185122" calcext:value-type="percentage">
            <text:p>1.61%</text:p>
          </table:table-cell>
          <table:table-cell office:value-type="percentage" office:value="0.0149369544131911" calcext:value-type="percentage">
            <text:p>1.49%</text:p>
          </table:table-cell>
          <table:table-cell office:value-type="percentage" office:value="0.0133112856552294" calcext:value-type="percentage">
            <text:p>1.33%</text:p>
          </table:table-cell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percentage" office:value="0.0166464772771678" calcext:value-type="percentage">
            <text:p>1.66%</text:p>
          </table:table-cell>
          <table:table-cell office:value-type="percentage" office:value="0.0173620715334369" calcext:value-type="percentage">
            <text:p>1.74%</text:p>
          </table:table-cell>
          <table:table-cell office:value-type="percentage" office:value="0.0200733291001823" calcext:value-type="percentage">
            <text:p>2.01%</text:p>
          </table:table-cell>
          <table:table-cell office:value-type="percentage" office:value="0.0152992752974859" calcext:value-type="percentage">
            <text:p>1.53%</text:p>
          </table:table-cell>
          <table:table-cell office:value-type="percentage" office:value="0.0155304684089066" calcext:value-type="percentage">
            <text:p>1.55%</text:p>
          </table:table-cell>
          <table:table-cell office:value-type="percentage" office:value="0.0182464998852421" calcext:value-type="percentage">
            <text:p>1.82%</text:p>
          </table:table-cell>
          <table:table-cell office:value-type="percentage" office:value="0.0177394099225317" calcext:value-type="percentage">
            <text:p>1.77%</text:p>
          </table:table-cell>
          <table:table-cell office:value-type="percentage" office:value="0.0162773408459522" calcext:value-type="percentage">
            <text:p>1.63%</text:p>
          </table:table-cell>
          <table:table-cell office:value-type="percentage" office:value="0.0171141705332015" calcext:value-type="percentage">
            <text:p>1.71%</text:p>
          </table:table-cell>
          <table:table-cell office:value-type="percentage" office:value="0.0122956748155649" calcext:value-type="percentage">
            <text:p>1.23%</text:p>
          </table:table-cell>
          <table:table-cell office:value-type="percentage" office:value="0.014905921642095" calcext:value-type="percentage">
            <text:p>1.49%</text:p>
          </table:table-cell>
        </table:table-row>
        <table:table-row table:style-name="ro1">
          <table:table-cell office:value-type="date" office:date-value="2022-01-29" calcext:value-type="date">
            <text:p>29/01/22</text:p>
          </table:table-cell>
          <table:table-cell office:value-type="percentage" office:value="0.0180653162463828" calcext:value-type="percentage">
            <text:p>1.81%</text:p>
          </table:table-cell>
          <table:table-cell office:value-type="percentage" office:value="0.0175002797359293" calcext:value-type="percentage">
            <text:p>1.75%</text:p>
          </table:table-cell>
          <table:table-cell office:value-type="percentage" office:value="0.0203111023845365" calcext:value-type="percentage">
            <text:p>2.03%</text:p>
          </table:table-cell>
          <table:table-cell office:value-type="percentage" office:value="0.0138226882745472" calcext:value-type="percentage">
            <text:p>1.38%</text:p>
          </table:table-cell>
          <table:table-cell office:value-type="percentage" office:value="0.0156981729437372" calcext:value-type="percentage">
            <text:p>1.57%</text:p>
          </table:table-cell>
          <table:table-cell office:value-type="percentage" office:value="0.0178560546041806" calcext:value-type="percentage">
            <text:p>1.79%</text:p>
          </table:table-cell>
          <table:table-cell office:value-type="percentage" office:value="0.0179557410547368" calcext:value-type="percentage">
            <text:p>1.80%</text:p>
          </table:table-cell>
          <table:table-cell office:value-type="percentage" office:value="0.0169093083680455" calcext:value-type="percentage">
            <text:p>1.69%</text:p>
          </table:table-cell>
          <table:table-cell office:value-type="percentage" office:value="0.0172801800353641" calcext:value-type="percentage">
            <text:p>1.73%</text:p>
          </table:table-cell>
          <table:table-cell office:value-type="percentage" office:value="0.0131592266423727" calcext:value-type="percentage">
            <text:p>1.32%</text:p>
          </table:table-cell>
          <table:table-cell office:value-type="percentage" office:value="0.0137779727950856" calcext:value-type="percentage">
            <text:p>1.38%</text:p>
          </table:table-cell>
        </table:table-row>
        <table:table-row table:style-name="ro1">
          <table:table-cell office:value-type="date" office:date-value="2022-01-30" calcext:value-type="date">
            <text:p>30/01/22</text:p>
          </table:table-cell>
          <table:table-cell office:value-type="percentage" office:value="0.0159276971711113" calcext:value-type="percentage">
            <text:p>1.59%</text:p>
          </table:table-cell>
          <table:table-cell office:value-type="percentage" office:value="0.0156328905478099" calcext:value-type="percentage">
            <text:p>1.56%</text:p>
          </table:table-cell>
          <table:table-cell office:value-type="percentage" office:value="0.0201743197278912" calcext:value-type="percentage">
            <text:p>2.02%</text:p>
          </table:table-cell>
          <table:table-cell office:value-type="percentage" office:value="0.0144643523702874" calcext:value-type="percentage">
            <text:p>1.45%</text:p>
          </table:table-cell>
          <table:table-cell office:value-type="percentage" office:value="0.0148251025483673" calcext:value-type="percentage">
            <text:p>1.48%</text:p>
          </table:table-cell>
          <table:table-cell office:value-type="percentage" office:value="0.0176958282414396" calcext:value-type="percentage">
            <text:p>1.77%</text:p>
          </table:table-cell>
          <table:table-cell office:value-type="percentage" office:value="0.0147389137270841" calcext:value-type="percentage">
            <text:p>1.47%</text:p>
          </table:table-cell>
          <table:table-cell office:value-type="percentage" office:value="0.0165111561866126" calcext:value-type="percentage">
            <text:p>1.65%</text:p>
          </table:table-cell>
          <table:table-cell office:value-type="percentage" office:value="0.0168806466951973" calcext:value-type="percentage">
            <text:p>1.69%</text:p>
          </table:table-cell>
          <table:table-cell office:value-type="percentage" office:value="0.0129551820728291" calcext:value-type="percentage">
            <text:p>1.30%</text:p>
          </table:table-cell>
          <table:table-cell office:value-type="percentage" office:value="0.0137594893029676" calcext:value-type="percentage">
            <text:p>1.38%</text:p>
          </table:table-cell>
        </table:table-row>
        <table:table-row table:style-name="ro1">
          <table:table-cell office:value-type="date" office:date-value="2022-01-31" calcext:value-type="date">
            <text:p>31/01/22</text:p>
          </table:table-cell>
          <table:table-cell office:value-type="percentage" office:value="0.0163004394726328" calcext:value-type="percentage">
            <text:p>1.63%</text:p>
          </table:table-cell>
          <table:table-cell office:value-type="percentage" office:value="0.0178959728624859" calcext:value-type="percentage">
            <text:p>1.79%</text:p>
          </table:table-cell>
          <table:table-cell office:value-type="percentage" office:value="0.0220204265671204" calcext:value-type="percentage">
            <text:p>2.20%</text:p>
          </table:table-cell>
          <table:table-cell office:value-type="percentage" office:value="0.0147842056932966" calcext:value-type="percentage">
            <text:p>1.48%</text:p>
          </table:table-cell>
          <table:table-cell office:value-type="percentage" office:value="0.0164473684210526" calcext:value-type="percentage">
            <text:p>1.64%</text:p>
          </table:table-cell>
          <table:table-cell office:value-type="percentage" office:value="0.0187735993318669" calcext:value-type="percentage">
            <text:p>1.88%</text:p>
          </table:table-cell>
          <table:table-cell office:value-type="percentage" office:value="0.0185235403325059" calcext:value-type="percentage">
            <text:p>1.85%</text:p>
          </table:table-cell>
          <table:table-cell office:value-type="percentage" office:value="0.0187319884726225" calcext:value-type="percentage">
            <text:p>1.87%</text:p>
          </table:table-cell>
          <table:table-cell office:value-type="percentage" office:value="0.0176274600960793" calcext:value-type="percentage">
            <text:p>1.76%</text:p>
          </table:table-cell>
          <table:table-cell office:value-type="percentage" office:value="0.0133307194667712" calcext:value-type="percentage">
            <text:p>1.33%</text:p>
          </table:table-cell>
          <table:table-cell office:value-type="percentage" office:value="0.0154503894344734" calcext:value-type="percentage">
            <text:p>1.55%</text:p>
          </table:table-cell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percentage" office:value="0.0210494662456773" calcext:value-type="percentage">
            <text:p>2.10%</text:p>
          </table:table-cell>
          <table:table-cell office:value-type="percentage" office:value="0.0208800162965981" calcext:value-type="percentage">
            <text:p>2.09%</text:p>
          </table:table-cell>
          <table:table-cell office:value-type="percentage" office:value="0.0253849274578367" calcext:value-type="percentage">
            <text:p>2.54%</text:p>
          </table:table-cell>
          <table:table-cell office:value-type="percentage" office:value="0.0183769858308287" calcext:value-type="percentage">
            <text:p>1.84%</text:p>
          </table:table-cell>
          <table:table-cell office:value-type="percentage" office:value="0.0185768636309595" calcext:value-type="percentage">
            <text:p>1.86%</text:p>
          </table:table-cell>
          <table:table-cell office:value-type="percentage" office:value="0.0214571516510575" calcext:value-type="percentage">
            <text:p>2.15%</text:p>
          </table:table-cell>
          <table:table-cell office:value-type="percentage" office:value="0.0224568327577701" calcext:value-type="percentage">
            <text:p>2.25%</text:p>
          </table:table-cell>
          <table:table-cell office:value-type="percentage" office:value="0.0202680004479116" calcext:value-type="percentage">
            <text:p>2.03%</text:p>
          </table:table-cell>
          <table:table-cell office:value-type="percentage" office:value="0.0187661698793864" calcext:value-type="percentage">
            <text:p>1.88%</text:p>
          </table:table-cell>
          <table:table-cell office:value-type="percentage" office:value="0.016454818581003" calcext:value-type="percentage">
            <text:p>1.65%</text:p>
          </table:table-cell>
          <table:table-cell office:value-type="percentage" office:value="0.0196582548848983" calcext:value-type="percentage">
            <text:p>1.97%</text:p>
          </table:table-cell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percentage" office:value="0.0195029406184785" calcext:value-type="percentage">
            <text:p>1.95%</text:p>
          </table:table-cell>
          <table:table-cell office:value-type="percentage" office:value="0.0208119324485351" calcext:value-type="percentage">
            <text:p>2.08%</text:p>
          </table:table-cell>
          <table:table-cell office:value-type="percentage" office:value="0.0249045914151946" calcext:value-type="percentage">
            <text:p>2.49%</text:p>
          </table:table-cell>
          <table:table-cell office:value-type="percentage" office:value="0.0174929601501835" calcext:value-type="percentage">
            <text:p>1.75%</text:p>
          </table:table-cell>
          <table:table-cell office:value-type="percentage" office:value="0.0175147714940311" calcext:value-type="percentage">
            <text:p>1.75%</text:p>
          </table:table-cell>
          <table:table-cell office:value-type="percentage" office:value="0.021005686252648" calcext:value-type="percentage">
            <text:p>2.10%</text:p>
          </table:table-cell>
          <table:table-cell office:value-type="percentage" office:value="0.0187517436531027" calcext:value-type="percentage">
            <text:p>1.88%</text:p>
          </table:table-cell>
          <table:table-cell office:value-type="percentage" office:value="0.0206076618229855" calcext:value-type="percentage">
            <text:p>2.06%</text:p>
          </table:table-cell>
          <table:table-cell office:value-type="percentage" office:value="0.0200993926007731" calcext:value-type="percentage">
            <text:p>2.01%</text:p>
          </table:table-cell>
          <table:table-cell office:value-type="percentage" office:value="0.0158502108726885" calcext:value-type="percentage">
            <text:p>1.59%</text:p>
          </table:table-cell>
          <table:table-cell office:value-type="percentage" office:value="0.0184690254896486" calcext:value-type="percentage">
            <text:p>1.85%</text:p>
          </table:table-cell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office:value-type="percentage" office:value="0.0167226663577029" calcext:value-type="percentage">
            <text:p>1.67%</text:p>
          </table:table-cell>
          <table:table-cell office:value-type="percentage" office:value="0.0183770433472173" calcext:value-type="percentage">
            <text:p>1.84%</text:p>
          </table:table-cell>
          <table:table-cell office:value-type="percentage" office:value="0.0217856565982878" calcext:value-type="percentage">
            <text:p>2.18%</text:p>
          </table:table-cell>
          <table:table-cell office:value-type="percentage" office:value="0.0159266838686716" calcext:value-type="percentage">
            <text:p>1.59%</text:p>
          </table:table-cell>
          <table:table-cell office:value-type="percentage" office:value="0.0175596998661229" calcext:value-type="percentage">
            <text:p>1.76%</text:p>
          </table:table-cell>
          <table:table-cell office:value-type="percentage" office:value="0.0186892514068095" calcext:value-type="percentage">
            <text:p>1.87%</text:p>
          </table:table-cell>
          <table:table-cell office:value-type="percentage" office:value="0.0175171208518767" calcext:value-type="percentage">
            <text:p>1.75%</text:p>
          </table:table-cell>
          <table:table-cell office:value-type="percentage" office:value="0.0172299793862549" calcext:value-type="percentage">
            <text:p>1.72%</text:p>
          </table:table-cell>
          <table:table-cell office:value-type="percentage" office:value="0.0170814479638009" calcext:value-type="percentage">
            <text:p>1.71%</text:p>
          </table:table-cell>
          <table:table-cell office:value-type="percentage" office:value="0.0144713666872947" calcext:value-type="percentage">
            <text:p>1.45%</text:p>
          </table:table-cell>
          <table:table-cell office:value-type="percentage" office:value="0.0163089780518479" calcext:value-type="percentage">
            <text:p>1.63%</text:p>
          </table:table-cell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office:value-type="percentage" office:value="0.0186549976969139" calcext:value-type="percentage">
            <text:p>1.87%</text:p>
          </table:table-cell>
          <table:table-cell office:value-type="percentage" office:value="0.0168993082881166" calcext:value-type="percentage">
            <text:p>1.69%</text:p>
          </table:table-cell>
          <table:table-cell office:value-type="percentage" office:value="0.020325445550456" calcext:value-type="percentage">
            <text:p>2.03%</text:p>
          </table:table-cell>
          <table:table-cell office:value-type="percentage" office:value="0.0158452245469666" calcext:value-type="percentage">
            <text:p>1.58%</text:p>
          </table:table-cell>
          <table:table-cell office:value-type="percentage" office:value="0.0156520128426772" calcext:value-type="percentage">
            <text:p>1.57%</text:p>
          </table:table-cell>
          <table:table-cell office:value-type="percentage" office:value="0.0169930101263554" calcext:value-type="percentage">
            <text:p>1.70%</text:p>
          </table:table-cell>
          <table:table-cell office:value-type="percentage" office:value="0.0172337516087516" calcext:value-type="percentage">
            <text:p>1.72%</text:p>
          </table:table-cell>
          <table:table-cell office:value-type="percentage" office:value="0.0164004508180794" calcext:value-type="percentage">
            <text:p>1.64%</text:p>
          </table:table-cell>
          <table:table-cell office:value-type="percentage" office:value="0.015324949167859" calcext:value-type="percentage">
            <text:p>1.53%</text:p>
          </table:table-cell>
          <table:table-cell office:value-type="percentage" office:value="0.0118584574518547" calcext:value-type="percentage">
            <text:p>1.19%</text:p>
          </table:table-cell>
          <table:table-cell office:value-type="percentage" office:value="0.0156420516551473" calcext:value-type="percentage">
            <text:p>1.56%</text:p>
          </table:table-cell>
        </table:table-row>
        <table:table-row table:style-name="ro1">
          <table:table-cell office:value-type="date" office:date-value="2022-02-05" calcext:value-type="date">
            <text:p>05/02/22</text:p>
          </table:table-cell>
          <table:table-cell office:value-type="percentage" office:value="0.0159857904085258" calcext:value-type="percentage">
            <text:p>1.60%</text:p>
          </table:table-cell>
          <table:table-cell office:value-type="percentage" office:value="0.0152240393564686" calcext:value-type="percentage">
            <text:p>1.52%</text:p>
          </table:table-cell>
          <table:table-cell office:value-type="percentage" office:value="0.0184215587801594" calcext:value-type="percentage">
            <text:p>1.84%</text:p>
          </table:table-cell>
          <table:table-cell office:value-type="percentage" office:value="0.01670184454437" calcext:value-type="percentage">
            <text:p>1.67%</text:p>
          </table:table-cell>
          <table:table-cell office:value-type="percentage" office:value="0.0156154218422326" calcext:value-type="percentage">
            <text:p>1.56%</text:p>
          </table:table-cell>
          <table:table-cell office:value-type="percentage" office:value="0.0167033334927543" calcext:value-type="percentage">
            <text:p>1.67%</text:p>
          </table:table-cell>
          <table:table-cell office:value-type="percentage" office:value="0.015796878997186" calcext:value-type="percentage">
            <text:p>1.58%</text:p>
          </table:table-cell>
          <table:table-cell office:value-type="percentage" office:value="0.0154994725310395" calcext:value-type="percentage">
            <text:p>1.55%</text:p>
          </table:table-cell>
          <table:table-cell office:value-type="percentage" office:value="0.0164781014704143" calcext:value-type="percentage">
            <text:p>1.65%</text:p>
          </table:table-cell>
          <table:table-cell office:value-type="percentage" office:value="0.0134278069566941" calcext:value-type="percentage">
            <text:p>1.34%</text:p>
          </table:table-cell>
          <table:table-cell office:value-type="percentage" office:value="0.0148138715565177" calcext:value-type="percentage">
            <text:p>1.48%</text:p>
          </table:table-cell>
        </table:table-row>
        <table:table-row table:style-name="ro1">
          <table:table-cell office:value-type="date" office:date-value="2022-02-06" calcext:value-type="date">
            <text:p>06/02/22</text:p>
          </table:table-cell>
          <table:table-cell office:value-type="percentage" office:value="0.0154276043921445" calcext:value-type="percentage">
            <text:p>1.54%</text:p>
          </table:table-cell>
          <table:table-cell office:value-type="percentage" office:value="0.016841612195797" calcext:value-type="percentage">
            <text:p>1.68%</text:p>
          </table:table-cell>
          <table:table-cell office:value-type="percentage" office:value="0.0196808070784752" calcext:value-type="percentage">
            <text:p>1.97%</text:p>
          </table:table-cell>
          <table:table-cell office:value-type="percentage" office:value="0.0148785515819665" calcext:value-type="percentage">
            <text:p>1.49%</text:p>
          </table:table-cell>
          <table:table-cell office:value-type="percentage" office:value="0.013950839897504" calcext:value-type="percentage">
            <text:p>1.40%</text:p>
          </table:table-cell>
          <table:table-cell office:value-type="percentage" office:value="0.0176689901118496" calcext:value-type="percentage">
            <text:p>1.77%</text:p>
          </table:table-cell>
          <table:table-cell office:value-type="percentage" office:value="0.0172474190690103" calcext:value-type="percentage">
            <text:p>1.72%</text:p>
          </table:table-cell>
          <table:table-cell office:value-type="percentage" office:value="0.0166712538827508" calcext:value-type="percentage">
            <text:p>1.67%</text:p>
          </table:table-cell>
          <table:table-cell office:value-type="percentage" office:value="0.0151357195258504" calcext:value-type="percentage">
            <text:p>1.51%</text:p>
          </table:table-cell>
          <table:table-cell office:value-type="percentage" office:value="0.013652706248178" calcext:value-type="percentage">
            <text:p>1.37%</text:p>
          </table:table-cell>
          <table:table-cell office:value-type="percentage" office:value="0.0148477476721752" calcext:value-type="percentage">
            <text:p>1.48%</text:p>
          </table:table-cell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percentage" office:value="0.0153474941655789" calcext:value-type="percentage">
            <text:p>1.53%</text:p>
          </table:table-cell>
          <table:table-cell office:value-type="percentage" office:value="0.0159047842101901" calcext:value-type="percentage">
            <text:p>1.59%</text:p>
          </table:table-cell>
          <table:table-cell office:value-type="percentage" office:value="0.021487636970956" calcext:value-type="percentage">
            <text:p>2.15%</text:p>
          </table:table-cell>
          <table:table-cell office:value-type="percentage" office:value="0.014845287068503" calcext:value-type="percentage">
            <text:p>1.48%</text:p>
          </table:table-cell>
          <table:table-cell office:value-type="percentage" office:value="0.0137478518981409" calcext:value-type="percentage">
            <text:p>1.37%</text:p>
          </table:table-cell>
          <table:table-cell office:value-type="percentage" office:value="0.0162677442752046" calcext:value-type="percentage">
            <text:p>1.63%</text:p>
          </table:table-cell>
          <table:table-cell office:value-type="percentage" office:value="0.0173781793705509" calcext:value-type="percentage">
            <text:p>1.74%</text:p>
          </table:table-cell>
          <table:table-cell office:value-type="percentage" office:value="0.0147157986593154" calcext:value-type="percentage">
            <text:p>1.47%</text:p>
          </table:table-cell>
          <table:table-cell office:value-type="percentage" office:value="0.0143269742342479" calcext:value-type="percentage">
            <text:p>1.43%</text:p>
          </table:table-cell>
          <table:table-cell office:value-type="percentage" office:value="0.0126252891287587" calcext:value-type="percentage">
            <text:p>1.26%</text:p>
          </table:table-cell>
          <table:table-cell office:value-type="percentage" office:value="0.0165624611817316" calcext:value-type="percentage">
            <text:p>1.66%</text:p>
          </table:table-cell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percentage" office:value="0.0184950995889978" calcext:value-type="percentage">
            <text:p>1.85%</text:p>
          </table:table-cell>
          <table:table-cell office:value-type="percentage" office:value="0.0168617251842219" calcext:value-type="percentage">
            <text:p>1.69%</text:p>
          </table:table-cell>
          <table:table-cell office:value-type="percentage" office:value="0.0214935643666964" calcext:value-type="percentage">
            <text:p>2.15%</text:p>
          </table:table-cell>
          <table:table-cell office:value-type="percentage" office:value="0.0173959827833572" calcext:value-type="percentage">
            <text:p>1.74%</text:p>
          </table:table-cell>
          <table:table-cell office:value-type="percentage" office:value="0.0158835837930379" calcext:value-type="percentage">
            <text:p>1.59%</text:p>
          </table:table-cell>
          <table:table-cell office:value-type="percentage" office:value="0.0175603528319406" calcext:value-type="percentage">
            <text:p>1.76%</text:p>
          </table:table-cell>
          <table:table-cell office:value-type="percentage" office:value="0.0177112281720519" calcext:value-type="percentage">
            <text:p>1.77%</text:p>
          </table:table-cell>
          <table:table-cell office:value-type="percentage" office:value="0.0177514792899408" calcext:value-type="percentage">
            <text:p>1.78%</text:p>
          </table:table-cell>
          <table:table-cell office:value-type="percentage" office:value="0.0177008214106668" calcext:value-type="percentage">
            <text:p>1.77%</text:p>
          </table:table-cell>
          <table:table-cell office:value-type="percentage" office:value="0.0153455185221386" calcext:value-type="percentage">
            <text:p>1.53%</text:p>
          </table:table-cell>
          <table:table-cell office:value-type="percentage" office:value="0.0164648307896483" calcext:value-type="percentage">
            <text:p>1.65%</text:p>
          </table:table-cell>
        </table:table-row>
        <table:table-row table:style-name="ro1">
          <table:table-cell office:value-type="date" office:date-value="2022-02-09" calcext:value-type="date">
            <text:p>09/02/22</text:p>
          </table:table-cell>
          <table:table-cell office:value-type="percentage" office:value="0.0156318018124975" calcext:value-type="percentage">
            <text:p>1.56%</text:p>
          </table:table-cell>
          <table:table-cell office:value-type="percentage" office:value="0.0173365021431906" calcext:value-type="percentage">
            <text:p>1.73%</text:p>
          </table:table-cell>
          <table:table-cell office:value-type="percentage" office:value="0.0214888245797673" calcext:value-type="percentage">
            <text:p>2.15%</text:p>
          </table:table-cell>
          <table:table-cell office:value-type="percentage" office:value="0.0150307859471206" calcext:value-type="percentage">
            <text:p>1.50%</text:p>
          </table:table-cell>
          <table:table-cell office:value-type="percentage" office:value="0.0156677048242548" calcext:value-type="percentage">
            <text:p>1.57%</text:p>
          </table:table-cell>
          <table:table-cell office:value-type="percentage" office:value="0.016733168807805" calcext:value-type="percentage">
            <text:p>1.67%</text:p>
          </table:table-cell>
          <table:table-cell office:value-type="percentage" office:value="0.0173991918858745" calcext:value-type="percentage">
            <text:p>1.74%</text:p>
          </table:table-cell>
          <table:table-cell office:value-type="percentage" office:value="0.0167206893825599" calcext:value-type="percentage">
            <text:p>1.67%</text:p>
          </table:table-cell>
          <table:table-cell office:value-type="percentage" office:value="0.0135855813772432" calcext:value-type="percentage">
            <text:p>1.36%</text:p>
          </table:table-cell>
          <table:table-cell office:value-type="percentage" office:value="0.0141390664342437" calcext:value-type="percentage">
            <text:p>1.41%</text:p>
          </table:table-cell>
          <table:table-cell office:value-type="percentage" office:value="0.0170346481435541" calcext:value-type="percentage">
            <text:p>1.70%</text:p>
          </table:table-cell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percentage" office:value="0.0147863315626734" calcext:value-type="percentage">
            <text:p>1.48%</text:p>
          </table:table-cell>
          <table:table-cell office:value-type="percentage" office:value="0.015578874787218" calcext:value-type="percentage">
            <text:p>1.56%</text:p>
          </table:table-cell>
          <table:table-cell office:value-type="percentage" office:value="0.0200306570552656" calcext:value-type="percentage">
            <text:p>2.00%</text:p>
          </table:table-cell>
          <table:table-cell office:value-type="percentage" office:value="0.0139401025272057" calcext:value-type="percentage">
            <text:p>1.39%</text:p>
          </table:table-cell>
          <table:table-cell office:value-type="percentage" office:value="0.0148780255686324" calcext:value-type="percentage">
            <text:p>1.49%</text:p>
          </table:table-cell>
          <table:table-cell office:value-type="percentage" office:value="0.0171564641654083" calcext:value-type="percentage">
            <text:p>1.72%</text:p>
          </table:table-cell>
          <table:table-cell office:value-type="percentage" office:value="0.0171150153808039" calcext:value-type="percentage">
            <text:p>1.71%</text:p>
          </table:table-cell>
          <table:table-cell office:value-type="percentage" office:value="0.0148151090280812" calcext:value-type="percentage">
            <text:p>1.48%</text:p>
          </table:table-cell>
          <table:table-cell office:value-type="percentage" office:value="0.0136843728317015" calcext:value-type="percentage">
            <text:p>1.37%</text:p>
          </table:table-cell>
          <table:table-cell office:value-type="percentage" office:value="0.0125986567969018" calcext:value-type="percentage">
            <text:p>1.26%</text:p>
          </table:table-cell>
          <table:table-cell office:value-type="percentage" office:value="0.0163404114134041" calcext:value-type="percentage">
            <text:p>1.63%</text:p>
          </table:table-cell>
        </table:table-row>
        <table:table-row table:style-name="ro1">
          <table:table-cell office:value-type="date" office:date-value="2022-02-11" calcext:value-type="date">
            <text:p>11/02/22</text:p>
          </table:table-cell>
          <table:table-cell office:value-type="percentage" office:value="0.014612703944242" calcext:value-type="percentage">
            <text:p>1.46%</text:p>
          </table:table-cell>
          <table:table-cell office:value-type="percentage" office:value="0.0144341428786542" calcext:value-type="percentage">
            <text:p>1.44%</text:p>
          </table:table-cell>
          <table:table-cell office:value-type="percentage" office:value="0.0192128912302448" calcext:value-type="percentage">
            <text:p>1.92%</text:p>
          </table:table-cell>
          <table:table-cell office:value-type="percentage" office:value="0.0129940443963184" calcext:value-type="percentage">
            <text:p>1.30%</text:p>
          </table:table-cell>
          <table:table-cell office:value-type="percentage" office:value="0.0146481903315616" calcext:value-type="percentage">
            <text:p>1.46%</text:p>
          </table:table-cell>
          <table:table-cell office:value-type="percentage" office:value="0.0153657037492317" calcext:value-type="percentage">
            <text:p>1.54%</text:p>
          </table:table-cell>
          <table:table-cell office:value-type="percentage" office:value="0.0160727917964801" calcext:value-type="percentage">
            <text:p>1.61%</text:p>
          </table:table-cell>
          <table:table-cell office:value-type="percentage" office:value="0.0157386431381901" calcext:value-type="percentage">
            <text:p>1.57%</text:p>
          </table:table-cell>
          <table:table-cell office:value-type="percentage" office:value="0.0137771323154218" calcext:value-type="percentage">
            <text:p>1.38%</text:p>
          </table:table-cell>
          <table:table-cell office:value-type="percentage" office:value="0.0127254997562165" calcext:value-type="percentage">
            <text:p>1.27%</text:p>
          </table:table-cell>
          <table:table-cell office:value-type="percentage" office:value="0.017390587653507" calcext:value-type="percentage">
            <text:p>1.74%</text:p>
          </table:table-cell>
        </table:table-row>
        <table:table-row table:style-name="ro1">
          <table:table-cell office:value-type="date" office:date-value="2022-02-12" calcext:value-type="date">
            <text:p>12/02/22</text:p>
          </table:table-cell>
          <table:table-cell office:value-type="percentage" office:value="0.0166325379246939" calcext:value-type="percentage">
            <text:p>1.66%</text:p>
          </table:table-cell>
          <table:table-cell office:value-type="percentage" office:value="0.0162629364267031" calcext:value-type="percentage">
            <text:p>1.63%</text:p>
          </table:table-cell>
          <table:table-cell office:value-type="percentage" office:value="0.0189712670332825" calcext:value-type="percentage">
            <text:p>1.90%</text:p>
          </table:table-cell>
          <table:table-cell office:value-type="percentage" office:value="0.0157200336857865" calcext:value-type="percentage">
            <text:p>1.57%</text:p>
          </table:table-cell>
          <table:table-cell office:value-type="percentage" office:value="0.015067721959135" calcext:value-type="percentage">
            <text:p>1.51%</text:p>
          </table:table-cell>
          <table:table-cell office:value-type="percentage" office:value="0.0165227233581851" calcext:value-type="percentage">
            <text:p>1.65%</text:p>
          </table:table-cell>
          <table:table-cell office:value-type="percentage" office:value="0.0172958735733099" calcext:value-type="percentage">
            <text:p>1.73%</text:p>
          </table:table-cell>
          <table:table-cell office:value-type="percentage" office:value="0.0158175158175158" calcext:value-type="percentage">
            <text:p>1.58%</text:p>
          </table:table-cell>
          <table:table-cell office:value-type="percentage" office:value="0.0174190680192378" calcext:value-type="percentage">
            <text:p>1.74%</text:p>
          </table:table-cell>
          <table:table-cell office:value-type="percentage" office:value="0.0125943300020396" calcext:value-type="percentage">
            <text:p>1.26%</text:p>
          </table:table-cell>
          <table:table-cell office:value-type="percentage" office:value="0.0157118055555556" calcext:value-type="percentage">
            <text:p>1.57%</text:p>
          </table:table-cell>
        </table:table-row>
        <table:table-row table:style-name="ro1">
          <table:table-cell office:value-type="date" office:date-value="2022-02-13" calcext:value-type="date">
            <text:p>13/02/22</text:p>
          </table:table-cell>
          <table:table-cell office:value-type="percentage" office:value="0.0162391436073521" calcext:value-type="percentage">
            <text:p>1.62%</text:p>
          </table:table-cell>
          <table:table-cell office:value-type="percentage" office:value="0.0159395973154362" calcext:value-type="percentage">
            <text:p>1.59%</text:p>
          </table:table-cell>
          <table:table-cell office:value-type="percentage" office:value="0.0196573875802998" calcext:value-type="percentage">
            <text:p>1.97%</text:p>
          </table:table-cell>
          <table:table-cell office:value-type="percentage" office:value="0.0170418299462317" calcext:value-type="percentage">
            <text:p>1.70%</text:p>
          </table:table-cell>
          <table:table-cell office:value-type="percentage" office:value="0.016474358974359" calcext:value-type="percentage">
            <text:p>1.65%</text:p>
          </table:table-cell>
          <table:table-cell office:value-type="percentage" office:value="0.0173555091582044" calcext:value-type="percentage">
            <text:p>1.74%</text:p>
          </table:table-cell>
          <table:table-cell office:value-type="percentage" office:value="0.0186526544967342" calcext:value-type="percentage">
            <text:p>1.87%</text:p>
          </table:table-cell>
          <table:table-cell office:value-type="percentage" office:value="0.0170224696599511" calcext:value-type="percentage">
            <text:p>1.70%</text:p>
          </table:table-cell>
          <table:table-cell office:value-type="percentage" office:value="0.0164270238329722" calcext:value-type="percentage">
            <text:p>1.64%</text:p>
          </table:table-cell>
          <table:table-cell office:value-type="percentage" office:value="0.0147058823529412" calcext:value-type="percentage">
            <text:p>1.47%</text:p>
          </table:table-cell>
          <table:table-cell office:value-type="percentage" office:value="0.0170700636942675" calcext:value-type="percentage">
            <text:p>1.71%</text:p>
          </table:table-cell>
        </table:table-row>
        <table:table-row table:style-name="ro1">
          <table:table-cell office:value-type="date" office:date-value="2022-02-14" calcext:value-type="date">
            <text:p>14/02/22</text:p>
          </table:table-cell>
          <table:table-cell office:value-type="percentage" office:value="0.01543007222587" calcext:value-type="percentage">
            <text:p>1.54%</text:p>
          </table:table-cell>
          <table:table-cell office:value-type="percentage" office:value="0.0153664828322363" calcext:value-type="percentage">
            <text:p>1.54%</text:p>
          </table:table-cell>
          <table:table-cell office:value-type="percentage" office:value="0.01875" calcext:value-type="percentage">
            <text:p>1.88%</text:p>
          </table:table-cell>
          <table:table-cell office:value-type="percentage" office:value="0.0158627686064742" calcext:value-type="percentage">
            <text:p>1.59%</text:p>
          </table:table-cell>
          <table:table-cell office:value-type="percentage" office:value="0.0156505260406456" calcext:value-type="percentage">
            <text:p>1.57%</text:p>
          </table:table-cell>
          <table:table-cell office:value-type="percentage" office:value="0.0164032638780719" calcext:value-type="percentage">
            <text:p>1.64%</text:p>
          </table:table-cell>
          <table:table-cell office:value-type="percentage" office:value="0.0154944844736339" calcext:value-type="percentage">
            <text:p>1.55%</text:p>
          </table:table-cell>
          <table:table-cell office:value-type="percentage" office:value="0.0157975958414555" calcext:value-type="percentage">
            <text:p>1.58%</text:p>
          </table:table-cell>
          <table:table-cell office:value-type="percentage" office:value="0.0160284247927359" calcext:value-type="percentage">
            <text:p>1.60%</text:p>
          </table:table-cell>
          <table:table-cell office:value-type="percentage" office:value="0.0127309036445332" calcext:value-type="percentage">
            <text:p>1.27%</text:p>
          </table:table-cell>
          <table:table-cell office:value-type="percentage" office:value="0.0167835139154451" calcext:value-type="percentage">
            <text:p>1.68%</text:p>
          </table:table-cell>
        </table:table-row>
        <table:table-row table:style-name="ro1">
          <table:table-cell office:value-type="date" office:date-value="2022-02-15" calcext:value-type="date">
            <text:p>15/02/22</text:p>
          </table:table-cell>
          <table:table-cell office:value-type="percentage" office:value="0.015865966895438" calcext:value-type="percentage">
            <text:p>1.59%</text:p>
          </table:table-cell>
          <table:table-cell office:value-type="percentage" office:value="0.0162026321010515" calcext:value-type="percentage">
            <text:p>1.62%</text:p>
          </table:table-cell>
          <table:table-cell office:value-type="percentage" office:value="0.0205824995760556" calcext:value-type="percentage">
            <text:p>2.06%</text:p>
          </table:table-cell>
          <table:table-cell office:value-type="percentage" office:value="0.0151837792796963" calcext:value-type="percentage">
            <text:p>1.52%</text:p>
          </table:table-cell>
          <table:table-cell office:value-type="percentage" office:value="0.0150256376971506" calcext:value-type="percentage">
            <text:p>1.50%</text:p>
          </table:table-cell>
          <table:table-cell office:value-type="percentage" office:value="0.0166789160482705" calcext:value-type="percentage">
            <text:p>1.67%</text:p>
          </table:table-cell>
          <table:table-cell office:value-type="percentage" office:value="0.0179782832419717" calcext:value-type="percentage">
            <text:p>1.80%</text:p>
          </table:table-cell>
          <table:table-cell office:value-type="percentage" office:value="0.016286248070831" calcext:value-type="percentage">
            <text:p>1.63%</text:p>
          </table:table-cell>
          <table:table-cell office:value-type="percentage" office:value="0.015236281395072" calcext:value-type="percentage">
            <text:p>1.52%</text:p>
          </table:table-cell>
          <table:table-cell office:value-type="percentage" office:value="0.0157091340216371" calcext:value-type="percentage">
            <text:p>1.57%</text:p>
          </table:table-cell>
          <table:table-cell office:value-type="percentage" office:value="0.0175743203184552" calcext:value-type="percentage">
            <text:p>1.76%</text:p>
          </table:table-cell>
        </table:table-row>
        <table:table-row table:style-name="ro1">
          <table:table-cell office:value-type="date" office:date-value="2022-02-16" calcext:value-type="date">
            <text:p>16/02/22</text:p>
          </table:table-cell>
          <table:table-cell office:value-type="percentage" office:value="0.0150741248287031" calcext:value-type="percentage">
            <text:p>1.51%</text:p>
          </table:table-cell>
          <table:table-cell office:value-type="percentage" office:value="0.0159570886729358" calcext:value-type="percentage">
            <text:p>1.60%</text:p>
          </table:table-cell>
          <table:table-cell office:value-type="percentage" office:value="0.0221691973969631" calcext:value-type="percentage">
            <text:p>2.22%</text:p>
          </table:table-cell>
          <table:table-cell office:value-type="percentage" office:value="0.0139750115687182" calcext:value-type="percentage">
            <text:p>1.40%</text:p>
          </table:table-cell>
          <table:table-cell office:value-type="percentage" office:value="0.0164041565910725" calcext:value-type="percentage">
            <text:p>1.64%</text:p>
          </table:table-cell>
          <table:table-cell office:value-type="percentage" office:value="0.01769505600618" calcext:value-type="percentage">
            <text:p>1.77%</text:p>
          </table:table-cell>
          <table:table-cell office:value-type="percentage" office:value="0.0179190009836206" calcext:value-type="percentage">
            <text:p>1.79%</text:p>
          </table:table-cell>
          <table:table-cell office:value-type="percentage" office:value="0.0156974817760106" calcext:value-type="percentage">
            <text:p>1.57%</text:p>
          </table:table-cell>
          <table:table-cell office:value-type="percentage" office:value="0.0169210217382504" calcext:value-type="percentage">
            <text:p>1.69%</text:p>
          </table:table-cell>
          <table:table-cell office:value-type="percentage" office:value="0.0146661327460206" calcext:value-type="percentage">
            <text:p>1.47%</text:p>
          </table:table-cell>
          <table:table-cell office:value-type="percentage" office:value="0.0171350822739062" calcext:value-type="percentage">
            <text:p>1.71%</text:p>
          </table:table-cell>
        </table:table-row>
        <table:table-row table:style-name="ro1">
          <table:table-cell office:value-type="date" office:date-value="2022-02-17" calcext:value-type="date">
            <text:p>17/02/22</text:p>
          </table:table-cell>
          <table:table-cell office:value-type="percentage" office:value="0.0148380355276907" calcext:value-type="percentage">
            <text:p>1.48%</text:p>
          </table:table-cell>
          <table:table-cell office:value-type="percentage" office:value="0.0148887880163414" calcext:value-type="percentage">
            <text:p>1.49%</text:p>
          </table:table-cell>
          <table:table-cell office:value-type="percentage" office:value="0.0177660510114336" calcext:value-type="percentage">
            <text:p>1.78%</text:p>
          </table:table-cell>
          <table:table-cell office:value-type="percentage" office:value="0.0145368171021378" calcext:value-type="percentage">
            <text:p>1.45%</text:p>
          </table:table-cell>
          <table:table-cell office:value-type="percentage" office:value="0.014752092084808" calcext:value-type="percentage">
            <text:p>1.48%</text:p>
          </table:table-cell>
          <table:table-cell office:value-type="percentage" office:value="0.0154172002758349" calcext:value-type="percentage">
            <text:p>1.54%</text:p>
          </table:table-cell>
          <table:table-cell office:value-type="percentage" office:value="0.0152872724054778" calcext:value-type="percentage">
            <text:p>1.53%</text:p>
          </table:table-cell>
          <table:table-cell office:value-type="percentage" office:value="0.0129217217882666" calcext:value-type="percentage">
            <text:p>1.29%</text:p>
          </table:table-cell>
          <table:table-cell office:value-type="percentage" office:value="0.0132185549345192" calcext:value-type="percentage">
            <text:p>1.32%</text:p>
          </table:table-cell>
          <table:table-cell office:value-type="percentage" office:value="0.0133430247650693" calcext:value-type="percentage">
            <text:p>1.33%</text:p>
          </table:table-cell>
          <table:table-cell office:value-type="percentage" office:value="0.0148315951444691" calcext:value-type="percentage">
            <text:p>1.48%</text:p>
          </table:table-cell>
        </table:table-row>
        <table:table-row table:style-name="ro1">
          <table:table-cell office:value-type="date" office:date-value="2022-02-18" calcext:value-type="date">
            <text:p>18/02/22</text:p>
          </table:table-cell>
          <table:table-cell office:value-type="percentage" office:value="0.0150403372927393" calcext:value-type="percentage">
            <text:p>1.50%</text:p>
          </table:table-cell>
          <table:table-cell office:value-type="percentage" office:value="0.0139199213513272" calcext:value-type="percentage">
            <text:p>1.39%</text:p>
          </table:table-cell>
          <table:table-cell office:value-type="percentage" office:value="0.0168483647175421" calcext:value-type="percentage">
            <text:p>1.68%</text:p>
          </table:table-cell>
          <table:table-cell office:value-type="percentage" office:value="0.0143871449925262" calcext:value-type="percentage">
            <text:p>1.44%</text:p>
          </table:table-cell>
          <table:table-cell office:value-type="percentage" office:value="0.0128116910776893" calcext:value-type="percentage">
            <text:p>1.28%</text:p>
          </table:table-cell>
          <table:table-cell office:value-type="percentage" office:value="0.0142988759904183" calcext:value-type="percentage">
            <text:p>1.43%</text:p>
          </table:table-cell>
          <table:table-cell office:value-type="percentage" office:value="0.0138758590596706" calcext:value-type="percentage">
            <text:p>1.39%</text:p>
          </table:table-cell>
          <table:table-cell office:value-type="percentage" office:value="0.0142185903983657" calcext:value-type="percentage">
            <text:p>1.42%</text:p>
          </table:table-cell>
          <table:table-cell office:value-type="percentage" office:value="0.0135828191361487" calcext:value-type="percentage">
            <text:p>1.36%</text:p>
          </table:table-cell>
          <table:table-cell office:value-type="percentage" office:value="0.0111026999747666" calcext:value-type="percentage">
            <text:p>1.11%</text:p>
          </table:table-cell>
          <table:table-cell office:value-type="percentage" office:value="0.0166149662176518" calcext:value-type="percentage">
            <text:p>1.66%</text:p>
          </table:table-cell>
        </table:table-row>
        <table:table-row table:style-name="ro1">
          <table:table-cell office:value-type="date" office:date-value="2022-02-19" calcext:value-type="date">
            <text:p>19/02/22</text:p>
          </table:table-cell>
          <table:table-cell office:value-type="percentage" office:value="0.0128833557454561" calcext:value-type="percentage">
            <text:p>1.29%</text:p>
          </table:table-cell>
          <table:table-cell office:value-type="percentage" office:value="0.0142529290977171" calcext:value-type="percentage">
            <text:p>1.43%</text:p>
          </table:table-cell>
          <table:table-cell office:value-type="percentage" office:value="0.0169460049213055" calcext:value-type="percentage">
            <text:p>1.69%</text:p>
          </table:table-cell>
          <table:table-cell office:value-type="percentage" office:value="0.0108270676691729" calcext:value-type="percentage">
            <text:p>1.08%</text:p>
          </table:table-cell>
          <table:table-cell office:value-type="percentage" office:value="0.0120294514155346" calcext:value-type="percentage">
            <text:p>1.20%</text:p>
          </table:table-cell>
          <table:table-cell office:value-type="percentage" office:value="0.0130718954248366" calcext:value-type="percentage">
            <text:p>1.31%</text:p>
          </table:table-cell>
          <table:table-cell office:value-type="percentage" office:value="0.0138572425017438" calcext:value-type="percentage">
            <text:p>1.39%</text:p>
          </table:table-cell>
          <table:table-cell office:value-type="percentage" office:value="0.0128608923884514" calcext:value-type="percentage">
            <text:p>1.29%</text:p>
          </table:table-cell>
          <table:table-cell office:value-type="percentage" office:value="0.0129367207115196" calcext:value-type="percentage">
            <text:p>1.29%</text:p>
          </table:table-cell>
          <table:table-cell office:value-type="percentage" office:value="0.0110002146383344" calcext:value-type="percentage">
            <text:p>1.10%</text:p>
          </table:table-cell>
          <table:table-cell office:value-type="percentage" office:value="0.0138907865373229" calcext:value-type="percentage">
            <text:p>1.39%</text:p>
          </table:table-cell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 office:value-type="percentage" office:value="0.0147885857113101" calcext:value-type="percentage">
            <text:p>1.48%</text:p>
          </table:table-cell>
          <table:table-cell office:value-type="percentage" office:value="0.0153737207602339" calcext:value-type="percentage">
            <text:p>1.54%</text:p>
          </table:table-cell>
          <table:table-cell office:value-type="percentage" office:value="0.0200052994170641" calcext:value-type="percentage">
            <text:p>2.00%</text:p>
          </table:table-cell>
          <table:table-cell office:value-type="percentage" office:value="0.0150361629234869" calcext:value-type="percentage">
            <text:p>1.50%</text:p>
          </table:table-cell>
          <table:table-cell office:value-type="percentage" office:value="0.0144786674263498" calcext:value-type="percentage">
            <text:p>1.45%</text:p>
          </table:table-cell>
          <table:table-cell office:value-type="percentage" office:value="0.0158210447388153" calcext:value-type="percentage">
            <text:p>1.58%</text:p>
          </table:table-cell>
          <table:table-cell office:value-type="percentage" office:value="0.0155825210529806" calcext:value-type="percentage">
            <text:p>1.56%</text:p>
          </table:table-cell>
          <table:table-cell office:value-type="percentage" office:value="0.0133762275651879" calcext:value-type="percentage">
            <text:p>1.34%</text:p>
          </table:table-cell>
          <table:table-cell office:value-type="percentage" office:value="0.0148486344192168" calcext:value-type="percentage">
            <text:p>1.48%</text:p>
          </table:table-cell>
          <table:table-cell office:value-type="percentage" office:value="0.0133732637992461" calcext:value-type="percentage">
            <text:p>1.34%</text:p>
          </table:table-cell>
          <table:table-cell office:value-type="percentage" office:value="0.0168978230337079" calcext:value-type="percentage">
            <text:p>1.69%</text:p>
          </table:table-cell>
        </table:table-row>
        <table:table-row table:style-name="ro1">
          <table:table-cell office:value-type="date" office:date-value="2022-02-21" calcext:value-type="date">
            <text:p>21/02/22</text:p>
          </table:table-cell>
          <table:table-cell office:value-type="percentage" office:value="0.0156391100894836" calcext:value-type="percentage">
            <text:p>1.56%</text:p>
          </table:table-cell>
          <table:table-cell office:value-type="percentage" office:value="0.01426140688667" calcext:value-type="percentage">
            <text:p>1.43%</text:p>
          </table:table-cell>
          <table:table-cell office:value-type="percentage" office:value="0.0194884287454324" calcext:value-type="percentage">
            <text:p>1.95%</text:p>
          </table:table-cell>
          <table:table-cell office:value-type="percentage" office:value="0.0142952444486801" calcext:value-type="percentage">
            <text:p>1.43%</text:p>
          </table:table-cell>
          <table:table-cell office:value-type="percentage" office:value="0.0133289234331073" calcext:value-type="percentage">
            <text:p>1.33%</text:p>
          </table:table-cell>
          <table:table-cell office:value-type="percentage" office:value="0.0152980546464164" calcext:value-type="percentage">
            <text:p>1.53%</text:p>
          </table:table-cell>
          <table:table-cell office:value-type="percentage" office:value="0.0145771953739941" calcext:value-type="percentage">
            <text:p>1.46%</text:p>
          </table:table-cell>
          <table:table-cell office:value-type="percentage" office:value="0.0148568117861281" calcext:value-type="percentage">
            <text:p>1.49%</text:p>
          </table:table-cell>
          <table:table-cell office:value-type="percentage" office:value="0.0142652769262211" calcext:value-type="percentage">
            <text:p>1.43%</text:p>
          </table:table-cell>
          <table:table-cell office:value-type="percentage" office:value="0.0106108993509838" calcext:value-type="percentage">
            <text:p>1.06%</text:p>
          </table:table-cell>
          <table:table-cell office:value-type="percentage" office:value="0.0161912104857363" calcext:value-type="percentage">
            <text:p>1.62%</text:p>
          </table:table-cell>
        </table:table-row>
        <table:table-row table:style-name="ro1">
          <table:table-cell office:value-type="date" office:date-value="2022-02-22" calcext:value-type="date">
            <text:p>22/02/22</text:p>
          </table:table-cell>
          <table:table-cell office:value-type="percentage" office:value="0.0152218222819723" calcext:value-type="percentage">
            <text:p>1.52%</text:p>
          </table:table-cell>
          <table:table-cell office:value-type="percentage" office:value="0.0163690476190476" calcext:value-type="percentage">
            <text:p>1.64%</text:p>
          </table:table-cell>
          <table:table-cell office:value-type="percentage" office:value="0.0199269645191831" calcext:value-type="percentage">
            <text:p>1.99%</text:p>
          </table:table-cell>
          <table:table-cell office:value-type="percentage" office:value="0.014487079091621" calcext:value-type="percentage">
            <text:p>1.45%</text:p>
          </table:table-cell>
          <table:table-cell office:value-type="percentage" office:value="0.0141488375287613" calcext:value-type="percentage">
            <text:p>1.41%</text:p>
          </table:table-cell>
          <table:table-cell office:value-type="percentage" office:value="0.0156107930897589" calcext:value-type="percentage">
            <text:p>1.56%</text:p>
          </table:table-cell>
          <table:table-cell office:value-type="percentage" office:value="0.0157581017196885" calcext:value-type="percentage">
            <text:p>1.58%</text:p>
          </table:table-cell>
          <table:table-cell office:value-type="percentage" office:value="0.0143241600833406" calcext:value-type="percentage">
            <text:p>1.43%</text:p>
          </table:table-cell>
          <table:table-cell office:value-type="percentage" office:value="0.0147952554591559" calcext:value-type="percentage">
            <text:p>1.48%</text:p>
          </table:table-cell>
          <table:table-cell office:value-type="percentage" office:value="0.0129367477864376" calcext:value-type="percentage">
            <text:p>1.29%</text:p>
          </table:table-cell>
          <table:table-cell office:value-type="percentage" office:value="0.0181361975612977" calcext:value-type="percentage">
            <text:p>1.81%</text:p>
          </table:table-cell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percentage" office:value="0.0154663878360127" calcext:value-type="percentage">
            <text:p>1.55%</text:p>
          </table:table-cell>
          <table:table-cell office:value-type="percentage" office:value="0.0152577710386657" calcext:value-type="percentage">
            <text:p>1.53%</text:p>
          </table:table-cell>
          <table:table-cell office:value-type="percentage" office:value="0.0192878674554067" calcext:value-type="percentage">
            <text:p>1.93%</text:p>
          </table:table-cell>
          <table:table-cell office:value-type="percentage" office:value="0.0141706299136174" calcext:value-type="percentage">
            <text:p>1.42%</text:p>
          </table:table-cell>
          <table:table-cell office:value-type="percentage" office:value="0.0142507159863359" calcext:value-type="percentage">
            <text:p>1.43%</text:p>
          </table:table-cell>
          <table:table-cell office:value-type="percentage" office:value="0.0156608491660437" calcext:value-type="percentage">
            <text:p>1.57%</text:p>
          </table:table-cell>
          <table:table-cell office:value-type="percentage" office:value="0.0158267483433152" calcext:value-type="percentage">
            <text:p>1.58%</text:p>
          </table:table-cell>
          <table:table-cell office:value-type="percentage" office:value="0.0154374673856323" calcext:value-type="percentage">
            <text:p>1.54%</text:p>
          </table:table-cell>
          <table:table-cell office:value-type="percentage" office:value="0.0151815459874331" calcext:value-type="percentage">
            <text:p>1.52%</text:p>
          </table:table-cell>
          <table:table-cell office:value-type="percentage" office:value="0.0115894907965808" calcext:value-type="percentage">
            <text:p>1.16%</text:p>
          </table:table-cell>
          <table:table-cell office:value-type="percentage" office:value="0.016157358623112" calcext:value-type="percentage">
            <text:p>1.62%</text:p>
          </table:table-cell>
        </table:table-row>
        <table:table-row table:style-name="ro1">
          <table:table-cell office:value-type="date" office:date-value="2022-02-24" calcext:value-type="date">
            <text:p>24/02/22</text:p>
          </table:table-cell>
          <table:table-cell office:value-type="percentage" office:value="0.0144011239901651" calcext:value-type="percentage">
            <text:p>1.44%</text:p>
          </table:table-cell>
          <table:table-cell office:value-type="percentage" office:value="0.0154087975422134" calcext:value-type="percentage">
            <text:p>1.54%</text:p>
          </table:table-cell>
          <table:table-cell office:value-type="percentage" office:value="0.018025114684213" calcext:value-type="percentage">
            <text:p>1.80%</text:p>
          </table:table-cell>
          <table:table-cell office:value-type="percentage" office:value="0.0126109765940274" calcext:value-type="percentage">
            <text:p>1.26%</text:p>
          </table:table-cell>
          <table:table-cell office:value-type="percentage" office:value="0.0131892802020485" calcext:value-type="percentage">
            <text:p>1.32%</text:p>
          </table:table-cell>
          <table:table-cell office:value-type="percentage" office:value="0.0146674599684404" calcext:value-type="percentage">
            <text:p>1.47%</text:p>
          </table:table-cell>
          <table:table-cell office:value-type="percentage" office:value="0.0145749173705472" calcext:value-type="percentage">
            <text:p>1.46%</text:p>
          </table:table-cell>
          <table:table-cell office:value-type="percentage" office:value="0.0144247632409681" calcext:value-type="percentage">
            <text:p>1.44%</text:p>
          </table:table-cell>
          <table:table-cell office:value-type="percentage" office:value="0.0140443460867345" calcext:value-type="percentage">
            <text:p>1.40%</text:p>
          </table:table-cell>
          <table:table-cell office:value-type="percentage" office:value="0.0120423633138003" calcext:value-type="percentage">
            <text:p>1.20%</text:p>
          </table:table-cell>
          <table:table-cell office:value-type="percentage" office:value="0.0137372634643377" calcext:value-type="percentage">
            <text:p>1.37%</text:p>
          </table:table-cell>
        </table:table-row>
        <table:table-row table:style-name="ro1">
          <table:table-cell office:value-type="date" office:date-value="2022-02-25" calcext:value-type="date">
            <text:p>25/02/22</text:p>
          </table:table-cell>
          <table:table-cell office:value-type="percentage" office:value="0.0128368017524644" calcext:value-type="percentage">
            <text:p>1.28%</text:p>
          </table:table-cell>
          <table:table-cell office:value-type="percentage" office:value="0.0126164367409504" calcext:value-type="percentage">
            <text:p>1.26%</text:p>
          </table:table-cell>
          <table:table-cell office:value-type="percentage" office:value="0.0171673819742489" calcext:value-type="percentage">
            <text:p>1.72%</text:p>
          </table:table-cell>
          <table:table-cell office:value-type="percentage" office:value="0.0131150774085396" calcext:value-type="percentage">
            <text:p>1.31%</text:p>
          </table:table-cell>
          <table:table-cell office:value-type="percentage" office:value="0.013351733655339" calcext:value-type="percentage">
            <text:p>1.34%</text:p>
          </table:table-cell>
          <table:table-cell office:value-type="percentage" office:value="0.013280979327867" calcext:value-type="percentage">
            <text:p>1.33%</text:p>
          </table:table-cell>
          <table:table-cell office:value-type="percentage" office:value="0.0135409768684493" calcext:value-type="percentage">
            <text:p>1.35%</text:p>
          </table:table-cell>
          <table:table-cell office:value-type="percentage" office:value="0.0132516510253737" calcext:value-type="percentage">
            <text:p>1.33%</text:p>
          </table:table-cell>
          <table:table-cell office:value-type="percentage" office:value="0.0146559048428207" calcext:value-type="percentage">
            <text:p>1.47%</text:p>
          </table:table-cell>
          <table:table-cell office:value-type="percentage" office:value="0.0105358378119513" calcext:value-type="percentage">
            <text:p>1.05%</text:p>
          </table:table-cell>
          <table:table-cell office:value-type="percentage" office:value="0.0158835795731843" calcext:value-type="percentage">
            <text:p>1.59%</text:p>
          </table:table-cell>
        </table:table-row>
        <table:table-row table:style-name="ro1">
          <table:table-cell office:value-type="date" office:date-value="2022-02-26" calcext:value-type="date">
            <text:p>26/02/22</text:p>
          </table:table-cell>
          <table:table-cell office:value-type="percentage" office:value="0.0136407038603192" calcext:value-type="percentage">
            <text:p>1.36%</text:p>
          </table:table-cell>
          <table:table-cell office:value-type="percentage" office:value="0.0144066537947423" calcext:value-type="percentage">
            <text:p>1.44%</text:p>
          </table:table-cell>
          <table:table-cell office:value-type="percentage" office:value="0.0165532551517784" calcext:value-type="percentage">
            <text:p>1.66%</text:p>
          </table:table-cell>
          <table:table-cell office:value-type="percentage" office:value="0.0145880419149373" calcext:value-type="percentage">
            <text:p>1.46%</text:p>
          </table:table-cell>
          <table:table-cell office:value-type="percentage" office:value="0.012329561937917" calcext:value-type="percentage">
            <text:p>1.23%</text:p>
          </table:table-cell>
          <table:table-cell office:value-type="percentage" office:value="0.0138398512249683" calcext:value-type="percentage">
            <text:p>1.38%</text:p>
          </table:table-cell>
          <table:table-cell office:value-type="percentage" office:value="0.0149164961697673" calcext:value-type="percentage">
            <text:p>1.49%</text:p>
          </table:table-cell>
          <table:table-cell office:value-type="percentage" office:value="0.0127026042615188" calcext:value-type="percentage">
            <text:p>1.27%</text:p>
          </table:table-cell>
          <table:table-cell office:value-type="percentage" office:value="0.0132365310549382" calcext:value-type="percentage">
            <text:p>1.32%</text:p>
          </table:table-cell>
          <table:table-cell office:value-type="percentage" office:value="0.0100339949555872" calcext:value-type="percentage">
            <text:p>1.00%</text:p>
          </table:table-cell>
          <table:table-cell office:value-type="percentage" office:value="0.0169769732214041" calcext:value-type="percentage">
            <text:p>1.70%</text:p>
          </table:table-cell>
        </table:table-row>
        <table:table-row table:style-name="ro1">
          <table:table-cell office:value-type="date" office:date-value="2022-02-27" calcext:value-type="date">
            <text:p>27/02/22</text:p>
          </table:table-cell>
          <table:table-cell office:value-type="percentage" office:value="0.0130135465245392" calcext:value-type="percentage">
            <text:p>1.30%</text:p>
          </table:table-cell>
          <table:table-cell office:value-type="percentage" office:value="0.0130227350177693" calcext:value-type="percentage">
            <text:p>1.30%</text:p>
          </table:table-cell>
          <table:table-cell office:value-type="percentage" office:value="0.0176993258534029" calcext:value-type="percentage">
            <text:p>1.77%</text:p>
          </table:table-cell>
          <table:table-cell office:value-type="percentage" office:value="0.0128283445326817" calcext:value-type="percentage">
            <text:p>1.28%</text:p>
          </table:table-cell>
          <table:table-cell office:value-type="percentage" office:value="0.0132325812402441" calcext:value-type="percentage">
            <text:p>1.32%</text:p>
          </table:table-cell>
          <table:table-cell office:value-type="percentage" office:value="0.0154133396893497" calcext:value-type="percentage">
            <text:p>1.54%</text:p>
          </table:table-cell>
          <table:table-cell office:value-type="percentage" office:value="0.0155543582655954" calcext:value-type="percentage">
            <text:p>1.56%</text:p>
          </table:table-cell>
          <table:table-cell office:value-type="percentage" office:value="0.0136412268188302" calcext:value-type="percentage">
            <text:p>1.36%</text:p>
          </table:table-cell>
          <table:table-cell office:value-type="percentage" office:value="0.0126033871602993" calcext:value-type="percentage">
            <text:p>1.26%</text:p>
          </table:table-cell>
          <table:table-cell office:value-type="percentage" office:value="0.012854991394148" calcext:value-type="percentage">
            <text:p>1.29%</text:p>
          </table:table-cell>
          <table:table-cell office:value-type="percentage" office:value="0.016304347826087" calcext:value-type="percentage">
            <text:p>1.63%</text:p>
          </table:table-cell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percentage" office:value="0.015028901734104" calcext:value-type="percentage">
            <text:p>1.50%</text:p>
          </table:table-cell>
          <table:table-cell office:value-type="percentage" office:value="0.0168357487922705" calcext:value-type="percentage">
            <text:p>1.68%</text:p>
          </table:table-cell>
          <table:table-cell office:value-type="percentage" office:value="0.0206766038970142" calcext:value-type="percentage">
            <text:p>2.07%</text:p>
          </table:table-cell>
          <table:table-cell office:value-type="percentage" office:value="0.0157184869688673" calcext:value-type="percentage">
            <text:p>1.57%</text:p>
          </table:table-cell>
          <table:table-cell office:value-type="percentage" office:value="0.0170010559662091" calcext:value-type="percentage">
            <text:p>1.70%</text:p>
          </table:table-cell>
          <table:table-cell office:value-type="percentage" office:value="0.0172247557003257" calcext:value-type="percentage">
            <text:p>1.72%</text:p>
          </table:table-cell>
          <table:table-cell office:value-type="percentage" office:value="0.0174939914956554" calcext:value-type="percentage">
            <text:p>1.75%</text:p>
          </table:table-cell>
          <table:table-cell office:value-type="percentage" office:value="0.0164223909588557" calcext:value-type="percentage">
            <text:p>1.64%</text:p>
          </table:table-cell>
          <table:table-cell office:value-type="percentage" office:value="0.0180867478141608" calcext:value-type="percentage">
            <text:p>1.81%</text:p>
          </table:table-cell>
          <table:table-cell office:value-type="percentage" office:value="0.0136334812935954" calcext:value-type="percentage">
            <text:p>1.36%</text:p>
          </table:table-cell>
          <table:table-cell office:value-type="percentage" office:value="0.018958201679155" calcext:value-type="percentage">
            <text:p>1.90%</text:p>
          </table:table-cell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office:value-type="percentage" office:value="0.0153301886792453" calcext:value-type="percentage">
            <text:p>1.53%</text:p>
          </table:table-cell>
          <table:table-cell office:value-type="percentage" office:value="0.0166871165644172" calcext:value-type="percentage">
            <text:p>1.67%</text:p>
          </table:table-cell>
          <table:table-cell office:value-type="percentage" office:value="0.0221296902779077" calcext:value-type="percentage">
            <text:p>2.21%</text:p>
          </table:table-cell>
          <table:table-cell office:value-type="percentage" office:value="0.0139076284379865" calcext:value-type="percentage">
            <text:p>1.39%</text:p>
          </table:table-cell>
          <table:table-cell office:value-type="percentage" office:value="0.0148123885431452" calcext:value-type="percentage">
            <text:p>1.48%</text:p>
          </table:table-cell>
          <table:table-cell office:value-type="percentage" office:value="0.0175696041881494" calcext:value-type="percentage">
            <text:p>1.76%</text:p>
          </table:table-cell>
          <table:table-cell office:value-type="percentage" office:value="0.0162769911088112" calcext:value-type="percentage">
            <text:p>1.63%</text:p>
          </table:table-cell>
          <table:table-cell office:value-type="percentage" office:value="0.0157473188832074" calcext:value-type="percentage">
            <text:p>1.57%</text:p>
          </table:table-cell>
          <table:table-cell office:value-type="percentage" office:value="0.0153431199151044" calcext:value-type="percentage">
            <text:p>1.53%</text:p>
          </table:table-cell>
          <table:table-cell office:value-type="percentage" office:value="0.0110908789935441" calcext:value-type="percentage">
            <text:p>1.11%</text:p>
          </table:table-cell>
          <table:table-cell office:value-type="percentage" office:value="0.0197488211401092" calcext:value-type="percentage">
            <text:p>1.97%</text:p>
          </table:table-cell>
        </table:table-row>
        <table:table-row table:style-name="ro1">
          <table:table-cell office:value-type="date" office:date-value="2022-03-02" calcext:value-type="date">
            <text:p>02/03/22</text:p>
          </table:table-cell>
          <table:table-cell office:value-type="percentage" office:value="0.0206071913161465" calcext:value-type="percentage">
            <text:p>2.06%</text:p>
          </table:table-cell>
          <table:table-cell office:value-type="percentage" office:value="0.0200264544125496" calcext:value-type="percentage">
            <text:p>2.00%</text:p>
          </table:table-cell>
          <table:table-cell office:value-type="percentage" office:value="0.0245870578007624" calcext:value-type="percentage">
            <text:p>2.46%</text:p>
          </table:table-cell>
          <table:table-cell office:value-type="percentage" office:value="0.0178383044020332" calcext:value-type="percentage">
            <text:p>1.78%</text:p>
          </table:table-cell>
          <table:table-cell office:value-type="percentage" office:value="0.0191166113291076" calcext:value-type="percentage">
            <text:p>1.91%</text:p>
          </table:table-cell>
          <table:table-cell office:value-type="percentage" office:value="0.0191898727805811" calcext:value-type="percentage">
            <text:p>1.92%</text:p>
          </table:table-cell>
          <table:table-cell office:value-type="percentage" office:value="0.0194616425892639" calcext:value-type="percentage">
            <text:p>1.95%</text:p>
          </table:table-cell>
          <table:table-cell office:value-type="percentage" office:value="0.0190270361895076" calcext:value-type="percentage">
            <text:p>1.90%</text:p>
          </table:table-cell>
          <table:table-cell office:value-type="percentage" office:value="0.0194086554344235" calcext:value-type="percentage">
            <text:p>1.94%</text:p>
          </table:table-cell>
          <table:table-cell office:value-type="percentage" office:value="0.0165055532702592" calcext:value-type="percentage">
            <text:p>1.65%</text:p>
          </table:table-cell>
          <table:table-cell office:value-type="percentage" office:value="0.0220620168505168" calcext:value-type="percentage">
            <text:p>2.21%</text:p>
          </table:table-cell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percentage" office:value="0.0156660287507232" calcext:value-type="percentage">
            <text:p>1.57%</text:p>
          </table:table-cell>
          <table:table-cell office:value-type="percentage" office:value="0.0177984465924862" calcext:value-type="percentage">
            <text:p>1.78%</text:p>
          </table:table-cell>
          <table:table-cell office:value-type="percentage" office:value="0.0208669614241935" calcext:value-type="percentage">
            <text:p>2.09%</text:p>
          </table:table-cell>
          <table:table-cell office:value-type="percentage" office:value="0.016747868453106" calcext:value-type="percentage">
            <text:p>1.67%</text:p>
          </table:table-cell>
          <table:table-cell office:value-type="percentage" office:value="0.0165463826791058" calcext:value-type="percentage">
            <text:p>1.65%</text:p>
          </table:table-cell>
          <table:table-cell office:value-type="percentage" office:value="0.0172682180359875" calcext:value-type="percentage">
            <text:p>1.73%</text:p>
          </table:table-cell>
          <table:table-cell office:value-type="percentage" office:value="0.0165449326768254" calcext:value-type="percentage">
            <text:p>1.65%</text:p>
          </table:table-cell>
          <table:table-cell office:value-type="percentage" office:value="0.0146412884333821" calcext:value-type="percentage">
            <text:p>1.46%</text:p>
          </table:table-cell>
          <table:table-cell office:value-type="percentage" office:value="0.0157528285465622" calcext:value-type="percentage">
            <text:p>1.58%</text:p>
          </table:table-cell>
          <table:table-cell office:value-type="percentage" office:value="0.0142377219644857" calcext:value-type="percentage">
            <text:p>1.42%</text:p>
          </table:table-cell>
          <table:table-cell office:value-type="percentage" office:value="0.0178377399492937" calcext:value-type="percentage">
            <text:p>1.78%</text:p>
          </table:table-cell>
        </table:table-row>
        <table:table-row table:style-name="ro1">
          <table:table-cell office:value-type="date" office:date-value="2022-03-04" calcext:value-type="date">
            <text:p>04/03/22</text:p>
          </table:table-cell>
          <table:table-cell office:value-type="percentage" office:value="0.0163131423573147" calcext:value-type="percentage">
            <text:p>1.63%</text:p>
          </table:table-cell>
          <table:table-cell office:value-type="percentage" office:value="0.0187775527225069" calcext:value-type="percentage">
            <text:p>1.88%</text:p>
          </table:table-cell>
          <table:table-cell office:value-type="percentage" office:value="0.0217989903625516" calcext:value-type="percentage">
            <text:p>2.18%</text:p>
          </table:table-cell>
          <table:table-cell office:value-type="percentage" office:value="0.0149593818109768" calcext:value-type="percentage">
            <text:p>1.50%</text:p>
          </table:table-cell>
          <table:table-cell office:value-type="percentage" office:value="0.0168537349143239" calcext:value-type="percentage">
            <text:p>1.69%</text:p>
          </table:table-cell>
          <table:table-cell office:value-type="percentage" office:value="0.017378776866369" calcext:value-type="percentage">
            <text:p>1.74%</text:p>
          </table:table-cell>
          <table:table-cell office:value-type="percentage" office:value="0.0169236119160774" calcext:value-type="percentage">
            <text:p>1.69%</text:p>
          </table:table-cell>
          <table:table-cell office:value-type="percentage" office:value="0.0155536028119508" calcext:value-type="percentage">
            <text:p>1.56%</text:p>
          </table:table-cell>
          <table:table-cell office:value-type="percentage" office:value="0.0175438596491228" calcext:value-type="percentage">
            <text:p>1.75%</text:p>
          </table:table-cell>
          <table:table-cell office:value-type="percentage" office:value="0.012706136793728" calcext:value-type="percentage">
            <text:p>1.27%</text:p>
          </table:table-cell>
          <table:table-cell office:value-type="percentage" office:value="0.0170553740095797" calcext:value-type="percentage">
            <text:p>1.71%</text:p>
          </table:table-cell>
        </table:table-row>
        <table:table-row table:style-name="ro1">
          <table:table-cell office:value-type="date" office:date-value="2022-03-05" calcext:value-type="date">
            <text:p>05/03/22</text:p>
          </table:table-cell>
          <table:table-cell office:value-type="percentage" office:value="0.0188566098081023" calcext:value-type="percentage">
            <text:p>1.89%</text:p>
          </table:table-cell>
          <table:table-cell office:value-type="percentage" office:value="0.0194637608430712" calcext:value-type="percentage">
            <text:p>1.95%</text:p>
          </table:table-cell>
          <table:table-cell office:value-type="percentage" office:value="0.0220609791849897" calcext:value-type="percentage">
            <text:p>2.21%</text:p>
          </table:table-cell>
          <table:table-cell office:value-type="percentage" office:value="0.0148080991236023" calcext:value-type="percentage">
            <text:p>1.48%</text:p>
          </table:table-cell>
          <table:table-cell office:value-type="percentage" office:value="0.016252127601164" calcext:value-type="percentage">
            <text:p>1.63%</text:p>
          </table:table-cell>
          <table:table-cell office:value-type="percentage" office:value="0.0200171854860758" calcext:value-type="percentage">
            <text:p>2.00%</text:p>
          </table:table-cell>
          <table:table-cell office:value-type="percentage" office:value="0.0183664275565721" calcext:value-type="percentage">
            <text:p>1.84%</text:p>
          </table:table-cell>
          <table:table-cell office:value-type="percentage" office:value="0.0153804458296633" calcext:value-type="percentage">
            <text:p>1.54%</text:p>
          </table:table-cell>
          <table:table-cell office:value-type="percentage" office:value="0.0169088507265522" calcext:value-type="percentage">
            <text:p>1.69%</text:p>
          </table:table-cell>
          <table:table-cell office:value-type="percentage" office:value="0.012722434724763" calcext:value-type="percentage">
            <text:p>1.27%</text:p>
          </table:table-cell>
          <table:table-cell office:value-type="percentage" office:value="0.0195970946964506" calcext:value-type="percentage">
            <text:p>1.96%</text:p>
          </table:table-cell>
        </table:table-row>
        <table:table-row table:style-name="ro1">
          <table:table-cell office:value-type="date" office:date-value="2022-03-06" calcext:value-type="date">
            <text:p>06/03/22</text:p>
          </table:table-cell>
          <table:table-cell office:value-type="percentage" office:value="0.0196559101444108" calcext:value-type="percentage">
            <text:p>1.97%</text:p>
          </table:table-cell>
          <table:table-cell office:value-type="percentage" office:value="0.0189135693864086" calcext:value-type="percentage">
            <text:p>1.89%</text:p>
          </table:table-cell>
          <table:table-cell office:value-type="percentage" office:value="0.0236499244712991" calcext:value-type="percentage">
            <text:p>2.36%</text:p>
          </table:table-cell>
          <table:table-cell office:value-type="percentage" office:value="0.0175152749490835" calcext:value-type="percentage">
            <text:p>1.75%</text:p>
          </table:table-cell>
          <table:table-cell office:value-type="percentage" office:value="0.0186286451243104" calcext:value-type="percentage">
            <text:p>1.86%</text:p>
          </table:table-cell>
          <table:table-cell office:value-type="percentage" office:value="0.0193352593495719" calcext:value-type="percentage">
            <text:p>1.93%</text:p>
          </table:table-cell>
          <table:table-cell office:value-type="percentage" office:value="0.0196725119033794" calcext:value-type="percentage">
            <text:p>1.97%</text:p>
          </table:table-cell>
          <table:table-cell office:value-type="percentage" office:value="0.018348623853211" calcext:value-type="percentage">
            <text:p>1.83%</text:p>
          </table:table-cell>
          <table:table-cell office:value-type="percentage" office:value="0.019211324570273" calcext:value-type="percentage">
            <text:p>1.92%</text:p>
          </table:table-cell>
          <table:table-cell office:value-type="percentage" office:value="0.0145575486614688" calcext:value-type="percentage">
            <text:p>1.46%</text:p>
          </table:table-cell>
          <table:table-cell office:value-type="percentage" office:value="0.0203175765341143" calcext:value-type="percentage">
            <text:p>2.03%</text:p>
          </table:table-cell>
        </table:table-row>
        <table:table-row table:style-name="ro1">
          <table:table-cell office:value-type="date" office:date-value="2022-03-07" calcext:value-type="date">
            <text:p>07/03/22</text:p>
          </table:table-cell>
          <table:table-cell office:value-type="percentage" office:value="0.0196371304309625" calcext:value-type="percentage">
            <text:p>1.96%</text:p>
          </table:table-cell>
          <table:table-cell office:value-type="percentage" office:value="0.0219369283536585" calcext:value-type="percentage">
            <text:p>2.19%</text:p>
          </table:table-cell>
          <table:table-cell office:value-type="percentage" office:value="0.0256292696345881" calcext:value-type="percentage">
            <text:p>2.56%</text:p>
          </table:table-cell>
          <table:table-cell office:value-type="percentage" office:value="0.0178535806902055" calcext:value-type="percentage">
            <text:p>1.79%</text:p>
          </table:table-cell>
          <table:table-cell office:value-type="percentage" office:value="0.0190709903593339" calcext:value-type="percentage">
            <text:p>1.91%</text:p>
          </table:table-cell>
          <table:table-cell office:value-type="percentage" office:value="0.0228348901596502" calcext:value-type="percentage">
            <text:p>2.28%</text:p>
          </table:table-cell>
          <table:table-cell office:value-type="percentage" office:value="0.0208376173829598" calcext:value-type="percentage">
            <text:p>2.08%</text:p>
          </table:table-cell>
          <table:table-cell office:value-type="percentage" office:value="0.0195179979733004" calcext:value-type="percentage">
            <text:p>1.95%</text:p>
          </table:table-cell>
          <table:table-cell office:value-type="percentage" office:value="0.0185367524294704" calcext:value-type="percentage">
            <text:p>1.85%</text:p>
          </table:table-cell>
          <table:table-cell office:value-type="percentage" office:value="0.0161247263601901" calcext:value-type="percentage">
            <text:p>1.61%</text:p>
          </table:table-cell>
          <table:table-cell office:value-type="percentage" office:value="0.0239297475301866" calcext:value-type="percentage">
            <text:p>2.39%</text:p>
          </table:table-cell>
        </table:table-row>
        <table:table-row table:style-name="ro1">
          <table:table-cell office:value-type="date" office:date-value="2022-03-08" calcext:value-type="date">
            <text:p>08/03/22</text:p>
          </table:table-cell>
          <table:table-cell office:value-type="percentage" office:value="0.0216386741313428" calcext:value-type="percentage">
            <text:p>2.16%</text:p>
          </table:table-cell>
          <table:table-cell office:value-type="percentage" office:value="0.0224877361697994" calcext:value-type="percentage">
            <text:p>2.25%</text:p>
          </table:table-cell>
          <table:table-cell office:value-type="percentage" office:value="0.0279545241882661" calcext:value-type="percentage">
            <text:p>2.80%</text:p>
          </table:table-cell>
          <table:table-cell office:value-type="percentage" office:value="0.0174483106404438" calcext:value-type="percentage">
            <text:p>1.74%</text:p>
          </table:table-cell>
          <table:table-cell office:value-type="percentage" office:value="0.0206024438761012" calcext:value-type="percentage">
            <text:p>2.06%</text:p>
          </table:table-cell>
          <table:table-cell office:value-type="percentage" office:value="0.0225446016812923" calcext:value-type="percentage">
            <text:p>2.25%</text:p>
          </table:table-cell>
          <table:table-cell office:value-type="percentage" office:value="0.0225012719115675" calcext:value-type="percentage">
            <text:p>2.25%</text:p>
          </table:table-cell>
          <table:table-cell office:value-type="percentage" office:value="0.0200643489141121" calcext:value-type="percentage">
            <text:p>2.01%</text:p>
          </table:table-cell>
          <table:table-cell office:value-type="percentage" office:value="0.021069127633641" calcext:value-type="percentage">
            <text:p>2.11%</text:p>
          </table:table-cell>
          <table:table-cell office:value-type="percentage" office:value="0.0156081808396125" calcext:value-type="percentage">
            <text:p>1.56%</text:p>
          </table:table-cell>
          <table:table-cell office:value-type="percentage" office:value="0.0225364560318162" calcext:value-type="percentage">
            <text:p>2.25%</text:p>
          </table:table-cell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percentage" office:value="0.0219994677548124" calcext:value-type="percentage">
            <text:p>2.20%</text:p>
          </table:table-cell>
          <table:table-cell office:value-type="percentage" office:value="0.0237899521299744" calcext:value-type="percentage">
            <text:p>2.38%</text:p>
          </table:table-cell>
          <table:table-cell office:value-type="percentage" office:value="0.0294575444302474" calcext:value-type="percentage">
            <text:p>2.95%</text:p>
          </table:table-cell>
          <table:table-cell office:value-type="percentage" office:value="0.0170606372045221" calcext:value-type="percentage">
            <text:p>1.71%</text:p>
          </table:table-cell>
          <table:table-cell office:value-type="percentage" office:value="0.0213661494560371" calcext:value-type="percentage">
            <text:p>2.14%</text:p>
          </table:table-cell>
          <table:table-cell office:value-type="percentage" office:value="0.0248433332895411" calcext:value-type="percentage">
            <text:p>2.48%</text:p>
          </table:table-cell>
          <table:table-cell office:value-type="percentage" office:value="0.0236731488752367" calcext:value-type="percentage">
            <text:p>2.37%</text:p>
          </table:table-cell>
          <table:table-cell office:value-type="percentage" office:value="0.0202226262805446" calcext:value-type="percentage">
            <text:p>2.02%</text:p>
          </table:table-cell>
          <table:table-cell office:value-type="percentage" office:value="0.0209521340936582" calcext:value-type="percentage">
            <text:p>2.10%</text:p>
          </table:table-cell>
          <table:table-cell office:value-type="percentage" office:value="0.0171958384992723" calcext:value-type="percentage">
            <text:p>1.72%</text:p>
          </table:table-cell>
          <table:table-cell office:value-type="percentage" office:value="0.0252171229555173" calcext:value-type="percentage">
            <text:p>2.52%</text:p>
          </table:table-cell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percentage" office:value="0.0232685348817639" calcext:value-type="percentage">
            <text:p>2.33%</text:p>
          </table:table-cell>
          <table:table-cell office:value-type="percentage" office:value="0.023111292554036" calcext:value-type="percentage">
            <text:p>2.31%</text:p>
          </table:table-cell>
          <table:table-cell office:value-type="percentage" office:value="0.0312629174371805" calcext:value-type="percentage">
            <text:p>3.13%</text:p>
          </table:table-cell>
          <table:table-cell office:value-type="percentage" office:value="0.0203945487467836" calcext:value-type="percentage">
            <text:p>2.04%</text:p>
          </table:table-cell>
          <table:table-cell office:value-type="percentage" office:value="0.0238244929022865" calcext:value-type="percentage">
            <text:p>2.38%</text:p>
          </table:table-cell>
          <table:table-cell office:value-type="percentage" office:value="0.0242157537614318" calcext:value-type="percentage">
            <text:p>2.42%</text:p>
          </table:table-cell>
          <table:table-cell office:value-type="percentage" office:value="0.0243907722300444" calcext:value-type="percentage">
            <text:p>2.44%</text:p>
          </table:table-cell>
          <table:table-cell office:value-type="percentage" office:value="0.0209628633843052" calcext:value-type="percentage">
            <text:p>2.10%</text:p>
          </table:table-cell>
          <table:table-cell office:value-type="percentage" office:value="0.022348888706635" calcext:value-type="percentage">
            <text:p>2.23%</text:p>
          </table:table-cell>
          <table:table-cell office:value-type="percentage" office:value="0.0185963114754098" calcext:value-type="percentage">
            <text:p>1.86%</text:p>
          </table:table-cell>
          <table:table-cell office:value-type="percentage" office:value="0.0248232848232848" calcext:value-type="percentage">
            <text:p>2.48%</text:p>
          </table:table-cell>
        </table:table-row>
        <table:table-row table:style-name="ro1">
          <table:table-cell office:value-type="date" office:date-value="2022-03-11" calcext:value-type="date">
            <text:p>11/03/22</text:p>
          </table:table-cell>
          <table:table-cell office:value-type="percentage" office:value="0.0208126430329462" calcext:value-type="percentage">
            <text:p>2.08%</text:p>
          </table:table-cell>
          <table:table-cell office:value-type="percentage" office:value="0.0239348079161816" calcext:value-type="percentage">
            <text:p>2.39%</text:p>
          </table:table-cell>
          <table:table-cell office:value-type="percentage" office:value="0.027558261881842" calcext:value-type="percentage">
            <text:p>2.76%</text:p>
          </table:table-cell>
          <table:table-cell office:value-type="percentage" office:value="0.0211344831023826" calcext:value-type="percentage">
            <text:p>2.11%</text:p>
          </table:table-cell>
          <table:table-cell office:value-type="percentage" office:value="0.022609885411322" calcext:value-type="percentage">
            <text:p>2.26%</text:p>
          </table:table-cell>
          <table:table-cell office:value-type="percentage" office:value="0.0240759579518481" calcext:value-type="percentage">
            <text:p>2.41%</text:p>
          </table:table-cell>
          <table:table-cell office:value-type="percentage" office:value="0.0254689913926286" calcext:value-type="percentage">
            <text:p>2.55%</text:p>
          </table:table-cell>
          <table:table-cell office:value-type="percentage" office:value="0.0209799210571478" calcext:value-type="percentage">
            <text:p>2.10%</text:p>
          </table:table-cell>
          <table:table-cell office:value-type="percentage" office:value="0.024063149853584" calcext:value-type="percentage">
            <text:p>2.41%</text:p>
          </table:table-cell>
          <table:table-cell office:value-type="percentage" office:value="0.0179042991443963" calcext:value-type="percentage">
            <text:p>1.79%</text:p>
          </table:table-cell>
          <table:table-cell office:value-type="percentage" office:value="0.0244706699062825" calcext:value-type="percentage">
            <text:p>2.45%</text:p>
          </table:table-cell>
        </table:table-row>
        <table:table-row table:style-name="ro1">
          <table:table-cell office:value-type="date" office:date-value="2022-03-12" calcext:value-type="date">
            <text:p>12/03/22</text:p>
          </table:table-cell>
          <table:table-cell office:value-type="percentage" office:value="0.0217258978320925" calcext:value-type="percentage">
            <text:p>2.17%</text:p>
          </table:table-cell>
          <table:table-cell office:value-type="percentage" office:value="0.0222514412865379" calcext:value-type="percentage">
            <text:p>2.23%</text:p>
          </table:table-cell>
          <table:table-cell office:value-type="percentage" office:value="0.027121204737073" calcext:value-type="percentage">
            <text:p>2.71%</text:p>
          </table:table-cell>
          <table:table-cell office:value-type="percentage" office:value="0.01820860962004" calcext:value-type="percentage">
            <text:p>1.82%</text:p>
          </table:table-cell>
          <table:table-cell office:value-type="percentage" office:value="0.020438609577801" calcext:value-type="percentage">
            <text:p>2.04%</text:p>
          </table:table-cell>
          <table:table-cell office:value-type="percentage" office:value="0.0225029771274484" calcext:value-type="percentage">
            <text:p>2.25%</text:p>
          </table:table-cell>
          <table:table-cell office:value-type="percentage" office:value="0.0230492138441318" calcext:value-type="percentage">
            <text:p>2.30%</text:p>
          </table:table-cell>
          <table:table-cell office:value-type="percentage" office:value="0.0195730368571028" calcext:value-type="percentage">
            <text:p>1.96%</text:p>
          </table:table-cell>
          <table:table-cell office:value-type="percentage" office:value="0.0207931699256403" calcext:value-type="percentage">
            <text:p>2.08%</text:p>
          </table:table-cell>
          <table:table-cell office:value-type="percentage" office:value="0.0164526484751204" calcext:value-type="percentage">
            <text:p>1.65%</text:p>
          </table:table-cell>
          <table:table-cell office:value-type="percentage" office:value="0.0219029344316001" calcext:value-type="percentage">
            <text:p>2.19%</text:p>
          </table:table-cell>
        </table:table-row>
        <table:table-row table:style-name="ro1">
          <table:table-cell office:value-type="date" office:date-value="2022-03-13" calcext:value-type="date">
            <text:p>13/03/22</text:p>
          </table:table-cell>
          <table:table-cell office:value-type="percentage" office:value="0.0230921385528313" calcext:value-type="percentage">
            <text:p>2.31%</text:p>
          </table:table-cell>
          <table:table-cell office:value-type="percentage" office:value="0.0249796160403232" calcext:value-type="percentage">
            <text:p>2.50%</text:p>
          </table:table-cell>
          <table:table-cell office:value-type="percentage" office:value="0.0271285575025559" calcext:value-type="percentage">
            <text:p>2.71%</text:p>
          </table:table-cell>
          <table:table-cell office:value-type="percentage" office:value="0.0218091182885035" calcext:value-type="percentage">
            <text:p>2.18%</text:p>
          </table:table-cell>
          <table:table-cell office:value-type="percentage" office:value="0.0235289852445347" calcext:value-type="percentage">
            <text:p>2.35%</text:p>
          </table:table-cell>
          <table:table-cell office:value-type="percentage" office:value="0.0243994347621291" calcext:value-type="percentage">
            <text:p>2.44%</text:p>
          </table:table-cell>
          <table:table-cell office:value-type="percentage" office:value="0.0240053239530351" calcext:value-type="percentage">
            <text:p>2.40%</text:p>
          </table:table-cell>
          <table:table-cell office:value-type="percentage" office:value="0.0229577724506731" calcext:value-type="percentage">
            <text:p>2.30%</text:p>
          </table:table-cell>
          <table:table-cell office:value-type="percentage" office:value="0.021078431372549" calcext:value-type="percentage">
            <text:p>2.11%</text:p>
          </table:table-cell>
          <table:table-cell office:value-type="percentage" office:value="0.0190863057147627" calcext:value-type="percentage">
            <text:p>1.91%</text:p>
          </table:table-cell>
          <table:table-cell office:value-type="percentage" office:value="0.0222703799336038" calcext:value-type="percentage">
            <text:p>2.23%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percentage" office:value="0.0235932203389831" calcext:value-type="percentage">
            <text:p>2.36%</text:p>
          </table:table-cell>
          <table:table-cell office:value-type="percentage" office:value="0.025341602868495" calcext:value-type="percentage">
            <text:p>2.53%</text:p>
          </table:table-cell>
          <table:table-cell office:value-type="percentage" office:value="0.0294480240050243" calcext:value-type="percentage">
            <text:p>2.94%</text:p>
          </table:table-cell>
          <table:table-cell office:value-type="percentage" office:value="0.0202570694087404" calcext:value-type="percentage">
            <text:p>2.03%</text:p>
          </table:table-cell>
          <table:table-cell office:value-type="percentage" office:value="0.0256483025293554" calcext:value-type="percentage">
            <text:p>2.56%</text:p>
          </table:table-cell>
          <table:table-cell office:value-type="percentage" office:value="0.0248818113958696" calcext:value-type="percentage">
            <text:p>2.49%</text:p>
          </table:table-cell>
          <table:table-cell office:value-type="percentage" office:value="0.024322881611623" calcext:value-type="percentage">
            <text:p>2.43%</text:p>
          </table:table-cell>
          <table:table-cell office:value-type="percentage" office:value="0.0231159387764262" calcext:value-type="percentage">
            <text:p>2.31%</text:p>
          </table:table-cell>
          <table:table-cell office:value-type="percentage" office:value="0.0223120168657765" calcext:value-type="percentage">
            <text:p>2.23%</text:p>
          </table:table-cell>
          <table:table-cell office:value-type="percentage" office:value="0.0200580917411081" calcext:value-type="percentage">
            <text:p>2.01%</text:p>
          </table:table-cell>
          <table:table-cell office:value-type="percentage" office:value="0.0263064815633566" calcext:value-type="percentage">
            <text:p>2.63%</text:p>
          </table:table-cell>
        </table:table-row>
        <table:table-row table:style-name="ro1">
          <table:table-cell office:value-type="date" office:date-value="2022-03-15" calcext:value-type="date">
            <text:p>15/03/22</text:p>
          </table:table-cell>
          <table:table-cell office:value-type="percentage" office:value="0.0254298642533937" calcext:value-type="percentage">
            <text:p>2.54%</text:p>
          </table:table-cell>
          <table:table-cell office:value-type="percentage" office:value="0.0270276868987744" calcext:value-type="percentage">
            <text:p>2.70%</text:p>
          </table:table-cell>
          <table:table-cell office:value-type="percentage" office:value="0.0325583593233154" calcext:value-type="percentage">
            <text:p>3.26%</text:p>
          </table:table-cell>
          <table:table-cell office:value-type="percentage" office:value="0.0207140626626418" calcext:value-type="percentage">
            <text:p>2.07%</text:p>
          </table:table-cell>
          <table:table-cell office:value-type="percentage" office:value="0.0251227466580654" calcext:value-type="percentage">
            <text:p>2.51%</text:p>
          </table:table-cell>
          <table:table-cell office:value-type="percentage" office:value="0.0273483158006588" calcext:value-type="percentage">
            <text:p>2.73%</text:p>
          </table:table-cell>
          <table:table-cell office:value-type="percentage" office:value="0.0298270960525703" calcext:value-type="percentage">
            <text:p>2.98%</text:p>
          </table:table-cell>
          <table:table-cell office:value-type="percentage" office:value="0.0243030412744388" calcext:value-type="percentage">
            <text:p>2.43%</text:p>
          </table:table-cell>
          <table:table-cell office:value-type="percentage" office:value="0.0253461317291105" calcext:value-type="percentage">
            <text:p>2.53%</text:p>
          </table:table-cell>
          <table:table-cell office:value-type="percentage" office:value="0.0207450613547571" calcext:value-type="percentage">
            <text:p>2.07%</text:p>
          </table:table-cell>
          <table:table-cell office:value-type="percentage" office:value="0.0272377027148105" calcext:value-type="percentage">
            <text:p>2.72%</text:p>
          </table:table-cell>
        </table:table-row>
        <table:table-row table:style-name="ro1">
          <table:table-cell office:value-type="date" office:date-value="2022-03-16" calcext:value-type="date">
            <text:p>16/03/22</text:p>
          </table:table-cell>
          <table:table-cell office:value-type="percentage" office:value="0.0265570234564573" calcext:value-type="percentage">
            <text:p>2.66%</text:p>
          </table:table-cell>
          <table:table-cell office:value-type="percentage" office:value="0.028107372106594" calcext:value-type="percentage">
            <text:p>2.81%</text:p>
          </table:table-cell>
          <table:table-cell office:value-type="percentage" office:value="0.0316311423401405" calcext:value-type="percentage">
            <text:p>3.16%</text:p>
          </table:table-cell>
          <table:table-cell office:value-type="percentage" office:value="0.0230405266406089" calcext:value-type="percentage">
            <text:p>2.30%</text:p>
          </table:table-cell>
          <table:table-cell office:value-type="percentage" office:value="0.0273171081915428" calcext:value-type="percentage">
            <text:p>2.73%</text:p>
          </table:table-cell>
          <table:table-cell office:value-type="percentage" office:value="0.0277792468796277" calcext:value-type="percentage">
            <text:p>2.78%</text:p>
          </table:table-cell>
          <table:table-cell office:value-type="percentage" office:value="0.0304207863876753" calcext:value-type="percentage">
            <text:p>3.04%</text:p>
          </table:table-cell>
          <table:table-cell office:value-type="percentage" office:value="0.0286071875558734" calcext:value-type="percentage">
            <text:p>2.86%</text:p>
          </table:table-cell>
          <table:table-cell office:value-type="percentage" office:value="0.0253443041316496" calcext:value-type="percentage">
            <text:p>2.53%</text:p>
          </table:table-cell>
          <table:table-cell office:value-type="percentage" office:value="0.0214678799106413" calcext:value-type="percentage">
            <text:p>2.15%</text:p>
          </table:table-cell>
          <table:table-cell office:value-type="percentage" office:value="0.0260325181281809" calcext:value-type="percentage">
            <text:p>2.60%</text:p>
          </table:table-cell>
        </table:table-row>
        <table:table-row table:style-name="ro1">
          <table:table-cell office:value-type="date" office:date-value="2022-03-17" calcext:value-type="date">
            <text:p>17/03/22</text:p>
          </table:table-cell>
          <table:table-cell office:value-type="percentage" office:value="0.0261336102457598" calcext:value-type="percentage">
            <text:p>2.61%</text:p>
          </table:table-cell>
          <table:table-cell office:value-type="percentage" office:value="0.0290794979079498" calcext:value-type="percentage">
            <text:p>2.91%</text:p>
          </table:table-cell>
          <table:table-cell office:value-type="percentage" office:value="0.0326807668966757" calcext:value-type="percentage">
            <text:p>3.27%</text:p>
          </table:table-cell>
          <table:table-cell office:value-type="percentage" office:value="0.0246096066416288" calcext:value-type="percentage">
            <text:p>2.46%</text:p>
          </table:table-cell>
          <table:table-cell office:value-type="percentage" office:value="0.0266574823488893" calcext:value-type="percentage">
            <text:p>2.67%</text:p>
          </table:table-cell>
          <table:table-cell office:value-type="percentage" office:value="0.0275131603983002" calcext:value-type="percentage">
            <text:p>2.75%</text:p>
          </table:table-cell>
          <table:table-cell office:value-type="percentage" office:value="0.0295081241422057" calcext:value-type="percentage">
            <text:p>2.95%</text:p>
          </table:table-cell>
          <table:table-cell office:value-type="percentage" office:value="0.0271663778162912" calcext:value-type="percentage">
            <text:p>2.72%</text:p>
          </table:table-cell>
          <table:table-cell office:value-type="percentage" office:value="0.0256171795738925" calcext:value-type="percentage">
            <text:p>2.56%</text:p>
          </table:table-cell>
          <table:table-cell office:value-type="percentage" office:value="0.0250581518291394" calcext:value-type="percentage">
            <text:p>2.51%</text:p>
          </table:table-cell>
          <table:table-cell office:value-type="percentage" office:value="0.0248009797917942" calcext:value-type="percentage">
            <text:p>2.48%</text:p>
          </table:table-cell>
        </table:table-row>
        <table:table-row table:style-name="ro1">
          <table:table-cell office:value-type="date" office:date-value="2022-03-18" calcext:value-type="date">
            <text:p>18/03/22</text:p>
          </table:table-cell>
          <table:table-cell office:value-type="percentage" office:value="0.0239103025936599" calcext:value-type="percentage">
            <text:p>2.39%</text:p>
          </table:table-cell>
          <table:table-cell office:value-type="percentage" office:value="0.0263043687915903" calcext:value-type="percentage">
            <text:p>2.63%</text:p>
          </table:table-cell>
          <table:table-cell office:value-type="percentage" office:value="0.0306517828313114" calcext:value-type="percentage">
            <text:p>3.07%</text:p>
          </table:table-cell>
          <table:table-cell office:value-type="percentage" office:value="0.0231333264484147" calcext:value-type="percentage">
            <text:p>2.31%</text:p>
          </table:table-cell>
          <table:table-cell office:value-type="percentage" office:value="0.0229202648244099" calcext:value-type="percentage">
            <text:p>2.29%</text:p>
          </table:table-cell>
          <table:table-cell office:value-type="percentage" office:value="0.0251561575382997" calcext:value-type="percentage">
            <text:p>2.52%</text:p>
          </table:table-cell>
          <table:table-cell office:value-type="percentage" office:value="0.0281995161847713" calcext:value-type="percentage">
            <text:p>2.82%</text:p>
          </table:table-cell>
          <table:table-cell office:value-type="percentage" office:value="0.025215334493685" calcext:value-type="percentage">
            <text:p>2.52%</text:p>
          </table:table-cell>
          <table:table-cell office:value-type="percentage" office:value="0.0262530885986587" calcext:value-type="percentage">
            <text:p>2.63%</text:p>
          </table:table-cell>
          <table:table-cell office:value-type="percentage" office:value="0.0212091396086148" calcext:value-type="percentage">
            <text:p>2.12%</text:p>
          </table:table-cell>
          <table:table-cell office:value-type="percentage" office:value="0.0232038657913931" calcext:value-type="percentage">
            <text:p>2.32%</text:p>
          </table:table-cell>
        </table:table-row>
        <table:table-row table:style-name="ro1">
          <table:table-cell office:value-type="date" office:date-value="2022-03-19" calcext:value-type="date">
            <text:p>19/03/22</text:p>
          </table:table-cell>
          <table:table-cell office:value-type="percentage" office:value="0.0257669285447063" calcext:value-type="percentage">
            <text:p>2.58%</text:p>
          </table:table-cell>
          <table:table-cell office:value-type="percentage" office:value="0.0260812975570685" calcext:value-type="percentage">
            <text:p>2.61%</text:p>
          </table:table-cell>
          <table:table-cell office:value-type="percentage" office:value="0.0301226770314588" calcext:value-type="percentage">
            <text:p>3.01%</text:p>
          </table:table-cell>
          <table:table-cell office:value-type="percentage" office:value="0.0227978165471476" calcext:value-type="percentage">
            <text:p>2.28%</text:p>
          </table:table-cell>
          <table:table-cell office:value-type="percentage" office:value="0.0247878517195176" calcext:value-type="percentage">
            <text:p>2.48%</text:p>
          </table:table-cell>
          <table:table-cell office:value-type="percentage" office:value="0.0255907401566164" calcext:value-type="percentage">
            <text:p>2.56%</text:p>
          </table:table-cell>
          <table:table-cell office:value-type="percentage" office:value="0.0278477973832673" calcext:value-type="percentage">
            <text:p>2.78%</text:p>
          </table:table-cell>
          <table:table-cell office:value-type="percentage" office:value="0.0250212044105174" calcext:value-type="percentage">
            <text:p>2.50%</text:p>
          </table:table-cell>
          <table:table-cell office:value-type="percentage" office:value="0.0255492867299665" calcext:value-type="percentage">
            <text:p>2.55%</text:p>
          </table:table-cell>
          <table:table-cell office:value-type="percentage" office:value="0.0212597086002608" calcext:value-type="percentage">
            <text:p>2.13%</text:p>
          </table:table-cell>
          <table:table-cell office:value-type="percentage" office:value="0.0219843242209902" calcext:value-type="percentage">
            <text:p>2.20%</text:p>
          </table:table-cell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percentage" office:value="0.0254711491114195" calcext:value-type="percentage">
            <text:p>2.55%</text:p>
          </table:table-cell>
          <table:table-cell office:value-type="percentage" office:value="0.0265814510857724" calcext:value-type="percentage">
            <text:p>2.66%</text:p>
          </table:table-cell>
          <table:table-cell office:value-type="percentage" office:value="0.0324282498593135" calcext:value-type="percentage">
            <text:p>3.24%</text:p>
          </table:table-cell>
          <table:table-cell office:value-type="percentage" office:value="0.0271257172665623" calcext:value-type="percentage">
            <text:p>2.71%</text:p>
          </table:table-cell>
          <table:table-cell office:value-type="percentage" office:value="0.0251656105990783" calcext:value-type="percentage">
            <text:p>2.52%</text:p>
          </table:table-cell>
          <table:table-cell office:value-type="percentage" office:value="0.0281166121874086" calcext:value-type="percentage">
            <text:p>2.81%</text:p>
          </table:table-cell>
          <table:table-cell office:value-type="percentage" office:value="0.0310560450033706" calcext:value-type="percentage">
            <text:p>3.11%</text:p>
          </table:table-cell>
          <table:table-cell office:value-type="percentage" office:value="0.0281804633518493" calcext:value-type="percentage">
            <text:p>2.82%</text:p>
          </table:table-cell>
          <table:table-cell office:value-type="percentage" office:value="0.027063957332393" calcext:value-type="percentage">
            <text:p>2.71%</text:p>
          </table:table-cell>
          <table:table-cell office:value-type="percentage" office:value="0.0229999447116714" calcext:value-type="percentage">
            <text:p>2.30%</text:p>
          </table:table-cell>
          <table:table-cell office:value-type="percentage" office:value="0.0244059976931949" calcext:value-type="percentage">
            <text:p>2.44%</text:p>
          </table:table-cell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percentage" office:value="0.0309310479158551" calcext:value-type="percentage">
            <text:p>3.09%</text:p>
          </table:table-cell>
          <table:table-cell office:value-type="percentage" office:value="0.0297160605233888" calcext:value-type="percentage">
            <text:p>2.97%</text:p>
          </table:table-cell>
          <table:table-cell office:value-type="percentage" office:value="0.0333637844064027" calcext:value-type="percentage">
            <text:p>3.34%</text:p>
          </table:table-cell>
          <table:table-cell office:value-type="percentage" office:value="0.0290795909293019" calcext:value-type="percentage">
            <text:p>2.91%</text:p>
          </table:table-cell>
          <table:table-cell office:value-type="percentage" office:value="0.0310115678070391" calcext:value-type="percentage">
            <text:p>3.10%</text:p>
          </table:table-cell>
          <table:table-cell office:value-type="percentage" office:value="0.0322967189728959" calcext:value-type="percentage">
            <text:p>3.23%</text:p>
          </table:table-cell>
          <table:table-cell office:value-type="percentage" office:value="0.0329165755630205" calcext:value-type="percentage">
            <text:p>3.29%</text:p>
          </table:table-cell>
          <table:table-cell office:value-type="percentage" office:value="0.0297829379101464" calcext:value-type="percentage">
            <text:p>2.98%</text:p>
          </table:table-cell>
          <table:table-cell office:value-type="percentage" office:value="0.0310962556803245" calcext:value-type="percentage">
            <text:p>3.11%</text:p>
          </table:table-cell>
          <table:table-cell office:value-type="percentage" office:value="0.0293781544614799" calcext:value-type="percentage">
            <text:p>2.94%</text:p>
          </table:table-cell>
          <table:table-cell office:value-type="percentage" office:value="0.024373730534868" calcext:value-type="percentage">
            <text:p>2.44%</text:p>
          </table:table-cell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percentage" office:value="0.0276658608648939" calcext:value-type="percentage">
            <text:p>2.77%</text:p>
          </table:table-cell>
          <table:table-cell office:value-type="percentage" office:value="0.0278807723792555" calcext:value-type="percentage">
            <text:p>2.79%</text:p>
          </table:table-cell>
          <table:table-cell office:value-type="percentage" office:value="0.0332533823906108" calcext:value-type="percentage">
            <text:p>3.33%</text:p>
          </table:table-cell>
          <table:table-cell office:value-type="percentage" office:value="0.0250438008863238" calcext:value-type="percentage">
            <text:p>2.50%</text:p>
          </table:table-cell>
          <table:table-cell office:value-type="percentage" office:value="0.0283085633404105" calcext:value-type="percentage">
            <text:p>2.83%</text:p>
          </table:table-cell>
          <table:table-cell office:value-type="percentage" office:value="0.0269425697854573" calcext:value-type="percentage">
            <text:p>2.69%</text:p>
          </table:table-cell>
          <table:table-cell office:value-type="percentage" office:value="0.0281754667277517" calcext:value-type="percentage">
            <text:p>2.82%</text:p>
          </table:table-cell>
          <table:table-cell office:value-type="percentage" office:value="0.0289485458612975" calcext:value-type="percentage">
            <text:p>2.89%</text:p>
          </table:table-cell>
          <table:table-cell office:value-type="percentage" office:value="0.0294628135034279" calcext:value-type="percentage">
            <text:p>2.95%</text:p>
          </table:table-cell>
          <table:table-cell office:value-type="percentage" office:value="0.0238529159519726" calcext:value-type="percentage">
            <text:p>2.39%</text:p>
          </table:table-cell>
          <table:table-cell office:value-type="percentage" office:value="0.0261354870910658" calcext:value-type="percentage">
            <text:p>2.61%</text:p>
          </table:table-cell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percentage" office:value="0.0280262373285629" calcext:value-type="percentage">
            <text:p>2.80%</text:p>
          </table:table-cell>
          <table:table-cell office:value-type="percentage" office:value="0.0286500565138336" calcext:value-type="percentage">
            <text:p>2.87%</text:p>
          </table:table-cell>
          <table:table-cell office:value-type="percentage" office:value="0.033094240465876" calcext:value-type="percentage">
            <text:p>3.31%</text:p>
          </table:table-cell>
          <table:table-cell office:value-type="percentage" office:value="0.0269307345698418" calcext:value-type="percentage">
            <text:p>2.69%</text:p>
          </table:table-cell>
          <table:table-cell office:value-type="percentage" office:value="0.029915464218044" calcext:value-type="percentage">
            <text:p>2.99%</text:p>
          </table:table-cell>
          <table:table-cell office:value-type="percentage" office:value="0.0278940960841238" calcext:value-type="percentage">
            <text:p>2.79%</text:p>
          </table:table-cell>
          <table:table-cell office:value-type="percentage" office:value="0.0293945700722587" calcext:value-type="percentage">
            <text:p>2.94%</text:p>
          </table:table-cell>
          <table:table-cell office:value-type="percentage" office:value="0.0283468208092486" calcext:value-type="percentage">
            <text:p>2.83%</text:p>
          </table:table-cell>
          <table:table-cell office:value-type="percentage" office:value="0.0291184682887914" calcext:value-type="percentage">
            <text:p>2.91%</text:p>
          </table:table-cell>
          <table:table-cell office:value-type="percentage" office:value="0.0268280439511406" calcext:value-type="percentage">
            <text:p>2.68%</text:p>
          </table:table-cell>
          <table:table-cell office:value-type="percentage" office:value="0.027467930842164" calcext:value-type="percentage">
            <text:p>2.75%</text:p>
          </table:table-cell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percentage" office:value="0.0282024839707663" calcext:value-type="percentage">
            <text:p>2.82%</text:p>
          </table:table-cell>
          <table:table-cell office:value-type="percentage" office:value="0.0278236780715397" calcext:value-type="percentage">
            <text:p>2.78%</text:p>
          </table:table-cell>
          <table:table-cell office:value-type="percentage" office:value="0.0330565016563244" calcext:value-type="percentage">
            <text:p>3.31%</text:p>
          </table:table-cell>
          <table:table-cell office:value-type="percentage" office:value="0.0252612356700822" calcext:value-type="percentage">
            <text:p>2.53%</text:p>
          </table:table-cell>
          <table:table-cell office:value-type="percentage" office:value="0.0275520387795837" calcext:value-type="percentage">
            <text:p>2.76%</text:p>
          </table:table-cell>
          <table:table-cell office:value-type="percentage" office:value="0.0269688160676533" calcext:value-type="percentage">
            <text:p>2.70%</text:p>
          </table:table-cell>
          <table:table-cell office:value-type="percentage" office:value="0.0278568947551233" calcext:value-type="percentage">
            <text:p>2.79%</text:p>
          </table:table-cell>
          <table:table-cell office:value-type="percentage" office:value="0.0289552106035671" calcext:value-type="percentage">
            <text:p>2.90%</text:p>
          </table:table-cell>
          <table:table-cell office:value-type="percentage" office:value="0.0271199721399965" calcext:value-type="percentage">
            <text:p>2.71%</text:p>
          </table:table-cell>
          <table:table-cell office:value-type="percentage" office:value="0.0263471755394123" calcext:value-type="percentage">
            <text:p>2.63%</text:p>
          </table:table-cell>
          <table:table-cell office:value-type="percentage" office:value="0.0256048753865745" calcext:value-type="percentage">
            <text:p>2.56%</text:p>
          </table:table-cell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percentage" office:value="0.0247944669189612" calcext:value-type="percentage">
            <text:p>2.48%</text:p>
          </table:table-cell>
          <table:table-cell office:value-type="percentage" office:value="0.0244292873051225" calcext:value-type="percentage">
            <text:p>2.44%</text:p>
          </table:table-cell>
          <table:table-cell office:value-type="percentage" office:value="0.0332800142184306" calcext:value-type="percentage">
            <text:p>3.33%</text:p>
          </table:table-cell>
          <table:table-cell office:value-type="percentage" office:value="0.0259248180277196" calcext:value-type="percentage">
            <text:p>2.59%</text:p>
          </table:table-cell>
          <table:table-cell office:value-type="percentage" office:value="0.0270409212420317" calcext:value-type="percentage">
            <text:p>2.70%</text:p>
          </table:table-cell>
          <table:table-cell office:value-type="percentage" office:value="0.0257556675062972" calcext:value-type="percentage">
            <text:p>2.58%</text:p>
          </table:table-cell>
          <table:table-cell office:value-type="percentage" office:value="0.0270641085219854" calcext:value-type="percentage">
            <text:p>2.71%</text:p>
          </table:table-cell>
          <table:table-cell office:value-type="percentage" office:value="0.0266095534787124" calcext:value-type="percentage">
            <text:p>2.66%</text:p>
          </table:table-cell>
          <table:table-cell office:value-type="percentage" office:value="0.0268215597505766" calcext:value-type="percentage">
            <text:p>2.68%</text:p>
          </table:table-cell>
          <table:table-cell office:value-type="percentage" office:value="0.0227846740824332" calcext:value-type="percentage">
            <text:p>2.28%</text:p>
          </table:table-cell>
          <table:table-cell office:value-type="percentage" office:value="0.0252004074582577" calcext:value-type="percentage">
            <text:p>2.52%</text:p>
          </table:table-cell>
        </table:table-row>
        <table:table-row table:style-name="ro1">
          <table:table-cell office:value-type="date" office:date-value="2022-03-26" calcext:value-type="date">
            <text:p>26/03/22</text:p>
          </table:table-cell>
          <table:table-cell office:value-type="percentage" office:value="0.0268716769650812" calcext:value-type="percentage">
            <text:p>2.69%</text:p>
          </table:table-cell>
          <table:table-cell office:value-type="percentage" office:value="0.0244978460580267" calcext:value-type="percentage">
            <text:p>2.45%</text:p>
          </table:table-cell>
          <table:table-cell office:value-type="percentage" office:value="0.029658687721753" calcext:value-type="percentage">
            <text:p>2.97%</text:p>
          </table:table-cell>
          <table:table-cell office:value-type="percentage" office:value="0.0222835079977937" calcext:value-type="percentage">
            <text:p>2.23%</text:p>
          </table:table-cell>
          <table:table-cell office:value-type="percentage" office:value="0.0259680569918419" calcext:value-type="percentage">
            <text:p>2.60%</text:p>
          </table:table-cell>
          <table:table-cell office:value-type="percentage" office:value="0.025153167331797" calcext:value-type="percentage">
            <text:p>2.52%</text:p>
          </table:table-cell>
          <table:table-cell office:value-type="percentage" office:value="0.0249722119303446" calcext:value-type="percentage">
            <text:p>2.50%</text:p>
          </table:table-cell>
          <table:table-cell office:value-type="percentage" office:value="0.0230809749557056" calcext:value-type="percentage">
            <text:p>2.31%</text:p>
          </table:table-cell>
          <table:table-cell office:value-type="percentage" office:value="0.0235343657886118" calcext:value-type="percentage">
            <text:p>2.35%</text:p>
          </table:table-cell>
          <table:table-cell office:value-type="percentage" office:value="0.0231261372307331" calcext:value-type="percentage">
            <text:p>2.31%</text:p>
          </table:table-cell>
          <table:table-cell office:value-type="percentage" office:value="0.0200451999606957" calcext:value-type="percentage">
            <text:p>2.00%</text:p>
          </table:table-cell>
        </table:table-row>
        <table:table-row table:style-name="ro1">
          <table:table-cell office:value-type="date" office:date-value="2022-03-27" calcext:value-type="date">
            <text:p>27/03/22</text:p>
          </table:table-cell>
          <table:table-cell office:value-type="percentage" office:value="0.0252252252252252" calcext:value-type="percentage">
            <text:p>2.52%</text:p>
          </table:table-cell>
          <table:table-cell office:value-type="percentage" office:value="0.0247754643804858" calcext:value-type="percentage">
            <text:p>2.48%</text:p>
          </table:table-cell>
          <table:table-cell office:value-type="percentage" office:value="0.0298718361883041" calcext:value-type="percentage">
            <text:p>2.99%</text:p>
          </table:table-cell>
          <table:table-cell office:value-type="percentage" office:value="0.0235063663075416" calcext:value-type="percentage">
            <text:p>2.35%</text:p>
          </table:table-cell>
          <table:table-cell office:value-type="percentage" office:value="0.0247616877444837" calcext:value-type="percentage">
            <text:p>2.48%</text:p>
          </table:table-cell>
          <table:table-cell office:value-type="percentage" office:value="0.0266079418344519" calcext:value-type="percentage">
            <text:p>2.66%</text:p>
          </table:table-cell>
          <table:table-cell office:value-type="percentage" office:value="0.0238732045567112" calcext:value-type="percentage">
            <text:p>2.39%</text:p>
          </table:table-cell>
          <table:table-cell office:value-type="percentage" office:value="0.0263907347636226" calcext:value-type="percentage">
            <text:p>2.64%</text:p>
          </table:table-cell>
          <table:table-cell office:value-type="percentage" office:value="0.026763311959855" calcext:value-type="percentage">
            <text:p>2.68%</text:p>
          </table:table-cell>
          <table:table-cell office:value-type="percentage" office:value="0.0207290501148342" calcext:value-type="percentage">
            <text:p>2.07%</text:p>
          </table:table-cell>
          <table:table-cell office:value-type="percentage" office:value="0.0228800158134019" calcext:value-type="percentage">
            <text:p>2.29%</text:p>
          </table:table-cell>
        </table:table-row>
        <table:table-row table:style-name="ro1">
          <table:table-cell office:value-type="date" office:date-value="2022-03-28" calcext:value-type="date">
            <text:p>28/03/22</text:p>
          </table:table-cell>
          <table:table-cell office:value-type="percentage" office:value="0.0253554829506235" calcext:value-type="percentage">
            <text:p>2.54%</text:p>
          </table:table-cell>
          <table:table-cell office:value-type="percentage" office:value="0.026749174103841" calcext:value-type="percentage">
            <text:p>2.67%</text:p>
          </table:table-cell>
          <table:table-cell office:value-type="percentage" office:value="0.0338192974528504" calcext:value-type="percentage">
            <text:p>3.38%</text:p>
          </table:table-cell>
          <table:table-cell office:value-type="percentage" office:value="0.0291679459625422" calcext:value-type="percentage">
            <text:p>2.92%</text:p>
          </table:table-cell>
          <table:table-cell office:value-type="percentage" office:value="0.0286503781268179" calcext:value-type="percentage">
            <text:p>2.87%</text:p>
          </table:table-cell>
          <table:table-cell office:value-type="percentage" office:value="0.0276446041027996" calcext:value-type="percentage">
            <text:p>2.76%</text:p>
          </table:table-cell>
          <table:table-cell office:value-type="percentage" office:value="0.0288948256467942" calcext:value-type="percentage">
            <text:p>2.89%</text:p>
          </table:table-cell>
          <table:table-cell office:value-type="percentage" office:value="0.028900408275609" calcext:value-type="percentage">
            <text:p>2.89%</text:p>
          </table:table-cell>
          <table:table-cell office:value-type="percentage" office:value="0.0293181215176439" calcext:value-type="percentage">
            <text:p>2.93%</text:p>
          </table:table-cell>
          <table:table-cell office:value-type="percentage" office:value="0.0235916657479881" calcext:value-type="percentage">
            <text:p>2.36%</text:p>
          </table:table-cell>
          <table:table-cell office:value-type="percentage" office:value="0.0238931834153197" calcext:value-type="percentage">
            <text:p>2.39%</text:p>
          </table:table-cell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percentage" office:value="0.0282584683357879" calcext:value-type="percentage">
            <text:p>2.83%</text:p>
          </table:table-cell>
          <table:table-cell office:value-type="percentage" office:value="0.0291011848693669" calcext:value-type="percentage">
            <text:p>2.91%</text:p>
          </table:table-cell>
          <table:table-cell office:value-type="percentage" office:value="0.0345883885284257" calcext:value-type="percentage">
            <text:p>3.46%</text:p>
          </table:table-cell>
          <table:table-cell office:value-type="percentage" office:value="0.0285416666666667" calcext:value-type="percentage">
            <text:p>2.85%</text:p>
          </table:table-cell>
          <table:table-cell office:value-type="percentage" office:value="0.0281959027828769" calcext:value-type="percentage">
            <text:p>2.82%</text:p>
          </table:table-cell>
          <table:table-cell office:value-type="percentage" office:value="0.0297349274446253" calcext:value-type="percentage">
            <text:p>2.97%</text:p>
          </table:table-cell>
          <table:table-cell office:value-type="percentage" office:value="0.0298388233635637" calcext:value-type="percentage">
            <text:p>2.98%</text:p>
          </table:table-cell>
          <table:table-cell office:value-type="percentage" office:value="0.0266837834120398" calcext:value-type="percentage">
            <text:p>2.67%</text:p>
          </table:table-cell>
          <table:table-cell office:value-type="percentage" office:value="0.0310442981675858" calcext:value-type="percentage">
            <text:p>3.10%</text:p>
          </table:table-cell>
          <table:table-cell office:value-type="percentage" office:value="0.0223681975196784" calcext:value-type="percentage">
            <text:p>2.24%</text:p>
          </table:table-cell>
          <table:table-cell office:value-type="percentage" office:value="0.026040444798949" calcext:value-type="percentage">
            <text:p>2.60%</text:p>
          </table:table-cell>
        </table:table-row>
        <table:table-row table:style-name="ro1">
          <table:table-cell office:value-type="date" office:date-value="2022-03-30" calcext:value-type="date">
            <text:p>30/03/22</text:p>
          </table:table-cell>
          <table:table-cell office:value-type="percentage" office:value="0.0278623698922776" calcext:value-type="percentage">
            <text:p>2.79%</text:p>
          </table:table-cell>
          <table:table-cell office:value-type="percentage" office:value="0.0279508501923793" calcext:value-type="percentage">
            <text:p>2.80%</text:p>
          </table:table-cell>
          <table:table-cell office:value-type="percentage" office:value="0.0325098151872067" calcext:value-type="percentage">
            <text:p>3.25%</text:p>
          </table:table-cell>
          <table:table-cell office:value-type="percentage" office:value="0.0297297297297297" calcext:value-type="percentage">
            <text:p>2.97%</text:p>
          </table:table-cell>
          <table:table-cell office:value-type="percentage" office:value="0.0284598416085054" calcext:value-type="percentage">
            <text:p>2.85%</text:p>
          </table:table-cell>
          <table:table-cell office:value-type="percentage" office:value="0.0278017706758799" calcext:value-type="percentage">
            <text:p>2.78%</text:p>
          </table:table-cell>
          <table:table-cell office:value-type="percentage" office:value="0.0272081741698109" calcext:value-type="percentage">
            <text:p>2.72%</text:p>
          </table:table-cell>
          <table:table-cell office:value-type="percentage" office:value="0.027165300855707" calcext:value-type="percentage">
            <text:p>2.72%</text:p>
          </table:table-cell>
          <table:table-cell office:value-type="percentage" office:value="0.0285109945798264" calcext:value-type="percentage">
            <text:p>2.85%</text:p>
          </table:table-cell>
          <table:table-cell office:value-type="percentage" office:value="0.0233787920957417" calcext:value-type="percentage">
            <text:p>2.34%</text:p>
          </table:table-cell>
          <table:table-cell office:value-type="percentage" office:value="0.0249745158002039" calcext:value-type="percentage">
            <text:p>2.50%</text:p>
          </table:table-cell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percentage" office:value="0.0235838042310746" calcext:value-type="percentage">
            <text:p>2.36%</text:p>
          </table:table-cell>
          <table:table-cell office:value-type="percentage" office:value="0.0243381941974493" calcext:value-type="percentage">
            <text:p>2.43%</text:p>
          </table:table-cell>
          <table:table-cell office:value-type="percentage" office:value="0.0281284166583839" calcext:value-type="percentage">
            <text:p>2.81%</text:p>
          </table:table-cell>
          <table:table-cell office:value-type="percentage" office:value="0.0251940044647603" calcext:value-type="percentage">
            <text:p>2.52%</text:p>
          </table:table-cell>
          <table:table-cell office:value-type="percentage" office:value="0.0242589616117819" calcext:value-type="percentage">
            <text:p>2.43%</text:p>
          </table:table-cell>
          <table:table-cell office:value-type="percentage" office:value="0.0239033323159735" calcext:value-type="percentage">
            <text:p>2.39%</text:p>
          </table:table-cell>
          <table:table-cell office:value-type="percentage" office:value="0.0243346919204028" calcext:value-type="percentage">
            <text:p>2.43%</text:p>
          </table:table-cell>
          <table:table-cell office:value-type="percentage" office:value="0.0249024344917302" calcext:value-type="percentage">
            <text:p>2.49%</text:p>
          </table:table-cell>
          <table:table-cell office:value-type="percentage" office:value="0.0266296431172615" calcext:value-type="percentage">
            <text:p>2.66%</text:p>
          </table:table-cell>
          <table:table-cell office:value-type="percentage" office:value="0.023253169594633" calcext:value-type="percentage">
            <text:p>2.33%</text:p>
          </table:table-cell>
          <table:table-cell office:value-type="percentage" office:value="0.0205818706419812" calcext:value-type="percentage">
            <text:p>2.06%</text:p>
          </table:table-cell>
        </table:table-row>
        <table:table-row table:style-name="ro1">
          <table:table-cell office:value-type="date" office:date-value="2022-04-01" calcext:value-type="date">
            <text:p>01/04/22</text:p>
          </table:table-cell>
          <table:table-cell office:value-type="percentage" office:value="0.024714741072666" calcext:value-type="percentage">
            <text:p>2.47%</text:p>
          </table:table-cell>
          <table:table-cell office:value-type="percentage" office:value="0.0236102809324567" calcext:value-type="percentage">
            <text:p>2.36%</text:p>
          </table:table-cell>
          <table:table-cell office:value-type="percentage" office:value="0.0295943409845532" calcext:value-type="percentage">
            <text:p>2.96%</text:p>
          </table:table-cell>
          <table:table-cell office:value-type="percentage" office:value="0.0245495732799494" calcext:value-type="percentage">
            <text:p>2.45%</text:p>
          </table:table-cell>
          <table:table-cell office:value-type="percentage" office:value="0.0256044478583708" calcext:value-type="percentage">
            <text:p>2.56%</text:p>
          </table:table-cell>
          <table:table-cell office:value-type="percentage" office:value="0.0260679881312071" calcext:value-type="percentage">
            <text:p>2.61%</text:p>
          </table:table-cell>
          <table:table-cell office:value-type="percentage" office:value="0.0238827145897375" calcext:value-type="percentage">
            <text:p>2.39%</text:p>
          </table:table-cell>
          <table:table-cell office:value-type="percentage" office:value="0.0259787778997439" calcext:value-type="percentage">
            <text:p>2.60%</text:p>
          </table:table-cell>
          <table:table-cell office:value-type="percentage" office:value="0.0241136659047107" calcext:value-type="percentage">
            <text:p>2.41%</text:p>
          </table:table-cell>
          <table:table-cell office:value-type="percentage" office:value="0.0221680462637487" calcext:value-type="percentage">
            <text:p>2.22%</text:p>
          </table:table-cell>
          <table:table-cell office:value-type="percentage" office:value="0.0203993264373346" calcext:value-type="percentage">
            <text:p>2.04%</text:p>
          </table:table-cell>
        </table:table-row>
        <table:table-row table:style-name="ro1">
          <table:table-cell office:value-type="date" office:date-value="2022-04-02" calcext:value-type="date">
            <text:p>02/04/22</text:p>
          </table:table-cell>
          <table:table-cell office:value-type="percentage" office:value="0.0240762578616352" calcext:value-type="percentage">
            <text:p>2.41%</text:p>
          </table:table-cell>
          <table:table-cell office:value-type="percentage" office:value="0.0228899572649573" calcext:value-type="percentage">
            <text:p>2.29%</text:p>
          </table:table-cell>
          <table:table-cell office:value-type="percentage" office:value="0.0271995414636688" calcext:value-type="percentage">
            <text:p>2.72%</text:p>
          </table:table-cell>
          <table:table-cell office:value-type="percentage" office:value="0.0224046140195209" calcext:value-type="percentage">
            <text:p>2.24%</text:p>
          </table:table-cell>
          <table:table-cell office:value-type="percentage" office:value="0.0266239850093691" calcext:value-type="percentage">
            <text:p>2.66%</text:p>
          </table:table-cell>
          <table:table-cell office:value-type="percentage" office:value="0.0244648318042813" calcext:value-type="percentage">
            <text:p>2.45%</text:p>
          </table:table-cell>
          <table:table-cell office:value-type="percentage" office:value="0.0237337777104479" calcext:value-type="percentage">
            <text:p>2.37%</text:p>
          </table:table-cell>
          <table:table-cell office:value-type="percentage" office:value="0.0256623732797884" calcext:value-type="percentage">
            <text:p>2.57%</text:p>
          </table:table-cell>
          <table:table-cell office:value-type="percentage" office:value="0.0235072645653328" calcext:value-type="percentage">
            <text:p>2.35%</text:p>
          </table:table-cell>
          <table:table-cell office:value-type="percentage" office:value="0.0252394434070237" calcext:value-type="percentage">
            <text:p>2.52%</text:p>
          </table:table-cell>
          <table:table-cell office:value-type="percentage" office:value="0.0221191028615623" calcext:value-type="percentage">
            <text:p>2.21%</text:p>
          </table:table-cell>
        </table:table-row>
        <table:table-row table:style-name="ro1">
          <table:table-cell office:value-type="date" office:date-value="2022-04-03" calcext:value-type="date">
            <text:p>03/04/22</text:p>
          </table:table-cell>
          <table:table-cell office:value-type="percentage" office:value="0.0256223259432128" calcext:value-type="percentage">
            <text:p>2.56%</text:p>
          </table:table-cell>
          <table:table-cell office:value-type="percentage" office:value="0.0248685594111462" calcext:value-type="percentage">
            <text:p>2.49%</text:p>
          </table:table-cell>
          <table:table-cell office:value-type="percentage" office:value="0.0292455021811518" calcext:value-type="percentage">
            <text:p>2.92%</text:p>
          </table:table-cell>
          <table:table-cell office:value-type="percentage" office:value="0.0242803779389145" calcext:value-type="percentage">
            <text:p>2.43%</text:p>
          </table:table-cell>
          <table:table-cell office:value-type="percentage" office:value="0.0244517460074883" calcext:value-type="percentage">
            <text:p>2.45%</text:p>
          </table:table-cell>
          <table:table-cell office:value-type="percentage" office:value="0.0233773652267047" calcext:value-type="percentage">
            <text:p>2.34%</text:p>
          </table:table-cell>
          <table:table-cell office:value-type="percentage" office:value="0.0241781920224494" calcext:value-type="percentage">
            <text:p>2.42%</text:p>
          </table:table-cell>
          <table:table-cell office:value-type="percentage" office:value="0.0244148119723714" calcext:value-type="percentage">
            <text:p>2.44%</text:p>
          </table:table-cell>
          <table:table-cell office:value-type="percentage" office:value="0.0250875698191802" calcext:value-type="percentage">
            <text:p>2.51%</text:p>
          </table:table-cell>
          <table:table-cell office:value-type="percentage" office:value="0.0212753521538372" calcext:value-type="percentage">
            <text:p>2.13%</text:p>
          </table:table-cell>
          <table:table-cell office:value-type="percentage" office:value="0.0198965380023876" calcext:value-type="percentage">
            <text:p>1.99%</text:p>
          </table:table-cell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percentage" office:value="0.0330422794117647" calcext:value-type="percentage">
            <text:p>3.30%</text:p>
          </table:table-cell>
          <table:table-cell office:value-type="percentage" office:value="0.0272736363181841" calcext:value-type="percentage">
            <text:p>2.73%</text:p>
          </table:table-cell>
          <table:table-cell office:value-type="percentage" office:value="0.0353871973147926" calcext:value-type="percentage">
            <text:p>3.54%</text:p>
          </table:table-cell>
          <table:table-cell office:value-type="percentage" office:value="0.0296698704554952" calcext:value-type="percentage">
            <text:p>2.97%</text:p>
          </table:table-cell>
          <table:table-cell office:value-type="percentage" office:value="0.0314929312651408" calcext:value-type="percentage">
            <text:p>3.15%</text:p>
          </table:table-cell>
          <table:table-cell office:value-type="percentage" office:value="0.0294342558928883" calcext:value-type="percentage">
            <text:p>2.94%</text:p>
          </table:table-cell>
          <table:table-cell office:value-type="percentage" office:value="0.0306014275954675" calcext:value-type="percentage">
            <text:p>3.06%</text:p>
          </table:table-cell>
          <table:table-cell office:value-type="percentage" office:value="0.0323304483216559" calcext:value-type="percentage">
            <text:p>3.23%</text:p>
          </table:table-cell>
          <table:table-cell office:value-type="percentage" office:value="0.032334209237073" calcext:value-type="percentage">
            <text:p>3.23%</text:p>
          </table:table-cell>
          <table:table-cell office:value-type="percentage" office:value="0.0275188138829608" calcext:value-type="percentage">
            <text:p>2.75%</text:p>
          </table:table-cell>
          <table:table-cell office:value-type="percentage" office:value="0.0262273351323202" calcext:value-type="percentage">
            <text:p>2.62%</text:p>
          </table:table-cell>
        </table:table-row>
        <table:table-row table:style-name="ro1">
          <table:table-cell office:value-type="date" office:date-value="2022-04-05" calcext:value-type="date">
            <text:p>05/04/22</text:p>
          </table:table-cell>
          <table:table-cell office:value-type="percentage" office:value="0.028586477686267" calcext:value-type="percentage">
            <text:p>2.86%</text:p>
          </table:table-cell>
          <table:table-cell office:value-type="percentage" office:value="0.0272191177606675" calcext:value-type="percentage">
            <text:p>2.72%</text:p>
          </table:table-cell>
          <table:table-cell office:value-type="percentage" office:value="0.0336403584994662" calcext:value-type="percentage">
            <text:p>3.36%</text:p>
          </table:table-cell>
          <table:table-cell office:value-type="percentage" office:value="0.0295655886433984" calcext:value-type="percentage">
            <text:p>2.96%</text:p>
          </table:table-cell>
          <table:table-cell office:value-type="percentage" office:value="0.0298013245033113" calcext:value-type="percentage">
            <text:p>2.98%</text:p>
          </table:table-cell>
          <table:table-cell office:value-type="percentage" office:value="0.0295229723884866" calcext:value-type="percentage">
            <text:p>2.95%</text:p>
          </table:table-cell>
          <table:table-cell office:value-type="percentage" office:value="0.0298766761280219" calcext:value-type="percentage">
            <text:p>2.99%</text:p>
          </table:table-cell>
          <table:table-cell office:value-type="percentage" office:value="0.0276829730754645" calcext:value-type="percentage">
            <text:p>2.77%</text:p>
          </table:table-cell>
          <table:table-cell office:value-type="percentage" office:value="0.0288430772043699" calcext:value-type="percentage">
            <text:p>2.88%</text:p>
          </table:table-cell>
          <table:table-cell office:value-type="percentage" office:value="0.0259359365115878" calcext:value-type="percentage">
            <text:p>2.59%</text:p>
          </table:table-cell>
          <table:table-cell office:value-type="percentage" office:value="0.0228443666763877" calcext:value-type="percentage">
            <text:p>2.28%</text:p>
          </table:table-cell>
        </table:table-row>
        <table:table-row table:style-name="ro1">
          <table:table-cell office:value-type="date" office:date-value="2022-04-06" calcext:value-type="date">
            <text:p>06/04/22</text:p>
          </table:table-cell>
          <table:table-cell office:value-type="percentage" office:value="0.027928403474255" calcext:value-type="percentage">
            <text:p>2.79%</text:p>
          </table:table-cell>
          <table:table-cell office:value-type="percentage" office:value="0.0286721625965676" calcext:value-type="percentage">
            <text:p>2.87%</text:p>
          </table:table-cell>
          <table:table-cell office:value-type="percentage" office:value="0.0316715691246577" calcext:value-type="percentage">
            <text:p>3.17%</text:p>
          </table:table-cell>
          <table:table-cell office:value-type="percentage" office:value="0.0271916467261257" calcext:value-type="percentage">
            <text:p>2.72%</text:p>
          </table:table-cell>
          <table:table-cell office:value-type="percentage" office:value="0.0279452470329504" calcext:value-type="percentage">
            <text:p>2.79%</text:p>
          </table:table-cell>
          <table:table-cell office:value-type="percentage" office:value="0.0276904865916041" calcext:value-type="percentage">
            <text:p>2.77%</text:p>
          </table:table-cell>
          <table:table-cell office:value-type="percentage" office:value="0.0281724886520624" calcext:value-type="percentage">
            <text:p>2.82%</text:p>
          </table:table-cell>
          <table:table-cell office:value-type="percentage" office:value="0.0269873585530988" calcext:value-type="percentage">
            <text:p>2.70%</text:p>
          </table:table-cell>
          <table:table-cell office:value-type="percentage" office:value="0.0268707797613542" calcext:value-type="percentage">
            <text:p>2.69%</text:p>
          </table:table-cell>
          <table:table-cell office:value-type="percentage" office:value="0.0291995877705256" calcext:value-type="percentage">
            <text:p>2.92%</text:p>
          </table:table-cell>
          <table:table-cell office:value-type="percentage" office:value="0.0237163935237907" calcext:value-type="percentage">
            <text:p>2.37%</text:p>
          </table:table-cell>
        </table:table-row>
        <table:table-row table:style-name="ro1">
          <table:table-cell office:value-type="date" office:date-value="2022-04-07" calcext:value-type="date">
            <text:p>07/04/22</text:p>
          </table:table-cell>
          <table:table-cell office:value-type="percentage" office:value="0.0257983477462679" calcext:value-type="percentage">
            <text:p>2.58%</text:p>
          </table:table-cell>
          <table:table-cell office:value-type="percentage" office:value="0.0240326081202689" calcext:value-type="percentage">
            <text:p>2.40%</text:p>
          </table:table-cell>
          <table:table-cell office:value-type="percentage" office:value="0.0281635802469136" calcext:value-type="percentage">
            <text:p>2.82%</text:p>
          </table:table-cell>
          <table:table-cell office:value-type="percentage" office:value="0.0266812465828321" calcext:value-type="percentage">
            <text:p>2.67%</text:p>
          </table:table-cell>
          <table:table-cell office:value-type="percentage" office:value="0.0262315318443081" calcext:value-type="percentage">
            <text:p>2.62%</text:p>
          </table:table-cell>
          <table:table-cell office:value-type="percentage" office:value="0.0249635412198679" calcext:value-type="percentage">
            <text:p>2.50%</text:p>
          </table:table-cell>
          <table:table-cell office:value-type="percentage" office:value="0.0254073460370063" calcext:value-type="percentage">
            <text:p>2.54%</text:p>
          </table:table-cell>
          <table:table-cell office:value-type="percentage" office:value="0.025602700096432" calcext:value-type="percentage">
            <text:p>2.56%</text:p>
          </table:table-cell>
          <table:table-cell office:value-type="percentage" office:value="0.026271186440678" calcext:value-type="percentage">
            <text:p>2.63%</text:p>
          </table:table-cell>
          <table:table-cell office:value-type="percentage" office:value="0.0242481313636631" calcext:value-type="percentage">
            <text:p>2.42%</text:p>
          </table:table-cell>
          <table:table-cell office:value-type="percentage" office:value="0.0222926731078905" calcext:value-type="percentage">
            <text:p>2.23%</text:p>
          </table:table-cell>
        </table:table-row>
        <table:table-row table:style-name="ro1">
          <table:table-cell office:value-type="date" office:date-value="2022-04-08" calcext:value-type="date">
            <text:p>08/04/22</text:p>
          </table:table-cell>
          <table:table-cell office:value-type="percentage" office:value="0.0230614973262032" calcext:value-type="percentage">
            <text:p>2.31%</text:p>
          </table:table-cell>
          <table:table-cell office:value-type="percentage" office:value="0.0237213131624987" calcext:value-type="percentage">
            <text:p>2.37%</text:p>
          </table:table-cell>
          <table:table-cell office:value-type="percentage" office:value="0.0295615699590532" calcext:value-type="percentage">
            <text:p>2.96%</text:p>
          </table:table-cell>
          <table:table-cell office:value-type="percentage" office:value="0.0234204793028322" calcext:value-type="percentage">
            <text:p>2.34%</text:p>
          </table:table-cell>
          <table:table-cell office:value-type="percentage" office:value="0.0219000381533766" calcext:value-type="percentage">
            <text:p>2.19%</text:p>
          </table:table-cell>
          <table:table-cell office:value-type="percentage" office:value="0.0244123722851879" calcext:value-type="percentage">
            <text:p>2.44%</text:p>
          </table:table-cell>
          <table:table-cell office:value-type="percentage" office:value="0.0239397581495744" calcext:value-type="percentage">
            <text:p>2.39%</text:p>
          </table:table-cell>
          <table:table-cell office:value-type="percentage" office:value="0.0241939324665428" calcext:value-type="percentage">
            <text:p>2.42%</text:p>
          </table:table-cell>
          <table:table-cell office:value-type="percentage" office:value="0.0242545100403469" calcext:value-type="percentage">
            <text:p>2.43%</text:p>
          </table:table-cell>
          <table:table-cell office:value-type="percentage" office:value="0.0205622676579926" calcext:value-type="percentage">
            <text:p>2.06%</text:p>
          </table:table-cell>
          <table:table-cell office:value-type="percentage" office:value="0.0208426159710877" calcext:value-type="percentage">
            <text:p>2.08%</text:p>
          </table:table-cell>
        </table:table-row>
        <table:table-row table:style-name="ro1">
          <table:table-cell office:value-type="date" office:date-value="2022-04-09" calcext:value-type="date">
            <text:p>09/04/22</text:p>
          </table:table-cell>
          <table:table-cell office:value-type="percentage" office:value="0.0223466557073872" calcext:value-type="percentage">
            <text:p>2.23%</text:p>
          </table:table-cell>
          <table:table-cell office:value-type="percentage" office:value="0.0229641011314429" calcext:value-type="percentage">
            <text:p>2.30%</text:p>
          </table:table-cell>
          <table:table-cell office:value-type="percentage" office:value="0.0247332421340629" calcext:value-type="percentage">
            <text:p>2.47%</text:p>
          </table:table-cell>
          <table:table-cell office:value-type="percentage" office:value="0.0238847910080787" calcext:value-type="percentage">
            <text:p>2.39%</text:p>
          </table:table-cell>
          <table:table-cell office:value-type="percentage" office:value="0.0206429503916449" calcext:value-type="percentage">
            <text:p>2.06%</text:p>
          </table:table-cell>
          <table:table-cell office:value-type="percentage" office:value="0.0224180202267852" calcext:value-type="percentage">
            <text:p>2.24%</text:p>
          </table:table-cell>
          <table:table-cell office:value-type="percentage" office:value="0.0204445404704675" calcext:value-type="percentage">
            <text:p>2.04%</text:p>
          </table:table-cell>
          <table:table-cell office:value-type="percentage" office:value="0.0235209531635168" calcext:value-type="percentage">
            <text:p>2.35%</text:p>
          </table:table-cell>
          <table:table-cell office:value-type="percentage" office:value="0.0229041916167665" calcext:value-type="percentage">
            <text:p>2.29%</text:p>
          </table:table-cell>
          <table:table-cell office:value-type="percentage" office:value="0.0214706794911573" calcext:value-type="percentage">
            <text:p>2.15%</text:p>
          </table:table-cell>
          <table:table-cell office:value-type="percentage" office:value="0.0218788168445648" calcext:value-type="percentage">
            <text:p>2.19%</text:p>
          </table:table-cell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percentage" office:value="0.0210834258044991" calcext:value-type="percentage">
            <text:p>2.11%</text:p>
          </table:table-cell>
          <table:table-cell office:value-type="percentage" office:value="0.022912353347136" calcext:value-type="percentage">
            <text:p>2.29%</text:p>
          </table:table-cell>
          <table:table-cell office:value-type="percentage" office:value="0.0249369115133096" calcext:value-type="percentage">
            <text:p>2.49%</text:p>
          </table:table-cell>
          <table:table-cell office:value-type="percentage" office:value="0.0229831688914684" calcext:value-type="percentage">
            <text:p>2.30%</text:p>
          </table:table-cell>
          <table:table-cell office:value-type="percentage" office:value="0.0218610091558101" calcext:value-type="percentage">
            <text:p>2.19%</text:p>
          </table:table-cell>
          <table:table-cell office:value-type="percentage" office:value="0.0213230532925746" calcext:value-type="percentage">
            <text:p>2.13%</text:p>
          </table:table-cell>
          <table:table-cell office:value-type="percentage" office:value="0.0215322984476715" calcext:value-type="percentage">
            <text:p>2.15%</text:p>
          </table:table-cell>
          <table:table-cell office:value-type="percentage" office:value="0.0247659317426759" calcext:value-type="percentage">
            <text:p>2.48%</text:p>
          </table:table-cell>
          <table:table-cell office:value-type="percentage" office:value="0.0213668887244017" calcext:value-type="percentage">
            <text:p>2.14%</text:p>
          </table:table-cell>
          <table:table-cell office:value-type="percentage" office:value="0.0216792210178211" calcext:value-type="percentage">
            <text:p>2.17%</text:p>
          </table:table-cell>
          <table:table-cell office:value-type="percentage" office:value="0.0198138228717042" calcext:value-type="percentage">
            <text:p>1.98%</text:p>
          </table:table-cell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0223961144090664" calcext:value-type="percentage">
            <text:p>2.24%</text:p>
          </table:table-cell>
          <table:table-cell office:value-type="percentage" office:value="0.0260602431595116" calcext:value-type="percentage">
            <text:p>2.61%</text:p>
          </table:table-cell>
          <table:table-cell office:value-type="percentage" office:value="0.0264650283553875" calcext:value-type="percentage">
            <text:p>2.65%</text:p>
          </table:table-cell>
          <table:table-cell office:value-type="percentage" office:value="0.0264256996760217" calcext:value-type="percentage">
            <text:p>2.64%</text:p>
          </table:table-cell>
          <table:table-cell office:value-type="percentage" office:value="0.0249439749242014" calcext:value-type="percentage">
            <text:p>2.49%</text:p>
          </table:table-cell>
          <table:table-cell office:value-type="percentage" office:value="0.024087795686604" calcext:value-type="percentage">
            <text:p>2.41%</text:p>
          </table:table-cell>
          <table:table-cell office:value-type="percentage" office:value="0.025323939498448" calcext:value-type="percentage">
            <text:p>2.53%</text:p>
          </table:table-cell>
          <table:table-cell office:value-type="percentage" office:value="0.0257682763886238" calcext:value-type="percentage">
            <text:p>2.58%</text:p>
          </table:table-cell>
          <table:table-cell office:value-type="percentage" office:value="0.0217960933777989" calcext:value-type="percentage">
            <text:p>2.18%</text:p>
          </table:table-cell>
          <table:table-cell office:value-type="percentage" office:value="0.0222401940962394" calcext:value-type="percentage">
            <text:p>2.22%</text:p>
          </table:table-cell>
        </table:table-row>
        <table:table-row table:style-name="ro1">
          <table:table-cell office:value-type="date" office:date-value="2022-04-12" calcext:value-type="date">
            <text:p>12/04/22</text:p>
          </table:table-cell>
          <table:table-cell office:value-type="percentage" office:value="0.0253777031697442" calcext:value-type="percentage">
            <text:p>2.54%</text:p>
          </table:table-cell>
          <table:table-cell office:value-type="percentage" office:value="0.0224284184807972" calcext:value-type="percentage">
            <text:p>2.24%</text:p>
          </table:table-cell>
          <table:table-cell office:value-type="percentage" office:value="0.0262850156806464" calcext:value-type="percentage">
            <text:p>2.63%</text:p>
          </table:table-cell>
          <table:table-cell office:value-type="percentage" office:value="0.0221443904643543" calcext:value-type="percentage">
            <text:p>2.21%</text:p>
          </table:table-cell>
          <table:table-cell office:value-type="percentage" office:value="0.0248974116161616" calcext:value-type="percentage">
            <text:p>2.49%</text:p>
          </table:table-cell>
          <table:table-cell office:value-type="percentage" office:value="0.0242279373791923" calcext:value-type="percentage">
            <text:p>2.42%</text:p>
          </table:table-cell>
          <table:table-cell office:value-type="percentage" office:value="0.0250187770324519" calcext:value-type="percentage">
            <text:p>2.50%</text:p>
          </table:table-cell>
          <table:table-cell office:value-type="percentage" office:value="0.0253532220745336" calcext:value-type="percentage">
            <text:p>2.54%</text:p>
          </table:table-cell>
          <table:table-cell office:value-type="percentage" office:value="0.0260078023407022" calcext:value-type="percentage">
            <text:p>2.60%</text:p>
          </table:table-cell>
          <table:table-cell office:value-type="percentage" office:value="0.0236757866763303" calcext:value-type="percentage">
            <text:p>2.37%</text:p>
          </table:table-cell>
          <table:table-cell office:value-type="percentage" office:value="0.0240685620445448" calcext:value-type="percentage">
            <text:p>2.41%</text:p>
          </table:table-cell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percentage" office:value="0.0224781253142915" calcext:value-type="percentage">
            <text:p>2.25%</text:p>
          </table:table-cell>
          <table:table-cell office:value-type="percentage" office:value="0.022390125096867" calcext:value-type="percentage">
            <text:p>2.24%</text:p>
          </table:table-cell>
          <table:table-cell office:value-type="percentage" office:value="0.0243955329068633" calcext:value-type="percentage">
            <text:p>2.44%</text:p>
          </table:table-cell>
          <table:table-cell office:value-type="percentage" office:value="0.0233911455956184" calcext:value-type="percentage">
            <text:p>2.34%</text:p>
          </table:table-cell>
          <table:table-cell office:value-type="percentage" office:value="0.0223910759033223" calcext:value-type="percentage">
            <text:p>2.24%</text:p>
          </table:table-cell>
          <table:table-cell office:value-type="percentage" office:value="0.0226355792623037" calcext:value-type="percentage">
            <text:p>2.26%</text:p>
          </table:table-cell>
          <table:table-cell office:value-type="percentage" office:value="0.0223497834117303" calcext:value-type="percentage">
            <text:p>2.23%</text:p>
          </table:table-cell>
          <table:table-cell office:value-type="percentage" office:value="0.0237252124645892" calcext:value-type="percentage">
            <text:p>2.37%</text:p>
          </table:table-cell>
          <table:table-cell office:value-type="percentage" office:value="0.0237638376383764" calcext:value-type="percentage">
            <text:p>2.38%</text:p>
          </table:table-cell>
          <table:table-cell office:value-type="percentage" office:value="0.0201243153424826" calcext:value-type="percentage">
            <text:p>2.01%</text:p>
          </table:table-cell>
          <table:table-cell office:value-type="percentage" office:value="0.0205328268569375" calcext:value-type="percentage">
            <text:p>2.05%</text:p>
          </table:table-cell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percentage" office:value="0.0213977908762197" calcext:value-type="percentage">
            <text:p>2.14%</text:p>
          </table:table-cell>
          <table:table-cell office:value-type="percentage" office:value="0.0201065428220189" calcext:value-type="percentage">
            <text:p>2.01%</text:p>
          </table:table-cell>
          <table:table-cell office:value-type="percentage" office:value="0.0259970379773617" calcext:value-type="percentage">
            <text:p>2.60%</text:p>
          </table:table-cell>
          <table:table-cell office:value-type="percentage" office:value="0.0264652430713312" calcext:value-type="percentage">
            <text:p>2.65%</text:p>
          </table:table-cell>
          <table:table-cell office:value-type="percentage" office:value="0.0229089182559152" calcext:value-type="percentage">
            <text:p>2.29%</text:p>
          </table:table-cell>
          <table:table-cell office:value-type="percentage" office:value="0.0218404581169264" calcext:value-type="percentage">
            <text:p>2.18%</text:p>
          </table:table-cell>
          <table:table-cell office:value-type="percentage" office:value="0.0241517223584054" calcext:value-type="percentage">
            <text:p>2.42%</text:p>
          </table:table-cell>
          <table:table-cell office:value-type="percentage" office:value="0.0238885860137781" calcext:value-type="percentage">
            <text:p>2.39%</text:p>
          </table:table-cell>
          <table:table-cell office:value-type="percentage" office:value="0.0231762174848426" calcext:value-type="percentage">
            <text:p>2.32%</text:p>
          </table:table-cell>
          <table:table-cell office:value-type="percentage" office:value="0.023368446543165" calcext:value-type="percentage">
            <text:p>2.34%</text:p>
          </table:table-cell>
          <table:table-cell office:value-type="percentage" office:value="0.0220873291165068" calcext:value-type="percentage">
            <text:p>2.21%</text:p>
          </table:table-cell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percentage" office:value="0.0190161223646135" calcext:value-type="percentage">
            <text:p>1.90%</text:p>
          </table:table-cell>
          <table:table-cell office:value-type="percentage" office:value="0.0197252152100792" calcext:value-type="percentage">
            <text:p>1.97%</text:p>
          </table:table-cell>
          <table:table-cell office:value-type="percentage" office:value="0.0210972803637271" calcext:value-type="percentage">
            <text:p>2.11%</text:p>
          </table:table-cell>
          <table:table-cell office:value-type="percentage" office:value="0.0211720669084103" calcext:value-type="percentage">
            <text:p>2.12%</text:p>
          </table:table-cell>
          <table:table-cell office:value-type="percentage" office:value="0.0216713183385323" calcext:value-type="percentage">
            <text:p>2.17%</text:p>
          </table:table-cell>
          <table:table-cell office:value-type="percentage" office:value="0.01950230127155" calcext:value-type="percentage">
            <text:p>1.95%</text:p>
          </table:table-cell>
          <table:table-cell office:value-type="percentage" office:value="0.0212777535916413" calcext:value-type="percentage">
            <text:p>2.13%</text:p>
          </table:table-cell>
          <table:table-cell office:value-type="percentage" office:value="0.0209209365104086" calcext:value-type="percentage">
            <text:p>2.09%</text:p>
          </table:table-cell>
          <table:table-cell office:value-type="percentage" office:value="0.0208522669898011" calcext:value-type="percentage">
            <text:p>2.09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213943587014369" calcext:value-type="percentage">
            <text:p>2.14%</text:p>
          </table:table-cell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percentage" office:value="0.0175558835934205" calcext:value-type="percentage">
            <text:p>1.76%</text:p>
          </table:table-cell>
          <table:table-cell office:value-type="percentage" office:value="0.0187344121570675" calcext:value-type="percentage">
            <text:p>1.87%</text:p>
          </table:table-cell>
          <table:table-cell office:value-type="percentage" office:value="0.0207139208898473" calcext:value-type="percentage">
            <text:p>2.07%</text:p>
          </table:table-cell>
          <table:table-cell office:value-type="percentage" office:value="0.0223176990094283" calcext:value-type="percentage">
            <text:p>2.23%</text:p>
          </table:table-cell>
          <table:table-cell office:value-type="percentage" office:value="0.0191297035947025" calcext:value-type="percentage">
            <text:p>1.91%</text:p>
          </table:table-cell>
          <table:table-cell office:value-type="percentage" office:value="0.0175549781354965" calcext:value-type="percentage">
            <text:p>1.76%</text:p>
          </table:table-cell>
          <table:table-cell office:value-type="percentage" office:value="0.0202907413069461" calcext:value-type="percentage">
            <text:p>2.03%</text:p>
          </table:table-cell>
          <table:table-cell office:value-type="percentage" office:value="0.0203580016029923" calcext:value-type="percentage">
            <text:p>2.04%</text:p>
          </table:table-cell>
          <table:table-cell office:value-type="percentage" office:value="0.0188631149630385" calcext:value-type="percentage">
            <text:p>1.89%</text:p>
          </table:table-cell>
          <table:table-cell office:value-type="percentage" office:value="0.016474358974359" calcext:value-type="percentage">
            <text:p>1.65%</text:p>
          </table:table-cell>
          <table:table-cell office:value-type="percentage" office:value="0.0185457116440964" calcext:value-type="percentage">
            <text:p>1.85%</text:p>
          </table:table-cell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percentage" office:value="0.0196883116883117" calcext:value-type="percentage">
            <text:p>1.97%</text:p>
          </table:table-cell>
          <table:table-cell office:value-type="percentage" office:value="0.0180504367509214" calcext:value-type="percentage">
            <text:p>1.81%</text:p>
          </table:table-cell>
          <table:table-cell office:value-type="percentage" office:value="0.0202068731630115" calcext:value-type="percentage">
            <text:p>2.02%</text:p>
          </table:table-cell>
          <table:table-cell office:value-type="percentage" office:value="0.0205049188100036" calcext:value-type="percentage">
            <text:p>2.05%</text:p>
          </table:table-cell>
          <table:table-cell office:value-type="percentage" office:value="0.0191294821556483" calcext:value-type="percentage">
            <text:p>1.91%</text:p>
          </table:table-cell>
          <table:table-cell office:value-type="percentage" office:value="0.0184929660116414" calcext:value-type="percentage">
            <text:p>1.85%</text:p>
          </table:table-cell>
          <table:table-cell office:value-type="percentage" office:value="0.0194540667867535" calcext:value-type="percentage">
            <text:p>1.95%</text:p>
          </table:table-cell>
          <table:table-cell office:value-type="percentage" office:value="0.0199317842677467" calcext:value-type="percentage">
            <text:p>1.99%</text:p>
          </table:table-cell>
          <table:table-cell office:value-type="percentage" office:value="0.0200501253132832" calcext:value-type="percentage">
            <text:p>2.01%</text:p>
          </table:table-cell>
          <table:table-cell office:value-type="percentage" office:value="0.0169814920816638" calcext:value-type="percentage">
            <text:p>1.70%</text:p>
          </table:table-cell>
          <table:table-cell office:value-type="percentage" office:value="0.0200726957087832" calcext:value-type="percentage">
            <text:p>2.01%</text:p>
          </table:table-cell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percentage" office:value="0.021888711607499" calcext:value-type="percentage">
            <text:p>2.19%</text:p>
          </table:table-cell>
          <table:table-cell office:value-type="percentage" office:value="0.0182916826160661" calcext:value-type="percentage">
            <text:p>1.83%</text:p>
          </table:table-cell>
          <table:table-cell office:value-type="percentage" office:value="0.0226777263784761" calcext:value-type="percentage">
            <text:p>2.27%</text:p>
          </table:table-cell>
          <table:table-cell office:value-type="percentage" office:value="0.0208689702360588" calcext:value-type="percentage">
            <text:p>2.09%</text:p>
          </table:table-cell>
          <table:table-cell office:value-type="percentage" office:value="0.0201112031231515" calcext:value-type="percentage">
            <text:p>2.01%</text:p>
          </table:table-cell>
          <table:table-cell office:value-type="percentage" office:value="0.0197885241494668" calcext:value-type="percentage">
            <text:p>1.98%</text:p>
          </table:table-cell>
          <table:table-cell office:value-type="percentage" office:value="0.01918747709544" calcext:value-type="percentage">
            <text:p>1.92%</text:p>
          </table:table-cell>
          <table:table-cell office:value-type="percentage" office:value="0.0212294999496931" calcext:value-type="percentage">
            <text:p>2.12%</text:p>
          </table:table-cell>
          <table:table-cell office:value-type="percentage" office:value="0.0212394530113471" calcext:value-type="percentage">
            <text:p>2.12%</text:p>
          </table:table-cell>
          <table:table-cell office:value-type="percentage" office:value="0.0175268360725332" calcext:value-type="percentage">
            <text:p>1.75%</text:p>
          </table:table-cell>
          <table:table-cell office:value-type="percentage" office:value="0.0178442122685425" calcext:value-type="percentage">
            <text:p>1.78%</text:p>
          </table:table-cell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percentage" office:value="0.0194664380452872" calcext:value-type="percentage">
            <text:p>1.95%</text:p>
          </table:table-cell>
          <table:table-cell office:value-type="percentage" office:value="0.0188982042555546" calcext:value-type="percentage">
            <text:p>1.89%</text:p>
          </table:table-cell>
          <table:table-cell office:value-type="percentage" office:value="0.0230035184987739" calcext:value-type="percentage">
            <text:p>2.30%</text:p>
          </table:table-cell>
          <table:table-cell office:value-type="percentage" office:value="0.0193525686136524" calcext:value-type="percentage">
            <text:p>1.94%</text:p>
          </table:table-cell>
          <table:table-cell office:value-type="percentage" office:value="0.019927462406781" calcext:value-type="percentage">
            <text:p>1.99%</text:p>
          </table:table-cell>
          <table:table-cell office:value-type="percentage" office:value="0.0199261436430779" calcext:value-type="percentage">
            <text:p>1.99%</text:p>
          </table:table-cell>
          <table:table-cell office:value-type="percentage" office:value="0.0200654655773478" calcext:value-type="percentage">
            <text:p>2.01%</text:p>
          </table:table-cell>
          <table:table-cell office:value-type="percentage" office:value="0.0198426795229637" calcext:value-type="percentage">
            <text:p>1.98%</text:p>
          </table:table-cell>
          <table:table-cell office:value-type="percentage" office:value="0.0189923633839135" calcext:value-type="percentage">
            <text:p>1.90%</text:p>
          </table:table-cell>
          <table:table-cell office:value-type="percentage" office:value="0.0199134199134199" calcext:value-type="percentage">
            <text:p>1.99%</text:p>
          </table:table-cell>
          <table:table-cell office:value-type="percentage" office:value="0.017967254943653" calcext:value-type="percentage">
            <text:p>1.80%</text:p>
          </table:table-cell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percentage" office:value="0.0190151397716116" calcext:value-type="percentage">
            <text:p>1.90%</text:p>
          </table:table-cell>
          <table:table-cell office:value-type="percentage" office:value="0.0190849378400474" calcext:value-type="percentage">
            <text:p>1.91%</text:p>
          </table:table-cell>
          <table:table-cell office:value-type="percentage" office:value="0.0221236529879177" calcext:value-type="percentage">
            <text:p>2.21%</text:p>
          </table:table-cell>
          <table:table-cell office:value-type="percentage" office:value="0.0213916314057358" calcext:value-type="percentage">
            <text:p>2.14%</text:p>
          </table:table-cell>
          <table:table-cell office:value-type="percentage" office:value="0.0196127007721211" calcext:value-type="percentage">
            <text:p>1.96%</text:p>
          </table:table-cell>
          <table:table-cell office:value-type="percentage" office:value="0.0183753311564291" calcext:value-type="percentage">
            <text:p>1.84%</text:p>
          </table:table-cell>
          <table:table-cell office:value-type="percentage" office:value="0.0204230488694384" calcext:value-type="percentage">
            <text:p>2.04%</text:p>
          </table:table-cell>
          <table:table-cell office:value-type="percentage" office:value="0.018696942867559" calcext:value-type="percentage">
            <text:p>1.87%</text:p>
          </table:table-cell>
          <table:table-cell office:value-type="percentage" office:value="0.0187734668335419" calcext:value-type="percentage">
            <text:p>1.88%</text:p>
          </table:table-cell>
          <table:table-cell office:value-type="percentage" office:value="0.0178515305801747" calcext:value-type="percentage">
            <text:p>1.79%</text:p>
          </table:table-cell>
          <table:table-cell office:value-type="percentage" office:value="0.0192699946323135" calcext:value-type="percentage">
            <text:p>1.93%</text:p>
          </table:table-cell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percentage" office:value="0.0184081438894456" calcext:value-type="percentage">
            <text:p>1.84%</text:p>
          </table:table-cell>
          <table:table-cell office:value-type="percentage" office:value="0.0181445797034558" calcext:value-type="percentage">
            <text:p>1.81%</text:p>
          </table:table-cell>
          <table:table-cell office:value-type="percentage" office:value="0.0207665505226481" calcext:value-type="percentage">
            <text:p>2.08%</text:p>
          </table:table-cell>
          <table:table-cell office:value-type="percentage" office:value="0.0207315620159657" calcext:value-type="percentage">
            <text:p>2.07%</text:p>
          </table:table-cell>
          <table:table-cell office:value-type="percentage" office:value="0.0169976438909458" calcext:value-type="percentage">
            <text:p>1.70%</text:p>
          </table:table-cell>
          <table:table-cell office:value-type="percentage" office:value="0.0184417575198261" calcext:value-type="percentage">
            <text:p>1.84%</text:p>
          </table:table-cell>
          <table:table-cell office:value-type="percentage" office:value="0.0179424857306715" calcext:value-type="percentage">
            <text:p>1.79%</text:p>
          </table:table-cell>
          <table:table-cell office:value-type="percentage" office:value="0.018478546986049" calcext:value-type="percentage">
            <text:p>1.85%</text:p>
          </table:table-cell>
          <table:table-cell office:value-type="percentage" office:value="0.0204008406376544" calcext:value-type="percentage">
            <text:p>2.04%</text:p>
          </table:table-cell>
          <table:table-cell office:value-type="percentage" office:value="0.0179667236034668" calcext:value-type="percentage">
            <text:p>1.80%</text:p>
          </table:table-cell>
          <table:table-cell office:value-type="percentage" office:value="0.0179840620288607" calcext:value-type="percentage">
            <text:p>1.80%</text:p>
          </table:table-cell>
        </table:table-row>
        <table:table-row table:style-name="ro1">
          <table:table-cell office:value-type="date" office:date-value="2022-04-22" calcext:value-type="date">
            <text:p>22/04/22</text:p>
          </table:table-cell>
          <table:table-cell office:value-type="percentage" office:value="0.0179388332048317" calcext:value-type="percentage">
            <text:p>1.79%</text:p>
          </table:table-cell>
          <table:table-cell office:value-type="percentage" office:value="0.0191165501809442" calcext:value-type="percentage">
            <text:p>1.91%</text:p>
          </table:table-cell>
          <table:table-cell office:value-type="percentage" office:value="0.0227694292857335" calcext:value-type="percentage">
            <text:p>2.28%</text:p>
          </table:table-cell>
          <table:table-cell office:value-type="percentage" office:value="0.019280205655527" calcext:value-type="percentage">
            <text:p>1.93%</text:p>
          </table:table-cell>
          <table:table-cell office:value-type="percentage" office:value="0.0172984909827015" calcext:value-type="percentage">
            <text:p>1.73%</text:p>
          </table:table-cell>
          <table:table-cell office:value-type="percentage" office:value="0.0185958826634492" calcext:value-type="percentage">
            <text:p>1.86%</text:p>
          </table:table-cell>
          <table:table-cell office:value-type="percentage" office:value="0.0183015524582793" calcext:value-type="percentage">
            <text:p>1.83%</text:p>
          </table:table-cell>
          <table:table-cell office:value-type="percentage" office:value="0.0187114392636796" calcext:value-type="percentage">
            <text:p>1.87%</text:p>
          </table:table-cell>
          <table:table-cell office:value-type="percentage" office:value="0.0184646261916708" calcext:value-type="percentage">
            <text:p>1.85%</text:p>
          </table:table-cell>
          <table:table-cell office:value-type="percentage" office:value="0.0201647608508545" calcext:value-type="percentage">
            <text:p>2.02%</text:p>
          </table:table-cell>
          <table:table-cell office:value-type="percentage" office:value="0.0162029634367338" calcext:value-type="percentage">
            <text:p>1.62%</text:p>
          </table:table-cell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percentage" office:value="0.0168286195103415" calcext:value-type="percentage">
            <text:p>1.68%</text:p>
          </table:table-cell>
          <table:table-cell office:value-type="percentage" office:value="0.017252261729434" calcext:value-type="percentage">
            <text:p>1.73%</text:p>
          </table:table-cell>
          <table:table-cell office:value-type="percentage" office:value="0.0197366483047103" calcext:value-type="percentage">
            <text:p>1.97%</text:p>
          </table:table-cell>
          <table:table-cell office:value-type="percentage" office:value="0.0191798107255521" calcext:value-type="percentage">
            <text:p>1.92%</text:p>
          </table:table-cell>
          <table:table-cell office:value-type="percentage" office:value="0.0163496098886649" calcext:value-type="percentage">
            <text:p>1.63%</text:p>
          </table:table-cell>
          <table:table-cell office:value-type="percentage" office:value="0.0166233511499044" calcext:value-type="percentage">
            <text:p>1.66%</text:p>
          </table:table-cell>
          <table:table-cell office:value-type="percentage" office:value="0.0172626034181672" calcext:value-type="percentage">
            <text:p>1.73%</text:p>
          </table:table-cell>
          <table:table-cell office:value-type="percentage" office:value="0.0188350571584105" calcext:value-type="percentage">
            <text:p>1.88%</text:p>
          </table:table-cell>
          <table:table-cell office:value-type="percentage" office:value="0.0162009986189313" calcext:value-type="percentage">
            <text:p>1.62%</text:p>
          </table:table-cell>
          <table:table-cell office:value-type="percentage" office:value="0.0174718729318332" calcext:value-type="percentage">
            <text:p>1.75%</text:p>
          </table:table-cell>
          <table:table-cell office:value-type="percentage" office:value="0.0165459006104867" calcext:value-type="percentage">
            <text:p>1.65%</text:p>
          </table:table-cell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percentage" office:value="0.015984069748668" calcext:value-type="percentage">
            <text:p>1.60%</text:p>
          </table:table-cell>
          <table:table-cell office:value-type="percentage" office:value="0.0150166191832859" calcext:value-type="percentage">
            <text:p>1.50%</text:p>
          </table:table-cell>
          <table:table-cell office:value-type="percentage" office:value="0.0172329044383403" calcext:value-type="percentage">
            <text:p>1.72%</text:p>
          </table:table-cell>
          <table:table-cell office:value-type="percentage" office:value="0.0192771084337349" calcext:value-type="percentage">
            <text:p>1.93%</text:p>
          </table:table-cell>
          <table:table-cell office:value-type="percentage" office:value="0.0146227839365052" calcext:value-type="percentage">
            <text:p>1.46%</text:p>
          </table:table-cell>
          <table:table-cell office:value-type="percentage" office:value="0.0156466754847243" calcext:value-type="percentage">
            <text:p>1.56%</text:p>
          </table:table-cell>
          <table:table-cell office:value-type="percentage" office:value="0.0182227855231658" calcext:value-type="percentage">
            <text:p>1.82%</text:p>
          </table:table-cell>
          <table:table-cell office:value-type="percentage" office:value="0.016866688290626" calcext:value-type="percentage">
            <text:p>1.69%</text:p>
          </table:table-cell>
          <table:table-cell office:value-type="percentage" office:value="0.0180612830819022" calcext:value-type="percentage">
            <text:p>1.81%</text:p>
          </table:table-cell>
          <table:table-cell office:value-type="percentage" office:value="0.0184016824395373" calcext:value-type="percentage">
            <text:p>1.84%</text:p>
          </table:table-cell>
          <table:table-cell office:value-type="percentage" office:value="0.0143732590529248" calcext:value-type="percentage">
            <text:p>1.44%</text:p>
          </table:table-cell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percentage" office:value="0.0146297665575156" calcext:value-type="percentage">
            <text:p>1.46%</text:p>
          </table:table-cell>
          <table:table-cell office:value-type="percentage" office:value="0.0156548411366399" calcext:value-type="percentage">
            <text:p>1.57%</text:p>
          </table:table-cell>
          <table:table-cell office:value-type="percentage" office:value="0.018955349620893" calcext:value-type="percentage">
            <text:p>1.90%</text:p>
          </table:table-cell>
          <table:table-cell office:value-type="percentage" office:value="0.0208654416123296" calcext:value-type="percentage">
            <text:p>2.09%</text:p>
          </table:table-cell>
          <table:table-cell office:value-type="percentage" office:value="0.017063103697715" calcext:value-type="percentage">
            <text:p>1.71%</text:p>
          </table:table-cell>
          <table:table-cell office:value-type="percentage" office:value="0.0162200504413619" calcext:value-type="percentage">
            <text:p>1.62%</text:p>
          </table:table-cell>
          <table:table-cell office:value-type="percentage" office:value="0.0156767744270877" calcext:value-type="percentage">
            <text:p>1.57%</text:p>
          </table:table-cell>
          <table:table-cell office:value-type="percentage" office:value="0.0155617139202729" calcext:value-type="percentage">
            <text:p>1.56%</text:p>
          </table:table-cell>
          <table:table-cell office:value-type="percentage" office:value="0.0169335447894818" calcext:value-type="percentage">
            <text:p>1.69%</text:p>
          </table:table-cell>
          <table:table-cell office:value-type="percentage" office:value="0.0162638210336848" calcext:value-type="percentage">
            <text:p>1.63%</text:p>
          </table:table-cell>
          <table:table-cell office:value-type="percentage" office:value="0.0167548982153577" calcext:value-type="percentage">
            <text:p>1.68%</text:p>
          </table:table-cell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percentage" office:value="0.0143033160122141" calcext:value-type="percentage">
            <text:p>1.43%</text:p>
          </table:table-cell>
          <table:table-cell office:value-type="percentage" office:value="0.0146811213186424" calcext:value-type="percentage">
            <text:p>1.47%</text:p>
          </table:table-cell>
          <table:table-cell office:value-type="percentage" office:value="0.0177867319038711" calcext:value-type="percentage">
            <text:p>1.78%</text:p>
          </table:table-cell>
          <table:table-cell office:value-type="percentage" office:value="0.0178377726889237" calcext:value-type="percentage">
            <text:p>1.78%</text:p>
          </table:table-cell>
          <table:table-cell office:value-type="percentage" office:value="0.0153486964416966" calcext:value-type="percentage">
            <text:p>1.53%</text:p>
          </table:table-cell>
          <table:table-cell office:value-type="percentage" office:value="0.0144369431061985" calcext:value-type="percentage">
            <text:p>1.44%</text:p>
          </table:table-cell>
          <table:table-cell office:value-type="percentage" office:value="0.0146736812171193" calcext:value-type="percentage">
            <text:p>1.47%</text:p>
          </table:table-cell>
          <table:table-cell office:value-type="percentage" office:value="0.0141684901531729" calcext:value-type="percentage">
            <text:p>1.42%</text:p>
          </table:table-cell>
          <table:table-cell office:value-type="percentage" office:value="0.015986341766258" calcext:value-type="percentage">
            <text:p>1.60%</text:p>
          </table:table-cell>
          <table:table-cell office:value-type="percentage" office:value="0.0132890365448505" calcext:value-type="percentage">
            <text:p>1.33%</text:p>
          </table:table-cell>
          <table:table-cell office:value-type="percentage" office:value="0.0170445143140824" calcext:value-type="percentage">
            <text:p>1.70%</text:p>
          </table:table-cell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percentage" office:value="0.0156673533557411" calcext:value-type="percentage">
            <text:p>1.57%</text:p>
          </table:table-cell>
          <table:table-cell office:value-type="percentage" office:value="0.015280583121103" calcext:value-type="percentage">
            <text:p>1.53%</text:p>
          </table:table-cell>
          <table:table-cell office:value-type="percentage" office:value="0.0198008469726451" calcext:value-type="percentage">
            <text:p>1.98%</text:p>
          </table:table-cell>
          <table:table-cell office:value-type="percentage" office:value="0.0191144447132833" calcext:value-type="percentage">
            <text:p>1.91%</text:p>
          </table:table-cell>
          <table:table-cell office:value-type="percentage" office:value="0.0154460485321866" calcext:value-type="percentage">
            <text:p>1.54%</text:p>
          </table:table-cell>
          <table:table-cell office:value-type="percentage" office:value="0.0153501346361599" calcext:value-type="percentage">
            <text:p>1.54%</text:p>
          </table:table-cell>
          <table:table-cell office:value-type="percentage" office:value="0.0146142517276538" calcext:value-type="percentage">
            <text:p>1.46%</text:p>
          </table:table-cell>
          <table:table-cell office:value-type="percentage" office:value="0.0168269230769231" calcext:value-type="percentage">
            <text:p>1.68%</text:p>
          </table:table-cell>
          <table:table-cell office:value-type="percentage" office:value="0.0155318481330405" calcext:value-type="percentage">
            <text:p>1.55%</text:p>
          </table:table-cell>
          <table:table-cell office:value-type="percentage" office:value="0.0141509433962264" calcext:value-type="percentage">
            <text:p>1.42%</text:p>
          </table:table-cell>
          <table:table-cell office:value-type="percentage" office:value="0.0154965034965035" calcext:value-type="percentage">
            <text:p>1.55%</text:p>
          </table:table-cell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percentage" office:value="0.0186885946176848" calcext:value-type="percentage">
            <text:p>1.87%</text:p>
          </table:table-cell>
          <table:table-cell office:value-type="percentage" office:value="0.017125400229122" calcext:value-type="percentage">
            <text:p>1.71%</text:p>
          </table:table-cell>
          <table:table-cell office:value-type="percentage" office:value="0.019173278141888" calcext:value-type="percentage">
            <text:p>1.92%</text:p>
          </table:table-cell>
          <table:table-cell office:value-type="percentage" office:value="0.0195910371005265" calcext:value-type="percentage">
            <text:p>1.96%</text:p>
          </table:table-cell>
          <table:table-cell office:value-type="percentage" office:value="0.0170863309352518" calcext:value-type="percentage">
            <text:p>1.71%</text:p>
          </table:table-cell>
          <table:table-cell office:value-type="percentage" office:value="0.0155137622084107" calcext:value-type="percentage">
            <text:p>1.55%</text:p>
          </table:table-cell>
          <table:table-cell office:value-type="percentage" office:value="0.0172413793103448" calcext:value-type="percentage">
            <text:p>1.72%</text:p>
          </table:table-cell>
          <table:table-cell office:value-type="percentage" office:value="0.0180563790222606" calcext:value-type="percentage">
            <text:p>1.81%</text:p>
          </table:table-cell>
          <table:table-cell office:value-type="percentage" office:value="0.0174243212316655" calcext:value-type="percentage">
            <text:p>1.74%</text:p>
          </table:table-cell>
          <table:table-cell office:value-type="percentage" office:value="0.0165595168517436" calcext:value-type="percentage">
            <text:p>1.66%</text:p>
          </table:table-cell>
          <table:table-cell office:value-type="percentage" office:value="0.0176684372379089" calcext:value-type="percentage">
            <text:p>1.77%</text:p>
          </table:table-cell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percentage" office:value="0.0152585323772039" calcext:value-type="percentage">
            <text:p>1.53%</text:p>
          </table:table-cell>
          <table:table-cell office:value-type="percentage" office:value="0.0167594575303355" calcext:value-type="percentage">
            <text:p>1.68%</text:p>
          </table:table-cell>
          <table:table-cell office:value-type="percentage" office:value="0.0184919361648231" calcext:value-type="percentage">
            <text:p>1.85%</text:p>
          </table:table-cell>
          <table:table-cell office:value-type="percentage" office:value="0.0171407278598932" calcext:value-type="percentage">
            <text:p>1.71%</text:p>
          </table:table-cell>
          <table:table-cell office:value-type="percentage" office:value="0.0144018683504887" calcext:value-type="percentage">
            <text:p>1.44%</text:p>
          </table:table-cell>
          <table:table-cell office:value-type="percentage" office:value="0.0148100247622352" calcext:value-type="percentage">
            <text:p>1.48%</text:p>
          </table:table-cell>
          <table:table-cell office:value-type="percentage" office:value="0.0148304496347932" calcext:value-type="percentage">
            <text:p>1.48%</text:p>
          </table:table-cell>
          <table:table-cell office:value-type="percentage" office:value="0.0160773421642987" calcext:value-type="percentage">
            <text:p>1.61%</text:p>
          </table:table-cell>
          <table:table-cell office:value-type="percentage" office:value="0.0162314015190927" calcext:value-type="percentage">
            <text:p>1.62%</text:p>
          </table:table-cell>
          <table:table-cell office:value-type="percentage" office:value="0.0152524993591387" calcext:value-type="percentage">
            <text:p>1.53%</text:p>
          </table:table-cell>
          <table:table-cell office:value-type="percentage" office:value="0.0153966305924356" calcext:value-type="percentage">
            <text:p>1.54%</text:p>
          </table:table-cell>
        </table:table-row>
        <table:table-row table:style-name="ro1">
          <table:table-cell office:value-type="date" office:date-value="2022-04-30" calcext:value-type="date">
            <text:p>30/04/22</text:p>
          </table:table-cell>
          <table:table-cell office:value-type="percentage" office:value="0.0137407235621521" calcext:value-type="percentage">
            <text:p>1.37%</text:p>
          </table:table-cell>
          <table:table-cell office:value-type="percentage" office:value="0.0130940680384262" calcext:value-type="percentage">
            <text:p>1.31%</text:p>
          </table:table-cell>
          <table:table-cell office:value-type="percentage" office:value="0.0148881051218827" calcext:value-type="percentage">
            <text:p>1.49%</text:p>
          </table:table-cell>
          <table:table-cell office:value-type="percentage" office:value="0.0142499010423539" calcext:value-type="percentage">
            <text:p>1.42%</text:p>
          </table:table-cell>
          <table:table-cell office:value-type="percentage" office:value="0.014026402640264" calcext:value-type="percentage">
            <text:p>1.40%</text:p>
          </table:table-cell>
          <table:table-cell office:value-type="percentage" office:value="0.0123965517241379" calcext:value-type="percentage">
            <text:p>1.24%</text:p>
          </table:table-cell>
          <table:table-cell office:value-type="percentage" office:value="0.0115999391079312" calcext:value-type="percentage">
            <text:p>1.16%</text:p>
          </table:table-cell>
          <table:table-cell office:value-type="percentage" office:value="0.0122001050726753" calcext:value-type="percentage">
            <text:p>1.22%</text:p>
          </table:table-cell>
          <table:table-cell office:value-type="percentage" office:value="0.0130366374466172" calcext:value-type="percentage">
            <text:p>1.30%</text:p>
          </table:table-cell>
          <table:table-cell office:value-type="percentage" office:value="0.011992236240122" calcext:value-type="percentage">
            <text:p>1.20%</text:p>
          </table:table-cell>
          <table:table-cell office:value-type="percentage" office:value="0.0148982345005572" calcext:value-type="percentage">
            <text:p>1.49%</text:p>
          </table:table-cell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percentage" office:value="0.0143199420515964" calcext:value-type="percentage">
            <text:p>1.43%</text:p>
          </table:table-cell>
          <table:table-cell office:value-type="percentage" office:value="0.0148647400978672" calcext:value-type="percentage">
            <text:p>1.49%</text:p>
          </table:table-cell>
          <table:table-cell office:value-type="percentage" office:value="0.0189244220864774" calcext:value-type="percentage">
            <text:p>1.89%</text:p>
          </table:table-cell>
          <table:table-cell office:value-type="percentage" office:value="0.0144340339326412" calcext:value-type="percentage">
            <text:p>1.44%</text:p>
          </table:table-cell>
          <table:table-cell office:value-type="percentage" office:value="0.0160811589066584" calcext:value-type="percentage">
            <text:p>1.61%</text:p>
          </table:table-cell>
          <table:table-cell office:value-type="percentage" office:value="0.0153894838527007" calcext:value-type="percentage">
            <text:p>1.54%</text:p>
          </table:table-cell>
          <table:table-cell office:value-type="percentage" office:value="0.0153138916822296" calcext:value-type="percentage">
            <text:p>1.53%</text:p>
          </table:table-cell>
          <table:table-cell office:value-type="percentage" office:value="0.0165399345062996" calcext:value-type="percentage">
            <text:p>1.65%</text:p>
          </table:table-cell>
          <table:table-cell office:value-type="percentage" office:value="0.0157311787682594" calcext:value-type="percentage">
            <text:p>1.57%</text:p>
          </table:table-cell>
          <table:table-cell office:value-type="percentage" office:value="0.013578856726502" calcext:value-type="percentage">
            <text:p>1.36%</text:p>
          </table:table-cell>
          <table:table-cell office:value-type="percentage" office:value="0.0153694466999188" calcext:value-type="percentage">
            <text:p>1.54%</text:p>
          </table:table-cell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percentage" office:value="0.01429953768412" calcext:value-type="percentage">
            <text:p>1.43%</text:p>
          </table:table-cell>
          <table:table-cell office:value-type="percentage" office:value="0.0147456669738681" calcext:value-type="percentage">
            <text:p>1.47%</text:p>
          </table:table-cell>
          <table:table-cell office:value-type="percentage" office:value="0.0177463318448066" calcext:value-type="percentage">
            <text:p>1.77%</text:p>
          </table:table-cell>
          <table:table-cell office:value-type="percentage" office:value="0.0150283321015028" calcext:value-type="percentage">
            <text:p>1.50%</text:p>
          </table:table-cell>
          <table:table-cell office:value-type="percentage" office:value="0.0144473977535797" calcext:value-type="percentage">
            <text:p>1.44%</text:p>
          </table:table-cell>
          <table:table-cell office:value-type="percentage" office:value="0.0154187519232949" calcext:value-type="percentage">
            <text:p>1.54%</text:p>
          </table:table-cell>
          <table:table-cell office:value-type="percentage" office:value="0.0145602134362671" calcext:value-type="percentage">
            <text:p>1.46%</text:p>
          </table:table-cell>
          <table:table-cell office:value-type="percentage" office:value="0.0138760908450323" calcext:value-type="percentage">
            <text:p>1.39%</text:p>
          </table:table-cell>
          <table:table-cell office:value-type="percentage" office:value="0.0149755661814934" calcext:value-type="percentage">
            <text:p>1.50%</text:p>
          </table:table-cell>
          <table:table-cell office:value-type="percentage" office:value="0.014049854321787" calcext:value-type="percentage">
            <text:p>1.40%</text:p>
          </table:table-cell>
          <table:table-cell office:value-type="percentage" office:value="0.0161462728551336" calcext:value-type="percentage">
            <text:p>1.61%</text:p>
          </table:table-cell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percentage" office:value="0.0168412968347139" calcext:value-type="percentage">
            <text:p>1.68%</text:p>
          </table:table-cell>
          <table:table-cell office:value-type="percentage" office:value="0.0167845582064501" calcext:value-type="percentage">
            <text:p>1.68%</text:p>
          </table:table-cell>
          <table:table-cell office:value-type="percentage" office:value="0.0195452037289809" calcext:value-type="percentage">
            <text:p>1.95%</text:p>
          </table:table-cell>
          <table:table-cell office:value-type="percentage" office:value="0.0136174505106544" calcext:value-type="percentage">
            <text:p>1.36%</text:p>
          </table:table-cell>
          <table:table-cell office:value-type="percentage" office:value="0.0159020607328018" calcext:value-type="percentage">
            <text:p>1.59%</text:p>
          </table:table-cell>
          <table:table-cell office:value-type="percentage" office:value="0.0161547991653625" calcext:value-type="percentage">
            <text:p>1.62%</text:p>
          </table:table-cell>
          <table:table-cell office:value-type="percentage" office:value="0.0151936100017364" calcext:value-type="percentage">
            <text:p>1.52%</text:p>
          </table:table-cell>
          <table:table-cell office:value-type="percentage" office:value="0.0159172957006892" calcext:value-type="percentage">
            <text:p>1.59%</text:p>
          </table:table-cell>
          <table:table-cell office:value-type="percentage" office:value="0.015480207831164" calcext:value-type="percentage">
            <text:p>1.55%</text:p>
          </table:table-cell>
          <table:table-cell office:value-type="percentage" office:value="0.0150820543485483" calcext:value-type="percentage">
            <text:p>1.51%</text:p>
          </table:table-cell>
          <table:table-cell office:value-type="percentage" office:value="0.0180299539170507" calcext:value-type="percentage">
            <text:p>1.80%</text:p>
          </table:table-cell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percentage" office:value="0.015015180789401" calcext:value-type="percentage">
            <text:p>1.50%</text:p>
          </table:table-cell>
          <table:table-cell office:value-type="percentage" office:value="0.015545285397035" calcext:value-type="percentage">
            <text:p>1.55%</text:p>
          </table:table-cell>
          <table:table-cell office:value-type="percentage" office:value="0.0195626477541371" calcext:value-type="percentage">
            <text:p>1.96%</text:p>
          </table:table-cell>
          <table:table-cell office:value-type="percentage" office:value="0.0169725924063364" calcext:value-type="percentage">
            <text:p>1.70%</text:p>
          </table:table-cell>
          <table:table-cell office:value-type="percentage" office:value="0.0177672749551442" calcext:value-type="percentage">
            <text:p>1.78%</text:p>
          </table:table-cell>
          <table:table-cell office:value-type="percentage" office:value="0.0160275514934764" calcext:value-type="percentage">
            <text:p>1.60%</text:p>
          </table:table-cell>
          <table:table-cell office:value-type="percentage" office:value="0.0152705188472656" calcext:value-type="percentage">
            <text:p>1.53%</text:p>
          </table:table-cell>
          <table:table-cell office:value-type="percentage" office:value="0.0164143514667554" calcext:value-type="percentage">
            <text:p>1.64%</text:p>
          </table:table-cell>
          <table:table-cell office:value-type="percentage" office:value="0.0158841266422572" calcext:value-type="percentage">
            <text:p>1.59%</text:p>
          </table:table-cell>
          <table:table-cell office:value-type="percentage" office:value="0.013395225464191" calcext:value-type="percentage">
            <text:p>1.34%</text:p>
          </table:table-cell>
          <table:table-cell office:value-type="percentage" office:value="0.0178105238730638" calcext:value-type="percentage">
            <text:p>1.78%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percentage" office:value="0.0149983147960903" calcext:value-type="percentage">
            <text:p>1.50%</text:p>
          </table:table-cell>
          <table:table-cell office:value-type="percentage" office:value="0.0150633764007103" calcext:value-type="percentage">
            <text:p>1.51%</text:p>
          </table:table-cell>
          <table:table-cell office:value-type="percentage" office:value="0.0178982281052978" calcext:value-type="percentage">
            <text:p>1.79%</text:p>
          </table:table-cell>
          <table:table-cell office:value-type="percentage" office:value="0.0166112956810631" calcext:value-type="percentage">
            <text:p>1.66%</text:p>
          </table:table-cell>
          <table:table-cell office:value-type="percentage" office:value="0.0156742595799476" calcext:value-type="percentage">
            <text:p>1.57%</text:p>
          </table:table-cell>
          <table:table-cell office:value-type="percentage" office:value="0.0144903369962148" calcext:value-type="percentage">
            <text:p>1.45%</text:p>
          </table:table-cell>
          <table:table-cell office:value-type="percentage" office:value="0.0137706265781901" calcext:value-type="percentage">
            <text:p>1.38%</text:p>
          </table:table-cell>
          <table:table-cell office:value-type="percentage" office:value="0.0135218885571018" calcext:value-type="percentage">
            <text:p>1.35%</text:p>
          </table:table-cell>
          <table:table-cell office:value-type="percentage" office:value="0.0141233766233766" calcext:value-type="percentage">
            <text:p>1.41%</text:p>
          </table:table-cell>
          <table:table-cell office:value-type="percentage" office:value="0.0143156188804106" calcext:value-type="percentage">
            <text:p>1.43%</text:p>
          </table:table-cell>
          <table:table-cell office:value-type="percentage" office:value="0.0173938336242001" calcext:value-type="percentage">
            <text:p>1.74%</text:p>
          </table:table-cell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percentage" office:value="0.0149687465730892" calcext:value-type="percentage">
            <text:p>1.50%</text:p>
          </table:table-cell>
          <table:table-cell office:value-type="percentage" office:value="0.0158445440956652" calcext:value-type="percentage">
            <text:p>1.58%</text:p>
          </table:table-cell>
          <table:table-cell office:value-type="percentage" office:value="0.0188224930259874" calcext:value-type="percentage">
            <text:p>1.88%</text:p>
          </table:table-cell>
          <table:table-cell office:value-type="percentage" office:value="0.0168242662409431" calcext:value-type="percentage">
            <text:p>1.68%</text:p>
          </table:table-cell>
          <table:table-cell office:value-type="percentage" office:value="0.0167942269844741" calcext:value-type="percentage">
            <text:p>1.68%</text:p>
          </table:table-cell>
          <table:table-cell office:value-type="percentage" office:value="0.0143569817409487" calcext:value-type="percentage">
            <text:p>1.44%</text:p>
          </table:table-cell>
          <table:table-cell office:value-type="percentage" office:value="0.0149446759591895" calcext:value-type="percentage">
            <text:p>1.49%</text:p>
          </table:table-cell>
          <table:table-cell office:value-type="percentage" office:value="0.0146802008295132" calcext:value-type="percentage">
            <text:p>1.47%</text:p>
          </table:table-cell>
          <table:table-cell office:value-type="percentage" office:value="0.0151998299319728" calcext:value-type="percentage">
            <text:p>1.52%</text:p>
          </table:table-cell>
          <table:table-cell office:value-type="percentage" office:value="0.0141050261572081" calcext:value-type="percentage">
            <text:p>1.41%</text:p>
          </table:table-cell>
          <table:table-cell office:value-type="percentage" office:value="0.0180736673530085" calcext:value-type="percentage">
            <text:p>1.81%</text:p>
          </table:table-cell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percentage" office:value="0.0143503632249613" calcext:value-type="percentage">
            <text:p>1.44%</text:p>
          </table:table-cell>
          <table:table-cell office:value-type="percentage" office:value="0.014402165157715" calcext:value-type="percentage">
            <text:p>1.44%</text:p>
          </table:table-cell>
          <table:table-cell office:value-type="percentage" office:value="0.0187911845382602" calcext:value-type="percentage">
            <text:p>1.88%</text:p>
          </table:table-cell>
          <table:table-cell office:value-type="percentage" office:value="0.0148683672077479" calcext:value-type="percentage">
            <text:p>1.49%</text:p>
          </table:table-cell>
          <table:table-cell office:value-type="percentage" office:value="0.0135328997704667" calcext:value-type="percentage">
            <text:p>1.35%</text:p>
          </table:table-cell>
          <table:table-cell office:value-type="percentage" office:value="0.0143500132380196" calcext:value-type="percentage">
            <text:p>1.44%</text:p>
          </table:table-cell>
          <table:table-cell office:value-type="percentage" office:value="0.013920744138634" calcext:value-type="percentage">
            <text:p>1.39%</text:p>
          </table:table-cell>
          <table:table-cell office:value-type="percentage" office:value="0.015801218261866" calcext:value-type="percentage">
            <text:p>1.58%</text:p>
          </table:table-cell>
          <table:table-cell office:value-type="percentage" office:value="0.0147413100837444" calcext:value-type="percentage">
            <text:p>1.47%</text:p>
          </table:table-cell>
          <table:table-cell office:value-type="percentage" office:value="0.0127604354408478" calcext:value-type="percentage">
            <text:p>1.28%</text:p>
          </table:table-cell>
          <table:table-cell office:value-type="percentage" office:value="0.0150924412023645" calcext:value-type="percentage">
            <text:p>1.51%</text:p>
          </table:table-cell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percentage" office:value="0.015055281110327" calcext:value-type="percentage">
            <text:p>1.51%</text:p>
          </table:table-cell>
          <table:table-cell office:value-type="percentage" office:value="0.0146411944132284" calcext:value-type="percentage">
            <text:p>1.46%</text:p>
          </table:table-cell>
          <table:table-cell office:value-type="percentage" office:value="0.0161482503449141" calcext:value-type="percentage">
            <text:p>1.61%</text:p>
          </table:table-cell>
          <table:table-cell office:value-type="percentage" office:value="0.0150821438190143" calcext:value-type="percentage">
            <text:p>1.51%</text:p>
          </table:table-cell>
          <table:table-cell office:value-type="percentage" office:value="0.0162929954045398" calcext:value-type="percentage">
            <text:p>1.63%</text:p>
          </table:table-cell>
          <table:table-cell office:value-type="percentage" office:value="0.0133004057152937" calcext:value-type="percentage">
            <text:p>1.33%</text:p>
          </table:table-cell>
          <table:table-cell office:value-type="percentage" office:value="0.0140579037002632" calcext:value-type="percentage">
            <text:p>1.41%</text:p>
          </table:table-cell>
          <table:table-cell office:value-type="percentage" office:value="0.0149679673849738" calcext:value-type="percentage">
            <text:p>1.50%</text:p>
          </table:table-cell>
          <table:table-cell office:value-type="percentage" office:value="0.0159337521416334" calcext:value-type="percentage">
            <text:p>1.59%</text:p>
          </table:table-cell>
          <table:table-cell office:value-type="percentage" office:value="0.0131672094011043" calcext:value-type="percentage">
            <text:p>1.32%</text:p>
          </table:table-cell>
          <table:table-cell office:value-type="percentage" office:value="0.0164248224760729" calcext:value-type="percentage">
            <text:p>1.64%</text:p>
          </table:table-cell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percentage" office:value="0.016987087517934" calcext:value-type="percentage">
            <text:p>1.70%</text:p>
          </table:table-cell>
          <table:table-cell office:value-type="percentage" office:value="0.0149579406742142" calcext:value-type="percentage">
            <text:p>1.50%</text:p>
          </table:table-cell>
          <table:table-cell office:value-type="percentage" office:value="0.0198320041240865" calcext:value-type="percentage">
            <text:p>1.98%</text:p>
          </table:table-cell>
          <table:table-cell office:value-type="percentage" office:value="0.0161042944785276" calcext:value-type="percentage">
            <text:p>1.61%</text:p>
          </table:table-cell>
          <table:table-cell office:value-type="percentage" office:value="0.0177771746505632" calcext:value-type="percentage">
            <text:p>1.78%</text:p>
          </table:table-cell>
          <table:table-cell office:value-type="percentage" office:value="0.0154032327772495" calcext:value-type="percentage">
            <text:p>1.54%</text:p>
          </table:table-cell>
          <table:table-cell office:value-type="percentage" office:value="0.0150444356820043" calcext:value-type="percentage">
            <text:p>1.50%</text:p>
          </table:table-cell>
          <table:table-cell office:value-type="percentage" office:value="0.0147886098706722" calcext:value-type="percentage">
            <text:p>1.48%</text:p>
          </table:table-cell>
          <table:table-cell office:value-type="percentage" office:value="0.0164549972390944" calcext:value-type="percentage">
            <text:p>1.65%</text:p>
          </table:table-cell>
          <table:table-cell office:value-type="percentage" office:value="0.0123268698060942" calcext:value-type="percentage">
            <text:p>1.23%</text:p>
          </table:table-cell>
          <table:table-cell office:value-type="percentage" office:value="0.0177095631641086" calcext:value-type="percentage">
            <text:p>1.77%</text:p>
          </table:table-cell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percentage" office:value="0.0159905937683715" calcext:value-type="percentage">
            <text:p>1.60%</text:p>
          </table:table-cell>
          <table:table-cell office:value-type="percentage" office:value="0.0161533767943736" calcext:value-type="percentage">
            <text:p>1.62%</text:p>
          </table:table-cell>
          <table:table-cell office:value-type="percentage" office:value="0.020086709709616" calcext:value-type="percentage">
            <text:p>2.01%</text:p>
          </table:table-cell>
          <table:table-cell office:value-type="percentage" office:value="0.0173333333333333" calcext:value-type="percentage">
            <text:p>1.73%</text:p>
          </table:table-cell>
          <table:table-cell office:value-type="percentage" office:value="0.0155175617914886" calcext:value-type="percentage">
            <text:p>1.55%</text:p>
          </table:table-cell>
          <table:table-cell office:value-type="percentage" office:value="0.0155135021687421" calcext:value-type="percentage">
            <text:p>1.55%</text:p>
          </table:table-cell>
          <table:table-cell office:value-type="percentage" office:value="0.0162902628656053" calcext:value-type="percentage">
            <text:p>1.63%</text:p>
          </table:table-cell>
          <table:table-cell office:value-type="percentage" office:value="0.0149553703375303" calcext:value-type="percentage">
            <text:p>1.50%</text:p>
          </table:table-cell>
          <table:table-cell office:value-type="percentage" office:value="0.0156294401818699" calcext:value-type="percentage">
            <text:p>1.56%</text:p>
          </table:table-cell>
          <table:table-cell office:value-type="percentage" office:value="0.0135307452536129" calcext:value-type="percentage">
            <text:p>1.35%</text:p>
          </table:table-cell>
          <table:table-cell office:value-type="percentage" office:value="0.0188910696761531" calcext:value-type="percentage">
            <text:p>1.89%</text:p>
          </table:table-cell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percentage" office:value="0.0153828225148584" calcext:value-type="percentage">
            <text:p>1.54%</text:p>
          </table:table-cell>
          <table:table-cell office:value-type="percentage" office:value="0.0152064418850855" calcext:value-type="percentage">
            <text:p>1.52%</text:p>
          </table:table-cell>
          <table:table-cell office:value-type="percentage" office:value="0.0183856923606978" calcext:value-type="percentage">
            <text:p>1.84%</text:p>
          </table:table-cell>
          <table:table-cell office:value-type="percentage" office:value="0.0160541329441422" calcext:value-type="percentage">
            <text:p>1.61%</text:p>
          </table:table-cell>
          <table:table-cell office:value-type="percentage" office:value="0.0142931270342941" calcext:value-type="percentage">
            <text:p>1.43%</text:p>
          </table:table-cell>
          <table:table-cell office:value-type="percentage" office:value="0.0145627644569817" calcext:value-type="percentage">
            <text:p>1.46%</text:p>
          </table:table-cell>
          <table:table-cell office:value-type="percentage" office:value="0.0158529438978503" calcext:value-type="percentage">
            <text:p>1.59%</text:p>
          </table:table-cell>
          <table:table-cell office:value-type="percentage" office:value="0.0141693234148069" calcext:value-type="percentage">
            <text:p>1.42%</text:p>
          </table:table-cell>
          <table:table-cell office:value-type="percentage" office:value="0.0165561003749639" calcext:value-type="percentage">
            <text:p>1.66%</text:p>
          </table:table-cell>
          <table:table-cell office:value-type="percentage" office:value="0.0132074131932117" calcext:value-type="percentage">
            <text:p>1.32%</text:p>
          </table:table-cell>
          <table:table-cell office:value-type="percentage" office:value="0.0159841397682919" calcext:value-type="percentage">
            <text:p>1.60%</text:p>
          </table:table-cell>
        </table:table-row>
        <table:table-row table:style-name="ro1">
          <table:table-cell office:value-type="date" office:date-value="2022-05-12" calcext:value-type="date">
            <text:p>12/05/22</text:p>
          </table:table-cell>
          <table:table-cell office:value-type="percentage" office:value="0.0145684108291854" calcext:value-type="percentage">
            <text:p>1.46%</text:p>
          </table:table-cell>
          <table:table-cell office:value-type="percentage" office:value="0.0140951504796951" calcext:value-type="percentage">
            <text:p>1.41%</text:p>
          </table:table-cell>
          <table:table-cell office:value-type="percentage" office:value="0.0176324849576885" calcext:value-type="percentage">
            <text:p>1.76%</text:p>
          </table:table-cell>
          <table:table-cell office:value-type="percentage" office:value="0.0143787303309821" calcext:value-type="percentage">
            <text:p>1.44%</text:p>
          </table:table-cell>
          <table:table-cell office:value-type="percentage" office:value="0.0141329258976318" calcext:value-type="percentage">
            <text:p>1.41%</text:p>
          </table:table-cell>
          <table:table-cell office:value-type="percentage" office:value="0.0140296886314265" calcext:value-type="percentage">
            <text:p>1.40%</text:p>
          </table:table-cell>
          <table:table-cell office:value-type="percentage" office:value="0.013409596441055" calcext:value-type="percentage">
            <text:p>1.34%</text:p>
          </table:table-cell>
          <table:table-cell office:value-type="percentage" office:value="0.0141058239496307" calcext:value-type="percentage">
            <text:p>1.41%</text:p>
          </table:table-cell>
          <table:table-cell office:value-type="percentage" office:value="0.0168322618351841" calcext:value-type="percentage">
            <text:p>1.68%</text:p>
          </table:table-cell>
          <table:table-cell office:value-type="percentage" office:value="0.0147939669481129" calcext:value-type="percentage">
            <text:p>1.48%</text:p>
          </table:table-cell>
          <table:table-cell office:value-type="percentage" office:value="0.017166022676886" calcext:value-type="percentage">
            <text:p>1.72%</text:p>
          </table:table-cell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percentage" office:value="0.0159283804208813" calcext:value-type="percentage">
            <text:p>1.59%</text:p>
          </table:table-cell>
          <table:table-cell office:value-type="percentage" office:value="0.0173915778218071" calcext:value-type="percentage">
            <text:p>1.74%</text:p>
          </table:table-cell>
          <table:table-cell office:value-type="percentage" office:value="0.0210943257184967" calcext:value-type="percentage">
            <text:p>2.11%</text:p>
          </table:table-cell>
          <table:table-cell office:value-type="percentage" office:value="0.0167884147122901" calcext:value-type="percentage">
            <text:p>1.68%</text:p>
          </table:table-cell>
          <table:table-cell office:value-type="percentage" office:value="0.0190209918415987" calcext:value-type="percentage">
            <text:p>1.90%</text:p>
          </table:table-cell>
          <table:table-cell office:value-type="percentage" office:value="0.0175363116954636" calcext:value-type="percentage">
            <text:p>1.75%</text:p>
          </table:table-cell>
          <table:table-cell office:value-type="percentage" office:value="0.0172627505517429" calcext:value-type="percentage">
            <text:p>1.73%</text:p>
          </table:table-cell>
          <table:table-cell office:value-type="percentage" office:value="0.0163601554794918" calcext:value-type="percentage">
            <text:p>1.64%</text:p>
          </table:table-cell>
          <table:table-cell office:value-type="percentage" office:value="0.0161272258931571" calcext:value-type="percentage">
            <text:p>1.61%</text:p>
          </table:table-cell>
          <table:table-cell office:value-type="percentage" office:value="0.016807899712865" calcext:value-type="percentage">
            <text:p>1.68%</text:p>
          </table:table-cell>
          <table:table-cell office:value-type="percentage" office:value="0.019799036803615" calcext:value-type="percentage">
            <text:p>1.98%</text:p>
          </table:table-cell>
        </table:table-row>
        <table:table-row table:style-name="ro1">
          <table:table-cell office:value-type="date" office:date-value="2022-05-14" calcext:value-type="date">
            <text:p>14/05/22</text:p>
          </table:table-cell>
          <table:table-cell office:value-type="percentage" office:value="0.0131190760153161" calcext:value-type="percentage">
            <text:p>1.31%</text:p>
          </table:table-cell>
          <table:table-cell office:value-type="percentage" office:value="0.0152582962709545" calcext:value-type="percentage">
            <text:p>1.53%</text:p>
          </table:table-cell>
          <table:table-cell office:value-type="percentage" office:value="0.0193057917375213" calcext:value-type="percentage">
            <text:p>1.93%</text:p>
          </table:table-cell>
          <table:table-cell office:value-type="percentage" office:value="0.0167014613778706" calcext:value-type="percentage">
            <text:p>1.67%</text:p>
          </table:table-cell>
          <table:table-cell office:value-type="percentage" office:value="0.0166323300336667" calcext:value-type="percentage">
            <text:p>1.66%</text:p>
          </table:table-cell>
          <table:table-cell office:value-type="percentage" office:value="0.0147231927654566" calcext:value-type="percentage">
            <text:p>1.47%</text:p>
          </table:table-cell>
          <table:table-cell office:value-type="percentage" office:value="0.0153544593270173" calcext:value-type="percentage">
            <text:p>1.54%</text:p>
          </table:table-cell>
          <table:table-cell office:value-type="percentage" office:value="0.0146919730121697" calcext:value-type="percentage">
            <text:p>1.47%</text:p>
          </table:table-cell>
          <table:table-cell office:value-type="percentage" office:value="0.0154358353510896" calcext:value-type="percentage">
            <text:p>1.54%</text:p>
          </table:table-cell>
          <table:table-cell office:value-type="percentage" office:value="0.0144216473386857" calcext:value-type="percentage">
            <text:p>1.44%</text:p>
          </table:table-cell>
          <table:table-cell office:value-type="percentage" office:value="0.0167468846838531" calcext:value-type="percentage">
            <text:p>1.67%</text:p>
          </table:table-cell>
        </table:table-row>
        <table:table-row table:style-name="ro1">
          <table:table-cell office:value-type="date" office:date-value="2022-05-15" calcext:value-type="date">
            <text:p>15/05/22</text:p>
          </table:table-cell>
          <table:table-cell office:value-type="percentage" office:value="0.0163754124404253" calcext:value-type="percentage">
            <text:p>1.64%</text:p>
          </table:table-cell>
          <table:table-cell office:value-type="percentage" office:value="0.0163324442688268" calcext:value-type="percentage">
            <text:p>1.63%</text:p>
          </table:table-cell>
          <table:table-cell office:value-type="percentage" office:value="0.0205328301404036" calcext:value-type="percentage">
            <text:p>2.05%</text:p>
          </table:table-cell>
          <table:table-cell office:value-type="percentage" office:value="0.0159103486441616" calcext:value-type="percentage">
            <text:p>1.59%</text:p>
          </table:table-cell>
          <table:table-cell office:value-type="percentage" office:value="0.0156523429904725" calcext:value-type="percentage">
            <text:p>1.57%</text:p>
          </table:table-cell>
          <table:table-cell office:value-type="percentage" office:value="0.0170242288397908" calcext:value-type="percentage">
            <text:p>1.70%</text:p>
          </table:table-cell>
          <table:table-cell office:value-type="percentage" office:value="0.0170454545454545" calcext:value-type="percentage">
            <text:p>1.70%</text:p>
          </table:table-cell>
          <table:table-cell office:value-type="percentage" office:value="0.0166129130408325" calcext:value-type="percentage">
            <text:p>1.66%</text:p>
          </table:table-cell>
          <table:table-cell office:value-type="percentage" office:value="0.015984015984016" calcext:value-type="percentage">
            <text:p>1.60%</text:p>
          </table:table-cell>
          <table:table-cell office:value-type="percentage" office:value="0.0144990261848085" calcext:value-type="percentage">
            <text:p>1.45%</text:p>
          </table:table-cell>
          <table:table-cell office:value-type="percentage" office:value="0.017383466391965" calcext:value-type="percentage">
            <text:p>1.74%</text:p>
          </table:table-cell>
        </table:table-row>
        <table:table-row table:style-name="ro1">
          <table:table-cell office:value-type="date" office:date-value="2022-05-16" calcext:value-type="date">
            <text:p>16/05/22</text:p>
          </table:table-cell>
          <table:table-cell office:value-type="percentage" office:value="0.0144620811287478" calcext:value-type="percentage">
            <text:p>1.45%</text:p>
          </table:table-cell>
          <table:table-cell office:value-type="percentage" office:value="0.0168945060613877" calcext:value-type="percentage">
            <text:p>1.69%</text:p>
          </table:table-cell>
          <table:table-cell office:value-type="percentage" office:value="0.021546459553412" calcext:value-type="percentage">
            <text:p>2.15%</text:p>
          </table:table-cell>
          <table:table-cell office:value-type="percentage" office:value="0.0185379963186958" calcext:value-type="percentage">
            <text:p>1.85%</text:p>
          </table:table-cell>
          <table:table-cell office:value-type="percentage" office:value="0.0169002281298012" calcext:value-type="percentage">
            <text:p>1.69%</text:p>
          </table:table-cell>
          <table:table-cell office:value-type="percentage" office:value="0.017310534093308" calcext:value-type="percentage">
            <text:p>1.73%</text:p>
          </table:table-cell>
          <table:table-cell office:value-type="percentage" office:value="0.0162569145666872" calcext:value-type="percentage">
            <text:p>1.63%</text:p>
          </table:table-cell>
          <table:table-cell office:value-type="percentage" office:value="0.0171666276072182" calcext:value-type="percentage">
            <text:p>1.72%</text:p>
          </table:table-cell>
          <table:table-cell office:value-type="percentage" office:value="0.0166170066468027" calcext:value-type="percentage">
            <text:p>1.66%</text:p>
          </table:table-cell>
          <table:table-cell office:value-type="percentage" office:value="0.0155789473684211" calcext:value-type="percentage">
            <text:p>1.56%</text:p>
          </table:table-cell>
          <table:table-cell office:value-type="percentage" office:value="0.0207193359975407" calcext:value-type="percentage">
            <text:p>2.07%</text:p>
          </table:table-cell>
        </table:table-row>
        <table:table-row table:style-name="ro1">
          <table:table-cell office:value-type="date" office:date-value="2022-05-17" calcext:value-type="date">
            <text:p>17/05/22</text:p>
          </table:table-cell>
          <table:table-cell office:value-type="percentage" office:value="0.0125602097433083" calcext:value-type="percentage">
            <text:p>1.26%</text:p>
          </table:table-cell>
          <table:table-cell office:value-type="percentage" office:value="0.0155180434638134" calcext:value-type="percentage">
            <text:p>1.55%</text:p>
          </table:table-cell>
          <table:table-cell office:value-type="percentage" office:value="0.0192203140490582" calcext:value-type="percentage">
            <text:p>1.92%</text:p>
          </table:table-cell>
          <table:table-cell office:value-type="percentage" office:value="0.0138580931263858" calcext:value-type="percentage">
            <text:p>1.39%</text:p>
          </table:table-cell>
          <table:table-cell office:value-type="percentage" office:value="0.014066250600096" calcext:value-type="percentage">
            <text:p>1.41%</text:p>
          </table:table-cell>
          <table:table-cell office:value-type="percentage" office:value="0.0151108549610072" calcext:value-type="percentage">
            <text:p>1.51%</text:p>
          </table:table-cell>
          <table:table-cell office:value-type="percentage" office:value="0.0160626029654036" calcext:value-type="percentage">
            <text:p>1.61%</text:p>
          </table:table-cell>
          <table:table-cell office:value-type="percentage" office:value="0.0169470860765667" calcext:value-type="percentage">
            <text:p>1.69%</text:p>
          </table:table-cell>
          <table:table-cell office:value-type="percentage" office:value="0.0145328312544128" calcext:value-type="percentage">
            <text:p>1.45%</text:p>
          </table:table-cell>
          <table:table-cell office:value-type="percentage" office:value="0.0136192407997682" calcext:value-type="percentage">
            <text:p>1.36%</text:p>
          </table:table-cell>
          <table:table-cell office:value-type="percentage" office:value="0.0188703221297414" calcext:value-type="percentage">
            <text:p>1.89%</text:p>
          </table:table-cell>
        </table:table-row>
        <table:table-row table:style-name="ro1">
          <table:table-cell office:value-type="date" office:date-value="2022-05-18" calcext:value-type="date">
            <text:p>18/05/22</text:p>
          </table:table-cell>
          <table:table-cell office:value-type="percentage" office:value="0.0134686235429124" calcext:value-type="percentage">
            <text:p>1.35%</text:p>
          </table:table-cell>
          <table:table-cell office:value-type="percentage" office:value="0.0131336405529954" calcext:value-type="percentage">
            <text:p>1.31%</text:p>
          </table:table-cell>
          <table:table-cell office:value-type="percentage" office:value="0.0182318321392016" calcext:value-type="percentage">
            <text:p>1.82%</text:p>
          </table:table-cell>
          <table:table-cell office:value-type="percentage" office:value="0.0116625983184161" calcext:value-type="percentage">
            <text:p>1.17%</text:p>
          </table:table-cell>
          <table:table-cell office:value-type="percentage" office:value="0.0133352590025034" calcext:value-type="percentage">
            <text:p>1.33%</text:p>
          </table:table-cell>
          <table:table-cell office:value-type="percentage" office:value="0.0145064761054042" calcext:value-type="percentage">
            <text:p>1.45%</text:p>
          </table:table-cell>
          <table:table-cell office:value-type="percentage" office:value="0.0143965597831168" calcext:value-type="percentage">
            <text:p>1.44%</text:p>
          </table:table-cell>
          <table:table-cell office:value-type="percentage" office:value="0.0157005551907349" calcext:value-type="percentage">
            <text:p>1.57%</text:p>
          </table:table-cell>
          <table:table-cell office:value-type="percentage" office:value="0.0132633812780005" calcext:value-type="percentage">
            <text:p>1.33%</text:p>
          </table:table-cell>
          <table:table-cell office:value-type="percentage" office:value="0.012987012987013" calcext:value-type="percentage">
            <text:p>1.30%</text:p>
          </table:table-cell>
          <table:table-cell office:value-type="percentage" office:value="0.0161867118388858" calcext:value-type="percentage">
            <text:p>1.62%</text:p>
          </table:table-cell>
        </table:table-row>
        <table:table-row table:style-name="ro1">
          <table:table-cell office:value-type="date" office:date-value="2022-05-19" calcext:value-type="date">
            <text:p>19/05/22</text:p>
          </table:table-cell>
          <table:table-cell office:value-type="percentage" office:value="0.0111605781545405" calcext:value-type="percentage">
            <text:p>1.12%</text:p>
          </table:table-cell>
          <table:table-cell office:value-type="percentage" office:value="0.011218799787573" calcext:value-type="percentage">
            <text:p>1.12%</text:p>
          </table:table-cell>
          <table:table-cell office:value-type="percentage" office:value="0.0164236526462125" calcext:value-type="percentage">
            <text:p>1.64%</text:p>
          </table:table-cell>
          <table:table-cell office:value-type="percentage" office:value="0.0109524469707473" calcext:value-type="percentage">
            <text:p>1.10%</text:p>
          </table:table-cell>
          <table:table-cell office:value-type="percentage" office:value="0.0122824974411464" calcext:value-type="percentage">
            <text:p>1.23%</text:p>
          </table:table-cell>
          <table:table-cell office:value-type="percentage" office:value="0.0144101516292074" calcext:value-type="percentage">
            <text:p>1.44%</text:p>
          </table:table-cell>
          <table:table-cell office:value-type="percentage" office:value="0.0136479591836735" calcext:value-type="percentage">
            <text:p>1.36%</text:p>
          </table:table-cell>
          <table:table-cell office:value-type="percentage" office:value="0.0147247510234007" calcext:value-type="percentage">
            <text:p>1.47%</text:p>
          </table:table-cell>
          <table:table-cell office:value-type="percentage" office:value="0.0146971672395401" calcext:value-type="percentage">
            <text:p>1.47%</text:p>
          </table:table-cell>
          <table:table-cell office:value-type="percentage" office:value="0.0120976611188504" calcext:value-type="percentage">
            <text:p>1.21%</text:p>
          </table:table-cell>
          <table:table-cell office:value-type="percentage" office:value="0.0165097381658713" calcext:value-type="percentage">
            <text:p>1.65%</text:p>
          </table:table-cell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percentage" office:value="0.0134624756335283" calcext:value-type="percentage">
            <text:p>1.35%</text:p>
          </table:table-cell>
          <table:table-cell office:value-type="percentage" office:value="0.0134428183564002" calcext:value-type="percentage">
            <text:p>1.34%</text:p>
          </table:table-cell>
          <table:table-cell office:value-type="percentage" office:value="0.0163160430383812" calcext:value-type="percentage">
            <text:p>1.63%</text:p>
          </table:table-cell>
          <table:table-cell office:value-type="percentage" office:value="0.0141235114926613" calcext:value-type="percentage">
            <text:p>1.41%</text:p>
          </table:table-cell>
          <table:table-cell office:value-type="percentage" office:value="0.011785417379823" calcext:value-type="percentage">
            <text:p>1.18%</text:p>
          </table:table-cell>
          <table:table-cell office:value-type="percentage" office:value="0.0133754078961523" calcext:value-type="percentage">
            <text:p>1.34%</text:p>
          </table:table-cell>
          <table:table-cell office:value-type="percentage" office:value="0.0138788127306564" calcext:value-type="percentage">
            <text:p>1.39%</text:p>
          </table:table-cell>
          <table:table-cell office:value-type="percentage" office:value="0.0123697519956127" calcext:value-type="percentage">
            <text:p>1.24%</text:p>
          </table:table-cell>
          <table:table-cell office:value-type="percentage" office:value="0.0128778393847255" calcext:value-type="percentage">
            <text:p>1.29%</text:p>
          </table:table-cell>
          <table:table-cell office:value-type="percentage" office:value="0.0141358204605071" calcext:value-type="percentage">
            <text:p>1.41%</text:p>
          </table:table-cell>
          <table:table-cell office:value-type="percentage" office:value="0.0169728561439196" calcext:value-type="percentage">
            <text:p>1.70%</text:p>
          </table:table-cell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percentage" office:value="0.0141963727329581" calcext:value-type="percentage">
            <text:p>1.42%</text:p>
          </table:table-cell>
          <table:table-cell office:value-type="percentage" office:value="0.0121228914828028" calcext:value-type="percentage">
            <text:p>1.21%</text:p>
          </table:table-cell>
          <table:table-cell office:value-type="percentage" office:value="0.0151251916198263" calcext:value-type="percentage">
            <text:p>1.51%</text:p>
          </table:table-cell>
          <table:table-cell office:value-type="percentage" office:value="0.0102330869812393" calcext:value-type="percentage">
            <text:p>1.02%</text:p>
          </table:table-cell>
          <table:table-cell office:value-type="percentage" office:value="0.0133094063107522" calcext:value-type="percentage">
            <text:p>1.33%</text:p>
          </table:table-cell>
          <table:table-cell office:value-type="percentage" office:value="0.0128069312549658" calcext:value-type="percentage">
            <text:p>1.28%</text:p>
          </table:table-cell>
          <table:table-cell office:value-type="percentage" office:value="0.0107375815353738" calcext:value-type="percentage">
            <text:p>1.07%</text:p>
          </table:table-cell>
          <table:table-cell office:value-type="percentage" office:value="0.0123882503192848" calcext:value-type="percentage">
            <text:p>1.24%</text:p>
          </table:table-cell>
          <table:table-cell office:value-type="percentage" office:value="0.0134643377001456" calcext:value-type="percentage">
            <text:p>1.35%</text:p>
          </table:table-cell>
          <table:table-cell office:value-type="percentage" office:value="0.0111403838916071" calcext:value-type="percentage">
            <text:p>1.11%</text:p>
          </table:table-cell>
          <table:table-cell office:value-type="percentage" office:value="0.0172927847346452" calcext:value-type="percentage">
            <text:p>1.73%</text:p>
          </table:table-cell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percentage" office:value="0.012842677204248" calcext:value-type="percentage">
            <text:p>1.28%</text:p>
          </table:table-cell>
          <table:table-cell office:value-type="percentage" office:value="0.0120935969029429" calcext:value-type="percentage">
            <text:p>1.21%</text:p>
          </table:table-cell>
          <table:table-cell office:value-type="percentage" office:value="0.0160522196689646" calcext:value-type="percentage">
            <text:p>1.61%</text:p>
          </table:table-cell>
          <table:table-cell office:value-type="percentage" office:value="0.0138242540377772" calcext:value-type="percentage">
            <text:p>1.38%</text:p>
          </table:table-cell>
          <table:table-cell office:value-type="percentage" office:value="0.0129699156467892" calcext:value-type="percentage">
            <text:p>1.30%</text:p>
          </table:table-cell>
          <table:table-cell office:value-type="percentage" office:value="0.0139204651336141" calcext:value-type="percentage">
            <text:p>1.39%</text:p>
          </table:table-cell>
          <table:table-cell office:value-type="percentage" office:value="0.0133403430373924" calcext:value-type="percentage">
            <text:p>1.33%</text:p>
          </table:table-cell>
          <table:table-cell office:value-type="percentage" office:value="0.0141735182230949" calcext:value-type="percentage">
            <text:p>1.42%</text:p>
          </table:table-cell>
          <table:table-cell office:value-type="percentage" office:value="0.0128052412150089" calcext:value-type="percentage">
            <text:p>1.28%</text:p>
          </table:table-cell>
          <table:table-cell office:value-type="percentage" office:value="0.0113452188006483" calcext:value-type="percentage">
            <text:p>1.13%</text:p>
          </table:table-cell>
          <table:table-cell office:value-type="percentage" office:value="0.0163671373555841" calcext:value-type="percentage">
            <text:p>1.64%</text:p>
          </table:table-cell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percentage" office:value="0.013820454272323" calcext:value-type="percentage">
            <text:p>1.38%</text:p>
          </table:table-cell>
          <table:table-cell office:value-type="percentage" office:value="0.0146210333071073" calcext:value-type="percentage">
            <text:p>1.46%</text:p>
          </table:table-cell>
          <table:table-cell office:value-type="percentage" office:value="0.0190470143804959" calcext:value-type="percentage">
            <text:p>1.90%</text:p>
          </table:table-cell>
          <table:table-cell office:value-type="percentage" office:value="0.0132513661202186" calcext:value-type="percentage">
            <text:p>1.33%</text:p>
          </table:table-cell>
          <table:table-cell office:value-type="percentage" office:value="0.0137329542716716" calcext:value-type="percentage">
            <text:p>1.37%</text:p>
          </table:table-cell>
          <table:table-cell office:value-type="percentage" office:value="0.0149780049511122" calcext:value-type="percentage">
            <text:p>1.50%</text:p>
          </table:table-cell>
          <table:table-cell office:value-type="percentage" office:value="0.0141454693723928" calcext:value-type="percentage">
            <text:p>1.41%</text:p>
          </table:table-cell>
          <table:table-cell office:value-type="percentage" office:value="0.014687368862778" calcext:value-type="percentage">
            <text:p>1.47%</text:p>
          </table:table-cell>
          <table:table-cell office:value-type="percentage" office:value="0.013831096524644" calcext:value-type="percentage">
            <text:p>1.38%</text:p>
          </table:table-cell>
          <table:table-cell office:value-type="percentage" office:value="0.0122897800776197" calcext:value-type="percentage">
            <text:p>1.23%</text:p>
          </table:table-cell>
          <table:table-cell office:value-type="percentage" office:value="0.0177137759653371" calcext:value-type="percentage">
            <text:p>1.77%</text:p>
          </table:table-cell>
        </table:table-row>
        <table:table-row table:style-name="ro1">
          <table:table-cell office:value-type="date" office:date-value="2022-05-24" calcext:value-type="date">
            <text:p>24/05/22</text:p>
          </table:table-cell>
          <table:table-cell office:value-type="percentage" office:value="0.0133701318613922" calcext:value-type="percentage">
            <text:p>1.34%</text:p>
          </table:table-cell>
          <table:table-cell office:value-type="percentage" office:value="0.01259361251973" calcext:value-type="percentage">
            <text:p>1.26%</text:p>
          </table:table-cell>
          <table:table-cell office:value-type="percentage" office:value="0.0182126770676937" calcext:value-type="percentage">
            <text:p>1.82%</text:p>
          </table:table-cell>
          <table:table-cell office:value-type="percentage" office:value="0.0163398692810458" calcext:value-type="percentage">
            <text:p>1.63%</text:p>
          </table:table-cell>
          <table:table-cell office:value-type="percentage" office:value="0.0140962671905697" calcext:value-type="percentage">
            <text:p>1.41%</text:p>
          </table:table-cell>
          <table:table-cell office:value-type="percentage" office:value="0.0141049349142463" calcext:value-type="percentage">
            <text:p>1.41%</text:p>
          </table:table-cell>
          <table:table-cell office:value-type="percentage" office:value="0.0143490322374924" calcext:value-type="percentage">
            <text:p>1.43%</text:p>
          </table:table-cell>
          <table:table-cell office:value-type="percentage" office:value="0.0135498046875" calcext:value-type="percentage">
            <text:p>1.35%</text:p>
          </table:table-cell>
          <table:table-cell office:value-type="percentage" office:value="0.0144491270319085" calcext:value-type="percentage">
            <text:p>1.44%</text:p>
          </table:table-cell>
          <table:table-cell office:value-type="percentage" office:value="0.0128980543612913" calcext:value-type="percentage">
            <text:p>1.29%</text:p>
          </table:table-cell>
          <table:table-cell office:value-type="percentage" office:value="0.0172569220862846" calcext:value-type="percentage">
            <text:p>1.73%</text:p>
          </table:table-cell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percentage" office:value="0.0136734318474462" calcext:value-type="percentage">
            <text:p>1.37%</text:p>
          </table:table-cell>
          <table:table-cell office:value-type="percentage" office:value="0.0134887819426557" calcext:value-type="percentage">
            <text:p>1.35%</text:p>
          </table:table-cell>
          <table:table-cell office:value-type="percentage" office:value="0.0173763668197285" calcext:value-type="percentage">
            <text:p>1.74%</text:p>
          </table:table-cell>
          <table:table-cell office:value-type="percentage" office:value="0.0166455071237128" calcext:value-type="percentage">
            <text:p>1.66%</text:p>
          </table:table-cell>
          <table:table-cell office:value-type="percentage" office:value="0.0153717709458796" calcext:value-type="percentage">
            <text:p>1.54%</text:p>
          </table:table-cell>
          <table:table-cell office:value-type="percentage" office:value="0.0135705557818343" calcext:value-type="percentage">
            <text:p>1.36%</text:p>
          </table:table-cell>
          <table:table-cell office:value-type="percentage" office:value="0.0151720139157325" calcext:value-type="percentage">
            <text:p>1.52%</text:p>
          </table:table-cell>
          <table:table-cell office:value-type="percentage" office:value="0.0140143831827402" calcext:value-type="percentage">
            <text:p>1.40%</text:p>
          </table:table-cell>
          <table:table-cell office:value-type="percentage" office:value="0.0153827664944117" calcext:value-type="percentage">
            <text:p>1.54%</text:p>
          </table:table-cell>
          <table:table-cell office:value-type="percentage" office:value="0.0127562306444477" calcext:value-type="percentage">
            <text:p>1.28%</text:p>
          </table:table-cell>
          <table:table-cell office:value-type="percentage" office:value="0.0189472322814278" calcext:value-type="percentage">
            <text:p>1.89%</text:p>
          </table:table-cell>
        </table:table-row>
        <table:table-row table:style-name="ro1">
          <table:table-cell office:value-type="date" office:date-value="2022-05-26" calcext:value-type="date">
            <text:p>26/05/22</text:p>
          </table:table-cell>
          <table:table-cell office:value-type="percentage" office:value="0.0133007089528829" calcext:value-type="percentage">
            <text:p>1.33%</text:p>
          </table:table-cell>
          <table:table-cell office:value-type="percentage" office:value="0.0138705874193772" calcext:value-type="percentage">
            <text:p>1.39%</text:p>
          </table:table-cell>
          <table:table-cell office:value-type="percentage" office:value="0.016897703126581" calcext:value-type="percentage">
            <text:p>1.69%</text:p>
          </table:table-cell>
          <table:table-cell office:value-type="percentage" office:value="0.0164189667374381" calcext:value-type="percentage">
            <text:p>1.64%</text:p>
          </table:table-cell>
          <table:table-cell office:value-type="percentage" office:value="0.0155261075949367" calcext:value-type="percentage">
            <text:p>1.55%</text:p>
          </table:table-cell>
          <table:table-cell office:value-type="percentage" office:value="0.0130615326538316" calcext:value-type="percentage">
            <text:p>1.31%</text:p>
          </table:table-cell>
          <table:table-cell office:value-type="percentage" office:value="0.014889717913476" calcext:value-type="percentage">
            <text:p>1.49%</text:p>
          </table:table-cell>
          <table:table-cell office:value-type="percentage" office:value="0.0134724033029118" calcext:value-type="percentage">
            <text:p>1.35%</text:p>
          </table:table-cell>
          <table:table-cell office:value-type="percentage" office:value="0.0145377128953771" calcext:value-type="percentage">
            <text:p>1.45%</text:p>
          </table:table-cell>
          <table:table-cell office:value-type="percentage" office:value="0.0127121812607493" calcext:value-type="percentage">
            <text:p>1.27%</text:p>
          </table:table-cell>
          <table:table-cell office:value-type="percentage" office:value="0.0176956091119181" calcext:value-type="percentage">
            <text:p>1.77%</text:p>
          </table:table-cell>
        </table:table-row>
        <table:table-row table:style-name="ro1">
          <table:table-cell office:value-type="date" office:date-value="2022-05-27" calcext:value-type="date">
            <text:p>27/05/22</text:p>
          </table:table-cell>
          <table:table-cell office:value-type="percentage" office:value="0.0145527537322795" calcext:value-type="percentage">
            <text:p>1.46%</text:p>
          </table:table-cell>
          <table:table-cell office:value-type="percentage" office:value="0.0131529500187899" calcext:value-type="percentage">
            <text:p>1.32%</text:p>
          </table:table-cell>
          <table:table-cell office:value-type="percentage" office:value="0.0164596688034188" calcext:value-type="percentage">
            <text:p>1.65%</text:p>
          </table:table-cell>
          <table:table-cell office:value-type="percentage" office:value="0.0140884756269372" calcext:value-type="percentage">
            <text:p>1.41%</text:p>
          </table:table-cell>
          <table:table-cell office:value-type="percentage" office:value="0.013264186695921" calcext:value-type="percentage">
            <text:p>1.33%</text:p>
          </table:table-cell>
          <table:table-cell office:value-type="percentage" office:value="0.013395621095289" calcext:value-type="percentage">
            <text:p>1.34%</text:p>
          </table:table-cell>
          <table:table-cell office:value-type="percentage" office:value="0.0128672170047793" calcext:value-type="percentage">
            <text:p>1.29%</text:p>
          </table:table-cell>
          <table:table-cell office:value-type="percentage" office:value="0.0116999747027574" calcext:value-type="percentage">
            <text:p>1.17%</text:p>
          </table:table-cell>
          <table:table-cell office:value-type="percentage" office:value="0.0136836343732895" calcext:value-type="percentage">
            <text:p>1.37%</text:p>
          </table:table-cell>
          <table:table-cell office:value-type="percentage" office:value="0.0118285240714232" calcext:value-type="percentage">
            <text:p>1.18%</text:p>
          </table:table-cell>
          <table:table-cell office:value-type="percentage" office:value="0.0168210789145148" calcext:value-type="percentage">
            <text:p>1.68%</text:p>
          </table:table-cell>
        </table:table-row>
        <table:table-row table:style-name="ro1">
          <table:table-cell office:value-type="date" office:date-value="2022-05-28" calcext:value-type="date">
            <text:p>28/05/22</text:p>
          </table:table-cell>
          <table:table-cell office:value-type="percentage" office:value="0.0134630765129299" calcext:value-type="percentage">
            <text:p>1.35%</text:p>
          </table:table-cell>
          <table:table-cell office:value-type="percentage" office:value="0.0145084062353746" calcext:value-type="percentage">
            <text:p>1.45%</text:p>
          </table:table-cell>
          <table:table-cell office:value-type="percentage" office:value="0.016650622169929" calcext:value-type="percentage">
            <text:p>1.67%</text:p>
          </table:table-cell>
          <table:table-cell office:value-type="percentage" office:value="0.0161168850730532" calcext:value-type="percentage">
            <text:p>1.61%</text:p>
          </table:table-cell>
          <table:table-cell office:value-type="percentage" office:value="0.01280334279745" calcext:value-type="percentage">
            <text:p>1.28%</text:p>
          </table:table-cell>
          <table:table-cell office:value-type="percentage" office:value="0.0131670131670132" calcext:value-type="percentage">
            <text:p>1.32%</text:p>
          </table:table-cell>
          <table:table-cell office:value-type="percentage" office:value="0.0125768388327563" calcext:value-type="percentage">
            <text:p>1.26%</text:p>
          </table:table-cell>
          <table:table-cell office:value-type="percentage" office:value="0.0134847880961871" calcext:value-type="percentage">
            <text:p>1.35%</text:p>
          </table:table-cell>
          <table:table-cell office:value-type="percentage" office:value="0.0143621882752318" calcext:value-type="percentage">
            <text:p>1.44%</text:p>
          </table:table-cell>
          <table:table-cell office:value-type="percentage" office:value="0.00949114691338331" calcext:value-type="percentage">
            <text:p>0.95%</text:p>
          </table:table-cell>
          <table:table-cell office:value-type="percentage" office:value="0.0161425576519916" calcext:value-type="percentage">
            <text:p>1.61%</text:p>
          </table:table-cell>
        </table:table-row>
        <table:table-row table:style-name="ro1">
          <table:table-cell office:value-type="date" office:date-value="2022-05-29" calcext:value-type="date">
            <text:p>29/05/22</text:p>
          </table:table-cell>
          <table:table-cell office:value-type="percentage" office:value="0.0159536367780165" calcext:value-type="percentage">
            <text:p>1.60%</text:p>
          </table:table-cell>
          <table:table-cell office:value-type="percentage" office:value="0.0142205242491775" calcext:value-type="percentage">
            <text:p>1.42%</text:p>
          </table:table-cell>
          <table:table-cell office:value-type="percentage" office:value="0.0190845021282534" calcext:value-type="percentage">
            <text:p>1.91%</text:p>
          </table:table-cell>
          <table:table-cell office:value-type="percentage" office:value="0.0147697654213727" calcext:value-type="percentage">
            <text:p>1.48%</text:p>
          </table:table-cell>
          <table:table-cell office:value-type="percentage" office:value="0.0154083998969338" calcext:value-type="percentage">
            <text:p>1.54%</text:p>
          </table:table-cell>
          <table:table-cell office:value-type="percentage" office:value="0.0156484751517044" calcext:value-type="percentage">
            <text:p>1.56%</text:p>
          </table:table-cell>
          <table:table-cell office:value-type="percentage" office:value="0.0146577583856013" calcext:value-type="percentage">
            <text:p>1.47%</text:p>
          </table:table-cell>
          <table:table-cell office:value-type="percentage" office:value="0.0141432575115688" calcext:value-type="percentage">
            <text:p>1.41%</text:p>
          </table:table-cell>
          <table:table-cell office:value-type="percentage" office:value="0.0153519720419371" calcext:value-type="percentage">
            <text:p>1.54%</text:p>
          </table:table-cell>
          <table:table-cell office:value-type="percentage" office:value="0.0132182567451987" calcext:value-type="percentage">
            <text:p>1.32%</text:p>
          </table:table-cell>
          <table:table-cell office:value-type="percentage" office:value="0.0165295020225973" calcext:value-type="percentage">
            <text:p>1.65%</text:p>
          </table:table-cell>
        </table:table-row>
        <table:table-row table:style-name="ro1">
          <table:table-cell office:value-type="date" office:date-value="2022-05-30" calcext:value-type="date">
            <text:p>30/05/22</text:p>
          </table:table-cell>
          <table:table-cell office:value-type="percentage" office:value="0.0137099333544906" calcext:value-type="percentage">
            <text:p>1.37%</text:p>
          </table:table-cell>
          <table:table-cell office:value-type="percentage" office:value="0.0143917482663693" calcext:value-type="percentage">
            <text:p>1.44%</text:p>
          </table:table-cell>
          <table:table-cell office:value-type="percentage" office:value="0.0189731018502972" calcext:value-type="percentage">
            <text:p>1.90%</text:p>
          </table:table-cell>
          <table:table-cell office:value-type="percentage" office:value="0.0158640226628895" calcext:value-type="percentage">
            <text:p>1.59%</text:p>
          </table:table-cell>
          <table:table-cell office:value-type="percentage" office:value="0.0147860314897053" calcext:value-type="percentage">
            <text:p>1.48%</text:p>
          </table:table-cell>
          <table:table-cell office:value-type="percentage" office:value="0.0151064790428174" calcext:value-type="percentage">
            <text:p>1.51%</text:p>
          </table:table-cell>
          <table:table-cell office:value-type="percentage" office:value="0.0149835181300569" calcext:value-type="percentage">
            <text:p>1.50%</text:p>
          </table:table-cell>
          <table:table-cell office:value-type="percentage" office:value="0.0140951899374249" calcext:value-type="percentage">
            <text:p>1.41%</text:p>
          </table:table-cell>
          <table:table-cell office:value-type="percentage" office:value="0.0155539161441043" calcext:value-type="percentage">
            <text:p>1.56%</text:p>
          </table:table-cell>
          <table:table-cell office:value-type="percentage" office:value="0.0128321943811693" calcext:value-type="percentage">
            <text:p>1.28%</text:p>
          </table:table-cell>
          <table:table-cell office:value-type="percentage" office:value="0.0199496288441145" calcext:value-type="percentage">
            <text:p>1.99%</text:p>
          </table:table-cell>
        </table:table-row>
        <table:table-row table:style-name="ro1">
          <table:table-cell office:value-type="date" office:date-value="2022-05-31" calcext:value-type="date">
            <text:p>31/05/22</text:p>
          </table:table-cell>
          <table:table-cell office:value-type="percentage" office:value="0.0158953080114906" calcext:value-type="percentage">
            <text:p>1.59%</text:p>
          </table:table-cell>
          <table:table-cell office:value-type="percentage" office:value="0.013589797198411" calcext:value-type="percentage">
            <text:p>1.36%</text:p>
          </table:table-cell>
          <table:table-cell office:value-type="percentage" office:value="0.0193521822673621" calcext:value-type="percentage">
            <text:p>1.94%</text:p>
          </table:table-cell>
          <table:table-cell office:value-type="percentage" office:value="0.0148973098061903" calcext:value-type="percentage">
            <text:p>1.49%</text:p>
          </table:table-cell>
          <table:table-cell office:value-type="percentage" office:value="0.0149086653437134" calcext:value-type="percentage">
            <text:p>1.49%</text:p>
          </table:table-cell>
          <table:table-cell office:value-type="percentage" office:value="0.0160771084337349" calcext:value-type="percentage">
            <text:p>1.61%</text:p>
          </table:table-cell>
          <table:table-cell office:value-type="percentage" office:value="0.0153152243427917" calcext:value-type="percentage">
            <text:p>1.53%</text:p>
          </table:table-cell>
          <table:table-cell office:value-type="percentage" office:value="0.0140240778688525" calcext:value-type="percentage">
            <text:p>1.40%</text:p>
          </table:table-cell>
          <table:table-cell office:value-type="percentage" office:value="0.0164005446218591" calcext:value-type="percentage">
            <text:p>1.64%</text:p>
          </table:table-cell>
          <table:table-cell office:value-type="percentage" office:value="0.0132198753988756" calcext:value-type="percentage">
            <text:p>1.32%</text:p>
          </table:table-cell>
          <table:table-cell office:value-type="percentage" office:value="0.0193719412724307" calcext:value-type="percentage">
            <text:p>1.94%</text:p>
          </table:table-cell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percentage" office:value="0.0143388210302708" calcext:value-type="percentage">
            <text:p>1.43%</text:p>
          </table:table-cell>
          <table:table-cell office:value-type="percentage" office:value="0.0146160558464223" calcext:value-type="percentage">
            <text:p>1.46%</text:p>
          </table:table-cell>
          <table:table-cell office:value-type="percentage" office:value="0.0187256637168142" calcext:value-type="percentage">
            <text:p>1.87%</text:p>
          </table:table-cell>
          <table:table-cell office:value-type="percentage" office:value="0.0121311966451999" calcext:value-type="percentage">
            <text:p>1.21%</text:p>
          </table:table-cell>
          <table:table-cell office:value-type="percentage" office:value="0.0148663609046339" calcext:value-type="percentage">
            <text:p>1.49%</text:p>
          </table:table-cell>
          <table:table-cell office:value-type="percentage" office:value="0.0155332072090013" calcext:value-type="percentage">
            <text:p>1.55%</text:p>
          </table:table-cell>
          <table:table-cell office:value-type="percentage" office:value="0.0156883483165873" calcext:value-type="percentage">
            <text:p>1.57%</text:p>
          </table:table-cell>
          <table:table-cell office:value-type="percentage" office:value="0.0143468246133597" calcext:value-type="percentage">
            <text:p>1.43%</text:p>
          </table:table-cell>
          <table:table-cell office:value-type="percentage" office:value="0.0134365602405784" calcext:value-type="percentage">
            <text:p>1.34%</text:p>
          </table:table-cell>
          <table:table-cell office:value-type="percentage" office:value="0.011626055104316" calcext:value-type="percentage">
            <text:p>1.16%</text:p>
          </table:table-cell>
          <table:table-cell office:value-type="percentage" office:value="0.0192106182326231" calcext:value-type="percentage">
            <text:p>1.92%</text:p>
          </table:table-cell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percentage" office:value="0.0140034119988627" calcext:value-type="percentage">
            <text:p>1.40%</text:p>
          </table:table-cell>
          <table:table-cell office:value-type="percentage" office:value="0.0139241991629835" calcext:value-type="percentage">
            <text:p>1.39%</text:p>
          </table:table-cell>
          <table:table-cell office:value-type="percentage" office:value="0.0183721019059623" calcext:value-type="percentage">
            <text:p>1.84%</text:p>
          </table:table-cell>
          <table:table-cell office:value-type="percentage" office:value="0.0136291600633914" calcext:value-type="percentage">
            <text:p>1.36%</text:p>
          </table:table-cell>
          <table:table-cell office:value-type="percentage" office:value="0.0142566191446029" calcext:value-type="percentage">
            <text:p>1.43%</text:p>
          </table:table-cell>
          <table:table-cell office:value-type="percentage" office:value="0.0138077988493501" calcext:value-type="percentage">
            <text:p>1.38%</text:p>
          </table:table-cell>
          <table:table-cell office:value-type="percentage" office:value="0.0140513472102844" calcext:value-type="percentage">
            <text:p>1.41%</text:p>
          </table:table-cell>
          <table:table-cell office:value-type="percentage" office:value="0.0141004747396018" calcext:value-type="percentage">
            <text:p>1.41%</text:p>
          </table:table-cell>
          <table:table-cell office:value-type="percentage" office:value="0.014734100877193" calcext:value-type="percentage">
            <text:p>1.47%</text:p>
          </table:table-cell>
          <table:table-cell office:value-type="percentage" office:value="0.0127426160337553" calcext:value-type="percentage">
            <text:p>1.27%</text:p>
          </table:table-cell>
          <table:table-cell office:value-type="percentage" office:value="0.0172274166237208" calcext:value-type="percentage">
            <text:p>1.72%</text:p>
          </table:table-cell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percentage" office:value="0.0153466703206358" calcext:value-type="percentage">
            <text:p>1.53%</text:p>
          </table:table-cell>
          <table:table-cell office:value-type="percentage" office:value="0.0139668002289639" calcext:value-type="percentage">
            <text:p>1.40%</text:p>
          </table:table-cell>
          <table:table-cell office:value-type="percentage" office:value="0.0187507017478199" calcext:value-type="percentage">
            <text:p>1.88%</text:p>
          </table:table-cell>
          <table:table-cell office:value-type="percentage" office:value="0.0164447924823806" calcext:value-type="percentage">
            <text:p>1.64%</text:p>
          </table:table-cell>
          <table:table-cell office:value-type="percentage" office:value="0.0145819831497084" calcext:value-type="percentage">
            <text:p>1.46%</text:p>
          </table:table-cell>
          <table:table-cell office:value-type="percentage" office:value="0.0158484892777349" calcext:value-type="percentage">
            <text:p>1.58%</text:p>
          </table:table-cell>
          <table:table-cell office:value-type="percentage" office:value="0.0146962293049376" calcext:value-type="percentage">
            <text:p>1.47%</text:p>
          </table:table-cell>
          <table:table-cell office:value-type="percentage" office:value="0.0127833056937535" calcext:value-type="percentage">
            <text:p>1.28%</text:p>
          </table:table-cell>
          <table:table-cell office:value-type="percentage" office:value="0.0142398716405937" calcext:value-type="percentage">
            <text:p>1.42%</text:p>
          </table:table-cell>
          <table:table-cell office:value-type="percentage" office:value="0.011382382052128" calcext:value-type="percentage">
            <text:p>1.14%</text:p>
          </table:table-cell>
          <table:table-cell office:value-type="percentage" office:value="0.0194923267146702" calcext:value-type="percentage">
            <text:p>1.95%</text:p>
          </table:table-cell>
        </table:table-row>
        <table:table-row table:style-name="ro1">
          <table:table-cell office:value-type="date" office:date-value="2022-06-04" calcext:value-type="date">
            <text:p>04/06/22</text:p>
          </table:table-cell>
          <table:table-cell office:value-type="percentage" office:value="0.0163378331602631" calcext:value-type="percentage">
            <text:p>1.63%</text:p>
          </table:table-cell>
          <table:table-cell office:value-type="percentage" office:value="0.0169298943301898" calcext:value-type="percentage">
            <text:p>1.69%</text:p>
          </table:table-cell>
          <table:table-cell office:value-type="percentage" office:value="0.0195736146189273" calcext:value-type="percentage">
            <text:p>1.96%</text:p>
          </table:table-cell>
          <table:table-cell office:value-type="percentage" office:value="0.0134238787113076" calcext:value-type="percentage">
            <text:p>1.34%</text:p>
          </table:table-cell>
          <table:table-cell office:value-type="percentage" office:value="0.0157718120805369" calcext:value-type="percentage">
            <text:p>1.58%</text:p>
          </table:table-cell>
          <table:table-cell office:value-type="percentage" office:value="0.0171319928082829" calcext:value-type="percentage">
            <text:p>1.71%</text:p>
          </table:table-cell>
          <table:table-cell office:value-type="percentage" office:value="0.0160250639201988" calcext:value-type="percentage">
            <text:p>1.60%</text:p>
          </table:table-cell>
          <table:table-cell office:value-type="percentage" office:value="0.0145210834962301" calcext:value-type="percentage">
            <text:p>1.45%</text:p>
          </table:table-cell>
          <table:table-cell office:value-type="percentage" office:value="0.0147551978537894" calcext:value-type="percentage">
            <text:p>1.48%</text:p>
          </table:table-cell>
          <table:table-cell office:value-type="percentage" office:value="0.0148202734790797" calcext:value-type="percentage">
            <text:p>1.48%</text:p>
          </table:table-cell>
          <table:table-cell office:value-type="percentage" office:value="0.0162357648507233" calcext:value-type="percentage">
            <text:p>1.62%</text:p>
          </table:table-cell>
        </table:table-row>
        <table:table-row table:style-name="ro1">
          <table:table-cell office:value-type="date" office:date-value="2022-06-05" calcext:value-type="date">
            <text:p>05/06/22</text:p>
          </table:table-cell>
          <table:table-cell office:value-type="percentage" office:value="0.0171107804680103" calcext:value-type="percentage">
            <text:p>1.71%</text:p>
          </table:table-cell>
          <table:table-cell office:value-type="percentage" office:value="0.0169578811844767" calcext:value-type="percentage">
            <text:p>1.70%</text:p>
          </table:table-cell>
          <table:table-cell office:value-type="percentage" office:value="0.0204567951021007" calcext:value-type="percentage">
            <text:p>2.05%</text:p>
          </table:table-cell>
          <table:table-cell office:value-type="percentage" office:value="0.0136054421768707" calcext:value-type="percentage">
            <text:p>1.36%</text:p>
          </table:table-cell>
          <table:table-cell office:value-type="percentage" office:value="0.017368533561351" calcext:value-type="percentage">
            <text:p>1.74%</text:p>
          </table:table-cell>
          <table:table-cell office:value-type="percentage" office:value="0.0183094854156886" calcext:value-type="percentage">
            <text:p>1.83%</text:p>
          </table:table-cell>
          <table:table-cell office:value-type="percentage" office:value="0.0177048009994646" calcext:value-type="percentage">
            <text:p>1.77%</text:p>
          </table:table-cell>
          <table:table-cell office:value-type="percentage" office:value="0.0159103114930183" calcext:value-type="percentage">
            <text:p>1.59%</text:p>
          </table:table-cell>
          <table:table-cell office:value-type="percentage" office:value="0.0174317257408483" calcext:value-type="percentage">
            <text:p>1.74%</text:p>
          </table:table-cell>
          <table:table-cell office:value-type="percentage" office:value="0.014654067905189" calcext:value-type="percentage">
            <text:p>1.47%</text:p>
          </table:table-cell>
          <table:table-cell office:value-type="percentage" office:value="0.0208105944844648" calcext:value-type="percentage">
            <text:p>2.08%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percentage" office:value="0.0188026375922178" calcext:value-type="percentage">
            <text:p>1.88%</text:p>
          </table:table-cell>
          <table:table-cell office:value-type="percentage" office:value="0.0180844179190336" calcext:value-type="percentage">
            <text:p>1.81%</text:p>
          </table:table-cell>
          <table:table-cell office:value-type="percentage" office:value="0.0223131535690554" calcext:value-type="percentage">
            <text:p>2.23%</text:p>
          </table:table-cell>
          <table:table-cell office:value-type="percentage" office:value="0.017688679245283" calcext:value-type="percentage">
            <text:p>1.77%</text:p>
          </table:table-cell>
          <table:table-cell office:value-type="percentage" office:value="0.0181165161358475" calcext:value-type="percentage">
            <text:p>1.81%</text:p>
          </table:table-cell>
          <table:table-cell office:value-type="percentage" office:value="0.0195154383151802" calcext:value-type="percentage">
            <text:p>1.95%</text:p>
          </table:table-cell>
          <table:table-cell office:value-type="percentage" office:value="0.0174082584778219" calcext:value-type="percentage">
            <text:p>1.74%</text:p>
          </table:table-cell>
          <table:table-cell office:value-type="percentage" office:value="0.0185774946921444" calcext:value-type="percentage">
            <text:p>1.86%</text:p>
          </table:table-cell>
          <table:table-cell office:value-type="percentage" office:value="0.0176332038958559" calcext:value-type="percentage">
            <text:p>1.76%</text:p>
          </table:table-cell>
          <table:table-cell office:value-type="percentage" office:value="0.0170054575654512" calcext:value-type="percentage">
            <text:p>1.70%</text:p>
          </table:table-cell>
          <table:table-cell office:value-type="percentage" office:value="0.0227738878279935" calcext:value-type="percentage">
            <text:p>2.28%</text:p>
          </table:table-cell>
        </table:table-row>
        <table:table-row table:style-name="ro1">
          <table:table-cell office:value-type="date" office:date-value="2022-06-07" calcext:value-type="date">
            <text:p>07/06/22</text:p>
          </table:table-cell>
          <table:table-cell office:value-type="percentage" office:value="0.0182381048522781" calcext:value-type="percentage">
            <text:p>1.82%</text:p>
          </table:table-cell>
          <table:table-cell office:value-type="percentage" office:value="0.0184609760555657" calcext:value-type="percentage">
            <text:p>1.85%</text:p>
          </table:table-cell>
          <table:table-cell office:value-type="percentage" office:value="0.0247125630959058" calcext:value-type="percentage">
            <text:p>2.47%</text:p>
          </table:table-cell>
          <table:table-cell office:value-type="percentage" office:value="0.0181191973644804" calcext:value-type="percentage">
            <text:p>1.81%</text:p>
          </table:table-cell>
          <table:table-cell office:value-type="percentage" office:value="0.0169337606837607" calcext:value-type="percentage">
            <text:p>1.69%</text:p>
          </table:table-cell>
          <table:table-cell office:value-type="percentage" office:value="0.0187804588137406" calcext:value-type="percentage">
            <text:p>1.88%</text:p>
          </table:table-cell>
          <table:table-cell office:value-type="percentage" office:value="0.0187962058864556" calcext:value-type="percentage">
            <text:p>1.88%</text:p>
          </table:table-cell>
          <table:table-cell office:value-type="percentage" office:value="0.0190629614713384" calcext:value-type="percentage">
            <text:p>1.91%</text:p>
          </table:table-cell>
          <table:table-cell office:value-type="percentage" office:value="0.018371335504886" calcext:value-type="percentage">
            <text:p>1.84%</text:p>
          </table:table-cell>
          <table:table-cell office:value-type="percentage" office:value="0.0175298166973505" calcext:value-type="percentage">
            <text:p>1.75%</text:p>
          </table:table-cell>
          <table:table-cell office:value-type="percentage" office:value="0.0232721648034873" calcext:value-type="percentage">
            <text:p>2.33%</text:p>
          </table:table-cell>
        </table:table-row>
        <table:table-row table:style-name="ro1">
          <table:table-cell office:value-type="date" office:date-value="2022-06-08" calcext:value-type="date">
            <text:p>08/06/22</text:p>
          </table:table-cell>
          <table:table-cell office:value-type="percentage" office:value="0.0172436750998668" calcext:value-type="percentage">
            <text:p>1.72%</text:p>
          </table:table-cell>
          <table:table-cell office:value-type="percentage" office:value="0.018041331049313" calcext:value-type="percentage">
            <text:p>1.80%</text:p>
          </table:table-cell>
          <table:table-cell office:value-type="percentage" office:value="0.024339683333929" calcext:value-type="percentage">
            <text:p>2.43%</text:p>
          </table:table-cell>
          <table:table-cell office:value-type="percentage" office:value="0.0166344868557849" calcext:value-type="percentage">
            <text:p>1.66%</text:p>
          </table:table-cell>
          <table:table-cell office:value-type="percentage" office:value="0.0172760996290408" calcext:value-type="percentage">
            <text:p>1.73%</text:p>
          </table:table-cell>
          <table:table-cell office:value-type="percentage" office:value="0.0195949053246156" calcext:value-type="percentage">
            <text:p>1.96%</text:p>
          </table:table-cell>
          <table:table-cell office:value-type="percentage" office:value="0.0187284376540168" calcext:value-type="percentage">
            <text:p>1.87%</text:p>
          </table:table-cell>
          <table:table-cell office:value-type="percentage" office:value="0.0170378320364905" calcext:value-type="percentage">
            <text:p>1.70%</text:p>
          </table:table-cell>
          <table:table-cell office:value-type="percentage" office:value="0.0181994191674734" calcext:value-type="percentage">
            <text:p>1.82%</text:p>
          </table:table-cell>
          <table:table-cell office:value-type="percentage" office:value="0.0157185031516796" calcext:value-type="percentage">
            <text:p>1.57%</text:p>
          </table:table-cell>
          <table:table-cell office:value-type="percentage" office:value="0.0247344885410844" calcext:value-type="percentage">
            <text:p>2.47%</text:p>
          </table:table-cell>
        </table:table-row>
        <table:table-row table:style-name="ro1">
          <table:table-cell office:value-type="date" office:date-value="2022-06-09" calcext:value-type="date">
            <text:p>09/06/22</text:p>
          </table:table-cell>
          <table:table-cell office:value-type="percentage" office:value="0.0190009193993258" calcext:value-type="percentage">
            <text:p>1.90%</text:p>
          </table:table-cell>
          <table:table-cell office:value-type="percentage" office:value="0.0188775164373348" calcext:value-type="percentage">
            <text:p>1.89%</text:p>
          </table:table-cell>
          <table:table-cell office:value-type="percentage" office:value="0.0226431169512075" calcext:value-type="percentage">
            <text:p>2.26%</text:p>
          </table:table-cell>
          <table:table-cell office:value-type="percentage" office:value="0.0187663860907962" calcext:value-type="percentage">
            <text:p>1.88%</text:p>
          </table:table-cell>
          <table:table-cell office:value-type="percentage" office:value="0.0181006573138428" calcext:value-type="percentage">
            <text:p>1.81%</text:p>
          </table:table-cell>
          <table:table-cell office:value-type="percentage" office:value="0.0187074203645737" calcext:value-type="percentage">
            <text:p>1.87%</text:p>
          </table:table-cell>
          <table:table-cell office:value-type="percentage" office:value="0.0181613990052944" calcext:value-type="percentage">
            <text:p>1.82%</text:p>
          </table:table-cell>
          <table:table-cell office:value-type="percentage" office:value="0.0200085926471491" calcext:value-type="percentage">
            <text:p>2.00%</text:p>
          </table:table-cell>
          <table:table-cell office:value-type="percentage" office:value="0.0194355857753174" calcext:value-type="percentage">
            <text:p>1.94%</text:p>
          </table:table-cell>
          <table:table-cell office:value-type="percentage" office:value="0.0170653550935241" calcext:value-type="percentage">
            <text:p>1.71%</text:p>
          </table:table-cell>
          <table:table-cell office:value-type="percentage" office:value="0.0264131351807385" calcext:value-type="percentage">
            <text:p>2.64%</text:p>
          </table:table-cell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percentage" office:value="0.0172665692655067" calcext:value-type="percentage">
            <text:p>1.73%</text:p>
          </table:table-cell>
          <table:table-cell office:value-type="percentage" office:value="0.0175816159037024" calcext:value-type="percentage">
            <text:p>1.76%</text:p>
          </table:table-cell>
          <table:table-cell office:value-type="percentage" office:value="0.0210537527515444" calcext:value-type="percentage">
            <text:p>2.11%</text:p>
          </table:table-cell>
          <table:table-cell office:value-type="percentage" office:value="0.0167339010906918" calcext:value-type="percentage">
            <text:p>1.67%</text:p>
          </table:table-cell>
          <table:table-cell office:value-type="percentage" office:value="0.0158941101424623" calcext:value-type="percentage">
            <text:p>1.59%</text:p>
          </table:table-cell>
          <table:table-cell office:value-type="percentage" office:value="0.0166778909004476" calcext:value-type="percentage">
            <text:p>1.67%</text:p>
          </table:table-cell>
          <table:table-cell office:value-type="percentage" office:value="0.0180248882110298" calcext:value-type="percentage">
            <text:p>1.80%</text:p>
          </table:table-cell>
          <table:table-cell office:value-type="percentage" office:value="0.0162465735107308" calcext:value-type="percentage">
            <text:p>1.62%</text:p>
          </table:table-cell>
          <table:table-cell office:value-type="percentage" office:value="0.0162095571548985" calcext:value-type="percentage">
            <text:p>1.62%</text:p>
          </table:table-cell>
          <table:table-cell office:value-type="percentage" office:value="0.0158896596225198" calcext:value-type="percentage">
            <text:p>1.59%</text:p>
          </table:table-cell>
          <table:table-cell office:value-type="percentage" office:value="0.0236441450922613" calcext:value-type="percentage">
            <text:p>2.36%</text:p>
          </table:table-cell>
        </table:table-row>
        <table:table-row table:style-name="ro1">
          <table:table-cell office:value-type="date" office:date-value="2022-06-11" calcext:value-type="date">
            <text:p>11/06/22</text:p>
          </table:table-cell>
          <table:table-cell office:value-type="percentage" office:value="0.0176395579484273" calcext:value-type="percentage">
            <text:p>1.76%</text:p>
          </table:table-cell>
          <table:table-cell office:value-type="percentage" office:value="0.0179247861912758" calcext:value-type="percentage">
            <text:p>1.79%</text:p>
          </table:table-cell>
          <table:table-cell office:value-type="percentage" office:value="0.0206704549788338" calcext:value-type="percentage">
            <text:p>2.07%</text:p>
          </table:table-cell>
          <table:table-cell office:value-type="percentage" office:value="0.0188468295799393" calcext:value-type="percentage">
            <text:p>1.88%</text:p>
          </table:table-cell>
          <table:table-cell office:value-type="percentage" office:value="0.0160746402877698" calcext:value-type="percentage">
            <text:p>1.61%</text:p>
          </table:table-cell>
          <table:table-cell office:value-type="percentage" office:value="0.017075109001482" calcext:value-type="percentage">
            <text:p>1.71%</text:p>
          </table:table-cell>
          <table:table-cell office:value-type="percentage" office:value="0.0201194475550579" calcext:value-type="percentage">
            <text:p>2.01%</text:p>
          </table:table-cell>
          <table:table-cell office:value-type="percentage" office:value="0.0177535719337954" calcext:value-type="percentage">
            <text:p>1.78%</text:p>
          </table:table-cell>
          <table:table-cell office:value-type="percentage" office:value="0.0203550133644027" calcext:value-type="percentage">
            <text:p>2.04%</text:p>
          </table:table-cell>
          <table:table-cell office:value-type="percentage" office:value="0.0148519052872783" calcext:value-type="percentage">
            <text:p>1.49%</text:p>
          </table:table-cell>
          <table:table-cell office:value-type="percentage" office:value="0.0227773695811903" calcext:value-type="percentage">
            <text:p>2.28%</text:p>
          </table:table-cell>
        </table:table-row>
        <table:table-row table:style-name="ro1">
          <table:table-cell office:value-type="date" office:date-value="2022-06-12" calcext:value-type="date">
            <text:p>12/06/22</text:p>
          </table:table-cell>
          <table:table-cell office:value-type="percentage" office:value="0.0177022110271481" calcext:value-type="percentage">
            <text:p>1.77%</text:p>
          </table:table-cell>
          <table:table-cell office:value-type="percentage" office:value="0.0193895326819662" calcext:value-type="percentage">
            <text:p>1.94%</text:p>
          </table:table-cell>
          <table:table-cell office:value-type="percentage" office:value="0.0228169433484702" calcext:value-type="percentage">
            <text:p>2.28%</text:p>
          </table:table-cell>
          <table:table-cell office:value-type="percentage" office:value="0.0194250194250194" calcext:value-type="percentage">
            <text:p>1.94%</text:p>
          </table:table-cell>
          <table:table-cell office:value-type="percentage" office:value="0.0170142700329308" calcext:value-type="percentage">
            <text:p>1.70%</text:p>
          </table:table-cell>
          <table:table-cell office:value-type="percentage" office:value="0.0185388281942042" calcext:value-type="percentage">
            <text:p>1.85%</text:p>
          </table:table-cell>
          <table:table-cell office:value-type="percentage" office:value="0.0192957953543076" calcext:value-type="percentage">
            <text:p>1.93%</text:p>
          </table:table-cell>
          <table:table-cell office:value-type="percentage" office:value="0.0164461923489453" calcext:value-type="percentage">
            <text:p>1.64%</text:p>
          </table:table-cell>
          <table:table-cell office:value-type="percentage" office:value="0.016171240689794" calcext:value-type="percentage">
            <text:p>1.62%</text:p>
          </table:table-cell>
          <table:table-cell office:value-type="percentage" office:value="0.0162337662337662" calcext:value-type="percentage">
            <text:p>1.62%</text:p>
          </table:table-cell>
          <table:table-cell office:value-type="percentage" office:value="0.0234960354986543" calcext:value-type="percentage">
            <text:p>2.35%</text:p>
          </table:table-cell>
        </table:table-row>
        <table:table-row table:style-name="ro1">
          <table:table-cell office:value-type="date" office:date-value="2022-06-13" calcext:value-type="date">
            <text:p>13/06/22</text:p>
          </table:table-cell>
          <table:table-cell office:value-type="percentage" office:value="0.0177197802197802" calcext:value-type="percentage">
            <text:p>1.77%</text:p>
          </table:table-cell>
          <table:table-cell office:value-type="percentage" office:value="0.0182492692797722" calcext:value-type="percentage">
            <text:p>1.82%</text:p>
          </table:table-cell>
          <table:table-cell office:value-type="percentage" office:value="0.0226005176247585" calcext:value-type="percentage">
            <text:p>2.26%</text:p>
          </table:table-cell>
          <table:table-cell office:value-type="percentage" office:value="0.0198614318706697" calcext:value-type="percentage">
            <text:p>1.99%</text:p>
          </table:table-cell>
          <table:table-cell office:value-type="percentage" office:value="0.0193611367210803" calcext:value-type="percentage">
            <text:p>1.94%</text:p>
          </table:table-cell>
          <table:table-cell office:value-type="percentage" office:value="0.0192805755395683" calcext:value-type="percentage">
            <text:p>1.93%</text:p>
          </table:table-cell>
          <table:table-cell office:value-type="percentage" office:value="0.0192169281704333" calcext:value-type="percentage">
            <text:p>1.92%</text:p>
          </table:table-cell>
          <table:table-cell office:value-type="percentage" office:value="0.018919659994516" calcext:value-type="percentage">
            <text:p>1.89%</text:p>
          </table:table-cell>
          <table:table-cell office:value-type="percentage" office:value="0.0196130753835891" calcext:value-type="percentage">
            <text:p>1.96%</text:p>
          </table:table-cell>
          <table:table-cell office:value-type="percentage" office:value="0.0165617754223253" calcext:value-type="percentage">
            <text:p>1.66%</text:p>
          </table:table-cell>
          <table:table-cell office:value-type="percentage" office:value="0.0241693996862969" calcext:value-type="percentage">
            <text:p>2.42%</text:p>
          </table:table-cell>
        </table:table-row>
        <table:table-row table:style-name="ro1">
          <table:table-cell office:value-type="date" office:date-value="2022-06-14" calcext:value-type="date">
            <text:p>14/06/22</text:p>
          </table:table-cell>
          <table:table-cell office:value-type="percentage" office:value="0.0208596713021492" calcext:value-type="percentage">
            <text:p>2.09%</text:p>
          </table:table-cell>
          <table:table-cell office:value-type="percentage" office:value="0.0210447200300639" calcext:value-type="percentage">
            <text:p>2.10%</text:p>
          </table:table-cell>
          <table:table-cell office:value-type="percentage" office:value="0.025233334563028" calcext:value-type="percentage">
            <text:p>2.52%</text:p>
          </table:table-cell>
          <table:table-cell office:value-type="percentage" office:value="0.0179575265459088" calcext:value-type="percentage">
            <text:p>1.80%</text:p>
          </table:table-cell>
          <table:table-cell office:value-type="percentage" office:value="0.019455467372134" calcext:value-type="percentage">
            <text:p>1.95%</text:p>
          </table:table-cell>
          <table:table-cell office:value-type="percentage" office:value="0.020535509318196" calcext:value-type="percentage">
            <text:p>2.05%</text:p>
          </table:table-cell>
          <table:table-cell office:value-type="percentage" office:value="0.0175200674412638" calcext:value-type="percentage">
            <text:p>1.75%</text:p>
          </table:table-cell>
          <table:table-cell office:value-type="percentage" office:value="0.0198698663681522" calcext:value-type="percentage">
            <text:p>1.99%</text:p>
          </table:table-cell>
          <table:table-cell office:value-type="percentage" office:value="0.0190642411223736" calcext:value-type="percentage">
            <text:p>1.91%</text:p>
          </table:table-cell>
          <table:table-cell office:value-type="percentage" office:value="0.018085464333782" calcext:value-type="percentage">
            <text:p>1.81%</text:p>
          </table:table-cell>
          <table:table-cell office:value-type="percentage" office:value="0.0268747290853923" calcext:value-type="percentage">
            <text:p>2.69%</text:p>
          </table:table-cell>
        </table:table-row>
        <table:table-row table:style-name="ro1">
          <table:table-cell office:value-type="date" office:date-value="2022-06-15" calcext:value-type="date">
            <text:p>15/06/22</text:p>
          </table:table-cell>
          <table:table-cell office:value-type="percentage" office:value="0.0196587797514569" calcext:value-type="percentage">
            <text:p>1.97%</text:p>
          </table:table-cell>
          <table:table-cell office:value-type="percentage" office:value="0.0198953679306526" calcext:value-type="percentage">
            <text:p>1.99%</text:p>
          </table:table-cell>
          <table:table-cell office:value-type="percentage" office:value="0.0231357694592989" calcext:value-type="percentage">
            <text:p>2.31%</text:p>
          </table:table-cell>
          <table:table-cell office:value-type="percentage" office:value="0.016602809706258" calcext:value-type="percentage">
            <text:p>1.66%</text:p>
          </table:table-cell>
          <table:table-cell office:value-type="percentage" office:value="0.0199462124607799" calcext:value-type="percentage">
            <text:p>1.99%</text:p>
          </table:table-cell>
          <table:table-cell office:value-type="percentage" office:value="0.0199810904506776" calcext:value-type="percentage">
            <text:p>2.00%</text:p>
          </table:table-cell>
          <table:table-cell office:value-type="percentage" office:value="0.0191951382198177" calcext:value-type="percentage">
            <text:p>1.92%</text:p>
          </table:table-cell>
          <table:table-cell office:value-type="percentage" office:value="0.0189090397863068" calcext:value-type="percentage">
            <text:p>1.89%</text:p>
          </table:table-cell>
          <table:table-cell office:value-type="percentage" office:value="0.0214604045251971" calcext:value-type="percentage">
            <text:p>2.15%</text:p>
          </table:table-cell>
          <table:table-cell office:value-type="percentage" office:value="0.0186695820368346" calcext:value-type="percentage">
            <text:p>1.87%</text:p>
          </table:table-cell>
          <table:table-cell office:value-type="percentage" office:value="0.0268007930097658" calcext:value-type="percentage">
            <text:p>2.68%</text:p>
          </table:table-cell>
        </table:table-row>
        <table:table-row table:style-name="ro1">
          <table:table-cell office:value-type="date" office:date-value="2022-06-16" calcext:value-type="date">
            <text:p>16/06/22</text:p>
          </table:table-cell>
          <table:table-cell office:value-type="percentage" office:value="0.0179812307471882" calcext:value-type="percentage">
            <text:p>1.80%</text:p>
          </table:table-cell>
          <table:table-cell office:value-type="percentage" office:value="0.0169173651777854" calcext:value-type="percentage">
            <text:p>1.69%</text:p>
          </table:table-cell>
          <table:table-cell office:value-type="percentage" office:value="0.0218706549922964" calcext:value-type="percentage">
            <text:p>2.19%</text:p>
          </table:table-cell>
          <table:table-cell office:value-type="percentage" office:value="0.0204114176367406" calcext:value-type="percentage">
            <text:p>2.04%</text:p>
          </table:table-cell>
          <table:table-cell office:value-type="percentage" office:value="0.0178034813176844" calcext:value-type="percentage">
            <text:p>1.78%</text:p>
          </table:table-cell>
          <table:table-cell office:value-type="percentage" office:value="0.0193703578663066" calcext:value-type="percentage">
            <text:p>1.94%</text:p>
          </table:table-cell>
          <table:table-cell office:value-type="percentage" office:value="0.0170264856443356" calcext:value-type="percentage">
            <text:p>1.70%</text:p>
          </table:table-cell>
          <table:table-cell office:value-type="percentage" office:value="0.0181467457312281" calcext:value-type="percentage">
            <text:p>1.81%</text:p>
          </table:table-cell>
          <table:table-cell office:value-type="percentage" office:value="0.0177144841959014" calcext:value-type="percentage">
            <text:p>1.77%</text:p>
          </table:table-cell>
          <table:table-cell office:value-type="percentage" office:value="0.0174038543170048" calcext:value-type="percentage">
            <text:p>1.74%</text:p>
          </table:table-cell>
          <table:table-cell office:value-type="percentage" office:value="0.0261322762974382" calcext:value-type="percentage">
            <text:p>2.61%</text:p>
          </table:table-cell>
        </table:table-row>
        <table:table-row table:style-name="ro1">
          <table:table-cell office:value-type="date" office:date-value="2022-06-17" calcext:value-type="date">
            <text:p>17/06/22</text:p>
          </table:table-cell>
          <table:table-cell office:value-type="percentage" office:value="0.0182271270914916" calcext:value-type="percentage">
            <text:p>1.82%</text:p>
          </table:table-cell>
          <table:table-cell office:value-type="percentage" office:value="0.0161947948024235" calcext:value-type="percentage">
            <text:p>1.62%</text:p>
          </table:table-cell>
          <table:table-cell office:value-type="percentage" office:value="0.0210604101237761" calcext:value-type="percentage">
            <text:p>2.11%</text:p>
          </table:table-cell>
          <table:table-cell office:value-type="percentage" office:value="0.01885310290652" calcext:value-type="percentage">
            <text:p>1.89%</text:p>
          </table:table-cell>
          <table:table-cell office:value-type="percentage" office:value="0.0191647280381079" calcext:value-type="percentage">
            <text:p>1.92%</text:p>
          </table:table-cell>
          <table:table-cell office:value-type="percentage" office:value="0.0187219847805692" calcext:value-type="percentage">
            <text:p>1.87%</text:p>
          </table:table-cell>
          <table:table-cell office:value-type="percentage" office:value="0.0179731325656924" calcext:value-type="percentage">
            <text:p>1.80%</text:p>
          </table:table-cell>
          <table:table-cell office:value-type="percentage" office:value="0.0182978126752664" calcext:value-type="percentage">
            <text:p>1.83%</text:p>
          </table:table-cell>
          <table:table-cell office:value-type="percentage" office:value="0.0201916495550992" calcext:value-type="percentage">
            <text:p>2.02%</text:p>
          </table:table-cell>
          <table:table-cell office:value-type="percentage" office:value="0.015607862988273" calcext:value-type="percentage">
            <text:p>1.56%</text:p>
          </table:table-cell>
          <table:table-cell office:value-type="percentage" office:value="0.0247152374811949" calcext:value-type="percentage">
            <text:p>2.47%</text:p>
          </table:table-cell>
        </table:table-row>
        <table:table-row table:style-name="ro1">
          <table:table-cell office:value-type="date" office:date-value="2022-06-18" calcext:value-type="date">
            <text:p>18/06/22</text:p>
          </table:table-cell>
          <table:table-cell office:value-type="percentage" office:value="0.0187903282989435" calcext:value-type="percentage">
            <text:p>1.88%</text:p>
          </table:table-cell>
          <table:table-cell office:value-type="percentage" office:value="0.0192623913554146" calcext:value-type="percentage">
            <text:p>1.93%</text:p>
          </table:table-cell>
          <table:table-cell office:value-type="percentage" office:value="0.0238659833244091" calcext:value-type="percentage">
            <text:p>2.39%</text:p>
          </table:table-cell>
          <table:table-cell office:value-type="percentage" office:value="0.0200488997555012" calcext:value-type="percentage">
            <text:p>2.00%</text:p>
          </table:table-cell>
          <table:table-cell office:value-type="percentage" office:value="0.0194494995450409" calcext:value-type="percentage">
            <text:p>1.94%</text:p>
          </table:table-cell>
          <table:table-cell office:value-type="percentage" office:value="0.0190302118051822" calcext:value-type="percentage">
            <text:p>1.90%</text:p>
          </table:table-cell>
          <table:table-cell office:value-type="percentage" office:value="0.0182746374667061" calcext:value-type="percentage">
            <text:p>1.83%</text:p>
          </table:table-cell>
          <table:table-cell office:value-type="percentage" office:value="0.0205464792751659" calcext:value-type="percentage">
            <text:p>2.05%</text:p>
          </table:table-cell>
          <table:table-cell office:value-type="percentage" office:value="0.0183583034395442" calcext:value-type="percentage">
            <text:p>1.84%</text:p>
          </table:table-cell>
          <table:table-cell office:value-type="percentage" office:value="0.0163571306866587" calcext:value-type="percentage">
            <text:p>1.64%</text:p>
          </table:table-cell>
          <table:table-cell office:value-type="percentage" office:value="0.0276923076923077" calcext:value-type="percentage">
            <text:p>2.77%</text:p>
          </table:table-cell>
        </table:table-row>
        <table:table-row table:style-name="ro1">
          <table:table-cell office:value-type="date" office:date-value="2022-06-19" calcext:value-type="date">
            <text:p>19/06/22</text:p>
          </table:table-cell>
          <table:table-cell office:value-type="percentage" office:value="0.0189310369368728" calcext:value-type="percentage">
            <text:p>1.89%</text:p>
          </table:table-cell>
          <table:table-cell office:value-type="percentage" office:value="0.0197904086641474" calcext:value-type="percentage">
            <text:p>1.98%</text:p>
          </table:table-cell>
          <table:table-cell office:value-type="percentage" office:value="0.0258855585831063" calcext:value-type="percentage">
            <text:p>2.59%</text:p>
          </table:table-cell>
          <table:table-cell office:value-type="percentage" office:value="0.0226724553786782" calcext:value-type="percentage">
            <text:p>2.27%</text:p>
          </table:table-cell>
          <table:table-cell office:value-type="percentage" office:value="0.0210022522522523" calcext:value-type="percentage">
            <text:p>2.10%</text:p>
          </table:table-cell>
          <table:table-cell office:value-type="percentage" office:value="0.0198842558243063" calcext:value-type="percentage">
            <text:p>1.99%</text:p>
          </table:table-cell>
          <table:table-cell office:value-type="percentage" office:value="0.0204292733385053" calcext:value-type="percentage">
            <text:p>2.04%</text:p>
          </table:table-cell>
          <table:table-cell office:value-type="percentage" office:value="0.0204256534780746" calcext:value-type="percentage">
            <text:p>2.04%</text:p>
          </table:table-cell>
          <table:table-cell office:value-type="percentage" office:value="0.0200082792879812" calcext:value-type="percentage">
            <text:p>2.00%</text:p>
          </table:table-cell>
          <table:table-cell office:value-type="percentage" office:value="0.0193050193050193" calcext:value-type="percentage">
            <text:p>1.93%</text:p>
          </table:table-cell>
          <table:table-cell office:value-type="percentage" office:value="0.0286303083830132" calcext:value-type="percentage">
            <text:p>2.86%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percentage" office:value="0.0209663982227159" calcext:value-type="percentage">
            <text:p>2.10%</text:p>
          </table:table-cell>
          <table:table-cell office:value-type="percentage" office:value="0.0216401339806556" calcext:value-type="percentage">
            <text:p>2.16%</text:p>
          </table:table-cell>
          <table:table-cell office:value-type="percentage" office:value="0.024881913192249" calcext:value-type="percentage">
            <text:p>2.49%</text:p>
          </table:table-cell>
          <table:table-cell office:value-type="percentage" office:value="0.0193558622877995" calcext:value-type="percentage">
            <text:p>1.94%</text:p>
          </table:table-cell>
          <table:table-cell office:value-type="percentage" office:value="0.0204547987961208" calcext:value-type="percentage">
            <text:p>2.05%</text:p>
          </table:table-cell>
          <table:table-cell office:value-type="percentage" office:value="0.0222175950026028" calcext:value-type="percentage">
            <text:p>2.22%</text:p>
          </table:table-cell>
          <table:table-cell office:value-type="percentage" office:value="0.0191476898293915" calcext:value-type="percentage">
            <text:p>1.91%</text:p>
          </table:table-cell>
          <table:table-cell office:value-type="percentage" office:value="0.0212155160341689" calcext:value-type="percentage">
            <text:p>2.12%</text:p>
          </table:table-cell>
          <table:table-cell office:value-type="percentage" office:value="0.0216728750423298" calcext:value-type="percentage">
            <text:p>2.17%</text:p>
          </table:table-cell>
          <table:table-cell office:value-type="percentage" office:value="0.0174297389708948" calcext:value-type="percentage">
            <text:p>1.74%</text:p>
          </table:table-cell>
          <table:table-cell office:value-type="percentage" office:value="0.0269055043875553" calcext:value-type="percentage">
            <text:p>2.69%</text:p>
          </table:table-cell>
        </table:table-row>
        <table:table-row table:style-name="ro1">
          <table:table-cell office:value-type="date" office:date-value="2022-06-21" calcext:value-type="date">
            <text:p>21/06/22</text:p>
          </table:table-cell>
          <table:table-cell office:value-type="percentage" office:value="0.0214450201496834" calcext:value-type="percentage">
            <text:p>2.14%</text:p>
          </table:table-cell>
          <table:table-cell office:value-type="percentage" office:value="0.0209943026613596" calcext:value-type="percentage">
            <text:p>2.10%</text:p>
          </table:table-cell>
          <table:table-cell office:value-type="percentage" office:value="0.0258163917177107" calcext:value-type="percentage">
            <text:p>2.58%</text:p>
          </table:table-cell>
          <table:table-cell office:value-type="percentage" office:value="0.0248170537702832" calcext:value-type="percentage">
            <text:p>2.48%</text:p>
          </table:table-cell>
          <table:table-cell office:value-type="percentage" office:value="0.0217676220867286" calcext:value-type="percentage">
            <text:p>2.18%</text:p>
          </table:table-cell>
          <table:table-cell office:value-type="percentage" office:value="0.0228589688964636" calcext:value-type="percentage">
            <text:p>2.29%</text:p>
          </table:table-cell>
          <table:table-cell office:value-type="percentage" office:value="0.0225209828719" calcext:value-type="percentage">
            <text:p>2.25%</text:p>
          </table:table-cell>
          <table:table-cell office:value-type="percentage" office:value="0.0224270576281028" calcext:value-type="percentage">
            <text:p>2.24%</text:p>
          </table:table-cell>
          <table:table-cell office:value-type="percentage" office:value="0.0209122807017544" calcext:value-type="percentage">
            <text:p>2.09%</text:p>
          </table:table-cell>
          <table:table-cell office:value-type="percentage" office:value="0.0222549359196398" calcext:value-type="percentage">
            <text:p>2.23%</text:p>
          </table:table-cell>
          <table:table-cell office:value-type="percentage" office:value="0.0310941625110003" calcext:value-type="percentage">
            <text:p>3.11%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office:value-type="percentage" office:value="0.0185503509525856" calcext:value-type="percentage">
            <text:p>1.86%</text:p>
          </table:table-cell>
          <table:table-cell office:value-type="percentage" office:value="0.0215726668480585" calcext:value-type="percentage">
            <text:p>2.16%</text:p>
          </table:table-cell>
          <table:table-cell office:value-type="percentage" office:value="0.0278008926545124" calcext:value-type="percentage">
            <text:p>2.78%</text:p>
          </table:table-cell>
          <table:table-cell office:value-type="percentage" office:value="0.0220860873770756" calcext:value-type="percentage">
            <text:p>2.21%</text:p>
          </table:table-cell>
          <table:table-cell office:value-type="percentage" office:value="0.0218291092589443" calcext:value-type="percentage">
            <text:p>2.18%</text:p>
          </table:table-cell>
          <table:table-cell office:value-type="percentage" office:value="0.022358586716494" calcext:value-type="percentage">
            <text:p>2.24%</text:p>
          </table:table-cell>
          <table:table-cell office:value-type="percentage" office:value="0.0231049097933311" calcext:value-type="percentage">
            <text:p>2.31%</text:p>
          </table:table-cell>
          <table:table-cell office:value-type="percentage" office:value="0.0223499820337765" calcext:value-type="percentage">
            <text:p>2.23%</text:p>
          </table:table-cell>
          <table:table-cell office:value-type="percentage" office:value="0.0196459562651857" calcext:value-type="percentage">
            <text:p>1.96%</text:p>
          </table:table-cell>
          <table:table-cell office:value-type="percentage" office:value="0.017910447761194" calcext:value-type="percentage">
            <text:p>1.79%</text:p>
          </table:table-cell>
          <table:table-cell office:value-type="percentage" office:value="0.0275402232207566" calcext:value-type="percentage">
            <text:p>2.75%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office:value-type="percentage" office:value="0.0203016655943956" calcext:value-type="percentage">
            <text:p>2.03%</text:p>
          </table:table-cell>
          <table:table-cell office:value-type="percentage" office:value="0.0215710530385032" calcext:value-type="percentage">
            <text:p>2.16%</text:p>
          </table:table-cell>
          <table:table-cell office:value-type="percentage" office:value="0.0265342425140824" calcext:value-type="percentage">
            <text:p>2.65%</text:p>
          </table:table-cell>
          <table:table-cell office:value-type="percentage" office:value="0.0199485199485199" calcext:value-type="percentage">
            <text:p>1.99%</text:p>
          </table:table-cell>
          <table:table-cell office:value-type="percentage" office:value="0.0206869633099141" calcext:value-type="percentage">
            <text:p>2.07%</text:p>
          </table:table-cell>
          <table:table-cell office:value-type="percentage" office:value="0.0228783689664633" calcext:value-type="percentage">
            <text:p>2.29%</text:p>
          </table:table-cell>
          <table:table-cell office:value-type="percentage" office:value="0.0232446592628122" calcext:value-type="percentage">
            <text:p>2.32%</text:p>
          </table:table-cell>
          <table:table-cell office:value-type="percentage" office:value="0.0212086820825649" calcext:value-type="percentage">
            <text:p>2.12%</text:p>
          </table:table-cell>
          <table:table-cell office:value-type="percentage" office:value="0.0209814341914556" calcext:value-type="percentage">
            <text:p>2.10%</text:p>
          </table:table-cell>
          <table:table-cell office:value-type="percentage" office:value="0.0204798628963153" calcext:value-type="percentage">
            <text:p>2.05%</text:p>
          </table:table-cell>
          <table:table-cell office:value-type="percentage" office:value="0.0250869533042256" calcext:value-type="percentage">
            <text:p>2.51%</text:p>
          </table:table-cell>
        </table:table-row>
        <table:table-row table:style-name="ro1">
          <table:table-cell office:value-type="date" office:date-value="2022-06-24" calcext:value-type="date">
            <text:p>24/06/22</text:p>
          </table:table-cell>
          <table:table-cell office:value-type="percentage" office:value="0.0239489089941458" calcext:value-type="percentage">
            <text:p>2.39%</text:p>
          </table:table-cell>
          <table:table-cell office:value-type="percentage" office:value="0.0242252828332514" calcext:value-type="percentage">
            <text:p>2.42%</text:p>
          </table:table-cell>
          <table:table-cell office:value-type="percentage" office:value="0.0278227766078082" calcext:value-type="percentage">
            <text:p>2.78%</text:p>
          </table:table-cell>
          <table:table-cell office:value-type="percentage" office:value="0.0229073372373407" calcext:value-type="percentage">
            <text:p>2.29%</text:p>
          </table:table-cell>
          <table:table-cell office:value-type="percentage" office:value="0.0267532152390197" calcext:value-type="percentage">
            <text:p>2.68%</text:p>
          </table:table-cell>
          <table:table-cell office:value-type="percentage" office:value="0.0260700127662434" calcext:value-type="percentage">
            <text:p>2.61%</text:p>
          </table:table-cell>
          <table:table-cell office:value-type="percentage" office:value="0.0273416139364112" calcext:value-type="percentage">
            <text:p>2.73%</text:p>
          </table:table-cell>
          <table:table-cell office:value-type="percentage" office:value="0.0243828332700342" calcext:value-type="percentage">
            <text:p>2.44%</text:p>
          </table:table-cell>
          <table:table-cell office:value-type="percentage" office:value="0.0229093359287265" calcext:value-type="percentage">
            <text:p>2.29%</text:p>
          </table:table-cell>
          <table:table-cell office:value-type="percentage" office:value="0.0231005233712326" calcext:value-type="percentage">
            <text:p>2.31%</text:p>
          </table:table-cell>
          <table:table-cell office:value-type="percentage" office:value="0.0311571508873364" calcext:value-type="percentage">
            <text:p>3.12%</text:p>
          </table:table-cell>
        </table:table-row>
        <table:table-row table:style-name="ro1">
          <table:table-cell office:value-type="date" office:date-value="2022-06-25" calcext:value-type="date">
            <text:p>25/06/22</text:p>
          </table:table-cell>
          <table:table-cell office:value-type="percentage" office:value="0.0225425950196592" calcext:value-type="percentage">
            <text:p>2.25%</text:p>
          </table:table-cell>
          <table:table-cell office:value-type="percentage" office:value="0.0213251009261458" calcext:value-type="percentage">
            <text:p>2.13%</text:p>
          </table:table-cell>
          <table:table-cell office:value-type="percentage" office:value="0.0272660280029477" calcext:value-type="percentage">
            <text:p>2.73%</text:p>
          </table:table-cell>
          <table:table-cell office:value-type="percentage" office:value="0.0217814080124465" calcext:value-type="percentage">
            <text:p>2.18%</text:p>
          </table:table-cell>
          <table:table-cell office:value-type="percentage" office:value="0.022946017575673" calcext:value-type="percentage">
            <text:p>2.29%</text:p>
          </table:table-cell>
          <table:table-cell office:value-type="percentage" office:value="0.0237697974690043" calcext:value-type="percentage">
            <text:p>2.38%</text:p>
          </table:table-cell>
          <table:table-cell office:value-type="percentage" office:value="0.0257094564540521" calcext:value-type="percentage">
            <text:p>2.57%</text:p>
          </table:table-cell>
          <table:table-cell office:value-type="percentage" office:value="0.023268065677408" calcext:value-type="percentage">
            <text:p>2.33%</text:p>
          </table:table-cell>
          <table:table-cell office:value-type="percentage" office:value="0.0201009323411171" calcext:value-type="percentage">
            <text:p>2.01%</text:p>
          </table:table-cell>
          <table:table-cell office:value-type="percentage" office:value="0.0231628574356872" calcext:value-type="percentage">
            <text:p>2.32%</text:p>
          </table:table-cell>
          <table:table-cell office:value-type="percentage" office:value="0.0277929155313352" calcext:value-type="percentage">
            <text:p>2.78%</text:p>
          </table:table-cell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percentage" office:value="0.0236114837671049" calcext:value-type="percentage">
            <text:p>2.36%</text:p>
          </table:table-cell>
          <table:table-cell office:value-type="percentage" office:value="0.02383578725241" calcext:value-type="percentage">
            <text:p>2.38%</text:p>
          </table:table-cell>
          <table:table-cell office:value-type="percentage" office:value="0.0298556739930195" calcext:value-type="percentage">
            <text:p>2.99%</text:p>
          </table:table-cell>
          <table:table-cell office:value-type="percentage" office:value="0.024950884086444" calcext:value-type="percentage">
            <text:p>2.50%</text:p>
          </table:table-cell>
          <table:table-cell office:value-type="percentage" office:value="0.0237782539572821" calcext:value-type="percentage">
            <text:p>2.38%</text:p>
          </table:table-cell>
          <table:table-cell office:value-type="percentage" office:value="0.0239444342898922" calcext:value-type="percentage">
            <text:p>2.39%</text:p>
          </table:table-cell>
          <table:table-cell office:value-type="percentage" office:value="0.0264238773274918" calcext:value-type="percentage">
            <text:p>2.64%</text:p>
          </table:table-cell>
          <table:table-cell office:value-type="percentage" office:value="0.024761735102877" calcext:value-type="percentage">
            <text:p>2.48%</text:p>
          </table:table-cell>
          <table:table-cell office:value-type="percentage" office:value="0.0271462504241602" calcext:value-type="percentage">
            <text:p>2.71%</text:p>
          </table:table-cell>
          <table:table-cell office:value-type="percentage" office:value="0.0244304710854551" calcext:value-type="percentage">
            <text:p>2.44%</text:p>
          </table:table-cell>
          <table:table-cell office:value-type="percentage" office:value="0.0303685680814635" calcext:value-type="percentage">
            <text:p>3.04%</text:p>
          </table:table-cell>
        </table:table-row>
        <table:table-row table:style-name="ro1">
          <table:table-cell office:value-type="date" office:date-value="2022-06-27" calcext:value-type="date">
            <text:p>27/06/22</text:p>
          </table:table-cell>
          <table:table-cell office:value-type="percentage" office:value="0.0271766910887715" calcext:value-type="percentage">
            <text:p>2.72%</text:p>
          </table:table-cell>
          <table:table-cell office:value-type="percentage" office:value="0.0264242535262869" calcext:value-type="percentage">
            <text:p>2.64%</text:p>
          </table:table-cell>
          <table:table-cell office:value-type="percentage" office:value="0.0332037359789069" calcext:value-type="percentage">
            <text:p>3.32%</text:p>
          </table:table-cell>
          <table:table-cell office:value-type="percentage" office:value="0.0286095746709899" calcext:value-type="percentage">
            <text:p>2.86%</text:p>
          </table:table-cell>
          <table:table-cell office:value-type="percentage" office:value="0.0266015200868621" calcext:value-type="percentage">
            <text:p>2.66%</text:p>
          </table:table-cell>
          <table:table-cell office:value-type="percentage" office:value="0.0282426516572858" calcext:value-type="percentage">
            <text:p>2.82%</text:p>
          </table:table-cell>
          <table:table-cell office:value-type="percentage" office:value="0.0291684997800264" calcext:value-type="percentage">
            <text:p>2.92%</text:p>
          </table:table-cell>
          <table:table-cell office:value-type="percentage" office:value="0.0279025570145128" calcext:value-type="percentage">
            <text:p>2.79%</text:p>
          </table:table-cell>
          <table:table-cell office:value-type="percentage" office:value="0.0255540853456831" calcext:value-type="percentage">
            <text:p>2.56%</text:p>
          </table:table-cell>
          <table:table-cell office:value-type="percentage" office:value="0.0260133091349062" calcext:value-type="percentage">
            <text:p>2.60%</text:p>
          </table:table-cell>
          <table:table-cell office:value-type="percentage" office:value="0.0322494193317849" calcext:value-type="percentage">
            <text:p>3.22%</text:p>
          </table:table-cell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percentage" office:value="0.0282823040996367" calcext:value-type="percentage">
            <text:p>2.83%</text:p>
          </table:table-cell>
          <table:table-cell office:value-type="percentage" office:value="0.026797385620915" calcext:value-type="percentage">
            <text:p>2.68%</text:p>
          </table:table-cell>
          <table:table-cell office:value-type="percentage" office:value="0.0365542388331814" calcext:value-type="percentage">
            <text:p>3.66%</text:p>
          </table:table-cell>
          <table:table-cell office:value-type="percentage" office:value="0.0291522823168393" calcext:value-type="percentage">
            <text:p>2.92%</text:p>
          </table:table-cell>
          <table:table-cell office:value-type="percentage" office:value="0.0264423076923077" calcext:value-type="percentage">
            <text:p>2.64%</text:p>
          </table:table-cell>
          <table:table-cell office:value-type="percentage" office:value="0.0281754725633056" calcext:value-type="percentage">
            <text:p>2.82%</text:p>
          </table:table-cell>
          <table:table-cell office:value-type="percentage" office:value="0.0307515574603455" calcext:value-type="percentage">
            <text:p>3.08%</text:p>
          </table:table-cell>
          <table:table-cell office:value-type="percentage" office:value="0.0293761880076032" calcext:value-type="percentage">
            <text:p>2.94%</text:p>
          </table:table-cell>
          <table:table-cell office:value-type="percentage" office:value="0.0295017854106444" calcext:value-type="percentage">
            <text:p>2.95%</text:p>
          </table:table-cell>
          <table:table-cell office:value-type="percentage" office:value="0.0310683503708158" calcext:value-type="percentage">
            <text:p>3.11%</text:p>
          </table:table-cell>
          <table:table-cell office:value-type="percentage" office:value="0.033499773036768" calcext:value-type="percentage">
            <text:p>3.35%</text:p>
          </table:table-cell>
        </table:table-row>
        <table:table-row table:style-name="ro1">
          <table:table-cell office:value-type="date" office:date-value="2022-06-29" calcext:value-type="date">
            <text:p>29/06/22</text:p>
          </table:table-cell>
          <table:table-cell office:value-type="percentage" office:value="0.0308863417621839" calcext:value-type="percentage">
            <text:p>3.09%</text:p>
          </table:table-cell>
          <table:table-cell office:value-type="percentage" office:value="0.0280143329145144" calcext:value-type="percentage">
            <text:p>2.80%</text:p>
          </table:table-cell>
          <table:table-cell office:value-type="percentage" office:value="0.0369696694102133" calcext:value-type="percentage">
            <text:p>3.70%</text:p>
          </table:table-cell>
          <table:table-cell office:value-type="percentage" office:value="0.0290901991409606" calcext:value-type="percentage">
            <text:p>2.91%</text:p>
          </table:table-cell>
          <table:table-cell office:value-type="percentage" office:value="0.0260006842285323" calcext:value-type="percentage">
            <text:p>2.60%</text:p>
          </table:table-cell>
          <table:table-cell office:value-type="percentage" office:value="0.030484416830833" calcext:value-type="percentage">
            <text:p>3.05%</text:p>
          </table:table-cell>
          <table:table-cell office:value-type="percentage" office:value="0.0301223581757508" calcext:value-type="percentage">
            <text:p>3.01%</text:p>
          </table:table-cell>
          <table:table-cell office:value-type="percentage" office:value="0.0277994961341326" calcext:value-type="percentage">
            <text:p>2.78%</text:p>
          </table:table-cell>
          <table:table-cell office:value-type="percentage" office:value="0.0260781500548569" calcext:value-type="percentage">
            <text:p>2.61%</text:p>
          </table:table-cell>
          <table:table-cell office:value-type="percentage" office:value="0.0288921222199127" calcext:value-type="percentage">
            <text:p>2.89%</text:p>
          </table:table-cell>
          <table:table-cell office:value-type="percentage" office:value="0.033867108411559" calcext:value-type="percentage">
            <text:p>3.39%</text:p>
          </table:table-cell>
        </table:table-row>
        <table:table-row table:style-name="ro1">
          <table:table-cell office:value-type="date" office:date-value="2022-06-30" calcext:value-type="date">
            <text:p>30/06/22</text:p>
          </table:table-cell>
          <table:table-cell office:value-type="percentage" office:value="0.028960223307746" calcext:value-type="percentage">
            <text:p>2.90%</text:p>
          </table:table-cell>
          <table:table-cell office:value-type="percentage" office:value="0.0273959924105697" calcext:value-type="percentage">
            <text:p>2.74%</text:p>
          </table:table-cell>
          <table:table-cell office:value-type="percentage" office:value="0.034664008337487" calcext:value-type="percentage">
            <text:p>3.47%</text:p>
          </table:table-cell>
          <table:table-cell office:value-type="percentage" office:value="0.0243384199343249" calcext:value-type="percentage">
            <text:p>2.43%</text:p>
          </table:table-cell>
          <table:table-cell office:value-type="percentage" office:value="0.0266270143163428" calcext:value-type="percentage">
            <text:p>2.66%</text:p>
          </table:table-cell>
          <table:table-cell office:value-type="percentage" office:value="0.0285160087664055" calcext:value-type="percentage">
            <text:p>2.85%</text:p>
          </table:table-cell>
          <table:table-cell office:value-type="percentage" office:value="0.0313716814159292" calcext:value-type="percentage">
            <text:p>3.14%</text:p>
          </table:table-cell>
          <table:table-cell office:value-type="percentage" office:value="0.0260394063015363" calcext:value-type="percentage">
            <text:p>2.60%</text:p>
          </table:table-cell>
          <table:table-cell office:value-type="percentage" office:value="0.0251946095254039" calcext:value-type="percentage">
            <text:p>2.52%</text:p>
          </table:table-cell>
          <table:table-cell office:value-type="percentage" office:value="0.0256277235941067" calcext:value-type="percentage">
            <text:p>2.56%</text:p>
          </table:table-cell>
          <table:table-cell office:value-type="percentage" office:value="0.0303940303940304" calcext:value-type="percentage">
            <text:p>3.04%</text:p>
          </table:table-cell>
        </table:table-row>
        <table:table-row table:style-name="ro1">
          <table:table-cell office:value-type="date" office:date-value="2022-07-01" calcext:value-type="date">
            <text:p>01/07/22</text:p>
          </table:table-cell>
          <table:table-cell office:value-type="percentage" office:value="0.0310111188325226" calcext:value-type="percentage">
            <text:p>3.10%</text:p>
          </table:table-cell>
          <table:table-cell office:value-type="percentage" office:value="0.0310026999348292" calcext:value-type="percentage">
            <text:p>3.10%</text:p>
          </table:table-cell>
          <table:table-cell office:value-type="percentage" office:value="0.0415328025329422" calcext:value-type="percentage">
            <text:p>4.15%</text:p>
          </table:table-cell>
          <table:table-cell office:value-type="percentage" office:value="0.0266460706700135" calcext:value-type="percentage">
            <text:p>2.66%</text:p>
          </table:table-cell>
          <table:table-cell office:value-type="percentage" office:value="0.0311342751337265" calcext:value-type="percentage">
            <text:p>3.11%</text:p>
          </table:table-cell>
          <table:table-cell office:value-type="percentage" office:value="0.0309432622314657" calcext:value-type="percentage">
            <text:p>3.09%</text:p>
          </table:table-cell>
          <table:table-cell office:value-type="percentage" office:value="0.034526967285588" calcext:value-type="percentage">
            <text:p>3.45%</text:p>
          </table:table-cell>
          <table:table-cell office:value-type="percentage" office:value="0.0319686411149826" calcext:value-type="percentage">
            <text:p>3.20%</text:p>
          </table:table-cell>
          <table:table-cell office:value-type="percentage" office:value="0.0299898339545917" calcext:value-type="percentage">
            <text:p>3.00%</text:p>
          </table:table-cell>
          <table:table-cell office:value-type="percentage" office:value="0.0291060291060291" calcext:value-type="percentage">
            <text:p>2.91%</text:p>
          </table:table-cell>
          <table:table-cell office:value-type="percentage" office:value="0.0377410216576807" calcext:value-type="percentage">
            <text:p>3.77%</text:p>
          </table:table-cell>
        </table:table-row>
        <table:table-row table:style-name="ro1">
          <table:table-cell office:value-type="date" office:date-value="2022-07-02" calcext:value-type="date">
            <text:p>02/07/22</text:p>
          </table:table-cell>
          <table:table-cell office:value-type="percentage" office:value="0.0278749228553795" calcext:value-type="percentage">
            <text:p>2.79%</text:p>
          </table:table-cell>
          <table:table-cell office:value-type="percentage" office:value="0.0314673547229078" calcext:value-type="percentage">
            <text:p>3.15%</text:p>
          </table:table-cell>
          <table:table-cell office:value-type="percentage" office:value="0.0381836945304438" calcext:value-type="percentage">
            <text:p>3.82%</text:p>
          </table:table-cell>
          <table:table-cell office:value-type="percentage" office:value="0.0293772032902468" calcext:value-type="percentage">
            <text:p>2.94%</text:p>
          </table:table-cell>
          <table:table-cell office:value-type="percentage" office:value="0.0290554849639983" calcext:value-type="percentage">
            <text:p>2.91%</text:p>
          </table:table-cell>
          <table:table-cell office:value-type="percentage" office:value="0.0309358563381158" calcext:value-type="percentage">
            <text:p>3.09%</text:p>
          </table:table-cell>
          <table:table-cell office:value-type="percentage" office:value="0.0342700479780672" calcext:value-type="percentage">
            <text:p>3.43%</text:p>
          </table:table-cell>
          <table:table-cell office:value-type="percentage" office:value="0.0308076602830974" calcext:value-type="percentage">
            <text:p>3.08%</text:p>
          </table:table-cell>
          <table:table-cell office:value-type="percentage" office:value="0.0313938030473464" calcext:value-type="percentage">
            <text:p>3.14%</text:p>
          </table:table-cell>
          <table:table-cell office:value-type="percentage" office:value="0.0272007912957468" calcext:value-type="percentage">
            <text:p>2.72%</text:p>
          </table:table-cell>
          <table:table-cell office:value-type="percentage" office:value="0.0339231376084751" calcext:value-type="percentage">
            <text:p>3.39%</text:p>
          </table:table-cell>
        </table:table-row>
        <table:table-row table:style-name="ro1">
          <table:table-cell office:value-type="date" office:date-value="2022-07-03" calcext:value-type="date">
            <text:p>03/07/22</text:p>
          </table:table-cell>
          <table:table-cell office:value-type="percentage" office:value="0.0317427599711429" calcext:value-type="percentage">
            <text:p>3.17%</text:p>
          </table:table-cell>
          <table:table-cell office:value-type="percentage" office:value="0.0317026966792957" calcext:value-type="percentage">
            <text:p>3.17%</text:p>
          </table:table-cell>
          <table:table-cell office:value-type="percentage" office:value="0.0389777429817694" calcext:value-type="percentage">
            <text:p>3.90%</text:p>
          </table:table-cell>
          <table:table-cell office:value-type="percentage" office:value="0.0322434150772025" calcext:value-type="percentage">
            <text:p>3.22%</text:p>
          </table:table-cell>
          <table:table-cell office:value-type="percentage" office:value="0.0309800664451827" calcext:value-type="percentage">
            <text:p>3.10%</text:p>
          </table:table-cell>
          <table:table-cell office:value-type="percentage" office:value="0.0329297820823245" calcext:value-type="percentage">
            <text:p>3.29%</text:p>
          </table:table-cell>
          <table:table-cell office:value-type="percentage" office:value="0.0321896378002864" calcext:value-type="percentage">
            <text:p>3.22%</text:p>
          </table:table-cell>
          <table:table-cell office:value-type="percentage" office:value="0.0304783552019837" calcext:value-type="percentage">
            <text:p>3.05%</text:p>
          </table:table-cell>
          <table:table-cell office:value-type="percentage" office:value="0.0285917785917786" calcext:value-type="percentage">
            <text:p>2.86%</text:p>
          </table:table-cell>
          <table:table-cell office:value-type="percentage" office:value="0.0343300110741971" calcext:value-type="percentage">
            <text:p>3.43%</text:p>
          </table:table-cell>
          <table:table-cell office:value-type="percentage" office:value="0.0336839749328559" calcext:value-type="percentage">
            <text:p>3.37%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percentage" office:value="0.0343623521942703" calcext:value-type="percentage">
            <text:p>3.44%</text:p>
          </table:table-cell>
          <table:table-cell office:value-type="percentage" office:value="0.0369790564840279" calcext:value-type="percentage">
            <text:p>3.70%</text:p>
          </table:table-cell>
          <table:table-cell office:value-type="percentage" office:value="0.044251696582741" calcext:value-type="percentage">
            <text:p>4.43%</text:p>
          </table:table-cell>
          <table:table-cell office:value-type="percentage" office:value="0.0336613153806318" calcext:value-type="percentage">
            <text:p>3.37%</text:p>
          </table:table-cell>
          <table:table-cell office:value-type="percentage" office:value="0.0375407717397994" calcext:value-type="percentage">
            <text:p>3.75%</text:p>
          </table:table-cell>
          <table:table-cell office:value-type="percentage" office:value="0.0366528195359299" calcext:value-type="percentage">
            <text:p>3.67%</text:p>
          </table:table-cell>
          <table:table-cell office:value-type="percentage" office:value="0.0377426891162491" calcext:value-type="percentage">
            <text:p>3.77%</text:p>
          </table:table-cell>
          <table:table-cell office:value-type="percentage" office:value="0.0370341186667717" calcext:value-type="percentage">
            <text:p>3.70%</text:p>
          </table:table-cell>
          <table:table-cell office:value-type="percentage" office:value="0.0368121733784199" calcext:value-type="percentage">
            <text:p>3.68%</text:p>
          </table:table-cell>
          <table:table-cell office:value-type="percentage" office:value="0.0337397221434647" calcext:value-type="percentage">
            <text:p>3.37%</text:p>
          </table:table-cell>
          <table:table-cell office:value-type="percentage" office:value="0.0378369328645572" calcext:value-type="percentage">
            <text:p>3.78%</text:p>
          </table:table-cell>
        </table:table-row>
        <table:table-row table:style-name="ro1">
          <table:table-cell office:value-type="date" office:date-value="2022-07-05" calcext:value-type="date">
            <text:p>05/07/22</text:p>
          </table:table-cell>
          <table:table-cell office:value-type="percentage" office:value="0.0307610511924654" calcext:value-type="percentage">
            <text:p>3.08%</text:p>
          </table:table-cell>
          <table:table-cell office:value-type="percentage" office:value="0.0333833002471337" calcext:value-type="percentage">
            <text:p>3.34%</text:p>
          </table:table-cell>
          <table:table-cell office:value-type="percentage" office:value="0.0413407384230288" calcext:value-type="percentage">
            <text:p>4.13%</text:p>
          </table:table-cell>
          <table:table-cell office:value-type="percentage" office:value="0.0335138794854435" calcext:value-type="percentage">
            <text:p>3.35%</text:p>
          </table:table-cell>
          <table:table-cell office:value-type="percentage" office:value="0.0337674583063233" calcext:value-type="percentage">
            <text:p>3.38%</text:p>
          </table:table-cell>
          <table:table-cell office:value-type="percentage" office:value="0.0327158583491755" calcext:value-type="percentage">
            <text:p>3.27%</text:p>
          </table:table-cell>
          <table:table-cell office:value-type="percentage" office:value="0.0351250048301712" calcext:value-type="percentage">
            <text:p>3.51%</text:p>
          </table:table-cell>
          <table:table-cell office:value-type="percentage" office:value="0.0342903897649509" calcext:value-type="percentage">
            <text:p>3.43%</text:p>
          </table:table-cell>
          <table:table-cell office:value-type="percentage" office:value="0.0329420396184886" calcext:value-type="percentage">
            <text:p>3.29%</text:p>
          </table:table-cell>
          <table:table-cell office:value-type="percentage" office:value="0.0324692797560319" calcext:value-type="percentage">
            <text:p>3.25%</text:p>
          </table:table-cell>
          <table:table-cell office:value-type="percentage" office:value="0.0362773487773488" calcext:value-type="percentage">
            <text:p>3.63%</text:p>
          </table:table-cell>
        </table:table-row>
        <table:table-row table:style-name="ro1">
          <table:table-cell office:value-type="date" office:date-value="2022-07-06" calcext:value-type="date">
            <text:p>06/07/22</text:p>
          </table:table-cell>
          <table:table-cell office:value-type="percentage" office:value="0.0324875503912734" calcext:value-type="percentage">
            <text:p>3.25%</text:p>
          </table:table-cell>
          <table:table-cell office:value-type="percentage" office:value="0.0331889117906869" calcext:value-type="percentage">
            <text:p>3.32%</text:p>
          </table:table-cell>
          <table:table-cell office:value-type="percentage" office:value="0.0416546969261706" calcext:value-type="percentage">
            <text:p>4.17%</text:p>
          </table:table-cell>
          <table:table-cell office:value-type="percentage" office:value="0.0290362078012944" calcext:value-type="percentage">
            <text:p>2.90%</text:p>
          </table:table-cell>
          <table:table-cell office:value-type="percentage" office:value="0.0349547787826937" calcext:value-type="percentage">
            <text:p>3.50%</text:p>
          </table:table-cell>
          <table:table-cell office:value-type="percentage" office:value="0.0318503655527111" calcext:value-type="percentage">
            <text:p>3.19%</text:p>
          </table:table-cell>
          <table:table-cell office:value-type="percentage" office:value="0.0334367320630061" calcext:value-type="percentage">
            <text:p>3.34%</text:p>
          </table:table-cell>
          <table:table-cell office:value-type="percentage" office:value="0.0289694475225582" calcext:value-type="percentage">
            <text:p>2.90%</text:p>
          </table:table-cell>
          <table:table-cell office:value-type="percentage" office:value="0.0328150695171177" calcext:value-type="percentage">
            <text:p>3.28%</text:p>
          </table:table-cell>
          <table:table-cell office:value-type="percentage" office:value="0.0317027281279398" calcext:value-type="percentage">
            <text:p>3.17%</text:p>
          </table:table-cell>
          <table:table-cell office:value-type="percentage" office:value="0.0367714500125073" calcext:value-type="percentage">
            <text:p>3.68%</text:p>
          </table:table-cell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percentage" office:value="0.026624147137348" calcext:value-type="percentage">
            <text:p>2.66%</text:p>
          </table:table-cell>
          <table:table-cell office:value-type="percentage" office:value="0.0287065993104001" calcext:value-type="percentage">
            <text:p>2.87%</text:p>
          </table:table-cell>
          <table:table-cell office:value-type="percentage" office:value="0.0364579209880453" calcext:value-type="percentage">
            <text:p>3.65%</text:p>
          </table:table-cell>
          <table:table-cell office:value-type="percentage" office:value="0.0244849712934819" calcext:value-type="percentage">
            <text:p>2.45%</text:p>
          </table:table-cell>
          <table:table-cell office:value-type="percentage" office:value="0.0298411586078019" calcext:value-type="percentage">
            <text:p>2.98%</text:p>
          </table:table-cell>
          <table:table-cell office:value-type="percentage" office:value="0.0290323289598031" calcext:value-type="percentage">
            <text:p>2.90%</text:p>
          </table:table-cell>
          <table:table-cell office:value-type="percentage" office:value="0.0328039472669802" calcext:value-type="percentage">
            <text:p>3.28%</text:p>
          </table:table-cell>
          <table:table-cell office:value-type="percentage" office:value="0.0262449528936743" calcext:value-type="percentage">
            <text:p>2.62%</text:p>
          </table:table-cell>
          <table:table-cell office:value-type="percentage" office:value="0.0304739579517984" calcext:value-type="percentage">
            <text:p>3.05%</text:p>
          </table:table-cell>
          <table:table-cell office:value-type="percentage" office:value="0.0273199570046578" calcext:value-type="percentage">
            <text:p>2.73%</text:p>
          </table:table-cell>
          <table:table-cell office:value-type="percentage" office:value="0.0294497337421333" calcext:value-type="percentage">
            <text:p>2.94%</text:p>
          </table:table-cell>
        </table:table-row>
        <table:table-row table:style-name="ro1">
          <table:table-cell office:value-type="date" office:date-value="2022-07-08" calcext:value-type="date">
            <text:p>08/07/22</text:p>
          </table:table-cell>
          <table:table-cell office:value-type="percentage" office:value="0.0250262146102761" calcext:value-type="percentage">
            <text:p>2.50%</text:p>
          </table:table-cell>
          <table:table-cell office:value-type="percentage" office:value="0.027128862094951" calcext:value-type="percentage">
            <text:p>2.71%</text:p>
          </table:table-cell>
          <table:table-cell office:value-type="percentage" office:value="0.0312568226475511" calcext:value-type="percentage">
            <text:p>3.13%</text:p>
          </table:table-cell>
          <table:table-cell office:value-type="percentage" office:value="0.0242126918816268" calcext:value-type="percentage">
            <text:p>2.42%</text:p>
          </table:table-cell>
          <table:table-cell office:value-type="percentage" office:value="0.0283726789724489" calcext:value-type="percentage">
            <text:p>2.84%</text:p>
          </table:table-cell>
          <table:table-cell office:value-type="percentage" office:value="0.0270286986640277" calcext:value-type="percentage">
            <text:p>2.70%</text:p>
          </table:table-cell>
          <table:table-cell office:value-type="percentage" office:value="0.0285087719298246" calcext:value-type="percentage">
            <text:p>2.85%</text:p>
          </table:table-cell>
          <table:table-cell office:value-type="percentage" office:value="0.0251594365407527" calcext:value-type="percentage">
            <text:p>2.52%</text:p>
          </table:table-cell>
          <table:table-cell office:value-type="percentage" office:value="0.0242050308495491" calcext:value-type="percentage">
            <text:p>2.42%</text:p>
          </table:table-cell>
          <table:table-cell office:value-type="percentage" office:value="0.0228451882845188" calcext:value-type="percentage">
            <text:p>2.28%</text:p>
          </table:table-cell>
          <table:table-cell office:value-type="percentage" office:value="0.0300375469336671" calcext:value-type="percentage">
            <text:p>3.00%</text:p>
          </table:table-cell>
        </table:table-row>
        <table:table-row table:style-name="ro1">
          <table:table-cell office:value-type="date" office:date-value="2022-07-09" calcext:value-type="date">
            <text:p>09/07/22</text:p>
          </table:table-cell>
          <table:table-cell office:value-type="percentage" office:value="0.0226176354290233" calcext:value-type="percentage">
            <text:p>2.26%</text:p>
          </table:table-cell>
          <table:table-cell office:value-type="percentage" office:value="0.024161756602094" calcext:value-type="percentage">
            <text:p>2.42%</text:p>
          </table:table-cell>
          <table:table-cell office:value-type="percentage" office:value="0.031608600190563" calcext:value-type="percentage">
            <text:p>3.16%</text:p>
          </table:table-cell>
          <table:table-cell office:value-type="percentage" office:value="0.023239184840901" calcext:value-type="percentage">
            <text:p>2.32%</text:p>
          </table:table-cell>
          <table:table-cell office:value-type="percentage" office:value="0.0278864666790883" calcext:value-type="percentage">
            <text:p>2.79%</text:p>
          </table:table-cell>
          <table:table-cell office:value-type="percentage" office:value="0.0253578637217827" calcext:value-type="percentage">
            <text:p>2.54%</text:p>
          </table:table-cell>
          <table:table-cell office:value-type="percentage" office:value="0.0244884676402392" calcext:value-type="percentage">
            <text:p>2.45%</text:p>
          </table:table-cell>
          <table:table-cell office:value-type="percentage" office:value="0.0258288054177494" calcext:value-type="percentage">
            <text:p>2.58%</text:p>
          </table:table-cell>
          <table:table-cell office:value-type="percentage" office:value="0.0234147090434516" calcext:value-type="percentage">
            <text:p>2.34%</text:p>
          </table:table-cell>
          <table:table-cell office:value-type="percentage" office:value="0.0226454424862611" calcext:value-type="percentage">
            <text:p>2.26%</text:p>
          </table:table-cell>
          <table:table-cell office:value-type="percentage" office:value="0.02636899747262" calcext:value-type="percentage">
            <text:p>2.64%</text:p>
          </table:table-cell>
        </table:table-row>
        <table:table-row table:style-name="ro1">
          <table:table-cell office:value-type="date" office:date-value="2022-07-10" calcext:value-type="date">
            <text:p>10/07/22</text:p>
          </table:table-cell>
          <table:table-cell office:value-type="percentage" office:value="0.0231007382710169" calcext:value-type="percentage">
            <text:p>2.31%</text:p>
          </table:table-cell>
          <table:table-cell office:value-type="percentage" office:value="0.0232966468245471" calcext:value-type="percentage">
            <text:p>2.33%</text:p>
          </table:table-cell>
          <table:table-cell office:value-type="percentage" office:value="0.0286412265184062" calcext:value-type="percentage">
            <text:p>2.86%</text:p>
          </table:table-cell>
          <table:table-cell office:value-type="percentage" office:value="0.0225604297224709" calcext:value-type="percentage">
            <text:p>2.26%</text:p>
          </table:table-cell>
          <table:table-cell office:value-type="percentage" office:value="0.0242489135227058" calcext:value-type="percentage">
            <text:p>2.42%</text:p>
          </table:table-cell>
          <table:table-cell office:value-type="percentage" office:value="0.0246565029173725" calcext:value-type="percentage">
            <text:p>2.47%</text:p>
          </table:table-cell>
          <table:table-cell office:value-type="percentage" office:value="0.0239262035168636" calcext:value-type="percentage">
            <text:p>2.39%</text:p>
          </table:table-cell>
          <table:table-cell office:value-type="percentage" office:value="0.0242472266244057" calcext:value-type="percentage">
            <text:p>2.42%</text:p>
          </table:table-cell>
          <table:table-cell office:value-type="percentage" office:value="0.0237298685131876" calcext:value-type="percentage">
            <text:p>2.37%</text:p>
          </table:table-cell>
          <table:table-cell office:value-type="percentage" office:value="0.0208352974450834" calcext:value-type="percentage">
            <text:p>2.08%</text:p>
          </table:table-cell>
          <table:table-cell office:value-type="percentage" office:value="0.025939331265081" calcext:value-type="percentage">
            <text:p>2.59%</text:p>
          </table:table-cell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percentage" office:value="0.0249118683901293" calcext:value-type="percentage">
            <text:p>2.49%</text:p>
          </table:table-cell>
          <table:table-cell office:value-type="percentage" office:value="0.0259778535640605" calcext:value-type="percentage">
            <text:p>2.60%</text:p>
          </table:table-cell>
          <table:table-cell office:value-type="percentage" office:value="0.0296556513214329" calcext:value-type="percentage">
            <text:p>2.97%</text:p>
          </table:table-cell>
          <table:table-cell office:value-type="percentage" office:value="0.0250308478759034" calcext:value-type="percentage">
            <text:p>2.50%</text:p>
          </table:table-cell>
          <table:table-cell office:value-type="percentage" office:value="0.0262883755132055" calcext:value-type="percentage">
            <text:p>2.63%</text:p>
          </table:table-cell>
          <table:table-cell office:value-type="percentage" office:value="0.0255540531249284" calcext:value-type="percentage">
            <text:p>2.56%</text:p>
          </table:table-cell>
          <table:table-cell office:value-type="percentage" office:value="0.0257927780221538" calcext:value-type="percentage">
            <text:p>2.58%</text:p>
          </table:table-cell>
          <table:table-cell office:value-type="percentage" office:value="0.0251113500230379" calcext:value-type="percentage">
            <text:p>2.51%</text:p>
          </table:table-cell>
          <table:table-cell office:value-type="percentage" office:value="0.0242433368468604" calcext:value-type="percentage">
            <text:p>2.42%</text:p>
          </table:table-cell>
          <table:table-cell office:value-type="percentage" office:value="0.0207690148751052" calcext:value-type="percentage">
            <text:p>2.08%</text:p>
          </table:table-cell>
          <table:table-cell office:value-type="percentage" office:value="0.0222938035093668" calcext:value-type="percentage">
            <text:p>2.23%</text:p>
          </table:table-cell>
        </table:table-row>
        <table:table-row table:style-name="ro1">
          <table:table-cell office:value-type="date" office:date-value="2022-07-12" calcext:value-type="date">
            <text:p>12/07/22</text:p>
          </table:table-cell>
          <table:table-cell office:value-type="percentage" office:value="0.0251339426410337" calcext:value-type="percentage">
            <text:p>2.51%</text:p>
          </table:table-cell>
          <table:table-cell office:value-type="percentage" office:value="0.0244701676738446" calcext:value-type="percentage">
            <text:p>2.45%</text:p>
          </table:table-cell>
          <table:table-cell office:value-type="percentage" office:value="0.0294868626966477" calcext:value-type="percentage">
            <text:p>2.95%</text:p>
          </table:table-cell>
          <table:table-cell office:value-type="percentage" office:value="0.0275496235455168" calcext:value-type="percentage">
            <text:p>2.75%</text:p>
          </table:table-cell>
          <table:table-cell office:value-type="percentage" office:value="0.0257948781393047" calcext:value-type="percentage">
            <text:p>2.58%</text:p>
          </table:table-cell>
          <table:table-cell office:value-type="percentage" office:value="0.025483324436605" calcext:value-type="percentage">
            <text:p>2.55%</text:p>
          </table:table-cell>
          <table:table-cell office:value-type="percentage" office:value="0.0258579023682939" calcext:value-type="percentage">
            <text:p>2.59%</text:p>
          </table:table-cell>
          <table:table-cell office:value-type="percentage" office:value="0.0269058295964126" calcext:value-type="percentage">
            <text:p>2.69%</text:p>
          </table:table-cell>
          <table:table-cell office:value-type="percentage" office:value="0.0258744973063207" calcext:value-type="percentage">
            <text:p>2.59%</text:p>
          </table:table-cell>
          <table:table-cell office:value-type="percentage" office:value="0.0218799887313363" calcext:value-type="percentage">
            <text:p>2.19%</text:p>
          </table:table-cell>
          <table:table-cell office:value-type="percentage" office:value="0.0276191288040235" calcext:value-type="percentage">
            <text:p>2.76%</text:p>
          </table:table-cell>
        </table:table-row>
        <table:table-row table:style-name="ro1">
          <table:table-cell office:value-type="date" office:date-value="2022-07-13" calcext:value-type="date">
            <text:p>13/07/22</text:p>
          </table:table-cell>
          <table:table-cell office:value-type="percentage" office:value="0.0209407216494845" calcext:value-type="percentage">
            <text:p>2.09%</text:p>
          </table:table-cell>
          <table:table-cell office:value-type="percentage" office:value="0.0232308945180232" calcext:value-type="percentage">
            <text:p>2.32%</text:p>
          </table:table-cell>
          <table:table-cell office:value-type="percentage" office:value="0.0254332846105659" calcext:value-type="percentage">
            <text:p>2.54%</text:p>
          </table:table-cell>
          <table:table-cell office:value-type="percentage" office:value="0.023585742152864" calcext:value-type="percentage">
            <text:p>2.36%</text:p>
          </table:table-cell>
          <table:table-cell office:value-type="percentage" office:value="0.0247309797998867" calcext:value-type="percentage">
            <text:p>2.47%</text:p>
          </table:table-cell>
          <table:table-cell office:value-type="percentage" office:value="0.0226638200032846" calcext:value-type="percentage">
            <text:p>2.27%</text:p>
          </table:table-cell>
          <table:table-cell office:value-type="percentage" office:value="0.0223954060705496" calcext:value-type="percentage">
            <text:p>2.24%</text:p>
          </table:table-cell>
          <table:table-cell office:value-type="percentage" office:value="0.0246045694200351" calcext:value-type="percentage">
            <text:p>2.46%</text:p>
          </table:table-cell>
          <table:table-cell office:value-type="percentage" office:value="0.0265912086208233" calcext:value-type="percentage">
            <text:p>2.66%</text:p>
          </table:table-cell>
          <table:table-cell office:value-type="percentage" office:value="0.0207428847081524" calcext:value-type="percentage">
            <text:p>2.07%</text:p>
          </table:table-cell>
          <table:table-cell office:value-type="percentage" office:value="0.0231067633665036" calcext:value-type="percentage">
            <text:p>2.31%</text:p>
          </table:table-cell>
        </table:table-row>
        <table:table-row table:style-name="ro1">
          <table:table-cell office:value-type="date" office:date-value="2022-07-14" calcext:value-type="date">
            <text:p>14/07/22</text:p>
          </table:table-cell>
          <table:table-cell office:value-type="percentage" office:value="0.0275851072311249" calcext:value-type="percentage">
            <text:p>2.76%</text:p>
          </table:table-cell>
          <table:table-cell office:value-type="percentage" office:value="0.024061556774221" calcext:value-type="percentage">
            <text:p>2.41%</text:p>
          </table:table-cell>
          <table:table-cell office:value-type="percentage" office:value="0.0295641187618446" calcext:value-type="percentage">
            <text:p>2.96%</text:p>
          </table:table-cell>
          <table:table-cell office:value-type="percentage" office:value="0.0242500449074906" calcext:value-type="percentage">
            <text:p>2.43%</text:p>
          </table:table-cell>
          <table:table-cell office:value-type="percentage" office:value="0.0262084312028681" calcext:value-type="percentage">
            <text:p>2.62%</text:p>
          </table:table-cell>
          <table:table-cell office:value-type="percentage" office:value="0.0236152150461986" calcext:value-type="percentage">
            <text:p>2.36%</text:p>
          </table:table-cell>
          <table:table-cell office:value-type="percentage" office:value="0.0225851571499095" calcext:value-type="percentage">
            <text:p>2.26%</text:p>
          </table:table-cell>
          <table:table-cell office:value-type="percentage" office:value="0.025027808676307" calcext:value-type="percentage">
            <text:p>2.50%</text:p>
          </table:table-cell>
          <table:table-cell office:value-type="percentage" office:value="0.0248235202854705" calcext:value-type="percentage">
            <text:p>2.48%</text:p>
          </table:table-cell>
          <table:table-cell office:value-type="percentage" office:value="0.0210872509189398" calcext:value-type="percentage">
            <text:p>2.11%</text:p>
          </table:table-cell>
          <table:table-cell office:value-type="percentage" office:value="0.0230218281036835" calcext:value-type="percentage">
            <text:p>2.30%</text:p>
          </table:table-cell>
        </table:table-row>
        <table:table-row table:style-name="ro1">
          <table:table-cell office:value-type="date" office:date-value="2022-07-15" calcext:value-type="date">
            <text:p>15/07/22</text:p>
          </table:table-cell>
          <table:table-cell office:value-type="percentage" office:value="0.0267741690119419" calcext:value-type="percentage">
            <text:p>2.68%</text:p>
          </table:table-cell>
          <table:table-cell office:value-type="percentage" office:value="0.0250981033355134" calcext:value-type="percentage">
            <text:p>2.51%</text:p>
          </table:table-cell>
          <table:table-cell office:value-type="percentage" office:value="0.0308607021517554" calcext:value-type="percentage">
            <text:p>3.09%</text:p>
          </table:table-cell>
          <table:table-cell office:value-type="percentage" office:value="0.0265068377511396" calcext:value-type="percentage">
            <text:p>2.65%</text:p>
          </table:table-cell>
          <table:table-cell office:value-type="percentage" office:value="0.0288240495137047" calcext:value-type="percentage">
            <text:p>2.88%</text:p>
          </table:table-cell>
          <table:table-cell office:value-type="percentage" office:value="0.0240686011105141" calcext:value-type="percentage">
            <text:p>2.41%</text:p>
          </table:table-cell>
          <table:table-cell office:value-type="percentage" office:value="0.0241759100140603" calcext:value-type="percentage">
            <text:p>2.42%</text:p>
          </table:table-cell>
          <table:table-cell office:value-type="percentage" office:value="0.02791647753064" calcext:value-type="percentage">
            <text:p>2.79%</text:p>
          </table:table-cell>
          <table:table-cell office:value-type="percentage" office:value="0.0274312395126578" calcext:value-type="percentage">
            <text:p>2.74%</text:p>
          </table:table-cell>
          <table:table-cell office:value-type="percentage" office:value="0.0225689607132906" calcext:value-type="percentage">
            <text:p>2.26%</text:p>
          </table:table-cell>
          <table:table-cell office:value-type="percentage" office:value="0.0290626279164961" calcext:value-type="percentage">
            <text:p>2.91%</text:p>
          </table:table-cell>
        </table:table-row>
        <table:table-row table:style-name="ro1">
          <table:table-cell office:value-type="date" office:date-value="2022-07-16" calcext:value-type="date">
            <text:p>16/07/22</text:p>
          </table:table-cell>
          <table:table-cell office:value-type="percentage" office:value="0.0210385707129738" calcext:value-type="percentage">
            <text:p>2.10%</text:p>
          </table:table-cell>
          <table:table-cell office:value-type="percentage" office:value="0.0225188781014024" calcext:value-type="percentage">
            <text:p>2.25%</text:p>
          </table:table-cell>
          <table:table-cell office:value-type="percentage" office:value="0.0261406000355051" calcext:value-type="percentage">
            <text:p>2.61%</text:p>
          </table:table-cell>
          <table:table-cell office:value-type="percentage" office:value="0.0196411709159585" calcext:value-type="percentage">
            <text:p>1.96%</text:p>
          </table:table-cell>
          <table:table-cell office:value-type="percentage" office:value="0.0225222258808034" calcext:value-type="percentage">
            <text:p>2.25%</text:p>
          </table:table-cell>
          <table:table-cell office:value-type="percentage" office:value="0.021782226682004" calcext:value-type="percentage">
            <text:p>2.18%</text:p>
          </table:table-cell>
          <table:table-cell office:value-type="percentage" office:value="0.0220733487932663" calcext:value-type="percentage">
            <text:p>2.21%</text:p>
          </table:table-cell>
          <table:table-cell office:value-type="percentage" office:value="0.023357906071399" calcext:value-type="percentage">
            <text:p>2.34%</text:p>
          </table:table-cell>
          <table:table-cell office:value-type="percentage" office:value="0.0234888568221902" calcext:value-type="percentage">
            <text:p>2.35%</text:p>
          </table:table-cell>
          <table:table-cell office:value-type="percentage" office:value="0.0191512952323355" calcext:value-type="percentage">
            <text:p>1.92%</text:p>
          </table:table-cell>
          <table:table-cell office:value-type="percentage" office:value="0.0234388978350331" calcext:value-type="percentage">
            <text:p>2.34%</text:p>
          </table:table-cell>
        </table:table-row>
        <table:table-row table:style-name="ro1">
          <table:table-cell office:value-type="date" office:date-value="2022-07-17" calcext:value-type="date">
            <text:p>17/07/22</text:p>
          </table:table-cell>
          <table:table-cell office:value-type="percentage" office:value="0.0204494018752021" calcext:value-type="percentage">
            <text:p>2.04%</text:p>
          </table:table-cell>
          <table:table-cell office:value-type="percentage" office:value="0.020458229289876" calcext:value-type="percentage">
            <text:p>2.05%</text:p>
          </table:table-cell>
          <table:table-cell office:value-type="percentage" office:value="0.0247790677525559" calcext:value-type="percentage">
            <text:p>2.48%</text:p>
          </table:table-cell>
          <table:table-cell office:value-type="percentage" office:value="0.0207272727272727" calcext:value-type="percentage">
            <text:p>2.07%</text:p>
          </table:table-cell>
          <table:table-cell office:value-type="percentage" office:value="0.021721022618056" calcext:value-type="percentage">
            <text:p>2.17%</text:p>
          </table:table-cell>
          <table:table-cell office:value-type="percentage" office:value="0.0197948098974049" calcext:value-type="percentage">
            <text:p>1.98%</text:p>
          </table:table-cell>
          <table:table-cell office:value-type="percentage" office:value="0.0198875555928506" calcext:value-type="percentage">
            <text:p>1.99%</text:p>
          </table:table-cell>
          <table:table-cell office:value-type="percentage" office:value="0.0220253576072822" calcext:value-type="percentage">
            <text:p>2.20%</text:p>
          </table:table-cell>
          <table:table-cell office:value-type="percentage" office:value="0.0188574597892402" calcext:value-type="percentage">
            <text:p>1.89%</text:p>
          </table:table-cell>
          <table:table-cell office:value-type="percentage" office:value="0.0169775935248248" calcext:value-type="percentage">
            <text:p>1.70%</text:p>
          </table:table-cell>
          <table:table-cell office:value-type="percentage" office:value="0.020684168655529" calcext:value-type="percentage">
            <text:p>2.07%</text:p>
          </table:table-cell>
        </table:table-row>
        <table:table-row table:style-name="ro1">
          <table:table-cell office:value-type="date" office:date-value="2022-07-18" calcext:value-type="date">
            <text:p>18/07/22</text:p>
          </table:table-cell>
          <table:table-cell office:value-type="percentage" office:value="0.018113088675382" calcext:value-type="percentage">
            <text:p>1.81%</text:p>
          </table:table-cell>
          <table:table-cell office:value-type="percentage" office:value="0.0180195567701439" calcext:value-type="percentage">
            <text:p>1.80%</text:p>
          </table:table-cell>
          <table:table-cell office:value-type="percentage" office:value="0.0208577651197856" calcext:value-type="percentage">
            <text:p>2.09%</text:p>
          </table:table-cell>
          <table:table-cell office:value-type="percentage" office:value="0.0165775401069519" calcext:value-type="percentage">
            <text:p>1.66%</text:p>
          </table:table-cell>
          <table:table-cell office:value-type="percentage" office:value="0.018338392912459" calcext:value-type="percentage">
            <text:p>1.83%</text:p>
          </table:table-cell>
          <table:table-cell office:value-type="percentage" office:value="0.0195183013050836" calcext:value-type="percentage">
            <text:p>1.95%</text:p>
          </table:table-cell>
          <table:table-cell office:value-type="percentage" office:value="0.0187812348863453" calcext:value-type="percentage">
            <text:p>1.88%</text:p>
          </table:table-cell>
          <table:table-cell office:value-type="percentage" office:value="0.0195925983517338" calcext:value-type="percentage">
            <text:p>1.96%</text:p>
          </table:table-cell>
          <table:table-cell office:value-type="percentage" office:value="0.0175265553869499" calcext:value-type="percentage">
            <text:p>1.75%</text:p>
          </table:table-cell>
          <table:table-cell office:value-type="percentage" office:value="0.014176245210728" calcext:value-type="percentage">
            <text:p>1.42%</text:p>
          </table:table-cell>
          <table:table-cell office:value-type="percentage" office:value="0.0214198286413709" calcext:value-type="percentage">
            <text:p>2.14%</text:p>
          </table:table-cell>
        </table:table-row>
        <table:table-row table:style-name="ro1">
          <table:table-cell office:value-type="date" office:date-value="2022-07-19" calcext:value-type="date">
            <text:p>19/07/22</text:p>
          </table:table-cell>
          <table:table-cell office:value-type="percentage" office:value="0.0182330385789185" calcext:value-type="percentage">
            <text:p>1.82%</text:p>
          </table:table-cell>
          <table:table-cell office:value-type="percentage" office:value="0.0158512552480507" calcext:value-type="percentage">
            <text:p>1.59%</text:p>
          </table:table-cell>
          <table:table-cell office:value-type="percentage" office:value="0.0204047429505174" calcext:value-type="percentage">
            <text:p>2.04%</text:p>
          </table:table-cell>
          <table:table-cell office:value-type="percentage" office:value="0.0179018976011457" calcext:value-type="percentage">
            <text:p>1.79%</text:p>
          </table:table-cell>
          <table:table-cell office:value-type="percentage" office:value="0.0164586050555866" calcext:value-type="percentage">
            <text:p>1.65%</text:p>
          </table:table-cell>
          <table:table-cell office:value-type="percentage" office:value="0.0173439970240863" calcext:value-type="percentage">
            <text:p>1.73%</text:p>
          </table:table-cell>
          <table:table-cell office:value-type="percentage" office:value="0.01741836404785" calcext:value-type="percentage">
            <text:p>1.74%</text:p>
          </table:table-cell>
          <table:table-cell office:value-type="percentage" office:value="0.0182356608478803" calcext:value-type="percentage">
            <text:p>1.82%</text:p>
          </table:table-cell>
          <table:table-cell office:value-type="percentage" office:value="0.0151492198151795" calcext:value-type="percentage">
            <text:p>1.51%</text:p>
          </table:table-cell>
          <table:table-cell office:value-type="percentage" office:value="0.0165486894968433" calcext:value-type="percentage">
            <text:p>1.65%</text:p>
          </table:table-cell>
          <table:table-cell office:value-type="percentage" office:value="0.017966621253406" calcext:value-type="percentage">
            <text:p>1.80%</text:p>
          </table:table-cell>
        </table:table-row>
        <table:table-row table:style-name="ro1">
          <table:table-cell office:value-type="date" office:date-value="2022-07-20" calcext:value-type="date">
            <text:p>20/07/22</text:p>
          </table:table-cell>
          <table:table-cell office:value-type="percentage" office:value="0.017188009123493" calcext:value-type="percentage">
            <text:p>1.72%</text:p>
          </table:table-cell>
          <table:table-cell office:value-type="percentage" office:value="0.0170033743809983" calcext:value-type="percentage">
            <text:p>1.70%</text:p>
          </table:table-cell>
          <table:table-cell office:value-type="percentage" office:value="0.0207009810277021" calcext:value-type="percentage">
            <text:p>2.07%</text:p>
          </table:table-cell>
          <table:table-cell office:value-type="percentage" office:value="0.0153368632463027" calcext:value-type="percentage">
            <text:p>1.53%</text:p>
          </table:table-cell>
          <table:table-cell office:value-type="percentage" office:value="0.0187048503611971" calcext:value-type="percentage">
            <text:p>1.87%</text:p>
          </table:table-cell>
          <table:table-cell office:value-type="percentage" office:value="0.0158871316637024" calcext:value-type="percentage">
            <text:p>1.59%</text:p>
          </table:table-cell>
          <table:table-cell office:value-type="percentage" office:value="0.018567749439229" calcext:value-type="percentage">
            <text:p>1.86%</text:p>
          </table:table-cell>
          <table:table-cell office:value-type="percentage" office:value="0.0154070710347065" calcext:value-type="percentage">
            <text:p>1.54%</text:p>
          </table:table-cell>
          <table:table-cell office:value-type="percentage" office:value="0.0180151954257069" calcext:value-type="percentage">
            <text:p>1.80%</text:p>
          </table:table-cell>
          <table:table-cell office:value-type="percentage" office:value="0.0150477476608469" calcext:value-type="percentage">
            <text:p>1.50%</text:p>
          </table:table-cell>
          <table:table-cell office:value-type="percentage" office:value="0.0190876455651869" calcext:value-type="percentage">
            <text:p>1.91%</text:p>
          </table:table-cell>
        </table:table-row>
        <table:table-row table:style-name="ro1">
          <table:table-cell office:value-type="date" office:date-value="2022-07-21" calcext:value-type="date">
            <text:p>21/07/22</text:p>
          </table:table-cell>
          <table:table-cell office:value-type="percentage" office:value="0.0202523507192799" calcext:value-type="percentage">
            <text:p>2.03%</text:p>
          </table:table-cell>
          <table:table-cell office:value-type="percentage" office:value="0.0193715212341675" calcext:value-type="percentage">
            <text:p>1.94%</text:p>
          </table:table-cell>
          <table:table-cell office:value-type="percentage" office:value="0.0198534830291734" calcext:value-type="percentage">
            <text:p>1.99%</text:p>
          </table:table-cell>
          <table:table-cell office:value-type="percentage" office:value="0.0179185520361991" calcext:value-type="percentage">
            <text:p>1.79%</text:p>
          </table:table-cell>
          <table:table-cell office:value-type="percentage" office:value="0.0208293276933923" calcext:value-type="percentage">
            <text:p>2.08%</text:p>
          </table:table-cell>
          <table:table-cell office:value-type="percentage" office:value="0.01953143676787" calcext:value-type="percentage">
            <text:p>1.95%</text:p>
          </table:table-cell>
          <table:table-cell office:value-type="percentage" office:value="0.0196454640250261" calcext:value-type="percentage">
            <text:p>1.96%</text:p>
          </table:table-cell>
          <table:table-cell office:value-type="percentage" office:value="0.0223595414261322" calcext:value-type="percentage">
            <text:p>2.24%</text:p>
          </table:table-cell>
          <table:table-cell office:value-type="percentage" office:value="0.020709373309636" calcext:value-type="percentage">
            <text:p>2.07%</text:p>
          </table:table-cell>
          <table:table-cell office:value-type="percentage" office:value="0.0182207931404073" calcext:value-type="percentage">
            <text:p>1.82%</text:p>
          </table:table-cell>
          <table:table-cell office:value-type="percentage" office:value="0.0204382090586299" calcext:value-type="percentage">
            <text:p>2.04%</text:p>
          </table:table-cell>
        </table:table-row>
        <table:table-row table:style-name="ro1">
          <table:table-cell office:value-type="date" office:date-value="2022-07-22" calcext:value-type="date">
            <text:p>22/07/22</text:p>
          </table:table-cell>
          <table:table-cell office:value-type="percentage" office:value="0.0192702574632759" calcext:value-type="percentage">
            <text:p>1.93%</text:p>
          </table:table-cell>
          <table:table-cell office:value-type="percentage" office:value="0.0204369575441447" calcext:value-type="percentage">
            <text:p>2.04%</text:p>
          </table:table-cell>
          <table:table-cell office:value-type="percentage" office:value="0.0230079512772796" calcext:value-type="percentage">
            <text:p>2.30%</text:p>
          </table:table-cell>
          <table:table-cell office:value-type="percentage" office:value="0.0208259166963332" calcext:value-type="percentage">
            <text:p>2.08%</text:p>
          </table:table-cell>
          <table:table-cell office:value-type="percentage" office:value="0.0218257617558703" calcext:value-type="percentage">
            <text:p>2.18%</text:p>
          </table:table-cell>
          <table:table-cell office:value-type="percentage" office:value="0.0197078439064916" calcext:value-type="percentage">
            <text:p>1.97%</text:p>
          </table:table-cell>
          <table:table-cell office:value-type="percentage" office:value="0.0204602544364314" calcext:value-type="percentage">
            <text:p>2.05%</text:p>
          </table:table-cell>
          <table:table-cell office:value-type="percentage" office:value="0.0222447705276303" calcext:value-type="percentage">
            <text:p>2.22%</text:p>
          </table:table-cell>
          <table:table-cell office:value-type="percentage" office:value="0.0192074096568479" calcext:value-type="percentage">
            <text:p>1.92%</text:p>
          </table:table-cell>
          <table:table-cell office:value-type="percentage" office:value="0.0171608351606445" calcext:value-type="percentage">
            <text:p>1.72%</text:p>
          </table:table-cell>
          <table:table-cell office:value-type="percentage" office:value="0.0231037118831224" calcext:value-type="percentage">
            <text:p>2.31%</text:p>
          </table:table-cell>
        </table:table-row>
        <table:table-row table:style-name="ro1">
          <table:table-cell office:value-type="date" office:date-value="2022-07-23" calcext:value-type="date">
            <text:p>23/07/22</text:p>
          </table:table-cell>
          <table:table-cell office:value-type="percentage" office:value="0.0199206550181481" calcext:value-type="percentage">
            <text:p>1.99%</text:p>
          </table:table-cell>
          <table:table-cell office:value-type="percentage" office:value="0.0191942139181232" calcext:value-type="percentage">
            <text:p>1.92%</text:p>
          </table:table-cell>
          <table:table-cell office:value-type="percentage" office:value="0.0205482565804428" calcext:value-type="percentage">
            <text:p>2.05%</text:p>
          </table:table-cell>
          <table:table-cell office:value-type="percentage" office:value="0.0184896847022188" calcext:value-type="percentage">
            <text:p>1.85%</text:p>
          </table:table-cell>
          <table:table-cell office:value-type="percentage" office:value="0.0196156132355855" calcext:value-type="percentage">
            <text:p>1.96%</text:p>
          </table:table-cell>
          <table:table-cell office:value-type="percentage" office:value="0.018473247813705" calcext:value-type="percentage">
            <text:p>1.85%</text:p>
          </table:table-cell>
          <table:table-cell office:value-type="percentage" office:value="0.0207585520909917" calcext:value-type="percentage">
            <text:p>2.08%</text:p>
          </table:table-cell>
          <table:table-cell office:value-type="percentage" office:value="0.0207931583801459" calcext:value-type="percentage">
            <text:p>2.08%</text:p>
          </table:table-cell>
          <table:table-cell office:value-type="percentage" office:value="0.0210647576730025" calcext:value-type="percentage">
            <text:p>2.11%</text:p>
          </table:table-cell>
          <table:table-cell office:value-type="percentage" office:value="0.017234508866308" calcext:value-type="percentage">
            <text:p>1.72%</text:p>
          </table:table-cell>
          <table:table-cell office:value-type="percentage" office:value="0.0209310718152292" calcext:value-type="percentage">
            <text:p>2.09%</text:p>
          </table:table-cell>
        </table:table-row>
        <table:table-row table:style-name="ro1">
          <table:table-cell office:value-type="date" office:date-value="2022-07-24" calcext:value-type="date">
            <text:p>24/07/22</text:p>
          </table:table-cell>
          <table:table-cell office:value-type="percentage" office:value="0.021572777596874" calcext:value-type="percentage">
            <text:p>2.16%</text:p>
          </table:table-cell>
          <table:table-cell office:value-type="percentage" office:value="0.0188423478378745" calcext:value-type="percentage">
            <text:p>1.88%</text:p>
          </table:table-cell>
          <table:table-cell office:value-type="percentage" office:value="0.0209412395070548" calcext:value-type="percentage">
            <text:p>2.09%</text:p>
          </table:table-cell>
          <table:table-cell office:value-type="percentage" office:value="0.0185535781900795" calcext:value-type="percentage">
            <text:p>1.86%</text:p>
          </table:table-cell>
          <table:table-cell office:value-type="percentage" office:value="0.0196746608371375" calcext:value-type="percentage">
            <text:p>1.97%</text:p>
          </table:table-cell>
          <table:table-cell office:value-type="percentage" office:value="0.0181872391174717" calcext:value-type="percentage">
            <text:p>1.82%</text:p>
          </table:table-cell>
          <table:table-cell office:value-type="percentage" office:value="0.0199521490216184" calcext:value-type="percentage">
            <text:p>2.00%</text:p>
          </table:table-cell>
          <table:table-cell office:value-type="percentage" office:value="0.0201017394158188" calcext:value-type="percentage">
            <text:p>2.01%</text:p>
          </table:table-cell>
          <table:table-cell office:value-type="percentage" office:value="0.0214081826831589" calcext:value-type="percentage">
            <text:p>2.14%</text:p>
          </table:table-cell>
          <table:table-cell office:value-type="percentage" office:value="0.0180145278450363" calcext:value-type="percentage">
            <text:p>1.80%</text:p>
          </table:table-cell>
          <table:table-cell office:value-type="percentage" office:value="0.0178080978116417" calcext:value-type="percentage">
            <text:p>1.78%</text:p>
          </table:table-cell>
        </table:table-row>
        <table:table-row table:style-name="ro1">
          <table:table-cell office:value-type="date" office:date-value="2022-07-25" calcext:value-type="date">
            <text:p>25/07/22</text:p>
          </table:table-cell>
          <table:table-cell office:value-type="percentage" office:value="0.0206017004578156" calcext:value-type="percentage">
            <text:p>2.06%</text:p>
          </table:table-cell>
          <table:table-cell office:value-type="percentage" office:value="0.0194183249507982" calcext:value-type="percentage">
            <text:p>1.94%</text:p>
          </table:table-cell>
          <table:table-cell office:value-type="percentage" office:value="0.0227478741313075" calcext:value-type="percentage">
            <text:p>2.27%</text:p>
          </table:table-cell>
          <table:table-cell office:value-type="percentage" office:value="0.0161877046198618" calcext:value-type="percentage">
            <text:p>1.62%</text:p>
          </table:table-cell>
          <table:table-cell office:value-type="percentage" office:value="0.0199235636864858" calcext:value-type="percentage">
            <text:p>1.99%</text:p>
          </table:table-cell>
          <table:table-cell office:value-type="percentage" office:value="0.0169998087222647" calcext:value-type="percentage">
            <text:p>1.70%</text:p>
          </table:table-cell>
          <table:table-cell office:value-type="percentage" office:value="0.0203571874609716" calcext:value-type="percentage">
            <text:p>2.04%</text:p>
          </table:table-cell>
          <table:table-cell office:value-type="percentage" office:value="0.0193490932642487" calcext:value-type="percentage">
            <text:p>1.93%</text:p>
          </table:table-cell>
          <table:table-cell office:value-type="percentage" office:value="0.0206557628810566" calcext:value-type="percentage">
            <text:p>2.07%</text:p>
          </table:table-cell>
          <table:table-cell office:value-type="percentage" office:value="0.0169670245398773" calcext:value-type="percentage">
            <text:p>1.70%</text:p>
          </table:table-cell>
          <table:table-cell office:value-type="percentage" office:value="0.0203851492019431" calcext:value-type="percentage">
            <text:p>2.04%</text:p>
          </table:table-cell>
        </table:table-row>
        <table:table-row table:style-name="ro1">
          <table:table-cell office:value-type="date" office:date-value="2022-07-26" calcext:value-type="date">
            <text:p>26/07/22</text:p>
          </table:table-cell>
          <table:table-cell office:value-type="percentage" office:value="0.0205592753052383" calcext:value-type="percentage">
            <text:p>2.06%</text:p>
          </table:table-cell>
          <table:table-cell office:value-type="percentage" office:value="0.0192070709216844" calcext:value-type="percentage">
            <text:p>1.92%</text:p>
          </table:table-cell>
          <table:table-cell office:value-type="percentage" office:value="0.0240083073727934" calcext:value-type="percentage">
            <text:p>2.40%</text:p>
          </table:table-cell>
          <table:table-cell office:value-type="percentage" office:value="0.0167438546490916" calcext:value-type="percentage">
            <text:p>1.67%</text:p>
          </table:table-cell>
          <table:table-cell office:value-type="percentage" office:value="0.0195365462837421" calcext:value-type="percentage">
            <text:p>1.95%</text:p>
          </table:table-cell>
          <table:table-cell office:value-type="percentage" office:value="0.020135320514311" calcext:value-type="percentage">
            <text:p>2.01%</text:p>
          </table:table-cell>
          <table:table-cell office:value-type="percentage" office:value="0.018769043266301" calcext:value-type="percentage">
            <text:p>1.88%</text:p>
          </table:table-cell>
          <table:table-cell office:value-type="percentage" office:value="0.0192185007974482" calcext:value-type="percentage">
            <text:p>1.92%</text:p>
          </table:table-cell>
          <table:table-cell office:value-type="percentage" office:value="0.0197368421052632" calcext:value-type="percentage">
            <text:p>1.97%</text:p>
          </table:table-cell>
          <table:table-cell office:value-type="percentage" office:value="0.0174848688634835" calcext:value-type="percentage">
            <text:p>1.75%</text:p>
          </table:table-cell>
          <table:table-cell office:value-type="percentage" office:value="0.0221943048576214" calcext:value-type="percentage">
            <text:p>2.22%</text:p>
          </table:table-cell>
        </table:table-row>
        <table:table-row table:style-name="ro1">
          <table:table-cell office:value-type="date" office:date-value="2022-07-27" calcext:value-type="date">
            <text:p>27/07/22</text:p>
          </table:table-cell>
          <table:table-cell office:value-type="percentage" office:value="0.0188131868131868" calcext:value-type="percentage">
            <text:p>1.88%</text:p>
          </table:table-cell>
          <table:table-cell office:value-type="percentage" office:value="0.0194961149046386" calcext:value-type="percentage">
            <text:p>1.95%</text:p>
          </table:table-cell>
          <table:table-cell office:value-type="percentage" office:value="0.0205363282145313" calcext:value-type="percentage">
            <text:p>2.05%</text:p>
          </table:table-cell>
          <table:table-cell office:value-type="percentage" office:value="0.0163546798029557" calcext:value-type="percentage">
            <text:p>1.64%</text:p>
          </table:table-cell>
          <table:table-cell office:value-type="percentage" office:value="0.0186941771100187" calcext:value-type="percentage">
            <text:p>1.87%</text:p>
          </table:table-cell>
          <table:table-cell office:value-type="percentage" office:value="0.0184017367931355" calcext:value-type="percentage">
            <text:p>1.84%</text:p>
          </table:table-cell>
          <table:table-cell office:value-type="percentage" office:value="0.0180398492191707" calcext:value-type="percentage">
            <text:p>1.80%</text:p>
          </table:table-cell>
          <table:table-cell office:value-type="percentage" office:value="0.0196320098600229" calcext:value-type="percentage">
            <text:p>1.96%</text:p>
          </table:table-cell>
          <table:table-cell office:value-type="percentage" office:value="0.0197766601312761" calcext:value-type="percentage">
            <text:p>1.98%</text:p>
          </table:table-cell>
          <table:table-cell office:value-type="percentage" office:value="0.0169900367068694" calcext:value-type="percentage">
            <text:p>1.70%</text:p>
          </table:table-cell>
          <table:table-cell office:value-type="percentage" office:value="0.0197080970530817" calcext:value-type="percentage">
            <text:p>1.97%</text:p>
          </table:table-cell>
        </table:table-row>
        <table:table-row table:style-name="ro1">
          <table:table-cell office:value-type="date" office:date-value="2022-07-28" calcext:value-type="date">
            <text:p>28/07/22</text:p>
          </table:table-cell>
          <table:table-cell office:value-type="percentage" office:value="0.0184713976062577" calcext:value-type="percentage">
            <text:p>1.85%</text:p>
          </table:table-cell>
          <table:table-cell office:value-type="percentage" office:value="0.0186637953135415" calcext:value-type="percentage">
            <text:p>1.87%</text:p>
          </table:table-cell>
          <table:table-cell office:value-type="percentage" office:value="0.0209910182662226" calcext:value-type="percentage">
            <text:p>2.10%</text:p>
          </table:table-cell>
          <table:table-cell office:value-type="percentage" office:value="0.0205552023733842" calcext:value-type="percentage">
            <text:p>2.06%</text:p>
          </table:table-cell>
          <table:table-cell office:value-type="percentage" office:value="0.0194838614807735" calcext:value-type="percentage">
            <text:p>1.95%</text:p>
          </table:table-cell>
          <table:table-cell office:value-type="percentage" office:value="0.0179247664731129" calcext:value-type="percentage">
            <text:p>1.79%</text:p>
          </table:table-cell>
          <table:table-cell office:value-type="percentage" office:value="0.0195356052159581" calcext:value-type="percentage">
            <text:p>1.95%</text:p>
          </table:table-cell>
          <table:table-cell office:value-type="percentage" office:value="0.0190738280508635" calcext:value-type="percentage">
            <text:p>1.91%</text:p>
          </table:table-cell>
          <table:table-cell office:value-type="percentage" office:value="0.0213990289516274" calcext:value-type="percentage">
            <text:p>2.14%</text:p>
          </table:table-cell>
          <table:table-cell office:value-type="percentage" office:value="0.0155322064869804" calcext:value-type="percentage">
            <text:p>1.55%</text:p>
          </table:table-cell>
          <table:table-cell office:value-type="percentage" office:value="0.0182561851556265" calcext:value-type="percentage">
            <text:p>1.83%</text:p>
          </table:table-cell>
        </table:table-row>
        <table:table-row table:style-name="ro1">
          <table:table-cell office:value-type="date" office:date-value="2022-07-29" calcext:value-type="date">
            <text:p>29/07/22</text:p>
          </table:table-cell>
          <table:table-cell office:value-type="percentage" office:value="0.016490178643602" calcext:value-type="percentage">
            <text:p>1.65%</text:p>
          </table:table-cell>
          <table:table-cell office:value-type="percentage" office:value="0.0161261896369404" calcext:value-type="percentage">
            <text:p>1.61%</text:p>
          </table:table-cell>
          <table:table-cell office:value-type="percentage" office:value="0.019323249103786" calcext:value-type="percentage">
            <text:p>1.93%</text:p>
          </table:table-cell>
          <table:table-cell office:value-type="percentage" office:value="0.0150881657880385" calcext:value-type="percentage">
            <text:p>1.51%</text:p>
          </table:table-cell>
          <table:table-cell office:value-type="percentage" office:value="0.0155453618756371" calcext:value-type="percentage">
            <text:p>1.55%</text:p>
          </table:table-cell>
          <table:table-cell office:value-type="percentage" office:value="0.0159484965981418" calcext:value-type="percentage">
            <text:p>1.59%</text:p>
          </table:table-cell>
          <table:table-cell office:value-type="percentage" office:value="0.0163036555852758" calcext:value-type="percentage">
            <text:p>1.63%</text:p>
          </table:table-cell>
          <table:table-cell office:value-type="percentage" office:value="0.0179258410411721" calcext:value-type="percentage">
            <text:p>1.79%</text:p>
          </table:table-cell>
          <table:table-cell office:value-type="percentage" office:value="0.018310737104566" calcext:value-type="percentage">
            <text:p>1.83%</text:p>
          </table:table-cell>
          <table:table-cell office:value-type="percentage" office:value="0.0168416881315633" calcext:value-type="percentage">
            <text:p>1.68%</text:p>
          </table:table-cell>
          <table:table-cell office:value-type="percentage" office:value="0.0213157894736842" calcext:value-type="percentage">
            <text:p>2.13%</text:p>
          </table:table-cell>
        </table:table-row>
        <table:table-row table:style-name="ro1">
          <table:table-cell office:value-type="date" office:date-value="2022-07-30" calcext:value-type="date">
            <text:p>30/07/22</text:p>
          </table:table-cell>
          <table:table-cell office:value-type="percentage" office:value="0.0180067001675042" calcext:value-type="percentage">
            <text:p>1.80%</text:p>
          </table:table-cell>
          <table:table-cell office:value-type="percentage" office:value="0.0178289534775745" calcext:value-type="percentage">
            <text:p>1.78%</text:p>
          </table:table-cell>
          <table:table-cell office:value-type="percentage" office:value="0.0192988099067224" calcext:value-type="percentage">
            <text:p>1.93%</text:p>
          </table:table-cell>
          <table:table-cell office:value-type="percentage" office:value="0.0180060652009098" calcext:value-type="percentage">
            <text:p>1.80%</text:p>
          </table:table-cell>
          <table:table-cell office:value-type="percentage" office:value="0.019263037787771" calcext:value-type="percentage">
            <text:p>1.93%</text:p>
          </table:table-cell>
          <table:table-cell office:value-type="percentage" office:value="0.0159212880143113" calcext:value-type="percentage">
            <text:p>1.59%</text:p>
          </table:table-cell>
          <table:table-cell office:value-type="percentage" office:value="0.0178791073625022" calcext:value-type="percentage">
            <text:p>1.79%</text:p>
          </table:table-cell>
          <table:table-cell office:value-type="percentage" office:value="0.0201284796573876" calcext:value-type="percentage">
            <text:p>2.01%</text:p>
          </table:table-cell>
          <table:table-cell office:value-type="percentage" office:value="0.0188663967611336" calcext:value-type="percentage">
            <text:p>1.89%</text:p>
          </table:table-cell>
          <table:table-cell office:value-type="percentage" office:value="0.0141576695864738" calcext:value-type="percentage">
            <text:p>1.42%</text:p>
          </table:table-cell>
          <table:table-cell office:value-type="percentage" office:value="0.0181504673745349" calcext:value-type="percentage">
            <text:p>1.82%</text:p>
          </table:table-cell>
        </table:table-row>
        <table:table-row table:style-name="ro1">
          <table:table-cell office:value-type="date" office:date-value="2022-07-31" calcext:value-type="date">
            <text:p>31/07/22</text:p>
          </table:table-cell>
          <table:table-cell office:value-type="percentage" office:value="0.0155271725519659" calcext:value-type="percentage">
            <text:p>1.55%</text:p>
          </table:table-cell>
          <table:table-cell office:value-type="percentage" office:value="0.016551158125114" calcext:value-type="percentage">
            <text:p>1.66%</text:p>
          </table:table-cell>
          <table:table-cell office:value-type="percentage" office:value="0.0169204737732657" calcext:value-type="percentage">
            <text:p>1.69%</text:p>
          </table:table-cell>
          <table:table-cell office:value-type="percentage" office:value="0.0186055252772035" calcext:value-type="percentage">
            <text:p>1.86%</text:p>
          </table:table-cell>
          <table:table-cell office:value-type="percentage" office:value="0.0159898307352646" calcext:value-type="percentage">
            <text:p>1.60%</text:p>
          </table:table-cell>
          <table:table-cell office:value-type="percentage" office:value="0.017569945233316" calcext:value-type="percentage">
            <text:p>1.76%</text:p>
          </table:table-cell>
          <table:table-cell office:value-type="percentage" office:value="0.016122060857538" calcext:value-type="percentage">
            <text:p>1.61%</text:p>
          </table:table-cell>
          <table:table-cell office:value-type="percentage" office:value="0.0172876804296744" calcext:value-type="percentage">
            <text:p>1.73%</text:p>
          </table:table-cell>
          <table:table-cell office:value-type="percentage" office:value="0.0181584444801543" calcext:value-type="percentage">
            <text:p>1.82%</text:p>
          </table:table-cell>
          <table:table-cell office:value-type="percentage" office:value="0.0131672237415173" calcext:value-type="percentage">
            <text:p>1.32%</text:p>
          </table:table-cell>
          <table:table-cell office:value-type="percentage" office:value="0.0160683132861996" calcext:value-type="percentage">
            <text:p>1.61%</text:p>
          </table:table-cell>
        </table:table-row>
        <table:table-row table:style-name="ro1">
          <table:table-cell office:value-type="date" office:date-value="2022-08-01" calcext:value-type="date">
            <text:p>01/08/22</text:p>
          </table:table-cell>
          <table:table-cell office:value-type="percentage" office:value="0.0159193198866478" calcext:value-type="percentage">
            <text:p>1.59%</text:p>
          </table:table-cell>
          <table:table-cell office:value-type="percentage" office:value="0.0147593097184378" calcext:value-type="percentage">
            <text:p>1.48%</text:p>
          </table:table-cell>
          <table:table-cell office:value-type="percentage" office:value="0.0187995165838593" calcext:value-type="percentage">
            <text:p>1.88%</text:p>
          </table:table-cell>
          <table:table-cell office:value-type="percentage" office:value="0.016271056661562" calcext:value-type="percentage">
            <text:p>1.63%</text:p>
          </table:table-cell>
          <table:table-cell office:value-type="percentage" office:value="0.0162126245847176" calcext:value-type="percentage">
            <text:p>1.62%</text:p>
          </table:table-cell>
          <table:table-cell office:value-type="percentage" office:value="0.0156622654962996" calcext:value-type="percentage">
            <text:p>1.57%</text:p>
          </table:table-cell>
          <table:table-cell office:value-type="percentage" office:value="0.0153997940974605" calcext:value-type="percentage">
            <text:p>1.54%</text:p>
          </table:table-cell>
          <table:table-cell office:value-type="percentage" office:value="0.0152186637678736" calcext:value-type="percentage">
            <text:p>1.52%</text:p>
          </table:table-cell>
          <table:table-cell office:value-type="percentage" office:value="0.0182499592634838" calcext:value-type="percentage">
            <text:p>1.82%</text:p>
          </table:table-cell>
          <table:table-cell office:value-type="percentage" office:value="0.0156438026474128" calcext:value-type="percentage">
            <text:p>1.56%</text:p>
          </table:table-cell>
          <table:table-cell office:value-type="percentage" office:value="0.0199728874830547" calcext:value-type="percentage">
            <text:p>2.00%</text:p>
          </table:table-cell>
        </table:table-row>
        <table:table-row table:style-name="ro1">
          <table:table-cell office:value-type="date" office:date-value="2022-08-02" calcext:value-type="date">
            <text:p>02/08/22</text:p>
          </table:table-cell>
          <table:table-cell office:value-type="percentage" office:value="0.019200529669784" calcext:value-type="percentage">
            <text:p>1.92%</text:p>
          </table:table-cell>
          <table:table-cell office:value-type="percentage" office:value="0.0158701694611315" calcext:value-type="percentage">
            <text:p>1.59%</text:p>
          </table:table-cell>
          <table:table-cell office:value-type="percentage" office:value="0.018975836843272" calcext:value-type="percentage">
            <text:p>1.90%</text:p>
          </table:table-cell>
          <table:table-cell office:value-type="percentage" office:value="0.0181478016838167" calcext:value-type="percentage">
            <text:p>1.81%</text:p>
          </table:table-cell>
          <table:table-cell office:value-type="percentage" office:value="0.0212779512008664" calcext:value-type="percentage">
            <text:p>2.13%</text:p>
          </table:table-cell>
          <table:table-cell office:value-type="percentage" office:value="0.0175555227261535" calcext:value-type="percentage">
            <text:p>1.76%</text:p>
          </table:table-cell>
          <table:table-cell office:value-type="percentage" office:value="0.0175273998891211" calcext:value-type="percentage">
            <text:p>1.75%</text:p>
          </table:table-cell>
          <table:table-cell office:value-type="percentage" office:value="0.0176299376299376" calcext:value-type="percentage">
            <text:p>1.76%</text:p>
          </table:table-cell>
          <table:table-cell office:value-type="percentage" office:value="0.0215259507294906" calcext:value-type="percentage">
            <text:p>2.15%</text:p>
          </table:table-cell>
          <table:table-cell office:value-type="percentage" office:value="0.0168997082788452" calcext:value-type="percentage">
            <text:p>1.69%</text:p>
          </table:table-cell>
          <table:table-cell office:value-type="percentage" office:value="0.0190877318756161" calcext:value-type="percentage">
            <text:p>1.91%</text:p>
          </table:table-cell>
        </table:table-row>
        <table:table-row table:style-name="ro1">
          <table:table-cell office:value-type="date" office:date-value="2022-08-03" calcext:value-type="date">
            <text:p>03/08/22</text:p>
          </table:table-cell>
          <table:table-cell office:value-type="percentage" office:value="0.0167821658178175" calcext:value-type="percentage">
            <text:p>1.68%</text:p>
          </table:table-cell>
          <table:table-cell office:value-type="percentage" office:value="0.0149500137576814" calcext:value-type="percentage">
            <text:p>1.50%</text:p>
          </table:table-cell>
          <table:table-cell office:value-type="percentage" office:value="0.0169606512890095" calcext:value-type="percentage">
            <text:p>1.70%</text:p>
          </table:table-cell>
          <table:table-cell office:value-type="percentage" office:value="0.0164373088685015" calcext:value-type="percentage">
            <text:p>1.64%</text:p>
          </table:table-cell>
          <table:table-cell office:value-type="percentage" office:value="0.0172550052687039" calcext:value-type="percentage">
            <text:p>1.73%</text:p>
          </table:table-cell>
          <table:table-cell office:value-type="percentage" office:value="0.0150069916100679" calcext:value-type="percentage">
            <text:p>1.50%</text:p>
          </table:table-cell>
          <table:table-cell office:value-type="percentage" office:value="0.015941404566997" calcext:value-type="percentage">
            <text:p>1.59%</text:p>
          </table:table-cell>
          <table:table-cell office:value-type="percentage" office:value="0.0172471533824514" calcext:value-type="percentage">
            <text:p>1.72%</text:p>
          </table:table-cell>
          <table:table-cell office:value-type="percentage" office:value="0.0180360721442886" calcext:value-type="percentage">
            <text:p>1.80%</text:p>
          </table:table-cell>
          <table:table-cell office:value-type="percentage" office:value="0.015463399939753" calcext:value-type="percentage">
            <text:p>1.55%</text:p>
          </table:table-cell>
          <table:table-cell office:value-type="percentage" office:value="0.0175095547062483" calcext:value-type="percentage">
            <text:p>1.75%</text:p>
          </table:table-cell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percentage" office:value="0.0154550658271322" calcext:value-type="percentage">
            <text:p>1.55%</text:p>
          </table:table-cell>
          <table:table-cell office:value-type="percentage" office:value="0.0136930098979435" calcext:value-type="percentage">
            <text:p>1.37%</text:p>
          </table:table-cell>
          <table:table-cell office:value-type="percentage" office:value="0.0149776604386678" calcext:value-type="percentage">
            <text:p>1.50%</text:p>
          </table:table-cell>
          <table:table-cell office:value-type="percentage" office:value="0.0113078728397696" calcext:value-type="percentage">
            <text:p>1.13%</text:p>
          </table:table-cell>
          <table:table-cell office:value-type="percentage" office:value="0.0143198090692124" calcext:value-type="percentage">
            <text:p>1.43%</text:p>
          </table:table-cell>
          <table:table-cell office:value-type="percentage" office:value="0.0135521084168673" calcext:value-type="percentage">
            <text:p>1.36%</text:p>
          </table:table-cell>
          <table:table-cell office:value-type="percentage" office:value="0.0138916063392682" calcext:value-type="percentage">
            <text:p>1.39%</text:p>
          </table:table-cell>
          <table:table-cell office:value-type="percentage" office:value="0.0138729429774206" calcext:value-type="percentage">
            <text:p>1.39%</text:p>
          </table:table-cell>
          <table:table-cell office:value-type="percentage" office:value="0.01557719054242" calcext:value-type="percentage">
            <text:p>1.56%</text:p>
          </table:table-cell>
          <table:table-cell office:value-type="percentage" office:value="0.0128686937706412" calcext:value-type="percentage">
            <text:p>1.29%</text:p>
          </table:table-cell>
          <table:table-cell office:value-type="percentage" office:value="0.0155487804878049" calcext:value-type="percentage">
            <text:p>1.55%</text:p>
          </table:table-cell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percentage" office:value="0.00784729586426299" calcext:value-type="percentage">
            <text:p>0.78%</text:p>
          </table:table-cell>
          <table:table-cell office:value-type="percentage" office:value="0.0065031374786081" calcext:value-type="percentage">
            <text:p>0.65%</text:p>
          </table:table-cell>
          <table:table-cell office:value-type="percentage" office:value="0.0071424522419364" calcext:value-type="percentage">
            <text:p>0.71%</text:p>
          </table:table-cell>
          <table:table-cell office:value-type="percentage" office:value="0.00675675675675676" calcext:value-type="percentage">
            <text:p>0.68%</text:p>
          </table:table-cell>
          <table:table-cell office:value-type="percentage" office:value="0.00845301600328273" calcext:value-type="percentage">
            <text:p>0.85%</text:p>
          </table:table-cell>
          <table:table-cell office:value-type="percentage" office:value="0.00646381838246886" calcext:value-type="percentage">
            <text:p>0.65%</text:p>
          </table:table-cell>
          <table:table-cell office:value-type="percentage" office:value="0.00701424942008174" calcext:value-type="percentage">
            <text:p>0.70%</text:p>
          </table:table-cell>
          <table:table-cell office:value-type="percentage" office:value="0.00582874099194574" calcext:value-type="percentage">
            <text:p>0.58%</text:p>
          </table:table-cell>
          <table:table-cell office:value-type="percentage" office:value="0.0072375127420999" calcext:value-type="percentage">
            <text:p>0.72%</text:p>
          </table:table-cell>
          <table:table-cell office:value-type="percentage" office:value="0.0078322385042951" calcext:value-type="percentage">
            <text:p>0.78%</text:p>
          </table:table-cell>
          <table:table-cell office:value-type="percentage" office:value="0.00668598172498329" calcext:value-type="percentage">
            <text:p>0.67%</text:p>
          </table:table-cell>
        </table:table-row>
        <table:table-row table:style-name="ro1">
          <table:table-cell office:value-type="date" office:date-value="2022-08-06" calcext:value-type="date">
            <text:p>06/08/22</text:p>
          </table:table-cell>
          <table:table-cell office:value-type="percentage" office:value="0.00538333023946538" calcext:value-type="percentage">
            <text:p>0.54%</text:p>
          </table:table-cell>
          <table:table-cell office:value-type="percentage" office:value="0.00569068842221887" calcext:value-type="percentage">
            <text:p>0.57%</text:p>
          </table:table-cell>
          <table:table-cell office:value-type="percentage" office:value="0.00623303508595556" calcext:value-type="percentage">
            <text:p>0.62%</text:p>
          </table:table-cell>
          <table:table-cell office:value-type="percentage" office:value="0.0063733552631579" calcext:value-type="percentage">
            <text:p>0.64%</text:p>
          </table:table-cell>
          <table:table-cell office:value-type="percentage" office:value="0.00637912287060529" calcext:value-type="percentage">
            <text:p>0.64%</text:p>
          </table:table-cell>
          <table:table-cell office:value-type="percentage" office:value="0.00547085450859507" calcext:value-type="percentage">
            <text:p>0.55%</text:p>
          </table:table-cell>
          <table:table-cell office:value-type="percentage" office:value="0.00573232936604324" calcext:value-type="percentage">
            <text:p>0.57%</text:p>
          </table:table-cell>
          <table:table-cell office:value-type="percentage" office:value="0.00507375739922954" calcext:value-type="percentage">
            <text:p>0.51%</text:p>
          </table:table-cell>
          <table:table-cell office:value-type="percentage" office:value="0.00446428571428571" calcext:value-type="percentage">
            <text:p>0.45%</text:p>
          </table:table-cell>
          <table:table-cell office:value-type="percentage" office:value="0.00375255856265636" calcext:value-type="percentage">
            <text:p>0.38%</text:p>
          </table:table-cell>
          <table:table-cell office:value-type="percentage" office:value="0.00583149004624975" calcext:value-type="percentage">
            <text:p>0.58%</text:p>
          </table:table-cell>
        </table:table-row>
        <table:table-row table:style-name="ro1">
          <table:table-cell office:value-type="date" office:date-value="2022-08-07" calcext:value-type="date">
            <text:p>07/08/22</text:p>
          </table:table-cell>
          <table:table-cell office:value-type="percentage" office:value="0.0043387869474826" calcext:value-type="percentage">
            <text:p>0.43%</text:p>
          </table:table-cell>
          <table:table-cell office:value-type="percentage" office:value="0.0054969543901352" calcext:value-type="percentage">
            <text:p>0.55%</text:p>
          </table:table-cell>
          <table:table-cell office:value-type="percentage" office:value="0.00619560407139696" calcext:value-type="percentage">
            <text:p>0.62%</text:p>
          </table:table-cell>
          <table:table-cell office:value-type="percentage" office:value="0.00523982265215639" calcext:value-type="percentage">
            <text:p>0.52%</text:p>
          </table:table-cell>
          <table:table-cell office:value-type="percentage" office:value="0.00544246536612949" calcext:value-type="percentage">
            <text:p>0.54%</text:p>
          </table:table-cell>
          <table:table-cell office:value-type="percentage" office:value="0.00547140315885936" calcext:value-type="percentage">
            <text:p>0.55%</text:p>
          </table:table-cell>
          <table:table-cell office:value-type="percentage" office:value="0.00505742780167321" calcext:value-type="percentage">
            <text:p>0.51%</text:p>
          </table:table-cell>
          <table:table-cell office:value-type="percentage" office:value="0.0047811695476278" calcext:value-type="percentage">
            <text:p>0.48%</text:p>
          </table:table-cell>
          <table:table-cell office:value-type="percentage" office:value="0.00486941124391324" calcext:value-type="percentage">
            <text:p>0.49%</text:p>
          </table:table-cell>
          <table:table-cell office:value-type="percentage" office:value="0.00550903481710004" calcext:value-type="percentage">
            <text:p>0.55%</text:p>
          </table:table-cell>
          <table:table-cell office:value-type="percentage" office:value="0.00553086419753086" calcext:value-type="percentage">
            <text:p>0.55%</text:p>
          </table:table-cell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percentage" office:value="0.012314187703404" calcext:value-type="percentage">
            <text:p>1.23%</text:p>
          </table:table-cell>
          <table:table-cell office:value-type="percentage" office:value="0.0132406487917908" calcext:value-type="percentage">
            <text:p>1.32%</text:p>
          </table:table-cell>
          <table:table-cell office:value-type="percentage" office:value="0.016171246962049" calcext:value-type="percentage">
            <text:p>1.62%</text:p>
          </table:table-cell>
          <table:table-cell office:value-type="percentage" office:value="0.0112248916896416" calcext:value-type="percentage">
            <text:p>1.12%</text:p>
          </table:table-cell>
          <table:table-cell office:value-type="percentage" office:value="0.0144078312422446" calcext:value-type="percentage">
            <text:p>1.44%</text:p>
          </table:table-cell>
          <table:table-cell office:value-type="percentage" office:value="0.0140455250905328" calcext:value-type="percentage">
            <text:p>1.40%</text:p>
          </table:table-cell>
          <table:table-cell office:value-type="percentage" office:value="0.0131310844464569" calcext:value-type="percentage">
            <text:p>1.31%</text:p>
          </table:table-cell>
          <table:table-cell office:value-type="percentage" office:value="0.0142680993482473" calcext:value-type="percentage">
            <text:p>1.43%</text:p>
          </table:table-cell>
          <table:table-cell office:value-type="percentage" office:value="0.0156329651656754" calcext:value-type="percentage">
            <text:p>1.56%</text:p>
          </table:table-cell>
          <table:table-cell office:value-type="percentage" office:value="0.0106630067567568" calcext:value-type="percentage">
            <text:p>1.07%</text:p>
          </table:table-cell>
          <table:table-cell office:value-type="percentage" office:value="0.0148691887822323" calcext:value-type="percentage">
            <text:p>1.49%</text:p>
          </table:table-cell>
        </table:table-row>
        <table:table-row table:style-name="ro1">
          <table:table-cell office:value-type="date" office:date-value="2022-08-09" calcext:value-type="date">
            <text:p>09/08/22</text:p>
          </table:table-cell>
          <table:table-cell office:value-type="percentage" office:value="0.0194242715898154" calcext:value-type="percentage">
            <text:p>1.94%</text:p>
          </table:table-cell>
          <table:table-cell office:value-type="percentage" office:value="0.0197888557496568" calcext:value-type="percentage">
            <text:p>1.98%</text:p>
          </table:table-cell>
          <table:table-cell office:value-type="percentage" office:value="0.0222771123642634" calcext:value-type="percentage">
            <text:p>2.23%</text:p>
          </table:table-cell>
          <table:table-cell office:value-type="percentage" office:value="0.0183431952662722" calcext:value-type="percentage">
            <text:p>1.83%</text:p>
          </table:table-cell>
          <table:table-cell office:value-type="percentage" office:value="0.0179950358521787" calcext:value-type="percentage">
            <text:p>1.80%</text:p>
          </table:table-cell>
          <table:table-cell office:value-type="percentage" office:value="0.0176851780135802" calcext:value-type="percentage">
            <text:p>1.77%</text:p>
          </table:table-cell>
          <table:table-cell office:value-type="percentage" office:value="0.0183676225633638" calcext:value-type="percentage">
            <text:p>1.84%</text:p>
          </table:table-cell>
          <table:table-cell office:value-type="percentage" office:value="0.0199329687775622" calcext:value-type="percentage">
            <text:p>1.99%</text:p>
          </table:table-cell>
          <table:table-cell office:value-type="percentage" office:value="0.0193273733503619" calcext:value-type="percentage">
            <text:p>1.93%</text:p>
          </table:table-cell>
          <table:table-cell office:value-type="percentage" office:value="0.0159680638722555" calcext:value-type="percentage">
            <text:p>1.60%</text:p>
          </table:table-cell>
          <table:table-cell office:value-type="percentage" office:value="0.0223468999619627" calcext:value-type="percentage">
            <text:p>2.23%</text:p>
          </table:table-cell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percentage" office:value="0.0161415623651273" calcext:value-type="percentage">
            <text:p>1.61%</text:p>
          </table:table-cell>
          <table:table-cell office:value-type="percentage" office:value="0.0177591063159402" calcext:value-type="percentage">
            <text:p>1.78%</text:p>
          </table:table-cell>
          <table:table-cell office:value-type="percentage" office:value="0.0189093286021104" calcext:value-type="percentage">
            <text:p>1.89%</text:p>
          </table:table-cell>
          <table:table-cell office:value-type="percentage" office:value="0.0207756232686981" calcext:value-type="percentage">
            <text:p>2.08%</text:p>
          </table:table-cell>
          <table:table-cell office:value-type="percentage" office:value="0.0163425734381465" calcext:value-type="percentage">
            <text:p>1.63%</text:p>
          </table:table-cell>
          <table:table-cell office:value-type="percentage" office:value="0.0166950508334624" calcext:value-type="percentage">
            <text:p>1.67%</text:p>
          </table:table-cell>
          <table:table-cell office:value-type="percentage" office:value="0.0176887324579216" calcext:value-type="percentage">
            <text:p>1.77%</text:p>
          </table:table-cell>
          <table:table-cell office:value-type="percentage" office:value="0.0184359458068942" calcext:value-type="percentage">
            <text:p>1.84%</text:p>
          </table:table-cell>
          <table:table-cell office:value-type="percentage" office:value="0.0186633039092056" calcext:value-type="percentage">
            <text:p>1.87%</text:p>
          </table:table-cell>
          <table:table-cell office:value-type="percentage" office:value="0.0170136320405791" calcext:value-type="percentage">
            <text:p>1.70%</text:p>
          </table:table-cell>
          <table:table-cell office:value-type="percentage" office:value="0.0195342571208622" calcext:value-type="percentage">
            <text:p>1.95%</text:p>
          </table:table-cell>
        </table:table-row>
        <table:table-row table:style-name="ro1" table:number-rows-repeated="104830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opulation_weight" table:style-name="ta1">
        <table:table-column table:style-name="co4" table:number-columns-repeated="13" table:default-cell-style-name="Default"/>
        <table:table-column table:style-name="co4" table:number-columns-repeated="2" table:default-cell-style-name="ce4"/>
        <table:table-row table:style-name="ro1">
          <table:table-cell office:value-type="string" calcext:value-type="string">
            <text:p>region pop</text:p>
          </table:table-cell>
          <table:table-cell office:value-type="float" office:value="767" calcext:value-type="float">
            <text:p>767</text:p>
          </table:table-cell>
          <table:table-cell office:value-type="float" office:value="1287" calcext:value-type="float">
            <text:p>1287</text:p>
          </table:table-cell>
          <table:table-cell office:value-type="float" office:value="1484" calcext:value-type="float">
            <text:p>1484</text:p>
          </table:table-cell>
          <table:table-cell office:value-type="float" office:value="326" calcext:value-type="float">
            <text:p>326</text:p>
          </table:table-cell>
          <table:table-cell office:value-type="float" office:value="939" calcext:value-type="float">
            <text:p>939</text:p>
          </table:table-cell>
          <table:table-cell office:value-type="float" office:value="2477" calcext:value-type="float">
            <text:p>2477</text:p>
          </table:table-cell>
          <table:table-cell office:value-type="float" office:value="1382" calcext:value-type="float">
            <text:p>1382</text:p>
          </table:table-cell>
          <table:table-cell office:value-type="float" office:value="770" calcext:value-type="float">
            <text:p>770</text:p>
          </table:table-cell>
          <table:table-cell office:value-type="float" office:value="866" calcext:value-type="float">
            <text:p>866</text:p>
          </table:table-cell>
          <table:table-cell office:value-type="float" office:value="577" calcext:value-type="float">
            <text:p>577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6" table:formula="of:=SUM([.B1:.J1])" office:value-type="float" office:value="10298" calcext:value-type="float">
            <text:p>10298</text:p>
          </table:table-cell>
          <table:table-cell table:style-name="ce6"/>
        </table:table-row>
        <table:table-row table:style-name="ro1">
          <table:table-cell office:value-type="string" calcext:value-type="string">
            <text:p>region</text:p>
          </table:table-cell>
          <table:table-cell table:formula="of:=[$latest_newly_sick_table.B1]" office:value-type="string" office:string-value="East Midlands" calcext:value-type="string">
            <text:p>East Midlands</text:p>
          </table:table-cell>
          <table:table-cell table:formula="of:=[$latest_newly_sick_table.C1]" office:value-type="string" office:string-value="East of England" calcext:value-type="string">
            <text:p>East of England</text:p>
          </table:table-cell>
          <table:table-cell table:formula="of:=[$latest_newly_sick_table.D1]" office:value-type="string" office:string-value="London" calcext:value-type="string">
            <text:p>London</text:p>
          </table:table-cell>
          <table:table-cell table:formula="of:=[$latest_newly_sick_table.E1]" office:value-type="string" office:string-value="North East" calcext:value-type="string">
            <text:p>North East</text:p>
          </table:table-cell>
          <table:table-cell table:formula="of:=[$latest_newly_sick_table.F1]" office:value-type="string" office:string-value="North West" calcext:value-type="string">
            <text:p>North West</text:p>
          </table:table-cell>
          <table:table-cell table:formula="of:=[$latest_newly_sick_table.G1]" office:value-type="string" office:string-value="South East" calcext:value-type="string">
            <text:p>South East</text:p>
          </table:table-cell>
          <table:table-cell table:formula="of:=[$latest_newly_sick_table.H1]" office:value-type="string" office:string-value="South West" calcext:value-type="string">
            <text:p>South West</text:p>
          </table:table-cell>
          <table:table-cell table:formula="of:=[$latest_newly_sick_table.I1]" office:value-type="string" office:string-value="West Midlands" calcext:value-type="string">
            <text:p>West Midlands</text:p>
          </table:table-cell>
          <table:table-cell table:formula="of:=[$latest_newly_sick_table.J1]" office:value-type="string" office:string-value="Yorkshire and The Humber" calcext:value-type="string">
            <text:p>Yorkshire and The Humber</text:p>
          </table:table-cell>
          <table:table-cell table:formula="of:=[$latest_newly_sick_table.K1]" office:value-type="string" office:string-value="Wales" calcext:value-type="string">
            <text:p>Wales</text:p>
          </table:table-cell>
          <table:table-cell table:formula="of:=[$latest_newly_sick_table.L1]" office:value-type="string" office:string-value="Scotland" calcext:value-type="string">
            <text:p>Scotland</text:p>
          </table:table-cell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14-day average</text:p>
          </table:table-cell>
        </table:table-row>
        <table:table-row table:style-name="ro1">
          <table:table-cell table:style-name="ce1" table:formula="of:=IF([$latest_newly_sick_table.A2]=&quot;&quot;;&quot;&quot;;[$latest_newly_sick_table.A2])" office:value-type="date" office:date-value="2021-11-15" calcext:value-type="date">
            <text:p>2021-11-15</text:p>
          </table:table-cell>
          <table:table-cell table:formula="of:=IF([.$A3]=&quot;&quot;;&quot;&quot;;[$latest_newly_sick_table.B2]*[.B$1])" office:value-type="float" office:value="13.3109484644986" calcext:value-type="float">
            <text:p>13.3109484644986</text:p>
          </table:table-cell>
          <table:table-cell table:formula="of:=IF([.$A3]=&quot;&quot;;&quot;&quot;;[$latest_newly_sick_table.C2]*[.C$1])" office:value-type="float" office:value="23.4190728476821" calcext:value-type="float">
            <text:p>23.4190728476821</text:p>
          </table:table-cell>
          <table:table-cell table:formula="of:=IF([.$A3]=&quot;&quot;;&quot;&quot;;[$latest_newly_sick_table.D2]*[.D$1])" office:value-type="float" office:value="27.7170760815515" calcext:value-type="float">
            <text:p>27.7170760815515</text:p>
          </table:table-cell>
          <table:table-cell table:formula="of:=IF([.$A3]=&quot;&quot;;&quot;&quot;;[$latest_newly_sick_table.E2]*[.E$1])" office:value-type="float" office:value="5.80809366250955" calcext:value-type="float">
            <text:p>5.80809366250955</text:p>
          </table:table-cell>
          <table:table-cell table:formula="of:=IF([.$A3]=&quot;&quot;;&quot;&quot;;[$latest_newly_sick_table.F2]*[.F$1])" office:value-type="float" office:value="16.28291299806" calcext:value-type="float">
            <text:p>16.28291299806</text:p>
          </table:table-cell>
          <table:table-cell table:formula="of:=IF([.$A3]=&quot;&quot;;&quot;&quot;;[$latest_newly_sick_table.G2]*[.G$1])" office:value-type="float" office:value="41.0065710011635" calcext:value-type="float">
            <text:p>41.0065710011635</text:p>
          </table:table-cell>
          <table:table-cell table:formula="of:=IF([.$A3]=&quot;&quot;;&quot;&quot;;[$latest_newly_sick_table.H2]*[.H$1])" office:value-type="float" office:value="23.0081288103798" calcext:value-type="float">
            <text:p>23.0081288103798</text:p>
          </table:table-cell>
          <table:table-cell table:formula="of:=IF([.$A3]=&quot;&quot;;&quot;&quot;;[$latest_newly_sick_table.I2]*[.I$1])" office:value-type="float" office:value="12.0995451298824" calcext:value-type="float">
            <text:p>12.0995451298824</text:p>
          </table:table-cell>
          <table:table-cell table:formula="of:=IF([.$A3]=&quot;&quot;;&quot;&quot;;[$latest_newly_sick_table.J2]*[.J$1])" office:value-type="float" office:value="13.3729230092066" calcext:value-type="float">
            <text:p>13.3729230092066</text:p>
          </table:table-cell>
          <table:table-cell table:formula="of:=IF([.$A3]=&quot;&quot;;&quot;&quot;;[$latest_newly_sick_table.K2]*[.K$1])" office:value-type="float" office:value="8.37307127112418" calcext:value-type="float">
            <text:p>8.37307127112418</text:p>
          </table:table-cell>
          <table:table-cell table:formula="of:=IF([.$A3]=&quot;&quot;;&quot;&quot;;[$latest_newly_sick_table.L2]*[.L$1])" office:value-type="float" office:value="14.3258668792347" calcext:value-type="float">
            <text:p>14.3258668792347</text:p>
          </table:table-cell>
          <table:table-cell/>
          <table:table-cell table:formula="of:=SUM([.B3:.J3])/[.N$1]" office:value-type="percentage" office:value="0.017093151291992" calcext:value-type="percentage">
            <text:p>1.71%</text:p>
          </table:table-cell>
          <table:table-cell/>
        </table:table-row>
        <table:table-row table:style-name="ro1">
          <table:table-cell table:style-name="ce1" table:formula="of:=IF([$latest_newly_sick_table.A3]=&quot;&quot;;&quot;&quot;;[$latest_newly_sick_table.A3])" office:value-type="date" office:date-value="2021-11-16" calcext:value-type="date">
            <text:p>2021-11-16</text:p>
          </table:table-cell>
          <table:table-cell table:formula="of:=IF([.$A4]=&quot;&quot;;&quot;&quot;;[$latest_newly_sick_table.B3]*[.B$1])" office:value-type="float" office:value="14.2141013292236" calcext:value-type="float">
            <text:p>14.2141013292236</text:p>
          </table:table-cell>
          <table:table-cell table:formula="of:=IF([.$A4]=&quot;&quot;;&quot;&quot;;[$latest_newly_sick_table.C3]*[.C$1])" office:value-type="float" office:value="22.4619580038179" calcext:value-type="float">
            <text:p>22.4619580038179</text:p>
          </table:table-cell>
          <table:table-cell table:formula="of:=IF([.$A4]=&quot;&quot;;&quot;&quot;;[$latest_newly_sick_table.D3]*[.D$1])" office:value-type="float" office:value="28.1435631331851" calcext:value-type="float">
            <text:p>28.1435631331851</text:p>
          </table:table-cell>
          <table:table-cell table:formula="of:=IF([.$A4]=&quot;&quot;;&quot;&quot;;[$latest_newly_sick_table.E3]*[.E$1])" office:value-type="float" office:value="4.95598373696307" calcext:value-type="float">
            <text:p>4.95598373696307</text:p>
          </table:table-cell>
          <table:table-cell table:formula="of:=IF([.$A4]=&quot;&quot;;&quot;&quot;;[$latest_newly_sick_table.F3]*[.F$1])" office:value-type="float" office:value="16.3056780595369" calcext:value-type="float">
            <text:p>16.3056780595369</text:p>
          </table:table-cell>
          <table:table-cell table:formula="of:=IF([.$A4]=&quot;&quot;;&quot;&quot;;[$latest_newly_sick_table.G3]*[.G$1])" office:value-type="float" office:value="41.3559122100606" calcext:value-type="float">
            <text:p>41.3559122100606</text:p>
          </table:table-cell>
          <table:table-cell table:formula="of:=IF([.$A4]=&quot;&quot;;&quot;&quot;;[$latest_newly_sick_table.H3]*[.H$1])" office:value-type="float" office:value="23.6225197226871" calcext:value-type="float">
            <text:p>23.6225197226871</text:p>
          </table:table-cell>
          <table:table-cell table:formula="of:=IF([.$A4]=&quot;&quot;;&quot;&quot;;[$latest_newly_sick_table.I3]*[.I$1])" office:value-type="float" office:value="13.8816067653277" calcext:value-type="float">
            <text:p>13.8816067653277</text:p>
          </table:table-cell>
          <table:table-cell table:formula="of:=IF([.$A4]=&quot;&quot;;&quot;&quot;;[$latest_newly_sick_table.J3]*[.J$1])" office:value-type="float" office:value="14.4571043569396" calcext:value-type="float">
            <text:p>14.4571043569396</text:p>
          </table:table-cell>
          <table:table-cell table:formula="of:=IF([.$A4]=&quot;&quot;;&quot;&quot;;[$latest_newly_sick_table.K3]*[.K$1])" office:value-type="float" office:value="8.44115734720416" calcext:value-type="float">
            <text:p>8.44115734720416</text:p>
          </table:table-cell>
          <table:table-cell table:formula="of:=IF([.$A4]=&quot;&quot;;&quot;&quot;;[$latest_newly_sick_table.L3]*[.L$1])" office:value-type="float" office:value="14.0163418231097" calcext:value-type="float">
            <text:p>14.0163418231097</text:p>
          </table:table-cell>
          <table:table-cell/>
          <table:table-cell table:formula="of:=SUM([.B4:.J4])/[.N$1]" office:value-type="percentage" office:value="0.0174207057018588" calcext:value-type="percentage">
            <text:p>1.74%</text:p>
          </table:table-cell>
          <table:table-cell/>
        </table:table-row>
        <table:table-row table:style-name="ro1">
          <table:table-cell table:style-name="ce1" table:formula="of:=IF([$latest_newly_sick_table.A4]=&quot;&quot;;&quot;&quot;;[$latest_newly_sick_table.A4])" office:value-type="date" office:date-value="2021-11-17" calcext:value-type="date">
            <text:p>2021-11-17</text:p>
          </table:table-cell>
          <table:table-cell table:formula="of:=IF([.$A5]=&quot;&quot;;&quot;&quot;;[$latest_newly_sick_table.B4]*[.B$1])" office:value-type="float" office:value="13.4747109287579" calcext:value-type="float">
            <text:p>13.4747109287579</text:p>
          </table:table-cell>
          <table:table-cell table:formula="of:=IF([.$A5]=&quot;&quot;;&quot;&quot;;[$latest_newly_sick_table.C4]*[.C$1])" office:value-type="float" office:value="25.3927399424706" calcext:value-type="float">
            <text:p>25.3927399424706</text:p>
          </table:table-cell>
          <table:table-cell table:formula="of:=IF([.$A5]=&quot;&quot;;&quot;&quot;;[$latest_newly_sick_table.D4]*[.D$1])" office:value-type="float" office:value="30.5802542947109" calcext:value-type="float">
            <text:p>30.5802542947109</text:p>
          </table:table-cell>
          <table:table-cell table:formula="of:=IF([.$A5]=&quot;&quot;;&quot;&quot;;[$latest_newly_sick_table.E4]*[.E$1])" office:value-type="float" office:value="5.41882697442082" calcext:value-type="float">
            <text:p>5.41882697442082</text:p>
          </table:table-cell>
          <table:table-cell table:formula="of:=IF([.$A5]=&quot;&quot;;&quot;&quot;;[$latest_newly_sick_table.F4]*[.F$1])" office:value-type="float" office:value="16.4516330537212" calcext:value-type="float">
            <text:p>16.4516330537212</text:p>
          </table:table-cell>
          <table:table-cell table:formula="of:=IF([.$A5]=&quot;&quot;;&quot;&quot;;[$latest_newly_sick_table.G4]*[.G$1])" office:value-type="float" office:value="44.4989652591255" calcext:value-type="float">
            <text:p>44.4989652591255</text:p>
          </table:table-cell>
          <table:table-cell table:formula="of:=IF([.$A5]=&quot;&quot;;&quot;&quot;;[$latest_newly_sick_table.H4]*[.H$1])" office:value-type="float" office:value="25.2576410696522" calcext:value-type="float">
            <text:p>25.2576410696522</text:p>
          </table:table-cell>
          <table:table-cell table:formula="of:=IF([.$A5]=&quot;&quot;;&quot;&quot;;[$latest_newly_sick_table.I4]*[.I$1])" office:value-type="float" office:value="14.1703684348054" calcext:value-type="float">
            <text:p>14.1703684348054</text:p>
          </table:table-cell>
          <table:table-cell table:formula="of:=IF([.$A5]=&quot;&quot;;&quot;&quot;;[$latest_newly_sick_table.J4]*[.J$1])" office:value-type="float" office:value="14.8760348663336" calcext:value-type="float">
            <text:p>14.8760348663336</text:p>
          </table:table-cell>
          <table:table-cell table:formula="of:=IF([.$A5]=&quot;&quot;;&quot;&quot;;[$latest_newly_sick_table.K4]*[.K$1])" office:value-type="float" office:value="8.6806235272793" calcext:value-type="float">
            <text:p>8.6806235272793</text:p>
          </table:table-cell>
          <table:table-cell table:formula="of:=IF([.$A5]=&quot;&quot;;&quot;&quot;;[$latest_newly_sick_table.L4]*[.L$1])" office:value-type="float" office:value="13.8748477825353" calcext:value-type="float">
            <text:p>13.8748477825353</text:p>
          </table:table-cell>
          <table:table-cell/>
          <table:table-cell table:formula="of:=SUM([.B5:.J5])/[.N$1]" office:value-type="percentage" office:value="0.0184619513326858" calcext:value-type="percentage">
            <text:p>1.85%</text:p>
          </table:table-cell>
          <table:table-cell/>
        </table:table-row>
        <table:table-row table:style-name="ro1">
          <table:table-cell table:style-name="ce1" table:formula="of:=IF([$latest_newly_sick_table.A5]=&quot;&quot;;&quot;&quot;;[$latest_newly_sick_table.A5])" office:value-type="date" office:date-value="2021-11-18" calcext:value-type="date">
            <text:p>2021-11-18</text:p>
          </table:table-cell>
          <table:table-cell table:formula="of:=IF([.$A6]=&quot;&quot;;&quot;&quot;;[$latest_newly_sick_table.B5]*[.B$1])" office:value-type="float" office:value="12.9386957021815" calcext:value-type="float">
            <text:p>12.9386957021815</text:p>
          </table:table-cell>
          <table:table-cell table:formula="of:=IF([.$A6]=&quot;&quot;;&quot;&quot;;[$latest_newly_sick_table.C5]*[.C$1])" office:value-type="float" office:value="23.4808348675092" calcext:value-type="float">
            <text:p>23.4808348675092</text:p>
          </table:table-cell>
          <table:table-cell table:formula="of:=IF([.$A6]=&quot;&quot;;&quot;&quot;;[$latest_newly_sick_table.D5]*[.D$1])" office:value-type="float" office:value="27.4657101865137" calcext:value-type="float">
            <text:p>27.4657101865137</text:p>
          </table:table-cell>
          <table:table-cell table:formula="of:=IF([.$A6]=&quot;&quot;;&quot;&quot;;[$latest_newly_sick_table.E5]*[.E$1])" office:value-type="float" office:value="5.2231565902452" calcext:value-type="float">
            <text:p>5.2231565902452</text:p>
          </table:table-cell>
          <table:table-cell table:formula="of:=IF([.$A6]=&quot;&quot;;&quot;&quot;;[$latest_newly_sick_table.F5]*[.F$1])" office:value-type="float" office:value="15.8590730653358" calcext:value-type="float">
            <text:p>15.8590730653358</text:p>
          </table:table-cell>
          <table:table-cell table:formula="of:=IF([.$A6]=&quot;&quot;;&quot;&quot;;[$latest_newly_sick_table.G5]*[.G$1])" office:value-type="float" office:value="42.5755736024601" calcext:value-type="float">
            <text:p>42.5755736024601</text:p>
          </table:table-cell>
          <table:table-cell table:formula="of:=IF([.$A6]=&quot;&quot;;&quot;&quot;;[$latest_newly_sick_table.H5]*[.H$1])" office:value-type="float" office:value="26.2708170582697" calcext:value-type="float">
            <text:p>26.2708170582697</text:p>
          </table:table-cell>
          <table:table-cell table:formula="of:=IF([.$A6]=&quot;&quot;;&quot;&quot;;[$latest_newly_sick_table.I5]*[.I$1])" office:value-type="float" office:value="13.7468528267338" calcext:value-type="float">
            <text:p>13.7468528267338</text:p>
          </table:table-cell>
          <table:table-cell table:formula="of:=IF([.$A6]=&quot;&quot;;&quot;&quot;;[$latest_newly_sick_table.J5]*[.J$1])" office:value-type="float" office:value="15.8711490892737" calcext:value-type="float">
            <text:p>15.8711490892737</text:p>
          </table:table-cell>
          <table:table-cell table:formula="of:=IF([.$A6]=&quot;&quot;;&quot;&quot;;[$latest_newly_sick_table.K5]*[.K$1])" office:value-type="float" office:value="8.55308242900026" calcext:value-type="float">
            <text:p>8.55308242900026</text:p>
          </table:table-cell>
          <table:table-cell table:formula="of:=IF([.$A6]=&quot;&quot;;&quot;&quot;;[$latest_newly_sick_table.L5]*[.L$1])" office:value-type="float" office:value="12.9436278468745" calcext:value-type="float">
            <text:p>12.9436278468745</text:p>
          </table:table-cell>
          <table:table-cell/>
          <table:table-cell table:formula="of:=SUM([.B6:.J6])/[.N$1]" office:value-type="percentage" office:value="0.0178123774508179" calcext:value-type="percentage">
            <text:p>1.78%</text:p>
          </table:table-cell>
          <table:table-cell/>
        </table:table-row>
        <table:table-row table:style-name="ro1">
          <table:table-cell table:style-name="ce1" table:formula="of:=IF([$latest_newly_sick_table.A6]=&quot;&quot;;&quot;&quot;;[$latest_newly_sick_table.A6])" office:value-type="date" office:date-value="2021-11-19" calcext:value-type="date">
            <text:p>2021-11-19</text:p>
          </table:table-cell>
          <table:table-cell table:formula="of:=IF([.$A7]=&quot;&quot;;&quot;&quot;;[$latest_newly_sick_table.B6]*[.B$1])" office:value-type="float" office:value="13.4411436916337" calcext:value-type="float">
            <text:p>13.4411436916337</text:p>
          </table:table-cell>
          <table:table-cell table:formula="of:=IF([.$A7]=&quot;&quot;;&quot;&quot;;[$latest_newly_sick_table.C6]*[.C$1])" office:value-type="float" office:value="24.3958372049805" calcext:value-type="float">
            <text:p>24.3958372049805</text:p>
          </table:table-cell>
          <table:table-cell table:formula="of:=IF([.$A7]=&quot;&quot;;&quot;&quot;;[$latest_newly_sick_table.D6]*[.D$1])" office:value-type="float" office:value="30.4937649831786" calcext:value-type="float">
            <text:p>30.4937649831786</text:p>
          </table:table-cell>
          <table:table-cell table:formula="of:=IF([.$A7]=&quot;&quot;;&quot;&quot;;[$latest_newly_sick_table.E6]*[.E$1])" office:value-type="float" office:value="4.90399079727458" calcext:value-type="float">
            <text:p>4.90399079727458</text:p>
          </table:table-cell>
          <table:table-cell table:formula="of:=IF([.$A7]=&quot;&quot;;&quot;&quot;;[$latest_newly_sick_table.F6]*[.F$1])" office:value-type="float" office:value="16.1718578233785" calcext:value-type="float">
            <text:p>16.1718578233785</text:p>
          </table:table-cell>
          <table:table-cell table:formula="of:=IF([.$A7]=&quot;&quot;;&quot;&quot;;[$latest_newly_sick_table.G6]*[.G$1])" office:value-type="float" office:value="45.3761964118772" calcext:value-type="float">
            <text:p>45.3761964118772</text:p>
          </table:table-cell>
          <table:table-cell table:formula="of:=IF([.$A7]=&quot;&quot;;&quot;&quot;;[$latest_newly_sick_table.H6]*[.H$1])" office:value-type="float" office:value="24.1955615546469" calcext:value-type="float">
            <text:p>24.1955615546469</text:p>
          </table:table-cell>
          <table:table-cell table:formula="of:=IF([.$A7]=&quot;&quot;;&quot;&quot;;[$latest_newly_sick_table.I6]*[.I$1])" office:value-type="float" office:value="13.5113317668461" calcext:value-type="float">
            <text:p>13.5113317668461</text:p>
          </table:table-cell>
          <table:table-cell table:formula="of:=IF([.$A7]=&quot;&quot;;&quot;&quot;;[$latest_newly_sick_table.J6]*[.J$1])" office:value-type="float" office:value="15.07637588918" calcext:value-type="float">
            <text:p>15.07637588918</text:p>
          </table:table-cell>
          <table:table-cell table:formula="of:=IF([.$A7]=&quot;&quot;;&quot;&quot;;[$latest_newly_sick_table.K6]*[.K$1])" office:value-type="float" office:value="9.21870790952583" calcext:value-type="float">
            <text:p>9.21870790952583</text:p>
          </table:table-cell>
          <table:table-cell table:formula="of:=IF([.$A7]=&quot;&quot;;&quot;&quot;;[$latest_newly_sick_table.L6]*[.L$1])" office:value-type="float" office:value="13.5361433680235" calcext:value-type="float">
            <text:p>13.5361433680235</text:p>
          </table:table-cell>
          <table:table-cell/>
          <table:table-cell table:formula="of:=SUM([.B7:.J7])/[.N$1]" office:value-type="percentage" office:value="0.0182138337660707" calcext:value-type="percentage">
            <text:p>1.82%</text:p>
          </table:table-cell>
          <table:table-cell/>
        </table:table-row>
        <table:table-row table:style-name="ro1">
          <table:table-cell table:style-name="ce1" table:formula="of:=IF([$latest_newly_sick_table.A7]=&quot;&quot;;&quot;&quot;;[$latest_newly_sick_table.A7])" office:value-type="date" office:date-value="2021-11-20" calcext:value-type="date">
            <text:p>2021-11-20</text:p>
          </table:table-cell>
          <table:table-cell table:formula="of:=IF([.$A8]=&quot;&quot;;&quot;&quot;;[$latest_newly_sick_table.B7]*[.B$1])" office:value-type="float" office:value="13.1155740659165" calcext:value-type="float">
            <text:p>13.1155740659165</text:p>
          </table:table-cell>
          <table:table-cell table:formula="of:=IF([.$A8]=&quot;&quot;;&quot;&quot;;[$latest_newly_sick_table.C7]*[.C$1])" office:value-type="float" office:value="22.1382824501806" calcext:value-type="float">
            <text:p>22.1382824501806</text:p>
          </table:table-cell>
          <table:table-cell table:formula="of:=IF([.$A8]=&quot;&quot;;&quot;&quot;;[$latest_newly_sick_table.D7]*[.D$1])" office:value-type="float" office:value="29.2144635750314" calcext:value-type="float">
            <text:p>29.2144635750314</text:p>
          </table:table-cell>
          <table:table-cell table:formula="of:=IF([.$A8]=&quot;&quot;;&quot;&quot;;[$latest_newly_sick_table.E7]*[.E$1])" office:value-type="float" office:value="4.84948720317841" calcext:value-type="float">
            <text:p>4.84948720317841</text:p>
          </table:table-cell>
          <table:table-cell table:formula="of:=IF([.$A8]=&quot;&quot;;&quot;&quot;;[$latest_newly_sick_table.F7]*[.F$1])" office:value-type="float" office:value="15.090325859112" calcext:value-type="float">
            <text:p>15.090325859112</text:p>
          </table:table-cell>
          <table:table-cell table:formula="of:=IF([.$A8]=&quot;&quot;;&quot;&quot;;[$latest_newly_sick_table.G7]*[.G$1])" office:value-type="float" office:value="43.2070335853701" calcext:value-type="float">
            <text:p>43.2070335853701</text:p>
          </table:table-cell>
          <table:table-cell table:formula="of:=IF([.$A8]=&quot;&quot;;&quot;&quot;;[$latest_newly_sick_table.H7]*[.H$1])" office:value-type="float" office:value="23.5274382639062" calcext:value-type="float">
            <text:p>23.5274382639062</text:p>
          </table:table-cell>
          <table:table-cell table:formula="of:=IF([.$A8]=&quot;&quot;;&quot;&quot;;[$latest_newly_sick_table.I7]*[.I$1])" office:value-type="float" office:value="12.175488907476" calcext:value-type="float">
            <text:p>12.175488907476</text:p>
          </table:table-cell>
          <table:table-cell table:formula="of:=IF([.$A8]=&quot;&quot;;&quot;&quot;;[$latest_newly_sick_table.J7]*[.J$1])" office:value-type="float" office:value="15.0993485977299" calcext:value-type="float">
            <text:p>15.0993485977299</text:p>
          </table:table-cell>
          <table:table-cell table:formula="of:=IF([.$A8]=&quot;&quot;;&quot;&quot;;[$latest_newly_sick_table.K7]*[.K$1])" office:value-type="float" office:value="8.3185905581077" calcext:value-type="float">
            <text:p>8.3185905581077</text:p>
          </table:table-cell>
          <table:table-cell table:formula="of:=IF([.$A8]=&quot;&quot;;&quot;&quot;;[$latest_newly_sick_table.L7]*[.L$1])" office:value-type="float" office:value="12.9606511745604" calcext:value-type="float">
            <text:p>12.9606511745604</text:p>
          </table:table-cell>
          <table:table-cell/>
          <table:table-cell table:formula="of:=SUM([.B8:.J8])/[.N$1]" office:value-type="percentage" office:value="0.0173254459611479" calcext:value-type="percentage">
            <text:p>1.73%</text:p>
          </table:table-cell>
          <table:table-cell/>
        </table:table-row>
        <table:table-row table:style-name="ro1">
          <table:table-cell table:style-name="ce1" table:formula="of:=IF([$latest_newly_sick_table.A8]=&quot;&quot;;&quot;&quot;;[$latest_newly_sick_table.A8])" office:value-type="date" office:date-value="2021-11-21" calcext:value-type="date">
            <text:p>2021-11-21</text:p>
          </table:table-cell>
          <table:table-cell table:formula="of:=IF([.$A9]=&quot;&quot;;&quot;&quot;;[$latest_newly_sick_table.B8]*[.B$1])" office:value-type="float" office:value="14.3440049974622" calcext:value-type="float">
            <text:p>14.3440049974622</text:p>
          </table:table-cell>
          <table:table-cell table:formula="of:=IF([.$A9]=&quot;&quot;;&quot;&quot;;[$latest_newly_sick_table.C8]*[.C$1])" office:value-type="float" office:value="22.6904471715559" calcext:value-type="float">
            <text:p>22.6904471715559</text:p>
          </table:table-cell>
          <table:table-cell table:formula="of:=IF([.$A9]=&quot;&quot;;&quot;&quot;;[$latest_newly_sick_table.D8]*[.D$1])" office:value-type="float" office:value="28.911513323278" calcext:value-type="float">
            <text:p>28.911513323278</text:p>
          </table:table-cell>
          <table:table-cell table:formula="of:=IF([.$A9]=&quot;&quot;;&quot;&quot;;[$latest_newly_sick_table.E8]*[.E$1])" office:value-type="float" office:value="4.98215547703181" calcext:value-type="float">
            <text:p>4.98215547703181</text:p>
          </table:table-cell>
          <table:table-cell table:formula="of:=IF([.$A9]=&quot;&quot;;&quot;&quot;;[$latest_newly_sick_table.F8]*[.F$1])" office:value-type="float" office:value="15.580523283272" calcext:value-type="float">
            <text:p>15.580523283272</text:p>
          </table:table-cell>
          <table:table-cell table:formula="of:=IF([.$A9]=&quot;&quot;;&quot;&quot;;[$latest_newly_sick_table.G8]*[.G$1])" office:value-type="float" office:value="43.9417476838613" calcext:value-type="float">
            <text:p>43.9417476838613</text:p>
          </table:table-cell>
          <table:table-cell table:formula="of:=IF([.$A9]=&quot;&quot;;&quot;&quot;;[$latest_newly_sick_table.H8]*[.H$1])" office:value-type="float" office:value="25.0644328324828" calcext:value-type="float">
            <text:p>25.0644328324828</text:p>
          </table:table-cell>
          <table:table-cell table:formula="of:=IF([.$A9]=&quot;&quot;;&quot;&quot;;[$latest_newly_sick_table.I8]*[.I$1])" office:value-type="float" office:value="13.4103957153315" calcext:value-type="float">
            <text:p>13.4103957153315</text:p>
          </table:table-cell>
          <table:table-cell table:formula="of:=IF([.$A9]=&quot;&quot;;&quot;&quot;;[$latest_newly_sick_table.J8]*[.J$1])" office:value-type="float" office:value="14.6361564755032" calcext:value-type="float">
            <text:p>14.6361564755032</text:p>
          </table:table-cell>
          <table:table-cell table:formula="of:=IF([.$A9]=&quot;&quot;;&quot;&quot;;[$latest_newly_sick_table.K8]*[.K$1])" office:value-type="float" office:value="8.79514696804216" calcext:value-type="float">
            <text:p>8.79514696804216</text:p>
          </table:table-cell>
          <table:table-cell table:formula="of:=IF([.$A9]=&quot;&quot;;&quot;&quot;;[$latest_newly_sick_table.L8]*[.L$1])" office:value-type="float" office:value="12.0742457476307" calcext:value-type="float">
            <text:p>12.0742457476307</text:p>
          </table:table-cell>
          <table:table-cell/>
          <table:table-cell table:formula="of:=SUM([.B9:.J9])/[.N$1]" office:value-type="percentage" office:value="0.0178249540648455" calcext:value-type="percentage">
            <text:p>1.78%</text:p>
          </table:table-cell>
          <table:table-cell/>
        </table:table-row>
        <table:table-row table:style-name="ro1">
          <table:table-cell table:style-name="ce1" table:formula="of:=IF([$latest_newly_sick_table.A9]=&quot;&quot;;&quot;&quot;;[$latest_newly_sick_table.A9])" office:value-type="date" office:date-value="2021-11-22" calcext:value-type="date">
            <text:p>2021-11-22</text:p>
          </table:table-cell>
          <table:table-cell table:formula="of:=IF([.$A10]=&quot;&quot;;&quot;&quot;;[$latest_newly_sick_table.B9]*[.B$1])" office:value-type="float" office:value="14.6714072143213" calcext:value-type="float">
            <text:p>14.6714072143213</text:p>
          </table:table-cell>
          <table:table-cell table:formula="of:=IF([.$A10]=&quot;&quot;;&quot;&quot;;[$latest_newly_sick_table.C9]*[.C$1])" office:value-type="float" office:value="22.2293190887928" calcext:value-type="float">
            <text:p>22.2293190887928</text:p>
          </table:table-cell>
          <table:table-cell table:formula="of:=IF([.$A10]=&quot;&quot;;&quot;&quot;;[$latest_newly_sick_table.D9]*[.D$1])" office:value-type="float" office:value="28.955068726778" calcext:value-type="float">
            <text:p>28.955068726778</text:p>
          </table:table-cell>
          <table:table-cell table:formula="of:=IF([.$A10]=&quot;&quot;;&quot;&quot;;[$latest_newly_sick_table.E9]*[.E$1])" office:value-type="float" office:value="4.86395338571555" calcext:value-type="float">
            <text:p>4.86395338571555</text:p>
          </table:table-cell>
          <table:table-cell table:formula="of:=IF([.$A10]=&quot;&quot;;&quot;&quot;;[$latest_newly_sick_table.F9]*[.F$1])" office:value-type="float" office:value="15.1119239209949" calcext:value-type="float">
            <text:p>15.1119239209949</text:p>
          </table:table-cell>
          <table:table-cell table:formula="of:=IF([.$A10]=&quot;&quot;;&quot;&quot;;[$latest_newly_sick_table.G9]*[.G$1])" office:value-type="float" office:value="45.3358753799051" calcext:value-type="float">
            <text:p>45.3358753799051</text:p>
          </table:table-cell>
          <table:table-cell table:formula="of:=IF([.$A10]=&quot;&quot;;&quot;&quot;;[$latest_newly_sick_table.H9]*[.H$1])" office:value-type="float" office:value="23.8090351945382" calcext:value-type="float">
            <text:p>23.8090351945382</text:p>
          </table:table-cell>
          <table:table-cell table:formula="of:=IF([.$A10]=&quot;&quot;;&quot;&quot;;[$latest_newly_sick_table.I9]*[.I$1])" office:value-type="float" office:value="14.5819861431871" calcext:value-type="float">
            <text:p>14.5819861431871</text:p>
          </table:table-cell>
          <table:table-cell table:formula="of:=IF([.$A10]=&quot;&quot;;&quot;&quot;;[$latest_newly_sick_table.J9]*[.J$1])" office:value-type="float" office:value="14.7272320429626" calcext:value-type="float">
            <text:p>14.7272320429626</text:p>
          </table:table-cell>
          <table:table-cell table:formula="of:=IF([.$A10]=&quot;&quot;;&quot;&quot;;[$latest_newly_sick_table.K9]*[.K$1])" office:value-type="float" office:value="9.82811172973483" calcext:value-type="float">
            <text:p>9.82811172973483</text:p>
          </table:table-cell>
          <table:table-cell table:formula="of:=IF([.$A10]=&quot;&quot;;&quot;&quot;;[$latest_newly_sick_table.L9]*[.L$1])" office:value-type="float" office:value="14.0205841672769" calcext:value-type="float">
            <text:p>14.0205841672769</text:p>
          </table:table-cell>
          <table:table-cell/>
          <table:table-cell table:formula="of:=SUM([.B10:.J10])/[.N$1]" office:value-type="percentage" office:value="0.0178953001648083" calcext:value-type="percentage">
            <text:p>1.79%</text:p>
          </table:table-cell>
          <table:table-cell table:formula="of:=IF([.A16]=&quot;&quot;;&quot;&quot;;AVERAGE([.N3:.N16]))" office:value-type="percentage" office:value="0.0182974755710902" calcext:value-type="percentage">
            <text:p>1.83%</text:p>
          </table:table-cell>
        </table:table-row>
        <table:table-row table:style-name="ro1">
          <table:table-cell table:style-name="ce1" table:formula="of:=IF([$latest_newly_sick_table.A10]=&quot;&quot;;&quot;&quot;;[$latest_newly_sick_table.A10])" office:value-type="date" office:date-value="2021-11-23" calcext:value-type="date">
            <text:p>2021-11-23</text:p>
          </table:table-cell>
          <table:table-cell table:formula="of:=IF([.$A11]=&quot;&quot;;&quot;&quot;;[$latest_newly_sick_table.B10]*[.B$1])" office:value-type="float" office:value="13.7590366073829" calcext:value-type="float">
            <text:p>13.7590366073829</text:p>
          </table:table-cell>
          <table:table-cell table:formula="of:=IF([.$A11]=&quot;&quot;;&quot;&quot;;[$latest_newly_sick_table.C10]*[.C$1])" office:value-type="float" office:value="25.0327838258165" calcext:value-type="float">
            <text:p>25.0327838258165</text:p>
          </table:table-cell>
          <table:table-cell table:formula="of:=IF([.$A11]=&quot;&quot;;&quot;&quot;;[$latest_newly_sick_table.D10]*[.D$1])" office:value-type="float" office:value="31.3864906863635" calcext:value-type="float">
            <text:p>31.3864906863635</text:p>
          </table:table-cell>
          <table:table-cell table:formula="of:=IF([.$A11]=&quot;&quot;;&quot;&quot;;[$latest_newly_sick_table.E10]*[.E$1])" office:value-type="float" office:value="5.08342877279536" calcext:value-type="float">
            <text:p>5.08342877279536</text:p>
          </table:table-cell>
          <table:table-cell table:formula="of:=IF([.$A11]=&quot;&quot;;&quot;&quot;;[$latest_newly_sick_table.F10]*[.F$1])" office:value-type="float" office:value="16.8938090622728" calcext:value-type="float">
            <text:p>16.8938090622728</text:p>
          </table:table-cell>
          <table:table-cell table:formula="of:=IF([.$A11]=&quot;&quot;;&quot;&quot;;[$latest_newly_sick_table.G10]*[.G$1])" office:value-type="float" office:value="47.7428504270156" calcext:value-type="float">
            <text:p>47.7428504270156</text:p>
          </table:table-cell>
          <table:table-cell table:formula="of:=IF([.$A11]=&quot;&quot;;&quot;&quot;;[$latest_newly_sick_table.H10]*[.H$1])" office:value-type="float" office:value="26.9236867791479" calcext:value-type="float">
            <text:p>26.9236867791479</text:p>
          </table:table-cell>
          <table:table-cell table:formula="of:=IF([.$A11]=&quot;&quot;;&quot;&quot;;[$latest_newly_sick_table.I10]*[.I$1])" office:value-type="float" office:value="14.1793434747798" calcext:value-type="float">
            <text:p>14.1793434747798</text:p>
          </table:table-cell>
          <table:table-cell table:formula="of:=IF([.$A11]=&quot;&quot;;&quot;&quot;;[$latest_newly_sick_table.J10]*[.J$1])" office:value-type="float" office:value="16.7033595956593" calcext:value-type="float">
            <text:p>16.7033595956593</text:p>
          </table:table-cell>
          <table:table-cell table:formula="of:=IF([.$A11]=&quot;&quot;;&quot;&quot;;[$latest_newly_sick_table.K10]*[.K$1])" office:value-type="float" office:value="9.14752787317119" calcext:value-type="float">
            <text:p>9.14752787317119</text:p>
          </table:table-cell>
          <table:table-cell table:formula="of:=IF([.$A11]=&quot;&quot;;&quot;&quot;;[$latest_newly_sick_table.L10]*[.L$1])" office:value-type="float" office:value="14.1647417388515" calcext:value-type="float">
            <text:p>14.1647417388515</text:p>
          </table:table-cell>
          <table:table-cell/>
          <table:table-cell table:formula="of:=SUM([.B11:.J11])/[.N$1]" office:value-type="percentage" office:value="0.0191983675695508" calcext:value-type="percentage">
            <text:p>1.92%</text:p>
          </table:table-cell>
          <table:table-cell table:formula="of:=IF([.A17]=&quot;&quot;;&quot;&quot;;AVERAGE([.N4:.N17]))" office:value-type="percentage" office:value="0.0185541341523085" calcext:value-type="percentage">
            <text:p>1.86%</text:p>
          </table:table-cell>
        </table:table-row>
        <table:table-row table:style-name="ro1">
          <table:table-cell table:style-name="ce1" table:formula="of:=IF([$latest_newly_sick_table.A11]=&quot;&quot;;&quot;&quot;;[$latest_newly_sick_table.A11])" office:value-type="date" office:date-value="2021-11-24" calcext:value-type="date">
            <text:p>2021-11-24</text:p>
          </table:table-cell>
          <table:table-cell table:formula="of:=IF([.$A12]=&quot;&quot;;&quot;&quot;;[$latest_newly_sick_table.B11]*[.B$1])" office:value-type="float" office:value="14.7642534111553" calcext:value-type="float">
            <text:p>14.7642534111553</text:p>
          </table:table-cell>
          <table:table-cell table:formula="of:=IF([.$A12]=&quot;&quot;;&quot;&quot;;[$latest_newly_sick_table.C11]*[.C$1])" office:value-type="float" office:value="25.2199891249791" calcext:value-type="float">
            <text:p>25.2199891249791</text:p>
          </table:table-cell>
          <table:table-cell table:formula="of:=IF([.$A12]=&quot;&quot;;&quot;&quot;;[$latest_newly_sick_table.D11]*[.D$1])" office:value-type="float" office:value="34.1536761998282" calcext:value-type="float">
            <text:p>34.1536761998282</text:p>
          </table:table-cell>
          <table:table-cell table:formula="of:=IF([.$A12]=&quot;&quot;;&quot;&quot;;[$latest_newly_sick_table.E11]*[.E$1])" office:value-type="float" office:value="5.24684332207009" calcext:value-type="float">
            <text:p>5.24684332207009</text:p>
          </table:table-cell>
          <table:table-cell table:formula="of:=IF([.$A12]=&quot;&quot;;&quot;&quot;;[$latest_newly_sick_table.F11]*[.F$1])" office:value-type="float" office:value="16.9403522696053" calcext:value-type="float">
            <text:p>16.9403522696053</text:p>
          </table:table-cell>
          <table:table-cell table:formula="of:=IF([.$A12]=&quot;&quot;;&quot;&quot;;[$latest_newly_sick_table.G11]*[.G$1])" office:value-type="float" office:value="49.9848681171341" calcext:value-type="float">
            <text:p>49.9848681171341</text:p>
          </table:table-cell>
          <table:table-cell table:formula="of:=IF([.$A12]=&quot;&quot;;&quot;&quot;;[$latest_newly_sick_table.H11]*[.H$1])" office:value-type="float" office:value="25.0974249531901" calcext:value-type="float">
            <text:p>25.0974249531901</text:p>
          </table:table-cell>
          <table:table-cell table:formula="of:=IF([.$A12]=&quot;&quot;;&quot;&quot;;[$latest_newly_sick_table.I11]*[.I$1])" office:value-type="float" office:value="14.2169371314035" calcext:value-type="float">
            <text:p>14.2169371314035</text:p>
          </table:table-cell>
          <table:table-cell table:formula="of:=IF([.$A12]=&quot;&quot;;&quot;&quot;;[$latest_newly_sick_table.J11]*[.J$1])" office:value-type="float" office:value="16.6563535079795" calcext:value-type="float">
            <text:p>16.6563535079795</text:p>
          </table:table-cell>
          <table:table-cell table:formula="of:=IF([.$A12]=&quot;&quot;;&quot;&quot;;[$latest_newly_sick_table.K11]*[.K$1])" office:value-type="float" office:value="11.1113046753614" calcext:value-type="float">
            <text:p>11.1113046753614</text:p>
          </table:table-cell>
          <table:table-cell table:formula="of:=IF([.$A12]=&quot;&quot;;&quot;&quot;;[$latest_newly_sick_table.L11]*[.L$1])" office:value-type="float" office:value="14.4190931949063" calcext:value-type="float">
            <text:p>14.4190931949063</text:p>
          </table:table-cell>
          <table:table-cell/>
          <table:table-cell table:formula="of:=SUM([.B12:.J12])/[.N$1]" office:value-type="percentage" office:value="0.0196427168418475" calcext:value-type="percentage">
            <text:p>1.96%</text:p>
          </table:table-cell>
          <table:table-cell table:formula="of:=IF([.A18]=&quot;&quot;;&quot;&quot;;AVERAGE([.N5:.N18]))" office:value-type="percentage" office:value="0.0188428959021607" calcext:value-type="percentage">
            <text:p>1.88%</text:p>
          </table:table-cell>
        </table:table-row>
        <table:table-row table:style-name="ro1">
          <table:table-cell table:style-name="ce1" table:formula="of:=IF([$latest_newly_sick_table.A12]=&quot;&quot;;&quot;&quot;;[$latest_newly_sick_table.A12])" office:value-type="date" office:date-value="2021-11-25" calcext:value-type="date">
            <text:p>2021-11-25</text:p>
          </table:table-cell>
          <table:table-cell table:formula="of:=IF([.$A13]=&quot;&quot;;&quot;&quot;;[$latest_newly_sick_table.B12]*[.B$1])" office:value-type="float" office:value="13.5781650435674" calcext:value-type="float">
            <text:p>13.5781650435674</text:p>
          </table:table-cell>
          <table:table-cell table:formula="of:=IF([.$A13]=&quot;&quot;;&quot;&quot;;[$latest_newly_sick_table.C12]*[.C$1])" office:value-type="float" office:value="23.1269544924154" calcext:value-type="float">
            <text:p>23.1269544924154</text:p>
          </table:table-cell>
          <table:table-cell table:formula="of:=IF([.$A13]=&quot;&quot;;&quot;&quot;;[$latest_newly_sick_table.D12]*[.D$1])" office:value-type="float" office:value="32.0738169953657" calcext:value-type="float">
            <text:p>32.0738169953657</text:p>
          </table:table-cell>
          <table:table-cell table:formula="of:=IF([.$A13]=&quot;&quot;;&quot;&quot;;[$latest_newly_sick_table.E12]*[.E$1])" office:value-type="float" office:value="5.17880675151188" calcext:value-type="float">
            <text:p>5.17880675151188</text:p>
          </table:table-cell>
          <table:table-cell table:formula="of:=IF([.$A13]=&quot;&quot;;&quot;&quot;;[$latest_newly_sick_table.F12]*[.F$1])" office:value-type="float" office:value="15.3417047894688" calcext:value-type="float">
            <text:p>15.3417047894688</text:p>
          </table:table-cell>
          <table:table-cell table:formula="of:=IF([.$A13]=&quot;&quot;;&quot;&quot;;[$latest_newly_sick_table.G12]*[.G$1])" office:value-type="float" office:value="46.3341189061184" calcext:value-type="float">
            <text:p>46.3341189061184</text:p>
          </table:table-cell>
          <table:table-cell table:formula="of:=IF([.$A13]=&quot;&quot;;&quot;&quot;;[$latest_newly_sick_table.H12]*[.H$1])" office:value-type="float" office:value="23.6546663143131" calcext:value-type="float">
            <text:p>23.6546663143131</text:p>
          </table:table-cell>
          <table:table-cell table:formula="of:=IF([.$A13]=&quot;&quot;;&quot;&quot;;[$latest_newly_sick_table.I12]*[.I$1])" office:value-type="float" office:value="14.0970707385479" calcext:value-type="float">
            <text:p>14.0970707385479</text:p>
          </table:table-cell>
          <table:table-cell table:formula="of:=IF([.$A13]=&quot;&quot;;&quot;&quot;;[$latest_newly_sick_table.J12]*[.J$1])" office:value-type="float" office:value="14.9117378744108" calcext:value-type="float">
            <text:p>14.9117378744108</text:p>
          </table:table-cell>
          <table:table-cell table:formula="of:=IF([.$A13]=&quot;&quot;;&quot;&quot;;[$latest_newly_sick_table.K12]*[.K$1])" office:value-type="float" office:value="10.486905500167" calcext:value-type="float">
            <text:p>10.486905500167</text:p>
          </table:table-cell>
          <table:table-cell table:formula="of:=IF([.$A13]=&quot;&quot;;&quot;&quot;;[$latest_newly_sick_table.L12]*[.L$1])" office:value-type="float" office:value="12.8634808064982" calcext:value-type="float">
            <text:p>12.8634808064982</text:p>
          </table:table-cell>
          <table:table-cell/>
          <table:table-cell table:formula="of:=SUM([.B13:.J13])/[.N$1]" office:value-type="percentage" office:value="0.0182848166542746" calcext:value-type="percentage">
            <text:p>1.83%</text:p>
          </table:table-cell>
          <table:table-cell table:formula="of:=IF([.A19]=&quot;&quot;;&quot;&quot;;AVERAGE([.N6:.N19]))" office:value-type="percentage" office:value="0.0192531933412104" calcext:value-type="percentage">
            <text:p>1.93%</text:p>
          </table:table-cell>
        </table:table-row>
        <table:table-row table:style-name="ro1">
          <table:table-cell table:style-name="ce1" table:formula="of:=IF([$latest_newly_sick_table.A13]=&quot;&quot;;&quot;&quot;;[$latest_newly_sick_table.A13])" office:value-type="date" office:date-value="2021-11-26" calcext:value-type="date">
            <text:p>2021-11-26</text:p>
          </table:table-cell>
          <table:table-cell table:formula="of:=IF([.$A14]=&quot;&quot;;&quot;&quot;;[$latest_newly_sick_table.B13]*[.B$1])" office:value-type="float" office:value="13.4661152510631" calcext:value-type="float">
            <text:p>13.4661152510631</text:p>
          </table:table-cell>
          <table:table-cell table:formula="of:=IF([.$A14]=&quot;&quot;;&quot;&quot;;[$latest_newly_sick_table.C13]*[.C$1])" office:value-type="float" office:value="25.4929604261796" calcext:value-type="float">
            <text:p>25.4929604261796</text:p>
          </table:table-cell>
          <table:table-cell table:formula="of:=IF([.$A14]=&quot;&quot;;&quot;&quot;;[$latest_newly_sick_table.D13]*[.D$1])" office:value-type="float" office:value="32.3282785443863" calcext:value-type="float">
            <text:p>32.3282785443863</text:p>
          </table:table-cell>
          <table:table-cell table:formula="of:=IF([.$A14]=&quot;&quot;;&quot;&quot;;[$latest_newly_sick_table.E13]*[.E$1])" office:value-type="float" office:value="5.62018496902219" calcext:value-type="float">
            <text:p>5.62018496902219</text:p>
          </table:table-cell>
          <table:table-cell table:formula="of:=IF([.$A14]=&quot;&quot;;&quot;&quot;;[$latest_newly_sick_table.F13]*[.F$1])" office:value-type="float" office:value="15.0345095600808" calcext:value-type="float">
            <text:p>15.0345095600808</text:p>
          </table:table-cell>
          <table:table-cell table:formula="of:=IF([.$A14]=&quot;&quot;;&quot;&quot;;[$latest_newly_sick_table.G13]*[.G$1])" office:value-type="float" office:value="48.6276683973143" calcext:value-type="float">
            <text:p>48.6276683973143</text:p>
          </table:table-cell>
          <table:table-cell table:formula="of:=IF([.$A14]=&quot;&quot;;&quot;&quot;;[$latest_newly_sick_table.H13]*[.H$1])" office:value-type="float" office:value="26.0217382520506" calcext:value-type="float">
            <text:p>26.0217382520506</text:p>
          </table:table-cell>
          <table:table-cell table:formula="of:=IF([.$A14]=&quot;&quot;;&quot;&quot;;[$latest_newly_sick_table.I13]*[.I$1])" office:value-type="float" office:value="13.4939759036144" calcext:value-type="float">
            <text:p>13.4939759036144</text:p>
          </table:table-cell>
          <table:table-cell table:formula="of:=IF([.$A14]=&quot;&quot;;&quot;&quot;;[$latest_newly_sick_table.J13]*[.J$1])" office:value-type="float" office:value="16.5200472147127" calcext:value-type="float">
            <text:p>16.5200472147127</text:p>
          </table:table-cell>
          <table:table-cell table:formula="of:=IF([.$A14]=&quot;&quot;;&quot;&quot;;[$latest_newly_sick_table.K13]*[.K$1])" office:value-type="float" office:value="8.56767561393487" calcext:value-type="float">
            <text:p>8.56767561393487</text:p>
          </table:table-cell>
          <table:table-cell table:formula="of:=IF([.$A14]=&quot;&quot;;&quot;&quot;;[$latest_newly_sick_table.L13]*[.L$1])" office:value-type="float" office:value="12.5353262000916" calcext:value-type="float">
            <text:p>12.5353262000916</text:p>
          </table:table-cell>
          <table:table-cell/>
          <table:table-cell table:formula="of:=SUM([.B14:.J14])/[.N$1]" office:value-type="percentage" office:value="0.0190916176459918" calcext:value-type="percentage">
            <text:p>1.91%</text:p>
          </table:table-cell>
          <table:table-cell table:formula="of:=IF([.A20]=&quot;&quot;;&quot;&quot;;AVERAGE([.N7:.N20]))" office:value-type="percentage" office:value="0.0194329490341559" calcext:value-type="percentage">
            <text:p>1.94%</text:p>
          </table:table-cell>
        </table:table-row>
        <table:table-row table:style-name="ro1">
          <table:table-cell table:style-name="ce1" table:formula="of:=IF([$latest_newly_sick_table.A14]=&quot;&quot;;&quot;&quot;;[$latest_newly_sick_table.A14])" office:value-type="date" office:date-value="2021-11-27" calcext:value-type="date">
            <text:p>2021-11-27</text:p>
          </table:table-cell>
          <table:table-cell table:formula="of:=IF([.$A15]=&quot;&quot;;&quot;&quot;;[$latest_newly_sick_table.B14]*[.B$1])" office:value-type="float" office:value="12.5461126219805" calcext:value-type="float">
            <text:p>12.5461126219805</text:p>
          </table:table-cell>
          <table:table-cell table:formula="of:=IF([.$A15]=&quot;&quot;;&quot;&quot;;[$latest_newly_sick_table.C14]*[.C$1])" office:value-type="float" office:value="22.6955431754874" calcext:value-type="float">
            <text:p>22.6955431754874</text:p>
          </table:table-cell>
          <table:table-cell table:formula="of:=IF([.$A15]=&quot;&quot;;&quot;&quot;;[$latest_newly_sick_table.D14]*[.D$1])" office:value-type="float" office:value="32.7322856355114" calcext:value-type="float">
            <text:p>32.7322856355114</text:p>
          </table:table-cell>
          <table:table-cell table:formula="of:=IF([.$A15]=&quot;&quot;;&quot;&quot;;[$latest_newly_sick_table.E14]*[.E$1])" office:value-type="float" office:value="4.95890952192809" calcext:value-type="float">
            <text:p>4.95890952192809</text:p>
          </table:table-cell>
          <table:table-cell table:formula="of:=IF([.$A15]=&quot;&quot;;&quot;&quot;;[$latest_newly_sick_table.F14]*[.F$1])" office:value-type="float" office:value="14.9623073651147" calcext:value-type="float">
            <text:p>14.9623073651147</text:p>
          </table:table-cell>
          <table:table-cell table:formula="of:=IF([.$A15]=&quot;&quot;;&quot;&quot;;[$latest_newly_sick_table.G14]*[.G$1])" office:value-type="float" office:value="45.9739875643324" calcext:value-type="float">
            <text:p>45.9739875643324</text:p>
          </table:table-cell>
          <table:table-cell table:formula="of:=IF([.$A15]=&quot;&quot;;&quot;&quot;;[$latest_newly_sick_table.H14]*[.H$1])" office:value-type="float" office:value="22.6604942159518" calcext:value-type="float">
            <text:p>22.6604942159518</text:p>
          </table:table-cell>
          <table:table-cell table:formula="of:=IF([.$A15]=&quot;&quot;;&quot;&quot;;[$latest_newly_sick_table.I14]*[.I$1])" office:value-type="float" office:value="13.3683786505539" calcext:value-type="float">
            <text:p>13.3683786505539</text:p>
          </table:table-cell>
          <table:table-cell table:formula="of:=IF([.$A15]=&quot;&quot;;&quot;&quot;;[$latest_newly_sick_table.J14]*[.J$1])" office:value-type="float" office:value="14.7725158057974" calcext:value-type="float">
            <text:p>14.7725158057974</text:p>
          </table:table-cell>
          <table:table-cell table:formula="of:=IF([.$A15]=&quot;&quot;;&quot;&quot;;[$latest_newly_sick_table.K14]*[.K$1])" office:value-type="float" office:value="8.48870255071302" calcext:value-type="float">
            <text:p>8.48870255071302</text:p>
          </table:table-cell>
          <table:table-cell table:formula="of:=IF([.$A15]=&quot;&quot;;&quot;&quot;;[$latest_newly_sick_table.L14]*[.L$1])" office:value-type="float" office:value="11.6856504246759" calcext:value-type="float">
            <text:p>11.6856504246759</text:p>
          </table:table-cell>
          <table:table-cell/>
          <table:table-cell table:formula="of:=SUM([.B15:.J15])/[.N$1]" office:value-type="percentage" office:value="0.0179326601822351" calcext:value-type="percentage">
            <text:p>1.79%</text:p>
          </table:table-cell>
          <table:table-cell table:formula="of:=IF([.A21]=&quot;&quot;;&quot;&quot;;AVERAGE([.N8:.N21]))" office:value-type="percentage" office:value="0.0195707180576531" calcext:value-type="percentage">
            <text:p>1.96%</text:p>
          </table:table-cell>
        </table:table-row>
        <table:table-row table:style-name="ro1">
          <table:table-cell table:style-name="ce1" table:formula="of:=IF([$latest_newly_sick_table.A15]=&quot;&quot;;&quot;&quot;;[$latest_newly_sick_table.A15])" office:value-type="date" office:date-value="2021-11-28" calcext:value-type="date">
            <text:p>2021-11-28</text:p>
          </table:table-cell>
          <table:table-cell table:formula="of:=IF([.$A16]=&quot;&quot;;&quot;&quot;;[$latest_newly_sick_table.B15]*[.B$1])" office:value-type="float" office:value="15.4037396121884" calcext:value-type="float">
            <text:p>15.4037396121884</text:p>
          </table:table-cell>
          <table:table-cell table:formula="of:=IF([.$A16]=&quot;&quot;;&quot;&quot;;[$latest_newly_sick_table.C15]*[.C$1])" office:value-type="float" office:value="24.8690473711608" calcext:value-type="float">
            <text:p>24.8690473711608</text:p>
          </table:table-cell>
          <table:table-cell table:formula="of:=IF([.$A16]=&quot;&quot;;&quot;&quot;;[$latest_newly_sick_table.D15]*[.D$1])" office:value-type="float" office:value="32.9263831357913" calcext:value-type="float">
            <text:p>32.9263831357913</text:p>
          </table:table-cell>
          <table:table-cell table:formula="of:=IF([.$A16]=&quot;&quot;;&quot;&quot;;[$latest_newly_sick_table.E15]*[.E$1])" office:value-type="float" office:value="5.67557111274872" calcext:value-type="float">
            <text:p>5.67557111274872</text:p>
          </table:table-cell>
          <table:table-cell table:formula="of:=IF([.$A16]=&quot;&quot;;&quot;&quot;;[$latest_newly_sick_table.F15]*[.F$1])" office:value-type="float" office:value="16.7017538413783" calcext:value-type="float">
            <text:p>16.7017538413783</text:p>
          </table:table-cell>
          <table:table-cell table:formula="of:=IF([.$A16]=&quot;&quot;;&quot;&quot;;[$latest_newly_sick_table.G15]*[.G$1])" office:value-type="float" office:value="50.1220079224457" calcext:value-type="float">
            <text:p>50.1220079224457</text:p>
          </table:table-cell>
          <table:table-cell table:formula="of:=IF([.$A16]=&quot;&quot;;&quot;&quot;;[$latest_newly_sick_table.H15]*[.H$1])" office:value-type="float" office:value="28.7226880689985" calcext:value-type="float">
            <text:p>28.7226880689985</text:p>
          </table:table-cell>
          <table:table-cell table:formula="of:=IF([.$A16]=&quot;&quot;;&quot;&quot;;[$latest_newly_sick_table.I15]*[.I$1])" office:value-type="float" office:value="14.6978361669243" calcext:value-type="float">
            <text:p>14.6978361669243</text:p>
          </table:table-cell>
          <table:table-cell table:formula="of:=IF([.$A16]=&quot;&quot;;&quot;&quot;;[$latest_newly_sick_table.J15]*[.J$1])" office:value-type="float" office:value="16.4986607311276" calcext:value-type="float">
            <text:p>16.4986607311276</text:p>
          </table:table-cell>
          <table:table-cell table:formula="of:=IF([.$A16]=&quot;&quot;;&quot;&quot;;[$latest_newly_sick_table.K15]*[.K$1])" office:value-type="float" office:value="10.4334998810373" calcext:value-type="float">
            <text:p>10.4334998810373</text:p>
          </table:table-cell>
          <table:table-cell table:formula="of:=IF([.$A16]=&quot;&quot;;&quot;&quot;;[$latest_newly_sick_table.L15]*[.L$1])" office:value-type="float" office:value="11.8251021009641" calcext:value-type="float">
            <text:p>11.8251021009641</text:p>
          </table:table-cell>
          <table:table-cell/>
          <table:table-cell table:formula="of:=SUM([.B16:.J16])/[.N$1]" office:value-type="percentage" office:value="0.0199667593671357" calcext:value-type="percentage">
            <text:p>2.00%</text:p>
          </table:table-cell>
          <table:table-cell table:formula="of:=IF([.A22]=&quot;&quot;;&quot;&quot;;AVERAGE([.N9:.N22]))" office:value-type="percentage" office:value="0.0197056177654743" calcext:value-type="percentage">
            <text:p>1.97%</text:p>
          </table:table-cell>
        </table:table-row>
        <table:table-row table:style-name="ro1">
          <table:table-cell table:style-name="ce1" table:formula="of:=IF([$latest_newly_sick_table.A16]=&quot;&quot;;&quot;&quot;;[$latest_newly_sick_table.A16])" office:value-type="date" office:date-value="2021-11-29" calcext:value-type="date">
            <text:p>2021-11-29</text:p>
          </table:table-cell>
          <table:table-cell table:formula="of:=IF([.$A17]=&quot;&quot;;&quot;&quot;;[$latest_newly_sick_table.B16]*[.B$1])" office:value-type="float" office:value="15.5987246726786" calcext:value-type="float">
            <text:p>15.5987246726786</text:p>
          </table:table-cell>
          <table:table-cell table:formula="of:=IF([.$A17]=&quot;&quot;;&quot;&quot;;[$latest_newly_sick_table.C16]*[.C$1])" office:value-type="float" office:value="25.6929973942839" calcext:value-type="float">
            <text:p>25.6929973942839</text:p>
          </table:table-cell>
          <table:table-cell table:formula="of:=IF([.$A17]=&quot;&quot;;&quot;&quot;;[$latest_newly_sick_table.D16]*[.D$1])" office:value-type="float" office:value="37.2191421872845" calcext:value-type="float">
            <text:p>37.2191421872845</text:p>
          </table:table-cell>
          <table:table-cell table:formula="of:=IF([.$A17]=&quot;&quot;;&quot;&quot;;[$latest_newly_sick_table.E16]*[.E$1])" office:value-type="float" office:value="6.49553252323089" calcext:value-type="float">
            <text:p>6.49553252323089</text:p>
          </table:table-cell>
          <table:table-cell table:formula="of:=IF([.$A17]=&quot;&quot;;&quot;&quot;;[$latest_newly_sick_table.F16]*[.F$1])" office:value-type="float" office:value="18.173643082142" calcext:value-type="float">
            <text:p>18.173643082142</text:p>
          </table:table-cell>
          <table:table-cell table:formula="of:=IF([.$A17]=&quot;&quot;;&quot;&quot;;[$latest_newly_sick_table.G16]*[.G$1])" office:value-type="float" office:value="50.7769517551137" calcext:value-type="float">
            <text:p>50.7769517551137</text:p>
          </table:table-cell>
          <table:table-cell table:formula="of:=IF([.$A17]=&quot;&quot;;&quot;&quot;;[$latest_newly_sick_table.H16]*[.H$1])" office:value-type="float" office:value="28.6864016983135" calcext:value-type="float">
            <text:p>28.6864016983135</text:p>
          </table:table-cell>
          <table:table-cell table:formula="of:=IF([.$A17]=&quot;&quot;;&quot;&quot;;[$latest_newly_sick_table.I16]*[.I$1])" office:value-type="float" office:value="13.7623651079137" calcext:value-type="float">
            <text:p>13.7623651079137</text:p>
          </table:table-cell>
          <table:table-cell table:formula="of:=IF([.$A17]=&quot;&quot;;&quot;&quot;;[$latest_newly_sick_table.J16]*[.J$1])" office:value-type="float" office:value="16.6224945553874" calcext:value-type="float">
            <text:p>16.6224945553874</text:p>
          </table:table-cell>
          <table:table-cell table:formula="of:=IF([.$A17]=&quot;&quot;;&quot;&quot;;[$latest_newly_sick_table.K16]*[.K$1])" office:value-type="float" office:value="11.0547598213052" calcext:value-type="float">
            <text:p>11.0547598213052</text:p>
          </table:table-cell>
          <table:table-cell table:formula="of:=IF([.$A17]=&quot;&quot;;&quot;&quot;;[$latest_newly_sick_table.L16]*[.L$1])" office:value-type="float" office:value="15.1794191004908" calcext:value-type="float">
            <text:p>15.1794191004908</text:p>
          </table:table-cell>
          <table:table-cell/>
          <table:table-cell table:formula="of:=SUM([.B17:.J17])/[.N$1]" office:value-type="percentage" office:value="0.0206863714290491" calcext:value-type="percentage">
            <text:p>2.07%</text:p>
          </table:table-cell>
          <table:table-cell table:formula="of:=IF([.A23]=&quot;&quot;;&quot;&quot;;AVERAGE([.N10:.N23]))" office:value-type="percentage" office:value="0.0198152979038472" calcext:value-type="percentage">
            <text:p>1.98%</text:p>
          </table:table-cell>
        </table:table-row>
        <table:table-row table:style-name="ro1">
          <table:table-cell table:style-name="ce1" table:formula="of:=IF([$latest_newly_sick_table.A17]=&quot;&quot;;&quot;&quot;;[$latest_newly_sick_table.A17])" office:value-type="date" office:date-value="2021-11-30" calcext:value-type="date">
            <text:p>2021-11-30</text:p>
          </table:table-cell>
          <table:table-cell table:formula="of:=IF([.$A18]=&quot;&quot;;&quot;&quot;;[$latest_newly_sick_table.B17]*[.B$1])" office:value-type="float" office:value="16.4319683962622" calcext:value-type="float">
            <text:p>16.4319683962622</text:p>
          </table:table-cell>
          <table:table-cell table:formula="of:=IF([.$A18]=&quot;&quot;;&quot;&quot;;[$latest_newly_sick_table.C17]*[.C$1])" office:value-type="float" office:value="26.2275360532479" calcext:value-type="float">
            <text:p>26.2275360532479</text:p>
          </table:table-cell>
          <table:table-cell table:formula="of:=IF([.$A18]=&quot;&quot;;&quot;&quot;;[$latest_newly_sick_table.D17]*[.D$1])" office:value-type="float" office:value="35.7704336739776" calcext:value-type="float">
            <text:p>35.7704336739776</text:p>
          </table:table-cell>
          <table:table-cell table:formula="of:=IF([.$A18]=&quot;&quot;;&quot;&quot;;[$latest_newly_sick_table.E17]*[.E$1])" office:value-type="float" office:value="6.41652628779148" calcext:value-type="float">
            <text:p>6.41652628779148</text:p>
          </table:table-cell>
          <table:table-cell table:formula="of:=IF([.$A18]=&quot;&quot;;&quot;&quot;;[$latest_newly_sick_table.F17]*[.F$1])" office:value-type="float" office:value="18.3071365958347" calcext:value-type="float">
            <text:p>18.3071365958347</text:p>
          </table:table-cell>
          <table:table-cell table:formula="of:=IF([.$A18]=&quot;&quot;;&quot;&quot;;[$latest_newly_sick_table.G17]*[.G$1])" office:value-type="float" office:value="53.7248231354373" calcext:value-type="float">
            <text:p>53.7248231354373</text:p>
          </table:table-cell>
          <table:table-cell table:formula="of:=IF([.$A18]=&quot;&quot;;&quot;&quot;;[$latest_newly_sick_table.H17]*[.H$1])" office:value-type="float" office:value="30.1587923393478" calcext:value-type="float">
            <text:p>30.1587923393478</text:p>
          </table:table-cell>
          <table:table-cell table:formula="of:=IF([.$A18]=&quot;&quot;;&quot;&quot;;[$latest_newly_sick_table.I17]*[.I$1])" office:value-type="float" office:value="17.3275005730878" calcext:value-type="float">
            <text:p>17.3275005730878</text:p>
          </table:table-cell>
          <table:table-cell table:formula="of:=IF([.$A18]=&quot;&quot;;&quot;&quot;;[$latest_newly_sick_table.J17]*[.J$1])" office:value-type="float" office:value="16.6650692624485" calcext:value-type="float">
            <text:p>16.6650692624485</text:p>
          </table:table-cell>
          <table:table-cell table:formula="of:=IF([.$A18]=&quot;&quot;;&quot;&quot;;[$latest_newly_sick_table.K17]*[.K$1])" office:value-type="float" office:value="10.6138912056343" calcext:value-type="float">
            <text:p>10.6138912056343</text:p>
          </table:table-cell>
          <table:table-cell table:formula="of:=IF([.$A18]=&quot;&quot;;&quot;&quot;;[$latest_newly_sick_table.L17]*[.L$1])" office:value-type="float" office:value="16.46248" calcext:value-type="float">
            <text:p>16.46248</text:p>
          </table:table-cell>
          <table:table-cell/>
          <table:table-cell table:formula="of:=SUM([.B18:.J18])/[.N$1]" office:value-type="percentage" office:value="0.0214633701997898" calcext:value-type="percentage">
            <text:p>2.15%</text:p>
          </table:table-cell>
          <table:table-cell table:formula="of:=IF([.A24]=&quot;&quot;;&quot;&quot;;AVERAGE([.N11:.N24]))" office:value-type="percentage" office:value="0.0200262447688998" calcext:value-type="percentage">
            <text:p>2.00%</text:p>
          </table:table-cell>
        </table:table-row>
        <table:table-row table:style-name="ro1">
          <table:table-cell table:style-name="ce1" table:formula="of:=IF([$latest_newly_sick_table.A18]=&quot;&quot;;&quot;&quot;;[$latest_newly_sick_table.A18])" office:value-type="date" office:date-value="2021-12-01" calcext:value-type="date">
            <text:p>2021-12-01</text:p>
          </table:table-cell>
          <table:table-cell table:formula="of:=IF([.$A19]=&quot;&quot;;&quot;&quot;;[$latest_newly_sick_table.B18]*[.B$1])" office:value-type="float" office:value="17.8327154939716" calcext:value-type="float">
            <text:p>17.8327154939716</text:p>
          </table:table-cell>
          <table:table-cell table:formula="of:=IF([.$A19]=&quot;&quot;;&quot;&quot;;[$latest_newly_sick_table.C18]*[.C$1])" office:value-type="float" office:value="31.4876119576596" calcext:value-type="float">
            <text:p>31.4876119576596</text:p>
          </table:table-cell>
          <table:table-cell table:formula="of:=IF([.$A19]=&quot;&quot;;&quot;&quot;;[$latest_newly_sick_table.D18]*[.D$1])" office:value-type="float" office:value="44.2674785662252" calcext:value-type="float">
            <text:p>44.2674785662252</text:p>
          </table:table-cell>
          <table:table-cell table:formula="of:=IF([.$A19]=&quot;&quot;;&quot;&quot;;[$latest_newly_sick_table.E18]*[.E$1])" office:value-type="float" office:value="6.98395362513651" calcext:value-type="float">
            <text:p>6.98395362513651</text:p>
          </table:table-cell>
          <table:table-cell table:formula="of:=IF([.$A19]=&quot;&quot;;&quot;&quot;;[$latest_newly_sick_table.F18]*[.F$1])" office:value-type="float" office:value="20.9343982232852" calcext:value-type="float">
            <text:p>20.9343982232852</text:p>
          </table:table-cell>
          <table:table-cell table:formula="of:=IF([.$A19]=&quot;&quot;;&quot;&quot;;[$latest_newly_sick_table.G18]*[.G$1])" office:value-type="float" office:value="60.8472530928916" calcext:value-type="float">
            <text:p>60.8472530928916</text:p>
          </table:table-cell>
          <table:table-cell table:formula="of:=IF([.$A19]=&quot;&quot;;&quot;&quot;;[$latest_newly_sick_table.H18]*[.H$1])" office:value-type="float" office:value="30.7383182854881" calcext:value-type="float">
            <text:p>30.7383182854881</text:p>
          </table:table-cell>
          <table:table-cell table:formula="of:=IF([.$A19]=&quot;&quot;;&quot;&quot;;[$latest_newly_sick_table.I18]*[.I$1])" office:value-type="float" office:value="17.6490030537093" calcext:value-type="float">
            <text:p>17.6490030537093</text:p>
          </table:table-cell>
          <table:table-cell table:formula="of:=IF([.$A19]=&quot;&quot;;&quot;&quot;;[$latest_newly_sick_table.J18]*[.J$1])" office:value-type="float" office:value="18.5338449083038" calcext:value-type="float">
            <text:p>18.5338449083038</text:p>
          </table:table-cell>
          <table:table-cell table:formula="of:=IF([.$A19]=&quot;&quot;;&quot;&quot;;[$latest_newly_sick_table.K18]*[.K$1])" office:value-type="float" office:value="12.7778896231782" calcext:value-type="float">
            <text:p>12.7778896231782</text:p>
          </table:table-cell>
          <table:table-cell table:formula="of:=IF([.$A19]=&quot;&quot;;&quot;&quot;;[$latest_newly_sick_table.L18]*[.L$1])" office:value-type="float" office:value="17.2101688484158" calcext:value-type="float">
            <text:p>17.2101688484158</text:p>
          </table:table-cell>
          <table:table-cell/>
          <table:table-cell table:formula="of:=SUM([.B19:.J19])/[.N$1]" office:value-type="percentage" office:value="0.0242061154793815" calcext:value-type="percentage">
            <text:p>2.42%</text:p>
          </table:table-cell>
          <table:table-cell table:formula="of:=IF([.A25]=&quot;&quot;;&quot;&quot;;AVERAGE([.N12:.N25]))" office:value-type="percentage" office:value="0.0202257024500551" calcext:value-type="percentage">
            <text:p>2.02%</text:p>
          </table:table-cell>
        </table:table-row>
        <table:table-row table:style-name="ro1">
          <table:table-cell table:style-name="ce1" table:formula="of:=IF([$latest_newly_sick_table.A19]=&quot;&quot;;&quot;&quot;;[$latest_newly_sick_table.A19])" office:value-type="date" office:date-value="2021-12-02" calcext:value-type="date">
            <text:p>2021-12-02</text:p>
          </table:table-cell>
          <table:table-cell table:formula="of:=IF([.$A20]=&quot;&quot;;&quot;&quot;;[$latest_newly_sick_table.B19]*[.B$1])" office:value-type="float" office:value="14.5996492638194" calcext:value-type="float">
            <text:p>14.5996492638194</text:p>
          </table:table-cell>
          <table:table-cell table:formula="of:=IF([.$A20]=&quot;&quot;;&quot;&quot;;[$latest_newly_sick_table.C19]*[.C$1])" office:value-type="float" office:value="24.4384738117281" calcext:value-type="float">
            <text:p>24.4384738117281</text:p>
          </table:table-cell>
          <table:table-cell table:formula="of:=IF([.$A20]=&quot;&quot;;&quot;&quot;;[$latest_newly_sick_table.D19]*[.D$1])" office:value-type="float" office:value="36.0592873388931" calcext:value-type="float">
            <text:p>36.0592873388931</text:p>
          </table:table-cell>
          <table:table-cell table:formula="of:=IF([.$A20]=&quot;&quot;;&quot;&quot;;[$latest_newly_sick_table.E19]*[.E$1])" office:value-type="float" office:value="6.45162381596754" calcext:value-type="float">
            <text:p>6.45162381596754</text:p>
          </table:table-cell>
          <table:table-cell table:formula="of:=IF([.$A20]=&quot;&quot;;&quot;&quot;;[$latest_newly_sick_table.F19]*[.F$1])" office:value-type="float" office:value="18.6603751431004" calcext:value-type="float">
            <text:p>18.6603751431004</text:p>
          </table:table-cell>
          <table:table-cell table:formula="of:=IF([.$A20]=&quot;&quot;;&quot;&quot;;[$latest_newly_sick_table.G19]*[.G$1])" office:value-type="float" office:value="49.3050388871796" calcext:value-type="float">
            <text:p>49.3050388871796</text:p>
          </table:table-cell>
          <table:table-cell table:formula="of:=IF([.$A20]=&quot;&quot;;&quot;&quot;;[$latest_newly_sick_table.H19]*[.H$1])" office:value-type="float" office:value="28.7132600788406" calcext:value-type="float">
            <text:p>28.7132600788406</text:p>
          </table:table-cell>
          <table:table-cell table:formula="of:=IF([.$A20]=&quot;&quot;;&quot;&quot;;[$latest_newly_sick_table.I19]*[.I$1])" office:value-type="float" office:value="14.7738565884444" calcext:value-type="float">
            <text:p>14.7738565884444</text:p>
          </table:table-cell>
          <table:table-cell table:formula="of:=IF([.$A20]=&quot;&quot;;&quot;&quot;;[$latest_newly_sick_table.J19]*[.J$1])" office:value-type="float" office:value="16.3460358238778" calcext:value-type="float">
            <text:p>16.3460358238778</text:p>
          </table:table-cell>
          <table:table-cell table:formula="of:=IF([.$A20]=&quot;&quot;;&quot;&quot;;[$latest_newly_sick_table.K19]*[.K$1])" office:value-type="float" office:value="11.009562903153" calcext:value-type="float">
            <text:p>11.009562903153</text:p>
          </table:table-cell>
          <table:table-cell table:formula="of:=IF([.$A20]=&quot;&quot;;&quot;&quot;;[$latest_newly_sick_table.L19]*[.L$1])" office:value-type="float" office:value="14.9574871378283" calcext:value-type="float">
            <text:p>14.9574871378283</text:p>
          </table:table-cell>
          <table:table-cell/>
          <table:table-cell table:formula="of:=SUM([.B20:.J20])/[.N$1]" office:value-type="percentage" office:value="0.0203289571520539" calcext:value-type="percentage">
            <text:p>2.03%</text:p>
          </table:table-cell>
          <table:table-cell table:formula="of:=IF([.A26]=&quot;&quot;;&quot;&quot;;AVERAGE([.N13:.N26]))" office:value-type="percentage" office:value="0.020304770647648" calcext:value-type="percentage">
            <text:p>2.03%</text:p>
          </table:table-cell>
        </table:table-row>
        <table:table-row table:style-name="ro1">
          <table:table-cell table:style-name="ce1" table:formula="of:=IF([$latest_newly_sick_table.A20]=&quot;&quot;;&quot;&quot;;[$latest_newly_sick_table.A20])" office:value-type="date" office:date-value="2021-12-03" calcext:value-type="date">
            <text:p>2021-12-03</text:p>
          </table:table-cell>
          <table:table-cell table:formula="of:=IF([.$A21]=&quot;&quot;;&quot;&quot;;[$latest_newly_sick_table.B20]*[.B$1])" office:value-type="float" office:value="13.6969328767627" calcext:value-type="float">
            <text:p>13.6969328767627</text:p>
          </table:table-cell>
          <table:table-cell table:formula="of:=IF([.$A21]=&quot;&quot;;&quot;&quot;;[$latest_newly_sick_table.C20]*[.C$1])" office:value-type="float" office:value="25.7663490688609" calcext:value-type="float">
            <text:p>25.7663490688609</text:p>
          </table:table-cell>
          <table:table-cell table:formula="of:=IF([.$A21]=&quot;&quot;;&quot;&quot;;[$latest_newly_sick_table.D20]*[.D$1])" office:value-type="float" office:value="35.8099140629447" calcext:value-type="float">
            <text:p>35.8099140629447</text:p>
          </table:table-cell>
          <table:table-cell table:formula="of:=IF([.$A21]=&quot;&quot;;&quot;&quot;;[$latest_newly_sick_table.E20]*[.E$1])" office:value-type="float" office:value="5.96846923207323" calcext:value-type="float">
            <text:p>5.96846923207323</text:p>
          </table:table-cell>
          <table:table-cell table:formula="of:=IF([.$A21]=&quot;&quot;;&quot;&quot;;[$latest_newly_sick_table.F20]*[.F$1])" office:value-type="float" office:value="17.667806117977" calcext:value-type="float">
            <text:p>17.667806117977</text:p>
          </table:table-cell>
          <table:table-cell table:formula="of:=IF([.$A21]=&quot;&quot;;&quot;&quot;;[$latest_newly_sick_table.G20]*[.G$1])" office:value-type="float" office:value="51.6650924832742" calcext:value-type="float">
            <text:p>51.6650924832742</text:p>
          </table:table-cell>
          <table:table-cell table:formula="of:=IF([.$A21]=&quot;&quot;;&quot;&quot;;[$latest_newly_sick_table.H20]*[.H$1])" office:value-type="float" office:value="26.7014976563393" calcext:value-type="float">
            <text:p>26.7014976563393</text:p>
          </table:table-cell>
          <table:table-cell table:formula="of:=IF([.$A21]=&quot;&quot;;&quot;&quot;;[$latest_newly_sick_table.I20]*[.I$1])" office:value-type="float" office:value="14.040225439275" calcext:value-type="float">
            <text:p>14.040225439275</text:p>
          </table:table-cell>
          <table:table-cell table:formula="of:=IF([.$A21]=&quot;&quot;;&quot;&quot;;[$latest_newly_sick_table.J20]*[.J$1])" office:value-type="float" office:value="16.1122088411336" calcext:value-type="float">
            <text:p>16.1122088411336</text:p>
          </table:table-cell>
          <table:table-cell table:formula="of:=IF([.$A21]=&quot;&quot;;&quot;&quot;;[$latest_newly_sick_table.K20]*[.K$1])" office:value-type="float" office:value="9.76469529210551" calcext:value-type="float">
            <text:p>9.76469529210551</text:p>
          </table:table-cell>
          <table:table-cell table:formula="of:=IF([.$A21]=&quot;&quot;;&quot;&quot;;[$latest_newly_sick_table.L20]*[.L$1])" office:value-type="float" office:value="13.503902457966" calcext:value-type="float">
            <text:p>13.503902457966</text:p>
          </table:table-cell>
          <table:table-cell/>
          <table:table-cell table:formula="of:=SUM([.B21:.J21])/[.N$1]" office:value-type="percentage" office:value="0.0201426000950321" calcext:value-type="percentage">
            <text:p>2.01%</text:p>
          </table:table-cell>
          <table:table-cell table:formula="of:=IF([.A27]=&quot;&quot;;&quot;&quot;;AVERAGE([.N14:.N27]))" office:value-type="percentage" office:value="0.0204155480060212" calcext:value-type="percentage">
            <text:p>2.04%</text:p>
          </table:table-cell>
        </table:table-row>
        <table:table-row table:style-name="ro1">
          <table:table-cell table:style-name="ce1" table:formula="of:=IF([$latest_newly_sick_table.A21]=&quot;&quot;;&quot;&quot;;[$latest_newly_sick_table.A21])" office:value-type="date" office:date-value="2021-12-04" calcext:value-type="date">
            <text:p>2021-12-04</text:p>
          </table:table-cell>
          <table:table-cell table:formula="of:=IF([.$A22]=&quot;&quot;;&quot;&quot;;[$latest_newly_sick_table.B21]*[.B$1])" office:value-type="float" office:value="14.5588504345175" calcext:value-type="float">
            <text:p>14.5588504345175</text:p>
          </table:table-cell>
          <table:table-cell table:formula="of:=IF([.$A22]=&quot;&quot;;&quot;&quot;;[$latest_newly_sick_table.C21]*[.C$1])" office:value-type="float" office:value="24.0290060429257" calcext:value-type="float">
            <text:p>24.0290060429257</text:p>
          </table:table-cell>
          <table:table-cell table:formula="of:=IF([.$A22]=&quot;&quot;;&quot;&quot;;[$latest_newly_sick_table.D21]*[.D$1])" office:value-type="float" office:value="33.4613073029063" calcext:value-type="float">
            <text:p>33.4613073029063</text:p>
          </table:table-cell>
          <table:table-cell table:formula="of:=IF([.$A22]=&quot;&quot;;&quot;&quot;;[$latest_newly_sick_table.E21]*[.E$1])" office:value-type="float" office:value="5.15702922513182" calcext:value-type="float">
            <text:p>5.15702922513182</text:p>
          </table:table-cell>
          <table:table-cell table:formula="of:=IF([.$A22]=&quot;&quot;;&quot;&quot;;[$latest_newly_sick_table.F21]*[.F$1])" office:value-type="float" office:value="18.3751719920502" calcext:value-type="float">
            <text:p>18.3751719920502</text:p>
          </table:table-cell>
          <table:table-cell table:formula="of:=IF([.$A22]=&quot;&quot;;&quot;&quot;;[$latest_newly_sick_table.G21]*[.G$1])" office:value-type="float" office:value="48.3432471910113" calcext:value-type="float">
            <text:p>48.3432471910113</text:p>
          </table:table-cell>
          <table:table-cell table:formula="of:=IF([.$A22]=&quot;&quot;;&quot;&quot;;[$latest_newly_sick_table.H21]*[.H$1])" office:value-type="float" office:value="26.0849263743126" calcext:value-type="float">
            <text:p>26.0849263743126</text:p>
          </table:table-cell>
          <table:table-cell table:formula="of:=IF([.$A22]=&quot;&quot;;&quot;&quot;;[$latest_newly_sick_table.I21]*[.I$1])" office:value-type="float" office:value="13.0895844576363" calcext:value-type="float">
            <text:p>13.0895844576363</text:p>
          </table:table-cell>
          <table:table-cell table:formula="of:=IF([.$A22]=&quot;&quot;;&quot;&quot;;[$latest_newly_sick_table.J21]*[.J$1])" office:value-type="float" office:value="14.7670801633999" calcext:value-type="float">
            <text:p>14.7670801633999</text:p>
          </table:table-cell>
          <table:table-cell table:formula="of:=IF([.$A22]=&quot;&quot;;&quot;&quot;;[$latest_newly_sick_table.K21]*[.K$1])" office:value-type="float" office:value="9.06268387586602" calcext:value-type="float">
            <text:p>9.06268387586602</text:p>
          </table:table-cell>
          <table:table-cell table:formula="of:=IF([.$A22]=&quot;&quot;;&quot;&quot;;[$latest_newly_sick_table.L21]*[.L$1])" office:value-type="float" office:value="13.1029584838277" calcext:value-type="float">
            <text:p>13.1029584838277</text:p>
          </table:table-cell>
          <table:table-cell/>
          <table:table-cell table:formula="of:=SUM([.B22:.J22])/[.N$1]" office:value-type="percentage" office:value="0.019214041870644" calcext:value-type="percentage">
            <text:p>1.92%</text:p>
          </table:table-cell>
          <table:table-cell table:formula="of:=IF([.A28]=&quot;&quot;;&quot;&quot;;AVERAGE([.N15:.N28]))" office:value-type="percentage" office:value="0.0205310665413874" calcext:value-type="percentage">
            <text:p>2.05%</text:p>
          </table:table-cell>
        </table:table-row>
        <table:table-row table:style-name="ro1">
          <table:table-cell table:style-name="ce1" table:formula="of:=IF([$latest_newly_sick_table.A22]=&quot;&quot;;&quot;&quot;;[$latest_newly_sick_table.A22])" office:value-type="date" office:date-value="2021-12-05" calcext:value-type="date">
            <text:p>2021-12-05</text:p>
          </table:table-cell>
          <table:table-cell table:formula="of:=IF([.$A23]=&quot;&quot;;&quot;&quot;;[$latest_newly_sick_table.B22]*[.B$1])" office:value-type="float" office:value="14.9109530371308" calcext:value-type="float">
            <text:p>14.9109530371308</text:p>
          </table:table-cell>
          <table:table-cell table:formula="of:=IF([.$A23]=&quot;&quot;;&quot;&quot;;[$latest_newly_sick_table.C22]*[.C$1])" office:value-type="float" office:value="25.550257497728" calcext:value-type="float">
            <text:p>25.550257497728</text:p>
          </table:table-cell>
          <table:table-cell table:formula="of:=IF([.$A23]=&quot;&quot;;&quot;&quot;;[$latest_newly_sick_table.D22]*[.D$1])" office:value-type="float" office:value="33.3470158699251" calcext:value-type="float">
            <text:p>33.3470158699251</text:p>
          </table:table-cell>
          <table:table-cell table:formula="of:=IF([.$A23]=&quot;&quot;;&quot;&quot;;[$latest_newly_sick_table.E22]*[.E$1])" office:value-type="float" office:value="5.91911195249977" calcext:value-type="float">
            <text:p>5.91911195249977</text:p>
          </table:table-cell>
          <table:table-cell table:formula="of:=IF([.$A23]=&quot;&quot;;&quot;&quot;;[$latest_newly_sick_table.F22]*[.F$1])" office:value-type="float" office:value="16.8765302448392" calcext:value-type="float">
            <text:p>16.8765302448392</text:p>
          </table:table-cell>
          <table:table-cell table:formula="of:=IF([.$A23]=&quot;&quot;;&quot;&quot;;[$latest_newly_sick_table.G22]*[.G$1])" office:value-type="float" office:value="47.4591608101166" calcext:value-type="float">
            <text:p>47.4591608101166</text:p>
          </table:table-cell>
          <table:table-cell table:formula="of:=IF([.$A23]=&quot;&quot;;&quot;&quot;;[$latest_newly_sick_table.H22]*[.H$1])" office:value-type="float" office:value="25.6262030303624" calcext:value-type="float">
            <text:p>25.6262030303624</text:p>
          </table:table-cell>
          <table:table-cell table:formula="of:=IF([.$A23]=&quot;&quot;;&quot;&quot;;[$latest_newly_sick_table.I22]*[.I$1])" office:value-type="float" office:value="14.1843625722218" calcext:value-type="float">
            <text:p>14.1843625722218</text:p>
          </table:table-cell>
          <table:table-cell table:formula="of:=IF([.$A23]=&quot;&quot;;&quot;&quot;;[$latest_newly_sick_table.J22]*[.J$1])" office:value-type="float" office:value="15.5005868544601" calcext:value-type="float">
            <text:p>15.5005868544601</text:p>
          </table:table-cell>
          <table:table-cell table:formula="of:=IF([.$A23]=&quot;&quot;;&quot;&quot;;[$latest_newly_sick_table.K22]*[.K$1])" office:value-type="float" office:value="8.39369932823722" calcext:value-type="float">
            <text:p>8.39369932823722</text:p>
          </table:table-cell>
          <table:table-cell table:formula="of:=IF([.$A23]=&quot;&quot;;&quot;&quot;;[$latest_newly_sick_table.L22]*[.L$1])" office:value-type="float" office:value="12.4099304389542" calcext:value-type="float">
            <text:p>12.4099304389542</text:p>
          </table:table-cell>
          <table:table-cell/>
          <table:table-cell table:formula="of:=SUM([.B23:.J23])/[.N$1]" office:value-type="percentage" office:value="0.0193604760020668" calcext:value-type="percentage">
            <text:p>1.94%</text:p>
          </table:table-cell>
          <table:table-cell table:formula="of:=IF([.A29]=&quot;&quot;;&quot;&quot;;AVERAGE([.N16:.N29]))" office:value-type="percentage" office:value="0.0207427415897571" calcext:value-type="percentage">
            <text:p>2.07%</text:p>
          </table:table-cell>
        </table:table-row>
        <table:table-row table:style-name="ro1">
          <table:table-cell table:style-name="ce1" table:formula="of:=IF([$latest_newly_sick_table.A23]=&quot;&quot;;&quot;&quot;;[$latest_newly_sick_table.A23])" office:value-type="date" office:date-value="2021-12-06" calcext:value-type="date">
            <text:p>2021-12-06</text:p>
          </table:table-cell>
          <table:table-cell table:formula="of:=IF([.$A24]=&quot;&quot;;&quot;&quot;;[$latest_newly_sick_table.B23]*[.B$1])" office:value-type="float" office:value="15.2363925307906" calcext:value-type="float">
            <text:p>15.2363925307906</text:p>
          </table:table-cell>
          <table:table-cell table:formula="of:=IF([.$A24]=&quot;&quot;;&quot;&quot;;[$latest_newly_sick_table.C23]*[.C$1])" office:value-type="float" office:value="25.6370480746608" calcext:value-type="float">
            <text:p>25.6370480746608</text:p>
          </table:table-cell>
          <table:table-cell table:formula="of:=IF([.$A24]=&quot;&quot;;&quot;&quot;;[$latest_newly_sick_table.D23]*[.D$1])" office:value-type="float" office:value="37.263497421472" calcext:value-type="float">
            <text:p>37.263497421472</text:p>
          </table:table-cell>
          <table:table-cell table:formula="of:=IF([.$A24]=&quot;&quot;;&quot;&quot;;[$latest_newly_sick_table.E23]*[.E$1])" office:value-type="float" office:value="6.3285080746381" calcext:value-type="float">
            <text:p>6.3285080746381</text:p>
          </table:table-cell>
          <table:table-cell table:formula="of:=IF([.$A24]=&quot;&quot;;&quot;&quot;;[$latest_newly_sick_table.F23]*[.F$1])" office:value-type="float" office:value="18.1621621621622" calcext:value-type="float">
            <text:p>18.1621621621622</text:p>
          </table:table-cell>
          <table:table-cell table:formula="of:=IF([.$A24]=&quot;&quot;;&quot;&quot;;[$latest_newly_sick_table.G23]*[.G$1])" office:value-type="float" office:value="52.156711069893" calcext:value-type="float">
            <text:p>52.156711069893</text:p>
          </table:table-cell>
          <table:table-cell table:formula="of:=IF([.$A24]=&quot;&quot;;&quot;&quot;;[$latest_newly_sick_table.H23]*[.H$1])" office:value-type="float" office:value="27.8526073677464" calcext:value-type="float">
            <text:p>27.8526073677464</text:p>
          </table:table-cell>
          <table:table-cell table:formula="of:=IF([.$A24]=&quot;&quot;;&quot;&quot;;[$latest_newly_sick_table.I23]*[.I$1])" office:value-type="float" office:value="14.9132968902726" calcext:value-type="float">
            <text:p>14.9132968902726</text:p>
          </table:table-cell>
          <table:table-cell table:formula="of:=IF([.$A24]=&quot;&quot;;&quot;&quot;;[$latest_newly_sick_table.J23]*[.J$1])" office:value-type="float" office:value="17.1482089339232" calcext:value-type="float">
            <text:p>17.1482089339232</text:p>
          </table:table-cell>
          <table:table-cell table:formula="of:=IF([.$A24]=&quot;&quot;;&quot;&quot;;[$latest_newly_sick_table.K23]*[.K$1])" office:value-type="float" office:value="10.1926225860995" calcext:value-type="float">
            <text:p>10.1926225860995</text:p>
          </table:table-cell>
          <table:table-cell table:formula="of:=IF([.$A24]=&quot;&quot;;&quot;&quot;;[$latest_newly_sick_table.L23]*[.L$1])" office:value-type="float" office:value="17.0148594071477" calcext:value-type="float">
            <text:p>17.0148594071477</text:p>
          </table:table-cell>
          <table:table-cell/>
          <table:table-cell table:formula="of:=SUM([.B24:.J24])/[.N$1]" office:value-type="percentage" office:value="0.0208485562755447" calcext:value-type="percentage">
            <text:p>2.08%</text:p>
          </table:table-cell>
          <table:table-cell table:formula="of:=IF([.A30]=&quot;&quot;;&quot;&quot;;AVERAGE([.N17:.N30]))" office:value-type="percentage" office:value="0.0209459045637425" calcext:value-type="percentage">
            <text:p>2.09%</text:p>
          </table:table-cell>
        </table:table-row>
        <table:table-row table:style-name="ro1">
          <table:table-cell table:style-name="ce1" table:formula="of:=IF([$latest_newly_sick_table.A24]=&quot;&quot;;&quot;&quot;;[$latest_newly_sick_table.A24])" office:value-type="date" office:date-value="2021-12-07" calcext:value-type="date">
            <text:p>2021-12-07</text:p>
          </table:table-cell>
          <table:table-cell table:formula="of:=IF([.$A25]=&quot;&quot;;&quot;&quot;;[$latest_newly_sick_table.B24]*[.B$1])" office:value-type="float" office:value="16.2888832321176" calcext:value-type="float">
            <text:p>16.2888832321176</text:p>
          </table:table-cell>
          <table:table-cell table:formula="of:=IF([.$A25]=&quot;&quot;;&quot;&quot;;[$latest_newly_sick_table.C24]*[.C$1])" office:value-type="float" office:value="26.1732650851462" calcext:value-type="float">
            <text:p>26.1732650851462</text:p>
          </table:table-cell>
          <table:table-cell table:formula="of:=IF([.$A25]=&quot;&quot;;&quot;&quot;;[$latest_newly_sick_table.D24]*[.D$1])" office:value-type="float" office:value="39.6764377072477" calcext:value-type="float">
            <text:p>39.6764377072477</text:p>
          </table:table-cell>
          <table:table-cell table:formula="of:=IF([.$A25]=&quot;&quot;;&quot;&quot;;[$latest_newly_sick_table.E24]*[.E$1])" office:value-type="float" office:value="5.78404866508956" calcext:value-type="float">
            <text:p>5.78404866508956</text:p>
          </table:table-cell>
          <table:table-cell table:formula="of:=IF([.$A25]=&quot;&quot;;&quot;&quot;;[$latest_newly_sick_table.F24]*[.F$1])" office:value-type="float" office:value="19.9885200034613" calcext:value-type="float">
            <text:p>19.9885200034613</text:p>
          </table:table-cell>
          <table:table-cell table:formula="of:=IF([.$A25]=&quot;&quot;;&quot;&quot;;[$latest_newly_sick_table.G24]*[.G$1])" office:value-type="float" office:value="54.0349774458331" calcext:value-type="float">
            <text:p>54.0349774458331</text:p>
          </table:table-cell>
          <table:table-cell table:formula="of:=IF([.$A25]=&quot;&quot;;&quot;&quot;;[$latest_newly_sick_table.H24]*[.H$1])" office:value-type="float" office:value="29.9187503554435" calcext:value-type="float">
            <text:p>29.9187503554435</text:p>
          </table:table-cell>
          <table:table-cell table:formula="of:=IF([.$A25]=&quot;&quot;;&quot;&quot;;[$latest_newly_sick_table.I24]*[.I$1])" office:value-type="float" office:value="15.7559787744421" calcext:value-type="float">
            <text:p>15.7559787744421</text:p>
          </table:table-cell>
          <table:table-cell table:formula="of:=IF([.$A25]=&quot;&quot;;&quot;&quot;;[$latest_newly_sick_table.J24]*[.J$1])" office:value-type="float" office:value="18.8401407699691" calcext:value-type="float">
            <text:p>18.8401407699691</text:p>
          </table:table-cell>
          <table:table-cell table:formula="of:=IF([.$A25]=&quot;&quot;;&quot;&quot;;[$latest_newly_sick_table.K24]*[.K$1])" office:value-type="float" office:value="11.0647032772365" calcext:value-type="float">
            <text:p>11.0647032772365</text:p>
          </table:table-cell>
          <table:table-cell table:formula="of:=IF([.$A25]=&quot;&quot;;&quot;&quot;;[$latest_newly_sick_table.L24]*[.L$1])" office:value-type="float" office:value="15.5605916574774" calcext:value-type="float">
            <text:p>15.5605916574774</text:p>
          </table:table-cell>
          <table:table-cell/>
          <table:table-cell table:formula="of:=SUM([.B25:.J25])/[.N$1]" office:value-type="percentage" office:value="0.0219907751057244" calcext:value-type="percentage">
            <text:p>2.20%</text:p>
          </table:table-cell>
          <table:table-cell table:formula="of:=IF([.A31]=&quot;&quot;;&quot;&quot;;AVERAGE([.N18:.N31]))" office:value-type="percentage" office:value="0.0211551640947128" calcext:value-type="percentage">
            <text:p>2.12%</text:p>
          </table:table-cell>
        </table:table-row>
        <table:table-row table:style-name="ro1">
          <table:table-cell table:style-name="ce1" table:formula="of:=IF([$latest_newly_sick_table.A25]=&quot;&quot;;&quot;&quot;;[$latest_newly_sick_table.A25])" office:value-type="date" office:date-value="2021-12-08" calcext:value-type="date">
            <text:p>2021-12-08</text:p>
          </table:table-cell>
          <table:table-cell table:formula="of:=IF([.$A26]=&quot;&quot;;&quot;&quot;;[$latest_newly_sick_table.B25]*[.B$1])" office:value-type="float" office:value="15.1715511599156" calcext:value-type="float">
            <text:p>15.1715511599156</text:p>
          </table:table-cell>
          <table:table-cell table:formula="of:=IF([.$A26]=&quot;&quot;;&quot;&quot;;[$latest_newly_sick_table.C25]*[.C$1])" office:value-type="float" office:value="25.5534194768358" calcext:value-type="float">
            <text:p>25.5534194768358</text:p>
          </table:table-cell>
          <table:table-cell table:formula="of:=IF([.$A26]=&quot;&quot;;&quot;&quot;;[$latest_newly_sick_table.D25]*[.D$1])" office:value-type="float" office:value="36.1277630079757" calcext:value-type="float">
            <text:p>36.1277630079757</text:p>
          </table:table-cell>
          <table:table-cell table:formula="of:=IF([.$A26]=&quot;&quot;;&quot;&quot;;[$latest_newly_sick_table.E25]*[.E$1])" office:value-type="float" office:value="6.84572396274344" calcext:value-type="float">
            <text:p>6.84572396274344</text:p>
          </table:table-cell>
          <table:table-cell table:formula="of:=IF([.$A26]=&quot;&quot;;&quot;&quot;;[$latest_newly_sick_table.F25]*[.F$1])" office:value-type="float" office:value="19.1411642591471" calcext:value-type="float">
            <text:p>19.1411642591471</text:p>
          </table:table-cell>
          <table:table-cell table:formula="of:=IF([.$A26]=&quot;&quot;;&quot;&quot;;[$latest_newly_sick_table.G25]*[.G$1])" office:value-type="float" office:value="51.5207203779447" calcext:value-type="float">
            <text:p>51.5207203779447</text:p>
          </table:table-cell>
          <table:table-cell table:formula="of:=IF([.$A26]=&quot;&quot;;&quot;&quot;;[$latest_newly_sick_table.H25]*[.H$1])" office:value-type="float" office:value="27.5173512344976" calcext:value-type="float">
            <text:p>27.5173512344976</text:p>
          </table:table-cell>
          <table:table-cell table:formula="of:=IF([.$A26]=&quot;&quot;;&quot;&quot;;[$latest_newly_sick_table.I25]*[.I$1])" office:value-type="float" office:value="15.3018895243611" calcext:value-type="float">
            <text:p>15.3018895243611</text:p>
          </table:table-cell>
          <table:table-cell table:formula="of:=IF([.$A26]=&quot;&quot;;&quot;&quot;;[$latest_newly_sick_table.J25]*[.J$1])" office:value-type="float" office:value="16.5005352172982" calcext:value-type="float">
            <text:p>16.5005352172982</text:p>
          </table:table-cell>
          <table:table-cell table:formula="of:=IF([.$A26]=&quot;&quot;;&quot;&quot;;[$latest_newly_sick_table.K25]*[.K$1])" office:value-type="float" office:value="11.6084066822346" calcext:value-type="float">
            <text:p>11.6084066822346</text:p>
          </table:table-cell>
          <table:table-cell table:formula="of:=IF([.$A26]=&quot;&quot;;&quot;&quot;;[$latest_newly_sick_table.L25]*[.L$1])" office:value-type="float" office:value="16.4916436675866" calcext:value-type="float">
            <text:p>16.4916436675866</text:p>
          </table:table-cell>
          <table:table-cell/>
          <table:table-cell table:formula="of:=SUM([.B26:.J26])/[.N$1]" office:value-type="percentage" office:value="0.0207496716081491" calcext:value-type="percentage">
            <text:p>2.07%</text:p>
          </table:table-cell>
          <table:table-cell table:formula="of:=IF([.A32]=&quot;&quot;;&quot;&quot;;AVERAGE([.N19:.N32]))" office:value-type="percentage" office:value="0.0216254539998227" calcext:value-type="percentage">
            <text:p>2.16%</text:p>
          </table:table-cell>
        </table:table-row>
        <table:table-row table:style-name="ro1">
          <table:table-cell table:style-name="ce1" table:formula="of:=IF([$latest_newly_sick_table.A26]=&quot;&quot;;&quot;&quot;;[$latest_newly_sick_table.A26])" office:value-type="date" office:date-value="2021-12-09" calcext:value-type="date">
            <text:p>2021-12-09</text:p>
          </table:table-cell>
          <table:table-cell table:formula="of:=IF([.$A27]=&quot;&quot;;&quot;&quot;;[$latest_newly_sick_table.B26]*[.B$1])" office:value-type="float" office:value="15.2807939716964" calcext:value-type="float">
            <text:p>15.2807939716964</text:p>
          </table:table-cell>
          <table:table-cell table:formula="of:=IF([.$A27]=&quot;&quot;;&quot;&quot;;[$latest_newly_sick_table.C26]*[.C$1])" office:value-type="float" office:value="24.86137913416" calcext:value-type="float">
            <text:p>24.86137913416</text:p>
          </table:table-cell>
          <table:table-cell table:formula="of:=IF([.$A27]=&quot;&quot;;&quot;&quot;;[$latest_newly_sick_table.D26]*[.D$1])" office:value-type="float" office:value="35.9526062762615" calcext:value-type="float">
            <text:p>35.9526062762615</text:p>
          </table:table-cell>
          <table:table-cell table:formula="of:=IF([.$A27]=&quot;&quot;;&quot;&quot;;[$latest_newly_sick_table.E26]*[.E$1])" office:value-type="float" office:value="6.4709857251457" calcext:value-type="float">
            <text:p>6.4709857251457</text:p>
          </table:table-cell>
          <table:table-cell table:formula="of:=IF([.$A27]=&quot;&quot;;&quot;&quot;;[$latest_newly_sick_table.F26]*[.F$1])" office:value-type="float" office:value="17.0028559651396" calcext:value-type="float">
            <text:p>17.0028559651396</text:p>
          </table:table-cell>
          <table:table-cell table:formula="of:=IF([.$A27]=&quot;&quot;;&quot;&quot;;[$latest_newly_sick_table.G26]*[.G$1])" office:value-type="float" office:value="47.9501167887882" calcext:value-type="float">
            <text:p>47.9501167887882</text:p>
          </table:table-cell>
          <table:table-cell table:formula="of:=IF([.$A27]=&quot;&quot;;&quot;&quot;;[$latest_newly_sick_table.H26]*[.H$1])" office:value-type="float" office:value="27.2768344393527" calcext:value-type="float">
            <text:p>27.2768344393527</text:p>
          </table:table-cell>
          <table:table-cell table:formula="of:=IF([.$A27]=&quot;&quot;;&quot;&quot;;[$latest_newly_sick_table.I26]*[.I$1])" office:value-type="float" office:value="13.5255800336675" calcext:value-type="float">
            <text:p>13.5255800336675</text:p>
          </table:table-cell>
          <table:table-cell table:formula="of:=IF([.$A27]=&quot;&quot;;&quot;&quot;;[$latest_newly_sick_table.J26]*[.J$1])" office:value-type="float" office:value="15.9468828828829" calcext:value-type="float">
            <text:p>15.9468828828829</text:p>
          </table:table-cell>
          <table:table-cell table:formula="of:=IF([.$A27]=&quot;&quot;;&quot;&quot;;[$latest_newly_sick_table.K26]*[.K$1])" office:value-type="float" office:value="10.8843417972267" calcext:value-type="float">
            <text:p>10.8843417972267</text:p>
          </table:table-cell>
          <table:table-cell table:formula="of:=IF([.$A27]=&quot;&quot;;&quot;&quot;;[$latest_newly_sick_table.L26]*[.L$1])" office:value-type="float" office:value="15.3258880099271" calcext:value-type="float">
            <text:p>15.3258880099271</text:p>
          </table:table-cell>
          <table:table-cell/>
          <table:table-cell table:formula="of:=SUM([.B27:.J27])/[.N$1]" office:value-type="percentage" office:value="0.0198356996714988" calcext:value-type="percentage">
            <text:p>1.98%</text:p>
          </table:table-cell>
          <table:table-cell table:formula="of:=IF([.A33]=&quot;&quot;;&quot;&quot;;AVERAGE([.N20:.N33]))" office:value-type="percentage" office:value="0.022142107929458" calcext:value-type="percentage">
            <text:p>2.21%</text:p>
          </table:table-cell>
        </table:table-row>
        <table:table-row table:style-name="ro1">
          <table:table-cell table:style-name="ce1" table:formula="of:=IF([$latest_newly_sick_table.A27]=&quot;&quot;;&quot;&quot;;[$latest_newly_sick_table.A27])" office:value-type="date" office:date-value="2021-12-10" calcext:value-type="date">
            <text:p>2021-12-10</text:p>
          </table:table-cell>
          <table:table-cell table:formula="of:=IF([.$A28]=&quot;&quot;;&quot;&quot;;[$latest_newly_sick_table.B27]*[.B$1])" office:value-type="float" office:value="15.4106206059741" calcext:value-type="float">
            <text:p>15.4106206059741</text:p>
          </table:table-cell>
          <table:table-cell table:formula="of:=IF([.$A28]=&quot;&quot;;&quot;&quot;;[$latest_newly_sick_table.C27]*[.C$1])" office:value-type="float" office:value="26.1844006693033" calcext:value-type="float">
            <text:p>26.1844006693033</text:p>
          </table:table-cell>
          <table:table-cell table:formula="of:=IF([.$A28]=&quot;&quot;;&quot;&quot;;[$latest_newly_sick_table.D27]*[.D$1])" office:value-type="float" office:value="38.2186267057588" calcext:value-type="float">
            <text:p>38.2186267057588</text:p>
          </table:table-cell>
          <table:table-cell table:formula="of:=IF([.$A28]=&quot;&quot;;&quot;&quot;;[$latest_newly_sick_table.E27]*[.E$1])" office:value-type="float" office:value="6.26040890654749" calcext:value-type="float">
            <text:p>6.26040890654749</text:p>
          </table:table-cell>
          <table:table-cell table:formula="of:=IF([.$A28]=&quot;&quot;;&quot;&quot;;[$latest_newly_sick_table.F27]*[.F$1])" office:value-type="float" office:value="17.9530397727273" calcext:value-type="float">
            <text:p>17.9530397727273</text:p>
          </table:table-cell>
          <table:table-cell table:formula="of:=IF([.$A28]=&quot;&quot;;&quot;&quot;;[$latest_newly_sick_table.G27]*[.G$1])" office:value-type="float" office:value="50.9567720369758" calcext:value-type="float">
            <text:p>50.9567720369758</text:p>
          </table:table-cell>
          <table:table-cell table:formula="of:=IF([.$A28]=&quot;&quot;;&quot;&quot;;[$latest_newly_sick_table.H27]*[.H$1])" office:value-type="float" office:value="27.9118959177198" calcext:value-type="float">
            <text:p>27.9118959177198</text:p>
          </table:table-cell>
          <table:table-cell table:formula="of:=IF([.$A28]=&quot;&quot;;&quot;&quot;;[$latest_newly_sick_table.I27]*[.I$1])" office:value-type="float" office:value="13.98361295357" calcext:value-type="float">
            <text:p>13.98361295357</text:p>
          </table:table-cell>
          <table:table-cell table:formula="of:=IF([.$A28]=&quot;&quot;;&quot;&quot;;[$latest_newly_sick_table.J27]*[.J$1])" office:value-type="float" office:value="16.3806392306604" calcext:value-type="float">
            <text:p>16.3806392306604</text:p>
          </table:table-cell>
          <table:table-cell table:formula="of:=IF([.$A28]=&quot;&quot;;&quot;&quot;;[$latest_newly_sick_table.K27]*[.K$1])" office:value-type="float" office:value="11.408093914118" calcext:value-type="float">
            <text:p>11.408093914118</text:p>
          </table:table-cell>
          <table:table-cell table:formula="of:=IF([.$A28]=&quot;&quot;;&quot;&quot;;[$latest_newly_sick_table.L27]*[.L$1])" office:value-type="float" office:value="15.574394079556" calcext:value-type="float">
            <text:p>15.574394079556</text:p>
          </table:table-cell>
          <table:table-cell/>
          <table:table-cell table:formula="of:=SUM([.B28:.J28])/[.N$1]" office:value-type="percentage" office:value="0.0207088771411184" calcext:value-type="percentage">
            <text:p>2.07%</text:p>
          </table:table-cell>
          <table:table-cell table:formula="of:=IF([.A34]=&quot;&quot;;&quot;&quot;;AVERAGE([.N21:.N34]))" office:value-type="percentage" office:value="0.0227819928388479" calcext:value-type="percentage">
            <text:p>2.28%</text:p>
          </table:table-cell>
        </table:table-row>
        <table:table-row table:style-name="ro1">
          <table:table-cell table:style-name="ce1" table:formula="of:=IF([$latest_newly_sick_table.A28]=&quot;&quot;;&quot;&quot;;[$latest_newly_sick_table.A28])" office:value-type="date" office:date-value="2021-12-11" calcext:value-type="date">
            <text:p>2021-12-11</text:p>
          </table:table-cell>
          <table:table-cell table:formula="of:=IF([.$A29]=&quot;&quot;;&quot;&quot;;[$latest_newly_sick_table.B28]*[.B$1])" office:value-type="float" office:value="14.6447994056463" calcext:value-type="float">
            <text:p>14.6447994056463</text:p>
          </table:table-cell>
          <table:table-cell table:formula="of:=IF([.$A29]=&quot;&quot;;&quot;&quot;;[$latest_newly_sick_table.C28]*[.C$1])" office:value-type="float" office:value="25.1028146831968" calcext:value-type="float">
            <text:p>25.1028146831968</text:p>
          </table:table-cell>
          <table:table-cell table:formula="of:=IF([.$A29]=&quot;&quot;;&quot;&quot;;[$latest_newly_sick_table.D28]*[.D$1])" office:value-type="float" office:value="40.0125300278659" calcext:value-type="float">
            <text:p>40.0125300278659</text:p>
          </table:table-cell>
          <table:table-cell table:formula="of:=IF([.$A29]=&quot;&quot;;&quot;&quot;;[$latest_newly_sick_table.E28]*[.E$1])" office:value-type="float" office:value="5.95316732197466" calcext:value-type="float">
            <text:p>5.95316732197466</text:p>
          </table:table-cell>
          <table:table-cell table:formula="of:=IF([.$A29]=&quot;&quot;;&quot;&quot;;[$latest_newly_sick_table.F28]*[.F$1])" office:value-type="float" office:value="19.3130628622381" calcext:value-type="float">
            <text:p>19.3130628622381</text:p>
          </table:table-cell>
          <table:table-cell table:formula="of:=IF([.$A29]=&quot;&quot;;&quot;&quot;;[$latest_newly_sick_table.G28]*[.G$1])" office:value-type="float" office:value="49.875722605928" calcext:value-type="float">
            <text:p>49.875722605928</text:p>
          </table:table-cell>
          <table:table-cell table:formula="of:=IF([.$A29]=&quot;&quot;;&quot;&quot;;[$latest_newly_sick_table.H28]*[.H$1])" office:value-type="float" office:value="27.8618177568273" calcext:value-type="float">
            <text:p>27.8618177568273</text:p>
          </table:table-cell>
          <table:table-cell table:formula="of:=IF([.$A29]=&quot;&quot;;&quot;&quot;;[$latest_newly_sick_table.I28]*[.I$1])" office:value-type="float" office:value="15.5255873110879" calcext:value-type="float">
            <text:p>15.5255873110879</text:p>
          </table:table-cell>
          <table:table-cell table:formula="of:=IF([.$A29]=&quot;&quot;;&quot;&quot;;[$latest_newly_sick_table.J28]*[.J$1])" office:value-type="float" office:value="16.8986476554461" calcext:value-type="float">
            <text:p>16.8986476554461</text:p>
          </table:table-cell>
          <table:table-cell table:formula="of:=IF([.$A29]=&quot;&quot;;&quot;&quot;;[$latest_newly_sick_table.K28]*[.K$1])" office:value-type="float" office:value="10.1214197615458" calcext:value-type="float">
            <text:p>10.1214197615458</text:p>
          </table:table-cell>
          <table:table-cell table:formula="of:=IF([.$A29]=&quot;&quot;;&quot;&quot;;[$latest_newly_sick_table.L28]*[.L$1])" office:value-type="float" office:value="14.7052923931492" calcext:value-type="float">
            <text:p>14.7052923931492</text:p>
          </table:table-cell>
          <table:table-cell/>
          <table:table-cell table:formula="of:=SUM([.B29:.J29])/[.N$1]" office:value-type="percentage" office:value="0.0208961108594107" calcext:value-type="percentage">
            <text:p>2.09%</text:p>
          </table:table-cell>
          <table:table-cell table:formula="of:=IF([.A35]=&quot;&quot;;&quot;&quot;;AVERAGE([.N22:.N35]))" office:value-type="percentage" office:value="0.0232466086135964" calcext:value-type="percentage">
            <text:p>2.32%</text:p>
          </table:table-cell>
        </table:table-row>
        <table:table-row table:style-name="ro1">
          <table:table-cell table:style-name="ce1" table:formula="of:=IF([$latest_newly_sick_table.A29]=&quot;&quot;;&quot;&quot;;[$latest_newly_sick_table.A29])" office:value-type="date" office:date-value="2021-12-12" calcext:value-type="date">
            <text:p>2021-12-12</text:p>
          </table:table-cell>
          <table:table-cell table:formula="of:=IF([.$A30]=&quot;&quot;;&quot;&quot;;[$latest_newly_sick_table.B29]*[.B$1])" office:value-type="float" office:value="15.9214058194052" calcext:value-type="float">
            <text:p>15.9214058194052</text:p>
          </table:table-cell>
          <table:table-cell table:formula="of:=IF([.$A30]=&quot;&quot;;&quot;&quot;;[$latest_newly_sick_table.C29]*[.C$1])" office:value-type="float" office:value="27.5983197790395" calcext:value-type="float">
            <text:p>27.5983197790395</text:p>
          </table:table-cell>
          <table:table-cell table:formula="of:=IF([.$A30]=&quot;&quot;;&quot;&quot;;[$latest_newly_sick_table.D29]*[.D$1])" office:value-type="float" office:value="44.0810914751396" calcext:value-type="float">
            <text:p>44.0810914751396</text:p>
          </table:table-cell>
          <table:table-cell table:formula="of:=IF([.$A30]=&quot;&quot;;&quot;&quot;;[$latest_newly_sick_table.E29]*[.E$1])" office:value-type="float" office:value="6.9170495363796" calcext:value-type="float">
            <text:p>6.9170495363796</text:p>
          </table:table-cell>
          <table:table-cell table:formula="of:=IF([.$A30]=&quot;&quot;;&quot;&quot;;[$latest_newly_sick_table.F29]*[.F$1])" office:value-type="float" office:value="20.2237834725022" calcext:value-type="float">
            <text:p>20.2237834725022</text:p>
          </table:table-cell>
          <table:table-cell table:formula="of:=IF([.$A30]=&quot;&quot;;&quot;&quot;;[$latest_newly_sick_table.G29]*[.G$1])" office:value-type="float" office:value="54.5677527342288" calcext:value-type="float">
            <text:p>54.5677527342288</text:p>
          </table:table-cell>
          <table:table-cell table:formula="of:=IF([.$A30]=&quot;&quot;;&quot;&quot;;[$latest_newly_sick_table.H29]*[.H$1])" office:value-type="float" office:value="30.7385946268434" calcext:value-type="float">
            <text:p>30.7385946268434</text:p>
          </table:table-cell>
          <table:table-cell table:formula="of:=IF([.$A30]=&quot;&quot;;&quot;&quot;;[$latest_newly_sick_table.I29]*[.I$1])" office:value-type="float" office:value="15.7250017945589" calcext:value-type="float">
            <text:p>15.7250017945589</text:p>
          </table:table-cell>
          <table:table-cell table:formula="of:=IF([.$A30]=&quot;&quot;;&quot;&quot;;[$latest_newly_sick_table.J29]*[.J$1])" office:value-type="float" office:value="19.135101010101" calcext:value-type="float">
            <text:p>19.135101010101</text:p>
          </table:table-cell>
          <table:table-cell table:formula="of:=IF([.$A30]=&quot;&quot;;&quot;&quot;;[$latest_newly_sick_table.K29]*[.K$1])" office:value-type="float" office:value="11.7547402769204" calcext:value-type="float">
            <text:p>11.7547402769204</text:p>
          </table:table-cell>
          <table:table-cell table:formula="of:=IF([.$A30]=&quot;&quot;;&quot;&quot;;[$latest_newly_sick_table.L29]*[.L$1])" office:value-type="float" office:value="16.274208583467" calcext:value-type="float">
            <text:p>16.274208583467</text:p>
          </table:table-cell>
          <table:table-cell/>
          <table:table-cell table:formula="of:=SUM([.B30:.J30])/[.N$1]" office:value-type="percentage" office:value="0.0228110410029324" calcext:value-type="percentage">
            <text:p>2.28%</text:p>
          </table:table-cell>
          <table:table-cell table:formula="of:=IF([.A36]=&quot;&quot;;&quot;&quot;;AVERAGE([.N23:.N36]))" office:value-type="percentage" office:value="0.0236670952377663" calcext:value-type="percentage">
            <text:p>2.37%</text:p>
          </table:table-cell>
        </table:table-row>
        <table:table-row table:style-name="ro1">
          <table:table-cell table:style-name="ce1" table:formula="of:=IF([$latest_newly_sick_table.A30]=&quot;&quot;;&quot;&quot;;[$latest_newly_sick_table.A30])" office:value-type="date" office:date-value="2021-12-13" calcext:value-type="date">
            <text:p>2021-12-13</text:p>
          </table:table-cell>
          <table:table-cell table:formula="of:=IF([.$A31]=&quot;&quot;;&quot;&quot;;[$latest_newly_sick_table.B30]*[.B$1])" office:value-type="float" office:value="17.7096983829657" calcext:value-type="float">
            <text:p>17.7096983829657</text:p>
          </table:table-cell>
          <table:table-cell table:formula="of:=IF([.$A31]=&quot;&quot;;&quot;&quot;;[$latest_newly_sick_table.C30]*[.C$1])" office:value-type="float" office:value="28.7547472586253" calcext:value-type="float">
            <text:p>28.7547472586253</text:p>
          </table:table-cell>
          <table:table-cell table:formula="of:=IF([.$A31]=&quot;&quot;;&quot;&quot;;[$latest_newly_sick_table.D30]*[.D$1])" office:value-type="float" office:value="53.8910362165136" calcext:value-type="float">
            <text:p>53.8910362165136</text:p>
          </table:table-cell>
          <table:table-cell table:formula="of:=IF([.$A31]=&quot;&quot;;&quot;&quot;;[$latest_newly_sick_table.E30]*[.E$1])" office:value-type="float" office:value="6.49669347631814" calcext:value-type="float">
            <text:p>6.49669347631814</text:p>
          </table:table-cell>
          <table:table-cell table:formula="of:=IF([.$A31]=&quot;&quot;;&quot;&quot;;[$latest_newly_sick_table.F30]*[.F$1])" office:value-type="float" office:value="20.8819648093841" calcext:value-type="float">
            <text:p>20.8819648093841</text:p>
          </table:table-cell>
          <table:table-cell table:formula="of:=IF([.$A31]=&quot;&quot;;&quot;&quot;;[$latest_newly_sick_table.G30]*[.G$1])" office:value-type="float" office:value="54.9162424444076" calcext:value-type="float">
            <text:p>54.9162424444076</text:p>
          </table:table-cell>
          <table:table-cell table:formula="of:=IF([.$A31]=&quot;&quot;;&quot;&quot;;[$latest_newly_sick_table.H30]*[.H$1])" office:value-type="float" office:value="28.6669328595101" calcext:value-type="float">
            <text:p>28.6669328595101</text:p>
          </table:table-cell>
          <table:table-cell table:formula="of:=IF([.$A31]=&quot;&quot;;&quot;&quot;;[$latest_newly_sick_table.I30]*[.I$1])" office:value-type="float" office:value="13.8372715454615" calcext:value-type="float">
            <text:p>13.8372715454615</text:p>
          </table:table-cell>
          <table:table-cell table:formula="of:=IF([.$A31]=&quot;&quot;;&quot;&quot;;[$latest_newly_sick_table.J30]*[.J$1])" office:value-type="float" office:value="18.0430310822052" calcext:value-type="float">
            <text:p>18.0430310822052</text:p>
          </table:table-cell>
          <table:table-cell table:formula="of:=IF([.$A31]=&quot;&quot;;&quot;&quot;;[$latest_newly_sick_table.K30]*[.K$1])" office:value-type="float" office:value="11.3479996153107" calcext:value-type="float">
            <text:p>11.3479996153107</text:p>
          </table:table-cell>
          <table:table-cell table:formula="of:=IF([.$A31]=&quot;&quot;;&quot;&quot;;[$latest_newly_sick_table.L30]*[.L$1])" office:value-type="float" office:value="16.2148800387753" calcext:value-type="float">
            <text:p>16.2148800387753</text:p>
          </table:table-cell>
          <table:table-cell/>
          <table:table-cell table:formula="of:=SUM([.B31:.J31])/[.N$1]" office:value-type="percentage" office:value="0.0236160048626327" calcext:value-type="percentage">
            <text:p>2.36%</text:p>
          </table:table-cell>
          <table:table-cell table:formula="of:=IF([.A37]=&quot;&quot;;&quot;&quot;;AVERAGE([.N24:.N37]))" office:value-type="percentage" office:value="0.0239617623359622" calcext:value-type="percentage">
            <text:p>2.40%</text:p>
          </table:table-cell>
        </table:table-row>
        <table:table-row table:style-name="ro1">
          <table:table-cell table:style-name="ce1" table:formula="of:=IF([$latest_newly_sick_table.A31]=&quot;&quot;;&quot;&quot;;[$latest_newly_sick_table.A31])" office:value-type="date" office:date-value="2021-12-14" calcext:value-type="date">
            <text:p>2021-12-14</text:p>
          </table:table-cell>
          <table:table-cell table:formula="of:=IF([.$A32]=&quot;&quot;;&quot;&quot;;[$latest_newly_sick_table.B31]*[.B$1])" office:value-type="float" office:value="19.8738314591519" calcext:value-type="float">
            <text:p>19.8738314591519</text:p>
          </table:table-cell>
          <table:table-cell table:formula="of:=IF([.$A32]=&quot;&quot;;&quot;&quot;;[$latest_newly_sick_table.C31]*[.C$1])" office:value-type="float" office:value="34.902726495571" calcext:value-type="float">
            <text:p>34.902726495571</text:p>
          </table:table-cell>
          <table:table-cell table:formula="of:=IF([.$A32]=&quot;&quot;;&quot;&quot;;[$latest_newly_sick_table.D31]*[.D$1])" office:value-type="float" office:value="66.4462815438316" calcext:value-type="float">
            <text:p>66.4462815438316</text:p>
          </table:table-cell>
          <table:table-cell table:formula="of:=IF([.$A32]=&quot;&quot;;&quot;&quot;;[$latest_newly_sick_table.E31]*[.E$1])" office:value-type="float" office:value="7.59936783879891" calcext:value-type="float">
            <text:p>7.59936783879891</text:p>
          </table:table-cell>
          <table:table-cell table:formula="of:=IF([.$A32]=&quot;&quot;;&quot;&quot;;[$latest_newly_sick_table.F31]*[.F$1])" office:value-type="float" office:value="23.2684411063293" calcext:value-type="float">
            <text:p>23.2684411063293</text:p>
          </table:table-cell>
          <table:table-cell table:formula="of:=IF([.$A32]=&quot;&quot;;&quot;&quot;;[$latest_newly_sick_table.G31]*[.G$1])" office:value-type="float" office:value="63.0775659492464" calcext:value-type="float">
            <text:p>63.0775659492464</text:p>
          </table:table-cell>
          <table:table-cell table:formula="of:=IF([.$A32]=&quot;&quot;;&quot;&quot;;[$latest_newly_sick_table.H31]*[.H$1])" office:value-type="float" office:value="33.8049881784083" calcext:value-type="float">
            <text:p>33.8049881784083</text:p>
          </table:table-cell>
          <table:table-cell table:formula="of:=IF([.$A32]=&quot;&quot;;&quot;&quot;;[$latest_newly_sick_table.I31]*[.I$1])" office:value-type="float" office:value="19.6883214419827" calcext:value-type="float">
            <text:p>19.6883214419827</text:p>
          </table:table-cell>
          <table:table-cell table:formula="of:=IF([.$A32]=&quot;&quot;;&quot;&quot;;[$latest_newly_sick_table.J31]*[.J$1])" office:value-type="float" office:value="20.1708985036225" calcext:value-type="float">
            <text:p>20.1708985036225</text:p>
          </table:table-cell>
          <table:table-cell table:formula="of:=IF([.$A32]=&quot;&quot;;&quot;&quot;;[$latest_newly_sick_table.K31]*[.K$1])" office:value-type="float" office:value="12.2603900528019" calcext:value-type="float">
            <text:p>12.2603900528019</text:p>
          </table:table-cell>
          <table:table-cell table:formula="of:=IF([.$A32]=&quot;&quot;;&quot;&quot;;[$latest_newly_sick_table.L31]*[.L$1])" office:value-type="float" office:value="19.4652941596969" calcext:value-type="float">
            <text:p>19.4652941596969</text:p>
          </table:table-cell>
          <table:table-cell/>
          <table:table-cell table:formula="of:=SUM([.B32:.J32])/[.N$1]" office:value-type="percentage" office:value="0.0280474288713287" calcext:value-type="percentage">
            <text:p>2.80%</text:p>
          </table:table-cell>
          <table:table-cell table:formula="of:=IF([.A38]=&quot;&quot;;&quot;&quot;;AVERAGE([.N25:.N38]))" office:value-type="percentage" office:value="0.0241295613419671" calcext:value-type="percentage">
            <text:p>2.41%</text:p>
          </table:table-cell>
        </table:table-row>
        <table:table-row table:style-name="ro1">
          <table:table-cell table:style-name="ce1" table:formula="of:=IF([$latest_newly_sick_table.A32]=&quot;&quot;;&quot;&quot;;[$latest_newly_sick_table.A32])" office:value-type="date" office:date-value="2021-12-15" calcext:value-type="date">
            <text:p>2021-12-15</text:p>
          </table:table-cell>
          <table:table-cell table:formula="of:=IF([.$A33]=&quot;&quot;;&quot;&quot;;[$latest_newly_sick_table.B32]*[.B$1])" office:value-type="float" office:value="20.2408048820716" calcext:value-type="float">
            <text:p>20.2408048820716</text:p>
          </table:table-cell>
          <table:table-cell table:formula="of:=IF([.$A33]=&quot;&quot;;&quot;&quot;;[$latest_newly_sick_table.C32]*[.C$1])" office:value-type="float" office:value="38.7187910183937" calcext:value-type="float">
            <text:p>38.7187910183937</text:p>
          </table:table-cell>
          <table:table-cell table:formula="of:=IF([.$A33]=&quot;&quot;;&quot;&quot;;[$latest_newly_sick_table.D32]*[.D$1])" office:value-type="float" office:value="77.8776188163028" calcext:value-type="float">
            <text:p>77.8776188163028</text:p>
          </table:table-cell>
          <table:table-cell table:formula="of:=IF([.$A33]=&quot;&quot;;&quot;&quot;;[$latest_newly_sick_table.E32]*[.E$1])" office:value-type="float" office:value="8.00076934913064" calcext:value-type="float">
            <text:p>8.00076934913064</text:p>
          </table:table-cell>
          <table:table-cell table:formula="of:=IF([.$A33]=&quot;&quot;;&quot;&quot;;[$latest_newly_sick_table.F32]*[.F$1])" office:value-type="float" office:value="27.7666579360922" calcext:value-type="float">
            <text:p>27.7666579360922</text:p>
          </table:table-cell>
          <table:table-cell table:formula="of:=IF([.$A33]=&quot;&quot;;&quot;&quot;;[$latest_newly_sick_table.G32]*[.G$1])" office:value-type="float" office:value="70.7667295854003" calcext:value-type="float">
            <text:p>70.7667295854003</text:p>
          </table:table-cell>
          <table:table-cell table:formula="of:=IF([.$A33]=&quot;&quot;;&quot;&quot;;[$latest_newly_sick_table.H32]*[.H$1])" office:value-type="float" office:value="36.3877344753748" calcext:value-type="float">
            <text:p>36.3877344753748</text:p>
          </table:table-cell>
          <table:table-cell table:formula="of:=IF([.$A33]=&quot;&quot;;&quot;&quot;;[$latest_newly_sick_table.I32]*[.I$1])" office:value-type="float" office:value="21.2712785222745" calcext:value-type="float">
            <text:p>21.2712785222745</text:p>
          </table:table-cell>
          <table:table-cell table:formula="of:=IF([.$A33]=&quot;&quot;;&quot;&quot;;[$latest_newly_sick_table.J32]*[.J$1])" office:value-type="float" office:value="22.731222965002" calcext:value-type="float">
            <text:p>22.731222965002</text:p>
          </table:table-cell>
          <table:table-cell table:formula="of:=IF([.$A33]=&quot;&quot;;&quot;&quot;;[$latest_newly_sick_table.K32]*[.K$1])" office:value-type="float" office:value="13.9401008039322" calcext:value-type="float">
            <text:p>13.9401008039322</text:p>
          </table:table-cell>
          <table:table-cell table:formula="of:=IF([.$A33]=&quot;&quot;;&quot;&quot;;[$latest_newly_sick_table.L32]*[.L$1])" office:value-type="float" office:value="22.146336450519" calcext:value-type="float">
            <text:p>22.146336450519</text:p>
          </table:table-cell>
          <table:table-cell/>
          <table:table-cell table:formula="of:=SUM([.B33:.J33])/[.N$1]" office:value-type="percentage" office:value="0.0314392704942749" calcext:value-type="percentage">
            <text:p>3.14%</text:p>
          </table:table-cell>
          <table:table-cell table:formula="of:=IF([.A39]=&quot;&quot;;&quot;&quot;;AVERAGE([.N26:.N39]))" office:value-type="percentage" office:value="0.0242614946473011" calcext:value-type="percentage">
            <text:p>2.43%</text:p>
          </table:table-cell>
        </table:table-row>
        <table:table-row table:style-name="ro1">
          <table:table-cell table:style-name="ce1" table:formula="of:=IF([$latest_newly_sick_table.A33]=&quot;&quot;;&quot;&quot;;[$latest_newly_sick_table.A33])" office:value-type="date" office:date-value="2021-12-16" calcext:value-type="date">
            <text:p>2021-12-16</text:p>
          </table:table-cell>
          <table:table-cell table:formula="of:=IF([.$A34]=&quot;&quot;;&quot;&quot;;[$latest_newly_sick_table.B33]*[.B$1])" office:value-type="float" office:value="18.4257376395534" calcext:value-type="float">
            <text:p>18.4257376395534</text:p>
          </table:table-cell>
          <table:table-cell table:formula="of:=IF([.$A34]=&quot;&quot;;&quot;&quot;;[$latest_newly_sick_table.C33]*[.C$1])" office:value-type="float" office:value="36.903874198366" calcext:value-type="float">
            <text:p>36.903874198366</text:p>
          </table:table-cell>
          <table:table-cell table:formula="of:=IF([.$A34]=&quot;&quot;;&quot;&quot;;[$latest_newly_sick_table.D33]*[.D$1])" office:value-type="float" office:value="67.7418342513129" calcext:value-type="float">
            <text:p>67.7418342513129</text:p>
          </table:table-cell>
          <table:table-cell table:formula="of:=IF([.$A34]=&quot;&quot;;&quot;&quot;;[$latest_newly_sick_table.E33]*[.E$1])" office:value-type="float" office:value="7.66881918819188" calcext:value-type="float">
            <text:p>7.66881918819188</text:p>
          </table:table-cell>
          <table:table-cell table:formula="of:=IF([.$A34]=&quot;&quot;;&quot;&quot;;[$latest_newly_sick_table.F33]*[.F$1])" office:value-type="float" office:value="25.4981413619467" calcext:value-type="float">
            <text:p>25.4981413619467</text:p>
          </table:table-cell>
          <table:table-cell table:formula="of:=IF([.$A34]=&quot;&quot;;&quot;&quot;;[$latest_newly_sick_table.G33]*[.G$1])" office:value-type="float" office:value="67.6148928024502" calcext:value-type="float">
            <text:p>67.6148928024502</text:p>
          </table:table-cell>
          <table:table-cell table:formula="of:=IF([.$A34]=&quot;&quot;;&quot;&quot;;[$latest_newly_sick_table.H33]*[.H$1])" office:value-type="float" office:value="36.8262694083089" calcext:value-type="float">
            <text:p>36.8262694083089</text:p>
          </table:table-cell>
          <table:table-cell table:formula="of:=IF([.$A34]=&quot;&quot;;&quot;&quot;;[$latest_newly_sick_table.I33]*[.I$1])" office:value-type="float" office:value="19.771063181261" calcext:value-type="float">
            <text:p>19.771063181261</text:p>
          </table:table-cell>
          <table:table-cell table:formula="of:=IF([.$A34]=&quot;&quot;;&quot;&quot;;[$latest_newly_sick_table.J33]*[.J$1])" office:value-type="float" office:value="21.1504558770284" calcext:value-type="float">
            <text:p>21.1504558770284</text:p>
          </table:table-cell>
          <table:table-cell table:formula="of:=IF([.$A34]=&quot;&quot;;&quot;&quot;;[$latest_newly_sick_table.K33]*[.K$1])" office:value-type="float" office:value="14.0973930565467" calcext:value-type="float">
            <text:p>14.0973930565467</text:p>
          </table:table-cell>
          <table:table-cell table:formula="of:=IF([.$A34]=&quot;&quot;;&quot;&quot;;[$latest_newly_sick_table.L33]*[.L$1])" office:value-type="float" office:value="19.6828000139582" calcext:value-type="float">
            <text:p>19.6828000139582</text:p>
          </table:table-cell>
          <table:table-cell/>
          <table:table-cell table:formula="of:=SUM([.B34:.J34])/[.N$1]" office:value-type="percentage" office:value="0.0292873458835132" calcext:value-type="percentage">
            <text:p>2.93%</text:p>
          </table:table-cell>
          <table:table-cell table:formula="of:=IF([.A40]=&quot;&quot;;&quot;&quot;;AVERAGE([.N27:.N40]))" office:value-type="percentage" office:value="0.0244332035937279" calcext:value-type="percentage">
            <text:p>2.44%</text:p>
          </table:table-cell>
        </table:table-row>
        <table:table-row table:style-name="ro1">
          <table:table-cell table:style-name="ce1" table:formula="of:=IF([$latest_newly_sick_table.A34]=&quot;&quot;;&quot;&quot;;[$latest_newly_sick_table.A34])" office:value-type="date" office:date-value="2021-12-17" calcext:value-type="date">
            <text:p>2021-12-17</text:p>
          </table:table-cell>
          <table:table-cell table:formula="of:=IF([.$A35]=&quot;&quot;;&quot;&quot;;[$latest_newly_sick_table.B34]*[.B$1])" office:value-type="float" office:value="18.2741094700261" calcext:value-type="float">
            <text:p>18.2741094700261</text:p>
          </table:table-cell>
          <table:table-cell table:formula="of:=IF([.$A35]=&quot;&quot;;&quot;&quot;;[$latest_newly_sick_table.C34]*[.C$1])" office:value-type="float" office:value="32.7879169847497" calcext:value-type="float">
            <text:p>32.7879169847497</text:p>
          </table:table-cell>
          <table:table-cell table:formula="of:=IF([.$A35]=&quot;&quot;;&quot;&quot;;[$latest_newly_sick_table.D34]*[.D$1])" office:value-type="float" office:value="60.7068131019956" calcext:value-type="float">
            <text:p>60.7068131019956</text:p>
          </table:table-cell>
          <table:table-cell table:formula="of:=IF([.$A35]=&quot;&quot;;&quot;&quot;;[$latest_newly_sick_table.E34]*[.E$1])" office:value-type="float" office:value="7.2637010397936" calcext:value-type="float">
            <text:p>7.2637010397936</text:p>
          </table:table-cell>
          <table:table-cell table:formula="of:=IF([.$A35]=&quot;&quot;;&quot;&quot;;[$latest_newly_sick_table.F34]*[.F$1])" office:value-type="float" office:value="22.4425187598473" calcext:value-type="float">
            <text:p>22.4425187598473</text:p>
          </table:table-cell>
          <table:table-cell table:formula="of:=IF([.$A35]=&quot;&quot;;&quot;&quot;;[$latest_newly_sick_table.G34]*[.G$1])" office:value-type="float" office:value="62.6607166849004" calcext:value-type="float">
            <text:p>62.6607166849004</text:p>
          </table:table-cell>
          <table:table-cell table:formula="of:=IF([.$A35]=&quot;&quot;;&quot;&quot;;[$latest_newly_sick_table.H34]*[.H$1])" office:value-type="float" office:value="32.5546377318865" calcext:value-type="float">
            <text:p>32.5546377318865</text:p>
          </table:table-cell>
          <table:table-cell table:formula="of:=IF([.$A35]=&quot;&quot;;&quot;&quot;;[$latest_newly_sick_table.I34]*[.I$1])" office:value-type="float" office:value="17.7108996828576" calcext:value-type="float">
            <text:p>17.7108996828576</text:p>
          </table:table-cell>
          <table:table-cell table:formula="of:=IF([.$A35]=&quot;&quot;;&quot;&quot;;[$latest_newly_sick_table.J34]*[.J$1])" office:value-type="float" office:value="20.0117677996187" calcext:value-type="float">
            <text:p>20.0117677996187</text:p>
          </table:table-cell>
          <table:table-cell table:formula="of:=IF([.$A35]=&quot;&quot;;&quot;&quot;;[$latest_newly_sick_table.K34]*[.K$1])" office:value-type="float" office:value="12.4411279753097" calcext:value-type="float">
            <text:p>12.4411279753097</text:p>
          </table:table-cell>
          <table:table-cell table:formula="of:=IF([.$A35]=&quot;&quot;;&quot;&quot;;[$latest_newly_sick_table.L34]*[.L$1])" office:value-type="float" office:value="19.4884640738299" calcext:value-type="float">
            <text:p>19.4884640738299</text:p>
          </table:table-cell>
          <table:table-cell/>
          <table:table-cell table:formula="of:=SUM([.B35:.J35])/[.N$1]" office:value-type="percentage" office:value="0.0266472209415105" calcext:value-type="percentage">
            <text:p>2.66%</text:p>
          </table:table-cell>
          <table:table-cell table:formula="of:=IF([.A41]=&quot;&quot;;&quot;&quot;;AVERAGE([.N28:.N41]))" office:value-type="percentage" office:value="0.0247262116822076" calcext:value-type="percentage">
            <text:p>2.47%</text:p>
          </table:table-cell>
        </table:table-row>
        <table:table-row table:style-name="ro1">
          <table:table-cell table:style-name="ce1" table:formula="of:=IF([$latest_newly_sick_table.A35]=&quot;&quot;;&quot;&quot;;[$latest_newly_sick_table.A35])" office:value-type="date" office:date-value="2021-12-18" calcext:value-type="date">
            <text:p>2021-12-18</text:p>
          </table:table-cell>
          <table:table-cell table:formula="of:=IF([.$A36]=&quot;&quot;;&quot;&quot;;[$latest_newly_sick_table.B35]*[.B$1])" office:value-type="float" office:value="17.3019453642384" calcext:value-type="float">
            <text:p>17.3019453642384</text:p>
          </table:table-cell>
          <table:table-cell table:formula="of:=IF([.$A36]=&quot;&quot;;&quot;&quot;;[$latest_newly_sick_table.C35]*[.C$1])" office:value-type="float" office:value="31.7702572317999" calcext:value-type="float">
            <text:p>31.7702572317999</text:p>
          </table:table-cell>
          <table:table-cell table:formula="of:=IF([.$A36]=&quot;&quot;;&quot;&quot;;[$latest_newly_sick_table.D35]*[.D$1])" office:value-type="float" office:value="53.7294665187074" calcext:value-type="float">
            <text:p>53.7294665187074</text:p>
          </table:table-cell>
          <table:table-cell table:formula="of:=IF([.$A36]=&quot;&quot;;&quot;&quot;;[$latest_newly_sick_table.E35]*[.E$1])" office:value-type="float" office:value="5.75915721231768" calcext:value-type="float">
            <text:p>5.75915721231768</text:p>
          </table:table-cell>
          <table:table-cell table:formula="of:=IF([.$A36]=&quot;&quot;;&quot;&quot;;[$latest_newly_sick_table.F35]*[.F$1])" office:value-type="float" office:value="22.4446680635201" calcext:value-type="float">
            <text:p>22.4446680635201</text:p>
          </table:table-cell>
          <table:table-cell table:formula="of:=IF([.$A36]=&quot;&quot;;&quot;&quot;;[$latest_newly_sick_table.G35]*[.G$1])" office:value-type="float" office:value="57.9549044737861" calcext:value-type="float">
            <text:p>57.9549044737861</text:p>
          </table:table-cell>
          <table:table-cell table:formula="of:=IF([.$A36]=&quot;&quot;;&quot;&quot;;[$latest_newly_sick_table.H35]*[.H$1])" office:value-type="float" office:value="31.5402447804175" calcext:value-type="float">
            <text:p>31.5402447804175</text:p>
          </table:table-cell>
          <table:table-cell table:formula="of:=IF([.$A36]=&quot;&quot;;&quot;&quot;;[$latest_newly_sick_table.I35]*[.I$1])" office:value-type="float" office:value="17.1630667310745" calcext:value-type="float">
            <text:p>17.1630667310745</text:p>
          </table:table-cell>
          <table:table-cell table:formula="of:=IF([.$A36]=&quot;&quot;;&quot;&quot;;[$latest_newly_sick_table.J35]*[.J$1])" office:value-type="float" office:value="20.8248903878584" calcext:value-type="float">
            <text:p>20.8248903878584</text:p>
          </table:table-cell>
          <table:table-cell table:formula="of:=IF([.$A36]=&quot;&quot;;&quot;&quot;;[$latest_newly_sick_table.K35]*[.K$1])" office:value-type="float" office:value="12.8261420211372" calcext:value-type="float">
            <text:p>12.8261420211372</text:p>
          </table:table-cell>
          <table:table-cell table:formula="of:=IF([.$A36]=&quot;&quot;;&quot;&quot;;[$latest_newly_sick_table.L35]*[.L$1])" office:value-type="float" office:value="16.8835825228625" calcext:value-type="float">
            <text:p>16.8835825228625</text:p>
          </table:table-cell>
          <table:table-cell/>
          <table:table-cell table:formula="of:=SUM([.B36:.J36])/[.N$1]" office:value-type="percentage" office:value="0.0251008546090231" calcext:value-type="percentage">
            <text:p>2.51%</text:p>
          </table:table-cell>
          <table:table-cell table:formula="of:=IF([.A42]=&quot;&quot;;&quot;&quot;;AVERAGE([.N29:.N42]))" office:value-type="percentage" office:value="0.0246338122450175" calcext:value-type="percentage">
            <text:p>2.46%</text:p>
          </table:table-cell>
        </table:table-row>
        <table:table-row table:style-name="ro1">
          <table:table-cell table:style-name="ce1" table:formula="of:=IF([$latest_newly_sick_table.A36]=&quot;&quot;;&quot;&quot;;[$latest_newly_sick_table.A36])" office:value-type="date" office:date-value="2021-12-19" calcext:value-type="date">
            <text:p>2021-12-19</text:p>
          </table:table-cell>
          <table:table-cell table:formula="of:=IF([.$A37]=&quot;&quot;;&quot;&quot;;[$latest_newly_sick_table.B36]*[.B$1])" office:value-type="float" office:value="16.9792714831958" calcext:value-type="float">
            <text:p>16.9792714831958</text:p>
          </table:table-cell>
          <table:table-cell table:formula="of:=IF([.$A37]=&quot;&quot;;&quot;&quot;;[$latest_newly_sick_table.C36]*[.C$1])" office:value-type="float" office:value="29.5727787270397" calcext:value-type="float">
            <text:p>29.5727787270397</text:p>
          </table:table-cell>
          <table:table-cell table:formula="of:=IF([.$A37]=&quot;&quot;;&quot;&quot;;[$latest_newly_sick_table.D36]*[.D$1])" office:value-type="float" office:value="48.2724890829695" calcext:value-type="float">
            <text:p>48.2724890829695</text:p>
          </table:table-cell>
          <table:table-cell table:formula="of:=IF([.$A37]=&quot;&quot;;&quot;&quot;;[$latest_newly_sick_table.E36]*[.E$1])" office:value-type="float" office:value="6.28508217446271" calcext:value-type="float">
            <text:p>6.28508217446271</text:p>
          </table:table-cell>
          <table:table-cell table:formula="of:=IF([.$A37]=&quot;&quot;;&quot;&quot;;[$latest_newly_sick_table.F36]*[.F$1])" office:value-type="float" office:value="21.6033020134228" calcext:value-type="float">
            <text:p>21.6033020134228</text:p>
          </table:table-cell>
          <table:table-cell table:formula="of:=IF([.$A37]=&quot;&quot;;&quot;&quot;;[$latest_newly_sick_table.G36]*[.G$1])" office:value-type="float" office:value="55.0914489772153" calcext:value-type="float">
            <text:p>55.0914489772153</text:p>
          </table:table-cell>
          <table:table-cell table:formula="of:=IF([.$A37]=&quot;&quot;;&quot;&quot;;[$latest_newly_sick_table.H36]*[.H$1])" office:value-type="float" office:value="30.1059607317846" calcext:value-type="float">
            <text:p>30.1059607317846</text:p>
          </table:table-cell>
          <table:table-cell table:formula="of:=IF([.$A37]=&quot;&quot;;&quot;&quot;;[$latest_newly_sick_table.I36]*[.I$1])" office:value-type="float" office:value="15.4395085066163" calcext:value-type="float">
            <text:p>15.4395085066163</text:p>
          </table:table-cell>
          <table:table-cell table:formula="of:=IF([.$A37]=&quot;&quot;;&quot;&quot;;[$latest_newly_sick_table.J36]*[.J$1])" office:value-type="float" office:value="18.5070850536746" calcext:value-type="float">
            <text:p>18.5070850536746</text:p>
          </table:table-cell>
          <table:table-cell table:formula="of:=IF([.$A37]=&quot;&quot;;&quot;&quot;;[$latest_newly_sick_table.K36]*[.K$1])" office:value-type="float" office:value="11.8445747800587" calcext:value-type="float">
            <text:p>11.8445747800587</text:p>
          </table:table-cell>
          <table:table-cell table:formula="of:=IF([.$A37]=&quot;&quot;;&quot;&quot;;[$latest_newly_sick_table.L36]*[.L$1])" office:value-type="float" office:value="17.67118344242" calcext:value-type="float">
            <text:p>17.67118344242</text:p>
          </table:table-cell>
          <table:table-cell/>
          <table:table-cell table:formula="of:=SUM([.B37:.J37])/[.N$1]" office:value-type="percentage" office:value="0.0234858153768092" calcext:value-type="percentage">
            <text:p>2.35%</text:p>
          </table:table-cell>
          <table:table-cell table:formula="of:=IF([.A43]=&quot;&quot;;&quot;&quot;;AVERAGE([.N30:.N43]))" office:value-type="percentage" office:value="0.0243055157428553" calcext:value-type="percentage">
            <text:p>2.43%</text:p>
          </table:table-cell>
        </table:table-row>
        <table:table-row table:style-name="ro1">
          <table:table-cell table:style-name="ce1" table:formula="of:=IF([$latest_newly_sick_table.A37]=&quot;&quot;;&quot;&quot;;[$latest_newly_sick_table.A37])" office:value-type="date" office:date-value="2021-12-20" calcext:value-type="date">
            <text:p>2021-12-20</text:p>
          </table:table-cell>
          <table:table-cell table:formula="of:=IF([.$A38]=&quot;&quot;;&quot;&quot;;[$latest_newly_sick_table.B37]*[.B$1])" office:value-type="float" office:value="16.2648223975499" calcext:value-type="float">
            <text:p>16.2648223975499</text:p>
          </table:table-cell>
          <table:table-cell table:formula="of:=IF([.$A38]=&quot;&quot;;&quot;&quot;;[$latest_newly_sick_table.C37]*[.C$1])" office:value-type="float" office:value="28.864418554938" calcext:value-type="float">
            <text:p>28.864418554938</text:p>
          </table:table-cell>
          <table:table-cell table:formula="of:=IF([.$A38]=&quot;&quot;;&quot;&quot;;[$latest_newly_sick_table.D37]*[.D$1])" office:value-type="float" office:value="45.327084732987" calcext:value-type="float">
            <text:p>45.327084732987</text:p>
          </table:table-cell>
          <table:table-cell table:formula="of:=IF([.$A38]=&quot;&quot;;&quot;&quot;;[$latest_newly_sick_table.E37]*[.E$1])" office:value-type="float" office:value="7.38354231974921" calcext:value-type="float">
            <text:p>7.38354231974921</text:p>
          </table:table-cell>
          <table:table-cell table:formula="of:=IF([.$A38]=&quot;&quot;;&quot;&quot;;[$latest_newly_sick_table.F37]*[.F$1])" office:value-type="float" office:value="22.122644020871" calcext:value-type="float">
            <text:p>22.122644020871</text:p>
          </table:table-cell>
          <table:table-cell table:formula="of:=IF([.$A38]=&quot;&quot;;&quot;&quot;;[$latest_newly_sick_table.G37]*[.G$1])" office:value-type="float" office:value="54.3112753838294" calcext:value-type="float">
            <text:p>54.3112753838294</text:p>
          </table:table-cell>
          <table:table-cell table:formula="of:=IF([.$A38]=&quot;&quot;;&quot;&quot;;[$latest_newly_sick_table.H37]*[.H$1])" office:value-type="float" office:value="29.177025498216" calcext:value-type="float">
            <text:p>29.177025498216</text:p>
          </table:table-cell>
          <table:table-cell table:formula="of:=IF([.$A38]=&quot;&quot;;&quot;&quot;;[$latest_newly_sick_table.I37]*[.I$1])" office:value-type="float" office:value="15.5672128963496" calcext:value-type="float">
            <text:p>15.5672128963496</text:p>
          </table:table-cell>
          <table:table-cell table:formula="of:=IF([.$A38]=&quot;&quot;;&quot;&quot;;[$latest_newly_sick_table.J37]*[.J$1])" office:value-type="float" office:value="19.8723250148153" calcext:value-type="float">
            <text:p>19.8723250148153</text:p>
          </table:table-cell>
          <table:table-cell table:formula="of:=IF([.$A38]=&quot;&quot;;&quot;&quot;;[$latest_newly_sick_table.K37]*[.K$1])" office:value-type="float" office:value="11.5487160120846" calcext:value-type="float">
            <text:p>11.5487160120846</text:p>
          </table:table-cell>
          <table:table-cell table:formula="of:=IF([.$A38]=&quot;&quot;;&quot;&quot;;[$latest_newly_sick_table.L37]*[.L$1])" office:value-type="float" office:value="15.9963633820547" calcext:value-type="float">
            <text:p>15.9963633820547</text:p>
          </table:table-cell>
          <table:table-cell/>
          <table:table-cell table:formula="of:=SUM([.B38:.J38])/[.N$1]" office:value-type="percentage" office:value="0.023197742359614" calcext:value-type="percentage">
            <text:p>2.32%</text:p>
          </table:table-cell>
          <table:table-cell table:formula="of:=IF([.A44]=&quot;&quot;;&quot;&quot;;AVERAGE([.N31:.N44]))" office:value-type="percentage" office:value="0.0241101379987236" calcext:value-type="percentage">
            <text:p>2.41%</text:p>
          </table:table-cell>
        </table:table-row>
        <table:table-row table:style-name="ro1">
          <table:table-cell table:style-name="ce1" table:formula="of:=IF([$latest_newly_sick_table.A38]=&quot;&quot;;&quot;&quot;;[$latest_newly_sick_table.A38])" office:value-type="date" office:date-value="2021-12-21" calcext:value-type="date">
            <text:p>2021-12-21</text:p>
          </table:table-cell>
          <table:table-cell table:formula="of:=IF([.$A39]=&quot;&quot;;&quot;&quot;;[$latest_newly_sick_table.B38]*[.B$1])" office:value-type="float" office:value="17.5983234252889" calcext:value-type="float">
            <text:p>17.5983234252889</text:p>
          </table:table-cell>
          <table:table-cell table:formula="of:=IF([.$A39]=&quot;&quot;;&quot;&quot;;[$latest_newly_sick_table.C38]*[.C$1])" office:value-type="float" office:value="30.7741883638702" calcext:value-type="float">
            <text:p>30.7741883638702</text:p>
          </table:table-cell>
          <table:table-cell table:formula="of:=IF([.$A39]=&quot;&quot;;&quot;&quot;;[$latest_newly_sick_table.D38]*[.D$1])" office:value-type="float" office:value="46.2065386611312" calcext:value-type="float">
            <text:p>46.2065386611312</text:p>
          </table:table-cell>
          <table:table-cell table:formula="of:=IF([.$A39]=&quot;&quot;;&quot;&quot;;[$latest_newly_sick_table.E38]*[.E$1])" office:value-type="float" office:value="7.73362276145439" calcext:value-type="float">
            <text:p>7.73362276145439</text:p>
          </table:table-cell>
          <table:table-cell table:formula="of:=IF([.$A39]=&quot;&quot;;&quot;&quot;;[$latest_newly_sick_table.F38]*[.F$1])" office:value-type="float" office:value="24.1231212024304" calcext:value-type="float">
            <text:p>24.1231212024304</text:p>
          </table:table-cell>
          <table:table-cell table:formula="of:=IF([.$A39]=&quot;&quot;;&quot;&quot;;[$latest_newly_sick_table.G38]*[.G$1])" office:value-type="float" office:value="54.603542960086" calcext:value-type="float">
            <text:p>54.603542960086</text:p>
          </table:table-cell>
          <table:table-cell table:formula="of:=IF([.$A39]=&quot;&quot;;&quot;&quot;;[$latest_newly_sick_table.H38]*[.H$1])" office:value-type="float" office:value="28.1348612190127" calcext:value-type="float">
            <text:p>28.1348612190127</text:p>
          </table:table-cell>
          <table:table-cell table:formula="of:=IF([.$A39]=&quot;&quot;;&quot;&quot;;[$latest_newly_sick_table.I38]*[.I$1])" office:value-type="float" office:value="16.1696875422697" calcext:value-type="float">
            <text:p>16.1696875422697</text:p>
          </table:table-cell>
          <table:table-cell table:formula="of:=IF([.$A39]=&quot;&quot;;&quot;&quot;;[$latest_newly_sick_table.J38]*[.J$1])" office:value-type="float" office:value="20.138204399815" calcext:value-type="float">
            <text:p>20.138204399815</text:p>
          </table:table-cell>
          <table:table-cell table:formula="of:=IF([.$A39]=&quot;&quot;;&quot;&quot;;[$latest_newly_sick_table.K38]*[.K$1])" office:value-type="float" office:value="12.9682202489697" calcext:value-type="float">
            <text:p>12.9682202489697</text:p>
          </table:table-cell>
          <table:table-cell table:formula="of:=IF([.$A39]=&quot;&quot;;&quot;&quot;;[$latest_newly_sick_table.L38]*[.L$1])" office:value-type="float" office:value="17.9363626764281" calcext:value-type="float">
            <text:p>17.9363626764281</text:p>
          </table:table-cell>
          <table:table-cell/>
          <table:table-cell table:formula="of:=SUM([.B39:.J39])/[.N$1]" office:value-type="percentage" office:value="0.0238378413803999" calcext:value-type="percentage">
            <text:p>2.38%</text:p>
          </table:table-cell>
          <table:table-cell table:formula="of:=IF([.A45]=&quot;&quot;;&quot;&quot;;AVERAGE([.N32:.N45]))" office:value-type="percentage" office:value="0.0240363464407462" calcext:value-type="percentage">
            <text:p>2.40%</text:p>
          </table:table-cell>
        </table:table-row>
        <table:table-row table:style-name="ro1">
          <table:table-cell table:style-name="ce1" table:formula="of:=IF([$latest_newly_sick_table.A39]=&quot;&quot;;&quot;&quot;;[$latest_newly_sick_table.A39])" office:value-type="date" office:date-value="2021-12-22" calcext:value-type="date">
            <text:p>2021-12-22</text:p>
          </table:table-cell>
          <table:table-cell table:formula="of:=IF([.$A40]=&quot;&quot;;&quot;&quot;;[$latest_newly_sick_table.B39]*[.B$1])" office:value-type="float" office:value="17.4784148623363" calcext:value-type="float">
            <text:p>17.4784148623363</text:p>
          </table:table-cell>
          <table:table-cell table:formula="of:=IF([.$A40]=&quot;&quot;;&quot;&quot;;[$latest_newly_sick_table.C39]*[.C$1])" office:value-type="float" office:value="28.2648397766475" calcext:value-type="float">
            <text:p>28.2648397766475</text:p>
          </table:table-cell>
          <table:table-cell table:formula="of:=IF([.$A40]=&quot;&quot;;&quot;&quot;;[$latest_newly_sick_table.D39]*[.D$1])" office:value-type="float" office:value="43.5932522303326" calcext:value-type="float">
            <text:p>43.5932522303326</text:p>
          </table:table-cell>
          <table:table-cell table:formula="of:=IF([.$A40]=&quot;&quot;;&quot;&quot;;[$latest_newly_sick_table.E39]*[.E$1])" office:value-type="float" office:value="6.86263060848185" calcext:value-type="float">
            <text:p>6.86263060848185</text:p>
          </table:table-cell>
          <table:table-cell table:formula="of:=IF([.$A40]=&quot;&quot;;&quot;&quot;;[$latest_newly_sick_table.F39]*[.F$1])" office:value-type="float" office:value="24.2252693951391" calcext:value-type="float">
            <text:p>24.2252693951391</text:p>
          </table:table-cell>
          <table:table-cell table:formula="of:=IF([.$A40]=&quot;&quot;;&quot;&quot;;[$latest_newly_sick_table.G39]*[.G$1])" office:value-type="float" office:value="53.4315461346634" calcext:value-type="float">
            <text:p>53.4315461346634</text:p>
          </table:table-cell>
          <table:table-cell table:formula="of:=IF([.$A40]=&quot;&quot;;&quot;&quot;;[$latest_newly_sick_table.H39]*[.H$1])" office:value-type="float" office:value="28.582947578039" calcext:value-type="float">
            <text:p>28.582947578039</text:p>
          </table:table-cell>
          <table:table-cell table:formula="of:=IF([.$A40]=&quot;&quot;;&quot;&quot;;[$latest_newly_sick_table.I39]*[.I$1])" office:value-type="float" office:value="16.3008925905034" calcext:value-type="float">
            <text:p>16.3008925905034</text:p>
          </table:table-cell>
          <table:table-cell table:formula="of:=IF([.$A40]=&quot;&quot;;&quot;&quot;;[$latest_newly_sick_table.J39]*[.J$1])" office:value-type="float" office:value="19.6959472688116" calcext:value-type="float">
            <text:p>19.6959472688116</text:p>
          </table:table-cell>
          <table:table-cell table:formula="of:=IF([.$A40]=&quot;&quot;;&quot;&quot;;[$latest_newly_sick_table.K39]*[.K$1])" office:value-type="float" office:value="13.612651324216" calcext:value-type="float">
            <text:p>13.612651324216</text:p>
          </table:table-cell>
          <table:table-cell table:formula="of:=IF([.$A40]=&quot;&quot;;&quot;&quot;;[$latest_newly_sick_table.L39]*[.L$1])" office:value-type="float" office:value="17.5030264861271" calcext:value-type="float">
            <text:p>17.5030264861271</text:p>
          </table:table-cell>
          <table:table-cell/>
          <table:table-cell table:formula="of:=SUM([.B40:.J40])/[.N$1]" office:value-type="percentage" office:value="0.0231535968581234" calcext:value-type="percentage">
            <text:p>2.32%</text:p>
          </table:table-cell>
          <table:table-cell table:formula="of:=IF([.A46]=&quot;&quot;;&quot;&quot;;AVERAGE([.N33:.N46]))" office:value-type="percentage" office:value="0.023882952742941" calcext:value-type="percentage">
            <text:p>2.39%</text:p>
          </table:table-cell>
        </table:table-row>
        <table:table-row table:style-name="ro1">
          <table:table-cell table:style-name="ce1" table:formula="of:=IF([$latest_newly_sick_table.A40]=&quot;&quot;;&quot;&quot;;[$latest_newly_sick_table.A40])" office:value-type="date" office:date-value="2021-12-23" calcext:value-type="date">
            <text:p>2021-12-23</text:p>
          </table:table-cell>
          <table:table-cell table:formula="of:=IF([.$A41]=&quot;&quot;;&quot;&quot;;[$latest_newly_sick_table.B40]*[.B$1])" office:value-type="float" office:value="17.4261032063471" calcext:value-type="float">
            <text:p>17.4261032063471</text:p>
          </table:table-cell>
          <table:table-cell table:formula="of:=IF([.$A41]=&quot;&quot;;&quot;&quot;;[$latest_newly_sick_table.C40]*[.C$1])" office:value-type="float" office:value="30.3760053266983" calcext:value-type="float">
            <text:p>30.3760053266983</text:p>
          </table:table-cell>
          <table:table-cell table:formula="of:=IF([.$A41]=&quot;&quot;;&quot;&quot;;[$latest_newly_sick_table.D40]*[.D$1])" office:value-type="float" office:value="45.7059874888294" calcext:value-type="float">
            <text:p>45.7059874888294</text:p>
          </table:table-cell>
          <table:table-cell table:formula="of:=IF([.$A41]=&quot;&quot;;&quot;&quot;;[$latest_newly_sick_table.E40]*[.E$1])" office:value-type="float" office:value="6.59888897344188" calcext:value-type="float">
            <text:p>6.59888897344188</text:p>
          </table:table-cell>
          <table:table-cell table:formula="of:=IF([.$A41]=&quot;&quot;;&quot;&quot;;[$latest_newly_sick_table.F40]*[.F$1])" office:value-type="float" office:value="23.8720606435643" calcext:value-type="float">
            <text:p>23.8720606435643</text:p>
          </table:table-cell>
          <table:table-cell table:formula="of:=IF([.$A41]=&quot;&quot;;&quot;&quot;;[$latest_newly_sick_table.G40]*[.G$1])" office:value-type="float" office:value="56.1979035480603" calcext:value-type="float">
            <text:p>56.1979035480603</text:p>
          </table:table-cell>
          <table:table-cell table:formula="of:=IF([.$A41]=&quot;&quot;;&quot;&quot;;[$latest_newly_sick_table.H40]*[.H$1])" office:value-type="float" office:value="29.5445695743463" calcext:value-type="float">
            <text:p>29.5445695743463</text:p>
          </table:table-cell>
          <table:table-cell table:formula="of:=IF([.$A41]=&quot;&quot;;&quot;&quot;;[$latest_newly_sick_table.I40]*[.I$1])" office:value-type="float" office:value="16.7495810468899" calcext:value-type="float">
            <text:p>16.7495810468899</text:p>
          </table:table-cell>
          <table:table-cell table:formula="of:=IF([.$A41]=&quot;&quot;;&quot;&quot;;[$latest_newly_sick_table.J40]*[.J$1])" office:value-type="float" office:value="20.0404975412207" calcext:value-type="float">
            <text:p>20.0404975412207</text:p>
          </table:table-cell>
          <table:table-cell table:formula="of:=IF([.$A41]=&quot;&quot;;&quot;&quot;;[$latest_newly_sick_table.K40]*[.K$1])" office:value-type="float" office:value="12.5597790773229" calcext:value-type="float">
            <text:p>12.5597790773229</text:p>
          </table:table-cell>
          <table:table-cell table:formula="of:=IF([.$A41]=&quot;&quot;;&quot;&quot;;[$latest_newly_sick_table.L40]*[.L$1])" office:value-type="float" office:value="17.0699968951599" calcext:value-type="float">
            <text:p>17.0699968951599</text:p>
          </table:table-cell>
          <table:table-cell/>
          <table:table-cell table:formula="of:=SUM([.B41:.J41])/[.N$1]" office:value-type="percentage" office:value="0.0239378129102154" calcext:value-type="percentage">
            <text:p>2.39%</text:p>
          </table:table-cell>
          <table:table-cell table:formula="of:=IF([.A47]=&quot;&quot;;&quot;&quot;;AVERAGE([.N34:.N47]))" office:value-type="percentage" office:value="0.023543794952222" calcext:value-type="percentage">
            <text:p>2.35%</text:p>
          </table:table-cell>
        </table:table-row>
        <table:table-row table:style-name="ro1">
          <table:table-cell table:style-name="ce1" table:formula="of:=IF([$latest_newly_sick_table.A41]=&quot;&quot;;&quot;&quot;;[$latest_newly_sick_table.A41])" office:value-type="date" office:date-value="2021-12-24" calcext:value-type="date">
            <text:p>2021-12-24</text:p>
          </table:table-cell>
          <table:table-cell table:formula="of:=IF([.$A42]=&quot;&quot;;&quot;&quot;;[$latest_newly_sick_table.B41]*[.B$1])" office:value-type="float" office:value="14.1277967792504" calcext:value-type="float">
            <text:p>14.1277967792504</text:p>
          </table:table-cell>
          <table:table-cell table:formula="of:=IF([.$A42]=&quot;&quot;;&quot;&quot;;[$latest_newly_sick_table.C41]*[.C$1])" office:value-type="float" office:value="23.0262612301313" calcext:value-type="float">
            <text:p>23.0262612301313</text:p>
          </table:table-cell>
          <table:table-cell table:formula="of:=IF([.$A42]=&quot;&quot;;&quot;&quot;;[$latest_newly_sick_table.D41]*[.D$1])" office:value-type="float" office:value="36.1229366619777" calcext:value-type="float">
            <text:p>36.1229366619777</text:p>
          </table:table-cell>
          <table:table-cell table:formula="of:=IF([.$A42]=&quot;&quot;;&quot;&quot;;[$latest_newly_sick_table.E41]*[.E$1])" office:value-type="float" office:value="6.08461219411032" calcext:value-type="float">
            <text:p>6.08461219411032</text:p>
          </table:table-cell>
          <table:table-cell table:formula="of:=IF([.$A42]=&quot;&quot;;&quot;&quot;;[$latest_newly_sick_table.F41]*[.F$1])" office:value-type="float" office:value="19.2585456805469" calcext:value-type="float">
            <text:p>19.2585456805469</text:p>
          </table:table-cell>
          <table:table-cell table:formula="of:=IF([.$A42]=&quot;&quot;;&quot;&quot;;[$latest_newly_sick_table.G41]*[.G$1])" office:value-type="float" office:value="45.0033889440929" calcext:value-type="float">
            <text:p>45.0033889440929</text:p>
          </table:table-cell>
          <table:table-cell table:formula="of:=IF([.$A42]=&quot;&quot;;&quot;&quot;;[$latest_newly_sick_table.H41]*[.H$1])" office:value-type="float" office:value="25.6177393144627" calcext:value-type="float">
            <text:p>25.6177393144627</text:p>
          </table:table-cell>
          <table:table-cell table:formula="of:=IF([.$A42]=&quot;&quot;;&quot;&quot;;[$latest_newly_sick_table.I41]*[.I$1])" office:value-type="float" office:value="14.2249883416436" calcext:value-type="float">
            <text:p>14.2249883416436</text:p>
          </table:table-cell>
          <table:table-cell table:formula="of:=IF([.$A42]=&quot;&quot;;&quot;&quot;;[$latest_newly_sick_table.J41]*[.J$1])" office:value-type="float" office:value="16.4723359944464" calcext:value-type="float">
            <text:p>16.4723359944464</text:p>
          </table:table-cell>
          <table:table-cell table:formula="of:=IF([.$A42]=&quot;&quot;;&quot;&quot;;[$latest_newly_sick_table.K41]*[.K$1])" office:value-type="float" office:value="10.84208881946" calcext:value-type="float">
            <text:p>10.84208881946</text:p>
          </table:table-cell>
          <table:table-cell table:formula="of:=IF([.$A42]=&quot;&quot;;&quot;&quot;;[$latest_newly_sick_table.L41]*[.L$1])" office:value-type="float" office:value="14.3460160639542" calcext:value-type="float">
            <text:p>14.3460160639542</text:p>
          </table:table-cell>
          <table:table-cell/>
          <table:table-cell table:formula="of:=SUM([.B42:.J42])/[.N$1]" office:value-type="percentage" office:value="0.0194152850204566" calcext:value-type="percentage">
            <text:p>1.94%</text:p>
          </table:table-cell>
          <table:table-cell table:formula="of:=IF([.A48]=&quot;&quot;;&quot;&quot;;AVERAGE([.N35:.N48]))" office:value-type="percentage" office:value="0.0233556771755271" calcext:value-type="percentage">
            <text:p>2.34%</text:p>
          </table:table-cell>
        </table:table-row>
        <table:table-row table:style-name="ro1">
          <table:table-cell table:style-name="ce1" table:formula="of:=IF([$latest_newly_sick_table.A42]=&quot;&quot;;&quot;&quot;;[$latest_newly_sick_table.A42])" office:value-type="date" office:date-value="2021-12-25" calcext:value-type="date">
            <text:p>2021-12-25</text:p>
          </table:table-cell>
          <table:table-cell table:formula="of:=IF([.$A43]=&quot;&quot;;&quot;&quot;;[$latest_newly_sick_table.B42]*[.B$1])" office:value-type="float" office:value="11.6076474139666" calcext:value-type="float">
            <text:p>11.6076474139666</text:p>
          </table:table-cell>
          <table:table-cell table:formula="of:=IF([.$A43]=&quot;&quot;;&quot;&quot;;[$latest_newly_sick_table.C42]*[.C$1])" office:value-type="float" office:value="20.7316060126582" calcext:value-type="float">
            <text:p>20.7316060126582</text:p>
          </table:table-cell>
          <table:table-cell table:formula="of:=IF([.$A43]=&quot;&quot;;&quot;&quot;;[$latest_newly_sick_table.D42]*[.D$1])" office:value-type="float" office:value="29.4058672742809" calcext:value-type="float">
            <text:p>29.4058672742809</text:p>
          </table:table-cell>
          <table:table-cell table:formula="of:=IF([.$A43]=&quot;&quot;;&quot;&quot;;[$latest_newly_sick_table.E42]*[.E$1])" office:value-type="float" office:value="4.81526951851142" calcext:value-type="float">
            <text:p>4.81526951851142</text:p>
          </table:table-cell>
          <table:table-cell table:formula="of:=IF([.$A43]=&quot;&quot;;&quot;&quot;;[$latest_newly_sick_table.F42]*[.F$1])" office:value-type="float" office:value="18.0977161029199" calcext:value-type="float">
            <text:p>18.0977161029199</text:p>
          </table:table-cell>
          <table:table-cell table:formula="of:=IF([.$A43]=&quot;&quot;;&quot;&quot;;[$latest_newly_sick_table.G42]*[.G$1])" office:value-type="float" office:value="37.9807853566208" calcext:value-type="float">
            <text:p>37.9807853566208</text:p>
          </table:table-cell>
          <table:table-cell table:formula="of:=IF([.$A43]=&quot;&quot;;&quot;&quot;;[$latest_newly_sick_table.H42]*[.H$1])" office:value-type="float" office:value="19.9254221287735" calcext:value-type="float">
            <text:p>19.9254221287735</text:p>
          </table:table-cell>
          <table:table-cell table:formula="of:=IF([.$A43]=&quot;&quot;;&quot;&quot;;[$latest_newly_sick_table.I42]*[.I$1])" office:value-type="float" office:value="11.6236998664454" calcext:value-type="float">
            <text:p>11.6236998664454</text:p>
          </table:table-cell>
          <table:table-cell table:formula="of:=IF([.$A43]=&quot;&quot;;&quot;&quot;;[$latest_newly_sick_table.J42]*[.J$1])" office:value-type="float" office:value="13.6689726463104" calcext:value-type="float">
            <text:p>13.6689726463104</text:p>
          </table:table-cell>
          <table:table-cell table:formula="of:=IF([.$A43]=&quot;&quot;;&quot;&quot;;[$latest_newly_sick_table.K42]*[.K$1])" office:value-type="float" office:value="8.95083510928282" calcext:value-type="float">
            <text:p>8.95083510928282</text:p>
          </table:table-cell>
          <table:table-cell table:formula="of:=IF([.$A43]=&quot;&quot;;&quot;&quot;;[$latest_newly_sick_table.L42]*[.L$1])" office:value-type="float" office:value="11.2148391844509" calcext:value-type="float">
            <text:p>11.2148391844509</text:p>
          </table:table-cell>
          <table:table-cell/>
          <table:table-cell table:formula="of:=SUM([.B43:.J43])/[.N$1]" office:value-type="percentage" office:value="0.0162999598291403" calcext:value-type="percentage">
            <text:p>1.63%</text:p>
          </table:table-cell>
          <table:table-cell table:formula="of:=IF([.A49]=&quot;&quot;;&quot;&quot;;AVERAGE([.N36:.N49]))" office:value-type="percentage" office:value="0.0231691333547835" calcext:value-type="percentage">
            <text:p>2.32%</text:p>
          </table:table-cell>
        </table:table-row>
        <table:table-row table:style-name="ro1">
          <table:table-cell table:style-name="ce1" table:formula="of:=IF([$latest_newly_sick_table.A43]=&quot;&quot;;&quot;&quot;;[$latest_newly_sick_table.A43])" office:value-type="date" office:date-value="2021-12-26" calcext:value-type="date">
            <text:p>2021-12-26</text:p>
          </table:table-cell>
          <table:table-cell table:formula="of:=IF([.$A44]=&quot;&quot;;&quot;&quot;;[$latest_newly_sick_table.B43]*[.B$1])" office:value-type="float" office:value="14.5874798231455" calcext:value-type="float">
            <text:p>14.5874798231455</text:p>
          </table:table-cell>
          <table:table-cell table:formula="of:=IF([.$A44]=&quot;&quot;;&quot;&quot;;[$latest_newly_sick_table.C43]*[.C$1])" office:value-type="float" office:value="25.5303213154322" calcext:value-type="float">
            <text:p>25.5303213154322</text:p>
          </table:table-cell>
          <table:table-cell table:formula="of:=IF([.$A44]=&quot;&quot;;&quot;&quot;;[$latest_newly_sick_table.D43]*[.D$1])" office:value-type="float" office:value="34.5219206680584" calcext:value-type="float">
            <text:p>34.5219206680584</text:p>
          </table:table-cell>
          <table:table-cell table:formula="of:=IF([.$A44]=&quot;&quot;;&quot;&quot;;[$latest_newly_sick_table.E43]*[.E$1])" office:value-type="float" office:value="6.52624022970169" calcext:value-type="float">
            <text:p>6.52624022970169</text:p>
          </table:table-cell>
          <table:table-cell table:formula="of:=IF([.$A44]=&quot;&quot;;&quot;&quot;;[$latest_newly_sick_table.F43]*[.F$1])" office:value-type="float" office:value="21.2616355293346" calcext:value-type="float">
            <text:p>21.2616355293346</text:p>
          </table:table-cell>
          <table:table-cell table:formula="of:=IF([.$A44]=&quot;&quot;;&quot;&quot;;[$latest_newly_sick_table.G43]*[.G$1])" office:value-type="float" office:value="45.254288284376" calcext:value-type="float">
            <text:p>45.254288284376</text:p>
          </table:table-cell>
          <table:table-cell table:formula="of:=IF([.$A44]=&quot;&quot;;&quot;&quot;;[$latest_newly_sick_table.H43]*[.H$1])" office:value-type="float" office:value="23.3909096004035" calcext:value-type="float">
            <text:p>23.3909096004035</text:p>
          </table:table-cell>
          <table:table-cell table:formula="of:=IF([.$A44]=&quot;&quot;;&quot;&quot;;[$latest_newly_sick_table.I43]*[.I$1])" office:value-type="float" office:value="15.8191537682122" calcext:value-type="float">
            <text:p>15.8191537682122</text:p>
          </table:table-cell>
          <table:table-cell table:formula="of:=IF([.$A44]=&quot;&quot;;&quot;&quot;;[$latest_newly_sick_table.J43]*[.J$1])" office:value-type="float" office:value="19.8481509025759" calcext:value-type="float">
            <text:p>19.8481509025759</text:p>
          </table:table-cell>
          <table:table-cell table:formula="of:=IF([.$A44]=&quot;&quot;;&quot;&quot;;[$latest_newly_sick_table.K43]*[.K$1])" office:value-type="float" office:value="10.5150344947281" calcext:value-type="float">
            <text:p>10.5150344947281</text:p>
          </table:table-cell>
          <table:table-cell table:formula="of:=IF([.$A44]=&quot;&quot;;&quot;&quot;;[$latest_newly_sick_table.L43]*[.L$1])" office:value-type="float" office:value="15.7139913910452" calcext:value-type="float">
            <text:p>15.7139913910452</text:p>
          </table:table-cell>
          <table:table-cell/>
          <table:table-cell table:formula="of:=SUM([.B44:.J44])/[.N$1]" office:value-type="percentage" office:value="0.0200757525850884" calcext:value-type="percentage">
            <text:p>2.01%</text:p>
          </table:table-cell>
          <table:table-cell table:formula="of:=IF([.A50]=&quot;&quot;;&quot;&quot;;AVERAGE([.N37:.N50]))" office:value-type="percentage" office:value="0.022813818469875" calcext:value-type="percentage">
            <text:p>2.28%</text:p>
          </table:table-cell>
        </table:table-row>
        <table:table-row table:style-name="ro1">
          <table:table-cell table:style-name="ce1" table:formula="of:=IF([$latest_newly_sick_table.A44]=&quot;&quot;;&quot;&quot;;[$latest_newly_sick_table.A44])" office:value-type="date" office:date-value="2021-12-27" calcext:value-type="date">
            <text:p>2021-12-27</text:p>
          </table:table-cell>
          <table:table-cell table:formula="of:=IF([.$A45]=&quot;&quot;;&quot;&quot;;[$latest_newly_sick_table.B44]*[.B$1])" office:value-type="float" office:value="17.3669115427191" calcext:value-type="float">
            <text:p>17.3669115427191</text:p>
          </table:table-cell>
          <table:table-cell table:formula="of:=IF([.$A45]=&quot;&quot;;&quot;&quot;;[$latest_newly_sick_table.C44]*[.C$1])" office:value-type="float" office:value="28.7700081059173" calcext:value-type="float">
            <text:p>28.7700081059173</text:p>
          </table:table-cell>
          <table:table-cell table:formula="of:=IF([.$A45]=&quot;&quot;;&quot;&quot;;[$latest_newly_sick_table.D44]*[.D$1])" office:value-type="float" office:value="36.7784062384953" calcext:value-type="float">
            <text:p>36.7784062384953</text:p>
          </table:table-cell>
          <table:table-cell table:formula="of:=IF([.$A45]=&quot;&quot;;&quot;&quot;;[$latest_newly_sick_table.E44]*[.E$1])" office:value-type="float" office:value="7.68095789880262" calcext:value-type="float">
            <text:p>7.68095789880262</text:p>
          </table:table-cell>
          <table:table-cell table:formula="of:=IF([.$A45]=&quot;&quot;;&quot;&quot;;[$latest_newly_sick_table.F44]*[.F$1])" office:value-type="float" office:value="25.2670082774931" calcext:value-type="float">
            <text:p>25.2670082774931</text:p>
          </table:table-cell>
          <table:table-cell table:formula="of:=IF([.$A45]=&quot;&quot;;&quot;&quot;;[$latest_newly_sick_table.G44]*[.G$1])" office:value-type="float" office:value="49.5131569873405" calcext:value-type="float">
            <text:p>49.5131569873405</text:p>
          </table:table-cell>
          <table:table-cell table:formula="of:=IF([.$A45]=&quot;&quot;;&quot;&quot;;[$latest_newly_sick_table.H44]*[.H$1])" office:value-type="float" office:value="27.1446770759404" calcext:value-type="float">
            <text:p>27.1446770759404</text:p>
          </table:table-cell>
          <table:table-cell table:formula="of:=IF([.$A45]=&quot;&quot;;&quot;&quot;;[$latest_newly_sick_table.I44]*[.I$1])" office:value-type="float" office:value="18.9669117647059" calcext:value-type="float">
            <text:p>18.9669117647059</text:p>
          </table:table-cell>
          <table:table-cell table:formula="of:=IF([.$A45]=&quot;&quot;;&quot;&quot;;[$latest_newly_sick_table.J44]*[.J$1])" office:value-type="float" office:value="21.0709036872531" calcext:value-type="float">
            <text:p>21.0709036872531</text:p>
          </table:table-cell>
          <table:table-cell table:formula="of:=IF([.$A45]=&quot;&quot;;&quot;&quot;;[$latest_newly_sick_table.K44]*[.K$1])" office:value-type="float" office:value="12.8650263765249" calcext:value-type="float">
            <text:p>12.8650263765249</text:p>
          </table:table-cell>
          <table:table-cell table:formula="of:=IF([.$A45]=&quot;&quot;;&quot;&quot;;[$latest_newly_sick_table.L44]*[.L$1])" office:value-type="float" office:value="18.2871461847956" calcext:value-type="float">
            <text:p>18.2871461847956</text:p>
          </table:table-cell>
          <table:table-cell/>
          <table:table-cell table:formula="of:=SUM([.B45:.J45])/[.N$1]" office:value-type="percentage" office:value="0.0225829230509485" calcext:value-type="percentage">
            <text:p>2.26%</text:p>
          </table:table-cell>
          <table:table-cell table:formula="of:=IF([.A51]=&quot;&quot;;&quot;&quot;;AVERAGE([.N38:.N51]))" office:value-type="percentage" office:value="0.0226453450201621" calcext:value-type="percentage">
            <text:p>2.26%</text:p>
          </table:table-cell>
        </table:table-row>
        <table:table-row table:style-name="ro1">
          <table:table-cell table:style-name="ce1" table:formula="of:=IF([$latest_newly_sick_table.A45]=&quot;&quot;;&quot;&quot;;[$latest_newly_sick_table.A45])" office:value-type="date" office:date-value="2021-12-28" calcext:value-type="date">
            <text:p>2021-12-28</text:p>
          </table:table-cell>
          <table:table-cell table:formula="of:=IF([.$A46]=&quot;&quot;;&quot;&quot;;[$latest_newly_sick_table.B45]*[.B$1])" office:value-type="float" office:value="19.9253955037469" calcext:value-type="float">
            <text:p>19.9253955037469</text:p>
          </table:table-cell>
          <table:table-cell table:formula="of:=IF([.$A46]=&quot;&quot;;&quot;&quot;;[$latest_newly_sick_table.C45]*[.C$1])" office:value-type="float" office:value="32.1489801419714" calcext:value-type="float">
            <text:p>32.1489801419714</text:p>
          </table:table-cell>
          <table:table-cell table:formula="of:=IF([.$A46]=&quot;&quot;;&quot;&quot;;[$latest_newly_sick_table.D45]*[.D$1])" office:value-type="float" office:value="40.81" calcext:value-type="float">
            <text:p>40.81</text:p>
          </table:table-cell>
          <table:table-cell table:formula="of:=IF([.$A46]=&quot;&quot;;&quot;&quot;;[$latest_newly_sick_table.E45]*[.E$1])" office:value-type="float" office:value="9.33063654403907" calcext:value-type="float">
            <text:p>9.33063654403907</text:p>
          </table:table-cell>
          <table:table-cell table:formula="of:=IF([.$A46]=&quot;&quot;;&quot;&quot;;[$latest_newly_sick_table.F45]*[.F$1])" office:value-type="float" office:value="29.8902228499686" calcext:value-type="float">
            <text:p>29.8902228499686</text:p>
          </table:table-cell>
          <table:table-cell table:formula="of:=IF([.$A46]=&quot;&quot;;&quot;&quot;;[$latest_newly_sick_table.G45]*[.G$1])" office:value-type="float" office:value="58.3403630486627" calcext:value-type="float">
            <text:p>58.3403630486627</text:p>
          </table:table-cell>
          <table:table-cell table:formula="of:=IF([.$A46]=&quot;&quot;;&quot;&quot;;[$latest_newly_sick_table.H45]*[.H$1])" office:value-type="float" office:value="31.071960917163" calcext:value-type="float">
            <text:p>31.071960917163</text:p>
          </table:table-cell>
          <table:table-cell table:formula="of:=IF([.$A46]=&quot;&quot;;&quot;&quot;;[$latest_newly_sick_table.I45]*[.I$1])" office:value-type="float" office:value="20.3485649294173" calcext:value-type="float">
            <text:p>20.3485649294173</text:p>
          </table:table-cell>
          <table:table-cell table:formula="of:=IF([.$A46]=&quot;&quot;;&quot;&quot;;[$latest_newly_sick_table.J45]*[.J$1])" office:value-type="float" office:value="24.8512223820107" calcext:value-type="float">
            <text:p>24.8512223820107</text:p>
          </table:table-cell>
          <table:table-cell table:formula="of:=IF([.$A46]=&quot;&quot;;&quot;&quot;;[$latest_newly_sick_table.K45]*[.K$1])" office:value-type="float" office:value="13.5204620462046" calcext:value-type="float">
            <text:p>13.5204620462046</text:p>
          </table:table-cell>
          <table:table-cell table:formula="of:=IF([.$A46]=&quot;&quot;;&quot;&quot;;[$latest_newly_sick_table.L45]*[.L$1])" office:value-type="float" office:value="20.6751968503937" calcext:value-type="float">
            <text:p>20.6751968503937</text:p>
          </table:table-cell>
          <table:table-cell/>
          <table:table-cell table:formula="of:=SUM([.B46:.J46])/[.N$1]" office:value-type="percentage" office:value="0.0258999171020567" calcext:value-type="percentage">
            <text:p>2.59%</text:p>
          </table:table-cell>
          <table:table-cell table:formula="of:=IF([.A52]=&quot;&quot;;&quot;&quot;;AVERAGE([.N39:.N52]))" office:value-type="percentage" office:value="0.0224884805165936" calcext:value-type="percentage">
            <text:p>2.25%</text:p>
          </table:table-cell>
        </table:table-row>
        <table:table-row table:style-name="ro1">
          <table:table-cell table:style-name="ce1" table:formula="of:=IF([$latest_newly_sick_table.A46]=&quot;&quot;;&quot;&quot;;[$latest_newly_sick_table.A46])" office:value-type="date" office:date-value="2021-12-29" calcext:value-type="date">
            <text:p>2021-12-29</text:p>
          </table:table-cell>
          <table:table-cell table:formula="of:=IF([.$A47]=&quot;&quot;;&quot;&quot;;[$latest_newly_sick_table.B46]*[.B$1])" office:value-type="float" office:value="22.1953980641056" calcext:value-type="float">
            <text:p>22.1953980641056</text:p>
          </table:table-cell>
          <table:table-cell table:formula="of:=IF([.$A47]=&quot;&quot;;&quot;&quot;;[$latest_newly_sick_table.C46]*[.C$1])" office:value-type="float" office:value="33.6826844762991" calcext:value-type="float">
            <text:p>33.6826844762991</text:p>
          </table:table-cell>
          <table:table-cell table:formula="of:=IF([.$A47]=&quot;&quot;;&quot;&quot;;[$latest_newly_sick_table.D46]*[.D$1])" office:value-type="float" office:value="41.9625334522748" calcext:value-type="float">
            <text:p>41.9625334522748</text:p>
          </table:table-cell>
          <table:table-cell table:formula="of:=IF([.$A47]=&quot;&quot;;&quot;&quot;;[$latest_newly_sick_table.E46]*[.E$1])" office:value-type="float" office:value="9.47907692307693" calcext:value-type="float">
            <text:p>9.47907692307693</text:p>
          </table:table-cell>
          <table:table-cell table:formula="of:=IF([.$A47]=&quot;&quot;;&quot;&quot;;[$latest_newly_sick_table.F46]*[.F$1])" office:value-type="float" office:value="30.5770168584987" calcext:value-type="float">
            <text:p>30.5770168584987</text:p>
          </table:table-cell>
          <table:table-cell table:formula="of:=IF([.$A47]=&quot;&quot;;&quot;&quot;;[$latest_newly_sick_table.G46]*[.G$1])" office:value-type="float" office:value="59.800787961372" calcext:value-type="float">
            <text:p>59.800787961372</text:p>
          </table:table-cell>
          <table:table-cell table:formula="of:=IF([.$A47]=&quot;&quot;;&quot;&quot;;[$latest_newly_sick_table.H46]*[.H$1])" office:value-type="float" office:value="33.3682585864321" calcext:value-type="float">
            <text:p>33.3682585864321</text:p>
          </table:table-cell>
          <table:table-cell table:formula="of:=IF([.$A47]=&quot;&quot;;&quot;&quot;;[$latest_newly_sick_table.I46]*[.I$1])" office:value-type="float" office:value="19.5605462212999" calcext:value-type="float">
            <text:p>19.5605462212999</text:p>
          </table:table-cell>
          <table:table-cell table:formula="of:=IF([.$A47]=&quot;&quot;;&quot;&quot;;[$latest_newly_sick_table.J46]*[.J$1])" office:value-type="float" office:value="24.2382480031426" calcext:value-type="float">
            <text:p>24.2382480031426</text:p>
          </table:table-cell>
          <table:table-cell table:formula="of:=IF([.$A47]=&quot;&quot;;&quot;&quot;;[$latest_newly_sick_table.K46]*[.K$1])" office:value-type="float" office:value="13.9679431569381" calcext:value-type="float">
            <text:p>13.9679431569381</text:p>
          </table:table-cell>
          <table:table-cell table:formula="of:=IF([.$A47]=&quot;&quot;;&quot;&quot;;[$latest_newly_sick_table.L46]*[.L$1])" office:value-type="float" office:value="19.4695504488579" calcext:value-type="float">
            <text:p>19.4695504488579</text:p>
          </table:table-cell>
          <table:table-cell/>
          <table:table-cell table:formula="of:=SUM([.B47:.J47])/[.N$1]" office:value-type="percentage" office:value="0.0266910614242088" calcext:value-type="percentage">
            <text:p>2.67%</text:p>
          </table:table-cell>
          <table:table-cell table:formula="of:=IF([.A53]=&quot;&quot;;&quot;&quot;;AVERAGE([.N40:.N53]))" office:value-type="percentage" office:value="0.0223036216401134" calcext:value-type="percentage">
            <text:p>2.23%</text:p>
          </table:table-cell>
        </table:table-row>
        <table:table-row table:style-name="ro1">
          <table:table-cell table:style-name="ce1" table:formula="of:=IF([$latest_newly_sick_table.A47]=&quot;&quot;;&quot;&quot;;[$latest_newly_sick_table.A47])" office:value-type="date" office:date-value="2021-12-30" calcext:value-type="date">
            <text:p>2021-12-30</text:p>
          </table:table-cell>
          <table:table-cell table:formula="of:=IF([.$A48]=&quot;&quot;;&quot;&quot;;[$latest_newly_sick_table.B47]*[.B$1])" office:value-type="float" office:value="20.3296847635726" calcext:value-type="float">
            <text:p>20.3296847635726</text:p>
          </table:table-cell>
          <table:table-cell table:formula="of:=IF([.$A48]=&quot;&quot;;&quot;&quot;;[$latest_newly_sick_table.C47]*[.C$1])" office:value-type="float" office:value="32.5861334595361" calcext:value-type="float">
            <text:p>32.5861334595361</text:p>
          </table:table-cell>
          <table:table-cell table:formula="of:=IF([.$A48]=&quot;&quot;;&quot;&quot;;[$latest_newly_sick_table.D47]*[.D$1])" office:value-type="float" office:value="44.4500416957402" calcext:value-type="float">
            <text:p>44.4500416957402</text:p>
          </table:table-cell>
          <table:table-cell table:formula="of:=IF([.$A48]=&quot;&quot;;&quot;&quot;;[$latest_newly_sick_table.E47]*[.E$1])" office:value-type="float" office:value="9.56361372655825" calcext:value-type="float">
            <text:p>9.56361372655825</text:p>
          </table:table-cell>
          <table:table-cell table:formula="of:=IF([.$A48]=&quot;&quot;;&quot;&quot;;[$latest_newly_sick_table.F47]*[.F$1])" office:value-type="float" office:value="31.038887000183" calcext:value-type="float">
            <text:p>31.038887000183</text:p>
          </table:table-cell>
          <table:table-cell table:formula="of:=IF([.$A48]=&quot;&quot;;&quot;&quot;;[$latest_newly_sick_table.G47]*[.G$1])" office:value-type="float" office:value="60.3737805666325" calcext:value-type="float">
            <text:p>60.3737805666325</text:p>
          </table:table-cell>
          <table:table-cell table:formula="of:=IF([.$A48]=&quot;&quot;;&quot;&quot;;[$latest_newly_sick_table.H47]*[.H$1])" office:value-type="float" office:value="32.6957607764773" calcext:value-type="float">
            <text:p>32.6957607764773</text:p>
          </table:table-cell>
          <table:table-cell table:formula="of:=IF([.$A48]=&quot;&quot;;&quot;&quot;;[$latest_newly_sick_table.I47]*[.I$1])" office:value-type="float" office:value="19.7348997833153" calcext:value-type="float">
            <text:p>19.7348997833153</text:p>
          </table:table-cell>
          <table:table-cell table:formula="of:=IF([.$A48]=&quot;&quot;;&quot;&quot;;[$latest_newly_sick_table.J47]*[.J$1])" office:value-type="float" office:value="23.7069700347519" calcext:value-type="float">
            <text:p>23.7069700347519</text:p>
          </table:table-cell>
          <table:table-cell table:formula="of:=IF([.$A48]=&quot;&quot;;&quot;&quot;;[$latest_newly_sick_table.K47]*[.K$1])" office:value-type="float" office:value="14.2507191583792" calcext:value-type="float">
            <text:p>14.2507191583792</text:p>
          </table:table-cell>
          <table:table-cell table:formula="of:=IF([.$A48]=&quot;&quot;;&quot;&quot;;[$latest_newly_sick_table.L47]*[.L$1])" office:value-type="float" office:value="20.382709466425" calcext:value-type="float">
            <text:p>20.382709466425</text:p>
          </table:table-cell>
          <table:table-cell/>
          <table:table-cell table:formula="of:=SUM([.B48:.J48])/[.N$1]" office:value-type="percentage" office:value="0.0266536970097851" calcext:value-type="percentage">
            <text:p>2.67%</text:p>
          </table:table-cell>
          <table:table-cell table:formula="of:=IF([.A54]=&quot;&quot;;&quot;&quot;;AVERAGE([.N41:.N54]))" office:value-type="percentage" office:value="0.0220966402949677" calcext:value-type="percentage">
            <text:p>2.21%</text:p>
          </table:table-cell>
        </table:table-row>
        <table:table-row table:style-name="ro1">
          <table:table-cell table:style-name="ce1" table:formula="of:=IF([$latest_newly_sick_table.A48]=&quot;&quot;;&quot;&quot;;[$latest_newly_sick_table.A48])" office:value-type="date" office:date-value="2021-12-31" calcext:value-type="date">
            <text:p>2021-12-31</text:p>
          </table:table-cell>
          <table:table-cell table:formula="of:=IF([.$A49]=&quot;&quot;;&quot;&quot;;[$latest_newly_sick_table.B48]*[.B$1])" office:value-type="float" office:value="19.1235720671501" calcext:value-type="float">
            <text:p>19.1235720671501</text:p>
          </table:table-cell>
          <table:table-cell table:formula="of:=IF([.$A49]=&quot;&quot;;&quot;&quot;;[$latest_newly_sick_table.C48]*[.C$1])" office:value-type="float" office:value="30.0925969026945" calcext:value-type="float">
            <text:p>30.0925969026945</text:p>
          </table:table-cell>
          <table:table-cell table:formula="of:=IF([.$A49]=&quot;&quot;;&quot;&quot;;[$latest_newly_sick_table.D48]*[.D$1])" office:value-type="float" office:value="36.8837374334713" calcext:value-type="float">
            <text:p>36.8837374334713</text:p>
          </table:table-cell>
          <table:table-cell table:formula="of:=IF([.$A49]=&quot;&quot;;&quot;&quot;;[$latest_newly_sick_table.E48]*[.E$1])" office:value-type="float" office:value="9.16897922448062" calcext:value-type="float">
            <text:p>9.16897922448062</text:p>
          </table:table-cell>
          <table:table-cell table:formula="of:=IF([.$A49]=&quot;&quot;;&quot;&quot;;[$latest_newly_sick_table.F48]*[.F$1])" office:value-type="float" office:value="25.4211139896373" calcext:value-type="float">
            <text:p>25.4211139896373</text:p>
          </table:table-cell>
          <table:table-cell table:formula="of:=IF([.$A49]=&quot;&quot;;&quot;&quot;;[$latest_newly_sick_table.G48]*[.G$1])" office:value-type="float" office:value="53.106218396048" calcext:value-type="float">
            <text:p>53.106218396048</text:p>
          </table:table-cell>
          <table:table-cell table:formula="of:=IF([.$A49]=&quot;&quot;;&quot;&quot;;[$latest_newly_sick_table.H48]*[.H$1])" office:value-type="float" office:value="31.4986443702007" calcext:value-type="float">
            <text:p>31.4986443702007</text:p>
          </table:table-cell>
          <table:table-cell table:formula="of:=IF([.$A49]=&quot;&quot;;&quot;&quot;;[$latest_newly_sick_table.I48]*[.I$1])" office:value-type="float" office:value="18.4769332890807" calcext:value-type="float">
            <text:p>18.4769332890807</text:p>
          </table:table-cell>
          <table:table-cell table:formula="of:=IF([.$A49]=&quot;&quot;;&quot;&quot;;[$latest_newly_sick_table.J48]*[.J$1])" office:value-type="float" office:value="23.7468898586596" calcext:value-type="float">
            <text:p>23.7468898586596</text:p>
          </table:table-cell>
          <table:table-cell table:formula="of:=IF([.$A49]=&quot;&quot;;&quot;&quot;;[$latest_newly_sick_table.K48]*[.K$1])" office:value-type="float" office:value="15.0256695967975" calcext:value-type="float">
            <text:p>15.0256695967975</text:p>
          </table:table-cell>
          <table:table-cell table:formula="of:=IF([.$A49]=&quot;&quot;;&quot;&quot;;[$latest_newly_sick_table.L48]*[.L$1])" office:value-type="float" office:value="18.8486760016636" calcext:value-type="float">
            <text:p>18.8486760016636</text:p>
          </table:table-cell>
          <table:table-cell/>
          <table:table-cell table:formula="of:=SUM([.B49:.J49])/[.N$1]" office:value-type="percentage" office:value="0.0240356074510995" calcext:value-type="percentage">
            <text:p>2.40%</text:p>
          </table:table-cell>
          <table:table-cell table:formula="of:=IF([.A55]=&quot;&quot;;&quot;&quot;;AVERAGE([.N42:.N55]))" office:value-type="percentage" office:value="0.0217155723912458" calcext:value-type="percentage">
            <text:p>2.17%</text:p>
          </table:table-cell>
        </table:table-row>
        <table:table-row table:style-name="ro1">
          <table:table-cell table:style-name="ce1" table:formula="of:=IF([$latest_newly_sick_table.A49]=&quot;&quot;;&quot;&quot;;[$latest_newly_sick_table.A49])" office:value-type="date" office:date-value="2022-01-01" calcext:value-type="date">
            <text:p>2022-01-01</text:p>
          </table:table-cell>
          <table:table-cell table:formula="of:=IF([.$A50]=&quot;&quot;;&quot;&quot;;[$latest_newly_sick_table.B49]*[.B$1])" office:value-type="float" office:value="16.0526187491294" calcext:value-type="float">
            <text:p>16.0526187491294</text:p>
          </table:table-cell>
          <table:table-cell table:formula="of:=IF([.$A50]=&quot;&quot;;&quot;&quot;;[$latest_newly_sick_table.C49]*[.C$1])" office:value-type="float" office:value="24.3496427550729" calcext:value-type="float">
            <text:p>24.3496427550729</text:p>
          </table:table-cell>
          <table:table-cell table:formula="of:=IF([.$A50]=&quot;&quot;;&quot;&quot;;[$latest_newly_sick_table.D49]*[.D$1])" office:value-type="float" office:value="31.1177029297874" calcext:value-type="float">
            <text:p>31.1177029297874</text:p>
          </table:table-cell>
          <table:table-cell table:formula="of:=IF([.$A50]=&quot;&quot;;&quot;&quot;;[$latest_newly_sick_table.E49]*[.E$1])" office:value-type="float" office:value="7.98048" calcext:value-type="float">
            <text:p>7.98048</text:p>
          </table:table-cell>
          <table:table-cell table:formula="of:=IF([.$A50]=&quot;&quot;;&quot;&quot;;[$latest_newly_sick_table.F49]*[.F$1])" office:value-type="float" office:value="23.3298337226879" calcext:value-type="float">
            <text:p>23.3298337226879</text:p>
          </table:table-cell>
          <table:table-cell table:formula="of:=IF([.$A50]=&quot;&quot;;&quot;&quot;;[$latest_newly_sick_table.G49]*[.G$1])" office:value-type="float" office:value="45.4159625390218" calcext:value-type="float">
            <text:p>45.4159625390218</text:p>
          </table:table-cell>
          <table:table-cell table:formula="of:=IF([.$A50]=&quot;&quot;;&quot;&quot;;[$latest_newly_sick_table.H49]*[.H$1])" office:value-type="float" office:value="24.0287229671685" calcext:value-type="float">
            <text:p>24.0287229671685</text:p>
          </table:table-cell>
          <table:table-cell table:formula="of:=IF([.$A50]=&quot;&quot;;&quot;&quot;;[$latest_newly_sick_table.I49]*[.I$1])" office:value-type="float" office:value="15.1204351204351" calcext:value-type="float">
            <text:p>15.1204351204351</text:p>
          </table:table-cell>
          <table:table-cell table:formula="of:=IF([.$A50]=&quot;&quot;;&quot;&quot;;[$latest_newly_sick_table.J49]*[.J$1])" office:value-type="float" office:value="19.8667443933886" calcext:value-type="float">
            <text:p>19.8667443933886</text:p>
          </table:table-cell>
          <table:table-cell table:formula="of:=IF([.$A50]=&quot;&quot;;&quot;&quot;;[$latest_newly_sick_table.K49]*[.K$1])" office:value-type="float" office:value="11.1200741571096" calcext:value-type="float">
            <text:p>11.1200741571096</text:p>
          </table:table-cell>
          <table:table-cell table:formula="of:=IF([.$A50]=&quot;&quot;;&quot;&quot;;[$latest_newly_sick_table.L49]*[.L$1])" office:value-type="float" office:value="16.1178586146181" calcext:value-type="float">
            <text:p>16.1178586146181</text:p>
          </table:table-cell>
          <table:table-cell/>
          <table:table-cell table:formula="of:=SUM([.B50:.J50])/[.N$1]" office:value-type="percentage" office:value="0.0201264462203041" calcext:value-type="percentage">
            <text:p>2.01%</text:p>
          </table:table-cell>
          <table:table-cell table:formula="of:=IF([.A56]=&quot;&quot;;&quot;&quot;;AVERAGE([.N43:.N56]))" office:value-type="percentage" office:value="0.0216288560085991" calcext:value-type="percentage">
            <text:p>2.16%</text:p>
          </table:table-cell>
        </table:table-row>
        <table:table-row table:style-name="ro1">
          <table:table-cell table:style-name="ce1" table:formula="of:=IF([$latest_newly_sick_table.A50]=&quot;&quot;;&quot;&quot;;[$latest_newly_sick_table.A50])" office:value-type="date" office:date-value="2022-01-02" calcext:value-type="date">
            <text:p>2022-01-02</text:p>
          </table:table-cell>
          <table:table-cell table:formula="of:=IF([.$A51]=&quot;&quot;;&quot;&quot;;[$latest_newly_sick_table.B50]*[.B$1])" office:value-type="float" office:value="17.7264304622277" calcext:value-type="float">
            <text:p>17.7264304622277</text:p>
          </table:table-cell>
          <table:table-cell table:formula="of:=IF([.$A51]=&quot;&quot;;&quot;&quot;;[$latest_newly_sick_table.C50]*[.C$1])" office:value-type="float" office:value="26.061631753032" calcext:value-type="float">
            <text:p>26.061631753032</text:p>
          </table:table-cell>
          <table:table-cell table:formula="of:=IF([.$A51]=&quot;&quot;;&quot;&quot;;[$latest_newly_sick_table.D50]*[.D$1])" office:value-type="float" office:value="34.535674470457" calcext:value-type="float">
            <text:p>34.535674470457</text:p>
          </table:table-cell>
          <table:table-cell table:formula="of:=IF([.$A51]=&quot;&quot;;&quot;&quot;;[$latest_newly_sick_table.E50]*[.E$1])" office:value-type="float" office:value="7.61529565954823" calcext:value-type="float">
            <text:p>7.61529565954823</text:p>
          </table:table-cell>
          <table:table-cell table:formula="of:=IF([.$A51]=&quot;&quot;;&quot;&quot;;[$latest_newly_sick_table.F50]*[.F$1])" office:value-type="float" office:value="23.9052448106481" calcext:value-type="float">
            <text:p>23.9052448106481</text:p>
          </table:table-cell>
          <table:table-cell table:formula="of:=IF([.$A51]=&quot;&quot;;&quot;&quot;;[$latest_newly_sick_table.G50]*[.G$1])" office:value-type="float" office:value="45.9909220398827" calcext:value-type="float">
            <text:p>45.9909220398827</text:p>
          </table:table-cell>
          <table:table-cell table:formula="of:=IF([.$A51]=&quot;&quot;;&quot;&quot;;[$latest_newly_sick_table.H50]*[.H$1])" office:value-type="float" office:value="25.6294921241395" calcext:value-type="float">
            <text:p>25.6294921241395</text:p>
          </table:table-cell>
          <table:table-cell table:formula="of:=IF([.$A51]=&quot;&quot;;&quot;&quot;;[$latest_newly_sick_table.I50]*[.I$1])" office:value-type="float" office:value="16.7128935532234" calcext:value-type="float">
            <text:p>16.7128935532234</text:p>
          </table:table-cell>
          <table:table-cell table:formula="of:=IF([.$A51]=&quot;&quot;;&quot;&quot;;[$latest_newly_sick_table.J50]*[.J$1])" office:value-type="float" office:value="19.3901876852157" calcext:value-type="float">
            <text:p>19.3901876852157</text:p>
          </table:table-cell>
          <table:table-cell table:formula="of:=IF([.$A51]=&quot;&quot;;&quot;&quot;;[$latest_newly_sick_table.K50]*[.K$1])" office:value-type="float" office:value="9.54475959730981" calcext:value-type="float">
            <text:p>9.54475959730981</text:p>
          </table:table-cell>
          <table:table-cell table:formula="of:=IF([.$A51]=&quot;&quot;;&quot;&quot;;[$latest_newly_sick_table.L50]*[.L$1])" office:value-type="float" office:value="15.5172512220359" calcext:value-type="float">
            <text:p>15.5172512220359</text:p>
          </table:table-cell>
          <table:table-cell/>
          <table:table-cell table:formula="of:=SUM([.B51:.J51])/[.N$1]" office:value-type="percentage" office:value="0.0211271870808287" calcext:value-type="percentage">
            <text:p>2.11%</text:p>
          </table:table-cell>
          <table:table-cell table:formula="of:=IF([.A57]=&quot;&quot;;&quot;&quot;;AVERAGE([.N44:.N57]))" office:value-type="percentage" office:value="0.0217011532227519" calcext:value-type="percentage">
            <text:p>2.17%</text:p>
          </table:table-cell>
        </table:table-row>
        <table:table-row table:style-name="ro1">
          <table:table-cell table:style-name="ce1" table:formula="of:=IF([$latest_newly_sick_table.A51]=&quot;&quot;;&quot;&quot;;[$latest_newly_sick_table.A51])" office:value-type="date" office:date-value="2022-01-03" calcext:value-type="date">
            <text:p>2022-01-03</text:p>
          </table:table-cell>
          <table:table-cell table:formula="of:=IF([.$A52]=&quot;&quot;;&quot;&quot;;[$latest_newly_sick_table.B51]*[.B$1])" office:value-type="float" office:value="15.6446866849462" calcext:value-type="float">
            <text:p>15.6446866849462</text:p>
          </table:table-cell>
          <table:table-cell table:formula="of:=IF([.$A52]=&quot;&quot;;&quot;&quot;;[$latest_newly_sick_table.C51]*[.C$1])" office:value-type="float" office:value="25.1417201772633" calcext:value-type="float">
            <text:p>25.1417201772633</text:p>
          </table:table-cell>
          <table:table-cell table:formula="of:=IF([.$A52]=&quot;&quot;;&quot;&quot;;[$latest_newly_sick_table.D51]*[.D$1])" office:value-type="float" office:value="34.6740713148894" calcext:value-type="float">
            <text:p>34.6740713148894</text:p>
          </table:table-cell>
          <table:table-cell table:formula="of:=IF([.$A52]=&quot;&quot;;&quot;&quot;;[$latest_newly_sick_table.E51]*[.E$1])" office:value-type="float" office:value="8.47101991912534" calcext:value-type="float">
            <text:p>8.47101991912534</text:p>
          </table:table-cell>
          <table:table-cell table:formula="of:=IF([.$A52]=&quot;&quot;;&quot;&quot;;[$latest_newly_sick_table.F51]*[.F$1])" office:value-type="float" office:value="23.9625389408099" calcext:value-type="float">
            <text:p>23.9625389408099</text:p>
          </table:table-cell>
          <table:table-cell table:formula="of:=IF([.$A52]=&quot;&quot;;&quot;&quot;;[$latest_newly_sick_table.G51]*[.G$1])" office:value-type="float" office:value="45.0682374450769" calcext:value-type="float">
            <text:p>45.0682374450769</text:p>
          </table:table-cell>
          <table:table-cell table:formula="of:=IF([.$A52]=&quot;&quot;;&quot;&quot;;[$latest_newly_sick_table.H51]*[.H$1])" office:value-type="float" office:value="26.4357066950053" calcext:value-type="float">
            <text:p>26.4357066950053</text:p>
          </table:table-cell>
          <table:table-cell table:formula="of:=IF([.$A52]=&quot;&quot;;&quot;&quot;;[$latest_newly_sick_table.I51]*[.I$1])" office:value-type="float" office:value="15.859647955279" calcext:value-type="float">
            <text:p>15.859647955279</text:p>
          </table:table-cell>
          <table:table-cell table:formula="of:=IF([.$A52]=&quot;&quot;;&quot;&quot;;[$latest_newly_sick_table.J51]*[.J$1])" office:value-type="float" office:value="21.0172524784344" calcext:value-type="float">
            <text:p>21.0172524784344</text:p>
          </table:table-cell>
          <table:table-cell table:formula="of:=IF([.$A52]=&quot;&quot;;&quot;&quot;;[$latest_newly_sick_table.K51]*[.K$1])" office:value-type="float" office:value="10.1020542047644" calcext:value-type="float">
            <text:p>10.1020542047644</text:p>
          </table:table-cell>
          <table:table-cell table:formula="of:=IF([.$A52]=&quot;&quot;;&quot;&quot;;[$latest_newly_sick_table.L51]*[.L$1])" office:value-type="float" office:value="15.9827519719544" calcext:value-type="float">
            <text:p>15.9827519719544</text:p>
          </table:table-cell>
          <table:table-cell/>
          <table:table-cell table:formula="of:=SUM([.B52:.J52])/[.N$1]" office:value-type="percentage" office:value="0.0210016393096553" calcext:value-type="percentage">
            <text:p>2.10%</text:p>
          </table:table-cell>
          <table:table-cell table:formula="of:=IF([.A58]=&quot;&quot;;&quot;&quot;;AVERAGE([.N45:.N58]))" office:value-type="percentage" office:value="0.0213319639851638" calcext:value-type="percentage">
            <text:p>2.13%</text:p>
          </table:table-cell>
        </table:table-row>
        <table:table-row table:style-name="ro1">
          <table:table-cell table:style-name="ce1" table:formula="of:=IF([$latest_newly_sick_table.A52]=&quot;&quot;;&quot;&quot;;[$latest_newly_sick_table.A52])" office:value-type="date" office:date-value="2022-01-04" calcext:value-type="date">
            <text:p>2022-01-04</text:p>
          </table:table-cell>
          <table:table-cell table:formula="of:=IF([.$A53]=&quot;&quot;;&quot;&quot;;[$latest_newly_sick_table.B52]*[.B$1])" office:value-type="float" office:value="14.5797866971705" calcext:value-type="float">
            <text:p>14.5797866971705</text:p>
          </table:table-cell>
          <table:table-cell table:formula="of:=IF([.$A53]=&quot;&quot;;&quot;&quot;;[$latest_newly_sick_table.C52]*[.C$1])" office:value-type="float" office:value="26.4504915411313" calcext:value-type="float">
            <text:p>26.4504915411313</text:p>
          </table:table-cell>
          <table:table-cell table:formula="of:=IF([.$A53]=&quot;&quot;;&quot;&quot;;[$latest_newly_sick_table.D52]*[.D$1])" office:value-type="float" office:value="35.86225414513" calcext:value-type="float">
            <text:p>35.86225414513</text:p>
          </table:table-cell>
          <table:table-cell table:formula="of:=IF([.$A53]=&quot;&quot;;&quot;&quot;;[$latest_newly_sick_table.E52]*[.E$1])" office:value-type="float" office:value="7.88968970487824" calcext:value-type="float">
            <text:p>7.88968970487824</text:p>
          </table:table-cell>
          <table:table-cell table:formula="of:=IF([.$A53]=&quot;&quot;;&quot;&quot;;[$latest_newly_sick_table.F52]*[.F$1])" office:value-type="float" office:value="22.564137057846" calcext:value-type="float">
            <text:p>22.564137057846</text:p>
          </table:table-cell>
          <table:table-cell table:formula="of:=IF([.$A53]=&quot;&quot;;&quot;&quot;;[$latest_newly_sick_table.G52]*[.G$1])" office:value-type="float" office:value="45.7893530462394" calcext:value-type="float">
            <text:p>45.7893530462394</text:p>
          </table:table-cell>
          <table:table-cell table:formula="of:=IF([.$A53]=&quot;&quot;;&quot;&quot;;[$latest_newly_sick_table.H52]*[.H$1])" office:value-type="float" office:value="26.5191533335709" calcext:value-type="float">
            <text:p>26.5191533335709</text:p>
          </table:table-cell>
          <table:table-cell table:formula="of:=IF([.$A53]=&quot;&quot;;&quot;&quot;;[$latest_newly_sick_table.I52]*[.I$1])" office:value-type="float" office:value="16.6752255143755" calcext:value-type="float">
            <text:p>16.6752255143755</text:p>
          </table:table-cell>
          <table:table-cell table:formula="of:=IF([.$A53]=&quot;&quot;;&quot;&quot;;[$latest_newly_sick_table.J52]*[.J$1])" office:value-type="float" office:value="22.5005255551176" calcext:value-type="float">
            <text:p>22.5005255551176</text:p>
          </table:table-cell>
          <table:table-cell table:formula="of:=IF([.$A53]=&quot;&quot;;&quot;&quot;;[$latest_newly_sick_table.K52]*[.K$1])" office:value-type="float" office:value="11.1857443229605" calcext:value-type="float">
            <text:p>11.1857443229605</text:p>
          </table:table-cell>
          <table:table-cell table:formula="of:=IF([.$A53]=&quot;&quot;;&quot;&quot;;[$latest_newly_sick_table.L52]*[.L$1])" office:value-type="float" office:value="15.4964808558559" calcext:value-type="float">
            <text:p>15.4964808558559</text:p>
          </table:table-cell>
          <table:table-cell/>
          <table:table-cell table:formula="of:=SUM([.B53:.J53])/[.N$1]" office:value-type="percentage" office:value="0.0212498171096776" calcext:value-type="percentage">
            <text:p>2.12%</text:p>
          </table:table-cell>
          <table:table-cell table:formula="of:=IF([.A59]=&quot;&quot;;&quot;&quot;;AVERAGE([.N46:.N59]))" office:value-type="percentage" office:value="0.0208583772863654" calcext:value-type="percentage">
            <text:p>2.09%</text:p>
          </table:table-cell>
        </table:table-row>
        <table:table-row table:style-name="ro1">
          <table:table-cell table:style-name="ce1" table:formula="of:=IF([$latest_newly_sick_table.A53]=&quot;&quot;;&quot;&quot;;[$latest_newly_sick_table.A53])" office:value-type="date" office:date-value="2022-01-05" calcext:value-type="date">
            <text:p>2022-01-05</text:p>
          </table:table-cell>
          <table:table-cell table:formula="of:=IF([.$A54]=&quot;&quot;;&quot;&quot;;[$latest_newly_sick_table.B53]*[.B$1])" office:value-type="float" office:value="14.868055790078" calcext:value-type="float">
            <text:p>14.868055790078</text:p>
          </table:table-cell>
          <table:table-cell table:formula="of:=IF([.$A54]=&quot;&quot;;&quot;&quot;;[$latest_newly_sick_table.C53]*[.C$1])" office:value-type="float" office:value="24.5807870667375" calcext:value-type="float">
            <text:p>24.5807870667375</text:p>
          </table:table-cell>
          <table:table-cell table:formula="of:=IF([.$A54]=&quot;&quot;;&quot;&quot;;[$latest_newly_sick_table.D53]*[.D$1])" office:value-type="float" office:value="33.6949315068493" calcext:value-type="float">
            <text:p>33.6949315068493</text:p>
          </table:table-cell>
          <table:table-cell table:formula="of:=IF([.$A54]=&quot;&quot;;&quot;&quot;;[$latest_newly_sick_table.E53]*[.E$1])" office:value-type="float" office:value="9.17294494433429" calcext:value-type="float">
            <text:p>9.17294494433429</text:p>
          </table:table-cell>
          <table:table-cell table:formula="of:=IF([.$A54]=&quot;&quot;;&quot;&quot;;[$latest_newly_sick_table.F53]*[.F$1])" office:value-type="float" office:value="21.4202642474749" calcext:value-type="float">
            <text:p>21.4202642474749</text:p>
          </table:table-cell>
          <table:table-cell table:formula="of:=IF([.$A54]=&quot;&quot;;&quot;&quot;;[$latest_newly_sick_table.G53]*[.G$1])" office:value-type="float" office:value="46.5521404280855" calcext:value-type="float">
            <text:p>46.5521404280855</text:p>
          </table:table-cell>
          <table:table-cell table:formula="of:=IF([.$A54]=&quot;&quot;;&quot;&quot;;[$latest_newly_sick_table.H53]*[.H$1])" office:value-type="float" office:value="23.6663375756161" calcext:value-type="float">
            <text:p>23.6663375756161</text:p>
          </table:table-cell>
          <table:table-cell table:formula="of:=IF([.$A54]=&quot;&quot;;&quot;&quot;;[$latest_newly_sick_table.I53]*[.I$1])" office:value-type="float" office:value="15.1707530647986" calcext:value-type="float">
            <text:p>15.1707530647986</text:p>
          </table:table-cell>
          <table:table-cell table:formula="of:=IF([.$A54]=&quot;&quot;;&quot;&quot;;[$latest_newly_sick_table.J53]*[.J$1])" office:value-type="float" office:value="19.4686113286349" calcext:value-type="float">
            <text:p>19.4686113286349</text:p>
          </table:table-cell>
          <table:table-cell table:formula="of:=IF([.$A54]=&quot;&quot;;&quot;&quot;;[$latest_newly_sick_table.K53]*[.K$1])" office:value-type="float" office:value="10.6106072637606" calcext:value-type="float">
            <text:p>10.6106072637606</text:p>
          </table:table-cell>
          <table:table-cell table:formula="of:=IF([.$A54]=&quot;&quot;;&quot;&quot;;[$latest_newly_sick_table.L53]*[.L$1])" office:value-type="float" office:value="15.6724505114687" calcext:value-type="float">
            <text:p>15.6724505114687</text:p>
          </table:table-cell>
          <table:table-cell/>
          <table:table-cell table:formula="of:=SUM([.B54:.J54])/[.N$1]" office:value-type="percentage" office:value="0.0202558580260836" calcext:value-type="percentage">
            <text:p>2.03%</text:p>
          </table:table-cell>
          <table:table-cell table:formula="of:=IF([.A60]=&quot;&quot;;&quot;&quot;;AVERAGE([.N47:.N60]))" office:value-type="percentage" office:value="0.0201226776727849" calcext:value-type="percentage">
            <text:p>2.01%</text:p>
          </table:table-cell>
        </table:table-row>
        <table:table-row table:style-name="ro1">
          <table:table-cell table:style-name="ce1" table:formula="of:=IF([$latest_newly_sick_table.A54]=&quot;&quot;;&quot;&quot;;[$latest_newly_sick_table.A54])" office:value-type="date" office:date-value="2022-01-06" calcext:value-type="date">
            <text:p>2022-01-06</text:p>
          </table:table-cell>
          <table:table-cell table:formula="of:=IF([.$A55]=&quot;&quot;;&quot;&quot;;[$latest_newly_sick_table.B54]*[.B$1])" office:value-type="float" office:value="13.8324967980892" calcext:value-type="float">
            <text:p>13.8324967980892</text:p>
          </table:table-cell>
          <table:table-cell table:formula="of:=IF([.$A55]=&quot;&quot;;&quot;&quot;;[$latest_newly_sick_table.C54]*[.C$1])" office:value-type="float" office:value="21.9094565522402" calcext:value-type="float">
            <text:p>21.9094565522402</text:p>
          </table:table-cell>
          <table:table-cell table:formula="of:=IF([.$A55]=&quot;&quot;;&quot;&quot;;[$latest_newly_sick_table.D54]*[.D$1])" office:value-type="float" office:value="31.2199411434977" calcext:value-type="float">
            <text:p>31.2199411434977</text:p>
          </table:table-cell>
          <table:table-cell table:formula="of:=IF([.$A55]=&quot;&quot;;&quot;&quot;;[$latest_newly_sick_table.E54]*[.E$1])" office:value-type="float" office:value="6.39116621464548" calcext:value-type="float">
            <text:p>6.39116621464548</text:p>
          </table:table-cell>
          <table:table-cell table:formula="of:=IF([.$A55]=&quot;&quot;;&quot;&quot;;[$latest_newly_sick_table.F54]*[.F$1])" office:value-type="float" office:value="19.8750100345188" calcext:value-type="float">
            <text:p>19.8750100345188</text:p>
          </table:table-cell>
          <table:table-cell table:formula="of:=IF([.$A55]=&quot;&quot;;&quot;&quot;;[$latest_newly_sick_table.G54]*[.G$1])" office:value-type="float" office:value="41.4292524421175" calcext:value-type="float">
            <text:p>41.4292524421175</text:p>
          </table:table-cell>
          <table:table-cell table:formula="of:=IF([.$A55]=&quot;&quot;;&quot;&quot;;[$latest_newly_sick_table.H54]*[.H$1])" office:value-type="float" office:value="24.5492939875655" calcext:value-type="float">
            <text:p>24.5492939875655</text:p>
          </table:table-cell>
          <table:table-cell table:formula="of:=IF([.$A55]=&quot;&quot;;&quot;&quot;;[$latest_newly_sick_table.I54]*[.I$1])" office:value-type="float" office:value="15.2253871681416" calcext:value-type="float">
            <text:p>15.2253871681416</text:p>
          </table:table-cell>
          <table:table-cell table:formula="of:=IF([.$A55]=&quot;&quot;;&quot;&quot;;[$latest_newly_sick_table.J54]*[.J$1])" office:value-type="float" office:value="17.1402711931837" calcext:value-type="float">
            <text:p>17.1402711931837</text:p>
          </table:table-cell>
          <table:table-cell table:formula="of:=IF([.$A55]=&quot;&quot;;&quot;&quot;;[$latest_newly_sick_table.K54]*[.K$1])" office:value-type="float" office:value="9.17976858941636" calcext:value-type="float">
            <text:p>9.17976858941636</text:p>
          </table:table-cell>
          <table:table-cell table:formula="of:=IF([.$A55]=&quot;&quot;;&quot;&quot;;[$latest_newly_sick_table.L54]*[.L$1])" office:value-type="float" office:value="14.3965991497874" calcext:value-type="float">
            <text:p>14.3965991497874</text:p>
          </table:table-cell>
          <table:table-cell/>
          <table:table-cell table:formula="of:=SUM([.B55:.J55])/[.N$1]" office:value-type="percentage" office:value="0.0186028622581083" calcext:value-type="percentage">
            <text:p>1.86%</text:p>
          </table:table-cell>
          <table:table-cell table:formula="of:=IF([.A61]=&quot;&quot;;&quot;&quot;;AVERAGE([.N48:.N61]))" office:value-type="percentage" office:value="0.0192477204355604" calcext:value-type="percentage">
            <text:p>1.92%</text:p>
          </table:table-cell>
        </table:table-row>
        <table:table-row table:style-name="ro1">
          <table:table-cell table:style-name="ce1" table:formula="of:=IF([$latest_newly_sick_table.A55]=&quot;&quot;;&quot;&quot;;[$latest_newly_sick_table.A55])" office:value-type="date" office:date-value="2022-01-07" calcext:value-type="date">
            <text:p>2022-01-07</text:p>
          </table:table-cell>
          <table:table-cell table:formula="of:=IF([.$A56]=&quot;&quot;;&quot;&quot;;[$latest_newly_sick_table.B55]*[.B$1])" office:value-type="float" office:value="13.9918774966711" calcext:value-type="float">
            <text:p>13.9918774966711</text:p>
          </table:table-cell>
          <table:table-cell table:formula="of:=IF([.$A56]=&quot;&quot;;&quot;&quot;;[$latest_newly_sick_table.C55]*[.C$1])" office:value-type="float" office:value="23.1533708886062" calcext:value-type="float">
            <text:p>23.1533708886062</text:p>
          </table:table-cell>
          <table:table-cell table:formula="of:=IF([.$A56]=&quot;&quot;;&quot;&quot;;[$latest_newly_sick_table.D55]*[.D$1])" office:value-type="float" office:value="29.5066986704799" calcext:value-type="float">
            <text:p>29.5066986704799</text:p>
          </table:table-cell>
          <table:table-cell table:formula="of:=IF([.$A56]=&quot;&quot;;&quot;&quot;;[$latest_newly_sick_table.E55]*[.E$1])" office:value-type="float" office:value="7.19499431171785" calcext:value-type="float">
            <text:p>7.19499431171785</text:p>
          </table:table-cell>
          <table:table-cell table:formula="of:=IF([.$A56]=&quot;&quot;;&quot;&quot;;[$latest_newly_sick_table.F55]*[.F$1])" office:value-type="float" office:value="18.6313404853661" calcext:value-type="float">
            <text:p>18.6313404853661</text:p>
          </table:table-cell>
          <table:table-cell table:formula="of:=IF([.$A56]=&quot;&quot;;&quot;&quot;;[$latest_newly_sick_table.G55]*[.G$1])" office:value-type="float" office:value="41.1134531316301" calcext:value-type="float">
            <text:p>41.1134531316301</text:p>
          </table:table-cell>
          <table:table-cell table:formula="of:=IF([.$A56]=&quot;&quot;;&quot;&quot;;[$latest_newly_sick_table.H55]*[.H$1])" office:value-type="float" office:value="23.8562140004948" calcext:value-type="float">
            <text:p>23.8562140004948</text:p>
          </table:table-cell>
          <table:table-cell table:formula="of:=IF([.$A56]=&quot;&quot;;&quot;&quot;;[$latest_newly_sick_table.I55]*[.I$1])" office:value-type="float" office:value="13.4415256802664" calcext:value-type="float">
            <text:p>13.4415256802664</text:p>
          </table:table-cell>
          <table:table-cell table:formula="of:=IF([.$A56]=&quot;&quot;;&quot;&quot;;[$latest_newly_sick_table.J55]*[.J$1])" office:value-type="float" office:value="16.5470561564868" calcext:value-type="float">
            <text:p>16.5470561564868</text:p>
          </table:table-cell>
          <table:table-cell table:formula="of:=IF([.$A56]=&quot;&quot;;&quot;&quot;;[$latest_newly_sick_table.K55]*[.K$1])" office:value-type="float" office:value="8.23778461538463" calcext:value-type="float">
            <text:p>8.23778461538463</text:p>
          </table:table-cell>
          <table:table-cell table:formula="of:=IF([.$A56]=&quot;&quot;;&quot;&quot;;[$latest_newly_sick_table.L55]*[.L$1])" office:value-type="float" office:value="13.2264888640648" calcext:value-type="float">
            <text:p>13.2264888640648</text:p>
          </table:table-cell>
          <table:table-cell/>
          <table:table-cell table:formula="of:=SUM([.B56:.J56])/[.N$1]" office:value-type="percentage" office:value="0.0182012556634025" calcext:value-type="percentage">
            <text:p>1.82%</text:p>
          </table:table-cell>
          <table:table-cell table:formula="of:=IF([.A62]=&quot;&quot;;&quot;&quot;;AVERAGE([.N49:.N62]))" office:value-type="percentage" office:value="0.018290754635774" calcext:value-type="percentage">
            <text:p>1.83%</text:p>
          </table:table-cell>
        </table:table-row>
        <table:table-row table:style-name="ro1">
          <table:table-cell table:style-name="ce1" table:formula="of:=IF([$latest_newly_sick_table.A56]=&quot;&quot;;&quot;&quot;;[$latest_newly_sick_table.A56])" office:value-type="date" office:date-value="2022-01-08" calcext:value-type="date">
            <text:p>2022-01-08</text:p>
          </table:table-cell>
          <table:table-cell table:formula="of:=IF([.$A57]=&quot;&quot;;&quot;&quot;;[$latest_newly_sick_table.B56]*[.B$1])" office:value-type="float" office:value="12.8300534157999" calcext:value-type="float">
            <text:p>12.8300534157999</text:p>
          </table:table-cell>
          <table:table-cell table:formula="of:=IF([.$A57]=&quot;&quot;;&quot;&quot;;[$latest_newly_sick_table.C56]*[.C$1])" office:value-type="float" office:value="20.7600647536087" calcext:value-type="float">
            <text:p>20.7600647536087</text:p>
          </table:table-cell>
          <table:table-cell table:formula="of:=IF([.$A57]=&quot;&quot;;&quot;&quot;;[$latest_newly_sick_table.D56]*[.D$1])" office:value-type="float" office:value="28.8291618160652" calcext:value-type="float">
            <text:p>28.8291618160652</text:p>
          </table:table-cell>
          <table:table-cell table:formula="of:=IF([.$A57]=&quot;&quot;;&quot;&quot;;[$latest_newly_sick_table.E56]*[.E$1])" office:value-type="float" office:value="6.77604125347084" calcext:value-type="float">
            <text:p>6.77604125347084</text:p>
          </table:table-cell>
          <table:table-cell table:formula="of:=IF([.$A57]=&quot;&quot;;&quot;&quot;;[$latest_newly_sick_table.F56]*[.F$1])" office:value-type="float" office:value="17.9710440681705" calcext:value-type="float">
            <text:p>17.9710440681705</text:p>
          </table:table-cell>
          <table:table-cell table:formula="of:=IF([.$A57]=&quot;&quot;;&quot;&quot;;[$latest_newly_sick_table.G56]*[.G$1])" office:value-type="float" office:value="38.6594292285176" calcext:value-type="float">
            <text:p>38.6594292285176</text:p>
          </table:table-cell>
          <table:table-cell table:formula="of:=IF([.$A57]=&quot;&quot;;&quot;&quot;;[$latest_newly_sick_table.H56]*[.H$1])" office:value-type="float" office:value="21.1826689513623" calcext:value-type="float">
            <text:p>21.1826689513623</text:p>
          </table:table-cell>
          <table:table-cell table:formula="of:=IF([.$A57]=&quot;&quot;;&quot;&quot;;[$latest_newly_sick_table.I56]*[.I$1])" office:value-type="float" office:value="14.6715921945702" calcext:value-type="float">
            <text:p>14.6715921945702</text:p>
          </table:table-cell>
          <table:table-cell table:formula="of:=IF([.$A57]=&quot;&quot;;&quot;&quot;;[$latest_newly_sick_table.J56]*[.J$1])" office:value-type="float" office:value="16.6001645977642" calcext:value-type="float">
            <text:p>16.6001645977642</text:p>
          </table:table-cell>
          <table:table-cell table:formula="of:=IF([.$A57]=&quot;&quot;;&quot;&quot;;[$latest_newly_sick_table.K56]*[.K$1])" office:value-type="float" office:value="8.91450268406584" calcext:value-type="float">
            <text:p>8.91450268406584</text:p>
          </table:table-cell>
          <table:table-cell table:formula="of:=IF([.$A57]=&quot;&quot;;&quot;&quot;;[$latest_newly_sick_table.L56]*[.L$1])" office:value-type="float" office:value="14.1185720673722" calcext:value-type="float">
            <text:p>14.1185720673722</text:p>
          </table:table-cell>
          <table:table-cell/>
          <table:table-cell table:formula="of:=SUM([.B57:.J57])/[.N$1]" office:value-type="percentage" office:value="0.01731212082728" calcext:value-type="percentage">
            <text:p>1.73%</text:p>
          </table:table-cell>
          <table:table-cell table:formula="of:=IF([.A63]=&quot;&quot;;&quot;&quot;;AVERAGE([.N50:.N63]))" office:value-type="percentage" office:value="0.0175503212809948" calcext:value-type="percentage">
            <text:p>1.76%</text:p>
          </table:table-cell>
        </table:table-row>
        <table:table-row table:style-name="ro1">
          <table:table-cell table:style-name="ce1" table:formula="of:=IF([$latest_newly_sick_table.A57]=&quot;&quot;;&quot;&quot;;[$latest_newly_sick_table.A57])" office:value-type="date" office:date-value="2022-01-09" calcext:value-type="date">
            <text:p>2022-01-09</text:p>
          </table:table-cell>
          <table:table-cell table:formula="of:=IF([.$A58]=&quot;&quot;;&quot;&quot;;[$latest_newly_sick_table.B57]*[.B$1])" office:value-type="float" office:value="10.6629783310281" calcext:value-type="float">
            <text:p>10.6629783310281</text:p>
          </table:table-cell>
          <table:table-cell table:formula="of:=IF([.$A58]=&quot;&quot;;&quot;&quot;;[$latest_newly_sick_table.C57]*[.C$1])" office:value-type="float" office:value="18.2770113610016" calcext:value-type="float">
            <text:p>18.2770113610016</text:p>
          </table:table-cell>
          <table:table-cell table:formula="of:=IF([.$A58]=&quot;&quot;;&quot;&quot;;[$latest_newly_sick_table.D57]*[.D$1])" office:value-type="float" office:value="24.9153758834085" calcext:value-type="float">
            <text:p>24.9153758834085</text:p>
          </table:table-cell>
          <table:table-cell table:formula="of:=IF([.$A58]=&quot;&quot;;&quot;&quot;;[$latest_newly_sick_table.E57]*[.E$1])" office:value-type="float" office:value="5.48116424775955" calcext:value-type="float">
            <text:p>5.48116424775955</text:p>
          </table:table-cell>
          <table:table-cell table:formula="of:=IF([.$A58]=&quot;&quot;;&quot;&quot;;[$latest_newly_sick_table.F57]*[.F$1])" office:value-type="float" office:value="16.544992924332" calcext:value-type="float">
            <text:p>16.544992924332</text:p>
          </table:table-cell>
          <table:table-cell table:formula="of:=IF([.$A58]=&quot;&quot;;&quot;&quot;;[$latest_newly_sick_table.G57]*[.G$1])" office:value-type="float" office:value="33.9829138961366" calcext:value-type="float">
            <text:p>33.9829138961366</text:p>
          </table:table-cell>
          <table:table-cell table:formula="of:=IF([.$A58]=&quot;&quot;;&quot;&quot;;[$latest_newly_sick_table.H57]*[.H$1])" office:value-type="float" office:value="18.7997140115524" calcext:value-type="float">
            <text:p>18.7997140115524</text:p>
          </table:table-cell>
          <table:table-cell table:formula="of:=IF([.$A58]=&quot;&quot;;&quot;&quot;;[$latest_newly_sick_table.I57]*[.I$1])" office:value-type="float" office:value="10.481444332999" calcext:value-type="float">
            <text:p>10.481444332999</text:p>
          </table:table-cell>
          <table:table-cell table:formula="of:=IF([.$A58]=&quot;&quot;;&quot;&quot;;[$latest_newly_sick_table.J57]*[.J$1])" office:value-type="float" office:value="14.3677543714718" calcext:value-type="float">
            <text:p>14.3677543714718</text:p>
          </table:table-cell>
          <table:table-cell table:formula="of:=IF([.$A58]=&quot;&quot;;&quot;&quot;;[$latest_newly_sick_table.K57]*[.K$1])" office:value-type="float" office:value="7.08689739878056" calcext:value-type="float">
            <text:p>7.08689739878056</text:p>
          </table:table-cell>
          <table:table-cell table:formula="of:=IF([.$A58]=&quot;&quot;;&quot;&quot;;[$latest_newly_sick_table.L57]*[.L$1])" office:value-type="float" office:value="11.883559622196" calcext:value-type="float">
            <text:p>11.883559622196</text:p>
          </table:table-cell>
          <table:table-cell/>
          <table:table-cell table:formula="of:=SUM([.B58:.J58])/[.N$1]" office:value-type="percentage" office:value="0.0149071032588551" calcext:value-type="percentage">
            <text:p>1.49%</text:p>
          </table:table-cell>
          <table:table-cell table:formula="of:=IF([.A64]=&quot;&quot;;&quot;&quot;;AVERAGE([.N51:.N64]))" office:value-type="percentage" office:value="0.0171284591509326" calcext:value-type="percentage">
            <text:p>1.71%</text:p>
          </table:table-cell>
        </table:table-row>
        <table:table-row table:style-name="ro1">
          <table:table-cell table:style-name="ce1" table:formula="of:=IF([$latest_newly_sick_table.A58]=&quot;&quot;;&quot;&quot;;[$latest_newly_sick_table.A58])" office:value-type="date" office:date-value="2022-01-10" calcext:value-type="date">
            <text:p>2022-01-10</text:p>
          </table:table-cell>
          <table:table-cell table:formula="of:=IF([.$A59]=&quot;&quot;;&quot;&quot;;[$latest_newly_sick_table.B58]*[.B$1])" office:value-type="float" office:value="11.178730822873" calcext:value-type="float">
            <text:p>11.178730822873</text:p>
          </table:table-cell>
          <table:table-cell table:formula="of:=IF([.$A59]=&quot;&quot;;&quot;&quot;;[$latest_newly_sick_table.C58]*[.C$1])" office:value-type="float" office:value="18.9782867284709" calcext:value-type="float">
            <text:p>18.9782867284709</text:p>
          </table:table-cell>
          <table:table-cell table:formula="of:=IF([.$A59]=&quot;&quot;;&quot;&quot;;[$latest_newly_sick_table.D58]*[.D$1])" office:value-type="float" office:value="28.015882863879" calcext:value-type="float">
            <text:p>28.015882863879</text:p>
          </table:table-cell>
          <table:table-cell table:formula="of:=IF([.$A59]=&quot;&quot;;&quot;&quot;;[$latest_newly_sick_table.E58]*[.E$1])" office:value-type="float" office:value="5.82369919650517" calcext:value-type="float">
            <text:p>5.82369919650517</text:p>
          </table:table-cell>
          <table:table-cell table:formula="of:=IF([.$A59]=&quot;&quot;;&quot;&quot;;[$latest_newly_sick_table.F58]*[.F$1])" office:value-type="float" office:value="15.0744010430814" calcext:value-type="float">
            <text:p>15.0744010430814</text:p>
          </table:table-cell>
          <table:table-cell table:formula="of:=IF([.$A59]=&quot;&quot;;&quot;&quot;;[$latest_newly_sick_table.G58]*[.G$1])" office:value-type="float" office:value="36.8882304441925" calcext:value-type="float">
            <text:p>36.8882304441925</text:p>
          </table:table-cell>
          <table:table-cell table:formula="of:=IF([.$A59]=&quot;&quot;;&quot;&quot;;[$latest_newly_sick_table.H58]*[.H$1])" office:value-type="float" office:value="20.7732883567483" calcext:value-type="float">
            <text:p>20.7732883567483</text:p>
          </table:table-cell>
          <table:table-cell table:formula="of:=IF([.$A59]=&quot;&quot;;&quot;&quot;;[$latest_newly_sick_table.I58]*[.I$1])" office:value-type="float" office:value="12.2711298235847" calcext:value-type="float">
            <text:p>12.2711298235847</text:p>
          </table:table-cell>
          <table:table-cell table:formula="of:=IF([.$A59]=&quot;&quot;;&quot;&quot;;[$latest_newly_sick_table.J58]*[.J$1])" office:value-type="float" office:value="15.2773507601666" calcext:value-type="float">
            <text:p>15.2773507601666</text:p>
          </table:table-cell>
          <table:table-cell table:formula="of:=IF([.$A59]=&quot;&quot;;&quot;&quot;;[$latest_newly_sick_table.K58]*[.K$1])" office:value-type="float" office:value="7.08998016728464" calcext:value-type="float">
            <text:p>7.08998016728464</text:p>
          </table:table-cell>
          <table:table-cell table:formula="of:=IF([.$A59]=&quot;&quot;;&quot;&quot;;[$latest_newly_sick_table.L58]*[.L$1])" office:value-type="float" office:value="12.120657870956" calcext:value-type="float">
            <text:p>12.120657870956</text:p>
          </table:table-cell>
          <table:table-cell/>
          <table:table-cell table:formula="of:=SUM([.B59:.J59])/[.N$1]" office:value-type="percentage" office:value="0.0159527092677706" calcext:value-type="percentage">
            <text:p>1.60%</text:p>
          </table:table-cell>
          <table:table-cell table:formula="of:=IF([.A65]=&quot;&quot;;&quot;&quot;;AVERAGE([.N52:.N65]))" office:value-type="percentage" office:value="0.0166917454402139" calcext:value-type="percentage">
            <text:p>1.67%</text:p>
          </table:table-cell>
        </table:table-row>
        <table:table-row table:style-name="ro1">
          <table:table-cell table:style-name="ce1" table:formula="of:=IF([$latest_newly_sick_table.A59]=&quot;&quot;;&quot;&quot;;[$latest_newly_sick_table.A59])" office:value-type="date" office:date-value="2022-01-11" calcext:value-type="date">
            <text:p>2022-01-11</text:p>
          </table:table-cell>
          <table:table-cell table:formula="of:=IF([.$A60]=&quot;&quot;;&quot;&quot;;[$latest_newly_sick_table.B59]*[.B$1])" office:value-type="float" office:value="11.2183985765125" calcext:value-type="float">
            <text:p>11.2183985765125</text:p>
          </table:table-cell>
          <table:table-cell table:formula="of:=IF([.$A60]=&quot;&quot;;&quot;&quot;;[$latest_newly_sick_table.C59]*[.C$1])" office:value-type="float" office:value="19.0462491317434" calcext:value-type="float">
            <text:p>19.0462491317434</text:p>
          </table:table-cell>
          <table:table-cell table:formula="of:=IF([.$A60]=&quot;&quot;;&quot;&quot;;[$latest_newly_sick_table.D59]*[.D$1])" office:value-type="float" office:value="28.5260991986138" calcext:value-type="float">
            <text:p>28.5260991986138</text:p>
          </table:table-cell>
          <table:table-cell table:formula="of:=IF([.$A60]=&quot;&quot;;&quot;&quot;;[$latest_newly_sick_table.E59]*[.E$1])" office:value-type="float" office:value="5.69031531531533" calcext:value-type="float">
            <text:p>5.69031531531533</text:p>
          </table:table-cell>
          <table:table-cell table:formula="of:=IF([.$A60]=&quot;&quot;;&quot;&quot;;[$latest_newly_sick_table.F59]*[.F$1])" office:value-type="float" office:value="13.4737734090332" calcext:value-type="float">
            <text:p>13.4737734090332</text:p>
          </table:table-cell>
          <table:table-cell table:formula="of:=IF([.$A60]=&quot;&quot;;&quot;&quot;;[$latest_newly_sick_table.G59]*[.G$1])" office:value-type="float" office:value="36.5315473131026" calcext:value-type="float">
            <text:p>36.5315473131026</text:p>
          </table:table-cell>
          <table:table-cell table:formula="of:=IF([.$A60]=&quot;&quot;;&quot;&quot;;[$latest_newly_sick_table.H59]*[.H$1])" office:value-type="float" office:value="19.9112254865129" calcext:value-type="float">
            <text:p>19.9112254865129</text:p>
          </table:table-cell>
          <table:table-cell table:formula="of:=IF([.$A60]=&quot;&quot;;&quot;&quot;;[$latest_newly_sick_table.I59]*[.I$1])" office:value-type="float" office:value="12.9391075742504" calcext:value-type="float">
            <text:p>12.9391075742504</text:p>
          </table:table-cell>
          <table:table-cell table:formula="of:=IF([.$A60]=&quot;&quot;;&quot;&quot;;[$latest_newly_sick_table.J59]*[.J$1])" office:value-type="float" office:value="13.3133456227609" calcext:value-type="float">
            <text:p>13.3133456227609</text:p>
          </table:table-cell>
          <table:table-cell table:formula="of:=IF([.$A60]=&quot;&quot;;&quot;&quot;;[$latest_newly_sick_table.K59]*[.K$1])" office:value-type="float" office:value="8.3206607236497" calcext:value-type="float">
            <text:p>8.3206607236497</text:p>
          </table:table-cell>
          <table:table-cell table:formula="of:=IF([.$A60]=&quot;&quot;;&quot;&quot;;[$latest_newly_sick_table.L59]*[.L$1])" office:value-type="float" office:value="11.0633957487994" calcext:value-type="float">
            <text:p>11.0633957487994</text:p>
          </table:table-cell>
          <table:table-cell/>
          <table:table-cell table:formula="of:=SUM([.B60:.J60])/[.N$1]" office:value-type="percentage" office:value="0.015600122511929" calcext:value-type="percentage">
            <text:p>1.56%</text:p>
          </table:table-cell>
          <table:table-cell table:formula="of:=IF([.A66]=&quot;&quot;;&quot;&quot;;AVERAGE([.N53:.N66]))" office:value-type="percentage" office:value="0.0163567143564485" calcext:value-type="percentage">
            <text:p>1.64%</text:p>
          </table:table-cell>
        </table:table-row>
        <table:table-row table:style-name="ro1">
          <table:table-cell table:style-name="ce1" table:formula="of:=IF([$latest_newly_sick_table.A60]=&quot;&quot;;&quot;&quot;;[$latest_newly_sick_table.A60])" office:value-type="date" office:date-value="2022-01-12" calcext:value-type="date">
            <text:p>2022-01-12</text:p>
          </table:table-cell>
          <table:table-cell table:formula="of:=IF([.$A61]=&quot;&quot;;&quot;&quot;;[$latest_newly_sick_table.B60]*[.B$1])" office:value-type="float" office:value="11.0114273315734" calcext:value-type="float">
            <text:p>11.0114273315734</text:p>
          </table:table-cell>
          <table:table-cell table:formula="of:=IF([.$A61]=&quot;&quot;;&quot;&quot;;[$latest_newly_sick_table.C60]*[.C$1])" office:value-type="float" office:value="16.1256093502221" calcext:value-type="float">
            <text:p>16.1256093502221</text:p>
          </table:table-cell>
          <table:table-cell table:formula="of:=IF([.$A61]=&quot;&quot;;&quot;&quot;;[$latest_newly_sick_table.D60]*[.D$1])" office:value-type="float" office:value="24.4233689642462" calcext:value-type="float">
            <text:p>24.4233689642462</text:p>
          </table:table-cell>
          <table:table-cell table:formula="of:=IF([.$A61]=&quot;&quot;;&quot;&quot;;[$latest_newly_sick_table.E60]*[.E$1])" office:value-type="float" office:value="5.56836396017161" calcext:value-type="float">
            <text:p>5.56836396017161</text:p>
          </table:table-cell>
          <table:table-cell table:formula="of:=IF([.$A61]=&quot;&quot;;&quot;&quot;;[$latest_newly_sick_table.F60]*[.F$1])" office:value-type="float" office:value="14.6773054693506" calcext:value-type="float">
            <text:p>14.6773054693506</text:p>
          </table:table-cell>
          <table:table-cell table:formula="of:=IF([.$A61]=&quot;&quot;;&quot;&quot;;[$latest_newly_sick_table.G60]*[.G$1])" office:value-type="float" office:value="33.264103849559" calcext:value-type="float">
            <text:p>33.264103849559</text:p>
          </table:table-cell>
          <table:table-cell table:formula="of:=IF([.$A61]=&quot;&quot;;&quot;&quot;;[$latest_newly_sick_table.H60]*[.H$1])" office:value-type="float" office:value="18.4892758547462" calcext:value-type="float">
            <text:p>18.4892758547462</text:p>
          </table:table-cell>
          <table:table-cell table:formula="of:=IF([.$A61]=&quot;&quot;;&quot;&quot;;[$latest_newly_sick_table.I60]*[.I$1])" office:value-type="float" office:value="11.6683584686775" calcext:value-type="float">
            <text:p>11.6683584686775</text:p>
          </table:table-cell>
          <table:table-cell table:formula="of:=IF([.$A61]=&quot;&quot;;&quot;&quot;;[$latest_newly_sick_table.J60]*[.J$1])" office:value-type="float" office:value="13.4924024928226" calcext:value-type="float">
            <text:p>13.4924024928226</text:p>
          </table:table-cell>
          <table:table-cell table:formula="of:=IF([.$A61]=&quot;&quot;;&quot;&quot;;[$latest_newly_sick_table.K60]*[.K$1])" office:value-type="float" office:value="6.05477990217876" calcext:value-type="float">
            <text:p>6.05477990217876</text:p>
          </table:table-cell>
          <table:table-cell table:formula="of:=IF([.$A61]=&quot;&quot;;&quot;&quot;;[$latest_newly_sick_table.L60]*[.L$1])" office:value-type="float" office:value="11.2593395908904" calcext:value-type="float">
            <text:p>11.2593395908904</text:p>
          </table:table-cell>
          <table:table-cell/>
          <table:table-cell table:formula="of:=SUM([.B61:.J61])/[.N$1]" office:value-type="percentage" office:value="0.0144416601030656" calcext:value-type="percentage">
            <text:p>1.44%</text:p>
          </table:table-cell>
          <table:table-cell table:formula="of:=IF([.A67]=&quot;&quot;;&quot;&quot;;AVERAGE([.N54:.N67]))" office:value-type="percentage" office:value="0.0160536925544381" calcext:value-type="percentage">
            <text:p>1.61%</text:p>
          </table:table-cell>
        </table:table-row>
        <table:table-row table:style-name="ro1">
          <table:table-cell table:style-name="ce1" table:formula="of:=IF([$latest_newly_sick_table.A61]=&quot;&quot;;&quot;&quot;;[$latest_newly_sick_table.A61])" office:value-type="date" office:date-value="2022-01-13" calcext:value-type="date">
            <text:p>2022-01-13</text:p>
          </table:table-cell>
          <table:table-cell table:formula="of:=IF([.$A62]=&quot;&quot;;&quot;&quot;;[$latest_newly_sick_table.B61]*[.B$1])" office:value-type="float" office:value="10.0752594527905" calcext:value-type="float">
            <text:p>10.0752594527905</text:p>
          </table:table-cell>
          <table:table-cell table:formula="of:=IF([.$A62]=&quot;&quot;;&quot;&quot;;[$latest_newly_sick_table.C61]*[.C$1])" office:value-type="float" office:value="16.941197273031" calcext:value-type="float">
            <text:p>16.941197273031</text:p>
          </table:table-cell>
          <table:table-cell table:formula="of:=IF([.$A62]=&quot;&quot;;&quot;&quot;;[$latest_newly_sick_table.D61]*[.D$1])" office:value-type="float" office:value="23.3366296144838" calcext:value-type="float">
            <text:p>23.3366296144838</text:p>
          </table:table-cell>
          <table:table-cell table:formula="of:=IF([.$A62]=&quot;&quot;;&quot;&quot;;[$latest_newly_sick_table.E61]*[.E$1])" office:value-type="float" office:value="4.98033479603446" calcext:value-type="float">
            <text:p>4.98033479603446</text:p>
          </table:table-cell>
          <table:table-cell table:formula="of:=IF([.$A62]=&quot;&quot;;&quot;&quot;;[$latest_newly_sick_table.F61]*[.F$1])" office:value-type="float" office:value="12.4827753795134" calcext:value-type="float">
            <text:p>12.4827753795134</text:p>
          </table:table-cell>
          <table:table-cell table:formula="of:=IF([.$A62]=&quot;&quot;;&quot;&quot;;[$latest_newly_sick_table.G61]*[.G$1])" office:value-type="float" office:value="30.3171031533939" calcext:value-type="float">
            <text:p>30.3171031533939</text:p>
          </table:table-cell>
          <table:table-cell table:formula="of:=IF([.$A62]=&quot;&quot;;&quot;&quot;;[$latest_newly_sick_table.H61]*[.H$1])" office:value-type="float" office:value="15.8587546690285" calcext:value-type="float">
            <text:p>15.8587546690285</text:p>
          </table:table-cell>
          <table:table-cell table:formula="of:=IF([.$A62]=&quot;&quot;;&quot;&quot;;[$latest_newly_sick_table.I61]*[.I$1])" office:value-type="float" office:value="10.0725939768562" calcext:value-type="float">
            <text:p>10.0725939768562</text:p>
          </table:table-cell>
          <table:table-cell table:formula="of:=IF([.$A62]=&quot;&quot;;&quot;&quot;;[$latest_newly_sick_table.J61]*[.J$1])" office:value-type="float" office:value="12.4474502048312" calcext:value-type="float">
            <text:p>12.4474502048312</text:p>
          </table:table-cell>
          <table:table-cell table:formula="of:=IF([.$A62]=&quot;&quot;;&quot;&quot;;[$latest_newly_sick_table.K61]*[.K$1])" office:value-type="float" office:value="7.03253113504413" calcext:value-type="float">
            <text:p>7.03253113504413</text:p>
          </table:table-cell>
          <table:table-cell table:formula="of:=IF([.$A62]=&quot;&quot;;&quot;&quot;;[$latest_newly_sick_table.L61]*[.L$1])" office:value-type="float" office:value="9.23485911486971" calcext:value-type="float">
            <text:p>9.23485911486971</text:p>
          </table:table-cell>
          <table:table-cell/>
          <table:table-cell table:formula="of:=SUM([.B62:.J62])/[.N$1]" office:value-type="percentage" office:value="0.0132561758127756" calcext:value-type="percentage">
            <text:p>1.33%</text:p>
          </table:table-cell>
          <table:table-cell table:formula="of:=IF([.A68]=&quot;&quot;;&quot;&quot;;AVERAGE([.N55:.N68]))" office:value-type="percentage" office:value="0.0158469359148505" calcext:value-type="percentage">
            <text:p>1.58%</text:p>
          </table:table-cell>
        </table:table-row>
        <table:table-row table:style-name="ro1">
          <table:table-cell table:style-name="ce1" table:formula="of:=IF([$latest_newly_sick_table.A62]=&quot;&quot;;&quot;&quot;;[$latest_newly_sick_table.A62])" office:value-type="date" office:date-value="2022-01-14" calcext:value-type="date">
            <text:p>2022-01-14</text:p>
          </table:table-cell>
          <table:table-cell table:formula="of:=IF([.$A63]=&quot;&quot;;&quot;&quot;;[$latest_newly_sick_table.B62]*[.B$1])" office:value-type="float" office:value="10.4784403016935" calcext:value-type="float">
            <text:p>10.4784403016935</text:p>
          </table:table-cell>
          <table:table-cell table:formula="of:=IF([.$A63]=&quot;&quot;;&quot;&quot;;[$latest_newly_sick_table.C62]*[.C$1])" office:value-type="float" office:value="16.6308662514024" calcext:value-type="float">
            <text:p>16.6308662514024</text:p>
          </table:table-cell>
          <table:table-cell table:formula="of:=IF([.$A63]=&quot;&quot;;&quot;&quot;;[$latest_newly_sick_table.D62]*[.D$1])" office:value-type="float" office:value="23.5364857405704" calcext:value-type="float">
            <text:p>23.5364857405704</text:p>
          </table:table-cell>
          <table:table-cell table:formula="of:=IF([.$A63]=&quot;&quot;;&quot;&quot;;[$latest_newly_sick_table.E62]*[.E$1])" office:value-type="float" office:value="5.21178845377471" calcext:value-type="float">
            <text:p>5.21178845377471</text:p>
          </table:table-cell>
          <table:table-cell table:formula="of:=IF([.$A63]=&quot;&quot;;&quot;&quot;;[$latest_newly_sick_table.F62]*[.F$1])" office:value-type="float" office:value="13.1071287575433" calcext:value-type="float">
            <text:p>13.1071287575433</text:p>
          </table:table-cell>
          <table:table-cell table:formula="of:=IF([.$A63]=&quot;&quot;;&quot;&quot;;[$latest_newly_sick_table.G62]*[.G$1])" office:value-type="float" office:value="32.3881548348906" calcext:value-type="float">
            <text:p>32.3881548348906</text:p>
          </table:table-cell>
          <table:table-cell table:formula="of:=IF([.$A63]=&quot;&quot;;&quot;&quot;;[$latest_newly_sick_table.H62]*[.H$1])" office:value-type="float" office:value="16.8504527124705" calcext:value-type="float">
            <text:p>16.8504527124705</text:p>
          </table:table-cell>
          <table:table-cell table:formula="of:=IF([.$A63]=&quot;&quot;;&quot;&quot;;[$latest_newly_sick_table.I62]*[.I$1])" office:value-type="float" office:value="10.5170194508009" calcext:value-type="float">
            <text:p>10.5170194508009</text:p>
          </table:table-cell>
          <table:table-cell table:formula="of:=IF([.$A63]=&quot;&quot;;&quot;&quot;;[$latest_newly_sick_table.J62]*[.J$1])" office:value-type="float" office:value="12.0485914030595" calcext:value-type="float">
            <text:p>12.0485914030595</text:p>
          </table:table-cell>
          <table:table-cell table:formula="of:=IF([.$A63]=&quot;&quot;;&quot;&quot;;[$latest_newly_sick_table.K62]*[.K$1])" office:value-type="float" office:value="5.45292264613231" calcext:value-type="float">
            <text:p>5.45292264613231</text:p>
          </table:table-cell>
          <table:table-cell table:formula="of:=IF([.$A63]=&quot;&quot;;&quot;&quot;;[$latest_newly_sick_table.L62]*[.L$1])" office:value-type="float" office:value="9.00126894080762" calcext:value-type="float">
            <text:p>9.00126894080762</text:p>
          </table:table-cell>
          <table:table-cell/>
          <table:table-cell table:formula="of:=SUM([.B63:.J63])/[.N$1]" office:value-type="percentage" office:value="0.0136695404841917" calcext:value-type="percentage">
            <text:p>1.37%</text:p>
          </table:table-cell>
          <table:table-cell table:formula="of:=IF([.A69]=&quot;&quot;;&quot;&quot;;AVERAGE([.N56:.N69]))" office:value-type="percentage" office:value="0.0156324262693765" calcext:value-type="percentage">
            <text:p>1.56%</text:p>
          </table:table-cell>
        </table:table-row>
        <table:table-row table:style-name="ro1">
          <table:table-cell table:style-name="ce1" table:formula="of:=IF([$latest_newly_sick_table.A63]=&quot;&quot;;&quot;&quot;;[$latest_newly_sick_table.A63])" office:value-type="date" office:date-value="2022-01-15" calcext:value-type="date">
            <text:p>2022-01-15</text:p>
          </table:table-cell>
          <table:table-cell table:formula="of:=IF([.$A64]=&quot;&quot;;&quot;&quot;;[$latest_newly_sick_table.B63]*[.B$1])" office:value-type="float" office:value="10.0724148281555" calcext:value-type="float">
            <text:p>10.0724148281555</text:p>
          </table:table-cell>
          <table:table-cell table:formula="of:=IF([.$A64]=&quot;&quot;;&quot;&quot;;[$latest_newly_sick_table.C63]*[.C$1])" office:value-type="float" office:value="18.599484156227" calcext:value-type="float">
            <text:p>18.599484156227</text:p>
          </table:table-cell>
          <table:table-cell table:formula="of:=IF([.$A64]=&quot;&quot;;&quot;&quot;;[$latest_newly_sick_table.D63]*[.D$1])" office:value-type="float" office:value="24.9012721454772" calcext:value-type="float">
            <text:p>24.9012721454772</text:p>
          </table:table-cell>
          <table:table-cell table:formula="of:=IF([.$A64]=&quot;&quot;;&quot;&quot;;[$latest_newly_sick_table.E63]*[.E$1])" office:value-type="float" office:value="4.5506222670703" calcext:value-type="float">
            <text:p>4.5506222670703</text:p>
          </table:table-cell>
          <table:table-cell table:formula="of:=IF([.$A64]=&quot;&quot;;&quot;&quot;;[$latest_newly_sick_table.F63]*[.F$1])" office:value-type="float" office:value="13.4134872924231" calcext:value-type="float">
            <text:p>13.4134872924231</text:p>
          </table:table-cell>
          <table:table-cell table:formula="of:=IF([.$A64]=&quot;&quot;;&quot;&quot;;[$latest_newly_sick_table.G63]*[.G$1])" office:value-type="float" office:value="34.8449018295404" calcext:value-type="float">
            <text:p>34.8449018295404</text:p>
          </table:table-cell>
          <table:table-cell table:formula="of:=IF([.$A64]=&quot;&quot;;&quot;&quot;;[$latest_newly_sick_table.H63]*[.H$1])" office:value-type="float" office:value="18.0051633045149" calcext:value-type="float">
            <text:p>18.0051633045149</text:p>
          </table:table-cell>
          <table:table-cell table:formula="of:=IF([.$A64]=&quot;&quot;;&quot;&quot;;[$latest_newly_sick_table.I63]*[.I$1])" office:value-type="float" office:value="9.63979159638664" calcext:value-type="float">
            <text:p>9.63979159638664</text:p>
          </table:table-cell>
          <table:table-cell table:formula="of:=IF([.$A64]=&quot;&quot;;&quot;&quot;;[$latest_newly_sick_table.J63]*[.J$1])" office:value-type="float" office:value="12.4142987415648" calcext:value-type="float">
            <text:p>12.4142987415648</text:p>
          </table:table-cell>
          <table:table-cell table:formula="of:=IF([.$A64]=&quot;&quot;;&quot;&quot;;[$latest_newly_sick_table.K63]*[.K$1])" office:value-type="float" office:value="6.78569085882958" calcext:value-type="float">
            <text:p>6.78569085882958</text:p>
          </table:table-cell>
          <table:table-cell table:formula="of:=IF([.$A64]=&quot;&quot;;&quot;&quot;;[$latest_newly_sick_table.L63]*[.L$1])" office:value-type="float" office:value="10.3447678992919" calcext:value-type="float">
            <text:p>10.3447678992919</text:p>
          </table:table-cell>
          <table:table-cell/>
          <table:table-cell table:formula="of:=SUM([.B64:.J64])/[.N$1]" office:value-type="percentage" office:value="0.0142203763994329" calcext:value-type="percentage">
            <text:p>1.42%</text:p>
          </table:table-cell>
          <table:table-cell table:formula="of:=IF([.A70]=&quot;&quot;;&quot;&quot;;AVERAGE([.N57:.N70]))" office:value-type="percentage" office:value="0.0154905185024092" calcext:value-type="percentage">
            <text:p>1.55%</text:p>
          </table:table-cell>
        </table:table-row>
        <table:table-row table:style-name="ro1">
          <table:table-cell table:style-name="ce1" table:formula="of:=IF([$latest_newly_sick_table.A64]=&quot;&quot;;&quot;&quot;;[$latest_newly_sick_table.A64])" office:value-type="date" office:date-value="2022-01-16" calcext:value-type="date">
            <text:p>2022-01-16</text:p>
          </table:table-cell>
          <table:table-cell table:formula="of:=IF([.$A65]=&quot;&quot;;&quot;&quot;;[$latest_newly_sick_table.B64]*[.B$1])" office:value-type="float" office:value="11.2113754949488" calcext:value-type="float">
            <text:p>11.2113754949488</text:p>
          </table:table-cell>
          <table:table-cell table:formula="of:=IF([.$A65]=&quot;&quot;;&quot;&quot;;[$latest_newly_sick_table.C64]*[.C$1])" office:value-type="float" office:value="18.4633569739952" calcext:value-type="float">
            <text:p>18.4633569739952</text:p>
          </table:table-cell>
          <table:table-cell table:formula="of:=IF([.$A65]=&quot;&quot;;&quot;&quot;;[$latest_newly_sick_table.D64]*[.D$1])" office:value-type="float" office:value="26.2222308333172" calcext:value-type="float">
            <text:p>26.2222308333172</text:p>
          </table:table-cell>
          <table:table-cell table:formula="of:=IF([.$A65]=&quot;&quot;;&quot;&quot;;[$latest_newly_sick_table.E64]*[.E$1])" office:value-type="float" office:value="5.51952001315033" calcext:value-type="float">
            <text:p>5.51952001315033</text:p>
          </table:table-cell>
          <table:table-cell table:formula="of:=IF([.$A65]=&quot;&quot;;&quot;&quot;;[$latest_newly_sick_table.F64]*[.F$1])" office:value-type="float" office:value="14.0572988522617" calcext:value-type="float">
            <text:p>14.0572988522617</text:p>
          </table:table-cell>
          <table:table-cell table:formula="of:=IF([.$A65]=&quot;&quot;;&quot;&quot;;[$latest_newly_sick_table.G64]*[.G$1])" office:value-type="float" office:value="35.2153113713472" calcext:value-type="float">
            <text:p>35.2153113713472</text:p>
          </table:table-cell>
          <table:table-cell table:formula="of:=IF([.$A65]=&quot;&quot;;&quot;&quot;;[$latest_newly_sick_table.H64]*[.H$1])" office:value-type="float" office:value="17.9053554576911" calcext:value-type="float">
            <text:p>17.9053554576911</text:p>
          </table:table-cell>
          <table:table-cell table:formula="of:=IF([.$A65]=&quot;&quot;;&quot;&quot;;[$latest_newly_sick_table.I64]*[.I$1])" office:value-type="float" office:value="12.0401871935819" calcext:value-type="float">
            <text:p>12.0401871935819</text:p>
          </table:table-cell>
          <table:table-cell table:formula="of:=IF([.$A65]=&quot;&quot;;&quot;&quot;;[$latest_newly_sick_table.J64]*[.J$1])" office:value-type="float" office:value="13.9712472663392" calcext:value-type="float">
            <text:p>13.9712472663392</text:p>
          </table:table-cell>
          <table:table-cell table:formula="of:=IF([.$A65]=&quot;&quot;;&quot;&quot;;[$latest_newly_sick_table.K64]*[.K$1])" office:value-type="float" office:value="7.19503951034577" calcext:value-type="float">
            <text:p>7.19503951034577</text:p>
          </table:table-cell>
          <table:table-cell table:formula="of:=IF([.$A65]=&quot;&quot;;&quot;&quot;;[$latest_newly_sick_table.L64]*[.L$1])" office:value-type="float" office:value="8.91071847392702" calcext:value-type="float">
            <text:p>8.91071847392702</text:p>
          </table:table-cell>
          <table:table-cell/>
          <table:table-cell table:formula="of:=SUM([.B65:.J65])/[.N$1]" office:value-type="percentage" office:value="0.0150131951307664" calcext:value-type="percentage">
            <text:p>1.50%</text:p>
          </table:table-cell>
          <table:table-cell table:formula="of:=IF([.A71]=&quot;&quot;;&quot;&quot;;AVERAGE([.N58:.N71]))" office:value-type="percentage" office:value="0.0154552634712324" calcext:value-type="percentage">
            <text:p>1.55%</text:p>
          </table:table-cell>
        </table:table-row>
        <table:table-row table:style-name="ro1">
          <table:table-cell table:style-name="ce1" table:formula="of:=IF([$latest_newly_sick_table.A65]=&quot;&quot;;&quot;&quot;;[$latest_newly_sick_table.A65])" office:value-type="date" office:date-value="2022-01-17" calcext:value-type="date">
            <text:p>2022-01-17</text:p>
          </table:table-cell>
          <table:table-cell table:formula="of:=IF([.$A66]=&quot;&quot;;&quot;&quot;;[$latest_newly_sick_table.B65]*[.B$1])" office:value-type="float" office:value="11.6528155480619" calcext:value-type="float">
            <text:p>11.6528155480619</text:p>
          </table:table-cell>
          <table:table-cell table:formula="of:=IF([.$A66]=&quot;&quot;;&quot;&quot;;[$latest_newly_sick_table.C65]*[.C$1])" office:value-type="float" office:value="19.3264597351855" calcext:value-type="float">
            <text:p>19.3264597351855</text:p>
          </table:table-cell>
          <table:table-cell table:formula="of:=IF([.$A66]=&quot;&quot;;&quot;&quot;;[$latest_newly_sick_table.D65]*[.D$1])" office:value-type="float" office:value="29.3091942844317" calcext:value-type="float">
            <text:p>29.3091942844317</text:p>
          </table:table-cell>
          <table:table-cell table:formula="of:=IF([.$A66]=&quot;&quot;;&quot;&quot;;[$latest_newly_sick_table.E65]*[.E$1])" office:value-type="float" office:value="5.62343368592353" calcext:value-type="float">
            <text:p>5.62343368592353</text:p>
          </table:table-cell>
          <table:table-cell table:formula="of:=IF([.$A66]=&quot;&quot;;&quot;&quot;;[$latest_newly_sick_table.F65]*[.F$1])" office:value-type="float" office:value="16.1166038382453" calcext:value-type="float">
            <text:p>16.1166038382453</text:p>
          </table:table-cell>
          <table:table-cell table:formula="of:=IF([.$A66]=&quot;&quot;;&quot;&quot;;[$latest_newly_sick_table.G65]*[.G$1])" office:value-type="float" office:value="38.8628352819808" calcext:value-type="float">
            <text:p>38.8628352819808</text:p>
          </table:table-cell>
          <table:table-cell table:formula="of:=IF([.$A66]=&quot;&quot;;&quot;&quot;;[$latest_newly_sick_table.H65]*[.H$1])" office:value-type="float" office:value="20.5462077509775" calcext:value-type="float">
            <text:p>20.5462077509775</text:p>
          </table:table-cell>
          <table:table-cell table:formula="of:=IF([.$A66]=&quot;&quot;;&quot;&quot;;[$latest_newly_sick_table.I65]*[.I$1])" office:value-type="float" office:value="12.6293777503" calcext:value-type="float">
            <text:p>12.6293777503</text:p>
          </table:table-cell>
          <table:table-cell table:formula="of:=IF([.$A66]=&quot;&quot;;&quot;&quot;;[$latest_newly_sick_table.J65]*[.J$1])" office:value-type="float" office:value="13.9058523271064" calcext:value-type="float">
            <text:p>13.9058523271064</text:p>
          </table:table-cell>
          <table:table-cell table:formula="of:=IF([.$A66]=&quot;&quot;;&quot;&quot;;[$latest_newly_sick_table.K65]*[.K$1])" office:value-type="float" office:value="6.87275260697592" calcext:value-type="float">
            <text:p>6.87275260697592</text:p>
          </table:table-cell>
          <table:table-cell table:formula="of:=IF([.$A66]=&quot;&quot;;&quot;&quot;;[$latest_newly_sick_table.L65]*[.L$1])" office:value-type="float" office:value="11.7123355200789" calcext:value-type="float">
            <text:p>11.7123355200789</text:p>
          </table:table-cell>
          <table:table-cell/>
          <table:table-cell table:formula="of:=SUM([.B66:.J66])/[.N$1]" office:value-type="percentage" office:value="0.0163112041369405" calcext:value-type="percentage">
            <text:p>1.63%</text:p>
          </table:table-cell>
          <table:table-cell table:formula="of:=IF([.A72]=&quot;&quot;;&quot;&quot;;AVERAGE([.N59:.N72]))" office:value-type="percentage" office:value="0.0156477301337204" calcext:value-type="percentage">
            <text:p>1.56%</text:p>
          </table:table-cell>
        </table:table-row>
        <table:table-row table:style-name="ro1">
          <table:table-cell table:style-name="ce1" table:formula="of:=IF([$latest_newly_sick_table.A66]=&quot;&quot;;&quot;&quot;;[$latest_newly_sick_table.A66])" office:value-type="date" office:date-value="2022-01-18" calcext:value-type="date">
            <text:p>2022-01-18</text:p>
          </table:table-cell>
          <table:table-cell table:formula="of:=IF([.$A67]=&quot;&quot;;&quot;&quot;;[$latest_newly_sick_table.B66]*[.B$1])" office:value-type="float" office:value="12.4059402397567" calcext:value-type="float">
            <text:p>12.4059402397567</text:p>
          </table:table-cell>
          <table:table-cell table:formula="of:=IF([.$A67]=&quot;&quot;;&quot;&quot;;[$latest_newly_sick_table.C66]*[.C$1])" office:value-type="float" office:value="19.6246187913988" calcext:value-type="float">
            <text:p>19.6246187913988</text:p>
          </table:table-cell>
          <table:table-cell table:formula="of:=IF([.$A67]=&quot;&quot;;&quot;&quot;;[$latest_newly_sick_table.D66]*[.D$1])" office:value-type="float" office:value="30.1508336707276" calcext:value-type="float">
            <text:p>30.1508336707276</text:p>
          </table:table-cell>
          <table:table-cell table:formula="of:=IF([.$A67]=&quot;&quot;;&quot;&quot;;[$latest_newly_sick_table.E66]*[.E$1])" office:value-type="float" office:value="5.9183446963691" calcext:value-type="float">
            <text:p>5.9183446963691</text:p>
          </table:table-cell>
          <table:table-cell table:formula="of:=IF([.$A67]=&quot;&quot;;&quot;&quot;;[$latest_newly_sick_table.F66]*[.F$1])" office:value-type="float" office:value="14.9531580879239" calcext:value-type="float">
            <text:p>14.9531580879239</text:p>
          </table:table-cell>
          <table:table-cell table:formula="of:=IF([.$A67]=&quot;&quot;;&quot;&quot;;[$latest_newly_sick_table.G66]*[.G$1])" office:value-type="float" office:value="40.4900761426674" calcext:value-type="float">
            <text:p>40.4900761426674</text:p>
          </table:table-cell>
          <table:table-cell table:formula="of:=IF([.$A67]=&quot;&quot;;&quot;&quot;;[$latest_newly_sick_table.H66]*[.H$1])" office:value-type="float" office:value="21.7832940066069" calcext:value-type="float">
            <text:p>21.7832940066069</text:p>
          </table:table-cell>
          <table:table-cell table:formula="of:=IF([.$A67]=&quot;&quot;;&quot;&quot;;[$latest_newly_sick_table.I66]*[.I$1])" office:value-type="float" office:value="13.745564039144" calcext:value-type="float">
            <text:p>13.745564039144</text:p>
          </table:table-cell>
          <table:table-cell table:formula="of:=IF([.$A67]=&quot;&quot;;&quot;&quot;;[$latest_newly_sick_table.J66]*[.J$1])" office:value-type="float" office:value="16.0715276814208" calcext:value-type="float">
            <text:p>16.0715276814208</text:p>
          </table:table-cell>
          <table:table-cell table:formula="of:=IF([.$A67]=&quot;&quot;;&quot;&quot;;[$latest_newly_sick_table.K66]*[.K$1])" office:value-type="float" office:value="6.80086848635235" calcext:value-type="float">
            <text:p>6.80086848635235</text:p>
          </table:table-cell>
          <table:table-cell table:formula="of:=IF([.$A67]=&quot;&quot;;&quot;&quot;;[$latest_newly_sick_table.L66]*[.L$1])" office:value-type="float" office:value="10.8079832247435" calcext:value-type="float">
            <text:p>10.8079832247435</text:p>
          </table:table-cell>
          <table:table-cell/>
          <table:table-cell table:formula="of:=SUM([.B67:.J67])/[.N$1]" office:value-type="percentage" office:value="0.0170075118815319" calcext:value-type="percentage">
            <text:p>1.70%</text:p>
          </table:table-cell>
          <table:table-cell table:formula="of:=IF([.A73]=&quot;&quot;;&quot;&quot;;AVERAGE([.N60:.N73]))" office:value-type="percentage" office:value="0.0158735723387323" calcext:value-type="percentage">
            <text:p>1.59%</text:p>
          </table:table-cell>
        </table:table-row>
        <table:table-row table:style-name="ro1">
          <table:table-cell table:style-name="ce1" table:formula="of:=IF([$latest_newly_sick_table.A67]=&quot;&quot;;&quot;&quot;;[$latest_newly_sick_table.A67])" office:value-type="date" office:date-value="2022-01-19" calcext:value-type="date">
            <text:p>2022-01-19</text:p>
          </table:table-cell>
          <table:table-cell table:formula="of:=IF([.$A68]=&quot;&quot;;&quot;&quot;;[$latest_newly_sick_table.B67]*[.B$1])" office:value-type="float" office:value="12.2820888587054" calcext:value-type="float">
            <text:p>12.2820888587054</text:p>
          </table:table-cell>
          <table:table-cell table:formula="of:=IF([.$A68]=&quot;&quot;;&quot;&quot;;[$latest_newly_sick_table.C67]*[.C$1])" office:value-type="float" office:value="22.815249893208" calcext:value-type="float">
            <text:p>22.815249893208</text:p>
          </table:table-cell>
          <table:table-cell table:formula="of:=IF([.$A68]=&quot;&quot;;&quot;&quot;;[$latest_newly_sick_table.D67]*[.D$1])" office:value-type="float" office:value="28.9187208527648" calcext:value-type="float">
            <text:p>28.9187208527648</text:p>
          </table:table-cell>
          <table:table-cell table:formula="of:=IF([.$A68]=&quot;&quot;;&quot;&quot;;[$latest_newly_sick_table.E67]*[.E$1])" office:value-type="float" office:value="5.63824165265433" calcext:value-type="float">
            <text:p>5.63824165265433</text:p>
          </table:table-cell>
          <table:table-cell table:formula="of:=IF([.$A68]=&quot;&quot;;&quot;&quot;;[$latest_newly_sick_table.F67]*[.F$1])" office:value-type="float" office:value="15.1748416598029" calcext:value-type="float">
            <text:p>15.1748416598029</text:p>
          </table:table-cell>
          <table:table-cell table:formula="of:=IF([.$A68]=&quot;&quot;;&quot;&quot;;[$latest_newly_sick_table.G67]*[.G$1])" office:value-type="float" office:value="41.5736766961028" calcext:value-type="float">
            <text:p>41.5736766961028</text:p>
          </table:table-cell>
          <table:table-cell table:formula="of:=IF([.$A68]=&quot;&quot;;&quot;&quot;;[$latest_newly_sick_table.H67]*[.H$1])" office:value-type="float" office:value="22.127220608758" calcext:value-type="float">
            <text:p>22.127220608758</text:p>
          </table:table-cell>
          <table:table-cell table:formula="of:=IF([.$A68]=&quot;&quot;;&quot;&quot;;[$latest_newly_sick_table.I67]*[.I$1])" office:value-type="float" office:value="13.5262063526207" calcext:value-type="float">
            <text:p>13.5262063526207</text:p>
          </table:table-cell>
          <table:table-cell table:formula="of:=IF([.$A68]=&quot;&quot;;&quot;&quot;;[$latest_newly_sick_table.J67]*[.J$1])" office:value-type="float" office:value="16.7300611353712" calcext:value-type="float">
            <text:p>16.7300611353712</text:p>
          </table:table-cell>
          <table:table-cell table:formula="of:=IF([.$A68]=&quot;&quot;;&quot;&quot;;[$latest_newly_sick_table.K67]*[.K$1])" office:value-type="float" office:value="7.72457494756574" calcext:value-type="float">
            <text:p>7.72457494756574</text:p>
          </table:table-cell>
          <table:table-cell table:formula="of:=IF([.$A68]=&quot;&quot;;&quot;&quot;;[$latest_newly_sick_table.L67]*[.L$1])" office:value-type="float" office:value="10.7023647112324" calcext:value-type="float">
            <text:p>10.7023647112324</text:p>
          </table:table-cell>
          <table:table-cell/>
          <table:table-cell table:formula="of:=SUM([.B68:.J68])/[.N$1]" office:value-type="percentage" office:value="0.0173612650718574" calcext:value-type="percentage">
            <text:p>1.74%</text:p>
          </table:table-cell>
          <table:table-cell table:formula="of:=IF([.A74]=&quot;&quot;;&quot;&quot;;AVERAGE([.N61:.N74]))" office:value-type="percentage" office:value="0.0161273495351914" calcext:value-type="percentage">
            <text:p>1.61%</text:p>
          </table:table-cell>
        </table:table-row>
        <table:table-row table:style-name="ro1">
          <table:table-cell table:style-name="ce1" table:formula="of:=IF([$latest_newly_sick_table.A68]=&quot;&quot;;&quot;&quot;;[$latest_newly_sick_table.A68])" office:value-type="date" office:date-value="2022-01-20" calcext:value-type="date">
            <text:p>2022-01-20</text:p>
          </table:table-cell>
          <table:table-cell table:formula="of:=IF([.$A69]=&quot;&quot;;&quot;&quot;;[$latest_newly_sick_table.B68]*[.B$1])" office:value-type="float" office:value="12.4525471443446" calcext:value-type="float">
            <text:p>12.4525471443446</text:p>
          </table:table-cell>
          <table:table-cell table:formula="of:=IF([.$A69]=&quot;&quot;;&quot;&quot;;[$latest_newly_sick_table.C68]*[.C$1])" office:value-type="float" office:value="20.3363431151242" calcext:value-type="float">
            <text:p>20.3363431151242</text:p>
          </table:table-cell>
          <table:table-cell table:formula="of:=IF([.$A69]=&quot;&quot;;&quot;&quot;;[$latest_newly_sick_table.D68]*[.D$1])" office:value-type="float" office:value="27.7625120307989" calcext:value-type="float">
            <text:p>27.7625120307989</text:p>
          </table:table-cell>
          <table:table-cell table:formula="of:=IF([.$A69]=&quot;&quot;;&quot;&quot;;[$latest_newly_sick_table.E68]*[.E$1])" office:value-type="float" office:value="5.26942691676031" calcext:value-type="float">
            <text:p>5.26942691676031</text:p>
          </table:table-cell>
          <table:table-cell table:formula="of:=IF([.$A69]=&quot;&quot;;&quot;&quot;;[$latest_newly_sick_table.F68]*[.F$1])" office:value-type="float" office:value="12.8814848762603" calcext:value-type="float">
            <text:p>12.8814848762603</text:p>
          </table:table-cell>
          <table:table-cell table:formula="of:=IF([.$A69]=&quot;&quot;;&quot;&quot;;[$latest_newly_sick_table.G68]*[.G$1])" office:value-type="float" office:value="37.0220315584104" calcext:value-type="float">
            <text:p>37.0220315584104</text:p>
          </table:table-cell>
          <table:table-cell table:formula="of:=IF([.$A69]=&quot;&quot;;&quot;&quot;;[$latest_newly_sick_table.H68]*[.H$1])" office:value-type="float" office:value="19.9606537282942" calcext:value-type="float">
            <text:p>19.9606537282942</text:p>
          </table:table-cell>
          <table:table-cell table:formula="of:=IF([.$A69]=&quot;&quot;;&quot;&quot;;[$latest_newly_sick_table.I68]*[.I$1])" office:value-type="float" office:value="12.4088711534034" calcext:value-type="float">
            <text:p>12.4088711534034</text:p>
          </table:table-cell>
          <table:table-cell table:formula="of:=IF([.$A69]=&quot;&quot;;&quot;&quot;;[$latest_newly_sick_table.J68]*[.J$1])" office:value-type="float" office:value="12.5521204033215" calcext:value-type="float">
            <text:p>12.5521204033215</text:p>
          </table:table-cell>
          <table:table-cell table:formula="of:=IF([.$A69]=&quot;&quot;;&quot;&quot;;[$latest_newly_sick_table.K68]*[.K$1])" office:value-type="float" office:value="7.44817566923885" calcext:value-type="float">
            <text:p>7.44817566923885</text:p>
          </table:table-cell>
          <table:table-cell table:formula="of:=IF([.$A69]=&quot;&quot;;&quot;&quot;;[$latest_newly_sick_table.L68]*[.L$1])" office:value-type="float" office:value="10.1960113960114" calcext:value-type="float">
            <text:p>10.1960113960114</text:p>
          </table:table-cell>
          <table:table-cell/>
          <table:table-cell table:formula="of:=SUM([.B69:.J69])/[.N$1]" office:value-type="percentage" office:value="0.0155997272214719" calcext:value-type="percentage">
            <text:p>1.56%</text:p>
          </table:table-cell>
          <table:table-cell table:formula="of:=IF([.A75]=&quot;&quot;;&quot;&quot;;AVERAGE([.N62:.N75]))" office:value-type="percentage" office:value="0.0164584259022415" calcext:value-type="percentage">
            <text:p>1.65%</text:p>
          </table:table-cell>
        </table:table-row>
        <table:table-row table:style-name="ro1">
          <table:table-cell table:style-name="ce1" table:formula="of:=IF([$latest_newly_sick_table.A69]=&quot;&quot;;&quot;&quot;;[$latest_newly_sick_table.A69])" office:value-type="date" office:date-value="2022-01-21" calcext:value-type="date">
            <text:p>2022-01-21</text:p>
          </table:table-cell>
          <table:table-cell table:formula="of:=IF([.$A70]=&quot;&quot;;&quot;&quot;;[$latest_newly_sick_table.B69]*[.B$1])" office:value-type="float" office:value="12.3447691656078" calcext:value-type="float">
            <text:p>12.3447691656078</text:p>
          </table:table-cell>
          <table:table-cell table:formula="of:=IF([.$A70]=&quot;&quot;;&quot;&quot;;[$latest_newly_sick_table.C69]*[.C$1])" office:value-type="float" office:value="20.3268165120478" calcext:value-type="float">
            <text:p>20.3268165120478</text:p>
          </table:table-cell>
          <table:table-cell table:formula="of:=IF([.$A70]=&quot;&quot;;&quot;&quot;;[$latest_newly_sick_table.D69]*[.D$1])" office:value-type="float" office:value="28.6531150686575" calcext:value-type="float">
            <text:p>28.6531150686575</text:p>
          </table:table-cell>
          <table:table-cell table:formula="of:=IF([.$A70]=&quot;&quot;;&quot;&quot;;[$latest_newly_sick_table.E69]*[.E$1])" office:value-type="float" office:value="5.32552172425589" calcext:value-type="float">
            <text:p>5.32552172425589</text:p>
          </table:table-cell>
          <table:table-cell table:formula="of:=IF([.$A70]=&quot;&quot;;&quot;&quot;;[$latest_newly_sick_table.F69]*[.F$1])" office:value-type="float" office:value="14.5932172760678" calcext:value-type="float">
            <text:p>14.5932172760678</text:p>
          </table:table-cell>
          <table:table-cell table:formula="of:=IF([.$A70]=&quot;&quot;;&quot;&quot;;[$latest_newly_sick_table.G69]*[.G$1])" office:value-type="float" office:value="36.9163025437794" calcext:value-type="float">
            <text:p>36.9163025437794</text:p>
          </table:table-cell>
          <table:table-cell table:formula="of:=IF([.$A70]=&quot;&quot;;&quot;&quot;;[$latest_newly_sick_table.H69]*[.H$1])" office:value-type="float" office:value="21.5260443005967" calcext:value-type="float">
            <text:p>21.5260443005967</text:p>
          </table:table-cell>
          <table:table-cell table:formula="of:=IF([.$A70]=&quot;&quot;;&quot;&quot;;[$latest_newly_sick_table.I69]*[.I$1])" office:value-type="float" office:value="11.7604265854123" calcext:value-type="float">
            <text:p>11.7604265854123</text:p>
          </table:table-cell>
          <table:table-cell table:formula="of:=IF([.$A70]=&quot;&quot;;&quot;&quot;;[$latest_newly_sick_table.J69]*[.J$1])" office:value-type="float" office:value="15.5311910660799" calcext:value-type="float">
            <text:p>15.5311910660799</text:p>
          </table:table-cell>
          <table:table-cell table:formula="of:=IF([.$A70]=&quot;&quot;;&quot;&quot;;[$latest_newly_sick_table.K69]*[.K$1])" office:value-type="float" office:value="7.08425063505501" calcext:value-type="float">
            <text:p>7.08425063505501</text:p>
          </table:table-cell>
          <table:table-cell table:formula="of:=IF([.$A70]=&quot;&quot;;&quot;&quot;;[$latest_newly_sick_table.L69]*[.L$1])" office:value-type="float" office:value="11.2035012706224" calcext:value-type="float">
            <text:p>11.2035012706224</text:p>
          </table:table-cell>
          <table:table-cell/>
          <table:table-cell table:formula="of:=SUM([.B70:.J70])/[.N$1]" office:value-type="percentage" office:value="0.0162145469258599" calcext:value-type="percentage">
            <text:p>1.62%</text:p>
          </table:table-cell>
          <table:table-cell table:formula="of:=IF([.A76]=&quot;&quot;;&quot;&quot;;AVERAGE([.N63:.N76]))" office:value-type="percentage" office:value="0.0168231563770459" calcext:value-type="percentage">
            <text:p>1.68%</text:p>
          </table:table-cell>
        </table:table-row>
        <table:table-row table:style-name="ro1">
          <table:table-cell table:style-name="ce1" table:formula="of:=IF([$latest_newly_sick_table.A70]=&quot;&quot;;&quot;&quot;;[$latest_newly_sick_table.A70])" office:value-type="date" office:date-value="2022-01-22" calcext:value-type="date">
            <text:p>2022-01-22</text:p>
          </table:table-cell>
          <table:table-cell table:formula="of:=IF([.$A71]=&quot;&quot;;&quot;&quot;;[$latest_newly_sick_table.B70]*[.B$1])" office:value-type="float" office:value="12.1425621507815" calcext:value-type="float">
            <text:p>12.1425621507815</text:p>
          </table:table-cell>
          <table:table-cell table:formula="of:=IF([.$A71]=&quot;&quot;;&quot;&quot;;[$latest_newly_sick_table.C70]*[.C$1])" office:value-type="float" office:value="20.7343722563652" calcext:value-type="float">
            <text:p>20.7343722563652</text:p>
          </table:table-cell>
          <table:table-cell table:formula="of:=IF([.$A71]=&quot;&quot;;&quot;&quot;;[$latest_newly_sick_table.D70]*[.D$1])" office:value-type="float" office:value="30.2394294447274" calcext:value-type="float">
            <text:p>30.2394294447274</text:p>
          </table:table-cell>
          <table:table-cell table:formula="of:=IF([.$A71]=&quot;&quot;;&quot;&quot;;[$latest_newly_sick_table.E70]*[.E$1])" office:value-type="float" office:value="4.81235283463141" calcext:value-type="float">
            <text:p>4.81235283463141</text:p>
          </table:table-cell>
          <table:table-cell table:formula="of:=IF([.$A71]=&quot;&quot;;&quot;&quot;;[$latest_newly_sick_table.F70]*[.F$1])" office:value-type="float" office:value="15.1645731863625" calcext:value-type="float">
            <text:p>15.1645731863625</text:p>
          </table:table-cell>
          <table:table-cell table:formula="of:=IF([.$A71]=&quot;&quot;;&quot;&quot;;[$latest_newly_sick_table.G70]*[.G$1])" office:value-type="float" office:value="41.625297534038" calcext:value-type="float">
            <text:p>41.625297534038</text:p>
          </table:table-cell>
          <table:table-cell table:formula="of:=IF([.$A71]=&quot;&quot;;&quot;&quot;;[$latest_newly_sick_table.H70]*[.H$1])" office:value-type="float" office:value="22.0807710552417" calcext:value-type="float">
            <text:p>22.0807710552417</text:p>
          </table:table-cell>
          <table:table-cell table:formula="of:=IF([.$A71]=&quot;&quot;;&quot;&quot;;[$latest_newly_sick_table.I70]*[.I$1])" office:value-type="float" office:value="12.4078762306611" calcext:value-type="float">
            <text:p>12.4078762306611</text:p>
          </table:table-cell>
          <table:table-cell table:formula="of:=IF([.$A71]=&quot;&quot;;&quot;&quot;;[$latest_newly_sick_table.J70]*[.J$1])" office:value-type="float" office:value="13.9901972316983" calcext:value-type="float">
            <text:p>13.9901972316983</text:p>
          </table:table-cell>
          <table:table-cell table:formula="of:=IF([.$A71]=&quot;&quot;;&quot;&quot;;[$latest_newly_sick_table.K70]*[.K$1])" office:value-type="float" office:value="7.72127151527213" calcext:value-type="float">
            <text:p>7.72127151527213</text:p>
          </table:table-cell>
          <table:table-cell table:formula="of:=IF([.$A71]=&quot;&quot;;&quot;&quot;;[$latest_newly_sick_table.L70]*[.L$1])" office:value-type="float" office:value="10.1436735385006" calcext:value-type="float">
            <text:p>10.1436735385006</text:p>
          </table:table-cell>
          <table:table-cell/>
          <table:table-cell table:formula="of:=SUM([.B71:.J71])/[.N$1]" office:value-type="percentage" office:value="0.0168185503908047" calcext:value-type="percentage">
            <text:p>1.68%</text:p>
          </table:table-cell>
          <table:table-cell table:formula="of:=IF([.A77]=&quot;&quot;;&quot;&quot;;AVERAGE([.N64:.N77]))" office:value-type="percentage" office:value="0.0171059454696461" calcext:value-type="percentage">
            <text:p>1.71%</text:p>
          </table:table-cell>
        </table:table-row>
        <table:table-row table:style-name="ro1">
          <table:table-cell table:style-name="ce1" table:formula="of:=IF([$latest_newly_sick_table.A71]=&quot;&quot;;&quot;&quot;;[$latest_newly_sick_table.A71])" office:value-type="date" office:date-value="2022-01-23" calcext:value-type="date">
            <text:p>2022-01-23</text:p>
          </table:table-cell>
          <table:table-cell table:formula="of:=IF([.$A72]=&quot;&quot;;&quot;&quot;;[$latest_newly_sick_table.B71]*[.B$1])" office:value-type="float" office:value="13.9101770772524" calcext:value-type="float">
            <text:p>13.9101770772524</text:p>
          </table:table-cell>
          <table:table-cell table:formula="of:=IF([.$A72]=&quot;&quot;;&quot;&quot;;[$latest_newly_sick_table.C71]*[.C$1])" office:value-type="float" office:value="22.3735928257966" calcext:value-type="float">
            <text:p>22.3735928257966</text:p>
          </table:table-cell>
          <table:table-cell table:formula="of:=IF([.$A72]=&quot;&quot;;&quot;&quot;;[$latest_newly_sick_table.D71]*[.D$1])" office:value-type="float" office:value="31.184253064064" calcext:value-type="float">
            <text:p>31.184253064064</text:p>
          </table:table-cell>
          <table:table-cell table:formula="of:=IF([.$A72]=&quot;&quot;;&quot;&quot;;[$latest_newly_sick_table.E71]*[.E$1])" office:value-type="float" office:value="5.6102727032036" calcext:value-type="float">
            <text:p>5.6102727032036</text:p>
          </table:table-cell>
          <table:table-cell table:formula="of:=IF([.$A72]=&quot;&quot;;&quot;&quot;;[$latest_newly_sick_table.F71]*[.F$1])" office:value-type="float" office:value="14.7696692207064" calcext:value-type="float">
            <text:p>14.7696692207064</text:p>
          </table:table-cell>
          <table:table-cell table:formula="of:=IF([.$A72]=&quot;&quot;;&quot;&quot;;[$latest_newly_sick_table.G71]*[.G$1])" office:value-type="float" office:value="42.9155549395336" calcext:value-type="float">
            <text:p>42.9155549395336</text:p>
          </table:table-cell>
          <table:table-cell table:formula="of:=IF([.$A72]=&quot;&quot;;&quot;&quot;;[$latest_newly_sick_table.H71]*[.H$1])" office:value-type="float" office:value="22.7808456276271" calcext:value-type="float">
            <text:p>22.7808456276271</text:p>
          </table:table-cell>
          <table:table-cell table:formula="of:=IF([.$A72]=&quot;&quot;;&quot;&quot;;[$latest_newly_sick_table.I71]*[.I$1])" office:value-type="float" office:value="12.833836621044" calcext:value-type="float">
            <text:p>12.833836621044</text:p>
          </table:table-cell>
          <table:table-cell table:formula="of:=IF([.$A72]=&quot;&quot;;&quot;&quot;;[$latest_newly_sick_table.J71]*[.J$1])" office:value-type="float" office:value="14.8834509446847" calcext:value-type="float">
            <text:p>14.8834509446847</text:p>
          </table:table-cell>
          <table:table-cell table:formula="of:=IF([.$A72]=&quot;&quot;;&quot;&quot;;[$latest_newly_sick_table.K71]*[.K$1])" office:value-type="float" office:value="7.80480408202562" calcext:value-type="float">
            <text:p>7.80480408202562</text:p>
          </table:table-cell>
          <table:table-cell table:formula="of:=IF([.$A72]=&quot;&quot;;&quot;&quot;;[$latest_newly_sick_table.L71]*[.L$1])" office:value-type="float" office:value="11.8318415382065" calcext:value-type="float">
            <text:p>11.8318415382065</text:p>
          </table:table-cell>
          <table:table-cell/>
          <table:table-cell table:formula="of:=SUM([.B72:.J72])/[.N$1]" office:value-type="percentage" office:value="0.0176016365336873" calcext:value-type="percentage">
            <text:p>1.76%</text:p>
          </table:table-cell>
          <table:table-cell table:formula="of:=IF([.A78]=&quot;&quot;;&quot;&quot;;AVERAGE([.N65:.N78]))" office:value-type="percentage" office:value="0.0173581099875573" calcext:value-type="percentage">
            <text:p>1.74%</text:p>
          </table:table-cell>
        </table:table-row>
        <table:table-row table:style-name="ro1">
          <table:table-cell table:style-name="ce1" table:formula="of:=IF([$latest_newly_sick_table.A72]=&quot;&quot;;&quot;&quot;;[$latest_newly_sick_table.A72])" office:value-type="date" office:date-value="2022-01-24" calcext:value-type="date">
            <text:p>2022-01-24</text:p>
          </table:table-cell>
          <table:table-cell table:formula="of:=IF([.$A73]=&quot;&quot;;&quot;&quot;;[$latest_newly_sick_table.B72]*[.B$1])" office:value-type="float" office:value="13.6523886081764" calcext:value-type="float">
            <text:p>13.6523886081764</text:p>
          </table:table-cell>
          <table:table-cell table:formula="of:=IF([.$A73]=&quot;&quot;;&quot;&quot;;[$latest_newly_sick_table.C72]*[.C$1])" office:value-type="float" office:value="23.6928327645051" calcext:value-type="float">
            <text:p>23.6928327645051</text:p>
          </table:table-cell>
          <table:table-cell table:formula="of:=IF([.$A73]=&quot;&quot;;&quot;&quot;;[$latest_newly_sick_table.D72]*[.D$1])" office:value-type="float" office:value="35.0094444444444" calcext:value-type="float">
            <text:p>35.0094444444444</text:p>
          </table:table-cell>
          <table:table-cell table:formula="of:=IF([.$A73]=&quot;&quot;;&quot;&quot;;[$latest_newly_sick_table.E72]*[.E$1])" office:value-type="float" office:value="5.82846778372775" calcext:value-type="float">
            <text:p>5.82846778372775</text:p>
          </table:table-cell>
          <table:table-cell table:formula="of:=IF([.$A73]=&quot;&quot;;&quot;&quot;;[$latest_newly_sick_table.F72]*[.F$1])" office:value-type="float" office:value="15.2652542632336" calcext:value-type="float">
            <text:p>15.2652542632336</text:p>
          </table:table-cell>
          <table:table-cell table:formula="of:=IF([.$A73]=&quot;&quot;;&quot;&quot;;[$latest_newly_sick_table.G72]*[.G$1])" office:value-type="float" office:value="46.8252503657027" calcext:value-type="float">
            <text:p>46.8252503657027</text:p>
          </table:table-cell>
          <table:table-cell table:formula="of:=IF([.$A73]=&quot;&quot;;&quot;&quot;;[$latest_newly_sick_table.H72]*[.H$1])" office:value-type="float" office:value="25.4787561638321" calcext:value-type="float">
            <text:p>25.4787561638321</text:p>
          </table:table-cell>
          <table:table-cell table:formula="of:=IF([.$A73]=&quot;&quot;;&quot;&quot;;[$latest_newly_sick_table.I72]*[.I$1])" office:value-type="float" office:value="14.6298513226492" calcext:value-type="float">
            <text:p>14.6298513226492</text:p>
          </table:table-cell>
          <table:table-cell table:formula="of:=IF([.$A73]=&quot;&quot;;&quot;&quot;;[$latest_newly_sick_table.J72]*[.J$1])" office:value-type="float" office:value="16.4588767042086" calcext:value-type="float">
            <text:p>16.4588767042086</text:p>
          </table:table-cell>
          <table:table-cell table:formula="of:=IF([.$A73]=&quot;&quot;;&quot;&quot;;[$latest_newly_sick_table.K72]*[.K$1])" office:value-type="float" office:value="8.6171816479401" calcext:value-type="float">
            <text:p>8.6171816479401</text:p>
          </table:table-cell>
          <table:table-cell table:formula="of:=IF([.$A73]=&quot;&quot;;&quot;&quot;;[$latest_newly_sick_table.L72]*[.L$1])" office:value-type="float" office:value="13.1264807945435" calcext:value-type="float">
            <text:p>13.1264807945435</text:p>
          </table:table-cell>
          <table:table-cell/>
          <table:table-cell table:formula="of:=SUM([.B73:.J73])/[.N$1]" office:value-type="percentage" office:value="0.0191145001379374" calcext:value-type="percentage">
            <text:p>1.91%</text:p>
          </table:table-cell>
          <table:table-cell table:formula="of:=IF([.A79]=&quot;&quot;;&quot;&quot;;AVERAGE([.N66:.N79]))" office:value-type="percentage" office:value="0.0174818441847459" calcext:value-type="percentage">
            <text:p>1.75%</text:p>
          </table:table-cell>
        </table:table-row>
        <table:table-row table:style-name="ro1">
          <table:table-cell table:style-name="ce1" table:formula="of:=IF([$latest_newly_sick_table.A73]=&quot;&quot;;&quot;&quot;;[$latest_newly_sick_table.A73])" office:value-type="date" office:date-value="2022-01-25" calcext:value-type="date">
            <text:p>2022-01-25</text:p>
          </table:table-cell>
          <table:table-cell table:formula="of:=IF([.$A74]=&quot;&quot;;&quot;&quot;;[$latest_newly_sick_table.B73]*[.B$1])" office:value-type="float" office:value="13.2003442071501" calcext:value-type="float">
            <text:p>13.2003442071501</text:p>
          </table:table-cell>
          <table:table-cell table:formula="of:=IF([.$A74]=&quot;&quot;;&quot;&quot;;[$latest_newly_sick_table.C73]*[.C$1])" office:value-type="float" office:value="23.4423761292089" calcext:value-type="float">
            <text:p>23.4423761292089</text:p>
          </table:table-cell>
          <table:table-cell table:formula="of:=IF([.$A74]=&quot;&quot;;&quot;&quot;;[$latest_newly_sick_table.D73]*[.D$1])" office:value-type="float" office:value="33.593984962406" calcext:value-type="float">
            <text:p>33.593984962406</text:p>
          </table:table-cell>
          <table:table-cell table:formula="of:=IF([.$A74]=&quot;&quot;;&quot;&quot;;[$latest_newly_sick_table.E73]*[.E$1])" office:value-type="float" office:value="5.42563739376771" calcext:value-type="float">
            <text:p>5.42563739376771</text:p>
          </table:table-cell>
          <table:table-cell table:formula="of:=IF([.$A74]=&quot;&quot;;&quot;&quot;;[$latest_newly_sick_table.F73]*[.F$1])" office:value-type="float" office:value="16.70349218238" calcext:value-type="float">
            <text:p>16.70349218238</text:p>
          </table:table-cell>
          <table:table-cell table:formula="of:=IF([.$A74]=&quot;&quot;;&quot;&quot;;[$latest_newly_sick_table.G73]*[.G$1])" office:value-type="float" office:value="48.047215857012" calcext:value-type="float">
            <text:p>48.047215857012</text:p>
          </table:table-cell>
          <table:table-cell table:formula="of:=IF([.$A74]=&quot;&quot;;&quot;&quot;;[$latest_newly_sick_table.H73]*[.H$1])" office:value-type="float" office:value="26.7076598735067" calcext:value-type="float">
            <text:p>26.7076598735067</text:p>
          </table:table-cell>
          <table:table-cell table:formula="of:=IF([.$A74]=&quot;&quot;;&quot;&quot;;[$latest_newly_sick_table.I73]*[.I$1])" office:value-type="float" office:value="13.5689388071262" calcext:value-type="float">
            <text:p>13.5689388071262</text:p>
          </table:table-cell>
          <table:table-cell table:formula="of:=IF([.$A74]=&quot;&quot;;&quot;&quot;;[$latest_newly_sick_table.J73]*[.J$1])" office:value-type="float" office:value="16.547978183186" calcext:value-type="float">
            <text:p>16.547978183186</text:p>
          </table:table-cell>
          <table:table-cell table:formula="of:=IF([.$A74]=&quot;&quot;;&quot;&quot;;[$latest_newly_sick_table.K73]*[.K$1])" office:value-type="float" office:value="8.61767503805174" calcext:value-type="float">
            <text:p>8.61767503805174</text:p>
          </table:table-cell>
          <table:table-cell table:formula="of:=IF([.$A74]=&quot;&quot;;&quot;&quot;;[$latest_newly_sick_table.L73]*[.L$1])" office:value-type="float" office:value="11.8761520737327" calcext:value-type="float">
            <text:p>11.8761520737327</text:p>
          </table:table-cell>
          <table:table-cell/>
          <table:table-cell table:formula="of:=SUM([.B74:.J74])/[.N$1]" office:value-type="percentage" office:value="0.0191530032623561" calcext:value-type="percentage">
            <text:p>1.92%</text:p>
          </table:table-cell>
          <table:table-cell table:formula="of:=IF([.A80]=&quot;&quot;;&quot;&quot;;AVERAGE([.N67:.N80]))" office:value-type="percentage" office:value="0.0176364828581914" calcext:value-type="percentage">
            <text:p>1.76%</text:p>
          </table:table-cell>
        </table:table-row>
        <table:table-row table:style-name="ro1">
          <table:table-cell table:style-name="ce1" table:formula="of:=IF([$latest_newly_sick_table.A74]=&quot;&quot;;&quot;&quot;;[$latest_newly_sick_table.A74])" office:value-type="date" office:date-value="2022-01-26" calcext:value-type="date">
            <text:p>2022-01-26</text:p>
          </table:table-cell>
          <table:table-cell table:formula="of:=IF([.$A75]=&quot;&quot;;&quot;&quot;;[$latest_newly_sick_table.B74]*[.B$1])" office:value-type="float" office:value="13.8725406661503" calcext:value-type="float">
            <text:p>13.8725406661503</text:p>
          </table:table-cell>
          <table:table-cell table:formula="of:=IF([.$A75]=&quot;&quot;;&quot;&quot;;[$latest_newly_sick_table.C74]*[.C$1])" office:value-type="float" office:value="22.996705107084" calcext:value-type="float">
            <text:p>22.996705107084</text:p>
          </table:table-cell>
          <table:table-cell table:formula="of:=IF([.$A75]=&quot;&quot;;&quot;&quot;;[$latest_newly_sick_table.D74]*[.D$1])" office:value-type="float" office:value="34.0309510410805" calcext:value-type="float">
            <text:p>34.0309510410805</text:p>
          </table:table-cell>
          <table:table-cell table:formula="of:=IF([.$A75]=&quot;&quot;;&quot;&quot;;[$latest_newly_sick_table.E74]*[.E$1])" office:value-type="float" office:value="6.20070574059729" calcext:value-type="float">
            <text:p>6.20070574059729</text:p>
          </table:table-cell>
          <table:table-cell table:formula="of:=IF([.$A75]=&quot;&quot;;&quot;&quot;;[$latest_newly_sick_table.F74]*[.F$1])" office:value-type="float" office:value="16.3812545989698" calcext:value-type="float">
            <text:p>16.3812545989698</text:p>
          </table:table-cell>
          <table:table-cell table:formula="of:=IF([.$A75]=&quot;&quot;;&quot;&quot;;[$latest_newly_sick_table.G74]*[.G$1])" office:value-type="float" office:value="48.5196560474919" calcext:value-type="float">
            <text:p>48.5196560474919</text:p>
          </table:table-cell>
          <table:table-cell table:formula="of:=IF([.$A75]=&quot;&quot;;&quot;&quot;;[$latest_newly_sick_table.H74]*[.H$1])" office:value-type="float" office:value="24.5377120026093" calcext:value-type="float">
            <text:p>24.5377120026093</text:p>
          </table:table-cell>
          <table:table-cell table:formula="of:=IF([.$A75]=&quot;&quot;;&quot;&quot;;[$latest_newly_sick_table.I74]*[.I$1])" office:value-type="float" office:value="14.3983983205691" calcext:value-type="float">
            <text:p>14.3983983205691</text:p>
          </table:table-cell>
          <table:table-cell table:formula="of:=IF([.$A75]=&quot;&quot;;&quot;&quot;;[$latest_newly_sick_table.J74]*[.J$1])" office:value-type="float" office:value="15.5142342071659" calcext:value-type="float">
            <text:p>15.5142342071659</text:p>
          </table:table-cell>
          <table:table-cell table:formula="of:=IF([.$A75]=&quot;&quot;;&quot;&quot;;[$latest_newly_sick_table.K74]*[.K$1])" office:value-type="float" office:value="8.7888867799184" calcext:value-type="float">
            <text:p>8.7888867799184</text:p>
          </table:table-cell>
          <table:table-cell table:formula="of:=IF([.$A75]=&quot;&quot;;&quot;&quot;;[$latest_newly_sick_table.L74]*[.L$1])" office:value-type="float" office:value="13.6778078648506" calcext:value-type="float">
            <text:p>13.6778078648506</text:p>
          </table:table-cell>
          <table:table-cell/>
          <table:table-cell table:formula="of:=SUM([.B75:.J75])/[.N$1]" office:value-type="percentage" office:value="0.0190767292417671" calcext:value-type="percentage">
            <text:p>1.91%</text:p>
          </table:table-cell>
          <table:table-cell table:formula="of:=IF([.A81]=&quot;&quot;;&quot;&quot;;AVERAGE([.N68:.N81]))" office:value-type="percentage" office:value="0.0179487663797992" calcext:value-type="percentage">
            <text:p>1.79%</text:p>
          </table:table-cell>
        </table:table-row>
        <table:table-row table:style-name="ro1">
          <table:table-cell table:style-name="ce1" table:formula="of:=IF([$latest_newly_sick_table.A75]=&quot;&quot;;&quot;&quot;;[$latest_newly_sick_table.A75])" office:value-type="date" office:date-value="2022-01-27" calcext:value-type="date">
            <text:p>2022-01-27</text:p>
          </table:table-cell>
          <table:table-cell table:formula="of:=IF([.$A76]=&quot;&quot;;&quot;&quot;;[$latest_newly_sick_table.B75]*[.B$1])" office:value-type="float" office:value="13.6141370508541" calcext:value-type="float">
            <text:p>13.6141370508541</text:p>
          </table:table-cell>
          <table:table-cell table:formula="of:=IF([.$A76]=&quot;&quot;;&quot;&quot;;[$latest_newly_sick_table.C75]*[.C$1])" office:value-type="float" office:value="24.6176526536047" calcext:value-type="float">
            <text:p>24.6176526536047</text:p>
          </table:table-cell>
          <table:table-cell table:formula="of:=IF([.$A76]=&quot;&quot;;&quot;&quot;;[$latest_newly_sick_table.D75]*[.D$1])" office:value-type="float" office:value="32.5113197577532" calcext:value-type="float">
            <text:p>32.5113197577532</text:p>
          </table:table-cell>
          <table:table-cell table:formula="of:=IF([.$A76]=&quot;&quot;;&quot;&quot;;[$latest_newly_sick_table.E75]*[.E$1])" office:value-type="float" office:value="4.44834307992204" calcext:value-type="float">
            <text:p>4.44834307992204</text:p>
          </table:table-cell>
          <table:table-cell table:formula="of:=IF([.$A76]=&quot;&quot;;&quot;&quot;;[$latest_newly_sick_table.F75]*[.F$1])" office:value-type="float" office:value="16.095473635091" calcext:value-type="float">
            <text:p>16.095473635091</text:p>
          </table:table-cell>
          <table:table-cell table:formula="of:=IF([.$A76]=&quot;&quot;;&quot;&quot;;[$latest_newly_sick_table.G75]*[.G$1])" office:value-type="float" office:value="45.0827902182006" calcext:value-type="float">
            <text:p>45.0827902182006</text:p>
          </table:table-cell>
          <table:table-cell table:formula="of:=IF([.$A76]=&quot;&quot;;&quot;&quot;;[$latest_newly_sick_table.H75]*[.H$1])" office:value-type="float" office:value="25.7673989292967" calcext:value-type="float">
            <text:p>25.7673989292967</text:p>
          </table:table-cell>
          <table:table-cell table:formula="of:=IF([.$A76]=&quot;&quot;;&quot;&quot;;[$latest_newly_sick_table.I75]*[.I$1])" office:value-type="float" office:value="13.0098231827112" calcext:value-type="float">
            <text:p>13.0098231827112</text:p>
          </table:table-cell>
          <table:table-cell table:formula="of:=IF([.$A76]=&quot;&quot;;&quot;&quot;;[$latest_newly_sick_table.J75]*[.J$1])" office:value-type="float" office:value="13.9490820260316" calcext:value-type="float">
            <text:p>13.9490820260316</text:p>
          </table:table-cell>
          <table:table-cell table:formula="of:=IF([.$A76]=&quot;&quot;;&quot;&quot;;[$latest_newly_sick_table.K75]*[.K$1])" office:value-type="float" office:value="8.61862269641127" calcext:value-type="float">
            <text:p>8.61862269641127</text:p>
          </table:table-cell>
          <table:table-cell table:formula="of:=IF([.$A76]=&quot;&quot;;&quot;&quot;;[$latest_newly_sick_table.L75]*[.L$1])" office:value-type="float" office:value="10.3561802397685" calcext:value-type="float">
            <text:p>10.3561802397685</text:p>
          </table:table-cell>
          <table:table-cell/>
          <table:table-cell table:formula="of:=SUM([.B76:.J76])/[.N$1]" office:value-type="percentage" office:value="0.0183624024600374" calcext:value-type="percentage">
            <text:p>1.84%</text:p>
          </table:table-cell>
          <table:table-cell table:formula="of:=IF([.A82]=&quot;&quot;;&quot;&quot;;AVERAGE([.N69:.N82]))" office:value-type="percentage" office:value="0.0181796354950228" calcext:value-type="percentage">
            <text:p>1.82%</text:p>
          </table:table-cell>
        </table:table-row>
        <table:table-row table:style-name="ro1">
          <table:table-cell table:style-name="ce1" table:formula="of:=IF([$latest_newly_sick_table.A76]=&quot;&quot;;&quot;&quot;;[$latest_newly_sick_table.A76])" office:value-type="date" office:date-value="2022-01-28" calcext:value-type="date">
            <text:p>2022-01-28</text:p>
          </table:table-cell>
          <table:table-cell table:formula="of:=IF([.$A77]=&quot;&quot;;&quot;&quot;;[$latest_newly_sick_table.B76]*[.B$1])" office:value-type="float" office:value="12.7678480715877" calcext:value-type="float">
            <text:p>12.7678480715877</text:p>
          </table:table-cell>
          <table:table-cell table:formula="of:=IF([.$A77]=&quot;&quot;;&quot;&quot;;[$latest_newly_sick_table.C76]*[.C$1])" office:value-type="float" office:value="22.3449860635333" calcext:value-type="float">
            <text:p>22.3449860635333</text:p>
          </table:table-cell>
          <table:table-cell table:formula="of:=IF([.$A77]=&quot;&quot;;&quot;&quot;;[$latest_newly_sick_table.D76]*[.D$1])" office:value-type="float" office:value="29.7888203846705" calcext:value-type="float">
            <text:p>29.7888203846705</text:p>
          </table:table-cell>
          <table:table-cell table:formula="of:=IF([.$A77]=&quot;&quot;;&quot;&quot;;[$latest_newly_sick_table.E76]*[.E$1])" office:value-type="float" office:value="4.9875637469804" calcext:value-type="float">
            <text:p>4.9875637469804</text:p>
          </table:table-cell>
          <table:table-cell table:formula="of:=IF([.$A77]=&quot;&quot;;&quot;&quot;;[$latest_newly_sick_table.F76]*[.F$1])" office:value-type="float" office:value="14.5831098359633" calcext:value-type="float">
            <text:p>14.5831098359633</text:p>
          </table:table-cell>
          <table:table-cell table:formula="of:=IF([.$A77]=&quot;&quot;;&quot;&quot;;[$latest_newly_sick_table.G76]*[.G$1])" office:value-type="float" office:value="45.1965802157447" calcext:value-type="float">
            <text:p>45.1965802157447</text:p>
          </table:table-cell>
          <table:table-cell table:formula="of:=IF([.$A77]=&quot;&quot;;&quot;&quot;;[$latest_newly_sick_table.H76]*[.H$1])" office:value-type="float" office:value="24.5158645129388" calcext:value-type="float">
            <text:p>24.5158645129388</text:p>
          </table:table-cell>
          <table:table-cell table:formula="of:=IF([.$A77]=&quot;&quot;;&quot;&quot;;[$latest_newly_sick_table.I76]*[.I$1])" office:value-type="float" office:value="12.5335524513832" calcext:value-type="float">
            <text:p>12.5335524513832</text:p>
          </table:table-cell>
          <table:table-cell table:formula="of:=IF([.$A77]=&quot;&quot;;&quot;&quot;;[$latest_newly_sick_table.J76]*[.J$1])" office:value-type="float" office:value="14.8208716817525" calcext:value-type="float">
            <text:p>14.8208716817525</text:p>
          </table:table-cell>
          <table:table-cell table:formula="of:=IF([.$A77]=&quot;&quot;;&quot;&quot;;[$latest_newly_sick_table.K76]*[.K$1])" office:value-type="float" office:value="7.09460436858095" calcext:value-type="float">
            <text:p>7.09460436858095</text:p>
          </table:table-cell>
          <table:table-cell table:formula="of:=IF([.$A77]=&quot;&quot;;&quot;&quot;;[$latest_newly_sick_table.L76]*[.L$1])" office:value-type="float" office:value="11.5968070375499" calcext:value-type="float">
            <text:p>11.5968070375499</text:p>
          </table:table-cell>
          <table:table-cell/>
          <table:table-cell table:formula="of:=SUM([.B77:.J77])/[.N$1]" office:value-type="percentage" office:value="0.0176285877805937" calcext:value-type="percentage">
            <text:p>1.76%</text:p>
          </table:table-cell>
          <table:table-cell table:formula="of:=IF([.A83]=&quot;&quot;;&quot;&quot;;AVERAGE([.N70:.N83]))" office:value-type="percentage" office:value="0.0183766479196328" calcext:value-type="percentage">
            <text:p>1.84%</text:p>
          </table:table-cell>
        </table:table-row>
        <table:table-row table:style-name="ro1">
          <table:table-cell table:style-name="ce1" table:formula="of:=IF([$latest_newly_sick_table.A77]=&quot;&quot;;&quot;&quot;;[$latest_newly_sick_table.A77])" office:value-type="date" office:date-value="2022-01-29" calcext:value-type="date">
            <text:p>2022-01-29</text:p>
          </table:table-cell>
          <table:table-cell table:formula="of:=IF([.$A78]=&quot;&quot;;&quot;&quot;;[$latest_newly_sick_table.B77]*[.B$1])" office:value-type="float" office:value="13.8560975609756" calcext:value-type="float">
            <text:p>13.8560975609756</text:p>
          </table:table-cell>
          <table:table-cell table:formula="of:=IF([.$A78]=&quot;&quot;;&quot;&quot;;[$latest_newly_sick_table.C77]*[.C$1])" office:value-type="float" office:value="22.522860020141" calcext:value-type="float">
            <text:p>22.522860020141</text:p>
          </table:table-cell>
          <table:table-cell table:formula="of:=IF([.$A78]=&quot;&quot;;&quot;&quot;;[$latest_newly_sick_table.D77]*[.D$1])" office:value-type="float" office:value="30.1416759386522" calcext:value-type="float">
            <text:p>30.1416759386522</text:p>
          </table:table-cell>
          <table:table-cell table:formula="of:=IF([.$A78]=&quot;&quot;;&quot;&quot;;[$latest_newly_sick_table.E77]*[.E$1])" office:value-type="float" office:value="4.50619637750239" calcext:value-type="float">
            <text:p>4.50619637750239</text:p>
          </table:table-cell>
          <table:table-cell table:formula="of:=IF([.$A78]=&quot;&quot;;&quot;&quot;;[$latest_newly_sick_table.F77]*[.F$1])" office:value-type="float" office:value="14.7405843941692" calcext:value-type="float">
            <text:p>14.7405843941692</text:p>
          </table:table-cell>
          <table:table-cell table:formula="of:=IF([.$A78]=&quot;&quot;;&quot;&quot;;[$latest_newly_sick_table.G77]*[.G$1])" office:value-type="float" office:value="44.2294472545554" calcext:value-type="float">
            <text:p>44.2294472545554</text:p>
          </table:table-cell>
          <table:table-cell table:formula="of:=IF([.$A78]=&quot;&quot;;&quot;&quot;;[$latest_newly_sick_table.H77]*[.H$1])" office:value-type="float" office:value="24.8148341376463" calcext:value-type="float">
            <text:p>24.8148341376463</text:p>
          </table:table-cell>
          <table:table-cell table:formula="of:=IF([.$A78]=&quot;&quot;;&quot;&quot;;[$latest_newly_sick_table.I77]*[.I$1])" office:value-type="float" office:value="13.020167443395" calcext:value-type="float">
            <text:p>13.020167443395</text:p>
          </table:table-cell>
          <table:table-cell table:formula="of:=IF([.$A78]=&quot;&quot;;&quot;&quot;;[$latest_newly_sick_table.J77]*[.J$1])" office:value-type="float" office:value="14.9646359106253" calcext:value-type="float">
            <text:p>14.9646359106253</text:p>
          </table:table-cell>
          <table:table-cell table:formula="of:=IF([.$A78]=&quot;&quot;;&quot;&quot;;[$latest_newly_sick_table.K77]*[.K$1])" office:value-type="float" office:value="7.59287377264905" calcext:value-type="float">
            <text:p>7.59287377264905</text:p>
          </table:table-cell>
          <table:table-cell table:formula="of:=IF([.$A78]=&quot;&quot;;&quot;&quot;;[$latest_newly_sick_table.L77]*[.L$1])" office:value-type="float" office:value="10.7192628345766" calcext:value-type="float">
            <text:p>10.7192628345766</text:p>
          </table:table-cell>
          <table:table-cell/>
          <table:table-cell table:formula="of:=SUM([.B78:.J78])/[.N$1]" office:value-type="percentage" office:value="0.0177506796501906" calcext:value-type="percentage">
            <text:p>1.78%</text:p>
          </table:table-cell>
          <table:table-cell table:formula="of:=IF([.A84]=&quot;&quot;;&quot;&quot;;AVERAGE([.N71:.N84]))" office:value-type="percentage" office:value="0.0184523534458922" calcext:value-type="percentage">
            <text:p>1.85%</text:p>
          </table:table-cell>
        </table:table-row>
        <table:table-row table:style-name="ro1">
          <table:table-cell table:style-name="ce1" table:formula="of:=IF([$latest_newly_sick_table.A78]=&quot;&quot;;&quot;&quot;;[$latest_newly_sick_table.A78])" office:value-type="date" office:date-value="2022-01-30" calcext:value-type="date">
            <text:p>2022-01-30</text:p>
          </table:table-cell>
          <table:table-cell table:formula="of:=IF([.$A79]=&quot;&quot;;&quot;&quot;;[$latest_newly_sick_table.B78]*[.B$1])" office:value-type="float" office:value="12.2165437302424" calcext:value-type="float">
            <text:p>12.2165437302424</text:p>
          </table:table-cell>
          <table:table-cell table:formula="of:=IF([.$A79]=&quot;&quot;;&quot;&quot;;[$latest_newly_sick_table.C78]*[.C$1])" office:value-type="float" office:value="20.1195301350313" calcext:value-type="float">
            <text:p>20.1195301350313</text:p>
          </table:table-cell>
          <table:table-cell table:formula="of:=IF([.$A79]=&quot;&quot;;&quot;&quot;;[$latest_newly_sick_table.D78]*[.D$1])" office:value-type="float" office:value="29.9386904761905" calcext:value-type="float">
            <text:p>29.9386904761905</text:p>
          </table:table-cell>
          <table:table-cell table:formula="of:=IF([.$A79]=&quot;&quot;;&quot;&quot;;[$latest_newly_sick_table.E78]*[.E$1])" office:value-type="float" office:value="4.71537887271369" calcext:value-type="float">
            <text:p>4.71537887271369</text:p>
          </table:table-cell>
          <table:table-cell table:formula="of:=IF([.$A79]=&quot;&quot;;&quot;&quot;;[$latest_newly_sick_table.F78]*[.F$1])" office:value-type="float" office:value="13.9207712929169" calcext:value-type="float">
            <text:p>13.9207712929169</text:p>
          </table:table-cell>
          <table:table-cell table:formula="of:=IF([.$A79]=&quot;&quot;;&quot;&quot;;[$latest_newly_sick_table.G78]*[.G$1])" office:value-type="float" office:value="43.8325665540459" calcext:value-type="float">
            <text:p>43.8325665540459</text:p>
          </table:table-cell>
          <table:table-cell table:formula="of:=IF([.$A79]=&quot;&quot;;&quot;&quot;;[$latest_newly_sick_table.H78]*[.H$1])" office:value-type="float" office:value="20.3691787708302" calcext:value-type="float">
            <text:p>20.3691787708302</text:p>
          </table:table-cell>
          <table:table-cell table:formula="of:=IF([.$A79]=&quot;&quot;;&quot;&quot;;[$latest_newly_sick_table.I78]*[.I$1])" office:value-type="float" office:value="12.7135902636917" calcext:value-type="float">
            <text:p>12.7135902636917</text:p>
          </table:table-cell>
          <table:table-cell table:formula="of:=IF([.$A79]=&quot;&quot;;&quot;&quot;;[$latest_newly_sick_table.J78]*[.J$1])" office:value-type="float" office:value="14.6186400380409" calcext:value-type="float">
            <text:p>14.6186400380409</text:p>
          </table:table-cell>
          <table:table-cell table:formula="of:=IF([.$A79]=&quot;&quot;;&quot;&quot;;[$latest_newly_sick_table.K78]*[.K$1])" office:value-type="float" office:value="7.47514005602239" calcext:value-type="float">
            <text:p>7.47514005602239</text:p>
          </table:table-cell>
          <table:table-cell table:formula="of:=IF([.$A79]=&quot;&quot;;&quot;&quot;;[$latest_newly_sick_table.L78]*[.L$1])" office:value-type="float" office:value="10.7048826777088" calcext:value-type="float">
            <text:p>10.7048826777088</text:p>
          </table:table-cell>
          <table:table-cell/>
          <table:table-cell table:formula="of:=SUM([.B79:.J79])/[.N$1]" office:value-type="percentage" office:value="0.0167454738914064" calcext:value-type="percentage">
            <text:p>1.67%</text:p>
          </table:table-cell>
          <table:table-cell table:formula="of:=IF([.A85]=&quot;&quot;;&quot;&quot;;AVERAGE([.N72:.N85]))" office:value-type="percentage" office:value="0.0184212264391892" calcext:value-type="percentage">
            <text:p>1.84%</text:p>
          </table:table-cell>
        </table:table-row>
        <table:table-row table:style-name="ro1">
          <table:table-cell table:style-name="ce1" table:formula="of:=IF([$latest_newly_sick_table.A79]=&quot;&quot;;&quot;&quot;;[$latest_newly_sick_table.A79])" office:value-type="date" office:date-value="2022-01-31" calcext:value-type="date">
            <text:p>2022-01-31</text:p>
          </table:table-cell>
          <table:table-cell table:formula="of:=IF([.$A80]=&quot;&quot;;&quot;&quot;;[$latest_newly_sick_table.B79]*[.B$1])" office:value-type="float" office:value="12.5024370755094" calcext:value-type="float">
            <text:p>12.5024370755094</text:p>
          </table:table-cell>
          <table:table-cell table:formula="of:=IF([.$A80]=&quot;&quot;;&quot;&quot;;[$latest_newly_sick_table.C79]*[.C$1])" office:value-type="float" office:value="23.0321170740194" calcext:value-type="float">
            <text:p>23.0321170740194</text:p>
          </table:table-cell>
          <table:table-cell table:formula="of:=IF([.$A80]=&quot;&quot;;&quot;&quot;;[$latest_newly_sick_table.D79]*[.D$1])" office:value-type="float" office:value="32.6783130256067" calcext:value-type="float">
            <text:p>32.6783130256067</text:p>
          </table:table-cell>
          <table:table-cell table:formula="of:=IF([.$A80]=&quot;&quot;;&quot;&quot;;[$latest_newly_sick_table.E79]*[.E$1])" office:value-type="float" office:value="4.81965105601469" calcext:value-type="float">
            <text:p>4.81965105601469</text:p>
          </table:table-cell>
          <table:table-cell table:formula="of:=IF([.$A80]=&quot;&quot;;&quot;&quot;;[$latest_newly_sick_table.F79]*[.F$1])" office:value-type="float" office:value="15.4440789473684" calcext:value-type="float">
            <text:p>15.4440789473684</text:p>
          </table:table-cell>
          <table:table-cell table:formula="of:=IF([.$A80]=&quot;&quot;;&quot;&quot;;[$latest_newly_sick_table.G79]*[.G$1])" office:value-type="float" office:value="46.5022055450343" calcext:value-type="float">
            <text:p>46.5022055450343</text:p>
          </table:table-cell>
          <table:table-cell table:formula="of:=IF([.$A80]=&quot;&quot;;&quot;&quot;;[$latest_newly_sick_table.H79]*[.H$1])" office:value-type="float" office:value="25.5995327395232" calcext:value-type="float">
            <text:p>25.5995327395232</text:p>
          </table:table-cell>
          <table:table-cell table:formula="of:=IF([.$A80]=&quot;&quot;;&quot;&quot;;[$latest_newly_sick_table.I79]*[.I$1])" office:value-type="float" office:value="14.4236311239193" calcext:value-type="float">
            <text:p>14.4236311239193</text:p>
          </table:table-cell>
          <table:table-cell table:formula="of:=IF([.$A80]=&quot;&quot;;&quot;&quot;;[$latest_newly_sick_table.J79]*[.J$1])" office:value-type="float" office:value="15.2653804432047" calcext:value-type="float">
            <text:p>15.2653804432047</text:p>
          </table:table-cell>
          <table:table-cell table:formula="of:=IF([.$A80]=&quot;&quot;;&quot;&quot;;[$latest_newly_sick_table.K79]*[.K$1])" office:value-type="float" office:value="7.69182513232698" calcext:value-type="float">
            <text:p>7.69182513232698</text:p>
          </table:table-cell>
          <table:table-cell table:formula="of:=IF([.$A80]=&quot;&quot;;&quot;&quot;;[$latest_newly_sick_table.L79]*[.L$1])" office:value-type="float" office:value="12.0204029800203" calcext:value-type="float">
            <text:p>12.0204029800203</text:p>
          </table:table-cell>
          <table:table-cell/>
          <table:table-cell table:formula="of:=SUM([.B80:.J80])/[.N$1]" office:value-type="percentage" office:value="0.0184761455651777" calcext:value-type="percentage">
            <text:p>1.85%</text:p>
          </table:table-cell>
          <table:table-cell table:formula="of:=IF([.A86]=&quot;&quot;;&quot;&quot;;AVERAGE([.N73:.N86]))" office:value-type="percentage" office:value="0.018372322760835" calcext:value-type="percentage">
            <text:p>1.84%</text:p>
          </table:table-cell>
        </table:table-row>
        <table:table-row table:style-name="ro1">
          <table:table-cell table:style-name="ce1" table:formula="of:=IF([$latest_newly_sick_table.A80]=&quot;&quot;;&quot;&quot;;[$latest_newly_sick_table.A80])" office:value-type="date" office:date-value="2022-02-01" calcext:value-type="date">
            <text:p>2022-02-01</text:p>
          </table:table-cell>
          <table:table-cell table:formula="of:=IF([.$A81]=&quot;&quot;;&quot;&quot;;[$latest_newly_sick_table.B80]*[.B$1])" office:value-type="float" office:value="16.1449406104345" calcext:value-type="float">
            <text:p>16.1449406104345</text:p>
          </table:table-cell>
          <table:table-cell table:formula="of:=IF([.$A81]=&quot;&quot;;&quot;&quot;;[$latest_newly_sick_table.C80]*[.C$1])" office:value-type="float" office:value="26.8725809737218" calcext:value-type="float">
            <text:p>26.8725809737218</text:p>
          </table:table-cell>
          <table:table-cell table:formula="of:=IF([.$A81]=&quot;&quot;;&quot;&quot;;[$latest_newly_sick_table.D80]*[.D$1])" office:value-type="float" office:value="37.6712323474297" calcext:value-type="float">
            <text:p>37.6712323474297</text:p>
          </table:table-cell>
          <table:table-cell table:formula="of:=IF([.$A81]=&quot;&quot;;&quot;&quot;;[$latest_newly_sick_table.E80]*[.E$1])" office:value-type="float" office:value="5.99089738085016" calcext:value-type="float">
            <text:p>5.99089738085016</text:p>
          </table:table-cell>
          <table:table-cell table:formula="of:=IF([.$A81]=&quot;&quot;;&quot;&quot;;[$latest_newly_sick_table.F80]*[.F$1])" office:value-type="float" office:value="17.443674949471" calcext:value-type="float">
            <text:p>17.443674949471</text:p>
          </table:table-cell>
          <table:table-cell table:formula="of:=IF([.$A81]=&quot;&quot;;&quot;&quot;;[$latest_newly_sick_table.G80]*[.G$1])" office:value-type="float" office:value="53.1493646396694" calcext:value-type="float">
            <text:p>53.1493646396694</text:p>
          </table:table-cell>
          <table:table-cell table:formula="of:=IF([.$A81]=&quot;&quot;;&quot;&quot;;[$latest_newly_sick_table.H80]*[.H$1])" office:value-type="float" office:value="31.0353428712383" calcext:value-type="float">
            <text:p>31.0353428712383</text:p>
          </table:table-cell>
          <table:table-cell table:formula="of:=IF([.$A81]=&quot;&quot;;&quot;&quot;;[$latest_newly_sick_table.I80]*[.I$1])" office:value-type="float" office:value="15.6063603448919" calcext:value-type="float">
            <text:p>15.6063603448919</text:p>
          </table:table-cell>
          <table:table-cell table:formula="of:=IF([.$A81]=&quot;&quot;;&quot;&quot;;[$latest_newly_sick_table.J80]*[.J$1])" office:value-type="float" office:value="16.2515031155486" calcext:value-type="float">
            <text:p>16.2515031155486</text:p>
          </table:table-cell>
          <table:table-cell table:formula="of:=IF([.$A81]=&quot;&quot;;&quot;&quot;;[$latest_newly_sick_table.K80]*[.K$1])" office:value-type="float" office:value="9.49443032123873" calcext:value-type="float">
            <text:p>9.49443032123873</text:p>
          </table:table-cell>
          <table:table-cell table:formula="of:=IF([.$A81]=&quot;&quot;;&quot;&quot;;[$latest_newly_sick_table.L80]*[.L$1])" office:value-type="float" office:value="15.2941223004509" calcext:value-type="float">
            <text:p>15.2941223004509</text:p>
          </table:table-cell>
          <table:table-cell/>
          <table:table-cell table:formula="of:=SUM([.B81:.J81])/[.N$1]" office:value-type="percentage" office:value="0.0213794811840411" calcext:value-type="percentage">
            <text:p>2.14%</text:p>
          </table:table-cell>
          <table:table-cell table:formula="of:=IF([.A87]=&quot;&quot;;&quot;&quot;;AVERAGE([.N74:.N87]))" office:value-type="percentage" office:value="0.0181856463172741" calcext:value-type="percentage">
            <text:p>1.82%</text:p>
          </table:table-cell>
        </table:table-row>
        <table:table-row table:style-name="ro1">
          <table:table-cell table:style-name="ce1" table:formula="of:=IF([$latest_newly_sick_table.A81]=&quot;&quot;;&quot;&quot;;[$latest_newly_sick_table.A81])" office:value-type="date" office:date-value="2022-02-02" calcext:value-type="date">
            <text:p>2022-02-02</text:p>
          </table:table-cell>
          <table:table-cell table:formula="of:=IF([.$A82]=&quot;&quot;;&quot;&quot;;[$latest_newly_sick_table.B81]*[.B$1])" office:value-type="float" office:value="14.958755454373" calcext:value-type="float">
            <text:p>14.958755454373</text:p>
          </table:table-cell>
          <table:table-cell table:formula="of:=IF([.$A82]=&quot;&quot;;&quot;&quot;;[$latest_newly_sick_table.C81]*[.C$1])" office:value-type="float" office:value="26.7849570612647" calcext:value-type="float">
            <text:p>26.7849570612647</text:p>
          </table:table-cell>
          <table:table-cell table:formula="of:=IF([.$A82]=&quot;&quot;;&quot;&quot;;[$latest_newly_sick_table.D81]*[.D$1])" office:value-type="float" office:value="36.9584136601488" calcext:value-type="float">
            <text:p>36.9584136601488</text:p>
          </table:table-cell>
          <table:table-cell table:formula="of:=IF([.$A82]=&quot;&quot;;&quot;&quot;;[$latest_newly_sick_table.E81]*[.E$1])" office:value-type="float" office:value="5.70270500895982" calcext:value-type="float">
            <text:p>5.70270500895982</text:p>
          </table:table-cell>
          <table:table-cell table:formula="of:=IF([.$A82]=&quot;&quot;;&quot;&quot;;[$latest_newly_sick_table.F81]*[.F$1])" office:value-type="float" office:value="16.4463704328952" calcext:value-type="float">
            <text:p>16.4463704328952</text:p>
          </table:table-cell>
          <table:table-cell table:formula="of:=IF([.$A82]=&quot;&quot;;&quot;&quot;;[$latest_newly_sick_table.G81]*[.G$1])" office:value-type="float" office:value="52.0310848478091" calcext:value-type="float">
            <text:p>52.0310848478091</text:p>
          </table:table-cell>
          <table:table-cell table:formula="of:=IF([.$A82]=&quot;&quot;;&quot;&quot;;[$latest_newly_sick_table.H81]*[.H$1])" office:value-type="float" office:value="25.9149097285879" calcext:value-type="float">
            <text:p>25.9149097285879</text:p>
          </table:table-cell>
          <table:table-cell table:formula="of:=IF([.$A82]=&quot;&quot;;&quot;&quot;;[$latest_newly_sick_table.I81]*[.I$1])" office:value-type="float" office:value="15.8678996036988" calcext:value-type="float">
            <text:p>15.8678996036988</text:p>
          </table:table-cell>
          <table:table-cell table:formula="of:=IF([.$A82]=&quot;&quot;;&quot;&quot;;[$latest_newly_sick_table.J81]*[.J$1])" office:value-type="float" office:value="17.4060739922695" calcext:value-type="float">
            <text:p>17.4060739922695</text:p>
          </table:table-cell>
          <table:table-cell table:formula="of:=IF([.$A82]=&quot;&quot;;&quot;&quot;;[$latest_newly_sick_table.K81]*[.K$1])" office:value-type="float" office:value="9.14557167354127" calcext:value-type="float">
            <text:p>9.14557167354127</text:p>
          </table:table-cell>
          <table:table-cell table:formula="of:=IF([.$A82]=&quot;&quot;;&quot;&quot;;[$latest_newly_sick_table.L81]*[.L$1])" office:value-type="float" office:value="14.3689018309466" calcext:value-type="float">
            <text:p>14.3689018309466</text:p>
          </table:table-cell>
          <table:table-cell/>
          <table:table-cell table:formula="of:=SUM([.B82:.J82])/[.N$1]" office:value-type="percentage" office:value="0.020593432684988" calcext:value-type="percentage">
            <text:p>2.06%</text:p>
          </table:table-cell>
          <table:table-cell table:formula="of:=IF([.A88]=&quot;&quot;;&quot;&quot;;AVERAGE([.N75:.N88]))" office:value-type="percentage" office:value="0.0181031257230097" calcext:value-type="percentage">
            <text:p>1.81%</text:p>
          </table:table-cell>
        </table:table-row>
        <table:table-row table:style-name="ro1">
          <table:table-cell table:style-name="ce1" table:formula="of:=IF([$latest_newly_sick_table.A82]=&quot;&quot;;&quot;&quot;;[$latest_newly_sick_table.A82])" office:value-type="date" office:date-value="2022-02-03" calcext:value-type="date">
            <text:p>2022-02-03</text:p>
          </table:table-cell>
          <table:table-cell table:formula="of:=IF([.$A83]=&quot;&quot;;&quot;&quot;;[$latest_newly_sick_table.B82]*[.B$1])" office:value-type="float" office:value="12.8262850963581" calcext:value-type="float">
            <text:p>12.8262850963581</text:p>
          </table:table-cell>
          <table:table-cell table:formula="of:=IF([.$A83]=&quot;&quot;;&quot;&quot;;[$latest_newly_sick_table.C82]*[.C$1])" office:value-type="float" office:value="23.6512547878687" calcext:value-type="float">
            <text:p>23.6512547878687</text:p>
          </table:table-cell>
          <table:table-cell table:formula="of:=IF([.$A83]=&quot;&quot;;&quot;&quot;;[$latest_newly_sick_table.D82]*[.D$1])" office:value-type="float" office:value="32.3299143918591" calcext:value-type="float">
            <text:p>32.3299143918591</text:p>
          </table:table-cell>
          <table:table-cell table:formula="of:=IF([.$A83]=&quot;&quot;;&quot;&quot;;[$latest_newly_sick_table.E82]*[.E$1])" office:value-type="float" office:value="5.19209894118694" calcext:value-type="float">
            <text:p>5.19209894118694</text:p>
          </table:table-cell>
          <table:table-cell table:formula="of:=IF([.$A83]=&quot;&quot;;&quot;&quot;;[$latest_newly_sick_table.F82]*[.F$1])" office:value-type="float" office:value="16.4885581742894" calcext:value-type="float">
            <text:p>16.4885581742894</text:p>
          </table:table-cell>
          <table:table-cell table:formula="of:=IF([.$A83]=&quot;&quot;;&quot;&quot;;[$latest_newly_sick_table.G82]*[.G$1])" office:value-type="float" office:value="46.2932757346671" calcext:value-type="float">
            <text:p>46.2932757346671</text:p>
          </table:table-cell>
          <table:table-cell table:formula="of:=IF([.$A83]=&quot;&quot;;&quot;&quot;;[$latest_newly_sick_table.H82]*[.H$1])" office:value-type="float" office:value="24.2086610172936" calcext:value-type="float">
            <text:p>24.2086610172936</text:p>
          </table:table-cell>
          <table:table-cell table:formula="of:=IF([.$A83]=&quot;&quot;;&quot;&quot;;[$latest_newly_sick_table.I82]*[.I$1])" office:value-type="float" office:value="13.2670841274163" calcext:value-type="float">
            <text:p>13.2670841274163</text:p>
          </table:table-cell>
          <table:table-cell table:formula="of:=IF([.$A83]=&quot;&quot;;&quot;&quot;;[$latest_newly_sick_table.J82]*[.J$1])" office:value-type="float" office:value="14.7925339366516" calcext:value-type="float">
            <text:p>14.7925339366516</text:p>
          </table:table-cell>
          <table:table-cell table:formula="of:=IF([.$A83]=&quot;&quot;;&quot;&quot;;[$latest_newly_sick_table.K82]*[.K$1])" office:value-type="float" office:value="8.34997857856904" calcext:value-type="float">
            <text:p>8.34997857856904</text:p>
          </table:table-cell>
          <table:table-cell table:formula="of:=IF([.$A83]=&quot;&quot;;&quot;&quot;;[$latest_newly_sick_table.L82]*[.L$1])" office:value-type="float" office:value="12.6883849243377" calcext:value-type="float">
            <text:p>12.6883849243377</text:p>
          </table:table-cell>
          <table:table-cell/>
          <table:table-cell table:formula="of:=SUM([.B83:.J83])/[.N$1]" office:value-type="percentage" office:value="0.0183579011660119" calcext:value-type="percentage">
            <text:p>1.84%</text:p>
          </table:table-cell>
          <table:table-cell table:formula="of:=IF([.A89]=&quot;&quot;;&quot;&quot;;AVERAGE([.N76:.N89]))" office:value-type="percentage" office:value="0.0179608285076165" calcext:value-type="percentage">
            <text:p>1.80%</text:p>
          </table:table-cell>
        </table:table-row>
        <table:table-row table:style-name="ro1">
          <table:table-cell table:style-name="ce1" table:formula="of:=IF([$latest_newly_sick_table.A83]=&quot;&quot;;&quot;&quot;;[$latest_newly_sick_table.A83])" office:value-type="date" office:date-value="2022-02-04" calcext:value-type="date">
            <text:p>2022-02-04</text:p>
          </table:table-cell>
          <table:table-cell table:formula="of:=IF([.$A84]=&quot;&quot;;&quot;&quot;;[$latest_newly_sick_table.B83]*[.B$1])" office:value-type="float" office:value="14.308383233533" calcext:value-type="float">
            <text:p>14.308383233533</text:p>
          </table:table-cell>
          <table:table-cell table:formula="of:=IF([.$A84]=&quot;&quot;;&quot;&quot;;[$latest_newly_sick_table.C83]*[.C$1])" office:value-type="float" office:value="21.7494097668061" calcext:value-type="float">
            <text:p>21.7494097668061</text:p>
          </table:table-cell>
          <table:table-cell table:formula="of:=IF([.$A84]=&quot;&quot;;&quot;&quot;;[$latest_newly_sick_table.D83]*[.D$1])" office:value-type="float" office:value="30.1629611968767" calcext:value-type="float">
            <text:p>30.1629611968767</text:p>
          </table:table-cell>
          <table:table-cell table:formula="of:=IF([.$A84]=&quot;&quot;;&quot;&quot;;[$latest_newly_sick_table.E83]*[.E$1])" office:value-type="float" office:value="5.16554320231111" calcext:value-type="float">
            <text:p>5.16554320231111</text:p>
          </table:table-cell>
          <table:table-cell table:formula="of:=IF([.$A84]=&quot;&quot;;&quot;&quot;;[$latest_newly_sick_table.F83]*[.F$1])" office:value-type="float" office:value="14.6972400592739" calcext:value-type="float">
            <text:p>14.6972400592739</text:p>
          </table:table-cell>
          <table:table-cell table:formula="of:=IF([.$A84]=&quot;&quot;;&quot;&quot;;[$latest_newly_sick_table.G83]*[.G$1])" office:value-type="float" office:value="42.0916860829823" calcext:value-type="float">
            <text:p>42.0916860829823</text:p>
          </table:table-cell>
          <table:table-cell table:formula="of:=IF([.$A84]=&quot;&quot;;&quot;&quot;;[$latest_newly_sick_table.H83]*[.H$1])" office:value-type="float" office:value="23.8170447232947" calcext:value-type="float">
            <text:p>23.8170447232947</text:p>
          </table:table-cell>
          <table:table-cell table:formula="of:=IF([.$A84]=&quot;&quot;;&quot;&quot;;[$latest_newly_sick_table.I83]*[.I$1])" office:value-type="float" office:value="12.6283471299211" calcext:value-type="float">
            <text:p>12.6283471299211</text:p>
          </table:table-cell>
          <table:table-cell table:formula="of:=IF([.$A84]=&quot;&quot;;&quot;&quot;;[$latest_newly_sick_table.J83]*[.J$1])" office:value-type="float" office:value="13.2714059793659" calcext:value-type="float">
            <text:p>13.2714059793659</text:p>
          </table:table-cell>
          <table:table-cell table:formula="of:=IF([.$A84]=&quot;&quot;;&quot;&quot;;[$latest_newly_sick_table.K83]*[.K$1])" office:value-type="float" office:value="6.84232994972016" calcext:value-type="float">
            <text:p>6.84232994972016</text:p>
          </table:table-cell>
          <table:table-cell table:formula="of:=IF([.$A84]=&quot;&quot;;&quot;&quot;;[$latest_newly_sick_table.L83]*[.L$1])" office:value-type="float" office:value="12.1695161877046" calcext:value-type="float">
            <text:p>12.1695161877046</text:p>
          </table:table-cell>
          <table:table-cell/>
          <table:table-cell table:formula="of:=SUM([.B84:.J84])/[.N$1]" office:value-type="percentage" office:value="0.0172744242934905" calcext:value-type="percentage">
            <text:p>1.73%</text:p>
          </table:table-cell>
          <table:table-cell table:formula="of:=IF([.A90]=&quot;&quot;;&quot;&quot;;AVERAGE([.N77:.N90]))" office:value-type="percentage" office:value="0.0178217124236817" calcext:value-type="percentage">
            <text:p>1.78%</text:p>
          </table:table-cell>
        </table:table-row>
        <table:table-row table:style-name="ro1">
          <table:table-cell table:style-name="ce1" table:formula="of:=IF([$latest_newly_sick_table.A84]=&quot;&quot;;&quot;&quot;;[$latest_newly_sick_table.A84])" office:value-type="date" office:date-value="2022-02-05" calcext:value-type="date">
            <text:p>2022-02-05</text:p>
          </table:table-cell>
          <table:table-cell table:formula="of:=IF([.$A85]=&quot;&quot;;&quot;&quot;;[$latest_newly_sick_table.B84]*[.B$1])" office:value-type="float" office:value="12.2611012433393" calcext:value-type="float">
            <text:p>12.2611012433393</text:p>
          </table:table-cell>
          <table:table-cell table:formula="of:=IF([.$A85]=&quot;&quot;;&quot;&quot;;[$latest_newly_sick_table.C84]*[.C$1])" office:value-type="float" office:value="19.5933386517751" calcext:value-type="float">
            <text:p>19.5933386517751</text:p>
          </table:table-cell>
          <table:table-cell table:formula="of:=IF([.$A85]=&quot;&quot;;&quot;&quot;;[$latest_newly_sick_table.D84]*[.D$1])" office:value-type="float" office:value="27.3375932297566" calcext:value-type="float">
            <text:p>27.3375932297566</text:p>
          </table:table-cell>
          <table:table-cell table:formula="of:=IF([.$A85]=&quot;&quot;;&quot;&quot;;[$latest_newly_sick_table.E84]*[.E$1])" office:value-type="float" office:value="5.44480132146462" calcext:value-type="float">
            <text:p>5.44480132146462</text:p>
          </table:table-cell>
          <table:table-cell table:formula="of:=IF([.$A85]=&quot;&quot;;&quot;&quot;;[$latest_newly_sick_table.F84]*[.F$1])" office:value-type="float" office:value="14.6628811098564" calcext:value-type="float">
            <text:p>14.6628811098564</text:p>
          </table:table-cell>
          <table:table-cell table:formula="of:=IF([.$A85]=&quot;&quot;;&quot;&quot;;[$latest_newly_sick_table.G84]*[.G$1])" office:value-type="float" office:value="41.3741570615524" calcext:value-type="float">
            <text:p>41.3741570615524</text:p>
          </table:table-cell>
          <table:table-cell table:formula="of:=IF([.$A85]=&quot;&quot;;&quot;&quot;;[$latest_newly_sick_table.H84]*[.H$1])" office:value-type="float" office:value="21.8312867741111" calcext:value-type="float">
            <text:p>21.8312867741111</text:p>
          </table:table-cell>
          <table:table-cell table:formula="of:=IF([.$A85]=&quot;&quot;;&quot;&quot;;[$latest_newly_sick_table.I84]*[.I$1])" office:value-type="float" office:value="11.9345938489004" calcext:value-type="float">
            <text:p>11.9345938489004</text:p>
          </table:table-cell>
          <table:table-cell table:formula="of:=IF([.$A85]=&quot;&quot;;&quot;&quot;;[$latest_newly_sick_table.J84]*[.J$1])" office:value-type="float" office:value="14.2700358733788" calcext:value-type="float">
            <text:p>14.2700358733788</text:p>
          </table:table-cell>
          <table:table-cell table:formula="of:=IF([.$A85]=&quot;&quot;;&quot;&quot;;[$latest_newly_sick_table.K84]*[.K$1])" office:value-type="float" office:value="7.7478446140125" calcext:value-type="float">
            <text:p>7.7478446140125</text:p>
          </table:table-cell>
          <table:table-cell table:formula="of:=IF([.$A85]=&quot;&quot;;&quot;&quot;;[$latest_newly_sick_table.L84]*[.L$1])" office:value-type="float" office:value="11.5251920709708" calcext:value-type="float">
            <text:p>11.5251920709708</text:p>
          </table:table-cell>
          <table:table-cell/>
          <table:table-cell table:formula="of:=SUM([.B85:.J85])/[.N$1]" office:value-type="percentage" office:value="0.0163827722969639" calcext:value-type="percentage">
            <text:p>1.64%</text:p>
          </table:table-cell>
          <table:table-cell table:formula="of:=IF([.A91]=&quot;&quot;;&quot;&quot;;AVERAGE([.N78:.N91]))" office:value-type="percentage" office:value="0.0176765478069522" calcext:value-type="percentage">
            <text:p>1.77%</text:p>
          </table:table-cell>
        </table:table-row>
        <table:table-row table:style-name="ro1">
          <table:table-cell table:style-name="ce1" table:formula="of:=IF([$latest_newly_sick_table.A85]=&quot;&quot;;&quot;&quot;;[$latest_newly_sick_table.A85])" office:value-type="date" office:date-value="2022-02-06" calcext:value-type="date">
            <text:p>2022-02-06</text:p>
          </table:table-cell>
          <table:table-cell table:formula="of:=IF([.$A86]=&quot;&quot;;&quot;&quot;;[$latest_newly_sick_table.B85]*[.B$1])" office:value-type="float" office:value="11.8329725687748" calcext:value-type="float">
            <text:p>11.8329725687748</text:p>
          </table:table-cell>
          <table:table-cell table:formula="of:=IF([.$A86]=&quot;&quot;;&quot;&quot;;[$latest_newly_sick_table.C85]*[.C$1])" office:value-type="float" office:value="21.6751548959907" calcext:value-type="float">
            <text:p>21.6751548959907</text:p>
          </table:table-cell>
          <table:table-cell table:formula="of:=IF([.$A86]=&quot;&quot;;&quot;&quot;;[$latest_newly_sick_table.D85]*[.D$1])" office:value-type="float" office:value="29.2063177044572" calcext:value-type="float">
            <text:p>29.2063177044572</text:p>
          </table:table-cell>
          <table:table-cell table:formula="of:=IF([.$A86]=&quot;&quot;;&quot;&quot;;[$latest_newly_sick_table.E85]*[.E$1])" office:value-type="float" office:value="4.85040781572108" calcext:value-type="float">
            <text:p>4.85040781572108</text:p>
          </table:table-cell>
          <table:table-cell table:formula="of:=IF([.$A86]=&quot;&quot;;&quot;&quot;;[$latest_newly_sick_table.F85]*[.F$1])" office:value-type="float" office:value="13.0998386637563" calcext:value-type="float">
            <text:p>13.0998386637563</text:p>
          </table:table-cell>
          <table:table-cell table:formula="of:=IF([.$A86]=&quot;&quot;;&quot;&quot;;[$latest_newly_sick_table.G85]*[.G$1])" office:value-type="float" office:value="43.7660885070515" calcext:value-type="float">
            <text:p>43.7660885070515</text:p>
          </table:table-cell>
          <table:table-cell table:formula="of:=IF([.$A86]=&quot;&quot;;&quot;&quot;;[$latest_newly_sick_table.H85]*[.H$1])" office:value-type="float" office:value="23.8359331533722" calcext:value-type="float">
            <text:p>23.8359331533722</text:p>
          </table:table-cell>
          <table:table-cell table:formula="of:=IF([.$A86]=&quot;&quot;;&quot;&quot;;[$latest_newly_sick_table.I85]*[.I$1])" office:value-type="float" office:value="12.8368654897181" calcext:value-type="float">
            <text:p>12.8368654897181</text:p>
          </table:table-cell>
          <table:table-cell table:formula="of:=IF([.$A86]=&quot;&quot;;&quot;&quot;;[$latest_newly_sick_table.J85]*[.J$1])" office:value-type="float" office:value="13.1075331093864" calcext:value-type="float">
            <text:p>13.1075331093864</text:p>
          </table:table-cell>
          <table:table-cell table:formula="of:=IF([.$A86]=&quot;&quot;;&quot;&quot;;[$latest_newly_sick_table.K85]*[.K$1])" office:value-type="float" office:value="7.87761150519871" calcext:value-type="float">
            <text:p>7.87761150519871</text:p>
          </table:table-cell>
          <table:table-cell table:formula="of:=IF([.$A86]=&quot;&quot;;&quot;&quot;;[$latest_newly_sick_table.L85]*[.L$1])" office:value-type="float" office:value="11.5515476889523" calcext:value-type="float">
            <text:p>11.5515476889523</text:p>
          </table:table-cell>
          <table:table-cell/>
          <table:table-cell table:formula="of:=SUM([.B86:.J86])/[.N$1]" office:value-type="percentage" office:value="0.0169169850367283" calcext:value-type="percentage">
            <text:p>1.69%</text:p>
          </table:table-cell>
          <table:table-cell table:formula="of:=IF([.A92]=&quot;&quot;;&quot;&quot;;AVERAGE([.N79:.N92]))" office:value-type="percentage" office:value="0.0176100426744092" calcext:value-type="percentage">
            <text:p>1.76%</text:p>
          </table:table-cell>
        </table:table-row>
        <table:table-row table:style-name="ro1">
          <table:table-cell table:style-name="ce1" table:formula="of:=IF([$latest_newly_sick_table.A86]=&quot;&quot;;&quot;&quot;;[$latest_newly_sick_table.A86])" office:value-type="date" office:date-value="2022-02-07" calcext:value-type="date">
            <text:p>2022-02-07</text:p>
          </table:table-cell>
          <table:table-cell table:formula="of:=IF([.$A87]=&quot;&quot;;&quot;&quot;;[$latest_newly_sick_table.B86]*[.B$1])" office:value-type="float" office:value="11.771528024999" calcext:value-type="float">
            <text:p>11.771528024999</text:p>
          </table:table-cell>
          <table:table-cell table:formula="of:=IF([.$A87]=&quot;&quot;;&quot;&quot;;[$latest_newly_sick_table.C86]*[.C$1])" office:value-type="float" office:value="20.4694572785147" calcext:value-type="float">
            <text:p>20.4694572785147</text:p>
          </table:table-cell>
          <table:table-cell table:formula="of:=IF([.$A87]=&quot;&quot;;&quot;&quot;;[$latest_newly_sick_table.D86]*[.D$1])" office:value-type="float" office:value="31.8876532648987" calcext:value-type="float">
            <text:p>31.8876532648987</text:p>
          </table:table-cell>
          <table:table-cell table:formula="of:=IF([.$A87]=&quot;&quot;;&quot;&quot;;[$latest_newly_sick_table.E86]*[.E$1])" office:value-type="float" office:value="4.83956358433198" calcext:value-type="float">
            <text:p>4.83956358433198</text:p>
          </table:table-cell>
          <table:table-cell table:formula="of:=IF([.$A87]=&quot;&quot;;&quot;&quot;;[$latest_newly_sick_table.F86]*[.F$1])" office:value-type="float" office:value="12.9092329323543" calcext:value-type="float">
            <text:p>12.9092329323543</text:p>
          </table:table-cell>
          <table:table-cell table:formula="of:=IF([.$A87]=&quot;&quot;;&quot;&quot;;[$latest_newly_sick_table.G86]*[.G$1])" office:value-type="float" office:value="40.2952025696818" calcext:value-type="float">
            <text:p>40.2952025696818</text:p>
          </table:table-cell>
          <table:table-cell table:formula="of:=IF([.$A87]=&quot;&quot;;&quot;&quot;;[$latest_newly_sick_table.H86]*[.H$1])" office:value-type="float" office:value="24.0166438901013" calcext:value-type="float">
            <text:p>24.0166438901013</text:p>
          </table:table-cell>
          <table:table-cell table:formula="of:=IF([.$A87]=&quot;&quot;;&quot;&quot;;[$latest_newly_sick_table.I86]*[.I$1])" office:value-type="float" office:value="11.3311649676729" calcext:value-type="float">
            <text:p>11.3311649676729</text:p>
          </table:table-cell>
          <table:table-cell table:formula="of:=IF([.$A87]=&quot;&quot;;&quot;&quot;;[$latest_newly_sick_table.J86]*[.J$1])" office:value-type="float" office:value="12.4071596868587" calcext:value-type="float">
            <text:p>12.4071596868587</text:p>
          </table:table-cell>
          <table:table-cell table:formula="of:=IF([.$A87]=&quot;&quot;;&quot;&quot;;[$latest_newly_sick_table.K86]*[.K$1])" office:value-type="float" office:value="7.28479182729377" calcext:value-type="float">
            <text:p>7.28479182729377</text:p>
          </table:table-cell>
          <table:table-cell table:formula="of:=IF([.$A87]=&quot;&quot;;&quot;&quot;;[$latest_newly_sick_table.L86]*[.L$1])" office:value-type="float" office:value="12.8855947993872" calcext:value-type="float">
            <text:p>12.8855947993872</text:p>
          </table:table-cell>
          <table:table-cell/>
          <table:table-cell table:formula="of:=SUM([.B87:.J87])/[.N$1]" office:value-type="percentage" office:value="0.0165010299280844" calcext:value-type="percentage">
            <text:p>1.65%</text:p>
          </table:table-cell>
          <table:table-cell table:formula="of:=IF([.A93]=&quot;&quot;;&quot;&quot;;AVERAGE([.N80:.N93]))" office:value-type="percentage" office:value="0.0176573617553926" calcext:value-type="percentage">
            <text:p>1.77%</text:p>
          </table:table-cell>
        </table:table-row>
        <table:table-row table:style-name="ro1">
          <table:table-cell table:style-name="ce1" table:formula="of:=IF([$latest_newly_sick_table.A87]=&quot;&quot;;&quot;&quot;;[$latest_newly_sick_table.A87])" office:value-type="date" office:date-value="2022-02-08" calcext:value-type="date">
            <text:p>2022-02-08</text:p>
          </table:table-cell>
          <table:table-cell table:formula="of:=IF([.$A88]=&quot;&quot;;&quot;&quot;;[$latest_newly_sick_table.B87]*[.B$1])" office:value-type="float" office:value="14.1857413847613" calcext:value-type="float">
            <text:p>14.1857413847613</text:p>
          </table:table-cell>
          <table:table-cell table:formula="of:=IF([.$A88]=&quot;&quot;;&quot;&quot;;[$latest_newly_sick_table.C87]*[.C$1])" office:value-type="float" office:value="21.7010403120936" calcext:value-type="float">
            <text:p>21.7010403120936</text:p>
          </table:table-cell>
          <table:table-cell table:formula="of:=IF([.$A88]=&quot;&quot;;&quot;&quot;;[$latest_newly_sick_table.D87]*[.D$1])" office:value-type="float" office:value="31.8964495201775" calcext:value-type="float">
            <text:p>31.8964495201775</text:p>
          </table:table-cell>
          <table:table-cell table:formula="of:=IF([.$A88]=&quot;&quot;;&quot;&quot;;[$latest_newly_sick_table.E87]*[.E$1])" office:value-type="float" office:value="5.67109038737445" calcext:value-type="float">
            <text:p>5.67109038737445</text:p>
          </table:table-cell>
          <table:table-cell table:formula="of:=IF([.$A88]=&quot;&quot;;&quot;&quot;;[$latest_newly_sick_table.F87]*[.F$1])" office:value-type="float" office:value="14.9146851816626" calcext:value-type="float">
            <text:p>14.9146851816626</text:p>
          </table:table-cell>
          <table:table-cell table:formula="of:=IF([.$A88]=&quot;&quot;;&quot;&quot;;[$latest_newly_sick_table.G87]*[.G$1])" office:value-type="float" office:value="43.4969939647169" calcext:value-type="float">
            <text:p>43.4969939647169</text:p>
          </table:table-cell>
          <table:table-cell table:formula="of:=IF([.$A88]=&quot;&quot;;&quot;&quot;;[$latest_newly_sick_table.H87]*[.H$1])" office:value-type="float" office:value="24.4769173337757" calcext:value-type="float">
            <text:p>24.4769173337757</text:p>
          </table:table-cell>
          <table:table-cell table:formula="of:=IF([.$A88]=&quot;&quot;;&quot;&quot;;[$latest_newly_sick_table.I87]*[.I$1])" office:value-type="float" office:value="13.6686390532544" calcext:value-type="float">
            <text:p>13.6686390532544</text:p>
          </table:table-cell>
          <table:table-cell table:formula="of:=IF([.$A88]=&quot;&quot;;&quot;&quot;;[$latest_newly_sick_table.J87]*[.J$1])" office:value-type="float" office:value="15.3289113416375" calcext:value-type="float">
            <text:p>15.3289113416375</text:p>
          </table:table-cell>
          <table:table-cell table:formula="of:=IF([.$A88]=&quot;&quot;;&quot;&quot;;[$latest_newly_sick_table.K87]*[.K$1])" office:value-type="float" office:value="8.85436418727397" calcext:value-type="float">
            <text:p>8.85436418727397</text:p>
          </table:table-cell>
          <table:table-cell table:formula="of:=IF([.$A88]=&quot;&quot;;&quot;&quot;;[$latest_newly_sick_table.L87]*[.L$1])" office:value-type="float" office:value="12.8096383543464" calcext:value-type="float">
            <text:p>12.8096383543464</text:p>
          </table:table-cell>
          <table:table-cell/>
          <table:table-cell table:formula="of:=SUM([.B88:.J88])/[.N$1]" office:value-type="percentage" office:value="0.0179977149426543" calcext:value-type="percentage">
            <text:p>1.80%</text:p>
          </table:table-cell>
          <table:table-cell table:formula="of:=IF([.A94]=&quot;&quot;;&quot;&quot;;AVERAGE([.N81:.N94]))" office:value-type="percentage" office:value="0.0174986992906074" calcext:value-type="percentage">
            <text:p>1.75%</text:p>
          </table:table-cell>
        </table:table-row>
        <table:table-row table:style-name="ro1">
          <table:table-cell table:style-name="ce1" table:formula="of:=IF([$latest_newly_sick_table.A88]=&quot;&quot;;&quot;&quot;;[$latest_newly_sick_table.A88])" office:value-type="date" office:date-value="2022-02-09" calcext:value-type="date">
            <text:p>2022-02-09</text:p>
          </table:table-cell>
          <table:table-cell table:formula="of:=IF([.$A89]=&quot;&quot;;&quot;&quot;;[$latest_newly_sick_table.B88]*[.B$1])" office:value-type="float" office:value="11.9895919901856" calcext:value-type="float">
            <text:p>11.9895919901856</text:p>
          </table:table-cell>
          <table:table-cell table:formula="of:=IF([.$A89]=&quot;&quot;;&quot;&quot;;[$latest_newly_sick_table.C88]*[.C$1])" office:value-type="float" office:value="22.3120782582863" calcext:value-type="float">
            <text:p>22.3120782582863</text:p>
          </table:table-cell>
          <table:table-cell table:formula="of:=IF([.$A89]=&quot;&quot;;&quot;&quot;;[$latest_newly_sick_table.D88]*[.D$1])" office:value-type="float" office:value="31.8894156763747" calcext:value-type="float">
            <text:p>31.8894156763747</text:p>
          </table:table-cell>
          <table:table-cell table:formula="of:=IF([.$A89]=&quot;&quot;;&quot;&quot;;[$latest_newly_sick_table.E88]*[.E$1])" office:value-type="float" office:value="4.90003621876132" calcext:value-type="float">
            <text:p>4.90003621876132</text:p>
          </table:table-cell>
          <table:table-cell table:formula="of:=IF([.$A89]=&quot;&quot;;&quot;&quot;;[$latest_newly_sick_table.F88]*[.F$1])" office:value-type="float" office:value="14.7119748299753" calcext:value-type="float">
            <text:p>14.7119748299753</text:p>
          </table:table-cell>
          <table:table-cell table:formula="of:=IF([.$A89]=&quot;&quot;;&quot;&quot;;[$latest_newly_sick_table.G88]*[.G$1])" office:value-type="float" office:value="41.448059136933" calcext:value-type="float">
            <text:p>41.448059136933</text:p>
          </table:table-cell>
          <table:table-cell table:formula="of:=IF([.$A89]=&quot;&quot;;&quot;&quot;;[$latest_newly_sick_table.H88]*[.H$1])" office:value-type="float" office:value="24.0456831862786" calcext:value-type="float">
            <text:p>24.0456831862786</text:p>
          </table:table-cell>
          <table:table-cell table:formula="of:=IF([.$A89]=&quot;&quot;;&quot;&quot;;[$latest_newly_sick_table.I88]*[.I$1])" office:value-type="float" office:value="12.8749308245711" calcext:value-type="float">
            <text:p>12.8749308245711</text:p>
          </table:table-cell>
          <table:table-cell table:formula="of:=IF([.$A89]=&quot;&quot;;&quot;&quot;;[$latest_newly_sick_table.J88]*[.J$1])" office:value-type="float" office:value="11.7651134726926" calcext:value-type="float">
            <text:p>11.7651134726926</text:p>
          </table:table-cell>
          <table:table-cell table:formula="of:=IF([.$A89]=&quot;&quot;;&quot;&quot;;[$latest_newly_sick_table.K88]*[.K$1])" office:value-type="float" office:value="8.15824133255862" calcext:value-type="float">
            <text:p>8.15824133255862</text:p>
          </table:table-cell>
          <table:table-cell table:formula="of:=IF([.$A89]=&quot;&quot;;&quot;&quot;;[$latest_newly_sick_table.L88]*[.L$1])" office:value-type="float" office:value="13.2529562556851" calcext:value-type="float">
            <text:p>13.2529562556851</text:p>
          </table:table-cell>
          <table:table-cell/>
          <table:table-cell table:formula="of:=SUM([.B89:.J89])/[.N$1]" office:value-type="percentage" office:value="0.0170845682262632" calcext:value-type="percentage">
            <text:p>1.71%</text:p>
          </table:table-cell>
          <table:table-cell table:formula="of:=IF([.A95]=&quot;&quot;;&quot;&quot;;AVERAGE([.N82:.N95]))" office:value-type="percentage" office:value="0.0171820927047094" calcext:value-type="percentage">
            <text:p>1.72%</text:p>
          </table:table-cell>
        </table:table-row>
        <table:table-row table:style-name="ro1">
          <table:table-cell table:style-name="ce1" table:formula="of:=IF([$latest_newly_sick_table.A89]=&quot;&quot;;&quot;&quot;;[$latest_newly_sick_table.A89])" office:value-type="date" office:date-value="2022-02-10" calcext:value-type="date">
            <text:p>2022-02-10</text:p>
          </table:table-cell>
          <table:table-cell table:formula="of:=IF([.$A90]=&quot;&quot;;&quot;&quot;;[$latest_newly_sick_table.B89]*[.B$1])" office:value-type="float" office:value="11.3411163085705" calcext:value-type="float">
            <text:p>11.3411163085705</text:p>
          </table:table-cell>
          <table:table-cell table:formula="of:=IF([.$A90]=&quot;&quot;;&quot;&quot;;[$latest_newly_sick_table.C89]*[.C$1])" office:value-type="float" office:value="20.0500118511496" calcext:value-type="float">
            <text:p>20.0500118511496</text:p>
          </table:table-cell>
          <table:table-cell table:formula="of:=IF([.$A90]=&quot;&quot;;&quot;&quot;;[$latest_newly_sick_table.D89]*[.D$1])" office:value-type="float" office:value="29.7254950700141" calcext:value-type="float">
            <text:p>29.7254950700141</text:p>
          </table:table-cell>
          <table:table-cell table:formula="of:=IF([.$A90]=&quot;&quot;;&quot;&quot;;[$latest_newly_sick_table.E89]*[.E$1])" office:value-type="float" office:value="4.54447342386906" calcext:value-type="float">
            <text:p>4.54447342386906</text:p>
          </table:table-cell>
          <table:table-cell table:formula="of:=IF([.$A90]=&quot;&quot;;&quot;&quot;;[$latest_newly_sick_table.F89]*[.F$1])" office:value-type="float" office:value="13.9704660089458" calcext:value-type="float">
            <text:p>13.9704660089458</text:p>
          </table:table-cell>
          <table:table-cell table:formula="of:=IF([.$A90]=&quot;&quot;;&quot;&quot;;[$latest_newly_sick_table.G89]*[.G$1])" office:value-type="float" office:value="42.4965617377164" calcext:value-type="float">
            <text:p>42.4965617377164</text:p>
          </table:table-cell>
          <table:table-cell table:formula="of:=IF([.$A90]=&quot;&quot;;&quot;&quot;;[$latest_newly_sick_table.H89]*[.H$1])" office:value-type="float" office:value="23.652951256271" calcext:value-type="float">
            <text:p>23.652951256271</text:p>
          </table:table-cell>
          <table:table-cell table:formula="of:=IF([.$A90]=&quot;&quot;;&quot;&quot;;[$latest_newly_sick_table.I89]*[.I$1])" office:value-type="float" office:value="11.4076339516225" calcext:value-type="float">
            <text:p>11.4076339516225</text:p>
          </table:table-cell>
          <table:table-cell table:formula="of:=IF([.$A90]=&quot;&quot;;&quot;&quot;;[$latest_newly_sick_table.J89]*[.J$1])" office:value-type="float" office:value="11.8506668722535" calcext:value-type="float">
            <text:p>11.8506668722535</text:p>
          </table:table-cell>
          <table:table-cell table:formula="of:=IF([.$A90]=&quot;&quot;;&quot;&quot;;[$latest_newly_sick_table.K89]*[.K$1])" office:value-type="float" office:value="7.26942497181234" calcext:value-type="float">
            <text:p>7.26942497181234</text:p>
          </table:table-cell>
          <table:table-cell table:formula="of:=IF([.$A90]=&quot;&quot;;&quot;&quot;;[$latest_newly_sick_table.L89]*[.L$1])" office:value-type="float" office:value="12.7128400796284" calcext:value-type="float">
            <text:p>12.7128400796284</text:p>
          </table:table-cell>
          <table:table-cell/>
          <table:table-cell table:formula="of:=SUM([.B90:.J90])/[.N$1]" office:value-type="percentage" office:value="0.0164147772849497" calcext:value-type="percentage">
            <text:p>1.64%</text:p>
          </table:table-cell>
          <table:table-cell table:formula="of:=IF([.A96]=&quot;&quot;;&quot;&quot;;AVERAGE([.N83:.N96]))" office:value-type="percentage" office:value="0.016961670443124" calcext:value-type="percentage">
            <text:p>1.70%</text:p>
          </table:table-cell>
        </table:table-row>
        <table:table-row table:style-name="ro1">
          <table:table-cell table:style-name="ce1" table:formula="of:=IF([$latest_newly_sick_table.A90]=&quot;&quot;;&quot;&quot;;[$latest_newly_sick_table.A90])" office:value-type="date" office:date-value="2022-02-11" calcext:value-type="date">
            <text:p>2022-02-11</text:p>
          </table:table-cell>
          <table:table-cell table:formula="of:=IF([.$A91]=&quot;&quot;;&quot;&quot;;[$latest_newly_sick_table.B90]*[.B$1])" office:value-type="float" office:value="11.2079439252336" calcext:value-type="float">
            <text:p>11.2079439252336</text:p>
          </table:table-cell>
          <table:table-cell table:formula="of:=IF([.$A91]=&quot;&quot;;&quot;&quot;;[$latest_newly_sick_table.C90]*[.C$1])" office:value-type="float" office:value="18.576741884828" calcext:value-type="float">
            <text:p>18.576741884828</text:p>
          </table:table-cell>
          <table:table-cell table:formula="of:=IF([.$A91]=&quot;&quot;;&quot;&quot;;[$latest_newly_sick_table.D90]*[.D$1])" office:value-type="float" office:value="28.5119305856833" calcext:value-type="float">
            <text:p>28.5119305856833</text:p>
          </table:table-cell>
          <table:table-cell table:formula="of:=IF([.$A91]=&quot;&quot;;&quot;&quot;;[$latest_newly_sick_table.E90]*[.E$1])" office:value-type="float" office:value="4.2360584731998" calcext:value-type="float">
            <text:p>4.2360584731998</text:p>
          </table:table-cell>
          <table:table-cell table:formula="of:=IF([.$A91]=&quot;&quot;;&quot;&quot;;[$latest_newly_sick_table.F90]*[.F$1])" office:value-type="float" office:value="13.7546507213363" calcext:value-type="float">
            <text:p>13.7546507213363</text:p>
          </table:table-cell>
          <table:table-cell table:formula="of:=IF([.$A91]=&quot;&quot;;&quot;&quot;;[$latest_newly_sick_table.G90]*[.G$1])" office:value-type="float" office:value="38.0608481868469" calcext:value-type="float">
            <text:p>38.0608481868469</text:p>
          </table:table-cell>
          <table:table-cell table:formula="of:=IF([.$A91]=&quot;&quot;;&quot;&quot;;[$latest_newly_sick_table.H90]*[.H$1])" office:value-type="float" office:value="22.2125982627355" calcext:value-type="float">
            <text:p>22.2125982627355</text:p>
          </table:table-cell>
          <table:table-cell table:formula="of:=IF([.$A91]=&quot;&quot;;&quot;&quot;;[$latest_newly_sick_table.I90]*[.I$1])" office:value-type="float" office:value="12.1187552164064" calcext:value-type="float">
            <text:p>12.1187552164064</text:p>
          </table:table-cell>
          <table:table-cell table:formula="of:=IF([.$A91]=&quot;&quot;;&quot;&quot;;[$latest_newly_sick_table.J90]*[.J$1])" office:value-type="float" office:value="11.9309965851553" calcext:value-type="float">
            <text:p>11.9309965851553</text:p>
          </table:table-cell>
          <table:table-cell table:formula="of:=IF([.$A91]=&quot;&quot;;&quot;&quot;;[$latest_newly_sick_table.K90]*[.K$1])" office:value-type="float" office:value="7.34261335933692" calcext:value-type="float">
            <text:p>7.34261335933692</text:p>
          </table:table-cell>
          <table:table-cell table:formula="of:=IF([.$A91]=&quot;&quot;;&quot;&quot;;[$latest_newly_sick_table.L90]*[.L$1])" office:value-type="float" office:value="13.5298771944284" calcext:value-type="float">
            <text:p>13.5298771944284</text:p>
          </table:table-cell>
          <table:table-cell/>
          <table:table-cell table:formula="of:=SUM([.B91:.J91])/[.N$1]" office:value-type="percentage" office:value="0.0155962831463804" calcext:value-type="percentage">
            <text:p>1.56%</text:p>
          </table:table-cell>
          <table:table-cell table:formula="of:=IF([.A97]=&quot;&quot;;&quot;&quot;;AVERAGE([.N84:.N97]))" office:value-type="percentage" office:value="0.0167338968370212" calcext:value-type="percentage">
            <text:p>1.67%</text:p>
          </table:table-cell>
        </table:table-row>
        <table:table-row table:style-name="ro1">
          <table:table-cell table:style-name="ce1" table:formula="of:=IF([$latest_newly_sick_table.A91]=&quot;&quot;;&quot;&quot;;[$latest_newly_sick_table.A91])" office:value-type="date" office:date-value="2022-02-12" calcext:value-type="date">
            <text:p>2022-02-12</text:p>
          </table:table-cell>
          <table:table-cell table:formula="of:=IF([.$A92]=&quot;&quot;;&quot;&quot;;[$latest_newly_sick_table.B91]*[.B$1])" office:value-type="float" office:value="12.7571565882402" calcext:value-type="float">
            <text:p>12.7571565882402</text:p>
          </table:table-cell>
          <table:table-cell table:formula="of:=IF([.$A92]=&quot;&quot;;&quot;&quot;;[$latest_newly_sick_table.C91]*[.C$1])" office:value-type="float" office:value="20.9303991811669" calcext:value-type="float">
            <text:p>20.9303991811669</text:p>
          </table:table-cell>
          <table:table-cell table:formula="of:=IF([.$A92]=&quot;&quot;;&quot;&quot;;[$latest_newly_sick_table.D91]*[.D$1])" office:value-type="float" office:value="28.1533602773912" calcext:value-type="float">
            <text:p>28.1533602773912</text:p>
          </table:table-cell>
          <table:table-cell table:formula="of:=IF([.$A92]=&quot;&quot;;&quot;&quot;;[$latest_newly_sick_table.E91]*[.E$1])" office:value-type="float" office:value="5.1247309815664" calcext:value-type="float">
            <text:p>5.1247309815664</text:p>
          </table:table-cell>
          <table:table-cell table:formula="of:=IF([.$A92]=&quot;&quot;;&quot;&quot;;[$latest_newly_sick_table.F91]*[.F$1])" office:value-type="float" office:value="14.1485909196278" calcext:value-type="float">
            <text:p>14.1485909196278</text:p>
          </table:table-cell>
          <table:table-cell table:formula="of:=IF([.$A92]=&quot;&quot;;&quot;&quot;;[$latest_newly_sick_table.G91]*[.G$1])" office:value-type="float" office:value="40.9267857582245" calcext:value-type="float">
            <text:p>40.9267857582245</text:p>
          </table:table-cell>
          <table:table-cell table:formula="of:=IF([.$A92]=&quot;&quot;;&quot;&quot;;[$latest_newly_sick_table.H91]*[.H$1])" office:value-type="float" office:value="23.9028972783143" calcext:value-type="float">
            <text:p>23.9028972783143</text:p>
          </table:table-cell>
          <table:table-cell table:formula="of:=IF([.$A92]=&quot;&quot;;&quot;&quot;;[$latest_newly_sick_table.I91]*[.I$1])" office:value-type="float" office:value="12.1794871794872" calcext:value-type="float">
            <text:p>12.1794871794872</text:p>
          </table:table-cell>
          <table:table-cell table:formula="of:=IF([.$A92]=&quot;&quot;;&quot;&quot;;[$latest_newly_sick_table.J91]*[.J$1])" office:value-type="float" office:value="15.0849129046599" calcext:value-type="float">
            <text:p>15.0849129046599</text:p>
          </table:table-cell>
          <table:table-cell table:formula="of:=IF([.$A92]=&quot;&quot;;&quot;&quot;;[$latest_newly_sick_table.K91]*[.K$1])" office:value-type="float" office:value="7.26692841117685" calcext:value-type="float">
            <text:p>7.26692841117685</text:p>
          </table:table-cell>
          <table:table-cell table:formula="of:=IF([.$A92]=&quot;&quot;;&quot;&quot;;[$latest_newly_sick_table.L91]*[.L$1])" office:value-type="float" office:value="12.2237847222223" calcext:value-type="float">
            <text:p>12.2237847222223</text:p>
          </table:table-cell>
          <table:table-cell/>
          <table:table-cell table:formula="of:=SUM([.B92:.J92])/[.N$1]" office:value-type="percentage" office:value="0.0168196077945891" calcext:value-type="percentage">
            <text:p>1.68%</text:p>
          </table:table-cell>
          <table:table-cell table:formula="of:=IF([.A98]=&quot;&quot;;&quot;&quot;;AVERAGE([.N85:.N98]))" office:value-type="percentage" office:value="0.0165298905498507" calcext:value-type="percentage">
            <text:p>1.65%</text:p>
          </table:table-cell>
        </table:table-row>
        <table:table-row table:style-name="ro1">
          <table:table-cell table:style-name="ce1" table:formula="of:=IF([$latest_newly_sick_table.A92]=&quot;&quot;;&quot;&quot;;[$latest_newly_sick_table.A92])" office:value-type="date" office:date-value="2022-02-13" calcext:value-type="date">
            <text:p>2022-02-13</text:p>
          </table:table-cell>
          <table:table-cell table:formula="of:=IF([.$A93]=&quot;&quot;;&quot;&quot;;[$latest_newly_sick_table.B92]*[.B$1])" office:value-type="float" office:value="12.4554231468391" calcext:value-type="float">
            <text:p>12.4554231468391</text:p>
          </table:table-cell>
          <table:table-cell table:formula="of:=IF([.$A93]=&quot;&quot;;&quot;&quot;;[$latest_newly_sick_table.C92]*[.C$1])" office:value-type="float" office:value="20.5142617449664" calcext:value-type="float">
            <text:p>20.5142617449664</text:p>
          </table:table-cell>
          <table:table-cell table:formula="of:=IF([.$A93]=&quot;&quot;;&quot;&quot;;[$latest_newly_sick_table.D92]*[.D$1])" office:value-type="float" office:value="29.1715631691649" calcext:value-type="float">
            <text:p>29.1715631691649</text:p>
          </table:table-cell>
          <table:table-cell table:formula="of:=IF([.$A93]=&quot;&quot;;&quot;&quot;;[$latest_newly_sick_table.E92]*[.E$1])" office:value-type="float" office:value="5.55563656247153" calcext:value-type="float">
            <text:p>5.55563656247153</text:p>
          </table:table-cell>
          <table:table-cell table:formula="of:=IF([.$A93]=&quot;&quot;;&quot;&quot;;[$latest_newly_sick_table.F92]*[.F$1])" office:value-type="float" office:value="15.4694230769231" calcext:value-type="float">
            <text:p>15.4694230769231</text:p>
          </table:table-cell>
          <table:table-cell table:formula="of:=IF([.$A93]=&quot;&quot;;&quot;&quot;;[$latest_newly_sick_table.G92]*[.G$1])" office:value-type="float" office:value="42.9895961848723" calcext:value-type="float">
            <text:p>42.9895961848723</text:p>
          </table:table-cell>
          <table:table-cell table:formula="of:=IF([.$A93]=&quot;&quot;;&quot;&quot;;[$latest_newly_sick_table.H92]*[.H$1])" office:value-type="float" office:value="25.7779685144867" calcext:value-type="float">
            <text:p>25.7779685144867</text:p>
          </table:table-cell>
          <table:table-cell table:formula="of:=IF([.$A93]=&quot;&quot;;&quot;&quot;;[$latest_newly_sick_table.I92]*[.I$1])" office:value-type="float" office:value="13.1073016381623" calcext:value-type="float">
            <text:p>13.1073016381623</text:p>
          </table:table-cell>
          <table:table-cell table:formula="of:=IF([.$A93]=&quot;&quot;;&quot;&quot;;[$latest_newly_sick_table.J92]*[.J$1])" office:value-type="float" office:value="14.2258026393539" calcext:value-type="float">
            <text:p>14.2258026393539</text:p>
          </table:table-cell>
          <table:table-cell table:formula="of:=IF([.$A93]=&quot;&quot;;&quot;&quot;;[$latest_newly_sick_table.K92]*[.K$1])" office:value-type="float" office:value="8.48529411764707" calcext:value-type="float">
            <text:p>8.48529411764707</text:p>
          </table:table-cell>
          <table:table-cell table:formula="of:=IF([.$A93]=&quot;&quot;;&quot;&quot;;[$latest_newly_sick_table.L92]*[.L$1])" office:value-type="float" office:value="13.2805095541401" calcext:value-type="float">
            <text:p>13.2805095541401</text:p>
          </table:table-cell>
          <table:table-cell/>
          <table:table-cell table:formula="of:=SUM([.B93:.J93])/[.N$1]" office:value-type="percentage" office:value="0.0174079410251738" calcext:value-type="percentage">
            <text:p>1.74%</text:p>
          </table:table-cell>
          <table:table-cell table:formula="of:=IF([.A99]=&quot;&quot;;&quot;&quot;;AVERAGE([.N86:.N99]))" office:value-type="percentage" office:value="0.0163365402190927" calcext:value-type="percentage">
            <text:p>1.63%</text:p>
          </table:table-cell>
        </table:table-row>
        <table:table-row table:style-name="ro1">
          <table:table-cell table:style-name="ce1" table:formula="of:=IF([$latest_newly_sick_table.A93]=&quot;&quot;;&quot;&quot;;[$latest_newly_sick_table.A93])" office:value-type="date" office:date-value="2022-02-14" calcext:value-type="date">
            <text:p>2022-02-14</text:p>
          </table:table-cell>
          <table:table-cell table:formula="of:=IF([.$A94]=&quot;&quot;;&quot;&quot;;[$latest_newly_sick_table.B93]*[.B$1])" office:value-type="float" office:value="11.8348653972423" calcext:value-type="float">
            <text:p>11.8348653972423</text:p>
          </table:table-cell>
          <table:table-cell table:formula="of:=IF([.$A94]=&quot;&quot;;&quot;&quot;;[$latest_newly_sick_table.C93]*[.C$1])" office:value-type="float" office:value="19.7766634050881" calcext:value-type="float">
            <text:p>19.7766634050881</text:p>
          </table:table-cell>
          <table:table-cell table:formula="of:=IF([.$A94]=&quot;&quot;;&quot;&quot;;[$latest_newly_sick_table.D93]*[.D$1])" office:value-type="float" office:value="27.825" calcext:value-type="float">
            <text:p>27.825</text:p>
          </table:table-cell>
          <table:table-cell table:formula="of:=IF([.$A94]=&quot;&quot;;&quot;&quot;;[$latest_newly_sick_table.E93]*[.E$1])" office:value-type="float" office:value="5.17126256571059" calcext:value-type="float">
            <text:p>5.17126256571059</text:p>
          </table:table-cell>
          <table:table-cell table:formula="of:=IF([.$A94]=&quot;&quot;;&quot;&quot;;[$latest_newly_sick_table.F93]*[.F$1])" office:value-type="float" office:value="14.6958439521662" calcext:value-type="float">
            <text:p>14.6958439521662</text:p>
          </table:table-cell>
          <table:table-cell table:formula="of:=IF([.$A94]=&quot;&quot;;&quot;&quot;;[$latest_newly_sick_table.G93]*[.G$1])" office:value-type="float" office:value="40.6308846259841" calcext:value-type="float">
            <text:p>40.6308846259841</text:p>
          </table:table-cell>
          <table:table-cell table:formula="of:=IF([.$A94]=&quot;&quot;;&quot;&quot;;[$latest_newly_sick_table.H93]*[.H$1])" office:value-type="float" office:value="21.413377542562" calcext:value-type="float">
            <text:p>21.413377542562</text:p>
          </table:table-cell>
          <table:table-cell table:formula="of:=IF([.$A94]=&quot;&quot;;&quot;&quot;;[$latest_newly_sick_table.I93]*[.I$1])" office:value-type="float" office:value="12.1641487979207" calcext:value-type="float">
            <text:p>12.1641487979207</text:p>
          </table:table-cell>
          <table:table-cell table:formula="of:=IF([.$A94]=&quot;&quot;;&quot;&quot;;[$latest_newly_sick_table.J93]*[.J$1])" office:value-type="float" office:value="13.8806158705093" calcext:value-type="float">
            <text:p>13.8806158705093</text:p>
          </table:table-cell>
          <table:table-cell table:formula="of:=IF([.$A94]=&quot;&quot;;&quot;&quot;;[$latest_newly_sick_table.K93]*[.K$1])" office:value-type="float" office:value="7.34573140289566" calcext:value-type="float">
            <text:p>7.34573140289566</text:p>
          </table:table-cell>
          <table:table-cell table:formula="of:=IF([.$A94]=&quot;&quot;;&quot;&quot;;[$latest_newly_sick_table.L93]*[.L$1])" office:value-type="float" office:value="13.0575738262163" calcext:value-type="float">
            <text:p>13.0575738262163</text:p>
          </table:table-cell>
          <table:table-cell/>
          <table:table-cell table:formula="of:=SUM([.B94:.J94])/[.N$1]" office:value-type="percentage" office:value="0.0162548710581844" calcext:value-type="percentage">
            <text:p>1.63%</text:p>
          </table:table-cell>
          <table:table-cell table:formula="of:=IF([.A100]=&quot;&quot;;&quot;&quot;;AVERAGE([.N87:.N100]))" office:value-type="percentage" office:value="0.0162601399378841" calcext:value-type="percentage">
            <text:p>1.63%</text:p>
          </table:table-cell>
        </table:table-row>
        <table:table-row table:style-name="ro1">
          <table:table-cell table:style-name="ce1" table:formula="of:=IF([$latest_newly_sick_table.A94]=&quot;&quot;;&quot;&quot;;[$latest_newly_sick_table.A94])" office:value-type="date" office:date-value="2022-02-15" calcext:value-type="date">
            <text:p>2022-02-15</text:p>
          </table:table-cell>
          <table:table-cell table:formula="of:=IF([.$A95]=&quot;&quot;;&quot;&quot;;[$latest_newly_sick_table.B94]*[.B$1])" office:value-type="float" office:value="12.1691966088009" calcext:value-type="float">
            <text:p>12.1691966088009</text:p>
          </table:table-cell>
          <table:table-cell table:formula="of:=IF([.$A95]=&quot;&quot;;&quot;&quot;;[$latest_newly_sick_table.C94]*[.C$1])" office:value-type="float" office:value="20.8527875140533" calcext:value-type="float">
            <text:p>20.8527875140533</text:p>
          </table:table-cell>
          <table:table-cell table:formula="of:=IF([.$A95]=&quot;&quot;;&quot;&quot;;[$latest_newly_sick_table.D94]*[.D$1])" office:value-type="float" office:value="30.5444293708665" calcext:value-type="float">
            <text:p>30.5444293708665</text:p>
          </table:table-cell>
          <table:table-cell table:formula="of:=IF([.$A95]=&quot;&quot;;&quot;&quot;;[$latest_newly_sick_table.E94]*[.E$1])" office:value-type="float" office:value="4.94991204518099" calcext:value-type="float">
            <text:p>4.94991204518099</text:p>
          </table:table-cell>
          <table:table-cell table:formula="of:=IF([.$A95]=&quot;&quot;;&quot;&quot;;[$latest_newly_sick_table.F94]*[.F$1])" office:value-type="float" office:value="14.1090737976244" calcext:value-type="float">
            <text:p>14.1090737976244</text:p>
          </table:table-cell>
          <table:table-cell table:formula="of:=IF([.$A95]=&quot;&quot;;&quot;&quot;;[$latest_newly_sick_table.G94]*[.G$1])" office:value-type="float" office:value="41.313675051566" calcext:value-type="float">
            <text:p>41.313675051566</text:p>
          </table:table-cell>
          <table:table-cell table:formula="of:=IF([.$A95]=&quot;&quot;;&quot;&quot;;[$latest_newly_sick_table.H94]*[.H$1])" office:value-type="float" office:value="24.8459874404049" calcext:value-type="float">
            <text:p>24.8459874404049</text:p>
          </table:table-cell>
          <table:table-cell table:formula="of:=IF([.$A95]=&quot;&quot;;&quot;&quot;;[$latest_newly_sick_table.I94]*[.I$1])" office:value-type="float" office:value="12.5404110145399" calcext:value-type="float">
            <text:p>12.5404110145399</text:p>
          </table:table-cell>
          <table:table-cell table:formula="of:=IF([.$A95]=&quot;&quot;;&quot;&quot;;[$latest_newly_sick_table.J94]*[.J$1])" office:value-type="float" office:value="13.1946196881324" calcext:value-type="float">
            <text:p>13.1946196881324</text:p>
          </table:table-cell>
          <table:table-cell table:formula="of:=IF([.$A95]=&quot;&quot;;&quot;&quot;;[$latest_newly_sick_table.K94]*[.K$1])" office:value-type="float" office:value="9.06417033048461" calcext:value-type="float">
            <text:p>9.06417033048461</text:p>
          </table:table-cell>
          <table:table-cell table:formula="of:=IF([.$A95]=&quot;&quot;;&quot;&quot;;[$latest_newly_sick_table.L94]*[.L$1])" office:value-type="float" office:value="13.6728212077581" calcext:value-type="float">
            <text:p>13.6728212077581</text:p>
          </table:table-cell>
          <table:table-cell/>
          <table:table-cell table:formula="of:=SUM([.B95:.J95])/[.N$1]" office:value-type="percentage" office:value="0.0169469889814692" calcext:value-type="percentage">
            <text:p>1.69%</text:p>
          </table:table-cell>
          <table:table-cell table:formula="of:=IF([.A101]=&quot;&quot;;&quot;&quot;;AVERAGE([.N88:.N101]))" office:value-type="percentage" office:value="0.0161793433838653" calcext:value-type="percentage">
            <text:p>1.62%</text:p>
          </table:table-cell>
        </table:table-row>
        <table:table-row table:style-name="ro1">
          <table:table-cell table:style-name="ce1" table:formula="of:=IF([$latest_newly_sick_table.A95]=&quot;&quot;;&quot;&quot;;[$latest_newly_sick_table.A95])" office:value-type="date" office:date-value="2022-02-16" calcext:value-type="date">
            <text:p>2022-02-16</text:p>
          </table:table-cell>
          <table:table-cell table:formula="of:=IF([.$A96]=&quot;&quot;;&quot;&quot;;[$latest_newly_sick_table.B95]*[.B$1])" office:value-type="float" office:value="11.5618537436153" calcext:value-type="float">
            <text:p>11.5618537436153</text:p>
          </table:table-cell>
          <table:table-cell table:formula="of:=IF([.$A96]=&quot;&quot;;&quot;&quot;;[$latest_newly_sick_table.C95]*[.C$1])" office:value-type="float" office:value="20.5367731220684" calcext:value-type="float">
            <text:p>20.5367731220684</text:p>
          </table:table-cell>
          <table:table-cell table:formula="of:=IF([.$A96]=&quot;&quot;;&quot;&quot;;[$latest_newly_sick_table.D95]*[.D$1])" office:value-type="float" office:value="32.8990889370932" calcext:value-type="float">
            <text:p>32.8990889370932</text:p>
          </table:table-cell>
          <table:table-cell table:formula="of:=IF([.$A96]=&quot;&quot;;&quot;&quot;;[$latest_newly_sick_table.E95]*[.E$1])" office:value-type="float" office:value="4.55585377140213" calcext:value-type="float">
            <text:p>4.55585377140213</text:p>
          </table:table-cell>
          <table:table-cell table:formula="of:=IF([.$A96]=&quot;&quot;;&quot;&quot;;[$latest_newly_sick_table.F95]*[.F$1])" office:value-type="float" office:value="15.4035030390171" calcext:value-type="float">
            <text:p>15.4035030390171</text:p>
          </table:table-cell>
          <table:table-cell table:formula="of:=IF([.$A96]=&quot;&quot;;&quot;&quot;;[$latest_newly_sick_table.G95]*[.G$1])" office:value-type="float" office:value="43.8306537273079" calcext:value-type="float">
            <text:p>43.8306537273079</text:p>
          </table:table-cell>
          <table:table-cell table:formula="of:=IF([.$A96]=&quot;&quot;;&quot;&quot;;[$latest_newly_sick_table.H95]*[.H$1])" office:value-type="float" office:value="24.7640593593637" calcext:value-type="float">
            <text:p>24.7640593593637</text:p>
          </table:table-cell>
          <table:table-cell table:formula="of:=IF([.$A96]=&quot;&quot;;&quot;&quot;;[$latest_newly_sick_table.I95]*[.I$1])" office:value-type="float" office:value="12.0870609675282" calcext:value-type="float">
            <text:p>12.0870609675282</text:p>
          </table:table-cell>
          <table:table-cell table:formula="of:=IF([.$A96]=&quot;&quot;;&quot;&quot;;[$latest_newly_sick_table.J95]*[.J$1])" office:value-type="float" office:value="14.6536048253248" calcext:value-type="float">
            <text:p>14.6536048253248</text:p>
          </table:table-cell>
          <table:table-cell table:formula="of:=IF([.$A96]=&quot;&quot;;&quot;&quot;;[$latest_newly_sick_table.K95]*[.K$1])" office:value-type="float" office:value="8.46235859445389" calcext:value-type="float">
            <text:p>8.46235859445389</text:p>
          </table:table-cell>
          <table:table-cell table:formula="of:=IF([.$A96]=&quot;&quot;;&quot;&quot;;[$latest_newly_sick_table.L95]*[.L$1])" office:value-type="float" office:value="13.331094009099" calcext:value-type="float">
            <text:p>13.331094009099</text:p>
          </table:table-cell>
          <table:table-cell/>
          <table:table-cell table:formula="of:=SUM([.B96:.J96])/[.N$1]" office:value-type="percentage" office:value="0.0175075210227928" calcext:value-type="percentage">
            <text:p>1.75%</text:p>
          </table:table-cell>
          <table:table-cell table:formula="of:=IF([.A102]=&quot;&quot;;&quot;&quot;;AVERAGE([.N89:.N102]))" office:value-type="percentage" office:value="0.0160355548577862" calcext:value-type="percentage">
            <text:p>1.60%</text:p>
          </table:table-cell>
        </table:table-row>
        <table:table-row table:style-name="ro1">
          <table:table-cell table:style-name="ce1" table:formula="of:=IF([$latest_newly_sick_table.A96]=&quot;&quot;;&quot;&quot;;[$latest_newly_sick_table.A96])" office:value-type="date" office:date-value="2022-02-17" calcext:value-type="date">
            <text:p>2022-02-17</text:p>
          </table:table-cell>
          <table:table-cell table:formula="of:=IF([.$A97]=&quot;&quot;;&quot;&quot;;[$latest_newly_sick_table.B96]*[.B$1])" office:value-type="float" office:value="11.3807732497388" calcext:value-type="float">
            <text:p>11.3807732497388</text:p>
          </table:table-cell>
          <table:table-cell table:formula="of:=IF([.$A97]=&quot;&quot;;&quot;&quot;;[$latest_newly_sick_table.C96]*[.C$1])" office:value-type="float" office:value="19.1618701770314" calcext:value-type="float">
            <text:p>19.1618701770314</text:p>
          </table:table-cell>
          <table:table-cell table:formula="of:=IF([.$A97]=&quot;&quot;;&quot;&quot;;[$latest_newly_sick_table.D96]*[.D$1])" office:value-type="float" office:value="26.3648197009675" calcext:value-type="float">
            <text:p>26.3648197009675</text:p>
          </table:table-cell>
          <table:table-cell table:formula="of:=IF([.$A97]=&quot;&quot;;&quot;&quot;;[$latest_newly_sick_table.E96]*[.E$1])" office:value-type="float" office:value="4.73900237529692" calcext:value-type="float">
            <text:p>4.73900237529692</text:p>
          </table:table-cell>
          <table:table-cell table:formula="of:=IF([.$A97]=&quot;&quot;;&quot;&quot;;[$latest_newly_sick_table.F96]*[.F$1])" office:value-type="float" office:value="13.8522144676347" calcext:value-type="float">
            <text:p>13.8522144676347</text:p>
          </table:table-cell>
          <table:table-cell table:formula="of:=IF([.$A97]=&quot;&quot;;&quot;&quot;;[$latest_newly_sick_table.G96]*[.G$1])" office:value-type="float" office:value="38.188405083243" calcext:value-type="float">
            <text:p>38.188405083243</text:p>
          </table:table-cell>
          <table:table-cell table:formula="of:=IF([.$A97]=&quot;&quot;;&quot;&quot;;[$latest_newly_sick_table.H96]*[.H$1])" office:value-type="float" office:value="21.1270104643703" calcext:value-type="float">
            <text:p>21.1270104643703</text:p>
          </table:table-cell>
          <table:table-cell table:formula="of:=IF([.$A97]=&quot;&quot;;&quot;&quot;;[$latest_newly_sick_table.I96]*[.I$1])" office:value-type="float" office:value="9.94972577696528" calcext:value-type="float">
            <text:p>9.94972577696528</text:p>
          </table:table-cell>
          <table:table-cell table:formula="of:=IF([.$A97]=&quot;&quot;;&quot;&quot;;[$latest_newly_sick_table.J96]*[.J$1])" office:value-type="float" office:value="11.4472685732936" calcext:value-type="float">
            <text:p>11.4472685732936</text:p>
          </table:table-cell>
          <table:table-cell table:formula="of:=IF([.$A97]=&quot;&quot;;&quot;&quot;;[$latest_newly_sick_table.K96]*[.K$1])" office:value-type="float" office:value="7.69892528944499" calcext:value-type="float">
            <text:p>7.69892528944499</text:p>
          </table:table-cell>
          <table:table-cell table:formula="of:=IF([.$A97]=&quot;&quot;;&quot;&quot;;[$latest_newly_sick_table.L96]*[.L$1])" office:value-type="float" office:value="11.538981022397" calcext:value-type="float">
            <text:p>11.538981022397</text:p>
          </table:table-cell>
          <table:table-cell/>
          <table:table-cell table:formula="of:=SUM([.B97:.J97])/[.N$1]" office:value-type="percentage" office:value="0.0151690706805731" calcext:value-type="percentage">
            <text:p>1.52%</text:p>
          </table:table-cell>
          <table:table-cell table:formula="of:=IF([.A103]=&quot;&quot;;&quot;&quot;;AVERAGE([.N90:.N103]))" office:value-type="percentage" office:value="0.0159515259789232" calcext:value-type="percentage">
            <text:p>1.60%</text:p>
          </table:table-cell>
        </table:table-row>
        <table:table-row table:style-name="ro1">
          <table:table-cell table:style-name="ce1" table:formula="of:=IF([$latest_newly_sick_table.A97]=&quot;&quot;;&quot;&quot;;[$latest_newly_sick_table.A97])" office:value-type="date" office:date-value="2022-02-18" calcext:value-type="date">
            <text:p>2022-02-18</text:p>
          </table:table-cell>
          <table:table-cell table:formula="of:=IF([.$A98]=&quot;&quot;;&quot;&quot;;[$latest_newly_sick_table.B97]*[.B$1])" office:value-type="float" office:value="11.535938703531" calcext:value-type="float">
            <text:p>11.535938703531</text:p>
          </table:table-cell>
          <table:table-cell table:formula="of:=IF([.$A98]=&quot;&quot;;&quot;&quot;;[$latest_newly_sick_table.C97]*[.C$1])" office:value-type="float" office:value="17.9149387791581" calcext:value-type="float">
            <text:p>17.9149387791581</text:p>
          </table:table-cell>
          <table:table-cell table:formula="of:=IF([.$A98]=&quot;&quot;;&quot;&quot;;[$latest_newly_sick_table.D97]*[.D$1])" office:value-type="float" office:value="25.0029732408325" calcext:value-type="float">
            <text:p>25.0029732408325</text:p>
          </table:table-cell>
          <table:table-cell table:formula="of:=IF([.$A98]=&quot;&quot;;&quot;&quot;;[$latest_newly_sick_table.E97]*[.E$1])" office:value-type="float" office:value="4.69020926756354" calcext:value-type="float">
            <text:p>4.69020926756354</text:p>
          </table:table-cell>
          <table:table-cell table:formula="of:=IF([.$A98]=&quot;&quot;;&quot;&quot;;[$latest_newly_sick_table.F97]*[.F$1])" office:value-type="float" office:value="12.0301779219503" calcext:value-type="float">
            <text:p>12.0301779219503</text:p>
          </table:table-cell>
          <table:table-cell table:formula="of:=IF([.$A98]=&quot;&quot;;&quot;&quot;;[$latest_newly_sick_table.G97]*[.G$1])" office:value-type="float" office:value="35.4183158282661" calcext:value-type="float">
            <text:p>35.4183158282661</text:p>
          </table:table-cell>
          <table:table-cell table:formula="of:=IF([.$A98]=&quot;&quot;;&quot;&quot;;[$latest_newly_sick_table.H97]*[.H$1])" office:value-type="float" office:value="19.1764372204648" calcext:value-type="float">
            <text:p>19.1764372204648</text:p>
          </table:table-cell>
          <table:table-cell table:formula="of:=IF([.$A98]=&quot;&quot;;&quot;&quot;;[$latest_newly_sick_table.I97]*[.I$1])" office:value-type="float" office:value="10.9483146067416" calcext:value-type="float">
            <text:p>10.9483146067416</text:p>
          </table:table-cell>
          <table:table-cell table:formula="of:=IF([.$A98]=&quot;&quot;;&quot;&quot;;[$latest_newly_sick_table.J97]*[.J$1])" office:value-type="float" office:value="11.7627213719048" calcext:value-type="float">
            <text:p>11.7627213719048</text:p>
          </table:table-cell>
          <table:table-cell table:formula="of:=IF([.$A98]=&quot;&quot;;&quot;&quot;;[$latest_newly_sick_table.K97]*[.K$1])" office:value-type="float" office:value="6.40625788544033" calcext:value-type="float">
            <text:p>6.40625788544033</text:p>
          </table:table-cell>
          <table:table-cell table:formula="of:=IF([.$A98]=&quot;&quot;;&quot;&quot;;[$latest_newly_sick_table.L97]*[.L$1])" office:value-type="float" office:value="12.9264437173331" calcext:value-type="float">
            <text:p>12.9264437173331</text:p>
          </table:table-cell>
          <table:table-cell/>
          <table:table-cell table:formula="of:=SUM([.B98:.J98])/[.N$1]" office:value-type="percentage" office:value="0.0144183362731028" calcext:value-type="percentage">
            <text:p>1.44%</text:p>
          </table:table-cell>
          <table:table-cell table:formula="of:=IF([.A104]=&quot;&quot;;&quot;&quot;;AVERAGE([.N91:.N104]))" office:value-type="percentage" office:value="0.0158462759739444" calcext:value-type="percentage">
            <text:p>1.58%</text:p>
          </table:table-cell>
        </table:table-row>
        <table:table-row table:style-name="ro1">
          <table:table-cell table:style-name="ce1" table:formula="of:=IF([$latest_newly_sick_table.A98]=&quot;&quot;;&quot;&quot;;[$latest_newly_sick_table.A98])" office:value-type="date" office:date-value="2022-02-19" calcext:value-type="date">
            <text:p>2022-02-19</text:p>
          </table:table-cell>
          <table:table-cell table:formula="of:=IF([.$A99]=&quot;&quot;;&quot;&quot;;[$latest_newly_sick_table.B98]*[.B$1])" office:value-type="float" office:value="9.88153385676483" calcext:value-type="float">
            <text:p>9.88153385676483</text:p>
          </table:table-cell>
          <table:table-cell table:formula="of:=IF([.$A99]=&quot;&quot;;&quot;&quot;;[$latest_newly_sick_table.C98]*[.C$1])" office:value-type="float" office:value="18.3435197487619" calcext:value-type="float">
            <text:p>18.3435197487619</text:p>
          </table:table-cell>
          <table:table-cell table:formula="of:=IF([.$A99]=&quot;&quot;;&quot;&quot;;[$latest_newly_sick_table.D98]*[.D$1])" office:value-type="float" office:value="25.1478713032174" calcext:value-type="float">
            <text:p>25.1478713032174</text:p>
          </table:table-cell>
          <table:table-cell table:formula="of:=IF([.$A99]=&quot;&quot;;&quot;&quot;;[$latest_newly_sick_table.E98]*[.E$1])" office:value-type="float" office:value="3.52962406015037" calcext:value-type="float">
            <text:p>3.52962406015037</text:p>
          </table:table-cell>
          <table:table-cell table:formula="of:=IF([.$A99]=&quot;&quot;;&quot;&quot;;[$latest_newly_sick_table.F98]*[.F$1])" office:value-type="float" office:value="11.295654879187" calcext:value-type="float">
            <text:p>11.295654879187</text:p>
          </table:table-cell>
          <table:table-cell table:formula="of:=IF([.$A99]=&quot;&quot;;&quot;&quot;;[$latest_newly_sick_table.G98]*[.G$1])" office:value-type="float" office:value="32.3790849673203" calcext:value-type="float">
            <text:p>32.3790849673203</text:p>
          </table:table-cell>
          <table:table-cell table:formula="of:=IF([.$A99]=&quot;&quot;;&quot;&quot;;[$latest_newly_sick_table.H98]*[.H$1])" office:value-type="float" office:value="19.1507091374099" calcext:value-type="float">
            <text:p>19.1507091374099</text:p>
          </table:table-cell>
          <table:table-cell table:formula="of:=IF([.$A99]=&quot;&quot;;&quot;&quot;;[$latest_newly_sick_table.I98]*[.I$1])" office:value-type="float" office:value="9.90288713910758" calcext:value-type="float">
            <text:p>9.90288713910758</text:p>
          </table:table-cell>
          <table:table-cell table:formula="of:=IF([.$A99]=&quot;&quot;;&quot;&quot;;[$latest_newly_sick_table.J98]*[.J$1])" office:value-type="float" office:value="11.203200136176" calcext:value-type="float">
            <text:p>11.203200136176</text:p>
          </table:table-cell>
          <table:table-cell table:formula="of:=IF([.$A99]=&quot;&quot;;&quot;&quot;;[$latest_newly_sick_table.K98]*[.K$1])" office:value-type="float" office:value="6.34712384631895" calcext:value-type="float">
            <text:p>6.34712384631895</text:p>
          </table:table-cell>
          <table:table-cell table:formula="of:=IF([.$A99]=&quot;&quot;;&quot;&quot;;[$latest_newly_sick_table.L98]*[.L$1])" office:value-type="float" office:value="10.8070319260372" calcext:value-type="float">
            <text:p>10.8070319260372</text:p>
          </table:table-cell>
          <table:table-cell/>
          <table:table-cell table:formula="of:=SUM([.B99:.J99])/[.N$1]" office:value-type="percentage" office:value="0.0136758676663522" calcext:value-type="percentage">
            <text:p>1.37%</text:p>
          </table:table-cell>
          <table:table-cell table:formula="of:=IF([.A105]=&quot;&quot;;&quot;&quot;;AVERAGE([.N92:.N105]))" office:value-type="percentage" office:value="0.0157232856976522" calcext:value-type="percentage">
            <text:p>1.57%</text:p>
          </table:table-cell>
        </table:table-row>
        <table:table-row table:style-name="ro1">
          <table:table-cell table:style-name="ce1" table:formula="of:=IF([$latest_newly_sick_table.A99]=&quot;&quot;;&quot;&quot;;[$latest_newly_sick_table.A99])" office:value-type="date" office:date-value="2022-02-20" calcext:value-type="date">
            <text:p>2022-02-20</text:p>
          </table:table-cell>
          <table:table-cell table:formula="of:=IF([.$A100]=&quot;&quot;;&quot;&quot;;[$latest_newly_sick_table.B99]*[.B$1])" office:value-type="float" office:value="11.3428452405748" calcext:value-type="float">
            <text:p>11.3428452405748</text:p>
          </table:table-cell>
          <table:table-cell table:formula="of:=IF([.$A100]=&quot;&quot;;&quot;&quot;;[$latest_newly_sick_table.C99]*[.C$1])" office:value-type="float" office:value="19.785978618421" calcext:value-type="float">
            <text:p>19.785978618421</text:p>
          </table:table-cell>
          <table:table-cell table:formula="of:=IF([.$A100]=&quot;&quot;;&quot;&quot;;[$latest_newly_sick_table.D99]*[.D$1])" office:value-type="float" office:value="29.6878643349231" calcext:value-type="float">
            <text:p>29.6878643349231</text:p>
          </table:table-cell>
          <table:table-cell table:formula="of:=IF([.$A100]=&quot;&quot;;&quot;&quot;;[$latest_newly_sick_table.E99]*[.E$1])" office:value-type="float" office:value="4.90178911305673" calcext:value-type="float">
            <text:p>4.90178911305673</text:p>
          </table:table-cell>
          <table:table-cell table:formula="of:=IF([.$A100]=&quot;&quot;;&quot;&quot;;[$latest_newly_sick_table.F99]*[.F$1])" office:value-type="float" office:value="13.5954687133425" calcext:value-type="float">
            <text:p>13.5954687133425</text:p>
          </table:table-cell>
          <table:table-cell table:formula="of:=IF([.$A100]=&quot;&quot;;&quot;&quot;;[$latest_newly_sick_table.G99]*[.G$1])" office:value-type="float" office:value="39.1887278180455" calcext:value-type="float">
            <text:p>39.1887278180455</text:p>
          </table:table-cell>
          <table:table-cell table:formula="of:=IF([.$A100]=&quot;&quot;;&quot;&quot;;[$latest_newly_sick_table.H99]*[.H$1])" office:value-type="float" office:value="21.5350440952192" calcext:value-type="float">
            <text:p>21.5350440952192</text:p>
          </table:table-cell>
          <table:table-cell table:formula="of:=IF([.$A100]=&quot;&quot;;&quot;&quot;;[$latest_newly_sick_table.I99]*[.I$1])" office:value-type="float" office:value="10.2996952251947" calcext:value-type="float">
            <text:p>10.2996952251947</text:p>
          </table:table-cell>
          <table:table-cell table:formula="of:=IF([.$A100]=&quot;&quot;;&quot;&quot;;[$latest_newly_sick_table.J99]*[.J$1])" office:value-type="float" office:value="12.8589174070417" calcext:value-type="float">
            <text:p>12.8589174070417</text:p>
          </table:table-cell>
          <table:table-cell table:formula="of:=IF([.$A100]=&quot;&quot;;&quot;&quot;;[$latest_newly_sick_table.K99]*[.K$1])" office:value-type="float" office:value="7.716373212165" calcext:value-type="float">
            <text:p>7.716373212165</text:p>
          </table:table-cell>
          <table:table-cell table:formula="of:=IF([.$A100]=&quot;&quot;;&quot;&quot;;[$latest_newly_sick_table.L99]*[.L$1])" office:value-type="float" office:value="13.1465063202247" calcext:value-type="float">
            <text:p>13.1465063202247</text:p>
          </table:table-cell>
          <table:table-cell/>
          <table:table-cell table:formula="of:=SUM([.B100:.J100])/[.N$1]" office:value-type="percentage" office:value="0.0158473810998077" calcext:value-type="percentage">
            <text:p>1.58%</text:p>
          </table:table-cell>
          <table:table-cell table:formula="of:=IF([.A106]=&quot;&quot;;&quot;&quot;;AVERAGE([.N93:.N106]))" office:value-type="percentage" office:value="0.0155348538493116" calcext:value-type="percentage">
            <text:p>1.55%</text:p>
          </table:table-cell>
        </table:table-row>
        <table:table-row table:style-name="ro1">
          <table:table-cell table:style-name="ce1" table:formula="of:=IF([$latest_newly_sick_table.A100]=&quot;&quot;;&quot;&quot;;[$latest_newly_sick_table.A100])" office:value-type="date" office:date-value="2022-02-21" calcext:value-type="date">
            <text:p>2022-02-21</text:p>
          </table:table-cell>
          <table:table-cell table:formula="of:=IF([.$A101]=&quot;&quot;;&quot;&quot;;[$latest_newly_sick_table.B100]*[.B$1])" office:value-type="float" office:value="11.9951974386339" calcext:value-type="float">
            <text:p>11.9951974386339</text:p>
          </table:table-cell>
          <table:table-cell table:formula="of:=IF([.$A101]=&quot;&quot;;&quot;&quot;;[$latest_newly_sick_table.C100]*[.C$1])" office:value-type="float" office:value="18.3544306631443" calcext:value-type="float">
            <text:p>18.3544306631443</text:p>
          </table:table-cell>
          <table:table-cell table:formula="of:=IF([.$A101]=&quot;&quot;;&quot;&quot;;[$latest_newly_sick_table.D100]*[.D$1])" office:value-type="float" office:value="28.9208282582217" calcext:value-type="float">
            <text:p>28.9208282582217</text:p>
          </table:table-cell>
          <table:table-cell table:formula="of:=IF([.$A101]=&quot;&quot;;&quot;&quot;;[$latest_newly_sick_table.E100]*[.E$1])" office:value-type="float" office:value="4.66024969026971" calcext:value-type="float">
            <text:p>4.66024969026971</text:p>
          </table:table-cell>
          <table:table-cell table:formula="of:=IF([.$A101]=&quot;&quot;;&quot;&quot;;[$latest_newly_sick_table.F100]*[.F$1])" office:value-type="float" office:value="12.5158591036878" calcext:value-type="float">
            <text:p>12.5158591036878</text:p>
          </table:table-cell>
          <table:table-cell table:formula="of:=IF([.$A101]=&quot;&quot;;&quot;&quot;;[$latest_newly_sick_table.G100]*[.G$1])" office:value-type="float" office:value="37.8932813591734" calcext:value-type="float">
            <text:p>37.8932813591734</text:p>
          </table:table-cell>
          <table:table-cell table:formula="of:=IF([.$A101]=&quot;&quot;;&quot;&quot;;[$latest_newly_sick_table.H100]*[.H$1])" office:value-type="float" office:value="20.1456840068598" calcext:value-type="float">
            <text:p>20.1456840068598</text:p>
          </table:table-cell>
          <table:table-cell table:formula="of:=IF([.$A101]=&quot;&quot;;&quot;&quot;;[$latest_newly_sick_table.I100]*[.I$1])" office:value-type="float" office:value="11.4397450753186" calcext:value-type="float">
            <text:p>11.4397450753186</text:p>
          </table:table-cell>
          <table:table-cell table:formula="of:=IF([.$A101]=&quot;&quot;;&quot;&quot;;[$latest_newly_sick_table.J100]*[.J$1])" office:value-type="float" office:value="12.3537298181075" calcext:value-type="float">
            <text:p>12.3537298181075</text:p>
          </table:table-cell>
          <table:table-cell table:formula="of:=IF([.$A101]=&quot;&quot;;&quot;&quot;;[$latest_newly_sick_table.K100]*[.K$1])" office:value-type="float" office:value="6.12248892551765" calcext:value-type="float">
            <text:p>6.12248892551765</text:p>
          </table:table-cell>
          <table:table-cell table:formula="of:=IF([.$A101]=&quot;&quot;;&quot;&quot;;[$latest_newly_sick_table.L100]*[.L$1])" office:value-type="float" office:value="12.5967617579028" calcext:value-type="float">
            <text:p>12.5967617579028</text:p>
          </table:table-cell>
          <table:table-cell/>
          <table:table-cell table:formula="of:=SUM([.B101:.J101])/[.N$1]" office:value-type="percentage" office:value="0.0153698781718214" calcext:value-type="percentage">
            <text:p>1.54%</text:p>
          </table:table-cell>
          <table:table-cell table:formula="of:=IF([.A107]=&quot;&quot;;&quot;&quot;;AVERAGE([.N94:.N107]))" office:value-type="percentage" office:value="0.0153367651123067" calcext:value-type="percentage">
            <text:p>1.53%</text:p>
          </table:table-cell>
        </table:table-row>
        <table:table-row table:style-name="ro1">
          <table:table-cell table:style-name="ce1" table:formula="of:=IF([$latest_newly_sick_table.A101]=&quot;&quot;;&quot;&quot;;[$latest_newly_sick_table.A101])" office:value-type="date" office:date-value="2022-02-22" calcext:value-type="date">
            <text:p>2022-02-22</text:p>
          </table:table-cell>
          <table:table-cell table:formula="of:=IF([.$A102]=&quot;&quot;;&quot;&quot;;[$latest_newly_sick_table.B101]*[.B$1])" office:value-type="float" office:value="11.6751376902728" calcext:value-type="float">
            <text:p>11.6751376902728</text:p>
          </table:table-cell>
          <table:table-cell table:formula="of:=IF([.$A102]=&quot;&quot;;&quot;&quot;;[$latest_newly_sick_table.C101]*[.C$1])" office:value-type="float" office:value="21.0669642857143" calcext:value-type="float">
            <text:p>21.0669642857143</text:p>
          </table:table-cell>
          <table:table-cell table:formula="of:=IF([.$A102]=&quot;&quot;;&quot;&quot;;[$latest_newly_sick_table.D101]*[.D$1])" office:value-type="float" office:value="29.5716153464677" calcext:value-type="float">
            <text:p>29.5716153464677</text:p>
          </table:table-cell>
          <table:table-cell table:formula="of:=IF([.$A102]=&quot;&quot;;&quot;&quot;;[$latest_newly_sick_table.E101]*[.E$1])" office:value-type="float" office:value="4.72278778386845" calcext:value-type="float">
            <text:p>4.72278778386845</text:p>
          </table:table-cell>
          <table:table-cell table:formula="of:=IF([.$A102]=&quot;&quot;;&quot;&quot;;[$latest_newly_sick_table.F101]*[.F$1])" office:value-type="float" office:value="13.2857584395069" calcext:value-type="float">
            <text:p>13.2857584395069</text:p>
          </table:table-cell>
          <table:table-cell table:formula="of:=IF([.$A102]=&quot;&quot;;&quot;&quot;;[$latest_newly_sick_table.G101]*[.G$1])" office:value-type="float" office:value="38.6679344833328" calcext:value-type="float">
            <text:p>38.6679344833328</text:p>
          </table:table-cell>
          <table:table-cell table:formula="of:=IF([.$A102]=&quot;&quot;;&quot;&quot;;[$latest_newly_sick_table.H101]*[.H$1])" office:value-type="float" office:value="21.7776965766095" calcext:value-type="float">
            <text:p>21.7776965766095</text:p>
          </table:table-cell>
          <table:table-cell table:formula="of:=IF([.$A102]=&quot;&quot;;&quot;&quot;;[$latest_newly_sick_table.I101]*[.I$1])" office:value-type="float" office:value="11.0296032641723" calcext:value-type="float">
            <text:p>11.0296032641723</text:p>
          </table:table-cell>
          <table:table-cell table:formula="of:=IF([.$A102]=&quot;&quot;;&quot;&quot;;[$latest_newly_sick_table.J101]*[.J$1])" office:value-type="float" office:value="12.812691227629" calcext:value-type="float">
            <text:p>12.812691227629</text:p>
          </table:table-cell>
          <table:table-cell table:formula="of:=IF([.$A102]=&quot;&quot;;&quot;&quot;;[$latest_newly_sick_table.K101]*[.K$1])" office:value-type="float" office:value="7.4645034727745" calcext:value-type="float">
            <text:p>7.4645034727745</text:p>
          </table:table-cell>
          <table:table-cell table:formula="of:=IF([.$A102]=&quot;&quot;;&quot;&quot;;[$latest_newly_sick_table.L101]*[.L$1])" office:value-type="float" office:value="14.1099617026896" calcext:value-type="float">
            <text:p>14.1099617026896</text:p>
          </table:table-cell>
          <table:table-cell/>
          <table:table-cell table:formula="of:=SUM([.B102:.J102])/[.N$1]" office:value-type="percentage" office:value="0.0159846755775465" calcext:value-type="percentage">
            <text:p>1.60%</text:p>
          </table:table-cell>
          <table:table-cell table:formula="of:=IF([.A108]=&quot;&quot;;&quot;&quot;;AVERAGE([.N95:.N108]))" office:value-type="percentage" office:value="0.0154250290846308" calcext:value-type="percentage">
            <text:p>1.54%</text:p>
          </table:table-cell>
        </table:table-row>
        <table:table-row table:style-name="ro1">
          <table:table-cell table:style-name="ce1" table:formula="of:=IF([$latest_newly_sick_table.A102]=&quot;&quot;;&quot;&quot;;[$latest_newly_sick_table.A102])" office:value-type="date" office:date-value="2022-02-23" calcext:value-type="date">
            <text:p>2022-02-23</text:p>
          </table:table-cell>
          <table:table-cell table:formula="of:=IF([.$A103]=&quot;&quot;;&quot;&quot;;[$latest_newly_sick_table.B102]*[.B$1])" office:value-type="float" office:value="11.8627194702217" calcext:value-type="float">
            <text:p>11.8627194702217</text:p>
          </table:table-cell>
          <table:table-cell table:formula="of:=IF([.$A103]=&quot;&quot;;&quot;&quot;;[$latest_newly_sick_table.C102]*[.C$1])" office:value-type="float" office:value="19.6367513267628" calcext:value-type="float">
            <text:p>19.6367513267628</text:p>
          </table:table-cell>
          <table:table-cell table:formula="of:=IF([.$A103]=&quot;&quot;;&quot;&quot;;[$latest_newly_sick_table.D102]*[.D$1])" office:value-type="float" office:value="28.6231953038235" calcext:value-type="float">
            <text:p>28.6231953038235</text:p>
          </table:table-cell>
          <table:table-cell table:formula="of:=IF([.$A103]=&quot;&quot;;&quot;&quot;;[$latest_newly_sick_table.E102]*[.E$1])" office:value-type="float" office:value="4.61962535183927" calcext:value-type="float">
            <text:p>4.61962535183927</text:p>
          </table:table-cell>
          <table:table-cell table:formula="of:=IF([.$A103]=&quot;&quot;;&quot;&quot;;[$latest_newly_sick_table.F102]*[.F$1])" office:value-type="float" office:value="13.3814223111694" calcext:value-type="float">
            <text:p>13.3814223111694</text:p>
          </table:table-cell>
          <table:table-cell table:formula="of:=IF([.$A103]=&quot;&quot;;&quot;&quot;;[$latest_newly_sick_table.G102]*[.G$1])" office:value-type="float" office:value="38.7919233842902" calcext:value-type="float">
            <text:p>38.7919233842902</text:p>
          </table:table-cell>
          <table:table-cell table:formula="of:=IF([.$A103]=&quot;&quot;;&quot;&quot;;[$latest_newly_sick_table.H102]*[.H$1])" office:value-type="float" office:value="21.8725662104616" calcext:value-type="float">
            <text:p>21.8725662104616</text:p>
          </table:table-cell>
          <table:table-cell table:formula="of:=IF([.$A103]=&quot;&quot;;&quot;&quot;;[$latest_newly_sick_table.I102]*[.I$1])" office:value-type="float" office:value="11.8868498869369" calcext:value-type="float">
            <text:p>11.8868498869369</text:p>
          </table:table-cell>
          <table:table-cell table:formula="of:=IF([.$A103]=&quot;&quot;;&quot;&quot;;[$latest_newly_sick_table.J102]*[.J$1])" office:value-type="float" office:value="13.1472188251171" calcext:value-type="float">
            <text:p>13.1472188251171</text:p>
          </table:table-cell>
          <table:table-cell table:formula="of:=IF([.$A103]=&quot;&quot;;&quot;&quot;;[$latest_newly_sick_table.K102]*[.K$1])" office:value-type="float" office:value="6.68713618962712" calcext:value-type="float">
            <text:p>6.68713618962712</text:p>
          </table:table-cell>
          <table:table-cell table:formula="of:=IF([.$A103]=&quot;&quot;;&quot;&quot;;[$latest_newly_sick_table.L102]*[.L$1])" office:value-type="float" office:value="12.5704250087811" calcext:value-type="float">
            <text:p>12.5704250087811</text:p>
          </table:table-cell>
          <table:table-cell/>
          <table:table-cell table:formula="of:=SUM([.B103:.J103])/[.N$1]" office:value-type="percentage" office:value="0.0159081639221813" calcext:value-type="percentage">
            <text:p>1.59%</text:p>
          </table:table-cell>
          <table:table-cell table:formula="of:=IF([.A109]=&quot;&quot;;&quot;&quot;;AVERAGE([.N96:.N109]))" office:value-type="percentage" office:value="0.0154349127649737" calcext:value-type="percentage">
            <text:p>1.54%</text:p>
          </table:table-cell>
        </table:table-row>
        <table:table-row table:style-name="ro1">
          <table:table-cell table:style-name="ce1" table:formula="of:=IF([$latest_newly_sick_table.A103]=&quot;&quot;;&quot;&quot;;[$latest_newly_sick_table.A103])" office:value-type="date" office:date-value="2022-02-24" calcext:value-type="date">
            <text:p>2022-02-24</text:p>
          </table:table-cell>
          <table:table-cell table:formula="of:=IF([.$A104]=&quot;&quot;;&quot;&quot;;[$latest_newly_sick_table.B103]*[.B$1])" office:value-type="float" office:value="11.0456621004566" calcext:value-type="float">
            <text:p>11.0456621004566</text:p>
          </table:table-cell>
          <table:table-cell table:formula="of:=IF([.$A104]=&quot;&quot;;&quot;&quot;;[$latest_newly_sick_table.C103]*[.C$1])" office:value-type="float" office:value="19.8311224368286" calcext:value-type="float">
            <text:p>19.8311224368286</text:p>
          </table:table-cell>
          <table:table-cell table:formula="of:=IF([.$A104]=&quot;&quot;;&quot;&quot;;[$latest_newly_sick_table.D103]*[.D$1])" office:value-type="float" office:value="26.7492701913721" calcext:value-type="float">
            <text:p>26.7492701913721</text:p>
          </table:table-cell>
          <table:table-cell table:formula="of:=IF([.$A104]=&quot;&quot;;&quot;&quot;;[$latest_newly_sick_table.E103]*[.E$1])" office:value-type="float" office:value="4.11117836965293" calcext:value-type="float">
            <text:p>4.11117836965293</text:p>
          </table:table-cell>
          <table:table-cell table:formula="of:=IF([.$A104]=&quot;&quot;;&quot;&quot;;[$latest_newly_sick_table.F103]*[.F$1])" office:value-type="float" office:value="12.3847341097235" calcext:value-type="float">
            <text:p>12.3847341097235</text:p>
          </table:table-cell>
          <table:table-cell table:formula="of:=IF([.$A104]=&quot;&quot;;&quot;&quot;;[$latest_newly_sick_table.G103]*[.G$1])" office:value-type="float" office:value="36.3312983418269" calcext:value-type="float">
            <text:p>36.3312983418269</text:p>
          </table:table-cell>
          <table:table-cell table:formula="of:=IF([.$A104]=&quot;&quot;;&quot;&quot;;[$latest_newly_sick_table.H103]*[.H$1])" office:value-type="float" office:value="20.1425358060962" calcext:value-type="float">
            <text:p>20.1425358060962</text:p>
          </table:table-cell>
          <table:table-cell table:formula="of:=IF([.$A104]=&quot;&quot;;&quot;&quot;;[$latest_newly_sick_table.I103]*[.I$1])" office:value-type="float" office:value="11.1070676955454" calcext:value-type="float">
            <text:p>11.1070676955454</text:p>
          </table:table-cell>
          <table:table-cell table:formula="of:=IF([.$A104]=&quot;&quot;;&quot;&quot;;[$latest_newly_sick_table.J103]*[.J$1])" office:value-type="float" office:value="12.1624037111121" calcext:value-type="float">
            <text:p>12.1624037111121</text:p>
          </table:table-cell>
          <table:table-cell table:formula="of:=IF([.$A104]=&quot;&quot;;&quot;&quot;;[$latest_newly_sick_table.K103]*[.K$1])" office:value-type="float" office:value="6.94844363206277" calcext:value-type="float">
            <text:p>6.94844363206277</text:p>
          </table:table-cell>
          <table:table-cell table:formula="of:=IF([.$A104]=&quot;&quot;;&quot;&quot;;[$latest_newly_sick_table.L103]*[.L$1])" office:value-type="float" office:value="10.6875909752547" calcext:value-type="float">
            <text:p>10.6875909752547</text:p>
          </table:table-cell>
          <table:table-cell/>
          <table:table-cell table:formula="of:=SUM([.B104:.J104])/[.N$1]" office:value-type="percentage" office:value="0.0149412772152471" calcext:value-type="percentage">
            <text:p>1.49%</text:p>
          </table:table-cell>
          <table:table-cell table:formula="of:=IF([.A110]=&quot;&quot;;&quot;&quot;;AVERAGE([.N97:.N110]))" office:value-type="percentage" office:value="0.0156251598901654" calcext:value-type="percentage">
            <text:p>1.56%</text:p>
          </table:table-cell>
        </table:table-row>
        <table:table-row table:style-name="ro1">
          <table:table-cell table:style-name="ce1" table:formula="of:=IF([$latest_newly_sick_table.A104]=&quot;&quot;;&quot;&quot;;[$latest_newly_sick_table.A104])" office:value-type="date" office:date-value="2022-02-25" calcext:value-type="date">
            <text:p>2022-02-25</text:p>
          </table:table-cell>
          <table:table-cell table:formula="of:=IF([.$A105]=&quot;&quot;;&quot;&quot;;[$latest_newly_sick_table.B104]*[.B$1])" office:value-type="float" office:value="9.84582694414019" calcext:value-type="float">
            <text:p>9.84582694414019</text:p>
          </table:table-cell>
          <table:table-cell table:formula="of:=IF([.$A105]=&quot;&quot;;&quot;&quot;;[$latest_newly_sick_table.C104]*[.C$1])" office:value-type="float" office:value="16.2373540856032" calcext:value-type="float">
            <text:p>16.2373540856032</text:p>
          </table:table-cell>
          <table:table-cell table:formula="of:=IF([.$A105]=&quot;&quot;;&quot;&quot;;[$latest_newly_sick_table.D104]*[.D$1])" office:value-type="float" office:value="25.4763948497854" calcext:value-type="float">
            <text:p>25.4763948497854</text:p>
          </table:table-cell>
          <table:table-cell table:formula="of:=IF([.$A105]=&quot;&quot;;&quot;&quot;;[$latest_newly_sick_table.E104]*[.E$1])" office:value-type="float" office:value="4.27551523518391" calcext:value-type="float">
            <text:p>4.27551523518391</text:p>
          </table:table-cell>
          <table:table-cell table:formula="of:=IF([.$A105]=&quot;&quot;;&quot;&quot;;[$latest_newly_sick_table.F104]*[.F$1])" office:value-type="float" office:value="12.5372779023633" calcext:value-type="float">
            <text:p>12.5372779023633</text:p>
          </table:table-cell>
          <table:table-cell table:formula="of:=IF([.$A105]=&quot;&quot;;&quot;&quot;;[$latest_newly_sick_table.G104]*[.G$1])" office:value-type="float" office:value="32.8969857951266" calcext:value-type="float">
            <text:p>32.8969857951266</text:p>
          </table:table-cell>
          <table:table-cell table:formula="of:=IF([.$A105]=&quot;&quot;;&quot;&quot;;[$latest_newly_sick_table.H104]*[.H$1])" office:value-type="float" office:value="18.7136300321969" calcext:value-type="float">
            <text:p>18.7136300321969</text:p>
          </table:table-cell>
          <table:table-cell table:formula="of:=IF([.$A105]=&quot;&quot;;&quot;&quot;;[$latest_newly_sick_table.I104]*[.I$1])" office:value-type="float" office:value="10.2037712895377" calcext:value-type="float">
            <text:p>10.2037712895377</text:p>
          </table:table-cell>
          <table:table-cell table:formula="of:=IF([.$A105]=&quot;&quot;;&quot;&quot;;[$latest_newly_sick_table.J104]*[.J$1])" office:value-type="float" office:value="12.6920135938827" calcext:value-type="float">
            <text:p>12.6920135938827</text:p>
          </table:table-cell>
          <table:table-cell table:formula="of:=IF([.$A105]=&quot;&quot;;&quot;&quot;;[$latest_newly_sick_table.K104]*[.K$1])" office:value-type="float" office:value="6.0791784174959" calcext:value-type="float">
            <text:p>6.0791784174959</text:p>
          </table:table-cell>
          <table:table-cell table:formula="of:=IF([.$A105]=&quot;&quot;;&quot;&quot;;[$latest_newly_sick_table.L104]*[.L$1])" office:value-type="float" office:value="12.3574249079374" calcext:value-type="float">
            <text:p>12.3574249079374</text:p>
          </table:table-cell>
          <table:table-cell/>
          <table:table-cell table:formula="of:=SUM([.B105:.J105])/[.N$1]" office:value-type="percentage" office:value="0.013874419278289" calcext:value-type="percentage">
            <text:p>1.39%</text:p>
          </table:table-cell>
          <table:table-cell table:formula="of:=IF([.A111]=&quot;&quot;;&quot;&quot;;AVERAGE([.N98:.N111]))" office:value-type="percentage" office:value="0.0157724076137333" calcext:value-type="percentage">
            <text:p>1.58%</text:p>
          </table:table-cell>
        </table:table-row>
        <table:table-row table:style-name="ro1">
          <table:table-cell table:style-name="ce1" table:formula="of:=IF([$latest_newly_sick_table.A105]=&quot;&quot;;&quot;&quot;;[$latest_newly_sick_table.A105])" office:value-type="date" office:date-value="2022-02-26" calcext:value-type="date">
            <text:p>2022-02-26</text:p>
          </table:table-cell>
          <table:table-cell table:formula="of:=IF([.$A106]=&quot;&quot;;&quot;&quot;;[$latest_newly_sick_table.B105]*[.B$1])" office:value-type="float" office:value="10.4624198608648" calcext:value-type="float">
            <text:p>10.4624198608648</text:p>
          </table:table-cell>
          <table:table-cell table:formula="of:=IF([.$A106]=&quot;&quot;;&quot;&quot;;[$latest_newly_sick_table.C105]*[.C$1])" office:value-type="float" office:value="18.5413634338333" calcext:value-type="float">
            <text:p>18.5413634338333</text:p>
          </table:table-cell>
          <table:table-cell table:formula="of:=IF([.$A106]=&quot;&quot;;&quot;&quot;;[$latest_newly_sick_table.D105]*[.D$1])" office:value-type="float" office:value="24.5650306452391" calcext:value-type="float">
            <text:p>24.5650306452391</text:p>
          </table:table-cell>
          <table:table-cell table:formula="of:=IF([.$A106]=&quot;&quot;;&quot;&quot;;[$latest_newly_sick_table.E105]*[.E$1])" office:value-type="float" office:value="4.75570166426956" calcext:value-type="float">
            <text:p>4.75570166426956</text:p>
          </table:table-cell>
          <table:table-cell table:formula="of:=IF([.$A106]=&quot;&quot;;&quot;&quot;;[$latest_newly_sick_table.F105]*[.F$1])" office:value-type="float" office:value="11.5774586597041" calcext:value-type="float">
            <text:p>11.5774586597041</text:p>
          </table:table-cell>
          <table:table-cell table:formula="of:=IF([.$A106]=&quot;&quot;;&quot;&quot;;[$latest_newly_sick_table.G105]*[.G$1])" office:value-type="float" office:value="34.2813114842465" calcext:value-type="float">
            <text:p>34.2813114842465</text:p>
          </table:table-cell>
          <table:table-cell table:formula="of:=IF([.$A106]=&quot;&quot;;&quot;&quot;;[$latest_newly_sick_table.H105]*[.H$1])" office:value-type="float" office:value="20.6145977066184" calcext:value-type="float">
            <text:p>20.6145977066184</text:p>
          </table:table-cell>
          <table:table-cell table:formula="of:=IF([.$A106]=&quot;&quot;;&quot;&quot;;[$latest_newly_sick_table.I105]*[.I$1])" office:value-type="float" office:value="9.78100528136948" calcext:value-type="float">
            <text:p>9.78100528136948</text:p>
          </table:table-cell>
          <table:table-cell table:formula="of:=IF([.$A106]=&quot;&quot;;&quot;&quot;;[$latest_newly_sick_table.J105]*[.J$1])" office:value-type="float" office:value="11.4628358935765" calcext:value-type="float">
            <text:p>11.4628358935765</text:p>
          </table:table-cell>
          <table:table-cell table:formula="of:=IF([.$A106]=&quot;&quot;;&quot;&quot;;[$latest_newly_sick_table.K105]*[.K$1])" office:value-type="float" office:value="5.78961508937381" calcext:value-type="float">
            <text:p>5.78961508937381</text:p>
          </table:table-cell>
          <table:table-cell table:formula="of:=IF([.$A106]=&quot;&quot;;&quot;&quot;;[$latest_newly_sick_table.L105]*[.L$1])" office:value-type="float" office:value="13.2080851662524" calcext:value-type="float">
            <text:p>13.2080851662524</text:p>
          </table:table-cell>
          <table:table-cell/>
          <table:table-cell table:formula="of:=SUM([.B106:.J106])/[.N$1]" office:value-type="percentage" office:value="0.0141815619178211" calcext:value-type="percentage">
            <text:p>1.42%</text:p>
          </table:table-cell>
          <table:table-cell table:formula="of:=IF([.A112]=&quot;&quot;;&quot;&quot;;AVERAGE([.N99:.N112]))" office:value-type="percentage" office:value="0.0160141736948158" calcext:value-type="percentage">
            <text:p>1.60%</text:p>
          </table:table-cell>
        </table:table-row>
        <table:table-row table:style-name="ro1">
          <table:table-cell table:style-name="ce1" table:formula="of:=IF([$latest_newly_sick_table.A106]=&quot;&quot;;&quot;&quot;;[$latest_newly_sick_table.A106])" office:value-type="date" office:date-value="2022-02-27" calcext:value-type="date">
            <text:p>2022-02-27</text:p>
          </table:table-cell>
          <table:table-cell table:formula="of:=IF([.$A107]=&quot;&quot;;&quot;&quot;;[$latest_newly_sick_table.B106]*[.B$1])" office:value-type="float" office:value="9.98139018432157" calcext:value-type="float">
            <text:p>9.98139018432157</text:p>
          </table:table-cell>
          <table:table-cell table:formula="of:=IF([.$A107]=&quot;&quot;;&quot;&quot;;[$latest_newly_sick_table.C106]*[.C$1])" office:value-type="float" office:value="16.7602599678691" calcext:value-type="float">
            <text:p>16.7602599678691</text:p>
          </table:table-cell>
          <table:table-cell table:formula="of:=IF([.$A107]=&quot;&quot;;&quot;&quot;;[$latest_newly_sick_table.D106]*[.D$1])" office:value-type="float" office:value="26.2657995664499" calcext:value-type="float">
            <text:p>26.2657995664499</text:p>
          </table:table-cell>
          <table:table-cell table:formula="of:=IF([.$A107]=&quot;&quot;;&quot;&quot;;[$latest_newly_sick_table.E106]*[.E$1])" office:value-type="float" office:value="4.18204031765423" calcext:value-type="float">
            <text:p>4.18204031765423</text:p>
          </table:table-cell>
          <table:table-cell table:formula="of:=IF([.$A107]=&quot;&quot;;&quot;&quot;;[$latest_newly_sick_table.F106]*[.F$1])" office:value-type="float" office:value="12.4253937845892" calcext:value-type="float">
            <text:p>12.4253937845892</text:p>
          </table:table-cell>
          <table:table-cell table:formula="of:=IF([.$A107]=&quot;&quot;;&quot;&quot;;[$latest_newly_sick_table.G106]*[.G$1])" office:value-type="float" office:value="38.1788424105192" calcext:value-type="float">
            <text:p>38.1788424105192</text:p>
          </table:table-cell>
          <table:table-cell table:formula="of:=IF([.$A107]=&quot;&quot;;&quot;&quot;;[$latest_newly_sick_table.H106]*[.H$1])" office:value-type="float" office:value="21.4961231230528" calcext:value-type="float">
            <text:p>21.4961231230528</text:p>
          </table:table-cell>
          <table:table-cell table:formula="of:=IF([.$A107]=&quot;&quot;;&quot;&quot;;[$latest_newly_sick_table.I106]*[.I$1])" office:value-type="float" office:value="10.5037446504993" calcext:value-type="float">
            <text:p>10.5037446504993</text:p>
          </table:table-cell>
          <table:table-cell table:formula="of:=IF([.$A107]=&quot;&quot;;&quot;&quot;;[$latest_newly_sick_table.J106]*[.J$1])" office:value-type="float" office:value="10.9145332808192" calcext:value-type="float">
            <text:p>10.9145332808192</text:p>
          </table:table-cell>
          <table:table-cell table:formula="of:=IF([.$A107]=&quot;&quot;;&quot;&quot;;[$latest_newly_sick_table.K106]*[.K$1])" office:value-type="float" office:value="7.4173300344234" calcext:value-type="float">
            <text:p>7.4173300344234</text:p>
          </table:table-cell>
          <table:table-cell table:formula="of:=IF([.$A107]=&quot;&quot;;&quot;&quot;;[$latest_newly_sick_table.L106]*[.L$1])" office:value-type="float" office:value="12.6847826086957" calcext:value-type="float">
            <text:p>12.6847826086957</text:p>
          </table:table-cell>
          <table:table-cell/>
          <table:table-cell table:formula="of:=SUM([.B107:.J107])/[.N$1]" office:value-type="percentage" office:value="0.0146346987071057" calcext:value-type="percentage">
            <text:p>1.46%</text:p>
          </table:table-cell>
          <table:table-cell table:formula="of:=IF([.A113]=&quot;&quot;;&quot;&quot;;AVERAGE([.N100:.N113]))" office:value-type="percentage" office:value="0.0163814881198934" calcext:value-type="percentage">
            <text:p>1.64%</text:p>
          </table:table-cell>
        </table:table-row>
        <table:table-row table:style-name="ro1">
          <table:table-cell table:style-name="ce1" table:formula="of:=IF([$latest_newly_sick_table.A107]=&quot;&quot;;&quot;&quot;;[$latest_newly_sick_table.A107])" office:value-type="date" office:date-value="2022-02-28" calcext:value-type="date">
            <text:p>2022-02-28</text:p>
          </table:table-cell>
          <table:table-cell table:formula="of:=IF([.$A108]=&quot;&quot;;&quot;&quot;;[$latest_newly_sick_table.B107]*[.B$1])" office:value-type="float" office:value="11.5271676300578" calcext:value-type="float">
            <text:p>11.5271676300578</text:p>
          </table:table-cell>
          <table:table-cell table:formula="of:=IF([.$A108]=&quot;&quot;;&quot;&quot;;[$latest_newly_sick_table.C107]*[.C$1])" office:value-type="float" office:value="21.6676086956521" calcext:value-type="float">
            <text:p>21.6676086956521</text:p>
          </table:table-cell>
          <table:table-cell table:formula="of:=IF([.$A108]=&quot;&quot;;&quot;&quot;;[$latest_newly_sick_table.D107]*[.D$1])" office:value-type="float" office:value="30.6840801831691" calcext:value-type="float">
            <text:p>30.6840801831691</text:p>
          </table:table-cell>
          <table:table-cell table:formula="of:=IF([.$A108]=&quot;&quot;;&quot;&quot;;[$latest_newly_sick_table.E107]*[.E$1])" office:value-type="float" office:value="5.12422675185074" calcext:value-type="float">
            <text:p>5.12422675185074</text:p>
          </table:table-cell>
          <table:table-cell table:formula="of:=IF([.$A108]=&quot;&quot;;&quot;&quot;;[$latest_newly_sick_table.F107]*[.F$1])" office:value-type="float" office:value="15.9639915522703" calcext:value-type="float">
            <text:p>15.9639915522703</text:p>
          </table:table-cell>
          <table:table-cell table:formula="of:=IF([.$A108]=&quot;&quot;;&quot;&quot;;[$latest_newly_sick_table.G107]*[.G$1])" office:value-type="float" office:value="42.6657198697068" calcext:value-type="float">
            <text:p>42.6657198697068</text:p>
          </table:table-cell>
          <table:table-cell table:formula="of:=IF([.$A108]=&quot;&quot;;&quot;&quot;;[$latest_newly_sick_table.H107]*[.H$1])" office:value-type="float" office:value="24.1766962469958" calcext:value-type="float">
            <text:p>24.1766962469958</text:p>
          </table:table-cell>
          <table:table-cell table:formula="of:=IF([.$A108]=&quot;&quot;;&quot;&quot;;[$latest_newly_sick_table.I107]*[.I$1])" office:value-type="float" office:value="12.6452410383189" calcext:value-type="float">
            <text:p>12.6452410383189</text:p>
          </table:table-cell>
          <table:table-cell table:formula="of:=IF([.$A108]=&quot;&quot;;&quot;&quot;;[$latest_newly_sick_table.J107]*[.J$1])" office:value-type="float" office:value="15.6631236070633" calcext:value-type="float">
            <text:p>15.6631236070633</text:p>
          </table:table-cell>
          <table:table-cell table:formula="of:=IF([.$A108]=&quot;&quot;;&quot;&quot;;[$latest_newly_sick_table.K107]*[.K$1])" office:value-type="float" office:value="7.86651870640455" calcext:value-type="float">
            <text:p>7.86651870640455</text:p>
          </table:table-cell>
          <table:table-cell table:formula="of:=IF([.$A108]=&quot;&quot;;&quot;&quot;;[$latest_newly_sick_table.L107]*[.L$1])" office:value-type="float" office:value="14.7494809063826" calcext:value-type="float">
            <text:p>14.7494809063826</text:p>
          </table:table-cell>
          <table:table-cell/>
          <table:table-cell table:formula="of:=SUM([.B108:.J108])/[.N$1]" office:value-type="percentage" office:value="0.017490566670721" calcext:value-type="percentage">
            <text:p>1.75%</text:p>
          </table:table-cell>
          <table:table-cell table:formula="of:=IF([.A114]=&quot;&quot;;&quot;&quot;;AVERAGE([.N101:.N114]))" office:value-type="percentage" office:value="0.0166614771464726" calcext:value-type="percentage">
            <text:p>1.67%</text:p>
          </table:table-cell>
        </table:table-row>
        <table:table-row table:style-name="ro1">
          <table:table-cell table:style-name="ce1" table:formula="of:=IF([$latest_newly_sick_table.A108]=&quot;&quot;;&quot;&quot;;[$latest_newly_sick_table.A108])" office:value-type="date" office:date-value="2022-03-01" calcext:value-type="date">
            <text:p>2022-03-01</text:p>
          </table:table-cell>
          <table:table-cell table:formula="of:=IF([.$A109]=&quot;&quot;;&quot;&quot;;[$latest_newly_sick_table.B108]*[.B$1])" office:value-type="float" office:value="11.7582547169811" calcext:value-type="float">
            <text:p>11.7582547169811</text:p>
          </table:table-cell>
          <table:table-cell table:formula="of:=IF([.$A109]=&quot;&quot;;&quot;&quot;;[$latest_newly_sick_table.C108]*[.C$1])" office:value-type="float" office:value="21.4763190184049" calcext:value-type="float">
            <text:p>21.4763190184049</text:p>
          </table:table-cell>
          <table:table-cell table:formula="of:=IF([.$A109]=&quot;&quot;;&quot;&quot;;[$latest_newly_sick_table.D108]*[.D$1])" office:value-type="float" office:value="32.840460372415" calcext:value-type="float">
            <text:p>32.840460372415</text:p>
          </table:table-cell>
          <table:table-cell table:formula="of:=IF([.$A109]=&quot;&quot;;&quot;&quot;;[$latest_newly_sick_table.E108]*[.E$1])" office:value-type="float" office:value="4.5338868707836" calcext:value-type="float">
            <text:p>4.5338868707836</text:p>
          </table:table-cell>
          <table:table-cell table:formula="of:=IF([.$A109]=&quot;&quot;;&quot;&quot;;[$latest_newly_sick_table.F108]*[.F$1])" office:value-type="float" office:value="13.9088328420133" calcext:value-type="float">
            <text:p>13.9088328420133</text:p>
          </table:table-cell>
          <table:table-cell table:formula="of:=IF([.$A109]=&quot;&quot;;&quot;&quot;;[$latest_newly_sick_table.G108]*[.G$1])" office:value-type="float" office:value="43.5199095740461" calcext:value-type="float">
            <text:p>43.5199095740461</text:p>
          </table:table-cell>
          <table:table-cell table:formula="of:=IF([.$A109]=&quot;&quot;;&quot;&quot;;[$latest_newly_sick_table.H108]*[.H$1])" office:value-type="float" office:value="22.4948017123771" calcext:value-type="float">
            <text:p>22.4948017123771</text:p>
          </table:table-cell>
          <table:table-cell table:formula="of:=IF([.$A109]=&quot;&quot;;&quot;&quot;;[$latest_newly_sick_table.I108]*[.I$1])" office:value-type="float" office:value="12.1254355400697" calcext:value-type="float">
            <text:p>12.1254355400697</text:p>
          </table:table-cell>
          <table:table-cell table:formula="of:=IF([.$A109]=&quot;&quot;;&quot;&quot;;[$latest_newly_sick_table.J108]*[.J$1])" office:value-type="float" office:value="13.2871418464804" calcext:value-type="float">
            <text:p>13.2871418464804</text:p>
          </table:table-cell>
          <table:table-cell table:formula="of:=IF([.$A109]=&quot;&quot;;&quot;&quot;;[$latest_newly_sick_table.K108]*[.K$1])" office:value-type="float" office:value="6.39943717927495" calcext:value-type="float">
            <text:p>6.39943717927495</text:p>
          </table:table-cell>
          <table:table-cell table:formula="of:=IF([.$A109]=&quot;&quot;;&quot;&quot;;[$latest_newly_sick_table.L108]*[.L$1])" office:value-type="float" office:value="15.364582847005" calcext:value-type="float">
            <text:p>15.364582847005</text:p>
          </table:table-cell>
          <table:table-cell/>
          <table:table-cell table:formula="of:=SUM([.B109:.J109])/[.N$1]" office:value-type="percentage" office:value="0.0170853605062703" calcext:value-type="percentage">
            <text:p>1.71%</text:p>
          </table:table-cell>
          <table:table-cell table:formula="of:=IF([.A115]=&quot;&quot;;&quot;&quot;;AVERAGE([.N102:.N115]))" office:value-type="percentage" office:value="0.0170999711675066" calcext:value-type="percentage">
            <text:p>1.71%</text:p>
          </table:table-cell>
        </table:table-row>
        <table:table-row table:style-name="ro1">
          <table:table-cell table:style-name="ce1" table:formula="of:=IF([$latest_newly_sick_table.A109]=&quot;&quot;;&quot;&quot;;[$latest_newly_sick_table.A109])" office:value-type="date" office:date-value="2022-03-02" calcext:value-type="date">
            <text:p>2022-03-02</text:p>
          </table:table-cell>
          <table:table-cell table:formula="of:=IF([.$A110]=&quot;&quot;;&quot;&quot;;[$latest_newly_sick_table.B109]*[.B$1])" office:value-type="float" office:value="15.8057157394844" calcext:value-type="float">
            <text:p>15.8057157394844</text:p>
          </table:table-cell>
          <table:table-cell table:formula="of:=IF([.$A110]=&quot;&quot;;&quot;&quot;;[$latest_newly_sick_table.C109]*[.C$1])" office:value-type="float" office:value="25.7740468289513" calcext:value-type="float">
            <text:p>25.7740468289513</text:p>
          </table:table-cell>
          <table:table-cell table:formula="of:=IF([.$A110]=&quot;&quot;;&quot;&quot;;[$latest_newly_sick_table.D109]*[.D$1])" office:value-type="float" office:value="36.4871937763314" calcext:value-type="float">
            <text:p>36.4871937763314</text:p>
          </table:table-cell>
          <table:table-cell table:formula="of:=IF([.$A110]=&quot;&quot;;&quot;&quot;;[$latest_newly_sick_table.E109]*[.E$1])" office:value-type="float" office:value="5.81528723506282" calcext:value-type="float">
            <text:p>5.81528723506282</text:p>
          </table:table-cell>
          <table:table-cell table:formula="of:=IF([.$A110]=&quot;&quot;;&quot;&quot;;[$latest_newly_sick_table.F109]*[.F$1])" office:value-type="float" office:value="17.950498038032" calcext:value-type="float">
            <text:p>17.950498038032</text:p>
          </table:table-cell>
          <table:table-cell table:formula="of:=IF([.$A110]=&quot;&quot;;&quot;&quot;;[$latest_newly_sick_table.G109]*[.G$1])" office:value-type="float" office:value="47.5333148774994" calcext:value-type="float">
            <text:p>47.5333148774994</text:p>
          </table:table-cell>
          <table:table-cell table:formula="of:=IF([.$A110]=&quot;&quot;;&quot;&quot;;[$latest_newly_sick_table.H109]*[.H$1])" office:value-type="float" office:value="26.8959900583627" calcext:value-type="float">
            <text:p>26.8959900583627</text:p>
          </table:table-cell>
          <table:table-cell table:formula="of:=IF([.$A110]=&quot;&quot;;&quot;&quot;;[$latest_newly_sick_table.I109]*[.I$1])" office:value-type="float" office:value="14.6508178659209" calcext:value-type="float">
            <text:p>14.6508178659209</text:p>
          </table:table-cell>
          <table:table-cell table:formula="of:=IF([.$A110]=&quot;&quot;;&quot;&quot;;[$latest_newly_sick_table.J109]*[.J$1])" office:value-type="float" office:value="16.8078956062108" calcext:value-type="float">
            <text:p>16.8078956062108</text:p>
          </table:table-cell>
          <table:table-cell table:formula="of:=IF([.$A110]=&quot;&quot;;&quot;&quot;;[$latest_newly_sick_table.K109]*[.K$1])" office:value-type="float" office:value="9.52370423693956" calcext:value-type="float">
            <text:p>9.52370423693956</text:p>
          </table:table-cell>
          <table:table-cell table:formula="of:=IF([.$A110]=&quot;&quot;;&quot;&quot;;[$latest_newly_sick_table.L109]*[.L$1])" office:value-type="float" office:value="17.1642491097021" calcext:value-type="float">
            <text:p>17.1642491097021</text:p>
          </table:table-cell>
          <table:table-cell/>
          <table:table-cell table:formula="of:=SUM([.B110:.J110])/[.N$1]" office:value-type="percentage" office:value="0.0201709807754764" calcext:value-type="percentage">
            <text:p>2.02%</text:p>
          </table:table-cell>
          <table:table-cell table:formula="of:=IF([.A116]=&quot;&quot;;&quot;&quot;;AVERAGE([.N103:.N116]))" office:value-type="percentage" office:value="0.0175721980750647" calcext:value-type="percentage">
            <text:p>1.76%</text:p>
          </table:table-cell>
        </table:table-row>
        <table:table-row table:style-name="ro1">
          <table:table-cell table:style-name="ce1" table:formula="of:=IF([$latest_newly_sick_table.A110]=&quot;&quot;;&quot;&quot;;[$latest_newly_sick_table.A110])" office:value-type="date" office:date-value="2022-03-03" calcext:value-type="date">
            <text:p>2022-03-03</text:p>
          </table:table-cell>
          <table:table-cell table:formula="of:=IF([.$A111]=&quot;&quot;;&quot;&quot;;[$latest_newly_sick_table.B110]*[.B$1])" office:value-type="float" office:value="12.0158440518047" calcext:value-type="float">
            <text:p>12.0158440518047</text:p>
          </table:table-cell>
          <table:table-cell table:formula="of:=IF([.$A111]=&quot;&quot;;&quot;&quot;;[$latest_newly_sick_table.C110]*[.C$1])" office:value-type="float" office:value="22.9066007645297" calcext:value-type="float">
            <text:p>22.9066007645297</text:p>
          </table:table-cell>
          <table:table-cell table:formula="of:=IF([.$A111]=&quot;&quot;;&quot;&quot;;[$latest_newly_sick_table.D110]*[.D$1])" office:value-type="float" office:value="30.9665707535032" calcext:value-type="float">
            <text:p>30.9665707535032</text:p>
          </table:table-cell>
          <table:table-cell table:formula="of:=IF([.$A111]=&quot;&quot;;&quot;&quot;;[$latest_newly_sick_table.E110]*[.E$1])" office:value-type="float" office:value="5.45980511571256" calcext:value-type="float">
            <text:p>5.45980511571256</text:p>
          </table:table-cell>
          <table:table-cell table:formula="of:=IF([.$A111]=&quot;&quot;;&quot;&quot;;[$latest_newly_sick_table.F110]*[.F$1])" office:value-type="float" office:value="15.5370533356803" calcext:value-type="float">
            <text:p>15.5370533356803</text:p>
          </table:table-cell>
          <table:table-cell table:formula="of:=IF([.$A111]=&quot;&quot;;&quot;&quot;;[$latest_newly_sick_table.G110]*[.G$1])" office:value-type="float" office:value="42.773376075141" calcext:value-type="float">
            <text:p>42.773376075141</text:p>
          </table:table-cell>
          <table:table-cell table:formula="of:=IF([.$A111]=&quot;&quot;;&quot;&quot;;[$latest_newly_sick_table.H110]*[.H$1])" office:value-type="float" office:value="22.8650969593727" calcext:value-type="float">
            <text:p>22.8650969593727</text:p>
          </table:table-cell>
          <table:table-cell table:formula="of:=IF([.$A111]=&quot;&quot;;&quot;&quot;;[$latest_newly_sick_table.I110]*[.I$1])" office:value-type="float" office:value="11.2737920937042" calcext:value-type="float">
            <text:p>11.2737920937042</text:p>
          </table:table-cell>
          <table:table-cell table:formula="of:=IF([.$A111]=&quot;&quot;;&quot;&quot;;[$latest_newly_sick_table.J110]*[.J$1])" office:value-type="float" office:value="13.6419495213229" calcext:value-type="float">
            <text:p>13.6419495213229</text:p>
          </table:table-cell>
          <table:table-cell table:formula="of:=IF([.$A111]=&quot;&quot;;&quot;&quot;;[$latest_newly_sick_table.K110]*[.K$1])" office:value-type="float" office:value="8.21516557350825" calcext:value-type="float">
            <text:p>8.21516557350825</text:p>
          </table:table-cell>
          <table:table-cell table:formula="of:=IF([.$A111]=&quot;&quot;;&quot;&quot;;[$latest_newly_sick_table.L110]*[.L$1])" office:value-type="float" office:value="13.8777616805505" calcext:value-type="float">
            <text:p>13.8777616805505</text:p>
          </table:table-cell>
          <table:table-cell/>
          <table:table-cell table:formula="of:=SUM([.B111:.J111])/[.N$1]" office:value-type="percentage" office:value="0.0172305388105235" calcext:value-type="percentage">
            <text:p>1.72%</text:p>
          </table:table-cell>
          <table:table-cell table:formula="of:=IF([.A117]=&quot;&quot;;&quot;&quot;;AVERAGE([.N104:.N117]))" office:value-type="percentage" office:value="0.0181338727744229" calcext:value-type="percentage">
            <text:p>1.81%</text:p>
          </table:table-cell>
        </table:table-row>
        <table:table-row table:style-name="ro1">
          <table:table-cell table:style-name="ce1" table:formula="of:=IF([$latest_newly_sick_table.A111]=&quot;&quot;;&quot;&quot;;[$latest_newly_sick_table.A111])" office:value-type="date" office:date-value="2022-03-04" calcext:value-type="date">
            <text:p>2022-03-04</text:p>
          </table:table-cell>
          <table:table-cell table:formula="of:=IF([.$A112]=&quot;&quot;;&quot;&quot;;[$latest_newly_sick_table.B111]*[.B$1])" office:value-type="float" office:value="12.5121801880604" calcext:value-type="float">
            <text:p>12.5121801880604</text:p>
          </table:table-cell>
          <table:table-cell table:formula="of:=IF([.$A112]=&quot;&quot;;&quot;&quot;;[$latest_newly_sick_table.C111]*[.C$1])" office:value-type="float" office:value="24.1667103538664" calcext:value-type="float">
            <text:p>24.1667103538664</text:p>
          </table:table-cell>
          <table:table-cell table:formula="of:=IF([.$A112]=&quot;&quot;;&quot;&quot;;[$latest_newly_sick_table.D111]*[.D$1])" office:value-type="float" office:value="32.3497016980266" calcext:value-type="float">
            <text:p>32.3497016980266</text:p>
          </table:table-cell>
          <table:table-cell table:formula="of:=IF([.$A112]=&quot;&quot;;&quot;&quot;;[$latest_newly_sick_table.E111]*[.E$1])" office:value-type="float" office:value="4.87675847037844" calcext:value-type="float">
            <text:p>4.87675847037844</text:p>
          </table:table-cell>
          <table:table-cell table:formula="of:=IF([.$A112]=&quot;&quot;;&quot;&quot;;[$latest_newly_sick_table.F111]*[.F$1])" office:value-type="float" office:value="15.8256570845501" calcext:value-type="float">
            <text:p>15.8256570845501</text:p>
          </table:table-cell>
          <table:table-cell table:formula="of:=IF([.$A112]=&quot;&quot;;&quot;&quot;;[$latest_newly_sick_table.G111]*[.G$1])" office:value-type="float" office:value="43.047230297996" calcext:value-type="float">
            <text:p>43.047230297996</text:p>
          </table:table-cell>
          <table:table-cell table:formula="of:=IF([.$A112]=&quot;&quot;;&quot;&quot;;[$latest_newly_sick_table.H111]*[.H$1])" office:value-type="float" office:value="23.388431668019" calcext:value-type="float">
            <text:p>23.388431668019</text:p>
          </table:table-cell>
          <table:table-cell table:formula="of:=IF([.$A112]=&quot;&quot;;&quot;&quot;;[$latest_newly_sick_table.I111]*[.I$1])" office:value-type="float" office:value="11.9762741652021" calcext:value-type="float">
            <text:p>11.9762741652021</text:p>
          </table:table-cell>
          <table:table-cell table:formula="of:=IF([.$A112]=&quot;&quot;;&quot;&quot;;[$latest_newly_sick_table.J111]*[.J$1])" office:value-type="float" office:value="15.1929824561403" calcext:value-type="float">
            <text:p>15.1929824561403</text:p>
          </table:table-cell>
          <table:table-cell table:formula="of:=IF([.$A112]=&quot;&quot;;&quot;&quot;;[$latest_newly_sick_table.K111]*[.K$1])" office:value-type="float" office:value="7.33144092998106" calcext:value-type="float">
            <text:p>7.33144092998106</text:p>
          </table:table-cell>
          <table:table-cell table:formula="of:=IF([.$A112]=&quot;&quot;;&quot;&quot;;[$latest_newly_sick_table.L111]*[.L$1])" office:value-type="float" office:value="13.269080979453" calcext:value-type="float">
            <text:p>13.269080979453</text:p>
          </table:table-cell>
          <table:table-cell/>
          <table:table-cell table:formula="of:=SUM([.B112:.J112])/[.N$1]" office:value-type="percentage" office:value="0.0178030614082579" calcext:value-type="percentage">
            <text:p>1.78%</text:p>
          </table:table-cell>
          <table:table-cell table:formula="of:=IF([.A118]=&quot;&quot;;&quot;&quot;;AVERAGE([.N105:.N118]))" office:value-type="percentage" office:value="0.018815877115953" calcext:value-type="percentage">
            <text:p>1.88%</text:p>
          </table:table-cell>
        </table:table-row>
        <table:table-row table:style-name="ro1">
          <table:table-cell table:style-name="ce1" table:formula="of:=IF([$latest_newly_sick_table.A112]=&quot;&quot;;&quot;&quot;;[$latest_newly_sick_table.A112])" office:value-type="date" office:date-value="2022-03-05" calcext:value-type="date">
            <text:p>2022-03-05</text:p>
          </table:table-cell>
          <table:table-cell table:formula="of:=IF([.$A113]=&quot;&quot;;&quot;&quot;;[$latest_newly_sick_table.B112]*[.B$1])" office:value-type="float" office:value="14.4630197228145" calcext:value-type="float">
            <text:p>14.4630197228145</text:p>
          </table:table-cell>
          <table:table-cell table:formula="of:=IF([.$A113]=&quot;&quot;;&quot;&quot;;[$latest_newly_sick_table.C112]*[.C$1])" office:value-type="float" office:value="25.0498602050326" calcext:value-type="float">
            <text:p>25.0498602050326</text:p>
          </table:table-cell>
          <table:table-cell table:formula="of:=IF([.$A113]=&quot;&quot;;&quot;&quot;;[$latest_newly_sick_table.D112]*[.D$1])" office:value-type="float" office:value="32.7384931105247" calcext:value-type="float">
            <text:p>32.7384931105247</text:p>
          </table:table-cell>
          <table:table-cell table:formula="of:=IF([.$A113]=&quot;&quot;;&quot;&quot;;[$latest_newly_sick_table.E112]*[.E$1])" office:value-type="float" office:value="4.82744031429435" calcext:value-type="float">
            <text:p>4.82744031429435</text:p>
          </table:table-cell>
          <table:table-cell table:formula="of:=IF([.$A113]=&quot;&quot;;&quot;&quot;;[$latest_newly_sick_table.F112]*[.F$1])" office:value-type="float" office:value="15.260747817493" calcext:value-type="float">
            <text:p>15.260747817493</text:p>
          </table:table-cell>
          <table:table-cell table:formula="of:=IF([.$A113]=&quot;&quot;;&quot;&quot;;[$latest_newly_sick_table.G112]*[.G$1])" office:value-type="float" office:value="49.5825684490098" calcext:value-type="float">
            <text:p>49.5825684490098</text:p>
          </table:table-cell>
          <table:table-cell table:formula="of:=IF([.$A113]=&quot;&quot;;&quot;&quot;;[$latest_newly_sick_table.H112]*[.H$1])" office:value-type="float" office:value="25.3824028831826" calcext:value-type="float">
            <text:p>25.3824028831826</text:p>
          </table:table-cell>
          <table:table-cell table:formula="of:=IF([.$A113]=&quot;&quot;;&quot;&quot;;[$latest_newly_sick_table.I112]*[.I$1])" office:value-type="float" office:value="11.8429432888407" calcext:value-type="float">
            <text:p>11.8429432888407</text:p>
          </table:table-cell>
          <table:table-cell table:formula="of:=IF([.$A113]=&quot;&quot;;&quot;&quot;;[$latest_newly_sick_table.J112]*[.J$1])" office:value-type="float" office:value="14.6430647291942" calcext:value-type="float">
            <text:p>14.6430647291942</text:p>
          </table:table-cell>
          <table:table-cell table:formula="of:=IF([.$A113]=&quot;&quot;;&quot;&quot;;[$latest_newly_sick_table.K112]*[.K$1])" office:value-type="float" office:value="7.34084483618825" calcext:value-type="float">
            <text:p>7.34084483618825</text:p>
          </table:table-cell>
          <table:table-cell table:formula="of:=IF([.$A113]=&quot;&quot;;&quot;&quot;;[$latest_newly_sick_table.L112]*[.L$1])" office:value-type="float" office:value="15.2465396738386" calcext:value-type="float">
            <text:p>15.2465396738386</text:p>
          </table:table-cell>
          <table:table-cell/>
          <table:table-cell table:formula="of:=SUM([.B113:.J113])/[.N$1]" office:value-type="percentage" office:value="0.018818269617439" calcext:value-type="percentage">
            <text:p>1.88%</text:p>
          </table:table-cell>
          <table:table-cell table:formula="of:=IF([.A119]=&quot;&quot;;&quot;&quot;;AVERAGE([.N106:.N119]))" office:value-type="percentage" office:value="0.0195423228247618" calcext:value-type="percentage">
            <text:p>1.95%</text:p>
          </table:table-cell>
        </table:table-row>
        <table:table-row table:style-name="ro1">
          <table:table-cell table:style-name="ce1" table:formula="of:=IF([$latest_newly_sick_table.A113]=&quot;&quot;;&quot;&quot;;[$latest_newly_sick_table.A113])" office:value-type="date" office:date-value="2022-03-06" calcext:value-type="date">
            <text:p>2022-03-06</text:p>
          </table:table-cell>
          <table:table-cell table:formula="of:=IF([.$A114]=&quot;&quot;;&quot;&quot;;[$latest_newly_sick_table.B113]*[.B$1])" office:value-type="float" office:value="15.0760830807631" calcext:value-type="float">
            <text:p>15.0760830807631</text:p>
          </table:table-cell>
          <table:table-cell table:formula="of:=IF([.$A114]=&quot;&quot;;&quot;&quot;;[$latest_newly_sick_table.C113]*[.C$1])" office:value-type="float" office:value="24.3417638003079" calcext:value-type="float">
            <text:p>24.3417638003079</text:p>
          </table:table-cell>
          <table:table-cell table:formula="of:=IF([.$A114]=&quot;&quot;;&quot;&quot;;[$latest_newly_sick_table.D113]*[.D$1])" office:value-type="float" office:value="35.0964879154079" calcext:value-type="float">
            <text:p>35.0964879154079</text:p>
          </table:table-cell>
          <table:table-cell table:formula="of:=IF([.$A114]=&quot;&quot;;&quot;&quot;;[$latest_newly_sick_table.E113]*[.E$1])" office:value-type="float" office:value="5.70997963340122" calcext:value-type="float">
            <text:p>5.70997963340122</text:p>
          </table:table-cell>
          <table:table-cell table:formula="of:=IF([.$A114]=&quot;&quot;;&quot;&quot;;[$latest_newly_sick_table.F113]*[.F$1])" office:value-type="float" office:value="17.4922977717275" calcext:value-type="float">
            <text:p>17.4922977717275</text:p>
          </table:table-cell>
          <table:table-cell table:formula="of:=IF([.$A114]=&quot;&quot;;&quot;&quot;;[$latest_newly_sick_table.G113]*[.G$1])" office:value-type="float" office:value="47.8934374088896" calcext:value-type="float">
            <text:p>47.8934374088896</text:p>
          </table:table-cell>
          <table:table-cell table:formula="of:=IF([.$A114]=&quot;&quot;;&quot;&quot;;[$latest_newly_sick_table.H113]*[.H$1])" office:value-type="float" office:value="27.1874114504703" calcext:value-type="float">
            <text:p>27.1874114504703</text:p>
          </table:table-cell>
          <table:table-cell table:formula="of:=IF([.$A114]=&quot;&quot;;&quot;&quot;;[$latest_newly_sick_table.I113]*[.I$1])" office:value-type="float" office:value="14.1284403669725" calcext:value-type="float">
            <text:p>14.1284403669725</text:p>
          </table:table-cell>
          <table:table-cell table:formula="of:=IF([.$A114]=&quot;&quot;;&quot;&quot;;[$latest_newly_sick_table.J113]*[.J$1])" office:value-type="float" office:value="16.6370070778564" calcext:value-type="float">
            <text:p>16.6370070778564</text:p>
          </table:table-cell>
          <table:table-cell table:formula="of:=IF([.$A114]=&quot;&quot;;&quot;&quot;;[$latest_newly_sick_table.K113]*[.K$1])" office:value-type="float" office:value="8.3997055776675" calcext:value-type="float">
            <text:p>8.3997055776675</text:p>
          </table:table-cell>
          <table:table-cell table:formula="of:=IF([.$A114]=&quot;&quot;;&quot;&quot;;[$latest_newly_sick_table.L113]*[.L$1])" office:value-type="float" office:value="15.8070745435409" calcext:value-type="float">
            <text:p>15.8070745435409</text:p>
          </table:table-cell>
          <table:table-cell/>
          <table:table-cell table:formula="of:=SUM([.B114:.J114])/[.N$1]" office:value-type="percentage" office:value="0.0197672274719165" calcext:value-type="percentage">
            <text:p>1.98%</text:p>
          </table:table-cell>
          <table:table-cell table:formula="of:=IF([.A120]=&quot;&quot;;&quot;&quot;;AVERAGE([.N107:.N120]))" office:value-type="percentage" office:value="0.0201340284563381" calcext:value-type="percentage">
            <text:p>2.01%</text:p>
          </table:table-cell>
        </table:table-row>
        <table:table-row table:style-name="ro1">
          <table:table-cell table:style-name="ce1" table:formula="of:=IF([$latest_newly_sick_table.A114]=&quot;&quot;;&quot;&quot;;[$latest_newly_sick_table.A114])" office:value-type="date" office:date-value="2022-03-07" calcext:value-type="date">
            <text:p>2022-03-07</text:p>
          </table:table-cell>
          <table:table-cell table:formula="of:=IF([.$A115]=&quot;&quot;;&quot;&quot;;[$latest_newly_sick_table.B114]*[.B$1])" office:value-type="float" office:value="15.0616790405482" calcext:value-type="float">
            <text:p>15.0616790405482</text:p>
          </table:table-cell>
          <table:table-cell table:formula="of:=IF([.$A115]=&quot;&quot;;&quot;&quot;;[$latest_newly_sick_table.C114]*[.C$1])" office:value-type="float" office:value="28.2328267911585" calcext:value-type="float">
            <text:p>28.2328267911585</text:p>
          </table:table-cell>
          <table:table-cell table:formula="of:=IF([.$A115]=&quot;&quot;;&quot;&quot;;[$latest_newly_sick_table.D114]*[.D$1])" office:value-type="float" office:value="38.0338361377287" calcext:value-type="float">
            <text:p>38.0338361377287</text:p>
          </table:table-cell>
          <table:table-cell table:formula="of:=IF([.$A115]=&quot;&quot;;&quot;&quot;;[$latest_newly_sick_table.E114]*[.E$1])" office:value-type="float" office:value="5.82026730500699" calcext:value-type="float">
            <text:p>5.82026730500699</text:p>
          </table:table-cell>
          <table:table-cell table:formula="of:=IF([.$A115]=&quot;&quot;;&quot;&quot;;[$latest_newly_sick_table.F114]*[.F$1])" office:value-type="float" office:value="17.9076599474145" calcext:value-type="float">
            <text:p>17.9076599474145</text:p>
          </table:table-cell>
          <table:table-cell table:formula="of:=IF([.$A115]=&quot;&quot;;&quot;&quot;;[$latest_newly_sick_table.G114]*[.G$1])" office:value-type="float" office:value="56.5620229254535" calcext:value-type="float">
            <text:p>56.5620229254535</text:p>
          </table:table-cell>
          <table:table-cell table:formula="of:=IF([.$A115]=&quot;&quot;;&quot;&quot;;[$latest_newly_sick_table.H114]*[.H$1])" office:value-type="float" office:value="28.7975872232504" calcext:value-type="float">
            <text:p>28.7975872232504</text:p>
          </table:table-cell>
          <table:table-cell table:formula="of:=IF([.$A115]=&quot;&quot;;&quot;&quot;;[$latest_newly_sick_table.I114]*[.I$1])" office:value-type="float" office:value="15.0288584394413" calcext:value-type="float">
            <text:p>15.0288584394413</text:p>
          </table:table-cell>
          <table:table-cell table:formula="of:=IF([.$A115]=&quot;&quot;;&quot;&quot;;[$latest_newly_sick_table.J114]*[.J$1])" office:value-type="float" office:value="16.0528276039214" calcext:value-type="float">
            <text:p>16.0528276039214</text:p>
          </table:table-cell>
          <table:table-cell table:formula="of:=IF([.$A115]=&quot;&quot;;&quot;&quot;;[$latest_newly_sick_table.K114]*[.K$1])" office:value-type="float" office:value="9.30396710982969" calcext:value-type="float">
            <text:p>9.30396710982969</text:p>
          </table:table-cell>
          <table:table-cell table:formula="of:=IF([.$A115]=&quot;&quot;;&quot;&quot;;[$latest_newly_sick_table.L114]*[.L$1])" office:value-type="float" office:value="18.6173435784852" calcext:value-type="float">
            <text:p>18.6173435784852</text:p>
          </table:table-cell>
          <table:table-cell/>
          <table:table-cell table:formula="of:=SUM([.B115:.J115])/[.N$1]" office:value-type="percentage" office:value="0.0215087944662967" calcext:value-type="percentage">
            <text:p>2.15%</text:p>
          </table:table-cell>
          <table:table-cell table:formula="of:=IF([.A121]=&quot;&quot;;&quot;&quot;;AVERAGE([.N108:.N121]))" office:value-type="percentage" office:value="0.0208148731545676" calcext:value-type="percentage">
            <text:p>2.08%</text:p>
          </table:table-cell>
        </table:table-row>
        <table:table-row table:style-name="ro1">
          <table:table-cell table:style-name="ce1" table:formula="of:=IF([$latest_newly_sick_table.A115]=&quot;&quot;;&quot;&quot;;[$latest_newly_sick_table.A115])" office:value-type="date" office:date-value="2022-03-08" calcext:value-type="date">
            <text:p>2022-03-08</text:p>
          </table:table-cell>
          <table:table-cell table:formula="of:=IF([.$A116]=&quot;&quot;;&quot;&quot;;[$latest_newly_sick_table.B115]*[.B$1])" office:value-type="float" office:value="16.5968630587399" calcext:value-type="float">
            <text:p>16.5968630587399</text:p>
          </table:table-cell>
          <table:table-cell table:formula="of:=IF([.$A116]=&quot;&quot;;&quot;&quot;;[$latest_newly_sick_table.C115]*[.C$1])" office:value-type="float" office:value="28.9417164505318" calcext:value-type="float">
            <text:p>28.9417164505318</text:p>
          </table:table-cell>
          <table:table-cell table:formula="of:=IF([.$A116]=&quot;&quot;;&quot;&quot;;[$latest_newly_sick_table.D115]*[.D$1])" office:value-type="float" office:value="41.4845138953869" calcext:value-type="float">
            <text:p>41.4845138953869</text:p>
          </table:table-cell>
          <table:table-cell table:formula="of:=IF([.$A116]=&quot;&quot;;&quot;&quot;;[$latest_newly_sick_table.E115]*[.E$1])" office:value-type="float" office:value="5.68814926878468" calcext:value-type="float">
            <text:p>5.68814926878468</text:p>
          </table:table-cell>
          <table:table-cell table:formula="of:=IF([.$A116]=&quot;&quot;;&quot;&quot;;[$latest_newly_sick_table.F115]*[.F$1])" office:value-type="float" office:value="19.345694799659" calcext:value-type="float">
            <text:p>19.345694799659</text:p>
          </table:table-cell>
          <table:table-cell table:formula="of:=IF([.$A116]=&quot;&quot;;&quot;&quot;;[$latest_newly_sick_table.G115]*[.G$1])" office:value-type="float" office:value="55.842978364561" calcext:value-type="float">
            <text:p>55.842978364561</text:p>
          </table:table-cell>
          <table:table-cell table:formula="of:=IF([.$A116]=&quot;&quot;;&quot;&quot;;[$latest_newly_sick_table.H115]*[.H$1])" office:value-type="float" office:value="31.0967577817863" calcext:value-type="float">
            <text:p>31.0967577817863</text:p>
          </table:table-cell>
          <table:table-cell table:formula="of:=IF([.$A116]=&quot;&quot;;&quot;&quot;;[$latest_newly_sick_table.I115]*[.I$1])" office:value-type="float" office:value="15.4495486638663" calcext:value-type="float">
            <text:p>15.4495486638663</text:p>
          </table:table-cell>
          <table:table-cell table:formula="of:=IF([.$A116]=&quot;&quot;;&quot;&quot;;[$latest_newly_sick_table.J115]*[.J$1])" office:value-type="float" office:value="18.2458645307331" calcext:value-type="float">
            <text:p>18.2458645307331</text:p>
          </table:table-cell>
          <table:table-cell table:formula="of:=IF([.$A116]=&quot;&quot;;&quot;&quot;;[$latest_newly_sick_table.K115]*[.K$1])" office:value-type="float" office:value="9.00592034445641" calcext:value-type="float">
            <text:p>9.00592034445641</text:p>
          </table:table-cell>
          <table:table-cell table:formula="of:=IF([.$A116]=&quot;&quot;;&quot;&quot;;[$latest_newly_sick_table.L115]*[.L$1])" office:value-type="float" office:value="17.533362792753" calcext:value-type="float">
            <text:p>17.533362792753</text:p>
          </table:table-cell>
          <table:table-cell/>
          <table:table-cell table:formula="of:=SUM([.B116:.J116])/[.N$1]" office:value-type="percentage" office:value="0.0225958522833608" calcext:value-type="percentage">
            <text:p>2.26%</text:p>
          </table:table-cell>
          <table:table-cell table:formula="of:=IF([.A122]=&quot;&quot;;&quot;&quot;;AVERAGE([.N109:.N122]))" office:value-type="percentage" office:value="0.0213513793022307" calcext:value-type="percentage">
            <text:p>2.14%</text:p>
          </table:table-cell>
        </table:table-row>
        <table:table-row table:style-name="ro1">
          <table:table-cell table:style-name="ce1" table:formula="of:=IF([$latest_newly_sick_table.A116]=&quot;&quot;;&quot;&quot;;[$latest_newly_sick_table.A116])" office:value-type="date" office:date-value="2022-03-09" calcext:value-type="date">
            <text:p>2022-03-09</text:p>
          </table:table-cell>
          <table:table-cell table:formula="of:=IF([.$A117]=&quot;&quot;;&quot;&quot;;[$latest_newly_sick_table.B116]*[.B$1])" office:value-type="float" office:value="16.8735917679411" calcext:value-type="float">
            <text:p>16.8735917679411</text:p>
          </table:table-cell>
          <table:table-cell table:formula="of:=IF([.$A117]=&quot;&quot;;&quot;&quot;;[$latest_newly_sick_table.C116]*[.C$1])" office:value-type="float" office:value="30.617668391277" calcext:value-type="float">
            <text:p>30.617668391277</text:p>
          </table:table-cell>
          <table:table-cell table:formula="of:=IF([.$A117]=&quot;&quot;;&quot;&quot;;[$latest_newly_sick_table.D116]*[.D$1])" office:value-type="float" office:value="43.7149959344871" calcext:value-type="float">
            <text:p>43.7149959344871</text:p>
          </table:table-cell>
          <table:table-cell table:formula="of:=IF([.$A117]=&quot;&quot;;&quot;&quot;;[$latest_newly_sick_table.E116]*[.E$1])" office:value-type="float" office:value="5.56176772867421" calcext:value-type="float">
            <text:p>5.56176772867421</text:p>
          </table:table-cell>
          <table:table-cell table:formula="of:=IF([.$A117]=&quot;&quot;;&quot;&quot;;[$latest_newly_sick_table.F116]*[.F$1])" office:value-type="float" office:value="20.0628143392188" calcext:value-type="float">
            <text:p>20.0628143392188</text:p>
          </table:table-cell>
          <table:table-cell table:formula="of:=IF([.$A117]=&quot;&quot;;&quot;&quot;;[$latest_newly_sick_table.G116]*[.G$1])" office:value-type="float" office:value="61.5369365581933" calcext:value-type="float">
            <text:p>61.5369365581933</text:p>
          </table:table-cell>
          <table:table-cell table:formula="of:=IF([.$A117]=&quot;&quot;;&quot;&quot;;[$latest_newly_sick_table.H116]*[.H$1])" office:value-type="float" office:value="32.7162917455771" calcext:value-type="float">
            <text:p>32.7162917455771</text:p>
          </table:table-cell>
          <table:table-cell table:formula="of:=IF([.$A117]=&quot;&quot;;&quot;&quot;;[$latest_newly_sick_table.I116]*[.I$1])" office:value-type="float" office:value="15.5714222360193" calcext:value-type="float">
            <text:p>15.5714222360193</text:p>
          </table:table-cell>
          <table:table-cell table:formula="of:=IF([.$A117]=&quot;&quot;;&quot;&quot;;[$latest_newly_sick_table.J116]*[.J$1])" office:value-type="float" office:value="18.144548125108" calcext:value-type="float">
            <text:p>18.144548125108</text:p>
          </table:table-cell>
          <table:table-cell table:formula="of:=IF([.$A117]=&quot;&quot;;&quot;&quot;;[$latest_newly_sick_table.K116]*[.K$1])" office:value-type="float" office:value="9.92199881408012" calcext:value-type="float">
            <text:p>9.92199881408012</text:p>
          </table:table-cell>
          <table:table-cell table:formula="of:=IF([.$A117]=&quot;&quot;;&quot;&quot;;[$latest_newly_sick_table.L116]*[.L$1])" office:value-type="float" office:value="19.6189216593925" calcext:value-type="float">
            <text:p>19.6189216593925</text:p>
          </table:table-cell>
          <table:table-cell/>
          <table:table-cell table:formula="of:=SUM([.B117:.J117])/[.N$1]" office:value-type="percentage" office:value="0.0237716097131964" calcext:value-type="percentage">
            <text:p>2.38%</text:p>
          </table:table-cell>
          <table:table-cell table:formula="of:=IF([.A123]=&quot;&quot;;&quot;&quot;;AVERAGE([.N110:.N123]))" office:value-type="percentage" office:value="0.0220909810421307" calcext:value-type="percentage">
            <text:p>2.21%</text:p>
          </table:table-cell>
        </table:table-row>
        <table:table-row table:style-name="ro1">
          <table:table-cell table:style-name="ce1" table:formula="of:=IF([$latest_newly_sick_table.A117]=&quot;&quot;;&quot;&quot;;[$latest_newly_sick_table.A117])" office:value-type="date" office:date-value="2022-03-10" calcext:value-type="date">
            <text:p>2022-03-10</text:p>
          </table:table-cell>
          <table:table-cell table:formula="of:=IF([.$A118]=&quot;&quot;;&quot;&quot;;[$latest_newly_sick_table.B117]*[.B$1])" office:value-type="float" office:value="17.8469662543129" calcext:value-type="float">
            <text:p>17.8469662543129</text:p>
          </table:table-cell>
          <table:table-cell table:formula="of:=IF([.$A118]=&quot;&quot;;&quot;&quot;;[$latest_newly_sick_table.C117]*[.C$1])" office:value-type="float" office:value="29.7442335170443" calcext:value-type="float">
            <text:p>29.7442335170443</text:p>
          </table:table-cell>
          <table:table-cell table:formula="of:=IF([.$A118]=&quot;&quot;;&quot;&quot;;[$latest_newly_sick_table.D117]*[.D$1])" office:value-type="float" office:value="46.3941694767759" calcext:value-type="float">
            <text:p>46.3941694767759</text:p>
          </table:table-cell>
          <table:table-cell table:formula="of:=IF([.$A118]=&quot;&quot;;&quot;&quot;;[$latest_newly_sick_table.E117]*[.E$1])" office:value-type="float" office:value="6.64862289145145" calcext:value-type="float">
            <text:p>6.64862289145145</text:p>
          </table:table-cell>
          <table:table-cell table:formula="of:=IF([.$A118]=&quot;&quot;;&quot;&quot;;[$latest_newly_sick_table.F117]*[.F$1])" office:value-type="float" office:value="22.371198835247" calcext:value-type="float">
            <text:p>22.371198835247</text:p>
          </table:table-cell>
          <table:table-cell table:formula="of:=IF([.$A118]=&quot;&quot;;&quot;&quot;;[$latest_newly_sick_table.G117]*[.G$1])" office:value-type="float" office:value="59.9824220670666" calcext:value-type="float">
            <text:p>59.9824220670666</text:p>
          </table:table-cell>
          <table:table-cell table:formula="of:=IF([.$A118]=&quot;&quot;;&quot;&quot;;[$latest_newly_sick_table.H117]*[.H$1])" office:value-type="float" office:value="33.7080472219214" calcext:value-type="float">
            <text:p>33.7080472219214</text:p>
          </table:table-cell>
          <table:table-cell table:formula="of:=IF([.$A118]=&quot;&quot;;&quot;&quot;;[$latest_newly_sick_table.I117]*[.I$1])" office:value-type="float" office:value="16.141404805915" calcext:value-type="float">
            <text:p>16.141404805915</text:p>
          </table:table-cell>
          <table:table-cell table:formula="of:=IF([.$A118]=&quot;&quot;;&quot;&quot;;[$latest_newly_sick_table.J117]*[.J$1])" office:value-type="float" office:value="19.3541376199459" calcext:value-type="float">
            <text:p>19.3541376199459</text:p>
          </table:table-cell>
          <table:table-cell table:formula="of:=IF([.$A118]=&quot;&quot;;&quot;&quot;;[$latest_newly_sick_table.K117]*[.K$1])" office:value-type="float" office:value="10.7300717213115" calcext:value-type="float">
            <text:p>10.7300717213115</text:p>
          </table:table-cell>
          <table:table-cell table:formula="of:=IF([.$A118]=&quot;&quot;;&quot;&quot;;[$latest_newly_sick_table.L117]*[.L$1])" office:value-type="float" office:value="19.3125155925156" calcext:value-type="float">
            <text:p>19.3125155925156</text:p>
          </table:table-cell>
          <table:table-cell/>
          <table:table-cell table:formula="of:=SUM([.B118:.J118])/[.N$1]" office:value-type="percentage" office:value="0.0244893379966674" calcext:value-type="percentage">
            <text:p>2.45%</text:p>
          </table:table-cell>
          <table:table-cell table:formula="of:=IF([.A124]=&quot;&quot;;&quot;&quot;;AVERAGE([.N111:.N124]))" office:value-type="percentage" office:value="0.0226718960567003" calcext:value-type="percentage">
            <text:p>2.27%</text:p>
          </table:table-cell>
        </table:table-row>
        <table:table-row table:style-name="ro1">
          <table:table-cell table:style-name="ce1" table:formula="of:=IF([$latest_newly_sick_table.A118]=&quot;&quot;;&quot;&quot;;[$latest_newly_sick_table.A118])" office:value-type="date" office:date-value="2022-03-11" calcext:value-type="date">
            <text:p>2022-03-11</text:p>
          </table:table-cell>
          <table:table-cell table:formula="of:=IF([.$A119]=&quot;&quot;;&quot;&quot;;[$latest_newly_sick_table.B118]*[.B$1])" office:value-type="float" office:value="15.9632972062697" calcext:value-type="float">
            <text:p>15.9632972062697</text:p>
          </table:table-cell>
          <table:table-cell table:formula="of:=IF([.$A119]=&quot;&quot;;&quot;&quot;;[$latest_newly_sick_table.C118]*[.C$1])" office:value-type="float" office:value="30.8040977881257" calcext:value-type="float">
            <text:p>30.8040977881257</text:p>
          </table:table-cell>
          <table:table-cell table:formula="of:=IF([.$A119]=&quot;&quot;;&quot;&quot;;[$latest_newly_sick_table.D118]*[.D$1])" office:value-type="float" office:value="40.8964606326535" calcext:value-type="float">
            <text:p>40.8964606326535</text:p>
          </table:table-cell>
          <table:table-cell table:formula="of:=IF([.$A119]=&quot;&quot;;&quot;&quot;;[$latest_newly_sick_table.E118]*[.E$1])" office:value-type="float" office:value="6.88984149137673" calcext:value-type="float">
            <text:p>6.88984149137673</text:p>
          </table:table-cell>
          <table:table-cell table:formula="of:=IF([.$A119]=&quot;&quot;;&quot;&quot;;[$latest_newly_sick_table.F118]*[.F$1])" office:value-type="float" office:value="21.2306824012314" calcext:value-type="float">
            <text:p>21.2306824012314</text:p>
          </table:table-cell>
          <table:table-cell table:formula="of:=IF([.$A119]=&quot;&quot;;&quot;&quot;;[$latest_newly_sick_table.G118]*[.G$1])" office:value-type="float" office:value="59.6361478467277" calcext:value-type="float">
            <text:p>59.6361478467277</text:p>
          </table:table-cell>
          <table:table-cell table:formula="of:=IF([.$A119]=&quot;&quot;;&quot;&quot;;[$latest_newly_sick_table.H118]*[.H$1])" office:value-type="float" office:value="35.1981461046127" calcext:value-type="float">
            <text:p>35.1981461046127</text:p>
          </table:table-cell>
          <table:table-cell table:formula="of:=IF([.$A119]=&quot;&quot;;&quot;&quot;;[$latest_newly_sick_table.I118]*[.I$1])" office:value-type="float" office:value="16.1545392140038" calcext:value-type="float">
            <text:p>16.1545392140038</text:p>
          </table:table-cell>
          <table:table-cell table:formula="of:=IF([.$A119]=&quot;&quot;;&quot;&quot;;[$latest_newly_sick_table.J118]*[.J$1])" office:value-type="float" office:value="20.8386877732037" calcext:value-type="float">
            <text:p>20.8386877732037</text:p>
          </table:table-cell>
          <table:table-cell table:formula="of:=IF([.$A119]=&quot;&quot;;&quot;&quot;;[$latest_newly_sick_table.K118]*[.K$1])" office:value-type="float" office:value="10.3307806063167" calcext:value-type="float">
            <text:p>10.3307806063167</text:p>
          </table:table-cell>
          <table:table-cell table:formula="of:=IF([.$A119]=&quot;&quot;;&quot;&quot;;[$latest_newly_sick_table.L118]*[.L$1])" office:value-type="float" office:value="19.0381811870878" calcext:value-type="float">
            <text:p>19.0381811870878</text:p>
          </table:table-cell>
          <table:table-cell/>
          <table:table-cell table:formula="of:=SUM([.B119:.J119])/[.N$1]" office:value-type="percentage" office:value="0.0240446592016125" calcext:value-type="percentage">
            <text:p>2.40%</text:p>
          </table:table-cell>
          <table:table-cell table:formula="of:=IF([.A125]=&quot;&quot;;&quot;&quot;;AVERAGE([.N112:.N125]))" office:value-type="percentage" office:value="0.0234599477190297" calcext:value-type="percentage">
            <text:p>2.35%</text:p>
          </table:table-cell>
        </table:table-row>
        <table:table-row table:style-name="ro1">
          <table:table-cell table:style-name="ce1" table:formula="of:=IF([$latest_newly_sick_table.A119]=&quot;&quot;;&quot;&quot;;[$latest_newly_sick_table.A119])" office:value-type="date" office:date-value="2022-03-12" calcext:value-type="date">
            <text:p>2022-03-12</text:p>
          </table:table-cell>
          <table:table-cell table:formula="of:=IF([.$A120]=&quot;&quot;;&quot;&quot;;[$latest_newly_sick_table.B119]*[.B$1])" office:value-type="float" office:value="16.6637636372149" calcext:value-type="float">
            <text:p>16.6637636372149</text:p>
          </table:table-cell>
          <table:table-cell table:formula="of:=IF([.$A120]=&quot;&quot;;&quot;&quot;;[$latest_newly_sick_table.C119]*[.C$1])" office:value-type="float" office:value="28.6376049357743" calcext:value-type="float">
            <text:p>28.6376049357743</text:p>
          </table:table-cell>
          <table:table-cell table:formula="of:=IF([.$A120]=&quot;&quot;;&quot;&quot;;[$latest_newly_sick_table.D119]*[.D$1])" office:value-type="float" office:value="40.2478678298163" calcext:value-type="float">
            <text:p>40.2478678298163</text:p>
          </table:table-cell>
          <table:table-cell table:formula="of:=IF([.$A120]=&quot;&quot;;&quot;&quot;;[$latest_newly_sick_table.E119]*[.E$1])" office:value-type="float" office:value="5.93600673613304" calcext:value-type="float">
            <text:p>5.93600673613304</text:p>
          </table:table-cell>
          <table:table-cell table:formula="of:=IF([.$A120]=&quot;&quot;;&quot;&quot;;[$latest_newly_sick_table.F119]*[.F$1])" office:value-type="float" office:value="19.1918543935551" calcext:value-type="float">
            <text:p>19.1918543935551</text:p>
          </table:table-cell>
          <table:table-cell table:formula="of:=IF([.$A120]=&quot;&quot;;&quot;&quot;;[$latest_newly_sick_table.G119]*[.G$1])" office:value-type="float" office:value="55.7398743446897" calcext:value-type="float">
            <text:p>55.7398743446897</text:p>
          </table:table-cell>
          <table:table-cell table:formula="of:=IF([.$A120]=&quot;&quot;;&quot;&quot;;[$latest_newly_sick_table.H119]*[.H$1])" office:value-type="float" office:value="31.8540135325901" calcext:value-type="float">
            <text:p>31.8540135325901</text:p>
          </table:table-cell>
          <table:table-cell table:formula="of:=IF([.$A120]=&quot;&quot;;&quot;&quot;;[$latest_newly_sick_table.I119]*[.I$1])" office:value-type="float" office:value="15.0712383799692" calcext:value-type="float">
            <text:p>15.0712383799692</text:p>
          </table:table-cell>
          <table:table-cell table:formula="of:=IF([.$A120]=&quot;&quot;;&quot;&quot;;[$latest_newly_sick_table.J119]*[.J$1])" office:value-type="float" office:value="18.0068851556045" calcext:value-type="float">
            <text:p>18.0068851556045</text:p>
          </table:table-cell>
          <table:table-cell table:formula="of:=IF([.$A120]=&quot;&quot;;&quot;&quot;;[$latest_newly_sick_table.K119]*[.K$1])" office:value-type="float" office:value="9.49317817014447" calcext:value-type="float">
            <text:p>9.49317817014447</text:p>
          </table:table-cell>
          <table:table-cell table:formula="of:=IF([.$A120]=&quot;&quot;;&quot;&quot;;[$latest_newly_sick_table.L119]*[.L$1])" office:value-type="float" office:value="17.0404829877849" calcext:value-type="float">
            <text:p>17.0404829877849</text:p>
          </table:table-cell>
          <table:table-cell/>
          <table:table-cell table:formula="of:=SUM([.B120:.J120])/[.N$1]" office:value-type="percentage" office:value="0.02246544075989" calcext:value-type="percentage">
            <text:p>2.25%</text:p>
          </table:table-cell>
          <table:table-cell table:formula="of:=IF([.A126]=&quot;&quot;;&quot;&quot;;AVERAGE([.N113:.N126]))" office:value-type="percentage" office:value="0.0240623001385851" calcext:value-type="percentage">
            <text:p>2.41%</text:p>
          </table:table-cell>
        </table:table-row>
        <table:table-row table:style-name="ro1">
          <table:table-cell table:style-name="ce1" table:formula="of:=IF([$latest_newly_sick_table.A120]=&quot;&quot;;&quot;&quot;;[$latest_newly_sick_table.A120])" office:value-type="date" office:date-value="2022-03-13" calcext:value-type="date">
            <text:p>2022-03-13</text:p>
          </table:table-cell>
          <table:table-cell table:formula="of:=IF([.$A121]=&quot;&quot;;&quot;&quot;;[$latest_newly_sick_table.B120]*[.B$1])" office:value-type="float" office:value="17.7116702700216" calcext:value-type="float">
            <text:p>17.7116702700216</text:p>
          </table:table-cell>
          <table:table-cell table:formula="of:=IF([.$A121]=&quot;&quot;;&quot;&quot;;[$latest_newly_sick_table.C120]*[.C$1])" office:value-type="float" office:value="32.148765843896" calcext:value-type="float">
            <text:p>32.148765843896</text:p>
          </table:table-cell>
          <table:table-cell table:formula="of:=IF([.$A121]=&quot;&quot;;&quot;&quot;;[$latest_newly_sick_table.D120]*[.D$1])" office:value-type="float" office:value="40.258779333793" calcext:value-type="float">
            <text:p>40.258779333793</text:p>
          </table:table-cell>
          <table:table-cell table:formula="of:=IF([.$A121]=&quot;&quot;;&quot;&quot;;[$latest_newly_sick_table.E120]*[.E$1])" office:value-type="float" office:value="7.10977256205214" calcext:value-type="float">
            <text:p>7.10977256205214</text:p>
          </table:table-cell>
          <table:table-cell table:formula="of:=IF([.$A121]=&quot;&quot;;&quot;&quot;;[$latest_newly_sick_table.F120]*[.F$1])" office:value-type="float" office:value="22.0937171446181" calcext:value-type="float">
            <text:p>22.0937171446181</text:p>
          </table:table-cell>
          <table:table-cell table:formula="of:=IF([.$A121]=&quot;&quot;;&quot;&quot;;[$latest_newly_sick_table.G120]*[.G$1])" office:value-type="float" office:value="60.4373999057938" calcext:value-type="float">
            <text:p>60.4373999057938</text:p>
          </table:table-cell>
          <table:table-cell table:formula="of:=IF([.$A121]=&quot;&quot;;&quot;&quot;;[$latest_newly_sick_table.H120]*[.H$1])" office:value-type="float" office:value="33.1753577030945" calcext:value-type="float">
            <text:p>33.1753577030945</text:p>
          </table:table-cell>
          <table:table-cell table:formula="of:=IF([.$A121]=&quot;&quot;;&quot;&quot;;[$latest_newly_sick_table.I120]*[.I$1])" office:value-type="float" office:value="17.6774847870183" calcext:value-type="float">
            <text:p>17.6774847870183</text:p>
          </table:table-cell>
          <table:table-cell table:formula="of:=IF([.$A121]=&quot;&quot;;&quot;&quot;;[$latest_newly_sick_table.J120]*[.J$1])" office:value-type="float" office:value="18.2539215686274" calcext:value-type="float">
            <text:p>18.2539215686274</text:p>
          </table:table-cell>
          <table:table-cell table:formula="of:=IF([.$A121]=&quot;&quot;;&quot;&quot;;[$latest_newly_sick_table.K120]*[.K$1])" office:value-type="float" office:value="11.0127983974181" calcext:value-type="float">
            <text:p>11.0127983974181</text:p>
          </table:table-cell>
          <table:table-cell table:formula="of:=IF([.$A121]=&quot;&quot;;&quot;&quot;;[$latest_newly_sick_table.L120]*[.L$1])" office:value-type="float" office:value="17.3263555883438" calcext:value-type="float">
            <text:p>17.3263555883438</text:p>
          </table:table-cell>
          <table:table-cell/>
          <table:table-cell table:formula="of:=SUM([.B121:.J121])/[.N$1]" office:value-type="percentage" office:value="0.0241665244823184" calcext:value-type="percentage">
            <text:p>2.42%</text:p>
          </table:table-cell>
          <table:table-cell table:formula="of:=IF([.A127]=&quot;&quot;;&quot;&quot;;AVERAGE([.N114:.N127]))" office:value-type="percentage" office:value="0.0246048131533099" calcext:value-type="percentage">
            <text:p>2.46%</text:p>
          </table:table-cell>
        </table:table-row>
        <table:table-row table:style-name="ro1">
          <table:table-cell table:style-name="ce1" table:formula="of:=IF([$latest_newly_sick_table.A121]=&quot;&quot;;&quot;&quot;;[$latest_newly_sick_table.A121])" office:value-type="date" office:date-value="2022-03-14" calcext:value-type="date">
            <text:p>2022-03-14</text:p>
          </table:table-cell>
          <table:table-cell table:formula="of:=IF([.$A122]=&quot;&quot;;&quot;&quot;;[$latest_newly_sick_table.B121]*[.B$1])" office:value-type="float" office:value="18.096" calcext:value-type="float">
            <text:p>18.096</text:p>
          </table:table-cell>
          <table:table-cell table:formula="of:=IF([.$A122]=&quot;&quot;;&quot;&quot;;[$latest_newly_sick_table.C121]*[.C$1])" office:value-type="float" office:value="32.6146428917531" calcext:value-type="float">
            <text:p>32.6146428917531</text:p>
          </table:table-cell>
          <table:table-cell table:formula="of:=IF([.$A122]=&quot;&quot;;&quot;&quot;;[$latest_newly_sick_table.D121]*[.D$1])" office:value-type="float" office:value="43.7008676234561" calcext:value-type="float">
            <text:p>43.7008676234561</text:p>
          </table:table-cell>
          <table:table-cell table:formula="of:=IF([.$A122]=&quot;&quot;;&quot;&quot;;[$latest_newly_sick_table.E121]*[.E$1])" office:value-type="float" office:value="6.60380462724937" calcext:value-type="float">
            <text:p>6.60380462724937</text:p>
          </table:table-cell>
          <table:table-cell table:formula="of:=IF([.$A122]=&quot;&quot;;&quot;&quot;;[$latest_newly_sick_table.F121]*[.F$1])" office:value-type="float" office:value="24.0837560750647" calcext:value-type="float">
            <text:p>24.0837560750647</text:p>
          </table:table-cell>
          <table:table-cell table:formula="of:=IF([.$A122]=&quot;&quot;;&quot;&quot;;[$latest_newly_sick_table.G121]*[.G$1])" office:value-type="float" office:value="61.632246827569" calcext:value-type="float">
            <text:p>61.632246827569</text:p>
          </table:table-cell>
          <table:table-cell table:formula="of:=IF([.$A122]=&quot;&quot;;&quot;&quot;;[$latest_newly_sick_table.H121]*[.H$1])" office:value-type="float" office:value="33.614222387263" calcext:value-type="float">
            <text:p>33.614222387263</text:p>
          </table:table-cell>
          <table:table-cell table:formula="of:=IF([.$A122]=&quot;&quot;;&quot;&quot;;[$latest_newly_sick_table.I121]*[.I$1])" office:value-type="float" office:value="17.7992728578482" calcext:value-type="float">
            <text:p>17.7992728578482</text:p>
          </table:table-cell>
          <table:table-cell table:formula="of:=IF([.$A122]=&quot;&quot;;&quot;&quot;;[$latest_newly_sick_table.J121]*[.J$1])" office:value-type="float" office:value="19.3222066057624" calcext:value-type="float">
            <text:p>19.3222066057624</text:p>
          </table:table-cell>
          <table:table-cell table:formula="of:=IF([.$A122]=&quot;&quot;;&quot;&quot;;[$latest_newly_sick_table.K121]*[.K$1])" office:value-type="float" office:value="11.5735189346194" calcext:value-type="float">
            <text:p>11.5735189346194</text:p>
          </table:table-cell>
          <table:table-cell table:formula="of:=IF([.$A122]=&quot;&quot;;&quot;&quot;;[$latest_newly_sick_table.L121]*[.L$1])" office:value-type="float" office:value="20.4664426562914" calcext:value-type="float">
            <text:p>20.4664426562914</text:p>
          </table:table-cell>
          <table:table-cell/>
          <table:table-cell table:formula="of:=SUM([.B122:.J122])/[.N$1]" office:value-type="percentage" office:value="0.0250016527380041" calcext:value-type="percentage">
            <text:p>2.50%</text:p>
          </table:table-cell>
          <table:table-cell table:formula="of:=IF([.A128]=&quot;&quot;;&quot;&quot;;AVERAGE([.N115:.N128]))" office:value-type="percentage" office:value="0.025218534623473" calcext:value-type="percentage">
            <text:p>2.52%</text:p>
          </table:table-cell>
        </table:table-row>
        <table:table-row table:style-name="ro1">
          <table:table-cell table:style-name="ce1" table:formula="of:=IF([$latest_newly_sick_table.A122]=&quot;&quot;;&quot;&quot;;[$latest_newly_sick_table.A122])" office:value-type="date" office:date-value="2022-03-15" calcext:value-type="date">
            <text:p>2022-03-15</text:p>
          </table:table-cell>
          <table:table-cell table:formula="of:=IF([.$A123]=&quot;&quot;;&quot;&quot;;[$latest_newly_sick_table.B122]*[.B$1])" office:value-type="float" office:value="19.504705882353" calcext:value-type="float">
            <text:p>19.504705882353</text:p>
          </table:table-cell>
          <table:table-cell table:formula="of:=IF([.$A123]=&quot;&quot;;&quot;&quot;;[$latest_newly_sick_table.C122]*[.C$1])" office:value-type="float" office:value="34.7846330387227" calcext:value-type="float">
            <text:p>34.7846330387227</text:p>
          </table:table-cell>
          <table:table-cell table:formula="of:=IF([.$A123]=&quot;&quot;;&quot;&quot;;[$latest_newly_sick_table.D122]*[.D$1])" office:value-type="float" office:value="48.3166052358" calcext:value-type="float">
            <text:p>48.3166052358</text:p>
          </table:table-cell>
          <table:table-cell table:formula="of:=IF([.$A123]=&quot;&quot;;&quot;&quot;;[$latest_newly_sick_table.E122]*[.E$1])" office:value-type="float" office:value="6.75278442802123" calcext:value-type="float">
            <text:p>6.75278442802123</text:p>
          </table:table-cell>
          <table:table-cell table:formula="of:=IF([.$A123]=&quot;&quot;;&quot;&quot;;[$latest_newly_sick_table.F122]*[.F$1])" office:value-type="float" office:value="23.5902591119234" calcext:value-type="float">
            <text:p>23.5902591119234</text:p>
          </table:table-cell>
          <table:table-cell table:formula="of:=IF([.$A123]=&quot;&quot;;&quot;&quot;;[$latest_newly_sick_table.G122]*[.G$1])" office:value-type="float" office:value="67.7417782382319" calcext:value-type="float">
            <text:p>67.7417782382319</text:p>
          </table:table-cell>
          <table:table-cell table:formula="of:=IF([.$A123]=&quot;&quot;;&quot;&quot;;[$latest_newly_sick_table.H122]*[.H$1])" office:value-type="float" office:value="41.2210467446522" calcext:value-type="float">
            <text:p>41.2210467446522</text:p>
          </table:table-cell>
          <table:table-cell table:formula="of:=IF([.$A123]=&quot;&quot;;&quot;&quot;;[$latest_newly_sick_table.I122]*[.I$1])" office:value-type="float" office:value="18.7133417813179" calcext:value-type="float">
            <text:p>18.7133417813179</text:p>
          </table:table-cell>
          <table:table-cell table:formula="of:=IF([.$A123]=&quot;&quot;;&quot;&quot;;[$latest_newly_sick_table.J122]*[.J$1])" office:value-type="float" office:value="21.9497500774097" calcext:value-type="float">
            <text:p>21.9497500774097</text:p>
          </table:table-cell>
          <table:table-cell table:formula="of:=IF([.$A123]=&quot;&quot;;&quot;&quot;;[$latest_newly_sick_table.K122]*[.K$1])" office:value-type="float" office:value="11.9699004016948" calcext:value-type="float">
            <text:p>11.9699004016948</text:p>
          </table:table-cell>
          <table:table-cell table:formula="of:=IF([.$A123]=&quot;&quot;;&quot;&quot;;[$latest_newly_sick_table.L122]*[.L$1])" office:value-type="float" office:value="21.1909327121226" calcext:value-type="float">
            <text:p>21.1909327121226</text:p>
          </table:table-cell>
          <table:table-cell/>
          <table:table-cell table:formula="of:=SUM([.B123:.J123])/[.N$1]" office:value-type="percentage" office:value="0.0274397848648701" calcext:value-type="percentage">
            <text:p>2.74%</text:p>
          </table:table-cell>
          <table:table-cell table:formula="of:=IF([.A129]=&quot;&quot;;&quot;&quot;;AVERAGE([.N116:.N129]))" office:value-type="percentage" office:value="0.0259394421716649" calcext:value-type="percentage">
            <text:p>2.59%</text:p>
          </table:table-cell>
        </table:table-row>
        <table:table-row table:style-name="ro1">
          <table:table-cell table:style-name="ce1" table:formula="of:=IF([$latest_newly_sick_table.A123]=&quot;&quot;;&quot;&quot;;[$latest_newly_sick_table.A123])" office:value-type="date" office:date-value="2022-03-16" calcext:value-type="date">
            <text:p>2022-03-16</text:p>
          </table:table-cell>
          <table:table-cell table:formula="of:=IF([.$A124]=&quot;&quot;;&quot;&quot;;[$latest_newly_sick_table.B123]*[.B$1])" office:value-type="float" office:value="20.3692369911027" calcext:value-type="float">
            <text:p>20.3692369911027</text:p>
          </table:table-cell>
          <table:table-cell table:formula="of:=IF([.$A124]=&quot;&quot;;&quot;&quot;;[$latest_newly_sick_table.C123]*[.C$1])" office:value-type="float" office:value="36.1741879011865" calcext:value-type="float">
            <text:p>36.1741879011865</text:p>
          </table:table-cell>
          <table:table-cell table:formula="of:=IF([.$A124]=&quot;&quot;;&quot;&quot;;[$latest_newly_sick_table.D123]*[.D$1])" office:value-type="float" office:value="46.9406152327685" calcext:value-type="float">
            <text:p>46.9406152327685</text:p>
          </table:table-cell>
          <table:table-cell table:formula="of:=IF([.$A124]=&quot;&quot;;&quot;&quot;;[$latest_newly_sick_table.E123]*[.E$1])" office:value-type="float" office:value="7.5112116848385" calcext:value-type="float">
            <text:p>7.5112116848385</text:p>
          </table:table-cell>
          <table:table-cell table:formula="of:=IF([.$A124]=&quot;&quot;;&quot;&quot;;[$latest_newly_sick_table.F123]*[.F$1])" office:value-type="float" office:value="25.6507645918587" calcext:value-type="float">
            <text:p>25.6507645918587</text:p>
          </table:table-cell>
          <table:table-cell table:formula="of:=IF([.$A124]=&quot;&quot;;&quot;&quot;;[$latest_newly_sick_table.G123]*[.G$1])" office:value-type="float" office:value="68.8091945208378" calcext:value-type="float">
            <text:p>68.8091945208378</text:p>
          </table:table-cell>
          <table:table-cell table:formula="of:=IF([.$A124]=&quot;&quot;;&quot;&quot;;[$latest_newly_sick_table.H123]*[.H$1])" office:value-type="float" office:value="42.0415267877673" calcext:value-type="float">
            <text:p>42.0415267877673</text:p>
          </table:table-cell>
          <table:table-cell table:formula="of:=IF([.$A124]=&quot;&quot;;&quot;&quot;;[$latest_newly_sick_table.I123]*[.I$1])" office:value-type="float" office:value="22.0275344180225" calcext:value-type="float">
            <text:p>22.0275344180225</text:p>
          </table:table-cell>
          <table:table-cell table:formula="of:=IF([.$A124]=&quot;&quot;;&quot;&quot;;[$latest_newly_sick_table.J123]*[.J$1])" office:value-type="float" office:value="21.9481673780086" calcext:value-type="float">
            <text:p>21.9481673780086</text:p>
          </table:table-cell>
          <table:table-cell table:formula="of:=IF([.$A124]=&quot;&quot;;&quot;&quot;;[$latest_newly_sick_table.K123]*[.K$1])" office:value-type="float" office:value="12.38696670844" calcext:value-type="float">
            <text:p>12.38696670844</text:p>
          </table:table-cell>
          <table:table-cell table:formula="of:=IF([.$A124]=&quot;&quot;;&quot;&quot;;[$latest_newly_sick_table.L123]*[.L$1])" office:value-type="float" office:value="20.2532991037247" calcext:value-type="float">
            <text:p>20.2532991037247</text:p>
          </table:table-cell>
          <table:table-cell/>
          <table:table-cell table:formula="of:=SUM([.B124:.J124])/[.N$1]" office:value-type="percentage" office:value="0.0283037909794515" calcext:value-type="percentage">
            <text:p>2.83%</text:p>
          </table:table-cell>
          <table:table-cell table:formula="of:=IF([.A130]=&quot;&quot;;&quot;&quot;;AVERAGE([.N117:.N130]))" office:value-type="percentage" office:value="0.0263693775213735" calcext:value-type="percentage">
            <text:p>2.64%</text:p>
          </table:table-cell>
        </table:table-row>
        <table:table-row table:style-name="ro1">
          <table:table-cell table:style-name="ce1" table:formula="of:=IF([$latest_newly_sick_table.A124]=&quot;&quot;;&quot;&quot;;[$latest_newly_sick_table.A124])" office:value-type="date" office:date-value="2022-03-17" calcext:value-type="date">
            <text:p>2022-03-17</text:p>
          </table:table-cell>
          <table:table-cell table:formula="of:=IF([.$A125]=&quot;&quot;;&quot;&quot;;[$latest_newly_sick_table.B124]*[.B$1])" office:value-type="float" office:value="20.0444790584978" calcext:value-type="float">
            <text:p>20.0444790584978</text:p>
          </table:table-cell>
          <table:table-cell table:formula="of:=IF([.$A125]=&quot;&quot;;&quot;&quot;;[$latest_newly_sick_table.C124]*[.C$1])" office:value-type="float" office:value="37.4253138075314" calcext:value-type="float">
            <text:p>37.4253138075314</text:p>
          </table:table-cell>
          <table:table-cell table:formula="of:=IF([.$A125]=&quot;&quot;;&quot;&quot;;[$latest_newly_sick_table.D124]*[.D$1])" office:value-type="float" office:value="48.4982580746667" calcext:value-type="float">
            <text:p>48.4982580746667</text:p>
          </table:table-cell>
          <table:table-cell table:formula="of:=IF([.$A125]=&quot;&quot;;&quot;&quot;;[$latest_newly_sick_table.E124]*[.E$1])" office:value-type="float" office:value="8.02273176517099" calcext:value-type="float">
            <text:p>8.02273176517099</text:p>
          </table:table-cell>
          <table:table-cell table:formula="of:=IF([.$A125]=&quot;&quot;;&quot;&quot;;[$latest_newly_sick_table.F124]*[.F$1])" office:value-type="float" office:value="25.0313759256071" calcext:value-type="float">
            <text:p>25.0313759256071</text:p>
          </table:table-cell>
          <table:table-cell table:formula="of:=IF([.$A125]=&quot;&quot;;&quot;&quot;;[$latest_newly_sick_table.G124]*[.G$1])" office:value-type="float" office:value="68.1500983065896" calcext:value-type="float">
            <text:p>68.1500983065896</text:p>
          </table:table-cell>
          <table:table-cell table:formula="of:=IF([.$A125]=&quot;&quot;;&quot;&quot;;[$latest_newly_sick_table.H124]*[.H$1])" office:value-type="float" office:value="40.7802275645283" calcext:value-type="float">
            <text:p>40.7802275645283</text:p>
          </table:table-cell>
          <table:table-cell table:formula="of:=IF([.$A125]=&quot;&quot;;&quot;&quot;;[$latest_newly_sick_table.I124]*[.I$1])" office:value-type="float" office:value="20.9181109185442" calcext:value-type="float">
            <text:p>20.9181109185442</text:p>
          </table:table-cell>
          <table:table-cell table:formula="of:=IF([.$A125]=&quot;&quot;;&quot;&quot;;[$latest_newly_sick_table.J124]*[.J$1])" office:value-type="float" office:value="22.1844775109909" calcext:value-type="float">
            <text:p>22.1844775109909</text:p>
          </table:table-cell>
          <table:table-cell table:formula="of:=IF([.$A125]=&quot;&quot;;&quot;&quot;;[$latest_newly_sick_table.K124]*[.K$1])" office:value-type="float" office:value="14.4585536054134" calcext:value-type="float">
            <text:p>14.4585536054134</text:p>
          </table:table-cell>
          <table:table-cell table:formula="of:=IF([.$A125]=&quot;&quot;;&quot;&quot;;[$latest_newly_sick_table.L124]*[.L$1])" office:value-type="float" office:value="19.2951622780159" calcext:value-type="float">
            <text:p>19.2951622780159</text:p>
          </table:table-cell>
          <table:table-cell/>
          <table:table-cell table:formula="of:=SUM([.B125:.J125])/[.N$1]" office:value-type="percentage" office:value="0.0282632620831353" calcext:value-type="percentage">
            <text:p>2.83%</text:p>
          </table:table-cell>
          <table:table-cell table:formula="of:=IF([.A131]=&quot;&quot;;&quot;&quot;;AVERAGE([.N118:.N131]))" office:value-type="percentage" office:value="0.0267599611337333" calcext:value-type="percentage">
            <text:p>2.68%</text:p>
          </table:table-cell>
        </table:table-row>
        <table:table-row table:style-name="ro1">
          <table:table-cell table:style-name="ce1" table:formula="of:=IF([$latest_newly_sick_table.A125]=&quot;&quot;;&quot;&quot;;[$latest_newly_sick_table.A125])" office:value-type="date" office:date-value="2022-03-18" calcext:value-type="date">
            <text:p>2022-03-18</text:p>
          </table:table-cell>
          <table:table-cell table:formula="of:=IF([.$A126]=&quot;&quot;;&quot;&quot;;[$latest_newly_sick_table.B125]*[.B$1])" office:value-type="float" office:value="18.3392020893371" calcext:value-type="float">
            <text:p>18.3392020893371</text:p>
          </table:table-cell>
          <table:table-cell table:formula="of:=IF([.$A126]=&quot;&quot;;&quot;&quot;;[$latest_newly_sick_table.C125]*[.C$1])" office:value-type="float" office:value="33.8537226347767" calcext:value-type="float">
            <text:p>33.8537226347767</text:p>
          </table:table-cell>
          <table:table-cell table:formula="of:=IF([.$A126]=&quot;&quot;;&quot;&quot;;[$latest_newly_sick_table.D125]*[.D$1])" office:value-type="float" office:value="45.4872457216661" calcext:value-type="float">
            <text:p>45.4872457216661</text:p>
          </table:table-cell>
          <table:table-cell table:formula="of:=IF([.$A126]=&quot;&quot;;&quot;&quot;;[$latest_newly_sick_table.E125]*[.E$1])" office:value-type="float" office:value="7.54146442218319" calcext:value-type="float">
            <text:p>7.54146442218319</text:p>
          </table:table-cell>
          <table:table-cell table:formula="of:=IF([.$A126]=&quot;&quot;;&quot;&quot;;[$latest_newly_sick_table.F125]*[.F$1])" office:value-type="float" office:value="21.5221286701209" calcext:value-type="float">
            <text:p>21.5221286701209</text:p>
          </table:table-cell>
          <table:table-cell table:formula="of:=IF([.$A126]=&quot;&quot;;&quot;&quot;;[$latest_newly_sick_table.G125]*[.G$1])" office:value-type="float" office:value="62.3118022223684" calcext:value-type="float">
            <text:p>62.3118022223684</text:p>
          </table:table-cell>
          <table:table-cell table:formula="of:=IF([.$A126]=&quot;&quot;;&quot;&quot;;[$latest_newly_sick_table.H125]*[.H$1])" office:value-type="float" office:value="38.9717313673539" calcext:value-type="float">
            <text:p>38.9717313673539</text:p>
          </table:table-cell>
          <table:table-cell table:formula="of:=IF([.$A126]=&quot;&quot;;&quot;&quot;;[$latest_newly_sick_table.I125]*[.I$1])" office:value-type="float" office:value="19.4158075601375" calcext:value-type="float">
            <text:p>19.4158075601375</text:p>
          </table:table-cell>
          <table:table-cell table:formula="of:=IF([.$A126]=&quot;&quot;;&quot;&quot;;[$latest_newly_sick_table.J125]*[.J$1])" office:value-type="float" office:value="22.7351747264384" calcext:value-type="float">
            <text:p>22.7351747264384</text:p>
          </table:table-cell>
          <table:table-cell table:formula="of:=IF([.$A126]=&quot;&quot;;&quot;&quot;;[$latest_newly_sick_table.K125]*[.K$1])" office:value-type="float" office:value="12.2376735541707" calcext:value-type="float">
            <text:p>12.2376735541707</text:p>
          </table:table-cell>
          <table:table-cell table:formula="of:=IF([.$A126]=&quot;&quot;;&quot;&quot;;[$latest_newly_sick_table.L125]*[.L$1])" office:value-type="float" office:value="18.0526075857038" calcext:value-type="float">
            <text:p>18.0526075857038</text:p>
          </table:table-cell>
          <table:table-cell/>
          <table:table-cell table:formula="of:=SUM([.B126:.J126])/[.N$1]" office:value-type="percentage" office:value="0.0262359952820336" calcext:value-type="percentage">
            <text:p>2.62%</text:p>
          </table:table-cell>
          <table:table-cell table:formula="of:=IF([.A132]=&quot;&quot;;&quot;&quot;;AVERAGE([.N119:.N132]))" office:value-type="percentage" office:value="0.0270338905089488" calcext:value-type="percentage">
            <text:p>2.70%</text:p>
          </table:table-cell>
        </table:table-row>
        <table:table-row table:style-name="ro1">
          <table:table-cell table:style-name="ce1" table:formula="of:=IF([$latest_newly_sick_table.A126]=&quot;&quot;;&quot;&quot;;[$latest_newly_sick_table.A126])" office:value-type="date" office:date-value="2022-03-19" calcext:value-type="date">
            <text:p>2022-03-19</text:p>
          </table:table-cell>
          <table:table-cell table:formula="of:=IF([.$A127]=&quot;&quot;;&quot;&quot;;[$latest_newly_sick_table.B126]*[.B$1])" office:value-type="float" office:value="19.7632341937897" calcext:value-type="float">
            <text:p>19.7632341937897</text:p>
          </table:table-cell>
          <table:table-cell table:formula="of:=IF([.$A127]=&quot;&quot;;&quot;&quot;;[$latest_newly_sick_table.C126]*[.C$1])" office:value-type="float" office:value="33.5666299559472" calcext:value-type="float">
            <text:p>33.5666299559472</text:p>
          </table:table-cell>
          <table:table-cell table:formula="of:=IF([.$A127]=&quot;&quot;;&quot;&quot;;[$latest_newly_sick_table.D126]*[.D$1])" office:value-type="float" office:value="44.7020527146849" calcext:value-type="float">
            <text:p>44.7020527146849</text:p>
          </table:table-cell>
          <table:table-cell table:formula="of:=IF([.$A127]=&quot;&quot;;&quot;&quot;;[$latest_newly_sick_table.E126]*[.E$1])" office:value-type="float" office:value="7.43208819437012" calcext:value-type="float">
            <text:p>7.43208819437012</text:p>
          </table:table-cell>
          <table:table-cell table:formula="of:=IF([.$A127]=&quot;&quot;;&quot;&quot;;[$latest_newly_sick_table.F126]*[.F$1])" office:value-type="float" office:value="23.275792764627" calcext:value-type="float">
            <text:p>23.275792764627</text:p>
          </table:table-cell>
          <table:table-cell table:formula="of:=IF([.$A127]=&quot;&quot;;&quot;&quot;;[$latest_newly_sick_table.G126]*[.G$1])" office:value-type="float" office:value="63.3882633679388" calcext:value-type="float">
            <text:p>63.3882633679388</text:p>
          </table:table-cell>
          <table:table-cell table:formula="of:=IF([.$A127]=&quot;&quot;;&quot;&quot;;[$latest_newly_sick_table.H126]*[.H$1])" office:value-type="float" office:value="38.4856559836754" calcext:value-type="float">
            <text:p>38.4856559836754</text:p>
          </table:table-cell>
          <table:table-cell table:formula="of:=IF([.$A127]=&quot;&quot;;&quot;&quot;;[$latest_newly_sick_table.I126]*[.I$1])" office:value-type="float" office:value="19.2663273960984" calcext:value-type="float">
            <text:p>19.2663273960984</text:p>
          </table:table-cell>
          <table:table-cell table:formula="of:=IF([.$A127]=&quot;&quot;;&quot;&quot;;[$latest_newly_sick_table.J126]*[.J$1])" office:value-type="float" office:value="22.125682308151" calcext:value-type="float">
            <text:p>22.125682308151</text:p>
          </table:table-cell>
          <table:table-cell table:formula="of:=IF([.$A127]=&quot;&quot;;&quot;&quot;;[$latest_newly_sick_table.K126]*[.K$1])" office:value-type="float" office:value="12.2668518623505" calcext:value-type="float">
            <text:p>12.2668518623505</text:p>
          </table:table-cell>
          <table:table-cell table:formula="of:=IF([.$A127]=&quot;&quot;;&quot;&quot;;[$latest_newly_sick_table.L126]*[.L$1])" office:value-type="float" office:value="17.1038042439304" calcext:value-type="float">
            <text:p>17.1038042439304</text:p>
          </table:table-cell>
          <table:table-cell/>
          <table:table-cell table:formula="of:=SUM([.B127:.J127])/[.N$1]" office:value-type="percentage" office:value="0.0264134518235854" calcext:value-type="percentage">
            <text:p>2.64%</text:p>
          </table:table-cell>
          <table:table-cell table:formula="of:=IF([.A133]=&quot;&quot;;&quot;&quot;;AVERAGE([.N120:.N133]))" office:value-type="percentage" office:value="0.0272488602573526" calcext:value-type="percentage">
            <text:p>2.72%</text:p>
          </table:table-cell>
        </table:table-row>
        <table:table-row table:style-name="ro1">
          <table:table-cell table:style-name="ce1" table:formula="of:=IF([$latest_newly_sick_table.A127]=&quot;&quot;;&quot;&quot;;[$latest_newly_sick_table.A127])" office:value-type="date" office:date-value="2022-03-20" calcext:value-type="date">
            <text:p>2022-03-20</text:p>
          </table:table-cell>
          <table:table-cell table:formula="of:=IF([.$A128]=&quot;&quot;;&quot;&quot;;[$latest_newly_sick_table.B127]*[.B$1])" office:value-type="float" office:value="19.5363713684588" calcext:value-type="float">
            <text:p>19.5363713684588</text:p>
          </table:table-cell>
          <table:table-cell table:formula="of:=IF([.$A128]=&quot;&quot;;&quot;&quot;;[$latest_newly_sick_table.C127]*[.C$1])" office:value-type="float" office:value="34.2103275473891" calcext:value-type="float">
            <text:p>34.2103275473891</text:p>
          </table:table-cell>
          <table:table-cell table:formula="of:=IF([.$A128]=&quot;&quot;;&quot;&quot;;[$latest_newly_sick_table.D127]*[.D$1])" office:value-type="float" office:value="48.1235227912212" calcext:value-type="float">
            <text:p>48.1235227912212</text:p>
          </table:table-cell>
          <table:table-cell table:formula="of:=IF([.$A128]=&quot;&quot;;&quot;&quot;;[$latest_newly_sick_table.E127]*[.E$1])" office:value-type="float" office:value="8.84298382889931" calcext:value-type="float">
            <text:p>8.84298382889931</text:p>
          </table:table-cell>
          <table:table-cell table:formula="of:=IF([.$A128]=&quot;&quot;;&quot;&quot;;[$latest_newly_sick_table.F127]*[.F$1])" office:value-type="float" office:value="23.6305083525345" calcext:value-type="float">
            <text:p>23.6305083525345</text:p>
          </table:table-cell>
          <table:table-cell table:formula="of:=IF([.$A128]=&quot;&quot;;&quot;&quot;;[$latest_newly_sick_table.G127]*[.G$1])" office:value-type="float" office:value="69.6448483882111" calcext:value-type="float">
            <text:p>69.6448483882111</text:p>
          </table:table-cell>
          <table:table-cell table:formula="of:=IF([.$A128]=&quot;&quot;;&quot;&quot;;[$latest_newly_sick_table.H127]*[.H$1])" office:value-type="float" office:value="42.9194541946582" calcext:value-type="float">
            <text:p>42.9194541946582</text:p>
          </table:table-cell>
          <table:table-cell table:formula="of:=IF([.$A128]=&quot;&quot;;&quot;&quot;;[$latest_newly_sick_table.I127]*[.I$1])" office:value-type="float" office:value="21.698956780924" calcext:value-type="float">
            <text:p>21.698956780924</text:p>
          </table:table-cell>
          <table:table-cell table:formula="of:=IF([.$A128]=&quot;&quot;;&quot;&quot;;[$latest_newly_sick_table.J127]*[.J$1])" office:value-type="float" office:value="23.4373870498523" calcext:value-type="float">
            <text:p>23.4373870498523</text:p>
          </table:table-cell>
          <table:table-cell table:formula="of:=IF([.$A128]=&quot;&quot;;&quot;&quot;;[$latest_newly_sick_table.K127]*[.K$1])" office:value-type="float" office:value="13.2709680986344" calcext:value-type="float">
            <text:p>13.2709680986344</text:p>
          </table:table-cell>
          <table:table-cell table:formula="of:=IF([.$A128]=&quot;&quot;;&quot;&quot;;[$latest_newly_sick_table.L127]*[.L$1])" office:value-type="float" office:value="18.9878662053056" calcext:value-type="float">
            <text:p>18.9878662053056</text:p>
          </table:table-cell>
          <table:table-cell/>
          <table:table-cell table:formula="of:=SUM([.B128:.J128])/[.N$1]" office:value-type="percentage" office:value="0.0283593280541997" calcext:value-type="percentage">
            <text:p>2.84%</text:p>
          </table:table-cell>
          <table:table-cell table:formula="of:=IF([.A134]=&quot;&quot;;&quot;&quot;;AVERAGE([.N121:.N134]))" office:value-type="percentage" office:value="0.0274668028587085" calcext:value-type="percentage">
            <text:p>2.75%</text:p>
          </table:table-cell>
        </table:table-row>
        <table:table-row table:style-name="ro1">
          <table:table-cell table:style-name="ce1" table:formula="of:=IF([$latest_newly_sick_table.A128]=&quot;&quot;;&quot;&quot;;[$latest_newly_sick_table.A128])" office:value-type="date" office:date-value="2022-03-21" calcext:value-type="date">
            <text:p>2022-03-21</text:p>
          </table:table-cell>
          <table:table-cell table:formula="of:=IF([.$A129]=&quot;&quot;;&quot;&quot;;[$latest_newly_sick_table.B128]*[.B$1])" office:value-type="float" office:value="23.7241137514609" calcext:value-type="float">
            <text:p>23.7241137514609</text:p>
          </table:table-cell>
          <table:table-cell table:formula="of:=IF([.$A129]=&quot;&quot;;&quot;&quot;;[$latest_newly_sick_table.C128]*[.C$1])" office:value-type="float" office:value="38.2445698936014" calcext:value-type="float">
            <text:p>38.2445698936014</text:p>
          </table:table-cell>
          <table:table-cell table:formula="of:=IF([.$A129]=&quot;&quot;;&quot;&quot;;[$latest_newly_sick_table.D128]*[.D$1])" office:value-type="float" office:value="49.5118560591016" calcext:value-type="float">
            <text:p>49.5118560591016</text:p>
          </table:table-cell>
          <table:table-cell table:formula="of:=IF([.$A129]=&quot;&quot;;&quot;&quot;;[$latest_newly_sick_table.E128]*[.E$1])" office:value-type="float" office:value="9.47994664295242" calcext:value-type="float">
            <text:p>9.47994664295242</text:p>
          </table:table-cell>
          <table:table-cell table:formula="of:=IF([.$A129]=&quot;&quot;;&quot;&quot;;[$latest_newly_sick_table.F128]*[.F$1])" office:value-type="float" office:value="29.1198621708097" calcext:value-type="float">
            <text:p>29.1198621708097</text:p>
          </table:table-cell>
          <table:table-cell table:formula="of:=IF([.$A129]=&quot;&quot;;&quot;&quot;;[$latest_newly_sick_table.G128]*[.G$1])" office:value-type="float" office:value="79.9989728958631" calcext:value-type="float">
            <text:p>79.9989728958631</text:p>
          </table:table-cell>
          <table:table-cell table:formula="of:=IF([.$A129]=&quot;&quot;;&quot;&quot;;[$latest_newly_sick_table.H128]*[.H$1])" office:value-type="float" office:value="45.4907074280943" calcext:value-type="float">
            <text:p>45.4907074280943</text:p>
          </table:table-cell>
          <table:table-cell table:formula="of:=IF([.$A129]=&quot;&quot;;&quot;&quot;;[$latest_newly_sick_table.I128]*[.I$1])" office:value-type="float" office:value="22.9328621908127" calcext:value-type="float">
            <text:p>22.9328621908127</text:p>
          </table:table-cell>
          <table:table-cell table:formula="of:=IF([.$A129]=&quot;&quot;;&quot;&quot;;[$latest_newly_sick_table.J128]*[.J$1])" office:value-type="float" office:value="26.929357419161" calcext:value-type="float">
            <text:p>26.929357419161</text:p>
          </table:table-cell>
          <table:table-cell table:formula="of:=IF([.$A129]=&quot;&quot;;&quot;&quot;;[$latest_newly_sick_table.K128]*[.K$1])" office:value-type="float" office:value="16.9511951242739" calcext:value-type="float">
            <text:p>16.9511951242739</text:p>
          </table:table-cell>
          <table:table-cell table:formula="of:=IF([.$A129]=&quot;&quot;;&quot;&quot;;[$latest_newly_sick_table.L128]*[.L$1])" office:value-type="float" office:value="18.9627623561273" calcext:value-type="float">
            <text:p>18.9627623561273</text:p>
          </table:table-cell>
          <table:table-cell/>
          <table:table-cell table:formula="of:=SUM([.B129:.J129])/[.N$1]" office:value-type="percentage" office:value="0.0316015001409844" calcext:value-type="percentage">
            <text:p>3.16%</text:p>
          </table:table-cell>
          <table:table-cell table:formula="of:=IF([.A135]=&quot;&quot;;&quot;&quot;;AVERAGE([.N122:.N135]))" office:value-type="percentage" office:value="0.0276055922279676" calcext:value-type="percentage">
            <text:p>2.76%</text:p>
          </table:table-cell>
        </table:table-row>
        <table:table-row table:style-name="ro1">
          <table:table-cell table:style-name="ce1" table:formula="of:=IF([$latest_newly_sick_table.A129]=&quot;&quot;;&quot;&quot;;[$latest_newly_sick_table.A129])" office:value-type="date" office:date-value="2022-03-22" calcext:value-type="date">
            <text:p>2022-03-22</text:p>
          </table:table-cell>
          <table:table-cell table:formula="of:=IF([.$A130]=&quot;&quot;;&quot;&quot;;[$latest_newly_sick_table.B129]*[.B$1])" office:value-type="float" office:value="21.2197152833736" calcext:value-type="float">
            <text:p>21.2197152833736</text:p>
          </table:table-cell>
          <table:table-cell table:formula="of:=IF([.$A130]=&quot;&quot;;&quot;&quot;;[$latest_newly_sick_table.C129]*[.C$1])" office:value-type="float" office:value="35.8825540521018" calcext:value-type="float">
            <text:p>35.8825540521018</text:p>
          </table:table-cell>
          <table:table-cell table:formula="of:=IF([.$A130]=&quot;&quot;;&quot;&quot;;[$latest_newly_sick_table.D129]*[.D$1])" office:value-type="float" office:value="49.3480194676664" calcext:value-type="float">
            <text:p>49.3480194676664</text:p>
          </table:table-cell>
          <table:table-cell table:formula="of:=IF([.$A130]=&quot;&quot;;&quot;&quot;;[$latest_newly_sick_table.E129]*[.E$1])" office:value-type="float" office:value="8.16427908894156" calcext:value-type="float">
            <text:p>8.16427908894156</text:p>
          </table:table-cell>
          <table:table-cell table:formula="of:=IF([.$A130]=&quot;&quot;;&quot;&quot;;[$latest_newly_sick_table.F129]*[.F$1])" office:value-type="float" office:value="26.5817409766455" calcext:value-type="float">
            <text:p>26.5817409766455</text:p>
          </table:table-cell>
          <table:table-cell table:formula="of:=IF([.$A130]=&quot;&quot;;&quot;&quot;;[$latest_newly_sick_table.G129]*[.G$1])" office:value-type="float" office:value="66.7367453585777" calcext:value-type="float">
            <text:p>66.7367453585777</text:p>
          </table:table-cell>
          <table:table-cell table:formula="of:=IF([.$A130]=&quot;&quot;;&quot;&quot;;[$latest_newly_sick_table.H129]*[.H$1])" office:value-type="float" office:value="38.9384950177528" calcext:value-type="float">
            <text:p>38.9384950177528</text:p>
          </table:table-cell>
          <table:table-cell table:formula="of:=IF([.$A130]=&quot;&quot;;&quot;&quot;;[$latest_newly_sick_table.I129]*[.I$1])" office:value-type="float" office:value="22.2903803131991" calcext:value-type="float">
            <text:p>22.2903803131991</text:p>
          </table:table-cell>
          <table:table-cell table:formula="of:=IF([.$A130]=&quot;&quot;;&quot;&quot;;[$latest_newly_sick_table.J129]*[.J$1])" office:value-type="float" office:value="25.5147964939686" calcext:value-type="float">
            <text:p>25.5147964939686</text:p>
          </table:table-cell>
          <table:table-cell table:formula="of:=IF([.$A130]=&quot;&quot;;&quot;&quot;;[$latest_newly_sick_table.K129]*[.K$1])" office:value-type="float" office:value="13.7631325042882" calcext:value-type="float">
            <text:p>13.7631325042882</text:p>
          </table:table-cell>
          <table:table-cell table:formula="of:=IF([.$A130]=&quot;&quot;;&quot;&quot;;[$latest_newly_sick_table.L129]*[.L$1])" office:value-type="float" office:value="20.3334089568492" calcext:value-type="float">
            <text:p>20.3334089568492</text:p>
          </table:table-cell>
          <table:table-cell/>
          <table:table-cell table:formula="of:=SUM([.B130:.J130])/[.N$1]" office:value-type="percentage" office:value="0.0286149471792802" calcext:value-type="percentage">
            <text:p>2.86%</text:p>
          </table:table-cell>
          <table:table-cell table:formula="of:=IF([.A136]=&quot;&quot;;&quot;&quot;;AVERAGE([.N123:.N136]))" office:value-type="percentage" office:value="0.0278764995919267" calcext:value-type="percentage">
            <text:p>2.79%</text:p>
          </table:table-cell>
        </table:table-row>
        <table:table-row table:style-name="ro1">
          <table:table-cell table:style-name="ce1" table:formula="of:=IF([$latest_newly_sick_table.A130]=&quot;&quot;;&quot;&quot;;[$latest_newly_sick_table.A130])" office:value-type="date" office:date-value="2022-03-23" calcext:value-type="date">
            <text:p>2022-03-23</text:p>
          </table:table-cell>
          <table:table-cell table:formula="of:=IF([.$A131]=&quot;&quot;;&quot;&quot;;[$latest_newly_sick_table.B130]*[.B$1])" office:value-type="float" office:value="21.4961240310077" calcext:value-type="float">
            <text:p>21.4961240310077</text:p>
          </table:table-cell>
          <table:table-cell table:formula="of:=IF([.$A131]=&quot;&quot;;&quot;&quot;;[$latest_newly_sick_table.C130]*[.C$1])" office:value-type="float" office:value="36.8726227333038" calcext:value-type="float">
            <text:p>36.8726227333038</text:p>
          </table:table-cell>
          <table:table-cell table:formula="of:=IF([.$A131]=&quot;&quot;;&quot;&quot;;[$latest_newly_sick_table.D130]*[.D$1])" office:value-type="float" office:value="49.11185285136" calcext:value-type="float">
            <text:p>49.11185285136</text:p>
          </table:table-cell>
          <table:table-cell table:formula="of:=IF([.$A131]=&quot;&quot;;&quot;&quot;;[$latest_newly_sick_table.E130]*[.E$1])" office:value-type="float" office:value="8.77941946976843" calcext:value-type="float">
            <text:p>8.77941946976843</text:p>
          </table:table-cell>
          <table:table-cell table:formula="of:=IF([.$A131]=&quot;&quot;;&quot;&quot;;[$latest_newly_sick_table.F130]*[.F$1])" office:value-type="float" office:value="28.0906209007433" calcext:value-type="float">
            <text:p>28.0906209007433</text:p>
          </table:table-cell>
          <table:table-cell table:formula="of:=IF([.$A131]=&quot;&quot;;&quot;&quot;;[$latest_newly_sick_table.G130]*[.G$1])" office:value-type="float" office:value="69.0936760003746" calcext:value-type="float">
            <text:p>69.0936760003746</text:p>
          </table:table-cell>
          <table:table-cell table:formula="of:=IF([.$A131]=&quot;&quot;;&quot;&quot;;[$latest_newly_sick_table.H130]*[.H$1])" office:value-type="float" office:value="40.6232958398615" calcext:value-type="float">
            <text:p>40.6232958398615</text:p>
          </table:table-cell>
          <table:table-cell table:formula="of:=IF([.$A131]=&quot;&quot;;&quot;&quot;;[$latest_newly_sick_table.I130]*[.I$1])" office:value-type="float" office:value="21.8270520231214" calcext:value-type="float">
            <text:p>21.8270520231214</text:p>
          </table:table-cell>
          <table:table-cell table:formula="of:=IF([.$A131]=&quot;&quot;;&quot;&quot;;[$latest_newly_sick_table.J130]*[.J$1])" office:value-type="float" office:value="25.2165935380934" calcext:value-type="float">
            <text:p>25.2165935380934</text:p>
          </table:table-cell>
          <table:table-cell table:formula="of:=IF([.$A131]=&quot;&quot;;&quot;&quot;;[$latest_newly_sick_table.K130]*[.K$1])" office:value-type="float" office:value="15.4797813598081" calcext:value-type="float">
            <text:p>15.4797813598081</text:p>
          </table:table-cell>
          <table:table-cell table:formula="of:=IF([.$A131]=&quot;&quot;;&quot;&quot;;[$latest_newly_sick_table.L130]*[.L$1])" office:value-type="float" office:value="21.3700501952036" calcext:value-type="float">
            <text:p>21.3700501952036</text:p>
          </table:table-cell>
          <table:table-cell/>
          <table:table-cell table:formula="of:=SUM([.B131:.J131])/[.N$1]" office:value-type="percentage" office:value="0.0292397802862337" calcext:value-type="percentage">
            <text:p>2.92%</text:p>
          </table:table-cell>
          <table:table-cell table:formula="of:=IF([.A137]=&quot;&quot;;&quot;&quot;;AVERAGE([.N124:.N137]))" office:value-type="percentage" office:value="0.0280567274782973" calcext:value-type="percentage">
            <text:p>2.81%</text:p>
          </table:table-cell>
        </table:table-row>
        <table:table-row table:style-name="ro1">
          <table:table-cell table:style-name="ce1" table:formula="of:=IF([$latest_newly_sick_table.A131]=&quot;&quot;;&quot;&quot;;[$latest_newly_sick_table.A131])" office:value-type="date" office:date-value="2022-03-24" calcext:value-type="date">
            <text:p>2022-03-24</text:p>
          </table:table-cell>
          <table:table-cell table:formula="of:=IF([.$A132]=&quot;&quot;;&quot;&quot;;[$latest_newly_sick_table.B131]*[.B$1])" office:value-type="float" office:value="21.6313052055778" calcext:value-type="float">
            <text:p>21.6313052055778</text:p>
          </table:table-cell>
          <table:table-cell table:formula="of:=IF([.$A132]=&quot;&quot;;&quot;&quot;;[$latest_newly_sick_table.C131]*[.C$1])" office:value-type="float" office:value="35.8090736780716" calcext:value-type="float">
            <text:p>35.8090736780716</text:p>
          </table:table-cell>
          <table:table-cell table:formula="of:=IF([.$A132]=&quot;&quot;;&quot;&quot;;[$latest_newly_sick_table.D131]*[.D$1])" office:value-type="float" office:value="49.0558484579854" calcext:value-type="float">
            <text:p>49.0558484579854</text:p>
          </table:table-cell>
          <table:table-cell table:formula="of:=IF([.$A132]=&quot;&quot;;&quot;&quot;;[$latest_newly_sick_table.E131]*[.E$1])" office:value-type="float" office:value="8.2351628284468" calcext:value-type="float">
            <text:p>8.2351628284468</text:p>
          </table:table-cell>
          <table:table-cell table:formula="of:=IF([.$A132]=&quot;&quot;;&quot;&quot;;[$latest_newly_sick_table.F131]*[.F$1])" office:value-type="float" office:value="25.8713644140291" calcext:value-type="float">
            <text:p>25.8713644140291</text:p>
          </table:table-cell>
          <table:table-cell table:formula="of:=IF([.$A132]=&quot;&quot;;&quot;&quot;;[$latest_newly_sick_table.G131]*[.G$1])" office:value-type="float" office:value="66.8017573995772" calcext:value-type="float">
            <text:p>66.8017573995772</text:p>
          </table:table-cell>
          <table:table-cell table:formula="of:=IF([.$A132]=&quot;&quot;;&quot;&quot;;[$latest_newly_sick_table.H131]*[.H$1])" office:value-type="float" office:value="38.4982285515804" calcext:value-type="float">
            <text:p>38.4982285515804</text:p>
          </table:table-cell>
          <table:table-cell table:formula="of:=IF([.$A132]=&quot;&quot;;&quot;&quot;;[$latest_newly_sick_table.I131]*[.I$1])" office:value-type="float" office:value="22.2955121647467" calcext:value-type="float">
            <text:p>22.2955121647467</text:p>
          </table:table-cell>
          <table:table-cell table:formula="of:=IF([.$A132]=&quot;&quot;;&quot;&quot;;[$latest_newly_sick_table.J131]*[.J$1])" office:value-type="float" office:value="23.485895873237" calcext:value-type="float">
            <text:p>23.485895873237</text:p>
          </table:table-cell>
          <table:table-cell table:formula="of:=IF([.$A132]=&quot;&quot;;&quot;&quot;;[$latest_newly_sick_table.K131]*[.K$1])" office:value-type="float" office:value="15.2023202862409" calcext:value-type="float">
            <text:p>15.2023202862409</text:p>
          </table:table-cell>
          <table:table-cell table:formula="of:=IF([.$A132]=&quot;&quot;;&quot;&quot;;[$latest_newly_sick_table.L131]*[.L$1])" office:value-type="float" office:value="19.920593050755" calcext:value-type="float">
            <text:p>19.920593050755</text:p>
          </table:table-cell>
          <table:table-cell/>
          <table:table-cell table:formula="of:=SUM([.B132:.J132])/[.N$1]" office:value-type="percentage" office:value="0.0283243492496846" calcext:value-type="percentage">
            <text:p>2.83%</text:p>
          </table:table-cell>
          <table:table-cell table:formula="of:=IF([.A138]=&quot;&quot;;&quot;&quot;;AVERAGE([.N125:.N138]))" office:value-type="percentage" office:value="0.0280747994820881" calcext:value-type="percentage">
            <text:p>2.81%</text:p>
          </table:table-cell>
        </table:table-row>
        <table:table-row table:style-name="ro1">
          <table:table-cell table:style-name="ce1" table:formula="of:=IF([$latest_newly_sick_table.A132]=&quot;&quot;;&quot;&quot;;[$latest_newly_sick_table.A132])" office:value-type="date" office:date-value="2022-03-25" calcext:value-type="date">
            <text:p>2022-03-25</text:p>
          </table:table-cell>
          <table:table-cell table:formula="of:=IF([.$A133]=&quot;&quot;;&quot;&quot;;[$latest_newly_sick_table.B132]*[.B$1])" office:value-type="float" office:value="19.0173561268432" calcext:value-type="float">
            <text:p>19.0173561268432</text:p>
          </table:table-cell>
          <table:table-cell table:formula="of:=IF([.$A133]=&quot;&quot;;&quot;&quot;;[$latest_newly_sick_table.C132]*[.C$1])" office:value-type="float" office:value="31.4404927616927" calcext:value-type="float">
            <text:p>31.4404927616927</text:p>
          </table:table-cell>
          <table:table-cell table:formula="of:=IF([.$A133]=&quot;&quot;;&quot;&quot;;[$latest_newly_sick_table.D132]*[.D$1])" office:value-type="float" office:value="49.387541100151" calcext:value-type="float">
            <text:p>49.387541100151</text:p>
          </table:table-cell>
          <table:table-cell table:formula="of:=IF([.$A133]=&quot;&quot;;&quot;&quot;;[$latest_newly_sick_table.E132]*[.E$1])" office:value-type="float" office:value="8.45149067703659" calcext:value-type="float">
            <text:p>8.45149067703659</text:p>
          </table:table-cell>
          <table:table-cell table:formula="of:=IF([.$A133]=&quot;&quot;;&quot;&quot;;[$latest_newly_sick_table.F132]*[.F$1])" office:value-type="float" office:value="25.3914250462678" calcext:value-type="float">
            <text:p>25.3914250462678</text:p>
          </table:table-cell>
          <table:table-cell table:formula="of:=IF([.$A133]=&quot;&quot;;&quot;&quot;;[$latest_newly_sick_table.G132]*[.G$1])" office:value-type="float" office:value="63.7967884130982" calcext:value-type="float">
            <text:p>63.7967884130982</text:p>
          </table:table-cell>
          <table:table-cell table:formula="of:=IF([.$A133]=&quot;&quot;;&quot;&quot;;[$latest_newly_sick_table.H132]*[.H$1])" office:value-type="float" office:value="37.4025979773838" calcext:value-type="float">
            <text:p>37.4025979773838</text:p>
          </table:table-cell>
          <table:table-cell table:formula="of:=IF([.$A133]=&quot;&quot;;&quot;&quot;;[$latest_newly_sick_table.I132]*[.I$1])" office:value-type="float" office:value="20.4893561786085" calcext:value-type="float">
            <text:p>20.4893561786085</text:p>
          </table:table-cell>
          <table:table-cell table:formula="of:=IF([.$A133]=&quot;&quot;;&quot;&quot;;[$latest_newly_sick_table.J132]*[.J$1])" office:value-type="float" office:value="23.2274707439993" calcext:value-type="float">
            <text:p>23.2274707439993</text:p>
          </table:table-cell>
          <table:table-cell table:formula="of:=IF([.$A133]=&quot;&quot;;&quot;&quot;;[$latest_newly_sick_table.K132]*[.K$1])" office:value-type="float" office:value="13.146756945564" calcext:value-type="float">
            <text:p>13.146756945564</text:p>
          </table:table-cell>
          <table:table-cell table:formula="of:=IF([.$A133]=&quot;&quot;;&quot;&quot;;[$latest_newly_sick_table.L132]*[.L$1])" office:value-type="float" office:value="19.6059170025245" calcext:value-type="float">
            <text:p>19.6059170025245</text:p>
          </table:table-cell>
          <table:table-cell/>
          <table:table-cell table:formula="of:=SUM([.B133:.J133])/[.N$1]" office:value-type="percentage" office:value="0.027054235679266" calcext:value-type="percentage">
            <text:p>2.71%</text:p>
          </table:table-cell>
          <table:table-cell table:formula="of:=IF([.A139]=&quot;&quot;;&quot;&quot;;AVERAGE([.N126:.N139]))" office:value-type="percentage" office:value="0.0278401296811148" calcext:value-type="percentage">
            <text:p>2.78%</text:p>
          </table:table-cell>
        </table:table-row>
        <table:table-row table:style-name="ro1">
          <table:table-cell table:style-name="ce1" table:formula="of:=IF([$latest_newly_sick_table.A133]=&quot;&quot;;&quot;&quot;;[$latest_newly_sick_table.A133])" office:value-type="date" office:date-value="2022-03-26" calcext:value-type="date">
            <text:p>2022-03-26</text:p>
          </table:table-cell>
          <table:table-cell table:formula="of:=IF([.$A134]=&quot;&quot;;&quot;&quot;;[$latest_newly_sick_table.B133]*[.B$1])" office:value-type="float" office:value="20.6105762322173" calcext:value-type="float">
            <text:p>20.6105762322173</text:p>
          </table:table-cell>
          <table:table-cell table:formula="of:=IF([.$A134]=&quot;&quot;;&quot;&quot;;[$latest_newly_sick_table.C133]*[.C$1])" office:value-type="float" office:value="31.5287278766804" calcext:value-type="float">
            <text:p>31.5287278766804</text:p>
          </table:table-cell>
          <table:table-cell table:formula="of:=IF([.$A134]=&quot;&quot;;&quot;&quot;;[$latest_newly_sick_table.D133]*[.D$1])" office:value-type="float" office:value="44.0134925790815" calcext:value-type="float">
            <text:p>44.0134925790815</text:p>
          </table:table-cell>
          <table:table-cell table:formula="of:=IF([.$A134]=&quot;&quot;;&quot;&quot;;[$latest_newly_sick_table.E133]*[.E$1])" office:value-type="float" office:value="7.26442360728075" calcext:value-type="float">
            <text:p>7.26442360728075</text:p>
          </table:table-cell>
          <table:table-cell table:formula="of:=IF([.$A134]=&quot;&quot;;&quot;&quot;;[$latest_newly_sick_table.F133]*[.F$1])" office:value-type="float" office:value="24.3840055153395" calcext:value-type="float">
            <text:p>24.3840055153395</text:p>
          </table:table-cell>
          <table:table-cell table:formula="of:=IF([.$A134]=&quot;&quot;;&quot;&quot;;[$latest_newly_sick_table.G133]*[.G$1])" office:value-type="float" office:value="62.3043954808612" calcext:value-type="float">
            <text:p>62.3043954808612</text:p>
          </table:table-cell>
          <table:table-cell table:formula="of:=IF([.$A134]=&quot;&quot;;&quot;&quot;;[$latest_newly_sick_table.H133]*[.H$1])" office:value-type="float" office:value="34.5115968877362" calcext:value-type="float">
            <text:p>34.5115968877362</text:p>
          </table:table-cell>
          <table:table-cell table:formula="of:=IF([.$A134]=&quot;&quot;;&quot;&quot;;[$latest_newly_sick_table.I133]*[.I$1])" office:value-type="float" office:value="17.7723507158933" calcext:value-type="float">
            <text:p>17.7723507158933</text:p>
          </table:table-cell>
          <table:table-cell table:formula="of:=IF([.$A134]=&quot;&quot;;&quot;&quot;;[$latest_newly_sick_table.J133]*[.J$1])" office:value-type="float" office:value="20.3807607729378" calcext:value-type="float">
            <text:p>20.3807607729378</text:p>
          </table:table-cell>
          <table:table-cell table:formula="of:=IF([.$A134]=&quot;&quot;;&quot;&quot;;[$latest_newly_sick_table.K133]*[.K$1])" office:value-type="float" office:value="13.343781182133" calcext:value-type="float">
            <text:p>13.343781182133</text:p>
          </table:table-cell>
          <table:table-cell table:formula="of:=IF([.$A134]=&quot;&quot;;&quot;&quot;;[$latest_newly_sick_table.L133]*[.L$1])" office:value-type="float" office:value="15.5951655694213" calcext:value-type="float">
            <text:p>15.5951655694213</text:p>
          </table:table-cell>
          <table:table-cell/>
          <table:table-cell table:formula="of:=SUM([.B134:.J134])/[.N$1]" office:value-type="percentage" office:value="0.0255166371788724" calcext:value-type="percentage">
            <text:p>2.55%</text:p>
          </table:table-cell>
          <table:table-cell table:formula="of:=IF([.A140]=&quot;&quot;;&quot;&quot;;AVERAGE([.N127:.N140]))" office:value-type="percentage" office:value="0.0277956724343406" calcext:value-type="percentage">
            <text:p>2.78%</text:p>
          </table:table-cell>
        </table:table-row>
        <table:table-row table:style-name="ro1">
          <table:table-cell table:style-name="ce1" table:formula="of:=IF([$latest_newly_sick_table.A134]=&quot;&quot;;&quot;&quot;;[$latest_newly_sick_table.A134])" office:value-type="date" office:date-value="2022-03-27" calcext:value-type="date">
            <text:p>2022-03-27</text:p>
          </table:table-cell>
          <table:table-cell table:formula="of:=IF([.$A135]=&quot;&quot;;&quot;&quot;;[$latest_newly_sick_table.B134]*[.B$1])" office:value-type="float" office:value="19.3477477477477" calcext:value-type="float">
            <text:p>19.3477477477477</text:p>
          </table:table-cell>
          <table:table-cell table:formula="of:=IF([.$A135]=&quot;&quot;;&quot;&quot;;[$latest_newly_sick_table.C134]*[.C$1])" office:value-type="float" office:value="31.8860226576852" calcext:value-type="float">
            <text:p>31.8860226576852</text:p>
          </table:table-cell>
          <table:table-cell table:formula="of:=IF([.$A135]=&quot;&quot;;&quot;&quot;;[$latest_newly_sick_table.D134]*[.D$1])" office:value-type="float" office:value="44.3298049034433" calcext:value-type="float">
            <text:p>44.3298049034433</text:p>
          </table:table-cell>
          <table:table-cell table:formula="of:=IF([.$A135]=&quot;&quot;;&quot;&quot;;[$latest_newly_sick_table.E134]*[.E$1])" office:value-type="float" office:value="7.66307541625856" calcext:value-type="float">
            <text:p>7.66307541625856</text:p>
          </table:table-cell>
          <table:table-cell table:formula="of:=IF([.$A135]=&quot;&quot;;&quot;&quot;;[$latest_newly_sick_table.F134]*[.F$1])" office:value-type="float" office:value="23.2512247920702" calcext:value-type="float">
            <text:p>23.2512247920702</text:p>
          </table:table-cell>
          <table:table-cell table:formula="of:=IF([.$A135]=&quot;&quot;;&quot;&quot;;[$latest_newly_sick_table.G134]*[.G$1])" office:value-type="float" office:value="65.9078719239374" calcext:value-type="float">
            <text:p>65.9078719239374</text:p>
          </table:table-cell>
          <table:table-cell table:formula="of:=IF([.$A135]=&quot;&quot;;&quot;&quot;;[$latest_newly_sick_table.H134]*[.H$1])" office:value-type="float" office:value="32.9927686973749" calcext:value-type="float">
            <text:p>32.9927686973749</text:p>
          </table:table-cell>
          <table:table-cell table:formula="of:=IF([.$A135]=&quot;&quot;;&quot;&quot;;[$latest_newly_sick_table.I134]*[.I$1])" office:value-type="float" office:value="20.3208657679894" calcext:value-type="float">
            <text:p>20.3208657679894</text:p>
          </table:table-cell>
          <table:table-cell table:formula="of:=IF([.$A135]=&quot;&quot;;&quot;&quot;;[$latest_newly_sick_table.J134]*[.J$1])" office:value-type="float" office:value="23.1770281572344" calcext:value-type="float">
            <text:p>23.1770281572344</text:p>
          </table:table-cell>
          <table:table-cell table:formula="of:=IF([.$A135]=&quot;&quot;;&quot;&quot;;[$latest_newly_sick_table.K134]*[.K$1])" office:value-type="float" office:value="11.9606619162593" calcext:value-type="float">
            <text:p>11.9606619162593</text:p>
          </table:table-cell>
          <table:table-cell table:formula="of:=IF([.$A135]=&quot;&quot;;&quot;&quot;;[$latest_newly_sick_table.L134]*[.L$1])" office:value-type="float" office:value="17.8006523028267" calcext:value-type="float">
            <text:p>17.8006523028267</text:p>
          </table:table-cell>
          <table:table-cell/>
          <table:table-cell table:formula="of:=SUM([.B135:.J135])/[.N$1]" office:value-type="percentage" office:value="0.0261095756519461" calcext:value-type="percentage">
            <text:p>2.61%</text:p>
          </table:table-cell>
          <table:table-cell table:formula="of:=IF([.A141]=&quot;&quot;;&quot;&quot;;AVERAGE([.N128:.N141]))" office:value-type="percentage" office:value="0.0276715489654347" calcext:value-type="percentage">
            <text:p>2.77%</text:p>
          </table:table-cell>
        </table:table-row>
        <table:table-row table:style-name="ro1">
          <table:table-cell table:style-name="ce1" table:formula="of:=IF([$latest_newly_sick_table.A135]=&quot;&quot;;&quot;&quot;;[$latest_newly_sick_table.A135])" office:value-type="date" office:date-value="2022-03-28" calcext:value-type="date">
            <text:p>2022-03-28</text:p>
          </table:table-cell>
          <table:table-cell table:formula="of:=IF([.$A136]=&quot;&quot;;&quot;&quot;;[$latest_newly_sick_table.B135]*[.B$1])" office:value-type="float" office:value="19.4476554231282" calcext:value-type="float">
            <text:p>19.4476554231282</text:p>
          </table:table-cell>
          <table:table-cell table:formula="of:=IF([.$A136]=&quot;&quot;;&quot;&quot;;[$latest_newly_sick_table.C135]*[.C$1])" office:value-type="float" office:value="34.4261870716434" calcext:value-type="float">
            <text:p>34.4261870716434</text:p>
          </table:table-cell>
          <table:table-cell table:formula="of:=IF([.$A136]=&quot;&quot;;&quot;&quot;;[$latest_newly_sick_table.D135]*[.D$1])" office:value-type="float" office:value="50.18783742003" calcext:value-type="float">
            <text:p>50.18783742003</text:p>
          </table:table-cell>
          <table:table-cell table:formula="of:=IF([.$A136]=&quot;&quot;;&quot;&quot;;[$latest_newly_sick_table.E135]*[.E$1])" office:value-type="float" office:value="9.50875038378876" calcext:value-type="float">
            <text:p>9.50875038378876</text:p>
          </table:table-cell>
          <table:table-cell table:formula="of:=IF([.$A136]=&quot;&quot;;&quot;&quot;;[$latest_newly_sick_table.F135]*[.F$1])" office:value-type="float" office:value="26.902705061082" calcext:value-type="float">
            <text:p>26.902705061082</text:p>
          </table:table-cell>
          <table:table-cell table:formula="of:=IF([.$A136]=&quot;&quot;;&quot;&quot;;[$latest_newly_sick_table.G135]*[.G$1])" office:value-type="float" office:value="68.4756843626346" calcext:value-type="float">
            <text:p>68.4756843626346</text:p>
          </table:table-cell>
          <table:table-cell table:formula="of:=IF([.$A136]=&quot;&quot;;&quot;&quot;;[$latest_newly_sick_table.H135]*[.H$1])" office:value-type="float" office:value="39.9326490438696" calcext:value-type="float">
            <text:p>39.9326490438696</text:p>
          </table:table-cell>
          <table:table-cell table:formula="of:=IF([.$A136]=&quot;&quot;;&quot;&quot;;[$latest_newly_sick_table.I135]*[.I$1])" office:value-type="float" office:value="22.2533143722189" calcext:value-type="float">
            <text:p>22.2533143722189</text:p>
          </table:table-cell>
          <table:table-cell table:formula="of:=IF([.$A136]=&quot;&quot;;&quot;&quot;;[$latest_newly_sick_table.J135]*[.J$1])" office:value-type="float" office:value="25.3894932342796" calcext:value-type="float">
            <text:p>25.3894932342796</text:p>
          </table:table-cell>
          <table:table-cell table:formula="of:=IF([.$A136]=&quot;&quot;;&quot;&quot;;[$latest_newly_sick_table.K135]*[.K$1])" office:value-type="float" office:value="13.6123911365891" calcext:value-type="float">
            <text:p>13.6123911365891</text:p>
          </table:table-cell>
          <table:table-cell table:formula="of:=IF([.$A136]=&quot;&quot;;&quot;&quot;;[$latest_newly_sick_table.L135]*[.L$1])" office:value-type="float" office:value="18.5888966971187" calcext:value-type="float">
            <text:p>18.5888966971187</text:p>
          </table:table-cell>
          <table:table-cell/>
          <table:table-cell table:formula="of:=SUM([.B136:.J136])/[.N$1]" office:value-type="percentage" office:value="0.0287943558334313" calcext:value-type="percentage">
            <text:p>2.88%</text:p>
          </table:table-cell>
          <table:table-cell table:formula="of:=IF([.A142]=&quot;&quot;;&quot;&quot;;AVERAGE([.N129:.N142]))" office:value-type="percentage" office:value="0.0274338811334569" calcext:value-type="percentage">
            <text:p>2.74%</text:p>
          </table:table-cell>
        </table:table-row>
        <table:table-row table:style-name="ro1">
          <table:table-cell table:style-name="ce1" table:formula="of:=IF([$latest_newly_sick_table.A136]=&quot;&quot;;&quot;&quot;;[$latest_newly_sick_table.A136])" office:value-type="date" office:date-value="2022-03-29" calcext:value-type="date">
            <text:p>2022-03-29</text:p>
          </table:table-cell>
          <table:table-cell table:formula="of:=IF([.$A137]=&quot;&quot;;&quot;&quot;;[$latest_newly_sick_table.B136]*[.B$1])" office:value-type="float" office:value="21.6742452135493" calcext:value-type="float">
            <text:p>21.6742452135493</text:p>
          </table:table-cell>
          <table:table-cell table:formula="of:=IF([.$A137]=&quot;&quot;;&quot;&quot;;[$latest_newly_sick_table.C136]*[.C$1])" office:value-type="float" office:value="37.4532249268752" calcext:value-type="float">
            <text:p>37.4532249268752</text:p>
          </table:table-cell>
          <table:table-cell table:formula="of:=IF([.$A137]=&quot;&quot;;&quot;&quot;;[$latest_newly_sick_table.D136]*[.D$1])" office:value-type="float" office:value="51.3291685761837" calcext:value-type="float">
            <text:p>51.3291685761837</text:p>
          </table:table-cell>
          <table:table-cell table:formula="of:=IF([.$A137]=&quot;&quot;;&quot;&quot;;[$latest_newly_sick_table.E136]*[.E$1])" office:value-type="float" office:value="9.30458333333334" calcext:value-type="float">
            <text:p>9.30458333333334</text:p>
          </table:table-cell>
          <table:table-cell table:formula="of:=IF([.$A137]=&quot;&quot;;&quot;&quot;;[$latest_newly_sick_table.F136]*[.F$1])" office:value-type="float" office:value="26.4759527131214" calcext:value-type="float">
            <text:p>26.4759527131214</text:p>
          </table:table-cell>
          <table:table-cell table:formula="of:=IF([.$A137]=&quot;&quot;;&quot;&quot;;[$latest_newly_sick_table.G136]*[.G$1])" office:value-type="float" office:value="73.6534152803369" calcext:value-type="float">
            <text:p>73.6534152803369</text:p>
          </table:table-cell>
          <table:table-cell table:formula="of:=IF([.$A137]=&quot;&quot;;&quot;&quot;;[$latest_newly_sick_table.H136]*[.H$1])" office:value-type="float" office:value="41.237253888445" calcext:value-type="float">
            <text:p>41.237253888445</text:p>
          </table:table-cell>
          <table:table-cell table:formula="of:=IF([.$A137]=&quot;&quot;;&quot;&quot;;[$latest_newly_sick_table.I136]*[.I$1])" office:value-type="float" office:value="20.5465132272706" calcext:value-type="float">
            <text:p>20.5465132272706</text:p>
          </table:table-cell>
          <table:table-cell table:formula="of:=IF([.$A137]=&quot;&quot;;&quot;&quot;;[$latest_newly_sick_table.J136]*[.J$1])" office:value-type="float" office:value="26.8843622131293" calcext:value-type="float">
            <text:p>26.8843622131293</text:p>
          </table:table-cell>
          <table:table-cell table:formula="of:=IF([.$A137]=&quot;&quot;;&quot;&quot;;[$latest_newly_sick_table.K136]*[.K$1])" office:value-type="float" office:value="12.9064499688544" calcext:value-type="float">
            <text:p>12.9064499688544</text:p>
          </table:table-cell>
          <table:table-cell table:formula="of:=IF([.$A137]=&quot;&quot;;&quot;&quot;;[$latest_newly_sick_table.L136]*[.L$1])" office:value-type="float" office:value="20.2594660535823" calcext:value-type="float">
            <text:p>20.2594660535823</text:p>
          </table:table-cell>
          <table:table-cell/>
          <table:table-cell table:formula="of:=SUM([.B137:.J137])/[.N$1]" office:value-type="percentage" office:value="0.0299629752740576" calcext:value-type="percentage">
            <text:p>3.00%</text:p>
          </table:table-cell>
          <table:table-cell table:formula="of:=IF([.A143]=&quot;&quot;;&quot;&quot;;AVERAGE([.N130:.N143]))" office:value-type="percentage" office:value="0.0273982770357867" calcext:value-type="percentage">
            <text:p>2.74%</text:p>
          </table:table-cell>
        </table:table-row>
        <table:table-row table:style-name="ro1">
          <table:table-cell table:style-name="ce1" table:formula="of:=IF([$latest_newly_sick_table.A137]=&quot;&quot;;&quot;&quot;;[$latest_newly_sick_table.A137])" office:value-type="date" office:date-value="2022-03-30" calcext:value-type="date">
            <text:p>2022-03-30</text:p>
          </table:table-cell>
          <table:table-cell table:formula="of:=IF([.$A138]=&quot;&quot;;&quot;&quot;;[$latest_newly_sick_table.B137]*[.B$1])" office:value-type="float" office:value="21.3704377073769" calcext:value-type="float">
            <text:p>21.3704377073769</text:p>
          </table:table-cell>
          <table:table-cell table:formula="of:=IF([.$A138]=&quot;&quot;;&quot;&quot;;[$latest_newly_sick_table.C137]*[.C$1])" office:value-type="float" office:value="35.9727441975922" calcext:value-type="float">
            <text:p>35.9727441975922</text:p>
          </table:table-cell>
          <table:table-cell table:formula="of:=IF([.$A138]=&quot;&quot;;&quot;&quot;;[$latest_newly_sick_table.D137]*[.D$1])" office:value-type="float" office:value="48.2445657378147" calcext:value-type="float">
            <text:p>48.2445657378147</text:p>
          </table:table-cell>
          <table:table-cell table:formula="of:=IF([.$A138]=&quot;&quot;;&quot;&quot;;[$latest_newly_sick_table.E137]*[.E$1])" office:value-type="float" office:value="9.69189189189188" calcext:value-type="float">
            <text:p>9.69189189189188</text:p>
          </table:table-cell>
          <table:table-cell table:formula="of:=IF([.$A138]=&quot;&quot;;&quot;&quot;;[$latest_newly_sick_table.F137]*[.F$1])" office:value-type="float" office:value="26.7237912703866" calcext:value-type="float">
            <text:p>26.7237912703866</text:p>
          </table:table-cell>
          <table:table-cell table:formula="of:=IF([.$A138]=&quot;&quot;;&quot;&quot;;[$latest_newly_sick_table.G137]*[.G$1])" office:value-type="float" office:value="68.8649859641545" calcext:value-type="float">
            <text:p>68.8649859641545</text:p>
          </table:table-cell>
          <table:table-cell table:formula="of:=IF([.$A138]=&quot;&quot;;&quot;&quot;;[$latest_newly_sick_table.H137]*[.H$1])" office:value-type="float" office:value="37.6016967026787" calcext:value-type="float">
            <text:p>37.6016967026787</text:p>
          </table:table-cell>
          <table:table-cell table:formula="of:=IF([.$A138]=&quot;&quot;;&quot;&quot;;[$latest_newly_sick_table.I137]*[.I$1])" office:value-type="float" office:value="20.9172816588944" calcext:value-type="float">
            <text:p>20.9172816588944</text:p>
          </table:table-cell>
          <table:table-cell table:formula="of:=IF([.$A138]=&quot;&quot;;&quot;&quot;;[$latest_newly_sick_table.J137]*[.J$1])" office:value-type="float" office:value="24.6905213061297" calcext:value-type="float">
            <text:p>24.6905213061297</text:p>
          </table:table-cell>
          <table:table-cell table:formula="of:=IF([.$A138]=&quot;&quot;;&quot;&quot;;[$latest_newly_sick_table.K137]*[.K$1])" office:value-type="float" office:value="13.489563039243" calcext:value-type="float">
            <text:p>13.489563039243</text:p>
          </table:table-cell>
          <table:table-cell table:formula="of:=IF([.$A138]=&quot;&quot;;&quot;&quot;;[$latest_newly_sick_table.L137]*[.L$1])" office:value-type="float" office:value="19.4301732925586" calcext:value-type="float">
            <text:p>19.4301732925586</text:p>
          </table:table-cell>
          <table:table-cell/>
          <table:table-cell table:formula="of:=SUM([.B138:.J138])/[.N$1]" office:value-type="percentage" office:value="0.0285567990325228" calcext:value-type="percentage">
            <text:p>2.86%</text:p>
          </table:table-cell>
          <table:table-cell table:formula="of:=IF([.A144]=&quot;&quot;;&quot;&quot;;AVERAGE([.N131:.N144]))" office:value-type="percentage" office:value="0.027471357714788" calcext:value-type="percentage">
            <text:p>2.75%</text:p>
          </table:table-cell>
        </table:table-row>
        <table:table-row table:style-name="ro1">
          <table:table-cell table:style-name="ce1" table:formula="of:=IF([$latest_newly_sick_table.A138]=&quot;&quot;;&quot;&quot;;[$latest_newly_sick_table.A138])" office:value-type="date" office:date-value="2022-03-31" calcext:value-type="date">
            <text:p>2022-03-31</text:p>
          </table:table-cell>
          <table:table-cell table:formula="of:=IF([.$A139]=&quot;&quot;;&quot;&quot;;[$latest_newly_sick_table.B138]*[.B$1])" office:value-type="float" office:value="18.0887778452342" calcext:value-type="float">
            <text:p>18.0887778452342</text:p>
          </table:table-cell>
          <table:table-cell table:formula="of:=IF([.$A139]=&quot;&quot;;&quot;&quot;;[$latest_newly_sick_table.C138]*[.C$1])" office:value-type="float" office:value="31.3232559321172" calcext:value-type="float">
            <text:p>31.3232559321172</text:p>
          </table:table-cell>
          <table:table-cell table:formula="of:=IF([.$A139]=&quot;&quot;;&quot;&quot;;[$latest_newly_sick_table.D138]*[.D$1])" office:value-type="float" office:value="41.7425703210417" calcext:value-type="float">
            <text:p>41.7425703210417</text:p>
          </table:table-cell>
          <table:table-cell table:formula="of:=IF([.$A139]=&quot;&quot;;&quot;&quot;;[$latest_newly_sick_table.E138]*[.E$1])" office:value-type="float" office:value="8.21324545551186" calcext:value-type="float">
            <text:p>8.21324545551186</text:p>
          </table:table-cell>
          <table:table-cell table:formula="of:=IF([.$A139]=&quot;&quot;;&quot;&quot;;[$latest_newly_sick_table.F138]*[.F$1])" office:value-type="float" office:value="22.7791649534632" calcext:value-type="float">
            <text:p>22.7791649534632</text:p>
          </table:table-cell>
          <table:table-cell table:formula="of:=IF([.$A139]=&quot;&quot;;&quot;&quot;;[$latest_newly_sick_table.G138]*[.G$1])" office:value-type="float" office:value="59.2085541466664" calcext:value-type="float">
            <text:p>59.2085541466664</text:p>
          </table:table-cell>
          <table:table-cell table:formula="of:=IF([.$A139]=&quot;&quot;;&quot;&quot;;[$latest_newly_sick_table.H138]*[.H$1])" office:value-type="float" office:value="33.6305442339967" calcext:value-type="float">
            <text:p>33.6305442339967</text:p>
          </table:table-cell>
          <table:table-cell table:formula="of:=IF([.$A139]=&quot;&quot;;&quot;&quot;;[$latest_newly_sick_table.I138]*[.I$1])" office:value-type="float" office:value="19.1748745586323" calcext:value-type="float">
            <text:p>19.1748745586323</text:p>
          </table:table-cell>
          <table:table-cell table:formula="of:=IF([.$A139]=&quot;&quot;;&quot;&quot;;[$latest_newly_sick_table.J138]*[.J$1])" office:value-type="float" office:value="23.0612709395485" calcext:value-type="float">
            <text:p>23.0612709395485</text:p>
          </table:table-cell>
          <table:table-cell table:formula="of:=IF([.$A139]=&quot;&quot;;&quot;&quot;;[$latest_newly_sick_table.K138]*[.K$1])" office:value-type="float" office:value="13.4170788561032" calcext:value-type="float">
            <text:p>13.4170788561032</text:p>
          </table:table-cell>
          <table:table-cell table:formula="of:=IF([.$A139]=&quot;&quot;;&quot;&quot;;[$latest_newly_sick_table.L138]*[.L$1])" office:value-type="float" office:value="16.0126953594614" calcext:value-type="float">
            <text:p>16.0126953594614</text:p>
          </table:table-cell>
          <table:table-cell/>
          <table:table-cell table:formula="of:=SUM([.B139:.J139])/[.N$1]" office:value-type="percentage" office:value="0.0249778848695098" calcext:value-type="percentage">
            <text:p>2.50%</text:p>
          </table:table-cell>
          <table:table-cell table:formula="of:=IF([.A145]=&quot;&quot;;&quot;&quot;;AVERAGE([.N132:.N145]))" office:value-type="percentage" office:value="0.0274081738072354" calcext:value-type="percentage">
            <text:p>2.74%</text:p>
          </table:table-cell>
        </table:table-row>
        <table:table-row table:style-name="ro1">
          <table:table-cell table:style-name="ce1" table:formula="of:=IF([$latest_newly_sick_table.A139]=&quot;&quot;;&quot;&quot;;[$latest_newly_sick_table.A139])" office:value-type="date" office:date-value="2022-04-01" calcext:value-type="date">
            <text:p>2022-04-01</text:p>
          </table:table-cell>
          <table:table-cell table:formula="of:=IF([.$A140]=&quot;&quot;;&quot;&quot;;[$latest_newly_sick_table.B139]*[.B$1])" office:value-type="float" office:value="18.9562064027348" calcext:value-type="float">
            <text:p>18.9562064027348</text:p>
          </table:table-cell>
          <table:table-cell table:formula="of:=IF([.$A140]=&quot;&quot;;&quot;&quot;;[$latest_newly_sick_table.C139]*[.C$1])" office:value-type="float" office:value="30.3864315600718" calcext:value-type="float">
            <text:p>30.3864315600718</text:p>
          </table:table-cell>
          <table:table-cell table:formula="of:=IF([.$A140]=&quot;&quot;;&quot;&quot;;[$latest_newly_sick_table.D139]*[.D$1])" office:value-type="float" office:value="43.918002021077" calcext:value-type="float">
            <text:p>43.918002021077</text:p>
          </table:table-cell>
          <table:table-cell table:formula="of:=IF([.$A140]=&quot;&quot;;&quot;&quot;;[$latest_newly_sick_table.E139]*[.E$1])" office:value-type="float" office:value="8.0031608892635" calcext:value-type="float">
            <text:p>8.0031608892635</text:p>
          </table:table-cell>
          <table:table-cell table:formula="of:=IF([.$A140]=&quot;&quot;;&quot;&quot;;[$latest_newly_sick_table.F139]*[.F$1])" office:value-type="float" office:value="24.0425765390102" calcext:value-type="float">
            <text:p>24.0425765390102</text:p>
          </table:table-cell>
          <table:table-cell table:formula="of:=IF([.$A140]=&quot;&quot;;&quot;&quot;;[$latest_newly_sick_table.G139]*[.G$1])" office:value-type="float" office:value="64.570406601" calcext:value-type="float">
            <text:p>64.570406601</text:p>
          </table:table-cell>
          <table:table-cell table:formula="of:=IF([.$A140]=&quot;&quot;;&quot;&quot;;[$latest_newly_sick_table.H139]*[.H$1])" office:value-type="float" office:value="33.0059115630172" calcext:value-type="float">
            <text:p>33.0059115630172</text:p>
          </table:table-cell>
          <table:table-cell table:formula="of:=IF([.$A140]=&quot;&quot;;&quot;&quot;;[$latest_newly_sick_table.I139]*[.I$1])" office:value-type="float" office:value="20.0036589828028" calcext:value-type="float">
            <text:p>20.0036589828028</text:p>
          </table:table-cell>
          <table:table-cell table:formula="of:=IF([.$A140]=&quot;&quot;;&quot;&quot;;[$latest_newly_sick_table.J139]*[.J$1])" office:value-type="float" office:value="20.8824346734795" calcext:value-type="float">
            <text:p>20.8824346734795</text:p>
          </table:table-cell>
          <table:table-cell table:formula="of:=IF([.$A140]=&quot;&quot;;&quot;&quot;;[$latest_newly_sick_table.K139]*[.K$1])" office:value-type="float" office:value="12.790962694183" calcext:value-type="float">
            <text:p>12.790962694183</text:p>
          </table:table-cell>
          <table:table-cell table:formula="of:=IF([.$A140]=&quot;&quot;;&quot;&quot;;[$latest_newly_sick_table.L139]*[.L$1])" office:value-type="float" office:value="15.8706759682463" calcext:value-type="float">
            <text:p>15.8706759682463</text:p>
          </table:table-cell>
          <table:table-cell/>
          <table:table-cell table:formula="of:=SUM([.B140:.J140])/[.N$1]" office:value-type="percentage" office:value="0.0256135938271952" calcext:value-type="percentage">
            <text:p>2.56%</text:p>
          </table:table-cell>
          <table:table-cell table:formula="of:=IF([.A146]=&quot;&quot;;&quot;&quot;;AVERAGE([.N133:.N146]))" office:value-type="percentage" office:value="0.0272248508945324" calcext:value-type="percentage">
            <text:p>2.72%</text:p>
          </table:table-cell>
        </table:table-row>
        <table:table-row table:style-name="ro1">
          <table:table-cell table:style-name="ce1" table:formula="of:=IF([$latest_newly_sick_table.A140]=&quot;&quot;;&quot;&quot;;[$latest_newly_sick_table.A140])" office:value-type="date" office:date-value="2022-04-02" calcext:value-type="date">
            <text:p>2022-04-02</text:p>
          </table:table-cell>
          <table:table-cell table:formula="of:=IF([.$A141]=&quot;&quot;;&quot;&quot;;[$latest_newly_sick_table.B140]*[.B$1])" office:value-type="float" office:value="18.4664897798742" calcext:value-type="float">
            <text:p>18.4664897798742</text:p>
          </table:table-cell>
          <table:table-cell table:formula="of:=IF([.$A141]=&quot;&quot;;&quot;&quot;;[$latest_newly_sick_table.C140]*[.C$1])" office:value-type="float" office:value="29.459375" calcext:value-type="float">
            <text:p>29.459375</text:p>
          </table:table-cell>
          <table:table-cell table:formula="of:=IF([.$A141]=&quot;&quot;;&quot;&quot;;[$latest_newly_sick_table.D140]*[.D$1])" office:value-type="float" office:value="40.3641195320845" calcext:value-type="float">
            <text:p>40.3641195320845</text:p>
          </table:table-cell>
          <table:table-cell table:formula="of:=IF([.$A141]=&quot;&quot;;&quot;&quot;;[$latest_newly_sick_table.E140]*[.E$1])" office:value-type="float" office:value="7.30390417036381" calcext:value-type="float">
            <text:p>7.30390417036381</text:p>
          </table:table-cell>
          <table:table-cell table:formula="of:=IF([.$A141]=&quot;&quot;;&quot;&quot;;[$latest_newly_sick_table.F140]*[.F$1])" office:value-type="float" office:value="24.9999219237976" calcext:value-type="float">
            <text:p>24.9999219237976</text:p>
          </table:table-cell>
          <table:table-cell table:formula="of:=IF([.$A141]=&quot;&quot;;&quot;&quot;;[$latest_newly_sick_table.G140]*[.G$1])" office:value-type="float" office:value="60.5993883792048" calcext:value-type="float">
            <text:p>60.5993883792048</text:p>
          </table:table-cell>
          <table:table-cell table:formula="of:=IF([.$A141]=&quot;&quot;;&quot;&quot;;[$latest_newly_sick_table.H140]*[.H$1])" office:value-type="float" office:value="32.800080795839" calcext:value-type="float">
            <text:p>32.800080795839</text:p>
          </table:table-cell>
          <table:table-cell table:formula="of:=IF([.$A141]=&quot;&quot;;&quot;&quot;;[$latest_newly_sick_table.I140]*[.I$1])" office:value-type="float" office:value="19.7600274254371" calcext:value-type="float">
            <text:p>19.7600274254371</text:p>
          </table:table-cell>
          <table:table-cell table:formula="of:=IF([.$A141]=&quot;&quot;;&quot;&quot;;[$latest_newly_sick_table.J140]*[.J$1])" office:value-type="float" office:value="20.3572911135782" calcext:value-type="float">
            <text:p>20.3572911135782</text:p>
          </table:table-cell>
          <table:table-cell table:formula="of:=IF([.$A141]=&quot;&quot;;&quot;&quot;;[$latest_newly_sick_table.K140]*[.K$1])" office:value-type="float" office:value="14.5631588458527" calcext:value-type="float">
            <text:p>14.5631588458527</text:p>
          </table:table-cell>
          <table:table-cell table:formula="of:=IF([.$A141]=&quot;&quot;;&quot;&quot;;[$latest_newly_sick_table.L140]*[.L$1])" office:value-type="float" office:value="17.2086620262955" calcext:value-type="float">
            <text:p>17.2086620262955</text:p>
          </table:table-cell>
          <table:table-cell/>
          <table:table-cell table:formula="of:=SUM([.B141:.J141])/[.N$1]" office:value-type="percentage" office:value="0.0246757232589026" calcext:value-type="percentage">
            <text:p>2.47%</text:p>
          </table:table-cell>
          <table:table-cell table:formula="of:=IF([.A147]=&quot;&quot;;&quot;&quot;;AVERAGE([.N134:.N147]))" office:value-type="percentage" office:value="0.0270505416456459" calcext:value-type="percentage">
            <text:p>2.71%</text:p>
          </table:table-cell>
        </table:table-row>
        <table:table-row table:style-name="ro1">
          <table:table-cell table:style-name="ce1" table:formula="of:=IF([$latest_newly_sick_table.A141]=&quot;&quot;;&quot;&quot;;[$latest_newly_sick_table.A141])" office:value-type="date" office:date-value="2022-04-03" calcext:value-type="date">
            <text:p>2022-04-03</text:p>
          </table:table-cell>
          <table:table-cell table:formula="of:=IF([.$A142]=&quot;&quot;;&quot;&quot;;[$latest_newly_sick_table.B141]*[.B$1])" office:value-type="float" office:value="19.6523239984442" calcext:value-type="float">
            <text:p>19.6523239984442</text:p>
          </table:table-cell>
          <table:table-cell table:formula="of:=IF([.$A142]=&quot;&quot;;&quot;&quot;;[$latest_newly_sick_table.C141]*[.C$1])" office:value-type="float" office:value="32.0058359621452" calcext:value-type="float">
            <text:p>32.0058359621452</text:p>
          </table:table-cell>
          <table:table-cell table:formula="of:=IF([.$A142]=&quot;&quot;;&quot;&quot;;[$latest_newly_sick_table.D141]*[.D$1])" office:value-type="float" office:value="43.4003252368293" calcext:value-type="float">
            <text:p>43.4003252368293</text:p>
          </table:table-cell>
          <table:table-cell table:formula="of:=IF([.$A142]=&quot;&quot;;&quot;&quot;;[$latest_newly_sick_table.E141]*[.E$1])" office:value-type="float" office:value="7.91540320808613" calcext:value-type="float">
            <text:p>7.91540320808613</text:p>
          </table:table-cell>
          <table:table-cell table:formula="of:=IF([.$A142]=&quot;&quot;;&quot;&quot;;[$latest_newly_sick_table.F141]*[.F$1])" office:value-type="float" office:value="22.9601895010315" calcext:value-type="float">
            <text:p>22.9601895010315</text:p>
          </table:table-cell>
          <table:table-cell table:formula="of:=IF([.$A142]=&quot;&quot;;&quot;&quot;;[$latest_newly_sick_table.G141]*[.G$1])" office:value-type="float" office:value="57.9057336665475" calcext:value-type="float">
            <text:p>57.9057336665475</text:p>
          </table:table-cell>
          <table:table-cell table:formula="of:=IF([.$A142]=&quot;&quot;;&quot;&quot;;[$latest_newly_sick_table.H141]*[.H$1])" office:value-type="float" office:value="33.4142613750251" calcext:value-type="float">
            <text:p>33.4142613750251</text:p>
          </table:table-cell>
          <table:table-cell table:formula="of:=IF([.$A142]=&quot;&quot;;&quot;&quot;;[$latest_newly_sick_table.I141]*[.I$1])" office:value-type="float" office:value="18.799405218726" calcext:value-type="float">
            <text:p>18.799405218726</text:p>
          </table:table-cell>
          <table:table-cell table:formula="of:=IF([.$A142]=&quot;&quot;;&quot;&quot;;[$latest_newly_sick_table.J141]*[.J$1])" office:value-type="float" office:value="21.7258354634101" calcext:value-type="float">
            <text:p>21.7258354634101</text:p>
          </table:table-cell>
          <table:table-cell table:formula="of:=IF([.$A142]=&quot;&quot;;&quot;&quot;;[$latest_newly_sick_table.K141]*[.K$1])" office:value-type="float" office:value="12.2758781927641" calcext:value-type="float">
            <text:p>12.2758781927641</text:p>
          </table:table-cell>
          <table:table-cell table:formula="of:=IF([.$A142]=&quot;&quot;;&quot;&quot;;[$latest_newly_sick_table.L141]*[.L$1])" office:value-type="float" office:value="15.4795065658576" calcext:value-type="float">
            <text:p>15.4795065658576</text:p>
          </table:table-cell>
          <table:table-cell/>
          <table:table-cell table:formula="of:=SUM([.B142:.J142])/[.N$1]" office:value-type="percentage" office:value="0.0250319784065105" calcext:value-type="percentage">
            <text:p>2.50%</text:p>
          </table:table-cell>
          <table:table-cell table:formula="of:=IF([.A148]=&quot;&quot;;&quot;&quot;;AVERAGE([.N135:.N148]))" office:value-type="percentage" office:value="0.0268391872351987" calcext:value-type="percentage">
            <text:p>2.68%</text:p>
          </table:table-cell>
        </table:table-row>
        <table:table-row table:style-name="ro1">
          <table:table-cell table:style-name="ce1" table:formula="of:=IF([$latest_newly_sick_table.A142]=&quot;&quot;;&quot;&quot;;[$latest_newly_sick_table.A142])" office:value-type="date" office:date-value="2022-04-04" calcext:value-type="date">
            <text:p>2022-04-04</text:p>
          </table:table-cell>
          <table:table-cell table:formula="of:=IF([.$A143]=&quot;&quot;;&quot;&quot;;[$latest_newly_sick_table.B142]*[.B$1])" office:value-type="float" office:value="25.3434283088235" calcext:value-type="float">
            <text:p>25.3434283088235</text:p>
          </table:table-cell>
          <table:table-cell table:formula="of:=IF([.$A143]=&quot;&quot;;&quot;&quot;;[$latest_newly_sick_table.C142]*[.C$1])" office:value-type="float" office:value="35.1011699415029" calcext:value-type="float">
            <text:p>35.1011699415029</text:p>
          </table:table-cell>
          <table:table-cell table:formula="of:=IF([.$A143]=&quot;&quot;;&quot;&quot;;[$latest_newly_sick_table.D142]*[.D$1])" office:value-type="float" office:value="52.5146008151522" calcext:value-type="float">
            <text:p>52.5146008151522</text:p>
          </table:table-cell>
          <table:table-cell table:formula="of:=IF([.$A143]=&quot;&quot;;&quot;&quot;;[$latest_newly_sick_table.E142]*[.E$1])" office:value-type="float" office:value="9.67237776849144" calcext:value-type="float">
            <text:p>9.67237776849144</text:p>
          </table:table-cell>
          <table:table-cell table:formula="of:=IF([.$A143]=&quot;&quot;;&quot;&quot;;[$latest_newly_sick_table.F142]*[.F$1])" office:value-type="float" office:value="29.5718624579672" calcext:value-type="float">
            <text:p>29.5718624579672</text:p>
          </table:table-cell>
          <table:table-cell table:formula="of:=IF([.$A143]=&quot;&quot;;&quot;&quot;;[$latest_newly_sick_table.G142]*[.G$1])" office:value-type="float" office:value="72.9086518466843" calcext:value-type="float">
            <text:p>72.9086518466843</text:p>
          </table:table-cell>
          <table:table-cell table:formula="of:=IF([.$A143]=&quot;&quot;;&quot;&quot;;[$latest_newly_sick_table.H142]*[.H$1])" office:value-type="float" office:value="42.2911729369361" calcext:value-type="float">
            <text:p>42.2911729369361</text:p>
          </table:table-cell>
          <table:table-cell table:formula="of:=IF([.$A143]=&quot;&quot;;&quot;&quot;;[$latest_newly_sick_table.I142]*[.I$1])" office:value-type="float" office:value="24.894445207675" calcext:value-type="float">
            <text:p>24.894445207675</text:p>
          </table:table-cell>
          <table:table-cell table:formula="of:=IF([.$A143]=&quot;&quot;;&quot;&quot;;[$latest_newly_sick_table.J142]*[.J$1])" office:value-type="float" office:value="28.0014251993052" calcext:value-type="float">
            <text:p>28.0014251993052</text:p>
          </table:table-cell>
          <table:table-cell table:formula="of:=IF([.$A143]=&quot;&quot;;&quot;&quot;;[$latest_newly_sick_table.K142]*[.K$1])" office:value-type="float" office:value="15.8783556104684" calcext:value-type="float">
            <text:p>15.8783556104684</text:p>
          </table:table-cell>
          <table:table-cell table:formula="of:=IF([.$A143]=&quot;&quot;;&quot;&quot;;[$latest_newly_sick_table.L142]*[.L$1])" office:value-type="float" office:value="20.4048667329451" calcext:value-type="float">
            <text:p>20.4048667329451</text:p>
          </table:table-cell>
          <table:table-cell/>
          <table:table-cell table:formula="of:=SUM([.B143:.J143])/[.N$1]" office:value-type="percentage" office:value="0.0311030427736005" calcext:value-type="percentage">
            <text:p>3.11%</text:p>
          </table:table-cell>
          <table:table-cell table:formula="of:=IF([.A149]=&quot;&quot;;&quot;&quot;;AVERAGE([.N136:.N149]))" office:value-type="percentage" office:value="0.0265753182881447" calcext:value-type="percentage">
            <text:p>2.66%</text:p>
          </table:table-cell>
        </table:table-row>
        <table:table-row table:style-name="ro1">
          <table:table-cell table:style-name="ce1" table:formula="of:=IF([$latest_newly_sick_table.A143]=&quot;&quot;;&quot;&quot;;[$latest_newly_sick_table.A143])" office:value-type="date" office:date-value="2022-04-05" calcext:value-type="date">
            <text:p>2022-04-05</text:p>
          </table:table-cell>
          <table:table-cell table:formula="of:=IF([.$A144]=&quot;&quot;;&quot;&quot;;[$latest_newly_sick_table.B143]*[.B$1])" office:value-type="float" office:value="21.9258283853668" calcext:value-type="float">
            <text:p>21.9258283853668</text:p>
          </table:table-cell>
          <table:table-cell table:formula="of:=IF([.$A144]=&quot;&quot;;&quot;&quot;;[$latest_newly_sick_table.C143]*[.C$1])" office:value-type="float" office:value="35.0310045579791" calcext:value-type="float">
            <text:p>35.0310045579791</text:p>
          </table:table-cell>
          <table:table-cell table:formula="of:=IF([.$A144]=&quot;&quot;;&quot;&quot;;[$latest_newly_sick_table.D143]*[.D$1])" office:value-type="float" office:value="49.9222920132078" calcext:value-type="float">
            <text:p>49.9222920132078</text:p>
          </table:table-cell>
          <table:table-cell table:formula="of:=IF([.$A144]=&quot;&quot;;&quot;&quot;;[$latest_newly_sick_table.E143]*[.E$1])" office:value-type="float" office:value="9.63838189774788" calcext:value-type="float">
            <text:p>9.63838189774788</text:p>
          </table:table-cell>
          <table:table-cell table:formula="of:=IF([.$A144]=&quot;&quot;;&quot;&quot;;[$latest_newly_sick_table.F143]*[.F$1])" office:value-type="float" office:value="27.9834437086093" calcext:value-type="float">
            <text:p>27.9834437086093</text:p>
          </table:table-cell>
          <table:table-cell table:formula="of:=IF([.$A144]=&quot;&quot;;&quot;&quot;;[$latest_newly_sick_table.G143]*[.G$1])" office:value-type="float" office:value="73.1284026062813" calcext:value-type="float">
            <text:p>73.1284026062813</text:p>
          </table:table-cell>
          <table:table-cell table:formula="of:=IF([.$A144]=&quot;&quot;;&quot;&quot;;[$latest_newly_sick_table.H143]*[.H$1])" office:value-type="float" office:value="41.2895664089263" calcext:value-type="float">
            <text:p>41.2895664089263</text:p>
          </table:table-cell>
          <table:table-cell table:formula="of:=IF([.$A144]=&quot;&quot;;&quot;&quot;;[$latest_newly_sick_table.I143]*[.I$1])" office:value-type="float" office:value="21.3158892681077" calcext:value-type="float">
            <text:p>21.3158892681077</text:p>
          </table:table-cell>
          <table:table-cell table:formula="of:=IF([.$A144]=&quot;&quot;;&quot;&quot;;[$latest_newly_sick_table.J143]*[.J$1])" office:value-type="float" office:value="24.9781048589843" calcext:value-type="float">
            <text:p>24.9781048589843</text:p>
          </table:table-cell>
          <table:table-cell table:formula="of:=IF([.$A144]=&quot;&quot;;&quot;&quot;;[$latest_newly_sick_table.K143]*[.K$1])" office:value-type="float" office:value="14.9650353671862" calcext:value-type="float">
            <text:p>14.9650353671862</text:p>
          </table:table-cell>
          <table:table-cell table:formula="of:=IF([.$A144]=&quot;&quot;;&quot;&quot;;[$latest_newly_sick_table.L143]*[.L$1])" office:value-type="float" office:value="17.7729172742296" calcext:value-type="float">
            <text:p>17.7729172742296</text:p>
          </table:table-cell>
          <table:table-cell/>
          <table:table-cell table:formula="of:=SUM([.B144:.J144])/[.N$1]" office:value-type="percentage" office:value="0.0296380766852991" calcext:value-type="percentage">
            <text:p>2.96%</text:p>
          </table:table-cell>
          <table:table-cell table:formula="of:=IF([.A150]=&quot;&quot;;&quot;&quot;;AVERAGE([.N137:.N150]))" office:value-type="percentage" office:value="0.0263011983151446" calcext:value-type="percentage">
            <text:p>2.63%</text:p>
          </table:table-cell>
        </table:table-row>
        <table:table-row table:style-name="ro1">
          <table:table-cell table:style-name="ce1" table:formula="of:=IF([$latest_newly_sick_table.A144]=&quot;&quot;;&quot;&quot;;[$latest_newly_sick_table.A144])" office:value-type="date" office:date-value="2022-04-06" calcext:value-type="date">
            <text:p>2022-04-06</text:p>
          </table:table-cell>
          <table:table-cell table:formula="of:=IF([.$A145]=&quot;&quot;;&quot;&quot;;[$latest_newly_sick_table.B144]*[.B$1])" office:value-type="float" office:value="21.4210854647536" calcext:value-type="float">
            <text:p>21.4210854647536</text:p>
          </table:table-cell>
          <table:table-cell table:formula="of:=IF([.$A145]=&quot;&quot;;&quot;&quot;;[$latest_newly_sick_table.C144]*[.C$1])" office:value-type="float" office:value="36.9010732617825" calcext:value-type="float">
            <text:p>36.9010732617825</text:p>
          </table:table-cell>
          <table:table-cell table:formula="of:=IF([.$A145]=&quot;&quot;;&quot;&quot;;[$latest_newly_sick_table.D144]*[.D$1])" office:value-type="float" office:value="47.000608580992" calcext:value-type="float">
            <text:p>47.000608580992</text:p>
          </table:table-cell>
          <table:table-cell table:formula="of:=IF([.$A145]=&quot;&quot;;&quot;&quot;;[$latest_newly_sick_table.E144]*[.E$1])" office:value-type="float" office:value="8.86447683271698" calcext:value-type="float">
            <text:p>8.86447683271698</text:p>
          </table:table-cell>
          <table:table-cell table:formula="of:=IF([.$A145]=&quot;&quot;;&quot;&quot;;[$latest_newly_sick_table.F144]*[.F$1])" office:value-type="float" office:value="26.2405869639404" calcext:value-type="float">
            <text:p>26.2405869639404</text:p>
          </table:table-cell>
          <table:table-cell table:formula="of:=IF([.$A145]=&quot;&quot;;&quot;&quot;;[$latest_newly_sick_table.G144]*[.G$1])" office:value-type="float" office:value="68.5893352874034" calcext:value-type="float">
            <text:p>68.5893352874034</text:p>
          </table:table-cell>
          <table:table-cell table:formula="of:=IF([.$A145]=&quot;&quot;;&quot;&quot;;[$latest_newly_sick_table.H144]*[.H$1])" office:value-type="float" office:value="38.9343793171502" calcext:value-type="float">
            <text:p>38.9343793171502</text:p>
          </table:table-cell>
          <table:table-cell table:formula="of:=IF([.$A145]=&quot;&quot;;&quot;&quot;;[$latest_newly_sick_table.I144]*[.I$1])" office:value-type="float" office:value="20.7802660858861" calcext:value-type="float">
            <text:p>20.7802660858861</text:p>
          </table:table-cell>
          <table:table-cell table:formula="of:=IF([.$A145]=&quot;&quot;;&quot;&quot;;[$latest_newly_sick_table.J144]*[.J$1])" office:value-type="float" office:value="23.2700952733327" calcext:value-type="float">
            <text:p>23.2700952733327</text:p>
          </table:table-cell>
          <table:table-cell table:formula="of:=IF([.$A145]=&quot;&quot;;&quot;&quot;;[$latest_newly_sick_table.K144]*[.K$1])" office:value-type="float" office:value="16.8481621435933" calcext:value-type="float">
            <text:p>16.8481621435933</text:p>
          </table:table-cell>
          <table:table-cell table:formula="of:=IF([.$A145]=&quot;&quot;;&quot;&quot;;[$latest_newly_sick_table.L144]*[.L$1])" office:value-type="float" office:value="18.4513541615092" calcext:value-type="float">
            <text:p>18.4513541615092</text:p>
          </table:table-cell>
          <table:table-cell/>
          <table:table-cell table:formula="of:=SUM([.B145:.J145])/[.N$1]" office:value-type="percentage" office:value="0.028355205580497" calcext:value-type="percentage">
            <text:p>2.84%</text:p>
          </table:table-cell>
          <table:table-cell table:formula="of:=IF([.A151]=&quot;&quot;;&quot;&quot;;AVERAGE([.N138:.N151]))" office:value-type="percentage" office:value="0.0259267105240639" calcext:value-type="percentage">
            <text:p>2.59%</text:p>
          </table:table-cell>
        </table:table-row>
        <table:table-row table:style-name="ro1">
          <table:table-cell table:style-name="ce1" table:formula="of:=IF([$latest_newly_sick_table.A145]=&quot;&quot;;&quot;&quot;;[$latest_newly_sick_table.A145])" office:value-type="date" office:date-value="2022-04-07" calcext:value-type="date">
            <text:p>2022-04-07</text:p>
          </table:table-cell>
          <table:table-cell table:formula="of:=IF([.$A146]=&quot;&quot;;&quot;&quot;;[$latest_newly_sick_table.B145]*[.B$1])" office:value-type="float" office:value="19.7873327213875" calcext:value-type="float">
            <text:p>19.7873327213875</text:p>
          </table:table-cell>
          <table:table-cell table:formula="of:=IF([.$A146]=&quot;&quot;;&quot;&quot;;[$latest_newly_sick_table.C145]*[.C$1])" office:value-type="float" office:value="30.9299666507861" calcext:value-type="float">
            <text:p>30.9299666507861</text:p>
          </table:table-cell>
          <table:table-cell table:formula="of:=IF([.$A146]=&quot;&quot;;&quot;&quot;;[$latest_newly_sick_table.D145]*[.D$1])" office:value-type="float" office:value="41.7947530864198" calcext:value-type="float">
            <text:p>41.7947530864198</text:p>
          </table:table-cell>
          <table:table-cell table:formula="of:=IF([.$A146]=&quot;&quot;;&quot;&quot;;[$latest_newly_sick_table.E145]*[.E$1])" office:value-type="float" office:value="8.69808638600327" calcext:value-type="float">
            <text:p>8.69808638600327</text:p>
          </table:table-cell>
          <table:table-cell table:formula="of:=IF([.$A146]=&quot;&quot;;&quot;&quot;;[$latest_newly_sick_table.F145]*[.F$1])" office:value-type="float" office:value="24.6314084018053" calcext:value-type="float">
            <text:p>24.6314084018053</text:p>
          </table:table-cell>
          <table:table-cell table:formula="of:=IF([.$A146]=&quot;&quot;;&quot;&quot;;[$latest_newly_sick_table.G145]*[.G$1])" office:value-type="float" office:value="61.8346916016128" calcext:value-type="float">
            <text:p>61.8346916016128</text:p>
          </table:table-cell>
          <table:table-cell table:formula="of:=IF([.$A146]=&quot;&quot;;&quot;&quot;;[$latest_newly_sick_table.H145]*[.H$1])" office:value-type="float" office:value="35.1129522231427" calcext:value-type="float">
            <text:p>35.1129522231427</text:p>
          </table:table-cell>
          <table:table-cell table:formula="of:=IF([.$A146]=&quot;&quot;;&quot;&quot;;[$latest_newly_sick_table.I145]*[.I$1])" office:value-type="float" office:value="19.7140790742526" calcext:value-type="float">
            <text:p>19.7140790742526</text:p>
          </table:table-cell>
          <table:table-cell table:formula="of:=IF([.$A146]=&quot;&quot;;&quot;&quot;;[$latest_newly_sick_table.J145]*[.J$1])" office:value-type="float" office:value="22.7508474576271" calcext:value-type="float">
            <text:p>22.7508474576271</text:p>
          </table:table-cell>
          <table:table-cell table:formula="of:=IF([.$A146]=&quot;&quot;;&quot;&quot;;[$latest_newly_sick_table.K145]*[.K$1])" office:value-type="float" office:value="13.9911717968336" calcext:value-type="float">
            <text:p>13.9911717968336</text:p>
          </table:table-cell>
          <table:table-cell table:formula="of:=IF([.$A146]=&quot;&quot;;&quot;&quot;;[$latest_newly_sick_table.L145]*[.L$1])" office:value-type="float" office:value="17.3436996779388" calcext:value-type="float">
            <text:p>17.3436996779388</text:p>
          </table:table-cell>
          <table:table-cell/>
          <table:table-cell table:formula="of:=SUM([.B146:.J146])/[.N$1]" office:value-type="percentage" office:value="0.0257578284718428" calcext:value-type="percentage">
            <text:p>2.58%</text:p>
          </table:table-cell>
          <table:table-cell table:formula="of:=IF([.A152]=&quot;&quot;;&quot;&quot;;AVERAGE([.N139:.N152]))" office:value-type="percentage" office:value="0.0255288262521546" calcext:value-type="percentage">
            <text:p>2.55%</text:p>
          </table:table-cell>
        </table:table-row>
        <table:table-row table:style-name="ro1">
          <table:table-cell table:style-name="ce1" table:formula="of:=IF([$latest_newly_sick_table.A146]=&quot;&quot;;&quot;&quot;;[$latest_newly_sick_table.A146])" office:value-type="date" office:date-value="2022-04-08" calcext:value-type="date">
            <text:p>2022-04-08</text:p>
          </table:table-cell>
          <table:table-cell table:formula="of:=IF([.$A147]=&quot;&quot;;&quot;&quot;;[$latest_newly_sick_table.B146]*[.B$1])" office:value-type="float" office:value="17.6881684491979" calcext:value-type="float">
            <text:p>17.6881684491979</text:p>
          </table:table-cell>
          <table:table-cell table:formula="of:=IF([.$A147]=&quot;&quot;;&quot;&quot;;[$latest_newly_sick_table.C146]*[.C$1])" office:value-type="float" office:value="30.5293300401358" calcext:value-type="float">
            <text:p>30.5293300401358</text:p>
          </table:table-cell>
          <table:table-cell table:formula="of:=IF([.$A147]=&quot;&quot;;&quot;&quot;;[$latest_newly_sick_table.D146]*[.D$1])" office:value-type="float" office:value="43.869369819235" calcext:value-type="float">
            <text:p>43.869369819235</text:p>
          </table:table-cell>
          <table:table-cell table:formula="of:=IF([.$A147]=&quot;&quot;;&quot;&quot;;[$latest_newly_sick_table.E146]*[.E$1])" office:value-type="float" office:value="7.6350762527233" calcext:value-type="float">
            <text:p>7.6350762527233</text:p>
          </table:table-cell>
          <table:table-cell table:formula="of:=IF([.$A147]=&quot;&quot;;&quot;&quot;;[$latest_newly_sick_table.F146]*[.F$1])" office:value-type="float" office:value="20.5641358260206" calcext:value-type="float">
            <text:p>20.5641358260206</text:p>
          </table:table-cell>
          <table:table-cell table:formula="of:=IF([.$A147]=&quot;&quot;;&quot;&quot;;[$latest_newly_sick_table.G146]*[.G$1])" office:value-type="float" office:value="60.4694461504104" calcext:value-type="float">
            <text:p>60.4694461504104</text:p>
          </table:table-cell>
          <table:table-cell table:formula="of:=IF([.$A147]=&quot;&quot;;&quot;&quot;;[$latest_newly_sick_table.H146]*[.H$1])" office:value-type="float" office:value="33.0847457627118" calcext:value-type="float">
            <text:p>33.0847457627118</text:p>
          </table:table-cell>
          <table:table-cell table:formula="of:=IF([.$A147]=&quot;&quot;;&quot;&quot;;[$latest_newly_sick_table.I146]*[.I$1])" office:value-type="float" office:value="18.629327999238" calcext:value-type="float">
            <text:p>18.629327999238</text:p>
          </table:table-cell>
          <table:table-cell table:formula="of:=IF([.$A147]=&quot;&quot;;&quot;&quot;;[$latest_newly_sick_table.J146]*[.J$1])" office:value-type="float" office:value="21.0044056949404" calcext:value-type="float">
            <text:p>21.0044056949404</text:p>
          </table:table-cell>
          <table:table-cell table:formula="of:=IF([.$A147]=&quot;&quot;;&quot;&quot;;[$latest_newly_sick_table.K146]*[.K$1])" office:value-type="float" office:value="11.8644284386617" calcext:value-type="float">
            <text:p>11.8644284386617</text:p>
          </table:table-cell>
          <table:table-cell table:formula="of:=IF([.$A147]=&quot;&quot;;&quot;&quot;;[$latest_newly_sick_table.L146]*[.L$1])" office:value-type="float" office:value="16.2155552255062" calcext:value-type="float">
            <text:p>16.2155552255062</text:p>
          </table:table-cell>
          <table:table-cell/>
          <table:table-cell table:formula="of:=SUM([.B147:.J147])/[.N$1]" office:value-type="percentage" office:value="0.0246139061948546" calcext:value-type="percentage">
            <text:p>2.46%</text:p>
          </table:table-cell>
          <table:table-cell table:formula="of:=IF([.A153]=&quot;&quot;;&quot;&quot;;AVERAGE([.N140:.N153]))" office:value-type="percentage" office:value="0.0253882096712455" calcext:value-type="percentage">
            <text:p>2.54%</text:p>
          </table:table-cell>
        </table:table-row>
        <table:table-row table:style-name="ro1">
          <table:table-cell table:style-name="ce1" table:formula="of:=IF([$latest_newly_sick_table.A147]=&quot;&quot;;&quot;&quot;;[$latest_newly_sick_table.A147])" office:value-type="date" office:date-value="2022-04-09" calcext:value-type="date">
            <text:p>2022-04-09</text:p>
          </table:table-cell>
          <table:table-cell table:formula="of:=IF([.$A148]=&quot;&quot;;&quot;&quot;;[$latest_newly_sick_table.B147]*[.B$1])" office:value-type="float" office:value="17.139884927566" calcext:value-type="float">
            <text:p>17.139884927566</text:p>
          </table:table-cell>
          <table:table-cell table:formula="of:=IF([.$A148]=&quot;&quot;;&quot;&quot;;[$latest_newly_sick_table.C147]*[.C$1])" office:value-type="float" office:value="29.554798156167" calcext:value-type="float">
            <text:p>29.554798156167</text:p>
          </table:table-cell>
          <table:table-cell table:formula="of:=IF([.$A148]=&quot;&quot;;&quot;&quot;;[$latest_newly_sick_table.D147]*[.D$1])" office:value-type="float" office:value="36.7041313269493" calcext:value-type="float">
            <text:p>36.7041313269493</text:p>
          </table:table-cell>
          <table:table-cell table:formula="of:=IF([.$A148]=&quot;&quot;;&quot;&quot;;[$latest_newly_sick_table.E147]*[.E$1])" office:value-type="float" office:value="7.78644186863366" calcext:value-type="float">
            <text:p>7.78644186863366</text:p>
          </table:table-cell>
          <table:table-cell table:formula="of:=IF([.$A148]=&quot;&quot;;&quot;&quot;;[$latest_newly_sick_table.F147]*[.F$1])" office:value-type="float" office:value="19.3837304177546" calcext:value-type="float">
            <text:p>19.3837304177546</text:p>
          </table:table-cell>
          <table:table-cell table:formula="of:=IF([.$A148]=&quot;&quot;;&quot;&quot;;[$latest_newly_sick_table.G147]*[.G$1])" office:value-type="float" office:value="55.5294361017469" calcext:value-type="float">
            <text:p>55.5294361017469</text:p>
          </table:table-cell>
          <table:table-cell table:formula="of:=IF([.$A148]=&quot;&quot;;&quot;&quot;;[$latest_newly_sick_table.H147]*[.H$1])" office:value-type="float" office:value="28.2543549301861" calcext:value-type="float">
            <text:p>28.2543549301861</text:p>
          </table:table-cell>
          <table:table-cell table:formula="of:=IF([.$A148]=&quot;&quot;;&quot;&quot;;[$latest_newly_sick_table.I147]*[.I$1])" office:value-type="float" office:value="18.1111339359079" calcext:value-type="float">
            <text:p>18.1111339359079</text:p>
          </table:table-cell>
          <table:table-cell table:formula="of:=IF([.$A148]=&quot;&quot;;&quot;&quot;;[$latest_newly_sick_table.J147]*[.J$1])" office:value-type="float" office:value="19.8350299401198" calcext:value-type="float">
            <text:p>19.8350299401198</text:p>
          </table:table-cell>
          <table:table-cell table:formula="of:=IF([.$A148]=&quot;&quot;;&quot;&quot;;[$latest_newly_sick_table.K147]*[.K$1])" office:value-type="float" office:value="12.3885820663978" calcext:value-type="float">
            <text:p>12.3885820663978</text:p>
          </table:table-cell>
          <table:table-cell table:formula="of:=IF([.$A148]=&quot;&quot;;&quot;&quot;;[$latest_newly_sick_table.L147]*[.L$1])" office:value-type="float" office:value="17.0217195050714" calcext:value-type="float">
            <text:p>17.0217195050714</text:p>
          </table:table-cell>
          <table:table-cell/>
          <table:table-cell table:formula="of:=SUM([.B148:.J148])/[.N$1]" office:value-type="percentage" office:value="0.0225576754326113" calcext:value-type="percentage">
            <text:p>2.26%</text:p>
          </table:table-cell>
          <table:table-cell table:formula="of:=IF([.A154]=&quot;&quot;;&quot;&quot;;AVERAGE([.N141:.N154]))" office:value-type="percentage" office:value="0.025018116965504" calcext:value-type="percentage">
            <text:p>2.50%</text:p>
          </table:table-cell>
        </table:table-row>
        <table:table-row table:style-name="ro1">
          <table:table-cell table:style-name="ce1" table:formula="of:=IF([$latest_newly_sick_table.A148]=&quot;&quot;;&quot;&quot;;[$latest_newly_sick_table.A148])" office:value-type="date" office:date-value="2022-04-10" calcext:value-type="date">
            <text:p>2022-04-10</text:p>
          </table:table-cell>
          <table:table-cell table:formula="of:=IF([.$A149]=&quot;&quot;;&quot;&quot;;[$latest_newly_sick_table.B148]*[.B$1])" office:value-type="float" office:value="16.1709875920508" calcext:value-type="float">
            <text:p>16.1709875920508</text:p>
          </table:table-cell>
          <table:table-cell table:formula="of:=IF([.$A149]=&quot;&quot;;&quot;&quot;;[$latest_newly_sick_table.C148]*[.C$1])" office:value-type="float" office:value="29.488198757764" calcext:value-type="float">
            <text:p>29.488198757764</text:p>
          </table:table-cell>
          <table:table-cell table:formula="of:=IF([.$A149]=&quot;&quot;;&quot;&quot;;[$latest_newly_sick_table.D148]*[.D$1])" office:value-type="float" office:value="37.0063766857514" calcext:value-type="float">
            <text:p>37.0063766857514</text:p>
          </table:table-cell>
          <table:table-cell table:formula="of:=IF([.$A149]=&quot;&quot;;&quot;&quot;;[$latest_newly_sick_table.E148]*[.E$1])" office:value-type="float" office:value="7.4925130586187" calcext:value-type="float">
            <text:p>7.4925130586187</text:p>
          </table:table-cell>
          <table:table-cell table:formula="of:=IF([.$A149]=&quot;&quot;;&quot;&quot;;[$latest_newly_sick_table.F148]*[.F$1])" office:value-type="float" office:value="20.5274875973057" calcext:value-type="float">
            <text:p>20.5274875973057</text:p>
          </table:table-cell>
          <table:table-cell table:formula="of:=IF([.$A149]=&quot;&quot;;&quot;&quot;;[$latest_newly_sick_table.G148]*[.G$1])" office:value-type="float" office:value="52.8172030057073" calcext:value-type="float">
            <text:p>52.8172030057073</text:p>
          </table:table-cell>
          <table:table-cell table:formula="of:=IF([.$A149]=&quot;&quot;;&quot;&quot;;[$latest_newly_sick_table.H148]*[.H$1])" office:value-type="float" office:value="29.757636454682" calcext:value-type="float">
            <text:p>29.757636454682</text:p>
          </table:table-cell>
          <table:table-cell table:formula="of:=IF([.$A149]=&quot;&quot;;&quot;&quot;;[$latest_newly_sick_table.I148]*[.I$1])" office:value-type="float" office:value="19.0697674418604" calcext:value-type="float">
            <text:p>19.0697674418604</text:p>
          </table:table-cell>
          <table:table-cell table:formula="of:=IF([.$A149]=&quot;&quot;;&quot;&quot;;[$latest_newly_sick_table.J148]*[.J$1])" office:value-type="float" office:value="18.5037256353319" calcext:value-type="float">
            <text:p>18.5037256353319</text:p>
          </table:table-cell>
          <table:table-cell table:formula="of:=IF([.$A149]=&quot;&quot;;&quot;&quot;;[$latest_newly_sick_table.K148]*[.K$1])" office:value-type="float" office:value="12.5089105272828" calcext:value-type="float">
            <text:p>12.5089105272828</text:p>
          </table:table-cell>
          <table:table-cell table:formula="of:=IF([.$A149]=&quot;&quot;;&quot;&quot;;[$latest_newly_sick_table.L148]*[.L$1])" office:value-type="float" office:value="15.4151541941859" calcext:value-type="float">
            <text:p>15.4151541941859</text:p>
          </table:table-cell>
          <table:table-cell/>
          <table:table-cell table:formula="of:=SUM([.B149:.J149])/[.N$1]" office:value-type="percentage" office:value="0.0224154103931902" calcext:value-type="percentage">
            <text:p>2.24%</text:p>
          </table:table-cell>
          <table:table-cell table:formula="of:=IF([.A155]=&quot;&quot;;&quot;&quot;;AVERAGE([.N142:.N155]))" office:value-type="percentage" office:value="0.0246226197629631" calcext:value-type="percentage">
            <text:p>2.46%</text:p>
          </table:table-cell>
        </table:table-row>
        <table:table-row table:style-name="ro1">
          <table:table-cell table:style-name="ce1" table:formula="of:=IF([$latest_newly_sick_table.A149]=&quot;&quot;;&quot;&quot;;[$latest_newly_sick_table.A149])" office:value-type="date" office:date-value="2022-04-11" calcext:value-type="date">
            <text:p>2022-04-11</text:p>
          </table:table-cell>
          <table:table-cell table:formula="of:=IF([.$A150]=&quot;&quot;;&quot;&quot;;[$latest_newly_sick_table.B149]*[.B$1])" office:value-type="float" office:value="19.175" calcext:value-type="float">
            <text:p>19.175</text:p>
          </table:table-cell>
          <table:table-cell table:formula="of:=IF([.$A150]=&quot;&quot;;&quot;&quot;;[$latest_newly_sick_table.C149]*[.C$1])" office:value-type="float" office:value="28.8237992444685" calcext:value-type="float">
            <text:p>28.8237992444685</text:p>
          </table:table-cell>
          <table:table-cell table:formula="of:=IF([.$A150]=&quot;&quot;;&quot;&quot;;[$latest_newly_sick_table.D149]*[.D$1])" office:value-type="float" office:value="38.6734008487152" calcext:value-type="float">
            <text:p>38.6734008487152</text:p>
          </table:table-cell>
          <table:table-cell table:formula="of:=IF([.$A150]=&quot;&quot;;&quot;&quot;;[$latest_newly_sick_table.E149]*[.E$1])" office:value-type="float" office:value="8.62759924385633" calcext:value-type="float">
            <text:p>8.62759924385633</text:p>
          </table:table-cell>
          <table:table-cell table:formula="of:=IF([.$A150]=&quot;&quot;;&quot;&quot;;[$latest_newly_sick_table.F149]*[.F$1])" office:value-type="float" office:value="24.8137319957844" calcext:value-type="float">
            <text:p>24.8137319957844</text:p>
          </table:table-cell>
          <table:table-cell table:formula="of:=IF([.$A150]=&quot;&quot;;&quot;&quot;;[$latest_newly_sick_table.G149]*[.G$1])" office:value-type="float" office:value="61.7862258872469" calcext:value-type="float">
            <text:p>61.7862258872469</text:p>
          </table:table-cell>
          <table:table-cell table:formula="of:=IF([.$A150]=&quot;&quot;;&quot;&quot;;[$latest_newly_sick_table.H149]*[.H$1])" office:value-type="float" office:value="33.2893336388867" calcext:value-type="float">
            <text:p>33.2893336388867</text:p>
          </table:table-cell>
          <table:table-cell table:formula="of:=IF([.$A150]=&quot;&quot;;&quot;&quot;;[$latest_newly_sick_table.I149]*[.I$1])" office:value-type="float" office:value="19.499433413805" calcext:value-type="float">
            <text:p>19.499433413805</text:p>
          </table:table-cell>
          <table:table-cell table:formula="of:=IF([.$A150]=&quot;&quot;;&quot;&quot;;[$latest_newly_sick_table.J149]*[.J$1])" office:value-type="float" office:value="22.3153273525482" calcext:value-type="float">
            <text:p>22.3153273525482</text:p>
          </table:table-cell>
          <table:table-cell table:formula="of:=IF([.$A150]=&quot;&quot;;&quot;&quot;;[$latest_newly_sick_table.K149]*[.K$1])" office:value-type="float" office:value="12.57634587899" calcext:value-type="float">
            <text:p>12.57634587899</text:p>
          </table:table-cell>
          <table:table-cell table:formula="of:=IF([.$A150]=&quot;&quot;;&quot;&quot;;[$latest_newly_sick_table.L149]*[.L$1])" office:value-type="float" office:value="17.3028710068743" calcext:value-type="float">
            <text:p>17.3028710068743</text:p>
          </table:table-cell>
          <table:table-cell/>
          <table:table-cell table:formula="of:=SUM([.B150:.J150])/[.N$1]" office:value-type="percentage" office:value="0.0249566762114305" calcext:value-type="percentage">
            <text:p>2.50%</text:p>
          </table:table-cell>
          <table:table-cell table:formula="of:=IF([.A156]=&quot;&quot;;&quot;&quot;;AVERAGE([.N143:.N156]))" office:value-type="percentage" office:value="0.0242105439098213" calcext:value-type="percentage">
            <text:p>2.42%</text:p>
          </table:table-cell>
        </table:table-row>
        <table:table-row table:style-name="ro1">
          <table:table-cell table:style-name="ce1" table:formula="of:=IF([$latest_newly_sick_table.A150]=&quot;&quot;;&quot;&quot;;[$latest_newly_sick_table.A150])" office:value-type="date" office:date-value="2022-04-12" calcext:value-type="date">
            <text:p>2022-04-12</text:p>
          </table:table-cell>
          <table:table-cell table:formula="of:=IF([.$A151]=&quot;&quot;;&quot;&quot;;[$latest_newly_sick_table.B150]*[.B$1])" office:value-type="float" office:value="19.4646983311938" calcext:value-type="float">
            <text:p>19.4646983311938</text:p>
          </table:table-cell>
          <table:table-cell table:formula="of:=IF([.$A151]=&quot;&quot;;&quot;&quot;;[$latest_newly_sick_table.C150]*[.C$1])" office:value-type="float" office:value="28.865374584786" calcext:value-type="float">
            <text:p>28.865374584786</text:p>
          </table:table-cell>
          <table:table-cell table:formula="of:=IF([.$A151]=&quot;&quot;;&quot;&quot;;[$latest_newly_sick_table.D150]*[.D$1])" office:value-type="float" office:value="39.0069632700793" calcext:value-type="float">
            <text:p>39.0069632700793</text:p>
          </table:table-cell>
          <table:table-cell table:formula="of:=IF([.$A151]=&quot;&quot;;&quot;&quot;;[$latest_newly_sick_table.E150]*[.E$1])" office:value-type="float" office:value="7.2190712913795" calcext:value-type="float">
            <text:p>7.2190712913795</text:p>
          </table:table-cell>
          <table:table-cell table:formula="of:=IF([.$A151]=&quot;&quot;;&quot;&quot;;[$latest_newly_sick_table.F150]*[.F$1])" office:value-type="float" office:value="23.3786695075757" calcext:value-type="float">
            <text:p>23.3786695075757</text:p>
          </table:table-cell>
          <table:table-cell table:formula="of:=IF([.$A151]=&quot;&quot;;&quot;&quot;;[$latest_newly_sick_table.G150]*[.G$1])" office:value-type="float" office:value="60.0126008882593" calcext:value-type="float">
            <text:p>60.0126008882593</text:p>
          </table:table-cell>
          <table:table-cell table:formula="of:=IF([.$A151]=&quot;&quot;;&quot;&quot;;[$latest_newly_sick_table.H150]*[.H$1])" office:value-type="float" office:value="34.5759498588485" calcext:value-type="float">
            <text:p>34.5759498588485</text:p>
          </table:table-cell>
          <table:table-cell table:formula="of:=IF([.$A151]=&quot;&quot;;&quot;&quot;;[$latest_newly_sick_table.I150]*[.I$1])" office:value-type="float" office:value="19.5219809973909" calcext:value-type="float">
            <text:p>19.5219809973909</text:p>
          </table:table-cell>
          <table:table-cell table:formula="of:=IF([.$A151]=&quot;&quot;;&quot;&quot;;[$latest_newly_sick_table.J150]*[.J$1])" office:value-type="float" office:value="22.5227568270481" calcext:value-type="float">
            <text:p>22.5227568270481</text:p>
          </table:table-cell>
          <table:table-cell table:formula="of:=IF([.$A151]=&quot;&quot;;&quot;&quot;;[$latest_newly_sick_table.K150]*[.K$1])" office:value-type="float" office:value="13.6609289122426" calcext:value-type="float">
            <text:p>13.6609289122426</text:p>
          </table:table-cell>
          <table:table-cell table:formula="of:=IF([.$A151]=&quot;&quot;;&quot;&quot;;[$latest_newly_sick_table.L150]*[.L$1])" office:value-type="float" office:value="18.7253412706559" calcext:value-type="float">
            <text:p>18.7253412706559</text:p>
          </table:table-cell>
          <table:table-cell/>
          <table:table-cell table:formula="of:=SUM([.B151:.J151])/[.N$1]" office:value-type="percentage" office:value="0.0247201461989281" calcext:value-type="percentage">
            <text:p>2.47%</text:p>
          </table:table-cell>
          <table:table-cell table:formula="of:=IF([.A157]=&quot;&quot;;&quot;&quot;;AVERAGE([.N144:.N157]))" office:value-type="percentage" office:value="0.0234451088860703" calcext:value-type="percentage">
            <text:p>2.34%</text:p>
          </table:table-cell>
        </table:table-row>
        <table:table-row table:style-name="ro1">
          <table:table-cell table:style-name="ce1" table:formula="of:=IF([$latest_newly_sick_table.A151]=&quot;&quot;;&quot;&quot;;[$latest_newly_sick_table.A151])" office:value-type="date" office:date-value="2022-04-13" calcext:value-type="date">
            <text:p>2022-04-13</text:p>
          </table:table-cell>
          <table:table-cell table:formula="of:=IF([.$A152]=&quot;&quot;;&quot;&quot;;[$latest_newly_sick_table.B151]*[.B$1])" office:value-type="float" office:value="17.2407221160616" calcext:value-type="float">
            <text:p>17.2407221160616</text:p>
          </table:table-cell>
          <table:table-cell table:formula="of:=IF([.$A152]=&quot;&quot;;&quot;&quot;;[$latest_newly_sick_table.C151]*[.C$1])" office:value-type="float" office:value="28.8160909996678" calcext:value-type="float">
            <text:p>28.8160909996678</text:p>
          </table:table-cell>
          <table:table-cell table:formula="of:=IF([.$A152]=&quot;&quot;;&quot;&quot;;[$latest_newly_sick_table.D151]*[.D$1])" office:value-type="float" office:value="36.2029708337851" calcext:value-type="float">
            <text:p>36.2029708337851</text:p>
          </table:table-cell>
          <table:table-cell table:formula="of:=IF([.$A152]=&quot;&quot;;&quot;&quot;;[$latest_newly_sick_table.E151]*[.E$1])" office:value-type="float" office:value="7.6255134641716" calcext:value-type="float">
            <text:p>7.6255134641716</text:p>
          </table:table-cell>
          <table:table-cell table:formula="of:=IF([.$A152]=&quot;&quot;;&quot;&quot;;[$latest_newly_sick_table.F151]*[.F$1])" office:value-type="float" office:value="21.0252202732196" calcext:value-type="float">
            <text:p>21.0252202732196</text:p>
          </table:table-cell>
          <table:table-cell table:formula="of:=IF([.$A152]=&quot;&quot;;&quot;&quot;;[$latest_newly_sick_table.G151]*[.G$1])" office:value-type="float" office:value="56.0683298327263" calcext:value-type="float">
            <text:p>56.0683298327263</text:p>
          </table:table-cell>
          <table:table-cell table:formula="of:=IF([.$A152]=&quot;&quot;;&quot;&quot;;[$latest_newly_sick_table.H151]*[.H$1])" office:value-type="float" office:value="30.8874006750113" calcext:value-type="float">
            <text:p>30.8874006750113</text:p>
          </table:table-cell>
          <table:table-cell table:formula="of:=IF([.$A152]=&quot;&quot;;&quot;&quot;;[$latest_newly_sick_table.I151]*[.I$1])" office:value-type="float" office:value="18.2684135977337" calcext:value-type="float">
            <text:p>18.2684135977337</text:p>
          </table:table-cell>
          <table:table-cell table:formula="of:=IF([.$A152]=&quot;&quot;;&quot;&quot;;[$latest_newly_sick_table.J151]*[.J$1])" office:value-type="float" office:value="20.579483394834" calcext:value-type="float">
            <text:p>20.579483394834</text:p>
          </table:table-cell>
          <table:table-cell table:formula="of:=IF([.$A152]=&quot;&quot;;&quot;&quot;;[$latest_newly_sick_table.K151]*[.K$1])" office:value-type="float" office:value="11.6117299526125" calcext:value-type="float">
            <text:p>11.6117299526125</text:p>
          </table:table-cell>
          <table:table-cell table:formula="of:=IF([.$A152]=&quot;&quot;;&quot;&quot;;[$latest_newly_sick_table.L151]*[.L$1])" office:value-type="float" office:value="15.9745392946974" calcext:value-type="float">
            <text:p>15.9745392946974</text:p>
          </table:table-cell>
          <table:table-cell/>
          <table:table-cell table:formula="of:=SUM([.B152:.J152])/[.N$1]" office:value-type="percentage" office:value="0.0229864192257925" calcext:value-type="percentage">
            <text:p>2.30%</text:p>
          </table:table-cell>
          <table:table-cell table:formula="of:=IF([.A158]=&quot;&quot;;&quot;&quot;;AVERAGE([.N145:.N158]))" office:value-type="percentage" office:value="0.0227654461244215" calcext:value-type="percentage">
            <text:p>2.28%</text:p>
          </table:table-cell>
        </table:table-row>
        <table:table-row table:style-name="ro1">
          <table:table-cell table:style-name="ce1" table:formula="of:=IF([$latest_newly_sick_table.A152]=&quot;&quot;;&quot;&quot;;[$latest_newly_sick_table.A152])" office:value-type="date" office:date-value="2022-04-14" calcext:value-type="date">
            <text:p>2022-04-14</text:p>
          </table:table-cell>
          <table:table-cell table:formula="of:=IF([.$A153]=&quot;&quot;;&quot;&quot;;[$latest_newly_sick_table.B152]*[.B$1])" office:value-type="float" office:value="16.4121056020605" calcext:value-type="float">
            <text:p>16.4121056020605</text:p>
          </table:table-cell>
          <table:table-cell table:formula="of:=IF([.$A153]=&quot;&quot;;&quot;&quot;;[$latest_newly_sick_table.C152]*[.C$1])" office:value-type="float" office:value="25.8771206119383" calcext:value-type="float">
            <text:p>25.8771206119383</text:p>
          </table:table-cell>
          <table:table-cell table:formula="of:=IF([.$A153]=&quot;&quot;;&quot;&quot;;[$latest_newly_sick_table.D152]*[.D$1])" office:value-type="float" office:value="38.5796043584048" calcext:value-type="float">
            <text:p>38.5796043584048</text:p>
          </table:table-cell>
          <table:table-cell table:formula="of:=IF([.$A153]=&quot;&quot;;&quot;&quot;;[$latest_newly_sick_table.E152]*[.E$1])" office:value-type="float" office:value="8.62766924125397" calcext:value-type="float">
            <text:p>8.62766924125397</text:p>
          </table:table-cell>
          <table:table-cell table:formula="of:=IF([.$A153]=&quot;&quot;;&quot;&quot;;[$latest_newly_sick_table.F152]*[.F$1])" office:value-type="float" office:value="21.5114742423044" calcext:value-type="float">
            <text:p>21.5114742423044</text:p>
          </table:table-cell>
          <table:table-cell table:formula="of:=IF([.$A153]=&quot;&quot;;&quot;&quot;;[$latest_newly_sick_table.G152]*[.G$1])" office:value-type="float" office:value="54.0988147556267" calcext:value-type="float">
            <text:p>54.0988147556267</text:p>
          </table:table-cell>
          <table:table-cell table:formula="of:=IF([.$A153]=&quot;&quot;;&quot;&quot;;[$latest_newly_sick_table.H152]*[.H$1])" office:value-type="float" office:value="33.3776802993163" calcext:value-type="float">
            <text:p>33.3776802993163</text:p>
          </table:table-cell>
          <table:table-cell table:formula="of:=IF([.$A153]=&quot;&quot;;&quot;&quot;;[$latest_newly_sick_table.I152]*[.I$1])" office:value-type="float" office:value="18.3942112306091" calcext:value-type="float">
            <text:p>18.3942112306091</text:p>
          </table:table-cell>
          <table:table-cell table:formula="of:=IF([.$A153]=&quot;&quot;;&quot;&quot;;[$latest_newly_sick_table.J152]*[.J$1])" office:value-type="float" office:value="20.0706043418737" calcext:value-type="float">
            <text:p>20.0706043418737</text:p>
          </table:table-cell>
          <table:table-cell table:formula="of:=IF([.$A153]=&quot;&quot;;&quot;&quot;;[$latest_newly_sick_table.K152]*[.K$1])" office:value-type="float" office:value="13.4835936554062" calcext:value-type="float">
            <text:p>13.4835936554062</text:p>
          </table:table-cell>
          <table:table-cell table:formula="of:=IF([.$A153]=&quot;&quot;;&quot;&quot;;[$latest_newly_sick_table.L152]*[.L$1])" office:value-type="float" office:value="17.1839420526423" calcext:value-type="float">
            <text:p>17.1839420526423</text:p>
          </table:table-cell>
          <table:table-cell/>
          <table:table-cell table:formula="of:=SUM([.B153:.J153])/[.N$1]" office:value-type="percentage" office:value="0.0230092527367826" calcext:value-type="percentage">
            <text:p>2.30%</text:p>
          </table:table-cell>
          <table:table-cell table:formula="of:=IF([.A159]=&quot;&quot;;&quot;&quot;;AVERAGE([.N146:.N159]))" office:value-type="percentage" office:value="0.0221395363509029" calcext:value-type="percentage">
            <text:p>2.21%</text:p>
          </table:table-cell>
        </table:table-row>
        <table:table-row table:style-name="ro1">
          <table:table-cell table:style-name="ce1" table:formula="of:=IF([$latest_newly_sick_table.A153]=&quot;&quot;;&quot;&quot;;[$latest_newly_sick_table.A153])" office:value-type="date" office:date-value="2022-04-15" calcext:value-type="date">
            <text:p>2022-04-15</text:p>
          </table:table-cell>
          <table:table-cell table:formula="of:=IF([.$A154]=&quot;&quot;;&quot;&quot;;[$latest_newly_sick_table.B153]*[.B$1])" office:value-type="float" office:value="14.5853658536586" calcext:value-type="float">
            <text:p>14.5853658536586</text:p>
          </table:table-cell>
          <table:table-cell table:formula="of:=IF([.$A154]=&quot;&quot;;&quot;&quot;;[$latest_newly_sick_table.C153]*[.C$1])" office:value-type="float" office:value="25.3863519753719" calcext:value-type="float">
            <text:p>25.3863519753719</text:p>
          </table:table-cell>
          <table:table-cell table:formula="of:=IF([.$A154]=&quot;&quot;;&quot;&quot;;[$latest_newly_sick_table.D153]*[.D$1])" office:value-type="float" office:value="31.308364059771" calcext:value-type="float">
            <text:p>31.308364059771</text:p>
          </table:table-cell>
          <table:table-cell table:formula="of:=IF([.$A154]=&quot;&quot;;&quot;&quot;;[$latest_newly_sick_table.E153]*[.E$1])" office:value-type="float" office:value="6.90209381214176" calcext:value-type="float">
            <text:p>6.90209381214176</text:p>
          </table:table-cell>
          <table:table-cell table:formula="of:=IF([.$A154]=&quot;&quot;;&quot;&quot;;[$latest_newly_sick_table.F153]*[.F$1])" office:value-type="float" office:value="20.3493679198818" calcext:value-type="float">
            <text:p>20.3493679198818</text:p>
          </table:table-cell>
          <table:table-cell table:formula="of:=IF([.$A154]=&quot;&quot;;&quot;&quot;;[$latest_newly_sick_table.G153]*[.G$1])" office:value-type="float" office:value="48.3072002496294" calcext:value-type="float">
            <text:p>48.3072002496294</text:p>
          </table:table-cell>
          <table:table-cell table:formula="of:=IF([.$A154]=&quot;&quot;;&quot;&quot;;[$latest_newly_sick_table.H153]*[.H$1])" office:value-type="float" office:value="29.4058554636483" calcext:value-type="float">
            <text:p>29.4058554636483</text:p>
          </table:table-cell>
          <table:table-cell table:formula="of:=IF([.$A154]=&quot;&quot;;&quot;&quot;;[$latest_newly_sick_table.I153]*[.I$1])" office:value-type="float" office:value="16.1091211130146" calcext:value-type="float">
            <text:p>16.1091211130146</text:p>
          </table:table-cell>
          <table:table-cell table:formula="of:=IF([.$A154]=&quot;&quot;;&quot;&quot;;[$latest_newly_sick_table.J153]*[.J$1])" office:value-type="float" office:value="18.0580632131678" calcext:value-type="float">
            <text:p>18.0580632131678</text:p>
          </table:table-cell>
          <table:table-cell table:formula="of:=IF([.$A154]=&quot;&quot;;&quot;&quot;;[$latest_newly_sick_table.K153]*[.K$1])" office:value-type="float" office:value="11.54" calcext:value-type="float">
            <text:p>11.54</text:p>
          </table:table-cell>
          <table:table-cell table:formula="of:=IF([.$A154]=&quot;&quot;;&quot;&quot;;[$latest_newly_sick_table.L153]*[.L$1])" office:value-type="float" office:value="16.6448110697179" calcext:value-type="float">
            <text:p>16.6448110697179</text:p>
          </table:table-cell>
          <table:table-cell/>
          <table:table-cell table:formula="of:=SUM([.B154:.J154])/[.N$1]" office:value-type="percentage" office:value="0.0204322959468135" calcext:value-type="percentage">
            <text:p>2.04%</text:p>
          </table:table-cell>
          <table:table-cell table:formula="of:=IF([.A160]=&quot;&quot;;&quot;&quot;;AVERAGE([.N147:.N160]))" office:value-type="percentage" office:value="0.0216410081933743" calcext:value-type="percentage">
            <text:p>2.16%</text:p>
          </table:table-cell>
        </table:table-row>
        <table:table-row table:style-name="ro1">
          <table:table-cell table:style-name="ce1" table:formula="of:=IF([$latest_newly_sick_table.A154]=&quot;&quot;;&quot;&quot;;[$latest_newly_sick_table.A154])" office:value-type="date" office:date-value="2022-04-16" calcext:value-type="date">
            <text:p>2022-04-16</text:p>
          </table:table-cell>
          <table:table-cell table:formula="of:=IF([.$A155]=&quot;&quot;;&quot;&quot;;[$latest_newly_sick_table.B154]*[.B$1])" office:value-type="float" office:value="13.4653627161535" calcext:value-type="float">
            <text:p>13.4653627161535</text:p>
          </table:table-cell>
          <table:table-cell table:formula="of:=IF([.$A155]=&quot;&quot;;&quot;&quot;;[$latest_newly_sick_table.C154]*[.C$1])" office:value-type="float" office:value="24.1111884461459" calcext:value-type="float">
            <text:p>24.1111884461459</text:p>
          </table:table-cell>
          <table:table-cell table:formula="of:=IF([.$A155]=&quot;&quot;;&quot;&quot;;[$latest_newly_sick_table.D154]*[.D$1])" office:value-type="float" office:value="30.7394586005334" calcext:value-type="float">
            <text:p>30.7394586005334</text:p>
          </table:table-cell>
          <table:table-cell table:formula="of:=IF([.$A155]=&quot;&quot;;&quot;&quot;;[$latest_newly_sick_table.E154]*[.E$1])" office:value-type="float" office:value="7.27556987707363" calcext:value-type="float">
            <text:p>7.27556987707363</text:p>
          </table:table-cell>
          <table:table-cell table:formula="of:=IF([.$A155]=&quot;&quot;;&quot;&quot;;[$latest_newly_sick_table.F154]*[.F$1])" office:value-type="float" office:value="17.9627916754257" calcext:value-type="float">
            <text:p>17.9627916754257</text:p>
          </table:table-cell>
          <table:table-cell table:formula="of:=IF([.$A155]=&quot;&quot;;&quot;&quot;;[$latest_newly_sick_table.G154]*[.G$1])" office:value-type="float" office:value="43.4836808416248" calcext:value-type="float">
            <text:p>43.4836808416248</text:p>
          </table:table-cell>
          <table:table-cell table:formula="of:=IF([.$A155]=&quot;&quot;;&quot;&quot;;[$latest_newly_sick_table.H154]*[.H$1])" office:value-type="float" office:value="28.0418044861995" calcext:value-type="float">
            <text:p>28.0418044861995</text:p>
          </table:table-cell>
          <table:table-cell table:formula="of:=IF([.$A155]=&quot;&quot;;&quot;&quot;;[$latest_newly_sick_table.I154]*[.I$1])" office:value-type="float" office:value="15.6756612343041" calcext:value-type="float">
            <text:p>15.6756612343041</text:p>
          </table:table-cell>
          <table:table-cell table:formula="of:=IF([.$A155]=&quot;&quot;;&quot;&quot;;[$latest_newly_sick_table.J154]*[.J$1])" office:value-type="float" office:value="16.3354575579913" calcext:value-type="float">
            <text:p>16.3354575579913</text:p>
          </table:table-cell>
          <table:table-cell table:formula="of:=IF([.$A155]=&quot;&quot;;&quot;&quot;;[$latest_newly_sick_table.K154]*[.K$1])" office:value-type="float" office:value="9.50570512820514" calcext:value-type="float">
            <text:p>9.50570512820514</text:p>
          </table:table-cell>
          <table:table-cell table:formula="of:=IF([.$A155]=&quot;&quot;;&quot;&quot;;[$latest_newly_sick_table.L154]*[.L$1])" office:value-type="float" office:value="14.428563659107" calcext:value-type="float">
            <text:p>14.428563659107</text:p>
          </table:table-cell>
          <table:table-cell/>
          <table:table-cell table:formula="of:=SUM([.B155:.J155])/[.N$1]" office:value-type="percentage" office:value="0.0191387624233299" calcext:value-type="percentage">
            <text:p>1.91%</text:p>
          </table:table-cell>
          <table:table-cell table:formula="of:=IF([.A161]=&quot;&quot;;&quot;&quot;;AVERAGE([.N148:.N161]))" office:value-type="percentage" office:value="0.0212453659304008" calcext:value-type="percentage">
            <text:p>2.12%</text:p>
          </table:table-cell>
        </table:table-row>
        <table:table-row table:style-name="ro1">
          <table:table-cell table:style-name="ce1" table:formula="of:=IF([$latest_newly_sick_table.A155]=&quot;&quot;;&quot;&quot;;[$latest_newly_sick_table.A155])" office:value-type="date" office:date-value="2022-04-17" calcext:value-type="date">
            <text:p>2022-04-17</text:p>
          </table:table-cell>
          <table:table-cell table:formula="of:=IF([.$A156]=&quot;&quot;;&quot;&quot;;[$latest_newly_sick_table.B155]*[.B$1])" office:value-type="float" office:value="15.1009350649351" calcext:value-type="float">
            <text:p>15.1009350649351</text:p>
          </table:table-cell>
          <table:table-cell table:formula="of:=IF([.$A156]=&quot;&quot;;&quot;&quot;;[$latest_newly_sick_table.C155]*[.C$1])" office:value-type="float" office:value="23.2309120984358" calcext:value-type="float">
            <text:p>23.2309120984358</text:p>
          </table:table-cell>
          <table:table-cell table:formula="of:=IF([.$A156]=&quot;&quot;;&quot;&quot;;[$latest_newly_sick_table.D155]*[.D$1])" office:value-type="float" office:value="29.9869997739091" calcext:value-type="float">
            <text:p>29.9869997739091</text:p>
          </table:table-cell>
          <table:table-cell table:formula="of:=IF([.$A156]=&quot;&quot;;&quot;&quot;;[$latest_newly_sick_table.E155]*[.E$1])" office:value-type="float" office:value="6.68460353206117" calcext:value-type="float">
            <text:p>6.68460353206117</text:p>
          </table:table-cell>
          <table:table-cell table:formula="of:=IF([.$A156]=&quot;&quot;;&quot;&quot;;[$latest_newly_sick_table.F155]*[.F$1])" office:value-type="float" office:value="17.9625837441538" calcext:value-type="float">
            <text:p>17.9625837441538</text:p>
          </table:table-cell>
          <table:table-cell table:formula="of:=IF([.$A156]=&quot;&quot;;&quot;&quot;;[$latest_newly_sick_table.G155]*[.G$1])" office:value-type="float" office:value="45.8070768108358" calcext:value-type="float">
            <text:p>45.8070768108358</text:p>
          </table:table-cell>
          <table:table-cell table:formula="of:=IF([.$A156]=&quot;&quot;;&quot;&quot;;[$latest_newly_sick_table.H155]*[.H$1])" office:value-type="float" office:value="26.8855202992933" calcext:value-type="float">
            <text:p>26.8855202992933</text:p>
          </table:table-cell>
          <table:table-cell table:formula="of:=IF([.$A156]=&quot;&quot;;&quot;&quot;;[$latest_newly_sick_table.I155]*[.I$1])" office:value-type="float" office:value="15.347473886165" calcext:value-type="float">
            <text:p>15.347473886165</text:p>
          </table:table-cell>
          <table:table-cell table:formula="of:=IF([.$A156]=&quot;&quot;;&quot;&quot;;[$latest_newly_sick_table.J155]*[.J$1])" office:value-type="float" office:value="17.3634085213033" calcext:value-type="float">
            <text:p>17.3634085213033</text:p>
          </table:table-cell>
          <table:table-cell table:formula="of:=IF([.$A156]=&quot;&quot;;&quot;&quot;;[$latest_newly_sick_table.K155]*[.K$1])" office:value-type="float" office:value="9.79832093112001" calcext:value-type="float">
            <text:p>9.79832093112001</text:p>
          </table:table-cell>
          <table:table-cell table:formula="of:=IF([.$A156]=&quot;&quot;;&quot;&quot;;[$latest_newly_sick_table.L155]*[.L$1])" office:value-type="float" office:value="15.6165572614333" calcext:value-type="float">
            <text:p>15.6165572614333</text:p>
          </table:table-cell>
          <table:table-cell/>
          <table:table-cell table:formula="of:=SUM([.B156:.J156])/[.N$1]" office:value-type="percentage" office:value="0.019262916462526" calcext:value-type="percentage">
            <text:p>1.93%</text:p>
          </table:table-cell>
          <table:table-cell table:formula="of:=IF([.A162]=&quot;&quot;;&quot;&quot;;AVERAGE([.N149:.N162]))" office:value-type="percentage" office:value="0.0208796387157513" calcext:value-type="percentage">
            <text:p>2.09%</text:p>
          </table:table-cell>
        </table:table-row>
        <table:table-row table:style-name="ro1">
          <table:table-cell table:style-name="ce1" table:formula="of:=IF([$latest_newly_sick_table.A156]=&quot;&quot;;&quot;&quot;;[$latest_newly_sick_table.A156])" office:value-type="date" office:date-value="2022-04-18" calcext:value-type="date">
            <text:p>2022-04-18</text:p>
          </table:table-cell>
          <table:table-cell table:formula="of:=IF([.$A157]=&quot;&quot;;&quot;&quot;;[$latest_newly_sick_table.B156]*[.B$1])" office:value-type="float" office:value="16.7886418029517" calcext:value-type="float">
            <text:p>16.7886418029517</text:p>
          </table:table-cell>
          <table:table-cell table:formula="of:=IF([.$A157]=&quot;&quot;;&quot;&quot;;[$latest_newly_sick_table.C156]*[.C$1])" office:value-type="float" office:value="23.5413955268771" calcext:value-type="float">
            <text:p>23.5413955268771</text:p>
          </table:table-cell>
          <table:table-cell table:formula="of:=IF([.$A157]=&quot;&quot;;&quot;&quot;;[$latest_newly_sick_table.D156]*[.D$1])" office:value-type="float" office:value="33.6537459456585" calcext:value-type="float">
            <text:p>33.6537459456585</text:p>
          </table:table-cell>
          <table:table-cell table:formula="of:=IF([.$A157]=&quot;&quot;;&quot;&quot;;[$latest_newly_sick_table.E156]*[.E$1])" office:value-type="float" office:value="6.80328429695517" calcext:value-type="float">
            <text:p>6.80328429695517</text:p>
          </table:table-cell>
          <table:table-cell table:formula="of:=IF([.$A157]=&quot;&quot;;&quot;&quot;;[$latest_newly_sick_table.F156]*[.F$1])" office:value-type="float" office:value="18.8844197326393" calcext:value-type="float">
            <text:p>18.8844197326393</text:p>
          </table:table-cell>
          <table:table-cell table:formula="of:=IF([.$A157]=&quot;&quot;;&quot;&quot;;[$latest_newly_sick_table.G156]*[.G$1])" office:value-type="float" office:value="49.0161743182293" calcext:value-type="float">
            <text:p>49.0161743182293</text:p>
          </table:table-cell>
          <table:table-cell table:formula="of:=IF([.$A157]=&quot;&quot;;&quot;&quot;;[$latest_newly_sick_table.H156]*[.H$1])" office:value-type="float" office:value="26.5170933458981" calcext:value-type="float">
            <text:p>26.5170933458981</text:p>
          </table:table-cell>
          <table:table-cell table:formula="of:=IF([.$A157]=&quot;&quot;;&quot;&quot;;[$latest_newly_sick_table.I156]*[.I$1])" office:value-type="float" office:value="16.3467149612637" calcext:value-type="float">
            <text:p>16.3467149612637</text:p>
          </table:table-cell>
          <table:table-cell table:formula="of:=IF([.$A157]=&quot;&quot;;&quot;&quot;;[$latest_newly_sick_table.J156]*[.J$1])" office:value-type="float" office:value="18.3933663078266" calcext:value-type="float">
            <text:p>18.3933663078266</text:p>
          </table:table-cell>
          <table:table-cell table:formula="of:=IF([.$A157]=&quot;&quot;;&quot;&quot;;[$latest_newly_sick_table.K156]*[.K$1])" office:value-type="float" office:value="10.1129844138517" calcext:value-type="float">
            <text:p>10.1129844138517</text:p>
          </table:table-cell>
          <table:table-cell table:formula="of:=IF([.$A157]=&quot;&quot;;&quot;&quot;;[$latest_newly_sick_table.L156]*[.L$1])" office:value-type="float" office:value="13.8827971449261" calcext:value-type="float">
            <text:p>13.8827971449261</text:p>
          </table:table-cell>
          <table:table-cell/>
          <table:table-cell table:formula="of:=SUM([.B157:.J157])/[.N$1]" office:value-type="percentage" office:value="0.0203869524410856" calcext:value-type="percentage">
            <text:p>2.04%</text:p>
          </table:table-cell>
          <table:table-cell table:formula="of:=IF([.A163]=&quot;&quot;;&quot;&quot;;AVERAGE([.N150:.N163]))" office:value-type="percentage" office:value="0.0204559098482229" calcext:value-type="percentage">
            <text:p>2.05%</text:p>
          </table:table-cell>
        </table:table-row>
        <table:table-row table:style-name="ro1">
          <table:table-cell table:style-name="ce1" table:formula="of:=IF([$latest_newly_sick_table.A157]=&quot;&quot;;&quot;&quot;;[$latest_newly_sick_table.A157])" office:value-type="date" office:date-value="2022-04-19" calcext:value-type="date">
            <text:p>2022-04-19</text:p>
          </table:table-cell>
          <table:table-cell table:formula="of:=IF([.$A158]=&quot;&quot;;&quot;&quot;;[$latest_newly_sick_table.B157]*[.B$1])" office:value-type="float" office:value="14.9307579807353" calcext:value-type="float">
            <text:p>14.9307579807353</text:p>
          </table:table-cell>
          <table:table-cell table:formula="of:=IF([.$A158]=&quot;&quot;;&quot;&quot;;[$latest_newly_sick_table.C157]*[.C$1])" office:value-type="float" office:value="24.3219888768988" calcext:value-type="float">
            <text:p>24.3219888768988</text:p>
          </table:table-cell>
          <table:table-cell table:formula="of:=IF([.$A158]=&quot;&quot;;&quot;&quot;;[$latest_newly_sick_table.D157]*[.D$1])" office:value-type="float" office:value="34.1372214521805" calcext:value-type="float">
            <text:p>34.1372214521805</text:p>
          </table:table-cell>
          <table:table-cell table:formula="of:=IF([.$A158]=&quot;&quot;;&quot;&quot;;[$latest_newly_sick_table.E157]*[.E$1])" office:value-type="float" office:value="6.30893736805068" calcext:value-type="float">
            <text:p>6.30893736805068</text:p>
          </table:table-cell>
          <table:table-cell table:formula="of:=IF([.$A158]=&quot;&quot;;&quot;&quot;;[$latest_newly_sick_table.F157]*[.F$1])" office:value-type="float" office:value="18.7118871999674" calcext:value-type="float">
            <text:p>18.7118871999674</text:p>
          </table:table-cell>
          <table:table-cell table:formula="of:=IF([.$A158]=&quot;&quot;;&quot;&quot;;[$latest_newly_sick_table.G157]*[.G$1])" office:value-type="float" office:value="49.357057803904" calcext:value-type="float">
            <text:p>49.357057803904</text:p>
          </table:table-cell>
          <table:table-cell table:formula="of:=IF([.$A158]=&quot;&quot;;&quot;&quot;;[$latest_newly_sick_table.H157]*[.H$1])" office:value-type="float" office:value="27.7304734278947" calcext:value-type="float">
            <text:p>27.7304734278947</text:p>
          </table:table-cell>
          <table:table-cell table:formula="of:=IF([.$A158]=&quot;&quot;;&quot;&quot;;[$latest_newly_sick_table.I157]*[.I$1])" office:value-type="float" office:value="15.278863232682" calcext:value-type="float">
            <text:p>15.278863232682</text:p>
          </table:table-cell>
          <table:table-cell table:formula="of:=IF([.$A158]=&quot;&quot;;&quot;&quot;;[$latest_newly_sick_table.J157]*[.J$1])" office:value-type="float" office:value="16.4473866904691" calcext:value-type="float">
            <text:p>16.4473866904691</text:p>
          </table:table-cell>
          <table:table-cell table:formula="of:=IF([.$A158]=&quot;&quot;;&quot;&quot;;[$latest_newly_sick_table.K157]*[.K$1])" office:value-type="float" office:value="11.4900432900433" calcext:value-type="float">
            <text:p>11.4900432900433</text:p>
          </table:table-cell>
          <table:table-cell table:formula="of:=IF([.$A158]=&quot;&quot;;&quot;&quot;;[$latest_newly_sick_table.L157]*[.L$1])" office:value-type="float" office:value="13.978524346162" calcext:value-type="float">
            <text:p>13.978524346162</text:p>
          </table:table-cell>
          <table:table-cell/>
          <table:table-cell table:formula="of:=SUM([.B158:.J158])/[.N$1]" office:value-type="percentage" office:value="0.0201227980222162" calcext:value-type="percentage">
            <text:p>2.01%</text:p>
          </table:table-cell>
          <table:table-cell table:formula="of:=IF([.A164]=&quot;&quot;;&quot;&quot;;AVERAGE([.N151:.N164]))" office:value-type="percentage" office:value="0.019858071320285" calcext:value-type="percentage">
            <text:p>1.99%</text:p>
          </table:table-cell>
        </table:table-row>
        <table:table-row table:style-name="ro1">
          <table:table-cell table:style-name="ce1" table:formula="of:=IF([$latest_newly_sick_table.A158]=&quot;&quot;;&quot;&quot;;[$latest_newly_sick_table.A158])" office:value-type="date" office:date-value="2022-04-20" calcext:value-type="date">
            <text:p>2022-04-20</text:p>
          </table:table-cell>
          <table:table-cell table:formula="of:=IF([.$A159]=&quot;&quot;;&quot;&quot;;[$latest_newly_sick_table.B158]*[.B$1])" office:value-type="float" office:value="14.5846122048261" calcext:value-type="float">
            <text:p>14.5846122048261</text:p>
          </table:table-cell>
          <table:table-cell table:formula="of:=IF([.$A159]=&quot;&quot;;&quot;&quot;;[$latest_newly_sick_table.C158]*[.C$1])" office:value-type="float" office:value="24.562315000141" calcext:value-type="float">
            <text:p>24.562315000141</text:p>
          </table:table-cell>
          <table:table-cell table:formula="of:=IF([.$A159]=&quot;&quot;;&quot;&quot;;[$latest_newly_sick_table.D158]*[.D$1])" office:value-type="float" office:value="32.8315010340699" calcext:value-type="float">
            <text:p>32.8315010340699</text:p>
          </table:table-cell>
          <table:table-cell table:formula="of:=IF([.$A159]=&quot;&quot;;&quot;&quot;;[$latest_newly_sick_table.E158]*[.E$1])" office:value-type="float" office:value="6.97367183826987" calcext:value-type="float">
            <text:p>6.97367183826987</text:p>
          </table:table-cell>
          <table:table-cell table:formula="of:=IF([.$A159]=&quot;&quot;;&quot;&quot;;[$latest_newly_sick_table.F158]*[.F$1])" office:value-type="float" office:value="18.4163260250217" calcext:value-type="float">
            <text:p>18.4163260250217</text:p>
          </table:table-cell>
          <table:table-cell table:formula="of:=IF([.$A159]=&quot;&quot;;&quot;&quot;;[$latest_newly_sick_table.G158]*[.G$1])" office:value-type="float" office:value="45.5156952744749" calcext:value-type="float">
            <text:p>45.5156952744749</text:p>
          </table:table-cell>
          <table:table-cell table:formula="of:=IF([.$A159]=&quot;&quot;;&quot;&quot;;[$latest_newly_sick_table.H158]*[.H$1])" office:value-type="float" office:value="28.2246535375639" calcext:value-type="float">
            <text:p>28.2246535375639</text:p>
          </table:table-cell>
          <table:table-cell table:formula="of:=IF([.$A159]=&quot;&quot;;&quot;&quot;;[$latest_newly_sick_table.I158]*[.I$1])" office:value-type="float" office:value="14.3966460080204" calcext:value-type="float">
            <text:p>14.3966460080204</text:p>
          </table:table-cell>
          <table:table-cell table:formula="of:=IF([.$A159]=&quot;&quot;;&quot;&quot;;[$latest_newly_sick_table.J158]*[.J$1])" office:value-type="float" office:value="16.2578222778473" calcext:value-type="float">
            <text:p>16.2578222778473</text:p>
          </table:table-cell>
          <table:table-cell table:formula="of:=IF([.$A159]=&quot;&quot;;&quot;&quot;;[$latest_newly_sick_table.K158]*[.K$1])" office:value-type="float" office:value="10.3003331447608" calcext:value-type="float">
            <text:p>10.3003331447608</text:p>
          </table:table-cell>
          <table:table-cell table:formula="of:=IF([.$A159]=&quot;&quot;;&quot;&quot;;[$latest_newly_sick_table.L158]*[.L$1])" office:value-type="float" office:value="14.9920558239399" calcext:value-type="float">
            <text:p>14.9920558239399</text:p>
          </table:table-cell>
          <table:table-cell/>
          <table:table-cell table:formula="of:=SUM([.B159:.J159])/[.N$1]" office:value-type="percentage" office:value="0.0195924687512367" calcext:value-type="percentage">
            <text:p>1.96%</text:p>
          </table:table-cell>
          <table:table-cell table:formula="of:=IF([.A165]=&quot;&quot;;&quot;&quot;;AVERAGE([.N152:.N165]))" office:value-type="percentage" office:value="0.019183276463213" calcext:value-type="percentage">
            <text:p>1.92%</text:p>
          </table:table-cell>
        </table:table-row>
        <table:table-row table:style-name="ro1">
          <table:table-cell table:style-name="ce1" table:formula="of:=IF([$latest_newly_sick_table.A159]=&quot;&quot;;&quot;&quot;;[$latest_newly_sick_table.A159])" office:value-type="date" office:date-value="2022-04-21" calcext:value-type="date">
            <text:p>2022-04-21</text:p>
          </table:table-cell>
          <table:table-cell table:formula="of:=IF([.$A160]=&quot;&quot;;&quot;&quot;;[$latest_newly_sick_table.B159]*[.B$1])" office:value-type="float" office:value="14.1190463632048" calcext:value-type="float">
            <text:p>14.1190463632048</text:p>
          </table:table-cell>
          <table:table-cell table:formula="of:=IF([.$A160]=&quot;&quot;;&quot;&quot;;[$latest_newly_sick_table.C159]*[.C$1])" office:value-type="float" office:value="23.3520740783476" calcext:value-type="float">
            <text:p>23.3520740783476</text:p>
          </table:table-cell>
          <table:table-cell table:formula="of:=IF([.$A160]=&quot;&quot;;&quot;&quot;;[$latest_newly_sick_table.D159]*[.D$1])" office:value-type="float" office:value="30.8175609756098" calcext:value-type="float">
            <text:p>30.8175609756098</text:p>
          </table:table-cell>
          <table:table-cell table:formula="of:=IF([.$A160]=&quot;&quot;;&quot;&quot;;[$latest_newly_sick_table.E159]*[.E$1])" office:value-type="float" office:value="6.75848921720482" calcext:value-type="float">
            <text:p>6.75848921720482</text:p>
          </table:table-cell>
          <table:table-cell table:formula="of:=IF([.$A160]=&quot;&quot;;&quot;&quot;;[$latest_newly_sick_table.F159]*[.F$1])" office:value-type="float" office:value="15.9607876135981" calcext:value-type="float">
            <text:p>15.9607876135981</text:p>
          </table:table-cell>
          <table:table-cell table:formula="of:=IF([.$A160]=&quot;&quot;;&quot;&quot;;[$latest_newly_sick_table.G159]*[.G$1])" office:value-type="float" office:value="45.6802333766092" calcext:value-type="float">
            <text:p>45.6802333766092</text:p>
          </table:table-cell>
          <table:table-cell table:formula="of:=IF([.$A160]=&quot;&quot;;&quot;&quot;;[$latest_newly_sick_table.H159]*[.H$1])" office:value-type="float" office:value="24.796515279788" calcext:value-type="float">
            <text:p>24.796515279788</text:p>
          </table:table-cell>
          <table:table-cell table:formula="of:=IF([.$A160]=&quot;&quot;;&quot;&quot;;[$latest_newly_sick_table.I159]*[.I$1])" office:value-type="float" office:value="14.2284811792577" calcext:value-type="float">
            <text:p>14.2284811792577</text:p>
          </table:table-cell>
          <table:table-cell table:formula="of:=IF([.$A160]=&quot;&quot;;&quot;&quot;;[$latest_newly_sick_table.J159]*[.J$1])" office:value-type="float" office:value="17.6671279922087" calcext:value-type="float">
            <text:p>17.6671279922087</text:p>
          </table:table-cell>
          <table:table-cell table:formula="of:=IF([.$A160]=&quot;&quot;;&quot;&quot;;[$latest_newly_sick_table.K159]*[.K$1])" office:value-type="float" office:value="10.3667995192003" calcext:value-type="float">
            <text:p>10.3667995192003</text:p>
          </table:table-cell>
          <table:table-cell table:formula="of:=IF([.$A160]=&quot;&quot;;&quot;&quot;;[$latest_newly_sick_table.L159]*[.L$1])" office:value-type="float" office:value="13.9916002584536" calcext:value-type="float">
            <text:p>13.9916002584536</text:p>
          </table:table-cell>
          <table:table-cell/>
          <table:table-cell table:formula="of:=SUM([.B160:.J160])/[.N$1]" office:value-type="percentage" office:value="0.0187784342664429" calcext:value-type="percentage">
            <text:p>1.88%</text:p>
          </table:table-cell>
          <table:table-cell table:formula="of:=IF([.A166]=&quot;&quot;;&quot;&quot;;AVERAGE([.N153:.N166]))" office:value-type="percentage" office:value="0.0186957679414681" calcext:value-type="percentage">
            <text:p>1.87%</text:p>
          </table:table-cell>
        </table:table-row>
        <table:table-row table:style-name="ro1">
          <table:table-cell table:style-name="ce1" table:formula="of:=IF([$latest_newly_sick_table.A160]=&quot;&quot;;&quot;&quot;;[$latest_newly_sick_table.A160])" office:value-type="date" office:date-value="2022-04-22" calcext:value-type="date">
            <text:p>2022-04-22</text:p>
          </table:table-cell>
          <table:table-cell table:formula="of:=IF([.$A161]=&quot;&quot;;&quot;&quot;;[$latest_newly_sick_table.B160]*[.B$1])" office:value-type="float" office:value="13.7590850681059" calcext:value-type="float">
            <text:p>13.7590850681059</text:p>
          </table:table-cell>
          <table:table-cell table:formula="of:=IF([.$A161]=&quot;&quot;;&quot;&quot;;[$latest_newly_sick_table.C160]*[.C$1])" office:value-type="float" office:value="24.6030000828752" calcext:value-type="float">
            <text:p>24.6030000828752</text:p>
          </table:table-cell>
          <table:table-cell table:formula="of:=IF([.$A161]=&quot;&quot;;&quot;&quot;;[$latest_newly_sick_table.D160]*[.D$1])" office:value-type="float" office:value="33.7898330600285" calcext:value-type="float">
            <text:p>33.7898330600285</text:p>
          </table:table-cell>
          <table:table-cell table:formula="of:=IF([.$A161]=&quot;&quot;;&quot;&quot;;[$latest_newly_sick_table.E160]*[.E$1])" office:value-type="float" office:value="6.2853470437018" calcext:value-type="float">
            <text:p>6.2853470437018</text:p>
          </table:table-cell>
          <table:table-cell table:formula="of:=IF([.$A161]=&quot;&quot;;&quot;&quot;;[$latest_newly_sick_table.F160]*[.F$1])" office:value-type="float" office:value="16.2432830327567" calcext:value-type="float">
            <text:p>16.2432830327567</text:p>
          </table:table-cell>
          <table:table-cell table:formula="of:=IF([.$A161]=&quot;&quot;;&quot;&quot;;[$latest_newly_sick_table.G160]*[.G$1])" office:value-type="float" office:value="46.0620013573637" calcext:value-type="float">
            <text:p>46.0620013573637</text:p>
          </table:table-cell>
          <table:table-cell table:formula="of:=IF([.$A161]=&quot;&quot;;&quot;&quot;;[$latest_newly_sick_table.H160]*[.H$1])" office:value-type="float" office:value="25.292745497342" calcext:value-type="float">
            <text:p>25.292745497342</text:p>
          </table:table-cell>
          <table:table-cell table:formula="of:=IF([.$A161]=&quot;&quot;;&quot;&quot;;[$latest_newly_sick_table.I160]*[.I$1])" office:value-type="float" office:value="14.4078082330333" calcext:value-type="float">
            <text:p>14.4078082330333</text:p>
          </table:table-cell>
          <table:table-cell table:formula="of:=IF([.$A161]=&quot;&quot;;&quot;&quot;;[$latest_newly_sick_table.J160]*[.J$1])" office:value-type="float" office:value="15.9903662819869" calcext:value-type="float">
            <text:p>15.9903662819869</text:p>
          </table:table-cell>
          <table:table-cell table:formula="of:=IF([.$A161]=&quot;&quot;;&quot;&quot;;[$latest_newly_sick_table.K160]*[.K$1])" office:value-type="float" office:value="11.635067010943" calcext:value-type="float">
            <text:p>11.635067010943</text:p>
          </table:table-cell>
          <table:table-cell table:formula="of:=IF([.$A161]=&quot;&quot;;&quot;&quot;;[$latest_newly_sick_table.L160]*[.L$1])" office:value-type="float" office:value="12.6059055537789" calcext:value-type="float">
            <text:p>12.6059055537789</text:p>
          </table:table-cell>
          <table:table-cell/>
          <table:table-cell table:formula="of:=SUM([.B161:.J161])/[.N$1]" office:value-type="percentage" office:value="0.0190749145132253" calcext:value-type="percentage">
            <text:p>1.91%</text:p>
          </table:table-cell>
          <table:table-cell table:formula="of:=IF([.A167]=&quot;&quot;;&quot;&quot;;AVERAGE([.N154:.N167]))" office:value-type="percentage" office:value="0.0182903993145481" calcext:value-type="percentage">
            <text:p>1.83%</text:p>
          </table:table-cell>
        </table:table-row>
        <table:table-row table:style-name="ro1">
          <table:table-cell table:style-name="ce1" table:formula="of:=IF([$latest_newly_sick_table.A161]=&quot;&quot;;&quot;&quot;;[$latest_newly_sick_table.A161])" office:value-type="date" office:date-value="2022-04-23" calcext:value-type="date">
            <text:p>2022-04-23</text:p>
          </table:table-cell>
          <table:table-cell table:formula="of:=IF([.$A162]=&quot;&quot;;&quot;&quot;;[$latest_newly_sick_table.B161]*[.B$1])" office:value-type="float" office:value="12.9075511644319" calcext:value-type="float">
            <text:p>12.9075511644319</text:p>
          </table:table-cell>
          <table:table-cell table:formula="of:=IF([.$A162]=&quot;&quot;;&quot;&quot;;[$latest_newly_sick_table.C161]*[.C$1])" office:value-type="float" office:value="22.2036608457816" calcext:value-type="float">
            <text:p>22.2036608457816</text:p>
          </table:table-cell>
          <table:table-cell table:formula="of:=IF([.$A162]=&quot;&quot;;&quot;&quot;;[$latest_newly_sick_table.D161]*[.D$1])" office:value-type="float" office:value="29.2891860841901" calcext:value-type="float">
            <text:p>29.2891860841901</text:p>
          </table:table-cell>
          <table:table-cell table:formula="of:=IF([.$A162]=&quot;&quot;;&quot;&quot;;[$latest_newly_sick_table.E161]*[.E$1])" office:value-type="float" office:value="6.25261829652998" calcext:value-type="float">
            <text:p>6.25261829652998</text:p>
          </table:table-cell>
          <table:table-cell table:formula="of:=IF([.$A162]=&quot;&quot;;&quot;&quot;;[$latest_newly_sick_table.F161]*[.F$1])" office:value-type="float" office:value="15.3522836854563" calcext:value-type="float">
            <text:p>15.3522836854563</text:p>
          </table:table-cell>
          <table:table-cell table:formula="of:=IF([.$A162]=&quot;&quot;;&quot;&quot;;[$latest_newly_sick_table.G161]*[.G$1])" office:value-type="float" office:value="41.1760407983132" calcext:value-type="float">
            <text:p>41.1760407983132</text:p>
          </table:table-cell>
          <table:table-cell table:formula="of:=IF([.$A162]=&quot;&quot;;&quot;&quot;;[$latest_newly_sick_table.H161]*[.H$1])" office:value-type="float" office:value="23.8569179239071" calcext:value-type="float">
            <text:p>23.8569179239071</text:p>
          </table:table-cell>
          <table:table-cell table:formula="of:=IF([.$A162]=&quot;&quot;;&quot;&quot;;[$latest_newly_sick_table.I161]*[.I$1])" office:value-type="float" office:value="14.5029940119761" calcext:value-type="float">
            <text:p>14.5029940119761</text:p>
          </table:table-cell>
          <table:table-cell table:formula="of:=IF([.$A162]=&quot;&quot;;&quot;&quot;;[$latest_newly_sick_table.J161]*[.J$1])" office:value-type="float" office:value="14.0300648039945" calcext:value-type="float">
            <text:p>14.0300648039945</text:p>
          </table:table-cell>
          <table:table-cell table:formula="of:=IF([.$A162]=&quot;&quot;;&quot;&quot;;[$latest_newly_sick_table.K161]*[.K$1])" office:value-type="float" office:value="10.0812706816678" calcext:value-type="float">
            <text:p>10.0812706816678</text:p>
          </table:table-cell>
          <table:table-cell table:formula="of:=IF([.$A162]=&quot;&quot;;&quot;&quot;;[$latest_newly_sick_table.L161]*[.L$1])" office:value-type="float" office:value="12.8727106749587" calcext:value-type="float">
            <text:p>12.8727106749587</text:p>
          </table:table-cell>
          <table:table-cell/>
          <table:table-cell table:formula="of:=SUM([.B162:.J162])/[.N$1]" office:value-type="percentage" office:value="0.017437494427518" calcext:value-type="percentage">
            <text:p>1.74%</text:p>
          </table:table-cell>
          <table:table-cell table:formula="of:=IF([.A168]=&quot;&quot;;&quot;&quot;;AVERAGE([.N155:.N168]))" office:value-type="percentage" office:value="0.0179646096838291" calcext:value-type="percentage">
            <text:p>1.80%</text:p>
          </table:table-cell>
        </table:table-row>
        <table:table-row table:style-name="ro1">
          <table:table-cell table:style-name="ce1" table:formula="of:=IF([$latest_newly_sick_table.A162]=&quot;&quot;;&quot;&quot;;[$latest_newly_sick_table.A162])" office:value-type="date" office:date-value="2022-04-24" calcext:value-type="date">
            <text:p>2022-04-24</text:p>
          </table:table-cell>
          <table:table-cell table:formula="of:=IF([.$A163]=&quot;&quot;;&quot;&quot;;[$latest_newly_sick_table.B162]*[.B$1])" office:value-type="float" office:value="12.2597814972284" calcext:value-type="float">
            <text:p>12.2597814972284</text:p>
          </table:table-cell>
          <table:table-cell table:formula="of:=IF([.$A163]=&quot;&quot;;&quot;&quot;;[$latest_newly_sick_table.C162]*[.C$1])" office:value-type="float" office:value="19.326388888889" calcext:value-type="float">
            <text:p>19.326388888889</text:p>
          </table:table-cell>
          <table:table-cell table:formula="of:=IF([.$A163]=&quot;&quot;;&quot;&quot;;[$latest_newly_sick_table.D162]*[.D$1])" office:value-type="float" office:value="25.573630186497" calcext:value-type="float">
            <text:p>25.573630186497</text:p>
          </table:table-cell>
          <table:table-cell table:formula="of:=IF([.$A163]=&quot;&quot;;&quot;&quot;;[$latest_newly_sick_table.E162]*[.E$1])" office:value-type="float" office:value="6.28433734939758" calcext:value-type="float">
            <text:p>6.28433734939758</text:p>
          </table:table-cell>
          <table:table-cell table:formula="of:=IF([.$A163]=&quot;&quot;;&quot;&quot;;[$latest_newly_sick_table.F162]*[.F$1])" office:value-type="float" office:value="13.7307941163784" calcext:value-type="float">
            <text:p>13.7307941163784</text:p>
          </table:table-cell>
          <table:table-cell table:formula="of:=IF([.$A163]=&quot;&quot;;&quot;&quot;;[$latest_newly_sick_table.G162]*[.G$1])" office:value-type="float" office:value="38.7568151756621" calcext:value-type="float">
            <text:p>38.7568151756621</text:p>
          </table:table-cell>
          <table:table-cell table:formula="of:=IF([.$A163]=&quot;&quot;;&quot;&quot;;[$latest_newly_sick_table.H162]*[.H$1])" office:value-type="float" office:value="25.1838895930151" calcext:value-type="float">
            <text:p>25.1838895930151</text:p>
          </table:table-cell>
          <table:table-cell table:formula="of:=IF([.$A163]=&quot;&quot;;&quot;&quot;;[$latest_newly_sick_table.I162]*[.I$1])" office:value-type="float" office:value="12.987349983782" calcext:value-type="float">
            <text:p>12.987349983782</text:p>
          </table:table-cell>
          <table:table-cell table:formula="of:=IF([.$A163]=&quot;&quot;;&quot;&quot;;[$latest_newly_sick_table.J162]*[.J$1])" office:value-type="float" office:value="15.6410711489273" calcext:value-type="float">
            <text:p>15.6410711489273</text:p>
          </table:table-cell>
          <table:table-cell table:formula="of:=IF([.$A163]=&quot;&quot;;&quot;&quot;;[$latest_newly_sick_table.K162]*[.K$1])" office:value-type="float" office:value="10.617770767613" calcext:value-type="float">
            <text:p>10.617770767613</text:p>
          </table:table-cell>
          <table:table-cell table:formula="of:=IF([.$A163]=&quot;&quot;;&quot;&quot;;[$latest_newly_sick_table.L162]*[.L$1])" office:value-type="float" office:value="11.1823955431755" calcext:value-type="float">
            <text:p>11.1823955431755</text:p>
          </table:table-cell>
          <table:table-cell/>
          <table:table-cell table:formula="of:=SUM([.B163:.J163])/[.N$1]" office:value-type="percentage" office:value="0.0164832062477934" calcext:value-type="percentage">
            <text:p>1.65%</text:p>
          </table:table-cell>
          <table:table-cell table:formula="of:=IF([.A169]=&quot;&quot;;&quot;&quot;;AVERAGE([.N156:.N169]))" office:value-type="percentage" office:value="0.0175320126214636" calcext:value-type="percentage">
            <text:p>1.75%</text:p>
          </table:table-cell>
        </table:table-row>
        <table:table-row table:style-name="ro1">
          <table:table-cell table:style-name="ce1" table:formula="of:=IF([$latest_newly_sick_table.A163]=&quot;&quot;;&quot;&quot;;[$latest_newly_sick_table.A163])" office:value-type="date" office:date-value="2022-04-25" calcext:value-type="date">
            <text:p>2022-04-25</text:p>
          </table:table-cell>
          <table:table-cell table:formula="of:=IF([.$A164]=&quot;&quot;;&quot;&quot;;[$latest_newly_sick_table.B163]*[.B$1])" office:value-type="float" office:value="11.2210309496145" calcext:value-type="float">
            <text:p>11.2210309496145</text:p>
          </table:table-cell>
          <table:table-cell table:formula="of:=IF([.$A164]=&quot;&quot;;&quot;&quot;;[$latest_newly_sick_table.C163]*[.C$1])" office:value-type="float" office:value="20.1477805428555" calcext:value-type="float">
            <text:p>20.1477805428555</text:p>
          </table:table-cell>
          <table:table-cell table:formula="of:=IF([.$A164]=&quot;&quot;;&quot;&quot;;[$latest_newly_sick_table.D163]*[.D$1])" office:value-type="float" office:value="28.1297388374052" calcext:value-type="float">
            <text:p>28.1297388374052</text:p>
          </table:table-cell>
          <table:table-cell table:formula="of:=IF([.$A164]=&quot;&quot;;&quot;&quot;;[$latest_newly_sick_table.E163]*[.E$1])" office:value-type="float" office:value="6.80213396561945" calcext:value-type="float">
            <text:p>6.80213396561945</text:p>
          </table:table-cell>
          <table:table-cell table:formula="of:=IF([.$A164]=&quot;&quot;;&quot;&quot;;[$latest_newly_sick_table.F163]*[.F$1])" office:value-type="float" office:value="16.0222543721544" calcext:value-type="float">
            <text:p>16.0222543721544</text:p>
          </table:table-cell>
          <table:table-cell table:formula="of:=IF([.$A164]=&quot;&quot;;&quot;&quot;;[$latest_newly_sick_table.G163]*[.G$1])" office:value-type="float" office:value="40.1770649432534" calcext:value-type="float">
            <text:p>40.1770649432534</text:p>
          </table:table-cell>
          <table:table-cell table:formula="of:=IF([.$A164]=&quot;&quot;;&quot;&quot;;[$latest_newly_sick_table.H163]*[.H$1])" office:value-type="float" office:value="21.6653022582352" calcext:value-type="float">
            <text:p>21.6653022582352</text:p>
          </table:table-cell>
          <table:table-cell table:formula="of:=IF([.$A164]=&quot;&quot;;&quot;&quot;;[$latest_newly_sick_table.I163]*[.I$1])" office:value-type="float" office:value="11.9825197186101" calcext:value-type="float">
            <text:p>11.9825197186101</text:p>
          </table:table-cell>
          <table:table-cell table:formula="of:=IF([.$A164]=&quot;&quot;;&quot;&quot;;[$latest_newly_sick_table.J163]*[.J$1])" office:value-type="float" office:value="14.6644497876912" calcext:value-type="float">
            <text:p>14.6644497876912</text:p>
          </table:table-cell>
          <table:table-cell table:formula="of:=IF([.$A164]=&quot;&quot;;&quot;&quot;;[$latest_newly_sick_table.K163]*[.K$1])" office:value-type="float" office:value="9.38422473643613" calcext:value-type="float">
            <text:p>9.38422473643613</text:p>
          </table:table-cell>
          <table:table-cell table:formula="of:=IF([.$A164]=&quot;&quot;;&quot;&quot;;[$latest_newly_sick_table.L163]*[.L$1])" office:value-type="float" office:value="13.0353108115483" calcext:value-type="float">
            <text:p>13.0353108115483</text:p>
          </table:table-cell>
          <table:table-cell/>
          <table:table-cell table:formula="of:=SUM([.B164:.J164])/[.N$1]" office:value-type="percentage" office:value="0.016586936820299" calcext:value-type="percentage">
            <text:p>1.66%</text:p>
          </table:table-cell>
          <table:table-cell table:formula="of:=IF([.A170]=&quot;&quot;;&quot;&quot;;AVERAGE([.N157:.N170]))" office:value-type="percentage" office:value="0.0172911672990106" calcext:value-type="percentage">
            <text:p>1.73%</text:p>
          </table:table-cell>
        </table:table-row>
        <table:table-row table:style-name="ro1">
          <table:table-cell table:style-name="ce1" table:formula="of:=IF([$latest_newly_sick_table.A164]=&quot;&quot;;&quot;&quot;;[$latest_newly_sick_table.A164])" office:value-type="date" office:date-value="2022-04-26" calcext:value-type="date">
            <text:p>2022-04-26</text:p>
          </table:table-cell>
          <table:table-cell table:formula="of:=IF([.$A165]=&quot;&quot;;&quot;&quot;;[$latest_newly_sick_table.B164]*[.B$1])" office:value-type="float" office:value="10.9706433813682" calcext:value-type="float">
            <text:p>10.9706433813682</text:p>
          </table:table-cell>
          <table:table-cell table:formula="of:=IF([.$A165]=&quot;&quot;;&quot;&quot;;[$latest_newly_sick_table.C164]*[.C$1])" office:value-type="float" office:value="18.8946031370928" calcext:value-type="float">
            <text:p>18.8946031370928</text:p>
          </table:table-cell>
          <table:table-cell table:formula="of:=IF([.$A165]=&quot;&quot;;&quot;&quot;;[$latest_newly_sick_table.D164]*[.D$1])" office:value-type="float" office:value="26.3955101453447" calcext:value-type="float">
            <text:p>26.3955101453447</text:p>
          </table:table-cell>
          <table:table-cell table:formula="of:=IF([.$A165]=&quot;&quot;;&quot;&quot;;[$latest_newly_sick_table.E164]*[.E$1])" office:value-type="float" office:value="5.81511389658913" calcext:value-type="float">
            <text:p>5.81511389658913</text:p>
          </table:table-cell>
          <table:table-cell table:formula="of:=IF([.$A165]=&quot;&quot;;&quot;&quot;;[$latest_newly_sick_table.F164]*[.F$1])" office:value-type="float" office:value="14.4124259587531" calcext:value-type="float">
            <text:p>14.4124259587531</text:p>
          </table:table-cell>
          <table:table-cell table:formula="of:=IF([.$A165]=&quot;&quot;;&quot;&quot;;[$latest_newly_sick_table.G164]*[.G$1])" office:value-type="float" office:value="35.7603080740537" calcext:value-type="float">
            <text:p>35.7603080740537</text:p>
          </table:table-cell>
          <table:table-cell table:formula="of:=IF([.$A165]=&quot;&quot;;&quot;&quot;;[$latest_newly_sick_table.H164]*[.H$1])" office:value-type="float" office:value="20.2790274420589" calcext:value-type="float">
            <text:p>20.2790274420589</text:p>
          </table:table-cell>
          <table:table-cell table:formula="of:=IF([.$A165]=&quot;&quot;;&quot;&quot;;[$latest_newly_sick_table.I164]*[.I$1])" office:value-type="float" office:value="10.9097374179431" calcext:value-type="float">
            <text:p>10.9097374179431</text:p>
          </table:table-cell>
          <table:table-cell table:formula="of:=IF([.$A165]=&quot;&quot;;&quot;&quot;;[$latest_newly_sick_table.J164]*[.J$1])" office:value-type="float" office:value="13.8441719695794" calcext:value-type="float">
            <text:p>13.8441719695794</text:p>
          </table:table-cell>
          <table:table-cell table:formula="of:=IF([.$A165]=&quot;&quot;;&quot;&quot;;[$latest_newly_sick_table.K164]*[.K$1])" office:value-type="float" office:value="7.66777408637874" calcext:value-type="float">
            <text:p>7.66777408637874</text:p>
          </table:table-cell>
          <table:table-cell table:formula="of:=IF([.$A165]=&quot;&quot;;&quot;&quot;;[$latest_newly_sick_table.L164]*[.L$1])" office:value-type="float" office:value="13.2606321363561" calcext:value-type="float">
            <text:p>13.2606321363561</text:p>
          </table:table-cell>
          <table:table-cell/>
          <table:table-cell table:formula="of:=SUM([.B165:.J165])/[.N$1]" office:value-type="percentage" office:value="0.0152730181999207" calcext:value-type="percentage">
            <text:p>1.53%</text:p>
          </table:table-cell>
          <table:table-cell table:formula="of:=IF([.A171]=&quot;&quot;;&quot;&quot;;AVERAGE([.N158:.N171]))" office:value-type="percentage" office:value="0.0169219511926998" calcext:value-type="percentage">
            <text:p>1.69%</text:p>
          </table:table-cell>
        </table:table-row>
        <table:table-row table:style-name="ro1">
          <table:table-cell table:style-name="ce1" table:formula="of:=IF([$latest_newly_sick_table.A165]=&quot;&quot;;&quot;&quot;;[$latest_newly_sick_table.A165])" office:value-type="date" office:date-value="2022-04-27" calcext:value-type="date">
            <text:p>2022-04-27</text:p>
          </table:table-cell>
          <table:table-cell table:formula="of:=IF([.$A166]=&quot;&quot;;&quot;&quot;;[$latest_newly_sick_table.B165]*[.B$1])" office:value-type="float" office:value="12.0168600238534" calcext:value-type="float">
            <text:p>12.0168600238534</text:p>
          </table:table-cell>
          <table:table-cell table:formula="of:=IF([.$A166]=&quot;&quot;;&quot;&quot;;[$latest_newly_sick_table.C165]*[.C$1])" office:value-type="float" office:value="19.6661104768596" calcext:value-type="float">
            <text:p>19.6661104768596</text:p>
          </table:table-cell>
          <table:table-cell table:formula="of:=IF([.$A166]=&quot;&quot;;&quot;&quot;;[$latest_newly_sick_table.D165]*[.D$1])" office:value-type="float" office:value="29.3844569074053" calcext:value-type="float">
            <text:p>29.3844569074053</text:p>
          </table:table-cell>
          <table:table-cell table:formula="of:=IF([.$A166]=&quot;&quot;;&quot;&quot;;[$latest_newly_sick_table.E165]*[.E$1])" office:value-type="float" office:value="6.23130897653036" calcext:value-type="float">
            <text:p>6.23130897653036</text:p>
          </table:table-cell>
          <table:table-cell table:formula="of:=IF([.$A166]=&quot;&quot;;&quot;&quot;;[$latest_newly_sick_table.F165]*[.F$1])" office:value-type="float" office:value="14.5038395717232" calcext:value-type="float">
            <text:p>14.5038395717232</text:p>
          </table:table-cell>
          <table:table-cell table:formula="of:=IF([.$A166]=&quot;&quot;;&quot;&quot;;[$latest_newly_sick_table.G165]*[.G$1])" office:value-type="float" office:value="38.0222834937681" calcext:value-type="float">
            <text:p>38.0222834937681</text:p>
          </table:table-cell>
          <table:table-cell table:formula="of:=IF([.$A166]=&quot;&quot;;&quot;&quot;;[$latest_newly_sick_table.H165]*[.H$1])" office:value-type="float" office:value="20.1968958876175" calcext:value-type="float">
            <text:p>20.1968958876175</text:p>
          </table:table-cell>
          <table:table-cell table:formula="of:=IF([.$A166]=&quot;&quot;;&quot;&quot;;[$latest_newly_sick_table.I165]*[.I$1])" office:value-type="float" office:value="12.9567307692308" calcext:value-type="float">
            <text:p>12.9567307692308</text:p>
          </table:table-cell>
          <table:table-cell table:formula="of:=IF([.$A166]=&quot;&quot;;&quot;&quot;;[$latest_newly_sick_table.J165]*[.J$1])" office:value-type="float" office:value="13.4505804832131" calcext:value-type="float">
            <text:p>13.4505804832131</text:p>
          </table:table-cell>
          <table:table-cell table:formula="of:=IF([.$A166]=&quot;&quot;;&quot;&quot;;[$latest_newly_sick_table.K165]*[.K$1])" office:value-type="float" office:value="8.16509433962263" calcext:value-type="float">
            <text:p>8.16509433962263</text:p>
          </table:table-cell>
          <table:table-cell table:formula="of:=IF([.$A166]=&quot;&quot;;&quot;&quot;;[$latest_newly_sick_table.L165]*[.L$1])" office:value-type="float" office:value="12.0562797202797" calcext:value-type="float">
            <text:p>12.0562797202797</text:p>
          </table:table-cell>
          <table:table-cell/>
          <table:table-cell table:formula="of:=SUM([.B166:.J166])/[.N$1]" office:value-type="percentage" office:value="0.0161612999213635" calcext:value-type="percentage">
            <text:p>1.62%</text:p>
          </table:table-cell>
          <table:table-cell table:formula="of:=IF([.A172]=&quot;&quot;;&quot;&quot;;AVERAGE([.N159:.N172]))" office:value-type="percentage" office:value="0.0166607771610282" calcext:value-type="percentage">
            <text:p>1.67%</text:p>
          </table:table-cell>
        </table:table-row>
        <table:table-row table:style-name="ro1">
          <table:table-cell table:style-name="ce1" table:formula="of:=IF([$latest_newly_sick_table.A166]=&quot;&quot;;&quot;&quot;;[$latest_newly_sick_table.A166])" office:value-type="date" office:date-value="2022-04-28" calcext:value-type="date">
            <text:p>2022-04-28</text:p>
          </table:table-cell>
          <table:table-cell table:formula="of:=IF([.$A167]=&quot;&quot;;&quot;&quot;;[$latest_newly_sick_table.B166]*[.B$1])" office:value-type="float" office:value="14.3341520717642" calcext:value-type="float">
            <text:p>14.3341520717642</text:p>
          </table:table-cell>
          <table:table-cell table:formula="of:=IF([.$A167]=&quot;&quot;;&quot;&quot;;[$latest_newly_sick_table.C166]*[.C$1])" office:value-type="float" office:value="22.04039009488" calcext:value-type="float">
            <text:p>22.04039009488</text:p>
          </table:table-cell>
          <table:table-cell table:formula="of:=IF([.$A167]=&quot;&quot;;&quot;&quot;;[$latest_newly_sick_table.D166]*[.D$1])" office:value-type="float" office:value="28.4531447625618" calcext:value-type="float">
            <text:p>28.4531447625618</text:p>
          </table:table-cell>
          <table:table-cell table:formula="of:=IF([.$A167]=&quot;&quot;;&quot;&quot;;[$latest_newly_sick_table.E166]*[.E$1])" office:value-type="float" office:value="6.38667809477164" calcext:value-type="float">
            <text:p>6.38667809477164</text:p>
          </table:table-cell>
          <table:table-cell table:formula="of:=IF([.$A167]=&quot;&quot;;&quot;&quot;;[$latest_newly_sick_table.F166]*[.F$1])" office:value-type="float" office:value="16.0440647482014" calcext:value-type="float">
            <text:p>16.0440647482014</text:p>
          </table:table-cell>
          <table:table-cell table:formula="of:=IF([.$A167]=&quot;&quot;;&quot;&quot;;[$latest_newly_sick_table.G166]*[.G$1])" office:value-type="float" office:value="38.4275889902333" calcext:value-type="float">
            <text:p>38.4275889902333</text:p>
          </table:table-cell>
          <table:table-cell table:formula="of:=IF([.$A167]=&quot;&quot;;&quot;&quot;;[$latest_newly_sick_table.H166]*[.H$1])" office:value-type="float" office:value="23.8275862068965" calcext:value-type="float">
            <text:p>23.8275862068965</text:p>
          </table:table-cell>
          <table:table-cell table:formula="of:=IF([.$A167]=&quot;&quot;;&quot;&quot;;[$latest_newly_sick_table.I166]*[.I$1])" office:value-type="float" office:value="13.9034118471407" calcext:value-type="float">
            <text:p>13.9034118471407</text:p>
          </table:table-cell>
          <table:table-cell table:formula="of:=IF([.$A167]=&quot;&quot;;&quot;&quot;;[$latest_newly_sick_table.J166]*[.J$1])" office:value-type="float" office:value="15.0894621866223" calcext:value-type="float">
            <text:p>15.0894621866223</text:p>
          </table:table-cell>
          <table:table-cell table:formula="of:=IF([.$A167]=&quot;&quot;;&quot;&quot;;[$latest_newly_sick_table.K166]*[.K$1])" office:value-type="float" office:value="9.55484122345606" calcext:value-type="float">
            <text:p>9.55484122345606</text:p>
          </table:table-cell>
          <table:table-cell table:formula="of:=IF([.$A167]=&quot;&quot;;&quot;&quot;;[$latest_newly_sick_table.L166]*[.L$1])" office:value-type="float" office:value="13.7460441710931" calcext:value-type="float">
            <text:p>13.7460441710931</text:p>
          </table:table-cell>
          <table:table-cell/>
          <table:table-cell table:formula="of:=SUM([.B167:.J167])/[.N$1]" office:value-type="percentage" office:value="0.0173340919599021" calcext:value-type="percentage">
            <text:p>1.73%</text:p>
          </table:table-cell>
          <table:table-cell table:formula="of:=IF([.A173]=&quot;&quot;;&quot;&quot;;AVERAGE([.N160:.N173]))" office:value-type="percentage" office:value="0.0164402523347344" calcext:value-type="percentage">
            <text:p>1.64%</text:p>
          </table:table-cell>
        </table:table-row>
        <table:table-row table:style-name="ro1">
          <table:table-cell table:style-name="ce1" table:formula="of:=IF([$latest_newly_sick_table.A167]=&quot;&quot;;&quot;&quot;;[$latest_newly_sick_table.A167])" office:value-type="date" office:date-value="2022-04-29" calcext:value-type="date">
            <text:p>2022-04-29</text:p>
          </table:table-cell>
          <table:table-cell table:formula="of:=IF([.$A168]=&quot;&quot;;&quot;&quot;;[$latest_newly_sick_table.B167]*[.B$1])" office:value-type="float" office:value="11.7032943333154" calcext:value-type="float">
            <text:p>11.7032943333154</text:p>
          </table:table-cell>
          <table:table-cell table:formula="of:=IF([.$A168]=&quot;&quot;;&quot;&quot;;[$latest_newly_sick_table.C167]*[.C$1])" office:value-type="float" office:value="21.5694218415418" calcext:value-type="float">
            <text:p>21.5694218415418</text:p>
          </table:table-cell>
          <table:table-cell table:formula="of:=IF([.$A168]=&quot;&quot;;&quot;&quot;;[$latest_newly_sick_table.D167]*[.D$1])" office:value-type="float" office:value="27.4420332685975" calcext:value-type="float">
            <text:p>27.4420332685975</text:p>
          </table:table-cell>
          <table:table-cell table:formula="of:=IF([.$A168]=&quot;&quot;;&quot;&quot;;[$latest_newly_sick_table.E167]*[.E$1])" office:value-type="float" office:value="5.58787728232518" calcext:value-type="float">
            <text:p>5.58787728232518</text:p>
          </table:table-cell>
          <table:table-cell table:formula="of:=IF([.$A168]=&quot;&quot;;&quot;&quot;;[$latest_newly_sick_table.F167]*[.F$1])" office:value-type="float" office:value="13.5233543811089" calcext:value-type="float">
            <text:p>13.5233543811089</text:p>
          </table:table-cell>
          <table:table-cell table:formula="of:=IF([.$A168]=&quot;&quot;;&quot;&quot;;[$latest_newly_sick_table.G167]*[.G$1])" office:value-type="float" office:value="36.6844313360566" calcext:value-type="float">
            <text:p>36.6844313360566</text:p>
          </table:table-cell>
          <table:table-cell table:formula="of:=IF([.$A168]=&quot;&quot;;&quot;&quot;;[$latest_newly_sick_table.H167]*[.H$1])" office:value-type="float" office:value="20.4956813952842" calcext:value-type="float">
            <text:p>20.4956813952842</text:p>
          </table:table-cell>
          <table:table-cell table:formula="of:=IF([.$A168]=&quot;&quot;;&quot;&quot;;[$latest_newly_sick_table.I167]*[.I$1])" office:value-type="float" office:value="12.37955346651" calcext:value-type="float">
            <text:p>12.37955346651</text:p>
          </table:table-cell>
          <table:table-cell table:formula="of:=IF([.$A168]=&quot;&quot;;&quot;&quot;;[$latest_newly_sick_table.J167]*[.J$1])" office:value-type="float" office:value="14.0563937155343" calcext:value-type="float">
            <text:p>14.0563937155343</text:p>
          </table:table-cell>
          <table:table-cell table:formula="of:=IF([.$A168]=&quot;&quot;;&quot;&quot;;[$latest_newly_sick_table.K167]*[.K$1])" office:value-type="float" office:value="8.80069213022303" calcext:value-type="float">
            <text:p>8.80069213022303</text:p>
          </table:table-cell>
          <table:table-cell table:formula="of:=IF([.$A168]=&quot;&quot;;&quot;&quot;;[$latest_newly_sick_table.L167]*[.L$1])" office:value-type="float" office:value="11.9785786009149" calcext:value-type="float">
            <text:p>11.9785786009149</text:p>
          </table:table-cell>
          <table:table-cell/>
          <table:table-cell table:formula="of:=SUM([.B168:.J168])/[.N$1]" office:value-type="percentage" office:value="0.0158712411167483" calcext:value-type="percentage">
            <text:p>1.59%</text:p>
          </table:table-cell>
          <table:table-cell table:formula="of:=IF([.A174]=&quot;&quot;;&quot;&quot;;AVERAGE([.N161:.N174]))" office:value-type="percentage" office:value="0.0161750871741057" calcext:value-type="percentage">
            <text:p>1.62%</text:p>
          </table:table-cell>
        </table:table-row>
        <table:table-row table:style-name="ro1">
          <table:table-cell table:style-name="ce1" table:formula="of:=IF([$latest_newly_sick_table.A168]=&quot;&quot;;&quot;&quot;;[$latest_newly_sick_table.A168])" office:value-type="date" office:date-value="2022-04-30" calcext:value-type="date">
            <text:p>2022-04-30</text:p>
          </table:table-cell>
          <table:table-cell table:formula="of:=IF([.$A169]=&quot;&quot;;&quot;&quot;;[$latest_newly_sick_table.B168]*[.B$1])" office:value-type="float" office:value="10.5391349721707" calcext:value-type="float">
            <text:p>10.5391349721707</text:p>
          </table:table-cell>
          <table:table-cell table:formula="of:=IF([.$A169]=&quot;&quot;;&quot;&quot;;[$latest_newly_sick_table.C168]*[.C$1])" office:value-type="float" office:value="16.8520655654545" calcext:value-type="float">
            <text:p>16.8520655654545</text:p>
          </table:table-cell>
          <table:table-cell table:formula="of:=IF([.$A169]=&quot;&quot;;&quot;&quot;;[$latest_newly_sick_table.D168]*[.D$1])" office:value-type="float" office:value="22.0939480008739" calcext:value-type="float">
            <text:p>22.0939480008739</text:p>
          </table:table-cell>
          <table:table-cell table:formula="of:=IF([.$A169]=&quot;&quot;;&quot;&quot;;[$latest_newly_sick_table.E168]*[.E$1])" office:value-type="float" office:value="4.64546773980737" calcext:value-type="float">
            <text:p>4.64546773980737</text:p>
          </table:table-cell>
          <table:table-cell table:formula="of:=IF([.$A169]=&quot;&quot;;&quot;&quot;;[$latest_newly_sick_table.F168]*[.F$1])" office:value-type="float" office:value="13.1707920792079" calcext:value-type="float">
            <text:p>13.1707920792079</text:p>
          </table:table-cell>
          <table:table-cell table:formula="of:=IF([.$A169]=&quot;&quot;;&quot;&quot;;[$latest_newly_sick_table.G168]*[.G$1])" office:value-type="float" office:value="30.7062586206896" calcext:value-type="float">
            <text:p>30.7062586206896</text:p>
          </table:table-cell>
          <table:table-cell table:formula="of:=IF([.$A169]=&quot;&quot;;&quot;&quot;;[$latest_newly_sick_table.H168]*[.H$1])" office:value-type="float" office:value="16.0311158471609" calcext:value-type="float">
            <text:p>16.0311158471609</text:p>
          </table:table-cell>
          <table:table-cell table:formula="of:=IF([.$A169]=&quot;&quot;;&quot;&quot;;[$latest_newly_sick_table.I168]*[.I$1])" office:value-type="float" office:value="9.39408090595998" calcext:value-type="float">
            <text:p>9.39408090595998</text:p>
          </table:table-cell>
          <table:table-cell table:formula="of:=IF([.$A169]=&quot;&quot;;&quot;&quot;;[$latest_newly_sick_table.J168]*[.J$1])" office:value-type="float" office:value="11.2897280287705" calcext:value-type="float">
            <text:p>11.2897280287705</text:p>
          </table:table-cell>
          <table:table-cell table:formula="of:=IF([.$A169]=&quot;&quot;;&quot;&quot;;[$latest_newly_sick_table.K168]*[.K$1])" office:value-type="float" office:value="6.91952031055039" calcext:value-type="float">
            <text:p>6.91952031055039</text:p>
          </table:table-cell>
          <table:table-cell table:formula="of:=IF([.$A169]=&quot;&quot;;&quot;&quot;;[$latest_newly_sick_table.L168]*[.L$1])" office:value-type="float" office:value="11.5908264414335" calcext:value-type="float">
            <text:p>11.5908264414335</text:p>
          </table:table-cell>
          <table:table-cell/>
          <table:table-cell table:formula="of:=SUM([.B169:.J169])/[.N$1]" office:value-type="percentage" office:value="0.0130824035502132" calcext:value-type="percentage">
            <text:p>1.31%</text:p>
          </table:table-cell>
          <table:table-cell table:formula="of:=IF([.A175]=&quot;&quot;;&quot;&quot;;AVERAGE([.N162:.N175]))" office:value-type="percentage" office:value="0.015934465903032" calcext:value-type="percentage">
            <text:p>1.59%</text:p>
          </table:table-cell>
        </table:table-row>
        <table:table-row table:style-name="ro1">
          <table:table-cell table:style-name="ce1" table:formula="of:=IF([$latest_newly_sick_table.A169]=&quot;&quot;;&quot;&quot;;[$latest_newly_sick_table.A169])" office:value-type="date" office:date-value="2022-05-01" calcext:value-type="date">
            <text:p>2022-05-01</text:p>
          </table:table-cell>
          <table:table-cell table:formula="of:=IF([.$A170]=&quot;&quot;;&quot;&quot;;[$latest_newly_sick_table.B169]*[.B$1])" office:value-type="float" office:value="10.9833955535744" calcext:value-type="float">
            <text:p>10.9833955535744</text:p>
          </table:table-cell>
          <table:table-cell table:formula="of:=IF([.$A170]=&quot;&quot;;&quot;&quot;;[$latest_newly_sick_table.C169]*[.C$1])" office:value-type="float" office:value="19.1309205059551" calcext:value-type="float">
            <text:p>19.1309205059551</text:p>
          </table:table-cell>
          <table:table-cell table:formula="of:=IF([.$A170]=&quot;&quot;;&quot;&quot;;[$latest_newly_sick_table.D169]*[.D$1])" office:value-type="float" office:value="28.0838423763325" calcext:value-type="float">
            <text:p>28.0838423763325</text:p>
          </table:table-cell>
          <table:table-cell table:formula="of:=IF([.$A170]=&quot;&quot;;&quot;&quot;;[$latest_newly_sick_table.E169]*[.E$1])" office:value-type="float" office:value="4.70549506204103" calcext:value-type="float">
            <text:p>4.70549506204103</text:p>
          </table:table-cell>
          <table:table-cell table:formula="of:=IF([.$A170]=&quot;&quot;;&quot;&quot;;[$latest_newly_sick_table.F169]*[.F$1])" office:value-type="float" office:value="15.1002082133522" calcext:value-type="float">
            <text:p>15.1002082133522</text:p>
          </table:table-cell>
          <table:table-cell table:formula="of:=IF([.$A170]=&quot;&quot;;&quot;&quot;;[$latest_newly_sick_table.G169]*[.G$1])" office:value-type="float" office:value="38.1197515031396" calcext:value-type="float">
            <text:p>38.1197515031396</text:p>
          </table:table-cell>
          <table:table-cell table:formula="of:=IF([.$A170]=&quot;&quot;;&quot;&quot;;[$latest_newly_sick_table.H169]*[.H$1])" office:value-type="float" office:value="21.1637983048413" calcext:value-type="float">
            <text:p>21.1637983048413</text:p>
          </table:table-cell>
          <table:table-cell table:formula="of:=IF([.$A170]=&quot;&quot;;&quot;&quot;;[$latest_newly_sick_table.I169]*[.I$1])" office:value-type="float" office:value="12.7357495698507" calcext:value-type="float">
            <text:p>12.7357495698507</text:p>
          </table:table-cell>
          <table:table-cell table:formula="of:=IF([.$A170]=&quot;&quot;;&quot;&quot;;[$latest_newly_sick_table.J169]*[.J$1])" office:value-type="float" office:value="13.6232008133126" calcext:value-type="float">
            <text:p>13.6232008133126</text:p>
          </table:table-cell>
          <table:table-cell table:formula="of:=IF([.$A170]=&quot;&quot;;&quot;&quot;;[$latest_newly_sick_table.K169]*[.K$1])" office:value-type="float" office:value="7.83500033119165" calcext:value-type="float">
            <text:p>7.83500033119165</text:p>
          </table:table-cell>
          <table:table-cell table:formula="of:=IF([.$A170]=&quot;&quot;;&quot;&quot;;[$latest_newly_sick_table.L169]*[.L$1])" office:value-type="float" office:value="11.9574295325368" calcext:value-type="float">
            <text:p>11.9574295325368</text:p>
          </table:table-cell>
          <table:table-cell/>
          <table:table-cell table:formula="of:=SUM([.B170:.J170])/[.N$1]" office:value-type="percentage" office:value="0.0158910819481841" calcext:value-type="percentage">
            <text:p>1.59%</text:p>
          </table:table-cell>
          <table:table-cell table:formula="of:=IF([.A176]=&quot;&quot;;&quot;&quot;;AVERAGE([.N163:.N176]))" office:value-type="percentage" office:value="0.0157619494627402" calcext:value-type="percentage">
            <text:p>1.58%</text:p>
          </table:table-cell>
        </table:table-row>
        <table:table-row table:style-name="ro1">
          <table:table-cell table:style-name="ce1" table:formula="of:=IF([$latest_newly_sick_table.A170]=&quot;&quot;;&quot;&quot;;[$latest_newly_sick_table.A170])" office:value-type="date" office:date-value="2022-05-02" calcext:value-type="date">
            <text:p>2022-05-02</text:p>
          </table:table-cell>
          <table:table-cell table:formula="of:=IF([.$A171]=&quot;&quot;;&quot;&quot;;[$latest_newly_sick_table.B170]*[.B$1])" office:value-type="float" office:value="10.96774540372" calcext:value-type="float">
            <text:p>10.96774540372</text:p>
          </table:table-cell>
          <table:table-cell table:formula="of:=IF([.$A171]=&quot;&quot;;&quot;&quot;;[$latest_newly_sick_table.C170]*[.C$1])" office:value-type="float" office:value="18.9776733953682" calcext:value-type="float">
            <text:p>18.9776733953682</text:p>
          </table:table-cell>
          <table:table-cell table:formula="of:=IF([.$A171]=&quot;&quot;;&quot;&quot;;[$latest_newly_sick_table.D170]*[.D$1])" office:value-type="float" office:value="26.335556457693" calcext:value-type="float">
            <text:p>26.335556457693</text:p>
          </table:table-cell>
          <table:table-cell table:formula="of:=IF([.$A171]=&quot;&quot;;&quot;&quot;;[$latest_newly_sick_table.E170]*[.E$1])" office:value-type="float" office:value="4.89923626508991" calcext:value-type="float">
            <text:p>4.89923626508991</text:p>
          </table:table-cell>
          <table:table-cell table:formula="of:=IF([.$A171]=&quot;&quot;;&quot;&quot;;[$latest_newly_sick_table.F170]*[.F$1])" office:value-type="float" office:value="13.5661064906113" calcext:value-type="float">
            <text:p>13.5661064906113</text:p>
          </table:table-cell>
          <table:table-cell table:formula="of:=IF([.$A171]=&quot;&quot;;&quot;&quot;;[$latest_newly_sick_table.G170]*[.G$1])" office:value-type="float" office:value="38.1922485140015" calcext:value-type="float">
            <text:p>38.1922485140015</text:p>
          </table:table-cell>
          <table:table-cell table:formula="of:=IF([.$A171]=&quot;&quot;;&quot;&quot;;[$latest_newly_sick_table.H170]*[.H$1])" office:value-type="float" office:value="20.1222149689211" calcext:value-type="float">
            <text:p>20.1222149689211</text:p>
          </table:table-cell>
          <table:table-cell table:formula="of:=IF([.$A171]=&quot;&quot;;&quot;&quot;;[$latest_newly_sick_table.I170]*[.I$1])" office:value-type="float" office:value="10.6845899506749" calcext:value-type="float">
            <text:p>10.6845899506749</text:p>
          </table:table-cell>
          <table:table-cell table:formula="of:=IF([.$A171]=&quot;&quot;;&quot;&quot;;[$latest_newly_sick_table.J170]*[.J$1])" office:value-type="float" office:value="12.9688403131733" calcext:value-type="float">
            <text:p>12.9688403131733</text:p>
          </table:table-cell>
          <table:table-cell table:formula="of:=IF([.$A171]=&quot;&quot;;&quot;&quot;;[$latest_newly_sick_table.K170]*[.K$1])" office:value-type="float" office:value="8.1067659436711" calcext:value-type="float">
            <text:p>8.1067659436711</text:p>
          </table:table-cell>
          <table:table-cell table:formula="of:=IF([.$A171]=&quot;&quot;;&quot;&quot;;[$latest_newly_sick_table.L170]*[.L$1])" office:value-type="float" office:value="12.5618002812939" calcext:value-type="float">
            <text:p>12.5618002812939</text:p>
          </table:table-cell>
          <table:table-cell/>
          <table:table-cell table:formula="of:=SUM([.B171:.J171])/[.N$1]" office:value-type="percentage" office:value="0.0152179269527339" calcext:value-type="percentage">
            <text:p>1.52%</text:p>
          </table:table-cell>
          <table:table-cell table:formula="of:=IF([.A177]=&quot;&quot;;&quot;&quot;;AVERAGE([.N164:.N177]))" office:value-type="percentage" office:value="0.0156407300655966" calcext:value-type="percentage">
            <text:p>1.56%</text:p>
          </table:table-cell>
        </table:table-row>
        <table:table-row table:style-name="ro1">
          <table:table-cell table:style-name="ce1" table:formula="of:=IF([$latest_newly_sick_table.A171]=&quot;&quot;;&quot;&quot;;[$latest_newly_sick_table.A171])" office:value-type="date" office:date-value="2022-05-03" calcext:value-type="date">
            <text:p>2022-05-03</text:p>
          </table:table-cell>
          <table:table-cell table:formula="of:=IF([.$A172]=&quot;&quot;;&quot;&quot;;[$latest_newly_sick_table.B171]*[.B$1])" office:value-type="float" office:value="12.9172746722256" calcext:value-type="float">
            <text:p>12.9172746722256</text:p>
          </table:table-cell>
          <table:table-cell table:formula="of:=IF([.$A172]=&quot;&quot;;&quot;&quot;;[$latest_newly_sick_table.C171]*[.C$1])" office:value-type="float" office:value="21.6017264117013" calcext:value-type="float">
            <text:p>21.6017264117013</text:p>
          </table:table-cell>
          <table:table-cell table:formula="of:=IF([.$A172]=&quot;&quot;;&quot;&quot;;[$latest_newly_sick_table.D171]*[.D$1])" office:value-type="float" office:value="29.0050823338077" calcext:value-type="float">
            <text:p>29.0050823338077</text:p>
          </table:table-cell>
          <table:table-cell table:formula="of:=IF([.$A172]=&quot;&quot;;&quot;&quot;;[$latest_newly_sick_table.E171]*[.E$1])" office:value-type="float" office:value="4.43928886647333" calcext:value-type="float">
            <text:p>4.43928886647333</text:p>
          </table:table-cell>
          <table:table-cell table:formula="of:=IF([.$A172]=&quot;&quot;;&quot;&quot;;[$latest_newly_sick_table.F171]*[.F$1])" office:value-type="float" office:value="14.9320350281009" calcext:value-type="float">
            <text:p>14.9320350281009</text:p>
          </table:table-cell>
          <table:table-cell table:formula="of:=IF([.$A172]=&quot;&quot;;&quot;&quot;;[$latest_newly_sick_table.G171]*[.G$1])" office:value-type="float" office:value="40.0154375326029" calcext:value-type="float">
            <text:p>40.0154375326029</text:p>
          </table:table-cell>
          <table:table-cell table:formula="of:=IF([.$A172]=&quot;&quot;;&quot;&quot;;[$latest_newly_sick_table.H171]*[.H$1])" office:value-type="float" office:value="20.9975690223997" calcext:value-type="float">
            <text:p>20.9975690223997</text:p>
          </table:table-cell>
          <table:table-cell table:formula="of:=IF([.$A172]=&quot;&quot;;&quot;&quot;;[$latest_newly_sick_table.I171]*[.I$1])" office:value-type="float" office:value="12.2563176895307" calcext:value-type="float">
            <text:p>12.2563176895307</text:p>
          </table:table-cell>
          <table:table-cell table:formula="of:=IF([.$A172]=&quot;&quot;;&quot;&quot;;[$latest_newly_sick_table.J171]*[.J$1])" office:value-type="float" office:value="13.405859981788" calcext:value-type="float">
            <text:p>13.405859981788</text:p>
          </table:table-cell>
          <table:table-cell table:formula="of:=IF([.$A172]=&quot;&quot;;&quot;&quot;;[$latest_newly_sick_table.K171]*[.K$1])" office:value-type="float" office:value="8.70234535911237" calcext:value-type="float">
            <text:p>8.70234535911237</text:p>
          </table:table-cell>
          <table:table-cell table:formula="of:=IF([.$A172]=&quot;&quot;;&quot;&quot;;[$latest_newly_sick_table.L171]*[.L$1])" office:value-type="float" office:value="14.0273041474654" calcext:value-type="float">
            <text:p>14.0273041474654</text:p>
          </table:table-cell>
          <table:table-cell/>
          <table:table-cell table:formula="of:=SUM([.B172:.J172])/[.N$1]" office:value-type="percentage" office:value="0.0164663615788143" calcext:value-type="percentage">
            <text:p>1.65%</text:p>
          </table:table-cell>
          <table:table-cell table:formula="of:=IF([.A178]=&quot;&quot;;&quot;&quot;;AVERAGE([.N165:.N178]))" office:value-type="percentage" office:value="0.0156228599273367" calcext:value-type="percentage">
            <text:p>1.56%</text:p>
          </table:table-cell>
        </table:table-row>
        <table:table-row table:style-name="ro1">
          <table:table-cell table:style-name="ce1" table:formula="of:=IF([$latest_newly_sick_table.A172]=&quot;&quot;;&quot;&quot;;[$latest_newly_sick_table.A172])" office:value-type="date" office:date-value="2022-05-04" calcext:value-type="date">
            <text:p>2022-05-04</text:p>
          </table:table-cell>
          <table:table-cell table:formula="of:=IF([.$A173]=&quot;&quot;;&quot;&quot;;[$latest_newly_sick_table.B172]*[.B$1])" office:value-type="float" office:value="11.5166436654706" calcext:value-type="float">
            <text:p>11.5166436654706</text:p>
          </table:table-cell>
          <table:table-cell table:formula="of:=IF([.$A173]=&quot;&quot;;&quot;&quot;;[$latest_newly_sick_table.C172]*[.C$1])" office:value-type="float" office:value="20.006782305984" calcext:value-type="float">
            <text:p>20.006782305984</text:p>
          </table:table-cell>
          <table:table-cell table:formula="of:=IF([.$A173]=&quot;&quot;;&quot;&quot;;[$latest_newly_sick_table.D172]*[.D$1])" office:value-type="float" office:value="29.0309692671395" calcext:value-type="float">
            <text:p>29.0309692671395</text:p>
          </table:table-cell>
          <table:table-cell table:formula="of:=IF([.$A173]=&quot;&quot;;&quot;&quot;;[$latest_newly_sick_table.E172]*[.E$1])" office:value-type="float" office:value="5.53306512446567" calcext:value-type="float">
            <text:p>5.53306512446567</text:p>
          </table:table-cell>
          <table:table-cell table:formula="of:=IF([.$A173]=&quot;&quot;;&quot;&quot;;[$latest_newly_sick_table.F172]*[.F$1])" office:value-type="float" office:value="16.6834711828804" calcext:value-type="float">
            <text:p>16.6834711828804</text:p>
          </table:table-cell>
          <table:table-cell table:formula="of:=IF([.$A173]=&quot;&quot;;&quot;&quot;;[$latest_newly_sick_table.G172]*[.G$1])" office:value-type="float" office:value="39.700245049341" calcext:value-type="float">
            <text:p>39.700245049341</text:p>
          </table:table-cell>
          <table:table-cell table:formula="of:=IF([.$A173]=&quot;&quot;;&quot;&quot;;[$latest_newly_sick_table.H172]*[.H$1])" office:value-type="float" office:value="21.1038570469211" calcext:value-type="float">
            <text:p>21.1038570469211</text:p>
          </table:table-cell>
          <table:table-cell table:formula="of:=IF([.$A173]=&quot;&quot;;&quot;&quot;;[$latest_newly_sick_table.I172]*[.I$1])" office:value-type="float" office:value="12.6390506294017" calcext:value-type="float">
            <text:p>12.6390506294017</text:p>
          </table:table-cell>
          <table:table-cell table:formula="of:=IF([.$A173]=&quot;&quot;;&quot;&quot;;[$latest_newly_sick_table.J172]*[.J$1])" office:value-type="float" office:value="13.7556536721947" calcext:value-type="float">
            <text:p>13.7556536721947</text:p>
          </table:table-cell>
          <table:table-cell table:formula="of:=IF([.$A173]=&quot;&quot;;&quot;&quot;;[$latest_newly_sick_table.K172]*[.K$1])" office:value-type="float" office:value="7.72904509283821" calcext:value-type="float">
            <text:p>7.72904509283821</text:p>
          </table:table-cell>
          <table:table-cell table:formula="of:=IF([.$A173]=&quot;&quot;;&quot;&quot;;[$latest_newly_sick_table.L172]*[.L$1])" office:value-type="float" office:value="13.8565875732436" calcext:value-type="float">
            <text:p>13.8565875732436</text:p>
          </table:table-cell>
          <table:table-cell/>
          <table:table-cell table:formula="of:=SUM([.B173:.J173])/[.N$1]" office:value-type="percentage" office:value="0.0165051211831228" calcext:value-type="percentage">
            <text:p>1.65%</text:p>
          </table:table-cell>
          <table:table-cell table:formula="of:=IF([.A179]=&quot;&quot;;&quot;&quot;;AVERAGE([.N166:.N179]))" office:value-type="percentage" office:value="0.0157046635566094" calcext:value-type="percentage">
            <text:p>1.57%</text:p>
          </table:table-cell>
        </table:table-row>
        <table:table-row table:style-name="ro1">
          <table:table-cell table:style-name="ce1" table:formula="of:=IF([$latest_newly_sick_table.A173]=&quot;&quot;;&quot;&quot;;[$latest_newly_sick_table.A173])" office:value-type="date" office:date-value="2022-05-05" calcext:value-type="date">
            <text:p>2022-05-05</text:p>
          </table:table-cell>
          <table:table-cell table:formula="of:=IF([.$A174]=&quot;&quot;;&quot;&quot;;[$latest_newly_sick_table.B173]*[.B$1])" office:value-type="float" office:value="11.5037074486013" calcext:value-type="float">
            <text:p>11.5037074486013</text:p>
          </table:table-cell>
          <table:table-cell table:formula="of:=IF([.$A174]=&quot;&quot;;&quot;&quot;;[$latest_newly_sick_table.C173]*[.C$1])" office:value-type="float" office:value="19.3865654277142" calcext:value-type="float">
            <text:p>19.3865654277142</text:p>
          </table:table-cell>
          <table:table-cell table:formula="of:=IF([.$A174]=&quot;&quot;;&quot;&quot;;[$latest_newly_sick_table.D173]*[.D$1])" office:value-type="float" office:value="26.5609705082619" calcext:value-type="float">
            <text:p>26.5609705082619</text:p>
          </table:table-cell>
          <table:table-cell table:formula="of:=IF([.$A174]=&quot;&quot;;&quot;&quot;;[$latest_newly_sick_table.E173]*[.E$1])" office:value-type="float" office:value="5.41528239202657" calcext:value-type="float">
            <text:p>5.41528239202657</text:p>
          </table:table-cell>
          <table:table-cell table:formula="of:=IF([.$A174]=&quot;&quot;;&quot;&quot;;[$latest_newly_sick_table.F173]*[.F$1])" office:value-type="float" office:value="14.7181297455708" calcext:value-type="float">
            <text:p>14.7181297455708</text:p>
          </table:table-cell>
          <table:table-cell table:formula="of:=IF([.$A174]=&quot;&quot;;&quot;&quot;;[$latest_newly_sick_table.G173]*[.G$1])" office:value-type="float" office:value="35.8925647396241" calcext:value-type="float">
            <text:p>35.8925647396241</text:p>
          </table:table-cell>
          <table:table-cell table:formula="of:=IF([.$A174]=&quot;&quot;;&quot;&quot;;[$latest_newly_sick_table.H173]*[.H$1])" office:value-type="float" office:value="19.0310059310587" calcext:value-type="float">
            <text:p>19.0310059310587</text:p>
          </table:table-cell>
          <table:table-cell table:formula="of:=IF([.$A174]=&quot;&quot;;&quot;&quot;;[$latest_newly_sick_table.I173]*[.I$1])" office:value-type="float" office:value="10.4118541889684" calcext:value-type="float">
            <text:p>10.4118541889684</text:p>
          </table:table-cell>
          <table:table-cell table:formula="of:=IF([.$A174]=&quot;&quot;;&quot;&quot;;[$latest_newly_sick_table.J173]*[.J$1])" office:value-type="float" office:value="12.2308441558441" calcext:value-type="float">
            <text:p>12.2308441558441</text:p>
          </table:table-cell>
          <table:table-cell table:formula="of:=IF([.$A174]=&quot;&quot;;&quot;&quot;;[$latest_newly_sick_table.K173]*[.K$1])" office:value-type="float" office:value="8.26011209399692" calcext:value-type="float">
            <text:p>8.26011209399692</text:p>
          </table:table-cell>
          <table:table-cell table:formula="of:=IF([.$A174]=&quot;&quot;;&quot;&quot;;[$latest_newly_sick_table.L173]*[.L$1])" office:value-type="float" office:value="13.5324025596277" calcext:value-type="float">
            <text:p>13.5324025596277</text:p>
          </table:table-cell>
          <table:table-cell/>
          <table:table-cell table:formula="of:=SUM([.B174:.J174])/[.N$1]" office:value-type="percentage" office:value="0.0150661220176413" calcext:value-type="percentage">
            <text:p>1.51%</text:p>
          </table:table-cell>
          <table:table-cell table:formula="of:=IF([.A180]=&quot;&quot;;&quot;&quot;;AVERAGE([.N167:.N180]))" office:value-type="percentage" office:value="0.0156637971474173" calcext:value-type="percentage">
            <text:p>1.57%</text:p>
          </table:table-cell>
        </table:table-row>
        <table:table-row table:style-name="ro1">
          <table:table-cell table:style-name="ce1" table:formula="of:=IF([$latest_newly_sick_table.A174]=&quot;&quot;;&quot;&quot;;[$latest_newly_sick_table.A174])" office:value-type="date" office:date-value="2022-05-06" calcext:value-type="date">
            <text:p>2022-05-06</text:p>
          </table:table-cell>
          <table:table-cell table:formula="of:=IF([.$A175]=&quot;&quot;;&quot;&quot;;[$latest_newly_sick_table.B174]*[.B$1])" office:value-type="float" office:value="11.4810286215594" calcext:value-type="float">
            <text:p>11.4810286215594</text:p>
          </table:table-cell>
          <table:table-cell table:formula="of:=IF([.$A175]=&quot;&quot;;&quot;&quot;;[$latest_newly_sick_table.C174]*[.C$1])" office:value-type="float" office:value="20.3919282511211" calcext:value-type="float">
            <text:p>20.3919282511211</text:p>
          </table:table-cell>
          <table:table-cell table:formula="of:=IF([.$A175]=&quot;&quot;;&quot;&quot;;[$latest_newly_sick_table.D174]*[.D$1])" office:value-type="float" office:value="27.9325796505653" calcext:value-type="float">
            <text:p>27.9325796505653</text:p>
          </table:table-cell>
          <table:table-cell table:formula="of:=IF([.$A175]=&quot;&quot;;&quot;&quot;;[$latest_newly_sick_table.E174]*[.E$1])" office:value-type="float" office:value="5.48471079454745" calcext:value-type="float">
            <text:p>5.48471079454745</text:p>
          </table:table-cell>
          <table:table-cell table:formula="of:=IF([.$A175]=&quot;&quot;;&quot;&quot;;[$latest_newly_sick_table.F174]*[.F$1])" office:value-type="float" office:value="15.7697791384212" calcext:value-type="float">
            <text:p>15.7697791384212</text:p>
          </table:table-cell>
          <table:table-cell table:formula="of:=IF([.$A175]=&quot;&quot;;&quot;&quot;;[$latest_newly_sick_table.G174]*[.G$1])" office:value-type="float" office:value="35.5622437723299" calcext:value-type="float">
            <text:p>35.5622437723299</text:p>
          </table:table-cell>
          <table:table-cell table:formula="of:=IF([.$A175]=&quot;&quot;;&quot;&quot;;[$latest_newly_sick_table.H174]*[.H$1])" office:value-type="float" office:value="20.6535421755999" calcext:value-type="float">
            <text:p>20.6535421755999</text:p>
          </table:table-cell>
          <table:table-cell table:formula="of:=IF([.$A175]=&quot;&quot;;&quot;&quot;;[$latest_newly_sick_table.I174]*[.I$1])" office:value-type="float" office:value="11.3037546387252" calcext:value-type="float">
            <text:p>11.3037546387252</text:p>
          </table:table-cell>
          <table:table-cell table:formula="of:=IF([.$A175]=&quot;&quot;;&quot;&quot;;[$latest_newly_sick_table.J174]*[.J$1])" office:value-type="float" office:value="13.1630527210884" calcext:value-type="float">
            <text:p>13.1630527210884</text:p>
          </table:table-cell>
          <table:table-cell table:formula="of:=IF([.$A175]=&quot;&quot;;&quot;&quot;;[$latest_newly_sick_table.K174]*[.K$1])" office:value-type="float" office:value="8.13860009270907" calcext:value-type="float">
            <text:p>8.13860009270907</text:p>
          </table:table-cell>
          <table:table-cell table:formula="of:=IF([.$A175]=&quot;&quot;;&quot;&quot;;[$latest_newly_sick_table.L174]*[.L$1])" office:value-type="float" office:value="14.0613132006406" calcext:value-type="float">
            <text:p>14.0613132006406</text:p>
          </table:table-cell>
          <table:table-cell/>
          <table:table-cell table:formula="of:=SUM([.B175:.J175])/[.N$1]" office:value-type="percentage" office:value="0.0157062167181936" calcext:value-type="percentage">
            <text:p>1.57%</text:p>
          </table:table-cell>
          <table:table-cell table:formula="of:=IF([.A181]=&quot;&quot;;&quot;&quot;;AVERAGE([.N168:.N181]))" office:value-type="percentage" office:value="0.0154810617075631" calcext:value-type="percentage">
            <text:p>1.55%</text:p>
          </table:table-cell>
        </table:table-row>
        <table:table-row table:style-name="ro1">
          <table:table-cell table:style-name="ce1" table:formula="of:=IF([$latest_newly_sick_table.A175]=&quot;&quot;;&quot;&quot;;[$latest_newly_sick_table.A175])" office:value-type="date" office:date-value="2022-05-07" calcext:value-type="date">
            <text:p>2022-05-07</text:p>
          </table:table-cell>
          <table:table-cell table:formula="of:=IF([.$A176]=&quot;&quot;;&quot;&quot;;[$latest_newly_sick_table.B175]*[.B$1])" office:value-type="float" office:value="11.0067285935453" calcext:value-type="float">
            <text:p>11.0067285935453</text:p>
          </table:table-cell>
          <table:table-cell table:formula="of:=IF([.$A176]=&quot;&quot;;&quot;&quot;;[$latest_newly_sick_table.C175]*[.C$1])" office:value-type="float" office:value="18.5355865579792" calcext:value-type="float">
            <text:p>18.5355865579792</text:p>
          </table:table-cell>
          <table:table-cell table:formula="of:=IF([.$A176]=&quot;&quot;;&quot;&quot;;[$latest_newly_sick_table.D175]*[.D$1])" office:value-type="float" office:value="27.8861178547781" calcext:value-type="float">
            <text:p>27.8861178547781</text:p>
          </table:table-cell>
          <table:table-cell table:formula="of:=IF([.$A176]=&quot;&quot;;&quot;&quot;;[$latest_newly_sick_table.E175]*[.E$1])" office:value-type="float" office:value="4.84708770972582" calcext:value-type="float">
            <text:p>4.84708770972582</text:p>
          </table:table-cell>
          <table:table-cell table:formula="of:=IF([.$A176]=&quot;&quot;;&quot;&quot;;[$latest_newly_sick_table.F175]*[.F$1])" office:value-type="float" office:value="12.7073928844682" calcext:value-type="float">
            <text:p>12.7073928844682</text:p>
          </table:table-cell>
          <table:table-cell table:formula="of:=IF([.$A176]=&quot;&quot;;&quot;&quot;;[$latest_newly_sick_table.G175]*[.G$1])" office:value-type="float" office:value="35.5449827905745" calcext:value-type="float">
            <text:p>35.5449827905745</text:p>
          </table:table-cell>
          <table:table-cell table:formula="of:=IF([.$A176]=&quot;&quot;;&quot;&quot;;[$latest_newly_sick_table.H175]*[.H$1])" office:value-type="float" office:value="19.2384683995922" calcext:value-type="float">
            <text:p>19.2384683995922</text:p>
          </table:table-cell>
          <table:table-cell table:formula="of:=IF([.$A176]=&quot;&quot;;&quot;&quot;;[$latest_newly_sick_table.I175]*[.I$1])" office:value-type="float" office:value="12.1669380616368" calcext:value-type="float">
            <text:p>12.1669380616368</text:p>
          </table:table-cell>
          <table:table-cell table:formula="of:=IF([.$A176]=&quot;&quot;;&quot;&quot;;[$latest_newly_sick_table.J175]*[.J$1])" office:value-type="float" office:value="12.7659745325227" calcext:value-type="float">
            <text:p>12.7659745325227</text:p>
          </table:table-cell>
          <table:table-cell table:formula="of:=IF([.$A176]=&quot;&quot;;&quot;&quot;;[$latest_newly_sick_table.K175]*[.K$1])" office:value-type="float" office:value="7.36277124936918" calcext:value-type="float">
            <text:p>7.36277124936918</text:p>
          </table:table-cell>
          <table:table-cell table:formula="of:=IF([.$A176]=&quot;&quot;;&quot;&quot;;[$latest_newly_sick_table.L175]*[.L$1])" office:value-type="float" office:value="11.7419192554396" calcext:value-type="float">
            <text:p>11.7419192554396</text:p>
          </table:table-cell>
          <table:table-cell/>
          <table:table-cell table:formula="of:=SUM([.B176:.J176])/[.N$1]" office:value-type="percentage" office:value="0.015022264263432" calcext:value-type="percentage">
            <text:p>1.50%</text:p>
          </table:table-cell>
          <table:table-cell table:formula="of:=IF([.A182]=&quot;&quot;;&quot;&quot;;AVERAGE([.N169:.N182]))" office:value-type="percentage" office:value="0.0156173833511262" calcext:value-type="percentage">
            <text:p>1.56%</text:p>
          </table:table-cell>
        </table:table-row>
        <table:table-row table:style-name="ro1">
          <table:table-cell table:style-name="ce1" table:formula="of:=IF([$latest_newly_sick_table.A176]=&quot;&quot;;&quot;&quot;;[$latest_newly_sick_table.A176])" office:value-type="date" office:date-value="2022-05-08" calcext:value-type="date">
            <text:p>2022-05-08</text:p>
          </table:table-cell>
          <table:table-cell table:formula="of:=IF([.$A177]=&quot;&quot;;&quot;&quot;;[$latest_newly_sick_table.B176]*[.B$1])" office:value-type="float" office:value="11.5474006116208" calcext:value-type="float">
            <text:p>11.5474006116208</text:p>
          </table:table-cell>
          <table:table-cell table:formula="of:=IF([.$A177]=&quot;&quot;;&quot;&quot;;[$latest_newly_sick_table.C176]*[.C$1])" office:value-type="float" office:value="18.843217209825" calcext:value-type="float">
            <text:p>18.843217209825</text:p>
          </table:table-cell>
          <table:table-cell table:formula="of:=IF([.$A177]=&quot;&quot;;&quot;&quot;;[$latest_newly_sick_table.D176]*[.D$1])" office:value-type="float" office:value="23.9640035118525" calcext:value-type="float">
            <text:p>23.9640035118525</text:p>
          </table:table-cell>
          <table:table-cell table:formula="of:=IF([.$A177]=&quot;&quot;;&quot;&quot;;[$latest_newly_sick_table.E176]*[.E$1])" office:value-type="float" office:value="4.91677888499866" calcext:value-type="float">
            <text:p>4.91677888499866</text:p>
          </table:table-cell>
          <table:table-cell table:formula="of:=IF([.$A177]=&quot;&quot;;&quot;&quot;;[$latest_newly_sick_table.F176]*[.F$1])" office:value-type="float" office:value="15.2991226848629" calcext:value-type="float">
            <text:p>15.2991226848629</text:p>
          </table:table-cell>
          <table:table-cell table:formula="of:=IF([.$A177]=&quot;&quot;;&quot;&quot;;[$latest_newly_sick_table.G176]*[.G$1])" office:value-type="float" office:value="32.9451049567825" calcext:value-type="float">
            <text:p>32.9451049567825</text:p>
          </table:table-cell>
          <table:table-cell table:formula="of:=IF([.$A177]=&quot;&quot;;&quot;&quot;;[$latest_newly_sick_table.H176]*[.H$1])" office:value-type="float" office:value="19.4280229137637" calcext:value-type="float">
            <text:p>19.4280229137637</text:p>
          </table:table-cell>
          <table:table-cell table:formula="of:=IF([.$A177]=&quot;&quot;;&quot;&quot;;[$latest_newly_sick_table.I176]*[.I$1])" office:value-type="float" office:value="11.5253348864298" calcext:value-type="float">
            <text:p>11.5253348864298</text:p>
          </table:table-cell>
          <table:table-cell table:formula="of:=IF([.$A177]=&quot;&quot;;&quot;&quot;;[$latest_newly_sick_table.J176]*[.J$1])" office:value-type="float" office:value="13.7986293546545" calcext:value-type="float">
            <text:p>13.7986293546545</text:p>
          </table:table-cell>
          <table:table-cell table:formula="of:=IF([.$A177]=&quot;&quot;;&quot;&quot;;[$latest_newly_sick_table.K176]*[.K$1])" office:value-type="float" office:value="7.59747982443718" calcext:value-type="float">
            <text:p>7.59747982443718</text:p>
          </table:table-cell>
          <table:table-cell table:formula="of:=IF([.$A177]=&quot;&quot;;&quot;&quot;;[$latest_newly_sick_table.L176]*[.L$1])" office:value-type="float" office:value="12.7785118863847" calcext:value-type="float">
            <text:p>12.7785118863847</text:p>
          </table:table-cell>
          <table:table-cell/>
          <table:table-cell table:formula="of:=SUM([.B177:.J177])/[.N$1]" office:value-type="percentage" office:value="0.0147861346877831" calcext:value-type="percentage">
            <text:p>1.48%</text:p>
          </table:table-cell>
          <table:table-cell table:formula="of:=IF([.A183]=&quot;&quot;;&quot;&quot;;AVERAGE([.N170:.N183]))" office:value-type="percentage" office:value="0.0158050679223123" calcext:value-type="percentage">
            <text:p>1.58%</text:p>
          </table:table-cell>
        </table:table-row>
        <table:table-row table:style-name="ro1">
          <table:table-cell table:style-name="ce1" table:formula="of:=IF([$latest_newly_sick_table.A177]=&quot;&quot;;&quot;&quot;;[$latest_newly_sick_table.A177])" office:value-type="date" office:date-value="2022-05-09" calcext:value-type="date">
            <text:p>2022-05-09</text:p>
          </table:table-cell>
          <table:table-cell table:formula="of:=IF([.$A178]=&quot;&quot;;&quot;&quot;;[$latest_newly_sick_table.B177]*[.B$1])" office:value-type="float" office:value="13.0290961262554" calcext:value-type="float">
            <text:p>13.0290961262554</text:p>
          </table:table-cell>
          <table:table-cell table:formula="of:=IF([.$A178]=&quot;&quot;;&quot;&quot;;[$latest_newly_sick_table.C177]*[.C$1])" office:value-type="float" office:value="19.2508696477137" calcext:value-type="float">
            <text:p>19.2508696477137</text:p>
          </table:table-cell>
          <table:table-cell table:formula="of:=IF([.$A178]=&quot;&quot;;&quot;&quot;;[$latest_newly_sick_table.D177]*[.D$1])" office:value-type="float" office:value="29.4306941201444" calcext:value-type="float">
            <text:p>29.4306941201444</text:p>
          </table:table-cell>
          <table:table-cell table:formula="of:=IF([.$A178]=&quot;&quot;;&quot;&quot;;[$latest_newly_sick_table.E177]*[.E$1])" office:value-type="float" office:value="5.25" calcext:value-type="float">
            <text:p>5.25</text:p>
          </table:table-cell>
          <table:table-cell table:formula="of:=IF([.$A178]=&quot;&quot;;&quot;&quot;;[$latest_newly_sick_table.F177]*[.F$1])" office:value-type="float" office:value="16.6927669968788" calcext:value-type="float">
            <text:p>16.6927669968788</text:p>
          </table:table-cell>
          <table:table-cell table:formula="of:=IF([.$A178]=&quot;&quot;;&quot;&quot;;[$latest_newly_sick_table.G177]*[.G$1])" office:value-type="float" office:value="38.153807589247" calcext:value-type="float">
            <text:p>38.153807589247</text:p>
          </table:table-cell>
          <table:table-cell table:formula="of:=IF([.$A178]=&quot;&quot;;&quot;&quot;;[$latest_newly_sick_table.H177]*[.H$1])" office:value-type="float" office:value="20.7914101125299" calcext:value-type="float">
            <text:p>20.7914101125299</text:p>
          </table:table-cell>
          <table:table-cell table:formula="of:=IF([.$A178]=&quot;&quot;;&quot;&quot;;[$latest_newly_sick_table.I177]*[.I$1])" office:value-type="float" office:value="11.3872296004176" calcext:value-type="float">
            <text:p>11.3872296004176</text:p>
          </table:table-cell>
          <table:table-cell table:formula="of:=IF([.$A178]=&quot;&quot;;&quot;&quot;;[$latest_newly_sick_table.J177]*[.J$1])" office:value-type="float" office:value="14.2500276090557" calcext:value-type="float">
            <text:p>14.2500276090557</text:p>
          </table:table-cell>
          <table:table-cell table:formula="of:=IF([.$A178]=&quot;&quot;;&quot;&quot;;[$latest_newly_sick_table.K177]*[.K$1])" office:value-type="float" office:value="7.11260387811635" calcext:value-type="float">
            <text:p>7.11260387811635</text:p>
          </table:table-cell>
          <table:table-cell table:formula="of:=IF([.$A178]=&quot;&quot;;&quot;&quot;;[$latest_newly_sick_table.L177]*[.L$1])" office:value-type="float" office:value="13.7780401416765" calcext:value-type="float">
            <text:p>13.7780401416765</text:p>
          </table:table-cell>
          <table:table-cell/>
          <table:table-cell table:formula="of:=SUM([.B178:.J178])/[.N$1]" office:value-type="percentage" office:value="0.0163367548846613" calcext:value-type="percentage">
            <text:p>1.63%</text:p>
          </table:table-cell>
          <table:table-cell table:formula="of:=IF([.A184]=&quot;&quot;;&quot;&quot;;AVERAGE([.N171:.N184]))" office:value-type="percentage" office:value="0.0158927993318049" calcext:value-type="percentage">
            <text:p>1.59%</text:p>
          </table:table-cell>
        </table:table-row>
        <table:table-row table:style-name="ro1">
          <table:table-cell table:style-name="ce1" table:formula="of:=IF([$latest_newly_sick_table.A178]=&quot;&quot;;&quot;&quot;;[$latest_newly_sick_table.A178])" office:value-type="date" office:date-value="2022-05-10" calcext:value-type="date">
            <text:p>2022-05-10</text:p>
          </table:table-cell>
          <table:table-cell table:formula="of:=IF([.$A179]=&quot;&quot;;&quot;&quot;;[$latest_newly_sick_table.B178]*[.B$1])" office:value-type="float" office:value="12.2647854203409" calcext:value-type="float">
            <text:p>12.2647854203409</text:p>
          </table:table-cell>
          <table:table-cell table:formula="of:=IF([.$A179]=&quot;&quot;;&quot;&quot;;[$latest_newly_sick_table.C178]*[.C$1])" office:value-type="float" office:value="20.7893959343588" calcext:value-type="float">
            <text:p>20.7893959343588</text:p>
          </table:table-cell>
          <table:table-cell table:formula="of:=IF([.$A179]=&quot;&quot;;&quot;&quot;;[$latest_newly_sick_table.D178]*[.D$1])" office:value-type="float" office:value="29.8086772090701" calcext:value-type="float">
            <text:p>29.8086772090701</text:p>
          </table:table-cell>
          <table:table-cell table:formula="of:=IF([.$A179]=&quot;&quot;;&quot;&quot;;[$latest_newly_sick_table.E178]*[.E$1])" office:value-type="float" office:value="5.65066666666666" calcext:value-type="float">
            <text:p>5.65066666666666</text:p>
          </table:table-cell>
          <table:table-cell table:formula="of:=IF([.$A179]=&quot;&quot;;&quot;&quot;;[$latest_newly_sick_table.F178]*[.F$1])" office:value-type="float" office:value="14.5709905222078" calcext:value-type="float">
            <text:p>14.5709905222078</text:p>
          </table:table-cell>
          <table:table-cell table:formula="of:=IF([.$A179]=&quot;&quot;;&quot;&quot;;[$latest_newly_sick_table.G178]*[.G$1])" office:value-type="float" office:value="38.4269448719742" calcext:value-type="float">
            <text:p>38.4269448719742</text:p>
          </table:table-cell>
          <table:table-cell table:formula="of:=IF([.$A179]=&quot;&quot;;&quot;&quot;;[$latest_newly_sick_table.H178]*[.H$1])" office:value-type="float" office:value="22.5131432802665" calcext:value-type="float">
            <text:p>22.5131432802665</text:p>
          </table:table-cell>
          <table:table-cell table:formula="of:=IF([.$A179]=&quot;&quot;;&quot;&quot;;[$latest_newly_sick_table.I178]*[.I$1])" office:value-type="float" office:value="11.5156351598983" calcext:value-type="float">
            <text:p>11.5156351598983</text:p>
          </table:table-cell>
          <table:table-cell table:formula="of:=IF([.$A179]=&quot;&quot;;&quot;&quot;;[$latest_newly_sick_table.J178]*[.J$1])" office:value-type="float" office:value="13.5350951974993" calcext:value-type="float">
            <text:p>13.5350951974993</text:p>
          </table:table-cell>
          <table:table-cell table:formula="of:=IF([.$A179]=&quot;&quot;;&quot;&quot;;[$latest_newly_sick_table.K178]*[.K$1])" office:value-type="float" office:value="7.80724001133464" calcext:value-type="float">
            <text:p>7.80724001133464</text:p>
          </table:table-cell>
          <table:table-cell table:formula="of:=IF([.$A179]=&quot;&quot;;&quot;&quot;;[$latest_newly_sick_table.L178]*[.L$1])" office:value-type="float" office:value="14.6972522080471" calcext:value-type="float">
            <text:p>14.6972522080471</text:p>
          </table:table-cell>
          <table:table-cell/>
          <table:table-cell table:formula="of:=SUM([.B179:.J179])/[.N$1]" office:value-type="percentage" office:value="0.0164182690097381" calcext:value-type="percentage">
            <text:p>1.64%</text:p>
          </table:table-cell>
          <table:table-cell table:formula="of:=IF([.A185]=&quot;&quot;;&quot;&quot;;AVERAGE([.N172:.N185]))" office:value-type="percentage" office:value="0.0160520740914845" calcext:value-type="percentage">
            <text:p>1.61%</text:p>
          </table:table-cell>
        </table:table-row>
        <table:table-row table:style-name="ro1">
          <table:table-cell table:style-name="ce1" table:formula="of:=IF([$latest_newly_sick_table.A179]=&quot;&quot;;&quot;&quot;;[$latest_newly_sick_table.A179])" office:value-type="date" office:date-value="2022-05-11" calcext:value-type="date">
            <text:p>2022-05-11</text:p>
          </table:table-cell>
          <table:table-cell table:formula="of:=IF([.$A180]=&quot;&quot;;&quot;&quot;;[$latest_newly_sick_table.B179]*[.B$1])" office:value-type="float" office:value="11.7986248688964" calcext:value-type="float">
            <text:p>11.7986248688964</text:p>
          </table:table-cell>
          <table:table-cell table:formula="of:=IF([.$A180]=&quot;&quot;;&quot;&quot;;[$latest_newly_sick_table.C179]*[.C$1])" office:value-type="float" office:value="19.570690706105" calcext:value-type="float">
            <text:p>19.570690706105</text:p>
          </table:table-cell>
          <table:table-cell table:formula="of:=IF([.$A180]=&quot;&quot;;&quot;&quot;;[$latest_newly_sick_table.D179]*[.D$1])" office:value-type="float" office:value="27.2843674632755" calcext:value-type="float">
            <text:p>27.2843674632755</text:p>
          </table:table-cell>
          <table:table-cell table:formula="of:=IF([.$A180]=&quot;&quot;;&quot;&quot;;[$latest_newly_sick_table.E179]*[.E$1])" office:value-type="float" office:value="5.23364733979036" calcext:value-type="float">
            <text:p>5.23364733979036</text:p>
          </table:table-cell>
          <table:table-cell table:formula="of:=IF([.$A180]=&quot;&quot;;&quot;&quot;;[$latest_newly_sick_table.F179]*[.F$1])" office:value-type="float" office:value="13.4212462852022" calcext:value-type="float">
            <text:p>13.4212462852022</text:p>
          </table:table-cell>
          <table:table-cell table:formula="of:=IF([.$A180]=&quot;&quot;;&quot;&quot;;[$latest_newly_sick_table.G179]*[.G$1])" office:value-type="float" office:value="36.0719675599437" calcext:value-type="float">
            <text:p>36.0719675599437</text:p>
          </table:table-cell>
          <table:table-cell table:formula="of:=IF([.$A180]=&quot;&quot;;&quot;&quot;;[$latest_newly_sick_table.H179]*[.H$1])" office:value-type="float" office:value="21.9087684668291" calcext:value-type="float">
            <text:p>21.9087684668291</text:p>
          </table:table-cell>
          <table:table-cell table:formula="of:=IF([.$A180]=&quot;&quot;;&quot;&quot;;[$latest_newly_sick_table.I179]*[.I$1])" office:value-type="float" office:value="10.9103790294013" calcext:value-type="float">
            <text:p>10.9103790294013</text:p>
          </table:table-cell>
          <table:table-cell table:formula="of:=IF([.$A180]=&quot;&quot;;&quot;&quot;;[$latest_newly_sick_table.J179]*[.J$1])" office:value-type="float" office:value="14.3375829247187" calcext:value-type="float">
            <text:p>14.3375829247187</text:p>
          </table:table-cell>
          <table:table-cell table:formula="of:=IF([.$A180]=&quot;&quot;;&quot;&quot;;[$latest_newly_sick_table.K179]*[.K$1])" office:value-type="float" office:value="7.62067741248315" calcext:value-type="float">
            <text:p>7.62067741248315</text:p>
          </table:table-cell>
          <table:table-cell table:formula="of:=IF([.$A180]=&quot;&quot;;&quot;&quot;;[$latest_newly_sick_table.L179]*[.L$1])" office:value-type="float" office:value="12.4356607397311" calcext:value-type="float">
            <text:p>12.4356607397311</text:p>
          </table:table-cell>
          <table:table-cell/>
          <table:table-cell table:formula="of:=SUM([.B180:.J180])/[.N$1]" office:value-type="percentage" office:value="0.0155891701926745" calcext:value-type="percentage">
            <text:p>1.56%</text:p>
          </table:table-cell>
          <table:table-cell table:formula="of:=IF([.A186]=&quot;&quot;;&quot;&quot;;AVERAGE([.N173:.N186]))" office:value-type="percentage" office:value="0.0159934392537614" calcext:value-type="percentage">
            <text:p>1.60%</text:p>
          </table:table-cell>
        </table:table-row>
        <table:table-row table:style-name="ro1">
          <table:table-cell table:style-name="ce1" table:formula="of:=IF([$latest_newly_sick_table.A180]=&quot;&quot;;&quot;&quot;;[$latest_newly_sick_table.A180])" office:value-type="date" office:date-value="2022-05-12" calcext:value-type="date">
            <text:p>2022-05-12</text:p>
          </table:table-cell>
          <table:table-cell table:formula="of:=IF([.$A181]=&quot;&quot;;&quot;&quot;;[$latest_newly_sick_table.B180]*[.B$1])" office:value-type="float" office:value="11.1739711059852" calcext:value-type="float">
            <text:p>11.1739711059852</text:p>
          </table:table-cell>
          <table:table-cell table:formula="of:=IF([.$A181]=&quot;&quot;;&quot;&quot;;[$latest_newly_sick_table.C180]*[.C$1])" office:value-type="float" office:value="18.1404586673676" calcext:value-type="float">
            <text:p>18.1404586673676</text:p>
          </table:table-cell>
          <table:table-cell table:formula="of:=IF([.$A181]=&quot;&quot;;&quot;&quot;;[$latest_newly_sick_table.D180]*[.D$1])" office:value-type="float" office:value="26.1666076772097" calcext:value-type="float">
            <text:p>26.1666076772097</text:p>
          </table:table-cell>
          <table:table-cell table:formula="of:=IF([.$A181]=&quot;&quot;;&quot;&quot;;[$latest_newly_sick_table.E180]*[.E$1])" office:value-type="float" office:value="4.68746608790017" calcext:value-type="float">
            <text:p>4.68746608790017</text:p>
          </table:table-cell>
          <table:table-cell table:formula="of:=IF([.$A181]=&quot;&quot;;&quot;&quot;;[$latest_newly_sick_table.F180]*[.F$1])" office:value-type="float" office:value="13.2708174178763" calcext:value-type="float">
            <text:p>13.2708174178763</text:p>
          </table:table-cell>
          <table:table-cell table:formula="of:=IF([.$A181]=&quot;&quot;;&quot;&quot;;[$latest_newly_sick_table.G180]*[.G$1])" office:value-type="float" office:value="34.7515387400434" calcext:value-type="float">
            <text:p>34.7515387400434</text:p>
          </table:table-cell>
          <table:table-cell table:formula="of:=IF([.$A181]=&quot;&quot;;&quot;&quot;;[$latest_newly_sick_table.H180]*[.H$1])" office:value-type="float" office:value="18.532062281538" calcext:value-type="float">
            <text:p>18.532062281538</text:p>
          </table:table-cell>
          <table:table-cell table:formula="of:=IF([.$A181]=&quot;&quot;;&quot;&quot;;[$latest_newly_sick_table.I180]*[.I$1])" office:value-type="float" office:value="10.8614844412156" calcext:value-type="float">
            <text:p>10.8614844412156</text:p>
          </table:table-cell>
          <table:table-cell table:formula="of:=IF([.$A181]=&quot;&quot;;&quot;&quot;;[$latest_newly_sick_table.J180]*[.J$1])" office:value-type="float" office:value="14.5767387492694" calcext:value-type="float">
            <text:p>14.5767387492694</text:p>
          </table:table-cell>
          <table:table-cell table:formula="of:=IF([.$A181]=&quot;&quot;;&quot;&quot;;[$latest_newly_sick_table.K180]*[.K$1])" office:value-type="float" office:value="8.53611892906114" calcext:value-type="float">
            <text:p>8.53611892906114</text:p>
          </table:table-cell>
          <table:table-cell table:formula="of:=IF([.$A181]=&quot;&quot;;&quot;&quot;;[$latest_newly_sick_table.L180]*[.L$1])" office:value-type="float" office:value="13.3551656426173" calcext:value-type="float">
            <text:p>13.3551656426173</text:p>
          </table:table-cell>
          <table:table-cell/>
          <table:table-cell table:formula="of:=SUM([.B181:.J181])/[.N$1]" office:value-type="percentage" office:value="0.0147757958019427" calcext:value-type="percentage">
            <text:p>1.48%</text:p>
          </table:table-cell>
          <table:table-cell table:formula="of:=IF([.A187]=&quot;&quot;;&quot;&quot;;AVERAGE([.N174:.N187]))" office:value-type="percentage" office:value="0.0158550465594242" calcext:value-type="percentage">
            <text:p>1.59%</text:p>
          </table:table-cell>
        </table:table-row>
        <table:table-row table:style-name="ro1">
          <table:table-cell table:style-name="ce1" table:formula="of:=IF([$latest_newly_sick_table.A181]=&quot;&quot;;&quot;&quot;;[$latest_newly_sick_table.A181])" office:value-type="date" office:date-value="2022-05-13" calcext:value-type="date">
            <text:p>2022-05-13</text:p>
          </table:table-cell>
          <table:table-cell table:formula="of:=IF([.$A182]=&quot;&quot;;&quot;&quot;;[$latest_newly_sick_table.B181]*[.B$1])" office:value-type="float" office:value="12.217067782816" calcext:value-type="float">
            <text:p>12.217067782816</text:p>
          </table:table-cell>
          <table:table-cell table:formula="of:=IF([.$A182]=&quot;&quot;;&quot;&quot;;[$latest_newly_sick_table.C181]*[.C$1])" office:value-type="float" office:value="22.3829606566657" calcext:value-type="float">
            <text:p>22.3829606566657</text:p>
          </table:table-cell>
          <table:table-cell table:formula="of:=IF([.$A182]=&quot;&quot;;&quot;&quot;;[$latest_newly_sick_table.D181]*[.D$1])" office:value-type="float" office:value="31.3039793662491" calcext:value-type="float">
            <text:p>31.3039793662491</text:p>
          </table:table-cell>
          <table:table-cell table:formula="of:=IF([.$A182]=&quot;&quot;;&quot;&quot;;[$latest_newly_sick_table.E181]*[.E$1])" office:value-type="float" office:value="5.47302319620657" calcext:value-type="float">
            <text:p>5.47302319620657</text:p>
          </table:table-cell>
          <table:table-cell table:formula="of:=IF([.$A182]=&quot;&quot;;&quot;&quot;;[$latest_newly_sick_table.F181]*[.F$1])" office:value-type="float" office:value="17.8607113392612" calcext:value-type="float">
            <text:p>17.8607113392612</text:p>
          </table:table-cell>
          <table:table-cell table:formula="of:=IF([.$A182]=&quot;&quot;;&quot;&quot;;[$latest_newly_sick_table.G181]*[.G$1])" office:value-type="float" office:value="43.4374440696633" calcext:value-type="float">
            <text:p>43.4374440696633</text:p>
          </table:table-cell>
          <table:table-cell table:formula="of:=IF([.$A182]=&quot;&quot;;&quot;&quot;;[$latest_newly_sick_table.H181]*[.H$1])" office:value-type="float" office:value="23.8571212625087" calcext:value-type="float">
            <text:p>23.8571212625087</text:p>
          </table:table-cell>
          <table:table-cell table:formula="of:=IF([.$A182]=&quot;&quot;;&quot;&quot;;[$latest_newly_sick_table.I181]*[.I$1])" office:value-type="float" office:value="12.5973197192087" calcext:value-type="float">
            <text:p>12.5973197192087</text:p>
          </table:table-cell>
          <table:table-cell table:formula="of:=IF([.$A182]=&quot;&quot;;&quot;&quot;;[$latest_newly_sick_table.J181]*[.J$1])" office:value-type="float" office:value="13.966177623474" calcext:value-type="float">
            <text:p>13.966177623474</text:p>
          </table:table-cell>
          <table:table-cell table:formula="of:=IF([.$A182]=&quot;&quot;;&quot;&quot;;[$latest_newly_sick_table.K181]*[.K$1])" office:value-type="float" office:value="9.69815813432311" calcext:value-type="float">
            <text:p>9.69815813432311</text:p>
          </table:table-cell>
          <table:table-cell table:formula="of:=IF([.$A182]=&quot;&quot;;&quot;&quot;;[$latest_newly_sick_table.L181]*[.L$1])" office:value-type="float" office:value="15.4036506332125" calcext:value-type="float">
            <text:p>15.4036506332125</text:p>
          </table:table-cell>
          <table:table-cell/>
          <table:table-cell table:formula="of:=SUM([.B182:.J182])/[.N$1]" office:value-type="percentage" office:value="0.0177797441266317" calcext:value-type="percentage">
            <text:p>1.78%</text:p>
          </table:table-cell>
          <table:table-cell table:formula="of:=IF([.A188]=&quot;&quot;;&quot;&quot;;AVERAGE([.N175:.N188]))" office:value-type="percentage" office:value="0.0157575624977825" calcext:value-type="percentage">
            <text:p>1.58%</text:p>
          </table:table-cell>
        </table:table-row>
        <table:table-row table:style-name="ro1">
          <table:table-cell table:style-name="ce1" table:formula="of:=IF([$latest_newly_sick_table.A182]=&quot;&quot;;&quot;&quot;;[$latest_newly_sick_table.A182])" office:value-type="date" office:date-value="2022-05-14" calcext:value-type="date">
            <text:p>2022-05-14</text:p>
          </table:table-cell>
          <table:table-cell table:formula="of:=IF([.$A183]=&quot;&quot;;&quot;&quot;;[$latest_newly_sick_table.B182]*[.B$1])" office:value-type="float" office:value="10.0623313037475" calcext:value-type="float">
            <text:p>10.0623313037475</text:p>
          </table:table-cell>
          <table:table-cell table:formula="of:=IF([.$A183]=&quot;&quot;;&quot;&quot;;[$latest_newly_sick_table.C182]*[.C$1])" office:value-type="float" office:value="19.6374273007184" calcext:value-type="float">
            <text:p>19.6374273007184</text:p>
          </table:table-cell>
          <table:table-cell table:formula="of:=IF([.$A183]=&quot;&quot;;&quot;&quot;;[$latest_newly_sick_table.D182]*[.D$1])" office:value-type="float" office:value="28.6497949384816" calcext:value-type="float">
            <text:p>28.6497949384816</text:p>
          </table:table-cell>
          <table:table-cell table:formula="of:=IF([.$A183]=&quot;&quot;;&quot;&quot;;[$latest_newly_sick_table.E182]*[.E$1])" office:value-type="float" office:value="5.44467640918582" calcext:value-type="float">
            <text:p>5.44467640918582</text:p>
          </table:table-cell>
          <table:table-cell table:formula="of:=IF([.$A183]=&quot;&quot;;&quot;&quot;;[$latest_newly_sick_table.F182]*[.F$1])" office:value-type="float" office:value="15.617757901613" calcext:value-type="float">
            <text:p>15.617757901613</text:p>
          </table:table-cell>
          <table:table-cell table:formula="of:=IF([.$A183]=&quot;&quot;;&quot;&quot;;[$latest_newly_sick_table.G182]*[.G$1])" office:value-type="float" office:value="36.469348480036" calcext:value-type="float">
            <text:p>36.469348480036</text:p>
          </table:table-cell>
          <table:table-cell table:formula="of:=IF([.$A183]=&quot;&quot;;&quot;&quot;;[$latest_newly_sick_table.H182]*[.H$1])" office:value-type="float" office:value="21.2198627899379" calcext:value-type="float">
            <text:p>21.2198627899379</text:p>
          </table:table-cell>
          <table:table-cell table:formula="of:=IF([.$A183]=&quot;&quot;;&quot;&quot;;[$latest_newly_sick_table.I182]*[.I$1])" office:value-type="float" office:value="11.3128192193707" calcext:value-type="float">
            <text:p>11.3128192193707</text:p>
          </table:table-cell>
          <table:table-cell table:formula="of:=IF([.$A183]=&quot;&quot;;&quot;&quot;;[$latest_newly_sick_table.J182]*[.J$1])" office:value-type="float" office:value="13.3674334140436" calcext:value-type="float">
            <text:p>13.3674334140436</text:p>
          </table:table-cell>
          <table:table-cell table:formula="of:=IF([.$A183]=&quot;&quot;;&quot;&quot;;[$latest_newly_sick_table.K182]*[.K$1])" office:value-type="float" office:value="8.32129051442165" calcext:value-type="float">
            <text:p>8.32129051442165</text:p>
          </table:table-cell>
          <table:table-cell table:formula="of:=IF([.$A183]=&quot;&quot;;&quot;&quot;;[$latest_newly_sick_table.L182]*[.L$1])" office:value-type="float" office:value="13.0290762840377" calcext:value-type="float">
            <text:p>13.0290762840377</text:p>
          </table:table-cell>
          <table:table-cell/>
          <table:table-cell table:formula="of:=SUM([.B183:.J183])/[.N$1]" office:value-type="percentage" office:value="0.0157099875468183" calcext:value-type="percentage">
            <text:p>1.57%</text:p>
          </table:table-cell>
          <table:table-cell table:formula="of:=IF([.A189]=&quot;&quot;;&quot;&quot;;AVERAGE([.N176:.N189]))" office:value-type="percentage" office:value="0.0156102114747211" calcext:value-type="percentage">
            <text:p>1.56%</text:p>
          </table:table-cell>
        </table:table-row>
        <table:table-row table:style-name="ro1">
          <table:table-cell table:style-name="ce1" table:formula="of:=IF([$latest_newly_sick_table.A183]=&quot;&quot;;&quot;&quot;;[$latest_newly_sick_table.A183])" office:value-type="date" office:date-value="2022-05-15" calcext:value-type="date">
            <text:p>2022-05-15</text:p>
          </table:table-cell>
          <table:table-cell table:formula="of:=IF([.$A184]=&quot;&quot;;&quot;&quot;;[$latest_newly_sick_table.B183]*[.B$1])" office:value-type="float" office:value="12.5599413418062" calcext:value-type="float">
            <text:p>12.5599413418062</text:p>
          </table:table-cell>
          <table:table-cell table:formula="of:=IF([.$A184]=&quot;&quot;;&quot;&quot;;[$latest_newly_sick_table.C183]*[.C$1])" office:value-type="float" office:value="21.0198557739801" calcext:value-type="float">
            <text:p>21.0198557739801</text:p>
          </table:table-cell>
          <table:table-cell table:formula="of:=IF([.$A184]=&quot;&quot;;&quot;&quot;;[$latest_newly_sick_table.D183]*[.D$1])" office:value-type="float" office:value="30.4707199283589" calcext:value-type="float">
            <text:p>30.4707199283589</text:p>
          </table:table-cell>
          <table:table-cell table:formula="of:=IF([.$A184]=&quot;&quot;;&quot;&quot;;[$latest_newly_sick_table.E183]*[.E$1])" office:value-type="float" office:value="5.18677365799668" calcext:value-type="float">
            <text:p>5.18677365799668</text:p>
          </table:table-cell>
          <table:table-cell table:formula="of:=IF([.$A184]=&quot;&quot;;&quot;&quot;;[$latest_newly_sick_table.F183]*[.F$1])" office:value-type="float" office:value="14.6975500680537" calcext:value-type="float">
            <text:p>14.6975500680537</text:p>
          </table:table-cell>
          <table:table-cell table:formula="of:=IF([.$A184]=&quot;&quot;;&quot;&quot;;[$latest_newly_sick_table.G183]*[.G$1])" office:value-type="float" office:value="42.1690148361618" calcext:value-type="float">
            <text:p>42.1690148361618</text:p>
          </table:table-cell>
          <table:table-cell table:formula="of:=IF([.$A184]=&quot;&quot;;&quot;&quot;;[$latest_newly_sick_table.H183]*[.H$1])" office:value-type="float" office:value="23.5568181818181" calcext:value-type="float">
            <text:p>23.5568181818181</text:p>
          </table:table-cell>
          <table:table-cell table:formula="of:=IF([.$A184]=&quot;&quot;;&quot;&quot;;[$latest_newly_sick_table.I183]*[.I$1])" office:value-type="float" office:value="12.791943041441" calcext:value-type="float">
            <text:p>12.791943041441</text:p>
          </table:table-cell>
          <table:table-cell table:formula="of:=IF([.$A184]=&quot;&quot;;&quot;&quot;;[$latest_newly_sick_table.J183]*[.J$1])" office:value-type="float" office:value="13.8421578421579" calcext:value-type="float">
            <text:p>13.8421578421579</text:p>
          </table:table-cell>
          <table:table-cell table:formula="of:=IF([.$A184]=&quot;&quot;;&quot;&quot;;[$latest_newly_sick_table.K183]*[.K$1])" office:value-type="float" office:value="8.3659381086345" calcext:value-type="float">
            <text:p>8.3659381086345</text:p>
          </table:table-cell>
          <table:table-cell table:formula="of:=IF([.$A184]=&quot;&quot;;&quot;&quot;;[$latest_newly_sick_table.L183]*[.L$1])" office:value-type="float" office:value="13.5243368529488" calcext:value-type="float">
            <text:p>13.5243368529488</text:p>
          </table:table-cell>
          <table:table-cell/>
          <table:table-cell table:formula="of:=SUM([.B184:.J184])/[.N$1]" office:value-type="percentage" office:value="0.0171193216810812" calcext:value-type="percentage">
            <text:p>1.71%</text:p>
          </table:table-cell>
          <table:table-cell table:formula="of:=IF([.A190]=&quot;&quot;;&quot;&quot;;AVERAGE([.N177:.N190]))" office:value-type="percentage" office:value="0.0154564505549852" calcext:value-type="percentage">
            <text:p>1.55%</text:p>
          </table:table-cell>
        </table:table-row>
        <table:table-row table:style-name="ro1">
          <table:table-cell table:style-name="ce1" table:formula="of:=IF([$latest_newly_sick_table.A184]=&quot;&quot;;&quot;&quot;;[$latest_newly_sick_table.A184])" office:value-type="date" office:date-value="2022-05-16" calcext:value-type="date">
            <text:p>2022-05-16</text:p>
          </table:table-cell>
          <table:table-cell table:formula="of:=IF([.$A185]=&quot;&quot;;&quot;&quot;;[$latest_newly_sick_table.B184]*[.B$1])" office:value-type="float" office:value="11.0924162257496" calcext:value-type="float">
            <text:p>11.0924162257496</text:p>
          </table:table-cell>
          <table:table-cell table:formula="of:=IF([.$A185]=&quot;&quot;;&quot;&quot;;[$latest_newly_sick_table.C184]*[.C$1])" office:value-type="float" office:value="21.743229301006" calcext:value-type="float">
            <text:p>21.743229301006</text:p>
          </table:table-cell>
          <table:table-cell table:formula="of:=IF([.$A185]=&quot;&quot;;&quot;&quot;;[$latest_newly_sick_table.D184]*[.D$1])" office:value-type="float" office:value="31.9749459772634" calcext:value-type="float">
            <text:p>31.9749459772634</text:p>
          </table:table-cell>
          <table:table-cell table:formula="of:=IF([.$A185]=&quot;&quot;;&quot;&quot;;[$latest_newly_sick_table.E184]*[.E$1])" office:value-type="float" office:value="6.04338679989483" calcext:value-type="float">
            <text:p>6.04338679989483</text:p>
          </table:table-cell>
          <table:table-cell table:formula="of:=IF([.$A185]=&quot;&quot;;&quot;&quot;;[$latest_newly_sick_table.F184]*[.F$1])" office:value-type="float" office:value="15.8693142138833" calcext:value-type="float">
            <text:p>15.8693142138833</text:p>
          </table:table-cell>
          <table:table-cell table:formula="of:=IF([.$A185]=&quot;&quot;;&quot;&quot;;[$latest_newly_sick_table.G184]*[.G$1])" office:value-type="float" office:value="42.8781929491239" calcext:value-type="float">
            <text:p>42.8781929491239</text:p>
          </table:table-cell>
          <table:table-cell table:formula="of:=IF([.$A185]=&quot;&quot;;&quot;&quot;;[$latest_newly_sick_table.H184]*[.H$1])" office:value-type="float" office:value="22.4670559311617" calcext:value-type="float">
            <text:p>22.4670559311617</text:p>
          </table:table-cell>
          <table:table-cell table:formula="of:=IF([.$A185]=&quot;&quot;;&quot;&quot;;[$latest_newly_sick_table.I184]*[.I$1])" office:value-type="float" office:value="13.218303257558" calcext:value-type="float">
            <text:p>13.218303257558</text:p>
          </table:table-cell>
          <table:table-cell table:formula="of:=IF([.$A185]=&quot;&quot;;&quot;&quot;;[$latest_newly_sick_table.J184]*[.J$1])" office:value-type="float" office:value="14.3903277561311" calcext:value-type="float">
            <text:p>14.3903277561311</text:p>
          </table:table-cell>
          <table:table-cell table:formula="of:=IF([.$A185]=&quot;&quot;;&quot;&quot;;[$latest_newly_sick_table.K184]*[.K$1])" office:value-type="float" office:value="8.98905263157898" calcext:value-type="float">
            <text:p>8.98905263157898</text:p>
          </table:table-cell>
          <table:table-cell table:formula="of:=IF([.$A185]=&quot;&quot;;&quot;&quot;;[$latest_newly_sick_table.L184]*[.L$1])" office:value-type="float" office:value="16.1196434060867" calcext:value-type="float">
            <text:p>16.1196434060867</text:p>
          </table:table-cell>
          <table:table-cell/>
          <table:table-cell table:formula="of:=SUM([.B185:.J185])/[.N$1]" office:value-type="percentage" office:value="0.0174477735882474" calcext:value-type="percentage">
            <text:p>1.74%</text:p>
          </table:table-cell>
          <table:table-cell table:formula="of:=IF([.A191]=&quot;&quot;;&quot;&quot;;AVERAGE([.N178:.N191]))" office:value-type="percentage" office:value="0.0153772009319653" calcext:value-type="percentage">
            <text:p>1.54%</text:p>
          </table:table-cell>
        </table:table-row>
        <table:table-row table:style-name="ro1">
          <table:table-cell table:style-name="ce1" table:formula="of:=IF([$latest_newly_sick_table.A185]=&quot;&quot;;&quot;&quot;;[$latest_newly_sick_table.A185])" office:value-type="date" office:date-value="2022-05-17" calcext:value-type="date">
            <text:p>2022-05-17</text:p>
          </table:table-cell>
          <table:table-cell table:formula="of:=IF([.$A186]=&quot;&quot;;&quot;&quot;;[$latest_newly_sick_table.B185]*[.B$1])" office:value-type="float" office:value="9.63368087311747" calcext:value-type="float">
            <text:p>9.63368087311747</text:p>
          </table:table-cell>
          <table:table-cell table:formula="of:=IF([.$A186]=&quot;&quot;;&quot;&quot;;[$latest_newly_sick_table.C185]*[.C$1])" office:value-type="float" office:value="19.9717219379278" calcext:value-type="float">
            <text:p>19.9717219379278</text:p>
          </table:table-cell>
          <table:table-cell table:formula="of:=IF([.$A186]=&quot;&quot;;&quot;&quot;;[$latest_newly_sick_table.D185]*[.D$1])" office:value-type="float" office:value="28.5229460488024" calcext:value-type="float">
            <text:p>28.5229460488024</text:p>
          </table:table-cell>
          <table:table-cell table:formula="of:=IF([.$A186]=&quot;&quot;;&quot;&quot;;[$latest_newly_sick_table.E185]*[.E$1])" office:value-type="float" office:value="4.51773835920177" calcext:value-type="float">
            <text:p>4.51773835920177</text:p>
          </table:table-cell>
          <table:table-cell table:formula="of:=IF([.$A186]=&quot;&quot;;&quot;&quot;;[$latest_newly_sick_table.F185]*[.F$1])" office:value-type="float" office:value="13.2082093134901" calcext:value-type="float">
            <text:p>13.2082093134901</text:p>
          </table:table-cell>
          <table:table-cell table:formula="of:=IF([.$A186]=&quot;&quot;;&quot;&quot;;[$latest_newly_sick_table.G185]*[.G$1])" office:value-type="float" office:value="37.4295877384148" calcext:value-type="float">
            <text:p>37.4295877384148</text:p>
          </table:table-cell>
          <table:table-cell table:formula="of:=IF([.$A186]=&quot;&quot;;&quot;&quot;;[$latest_newly_sick_table.H185]*[.H$1])" office:value-type="float" office:value="22.1985172981878" calcext:value-type="float">
            <text:p>22.1985172981878</text:p>
          </table:table-cell>
          <table:table-cell table:formula="of:=IF([.$A186]=&quot;&quot;;&quot;&quot;;[$latest_newly_sick_table.I185]*[.I$1])" office:value-type="float" office:value="13.0492562789564" calcext:value-type="float">
            <text:p>13.0492562789564</text:p>
          </table:table-cell>
          <table:table-cell table:formula="of:=IF([.$A186]=&quot;&quot;;&quot;&quot;;[$latest_newly_sick_table.J185]*[.J$1])" office:value-type="float" office:value="12.5854318663215" calcext:value-type="float">
            <text:p>12.5854318663215</text:p>
          </table:table-cell>
          <table:table-cell table:formula="of:=IF([.$A186]=&quot;&quot;;&quot;&quot;;[$latest_newly_sick_table.K185]*[.K$1])" office:value-type="float" office:value="7.85830194146625" calcext:value-type="float">
            <text:p>7.85830194146625</text:p>
          </table:table-cell>
          <table:table-cell table:formula="of:=IF([.$A186]=&quot;&quot;;&quot;&quot;;[$latest_newly_sick_table.L185]*[.L$1])" office:value-type="float" office:value="14.6811106169388" calcext:value-type="float">
            <text:p>14.6811106169388</text:p>
          </table:table-cell>
          <table:table-cell/>
          <table:table-cell table:formula="of:=SUM([.B186:.J186])/[.N$1]" office:value-type="percentage" office:value="0.0156454738506914" calcext:value-type="percentage">
            <text:p>1.56%</text:p>
          </table:table-cell>
          <table:table-cell table:formula="of:=IF([.A192]=&quot;&quot;;&quot;&quot;;AVERAGE([.N179:.N192]))" office:value-type="percentage" office:value="0.0152842506767081" calcext:value-type="percentage">
            <text:p>1.53%</text:p>
          </table:table-cell>
        </table:table-row>
        <table:table-row table:style-name="ro1">
          <table:table-cell table:style-name="ce1" table:formula="of:=IF([$latest_newly_sick_table.A186]=&quot;&quot;;&quot;&quot;;[$latest_newly_sick_table.A186])" office:value-type="date" office:date-value="2022-05-18" calcext:value-type="date">
            <text:p>2022-05-18</text:p>
          </table:table-cell>
          <table:table-cell table:formula="of:=IF([.$A187]=&quot;&quot;;&quot;&quot;;[$latest_newly_sick_table.B186]*[.B$1])" office:value-type="float" office:value="10.3304342574138" calcext:value-type="float">
            <text:p>10.3304342574138</text:p>
          </table:table-cell>
          <table:table-cell table:formula="of:=IF([.$A187]=&quot;&quot;;&quot;&quot;;[$latest_newly_sick_table.C186]*[.C$1])" office:value-type="float" office:value="16.9029953917051" calcext:value-type="float">
            <text:p>16.9029953917051</text:p>
          </table:table-cell>
          <table:table-cell table:formula="of:=IF([.$A187]=&quot;&quot;;&quot;&quot;;[$latest_newly_sick_table.D186]*[.D$1])" office:value-type="float" office:value="27.0560388945752" calcext:value-type="float">
            <text:p>27.0560388945752</text:p>
          </table:table-cell>
          <table:table-cell table:formula="of:=IF([.$A187]=&quot;&quot;;&quot;&quot;;[$latest_newly_sick_table.E186]*[.E$1])" office:value-type="float" office:value="3.80200705180365" calcext:value-type="float">
            <text:p>3.80200705180365</text:p>
          </table:table-cell>
          <table:table-cell table:formula="of:=IF([.$A187]=&quot;&quot;;&quot;&quot;;[$latest_newly_sick_table.F186]*[.F$1])" office:value-type="float" office:value="12.5218082033507" calcext:value-type="float">
            <text:p>12.5218082033507</text:p>
          </table:table-cell>
          <table:table-cell table:formula="of:=IF([.$A187]=&quot;&quot;;&quot;&quot;;[$latest_newly_sick_table.G186]*[.G$1])" office:value-type="float" office:value="35.9325413130862" calcext:value-type="float">
            <text:p>35.9325413130862</text:p>
          </table:table-cell>
          <table:table-cell table:formula="of:=IF([.$A187]=&quot;&quot;;&quot;&quot;;[$latest_newly_sick_table.H186]*[.H$1])" office:value-type="float" office:value="19.8960456202674" calcext:value-type="float">
            <text:p>19.8960456202674</text:p>
          </table:table-cell>
          <table:table-cell table:formula="of:=IF([.$A187]=&quot;&quot;;&quot;&quot;;[$latest_newly_sick_table.I186]*[.I$1])" office:value-type="float" office:value="12.0894274968659" calcext:value-type="float">
            <text:p>12.0894274968659</text:p>
          </table:table-cell>
          <table:table-cell table:formula="of:=IF([.$A187]=&quot;&quot;;&quot;&quot;;[$latest_newly_sick_table.J186]*[.J$1])" office:value-type="float" office:value="11.4860881867484" calcext:value-type="float">
            <text:p>11.4860881867484</text:p>
          </table:table-cell>
          <table:table-cell table:formula="of:=IF([.$A187]=&quot;&quot;;&quot;&quot;;[$latest_newly_sick_table.K186]*[.K$1])" office:value-type="float" office:value="7.4935064935065" calcext:value-type="float">
            <text:p>7.4935064935065</text:p>
          </table:table-cell>
          <table:table-cell table:formula="of:=IF([.$A187]=&quot;&quot;;&quot;&quot;;[$latest_newly_sick_table.L186]*[.L$1])" office:value-type="float" office:value="12.5932618106532" calcext:value-type="float">
            <text:p>12.5932618106532</text:p>
          </table:table-cell>
          <table:table-cell/>
          <table:table-cell table:formula="of:=SUM([.B187:.J187])/[.N$1]" office:value-type="percentage" office:value="0.0145676234624021" calcext:value-type="percentage">
            <text:p>1.46%</text:p>
          </table:table-cell>
          <table:table-cell table:formula="of:=IF([.A193]=&quot;&quot;;&quot;&quot;;AVERAGE([.N180:.N193]))" office:value-type="percentage" office:value="0.0151503336969071" calcext:value-type="percentage">
            <text:p>1.52%</text:p>
          </table:table-cell>
        </table:table-row>
        <table:table-row table:style-name="ro1">
          <table:table-cell table:style-name="ce1" table:formula="of:=IF([$latest_newly_sick_table.A187]=&quot;&quot;;&quot;&quot;;[$latest_newly_sick_table.A187])" office:value-type="date" office:date-value="2022-05-19" calcext:value-type="date">
            <text:p>2022-05-19</text:p>
          </table:table-cell>
          <table:table-cell table:formula="of:=IF([.$A188]=&quot;&quot;;&quot;&quot;;[$latest_newly_sick_table.B187]*[.B$1])" office:value-type="float" office:value="8.56016344453256" calcext:value-type="float">
            <text:p>8.56016344453256</text:p>
          </table:table-cell>
          <table:table-cell table:formula="of:=IF([.$A188]=&quot;&quot;;&quot;&quot;;[$latest_newly_sick_table.C187]*[.C$1])" office:value-type="float" office:value="14.4385953266065" calcext:value-type="float">
            <text:p>14.4385953266065</text:p>
          </table:table-cell>
          <table:table-cell table:formula="of:=IF([.$A188]=&quot;&quot;;&quot;&quot;;[$latest_newly_sick_table.D187]*[.D$1])" office:value-type="float" office:value="24.3727005269794" calcext:value-type="float">
            <text:p>24.3727005269794</text:p>
          </table:table-cell>
          <table:table-cell table:formula="of:=IF([.$A188]=&quot;&quot;;&quot;&quot;;[$latest_newly_sick_table.E187]*[.E$1])" office:value-type="float" office:value="3.57049771246362" calcext:value-type="float">
            <text:p>3.57049771246362</text:p>
          </table:table-cell>
          <table:table-cell table:formula="of:=IF([.$A188]=&quot;&quot;;&quot;&quot;;[$latest_newly_sick_table.F187]*[.F$1])" office:value-type="float" office:value="11.5332650972365" calcext:value-type="float">
            <text:p>11.5332650972365</text:p>
          </table:table-cell>
          <table:table-cell table:formula="of:=IF([.$A188]=&quot;&quot;;&quot;&quot;;[$latest_newly_sick_table.G187]*[.G$1])" office:value-type="float" office:value="35.6939455855467" calcext:value-type="float">
            <text:p>35.6939455855467</text:p>
          </table:table-cell>
          <table:table-cell table:formula="of:=IF([.$A188]=&quot;&quot;;&quot;&quot;;[$latest_newly_sick_table.H187]*[.H$1])" office:value-type="float" office:value="18.8614795918368" calcext:value-type="float">
            <text:p>18.8614795918368</text:p>
          </table:table-cell>
          <table:table-cell table:formula="of:=IF([.$A188]=&quot;&quot;;&quot;&quot;;[$latest_newly_sick_table.I187]*[.I$1])" office:value-type="float" office:value="11.3380582880185" calcext:value-type="float">
            <text:p>11.3380582880185</text:p>
          </table:table-cell>
          <table:table-cell table:formula="of:=IF([.$A188]=&quot;&quot;;&quot;&quot;;[$latest_newly_sick_table.J187]*[.J$1])" office:value-type="float" office:value="12.7277468294417" calcext:value-type="float">
            <text:p>12.7277468294417</text:p>
          </table:table-cell>
          <table:table-cell table:formula="of:=IF([.$A188]=&quot;&quot;;&quot;&quot;;[$latest_newly_sick_table.K187]*[.K$1])" office:value-type="float" office:value="6.98035046557668" calcext:value-type="float">
            <text:p>6.98035046557668</text:p>
          </table:table-cell>
          <table:table-cell table:formula="of:=IF([.$A188]=&quot;&quot;;&quot;&quot;;[$latest_newly_sick_table.L187]*[.L$1])" office:value-type="float" office:value="12.8445762930479" calcext:value-type="float">
            <text:p>12.8445762930479</text:p>
          </table:table-cell>
          <table:table-cell/>
          <table:table-cell table:formula="of:=SUM([.B188:.J188])/[.N$1]" office:value-type="percentage" office:value="0.0137013451546574" calcext:value-type="percentage">
            <text:p>1.37%</text:p>
          </table:table-cell>
          <table:table-cell table:formula="of:=IF([.A194]=&quot;&quot;;&quot;&quot;;AVERAGE([.N181:.N194]))" office:value-type="percentage" office:value="0.0150924299935668" calcext:value-type="percentage">
            <text:p>1.51%</text:p>
          </table:table-cell>
        </table:table-row>
        <table:table-row table:style-name="ro1">
          <table:table-cell table:style-name="ce1" table:formula="of:=IF([$latest_newly_sick_table.A188]=&quot;&quot;;&quot;&quot;;[$latest_newly_sick_table.A188])" office:value-type="date" office:date-value="2022-05-20" calcext:value-type="date">
            <text:p>2022-05-20</text:p>
          </table:table-cell>
          <table:table-cell table:formula="of:=IF([.$A189]=&quot;&quot;;&quot;&quot;;[$latest_newly_sick_table.B188]*[.B$1])" office:value-type="float" office:value="10.3257188109162" calcext:value-type="float">
            <text:p>10.3257188109162</text:p>
          </table:table-cell>
          <table:table-cell table:formula="of:=IF([.$A189]=&quot;&quot;;&quot;&quot;;[$latest_newly_sick_table.C188]*[.C$1])" office:value-type="float" office:value="17.3009072246871" calcext:value-type="float">
            <text:p>17.3009072246871</text:p>
          </table:table-cell>
          <table:table-cell table:formula="of:=IF([.$A189]=&quot;&quot;;&quot;&quot;;[$latest_newly_sick_table.D188]*[.D$1])" office:value-type="float" office:value="24.2130078689577" calcext:value-type="float">
            <text:p>24.2130078689577</text:p>
          </table:table-cell>
          <table:table-cell table:formula="of:=IF([.$A189]=&quot;&quot;;&quot;&quot;;[$latest_newly_sick_table.E188]*[.E$1])" office:value-type="float" office:value="4.60426474660758" calcext:value-type="float">
            <text:p>4.60426474660758</text:p>
          </table:table-cell>
          <table:table-cell table:formula="of:=IF([.$A189]=&quot;&quot;;&quot;&quot;;[$latest_newly_sick_table.F188]*[.F$1])" office:value-type="float" office:value="11.0665069196538" calcext:value-type="float">
            <text:p>11.0665069196538</text:p>
          </table:table-cell>
          <table:table-cell table:formula="of:=IF([.$A189]=&quot;&quot;;&quot;&quot;;[$latest_newly_sick_table.G188]*[.G$1])" office:value-type="float" office:value="33.1308853587692" calcext:value-type="float">
            <text:p>33.1308853587692</text:p>
          </table:table-cell>
          <table:table-cell table:formula="of:=IF([.$A189]=&quot;&quot;;&quot;&quot;;[$latest_newly_sick_table.H188]*[.H$1])" office:value-type="float" office:value="19.1805191937671" calcext:value-type="float">
            <text:p>19.1805191937671</text:p>
          </table:table-cell>
          <table:table-cell table:formula="of:=IF([.$A189]=&quot;&quot;;&quot;&quot;;[$latest_newly_sick_table.I188]*[.I$1])" office:value-type="float" office:value="9.52470903662178" calcext:value-type="float">
            <text:p>9.52470903662178</text:p>
          </table:table-cell>
          <table:table-cell table:formula="of:=IF([.$A189]=&quot;&quot;;&quot;&quot;;[$latest_newly_sick_table.J188]*[.J$1])" office:value-type="float" office:value="11.1522089071723" calcext:value-type="float">
            <text:p>11.1522089071723</text:p>
          </table:table-cell>
          <table:table-cell table:formula="of:=IF([.$A189]=&quot;&quot;;&quot;&quot;;[$latest_newly_sick_table.K188]*[.K$1])" office:value-type="float" office:value="8.1563684057126" calcext:value-type="float">
            <text:p>8.1563684057126</text:p>
          </table:table-cell>
          <table:table-cell table:formula="of:=IF([.$A189]=&quot;&quot;;&quot;&quot;;[$latest_newly_sick_table.L188]*[.L$1])" office:value-type="float" office:value="13.2048820799694" calcext:value-type="float">
            <text:p>13.2048820799694</text:p>
          </table:table-cell>
          <table:table-cell/>
          <table:table-cell table:formula="of:=SUM([.B189:.J189])/[.N$1]" office:value-type="percentage" office:value="0.0136433023953343" calcext:value-type="percentage">
            <text:p>1.36%</text:p>
          </table:table-cell>
          <table:table-cell table:formula="of:=IF([.A195]=&quot;&quot;;&quot;&quot;;AVERAGE([.N182:.N195]))" office:value-type="percentage" office:value="0.0150701937111104" calcext:value-type="percentage">
            <text:p>1.51%</text:p>
          </table:table-cell>
        </table:table-row>
        <table:table-row table:style-name="ro1">
          <table:table-cell table:style-name="ce1" table:formula="of:=IF([$latest_newly_sick_table.A189]=&quot;&quot;;&quot;&quot;;[$latest_newly_sick_table.A189])" office:value-type="date" office:date-value="2022-05-21" calcext:value-type="date">
            <text:p>2022-05-21</text:p>
          </table:table-cell>
          <table:table-cell table:formula="of:=IF([.$A190]=&quot;&quot;;&quot;&quot;;[$latest_newly_sick_table.B189]*[.B$1])" office:value-type="float" office:value="10.8886178861789" calcext:value-type="float">
            <text:p>10.8886178861789</text:p>
          </table:table-cell>
          <table:table-cell table:formula="of:=IF([.$A190]=&quot;&quot;;&quot;&quot;;[$latest_newly_sick_table.C189]*[.C$1])" office:value-type="float" office:value="15.6021613383672" calcext:value-type="float">
            <text:p>15.6021613383672</text:p>
          </table:table-cell>
          <table:table-cell table:formula="of:=IF([.$A190]=&quot;&quot;;&quot;&quot;;[$latest_newly_sick_table.D189]*[.D$1])" office:value-type="float" office:value="22.4457843638222" calcext:value-type="float">
            <text:p>22.4457843638222</text:p>
          </table:table-cell>
          <table:table-cell table:formula="of:=IF([.$A190]=&quot;&quot;;&quot;&quot;;[$latest_newly_sick_table.E189]*[.E$1])" office:value-type="float" office:value="3.33598635588401" calcext:value-type="float">
            <text:p>3.33598635588401</text:p>
          </table:table-cell>
          <table:table-cell table:formula="of:=IF([.$A190]=&quot;&quot;;&quot;&quot;;[$latest_newly_sick_table.F189]*[.F$1])" office:value-type="float" office:value="12.4975325257963" calcext:value-type="float">
            <text:p>12.4975325257963</text:p>
          </table:table-cell>
          <table:table-cell table:formula="of:=IF([.$A190]=&quot;&quot;;&quot;&quot;;[$latest_newly_sick_table.G189]*[.G$1])" office:value-type="float" office:value="31.7227687185503" calcext:value-type="float">
            <text:p>31.7227687185503</text:p>
          </table:table-cell>
          <table:table-cell table:formula="of:=IF([.$A190]=&quot;&quot;;&quot;&quot;;[$latest_newly_sick_table.H189]*[.H$1])" office:value-type="float" office:value="14.8393376818866" calcext:value-type="float">
            <text:p>14.8393376818866</text:p>
          </table:table-cell>
          <table:table-cell table:formula="of:=IF([.$A190]=&quot;&quot;;&quot;&quot;;[$latest_newly_sick_table.I189]*[.I$1])" office:value-type="float" office:value="9.5389527458493" calcext:value-type="float">
            <text:p>9.5389527458493</text:p>
          </table:table-cell>
          <table:table-cell table:formula="of:=IF([.$A190]=&quot;&quot;;&quot;&quot;;[$latest_newly_sick_table.J189]*[.J$1])" office:value-type="float" office:value="11.6601164483261" calcext:value-type="float">
            <text:p>11.6601164483261</text:p>
          </table:table-cell>
          <table:table-cell table:formula="of:=IF([.$A190]=&quot;&quot;;&quot;&quot;;[$latest_newly_sick_table.K189]*[.K$1])" office:value-type="float" office:value="6.4280015054573" calcext:value-type="float">
            <text:p>6.4280015054573</text:p>
          </table:table-cell>
          <table:table-cell table:formula="of:=IF([.$A190]=&quot;&quot;;&quot;&quot;;[$latest_newly_sick_table.L189]*[.L$1])" office:value-type="float" office:value="13.453786523554" calcext:value-type="float">
            <text:p>13.453786523554</text:p>
          </table:table-cell>
          <table:table-cell/>
          <table:table-cell table:formula="of:=SUM([.B190:.J190])/[.N$1]" office:value-type="percentage" office:value="0.0128696113871296" calcext:value-type="percentage">
            <text:p>1.29%</text:p>
          </table:table-cell>
          <table:table-cell table:formula="of:=IF([.A196]=&quot;&quot;;&quot;&quot;;AVERAGE([.N183:.N196]))" office:value-type="percentage" office:value="0.0147808901145656" calcext:value-type="percentage">
            <text:p>1.48%</text:p>
          </table:table-cell>
        </table:table-row>
        <table:table-row table:style-name="ro1">
          <table:table-cell table:style-name="ce1" table:formula="of:=IF([$latest_newly_sick_table.A190]=&quot;&quot;;&quot;&quot;;[$latest_newly_sick_table.A190])" office:value-type="date" office:date-value="2022-05-22" calcext:value-type="date">
            <text:p>2022-05-22</text:p>
          </table:table-cell>
          <table:table-cell table:formula="of:=IF([.$A191]=&quot;&quot;;&quot;&quot;;[$latest_newly_sick_table.B190]*[.B$1])" office:value-type="float" office:value="9.85033341565822" calcext:value-type="float">
            <text:p>9.85033341565822</text:p>
          </table:table-cell>
          <table:table-cell table:formula="of:=IF([.$A191]=&quot;&quot;;&quot;&quot;;[$latest_newly_sick_table.C190]*[.C$1])" office:value-type="float" office:value="15.5644592140875" calcext:value-type="float">
            <text:p>15.5644592140875</text:p>
          </table:table-cell>
          <table:table-cell table:formula="of:=IF([.$A191]=&quot;&quot;;&quot;&quot;;[$latest_newly_sick_table.D190]*[.D$1])" office:value-type="float" office:value="23.8214939887435" calcext:value-type="float">
            <text:p>23.8214939887435</text:p>
          </table:table-cell>
          <table:table-cell table:formula="of:=IF([.$A191]=&quot;&quot;;&quot;&quot;;[$latest_newly_sick_table.E190]*[.E$1])" office:value-type="float" office:value="4.50670681631537" calcext:value-type="float">
            <text:p>4.50670681631537</text:p>
          </table:table-cell>
          <table:table-cell table:formula="of:=IF([.$A191]=&quot;&quot;;&quot;&quot;;[$latest_newly_sick_table.F190]*[.F$1])" office:value-type="float" office:value="12.1787507923351" calcext:value-type="float">
            <text:p>12.1787507923351</text:p>
          </table:table-cell>
          <table:table-cell table:formula="of:=IF([.$A191]=&quot;&quot;;&quot;&quot;;[$latest_newly_sick_table.G190]*[.G$1])" office:value-type="float" office:value="34.4809921359621" calcext:value-type="float">
            <text:p>34.4809921359621</text:p>
          </table:table-cell>
          <table:table-cell table:formula="of:=IF([.$A191]=&quot;&quot;;&quot;&quot;;[$latest_newly_sick_table.H190]*[.H$1])" office:value-type="float" office:value="18.4363540776763" calcext:value-type="float">
            <text:p>18.4363540776763</text:p>
          </table:table-cell>
          <table:table-cell table:formula="of:=IF([.$A191]=&quot;&quot;;&quot;&quot;;[$latest_newly_sick_table.I190]*[.I$1])" office:value-type="float" office:value="10.9136090317831" calcext:value-type="float">
            <text:p>10.9136090317831</text:p>
          </table:table-cell>
          <table:table-cell table:formula="of:=IF([.$A191]=&quot;&quot;;&quot;&quot;;[$latest_newly_sick_table.J190]*[.J$1])" office:value-type="float" office:value="11.0893388921977" calcext:value-type="float">
            <text:p>11.0893388921977</text:p>
          </table:table-cell>
          <table:table-cell table:formula="of:=IF([.$A191]=&quot;&quot;;&quot;&quot;;[$latest_newly_sick_table.K190]*[.K$1])" office:value-type="float" office:value="6.54619124797407" calcext:value-type="float">
            <text:p>6.54619124797407</text:p>
          </table:table-cell>
          <table:table-cell table:formula="of:=IF([.$A191]=&quot;&quot;;&quot;&quot;;[$latest_newly_sick_table.L190]*[.L$1])" office:value-type="float" office:value="12.7336328626444" calcext:value-type="float">
            <text:p>12.7336328626444</text:p>
          </table:table-cell>
          <table:table-cell/>
          <table:table-cell table:formula="of:=SUM([.B191:.J191])/[.N$1]" office:value-type="percentage" office:value="0.0136766399655039" calcext:value-type="percentage">
            <text:p>1.37%</text:p>
          </table:table-cell>
          <table:table-cell table:formula="of:=IF([.A197]=&quot;&quot;;&quot;&quot;;AVERAGE([.N184:.N197]))" office:value-type="percentage" office:value="0.0146561768431674" calcext:value-type="percentage">
            <text:p>1.47%</text:p>
          </table:table-cell>
        </table:table-row>
        <table:table-row table:style-name="ro1">
          <table:table-cell table:style-name="ce1" table:formula="of:=IF([$latest_newly_sick_table.A191]=&quot;&quot;;&quot;&quot;;[$latest_newly_sick_table.A191])" office:value-type="date" office:date-value="2022-05-23" calcext:value-type="date">
            <text:p>2022-05-23</text:p>
          </table:table-cell>
          <table:table-cell table:formula="of:=IF([.$A192]=&quot;&quot;;&quot;&quot;;[$latest_newly_sick_table.B191]*[.B$1])" office:value-type="float" office:value="10.6002884268717" calcext:value-type="float">
            <text:p>10.6002884268717</text:p>
          </table:table-cell>
          <table:table-cell table:formula="of:=IF([.$A192]=&quot;&quot;;&quot;&quot;;[$latest_newly_sick_table.C191]*[.C$1])" office:value-type="float" office:value="18.8172698662471" calcext:value-type="float">
            <text:p>18.8172698662471</text:p>
          </table:table-cell>
          <table:table-cell table:formula="of:=IF([.$A192]=&quot;&quot;;&quot;&quot;;[$latest_newly_sick_table.D191]*[.D$1])" office:value-type="float" office:value="28.2657693406559" calcext:value-type="float">
            <text:p>28.2657693406559</text:p>
          </table:table-cell>
          <table:table-cell table:formula="of:=IF([.$A192]=&quot;&quot;;&quot;&quot;;[$latest_newly_sick_table.E191]*[.E$1])" office:value-type="float" office:value="4.31994535519126" calcext:value-type="float">
            <text:p>4.31994535519126</text:p>
          </table:table-cell>
          <table:table-cell table:formula="of:=IF([.$A192]=&quot;&quot;;&quot;&quot;;[$latest_newly_sick_table.F191]*[.F$1])" office:value-type="float" office:value="12.8952440610996" calcext:value-type="float">
            <text:p>12.8952440610996</text:p>
          </table:table-cell>
          <table:table-cell table:formula="of:=IF([.$A192]=&quot;&quot;;&quot;&quot;;[$latest_newly_sick_table.G191]*[.G$1])" office:value-type="float" office:value="37.1005182639049" calcext:value-type="float">
            <text:p>37.1005182639049</text:p>
          </table:table-cell>
          <table:table-cell table:formula="of:=IF([.$A192]=&quot;&quot;;&quot;&quot;;[$latest_newly_sick_table.H191]*[.H$1])" office:value-type="float" office:value="19.5490386726468" calcext:value-type="float">
            <text:p>19.5490386726468</text:p>
          </table:table-cell>
          <table:table-cell table:formula="of:=IF([.$A192]=&quot;&quot;;&quot;&quot;;[$latest_newly_sick_table.I191]*[.I$1])" office:value-type="float" office:value="11.3092740243391" calcext:value-type="float">
            <text:p>11.3092740243391</text:p>
          </table:table-cell>
          <table:table-cell table:formula="of:=IF([.$A192]=&quot;&quot;;&quot;&quot;;[$latest_newly_sick_table.J191]*[.J$1])" office:value-type="float" office:value="11.9777295903417" calcext:value-type="float">
            <text:p>11.9777295903417</text:p>
          </table:table-cell>
          <table:table-cell table:formula="of:=IF([.$A192]=&quot;&quot;;&quot;&quot;;[$latest_newly_sick_table.K191]*[.K$1])" office:value-type="float" office:value="7.09120310478657" calcext:value-type="float">
            <text:p>7.09120310478657</text:p>
          </table:table-cell>
          <table:table-cell table:formula="of:=IF([.$A192]=&quot;&quot;;&quot;&quot;;[$latest_newly_sick_table.L191]*[.L$1])" office:value-type="float" office:value="13.7813177010323" calcext:value-type="float">
            <text:p>13.7813177010323</text:p>
          </table:table-cell>
          <table:table-cell/>
          <table:table-cell table:formula="of:=SUM([.B192:.J192])/[.N$1]" office:value-type="percentage" office:value="0.0150354513110602" calcext:value-type="percentage">
            <text:p>1.50%</text:p>
          </table:table-cell>
          <table:table-cell table:formula="of:=IF([.A198]=&quot;&quot;;&quot;&quot;;AVERAGE([.N185:.N198]))" office:value-type="percentage" office:value="0.0145524932065838" calcext:value-type="percentage">
            <text:p>1.46%</text:p>
          </table:table-cell>
        </table:table-row>
        <table:table-row table:style-name="ro1">
          <table:table-cell table:style-name="ce1" table:formula="of:=IF([$latest_newly_sick_table.A192]=&quot;&quot;;&quot;&quot;;[$latest_newly_sick_table.A192])" office:value-type="date" office:date-value="2022-05-24" calcext:value-type="date">
            <text:p>2022-05-24</text:p>
          </table:table-cell>
          <table:table-cell table:formula="of:=IF([.$A193]=&quot;&quot;;&quot;&quot;;[$latest_newly_sick_table.B192]*[.B$1])" office:value-type="float" office:value="10.2548911376878" calcext:value-type="float">
            <text:p>10.2548911376878</text:p>
          </table:table-cell>
          <table:table-cell table:formula="of:=IF([.$A193]=&quot;&quot;;&quot;&quot;;[$latest_newly_sick_table.C192]*[.C$1])" office:value-type="float" office:value="16.2079793128925" calcext:value-type="float">
            <text:p>16.2079793128925</text:p>
          </table:table-cell>
          <table:table-cell table:formula="of:=IF([.$A193]=&quot;&quot;;&quot;&quot;;[$latest_newly_sick_table.D192]*[.D$1])" office:value-type="float" office:value="27.0276127684575" calcext:value-type="float">
            <text:p>27.0276127684575</text:p>
          </table:table-cell>
          <table:table-cell table:formula="of:=IF([.$A193]=&quot;&quot;;&quot;&quot;;[$latest_newly_sick_table.E192]*[.E$1])" office:value-type="float" office:value="5.32679738562093" calcext:value-type="float">
            <text:p>5.32679738562093</text:p>
          </table:table-cell>
          <table:table-cell table:formula="of:=IF([.$A193]=&quot;&quot;;&quot;&quot;;[$latest_newly_sick_table.F192]*[.F$1])" office:value-type="float" office:value="13.236394891945" calcext:value-type="float">
            <text:p>13.236394891945</text:p>
          </table:table-cell>
          <table:table-cell table:formula="of:=IF([.$A193]=&quot;&quot;;&quot;&quot;;[$latest_newly_sick_table.G192]*[.G$1])" office:value-type="float" office:value="34.9379237825881" calcext:value-type="float">
            <text:p>34.9379237825881</text:p>
          </table:table-cell>
          <table:table-cell table:formula="of:=IF([.$A193]=&quot;&quot;;&quot;&quot;;[$latest_newly_sick_table.H192]*[.H$1])" office:value-type="float" office:value="19.8303625522145" calcext:value-type="float">
            <text:p>19.8303625522145</text:p>
          </table:table-cell>
          <table:table-cell table:formula="of:=IF([.$A193]=&quot;&quot;;&quot;&quot;;[$latest_newly_sick_table.I192]*[.I$1])" office:value-type="float" office:value="10.433349609375" calcext:value-type="float">
            <text:p>10.433349609375</text:p>
          </table:table-cell>
          <table:table-cell table:formula="of:=IF([.$A193]=&quot;&quot;;&quot;&quot;;[$latest_newly_sick_table.J192]*[.J$1])" office:value-type="float" office:value="12.5129440096328" calcext:value-type="float">
            <text:p>12.5129440096328</text:p>
          </table:table-cell>
          <table:table-cell table:formula="of:=IF([.$A193]=&quot;&quot;;&quot;&quot;;[$latest_newly_sick_table.K192]*[.K$1])" office:value-type="float" office:value="7.44217736646508" calcext:value-type="float">
            <text:p>7.44217736646508</text:p>
          </table:table-cell>
          <table:table-cell table:formula="of:=IF([.$A193]=&quot;&quot;;&quot;&quot;;[$latest_newly_sick_table.L192]*[.L$1])" office:value-type="float" office:value="13.4258853831294" calcext:value-type="float">
            <text:p>13.4258853831294</text:p>
          </table:table-cell>
          <table:table-cell/>
          <table:table-cell table:formula="of:=SUM([.B193:.J193])/[.N$1]" office:value-type="percentage" office:value="0.0145434312925242" calcext:value-type="percentage">
            <text:p>1.45%</text:p>
          </table:table-cell>
          <table:table-cell table:formula="of:=IF([.A199]=&quot;&quot;;&quot;&quot;;AVERAGE([.N186:.N199]))" office:value-type="percentage" office:value="0.0144069817540835" calcext:value-type="percentage">
            <text:p>1.44%</text:p>
          </table:table-cell>
        </table:table-row>
        <table:table-row table:style-name="ro1">
          <table:table-cell table:style-name="ce1" table:formula="of:=IF([$latest_newly_sick_table.A193]=&quot;&quot;;&quot;&quot;;[$latest_newly_sick_table.A193])" office:value-type="date" office:date-value="2022-05-25" calcext:value-type="date">
            <text:p>2022-05-25</text:p>
          </table:table-cell>
          <table:table-cell table:formula="of:=IF([.$A194]=&quot;&quot;;&quot;&quot;;[$latest_newly_sick_table.B193]*[.B$1])" office:value-type="float" office:value="10.4875222269912" calcext:value-type="float">
            <text:p>10.4875222269912</text:p>
          </table:table-cell>
          <table:table-cell table:formula="of:=IF([.$A194]=&quot;&quot;;&quot;&quot;;[$latest_newly_sick_table.C193]*[.C$1])" office:value-type="float" office:value="17.3600623601979" calcext:value-type="float">
            <text:p>17.3600623601979</text:p>
          </table:table-cell>
          <table:table-cell table:formula="of:=IF([.$A194]=&quot;&quot;;&quot;&quot;;[$latest_newly_sick_table.D193]*[.D$1])" office:value-type="float" office:value="25.7865283604771" calcext:value-type="float">
            <text:p>25.7865283604771</text:p>
          </table:table-cell>
          <table:table-cell table:formula="of:=IF([.$A194]=&quot;&quot;;&quot;&quot;;[$latest_newly_sick_table.E193]*[.E$1])" office:value-type="float" office:value="5.42643532233037" calcext:value-type="float">
            <text:p>5.42643532233037</text:p>
          </table:table-cell>
          <table:table-cell table:formula="of:=IF([.$A194]=&quot;&quot;;&quot;&quot;;[$latest_newly_sick_table.F193]*[.F$1])" office:value-type="float" office:value="14.4340929181809" calcext:value-type="float">
            <text:p>14.4340929181809</text:p>
          </table:table-cell>
          <table:table-cell table:formula="of:=IF([.$A194]=&quot;&quot;;&quot;&quot;;[$latest_newly_sick_table.G193]*[.G$1])" office:value-type="float" office:value="33.6142666716036" calcext:value-type="float">
            <text:p>33.6142666716036</text:p>
          </table:table-cell>
          <table:table-cell table:formula="of:=IF([.$A194]=&quot;&quot;;&quot;&quot;;[$latest_newly_sick_table.H193]*[.H$1])" office:value-type="float" office:value="20.9677232315423" calcext:value-type="float">
            <text:p>20.9677232315423</text:p>
          </table:table-cell>
          <table:table-cell table:formula="of:=IF([.$A194]=&quot;&quot;;&quot;&quot;;[$latest_newly_sick_table.I193]*[.I$1])" office:value-type="float" office:value="10.79107505071" calcext:value-type="float">
            <text:p>10.79107505071</text:p>
          </table:table-cell>
          <table:table-cell table:formula="of:=IF([.$A194]=&quot;&quot;;&quot;&quot;;[$latest_newly_sick_table.J193]*[.J$1])" office:value-type="float" office:value="13.3214757841605" calcext:value-type="float">
            <text:p>13.3214757841605</text:p>
          </table:table-cell>
          <table:table-cell table:formula="of:=IF([.$A194]=&quot;&quot;;&quot;&quot;;[$latest_newly_sick_table.K193]*[.K$1])" office:value-type="float" office:value="7.36034508184632" calcext:value-type="float">
            <text:p>7.36034508184632</text:p>
          </table:table-cell>
          <table:table-cell table:formula="of:=IF([.$A194]=&quot;&quot;;&quot;&quot;;[$latest_newly_sick_table.L193]*[.L$1])" office:value-type="float" office:value="14.7409467149508" calcext:value-type="float">
            <text:p>14.7409467149508</text:p>
          </table:table-cell>
          <table:table-cell/>
          <table:table-cell table:formula="of:=SUM([.B194:.J194])/[.N$1]" office:value-type="percentage" office:value="0.0147785183459112" calcext:value-type="percentage">
            <text:p>1.48%</text:p>
          </table:table-cell>
          <table:table-cell table:formula="of:=IF([.A200]=&quot;&quot;;&quot;&quot;;AVERAGE([.N187:.N200]))" office:value-type="percentage" office:value="0.0144217497256572" calcext:value-type="percentage">
            <text:p>1.44%</text:p>
          </table:table-cell>
        </table:table-row>
        <table:table-row table:style-name="ro1">
          <table:table-cell table:style-name="ce1" table:formula="of:=IF([$latest_newly_sick_table.A194]=&quot;&quot;;&quot;&quot;;[$latest_newly_sick_table.A194])" office:value-type="date" office:date-value="2022-05-26" calcext:value-type="date">
            <text:p>2022-05-26</text:p>
          </table:table-cell>
          <table:table-cell table:formula="of:=IF([.$A195]=&quot;&quot;;&quot;&quot;;[$latest_newly_sick_table.B194]*[.B$1])" office:value-type="float" office:value="10.2016437668612" calcext:value-type="float">
            <text:p>10.2016437668612</text:p>
          </table:table-cell>
          <table:table-cell table:formula="of:=IF([.$A195]=&quot;&quot;;&quot;&quot;;[$latest_newly_sick_table.C194]*[.C$1])" office:value-type="float" office:value="17.8514460087385" calcext:value-type="float">
            <text:p>17.8514460087385</text:p>
          </table:table-cell>
          <table:table-cell table:formula="of:=IF([.$A195]=&quot;&quot;;&quot;&quot;;[$latest_newly_sick_table.D194]*[.D$1])" office:value-type="float" office:value="25.0761914398462" calcext:value-type="float">
            <text:p>25.0761914398462</text:p>
          </table:table-cell>
          <table:table-cell table:formula="of:=IF([.$A195]=&quot;&quot;;&quot;&quot;;[$latest_newly_sick_table.E194]*[.E$1])" office:value-type="float" office:value="5.35258315640482" calcext:value-type="float">
            <text:p>5.35258315640482</text:p>
          </table:table-cell>
          <table:table-cell table:formula="of:=IF([.$A195]=&quot;&quot;;&quot;&quot;;[$latest_newly_sick_table.F194]*[.F$1])" office:value-type="float" office:value="14.5790150316456" calcext:value-type="float">
            <text:p>14.5790150316456</text:p>
          </table:table-cell>
          <table:table-cell table:formula="of:=IF([.$A195]=&quot;&quot;;&quot;&quot;;[$latest_newly_sick_table.G194]*[.G$1])" office:value-type="float" office:value="32.3534163835409" calcext:value-type="float">
            <text:p>32.3534163835409</text:p>
          </table:table-cell>
          <table:table-cell table:formula="of:=IF([.$A195]=&quot;&quot;;&quot;&quot;;[$latest_newly_sick_table.H194]*[.H$1])" office:value-type="float" office:value="20.5775901564238" calcext:value-type="float">
            <text:p>20.5775901564238</text:p>
          </table:table-cell>
          <table:table-cell table:formula="of:=IF([.$A195]=&quot;&quot;;&quot;&quot;;[$latest_newly_sick_table.I194]*[.I$1])" office:value-type="float" office:value="10.3737505432421" calcext:value-type="float">
            <text:p>10.3737505432421</text:p>
          </table:table-cell>
          <table:table-cell table:formula="of:=IF([.$A195]=&quot;&quot;;&quot;&quot;;[$latest_newly_sick_table.J194]*[.J$1])" office:value-type="float" office:value="12.5896593673966" calcext:value-type="float">
            <text:p>12.5896593673966</text:p>
          </table:table-cell>
          <table:table-cell table:formula="of:=IF([.$A195]=&quot;&quot;;&quot;&quot;;[$latest_newly_sick_table.K194]*[.K$1])" office:value-type="float" office:value="7.33492858745235" calcext:value-type="float">
            <text:p>7.33492858745235</text:p>
          </table:table-cell>
          <table:table-cell table:formula="of:=IF([.$A195]=&quot;&quot;;&quot;&quot;;[$latest_newly_sick_table.L194]*[.L$1])" office:value-type="float" office:value="13.7671838890723" calcext:value-type="float">
            <text:p>13.7671838890723</text:p>
          </table:table-cell>
          <table:table-cell/>
          <table:table-cell table:formula="of:=SUM([.B195:.J195])/[.N$1]" office:value-type="percentage" office:value="0.0144644878475529" calcext:value-type="percentage">
            <text:p>1.45%</text:p>
          </table:table-cell>
          <table:table-cell table:formula="of:=IF([.A201]=&quot;&quot;;&quot;&quot;;AVERAGE([.N188:.N201]))" office:value-type="percentage" office:value="0.0144795604579154" calcext:value-type="percentage">
            <text:p>1.45%</text:p>
          </table:table-cell>
        </table:table-row>
        <table:table-row table:style-name="ro1">
          <table:table-cell table:style-name="ce1" table:formula="of:=IF([$latest_newly_sick_table.A195]=&quot;&quot;;&quot;&quot;;[$latest_newly_sick_table.A195])" office:value-type="date" office:date-value="2022-05-27" calcext:value-type="date">
            <text:p>2022-05-27</text:p>
          </table:table-cell>
          <table:table-cell table:formula="of:=IF([.$A196]=&quot;&quot;;&quot;&quot;;[$latest_newly_sick_table.B195]*[.B$1])" office:value-type="float" office:value="11.1619621126584" calcext:value-type="float">
            <text:p>11.1619621126584</text:p>
          </table:table-cell>
          <table:table-cell table:formula="of:=IF([.$A196]=&quot;&quot;;&quot;&quot;;[$latest_newly_sick_table.C195]*[.C$1])" office:value-type="float" office:value="16.9278466741826" calcext:value-type="float">
            <text:p>16.9278466741826</text:p>
          </table:table-cell>
          <table:table-cell table:formula="of:=IF([.$A196]=&quot;&quot;;&quot;&quot;;[$latest_newly_sick_table.D195]*[.D$1])" office:value-type="float" office:value="24.4261485042735" calcext:value-type="float">
            <text:p>24.4261485042735</text:p>
          </table:table-cell>
          <table:table-cell table:formula="of:=IF([.$A196]=&quot;&quot;;&quot;&quot;;[$latest_newly_sick_table.E195]*[.E$1])" office:value-type="float" office:value="4.59284305438153" calcext:value-type="float">
            <text:p>4.59284305438153</text:p>
          </table:table-cell>
          <table:table-cell table:formula="of:=IF([.$A196]=&quot;&quot;;&quot;&quot;;[$latest_newly_sick_table.F195]*[.F$1])" office:value-type="float" office:value="12.4550713074698" calcext:value-type="float">
            <text:p>12.4550713074698</text:p>
          </table:table-cell>
          <table:table-cell table:formula="of:=IF([.$A196]=&quot;&quot;;&quot;&quot;;[$latest_newly_sick_table.G195]*[.G$1])" office:value-type="float" office:value="33.1809534530309" calcext:value-type="float">
            <text:p>33.1809534530309</text:p>
          </table:table-cell>
          <table:table-cell table:formula="of:=IF([.$A196]=&quot;&quot;;&quot;&quot;;[$latest_newly_sick_table.H195]*[.H$1])" office:value-type="float" office:value="17.782493900605" calcext:value-type="float">
            <text:p>17.782493900605</text:p>
          </table:table-cell>
          <table:table-cell table:formula="of:=IF([.$A196]=&quot;&quot;;&quot;&quot;;[$latest_newly_sick_table.I195]*[.I$1])" office:value-type="float" office:value="9.0089805211232" calcext:value-type="float">
            <text:p>9.0089805211232</text:p>
          </table:table-cell>
          <table:table-cell table:formula="of:=IF([.$A196]=&quot;&quot;;&quot;&quot;;[$latest_newly_sick_table.J195]*[.J$1])" office:value-type="float" office:value="11.8500273672687" calcext:value-type="float">
            <text:p>11.8500273672687</text:p>
          </table:table-cell>
          <table:table-cell table:formula="of:=IF([.$A196]=&quot;&quot;;&quot;&quot;;[$latest_newly_sick_table.K195]*[.K$1])" office:value-type="float" office:value="6.82505838921119" calcext:value-type="float">
            <text:p>6.82505838921119</text:p>
          </table:table-cell>
          <table:table-cell table:formula="of:=IF([.$A196]=&quot;&quot;;&quot;&quot;;[$latest_newly_sick_table.L195]*[.L$1])" office:value-type="float" office:value="13.0867993954925" calcext:value-type="float">
            <text:p>13.0867993954925</text:p>
          </table:table-cell>
          <table:table-cell/>
          <table:table-cell table:formula="of:=SUM([.B196:.J196])/[.N$1]" office:value-type="percentage" office:value="0.0137294937750042" calcext:value-type="percentage">
            <text:p>1.37%</text:p>
          </table:table-cell>
          <table:table-cell table:formula="of:=IF([.A202]=&quot;&quot;;&quot;&quot;;AVERAGE([.N189:.N202]))" office:value-type="percentage" office:value="0.014548206632018" calcext:value-type="percentage">
            <text:p>1.45%</text:p>
          </table:table-cell>
        </table:table-row>
        <table:table-row table:style-name="ro1">
          <table:table-cell table:style-name="ce1" table:formula="of:=IF([$latest_newly_sick_table.A196]=&quot;&quot;;&quot;&quot;;[$latest_newly_sick_table.A196])" office:value-type="date" office:date-value="2022-05-28" calcext:value-type="date">
            <text:p>2022-05-28</text:p>
          </table:table-cell>
          <table:table-cell table:formula="of:=IF([.$A197]=&quot;&quot;;&quot;&quot;;[$latest_newly_sick_table.B196]*[.B$1])" office:value-type="float" office:value="10.3261796854172" calcext:value-type="float">
            <text:p>10.3261796854172</text:p>
          </table:table-cell>
          <table:table-cell table:formula="of:=IF([.$A197]=&quot;&quot;;&quot;&quot;;[$latest_newly_sick_table.C196]*[.C$1])" office:value-type="float" office:value="18.6723188249271" calcext:value-type="float">
            <text:p>18.6723188249271</text:p>
          </table:table-cell>
          <table:table-cell table:formula="of:=IF([.$A197]=&quot;&quot;;&quot;&quot;;[$latest_newly_sick_table.D196]*[.D$1])" office:value-type="float" office:value="24.7095233001746" calcext:value-type="float">
            <text:p>24.7095233001746</text:p>
          </table:table-cell>
          <table:table-cell table:formula="of:=IF([.$A197]=&quot;&quot;;&quot;&quot;;[$latest_newly_sick_table.E196]*[.E$1])" office:value-type="float" office:value="5.25410453381534" calcext:value-type="float">
            <text:p>5.25410453381534</text:p>
          </table:table-cell>
          <table:table-cell table:formula="of:=IF([.$A197]=&quot;&quot;;&quot;&quot;;[$latest_newly_sick_table.F196]*[.F$1])" office:value-type="float" office:value="12.0223388868056" calcext:value-type="float">
            <text:p>12.0223388868056</text:p>
          </table:table-cell>
          <table:table-cell table:formula="of:=IF([.$A197]=&quot;&quot;;&quot;&quot;;[$latest_newly_sick_table.G196]*[.G$1])" office:value-type="float" office:value="32.6146916146917" calcext:value-type="float">
            <text:p>32.6146916146917</text:p>
          </table:table-cell>
          <table:table-cell table:formula="of:=IF([.$A197]=&quot;&quot;;&quot;&quot;;[$latest_newly_sick_table.H196]*[.H$1])" office:value-type="float" office:value="17.3811912668692" calcext:value-type="float">
            <text:p>17.3811912668692</text:p>
          </table:table-cell>
          <table:table-cell table:formula="of:=IF([.$A197]=&quot;&quot;;&quot;&quot;;[$latest_newly_sick_table.I196]*[.I$1])" office:value-type="float" office:value="10.3832868340641" calcext:value-type="float">
            <text:p>10.3832868340641</text:p>
          </table:table-cell>
          <table:table-cell table:formula="of:=IF([.$A197]=&quot;&quot;;&quot;&quot;;[$latest_newly_sick_table.J196]*[.J$1])" office:value-type="float" office:value="12.4376550463507" calcext:value-type="float">
            <text:p>12.4376550463507</text:p>
          </table:table-cell>
          <table:table-cell table:formula="of:=IF([.$A197]=&quot;&quot;;&quot;&quot;;[$latest_newly_sick_table.K196]*[.K$1])" office:value-type="float" office:value="5.47639176902217" calcext:value-type="float">
            <text:p>5.47639176902217</text:p>
          </table:table-cell>
          <table:table-cell table:formula="of:=IF([.$A197]=&quot;&quot;;&quot;&quot;;[$latest_newly_sick_table.L196]*[.L$1])" office:value-type="float" office:value="12.5589098532495" calcext:value-type="float">
            <text:p>12.5589098532495</text:p>
          </table:table-cell>
          <table:table-cell/>
          <table:table-cell table:formula="of:=SUM([.B197:.J197])/[.N$1]" office:value-type="percentage" office:value="0.0139640017472437" calcext:value-type="percentage">
            <text:p>1.40%</text:p>
          </table:table-cell>
          <table:table-cell table:formula="of:=IF([.A203]=&quot;&quot;;&quot;&quot;;AVERAGE([.N190:.N203]))" office:value-type="percentage" office:value="0.0146721470431198" calcext:value-type="percentage">
            <text:p>1.47%</text:p>
          </table:table-cell>
        </table:table-row>
        <table:table-row table:style-name="ro1">
          <table:table-cell table:style-name="ce1" table:formula="of:=IF([$latest_newly_sick_table.A197]=&quot;&quot;;&quot;&quot;;[$latest_newly_sick_table.A197])" office:value-type="date" office:date-value="2022-05-29" calcext:value-type="date">
            <text:p>2022-05-29</text:p>
          </table:table-cell>
          <table:table-cell table:formula="of:=IF([.$A198]=&quot;&quot;;&quot;&quot;;[$latest_newly_sick_table.B197]*[.B$1])" office:value-type="float" office:value="12.2364394087387" calcext:value-type="float">
            <text:p>12.2364394087387</text:p>
          </table:table-cell>
          <table:table-cell table:formula="of:=IF([.$A198]=&quot;&quot;;&quot;&quot;;[$latest_newly_sick_table.C197]*[.C$1])" office:value-type="float" office:value="18.3018147086914" calcext:value-type="float">
            <text:p>18.3018147086914</text:p>
          </table:table-cell>
          <table:table-cell table:formula="of:=IF([.$A198]=&quot;&quot;;&quot;&quot;;[$latest_newly_sick_table.D197]*[.D$1])" office:value-type="float" office:value="28.321401158328" calcext:value-type="float">
            <text:p>28.321401158328</text:p>
          </table:table-cell>
          <table:table-cell table:formula="of:=IF([.$A198]=&quot;&quot;;&quot;&quot;;[$latest_newly_sick_table.E197]*[.E$1])" office:value-type="float" office:value="4.8149435273675" calcext:value-type="float">
            <text:p>4.8149435273675</text:p>
          </table:table-cell>
          <table:table-cell table:formula="of:=IF([.$A198]=&quot;&quot;;&quot;&quot;;[$latest_newly_sick_table.F197]*[.F$1])" office:value-type="float" office:value="14.4684875032208" calcext:value-type="float">
            <text:p>14.4684875032208</text:p>
          </table:table-cell>
          <table:table-cell table:formula="of:=IF([.$A198]=&quot;&quot;;&quot;&quot;;[$latest_newly_sick_table.G197]*[.G$1])" office:value-type="float" office:value="38.7612729507718" calcext:value-type="float">
            <text:p>38.7612729507718</text:p>
          </table:table-cell>
          <table:table-cell table:formula="of:=IF([.$A198]=&quot;&quot;;&quot;&quot;;[$latest_newly_sick_table.H197]*[.H$1])" office:value-type="float" office:value="20.257022088901" calcext:value-type="float">
            <text:p>20.257022088901</text:p>
          </table:table-cell>
          <table:table-cell table:formula="of:=IF([.$A198]=&quot;&quot;;&quot;&quot;;[$latest_newly_sick_table.I197]*[.I$1])" office:value-type="float" office:value="10.890308283908" calcext:value-type="float">
            <text:p>10.890308283908</text:p>
          </table:table-cell>
          <table:table-cell table:formula="of:=IF([.$A198]=&quot;&quot;;&quot;&quot;;[$latest_newly_sick_table.J197]*[.J$1])" office:value-type="float" office:value="13.2948077883175" calcext:value-type="float">
            <text:p>13.2948077883175</text:p>
          </table:table-cell>
          <table:table-cell table:formula="of:=IF([.$A198]=&quot;&quot;;&quot;&quot;;[$latest_newly_sick_table.K197]*[.K$1])" office:value-type="float" office:value="7.62693414197965" calcext:value-type="float">
            <text:p>7.62693414197965</text:p>
          </table:table-cell>
          <table:table-cell table:formula="of:=IF([.$A198]=&quot;&quot;;&quot;&quot;;[$latest_newly_sick_table.L197]*[.L$1])" office:value-type="float" office:value="12.8599525735807" calcext:value-type="float">
            <text:p>12.8599525735807</text:p>
          </table:table-cell>
          <table:table-cell/>
          <table:table-cell table:formula="of:=SUM([.B198:.J198])/[.N$1]" office:value-type="percentage" office:value="0.0156677507689109" calcext:value-type="percentage">
            <text:p>1.57%</text:p>
          </table:table-cell>
          <table:table-cell table:formula="of:=IF([.A204]=&quot;&quot;;&quot;&quot;;AVERAGE([.N191:.N204]))" office:value-type="percentage" office:value="0.0149396304256596" calcext:value-type="percentage">
            <text:p>1.49%</text:p>
          </table:table-cell>
        </table:table-row>
        <table:table-row table:style-name="ro1">
          <table:table-cell table:style-name="ce1" table:formula="of:=IF([$latest_newly_sick_table.A198]=&quot;&quot;;&quot;&quot;;[$latest_newly_sick_table.A198])" office:value-type="date" office:date-value="2022-05-30" calcext:value-type="date">
            <text:p>2022-05-30</text:p>
          </table:table-cell>
          <table:table-cell table:formula="of:=IF([.$A199]=&quot;&quot;;&quot;&quot;;[$latest_newly_sick_table.B198]*[.B$1])" office:value-type="float" office:value="10.5155188828943" calcext:value-type="float">
            <text:p>10.5155188828943</text:p>
          </table:table-cell>
          <table:table-cell table:formula="of:=IF([.$A199]=&quot;&quot;;&quot;&quot;;[$latest_newly_sick_table.C198]*[.C$1])" office:value-type="float" office:value="18.5221800188173" calcext:value-type="float">
            <text:p>18.5221800188173</text:p>
          </table:table-cell>
          <table:table-cell table:formula="of:=IF([.$A199]=&quot;&quot;;&quot;&quot;;[$latest_newly_sick_table.D198]*[.D$1])" office:value-type="float" office:value="28.156083145841" calcext:value-type="float">
            <text:p>28.156083145841</text:p>
          </table:table-cell>
          <table:table-cell table:formula="of:=IF([.$A199]=&quot;&quot;;&quot;&quot;;[$latest_newly_sick_table.E198]*[.E$1])" office:value-type="float" office:value="5.17167138810198" calcext:value-type="float">
            <text:p>5.17167138810198</text:p>
          </table:table-cell>
          <table:table-cell table:formula="of:=IF([.$A199]=&quot;&quot;;&quot;&quot;;[$latest_newly_sick_table.F198]*[.F$1])" office:value-type="float" office:value="13.8840835688333" calcext:value-type="float">
            <text:p>13.8840835688333</text:p>
          </table:table-cell>
          <table:table-cell table:formula="of:=IF([.$A199]=&quot;&quot;;&quot;&quot;;[$latest_newly_sick_table.G198]*[.G$1])" office:value-type="float" office:value="37.4187485890587" calcext:value-type="float">
            <text:p>37.4187485890587</text:p>
          </table:table-cell>
          <table:table-cell table:formula="of:=IF([.$A199]=&quot;&quot;;&quot;&quot;;[$latest_newly_sick_table.H198]*[.H$1])" office:value-type="float" office:value="20.7072220557386" calcext:value-type="float">
            <text:p>20.7072220557386</text:p>
          </table:table-cell>
          <table:table-cell table:formula="of:=IF([.$A199]=&quot;&quot;;&quot;&quot;;[$latest_newly_sick_table.I198]*[.I$1])" office:value-type="float" office:value="10.8532962518172" calcext:value-type="float">
            <text:p>10.8532962518172</text:p>
          </table:table-cell>
          <table:table-cell table:formula="of:=IF([.$A199]=&quot;&quot;;&quot;&quot;;[$latest_newly_sick_table.J198]*[.J$1])" office:value-type="float" office:value="13.4696913807943" calcext:value-type="float">
            <text:p>13.4696913807943</text:p>
          </table:table-cell>
          <table:table-cell table:formula="of:=IF([.$A199]=&quot;&quot;;&quot;&quot;;[$latest_newly_sick_table.K198]*[.K$1])" office:value-type="float" office:value="7.40417615793469" calcext:value-type="float">
            <text:p>7.40417615793469</text:p>
          </table:table-cell>
          <table:table-cell table:formula="of:=IF([.$A199]=&quot;&quot;;&quot;&quot;;[$latest_newly_sick_table.L198]*[.L$1])" office:value-type="float" office:value="15.5208112407211" calcext:value-type="float">
            <text:p>15.5208112407211</text:p>
          </table:table-cell>
          <table:table-cell/>
          <table:table-cell table:formula="of:=SUM([.B199:.J199])/[.N$1]" office:value-type="percentage" office:value="0.015410613253243" calcext:value-type="percentage">
            <text:p>1.54%</text:p>
          </table:table-cell>
          <table:table-cell table:formula="of:=IF([.A205]=&quot;&quot;;&quot;&quot;;AVERAGE([.N192:.N205]))" office:value-type="percentage" office:value="0.0152335604476544" calcext:value-type="percentage">
            <text:p>1.52%</text:p>
          </table:table-cell>
        </table:table-row>
        <table:table-row table:style-name="ro1">
          <table:table-cell table:style-name="ce1" table:formula="of:=IF([$latest_newly_sick_table.A199]=&quot;&quot;;&quot;&quot;;[$latest_newly_sick_table.A199])" office:value-type="date" office:date-value="2022-05-31" calcext:value-type="date">
            <text:p>2022-05-31</text:p>
          </table:table-cell>
          <table:table-cell table:formula="of:=IF([.$A200]=&quot;&quot;;&quot;&quot;;[$latest_newly_sick_table.B199]*[.B$1])" office:value-type="float" office:value="12.1917012448133" calcext:value-type="float">
            <text:p>12.1917012448133</text:p>
          </table:table-cell>
          <table:table-cell table:formula="of:=IF([.$A200]=&quot;&quot;;&quot;&quot;;[$latest_newly_sick_table.C199]*[.C$1])" office:value-type="float" office:value="17.490068994355" calcext:value-type="float">
            <text:p>17.490068994355</text:p>
          </table:table-cell>
          <table:table-cell table:formula="of:=IF([.$A200]=&quot;&quot;;&quot;&quot;;[$latest_newly_sick_table.D199]*[.D$1])" office:value-type="float" office:value="28.7186384847654" calcext:value-type="float">
            <text:p>28.7186384847654</text:p>
          </table:table-cell>
          <table:table-cell table:formula="of:=IF([.$A200]=&quot;&quot;;&quot;&quot;;[$latest_newly_sick_table.E199]*[.E$1])" office:value-type="float" office:value="4.85652299681804" calcext:value-type="float">
            <text:p>4.85652299681804</text:p>
          </table:table-cell>
          <table:table-cell table:formula="of:=IF([.$A200]=&quot;&quot;;&quot;&quot;;[$latest_newly_sick_table.F199]*[.F$1])" office:value-type="float" office:value="13.9992367577469" calcext:value-type="float">
            <text:p>13.9992367577469</text:p>
          </table:table-cell>
          <table:table-cell table:formula="of:=IF([.$A200]=&quot;&quot;;&quot;&quot;;[$latest_newly_sick_table.G199]*[.G$1])" office:value-type="float" office:value="39.8229975903613" calcext:value-type="float">
            <text:p>39.8229975903613</text:p>
          </table:table-cell>
          <table:table-cell table:formula="of:=IF([.$A200]=&quot;&quot;;&quot;&quot;;[$latest_newly_sick_table.H199]*[.H$1])" office:value-type="float" office:value="21.1656400417381" calcext:value-type="float">
            <text:p>21.1656400417381</text:p>
          </table:table-cell>
          <table:table-cell table:formula="of:=IF([.$A200]=&quot;&quot;;&quot;&quot;;[$latest_newly_sick_table.I199]*[.I$1])" office:value-type="float" office:value="10.7985399590164" calcext:value-type="float">
            <text:p>10.7985399590164</text:p>
          </table:table-cell>
          <table:table-cell table:formula="of:=IF([.$A200]=&quot;&quot;;&quot;&quot;;[$latest_newly_sick_table.J199]*[.J$1])" office:value-type="float" office:value="14.20287164253" calcext:value-type="float">
            <text:p>14.20287164253</text:p>
          </table:table-cell>
          <table:table-cell table:formula="of:=IF([.$A200]=&quot;&quot;;&quot;&quot;;[$latest_newly_sick_table.K199]*[.K$1])" office:value-type="float" office:value="7.62786810515122" calcext:value-type="float">
            <text:p>7.62786810515122</text:p>
          </table:table-cell>
          <table:table-cell table:formula="of:=IF([.$A200]=&quot;&quot;;&quot;&quot;;[$latest_newly_sick_table.L199]*[.L$1])" office:value-type="float" office:value="15.0713703099511" calcext:value-type="float">
            <text:p>15.0713703099511</text:p>
          </table:table-cell>
          <table:table-cell/>
          <table:table-cell table:formula="of:=SUM([.B200:.J200])/[.N$1]" office:value-type="percentage" office:value="0.0158522254527233" calcext:value-type="percentage">
            <text:p>1.59%</text:p>
          </table:table-cell>
          <table:table-cell table:formula="of:=IF([.A206]=&quot;&quot;;&quot;&quot;;AVERAGE([.N193:.N206]))" office:value-type="percentage" office:value="0.0155160342198538" calcext:value-type="percentage">
            <text:p>1.55%</text:p>
          </table:table-cell>
        </table:table-row>
        <table:table-row table:style-name="ro1">
          <table:table-cell table:style-name="ce1" table:formula="of:=IF([$latest_newly_sick_table.A200]=&quot;&quot;;&quot;&quot;;[$latest_newly_sick_table.A200])" office:value-type="date" office:date-value="2022-06-01" calcext:value-type="date">
            <text:p>2022-06-01</text:p>
          </table:table-cell>
          <table:table-cell table:formula="of:=IF([.$A201]=&quot;&quot;;&quot;&quot;;[$latest_newly_sick_table.B200]*[.B$1])" office:value-type="float" office:value="10.9978757302177" calcext:value-type="float">
            <text:p>10.9978757302177</text:p>
          </table:table-cell>
          <table:table-cell table:formula="of:=IF([.$A201]=&quot;&quot;;&quot;&quot;;[$latest_newly_sick_table.C200]*[.C$1])" office:value-type="float" office:value="18.8108638743455" calcext:value-type="float">
            <text:p>18.8108638743455</text:p>
          </table:table-cell>
          <table:table-cell table:formula="of:=IF([.$A201]=&quot;&quot;;&quot;&quot;;[$latest_newly_sick_table.D200]*[.D$1])" office:value-type="float" office:value="27.7888849557523" calcext:value-type="float">
            <text:p>27.7888849557523</text:p>
          </table:table-cell>
          <table:table-cell table:formula="of:=IF([.$A201]=&quot;&quot;;&quot;&quot;;[$latest_newly_sick_table.E200]*[.E$1])" office:value-type="float" office:value="3.95477010633517" calcext:value-type="float">
            <text:p>3.95477010633517</text:p>
          </table:table-cell>
          <table:table-cell table:formula="of:=IF([.$A201]=&quot;&quot;;&quot;&quot;;[$latest_newly_sick_table.F200]*[.F$1])" office:value-type="float" office:value="13.9595128894512" calcext:value-type="float">
            <text:p>13.9595128894512</text:p>
          </table:table-cell>
          <table:table-cell table:formula="of:=IF([.$A201]=&quot;&quot;;&quot;&quot;;[$latest_newly_sick_table.G200]*[.G$1])" office:value-type="float" office:value="38.4757542566962" calcext:value-type="float">
            <text:p>38.4757542566962</text:p>
          </table:table-cell>
          <table:table-cell table:formula="of:=IF([.$A201]=&quot;&quot;;&quot;&quot;;[$latest_newly_sick_table.H200]*[.H$1])" office:value-type="float" office:value="21.6812973735236" calcext:value-type="float">
            <text:p>21.6812973735236</text:p>
          </table:table-cell>
          <table:table-cell table:formula="of:=IF([.$A201]=&quot;&quot;;&quot;&quot;;[$latest_newly_sick_table.I200]*[.I$1])" office:value-type="float" office:value="11.047054952287" calcext:value-type="float">
            <text:p>11.047054952287</text:p>
          </table:table-cell>
          <table:table-cell table:formula="of:=IF([.$A201]=&quot;&quot;;&quot;&quot;;[$latest_newly_sick_table.J200]*[.J$1])" office:value-type="float" office:value="11.6360611683409" calcext:value-type="float">
            <text:p>11.6360611683409</text:p>
          </table:table-cell>
          <table:table-cell table:formula="of:=IF([.$A201]=&quot;&quot;;&quot;&quot;;[$latest_newly_sick_table.K200]*[.K$1])" office:value-type="float" office:value="6.70823379519033" calcext:value-type="float">
            <text:p>6.70823379519033</text:p>
          </table:table-cell>
          <table:table-cell table:formula="of:=IF([.$A201]=&quot;&quot;;&quot;&quot;;[$latest_newly_sick_table.L200]*[.L$1])" office:value-type="float" office:value="14.9458609849808" calcext:value-type="float">
            <text:p>14.9458609849808</text:p>
          </table:table-cell>
          <table:table-cell/>
          <table:table-cell table:formula="of:=SUM([.B201:.J201])/[.N$1]" office:value-type="percentage" office:value="0.0153769737140172" calcext:value-type="percentage">
            <text:p>1.54%</text:p>
          </table:table-cell>
          <table:table-cell table:formula="of:=IF([.A207]=&quot;&quot;;&quot;&quot;;AVERAGE([.N194:.N207]))" office:value-type="percentage" office:value="0.0158596818095999" calcext:value-type="percentage">
            <text:p>1.59%</text:p>
          </table:table-cell>
        </table:table-row>
        <table:table-row table:style-name="ro1">
          <table:table-cell table:style-name="ce1" table:formula="of:=IF([$latest_newly_sick_table.A201]=&quot;&quot;;&quot;&quot;;[$latest_newly_sick_table.A201])" office:value-type="date" office:date-value="2022-06-02" calcext:value-type="date">
            <text:p>2022-06-02</text:p>
          </table:table-cell>
          <table:table-cell table:formula="of:=IF([.$A202]=&quot;&quot;;&quot;&quot;;[$latest_newly_sick_table.B201]*[.B$1])" office:value-type="float" office:value="10.7406170031277" calcext:value-type="float">
            <text:p>10.7406170031277</text:p>
          </table:table-cell>
          <table:table-cell table:formula="of:=IF([.$A202]=&quot;&quot;;&quot;&quot;;[$latest_newly_sick_table.C201]*[.C$1])" office:value-type="float" office:value="17.9204443227598" calcext:value-type="float">
            <text:p>17.9204443227598</text:p>
          </table:table-cell>
          <table:table-cell table:formula="of:=IF([.$A202]=&quot;&quot;;&quot;&quot;;[$latest_newly_sick_table.D201]*[.D$1])" office:value-type="float" office:value="27.2641992284481" calcext:value-type="float">
            <text:p>27.2641992284481</text:p>
          </table:table-cell>
          <table:table-cell table:formula="of:=IF([.$A202]=&quot;&quot;;&quot;&quot;;[$latest_newly_sick_table.E201]*[.E$1])" office:value-type="float" office:value="4.4431061806656" calcext:value-type="float">
            <text:p>4.4431061806656</text:p>
          </table:table-cell>
          <table:table-cell table:formula="of:=IF([.$A202]=&quot;&quot;;&quot;&quot;;[$latest_newly_sick_table.F201]*[.F$1])" office:value-type="float" office:value="13.3869653767821" calcext:value-type="float">
            <text:p>13.3869653767821</text:p>
          </table:table-cell>
          <table:table-cell table:formula="of:=IF([.$A202]=&quot;&quot;;&quot;&quot;;[$latest_newly_sick_table.G201]*[.G$1])" office:value-type="float" office:value="34.2019177498402" calcext:value-type="float">
            <text:p>34.2019177498402</text:p>
          </table:table-cell>
          <table:table-cell table:formula="of:=IF([.$A202]=&quot;&quot;;&quot;&quot;;[$latest_newly_sick_table.H201]*[.H$1])" office:value-type="float" office:value="19.418961844613" calcext:value-type="float">
            <text:p>19.418961844613</text:p>
          </table:table-cell>
          <table:table-cell table:formula="of:=IF([.$A202]=&quot;&quot;;&quot;&quot;;[$latest_newly_sick_table.I201]*[.I$1])" office:value-type="float" office:value="10.8573655494934" calcext:value-type="float">
            <text:p>10.8573655494934</text:p>
          </table:table-cell>
          <table:table-cell table:formula="of:=IF([.$A202]=&quot;&quot;;&quot;&quot;;[$latest_newly_sick_table.J201]*[.J$1])" office:value-type="float" office:value="12.7597313596491" calcext:value-type="float">
            <text:p>12.7597313596491</text:p>
          </table:table-cell>
          <table:table-cell table:formula="of:=IF([.$A202]=&quot;&quot;;&quot;&quot;;[$latest_newly_sick_table.K201]*[.K$1])" office:value-type="float" office:value="7.35248945147681" calcext:value-type="float">
            <text:p>7.35248945147681</text:p>
          </table:table-cell>
          <table:table-cell table:formula="of:=IF([.$A202]=&quot;&quot;;&quot;&quot;;[$latest_newly_sick_table.L201]*[.L$1])" office:value-type="float" office:value="13.4029301332548" calcext:value-type="float">
            <text:p>13.4029301332548</text:p>
          </table:table-cell>
          <table:table-cell/>
          <table:table-cell table:formula="of:=SUM([.B202:.J202])/[.N$1]" office:value-type="percentage" office:value="0.0146623915920935" calcext:value-type="percentage">
            <text:p>1.47%</text:p>
          </table:table-cell>
          <table:table-cell table:formula="of:=IF([.A208]=&quot;&quot;;&quot;&quot;;AVERAGE([.N195:.N208]))" office:value-type="percentage" office:value="0.0161740300135794" calcext:value-type="percentage">
            <text:p>1.62%</text:p>
          </table:table-cell>
        </table:table-row>
        <table:table-row table:style-name="ro1">
          <table:table-cell table:style-name="ce1" table:formula="of:=IF([$latest_newly_sick_table.A202]=&quot;&quot;;&quot;&quot;;[$latest_newly_sick_table.A202])" office:value-type="date" office:date-value="2022-06-03" calcext:value-type="date">
            <text:p>2022-06-03</text:p>
          </table:table-cell>
          <table:table-cell table:formula="of:=IF([.$A203]=&quot;&quot;;&quot;&quot;;[$latest_newly_sick_table.B202]*[.B$1])" office:value-type="float" office:value="11.7708961359277" calcext:value-type="float">
            <text:p>11.7708961359277</text:p>
          </table:table-cell>
          <table:table-cell table:formula="of:=IF([.$A203]=&quot;&quot;;&quot;&quot;;[$latest_newly_sick_table.C202]*[.C$1])" office:value-type="float" office:value="17.9752718946765" calcext:value-type="float">
            <text:p>17.9752718946765</text:p>
          </table:table-cell>
          <table:table-cell table:formula="of:=IF([.$A203]=&quot;&quot;;&quot;&quot;;[$latest_newly_sick_table.D202]*[.D$1])" office:value-type="float" office:value="27.8260413937647" calcext:value-type="float">
            <text:p>27.8260413937647</text:p>
          </table:table-cell>
          <table:table-cell table:formula="of:=IF([.$A203]=&quot;&quot;;&quot;&quot;;[$latest_newly_sick_table.E202]*[.E$1])" office:value-type="float" office:value="5.36100234925608" calcext:value-type="float">
            <text:p>5.36100234925608</text:p>
          </table:table-cell>
          <table:table-cell table:formula="of:=IF([.$A203]=&quot;&quot;;&quot;&quot;;[$latest_newly_sick_table.F202]*[.F$1])" office:value-type="float" office:value="13.6924821775762" calcext:value-type="float">
            <text:p>13.6924821775762</text:p>
          </table:table-cell>
          <table:table-cell table:formula="of:=IF([.$A203]=&quot;&quot;;&quot;&quot;;[$latest_newly_sick_table.G202]*[.G$1])" office:value-type="float" office:value="39.2567079409493" calcext:value-type="float">
            <text:p>39.2567079409493</text:p>
          </table:table-cell>
          <table:table-cell table:formula="of:=IF([.$A203]=&quot;&quot;;&quot;&quot;;[$latest_newly_sick_table.H202]*[.H$1])" office:value-type="float" office:value="20.3101888994238" calcext:value-type="float">
            <text:p>20.3101888994238</text:p>
          </table:table-cell>
          <table:table-cell table:formula="of:=IF([.$A203]=&quot;&quot;;&quot;&quot;;[$latest_newly_sick_table.I202]*[.I$1])" office:value-type="float" office:value="9.8431453841902" calcext:value-type="float">
            <text:p>9.8431453841902</text:p>
          </table:table-cell>
          <table:table-cell table:formula="of:=IF([.$A203]=&quot;&quot;;&quot;&quot;;[$latest_newly_sick_table.J202]*[.J$1])" office:value-type="float" office:value="12.3317288407541" calcext:value-type="float">
            <text:p>12.3317288407541</text:p>
          </table:table-cell>
          <table:table-cell table:formula="of:=IF([.$A203]=&quot;&quot;;&quot;&quot;;[$latest_newly_sick_table.K202]*[.K$1])" office:value-type="float" office:value="6.56763444407786" calcext:value-type="float">
            <text:p>6.56763444407786</text:p>
          </table:table-cell>
          <table:table-cell table:formula="of:=IF([.$A203]=&quot;&quot;;&quot;&quot;;[$latest_newly_sick_table.L202]*[.L$1])" office:value-type="float" office:value="15.1650301840134" calcext:value-type="float">
            <text:p>15.1650301840134</text:p>
          </table:table-cell>
          <table:table-cell/>
          <table:table-cell table:formula="of:=SUM([.B203:.J203])/[.N$1]" office:value-type="percentage" office:value="0.0153784681507592" calcext:value-type="percentage">
            <text:p>1.54%</text:p>
          </table:table-cell>
          <table:table-cell table:formula="of:=IF([.A209]=&quot;&quot;;&quot;&quot;;AVERAGE([.N196:.N209]))" office:value-type="percentage" office:value="0.0165229582722359" calcext:value-type="percentage">
            <text:p>1.65%</text:p>
          </table:table-cell>
        </table:table-row>
        <table:table-row table:style-name="ro1">
          <table:table-cell table:style-name="ce1" table:formula="of:=IF([$latest_newly_sick_table.A203]=&quot;&quot;;&quot;&quot;;[$latest_newly_sick_table.A203])" office:value-type="date" office:date-value="2022-06-04" calcext:value-type="date">
            <text:p>2022-06-04</text:p>
          </table:table-cell>
          <table:table-cell table:formula="of:=IF([.$A204]=&quot;&quot;;&quot;&quot;;[$latest_newly_sick_table.B203]*[.B$1])" office:value-type="float" office:value="12.5311180339218" calcext:value-type="float">
            <text:p>12.5311180339218</text:p>
          </table:table-cell>
          <table:table-cell table:formula="of:=IF([.$A204]=&quot;&quot;;&quot;&quot;;[$latest_newly_sick_table.C203]*[.C$1])" office:value-type="float" office:value="21.7887740029543" calcext:value-type="float">
            <text:p>21.7887740029543</text:p>
          </table:table-cell>
          <table:table-cell table:formula="of:=IF([.$A204]=&quot;&quot;;&quot;&quot;;[$latest_newly_sick_table.D203]*[.D$1])" office:value-type="float" office:value="29.0472440944881" calcext:value-type="float">
            <text:p>29.0472440944881</text:p>
          </table:table-cell>
          <table:table-cell table:formula="of:=IF([.$A204]=&quot;&quot;;&quot;&quot;;[$latest_newly_sick_table.E203]*[.E$1])" office:value-type="float" office:value="4.37618445988628" calcext:value-type="float">
            <text:p>4.37618445988628</text:p>
          </table:table-cell>
          <table:table-cell table:formula="of:=IF([.$A204]=&quot;&quot;;&quot;&quot;;[$latest_newly_sick_table.F203]*[.F$1])" office:value-type="float" office:value="14.8097315436242" calcext:value-type="float">
            <text:p>14.8097315436242</text:p>
          </table:table-cell>
          <table:table-cell table:formula="of:=IF([.$A204]=&quot;&quot;;&quot;&quot;;[$latest_newly_sick_table.G203]*[.G$1])" office:value-type="float" office:value="42.4359461861167" calcext:value-type="float">
            <text:p>42.4359461861167</text:p>
          </table:table-cell>
          <table:table-cell table:formula="of:=IF([.$A204]=&quot;&quot;;&quot;&quot;;[$latest_newly_sick_table.H203]*[.H$1])" office:value-type="float" office:value="22.1466383377147" calcext:value-type="float">
            <text:p>22.1466383377147</text:p>
          </table:table-cell>
          <table:table-cell table:formula="of:=IF([.$A204]=&quot;&quot;;&quot;&quot;;[$latest_newly_sick_table.I203]*[.I$1])" office:value-type="float" office:value="11.1812342920972" calcext:value-type="float">
            <text:p>11.1812342920972</text:p>
          </table:table-cell>
          <table:table-cell table:formula="of:=IF([.$A204]=&quot;&quot;;&quot;&quot;;[$latest_newly_sick_table.J203]*[.J$1])" office:value-type="float" office:value="12.7780013413816" calcext:value-type="float">
            <text:p>12.7780013413816</text:p>
          </table:table-cell>
          <table:table-cell table:formula="of:=IF([.$A204]=&quot;&quot;;&quot;&quot;;[$latest_newly_sick_table.K203]*[.K$1])" office:value-type="float" office:value="8.55129779742899" calcext:value-type="float">
            <text:p>8.55129779742899</text:p>
          </table:table-cell>
          <table:table-cell table:formula="of:=IF([.$A204]=&quot;&quot;;&quot;&quot;;[$latest_newly_sick_table.L203]*[.L$1])" office:value-type="float" office:value="12.6314250538627" calcext:value-type="float">
            <text:p>12.6314250538627</text:p>
          </table:table-cell>
          <table:table-cell/>
          <table:table-cell table:formula="of:=SUM([.B204:.J204])/[.N$1]" office:value-type="percentage" office:value="0.0166143787426864" calcext:value-type="percentage">
            <text:p>1.66%</text:p>
          </table:table-cell>
          <table:table-cell table:formula="of:=IF([.A210]=&quot;&quot;;&quot;&quot;;AVERAGE([.N197:.N210]))" office:value-type="percentage" office:value="0.0167926162573495" calcext:value-type="percentage">
            <text:p>1.68%</text:p>
          </table:table-cell>
        </table:table-row>
        <table:table-row table:style-name="ro1">
          <table:table-cell table:style-name="ce1" table:formula="of:=IF([$latest_newly_sick_table.A204]=&quot;&quot;;&quot;&quot;;[$latest_newly_sick_table.A204])" office:value-type="date" office:date-value="2022-06-05" calcext:value-type="date">
            <text:p>2022-06-05</text:p>
          </table:table-cell>
          <table:table-cell table:formula="of:=IF([.$A205]=&quot;&quot;;&quot;&quot;;[$latest_newly_sick_table.B204]*[.B$1])" office:value-type="float" office:value="13.1239686189639" calcext:value-type="float">
            <text:p>13.1239686189639</text:p>
          </table:table-cell>
          <table:table-cell table:formula="of:=IF([.$A205]=&quot;&quot;;&quot;&quot;;[$latest_newly_sick_table.C204]*[.C$1])" office:value-type="float" office:value="21.8247930844215" calcext:value-type="float">
            <text:p>21.8247930844215</text:p>
          </table:table-cell>
          <table:table-cell table:formula="of:=IF([.$A205]=&quot;&quot;;&quot;&quot;;[$latest_newly_sick_table.D204]*[.D$1])" office:value-type="float" office:value="30.3578839315174" calcext:value-type="float">
            <text:p>30.3578839315174</text:p>
          </table:table-cell>
          <table:table-cell table:formula="of:=IF([.$A205]=&quot;&quot;;&quot;&quot;;[$latest_newly_sick_table.E204]*[.E$1])" office:value-type="float" office:value="4.43537414965985" calcext:value-type="float">
            <text:p>4.43537414965985</text:p>
          </table:table-cell>
          <table:table-cell table:formula="of:=IF([.$A205]=&quot;&quot;;&quot;&quot;;[$latest_newly_sick_table.F204]*[.F$1])" office:value-type="float" office:value="16.3090530141086" calcext:value-type="float">
            <text:p>16.3090530141086</text:p>
          </table:table-cell>
          <table:table-cell table:formula="of:=IF([.$A205]=&quot;&quot;;&quot;&quot;;[$latest_newly_sick_table.G204]*[.G$1])" office:value-type="float" office:value="45.3525953746607" calcext:value-type="float">
            <text:p>45.3525953746607</text:p>
          </table:table-cell>
          <table:table-cell table:formula="of:=IF([.$A205]=&quot;&quot;;&quot;&quot;;[$latest_newly_sick_table.H204]*[.H$1])" office:value-type="float" office:value="24.4680349812601" calcext:value-type="float">
            <text:p>24.4680349812601</text:p>
          </table:table-cell>
          <table:table-cell table:formula="of:=IF([.$A205]=&quot;&quot;;&quot;&quot;;[$latest_newly_sick_table.I204]*[.I$1])" office:value-type="float" office:value="12.2509398496241" calcext:value-type="float">
            <text:p>12.2509398496241</text:p>
          </table:table-cell>
          <table:table-cell table:formula="of:=IF([.$A205]=&quot;&quot;;&quot;&quot;;[$latest_newly_sick_table.J204]*[.J$1])" office:value-type="float" office:value="15.0958744915746" calcext:value-type="float">
            <text:p>15.0958744915746</text:p>
          </table:table-cell>
          <table:table-cell table:formula="of:=IF([.$A205]=&quot;&quot;;&quot;&quot;;[$latest_newly_sick_table.K204]*[.K$1])" office:value-type="float" office:value="8.45539718129405" calcext:value-type="float">
            <text:p>8.45539718129405</text:p>
          </table:table-cell>
          <table:table-cell table:formula="of:=IF([.$A205]=&quot;&quot;;&quot;&quot;;[$latest_newly_sick_table.L204]*[.L$1])" office:value-type="float" office:value="16.1906425089136" calcext:value-type="float">
            <text:p>16.1906425089136</text:p>
          </table:table-cell>
          <table:table-cell/>
          <table:table-cell table:formula="of:=SUM([.B205:.J205])/[.N$1]" office:value-type="percentage" office:value="0.0177916602734308" calcext:value-type="percentage">
            <text:p>1.78%</text:p>
          </table:table-cell>
          <table:table-cell table:formula="of:=IF([.A211]=&quot;&quot;;&quot;&quot;;AVERAGE([.N198:.N211]))" office:value-type="percentage" office:value="0.0171124312916399" calcext:value-type="percentage">
            <text:p>1.71%</text:p>
          </table:table-cell>
        </table:table-row>
        <table:table-row table:style-name="ro1">
          <table:table-cell table:style-name="ce1" table:formula="of:=IF([$latest_newly_sick_table.A205]=&quot;&quot;;&quot;&quot;;[$latest_newly_sick_table.A205])" office:value-type="date" office:date-value="2022-06-06" calcext:value-type="date">
            <text:p>2022-06-06</text:p>
          </table:table-cell>
          <table:table-cell table:formula="of:=IF([.$A206]=&quot;&quot;;&quot;&quot;;[$latest_newly_sick_table.B205]*[.B$1])" office:value-type="float" office:value="14.4216230332311" calcext:value-type="float">
            <text:p>14.4216230332311</text:p>
          </table:table-cell>
          <table:table-cell table:formula="of:=IF([.$A206]=&quot;&quot;;&quot;&quot;;[$latest_newly_sick_table.C205]*[.C$1])" office:value-type="float" office:value="23.2746458617962" calcext:value-type="float">
            <text:p>23.2746458617962</text:p>
          </table:table-cell>
          <table:table-cell table:formula="of:=IF([.$A206]=&quot;&quot;;&quot;&quot;;[$latest_newly_sick_table.D205]*[.D$1])" office:value-type="float" office:value="33.1127198964782" calcext:value-type="float">
            <text:p>33.1127198964782</text:p>
          </table:table-cell>
          <table:table-cell table:formula="of:=IF([.$A206]=&quot;&quot;;&quot;&quot;;[$latest_newly_sick_table.E205]*[.E$1])" office:value-type="float" office:value="5.76650943396226" calcext:value-type="float">
            <text:p>5.76650943396226</text:p>
          </table:table-cell>
          <table:table-cell table:formula="of:=IF([.$A206]=&quot;&quot;;&quot;&quot;;[$latest_newly_sick_table.F205]*[.F$1])" office:value-type="float" office:value="17.0114086515608" calcext:value-type="float">
            <text:p>17.0114086515608</text:p>
          </table:table-cell>
          <table:table-cell table:formula="of:=IF([.$A206]=&quot;&quot;;&quot;&quot;;[$latest_newly_sick_table.G205]*[.G$1])" office:value-type="float" office:value="48.3397407067014" calcext:value-type="float">
            <text:p>48.3397407067014</text:p>
          </table:table-cell>
          <table:table-cell table:formula="of:=IF([.$A206]=&quot;&quot;;&quot;&quot;;[$latest_newly_sick_table.H205]*[.H$1])" office:value-type="float" office:value="24.0582132163499" calcext:value-type="float">
            <text:p>24.0582132163499</text:p>
          </table:table-cell>
          <table:table-cell table:formula="of:=IF([.$A206]=&quot;&quot;;&quot;&quot;;[$latest_newly_sick_table.I205]*[.I$1])" office:value-type="float" office:value="14.3046709129512" calcext:value-type="float">
            <text:p>14.3046709129512</text:p>
          </table:table-cell>
          <table:table-cell table:formula="of:=IF([.$A206]=&quot;&quot;;&quot;&quot;;[$latest_newly_sick_table.J205]*[.J$1])" office:value-type="float" office:value="15.2703545738112" calcext:value-type="float">
            <text:p>15.2703545738112</text:p>
          </table:table-cell>
          <table:table-cell table:formula="of:=IF([.$A206]=&quot;&quot;;&quot;&quot;;[$latest_newly_sick_table.K205]*[.K$1])" office:value-type="float" office:value="9.81214901526534" calcext:value-type="float">
            <text:p>9.81214901526534</text:p>
          </table:table-cell>
          <table:table-cell table:formula="of:=IF([.$A206]=&quot;&quot;;&quot;&quot;;[$latest_newly_sick_table.L205]*[.L$1])" office:value-type="float" office:value="17.7180847301789" calcext:value-type="float">
            <text:p>17.7180847301789</text:p>
          </table:table-cell>
          <table:table-cell/>
          <table:table-cell table:formula="of:=SUM([.B206:.J206])/[.N$1]" office:value-type="percentage" office:value="0.018990084121853" calcext:value-type="percentage">
            <text:p>1.90%</text:p>
          </table:table-cell>
          <table:table-cell table:formula="of:=IF([.A212]=&quot;&quot;;&quot;&quot;;AVERAGE([.N199:.N212]))" office:value-type="percentage" office:value="0.0173386198441093" calcext:value-type="percentage">
            <text:p>1.73%</text:p>
          </table:table-cell>
        </table:table-row>
        <table:table-row table:style-name="ro1">
          <table:table-cell table:style-name="ce1" table:formula="of:=IF([$latest_newly_sick_table.A206]=&quot;&quot;;&quot;&quot;;[$latest_newly_sick_table.A206])" office:value-type="date" office:date-value="2022-06-07" calcext:value-type="date">
            <text:p>2022-06-07</text:p>
          </table:table-cell>
          <table:table-cell table:formula="of:=IF([.$A207]=&quot;&quot;;&quot;&quot;;[$latest_newly_sick_table.B206]*[.B$1])" office:value-type="float" office:value="13.9886264216973" calcext:value-type="float">
            <text:p>13.9886264216973</text:p>
          </table:table-cell>
          <table:table-cell table:formula="of:=IF([.$A207]=&quot;&quot;;&quot;&quot;;[$latest_newly_sick_table.C206]*[.C$1])" office:value-type="float" office:value="23.7592761835131" calcext:value-type="float">
            <text:p>23.7592761835131</text:p>
          </table:table-cell>
          <table:table-cell table:formula="of:=IF([.$A207]=&quot;&quot;;&quot;&quot;;[$latest_newly_sick_table.D206]*[.D$1])" office:value-type="float" office:value="36.6734436343242" calcext:value-type="float">
            <text:p>36.6734436343242</text:p>
          </table:table-cell>
          <table:table-cell table:formula="of:=IF([.$A207]=&quot;&quot;;&quot;&quot;;[$latest_newly_sick_table.E206]*[.E$1])" office:value-type="float" office:value="5.90685834082061" calcext:value-type="float">
            <text:p>5.90685834082061</text:p>
          </table:table-cell>
          <table:table-cell table:formula="of:=IF([.$A207]=&quot;&quot;;&quot;&quot;;[$latest_newly_sick_table.F206]*[.F$1])" office:value-type="float" office:value="15.9008012820513" calcext:value-type="float">
            <text:p>15.9008012820513</text:p>
          </table:table-cell>
          <table:table-cell table:formula="of:=IF([.$A207]=&quot;&quot;;&quot;&quot;;[$latest_newly_sick_table.G206]*[.G$1])" office:value-type="float" office:value="46.5191964816355" calcext:value-type="float">
            <text:p>46.5191964816355</text:p>
          </table:table-cell>
          <table:table-cell table:formula="of:=IF([.$A207]=&quot;&quot;;&quot;&quot;;[$latest_newly_sick_table.H206]*[.H$1])" office:value-type="float" office:value="25.9763565350816" calcext:value-type="float">
            <text:p>25.9763565350816</text:p>
          </table:table-cell>
          <table:table-cell table:formula="of:=IF([.$A207]=&quot;&quot;;&quot;&quot;;[$latest_newly_sick_table.I206]*[.I$1])" office:value-type="float" office:value="14.6784803329306" calcext:value-type="float">
            <text:p>14.6784803329306</text:p>
          </table:table-cell>
          <table:table-cell table:formula="of:=IF([.$A207]=&quot;&quot;;&quot;&quot;;[$latest_newly_sick_table.J206]*[.J$1])" office:value-type="float" office:value="15.9095765472313" calcext:value-type="float">
            <text:p>15.9095765472313</text:p>
          </table:table-cell>
          <table:table-cell table:formula="of:=IF([.$A207]=&quot;&quot;;&quot;&quot;;[$latest_newly_sick_table.K206]*[.K$1])" office:value-type="float" office:value="10.1147042343712" calcext:value-type="float">
            <text:p>10.1147042343712</text:p>
          </table:table-cell>
          <table:table-cell table:formula="of:=IF([.$A207]=&quot;&quot;;&quot;&quot;;[$latest_newly_sick_table.L206]*[.L$1])" office:value-type="float" office:value="18.1057442171131" calcext:value-type="float">
            <text:p>18.1057442171131</text:p>
          </table:table-cell>
          <table:table-cell/>
          <table:table-cell table:formula="of:=SUM([.B207:.J207])/[.N$1]" office:value-type="percentage" office:value="0.0193544975489693" calcext:value-type="percentage">
            <text:p>1.94%</text:p>
          </table:table-cell>
          <table:table-cell table:formula="of:=IF([.A213]=&quot;&quot;;&quot;&quot;;AVERAGE([.N200:.N213]))" office:value-type="percentage" office:value="0.0176330066172472" calcext:value-type="percentage">
            <text:p>1.76%</text:p>
          </table:table-cell>
        </table:table-row>
        <table:table-row table:style-name="ro1">
          <table:table-cell table:style-name="ce1" table:formula="of:=IF([$latest_newly_sick_table.A207]=&quot;&quot;;&quot;&quot;;[$latest_newly_sick_table.A207])" office:value-type="date" office:date-value="2022-06-08" calcext:value-type="date">
            <text:p>2022-06-08</text:p>
          </table:table-cell>
          <table:table-cell table:formula="of:=IF([.$A208]=&quot;&quot;;&quot;&quot;;[$latest_newly_sick_table.B207]*[.B$1])" office:value-type="float" office:value="13.2258988015978" calcext:value-type="float">
            <text:p>13.2258988015978</text:p>
          </table:table-cell>
          <table:table-cell table:formula="of:=IF([.$A208]=&quot;&quot;;&quot;&quot;;[$latest_newly_sick_table.C207]*[.C$1])" office:value-type="float" office:value="23.2191930604658" calcext:value-type="float">
            <text:p>23.2191930604658</text:p>
          </table:table-cell>
          <table:table-cell table:formula="of:=IF([.$A208]=&quot;&quot;;&quot;&quot;;[$latest_newly_sick_table.D207]*[.D$1])" office:value-type="float" office:value="36.1200900675506" calcext:value-type="float">
            <text:p>36.1200900675506</text:p>
          </table:table-cell>
          <table:table-cell table:formula="of:=IF([.$A208]=&quot;&quot;;&quot;&quot;;[$latest_newly_sick_table.E207]*[.E$1])" office:value-type="float" office:value="5.42284271498588" calcext:value-type="float">
            <text:p>5.42284271498588</text:p>
          </table:table-cell>
          <table:table-cell table:formula="of:=IF([.$A208]=&quot;&quot;;&quot;&quot;;[$latest_newly_sick_table.F207]*[.F$1])" office:value-type="float" office:value="16.2222575516693" calcext:value-type="float">
            <text:p>16.2222575516693</text:p>
          </table:table-cell>
          <table:table-cell table:formula="of:=IF([.$A208]=&quot;&quot;;&quot;&quot;;[$latest_newly_sick_table.G207]*[.G$1])" office:value-type="float" office:value="48.5365804890729" calcext:value-type="float">
            <text:p>48.5365804890729</text:p>
          </table:table-cell>
          <table:table-cell table:formula="of:=IF([.$A208]=&quot;&quot;;&quot;&quot;;[$latest_newly_sick_table.H207]*[.H$1])" office:value-type="float" office:value="25.8827008378512" calcext:value-type="float">
            <text:p>25.8827008378512</text:p>
          </table:table-cell>
          <table:table-cell table:formula="of:=IF([.$A208]=&quot;&quot;;&quot;&quot;;[$latest_newly_sick_table.I207]*[.I$1])" office:value-type="float" office:value="13.1191306680977" calcext:value-type="float">
            <text:p>13.1191306680977</text:p>
          </table:table-cell>
          <table:table-cell table:formula="of:=IF([.$A208]=&quot;&quot;;&quot;&quot;;[$latest_newly_sick_table.J207]*[.J$1])" office:value-type="float" office:value="15.760696999032" calcext:value-type="float">
            <text:p>15.760696999032</text:p>
          </table:table-cell>
          <table:table-cell table:formula="of:=IF([.$A208]=&quot;&quot;;&quot;&quot;;[$latest_newly_sick_table.K207]*[.K$1])" office:value-type="float" office:value="9.06957631851913" calcext:value-type="float">
            <text:p>9.06957631851913</text:p>
          </table:table-cell>
          <table:table-cell table:formula="of:=IF([.$A208]=&quot;&quot;;&quot;&quot;;[$latest_newly_sick_table.L207]*[.L$1])" office:value-type="float" office:value="19.2434320849637" calcext:value-type="float">
            <text:p>19.2434320849637</text:p>
          </table:table-cell>
          <table:table-cell/>
          <table:table-cell table:formula="of:=SUM([.B208:.J208])/[.N$1]" office:value-type="percentage" office:value="0.0191793932016239" calcext:value-type="percentage">
            <text:p>1.92%</text:p>
          </table:table-cell>
          <table:table-cell table:formula="of:=IF([.A214]=&quot;&quot;;&quot;&quot;;AVERAGE([.N201:.N214]))" office:value-type="percentage" office:value="0.0179679914309675" calcext:value-type="percentage">
            <text:p>1.80%</text:p>
          </table:table-cell>
        </table:table-row>
        <table:table-row table:style-name="ro1">
          <table:table-cell table:style-name="ce1" table:formula="of:=IF([$latest_newly_sick_table.A208]=&quot;&quot;;&quot;&quot;;[$latest_newly_sick_table.A208])" office:value-type="date" office:date-value="2022-06-09" calcext:value-type="date">
            <text:p>2022-06-09</text:p>
          </table:table-cell>
          <table:table-cell table:formula="of:=IF([.$A209]=&quot;&quot;;&quot;&quot;;[$latest_newly_sick_table.B208]*[.B$1])" office:value-type="float" office:value="14.5737051792829" calcext:value-type="float">
            <text:p>14.5737051792829</text:p>
          </table:table-cell>
          <table:table-cell table:formula="of:=IF([.$A209]=&quot;&quot;;&quot;&quot;;[$latest_newly_sick_table.C208]*[.C$1])" office:value-type="float" office:value="24.2953636548499" calcext:value-type="float">
            <text:p>24.2953636548499</text:p>
          </table:table-cell>
          <table:table-cell table:formula="of:=IF([.$A209]=&quot;&quot;;&quot;&quot;;[$latest_newly_sick_table.D208]*[.D$1])" office:value-type="float" office:value="33.6023855555919" calcext:value-type="float">
            <text:p>33.6023855555919</text:p>
          </table:table-cell>
          <table:table-cell table:formula="of:=IF([.$A209]=&quot;&quot;;&quot;&quot;;[$latest_newly_sick_table.E208]*[.E$1])" office:value-type="float" office:value="6.11784186559956" calcext:value-type="float">
            <text:p>6.11784186559956</text:p>
          </table:table-cell>
          <table:table-cell table:formula="of:=IF([.$A209]=&quot;&quot;;&quot;&quot;;[$latest_newly_sick_table.F208]*[.F$1])" office:value-type="float" office:value="16.9965172176984" calcext:value-type="float">
            <text:p>16.9965172176984</text:p>
          </table:table-cell>
          <table:table-cell table:formula="of:=IF([.$A209]=&quot;&quot;;&quot;&quot;;[$latest_newly_sick_table.G208]*[.G$1])" office:value-type="float" office:value="46.3382802430491" calcext:value-type="float">
            <text:p>46.3382802430491</text:p>
          </table:table-cell>
          <table:table-cell table:formula="of:=IF([.$A209]=&quot;&quot;;&quot;&quot;;[$latest_newly_sick_table.H208]*[.H$1])" office:value-type="float" office:value="25.0990534253169" calcext:value-type="float">
            <text:p>25.0990534253169</text:p>
          </table:table-cell>
          <table:table-cell table:formula="of:=IF([.$A209]=&quot;&quot;;&quot;&quot;;[$latest_newly_sick_table.I208]*[.I$1])" office:value-type="float" office:value="15.4066163383048" calcext:value-type="float">
            <text:p>15.4066163383048</text:p>
          </table:table-cell>
          <table:table-cell table:formula="of:=IF([.$A209]=&quot;&quot;;&quot;&quot;;[$latest_newly_sick_table.J208]*[.J$1])" office:value-type="float" office:value="16.8312172814249" calcext:value-type="float">
            <text:p>16.8312172814249</text:p>
          </table:table-cell>
          <table:table-cell table:formula="of:=IF([.$A209]=&quot;&quot;;&quot;&quot;;[$latest_newly_sick_table.K208]*[.K$1])" office:value-type="float" office:value="9.84670988896341" calcext:value-type="float">
            <text:p>9.84670988896341</text:p>
          </table:table-cell>
          <table:table-cell table:formula="of:=IF([.$A209]=&quot;&quot;;&quot;&quot;;[$latest_newly_sick_table.L208]*[.L$1])" office:value-type="float" office:value="20.5494191706146" calcext:value-type="float">
            <text:p>20.5494191706146</text:p>
          </table:table-cell>
          <table:table-cell/>
          <table:table-cell table:formula="of:=SUM([.B209:.J209])/[.N$1]" office:value-type="percentage" office:value="0.0193494834687433" calcext:value-type="percentage">
            <text:p>1.93%</text:p>
          </table:table-cell>
          <table:table-cell table:formula="of:=IF([.A215]=&quot;&quot;;&quot;&quot;;AVERAGE([.N202:.N215]))" office:value-type="percentage" office:value="0.0183146090242039" calcext:value-type="percentage">
            <text:p>1.83%</text:p>
          </table:table-cell>
        </table:table-row>
        <table:table-row table:style-name="ro1">
          <table:table-cell table:style-name="ce1" table:formula="of:=IF([$latest_newly_sick_table.A209]=&quot;&quot;;&quot;&quot;;[$latest_newly_sick_table.A209])" office:value-type="date" office:date-value="2022-06-10" calcext:value-type="date">
            <text:p>2022-06-10</text:p>
          </table:table-cell>
          <table:table-cell table:formula="of:=IF([.$A210]=&quot;&quot;;&quot;&quot;;[$latest_newly_sick_table.B209]*[.B$1])" office:value-type="float" office:value="13.2434586266436" calcext:value-type="float">
            <text:p>13.2434586266436</text:p>
          </table:table-cell>
          <table:table-cell table:formula="of:=IF([.$A210]=&quot;&quot;;&quot;&quot;;[$latest_newly_sick_table.C209]*[.C$1])" office:value-type="float" office:value="22.627539668065" calcext:value-type="float">
            <text:p>22.627539668065</text:p>
          </table:table-cell>
          <table:table-cell table:formula="of:=IF([.$A210]=&quot;&quot;;&quot;&quot;;[$latest_newly_sick_table.D209]*[.D$1])" office:value-type="float" office:value="31.2437690832919" calcext:value-type="float">
            <text:p>31.2437690832919</text:p>
          </table:table-cell>
          <table:table-cell table:formula="of:=IF([.$A210]=&quot;&quot;;&quot;&quot;;[$latest_newly_sick_table.E209]*[.E$1])" office:value-type="float" office:value="5.45525175556553" calcext:value-type="float">
            <text:p>5.45525175556553</text:p>
          </table:table-cell>
          <table:table-cell table:formula="of:=IF([.$A210]=&quot;&quot;;&quot;&quot;;[$latest_newly_sick_table.F209]*[.F$1])" office:value-type="float" office:value="14.9245694237721" calcext:value-type="float">
            <text:p>14.9245694237721</text:p>
          </table:table-cell>
          <table:table-cell table:formula="of:=IF([.$A210]=&quot;&quot;;&quot;&quot;;[$latest_newly_sick_table.G209]*[.G$1])" office:value-type="float" office:value="41.3111357604087" calcext:value-type="float">
            <text:p>41.3111357604087</text:p>
          </table:table-cell>
          <table:table-cell table:formula="of:=IF([.$A210]=&quot;&quot;;&quot;&quot;;[$latest_newly_sick_table.H209]*[.H$1])" office:value-type="float" office:value="24.9103955076432" calcext:value-type="float">
            <text:p>24.9103955076432</text:p>
          </table:table-cell>
          <table:table-cell table:formula="of:=IF([.$A210]=&quot;&quot;;&quot;&quot;;[$latest_newly_sick_table.I209]*[.I$1])" office:value-type="float" office:value="12.5098616032627" calcext:value-type="float">
            <text:p>12.5098616032627</text:p>
          </table:table-cell>
          <table:table-cell table:formula="of:=IF([.$A210]=&quot;&quot;;&quot;&quot;;[$latest_newly_sick_table.J209]*[.J$1])" office:value-type="float" office:value="14.0374764961421" calcext:value-type="float">
            <text:p>14.0374764961421</text:p>
          </table:table-cell>
          <table:table-cell table:formula="of:=IF([.$A210]=&quot;&quot;;&quot;&quot;;[$latest_newly_sick_table.K209]*[.K$1])" office:value-type="float" office:value="9.16833360219393" calcext:value-type="float">
            <text:p>9.16833360219393</text:p>
          </table:table-cell>
          <table:table-cell table:formula="of:=IF([.$A210]=&quot;&quot;;&quot;&quot;;[$latest_newly_sick_table.L209]*[.L$1])" office:value-type="float" office:value="18.3951448817793" calcext:value-type="float">
            <text:p>18.3951448817793</text:p>
          </table:table-cell>
          <table:table-cell/>
          <table:table-cell table:formula="of:=SUM([.B210:.J210])/[.N$1]" office:value-type="percentage" office:value="0.017504705566595" calcext:value-type="percentage">
            <text:p>1.75%</text:p>
          </table:table-cell>
          <table:table-cell table:formula="of:=IF([.A216]=&quot;&quot;;&quot;&quot;;AVERAGE([.N203:.N216]))" office:value-type="percentage" office:value="0.0186005404435431" calcext:value-type="percentage">
            <text:p>1.86%</text:p>
          </table:table-cell>
        </table:table-row>
        <table:table-row table:style-name="ro1">
          <table:table-cell table:style-name="ce1" table:formula="of:=IF([$latest_newly_sick_table.A210]=&quot;&quot;;&quot;&quot;;[$latest_newly_sick_table.A210])" office:value-type="date" office:date-value="2022-06-11" calcext:value-type="date">
            <text:p>2022-06-11</text:p>
          </table:table-cell>
          <table:table-cell table:formula="of:=IF([.$A211]=&quot;&quot;;&quot;&quot;;[$latest_newly_sick_table.B210]*[.B$1])" office:value-type="float" office:value="13.5295409464437" calcext:value-type="float">
            <text:p>13.5295409464437</text:p>
          </table:table-cell>
          <table:table-cell table:formula="of:=IF([.$A211]=&quot;&quot;;&quot;&quot;;[$latest_newly_sick_table.C210]*[.C$1])" office:value-type="float" office:value="23.069199828172" calcext:value-type="float">
            <text:p>23.069199828172</text:p>
          </table:table-cell>
          <table:table-cell table:formula="of:=IF([.$A211]=&quot;&quot;;&quot;&quot;;[$latest_newly_sick_table.D210]*[.D$1])" office:value-type="float" office:value="30.6749551885894" calcext:value-type="float">
            <text:p>30.6749551885894</text:p>
          </table:table-cell>
          <table:table-cell table:formula="of:=IF([.$A211]=&quot;&quot;;&quot;&quot;;[$latest_newly_sick_table.E210]*[.E$1])" office:value-type="float" office:value="6.14406644306021" calcext:value-type="float">
            <text:p>6.14406644306021</text:p>
          </table:table-cell>
          <table:table-cell table:formula="of:=IF([.$A211]=&quot;&quot;;&quot;&quot;;[$latest_newly_sick_table.F210]*[.F$1])" office:value-type="float" office:value="15.0940872302158" calcext:value-type="float">
            <text:p>15.0940872302158</text:p>
          </table:table-cell>
          <table:table-cell table:formula="of:=IF([.$A211]=&quot;&quot;;&quot;&quot;;[$latest_newly_sick_table.G210]*[.G$1])" office:value-type="float" office:value="42.2950449966709" calcext:value-type="float">
            <text:p>42.2950449966709</text:p>
          </table:table-cell>
          <table:table-cell table:formula="of:=IF([.$A211]=&quot;&quot;;&quot;&quot;;[$latest_newly_sick_table.H210]*[.H$1])" office:value-type="float" office:value="27.80507652109" calcext:value-type="float">
            <text:p>27.80507652109</text:p>
          </table:table-cell>
          <table:table-cell table:formula="of:=IF([.$A211]=&quot;&quot;;&quot;&quot;;[$latest_newly_sick_table.I210]*[.I$1])" office:value-type="float" office:value="13.6702503890225" calcext:value-type="float">
            <text:p>13.6702503890225</text:p>
          </table:table-cell>
          <table:table-cell table:formula="of:=IF([.$A211]=&quot;&quot;;&quot;&quot;;[$latest_newly_sick_table.J210]*[.J$1])" office:value-type="float" office:value="17.6274415735727" calcext:value-type="float">
            <text:p>17.6274415735727</text:p>
          </table:table-cell>
          <table:table-cell table:formula="of:=IF([.$A211]=&quot;&quot;;&quot;&quot;;[$latest_newly_sick_table.K210]*[.K$1])" office:value-type="float" office:value="8.56954935075958" calcext:value-type="float">
            <text:p>8.56954935075958</text:p>
          </table:table-cell>
          <table:table-cell table:formula="of:=IF([.$A211]=&quot;&quot;;&quot;&quot;;[$latest_newly_sick_table.L210]*[.L$1])" office:value-type="float" office:value="17.7207935341661" calcext:value-type="float">
            <text:p>17.7207935341661</text:p>
          </table:table-cell>
          <table:table-cell/>
          <table:table-cell table:formula="of:=SUM([.B211:.J211])/[.N$1]" office:value-type="percentage" office:value="0.0184414122273099" calcext:value-type="percentage">
            <text:p>1.84%</text:p>
          </table:table-cell>
          <table:table-cell table:formula="of:=IF([.A217]=&quot;&quot;;&quot;&quot;;AVERAGE([.N204:.N217]))" office:value-type="percentage" office:value="0.0188408047941403" calcext:value-type="percentage">
            <text:p>1.88%</text:p>
          </table:table-cell>
        </table:table-row>
        <table:table-row table:style-name="ro1">
          <table:table-cell table:style-name="ce1" table:formula="of:=IF([$latest_newly_sick_table.A211]=&quot;&quot;;&quot;&quot;;[$latest_newly_sick_table.A211])" office:value-type="date" office:date-value="2022-06-12" calcext:value-type="date">
            <text:p>2022-06-12</text:p>
          </table:table-cell>
          <table:table-cell table:formula="of:=IF([.$A212]=&quot;&quot;;&quot;&quot;;[$latest_newly_sick_table.B211]*[.B$1])" office:value-type="float" office:value="13.5775958578226" calcext:value-type="float">
            <text:p>13.5775958578226</text:p>
          </table:table-cell>
          <table:table-cell table:formula="of:=IF([.$A212]=&quot;&quot;;&quot;&quot;;[$latest_newly_sick_table.C211]*[.C$1])" office:value-type="float" office:value="24.9543285616905" calcext:value-type="float">
            <text:p>24.9543285616905</text:p>
          </table:table-cell>
          <table:table-cell table:formula="of:=IF([.$A212]=&quot;&quot;;&quot;&quot;;[$latest_newly_sick_table.D211]*[.D$1])" office:value-type="float" office:value="33.8603439291298" calcext:value-type="float">
            <text:p>33.8603439291298</text:p>
          </table:table-cell>
          <table:table-cell table:formula="of:=IF([.$A212]=&quot;&quot;;&quot;&quot;;[$latest_newly_sick_table.E211]*[.E$1])" office:value-type="float" office:value="6.33255633255632" calcext:value-type="float">
            <text:p>6.33255633255632</text:p>
          </table:table-cell>
          <table:table-cell table:formula="of:=IF([.$A212]=&quot;&quot;;&quot;&quot;;[$latest_newly_sick_table.F211]*[.F$1])" office:value-type="float" office:value="15.976399560922" calcext:value-type="float">
            <text:p>15.976399560922</text:p>
          </table:table-cell>
          <table:table-cell table:formula="of:=IF([.$A212]=&quot;&quot;;&quot;&quot;;[$latest_newly_sick_table.G211]*[.G$1])" office:value-type="float" office:value="45.9206774370438" calcext:value-type="float">
            <text:p>45.9206774370438</text:p>
          </table:table-cell>
          <table:table-cell table:formula="of:=IF([.$A212]=&quot;&quot;;&quot;&quot;;[$latest_newly_sick_table.H211]*[.H$1])" office:value-type="float" office:value="26.6667891796531" calcext:value-type="float">
            <text:p>26.6667891796531</text:p>
          </table:table-cell>
          <table:table-cell table:formula="of:=IF([.$A212]=&quot;&quot;;&quot;&quot;;[$latest_newly_sick_table.I211]*[.I$1])" office:value-type="float" office:value="12.6635681086879" calcext:value-type="float">
            <text:p>12.6635681086879</text:p>
          </table:table-cell>
          <table:table-cell table:formula="of:=IF([.$A212]=&quot;&quot;;&quot;&quot;;[$latest_newly_sick_table.J211]*[.J$1])" office:value-type="float" office:value="14.0042944373616" calcext:value-type="float">
            <text:p>14.0042944373616</text:p>
          </table:table-cell>
          <table:table-cell table:formula="of:=IF([.$A212]=&quot;&quot;;&quot;&quot;;[$latest_newly_sick_table.K211]*[.K$1])" office:value-type="float" office:value="9.3668831168831" calcext:value-type="float">
            <text:p>9.3668831168831</text:p>
          </table:table-cell>
          <table:table-cell table:formula="of:=IF([.$A212]=&quot;&quot;;&quot;&quot;;[$latest_newly_sick_table.L211]*[.L$1])" office:value-type="float" office:value="18.279915617953" calcext:value-type="float">
            <text:p>18.279915617953</text:p>
          </table:table-cell>
          <table:table-cell/>
          <table:table-cell table:formula="of:=SUM([.B212:.J212])/[.N$1]" office:value-type="percentage" office:value="0.018834390503483" calcext:value-type="percentage">
            <text:p>1.88%</text:p>
          </table:table-cell>
          <table:table-cell table:formula="of:=IF([.A218]=&quot;&quot;;&quot;&quot;;AVERAGE([.N205:.N218]))" office:value-type="percentage" office:value="0.0190657903064102" calcext:value-type="percentage">
            <text:p>1.91%</text:p>
          </table:table-cell>
        </table:table-row>
        <table:table-row table:style-name="ro1">
          <table:table-cell table:style-name="ce1" table:formula="of:=IF([$latest_newly_sick_table.A212]=&quot;&quot;;&quot;&quot;;[$latest_newly_sick_table.A212])" office:value-type="date" office:date-value="2022-06-13" calcext:value-type="date">
            <text:p>2022-06-13</text:p>
          </table:table-cell>
          <table:table-cell table:formula="of:=IF([.$A213]=&quot;&quot;;&quot;&quot;;[$latest_newly_sick_table.B212]*[.B$1])" office:value-type="float" office:value="13.5910714285714" calcext:value-type="float">
            <text:p>13.5910714285714</text:p>
          </table:table-cell>
          <table:table-cell table:formula="of:=IF([.$A213]=&quot;&quot;;&quot;&quot;;[$latest_newly_sick_table.C212]*[.C$1])" office:value-type="float" office:value="23.4868095630668" calcext:value-type="float">
            <text:p>23.4868095630668</text:p>
          </table:table-cell>
          <table:table-cell table:formula="of:=IF([.$A213]=&quot;&quot;;&quot;&quot;;[$latest_newly_sick_table.D212]*[.D$1])" office:value-type="float" office:value="33.5391681551416" calcext:value-type="float">
            <text:p>33.5391681551416</text:p>
          </table:table-cell>
          <table:table-cell table:formula="of:=IF([.$A213]=&quot;&quot;;&quot;&quot;;[$latest_newly_sick_table.E212]*[.E$1])" office:value-type="float" office:value="6.47482678983832" calcext:value-type="float">
            <text:p>6.47482678983832</text:p>
          </table:table-cell>
          <table:table-cell table:formula="of:=IF([.$A213]=&quot;&quot;;&quot;&quot;;[$latest_newly_sick_table.F212]*[.F$1])" office:value-type="float" office:value="18.1801073810944" calcext:value-type="float">
            <text:p>18.1801073810944</text:p>
          </table:table-cell>
          <table:table-cell table:formula="of:=IF([.$A213]=&quot;&quot;;&quot;&quot;;[$latest_newly_sick_table.G212]*[.G$1])" office:value-type="float" office:value="47.7579856115107" calcext:value-type="float">
            <text:p>47.7579856115107</text:p>
          </table:table-cell>
          <table:table-cell table:formula="of:=IF([.$A213]=&quot;&quot;;&quot;&quot;;[$latest_newly_sick_table.H212]*[.H$1])" office:value-type="float" office:value="26.5577947315388" calcext:value-type="float">
            <text:p>26.5577947315388</text:p>
          </table:table-cell>
          <table:table-cell table:formula="of:=IF([.$A213]=&quot;&quot;;&quot;&quot;;[$latest_newly_sick_table.I212]*[.I$1])" office:value-type="float" office:value="14.5681381957773" calcext:value-type="float">
            <text:p>14.5681381957773</text:p>
          </table:table-cell>
          <table:table-cell table:formula="of:=IF([.$A213]=&quot;&quot;;&quot;&quot;;[$latest_newly_sick_table.J212]*[.J$1])" office:value-type="float" office:value="16.9849232821882" calcext:value-type="float">
            <text:p>16.9849232821882</text:p>
          </table:table-cell>
          <table:table-cell table:formula="of:=IF([.$A213]=&quot;&quot;;&quot;&quot;;[$latest_newly_sick_table.K212]*[.K$1])" office:value-type="float" office:value="9.5561444186817" calcext:value-type="float">
            <text:p>9.5561444186817</text:p>
          </table:table-cell>
          <table:table-cell table:formula="of:=IF([.$A213]=&quot;&quot;;&quot;&quot;;[$latest_newly_sick_table.L212]*[.L$1])" office:value-type="float" office:value="18.803792955939" calcext:value-type="float">
            <text:p>18.803792955939</text:p>
          </table:table-cell>
          <table:table-cell/>
          <table:table-cell table:formula="of:=SUM([.B213:.J213])/[.N$1]" office:value-type="percentage" office:value="0.019532028077173" calcext:value-type="percentage">
            <text:p>1.95%</text:p>
          </table:table-cell>
          <table:table-cell table:formula="of:=IF([.A219]=&quot;&quot;;&quot;&quot;;AVERAGE([.N206:.N219]))" office:value-type="percentage" office:value="0.0192935725977936" calcext:value-type="percentage">
            <text:p>1.93%</text:p>
          </table:table-cell>
        </table:table-row>
        <table:table-row table:style-name="ro1">
          <table:table-cell table:style-name="ce1" table:formula="of:=IF([$latest_newly_sick_table.A213]=&quot;&quot;;&quot;&quot;;[$latest_newly_sick_table.A213])" office:value-type="date" office:date-value="2022-06-14" calcext:value-type="date">
            <text:p>2022-06-14</text:p>
          </table:table-cell>
          <table:table-cell table:formula="of:=IF([.$A214]=&quot;&quot;;&quot;&quot;;[$latest_newly_sick_table.B213]*[.B$1])" office:value-type="float" office:value="15.9993678887484" calcext:value-type="float">
            <text:p>15.9993678887484</text:p>
          </table:table-cell>
          <table:table-cell table:formula="of:=IF([.$A214]=&quot;&quot;;&quot;&quot;;[$latest_newly_sick_table.C213]*[.C$1])" office:value-type="float" office:value="27.0845546786922" calcext:value-type="float">
            <text:p>27.0845546786922</text:p>
          </table:table-cell>
          <table:table-cell table:formula="of:=IF([.$A214]=&quot;&quot;;&quot;&quot;;[$latest_newly_sick_table.D213]*[.D$1])" office:value-type="float" office:value="37.4462684915335" calcext:value-type="float">
            <text:p>37.4462684915335</text:p>
          </table:table-cell>
          <table:table-cell table:formula="of:=IF([.$A214]=&quot;&quot;;&quot;&quot;;[$latest_newly_sick_table.E213]*[.E$1])" office:value-type="float" office:value="5.85415365396627" calcext:value-type="float">
            <text:p>5.85415365396627</text:p>
          </table:table-cell>
          <table:table-cell table:formula="of:=IF([.$A214]=&quot;&quot;;&quot;&quot;;[$latest_newly_sick_table.F213]*[.F$1])" office:value-type="float" office:value="18.2686838624338" calcext:value-type="float">
            <text:p>18.2686838624338</text:p>
          </table:table-cell>
          <table:table-cell table:formula="of:=IF([.$A214]=&quot;&quot;;&quot;&quot;;[$latest_newly_sick_table.G213]*[.G$1])" office:value-type="float" office:value="50.8664565811715" calcext:value-type="float">
            <text:p>50.8664565811715</text:p>
          </table:table-cell>
          <table:table-cell table:formula="of:=IF([.$A214]=&quot;&quot;;&quot;&quot;;[$latest_newly_sick_table.H213]*[.H$1])" office:value-type="float" office:value="24.2127332038266" calcext:value-type="float">
            <text:p>24.2127332038266</text:p>
          </table:table-cell>
          <table:table-cell table:formula="of:=IF([.$A214]=&quot;&quot;;&quot;&quot;;[$latest_newly_sick_table.I213]*[.I$1])" office:value-type="float" office:value="15.2997971034772" calcext:value-type="float">
            <text:p>15.2997971034772</text:p>
          </table:table-cell>
          <table:table-cell table:formula="of:=IF([.$A214]=&quot;&quot;;&quot;&quot;;[$latest_newly_sick_table.J213]*[.J$1])" office:value-type="float" office:value="16.5096328119755" calcext:value-type="float">
            <text:p>16.5096328119755</text:p>
          </table:table-cell>
          <table:table-cell table:formula="of:=IF([.$A214]=&quot;&quot;;&quot;&quot;;[$latest_newly_sick_table.K213]*[.K$1])" office:value-type="float" office:value="10.4353129205922" calcext:value-type="float">
            <text:p>10.4353129205922</text:p>
          </table:table-cell>
          <table:table-cell table:formula="of:=IF([.$A214]=&quot;&quot;;&quot;&quot;;[$latest_newly_sick_table.L213]*[.L$1])" office:value-type="float" office:value="20.9085392284352" calcext:value-type="float">
            <text:p>20.9085392284352</text:p>
          </table:table-cell>
          <table:table-cell/>
          <table:table-cell table:formula="of:=SUM([.B214:.J214])/[.N$1]" office:value-type="percentage" office:value="0.0205420128448073" calcext:value-type="percentage">
            <text:p>2.05%</text:p>
          </table:table-cell>
          <table:table-cell table:formula="of:=IF([.A220]=&quot;&quot;;&quot;&quot;;AVERAGE([.N207:.N220]))" office:value-type="percentage" office:value="0.0194837188622166" calcext:value-type="percentage">
            <text:p>1.95%</text:p>
          </table:table-cell>
        </table:table-row>
        <table:table-row table:style-name="ro1">
          <table:table-cell table:style-name="ce1" table:formula="of:=IF([$latest_newly_sick_table.A214]=&quot;&quot;;&quot;&quot;;[$latest_newly_sick_table.A214])" office:value-type="date" office:date-value="2022-06-15" calcext:value-type="date">
            <text:p>2022-06-15</text:p>
          </table:table-cell>
          <table:table-cell table:formula="of:=IF([.$A215]=&quot;&quot;;&quot;&quot;;[$latest_newly_sick_table.B214]*[.B$1])" office:value-type="float" office:value="15.0782840693674" calcext:value-type="float">
            <text:p>15.0782840693674</text:p>
          </table:table-cell>
          <table:table-cell table:formula="of:=IF([.$A215]=&quot;&quot;;&quot;&quot;;[$latest_newly_sick_table.C214]*[.C$1])" office:value-type="float" office:value="25.6053385267499" calcext:value-type="float">
            <text:p>25.6053385267499</text:p>
          </table:table-cell>
          <table:table-cell table:formula="of:=IF([.$A215]=&quot;&quot;;&quot;&quot;;[$latest_newly_sick_table.D214]*[.D$1])" office:value-type="float" office:value="34.3334818775996" calcext:value-type="float">
            <text:p>34.3334818775996</text:p>
          </table:table-cell>
          <table:table-cell table:formula="of:=IF([.$A215]=&quot;&quot;;&quot;&quot;;[$latest_newly_sick_table.E214]*[.E$1])" office:value-type="float" office:value="5.41251596424011" calcext:value-type="float">
            <text:p>5.41251596424011</text:p>
          </table:table-cell>
          <table:table-cell table:formula="of:=IF([.$A215]=&quot;&quot;;&quot;&quot;;[$latest_newly_sick_table.F214]*[.F$1])" office:value-type="float" office:value="18.7294935006723" calcext:value-type="float">
            <text:p>18.7294935006723</text:p>
          </table:table-cell>
          <table:table-cell table:formula="of:=IF([.$A215]=&quot;&quot;;&quot;&quot;;[$latest_newly_sick_table.G214]*[.G$1])" office:value-type="float" office:value="49.4931610463284" calcext:value-type="float">
            <text:p>49.4931610463284</text:p>
          </table:table-cell>
          <table:table-cell table:formula="of:=IF([.$A215]=&quot;&quot;;&quot;&quot;;[$latest_newly_sick_table.H214]*[.H$1])" office:value-type="float" office:value="26.5276810197881" calcext:value-type="float">
            <text:p>26.5276810197881</text:p>
          </table:table-cell>
          <table:table-cell table:formula="of:=IF([.$A215]=&quot;&quot;;&quot;&quot;;[$latest_newly_sick_table.I214]*[.I$1])" office:value-type="float" office:value="14.5599606354562" calcext:value-type="float">
            <text:p>14.5599606354562</text:p>
          </table:table-cell>
          <table:table-cell table:formula="of:=IF([.$A215]=&quot;&quot;;&quot;&quot;;[$latest_newly_sick_table.J214]*[.J$1])" office:value-type="float" office:value="18.5847103188207" calcext:value-type="float">
            <text:p>18.5847103188207</text:p>
          </table:table-cell>
          <table:table-cell table:formula="of:=IF([.$A215]=&quot;&quot;;&quot;&quot;;[$latest_newly_sick_table.K214]*[.K$1])" office:value-type="float" office:value="10.7723488352536" calcext:value-type="float">
            <text:p>10.7723488352536</text:p>
          </table:table-cell>
          <table:table-cell table:formula="of:=IF([.$A215]=&quot;&quot;;&quot;&quot;;[$latest_newly_sick_table.L214]*[.L$1])" office:value-type="float" office:value="20.8510169615978" calcext:value-type="float">
            <text:p>20.8510169615978</text:p>
          </table:table-cell>
          <table:table-cell/>
          <table:table-cell table:formula="of:=SUM([.B215:.J215])/[.N$1]" office:value-type="percentage" office:value="0.0202296200193263" calcext:value-type="percentage">
            <text:p>2.02%</text:p>
          </table:table-cell>
          <table:table-cell table:formula="of:=IF([.A221]=&quot;&quot;;&quot;&quot;;AVERAGE([.N208:.N221]))" office:value-type="percentage" office:value="0.0197203917109334" calcext:value-type="percentage">
            <text:p>1.97%</text:p>
          </table:table-cell>
        </table:table-row>
        <table:table-row table:style-name="ro1">
          <table:table-cell table:style-name="ce1" table:formula="of:=IF([$latest_newly_sick_table.A215]=&quot;&quot;;&quot;&quot;;[$latest_newly_sick_table.A215])" office:value-type="date" office:date-value="2022-06-16" calcext:value-type="date">
            <text:p>2022-06-16</text:p>
          </table:table-cell>
          <table:table-cell table:formula="of:=IF([.$A216]=&quot;&quot;;&quot;&quot;;[$latest_newly_sick_table.B215]*[.B$1])" office:value-type="float" office:value="13.7916039830934" calcext:value-type="float">
            <text:p>13.7916039830934</text:p>
          </table:table-cell>
          <table:table-cell table:formula="of:=IF([.$A216]=&quot;&quot;;&quot;&quot;;[$latest_newly_sick_table.C215]*[.C$1])" office:value-type="float" office:value="21.7726489838098" calcext:value-type="float">
            <text:p>21.7726489838098</text:p>
          </table:table-cell>
          <table:table-cell table:formula="of:=IF([.$A216]=&quot;&quot;;&quot;&quot;;[$latest_newly_sick_table.D215]*[.D$1])" office:value-type="float" office:value="32.4560520085679" calcext:value-type="float">
            <text:p>32.4560520085679</text:p>
          </table:table-cell>
          <table:table-cell table:formula="of:=IF([.$A216]=&quot;&quot;;&quot;&quot;;[$latest_newly_sick_table.E215]*[.E$1])" office:value-type="float" office:value="6.65412214957744" calcext:value-type="float">
            <text:p>6.65412214957744</text:p>
          </table:table-cell>
          <table:table-cell table:formula="of:=IF([.$A216]=&quot;&quot;;&quot;&quot;;[$latest_newly_sick_table.F215]*[.F$1])" office:value-type="float" office:value="16.7174689573057" calcext:value-type="float">
            <text:p>16.7174689573057</text:p>
          </table:table-cell>
          <table:table-cell table:formula="of:=IF([.$A216]=&quot;&quot;;&quot;&quot;;[$latest_newly_sick_table.G215]*[.G$1])" office:value-type="float" office:value="47.9803764348415" calcext:value-type="float">
            <text:p>47.9803764348415</text:p>
          </table:table-cell>
          <table:table-cell table:formula="of:=IF([.$A216]=&quot;&quot;;&quot;&quot;;[$latest_newly_sick_table.H215]*[.H$1])" office:value-type="float" office:value="23.5306031604718" calcext:value-type="float">
            <text:p>23.5306031604718</text:p>
          </table:table-cell>
          <table:table-cell table:formula="of:=IF([.$A216]=&quot;&quot;;&quot;&quot;;[$latest_newly_sick_table.I215]*[.I$1])" office:value-type="float" office:value="13.9729942130456" calcext:value-type="float">
            <text:p>13.9729942130456</text:p>
          </table:table-cell>
          <table:table-cell table:formula="of:=IF([.$A216]=&quot;&quot;;&quot;&quot;;[$latest_newly_sick_table.J215]*[.J$1])" office:value-type="float" office:value="15.3407433136506" calcext:value-type="float">
            <text:p>15.3407433136506</text:p>
          </table:table-cell>
          <table:table-cell table:formula="of:=IF([.$A216]=&quot;&quot;;&quot;&quot;;[$latest_newly_sick_table.K215]*[.K$1])" office:value-type="float" office:value="10.0420239409118" calcext:value-type="float">
            <text:p>10.0420239409118</text:p>
          </table:table-cell>
          <table:table-cell table:formula="of:=IF([.$A216]=&quot;&quot;;&quot;&quot;;[$latest_newly_sick_table.L215]*[.L$1])" office:value-type="float" office:value="20.3309109594069" calcext:value-type="float">
            <text:p>20.3309109594069</text:p>
          </table:table-cell>
          <table:table-cell/>
          <table:table-cell table:formula="of:=SUM([.B216:.J216])/[.N$1]" office:value-type="percentage" office:value="0.0186654314628436" calcext:value-type="percentage">
            <text:p>1.87%</text:p>
          </table:table-cell>
          <table:table-cell table:formula="of:=IF([.A222]=&quot;&quot;;&quot;&quot;;AVERAGE([.N209:.N222]))" office:value-type="percentage" office:value="0.0199629697560803" calcext:value-type="percentage">
            <text:p>2.00%</text:p>
          </table:table-cell>
        </table:table-row>
        <table:table-row table:style-name="ro1">
          <table:table-cell table:style-name="ce1" table:formula="of:=IF([$latest_newly_sick_table.A216]=&quot;&quot;;&quot;&quot;;[$latest_newly_sick_table.A216])" office:value-type="date" office:date-value="2022-06-17" calcext:value-type="date">
            <text:p>2022-06-17</text:p>
          </table:table-cell>
          <table:table-cell table:formula="of:=IF([.$A217]=&quot;&quot;;&quot;&quot;;[$latest_newly_sick_table.B216]*[.B$1])" office:value-type="float" office:value="13.9802064791741" calcext:value-type="float">
            <text:p>13.9802064791741</text:p>
          </table:table-cell>
          <table:table-cell table:formula="of:=IF([.$A217]=&quot;&quot;;&quot;&quot;;[$latest_newly_sick_table.C216]*[.C$1])" office:value-type="float" office:value="20.842700910719" calcext:value-type="float">
            <text:p>20.842700910719</text:p>
          </table:table-cell>
          <table:table-cell table:formula="of:=IF([.$A217]=&quot;&quot;;&quot;&quot;;[$latest_newly_sick_table.D216]*[.D$1])" office:value-type="float" office:value="31.2536486236837" calcext:value-type="float">
            <text:p>31.2536486236837</text:p>
          </table:table-cell>
          <table:table-cell table:formula="of:=IF([.$A217]=&quot;&quot;;&quot;&quot;;[$latest_newly_sick_table.E216]*[.E$1])" office:value-type="float" office:value="6.14611154752552" calcext:value-type="float">
            <text:p>6.14611154752552</text:p>
          </table:table-cell>
          <table:table-cell table:formula="of:=IF([.$A217]=&quot;&quot;;&quot;&quot;;[$latest_newly_sick_table.F216]*[.F$1])" office:value-type="float" office:value="17.9956796277833" calcext:value-type="float">
            <text:p>17.9956796277833</text:p>
          </table:table-cell>
          <table:table-cell table:formula="of:=IF([.$A217]=&quot;&quot;;&quot;&quot;;[$latest_newly_sick_table.G216]*[.G$1])" office:value-type="float" office:value="46.3743563014699" calcext:value-type="float">
            <text:p>46.3743563014699</text:p>
          </table:table-cell>
          <table:table-cell table:formula="of:=IF([.$A217]=&quot;&quot;;&quot;&quot;;[$latest_newly_sick_table.H216]*[.H$1])" office:value-type="float" office:value="24.8388692057869" calcext:value-type="float">
            <text:p>24.8388692057869</text:p>
          </table:table-cell>
          <table:table-cell table:formula="of:=IF([.$A217]=&quot;&quot;;&quot;&quot;;[$latest_newly_sick_table.I216]*[.I$1])" office:value-type="float" office:value="14.0893157599551" calcext:value-type="float">
            <text:p>14.0893157599551</text:p>
          </table:table-cell>
          <table:table-cell table:formula="of:=IF([.$A217]=&quot;&quot;;&quot;&quot;;[$latest_newly_sick_table.J216]*[.J$1])" office:value-type="float" office:value="17.4859685147159" calcext:value-type="float">
            <text:p>17.4859685147159</text:p>
          </table:table-cell>
          <table:table-cell table:formula="of:=IF([.$A217]=&quot;&quot;;&quot;&quot;;[$latest_newly_sick_table.K216]*[.K$1])" office:value-type="float" office:value="9.00573694423352" calcext:value-type="float">
            <text:p>9.00573694423352</text:p>
          </table:table-cell>
          <table:table-cell table:formula="of:=IF([.$A217]=&quot;&quot;;&quot;&quot;;[$latest_newly_sick_table.L216]*[.L$1])" office:value-type="float" office:value="19.2284547603696" calcext:value-type="float">
            <text:p>19.2284547603696</text:p>
          </table:table-cell>
          <table:table-cell/>
          <table:table-cell table:formula="of:=SUM([.B217:.J217])/[.N$1]" office:value-type="percentage" office:value="0.0187421690591196" calcext:value-type="percentage">
            <text:p>1.87%</text:p>
          </table:table-cell>
          <table:table-cell table:formula="of:=IF([.A223]=&quot;&quot;;&quot;&quot;;AVERAGE([.N210:.N223]))" office:value-type="percentage" office:value="0.0201895871311391" calcext:value-type="percentage">
            <text:p>2.02%</text:p>
          </table:table-cell>
        </table:table-row>
        <table:table-row table:style-name="ro1">
          <table:table-cell table:style-name="ce1" table:formula="of:=IF([$latest_newly_sick_table.A217]=&quot;&quot;;&quot;&quot;;[$latest_newly_sick_table.A217])" office:value-type="date" office:date-value="2022-06-18" calcext:value-type="date">
            <text:p>2022-06-18</text:p>
          </table:table-cell>
          <table:table-cell table:formula="of:=IF([.$A218]=&quot;&quot;;&quot;&quot;;[$latest_newly_sick_table.B217]*[.B$1])" office:value-type="float" office:value="14.4121818052897" calcext:value-type="float">
            <text:p>14.4121818052897</text:p>
          </table:table-cell>
          <table:table-cell table:formula="of:=IF([.$A218]=&quot;&quot;;&quot;&quot;;[$latest_newly_sick_table.C217]*[.C$1])" office:value-type="float" office:value="24.7906976744186" calcext:value-type="float">
            <text:p>24.7906976744186</text:p>
          </table:table-cell>
          <table:table-cell table:formula="of:=IF([.$A218]=&quot;&quot;;&quot;&quot;;[$latest_newly_sick_table.D217]*[.D$1])" office:value-type="float" office:value="35.4171192534231" calcext:value-type="float">
            <text:p>35.4171192534231</text:p>
          </table:table-cell>
          <table:table-cell table:formula="of:=IF([.$A218]=&quot;&quot;;&quot;&quot;;[$latest_newly_sick_table.E217]*[.E$1])" office:value-type="float" office:value="6.53594132029339" calcext:value-type="float">
            <text:p>6.53594132029339</text:p>
          </table:table-cell>
          <table:table-cell table:formula="of:=IF([.$A218]=&quot;&quot;;&quot;&quot;;[$latest_newly_sick_table.F217]*[.F$1])" office:value-type="float" office:value="18.2630800727934" calcext:value-type="float">
            <text:p>18.2630800727934</text:p>
          </table:table-cell>
          <table:table-cell table:formula="of:=IF([.$A218]=&quot;&quot;;&quot;&quot;;[$latest_newly_sick_table.G217]*[.G$1])" office:value-type="float" office:value="47.1378346414363" calcext:value-type="float">
            <text:p>47.1378346414363</text:p>
          </table:table-cell>
          <table:table-cell table:formula="of:=IF([.$A218]=&quot;&quot;;&quot;&quot;;[$latest_newly_sick_table.H217]*[.H$1])" office:value-type="float" office:value="25.2555489789878" calcext:value-type="float">
            <text:p>25.2555489789878</text:p>
          </table:table-cell>
          <table:table-cell table:formula="of:=IF([.$A218]=&quot;&quot;;&quot;&quot;;[$latest_newly_sick_table.I217]*[.I$1])" office:value-type="float" office:value="15.8207890418777" calcext:value-type="float">
            <text:p>15.8207890418777</text:p>
          </table:table-cell>
          <table:table-cell table:formula="of:=IF([.$A218]=&quot;&quot;;&quot;&quot;;[$latest_newly_sick_table.J217]*[.J$1])" office:value-type="float" office:value="15.8982907786453" calcext:value-type="float">
            <text:p>15.8982907786453</text:p>
          </table:table-cell>
          <table:table-cell table:formula="of:=IF([.$A218]=&quot;&quot;;&quot;&quot;;[$latest_newly_sick_table.K217]*[.K$1])" office:value-type="float" office:value="9.43806440620207" calcext:value-type="float">
            <text:p>9.43806440620207</text:p>
          </table:table-cell>
          <table:table-cell table:formula="of:=IF([.$A218]=&quot;&quot;;&quot;&quot;;[$latest_newly_sick_table.L217]*[.L$1])" office:value-type="float" office:value="21.5446153846154" calcext:value-type="float">
            <text:p>21.5446153846154</text:p>
          </table:table-cell>
          <table:table-cell/>
          <table:table-cell table:formula="of:=SUM([.B218:.J218])/[.N$1]" office:value-type="percentage" office:value="0.0197641759144655" calcext:value-type="percentage">
            <text:p>1.98%</text:p>
          </table:table-cell>
          <table:table-cell table:formula="of:=IF([.A224]=&quot;&quot;;&quot;&quot;;AVERAGE([.N211:.N224]))" office:value-type="percentage" office:value="0.0207731758614697" calcext:value-type="percentage">
            <text:p>2.08%</text:p>
          </table:table-cell>
        </table:table-row>
        <table:table-row table:style-name="ro1">
          <table:table-cell table:style-name="ce1" table:formula="of:=IF([$latest_newly_sick_table.A218]=&quot;&quot;;&quot;&quot;;[$latest_newly_sick_table.A218])" office:value-type="date" office:date-value="2022-06-19" calcext:value-type="date">
            <text:p>2022-06-19</text:p>
          </table:table-cell>
          <table:table-cell table:formula="of:=IF([.$A219]=&quot;&quot;;&quot;&quot;;[$latest_newly_sick_table.B218]*[.B$1])" office:value-type="float" office:value="14.5201053305814" calcext:value-type="float">
            <text:p>14.5201053305814</text:p>
          </table:table-cell>
          <table:table-cell table:formula="of:=IF([.$A219]=&quot;&quot;;&quot;&quot;;[$latest_newly_sick_table.C218]*[.C$1])" office:value-type="float" office:value="25.4702559507577" calcext:value-type="float">
            <text:p>25.4702559507577</text:p>
          </table:table-cell>
          <table:table-cell table:formula="of:=IF([.$A219]=&quot;&quot;;&quot;&quot;;[$latest_newly_sick_table.D218]*[.D$1])" office:value-type="float" office:value="38.4141689373297" calcext:value-type="float">
            <text:p>38.4141689373297</text:p>
          </table:table-cell>
          <table:table-cell table:formula="of:=IF([.$A219]=&quot;&quot;;&quot;&quot;;[$latest_newly_sick_table.E218]*[.E$1])" office:value-type="float" office:value="7.39122045344909" calcext:value-type="float">
            <text:p>7.39122045344909</text:p>
          </table:table-cell>
          <table:table-cell table:formula="of:=IF([.$A219]=&quot;&quot;;&quot;&quot;;[$latest_newly_sick_table.F218]*[.F$1])" office:value-type="float" office:value="19.7211148648649" calcext:value-type="float">
            <text:p>19.7211148648649</text:p>
          </table:table-cell>
          <table:table-cell table:formula="of:=IF([.$A219]=&quot;&quot;;&quot;&quot;;[$latest_newly_sick_table.G218]*[.G$1])" office:value-type="float" office:value="49.2533016768067" calcext:value-type="float">
            <text:p>49.2533016768067</text:p>
          </table:table-cell>
          <table:table-cell table:formula="of:=IF([.$A219]=&quot;&quot;;&quot;&quot;;[$latest_newly_sick_table.H218]*[.H$1])" office:value-type="float" office:value="28.2332557538143" calcext:value-type="float">
            <text:p>28.2332557538143</text:p>
          </table:table-cell>
          <table:table-cell table:formula="of:=IF([.$A219]=&quot;&quot;;&quot;&quot;;[$latest_newly_sick_table.I218]*[.I$1])" office:value-type="float" office:value="15.7277531781174" calcext:value-type="float">
            <text:p>15.7277531781174</text:p>
          </table:table-cell>
          <table:table-cell table:formula="of:=IF([.$A219]=&quot;&quot;;&quot;&quot;;[$latest_newly_sick_table.J218]*[.J$1])" office:value-type="float" office:value="17.3271698633917" calcext:value-type="float">
            <text:p>17.3271698633917</text:p>
          </table:table-cell>
          <table:table-cell table:formula="of:=IF([.$A219]=&quot;&quot;;&quot;&quot;;[$latest_newly_sick_table.K218]*[.K$1])" office:value-type="float" office:value="11.1389961389961" calcext:value-type="float">
            <text:p>11.1389961389961</text:p>
          </table:table-cell>
          <table:table-cell table:formula="of:=IF([.$A219]=&quot;&quot;;&quot;&quot;;[$latest_newly_sick_table.L218]*[.L$1])" office:value-type="float" office:value="22.2743799219843" calcext:value-type="float">
            <text:p>22.2743799219843</text:p>
          </table:table-cell>
          <table:table-cell/>
          <table:table-cell table:formula="of:=SUM([.B219:.J219])/[.N$1]" office:value-type="percentage" office:value="0.0209806123527979" calcext:value-type="percentage">
            <text:p>2.10%</text:p>
          </table:table-cell>
          <table:table-cell table:formula="of:=IF([.A225]=&quot;&quot;;&quot;&quot;;AVERAGE([.N212:.N225]))" office:value-type="percentage" office:value="0.0211454244420291" calcext:value-type="percentage">
            <text:p>2.11%</text:p>
          </table:table-cell>
        </table:table-row>
        <table:table-row table:style-name="ro1">
          <table:table-cell table:style-name="ce1" table:formula="of:=IF([$latest_newly_sick_table.A219]=&quot;&quot;;&quot;&quot;;[$latest_newly_sick_table.A219])" office:value-type="date" office:date-value="2022-06-20" calcext:value-type="date">
            <text:p>2022-06-20</text:p>
          </table:table-cell>
          <table:table-cell table:formula="of:=IF([.$A220]=&quot;&quot;;&quot;&quot;;[$latest_newly_sick_table.B219]*[.B$1])" office:value-type="float" office:value="16.0812274368231" calcext:value-type="float">
            <text:p>16.0812274368231</text:p>
          </table:table-cell>
          <table:table-cell table:formula="of:=IF([.$A220]=&quot;&quot;;&quot;&quot;;[$latest_newly_sick_table.C219]*[.C$1])" office:value-type="float" office:value="27.8508524331038" calcext:value-type="float">
            <text:p>27.8508524331038</text:p>
          </table:table-cell>
          <table:table-cell table:formula="of:=IF([.$A220]=&quot;&quot;;&quot;&quot;;[$latest_newly_sick_table.D219]*[.D$1])" office:value-type="float" office:value="36.9247591772975" calcext:value-type="float">
            <text:p>36.9247591772975</text:p>
          </table:table-cell>
          <table:table-cell table:formula="of:=IF([.$A220]=&quot;&quot;;&quot;&quot;;[$latest_newly_sick_table.E219]*[.E$1])" office:value-type="float" office:value="6.31001110582264" calcext:value-type="float">
            <text:p>6.31001110582264</text:p>
          </table:table-cell>
          <table:table-cell table:formula="of:=IF([.$A220]=&quot;&quot;;&quot;&quot;;[$latest_newly_sick_table.F219]*[.F$1])" office:value-type="float" office:value="19.2070560695574" calcext:value-type="float">
            <text:p>19.2070560695574</text:p>
          </table:table-cell>
          <table:table-cell table:formula="of:=IF([.$A220]=&quot;&quot;;&quot;&quot;;[$latest_newly_sick_table.G219]*[.G$1])" office:value-type="float" office:value="55.0329828214471" calcext:value-type="float">
            <text:p>55.0329828214471</text:p>
          </table:table-cell>
          <table:table-cell table:formula="of:=IF([.$A220]=&quot;&quot;;&quot;&quot;;[$latest_newly_sick_table.H219]*[.H$1])" office:value-type="float" office:value="26.4621073442191" calcext:value-type="float">
            <text:p>26.4621073442191</text:p>
          </table:table-cell>
          <table:table-cell table:formula="of:=IF([.$A220]=&quot;&quot;;&quot;&quot;;[$latest_newly_sick_table.I219]*[.I$1])" office:value-type="float" office:value="16.3359473463101" calcext:value-type="float">
            <text:p>16.3359473463101</text:p>
          </table:table-cell>
          <table:table-cell table:formula="of:=IF([.$A220]=&quot;&quot;;&quot;&quot;;[$latest_newly_sick_table.J219]*[.J$1])" office:value-type="float" office:value="18.7687097866576" calcext:value-type="float">
            <text:p>18.7687097866576</text:p>
          </table:table-cell>
          <table:table-cell table:formula="of:=IF([.$A220]=&quot;&quot;;&quot;&quot;;[$latest_newly_sick_table.K219]*[.K$1])" office:value-type="float" office:value="10.0569593862063" calcext:value-type="float">
            <text:p>10.0569593862063</text:p>
          </table:table-cell>
          <table:table-cell table:formula="of:=IF([.$A220]=&quot;&quot;;&quot;&quot;;[$latest_newly_sick_table.L219]*[.L$1])" office:value-type="float" office:value="20.932482413518" calcext:value-type="float">
            <text:p>20.932482413518</text:p>
          </table:table-cell>
          <table:table-cell/>
          <table:table-cell table:formula="of:=SUM([.B220:.J220])/[.N$1]" office:value-type="percentage" office:value="0.0216521318237753" calcext:value-type="percentage">
            <text:p>2.17%</text:p>
          </table:table-cell>
          <table:table-cell table:formula="of:=IF([.A226]=&quot;&quot;;&quot;&quot;;AVERAGE([.N213:.N226]))" office:value-type="percentage" office:value="0.0216170905964922" calcext:value-type="percentage">
            <text:p>2.16%</text:p>
          </table:table-cell>
        </table:table-row>
        <table:table-row table:style-name="ro1">
          <table:table-cell table:style-name="ce1" table:formula="of:=IF([$latest_newly_sick_table.A220]=&quot;&quot;;&quot;&quot;;[$latest_newly_sick_table.A220])" office:value-type="date" office:date-value="2022-06-21" calcext:value-type="date">
            <text:p>2022-06-21</text:p>
          </table:table-cell>
          <table:table-cell table:formula="of:=IF([.$A221]=&quot;&quot;;&quot;&quot;;[$latest_newly_sick_table.B220]*[.B$1])" office:value-type="float" office:value="16.4483304548072" calcext:value-type="float">
            <text:p>16.4483304548072</text:p>
          </table:table-cell>
          <table:table-cell table:formula="of:=IF([.$A221]=&quot;&quot;;&quot;&quot;;[$latest_newly_sick_table.C220]*[.C$1])" office:value-type="float" office:value="27.0196675251698" calcext:value-type="float">
            <text:p>27.0196675251698</text:p>
          </table:table-cell>
          <table:table-cell table:formula="of:=IF([.$A221]=&quot;&quot;;&quot;&quot;;[$latest_newly_sick_table.D220]*[.D$1])" office:value-type="float" office:value="38.3115253090827" calcext:value-type="float">
            <text:p>38.3115253090827</text:p>
          </table:table-cell>
          <table:table-cell table:formula="of:=IF([.$A221]=&quot;&quot;;&quot;&quot;;[$latest_newly_sick_table.E220]*[.E$1])" office:value-type="float" office:value="8.09035952911232" calcext:value-type="float">
            <text:p>8.09035952911232</text:p>
          </table:table-cell>
          <table:table-cell table:formula="of:=IF([.$A221]=&quot;&quot;;&quot;&quot;;[$latest_newly_sick_table.F220]*[.F$1])" office:value-type="float" office:value="20.4397971394382" calcext:value-type="float">
            <text:p>20.4397971394382</text:p>
          </table:table-cell>
          <table:table-cell table:formula="of:=IF([.$A221]=&quot;&quot;;&quot;&quot;;[$latest_newly_sick_table.G220]*[.G$1])" office:value-type="float" office:value="56.6216659565403" calcext:value-type="float">
            <text:p>56.6216659565403</text:p>
          </table:table-cell>
          <table:table-cell table:formula="of:=IF([.$A221]=&quot;&quot;;&quot;&quot;;[$latest_newly_sick_table.H220]*[.H$1])" office:value-type="float" office:value="31.1239983289658" calcext:value-type="float">
            <text:p>31.1239983289658</text:p>
          </table:table-cell>
          <table:table-cell table:formula="of:=IF([.$A221]=&quot;&quot;;&quot;&quot;;[$latest_newly_sick_table.I220]*[.I$1])" office:value-type="float" office:value="17.2688343736392" calcext:value-type="float">
            <text:p>17.2688343736392</text:p>
          </table:table-cell>
          <table:table-cell table:formula="of:=IF([.$A221]=&quot;&quot;;&quot;&quot;;[$latest_newly_sick_table.J220]*[.J$1])" office:value-type="float" office:value="18.1100350877193" calcext:value-type="float">
            <text:p>18.1100350877193</text:p>
          </table:table-cell>
          <table:table-cell table:formula="of:=IF([.$A221]=&quot;&quot;;&quot;&quot;;[$latest_newly_sick_table.K220]*[.K$1])" office:value-type="float" office:value="12.8410980256322" calcext:value-type="float">
            <text:p>12.8410980256322</text:p>
          </table:table-cell>
          <table:table-cell table:formula="of:=IF([.$A221]=&quot;&quot;;&quot;&quot;;[$latest_newly_sick_table.L220]*[.L$1])" office:value-type="float" office:value="24.1912584335582" calcext:value-type="float">
            <text:p>24.1912584335582</text:p>
          </table:table-cell>
          <table:table-cell/>
          <table:table-cell table:formula="of:=SUM([.B221:.J221])/[.N$1]" office:value-type="percentage" office:value="0.0226679174310036" calcext:value-type="percentage">
            <text:p>2.27%</text:p>
          </table:table-cell>
          <table:table-cell table:formula="of:=IF([.A227]=&quot;&quot;;&quot;&quot;;AVERAGE([.N214:.N227]))" office:value-type="percentage" office:value="0.0222494902703077" calcext:value-type="percentage">
            <text:p>2.22%</text:p>
          </table:table-cell>
        </table:table-row>
        <table:table-row table:style-name="ro1">
          <table:table-cell table:style-name="ce1" table:formula="of:=IF([$latest_newly_sick_table.A221]=&quot;&quot;;&quot;&quot;;[$latest_newly_sick_table.A221])" office:value-type="date" office:date-value="2022-06-22" calcext:value-type="date">
            <text:p>2022-06-22</text:p>
          </table:table-cell>
          <table:table-cell table:formula="of:=IF([.$A222]=&quot;&quot;;&quot;&quot;;[$latest_newly_sick_table.B221]*[.B$1])" office:value-type="float" office:value="14.2281191806332" calcext:value-type="float">
            <text:p>14.2281191806332</text:p>
          </table:table-cell>
          <table:table-cell table:formula="of:=IF([.$A222]=&quot;&quot;;&quot;&quot;;[$latest_newly_sick_table.C221]*[.C$1])" office:value-type="float" office:value="27.7640222334513" calcext:value-type="float">
            <text:p>27.7640222334513</text:p>
          </table:table-cell>
          <table:table-cell table:formula="of:=IF([.$A222]=&quot;&quot;;&quot;&quot;;[$latest_newly_sick_table.D221]*[.D$1])" office:value-type="float" office:value="41.2565246992964" calcext:value-type="float">
            <text:p>41.2565246992964</text:p>
          </table:table-cell>
          <table:table-cell table:formula="of:=IF([.$A222]=&quot;&quot;;&quot;&quot;;[$latest_newly_sick_table.E221]*[.E$1])" office:value-type="float" office:value="7.20006448492665" calcext:value-type="float">
            <text:p>7.20006448492665</text:p>
          </table:table-cell>
          <table:table-cell table:formula="of:=IF([.$A222]=&quot;&quot;;&quot;&quot;;[$latest_newly_sick_table.F221]*[.F$1])" office:value-type="float" office:value="20.4975335941487" calcext:value-type="float">
            <text:p>20.4975335941487</text:p>
          </table:table-cell>
          <table:table-cell table:formula="of:=IF([.$A222]=&quot;&quot;;&quot;&quot;;[$latest_newly_sick_table.G221]*[.G$1])" office:value-type="float" office:value="55.3822192967556" calcext:value-type="float">
            <text:p>55.3822192967556</text:p>
          </table:table-cell>
          <table:table-cell table:formula="of:=IF([.$A222]=&quot;&quot;;&quot;&quot;;[$latest_newly_sick_table.H221]*[.H$1])" office:value-type="float" office:value="31.9309853343836" calcext:value-type="float">
            <text:p>31.9309853343836</text:p>
          </table:table-cell>
          <table:table-cell table:formula="of:=IF([.$A222]=&quot;&quot;;&quot;&quot;;[$latest_newly_sick_table.I221]*[.I$1])" office:value-type="float" office:value="17.2094861660079" calcext:value-type="float">
            <text:p>17.2094861660079</text:p>
          </table:table-cell>
          <table:table-cell table:formula="of:=IF([.$A222]=&quot;&quot;;&quot;&quot;;[$latest_newly_sick_table.J221]*[.J$1])" office:value-type="float" office:value="17.0133981256508" calcext:value-type="float">
            <text:p>17.0133981256508</text:p>
          </table:table-cell>
          <table:table-cell table:formula="of:=IF([.$A222]=&quot;&quot;;&quot;&quot;;[$latest_newly_sick_table.K221]*[.K$1])" office:value-type="float" office:value="10.3343283582089" calcext:value-type="float">
            <text:p>10.3343283582089</text:p>
          </table:table-cell>
          <table:table-cell table:formula="of:=IF([.$A222]=&quot;&quot;;&quot;&quot;;[$latest_newly_sick_table.L221]*[.L$1])" office:value-type="float" office:value="21.4262936657486" calcext:value-type="float">
            <text:p>21.4262936657486</text:p>
          </table:table-cell>
          <table:table-cell/>
          <table:table-cell table:formula="of:=SUM([.B222:.J222])/[.N$1]" office:value-type="percentage" office:value="0.0225754858336817" calcext:value-type="percentage">
            <text:p>2.26%</text:p>
          </table:table-cell>
          <table:table-cell table:formula="of:=IF([.A228]=&quot;&quot;;&quot;&quot;;AVERAGE([.N215:.N228]))" office:value-type="percentage" office:value="0.0228992425421115" calcext:value-type="percentage">
            <text:p>2.29%</text:p>
          </table:table-cell>
        </table:table-row>
        <table:table-row table:style-name="ro1">
          <table:table-cell table:style-name="ce1" table:formula="of:=IF([$latest_newly_sick_table.A222]=&quot;&quot;;&quot;&quot;;[$latest_newly_sick_table.A222])" office:value-type="date" office:date-value="2022-06-23" calcext:value-type="date">
            <text:p>2022-06-23</text:p>
          </table:table-cell>
          <table:table-cell table:formula="of:=IF([.$A223]=&quot;&quot;;&quot;&quot;;[$latest_newly_sick_table.B222]*[.B$1])" office:value-type="float" office:value="15.5713775109014" calcext:value-type="float">
            <text:p>15.5713775109014</text:p>
          </table:table-cell>
          <table:table-cell table:formula="of:=IF([.$A223]=&quot;&quot;;&quot;&quot;;[$latest_newly_sick_table.C222]*[.C$1])" office:value-type="float" office:value="27.7619452605536" calcext:value-type="float">
            <text:p>27.7619452605536</text:p>
          </table:table-cell>
          <table:table-cell table:formula="of:=IF([.$A223]=&quot;&quot;;&quot;&quot;;[$latest_newly_sick_table.D222]*[.D$1])" office:value-type="float" office:value="39.3768158908983" calcext:value-type="float">
            <text:p>39.3768158908983</text:p>
          </table:table-cell>
          <table:table-cell table:formula="of:=IF([.$A223]=&quot;&quot;;&quot;&quot;;[$latest_newly_sick_table.E222]*[.E$1])" office:value-type="float" office:value="6.50321750321749" calcext:value-type="float">
            <text:p>6.50321750321749</text:p>
          </table:table-cell>
          <table:table-cell table:formula="of:=IF([.$A223]=&quot;&quot;;&quot;&quot;;[$latest_newly_sick_table.F222]*[.F$1])" office:value-type="float" office:value="19.4250585480093" calcext:value-type="float">
            <text:p>19.4250585480093</text:p>
          </table:table-cell>
          <table:table-cell table:formula="of:=IF([.$A223]=&quot;&quot;;&quot;&quot;;[$latest_newly_sick_table.G222]*[.G$1])" office:value-type="float" office:value="56.6697199299296" calcext:value-type="float">
            <text:p>56.6697199299296</text:p>
          </table:table-cell>
          <table:table-cell table:formula="of:=IF([.$A223]=&quot;&quot;;&quot;&quot;;[$latest_newly_sick_table.H222]*[.H$1])" office:value-type="float" office:value="32.1241191012065" calcext:value-type="float">
            <text:p>32.1241191012065</text:p>
          </table:table-cell>
          <table:table-cell table:formula="of:=IF([.$A223]=&quot;&quot;;&quot;&quot;;[$latest_newly_sick_table.I222]*[.I$1])" office:value-type="float" office:value="16.330685203575" calcext:value-type="float">
            <text:p>16.330685203575</text:p>
          </table:table-cell>
          <table:table-cell table:formula="of:=IF([.$A223]=&quot;&quot;;&quot;&quot;;[$latest_newly_sick_table.J222]*[.J$1])" office:value-type="float" office:value="18.1699220098006" calcext:value-type="float">
            <text:p>18.1699220098006</text:p>
          </table:table-cell>
          <table:table-cell table:formula="of:=IF([.$A223]=&quot;&quot;;&quot;&quot;;[$latest_newly_sick_table.K222]*[.K$1])" office:value-type="float" office:value="11.8168808911739" calcext:value-type="float">
            <text:p>11.8168808911739</text:p>
          </table:table-cell>
          <table:table-cell table:formula="of:=IF([.$A223]=&quot;&quot;;&quot;&quot;;[$latest_newly_sick_table.L222]*[.L$1])" office:value-type="float" office:value="19.5176496706875" calcext:value-type="float">
            <text:p>19.5176496706875</text:p>
          </table:table-cell>
          <table:table-cell/>
          <table:table-cell table:formula="of:=SUM([.B223:.J223])/[.N$1]" office:value-type="percentage" office:value="0.0225221267195661" calcext:value-type="percentage">
            <text:p>2.25%</text:p>
          </table:table-cell>
          <table:table-cell table:formula="of:=IF([.A229]=&quot;&quot;;&quot;&quot;;AVERAGE([.N216:.N229]))" office:value-type="percentage" office:value="0.0236019377250077" calcext:value-type="percentage">
            <text:p>2.36%</text:p>
          </table:table-cell>
        </table:table-row>
        <table:table-row table:style-name="ro1">
          <table:table-cell table:style-name="ce1" table:formula="of:=IF([$latest_newly_sick_table.A223]=&quot;&quot;;&quot;&quot;;[$latest_newly_sick_table.A223])" office:value-type="date" office:date-value="2022-06-24" calcext:value-type="date">
            <text:p>2022-06-24</text:p>
          </table:table-cell>
          <table:table-cell table:formula="of:=IF([.$A224]=&quot;&quot;;&quot;&quot;;[$latest_newly_sick_table.B223]*[.B$1])" office:value-type="float" office:value="18.3688131985098" calcext:value-type="float">
            <text:p>18.3688131985098</text:p>
          </table:table-cell>
          <table:table-cell table:formula="of:=IF([.$A224]=&quot;&quot;;&quot;&quot;;[$latest_newly_sick_table.C223]*[.C$1])" office:value-type="float" office:value="31.1779390063945" calcext:value-type="float">
            <text:p>31.1779390063945</text:p>
          </table:table-cell>
          <table:table-cell table:formula="of:=IF([.$A224]=&quot;&quot;;&quot;&quot;;[$latest_newly_sick_table.D223]*[.D$1])" office:value-type="float" office:value="41.2890004859874" calcext:value-type="float">
            <text:p>41.2890004859874</text:p>
          </table:table-cell>
          <table:table-cell table:formula="of:=IF([.$A224]=&quot;&quot;;&quot;&quot;;[$latest_newly_sick_table.E223]*[.E$1])" office:value-type="float" office:value="7.46779193937307" calcext:value-type="float">
            <text:p>7.46779193937307</text:p>
          </table:table-cell>
          <table:table-cell table:formula="of:=IF([.$A224]=&quot;&quot;;&quot;&quot;;[$latest_newly_sick_table.F223]*[.F$1])" office:value-type="float" office:value="25.1212691094395" calcext:value-type="float">
            <text:p>25.1212691094395</text:p>
          </table:table-cell>
          <table:table-cell table:formula="of:=IF([.$A224]=&quot;&quot;;&quot;&quot;;[$latest_newly_sick_table.G223]*[.G$1])" office:value-type="float" office:value="64.5754216219849" calcext:value-type="float">
            <text:p>64.5754216219849</text:p>
          </table:table-cell>
          <table:table-cell table:formula="of:=IF([.$A224]=&quot;&quot;;&quot;&quot;;[$latest_newly_sick_table.H223]*[.H$1])" office:value-type="float" office:value="37.7861104601203" calcext:value-type="float">
            <text:p>37.7861104601203</text:p>
          </table:table-cell>
          <table:table-cell table:formula="of:=IF([.$A224]=&quot;&quot;;&quot;&quot;;[$latest_newly_sick_table.I223]*[.I$1])" office:value-type="float" office:value="18.7747816179263" calcext:value-type="float">
            <text:p>18.7747816179263</text:p>
          </table:table-cell>
          <table:table-cell table:formula="of:=IF([.$A224]=&quot;&quot;;&quot;&quot;;[$latest_newly_sick_table.J223]*[.J$1])" office:value-type="float" office:value="19.8394849142772" calcext:value-type="float">
            <text:p>19.8394849142772</text:p>
          </table:table-cell>
          <table:table-cell table:formula="of:=IF([.$A224]=&quot;&quot;;&quot;&quot;;[$latest_newly_sick_table.K223]*[.K$1])" office:value-type="float" office:value="13.3290019852012" calcext:value-type="float">
            <text:p>13.3290019852012</text:p>
          </table:table-cell>
          <table:table-cell table:formula="of:=IF([.$A224]=&quot;&quot;;&quot;&quot;;[$latest_newly_sick_table.L223]*[.L$1])" office:value-type="float" office:value="24.2402633903477" calcext:value-type="float">
            <text:p>24.2402633903477</text:p>
          </table:table-cell>
          <table:table-cell/>
          <table:table-cell table:formula="of:=SUM([.B224:.J224])/[.N$1]" office:value-type="percentage" office:value="0.0256749477912229" calcext:value-type="percentage">
            <text:p>2.57%</text:p>
          </table:table-cell>
          <table:table-cell table:formula="of:=IF([.A230]=&quot;&quot;;&quot;&quot;;AVERAGE([.N217:.N230]))" office:value-type="percentage" office:value="0.024333644936893" calcext:value-type="percentage">
            <text:p>2.43%</text:p>
          </table:table-cell>
        </table:table-row>
        <table:table-row table:style-name="ro1">
          <table:table-cell table:style-name="ce1" table:formula="of:=IF([$latest_newly_sick_table.A224]=&quot;&quot;;&quot;&quot;;[$latest_newly_sick_table.A224])" office:value-type="date" office:date-value="2022-06-25" calcext:value-type="date">
            <text:p>2022-06-25</text:p>
          </table:table-cell>
          <table:table-cell table:formula="of:=IF([.$A225]=&quot;&quot;;&quot;&quot;;[$latest_newly_sick_table.B224]*[.B$1])" office:value-type="float" office:value="17.2901703800786" calcext:value-type="float">
            <text:p>17.2901703800786</text:p>
          </table:table-cell>
          <table:table-cell table:formula="of:=IF([.$A225]=&quot;&quot;;&quot;&quot;;[$latest_newly_sick_table.C224]*[.C$1])" office:value-type="float" office:value="27.4454048919496" calcext:value-type="float">
            <text:p>27.4454048919496</text:p>
          </table:table-cell>
          <table:table-cell table:formula="of:=IF([.$A225]=&quot;&quot;;&quot;&quot;;[$latest_newly_sick_table.D224]*[.D$1])" office:value-type="float" office:value="40.4627855563744" calcext:value-type="float">
            <text:p>40.4627855563744</text:p>
          </table:table-cell>
          <table:table-cell table:formula="of:=IF([.$A225]=&quot;&quot;;&quot;&quot;;[$latest_newly_sick_table.E224]*[.E$1])" office:value-type="float" office:value="7.10073901205756" calcext:value-type="float">
            <text:p>7.10073901205756</text:p>
          </table:table-cell>
          <table:table-cell table:formula="of:=IF([.$A225]=&quot;&quot;;&quot;&quot;;[$latest_newly_sick_table.F224]*[.F$1])" office:value-type="float" office:value="21.5463105035569" calcext:value-type="float">
            <text:p>21.5463105035569</text:p>
          </table:table-cell>
          <table:table-cell table:formula="of:=IF([.$A225]=&quot;&quot;;&quot;&quot;;[$latest_newly_sick_table.G224]*[.G$1])" office:value-type="float" office:value="58.8777883307237" calcext:value-type="float">
            <text:p>58.8777883307237</text:p>
          </table:table-cell>
          <table:table-cell table:formula="of:=IF([.$A225]=&quot;&quot;;&quot;&quot;;[$latest_newly_sick_table.H224]*[.H$1])" office:value-type="float" office:value="35.5304688195" calcext:value-type="float">
            <text:p>35.5304688195</text:p>
          </table:table-cell>
          <table:table-cell table:formula="of:=IF([.$A225]=&quot;&quot;;&quot;&quot;;[$latest_newly_sick_table.I224]*[.I$1])" office:value-type="float" office:value="17.9164105716042" calcext:value-type="float">
            <text:p>17.9164105716042</text:p>
          </table:table-cell>
          <table:table-cell table:formula="of:=IF([.$A225]=&quot;&quot;;&quot;&quot;;[$latest_newly_sick_table.J224]*[.J$1])" office:value-type="float" office:value="17.4074074074074" calcext:value-type="float">
            <text:p>17.4074074074074</text:p>
          </table:table-cell>
          <table:table-cell table:formula="of:=IF([.$A225]=&quot;&quot;;&quot;&quot;;[$latest_newly_sick_table.K224]*[.K$1])" office:value-type="float" office:value="13.3649687403915" calcext:value-type="float">
            <text:p>13.3649687403915</text:p>
          </table:table-cell>
          <table:table-cell table:formula="of:=IF([.$A225]=&quot;&quot;;&quot;&quot;;[$latest_newly_sick_table.L224]*[.L$1])" office:value-type="float" office:value="21.6228882833788" calcext:value-type="float">
            <text:p>21.6228882833788</text:p>
          </table:table-cell>
          <table:table-cell/>
          <table:table-cell table:formula="of:=SUM([.B225:.J225])/[.N$1]" office:value-type="percentage" office:value="0.023652892355142" calcext:value-type="percentage">
            <text:p>2.37%</text:p>
          </table:table-cell>
          <table:table-cell table:formula="of:=IF([.A231]=&quot;&quot;;&quot;&quot;;AVERAGE([.N218:.N231]))" office:value-type="percentage" office:value="0.0253406733996803" calcext:value-type="percentage">
            <text:p>2.53%</text:p>
          </table:table-cell>
        </table:table-row>
        <table:table-row table:style-name="ro1">
          <table:table-cell table:style-name="ce1" table:formula="of:=IF([$latest_newly_sick_table.A225]=&quot;&quot;;&quot;&quot;;[$latest_newly_sick_table.A225])" office:value-type="date" office:date-value="2022-06-26" calcext:value-type="date">
            <text:p>2022-06-26</text:p>
          </table:table-cell>
          <table:table-cell table:formula="of:=IF([.$A226]=&quot;&quot;;&quot;&quot;;[$latest_newly_sick_table.B225]*[.B$1])" office:value-type="float" office:value="18.1100080493695" calcext:value-type="float">
            <text:p>18.1100080493695</text:p>
          </table:table-cell>
          <table:table-cell table:formula="of:=IF([.$A226]=&quot;&quot;;&quot;&quot;;[$latest_newly_sick_table.C225]*[.C$1])" office:value-type="float" office:value="30.6766581938517" calcext:value-type="float">
            <text:p>30.6766581938517</text:p>
          </table:table-cell>
          <table:table-cell table:formula="of:=IF([.$A226]=&quot;&quot;;&quot;&quot;;[$latest_newly_sick_table.D225]*[.D$1])" office:value-type="float" office:value="44.3058202056409" calcext:value-type="float">
            <text:p>44.3058202056409</text:p>
          </table:table-cell>
          <table:table-cell table:formula="of:=IF([.$A226]=&quot;&quot;;&quot;&quot;;[$latest_newly_sick_table.E225]*[.E$1])" office:value-type="float" office:value="8.13398821218074" calcext:value-type="float">
            <text:p>8.13398821218074</text:p>
          </table:table-cell>
          <table:table-cell table:formula="of:=IF([.$A226]=&quot;&quot;;&quot;&quot;;[$latest_newly_sick_table.F225]*[.F$1])" office:value-type="float" office:value="22.3277804658879" calcext:value-type="float">
            <text:p>22.3277804658879</text:p>
          </table:table-cell>
          <table:table-cell table:formula="of:=IF([.$A226]=&quot;&quot;;&quot;&quot;;[$latest_newly_sick_table.G225]*[.G$1])" office:value-type="float" office:value="59.310363736063" calcext:value-type="float">
            <text:p>59.310363736063</text:p>
          </table:table-cell>
          <table:table-cell table:formula="of:=IF([.$A226]=&quot;&quot;;&quot;&quot;;[$latest_newly_sick_table.H225]*[.H$1])" office:value-type="float" office:value="36.5177984665937" calcext:value-type="float">
            <text:p>36.5177984665937</text:p>
          </table:table-cell>
          <table:table-cell table:formula="of:=IF([.$A226]=&quot;&quot;;&quot;&quot;;[$latest_newly_sick_table.I225]*[.I$1])" office:value-type="float" office:value="19.0665360292153" calcext:value-type="float">
            <text:p>19.0665360292153</text:p>
          </table:table-cell>
          <table:table-cell table:formula="of:=IF([.$A226]=&quot;&quot;;&quot;&quot;;[$latest_newly_sick_table.J225]*[.J$1])" office:value-type="float" office:value="23.5086528673227" calcext:value-type="float">
            <text:p>23.5086528673227</text:p>
          </table:table-cell>
          <table:table-cell table:formula="of:=IF([.$A226]=&quot;&quot;;&quot;&quot;;[$latest_newly_sick_table.K225]*[.K$1])" office:value-type="float" office:value="14.0963818163076" calcext:value-type="float">
            <text:p>14.0963818163076</text:p>
          </table:table-cell>
          <table:table-cell table:formula="of:=IF([.$A226]=&quot;&quot;;&quot;&quot;;[$latest_newly_sick_table.L225]*[.L$1])" office:value-type="float" office:value="23.6267459673786" calcext:value-type="float">
            <text:p>23.6267459673786</text:p>
          </table:table-cell>
          <table:table-cell/>
          <table:table-cell table:formula="of:=SUM([.B226:.J226])/[.N$1]" office:value-type="percentage" office:value="0.0254377166659667" calcext:value-type="percentage">
            <text:p>2.54%</text:p>
          </table:table-cell>
          <table:table-cell table:formula="of:=IF([.A232]=&quot;&quot;;&quot;&quot;;AVERAGE([.N219:.N232]))" office:value-type="percentage" office:value="0.0262199703050467" calcext:value-type="percentage">
            <text:p>2.62%</text:p>
          </table:table-cell>
        </table:table-row>
        <table:table-row table:style-name="ro1">
          <table:table-cell table:style-name="ce1" table:formula="of:=IF([$latest_newly_sick_table.A226]=&quot;&quot;;&quot;&quot;;[$latest_newly_sick_table.A226])" office:value-type="date" office:date-value="2022-06-27" calcext:value-type="date">
            <text:p>2022-06-27</text:p>
          </table:table-cell>
          <table:table-cell table:formula="of:=IF([.$A227]=&quot;&quot;;&quot;&quot;;[$latest_newly_sick_table.B226]*[.B$1])" office:value-type="float" office:value="20.8445220650877" calcext:value-type="float">
            <text:p>20.8445220650877</text:p>
          </table:table-cell>
          <table:table-cell table:formula="of:=IF([.$A227]=&quot;&quot;;&quot;&quot;;[$latest_newly_sick_table.C226]*[.C$1])" office:value-type="float" office:value="34.0080142883312" calcext:value-type="float">
            <text:p>34.0080142883312</text:p>
          </table:table-cell>
          <table:table-cell table:formula="of:=IF([.$A227]=&quot;&quot;;&quot;&quot;;[$latest_newly_sick_table.D226]*[.D$1])" office:value-type="float" office:value="49.2743441926978" calcext:value-type="float">
            <text:p>49.2743441926978</text:p>
          </table:table-cell>
          <table:table-cell table:formula="of:=IF([.$A227]=&quot;&quot;;&quot;&quot;;[$latest_newly_sick_table.E226]*[.E$1])" office:value-type="float" office:value="9.32672134274271" calcext:value-type="float">
            <text:p>9.32672134274271</text:p>
          </table:table-cell>
          <table:table-cell table:formula="of:=IF([.$A227]=&quot;&quot;;&quot;&quot;;[$latest_newly_sick_table.F226]*[.F$1])" office:value-type="float" office:value="24.9788273615635" calcext:value-type="float">
            <text:p>24.9788273615635</text:p>
          </table:table-cell>
          <table:table-cell table:formula="of:=IF([.$A227]=&quot;&quot;;&quot;&quot;;[$latest_newly_sick_table.G226]*[.G$1])" office:value-type="float" office:value="69.9570481550969" calcext:value-type="float">
            <text:p>69.9570481550969</text:p>
          </table:table-cell>
          <table:table-cell table:formula="of:=IF([.$A227]=&quot;&quot;;&quot;&quot;;[$latest_newly_sick_table.H226]*[.H$1])" office:value-type="float" office:value="40.3108666959965" calcext:value-type="float">
            <text:p>40.3108666959965</text:p>
          </table:table-cell>
          <table:table-cell table:formula="of:=IF([.$A227]=&quot;&quot;;&quot;&quot;;[$latest_newly_sick_table.I226]*[.I$1])" office:value-type="float" office:value="21.4849689011749" calcext:value-type="float">
            <text:p>21.4849689011749</text:p>
          </table:table-cell>
          <table:table-cell table:formula="of:=IF([.$A227]=&quot;&quot;;&quot;&quot;;[$latest_newly_sick_table.J226]*[.J$1])" office:value-type="float" office:value="22.1298379093616" calcext:value-type="float">
            <text:p>22.1298379093616</text:p>
          </table:table-cell>
          <table:table-cell table:formula="of:=IF([.$A227]=&quot;&quot;;&quot;&quot;;[$latest_newly_sick_table.K226]*[.K$1])" office:value-type="float" office:value="15.0096793708409" calcext:value-type="float">
            <text:p>15.0096793708409</text:p>
          </table:table-cell>
          <table:table-cell table:formula="of:=IF([.$A227]=&quot;&quot;;&quot;&quot;;[$latest_newly_sick_table.L226]*[.L$1])" office:value-type="float" office:value="25.0900482401286" calcext:value-type="float">
            <text:p>25.0900482401286</text:p>
          </table:table-cell>
          <table:table-cell/>
          <table:table-cell table:formula="of:=SUM([.B227:.J227])/[.N$1]" office:value-type="percentage" office:value="0.0283856235105897" calcext:value-type="percentage">
            <text:p>2.84%</text:p>
          </table:table-cell>
          <table:table-cell table:formula="of:=IF([.A233]=&quot;&quot;;&quot;&quot;;AVERAGE([.N220:.N233]))" office:value-type="percentage" office:value="0.0270579713817541" calcext:value-type="percentage">
            <text:p>2.71%</text:p>
          </table:table-cell>
        </table:table-row>
        <table:table-row table:style-name="ro1">
          <table:table-cell table:style-name="ce1" table:formula="of:=IF([$latest_newly_sick_table.A227]=&quot;&quot;;&quot;&quot;;[$latest_newly_sick_table.A227])" office:value-type="date" office:date-value="2022-06-28" calcext:value-type="date">
            <text:p>2022-06-28</text:p>
          </table:table-cell>
          <table:table-cell table:formula="of:=IF([.$A228]=&quot;&quot;;&quot;&quot;;[$latest_newly_sick_table.B227]*[.B$1])" office:value-type="float" office:value="21.6925272444213" calcext:value-type="float">
            <text:p>21.6925272444213</text:p>
          </table:table-cell>
          <table:table-cell table:formula="of:=IF([.$A228]=&quot;&quot;;&quot;&quot;;[$latest_newly_sick_table.C227]*[.C$1])" office:value-type="float" office:value="34.4882352941176" calcext:value-type="float">
            <text:p>34.4882352941176</text:p>
          </table:table-cell>
          <table:table-cell table:formula="of:=IF([.$A228]=&quot;&quot;;&quot;&quot;;[$latest_newly_sick_table.D227]*[.D$1])" office:value-type="float" office:value="54.2464904284412" calcext:value-type="float">
            <text:p>54.2464904284412</text:p>
          </table:table-cell>
          <table:table-cell table:formula="of:=IF([.$A228]=&quot;&quot;;&quot;&quot;;[$latest_newly_sick_table.E227]*[.E$1])" office:value-type="float" office:value="9.50364403528961" calcext:value-type="float">
            <text:p>9.50364403528961</text:p>
          </table:table-cell>
          <table:table-cell table:formula="of:=IF([.$A228]=&quot;&quot;;&quot;&quot;;[$latest_newly_sick_table.F227]*[.F$1])" office:value-type="float" office:value="24.8293269230769" calcext:value-type="float">
            <text:p>24.8293269230769</text:p>
          </table:table-cell>
          <table:table-cell table:formula="of:=IF([.$A228]=&quot;&quot;;&quot;&quot;;[$latest_newly_sick_table.G227]*[.G$1])" office:value-type="float" office:value="69.790645539308" calcext:value-type="float">
            <text:p>69.790645539308</text:p>
          </table:table-cell>
          <table:table-cell table:formula="of:=IF([.$A228]=&quot;&quot;;&quot;&quot;;[$latest_newly_sick_table.H227]*[.H$1])" office:value-type="float" office:value="42.4986524101975" calcext:value-type="float">
            <text:p>42.4986524101975</text:p>
          </table:table-cell>
          <table:table-cell table:formula="of:=IF([.$A228]=&quot;&quot;;&quot;&quot;;[$latest_newly_sick_table.I227]*[.I$1])" office:value-type="float" office:value="22.6196647658545" calcext:value-type="float">
            <text:p>22.6196647658545</text:p>
          </table:table-cell>
          <table:table-cell table:formula="of:=IF([.$A228]=&quot;&quot;;&quot;&quot;;[$latest_newly_sick_table.J227]*[.J$1])" office:value-type="float" office:value="25.548546165618" calcext:value-type="float">
            <text:p>25.548546165618</text:p>
          </table:table-cell>
          <table:table-cell table:formula="of:=IF([.$A228]=&quot;&quot;;&quot;&quot;;[$latest_newly_sick_table.K227]*[.K$1])" office:value-type="float" office:value="17.9264381639607" calcext:value-type="float">
            <text:p>17.9264381639607</text:p>
          </table:table-cell>
          <table:table-cell table:formula="of:=IF([.$A228]=&quot;&quot;;&quot;&quot;;[$latest_newly_sick_table.L227]*[.L$1])" office:value-type="float" office:value="26.0628234226055" calcext:value-type="float">
            <text:p>26.0628234226055</text:p>
          </table:table-cell>
          <table:table-cell/>
          <table:table-cell table:formula="of:=SUM([.B228:.J228])/[.N$1]" office:value-type="percentage" office:value="0.0296385446500607" calcext:value-type="percentage">
            <text:p>2.96%</text:p>
          </table:table-cell>
          <table:table-cell table:formula="of:=IF([.A234]=&quot;&quot;;&quot;&quot;;AVERAGE([.N221:.N234]))" office:value-type="percentage" office:value="0.0282108530188372" calcext:value-type="percentage">
            <text:p>2.82%</text:p>
          </table:table-cell>
        </table:table-row>
        <table:table-row table:style-name="ro1">
          <table:table-cell table:style-name="ce1" table:formula="of:=IF([$latest_newly_sick_table.A228]=&quot;&quot;;&quot;&quot;;[$latest_newly_sick_table.A228])" office:value-type="date" office:date-value="2022-06-29" calcext:value-type="date">
            <text:p>2022-06-29</text:p>
          </table:table-cell>
          <table:table-cell table:formula="of:=IF([.$A229]=&quot;&quot;;&quot;&quot;;[$latest_newly_sick_table.B228]*[.B$1])" office:value-type="float" office:value="23.6898241315951" calcext:value-type="float">
            <text:p>23.6898241315951</text:p>
          </table:table-cell>
          <table:table-cell table:formula="of:=IF([.$A229]=&quot;&quot;;&quot;&quot;;[$latest_newly_sick_table.C228]*[.C$1])" office:value-type="float" office:value="36.05444646098" calcext:value-type="float">
            <text:p>36.05444646098</text:p>
          </table:table-cell>
          <table:table-cell table:formula="of:=IF([.$A229]=&quot;&quot;;&quot;&quot;;[$latest_newly_sick_table.D228]*[.D$1])" office:value-type="float" office:value="54.8629894047565" calcext:value-type="float">
            <text:p>54.8629894047565</text:p>
          </table:table-cell>
          <table:table-cell table:formula="of:=IF([.$A229]=&quot;&quot;;&quot;&quot;;[$latest_newly_sick_table.E228]*[.E$1])" office:value-type="float" office:value="9.48340491995316" calcext:value-type="float">
            <text:p>9.48340491995316</text:p>
          </table:table-cell>
          <table:table-cell table:formula="of:=IF([.$A229]=&quot;&quot;;&quot;&quot;;[$latest_newly_sick_table.F228]*[.F$1])" office:value-type="float" office:value="24.4146424905918" calcext:value-type="float">
            <text:p>24.4146424905918</text:p>
          </table:table-cell>
          <table:table-cell table:formula="of:=IF([.$A229]=&quot;&quot;;&quot;&quot;;[$latest_newly_sick_table.G228]*[.G$1])" office:value-type="float" office:value="75.5099004899734" calcext:value-type="float">
            <text:p>75.5099004899734</text:p>
          </table:table-cell>
          <table:table-cell table:formula="of:=IF([.$A229]=&quot;&quot;;&quot;&quot;;[$latest_newly_sick_table.H228]*[.H$1])" office:value-type="float" office:value="41.6290989988876" calcext:value-type="float">
            <text:p>41.6290989988876</text:p>
          </table:table-cell>
          <table:table-cell table:formula="of:=IF([.$A229]=&quot;&quot;;&quot;&quot;;[$latest_newly_sick_table.I228]*[.I$1])" office:value-type="float" office:value="21.4056120232821" calcext:value-type="float">
            <text:p>21.4056120232821</text:p>
          </table:table-cell>
          <table:table-cell table:formula="of:=IF([.$A229]=&quot;&quot;;&quot;&quot;;[$latest_newly_sick_table.J228]*[.J$1])" office:value-type="float" office:value="22.5836779475061" calcext:value-type="float">
            <text:p>22.5836779475061</text:p>
          </table:table-cell>
          <table:table-cell table:formula="of:=IF([.$A229]=&quot;&quot;;&quot;&quot;;[$latest_newly_sick_table.K228]*[.K$1])" office:value-type="float" office:value="16.6707545208896" calcext:value-type="float">
            <text:p>16.6707545208896</text:p>
          </table:table-cell>
          <table:table-cell table:formula="of:=IF([.$A229]=&quot;&quot;;&quot;&quot;;[$latest_newly_sick_table.L228]*[.L$1])" office:value-type="float" office:value="26.3486103441929" calcext:value-type="float">
            <text:p>26.3486103441929</text:p>
          </table:table-cell>
          <table:table-cell/>
          <table:table-cell table:formula="of:=SUM([.B229:.J229])/[.N$1]" office:value-type="percentage" office:value="0.0300673525798724" calcext:value-type="percentage">
            <text:p>3.01%</text:p>
          </table:table-cell>
          <table:table-cell table:formula="of:=IF([.A235]=&quot;&quot;;&quot;&quot;;AVERAGE([.N222:.N235]))" office:value-type="percentage" office:value="0.0290544147929313" calcext:value-type="percentage">
            <text:p>2.91%</text:p>
          </table:table-cell>
        </table:table-row>
        <table:table-row table:style-name="ro1">
          <table:table-cell table:style-name="ce1" table:formula="of:=IF([$latest_newly_sick_table.A229]=&quot;&quot;;&quot;&quot;;[$latest_newly_sick_table.A229])" office:value-type="date" office:date-value="2022-06-30" calcext:value-type="date">
            <text:p>2022-06-30</text:p>
          </table:table-cell>
          <table:table-cell table:formula="of:=IF([.$A230]=&quot;&quot;;&quot;&quot;;[$latest_newly_sick_table.B229]*[.B$1])" office:value-type="float" office:value="22.2124912770412" calcext:value-type="float">
            <text:p>22.2124912770412</text:p>
          </table:table-cell>
          <table:table-cell table:formula="of:=IF([.$A230]=&quot;&quot;;&quot;&quot;;[$latest_newly_sick_table.C229]*[.C$1])" office:value-type="float" office:value="35.2586422324032" calcext:value-type="float">
            <text:p>35.2586422324032</text:p>
          </table:table-cell>
          <table:table-cell table:formula="of:=IF([.$A230]=&quot;&quot;;&quot;&quot;;[$latest_newly_sick_table.D229]*[.D$1])" office:value-type="float" office:value="51.4413883728307" calcext:value-type="float">
            <text:p>51.4413883728307</text:p>
          </table:table-cell>
          <table:table-cell table:formula="of:=IF([.$A230]=&quot;&quot;;&quot;&quot;;[$latest_newly_sick_table.E229]*[.E$1])" office:value-type="float" office:value="7.93432489858992" calcext:value-type="float">
            <text:p>7.93432489858992</text:p>
          </table:table-cell>
          <table:table-cell table:formula="of:=IF([.$A230]=&quot;&quot;;&quot;&quot;;[$latest_newly_sick_table.F229]*[.F$1])" office:value-type="float" office:value="25.0027664430459" calcext:value-type="float">
            <text:p>25.0027664430459</text:p>
          </table:table-cell>
          <table:table-cell table:formula="of:=IF([.$A230]=&quot;&quot;;&quot;&quot;;[$latest_newly_sick_table.G229]*[.G$1])" office:value-type="float" office:value="70.6341537143864" calcext:value-type="float">
            <text:p>70.6341537143864</text:p>
          </table:table-cell>
          <table:table-cell table:formula="of:=IF([.$A230]=&quot;&quot;;&quot;&quot;;[$latest_newly_sick_table.H229]*[.H$1])" office:value-type="float" office:value="43.3556637168142" calcext:value-type="float">
            <text:p>43.3556637168142</text:p>
          </table:table-cell>
          <table:table-cell table:formula="of:=IF([.$A230]=&quot;&quot;;&quot;&quot;;[$latest_newly_sick_table.I229]*[.I$1])" office:value-type="float" office:value="20.0503428521829" calcext:value-type="float">
            <text:p>20.0503428521829</text:p>
          </table:table-cell>
          <table:table-cell table:formula="of:=IF([.$A230]=&quot;&quot;;&quot;&quot;;[$latest_newly_sick_table.J229]*[.J$1])" office:value-type="float" office:value="21.8185318489998" calcext:value-type="float">
            <text:p>21.8185318489998</text:p>
          </table:table-cell>
          <table:table-cell table:formula="of:=IF([.$A230]=&quot;&quot;;&quot;&quot;;[$latest_newly_sick_table.K229]*[.K$1])" office:value-type="float" office:value="14.7871965137996" calcext:value-type="float">
            <text:p>14.7871965137996</text:p>
          </table:table-cell>
          <table:table-cell table:formula="of:=IF([.$A230]=&quot;&quot;;&quot;&quot;;[$latest_newly_sick_table.L229]*[.L$1])" office:value-type="float" office:value="23.6465556465556" calcext:value-type="float">
            <text:p>23.6465556465556</text:p>
          </table:table-cell>
          <table:table-cell/>
          <table:table-cell table:formula="of:=SUM([.B230:.J230])/[.N$1]" office:value-type="percentage" office:value="0.0289093324292381" calcext:value-type="percentage">
            <text:p>2.89%</text:p>
          </table:table-cell>
          <table:table-cell table:formula="of:=IF([.A236]=&quot;&quot;;&quot;&quot;;AVERAGE([.N223:.N236]))" office:value-type="percentage" office:value="0.0298526341610986" calcext:value-type="percentage">
            <text:p>2.99%</text:p>
          </table:table-cell>
        </table:table-row>
        <table:table-row table:style-name="ro1">
          <table:table-cell table:style-name="ce1" table:formula="of:=IF([$latest_newly_sick_table.A230]=&quot;&quot;;&quot;&quot;;[$latest_newly_sick_table.A230])" office:value-type="date" office:date-value="2022-07-01" calcext:value-type="date">
            <text:p>2022-07-01</text:p>
          </table:table-cell>
          <table:table-cell table:formula="of:=IF([.$A231]=&quot;&quot;;&quot;&quot;;[$latest_newly_sick_table.B230]*[.B$1])" office:value-type="float" office:value="23.7855281445448" calcext:value-type="float">
            <text:p>23.7855281445448</text:p>
          </table:table-cell>
          <table:table-cell table:formula="of:=IF([.$A231]=&quot;&quot;;&quot;&quot;;[$latest_newly_sick_table.C230]*[.C$1])" office:value-type="float" office:value="39.9004748161252" calcext:value-type="float">
            <text:p>39.9004748161252</text:p>
          </table:table-cell>
          <table:table-cell table:formula="of:=IF([.$A231]=&quot;&quot;;&quot;&quot;;[$latest_newly_sick_table.D230]*[.D$1])" office:value-type="float" office:value="61.6346789588862" calcext:value-type="float">
            <text:p>61.6346789588862</text:p>
          </table:table-cell>
          <table:table-cell table:formula="of:=IF([.$A231]=&quot;&quot;;&quot;&quot;;[$latest_newly_sick_table.E230]*[.E$1])" office:value-type="float" office:value="8.6866190384244" calcext:value-type="float">
            <text:p>8.6866190384244</text:p>
          </table:table-cell>
          <table:table-cell table:formula="of:=IF([.$A231]=&quot;&quot;;&quot;&quot;;[$latest_newly_sick_table.F230]*[.F$1])" office:value-type="float" office:value="29.2350843505692" calcext:value-type="float">
            <text:p>29.2350843505692</text:p>
          </table:table-cell>
          <table:table-cell table:formula="of:=IF([.$A231]=&quot;&quot;;&quot;&quot;;[$latest_newly_sick_table.G230]*[.G$1])" office:value-type="float" office:value="76.6464605473405" calcext:value-type="float">
            <text:p>76.6464605473405</text:p>
          </table:table-cell>
          <table:table-cell table:formula="of:=IF([.$A231]=&quot;&quot;;&quot;&quot;;[$latest_newly_sick_table.H230]*[.H$1])" office:value-type="float" office:value="47.7162687886826" calcext:value-type="float">
            <text:p>47.7162687886826</text:p>
          </table:table-cell>
          <table:table-cell table:formula="of:=IF([.$A231]=&quot;&quot;;&quot;&quot;;[$latest_newly_sick_table.I230]*[.I$1])" office:value-type="float" office:value="24.6158536585366" calcext:value-type="float">
            <text:p>24.6158536585366</text:p>
          </table:table-cell>
          <table:table-cell table:formula="of:=IF([.$A231]=&quot;&quot;;&quot;&quot;;[$latest_newly_sick_table.J230]*[.J$1])" office:value-type="float" office:value="25.9711962046764" calcext:value-type="float">
            <text:p>25.9711962046764</text:p>
          </table:table-cell>
          <table:table-cell table:formula="of:=IF([.$A231]=&quot;&quot;;&quot;&quot;;[$latest_newly_sick_table.K230]*[.K$1])" office:value-type="float" office:value="16.7941787941788" calcext:value-type="float">
            <text:p>16.7941787941788</text:p>
          </table:table-cell>
          <table:table-cell table:formula="of:=IF([.$A231]=&quot;&quot;;&quot;&quot;;[$latest_newly_sick_table.L230]*[.L$1])" office:value-type="float" office:value="29.3625148496756" calcext:value-type="float">
            <text:p>29.3625148496756</text:p>
          </table:table-cell>
          <table:table-cell/>
          <table:table-cell table:formula="of:=SUM([.B231:.J231])/[.N$1]" office:value-type="percentage" office:value="0.032840567538142" calcext:value-type="percentage">
            <text:p>3.28%</text:p>
          </table:table-cell>
          <table:table-cell table:formula="of:=IF([.A237]=&quot;&quot;;&quot;&quot;;AVERAGE([.N224:.N237]))" office:value-type="percentage" office:value="0.0304032747279228" calcext:value-type="percentage">
            <text:p>3.04%</text:p>
          </table:table-cell>
        </table:table-row>
        <table:table-row table:style-name="ro1">
          <table:table-cell table:style-name="ce1" table:formula="of:=IF([$latest_newly_sick_table.A231]=&quot;&quot;;&quot;&quot;;[$latest_newly_sick_table.A231])" office:value-type="date" office:date-value="2022-07-02" calcext:value-type="date">
            <text:p>2022-07-02</text:p>
          </table:table-cell>
          <table:table-cell table:formula="of:=IF([.$A232]=&quot;&quot;;&quot;&quot;;[$latest_newly_sick_table.B231]*[.B$1])" office:value-type="float" office:value="21.3800658300761" calcext:value-type="float">
            <text:p>21.3800658300761</text:p>
          </table:table-cell>
          <table:table-cell table:formula="of:=IF([.$A232]=&quot;&quot;;&quot;&quot;;[$latest_newly_sick_table.C231]*[.C$1])" office:value-type="float" office:value="40.4984855283823" calcext:value-type="float">
            <text:p>40.4984855283823</text:p>
          </table:table-cell>
          <table:table-cell table:formula="of:=IF([.$A232]=&quot;&quot;;&quot;&quot;;[$latest_newly_sick_table.D231]*[.D$1])" office:value-type="float" office:value="56.6646026831786" calcext:value-type="float">
            <text:p>56.6646026831786</text:p>
          </table:table-cell>
          <table:table-cell table:formula="of:=IF([.$A232]=&quot;&quot;;&quot;&quot;;[$latest_newly_sick_table.E231]*[.E$1])" office:value-type="float" office:value="9.57696827262046" calcext:value-type="float">
            <text:p>9.57696827262046</text:p>
          </table:table-cell>
          <table:table-cell table:formula="of:=IF([.$A232]=&quot;&quot;;&quot;&quot;;[$latest_newly_sick_table.F231]*[.F$1])" office:value-type="float" office:value="27.2831003811944" calcext:value-type="float">
            <text:p>27.2831003811944</text:p>
          </table:table-cell>
          <table:table-cell table:formula="of:=IF([.$A232]=&quot;&quot;;&quot;&quot;;[$latest_newly_sick_table.G231]*[.G$1])" office:value-type="float" office:value="76.6281161495128" calcext:value-type="float">
            <text:p>76.6281161495128</text:p>
          </table:table-cell>
          <table:table-cell table:formula="of:=IF([.$A232]=&quot;&quot;;&quot;&quot;;[$latest_newly_sick_table.H231]*[.H$1])" office:value-type="float" office:value="47.3612063056889" calcext:value-type="float">
            <text:p>47.3612063056889</text:p>
          </table:table-cell>
          <table:table-cell table:formula="of:=IF([.$A232]=&quot;&quot;;&quot;&quot;;[$latest_newly_sick_table.I231]*[.I$1])" office:value-type="float" office:value="23.721898417985" calcext:value-type="float">
            <text:p>23.721898417985</text:p>
          </table:table-cell>
          <table:table-cell table:formula="of:=IF([.$A232]=&quot;&quot;;&quot;&quot;;[$latest_newly_sick_table.J231]*[.J$1])" office:value-type="float" office:value="27.187033439002" calcext:value-type="float">
            <text:p>27.187033439002</text:p>
          </table:table-cell>
          <table:table-cell table:formula="of:=IF([.$A232]=&quot;&quot;;&quot;&quot;;[$latest_newly_sick_table.K231]*[.K$1])" office:value-type="float" office:value="15.6948565776459" calcext:value-type="float">
            <text:p>15.6948565776459</text:p>
          </table:table-cell>
          <table:table-cell table:formula="of:=IF([.$A232]=&quot;&quot;;&quot;&quot;;[$latest_newly_sick_table.L231]*[.L$1])" office:value-type="float" office:value="26.3922010593936" calcext:value-type="float">
            <text:p>26.3922010593936</text:p>
          </table:table-cell>
          <table:table-cell/>
          <table:table-cell table:formula="of:=SUM([.B232:.J232])/[.N$1]" office:value-type="percentage" office:value="0.0320743325895942" calcext:value-type="percentage">
            <text:p>3.21%</text:p>
          </table:table-cell>
          <table:table-cell table:formula="of:=IF([.A238]=&quot;&quot;;&quot;&quot;;AVERAGE([.N225:.N238]))" office:value-type="percentage" office:value="0.0305233624005339" calcext:value-type="percentage">
            <text:p>3.05%</text:p>
          </table:table-cell>
        </table:table-row>
        <table:table-row table:style-name="ro1">
          <table:table-cell table:style-name="ce1" table:formula="of:=IF([$latest_newly_sick_table.A232]=&quot;&quot;;&quot;&quot;;[$latest_newly_sick_table.A232])" office:value-type="date" office:date-value="2022-07-03" calcext:value-type="date">
            <text:p>2022-07-03</text:p>
          </table:table-cell>
          <table:table-cell table:formula="of:=IF([.$A233]=&quot;&quot;;&quot;&quot;;[$latest_newly_sick_table.B232]*[.B$1])" office:value-type="float" office:value="24.3466968978666" calcext:value-type="float">
            <text:p>24.3466968978666</text:p>
          </table:table-cell>
          <table:table-cell table:formula="of:=IF([.$A233]=&quot;&quot;;&quot;&quot;;[$latest_newly_sick_table.C232]*[.C$1])" office:value-type="float" office:value="40.8013706262536" calcext:value-type="float">
            <text:p>40.8013706262536</text:p>
          </table:table-cell>
          <table:table-cell table:formula="of:=IF([.$A233]=&quot;&quot;;&quot;&quot;;[$latest_newly_sick_table.D232]*[.D$1])" office:value-type="float" office:value="57.8429705849458" calcext:value-type="float">
            <text:p>57.8429705849458</text:p>
          </table:table-cell>
          <table:table-cell table:formula="of:=IF([.$A233]=&quot;&quot;;&quot;&quot;;[$latest_newly_sick_table.E232]*[.E$1])" office:value-type="float" office:value="10.511353315168" calcext:value-type="float">
            <text:p>10.511353315168</text:p>
          </table:table-cell>
          <table:table-cell table:formula="of:=IF([.$A233]=&quot;&quot;;&quot;&quot;;[$latest_newly_sick_table.F232]*[.F$1])" office:value-type="float" office:value="29.0902823920266" calcext:value-type="float">
            <text:p>29.0902823920266</text:p>
          </table:table-cell>
          <table:table-cell table:formula="of:=IF([.$A233]=&quot;&quot;;&quot;&quot;;[$latest_newly_sick_table.G232]*[.G$1])" office:value-type="float" office:value="81.5670702179178" calcext:value-type="float">
            <text:p>81.5670702179178</text:p>
          </table:table-cell>
          <table:table-cell table:formula="of:=IF([.$A233]=&quot;&quot;;&quot;&quot;;[$latest_newly_sick_table.H232]*[.H$1])" office:value-type="float" office:value="44.4860794399958" calcext:value-type="float">
            <text:p>44.4860794399958</text:p>
          </table:table-cell>
          <table:table-cell table:formula="of:=IF([.$A233]=&quot;&quot;;&quot;&quot;;[$latest_newly_sick_table.I232]*[.I$1])" office:value-type="float" office:value="23.4683335055274" calcext:value-type="float">
            <text:p>23.4683335055274</text:p>
          </table:table-cell>
          <table:table-cell table:formula="of:=IF([.$A233]=&quot;&quot;;&quot;&quot;;[$latest_newly_sick_table.J232]*[.J$1])" office:value-type="float" office:value="24.7604802604803" calcext:value-type="float">
            <text:p>24.7604802604803</text:p>
          </table:table-cell>
          <table:table-cell table:formula="of:=IF([.$A233]=&quot;&quot;;&quot;&quot;;[$latest_newly_sick_table.K232]*[.K$1])" office:value-type="float" office:value="19.8084163898117" calcext:value-type="float">
            <text:p>19.8084163898117</text:p>
          </table:table-cell>
          <table:table-cell table:formula="of:=IF([.$A233]=&quot;&quot;;&quot;&quot;;[$latest_newly_sick_table.L232]*[.L$1])" office:value-type="float" office:value="26.2061324977619" calcext:value-type="float">
            <text:p>26.2061324977619</text:p>
          </table:table-cell>
          <table:table-cell/>
          <table:table-cell table:formula="of:=SUM([.B233:.J233])/[.N$1]" office:value-type="percentage" office:value="0.0327126274267024" calcext:value-type="percentage">
            <text:p>3.27%</text:p>
          </table:table-cell>
          <table:table-cell table:formula="of:=IF([.A239]=&quot;&quot;;&quot;&quot;;AVERAGE([.N226:.N239]))" office:value-type="percentage" office:value="0.0306784185814931" calcext:value-type="percentage">
            <text:p>3.07%</text:p>
          </table:table-cell>
        </table:table-row>
        <table:table-row table:style-name="ro1">
          <table:table-cell table:style-name="ce1" table:formula="of:=IF([$latest_newly_sick_table.A233]=&quot;&quot;;&quot;&quot;;[$latest_newly_sick_table.A233])" office:value-type="date" office:date-value="2022-07-04" calcext:value-type="date">
            <text:p>2022-07-04</text:p>
          </table:table-cell>
          <table:table-cell table:formula="of:=IF([.$A234]=&quot;&quot;;&quot;&quot;;[$latest_newly_sick_table.B233]*[.B$1])" office:value-type="float" office:value="26.3559241330053" calcext:value-type="float">
            <text:p>26.3559241330053</text:p>
          </table:table-cell>
          <table:table-cell table:formula="of:=IF([.$A234]=&quot;&quot;;&quot;&quot;;[$latest_newly_sick_table.C233]*[.C$1])" office:value-type="float" office:value="47.5920456949439" calcext:value-type="float">
            <text:p>47.5920456949439</text:p>
          </table:table-cell>
          <table:table-cell table:formula="of:=IF([.$A234]=&quot;&quot;;&quot;&quot;;[$latest_newly_sick_table.D233]*[.D$1])" office:value-type="float" office:value="65.6695177287876" calcext:value-type="float">
            <text:p>65.6695177287876</text:p>
          </table:table-cell>
          <table:table-cell table:formula="of:=IF([.$A234]=&quot;&quot;;&quot;&quot;;[$latest_newly_sick_table.E233]*[.E$1])" office:value-type="float" office:value="10.973588814086" calcext:value-type="float">
            <text:p>10.973588814086</text:p>
          </table:table-cell>
          <table:table-cell table:formula="of:=IF([.$A234]=&quot;&quot;;&quot;&quot;;[$latest_newly_sick_table.F233]*[.F$1])" office:value-type="float" office:value="35.2507846636716" calcext:value-type="float">
            <text:p>35.2507846636716</text:p>
          </table:table-cell>
          <table:table-cell table:formula="of:=IF([.$A234]=&quot;&quot;;&quot;&quot;;[$latest_newly_sick_table.G233]*[.G$1])" office:value-type="float" office:value="90.7890339904984" calcext:value-type="float">
            <text:p>90.7890339904984</text:p>
          </table:table-cell>
          <table:table-cell table:formula="of:=IF([.$A234]=&quot;&quot;;&quot;&quot;;[$latest_newly_sick_table.H233]*[.H$1])" office:value-type="float" office:value="52.1603963586563" calcext:value-type="float">
            <text:p>52.1603963586563</text:p>
          </table:table-cell>
          <table:table-cell table:formula="of:=IF([.$A234]=&quot;&quot;;&quot;&quot;;[$latest_newly_sick_table.I233]*[.I$1])" office:value-type="float" office:value="28.5162713734142" calcext:value-type="float">
            <text:p>28.5162713734142</text:p>
          </table:table-cell>
          <table:table-cell table:formula="of:=IF([.$A234]=&quot;&quot;;&quot;&quot;;[$latest_newly_sick_table.J233]*[.J$1])" office:value-type="float" office:value="31.8793421457116" calcext:value-type="float">
            <text:p>31.8793421457116</text:p>
          </table:table-cell>
          <table:table-cell table:formula="of:=IF([.$A234]=&quot;&quot;;&quot;&quot;;[$latest_newly_sick_table.K233]*[.K$1])" office:value-type="float" office:value="19.4678196767791" calcext:value-type="float">
            <text:p>19.4678196767791</text:p>
          </table:table-cell>
          <table:table-cell table:formula="of:=IF([.$A234]=&quot;&quot;;&quot;&quot;;[$latest_newly_sick_table.L233]*[.L$1])" office:value-type="float" office:value="29.4371337686255" calcext:value-type="float">
            <text:p>29.4371337686255</text:p>
          </table:table-cell>
          <table:table-cell/>
          <table:table-cell table:formula="of:=SUM([.B234:.J234])/[.N$1]" office:value-type="percentage" office:value="0.0377924747429379" calcext:value-type="percentage">
            <text:p>3.78%</text:p>
          </table:table-cell>
          <table:table-cell table:formula="of:=IF([.A240]=&quot;&quot;;&quot;&quot;;AVERAGE([.N227:.N240]))" office:value-type="percentage" office:value="0.0306210708035019" calcext:value-type="percentage">
            <text:p>3.06%</text:p>
          </table:table-cell>
        </table:table-row>
        <table:table-row table:style-name="ro1">
          <table:table-cell table:style-name="ce1" table:formula="of:=IF([$latest_newly_sick_table.A234]=&quot;&quot;;&quot;&quot;;[$latest_newly_sick_table.A234])" office:value-type="date" office:date-value="2022-07-05" calcext:value-type="date">
            <text:p>2022-07-05</text:p>
          </table:table-cell>
          <table:table-cell table:formula="of:=IF([.$A235]=&quot;&quot;;&quot;&quot;;[$latest_newly_sick_table.B234]*[.B$1])" office:value-type="float" office:value="23.593726264621" calcext:value-type="float">
            <text:p>23.593726264621</text:p>
          </table:table-cell>
          <table:table-cell table:formula="of:=IF([.$A235]=&quot;&quot;;&quot;&quot;;[$latest_newly_sick_table.C234]*[.C$1])" office:value-type="float" office:value="42.9643074180611" calcext:value-type="float">
            <text:p>42.9643074180611</text:p>
          </table:table-cell>
          <table:table-cell table:formula="of:=IF([.$A235]=&quot;&quot;;&quot;&quot;;[$latest_newly_sick_table.D234]*[.D$1])" office:value-type="float" office:value="61.3496558197747" calcext:value-type="float">
            <text:p>61.3496558197747</text:p>
          </table:table-cell>
          <table:table-cell table:formula="of:=IF([.$A235]=&quot;&quot;;&quot;&quot;;[$latest_newly_sick_table.E234]*[.E$1])" office:value-type="float" office:value="10.9255247122546" calcext:value-type="float">
            <text:p>10.9255247122546</text:p>
          </table:table-cell>
          <table:table-cell table:formula="of:=IF([.$A235]=&quot;&quot;;&quot;&quot;;[$latest_newly_sick_table.F234]*[.F$1])" office:value-type="float" office:value="31.7076433496376" calcext:value-type="float">
            <text:p>31.7076433496376</text:p>
          </table:table-cell>
          <table:table-cell table:formula="of:=IF([.$A235]=&quot;&quot;;&quot;&quot;;[$latest_newly_sick_table.G234]*[.G$1])" office:value-type="float" office:value="81.0371811309077" calcext:value-type="float">
            <text:p>81.0371811309077</text:p>
          </table:table-cell>
          <table:table-cell table:formula="of:=IF([.$A235]=&quot;&quot;;&quot;&quot;;[$latest_newly_sick_table.H234]*[.H$1])" office:value-type="float" office:value="48.5427566752966" calcext:value-type="float">
            <text:p>48.5427566752966</text:p>
          </table:table-cell>
          <table:table-cell table:formula="of:=IF([.$A235]=&quot;&quot;;&quot;&quot;;[$latest_newly_sick_table.I234]*[.I$1])" office:value-type="float" office:value="26.4036001190122" calcext:value-type="float">
            <text:p>26.4036001190122</text:p>
          </table:table-cell>
          <table:table-cell table:formula="of:=IF([.$A235]=&quot;&quot;;&quot;&quot;;[$latest_newly_sick_table.J234]*[.J$1])" office:value-type="float" office:value="28.5278063096111" calcext:value-type="float">
            <text:p>28.5278063096111</text:p>
          </table:table-cell>
          <table:table-cell table:formula="of:=IF([.$A235]=&quot;&quot;;&quot;&quot;;[$latest_newly_sick_table.K234]*[.K$1])" office:value-type="float" office:value="18.7347744192304" calcext:value-type="float">
            <text:p>18.7347744192304</text:p>
          </table:table-cell>
          <table:table-cell table:formula="of:=IF([.$A235]=&quot;&quot;;&quot;&quot;;[$latest_newly_sick_table.L234]*[.L$1])" office:value-type="float" office:value="28.2237773487774" calcext:value-type="float">
            <text:p>28.2237773487774</text:p>
          </table:table-cell>
          <table:table-cell/>
          <table:table-cell table:formula="of:=SUM([.B235:.J235])/[.N$1]" office:value-type="percentage" office:value="0.0344777822683217" calcext:value-type="percentage">
            <text:p>3.45%</text:p>
          </table:table-cell>
          <table:table-cell table:formula="of:=IF([.A241]=&quot;&quot;;&quot;&quot;;AVERAGE([.N228:.N241]))" office:value-type="percentage" office:value="0.0304570518213123" calcext:value-type="percentage">
            <text:p>3.05%</text:p>
          </table:table-cell>
        </table:table-row>
        <table:table-row table:style-name="ro1">
          <table:table-cell table:style-name="ce1" table:formula="of:=IF([$latest_newly_sick_table.A235]=&quot;&quot;;&quot;&quot;;[$latest_newly_sick_table.A235])" office:value-type="date" office:date-value="2022-07-06" calcext:value-type="date">
            <text:p>2022-07-06</text:p>
          </table:table-cell>
          <table:table-cell table:formula="of:=IF([.$A236]=&quot;&quot;;&quot;&quot;;[$latest_newly_sick_table.B235]*[.B$1])" office:value-type="float" office:value="24.9179511501067" calcext:value-type="float">
            <text:p>24.9179511501067</text:p>
          </table:table-cell>
          <table:table-cell table:formula="of:=IF([.$A236]=&quot;&quot;;&quot;&quot;;[$latest_newly_sick_table.C235]*[.C$1])" office:value-type="float" office:value="42.714129474614" calcext:value-type="float">
            <text:p>42.714129474614</text:p>
          </table:table-cell>
          <table:table-cell table:formula="of:=IF([.$A236]=&quot;&quot;;&quot;&quot;;[$latest_newly_sick_table.D235]*[.D$1])" office:value-type="float" office:value="61.8155702384372" calcext:value-type="float">
            <text:p>61.8155702384372</text:p>
          </table:table-cell>
          <table:table-cell table:formula="of:=IF([.$A236]=&quot;&quot;;&quot;&quot;;[$latest_newly_sick_table.E235]*[.E$1])" office:value-type="float" office:value="9.46580374322197" calcext:value-type="float">
            <text:p>9.46580374322197</text:p>
          </table:table-cell>
          <table:table-cell table:formula="of:=IF([.$A236]=&quot;&quot;;&quot;&quot;;[$latest_newly_sick_table.F235]*[.F$1])" office:value-type="float" office:value="32.8225372769494" calcext:value-type="float">
            <text:p>32.8225372769494</text:p>
          </table:table-cell>
          <table:table-cell table:formula="of:=IF([.$A236]=&quot;&quot;;&quot;&quot;;[$latest_newly_sick_table.G235]*[.G$1])" office:value-type="float" office:value="78.8933554740654" calcext:value-type="float">
            <text:p>78.8933554740654</text:p>
          </table:table-cell>
          <table:table-cell table:formula="of:=IF([.$A236]=&quot;&quot;;&quot;&quot;;[$latest_newly_sick_table.H235]*[.H$1])" office:value-type="float" office:value="46.2095637110744" calcext:value-type="float">
            <text:p>46.2095637110744</text:p>
          </table:table-cell>
          <table:table-cell table:formula="of:=IF([.$A236]=&quot;&quot;;&quot;&quot;;[$latest_newly_sick_table.I235]*[.I$1])" office:value-type="float" office:value="22.3064745923698" calcext:value-type="float">
            <text:p>22.3064745923698</text:p>
          </table:table-cell>
          <table:table-cell table:formula="of:=IF([.$A236]=&quot;&quot;;&quot;&quot;;[$latest_newly_sick_table.J235]*[.J$1])" office:value-type="float" office:value="28.4178502018239" calcext:value-type="float">
            <text:p>28.4178502018239</text:p>
          </table:table-cell>
          <table:table-cell table:formula="of:=IF([.$A236]=&quot;&quot;;&quot;&quot;;[$latest_newly_sick_table.K235]*[.K$1])" office:value-type="float" office:value="18.2924741298213" calcext:value-type="float">
            <text:p>18.2924741298213</text:p>
          </table:table-cell>
          <table:table-cell table:formula="of:=IF([.$A236]=&quot;&quot;;&quot;&quot;;[$latest_newly_sick_table.L235]*[.L$1])" office:value-type="float" office:value="28.6081881097307" calcext:value-type="float">
            <text:p>28.6081881097307</text:p>
          </table:table-cell>
          <table:table-cell/>
          <table:table-cell table:formula="of:=SUM([.B236:.J236])/[.N$1]" office:value-type="percentage" office:value="0.0337505569880232" calcext:value-type="percentage">
            <text:p>3.38%</text:p>
          </table:table-cell>
          <table:table-cell table:formula="of:=IF([.A242]=&quot;&quot;;&quot;&quot;;AVERAGE([.N229:.N242]))" office:value-type="percentage" office:value="0.0302107959480846" calcext:value-type="percentage">
            <text:p>3.02%</text:p>
          </table:table-cell>
        </table:table-row>
        <table:table-row table:style-name="ro1">
          <table:table-cell table:style-name="ce1" table:formula="of:=IF([$latest_newly_sick_table.A236]=&quot;&quot;;&quot;&quot;;[$latest_newly_sick_table.A236])" office:value-type="date" office:date-value="2022-07-07" calcext:value-type="date">
            <text:p>2022-07-07</text:p>
          </table:table-cell>
          <table:table-cell table:formula="of:=IF([.$A237]=&quot;&quot;;&quot;&quot;;[$latest_newly_sick_table.B236]*[.B$1])" office:value-type="float" office:value="20.4207208543459" calcext:value-type="float">
            <text:p>20.4207208543459</text:p>
          </table:table-cell>
          <table:table-cell table:formula="of:=IF([.$A237]=&quot;&quot;;&quot;&quot;;[$latest_newly_sick_table.C236]*[.C$1])" office:value-type="float" office:value="36.9453933124849" calcext:value-type="float">
            <text:p>36.9453933124849</text:p>
          </table:table-cell>
          <table:table-cell table:formula="of:=IF([.$A237]=&quot;&quot;;&quot;&quot;;[$latest_newly_sick_table.D236]*[.D$1])" office:value-type="float" office:value="54.1035547462592" calcext:value-type="float">
            <text:p>54.1035547462592</text:p>
          </table:table-cell>
          <table:table-cell table:formula="of:=IF([.$A237]=&quot;&quot;;&quot;&quot;;[$latest_newly_sick_table.E236]*[.E$1])" office:value-type="float" office:value="7.9821006416751" calcext:value-type="float">
            <text:p>7.9821006416751</text:p>
          </table:table-cell>
          <table:table-cell table:formula="of:=IF([.$A237]=&quot;&quot;;&quot;&quot;;[$latest_newly_sick_table.F236]*[.F$1])" office:value-type="float" office:value="28.020847932726" calcext:value-type="float">
            <text:p>28.020847932726</text:p>
          </table:table-cell>
          <table:table-cell table:formula="of:=IF([.$A237]=&quot;&quot;;&quot;&quot;;[$latest_newly_sick_table.G236]*[.G$1])" office:value-type="float" office:value="71.9130788334323" calcext:value-type="float">
            <text:p>71.9130788334323</text:p>
          </table:table-cell>
          <table:table-cell table:formula="of:=IF([.$A237]=&quot;&quot;;&quot;&quot;;[$latest_newly_sick_table.H236]*[.H$1])" office:value-type="float" office:value="45.3350551229666" calcext:value-type="float">
            <text:p>45.3350551229666</text:p>
          </table:table-cell>
          <table:table-cell table:formula="of:=IF([.$A237]=&quot;&quot;;&quot;&quot;;[$latest_newly_sick_table.I236]*[.I$1])" office:value-type="float" office:value="20.2086137281292" calcext:value-type="float">
            <text:p>20.2086137281292</text:p>
          </table:table-cell>
          <table:table-cell table:formula="of:=IF([.$A237]=&quot;&quot;;&quot;&quot;;[$latest_newly_sick_table.J236]*[.J$1])" office:value-type="float" office:value="26.3904475862574" calcext:value-type="float">
            <text:p>26.3904475862574</text:p>
          </table:table-cell>
          <table:table-cell table:formula="of:=IF([.$A237]=&quot;&quot;;&quot;&quot;;[$latest_newly_sick_table.K236]*[.K$1])" office:value-type="float" office:value="15.7636151916876" calcext:value-type="float">
            <text:p>15.7636151916876</text:p>
          </table:table-cell>
          <table:table-cell table:formula="of:=IF([.$A237]=&quot;&quot;;&quot;&quot;;[$latest_newly_sick_table.L236]*[.L$1])" office:value-type="float" office:value="22.9118928513797" calcext:value-type="float">
            <text:p>22.9118928513797</text:p>
          </table:table-cell>
          <table:table-cell/>
          <table:table-cell table:formula="of:=SUM([.B237:.J237])/[.N$1]" office:value-type="percentage" office:value="0.0302310946551055" calcext:value-type="percentage">
            <text:p>3.02%</text:p>
          </table:table-cell>
          <table:table-cell table:formula="of:=IF([.A243]=&quot;&quot;;&quot;&quot;;AVERAGE([.N230:.N243]))" office:value-type="percentage" office:value="0.0297533053998161" calcext:value-type="percentage">
            <text:p>2.98%</text:p>
          </table:table-cell>
        </table:table-row>
        <table:table-row table:style-name="ro1">
          <table:table-cell table:style-name="ce1" table:formula="of:=IF([$latest_newly_sick_table.A237]=&quot;&quot;;&quot;&quot;;[$latest_newly_sick_table.A237])" office:value-type="date" office:date-value="2022-07-08" calcext:value-type="date">
            <text:p>2022-07-08</text:p>
          </table:table-cell>
          <table:table-cell table:formula="of:=IF([.$A238]=&quot;&quot;;&quot;&quot;;[$latest_newly_sick_table.B237]*[.B$1])" office:value-type="float" office:value="19.1951066060818" calcext:value-type="float">
            <text:p>19.1951066060818</text:p>
          </table:table-cell>
          <table:table-cell table:formula="of:=IF([.$A238]=&quot;&quot;;&quot;&quot;;[$latest_newly_sick_table.C237]*[.C$1])" office:value-type="float" office:value="34.9148455162019" calcext:value-type="float">
            <text:p>34.9148455162019</text:p>
          </table:table-cell>
          <table:table-cell table:formula="of:=IF([.$A238]=&quot;&quot;;&quot;&quot;;[$latest_newly_sick_table.D237]*[.D$1])" office:value-type="float" office:value="46.3851248089658" calcext:value-type="float">
            <text:p>46.3851248089658</text:p>
          </table:table-cell>
          <table:table-cell table:formula="of:=IF([.$A238]=&quot;&quot;;&quot;&quot;;[$latest_newly_sick_table.E237]*[.E$1])" office:value-type="float" office:value="7.89333755341034" calcext:value-type="float">
            <text:p>7.89333755341034</text:p>
          </table:table-cell>
          <table:table-cell table:formula="of:=IF([.$A238]=&quot;&quot;;&quot;&quot;;[$latest_newly_sick_table.F237]*[.F$1])" office:value-type="float" office:value="26.6419455551295" calcext:value-type="float">
            <text:p>26.6419455551295</text:p>
          </table:table-cell>
          <table:table-cell table:formula="of:=IF([.$A238]=&quot;&quot;;&quot;&quot;;[$latest_newly_sick_table.G237]*[.G$1])" office:value-type="float" office:value="66.9500865907966" calcext:value-type="float">
            <text:p>66.9500865907966</text:p>
          </table:table-cell>
          <table:table-cell table:formula="of:=IF([.$A238]=&quot;&quot;;&quot;&quot;;[$latest_newly_sick_table.H237]*[.H$1])" office:value-type="float" office:value="39.3991228070176" calcext:value-type="float">
            <text:p>39.3991228070176</text:p>
          </table:table-cell>
          <table:table-cell table:formula="of:=IF([.$A238]=&quot;&quot;;&quot;&quot;;[$latest_newly_sick_table.I237]*[.I$1])" office:value-type="float" office:value="19.3727661363796" calcext:value-type="float">
            <text:p>19.3727661363796</text:p>
          </table:table-cell>
          <table:table-cell table:formula="of:=IF([.$A238]=&quot;&quot;;&quot;&quot;;[$latest_newly_sick_table.J237]*[.J$1])" office:value-type="float" office:value="20.9615567157095" calcext:value-type="float">
            <text:p>20.9615567157095</text:p>
          </table:table-cell>
          <table:table-cell table:formula="of:=IF([.$A238]=&quot;&quot;;&quot;&quot;;[$latest_newly_sick_table.K237]*[.K$1])" office:value-type="float" office:value="13.1816736401673" calcext:value-type="float">
            <text:p>13.1816736401673</text:p>
          </table:table-cell>
          <table:table-cell table:formula="of:=IF([.$A238]=&quot;&quot;;&quot;&quot;;[$latest_newly_sick_table.L237]*[.L$1])" office:value-type="float" office:value="23.369211514393" calcext:value-type="float">
            <text:p>23.369211514393</text:p>
          </table:table-cell>
          <table:table-cell/>
          <table:table-cell table:formula="of:=SUM([.B238:.J238])/[.N$1]" office:value-type="percentage" office:value="0.0273561752077775" calcext:value-type="percentage">
            <text:p>2.74%</text:p>
          </table:table-cell>
          <table:table-cell table:formula="of:=IF([.A244]=&quot;&quot;;&quot;&quot;;AVERAGE([.N231:.N244]))" office:value-type="percentage" office:value="0.029484745869109" calcext:value-type="percentage">
            <text:p>2.95%</text:p>
          </table:table-cell>
        </table:table-row>
        <table:table-row table:style-name="ro1">
          <table:table-cell table:style-name="ce1" table:formula="of:=IF([$latest_newly_sick_table.A238]=&quot;&quot;;&quot;&quot;;[$latest_newly_sick_table.A238])" office:value-type="date" office:date-value="2022-07-09" calcext:value-type="date">
            <text:p>2022-07-09</text:p>
          </table:table-cell>
          <table:table-cell table:formula="of:=IF([.$A239]=&quot;&quot;;&quot;&quot;;[$latest_newly_sick_table.B238]*[.B$1])" office:value-type="float" office:value="17.3477263740609" calcext:value-type="float">
            <text:p>17.3477263740609</text:p>
          </table:table-cell>
          <table:table-cell table:formula="of:=IF([.$A239]=&quot;&quot;;&quot;&quot;;[$latest_newly_sick_table.C238]*[.C$1])" office:value-type="float" office:value="31.096180746895" calcext:value-type="float">
            <text:p>31.096180746895</text:p>
          </table:table-cell>
          <table:table-cell table:formula="of:=IF([.$A239]=&quot;&quot;;&quot;&quot;;[$latest_newly_sick_table.D238]*[.D$1])" office:value-type="float" office:value="46.9071626827955" calcext:value-type="float">
            <text:p>46.9071626827955</text:p>
          </table:table-cell>
          <table:table-cell table:formula="of:=IF([.$A239]=&quot;&quot;;&quot;&quot;;[$latest_newly_sick_table.E238]*[.E$1])" office:value-type="float" office:value="7.57597425813373" calcext:value-type="float">
            <text:p>7.57597425813373</text:p>
          </table:table-cell>
          <table:table-cell table:formula="of:=IF([.$A239]=&quot;&quot;;&quot;&quot;;[$latest_newly_sick_table.F238]*[.F$1])" office:value-type="float" office:value="26.1853922116639" calcext:value-type="float">
            <text:p>26.1853922116639</text:p>
          </table:table-cell>
          <table:table-cell table:formula="of:=IF([.$A239]=&quot;&quot;;&quot;&quot;;[$latest_newly_sick_table.G238]*[.G$1])" office:value-type="float" office:value="62.8114284388558" calcext:value-type="float">
            <text:p>62.8114284388558</text:p>
          </table:table-cell>
          <table:table-cell table:formula="of:=IF([.$A239]=&quot;&quot;;&quot;&quot;;[$latest_newly_sick_table.H238]*[.H$1])" office:value-type="float" office:value="33.8430622788106" calcext:value-type="float">
            <text:p>33.8430622788106</text:p>
          </table:table-cell>
          <table:table-cell table:formula="of:=IF([.$A239]=&quot;&quot;;&quot;&quot;;[$latest_newly_sick_table.I238]*[.I$1])" office:value-type="float" office:value="19.888180171667" calcext:value-type="float">
            <text:p>19.888180171667</text:p>
          </table:table-cell>
          <table:table-cell table:formula="of:=IF([.$A239]=&quot;&quot;;&quot;&quot;;[$latest_newly_sick_table.J238]*[.J$1])" office:value-type="float" office:value="20.2771380316291" calcext:value-type="float">
            <text:p>20.2771380316291</text:p>
          </table:table-cell>
          <table:table-cell table:formula="of:=IF([.$A239]=&quot;&quot;;&quot;&quot;;[$latest_newly_sick_table.K238]*[.K$1])" office:value-type="float" office:value="13.0664203145727" calcext:value-type="float">
            <text:p>13.0664203145727</text:p>
          </table:table-cell>
          <table:table-cell table:formula="of:=IF([.$A239]=&quot;&quot;;&quot;&quot;;[$latest_newly_sick_table.L238]*[.L$1])" office:value-type="float" office:value="20.5150800336984" calcext:value-type="float">
            <text:p>20.5150800336984</text:p>
          </table:table-cell>
          <table:table-cell/>
          <table:table-cell table:formula="of:=SUM([.B239:.J239])/[.N$1]" office:value-type="percentage" office:value="0.0258236788885717" calcext:value-type="percentage">
            <text:p>2.58%</text:p>
          </table:table-cell>
          <table:table-cell table:formula="of:=IF([.A245]=&quot;&quot;;&quot;&quot;;AVERAGE([.N232:.N245]))" office:value-type="percentage" office:value="0.0290299373724338" calcext:value-type="percentage">
            <text:p>2.90%</text:p>
          </table:table-cell>
        </table:table-row>
        <table:table-row table:style-name="ro1">
          <table:table-cell table:style-name="ce1" table:formula="of:=IF([$latest_newly_sick_table.A239]=&quot;&quot;;&quot;&quot;;[$latest_newly_sick_table.A239])" office:value-type="date" office:date-value="2022-07-10" calcext:value-type="date">
            <text:p>2022-07-10</text:p>
          </table:table-cell>
          <table:table-cell table:formula="of:=IF([.$A240]=&quot;&quot;;&quot;&quot;;[$latest_newly_sick_table.B239]*[.B$1])" office:value-type="float" office:value="17.71826625387" calcext:value-type="float">
            <text:p>17.71826625387</text:p>
          </table:table-cell>
          <table:table-cell table:formula="of:=IF([.$A240]=&quot;&quot;;&quot;&quot;;[$latest_newly_sick_table.C239]*[.C$1])" office:value-type="float" office:value="29.9827844631921" calcext:value-type="float">
            <text:p>29.9827844631921</text:p>
          </table:table-cell>
          <table:table-cell table:formula="of:=IF([.$A240]=&quot;&quot;;&quot;&quot;;[$latest_newly_sick_table.D239]*[.D$1])" office:value-type="float" office:value="42.5035801533148" calcext:value-type="float">
            <text:p>42.5035801533148</text:p>
          </table:table-cell>
          <table:table-cell table:formula="of:=IF([.$A240]=&quot;&quot;;&quot;&quot;;[$latest_newly_sick_table.E239]*[.E$1])" office:value-type="float" office:value="7.35470008952551" calcext:value-type="float">
            <text:p>7.35470008952551</text:p>
          </table:table-cell>
          <table:table-cell table:formula="of:=IF([.$A240]=&quot;&quot;;&quot;&quot;;[$latest_newly_sick_table.F239]*[.F$1])" office:value-type="float" office:value="22.7697297978207" calcext:value-type="float">
            <text:p>22.7697297978207</text:p>
          </table:table-cell>
          <table:table-cell table:formula="of:=IF([.$A240]=&quot;&quot;;&quot;&quot;;[$latest_newly_sick_table.G239]*[.G$1])" office:value-type="float" office:value="61.0741577263317" calcext:value-type="float">
            <text:p>61.0741577263317</text:p>
          </table:table-cell>
          <table:table-cell table:formula="of:=IF([.$A240]=&quot;&quot;;&quot;&quot;;[$latest_newly_sick_table.H239]*[.H$1])" office:value-type="float" office:value="33.0660132603055" calcext:value-type="float">
            <text:p>33.0660132603055</text:p>
          </table:table-cell>
          <table:table-cell table:formula="of:=IF([.$A240]=&quot;&quot;;&quot;&quot;;[$latest_newly_sick_table.I239]*[.I$1])" office:value-type="float" office:value="18.6703645007924" calcext:value-type="float">
            <text:p>18.6703645007924</text:p>
          </table:table-cell>
          <table:table-cell table:formula="of:=IF([.$A240]=&quot;&quot;;&quot;&quot;;[$latest_newly_sick_table.J239]*[.J$1])" office:value-type="float" office:value="20.5500661324205" calcext:value-type="float">
            <text:p>20.5500661324205</text:p>
          </table:table-cell>
          <table:table-cell table:formula="of:=IF([.$A240]=&quot;&quot;;&quot;&quot;;[$latest_newly_sick_table.K239]*[.K$1])" office:value-type="float" office:value="12.0219666258131" calcext:value-type="float">
            <text:p>12.0219666258131</text:p>
          </table:table-cell>
          <table:table-cell table:formula="of:=IF([.$A240]=&quot;&quot;;&quot;&quot;;[$latest_newly_sick_table.L239]*[.L$1])" office:value-type="float" office:value="20.180799724233" calcext:value-type="float">
            <text:p>20.180799724233</text:p>
          </table:table-cell>
          <table:table-cell/>
          <table:table-cell table:formula="of:=SUM([.B240:.J240])/[.N$1]" office:value-type="percentage" office:value="0.0246348477740894" calcext:value-type="percentage">
            <text:p>2.46%</text:p>
          </table:table-cell>
          <table:table-cell table:formula="of:=IF([.A246]=&quot;&quot;;&quot;&quot;;AVERAGE([.N233:.N246]))" office:value-type="percentage" office:value="0.0283637041671352" calcext:value-type="percentage">
            <text:p>2.84%</text:p>
          </table:table-cell>
        </table:table-row>
        <table:table-row table:style-name="ro1">
          <table:table-cell table:style-name="ce1" table:formula="of:=IF([$latest_newly_sick_table.A240]=&quot;&quot;;&quot;&quot;;[$latest_newly_sick_table.A240])" office:value-type="date" office:date-value="2022-07-11" calcext:value-type="date">
            <text:p>2022-07-11</text:p>
          </table:table-cell>
          <table:table-cell table:formula="of:=IF([.$A241]=&quot;&quot;;&quot;&quot;;[$latest_newly_sick_table.B240]*[.B$1])" office:value-type="float" office:value="19.1074030552292" calcext:value-type="float">
            <text:p>19.1074030552292</text:p>
          </table:table-cell>
          <table:table-cell table:formula="of:=IF([.$A241]=&quot;&quot;;&quot;&quot;;[$latest_newly_sick_table.C240]*[.C$1])" office:value-type="float" office:value="33.4334975369459" calcext:value-type="float">
            <text:p>33.4334975369459</text:p>
          </table:table-cell>
          <table:table-cell table:formula="of:=IF([.$A241]=&quot;&quot;;&quot;&quot;;[$latest_newly_sick_table.D240]*[.D$1])" office:value-type="float" office:value="44.0089865610064" calcext:value-type="float">
            <text:p>44.0089865610064</text:p>
          </table:table-cell>
          <table:table-cell table:formula="of:=IF([.$A241]=&quot;&quot;;&quot;&quot;;[$latest_newly_sick_table.E240]*[.E$1])" office:value-type="float" office:value="8.16005640754451" calcext:value-type="float">
            <text:p>8.16005640754451</text:p>
          </table:table-cell>
          <table:table-cell table:formula="of:=IF([.$A241]=&quot;&quot;;&quot;&quot;;[$latest_newly_sick_table.F240]*[.F$1])" office:value-type="float" office:value="24.6847846069" calcext:value-type="float">
            <text:p>24.6847846069</text:p>
          </table:table-cell>
          <table:table-cell table:formula="of:=IF([.$A241]=&quot;&quot;;&quot;&quot;;[$latest_newly_sick_table.G240]*[.G$1])" office:value-type="float" office:value="63.2973895904477" calcext:value-type="float">
            <text:p>63.2973895904477</text:p>
          </table:table-cell>
          <table:table-cell table:formula="of:=IF([.$A241]=&quot;&quot;;&quot;&quot;;[$latest_newly_sick_table.H240]*[.H$1])" office:value-type="float" office:value="35.6456192266166" calcext:value-type="float">
            <text:p>35.6456192266166</text:p>
          </table:table-cell>
          <table:table-cell table:formula="of:=IF([.$A241]=&quot;&quot;;&quot;&quot;;[$latest_newly_sick_table.I240]*[.I$1])" office:value-type="float" office:value="19.3357395177392" calcext:value-type="float">
            <text:p>19.3357395177392</text:p>
          </table:table-cell>
          <table:table-cell table:formula="of:=IF([.$A241]=&quot;&quot;;&quot;&quot;;[$latest_newly_sick_table.J240]*[.J$1])" office:value-type="float" office:value="20.9947297093811" calcext:value-type="float">
            <text:p>20.9947297093811</text:p>
          </table:table-cell>
          <table:table-cell table:formula="of:=IF([.$A241]=&quot;&quot;;&quot;&quot;;[$latest_newly_sick_table.K240]*[.K$1])" office:value-type="float" office:value="11.9837215829357" calcext:value-type="float">
            <text:p>11.9837215829357</text:p>
          </table:table-cell>
          <table:table-cell table:formula="of:=IF([.$A241]=&quot;&quot;;&quot;&quot;;[$latest_newly_sick_table.L240]*[.L$1])" office:value-type="float" office:value="17.3445791302874" calcext:value-type="float">
            <text:p>17.3445791302874</text:p>
          </table:table-cell>
          <table:table-cell/>
          <table:table-cell table:formula="of:=SUM([.B241:.J241])/[.N$1]" office:value-type="percentage" office:value="0.026089357759935" calcext:value-type="percentage">
            <text:p>2.61%</text:p>
          </table:table-cell>
          <table:table-cell table:formula="of:=IF([.A247]=&quot;&quot;;&quot;&quot;;AVERAGE([.N234:.N247]))" office:value-type="percentage" office:value="0.0275235375208148" calcext:value-type="percentage">
            <text:p>2.75%</text:p>
          </table:table-cell>
        </table:table-row>
        <table:table-row table:style-name="ro1">
          <table:table-cell table:style-name="ce1" table:formula="of:=IF([$latest_newly_sick_table.A241]=&quot;&quot;;&quot;&quot;;[$latest_newly_sick_table.A241])" office:value-type="date" office:date-value="2022-07-12" calcext:value-type="date">
            <text:p>2022-07-12</text:p>
          </table:table-cell>
          <table:table-cell table:formula="of:=IF([.$A242]=&quot;&quot;;&quot;&quot;;[$latest_newly_sick_table.B241]*[.B$1])" office:value-type="float" office:value="19.2777340056728" calcext:value-type="float">
            <text:p>19.2777340056728</text:p>
          </table:table-cell>
          <table:table-cell table:formula="of:=IF([.$A242]=&quot;&quot;;&quot;&quot;;[$latest_newly_sick_table.C241]*[.C$1])" office:value-type="float" office:value="31.493105796238" calcext:value-type="float">
            <text:p>31.493105796238</text:p>
          </table:table-cell>
          <table:table-cell table:formula="of:=IF([.$A242]=&quot;&quot;;&quot;&quot;;[$latest_newly_sick_table.D241]*[.D$1])" office:value-type="float" office:value="43.7585042418252" calcext:value-type="float">
            <text:p>43.7585042418252</text:p>
          </table:table-cell>
          <table:table-cell table:formula="of:=IF([.$A242]=&quot;&quot;;&quot;&quot;;[$latest_newly_sick_table.E241]*[.E$1])" office:value-type="float" office:value="8.98117727583848" calcext:value-type="float">
            <text:p>8.98117727583848</text:p>
          </table:table-cell>
          <table:table-cell table:formula="of:=IF([.$A242]=&quot;&quot;;&quot;&quot;;[$latest_newly_sick_table.F241]*[.F$1])" office:value-type="float" office:value="24.2213905728071" calcext:value-type="float">
            <text:p>24.2213905728071</text:p>
          </table:table-cell>
          <table:table-cell table:formula="of:=IF([.$A242]=&quot;&quot;;&quot;&quot;;[$latest_newly_sick_table.G241]*[.G$1])" office:value-type="float" office:value="63.1221946294706" calcext:value-type="float">
            <text:p>63.1221946294706</text:p>
          </table:table-cell>
          <table:table-cell table:formula="of:=IF([.$A242]=&quot;&quot;;&quot;&quot;;[$latest_newly_sick_table.H241]*[.H$1])" office:value-type="float" office:value="35.7356210729822" calcext:value-type="float">
            <text:p>35.7356210729822</text:p>
          </table:table-cell>
          <table:table-cell table:formula="of:=IF([.$A242]=&quot;&quot;;&quot;&quot;;[$latest_newly_sick_table.I241]*[.I$1])" office:value-type="float" office:value="20.7174887892377" calcext:value-type="float">
            <text:p>20.7174887892377</text:p>
          </table:table-cell>
          <table:table-cell table:formula="of:=IF([.$A242]=&quot;&quot;;&quot;&quot;;[$latest_newly_sick_table.J241]*[.J$1])" office:value-type="float" office:value="22.4073146672737" calcext:value-type="float">
            <text:p>22.4073146672737</text:p>
          </table:table-cell>
          <table:table-cell table:formula="of:=IF([.$A242]=&quot;&quot;;&quot;&quot;;[$latest_newly_sick_table.K241]*[.K$1])" office:value-type="float" office:value="12.624753497981" calcext:value-type="float">
            <text:p>12.624753497981</text:p>
          </table:table-cell>
          <table:table-cell table:formula="of:=IF([.$A242]=&quot;&quot;;&quot;&quot;;[$latest_newly_sick_table.L241]*[.L$1])" office:value-type="float" office:value="21.4876822095303" calcext:value-type="float">
            <text:p>21.4876822095303</text:p>
          </table:table-cell>
          <table:table-cell/>
          <table:table-cell table:formula="of:=SUM([.B242:.J242])/[.N$1]" office:value-type="percentage" office:value="0.0261909624248734" calcext:value-type="percentage">
            <text:p>2.62%</text:p>
          </table:table-cell>
          <table:table-cell table:formula="of:=IF([.A248]=&quot;&quot;;&quot;&quot;;AVERAGE([.N235:.N248]))" office:value-type="percentage" office:value="0.0261782052286457" calcext:value-type="percentage">
            <text:p>2.62%</text:p>
          </table:table-cell>
        </table:table-row>
        <table:table-row table:style-name="ro1">
          <table:table-cell table:style-name="ce1" table:formula="of:=IF([$latest_newly_sick_table.A242]=&quot;&quot;;&quot;&quot;;[$latest_newly_sick_table.A242])" office:value-type="date" office:date-value="2022-07-13" calcext:value-type="date">
            <text:p>2022-07-13</text:p>
          </table:table-cell>
          <table:table-cell table:formula="of:=IF([.$A243]=&quot;&quot;;&quot;&quot;;[$latest_newly_sick_table.B242]*[.B$1])" office:value-type="float" office:value="16.0615335051546" calcext:value-type="float">
            <text:p>16.0615335051546</text:p>
          </table:table-cell>
          <table:table-cell table:formula="of:=IF([.$A243]=&quot;&quot;;&quot;&quot;;[$latest_newly_sick_table.C242]*[.C$1])" office:value-type="float" office:value="29.8981612446959" calcext:value-type="float">
            <text:p>29.8981612446959</text:p>
          </table:table-cell>
          <table:table-cell table:formula="of:=IF([.$A243]=&quot;&quot;;&quot;&quot;;[$latest_newly_sick_table.D242]*[.D$1])" office:value-type="float" office:value="37.7429943620798" calcext:value-type="float">
            <text:p>37.7429943620798</text:p>
          </table:table-cell>
          <table:table-cell table:formula="of:=IF([.$A243]=&quot;&quot;;&quot;&quot;;[$latest_newly_sick_table.E242]*[.E$1])" office:value-type="float" office:value="7.68895194183366" calcext:value-type="float">
            <text:p>7.68895194183366</text:p>
          </table:table-cell>
          <table:table-cell table:formula="of:=IF([.$A243]=&quot;&quot;;&quot;&quot;;[$latest_newly_sick_table.F242]*[.F$1])" office:value-type="float" office:value="23.2223900320936" calcext:value-type="float">
            <text:p>23.2223900320936</text:p>
          </table:table-cell>
          <table:table-cell table:formula="of:=IF([.$A243]=&quot;&quot;;&quot;&quot;;[$latest_newly_sick_table.G242]*[.G$1])" office:value-type="float" office:value="56.138282148136" calcext:value-type="float">
            <text:p>56.138282148136</text:p>
          </table:table-cell>
          <table:table-cell table:formula="of:=IF([.$A243]=&quot;&quot;;&quot;&quot;;[$latest_newly_sick_table.H242]*[.H$1])" office:value-type="float" office:value="30.9504511894995" calcext:value-type="float">
            <text:p>30.9504511894995</text:p>
          </table:table-cell>
          <table:table-cell table:formula="of:=IF([.$A243]=&quot;&quot;;&quot;&quot;;[$latest_newly_sick_table.I242]*[.I$1])" office:value-type="float" office:value="18.945518453427" calcext:value-type="float">
            <text:p>18.945518453427</text:p>
          </table:table-cell>
          <table:table-cell table:formula="of:=IF([.$A243]=&quot;&quot;;&quot;&quot;;[$latest_newly_sick_table.J242]*[.J$1])" office:value-type="float" office:value="23.027986665633" calcext:value-type="float">
            <text:p>23.027986665633</text:p>
          </table:table-cell>
          <table:table-cell table:formula="of:=IF([.$A243]=&quot;&quot;;&quot;&quot;;[$latest_newly_sick_table.K242]*[.K$1])" office:value-type="float" office:value="11.9686444766039" calcext:value-type="float">
            <text:p>11.9686444766039</text:p>
          </table:table-cell>
          <table:table-cell table:formula="of:=IF([.$A243]=&quot;&quot;;&quot;&quot;;[$latest_newly_sick_table.L242]*[.L$1])" office:value-type="float" office:value="17.9770618991398" calcext:value-type="float">
            <text:p>17.9770618991398</text:p>
          </table:table-cell>
          <table:table-cell/>
          <table:table-cell table:formula="of:=SUM([.B243:.J243])/[.N$1]" office:value-type="percentage" office:value="0.0236624849041127" calcext:value-type="percentage">
            <text:p>2.37%</text:p>
          </table:table-cell>
          <table:table-cell table:formula="of:=IF([.A249]=&quot;&quot;;&quot;&quot;;AVERAGE([.N236:.N249]))" office:value-type="percentage" office:value="0.0249650593650553" calcext:value-type="percentage">
            <text:p>2.50%</text:p>
          </table:table-cell>
        </table:table-row>
        <table:table-row table:style-name="ro1">
          <table:table-cell table:style-name="ce1" table:formula="of:=IF([$latest_newly_sick_table.A243]=&quot;&quot;;&quot;&quot;;[$latest_newly_sick_table.A243])" office:value-type="date" office:date-value="2022-07-14" calcext:value-type="date">
            <text:p>2022-07-14</text:p>
          </table:table-cell>
          <table:table-cell table:formula="of:=IF([.$A244]=&quot;&quot;;&quot;&quot;;[$latest_newly_sick_table.B243]*[.B$1])" office:value-type="float" office:value="21.1577772462728" calcext:value-type="float">
            <text:p>21.1577772462728</text:p>
          </table:table-cell>
          <table:table-cell table:formula="of:=IF([.$A244]=&quot;&quot;;&quot;&quot;;[$latest_newly_sick_table.C243]*[.C$1])" office:value-type="float" office:value="30.9672235684224" calcext:value-type="float">
            <text:p>30.9672235684224</text:p>
          </table:table-cell>
          <table:table-cell table:formula="of:=IF([.$A244]=&quot;&quot;;&quot;&quot;;[$latest_newly_sick_table.D243]*[.D$1])" office:value-type="float" office:value="43.8731522425774" calcext:value-type="float">
            <text:p>43.8731522425774</text:p>
          </table:table-cell>
          <table:table-cell table:formula="of:=IF([.$A244]=&quot;&quot;;&quot;&quot;;[$latest_newly_sick_table.E243]*[.E$1])" office:value-type="float" office:value="7.90551463984194" calcext:value-type="float">
            <text:p>7.90551463984194</text:p>
          </table:table-cell>
          <table:table-cell table:formula="of:=IF([.$A244]=&quot;&quot;;&quot;&quot;;[$latest_newly_sick_table.F243]*[.F$1])" office:value-type="float" office:value="24.6097168994931" calcext:value-type="float">
            <text:p>24.6097168994931</text:p>
          </table:table-cell>
          <table:table-cell table:formula="of:=IF([.$A244]=&quot;&quot;;&quot;&quot;;[$latest_newly_sick_table.G243]*[.G$1])" office:value-type="float" office:value="58.4948876694339" calcext:value-type="float">
            <text:p>58.4948876694339</text:p>
          </table:table-cell>
          <table:table-cell table:formula="of:=IF([.$A244]=&quot;&quot;;&quot;&quot;;[$latest_newly_sick_table.H243]*[.H$1])" office:value-type="float" office:value="31.2126871811749" calcext:value-type="float">
            <text:p>31.2126871811749</text:p>
          </table:table-cell>
          <table:table-cell table:formula="of:=IF([.$A244]=&quot;&quot;;&quot;&quot;;[$latest_newly_sick_table.I243]*[.I$1])" office:value-type="float" office:value="19.2714126807564" calcext:value-type="float">
            <text:p>19.2714126807564</text:p>
          </table:table-cell>
          <table:table-cell table:formula="of:=IF([.$A244]=&quot;&quot;;&quot;&quot;;[$latest_newly_sick_table.J243]*[.J$1])" office:value-type="float" office:value="21.4971685672175" calcext:value-type="float">
            <text:p>21.4971685672175</text:p>
          </table:table-cell>
          <table:table-cell table:formula="of:=IF([.$A244]=&quot;&quot;;&quot;&quot;;[$latest_newly_sick_table.K243]*[.K$1])" office:value-type="float" office:value="12.1673437802283" calcext:value-type="float">
            <text:p>12.1673437802283</text:p>
          </table:table-cell>
          <table:table-cell table:formula="of:=IF([.$A244]=&quot;&quot;;&quot;&quot;;[$latest_newly_sick_table.L243]*[.L$1])" office:value-type="float" office:value="17.9109822646658" calcext:value-type="float">
            <text:p>17.9109822646658</text:p>
          </table:table-cell>
          <table:table-cell/>
          <table:table-cell table:formula="of:=SUM([.B244:.J244])/[.N$1]" office:value-type="percentage" office:value="0.0251494989993387" calcext:value-type="percentage">
            <text:p>2.51%</text:p>
          </table:table-cell>
          <table:table-cell table:formula="of:=IF([.A250]=&quot;&quot;;&quot;&quot;;AVERAGE([.N237:.N250]))" office:value-type="percentage" office:value="0.0238085580784487" calcext:value-type="percentage">
            <text:p>2.38%</text:p>
          </table:table-cell>
        </table:table-row>
        <table:table-row table:style-name="ro1">
          <table:table-cell table:style-name="ce1" table:formula="of:=IF([$latest_newly_sick_table.A244]=&quot;&quot;;&quot;&quot;;[$latest_newly_sick_table.A244])" office:value-type="date" office:date-value="2022-07-15" calcext:value-type="date">
            <text:p>2022-07-15</text:p>
          </table:table-cell>
          <table:table-cell table:formula="of:=IF([.$A245]=&quot;&quot;;&quot;&quot;;[$latest_newly_sick_table.B244]*[.B$1])" office:value-type="float" office:value="20.5357876321594" calcext:value-type="float">
            <text:p>20.5357876321594</text:p>
          </table:table-cell>
          <table:table-cell table:formula="of:=IF([.$A245]=&quot;&quot;;&quot;&quot;;[$latest_newly_sick_table.C244]*[.C$1])" office:value-type="float" office:value="32.3012589928057" calcext:value-type="float">
            <text:p>32.3012589928057</text:p>
          </table:table-cell>
          <table:table-cell table:formula="of:=IF([.$A245]=&quot;&quot;;&quot;&quot;;[$latest_newly_sick_table.D244]*[.D$1])" office:value-type="float" office:value="45.797281993205" calcext:value-type="float">
            <text:p>45.797281993205</text:p>
          </table:table-cell>
          <table:table-cell table:formula="of:=IF([.$A245]=&quot;&quot;;&quot;&quot;;[$latest_newly_sick_table.E244]*[.E$1])" office:value-type="float" office:value="8.64122910687151" calcext:value-type="float">
            <text:p>8.64122910687151</text:p>
          </table:table-cell>
          <table:table-cell table:formula="of:=IF([.$A245]=&quot;&quot;;&quot;&quot;;[$latest_newly_sick_table.F244]*[.F$1])" office:value-type="float" office:value="27.0657824933687" calcext:value-type="float">
            <text:p>27.0657824933687</text:p>
          </table:table-cell>
          <table:table-cell table:formula="of:=IF([.$A245]=&quot;&quot;;&quot;&quot;;[$latest_newly_sick_table.G244]*[.G$1])" office:value-type="float" office:value="59.6179249507434" calcext:value-type="float">
            <text:p>59.6179249507434</text:p>
          </table:table-cell>
          <table:table-cell table:formula="of:=IF([.$A245]=&quot;&quot;;&quot;&quot;;[$latest_newly_sick_table.H244]*[.H$1])" office:value-type="float" office:value="33.4111076394313" calcext:value-type="float">
            <text:p>33.4111076394313</text:p>
          </table:table-cell>
          <table:table-cell table:formula="of:=IF([.$A245]=&quot;&quot;;&quot;&quot;;[$latest_newly_sick_table.I244]*[.I$1])" office:value-type="float" office:value="21.4956876985928" calcext:value-type="float">
            <text:p>21.4956876985928</text:p>
          </table:table-cell>
          <table:table-cell table:formula="of:=IF([.$A245]=&quot;&quot;;&quot;&quot;;[$latest_newly_sick_table.J244]*[.J$1])" office:value-type="float" office:value="23.7554534179617" calcext:value-type="float">
            <text:p>23.7554534179617</text:p>
          </table:table-cell>
          <table:table-cell table:formula="of:=IF([.$A245]=&quot;&quot;;&quot;&quot;;[$latest_newly_sick_table.K244]*[.K$1])" office:value-type="float" office:value="13.0222903315687" calcext:value-type="float">
            <text:p>13.0222903315687</text:p>
          </table:table-cell>
          <table:table-cell table:formula="of:=IF([.$A245]=&quot;&quot;;&quot;&quot;;[$latest_newly_sick_table.L244]*[.L$1])" office:value-type="float" office:value="22.610724519034" calcext:value-type="float">
            <text:p>22.610724519034</text:p>
          </table:table-cell>
          <table:table-cell/>
          <table:table-cell table:formula="of:=SUM([.B245:.J245])/[.N$1]" office:value-type="percentage" office:value="0.0264732485846902" calcext:value-type="percentage">
            <text:p>2.65%</text:p>
          </table:table-cell>
          <table:table-cell table:formula="of:=IF([.A251]=&quot;&quot;;&quot;&quot;;AVERAGE([.N238:.N251]))" office:value-type="percentage" office:value="0.0230780986820045" calcext:value-type="percentage">
            <text:p>2.31%</text:p>
          </table:table-cell>
        </table:table-row>
        <table:table-row table:style-name="ro1">
          <table:table-cell table:style-name="ce1" table:formula="of:=IF([$latest_newly_sick_table.A245]=&quot;&quot;;&quot;&quot;;[$latest_newly_sick_table.A245])" office:value-type="date" office:date-value="2022-07-16" calcext:value-type="date">
            <text:p>2022-07-16</text:p>
          </table:table-cell>
          <table:table-cell table:formula="of:=IF([.$A246]=&quot;&quot;;&quot;&quot;;[$latest_newly_sick_table.B245]*[.B$1])" office:value-type="float" office:value="16.1365837368509" calcext:value-type="float">
            <text:p>16.1365837368509</text:p>
          </table:table-cell>
          <table:table-cell table:formula="of:=IF([.$A246]=&quot;&quot;;&quot;&quot;;[$latest_newly_sick_table.C245]*[.C$1])" office:value-type="float" office:value="28.9817961165049" calcext:value-type="float">
            <text:p>28.9817961165049</text:p>
          </table:table-cell>
          <table:table-cell table:formula="of:=IF([.$A246]=&quot;&quot;;&quot;&quot;;[$latest_newly_sick_table.D245]*[.D$1])" office:value-type="float" office:value="38.7926504526896" calcext:value-type="float">
            <text:p>38.7926504526896</text:p>
          </table:table-cell>
          <table:table-cell table:formula="of:=IF([.$A246]=&quot;&quot;;&quot;&quot;;[$latest_newly_sick_table.E245]*[.E$1])" office:value-type="float" office:value="6.40302171860247" calcext:value-type="float">
            <text:p>6.40302171860247</text:p>
          </table:table-cell>
          <table:table-cell table:formula="of:=IF([.$A246]=&quot;&quot;;&quot;&quot;;[$latest_newly_sick_table.F245]*[.F$1])" office:value-type="float" office:value="21.1483701020744" calcext:value-type="float">
            <text:p>21.1483701020744</text:p>
          </table:table-cell>
          <table:table-cell table:formula="of:=IF([.$A246]=&quot;&quot;;&quot;&quot;;[$latest_newly_sick_table.G245]*[.G$1])" office:value-type="float" office:value="53.9545754913239" calcext:value-type="float">
            <text:p>53.9545754913239</text:p>
          </table:table-cell>
          <table:table-cell table:formula="of:=IF([.$A246]=&quot;&quot;;&quot;&quot;;[$latest_newly_sick_table.H245]*[.H$1])" office:value-type="float" office:value="30.505368032294" calcext:value-type="float">
            <text:p>30.505368032294</text:p>
          </table:table-cell>
          <table:table-cell table:formula="of:=IF([.$A246]=&quot;&quot;;&quot;&quot;;[$latest_newly_sick_table.I245]*[.I$1])" office:value-type="float" office:value="17.9855876749772" calcext:value-type="float">
            <text:p>17.9855876749772</text:p>
          </table:table-cell>
          <table:table-cell table:formula="of:=IF([.$A246]=&quot;&quot;;&quot;&quot;;[$latest_newly_sick_table.J245]*[.J$1])" office:value-type="float" office:value="20.3413500080167" calcext:value-type="float">
            <text:p>20.3413500080167</text:p>
          </table:table-cell>
          <table:table-cell table:formula="of:=IF([.$A246]=&quot;&quot;;&quot;&quot;;[$latest_newly_sick_table.K245]*[.K$1])" office:value-type="float" office:value="11.0502973490576" calcext:value-type="float">
            <text:p>11.0502973490576</text:p>
          </table:table-cell>
          <table:table-cell table:formula="of:=IF([.$A246]=&quot;&quot;;&quot;&quot;;[$latest_newly_sick_table.L245]*[.L$1])" office:value-type="float" office:value="18.2354625156558" calcext:value-type="float">
            <text:p>18.2354625156558</text:p>
          </table:table-cell>
          <table:table-cell/>
          <table:table-cell table:formula="of:=SUM([.B246:.J246])/[.N$1]" office:value-type="percentage" office:value="0.0227470677154141" calcext:value-type="percentage">
            <text:p>2.27%</text:p>
          </table:table-cell>
          <table:table-cell table:formula="of:=IF([.A252]=&quot;&quot;;&quot;&quot;;AVERAGE([.N239:.N252]))" office:value-type="percentage" office:value="0.0226040169562036" calcext:value-type="percentage">
            <text:p>2.26%</text:p>
          </table:table-cell>
        </table:table-row>
        <table:table-row table:style-name="ro1">
          <table:table-cell table:style-name="ce1" table:formula="of:=IF([$latest_newly_sick_table.A246]=&quot;&quot;;&quot;&quot;;[$latest_newly_sick_table.A246])" office:value-type="date" office:date-value="2022-07-17" calcext:value-type="date">
            <text:p>2022-07-17</text:p>
          </table:table-cell>
          <table:table-cell table:formula="of:=IF([.$A247]=&quot;&quot;;&quot;&quot;;[$latest_newly_sick_table.B246]*[.B$1])" office:value-type="float" office:value="15.68469123828" calcext:value-type="float">
            <text:p>15.68469123828</text:p>
          </table:table-cell>
          <table:table-cell table:formula="of:=IF([.$A247]=&quot;&quot;;&quot;&quot;;[$latest_newly_sick_table.C246]*[.C$1])" office:value-type="float" office:value="26.3297410960704" calcext:value-type="float">
            <text:p>26.3297410960704</text:p>
          </table:table-cell>
          <table:table-cell table:formula="of:=IF([.$A247]=&quot;&quot;;&quot;&quot;;[$latest_newly_sick_table.D246]*[.D$1])" office:value-type="float" office:value="36.772136544793" calcext:value-type="float">
            <text:p>36.772136544793</text:p>
          </table:table-cell>
          <table:table-cell table:formula="of:=IF([.$A247]=&quot;&quot;;&quot;&quot;;[$latest_newly_sick_table.E246]*[.E$1])" office:value-type="float" office:value="6.7570909090909" calcext:value-type="float">
            <text:p>6.7570909090909</text:p>
          </table:table-cell>
          <table:table-cell table:formula="of:=IF([.$A247]=&quot;&quot;;&quot;&quot;;[$latest_newly_sick_table.F246]*[.F$1])" office:value-type="float" office:value="20.3960402383546" calcext:value-type="float">
            <text:p>20.3960402383546</text:p>
          </table:table-cell>
          <table:table-cell table:formula="of:=IF([.$A247]=&quot;&quot;;&quot;&quot;;[$latest_newly_sick_table.G246]*[.G$1])" office:value-type="float" office:value="49.0317441158719" calcext:value-type="float">
            <text:p>49.0317441158719</text:p>
          </table:table-cell>
          <table:table-cell table:formula="of:=IF([.$A247]=&quot;&quot;;&quot;&quot;;[$latest_newly_sick_table.H246]*[.H$1])" office:value-type="float" office:value="27.4846018293195" calcext:value-type="float">
            <text:p>27.4846018293195</text:p>
          </table:table-cell>
          <table:table-cell table:formula="of:=IF([.$A247]=&quot;&quot;;&quot;&quot;;[$latest_newly_sick_table.I246]*[.I$1])" office:value-type="float" office:value="16.9595253576073" calcext:value-type="float">
            <text:p>16.9595253576073</text:p>
          </table:table-cell>
          <table:table-cell table:formula="of:=IF([.$A247]=&quot;&quot;;&quot;&quot;;[$latest_newly_sick_table.J246]*[.J$1])" office:value-type="float" office:value="16.330560177482" calcext:value-type="float">
            <text:p>16.330560177482</text:p>
          </table:table-cell>
          <table:table-cell table:formula="of:=IF([.$A247]=&quot;&quot;;&quot;&quot;;[$latest_newly_sick_table.K246]*[.K$1])" office:value-type="float" office:value="9.79607146382391" calcext:value-type="float">
            <text:p>9.79607146382391</text:p>
          </table:table-cell>
          <table:table-cell table:formula="of:=IF([.$A247]=&quot;&quot;;&quot;&quot;;[$latest_newly_sick_table.L246]*[.L$1])" office:value-type="float" office:value="16.0922832140016" calcext:value-type="float">
            <text:p>16.0922832140016</text:p>
          </table:table-cell>
          <table:table-cell/>
          <table:table-cell table:formula="of:=SUM([.B247:.J247])/[.N$1]" office:value-type="percentage" office:value="0.0209502943782161" calcext:value-type="percentage">
            <text:p>2.10%</text:p>
          </table:table-cell>
          <table:table-cell table:formula="of:=IF([.A253]=&quot;&quot;;&quot;&quot;;AVERAGE([.N240:.N253]))" office:value-type="percentage" office:value="0.0221718215732262" calcext:value-type="percentage">
            <text:p>2.22%</text:p>
          </table:table-cell>
        </table:table-row>
        <table:table-row table:style-name="ro1">
          <table:table-cell table:style-name="ce1" table:formula="of:=IF([$latest_newly_sick_table.A247]=&quot;&quot;;&quot;&quot;;[$latest_newly_sick_table.A247])" office:value-type="date" office:date-value="2022-07-18" calcext:value-type="date">
            <text:p>2022-07-18</text:p>
          </table:table-cell>
          <table:table-cell table:formula="of:=IF([.$A248]=&quot;&quot;;&quot;&quot;;[$latest_newly_sick_table.B247]*[.B$1])" office:value-type="float" office:value="13.892739014018" calcext:value-type="float">
            <text:p>13.892739014018</text:p>
          </table:table-cell>
          <table:table-cell table:formula="of:=IF([.$A248]=&quot;&quot;;&quot;&quot;;[$latest_newly_sick_table.C247]*[.C$1])" office:value-type="float" office:value="23.1911695631752" calcext:value-type="float">
            <text:p>23.1911695631752</text:p>
          </table:table-cell>
          <table:table-cell table:formula="of:=IF([.$A248]=&quot;&quot;;&quot;&quot;;[$latest_newly_sick_table.D247]*[.D$1])" office:value-type="float" office:value="30.9529234377618" calcext:value-type="float">
            <text:p>30.9529234377618</text:p>
          </table:table-cell>
          <table:table-cell table:formula="of:=IF([.$A248]=&quot;&quot;;&quot;&quot;;[$latest_newly_sick_table.E247]*[.E$1])" office:value-type="float" office:value="5.40427807486632" calcext:value-type="float">
            <text:p>5.40427807486632</text:p>
          </table:table-cell>
          <table:table-cell table:formula="of:=IF([.$A248]=&quot;&quot;;&quot;&quot;;[$latest_newly_sick_table.F247]*[.F$1])" office:value-type="float" office:value="17.219750944799" calcext:value-type="float">
            <text:p>17.219750944799</text:p>
          </table:table-cell>
          <table:table-cell table:formula="of:=IF([.$A248]=&quot;&quot;;&quot;&quot;;[$latest_newly_sick_table.G247]*[.G$1])" office:value-type="float" office:value="48.3468323326921" calcext:value-type="float">
            <text:p>48.3468323326921</text:p>
          </table:table-cell>
          <table:table-cell table:formula="of:=IF([.$A248]=&quot;&quot;;&quot;&quot;;[$latest_newly_sick_table.H247]*[.H$1])" office:value-type="float" office:value="25.9556666129292" calcext:value-type="float">
            <text:p>25.9556666129292</text:p>
          </table:table-cell>
          <table:table-cell table:formula="of:=IF([.$A248]=&quot;&quot;;&quot;&quot;;[$latest_newly_sick_table.I247]*[.I$1])" office:value-type="float" office:value="15.086300730835" calcext:value-type="float">
            <text:p>15.086300730835</text:p>
          </table:table-cell>
          <table:table-cell table:formula="of:=IF([.$A248]=&quot;&quot;;&quot;&quot;;[$latest_newly_sick_table.J247]*[.J$1])" office:value-type="float" office:value="15.1779969650986" calcext:value-type="float">
            <text:p>15.1779969650986</text:p>
          </table:table-cell>
          <table:table-cell table:formula="of:=IF([.$A248]=&quot;&quot;;&quot;&quot;;[$latest_newly_sick_table.K247]*[.K$1])" office:value-type="float" office:value="8.17969348659006" calcext:value-type="float">
            <text:p>8.17969348659006</text:p>
          </table:table-cell>
          <table:table-cell table:formula="of:=IF([.$A248]=&quot;&quot;;&quot;&quot;;[$latest_newly_sick_table.L247]*[.L$1])" office:value-type="float" office:value="16.6646266829866" calcext:value-type="float">
            <text:p>16.6646266829866</text:p>
          </table:table-cell>
          <table:table-cell/>
          <table:table-cell table:formula="of:=SUM([.B248:.J248])/[.N$1]" office:value-type="percentage" office:value="0.0189578226525709" calcext:value-type="percentage">
            <text:p>1.90%</text:p>
          </table:table-cell>
          <table:table-cell table:formula="of:=IF([.A254]=&quot;&quot;;&quot;&quot;;AVERAGE([.N241:.N254]))" office:value-type="percentage" office:value="0.0218204913492349" calcext:value-type="percentage">
            <text:p>2.18%</text:p>
          </table:table-cell>
        </table:table-row>
        <table:table-row table:style-name="ro1">
          <table:table-cell table:style-name="ce1" table:formula="of:=IF([$latest_newly_sick_table.A248]=&quot;&quot;;&quot;&quot;;[$latest_newly_sick_table.A248])" office:value-type="date" office:date-value="2022-07-19" calcext:value-type="date">
            <text:p>2022-07-19</text:p>
          </table:table-cell>
          <table:table-cell table:formula="of:=IF([.$A249]=&quot;&quot;;&quot;&quot;;[$latest_newly_sick_table.B248]*[.B$1])" office:value-type="float" office:value="13.9847405900305" calcext:value-type="float">
            <text:p>13.9847405900305</text:p>
          </table:table-cell>
          <table:table-cell table:formula="of:=IF([.$A249]=&quot;&quot;;&quot;&quot;;[$latest_newly_sick_table.C248]*[.C$1])" office:value-type="float" office:value="20.4005655042412" calcext:value-type="float">
            <text:p>20.4005655042412</text:p>
          </table:table-cell>
          <table:table-cell table:formula="of:=IF([.$A249]=&quot;&quot;;&quot;&quot;;[$latest_newly_sick_table.D248]*[.D$1])" office:value-type="float" office:value="30.2806385385678" calcext:value-type="float">
            <text:p>30.2806385385678</text:p>
          </table:table-cell>
          <table:table-cell table:formula="of:=IF([.$A249]=&quot;&quot;;&quot;&quot;;[$latest_newly_sick_table.E248]*[.E$1])" office:value-type="float" office:value="5.8360186179735" calcext:value-type="float">
            <text:p>5.8360186179735</text:p>
          </table:table-cell>
          <table:table-cell table:formula="of:=IF([.$A249]=&quot;&quot;;&quot;&quot;;[$latest_newly_sick_table.F248]*[.F$1])" office:value-type="float" office:value="15.4546301471958" calcext:value-type="float">
            <text:p>15.4546301471958</text:p>
          </table:table-cell>
          <table:table-cell table:formula="of:=IF([.$A249]=&quot;&quot;;&quot;&quot;;[$latest_newly_sick_table.G248]*[.G$1])" office:value-type="float" office:value="42.9610806286618" calcext:value-type="float">
            <text:p>42.9610806286618</text:p>
          </table:table-cell>
          <table:table-cell table:formula="of:=IF([.$A249]=&quot;&quot;;&quot;&quot;;[$latest_newly_sick_table.H248]*[.H$1])" office:value-type="float" office:value="24.0721791141287" calcext:value-type="float">
            <text:p>24.0721791141287</text:p>
          </table:table-cell>
          <table:table-cell table:formula="of:=IF([.$A249]=&quot;&quot;;&quot;&quot;;[$latest_newly_sick_table.I248]*[.I$1])" office:value-type="float" office:value="14.0414588528678" calcext:value-type="float">
            <text:p>14.0414588528678</text:p>
          </table:table-cell>
          <table:table-cell table:formula="of:=IF([.$A249]=&quot;&quot;;&quot;&quot;;[$latest_newly_sick_table.J248]*[.J$1])" office:value-type="float" office:value="13.1192243599454" calcext:value-type="float">
            <text:p>13.1192243599454</text:p>
          </table:table-cell>
          <table:table-cell table:formula="of:=IF([.$A249]=&quot;&quot;;&quot;&quot;;[$latest_newly_sick_table.K248]*[.K$1])" office:value-type="float" office:value="9.54859383967859" calcext:value-type="float">
            <text:p>9.54859383967859</text:p>
          </table:table-cell>
          <table:table-cell table:formula="of:=IF([.$A249]=&quot;&quot;;&quot;&quot;;[$latest_newly_sick_table.L248]*[.L$1])" office:value-type="float" office:value="13.9780313351499" calcext:value-type="float">
            <text:p>13.9780313351499</text:p>
          </table:table-cell>
          <table:table-cell/>
          <table:table-cell table:formula="of:=SUM([.B249:.J249])/[.N$1]" office:value-type="percentage" office:value="0.0174937401780552" calcext:value-type="percentage">
            <text:p>1.75%</text:p>
          </table:table-cell>
          <table:table-cell table:formula="of:=IF([.A255]=&quot;&quot;;&quot;&quot;;AVERAGE([.N242:.N255]))" office:value-type="percentage" office:value="0.0213550528259026" calcext:value-type="percentage">
            <text:p>2.14%</text:p>
          </table:table-cell>
        </table:table-row>
        <table:table-row table:style-name="ro1">
          <table:table-cell table:style-name="ce1" table:formula="of:=IF([$latest_newly_sick_table.A249]=&quot;&quot;;&quot;&quot;;[$latest_newly_sick_table.A249])" office:value-type="date" office:date-value="2022-07-20" calcext:value-type="date">
            <text:p>2022-07-20</text:p>
          </table:table-cell>
          <table:table-cell table:formula="of:=IF([.$A250]=&quot;&quot;;&quot;&quot;;[$latest_newly_sick_table.B249]*[.B$1])" office:value-type="float" office:value="13.1832029977191" calcext:value-type="float">
            <text:p>13.1832029977191</text:p>
          </table:table-cell>
          <table:table-cell table:formula="of:=IF([.$A250]=&quot;&quot;;&quot;&quot;;[$latest_newly_sick_table.C249]*[.C$1])" office:value-type="float" office:value="21.8833428283448" calcext:value-type="float">
            <text:p>21.8833428283448</text:p>
          </table:table-cell>
          <table:table-cell table:formula="of:=IF([.$A250]=&quot;&quot;;&quot;&quot;;[$latest_newly_sick_table.D249]*[.D$1])" office:value-type="float" office:value="30.7202558451099" calcext:value-type="float">
            <text:p>30.7202558451099</text:p>
          </table:table-cell>
          <table:table-cell table:formula="of:=IF([.$A250]=&quot;&quot;;&quot;&quot;;[$latest_newly_sick_table.E249]*[.E$1])" office:value-type="float" office:value="4.99981741829468" calcext:value-type="float">
            <text:p>4.99981741829468</text:p>
          </table:table-cell>
          <table:table-cell table:formula="of:=IF([.$A250]=&quot;&quot;;&quot;&quot;;[$latest_newly_sick_table.F249]*[.F$1])" office:value-type="float" office:value="17.5638544891641" calcext:value-type="float">
            <text:p>17.5638544891641</text:p>
          </table:table-cell>
          <table:table-cell table:formula="of:=IF([.$A250]=&quot;&quot;;&quot;&quot;;[$latest_newly_sick_table.G249]*[.G$1])" office:value-type="float" office:value="39.3524251309908" calcext:value-type="float">
            <text:p>39.3524251309908</text:p>
          </table:table-cell>
          <table:table-cell table:formula="of:=IF([.$A250]=&quot;&quot;;&quot;&quot;;[$latest_newly_sick_table.H249]*[.H$1])" office:value-type="float" office:value="25.6606297250145" calcext:value-type="float">
            <text:p>25.6606297250145</text:p>
          </table:table-cell>
          <table:table-cell table:formula="of:=IF([.$A250]=&quot;&quot;;&quot;&quot;;[$latest_newly_sick_table.I249]*[.I$1])" office:value-type="float" office:value="11.863444696724" calcext:value-type="float">
            <text:p>11.863444696724</text:p>
          </table:table-cell>
          <table:table-cell table:formula="of:=IF([.$A250]=&quot;&quot;;&quot;&quot;;[$latest_newly_sick_table.J249]*[.J$1])" office:value-type="float" office:value="15.6011592386622" calcext:value-type="float">
            <text:p>15.6011592386622</text:p>
          </table:table-cell>
          <table:table-cell table:formula="of:=IF([.$A250]=&quot;&quot;;&quot;&quot;;[$latest_newly_sick_table.K249]*[.K$1])" office:value-type="float" office:value="8.68255040030866" calcext:value-type="float">
            <text:p>8.68255040030866</text:p>
          </table:table-cell>
          <table:table-cell table:formula="of:=IF([.$A250]=&quot;&quot;;&quot;&quot;;[$latest_newly_sick_table.L249]*[.L$1])" office:value-type="float" office:value="14.8501882497154" calcext:value-type="float">
            <text:p>14.8501882497154</text:p>
          </table:table-cell>
          <table:table-cell/>
          <table:table-cell table:formula="of:=SUM([.B250:.J250])/[.N$1]" office:value-type="percentage" office:value="0.0175595389755316" calcext:value-type="percentage">
            <text:p>1.76%</text:p>
          </table:table-cell>
          <table:table-cell table:formula="of:=IF([.A256]=&quot;&quot;;&quot;&quot;;AVERAGE([.N243:.N256]))" office:value-type="percentage" office:value="0.0209243862102381" calcext:value-type="percentage">
            <text:p>2.09%</text:p>
          </table:table-cell>
        </table:table-row>
        <table:table-row table:style-name="ro1">
          <table:table-cell table:style-name="ce1" table:formula="of:=IF([$latest_newly_sick_table.A250]=&quot;&quot;;&quot;&quot;;[$latest_newly_sick_table.A250])" office:value-type="date" office:date-value="2022-07-21" calcext:value-type="date">
            <text:p>2022-07-21</text:p>
          </table:table-cell>
          <table:table-cell table:formula="of:=IF([.$A251]=&quot;&quot;;&quot;&quot;;[$latest_newly_sick_table.B250]*[.B$1])" office:value-type="float" office:value="15.5335530016877" calcext:value-type="float">
            <text:p>15.5335530016877</text:p>
          </table:table-cell>
          <table:table-cell table:formula="of:=IF([.$A251]=&quot;&quot;;&quot;&quot;;[$latest_newly_sick_table.C250]*[.C$1])" office:value-type="float" office:value="24.9311478283736" calcext:value-type="float">
            <text:p>24.9311478283736</text:p>
          </table:table-cell>
          <table:table-cell table:formula="of:=IF([.$A251]=&quot;&quot;;&quot;&quot;;[$latest_newly_sick_table.D250]*[.D$1])" office:value-type="float" office:value="29.4625688152933" calcext:value-type="float">
            <text:p>29.4625688152933</text:p>
          </table:table-cell>
          <table:table-cell table:formula="of:=IF([.$A251]=&quot;&quot;;&quot;&quot;;[$latest_newly_sick_table.E250]*[.E$1])" office:value-type="float" office:value="5.84144796380091" calcext:value-type="float">
            <text:p>5.84144796380091</text:p>
          </table:table-cell>
          <table:table-cell table:formula="of:=IF([.$A251]=&quot;&quot;;&quot;&quot;;[$latest_newly_sick_table.F250]*[.F$1])" office:value-type="float" office:value="19.5587387040954" calcext:value-type="float">
            <text:p>19.5587387040954</text:p>
          </table:table-cell>
          <table:table-cell table:formula="of:=IF([.$A251]=&quot;&quot;;&quot;&quot;;[$latest_newly_sick_table.G250]*[.G$1])" office:value-type="float" office:value="48.379368874014" calcext:value-type="float">
            <text:p>48.379368874014</text:p>
          </table:table-cell>
          <table:table-cell table:formula="of:=IF([.$A251]=&quot;&quot;;&quot;&quot;;[$latest_newly_sick_table.H250]*[.H$1])" office:value-type="float" office:value="27.1500312825861" calcext:value-type="float">
            <text:p>27.1500312825861</text:p>
          </table:table-cell>
          <table:table-cell table:formula="of:=IF([.$A251]=&quot;&quot;;&quot;&quot;;[$latest_newly_sick_table.I250]*[.I$1])" office:value-type="float" office:value="17.2168468981218" calcext:value-type="float">
            <text:p>17.2168468981218</text:p>
          </table:table-cell>
          <table:table-cell table:formula="of:=IF([.$A251]=&quot;&quot;;&quot;&quot;;[$latest_newly_sick_table.J250]*[.J$1])" office:value-type="float" office:value="17.9343172861448" calcext:value-type="float">
            <text:p>17.9343172861448</text:p>
          </table:table-cell>
          <table:table-cell table:formula="of:=IF([.$A251]=&quot;&quot;;&quot;&quot;;[$latest_newly_sick_table.K250]*[.K$1])" office:value-type="float" office:value="10.513397642015" calcext:value-type="float">
            <text:p>10.513397642015</text:p>
          </table:table-cell>
          <table:table-cell table:formula="of:=IF([.$A251]=&quot;&quot;;&quot;&quot;;[$latest_newly_sick_table.L250]*[.L$1])" office:value-type="float" office:value="15.9009266476141" calcext:value-type="float">
            <text:p>15.9009266476141</text:p>
          </table:table-cell>
          <table:table-cell/>
          <table:table-cell table:formula="of:=SUM([.B251:.J251])/[.N$1]" office:value-type="percentage" office:value="0.0200046631048861" calcext:value-type="percentage">
            <text:p>2.00%</text:p>
          </table:table-cell>
          <table:table-cell table:formula="of:=IF([.A257]=&quot;&quot;;&quot;&quot;;AVERAGE([.N244:.N257]))" office:value-type="percentage" office:value="0.020591185051492" calcext:value-type="percentage">
            <text:p>2.06%</text:p>
          </table:table-cell>
        </table:table-row>
        <table:table-row table:style-name="ro1">
          <table:table-cell table:style-name="ce1" table:formula="of:=IF([$latest_newly_sick_table.A251]=&quot;&quot;;&quot;&quot;;[$latest_newly_sick_table.A251])" office:value-type="date" office:date-value="2022-07-22" calcext:value-type="date">
            <text:p>2022-07-22</text:p>
          </table:table-cell>
          <table:table-cell table:formula="of:=IF([.$A252]=&quot;&quot;;&quot;&quot;;[$latest_newly_sick_table.B251]*[.B$1])" office:value-type="float" office:value="14.7802874743326" calcext:value-type="float">
            <text:p>14.7802874743326</text:p>
          </table:table-cell>
          <table:table-cell table:formula="of:=IF([.$A252]=&quot;&quot;;&quot;&quot;;[$latest_newly_sick_table.C251]*[.C$1])" office:value-type="float" office:value="26.3023643593142" calcext:value-type="float">
            <text:p>26.3023643593142</text:p>
          </table:table-cell>
          <table:table-cell table:formula="of:=IF([.$A252]=&quot;&quot;;&quot;&quot;;[$latest_newly_sick_table.D251]*[.D$1])" office:value-type="float" office:value="34.1437996954829" calcext:value-type="float">
            <text:p>34.1437996954829</text:p>
          </table:table-cell>
          <table:table-cell table:formula="of:=IF([.$A252]=&quot;&quot;;&quot;&quot;;[$latest_newly_sick_table.E251]*[.E$1])" office:value-type="float" office:value="6.78924884300462" calcext:value-type="float">
            <text:p>6.78924884300462</text:p>
          </table:table-cell>
          <table:table-cell table:formula="of:=IF([.$A252]=&quot;&quot;;&quot;&quot;;[$latest_newly_sick_table.F251]*[.F$1])" office:value-type="float" office:value="20.4943902887622" calcext:value-type="float">
            <text:p>20.4943902887622</text:p>
          </table:table-cell>
          <table:table-cell table:formula="of:=IF([.$A252]=&quot;&quot;;&quot;&quot;;[$latest_newly_sick_table.G251]*[.G$1])" office:value-type="float" office:value="48.8163293563797" calcext:value-type="float">
            <text:p>48.8163293563797</text:p>
          </table:table-cell>
          <table:table-cell table:formula="of:=IF([.$A252]=&quot;&quot;;&quot;&quot;;[$latest_newly_sick_table.H251]*[.H$1])" office:value-type="float" office:value="28.2760716311482" calcext:value-type="float">
            <text:p>28.2760716311482</text:p>
          </table:table-cell>
          <table:table-cell table:formula="of:=IF([.$A252]=&quot;&quot;;&quot;&quot;;[$latest_newly_sick_table.I251]*[.I$1])" office:value-type="float" office:value="17.1284733062753" calcext:value-type="float">
            <text:p>17.1284733062753</text:p>
          </table:table-cell>
          <table:table-cell table:formula="of:=IF([.$A252]=&quot;&quot;;&quot;&quot;;[$latest_newly_sick_table.J251]*[.J$1])" office:value-type="float" office:value="16.6336167628303" calcext:value-type="float">
            <text:p>16.6336167628303</text:p>
          </table:table-cell>
          <table:table-cell table:formula="of:=IF([.$A252]=&quot;&quot;;&quot;&quot;;[$latest_newly_sick_table.K251]*[.K$1])" office:value-type="float" office:value="9.90180188769188" calcext:value-type="float">
            <text:p>9.90180188769188</text:p>
          </table:table-cell>
          <table:table-cell table:formula="of:=IF([.$A252]=&quot;&quot;;&quot;&quot;;[$latest_newly_sick_table.L251]*[.L$1])" office:value-type="float" office:value="17.9746878450692" calcext:value-type="float">
            <text:p>17.9746878450692</text:p>
          </table:table-cell>
          <table:table-cell/>
          <table:table-cell table:formula="of:=SUM([.B252:.J252])/[.N$1]" office:value-type="percentage" office:value="0.0207190310465654" calcext:value-type="percentage">
            <text:p>2.07%</text:p>
          </table:table-cell>
          <table:table-cell table:formula="of:=IF([.A258]=&quot;&quot;;&quot;&quot;;AVERAGE([.N245:.N258]))" office:value-type="percentage" office:value="0.0201747491172066" calcext:value-type="percentage">
            <text:p>2.02%</text:p>
          </table:table-cell>
        </table:table-row>
        <table:table-row table:style-name="ro1">
          <table:table-cell table:style-name="ce1" table:formula="of:=IF([$latest_newly_sick_table.A252]=&quot;&quot;;&quot;&quot;;[$latest_newly_sick_table.A252])" office:value-type="date" office:date-value="2022-07-23" calcext:value-type="date">
            <text:p>2022-07-23</text:p>
          </table:table-cell>
          <table:table-cell table:formula="of:=IF([.$A253]=&quot;&quot;;&quot;&quot;;[$latest_newly_sick_table.B252]*[.B$1])" office:value-type="float" office:value="15.2791423989196" calcext:value-type="float">
            <text:p>15.2791423989196</text:p>
          </table:table-cell>
          <table:table-cell table:formula="of:=IF([.$A253]=&quot;&quot;;&quot;&quot;;[$latest_newly_sick_table.C252]*[.C$1])" office:value-type="float" office:value="24.7029533126246" calcext:value-type="float">
            <text:p>24.7029533126246</text:p>
          </table:table-cell>
          <table:table-cell table:formula="of:=IF([.$A253]=&quot;&quot;;&quot;&quot;;[$latest_newly_sick_table.D252]*[.D$1])" office:value-type="float" office:value="30.4936127653771" calcext:value-type="float">
            <text:p>30.4936127653771</text:p>
          </table:table-cell>
          <table:table-cell table:formula="of:=IF([.$A253]=&quot;&quot;;&quot;&quot;;[$latest_newly_sick_table.E252]*[.E$1])" office:value-type="float" office:value="6.02763721292333" calcext:value-type="float">
            <text:p>6.02763721292333</text:p>
          </table:table-cell>
          <table:table-cell table:formula="of:=IF([.$A253]=&quot;&quot;;&quot;&quot;;[$latest_newly_sick_table.F252]*[.F$1])" office:value-type="float" office:value="18.4190608282148" calcext:value-type="float">
            <text:p>18.4190608282148</text:p>
          </table:table-cell>
          <table:table-cell table:formula="of:=IF([.$A253]=&quot;&quot;;&quot;&quot;;[$latest_newly_sick_table.G252]*[.G$1])" office:value-type="float" office:value="45.7582348345473" calcext:value-type="float">
            <text:p>45.7582348345473</text:p>
          </table:table-cell>
          <table:table-cell table:formula="of:=IF([.$A253]=&quot;&quot;;&quot;&quot;;[$latest_newly_sick_table.H252]*[.H$1])" office:value-type="float" office:value="28.6883189897505" calcext:value-type="float">
            <text:p>28.6883189897505</text:p>
          </table:table-cell>
          <table:table-cell table:formula="of:=IF([.$A253]=&quot;&quot;;&quot;&quot;;[$latest_newly_sick_table.I252]*[.I$1])" office:value-type="float" office:value="16.0107319527123" calcext:value-type="float">
            <text:p>16.0107319527123</text:p>
          </table:table-cell>
          <table:table-cell table:formula="of:=IF([.$A253]=&quot;&quot;;&quot;&quot;;[$latest_newly_sick_table.J252]*[.J$1])" office:value-type="float" office:value="18.2420801448202" calcext:value-type="float">
            <text:p>18.2420801448202</text:p>
          </table:table-cell>
          <table:table-cell table:formula="of:=IF([.$A253]=&quot;&quot;;&quot;&quot;;[$latest_newly_sick_table.K252]*[.K$1])" office:value-type="float" office:value="9.94431161585972" calcext:value-type="float">
            <text:p>9.94431161585972</text:p>
          </table:table-cell>
          <table:table-cell table:formula="of:=IF([.$A253]=&quot;&quot;;&quot;&quot;;[$latest_newly_sick_table.L252]*[.L$1])" office:value-type="float" office:value="16.2843738722483" calcext:value-type="float">
            <text:p>16.2843738722483</text:p>
          </table:table-cell>
          <table:table-cell/>
          <table:table-cell table:formula="of:=SUM([.B253:.J253])/[.N$1]" office:value-type="percentage" office:value="0.0197729435268877" calcext:value-type="percentage">
            <text:p>1.98%</text:p>
          </table:table-cell>
          <table:table-cell table:formula="of:=IF([.A259]=&quot;&quot;;&quot;&quot;;AVERAGE([.N246:.N259]))" office:value-type="percentage" office:value="0.0194857697848959" calcext:value-type="percentage">
            <text:p>1.95%</text:p>
          </table:table-cell>
        </table:table-row>
        <table:table-row table:style-name="ro1">
          <table:table-cell table:style-name="ce1" table:formula="of:=IF([$latest_newly_sick_table.A253]=&quot;&quot;;&quot;&quot;;[$latest_newly_sick_table.A253])" office:value-type="date" office:date-value="2022-07-24" calcext:value-type="date">
            <text:p>2022-07-24</text:p>
          </table:table-cell>
          <table:table-cell table:formula="of:=IF([.$A254]=&quot;&quot;;&quot;&quot;;[$latest_newly_sick_table.B253]*[.B$1])" office:value-type="float" office:value="16.5463204168024" calcext:value-type="float">
            <text:p>16.5463204168024</text:p>
          </table:table-cell>
          <table:table-cell table:formula="of:=IF([.$A254]=&quot;&quot;;&quot;&quot;;[$latest_newly_sick_table.C253]*[.C$1])" office:value-type="float" office:value="24.2501016673445" calcext:value-type="float">
            <text:p>24.2501016673445</text:p>
          </table:table-cell>
          <table:table-cell table:formula="of:=IF([.$A254]=&quot;&quot;;&quot;&quot;;[$latest_newly_sick_table.D253]*[.D$1])" office:value-type="float" office:value="31.0767994284693" calcext:value-type="float">
            <text:p>31.0767994284693</text:p>
          </table:table-cell>
          <table:table-cell table:formula="of:=IF([.$A254]=&quot;&quot;;&quot;&quot;;[$latest_newly_sick_table.E253]*[.E$1])" office:value-type="float" office:value="6.04846648996592" calcext:value-type="float">
            <text:p>6.04846648996592</text:p>
          </table:table-cell>
          <table:table-cell table:formula="of:=IF([.$A254]=&quot;&quot;;&quot;&quot;;[$latest_newly_sick_table.F253]*[.F$1])" office:value-type="float" office:value="18.4745065260721" calcext:value-type="float">
            <text:p>18.4745065260721</text:p>
          </table:table-cell>
          <table:table-cell table:formula="of:=IF([.$A254]=&quot;&quot;;&quot;&quot;;[$latest_newly_sick_table.G253]*[.G$1])" office:value-type="float" office:value="45.0497912939774" calcext:value-type="float">
            <text:p>45.0497912939774</text:p>
          </table:table-cell>
          <table:table-cell table:formula="of:=IF([.$A254]=&quot;&quot;;&quot;&quot;;[$latest_newly_sick_table.H253]*[.H$1])" office:value-type="float" office:value="27.5738699478766" calcext:value-type="float">
            <text:p>27.5738699478766</text:p>
          </table:table-cell>
          <table:table-cell table:formula="of:=IF([.$A254]=&quot;&quot;;&quot;&quot;;[$latest_newly_sick_table.I253]*[.I$1])" office:value-type="float" office:value="15.4783393501805" calcext:value-type="float">
            <text:p>15.4783393501805</text:p>
          </table:table-cell>
          <table:table-cell table:formula="of:=IF([.$A254]=&quot;&quot;;&quot;&quot;;[$latest_newly_sick_table.J253]*[.J$1])" office:value-type="float" office:value="18.5394862036156" calcext:value-type="float">
            <text:p>18.5394862036156</text:p>
          </table:table-cell>
          <table:table-cell table:formula="of:=IF([.$A254]=&quot;&quot;;&quot;&quot;;[$latest_newly_sick_table.K253]*[.K$1])" office:value-type="float" office:value="10.3943825665859" calcext:value-type="float">
            <text:p>10.3943825665859</text:p>
          </table:table-cell>
          <table:table-cell table:formula="of:=IF([.$A254]=&quot;&quot;;&quot;&quot;;[$latest_newly_sick_table.L253]*[.L$1])" office:value-type="float" office:value="13.8547000974572" calcext:value-type="float">
            <text:p>13.8547000974572</text:p>
          </table:table-cell>
          <table:table-cell/>
          <table:table-cell table:formula="of:=SUM([.B254:.J254])/[.N$1]" office:value-type="percentage" office:value="0.0197162246382117" calcext:value-type="percentage">
            <text:p>1.97%</text:p>
          </table:table-cell>
          <table:table-cell table:formula="of:=IF([.A260]=&quot;&quot;;&quot;&quot;;AVERAGE([.N247:.N260]))" office:value-type="percentage" office:value="0.0191465103460196" calcext:value-type="percentage">
            <text:p>1.91%</text:p>
          </table:table-cell>
        </table:table-row>
        <table:table-row table:style-name="ro1">
          <table:table-cell table:style-name="ce1" table:formula="of:=IF([$latest_newly_sick_table.A254]=&quot;&quot;;&quot;&quot;;[$latest_newly_sick_table.A254])" office:value-type="date" office:date-value="2022-07-25" calcext:value-type="date">
            <text:p>2022-07-25</text:p>
          </table:table-cell>
          <table:table-cell table:formula="of:=IF([.$A255]=&quot;&quot;;&quot;&quot;;[$latest_newly_sick_table.B254]*[.B$1])" office:value-type="float" office:value="15.8015042511446" calcext:value-type="float">
            <text:p>15.8015042511446</text:p>
          </table:table-cell>
          <table:table-cell table:formula="of:=IF([.$A255]=&quot;&quot;;&quot;&quot;;[$latest_newly_sick_table.C254]*[.C$1])" office:value-type="float" office:value="24.9913842116773" calcext:value-type="float">
            <text:p>24.9913842116773</text:p>
          </table:table-cell>
          <table:table-cell table:formula="of:=IF([.$A255]=&quot;&quot;;&quot;&quot;;[$latest_newly_sick_table.D254]*[.D$1])" office:value-type="float" office:value="33.7578452108603" calcext:value-type="float">
            <text:p>33.7578452108603</text:p>
          </table:table-cell>
          <table:table-cell table:formula="of:=IF([.$A255]=&quot;&quot;;&quot;&quot;;[$latest_newly_sick_table.E254]*[.E$1])" office:value-type="float" office:value="5.27719170607495" calcext:value-type="float">
            <text:p>5.27719170607495</text:p>
          </table:table-cell>
          <table:table-cell table:formula="of:=IF([.$A255]=&quot;&quot;;&quot;&quot;;[$latest_newly_sick_table.F254]*[.F$1])" office:value-type="float" office:value="18.7082263016102" calcext:value-type="float">
            <text:p>18.7082263016102</text:p>
          </table:table-cell>
          <table:table-cell table:formula="of:=IF([.$A255]=&quot;&quot;;&quot;&quot;;[$latest_newly_sick_table.G254]*[.G$1])" office:value-type="float" office:value="42.1085262050497" calcext:value-type="float">
            <text:p>42.1085262050497</text:p>
          </table:table-cell>
          <table:table-cell table:formula="of:=IF([.$A255]=&quot;&quot;;&quot;&quot;;[$latest_newly_sick_table.H254]*[.H$1])" office:value-type="float" office:value="28.1336330710627" calcext:value-type="float">
            <text:p>28.1336330710627</text:p>
          </table:table-cell>
          <table:table-cell table:formula="of:=IF([.$A255]=&quot;&quot;;&quot;&quot;;[$latest_newly_sick_table.I254]*[.I$1])" office:value-type="float" office:value="14.8988018134715" calcext:value-type="float">
            <text:p>14.8988018134715</text:p>
          </table:table-cell>
          <table:table-cell table:formula="of:=IF([.$A255]=&quot;&quot;;&quot;&quot;;[$latest_newly_sick_table.J254]*[.J$1])" office:value-type="float" office:value="17.887890654995" calcext:value-type="float">
            <text:p>17.887890654995</text:p>
          </table:table-cell>
          <table:table-cell table:formula="of:=IF([.$A255]=&quot;&quot;;&quot;&quot;;[$latest_newly_sick_table.K254]*[.K$1])" office:value-type="float" office:value="9.7899731595092" calcext:value-type="float">
            <text:p>9.7899731595092</text:p>
          </table:table-cell>
          <table:table-cell table:formula="of:=IF([.$A255]=&quot;&quot;;&quot;&quot;;[$latest_newly_sick_table.L254]*[.L$1])" office:value-type="float" office:value="15.8596460791117" calcext:value-type="float">
            <text:p>15.8596460791117</text:p>
          </table:table-cell>
          <table:table-cell/>
          <table:table-cell table:formula="of:=SUM([.B255:.J255])/[.N$1]" office:value-type="percentage" office:value="0.0195732184332828" calcext:value-type="percentage">
            <text:p>1.96%</text:p>
          </table:table-cell>
          <table:table-cell table:formula="of:=IF([.A261]=&quot;&quot;;&quot;&quot;;AVERAGE([.N248:.N261]))" office:value-type="percentage" office:value="0.0188586080836283" calcext:value-type="percentage">
            <text:p>1.89%</text:p>
          </table:table-cell>
        </table:table-row>
        <table:table-row table:style-name="ro1">
          <table:table-cell table:style-name="ce1" table:formula="of:=IF([$latest_newly_sick_table.A255]=&quot;&quot;;&quot;&quot;;[$latest_newly_sick_table.A255])" office:value-type="date" office:date-value="2022-07-26" calcext:value-type="date">
            <text:p>2022-07-26</text:p>
          </table:table-cell>
          <table:table-cell table:formula="of:=IF([.$A256]=&quot;&quot;;&quot;&quot;;[$latest_newly_sick_table.B255]*[.B$1])" office:value-type="float" office:value="15.7689641591178" calcext:value-type="float">
            <text:p>15.7689641591178</text:p>
          </table:table-cell>
          <table:table-cell table:formula="of:=IF([.$A256]=&quot;&quot;;&quot;&quot;;[$latest_newly_sick_table.C255]*[.C$1])" office:value-type="float" office:value="24.7195002762078" calcext:value-type="float">
            <text:p>24.7195002762078</text:p>
          </table:table-cell>
          <table:table-cell table:formula="of:=IF([.$A256]=&quot;&quot;;&quot;&quot;;[$latest_newly_sick_table.D255]*[.D$1])" office:value-type="float" office:value="35.6283281412254" calcext:value-type="float">
            <text:p>35.6283281412254</text:p>
          </table:table-cell>
          <table:table-cell table:formula="of:=IF([.$A256]=&quot;&quot;;&quot;&quot;;[$latest_newly_sick_table.E255]*[.E$1])" office:value-type="float" office:value="5.45849661560386" calcext:value-type="float">
            <text:p>5.45849661560386</text:p>
          </table:table-cell>
          <table:table-cell table:formula="of:=IF([.$A256]=&quot;&quot;;&quot;&quot;;[$latest_newly_sick_table.F255]*[.F$1])" office:value-type="float" office:value="18.3448169604338" calcext:value-type="float">
            <text:p>18.3448169604338</text:p>
          </table:table-cell>
          <table:table-cell table:formula="of:=IF([.$A256]=&quot;&quot;;&quot;&quot;;[$latest_newly_sick_table.G255]*[.G$1])" office:value-type="float" office:value="49.8751889139484" calcext:value-type="float">
            <text:p>49.8751889139484</text:p>
          </table:table-cell>
          <table:table-cell table:formula="of:=IF([.$A256]=&quot;&quot;;&quot;&quot;;[$latest_newly_sick_table.H255]*[.H$1])" office:value-type="float" office:value="25.938817794028" calcext:value-type="float">
            <text:p>25.938817794028</text:p>
          </table:table-cell>
          <table:table-cell table:formula="of:=IF([.$A256]=&quot;&quot;;&quot;&quot;;[$latest_newly_sick_table.I255]*[.I$1])" office:value-type="float" office:value="14.7982456140351" calcext:value-type="float">
            <text:p>14.7982456140351</text:p>
          </table:table-cell>
          <table:table-cell table:formula="of:=IF([.$A256]=&quot;&quot;;&quot;&quot;;[$latest_newly_sick_table.J255]*[.J$1])" office:value-type="float" office:value="17.0921052631579" calcext:value-type="float">
            <text:p>17.0921052631579</text:p>
          </table:table-cell>
          <table:table-cell table:formula="of:=IF([.$A256]=&quot;&quot;;&quot;&quot;;[$latest_newly_sick_table.K255]*[.K$1])" office:value-type="float" office:value="10.08876933423" calcext:value-type="float">
            <text:p>10.08876933423</text:p>
          </table:table-cell>
          <table:table-cell table:formula="of:=IF([.$A256]=&quot;&quot;;&quot;&quot;;[$latest_newly_sick_table.L255]*[.L$1])" office:value-type="float" office:value="17.2671691792294" calcext:value-type="float">
            <text:p>17.2671691792294</text:p>
          </table:table-cell>
          <table:table-cell/>
          <table:table-cell table:formula="of:=SUM([.B256:.J256])/[.N$1]" office:value-type="percentage" office:value="0.0201616298055698" calcext:value-type="percentage">
            <text:p>2.02%</text:p>
          </table:table-cell>
          <table:table-cell table:formula="of:=IF([.A262]=&quot;&quot;;&quot;&quot;;AVERAGE([.N249:.N262]))" office:value-type="percentage" office:value="0.0186644301347349" calcext:value-type="percentage">
            <text:p>1.87%</text:p>
          </table:table-cell>
        </table:table-row>
        <table:table-row table:style-name="ro1">
          <table:table-cell table:style-name="ce1" table:formula="of:=IF([$latest_newly_sick_table.A256]=&quot;&quot;;&quot;&quot;;[$latest_newly_sick_table.A256])" office:value-type="date" office:date-value="2022-07-27" calcext:value-type="date">
            <text:p>2022-07-27</text:p>
          </table:table-cell>
          <table:table-cell table:formula="of:=IF([.$A257]=&quot;&quot;;&quot;&quot;;[$latest_newly_sick_table.B256]*[.B$1])" office:value-type="float" office:value="14.4297142857143" calcext:value-type="float">
            <text:p>14.4297142857143</text:p>
          </table:table-cell>
          <table:table-cell table:formula="of:=IF([.$A257]=&quot;&quot;;&quot;&quot;;[$latest_newly_sick_table.C256]*[.C$1])" office:value-type="float" office:value="25.0914998822699" calcext:value-type="float">
            <text:p>25.0914998822699</text:p>
          </table:table-cell>
          <table:table-cell table:formula="of:=IF([.$A257]=&quot;&quot;;&quot;&quot;;[$latest_newly_sick_table.D256]*[.D$1])" office:value-type="float" office:value="30.4759110703644" calcext:value-type="float">
            <text:p>30.4759110703644</text:p>
          </table:table-cell>
          <table:table-cell table:formula="of:=IF([.$A257]=&quot;&quot;;&quot;&quot;;[$latest_newly_sick_table.E256]*[.E$1])" office:value-type="float" office:value="5.33162561576356" calcext:value-type="float">
            <text:p>5.33162561576356</text:p>
          </table:table-cell>
          <table:table-cell table:formula="of:=IF([.$A257]=&quot;&quot;;&quot;&quot;;[$latest_newly_sick_table.F256]*[.F$1])" office:value-type="float" office:value="17.5538323063076" calcext:value-type="float">
            <text:p>17.5538323063076</text:p>
          </table:table-cell>
          <table:table-cell table:formula="of:=IF([.$A257]=&quot;&quot;;&quot;&quot;;[$latest_newly_sick_table.G256]*[.G$1])" office:value-type="float" office:value="45.5811020365966" calcext:value-type="float">
            <text:p>45.5811020365966</text:p>
          </table:table-cell>
          <table:table-cell table:formula="of:=IF([.$A257]=&quot;&quot;;&quot;&quot;;[$latest_newly_sick_table.H256]*[.H$1])" office:value-type="float" office:value="24.9310716208939" calcext:value-type="float">
            <text:p>24.9310716208939</text:p>
          </table:table-cell>
          <table:table-cell table:formula="of:=IF([.$A257]=&quot;&quot;;&quot;&quot;;[$latest_newly_sick_table.I256]*[.I$1])" office:value-type="float" office:value="15.1166475922176" calcext:value-type="float">
            <text:p>15.1166475922176</text:p>
          </table:table-cell>
          <table:table-cell table:formula="of:=IF([.$A257]=&quot;&quot;;&quot;&quot;;[$latest_newly_sick_table.J256]*[.J$1])" office:value-type="float" office:value="17.1265876736851" calcext:value-type="float">
            <text:p>17.1265876736851</text:p>
          </table:table-cell>
          <table:table-cell table:formula="of:=IF([.$A257]=&quot;&quot;;&quot;&quot;;[$latest_newly_sick_table.K256]*[.K$1])" office:value-type="float" office:value="9.80325117986364" calcext:value-type="float">
            <text:p>9.80325117986364</text:p>
          </table:table-cell>
          <table:table-cell table:formula="of:=IF([.$A257]=&quot;&quot;;&quot;&quot;;[$latest_newly_sick_table.L256]*[.L$1])" office:value-type="float" office:value="15.3328995072976" calcext:value-type="float">
            <text:p>15.3328995072976</text:p>
          </table:table-cell>
          <table:table-cell/>
          <table:table-cell table:formula="of:=SUM([.B257:.J257])/[.N$1]" office:value-type="percentage" office:value="0.0189976686816676" calcext:value-type="percentage">
            <text:p>1.90%</text:p>
          </table:table-cell>
          <table:table-cell table:formula="of:=IF([.A263]=&quot;&quot;;&quot;&quot;;AVERAGE([.N250:.N263]))" office:value-type="percentage" office:value="0.0187267301732152" calcext:value-type="percentage">
            <text:p>1.87%</text:p>
          </table:table-cell>
        </table:table-row>
        <table:table-row table:style-name="ro1">
          <table:table-cell table:style-name="ce1" table:formula="of:=IF([$latest_newly_sick_table.A257]=&quot;&quot;;&quot;&quot;;[$latest_newly_sick_table.A257])" office:value-type="date" office:date-value="2022-07-28" calcext:value-type="date">
            <text:p>2022-07-28</text:p>
          </table:table-cell>
          <table:table-cell table:formula="of:=IF([.$A258]=&quot;&quot;;&quot;&quot;;[$latest_newly_sick_table.B257]*[.B$1])" office:value-type="float" office:value="14.1675619639997" calcext:value-type="float">
            <text:p>14.1675619639997</text:p>
          </table:table-cell>
          <table:table-cell table:formula="of:=IF([.$A258]=&quot;&quot;;&quot;&quot;;[$latest_newly_sick_table.C257]*[.C$1])" office:value-type="float" office:value="24.0203045685279" calcext:value-type="float">
            <text:p>24.0203045685279</text:p>
          </table:table-cell>
          <table:table-cell table:formula="of:=IF([.$A258]=&quot;&quot;;&quot;&quot;;[$latest_newly_sick_table.D257]*[.D$1])" office:value-type="float" office:value="31.1506711070743" calcext:value-type="float">
            <text:p>31.1506711070743</text:p>
          </table:table-cell>
          <table:table-cell table:formula="of:=IF([.$A258]=&quot;&quot;;&quot;&quot;;[$latest_newly_sick_table.E257]*[.E$1])" office:value-type="float" office:value="6.70099597372325" calcext:value-type="float">
            <text:p>6.70099597372325</text:p>
          </table:table-cell>
          <table:table-cell table:formula="of:=IF([.$A258]=&quot;&quot;;&quot;&quot;;[$latest_newly_sick_table.F257]*[.F$1])" office:value-type="float" office:value="18.2953459304463" calcext:value-type="float">
            <text:p>18.2953459304463</text:p>
          </table:table-cell>
          <table:table-cell table:formula="of:=IF([.$A258]=&quot;&quot;;&quot;&quot;;[$latest_newly_sick_table.G257]*[.G$1])" office:value-type="float" office:value="44.3996465539007" calcext:value-type="float">
            <text:p>44.3996465539007</text:p>
          </table:table-cell>
          <table:table-cell table:formula="of:=IF([.$A258]=&quot;&quot;;&quot;&quot;;[$latest_newly_sick_table.H257]*[.H$1])" office:value-type="float" office:value="26.9982064084541" calcext:value-type="float">
            <text:p>26.9982064084541</text:p>
          </table:table-cell>
          <table:table-cell table:formula="of:=IF([.$A258]=&quot;&quot;;&quot;&quot;;[$latest_newly_sick_table.I257]*[.I$1])" office:value-type="float" office:value="14.6868475991649" calcext:value-type="float">
            <text:p>14.6868475991649</text:p>
          </table:table-cell>
          <table:table-cell table:formula="of:=IF([.$A258]=&quot;&quot;;&quot;&quot;;[$latest_newly_sick_table.J257]*[.J$1])" office:value-type="float" office:value="18.5315590721093" calcext:value-type="float">
            <text:p>18.5315590721093</text:p>
          </table:table-cell>
          <table:table-cell table:formula="of:=IF([.$A258]=&quot;&quot;;&quot;&quot;;[$latest_newly_sick_table.K257]*[.K$1])" office:value-type="float" office:value="8.96208314298769" calcext:value-type="float">
            <text:p>8.96208314298769</text:p>
          </table:table-cell>
          <table:table-cell table:formula="of:=IF([.$A258]=&quot;&quot;;&quot;&quot;;[$latest_newly_sick_table.L257]*[.L$1])" office:value-type="float" office:value="14.2033120510774" calcext:value-type="float">
            <text:p>14.2033120510774</text:p>
          </table:table-cell>
          <table:table-cell/>
          <table:table-cell table:formula="of:=SUM([.B258:.J258])/[.N$1]" office:value-type="percentage" office:value="0.0193193959193436" calcext:value-type="percentage">
            <text:p>1.93%</text:p>
          </table:table-cell>
          <table:table-cell table:formula="of:=IF([.A264]=&quot;&quot;;&quot;&quot;;AVERAGE([.N251:.N264]))" office:value-type="percentage" office:value="0.0186304421393451" calcext:value-type="percentage">
            <text:p>1.86%</text:p>
          </table:table-cell>
        </table:table-row>
        <table:table-row table:style-name="ro1">
          <table:table-cell table:style-name="ce1" table:formula="of:=IF([$latest_newly_sick_table.A258]=&quot;&quot;;&quot;&quot;;[$latest_newly_sick_table.A258])" office:value-type="date" office:date-value="2022-07-29" calcext:value-type="date">
            <text:p>2022-07-29</text:p>
          </table:table-cell>
          <table:table-cell table:formula="of:=IF([.$A259]=&quot;&quot;;&quot;&quot;;[$latest_newly_sick_table.B258]*[.B$1])" office:value-type="float" office:value="12.6479670196427" calcext:value-type="float">
            <text:p>12.6479670196427</text:p>
          </table:table-cell>
          <table:table-cell table:formula="of:=IF([.$A259]=&quot;&quot;;&quot;&quot;;[$latest_newly_sick_table.C258]*[.C$1])" office:value-type="float" office:value="20.7544060627423" calcext:value-type="float">
            <text:p>20.7544060627423</text:p>
          </table:table-cell>
          <table:table-cell table:formula="of:=IF([.$A259]=&quot;&quot;;&quot;&quot;;[$latest_newly_sick_table.D258]*[.D$1])" office:value-type="float" office:value="28.6757016700184" calcext:value-type="float">
            <text:p>28.6757016700184</text:p>
          </table:table-cell>
          <table:table-cell table:formula="of:=IF([.$A259]=&quot;&quot;;&quot;&quot;;[$latest_newly_sick_table.E258]*[.E$1])" office:value-type="float" office:value="4.91874204690055" calcext:value-type="float">
            <text:p>4.91874204690055</text:p>
          </table:table-cell>
          <table:table-cell table:formula="of:=IF([.$A259]=&quot;&quot;;&quot;&quot;;[$latest_newly_sick_table.F258]*[.F$1])" office:value-type="float" office:value="14.5970948012232" calcext:value-type="float">
            <text:p>14.5970948012232</text:p>
          </table:table-cell>
          <table:table-cell table:formula="of:=IF([.$A259]=&quot;&quot;;&quot;&quot;;[$latest_newly_sick_table.G258]*[.G$1])" office:value-type="float" office:value="39.5044260735972" calcext:value-type="float">
            <text:p>39.5044260735972</text:p>
          </table:table-cell>
          <table:table-cell table:formula="of:=IF([.$A259]=&quot;&quot;;&quot;&quot;;[$latest_newly_sick_table.H258]*[.H$1])" office:value-type="float" office:value="22.5316520188512" calcext:value-type="float">
            <text:p>22.5316520188512</text:p>
          </table:table-cell>
          <table:table-cell table:formula="of:=IF([.$A259]=&quot;&quot;;&quot;&quot;;[$latest_newly_sick_table.I258]*[.I$1])" office:value-type="float" office:value="13.8028976017025" calcext:value-type="float">
            <text:p>13.8028976017025</text:p>
          </table:table-cell>
          <table:table-cell table:formula="of:=IF([.$A259]=&quot;&quot;;&quot;&quot;;[$latest_newly_sick_table.J258]*[.J$1])" office:value-type="float" office:value="15.8570983325542" calcext:value-type="float">
            <text:p>15.8570983325542</text:p>
          </table:table-cell>
          <table:table-cell table:formula="of:=IF([.$A259]=&quot;&quot;;&quot;&quot;;[$latest_newly_sick_table.K258]*[.K$1])" office:value-type="float" office:value="9.71765405191202" calcext:value-type="float">
            <text:p>9.71765405191202</text:p>
          </table:table-cell>
          <table:table-cell table:formula="of:=IF([.$A259]=&quot;&quot;;&quot;&quot;;[$latest_newly_sick_table.L258]*[.L$1])" office:value-type="float" office:value="16.5836842105263" calcext:value-type="float">
            <text:p>16.5836842105263</text:p>
          </table:table-cell>
          <table:table-cell/>
          <table:table-cell table:formula="of:=SUM([.B259:.J259])/[.N$1]" office:value-type="percentage" office:value="0.0168275379323395" calcext:value-type="percentage">
            <text:p>1.68%</text:p>
          </table:table-cell>
          <table:table-cell table:formula="of:=IF([.A265]=&quot;&quot;;&quot;&quot;;AVERAGE([.N252:.N265]))" office:value-type="percentage" office:value="0.0182126579616857" calcext:value-type="percentage">
            <text:p>1.82%</text:p>
          </table:table-cell>
        </table:table-row>
        <table:table-row table:style-name="ro1">
          <table:table-cell table:style-name="ce1" table:formula="of:=IF([$latest_newly_sick_table.A259]=&quot;&quot;;&quot;&quot;;[$latest_newly_sick_table.A259])" office:value-type="date" office:date-value="2022-07-30" calcext:value-type="date">
            <text:p>2022-07-30</text:p>
          </table:table-cell>
          <table:table-cell table:formula="of:=IF([.$A260]=&quot;&quot;;&quot;&quot;;[$latest_newly_sick_table.B259]*[.B$1])" office:value-type="float" office:value="13.8111390284757" calcext:value-type="float">
            <text:p>13.8111390284757</text:p>
          </table:table-cell>
          <table:table-cell table:formula="of:=IF([.$A260]=&quot;&quot;;&quot;&quot;;[$latest_newly_sick_table.C259]*[.C$1])" office:value-type="float" office:value="22.9458631256384" calcext:value-type="float">
            <text:p>22.9458631256384</text:p>
          </table:table-cell>
          <table:table-cell table:formula="of:=IF([.$A260]=&quot;&quot;;&quot;&quot;;[$latest_newly_sick_table.D259]*[.D$1])" office:value-type="float" office:value="28.639433901576" calcext:value-type="float">
            <text:p>28.639433901576</text:p>
          </table:table-cell>
          <table:table-cell table:formula="of:=IF([.$A260]=&quot;&quot;;&quot;&quot;;[$latest_newly_sick_table.E259]*[.E$1])" office:value-type="float" office:value="5.8699772554966" calcext:value-type="float">
            <text:p>5.8699772554966</text:p>
          </table:table-cell>
          <table:table-cell table:formula="of:=IF([.$A260]=&quot;&quot;;&quot;&quot;;[$latest_newly_sick_table.F259]*[.F$1])" office:value-type="float" office:value="18.087992482717" calcext:value-type="float">
            <text:p>18.087992482717</text:p>
          </table:table-cell>
          <table:table-cell table:formula="of:=IF([.$A260]=&quot;&quot;;&quot;&quot;;[$latest_newly_sick_table.G259]*[.G$1])" office:value-type="float" office:value="39.4370304114491" calcext:value-type="float">
            <text:p>39.4370304114491</text:p>
          </table:table-cell>
          <table:table-cell table:formula="of:=IF([.$A260]=&quot;&quot;;&quot;&quot;;[$latest_newly_sick_table.H259]*[.H$1])" office:value-type="float" office:value="24.708926374978" calcext:value-type="float">
            <text:p>24.708926374978</text:p>
          </table:table-cell>
          <table:table-cell table:formula="of:=IF([.$A260]=&quot;&quot;;&quot;&quot;;[$latest_newly_sick_table.I259]*[.I$1])" office:value-type="float" office:value="15.4989293361885" calcext:value-type="float">
            <text:p>15.4989293361885</text:p>
          </table:table-cell>
          <table:table-cell table:formula="of:=IF([.$A260]=&quot;&quot;;&quot;&quot;;[$latest_newly_sick_table.J259]*[.J$1])" office:value-type="float" office:value="16.3382995951417" calcext:value-type="float">
            <text:p>16.3382995951417</text:p>
          </table:table-cell>
          <table:table-cell table:formula="of:=IF([.$A260]=&quot;&quot;;&quot;&quot;;[$latest_newly_sick_table.K259]*[.K$1])" office:value-type="float" office:value="8.16897535139538" calcext:value-type="float">
            <text:p>8.16897535139538</text:p>
          </table:table-cell>
          <table:table-cell table:formula="of:=IF([.$A260]=&quot;&quot;;&quot;&quot;;[$latest_newly_sick_table.L259]*[.L$1])" office:value-type="float" office:value="14.1210636173882" calcext:value-type="float">
            <text:p>14.1210636173882</text:p>
          </table:table-cell>
          <table:table-cell/>
          <table:table-cell table:formula="of:=SUM([.B260:.J260])/[.N$1]" office:value-type="percentage" office:value="0.017997435571146" calcext:value-type="percentage">
            <text:p>1.80%</text:p>
          </table:table-cell>
          <table:table-cell table:formula="of:=IF([.A266]=&quot;&quot;;&quot;&quot;;AVERAGE([.N253:.N266]))" office:value-type="percentage" office:value="0.0172292749430172" calcext:value-type="percentage">
            <text:p>1.72%</text:p>
          </table:table-cell>
        </table:table-row>
        <table:table-row table:style-name="ro1">
          <table:table-cell table:style-name="ce1" table:formula="of:=IF([$latest_newly_sick_table.A260]=&quot;&quot;;&quot;&quot;;[$latest_newly_sick_table.A260])" office:value-type="date" office:date-value="2022-07-31" calcext:value-type="date">
            <text:p>2022-07-31</text:p>
          </table:table-cell>
          <table:table-cell table:formula="of:=IF([.$A261]=&quot;&quot;;&quot;&quot;;[$latest_newly_sick_table.B260]*[.B$1])" office:value-type="float" office:value="11.9093413473578" calcext:value-type="float">
            <text:p>11.9093413473578</text:p>
          </table:table-cell>
          <table:table-cell table:formula="of:=IF([.$A261]=&quot;&quot;;&quot;&quot;;[$latest_newly_sick_table.C260]*[.C$1])" office:value-type="float" office:value="21.3013405070217" calcext:value-type="float">
            <text:p>21.3013405070217</text:p>
          </table:table-cell>
          <table:table-cell table:formula="of:=IF([.$A261]=&quot;&quot;;&quot;&quot;;[$latest_newly_sick_table.D260]*[.D$1])" office:value-type="float" office:value="25.1099830795263" calcext:value-type="float">
            <text:p>25.1099830795263</text:p>
          </table:table-cell>
          <table:table-cell table:formula="of:=IF([.$A261]=&quot;&quot;;&quot;&quot;;[$latest_newly_sick_table.E260]*[.E$1])" office:value-type="float" office:value="6.06540124036834" calcext:value-type="float">
            <text:p>6.06540124036834</text:p>
          </table:table-cell>
          <table:table-cell table:formula="of:=IF([.$A261]=&quot;&quot;;&quot;&quot;;[$latest_newly_sick_table.F260]*[.F$1])" office:value-type="float" office:value="15.0144510604135" calcext:value-type="float">
            <text:p>15.0144510604135</text:p>
          </table:table-cell>
          <table:table-cell table:formula="of:=IF([.$A261]=&quot;&quot;;&quot;&quot;;[$latest_newly_sick_table.G260]*[.G$1])" office:value-type="float" office:value="43.5207543429237" calcext:value-type="float">
            <text:p>43.5207543429237</text:p>
          </table:table-cell>
          <table:table-cell table:formula="of:=IF([.$A261]=&quot;&quot;;&quot;&quot;;[$latest_newly_sick_table.H260]*[.H$1])" office:value-type="float" office:value="22.2806881051175" calcext:value-type="float">
            <text:p>22.2806881051175</text:p>
          </table:table-cell>
          <table:table-cell table:formula="of:=IF([.$A261]=&quot;&quot;;&quot;&quot;;[$latest_newly_sick_table.I260]*[.I$1])" office:value-type="float" office:value="13.3115139308493" calcext:value-type="float">
            <text:p>13.3115139308493</text:p>
          </table:table-cell>
          <table:table-cell table:formula="of:=IF([.$A261]=&quot;&quot;;&quot;&quot;;[$latest_newly_sick_table.J260]*[.J$1])" office:value-type="float" office:value="15.7252129198136" calcext:value-type="float">
            <text:p>15.7252129198136</text:p>
          </table:table-cell>
          <table:table-cell table:formula="of:=IF([.$A261]=&quot;&quot;;&quot;&quot;;[$latest_newly_sick_table.K260]*[.K$1])" office:value-type="float" office:value="7.59748809885548" calcext:value-type="float">
            <text:p>7.59748809885548</text:p>
          </table:table-cell>
          <table:table-cell table:formula="of:=IF([.$A261]=&quot;&quot;;&quot;&quot;;[$latest_newly_sick_table.L260]*[.L$1])" office:value-type="float" office:value="12.5011477366633" calcext:value-type="float">
            <text:p>12.5011477366633</text:p>
          </table:table-cell>
          <table:table-cell/>
          <table:table-cell table:formula="of:=SUM([.B261:.J261])/[.N$1]" office:value-type="percentage" office:value="0.016919662704738" calcext:value-type="percentage">
            <text:p>1.69%</text:p>
          </table:table-cell>
          <table:table-cell table:formula="of:=IF([.A267]=&quot;&quot;;&quot;&quot;;AVERAGE([.N254:.N267]))" office:value-type="percentage" office:value="0.0162193350277747" calcext:value-type="percentage">
            <text:p>1.62%</text:p>
          </table:table-cell>
        </table:table-row>
        <table:table-row table:style-name="ro1">
          <table:table-cell table:style-name="ce1" table:formula="of:=IF([$latest_newly_sick_table.A261]=&quot;&quot;;&quot;&quot;;[$latest_newly_sick_table.A261])" office:value-type="date" office:date-value="2022-08-01" calcext:value-type="date">
            <text:p>2022-08-01</text:p>
          </table:table-cell>
          <table:table-cell table:formula="of:=IF([.$A262]=&quot;&quot;;&quot;&quot;;[$latest_newly_sick_table.B261]*[.B$1])" office:value-type="float" office:value="12.2101183530589" calcext:value-type="float">
            <text:p>12.2101183530589</text:p>
          </table:table-cell>
          <table:table-cell table:formula="of:=IF([.$A262]=&quot;&quot;;&quot;&quot;;[$latest_newly_sick_table.C261]*[.C$1])" office:value-type="float" office:value="18.9952316076295" calcext:value-type="float">
            <text:p>18.9952316076295</text:p>
          </table:table-cell>
          <table:table-cell table:formula="of:=IF([.$A262]=&quot;&quot;;&quot;&quot;;[$latest_newly_sick_table.D261]*[.D$1])" office:value-type="float" office:value="27.8984826104472" calcext:value-type="float">
            <text:p>27.8984826104472</text:p>
          </table:table-cell>
          <table:table-cell table:formula="of:=IF([.$A262]=&quot;&quot;;&quot;&quot;;[$latest_newly_sick_table.E261]*[.E$1])" office:value-type="float" office:value="5.30436447166921" calcext:value-type="float">
            <text:p>5.30436447166921</text:p>
          </table:table-cell>
          <table:table-cell table:formula="of:=IF([.$A262]=&quot;&quot;;&quot;&quot;;[$latest_newly_sick_table.F261]*[.F$1])" office:value-type="float" office:value="15.2236544850498" calcext:value-type="float">
            <text:p>15.2236544850498</text:p>
          </table:table-cell>
          <table:table-cell table:formula="of:=IF([.$A262]=&quot;&quot;;&quot;&quot;;[$latest_newly_sick_table.G261]*[.G$1])" office:value-type="float" office:value="38.7954316343341" calcext:value-type="float">
            <text:p>38.7954316343341</text:p>
          </table:table-cell>
          <table:table-cell table:formula="of:=IF([.$A262]=&quot;&quot;;&quot;&quot;;[$latest_newly_sick_table.H261]*[.H$1])" office:value-type="float" office:value="21.2825154426904" calcext:value-type="float">
            <text:p>21.2825154426904</text:p>
          </table:table-cell>
          <table:table-cell table:formula="of:=IF([.$A262]=&quot;&quot;;&quot;&quot;;[$latest_newly_sick_table.I261]*[.I$1])" office:value-type="float" office:value="11.7183711012627" calcext:value-type="float">
            <text:p>11.7183711012627</text:p>
          </table:table-cell>
          <table:table-cell table:formula="of:=IF([.$A262]=&quot;&quot;;&quot;&quot;;[$latest_newly_sick_table.J261]*[.J$1])" office:value-type="float" office:value="15.804464722177" calcext:value-type="float">
            <text:p>15.804464722177</text:p>
          </table:table-cell>
          <table:table-cell table:formula="of:=IF([.$A262]=&quot;&quot;;&quot;&quot;;[$latest_newly_sick_table.K261]*[.K$1])" office:value-type="float" office:value="9.02647412755719" calcext:value-type="float">
            <text:p>9.02647412755719</text:p>
          </table:table-cell>
          <table:table-cell table:formula="of:=IF([.$A262]=&quot;&quot;;&quot;&quot;;[$latest_newly_sick_table.L261]*[.L$1])" office:value-type="float" office:value="15.5389064618166" calcext:value-type="float">
            <text:p>15.5389064618166</text:p>
          </table:table-cell>
          <table:table-cell/>
          <table:table-cell table:formula="of:=SUM([.B262:.J262])/[.N$1]" office:value-type="percentage" office:value="0.0162393313680636" calcext:value-type="percentage">
            <text:p>1.62%</text:p>
          </table:table-cell>
          <table:table-cell table:formula="of:=IF([.A268]=&quot;&quot;;&quot;&quot;;AVERAGE([.N255:.N268]))" office:value-type="percentage" office:value="0.0151915218858691" calcext:value-type="percentage">
            <text:p>1.52%</text:p>
          </table:table-cell>
        </table:table-row>
        <table:table-row table:style-name="ro1">
          <table:table-cell table:style-name="ce1" table:formula="of:=IF([$latest_newly_sick_table.A262]=&quot;&quot;;&quot;&quot;;[$latest_newly_sick_table.A262])" office:value-type="date" office:date-value="2022-08-02" calcext:value-type="date">
            <text:p>2022-08-02</text:p>
          </table:table-cell>
          <table:table-cell table:formula="of:=IF([.$A263]=&quot;&quot;;&quot;&quot;;[$latest_newly_sick_table.B262]*[.B$1])" office:value-type="float" office:value="14.7268062567243" calcext:value-type="float">
            <text:p>14.7268062567243</text:p>
          </table:table-cell>
          <table:table-cell table:formula="of:=IF([.$A263]=&quot;&quot;;&quot;&quot;;[$latest_newly_sick_table.C262]*[.C$1])" office:value-type="float" office:value="20.4249080964762" calcext:value-type="float">
            <text:p>20.4249080964762</text:p>
          </table:table-cell>
          <table:table-cell table:formula="of:=IF([.$A263]=&quot;&quot;;&quot;&quot;;[$latest_newly_sick_table.D262]*[.D$1])" office:value-type="float" office:value="28.1601418754156" calcext:value-type="float">
            <text:p>28.1601418754156</text:p>
          </table:table-cell>
          <table:table-cell table:formula="of:=IF([.$A263]=&quot;&quot;;&quot;&quot;;[$latest_newly_sick_table.E262]*[.E$1])" office:value-type="float" office:value="5.91618334892424" calcext:value-type="float">
            <text:p>5.91618334892424</text:p>
          </table:table-cell>
          <table:table-cell table:formula="of:=IF([.$A263]=&quot;&quot;;&quot;&quot;;[$latest_newly_sick_table.F262]*[.F$1])" office:value-type="float" office:value="19.9799961776136" calcext:value-type="float">
            <text:p>19.9799961776136</text:p>
          </table:table-cell>
          <table:table-cell table:formula="of:=IF([.$A263]=&quot;&quot;;&quot;&quot;;[$latest_newly_sick_table.G262]*[.G$1])" office:value-type="float" office:value="43.4850297926822" calcext:value-type="float">
            <text:p>43.4850297926822</text:p>
          </table:table-cell>
          <table:table-cell table:formula="of:=IF([.$A263]=&quot;&quot;;&quot;&quot;;[$latest_newly_sick_table.H262]*[.H$1])" office:value-type="float" office:value="24.2228666467654" calcext:value-type="float">
            <text:p>24.2228666467654</text:p>
          </table:table-cell>
          <table:table-cell table:formula="of:=IF([.$A263]=&quot;&quot;;&quot;&quot;;[$latest_newly_sick_table.I262]*[.I$1])" office:value-type="float" office:value="13.575051975052" calcext:value-type="float">
            <text:p>13.575051975052</text:p>
          </table:table-cell>
          <table:table-cell table:formula="of:=IF([.$A263]=&quot;&quot;;&quot;&quot;;[$latest_newly_sick_table.J262]*[.J$1])" office:value-type="float" office:value="18.6414733317389" calcext:value-type="float">
            <text:p>18.6414733317389</text:p>
          </table:table-cell>
          <table:table-cell table:formula="of:=IF([.$A263]=&quot;&quot;;&quot;&quot;;[$latest_newly_sick_table.K262]*[.K$1])" office:value-type="float" office:value="9.75113167689368" calcext:value-type="float">
            <text:p>9.75113167689368</text:p>
          </table:table-cell>
          <table:table-cell table:formula="of:=IF([.$A263]=&quot;&quot;;&quot;&quot;;[$latest_newly_sick_table.L262]*[.L$1])" office:value-type="float" office:value="14.8502553992293" calcext:value-type="float">
            <text:p>14.8502553992293</text:p>
          </table:table-cell>
          <table:table-cell/>
          <table:table-cell table:formula="of:=SUM([.B263:.J263])/[.N$1]" office:value-type="percentage" office:value="0.0183659407167792" calcext:value-type="percentage">
            <text:p>1.84%</text:p>
          </table:table-cell>
          <table:table-cell table:formula="of:=IF([.A269]=&quot;&quot;;&quot;&quot;;AVERAGE([.N256:.N269]))" office:value-type="percentage" office:value="0.0148001116324388" calcext:value-type="percentage">
            <text:p>1.48%</text:p>
          </table:table-cell>
        </table:table-row>
        <table:table-row table:style-name="ro1">
          <table:table-cell table:style-name="ce1" table:formula="of:=IF([$latest_newly_sick_table.A263]=&quot;&quot;;&quot;&quot;;[$latest_newly_sick_table.A263])" office:value-type="date" office:date-value="2022-08-03" calcext:value-type="date">
            <text:p>2022-08-03</text:p>
          </table:table-cell>
          <table:table-cell table:formula="of:=IF([.$A264]=&quot;&quot;;&quot;&quot;;[$latest_newly_sick_table.B263]*[.B$1])" office:value-type="float" office:value="12.871921182266" calcext:value-type="float">
            <text:p>12.871921182266</text:p>
          </table:table-cell>
          <table:table-cell table:formula="of:=IF([.$A264]=&quot;&quot;;&quot;&quot;;[$latest_newly_sick_table.C263]*[.C$1])" office:value-type="float" office:value="19.240667706136" calcext:value-type="float">
            <text:p>19.240667706136</text:p>
          </table:table-cell>
          <table:table-cell table:formula="of:=IF([.$A264]=&quot;&quot;;&quot;&quot;;[$latest_newly_sick_table.D263]*[.D$1])" office:value-type="float" office:value="25.1696065128901" calcext:value-type="float">
            <text:p>25.1696065128901</text:p>
          </table:table-cell>
          <table:table-cell table:formula="of:=IF([.$A264]=&quot;&quot;;&quot;&quot;;[$latest_newly_sick_table.E263]*[.E$1])" office:value-type="float" office:value="5.35856269113149" calcext:value-type="float">
            <text:p>5.35856269113149</text:p>
          </table:table-cell>
          <table:table-cell table:formula="of:=IF([.$A264]=&quot;&quot;;&quot;&quot;;[$latest_newly_sick_table.F263]*[.F$1])" office:value-type="float" office:value="16.202449947313" calcext:value-type="float">
            <text:p>16.202449947313</text:p>
          </table:table-cell>
          <table:table-cell table:formula="of:=IF([.$A264]=&quot;&quot;;&quot;&quot;;[$latest_newly_sick_table.G263]*[.G$1])" office:value-type="float" office:value="37.1723182181382" calcext:value-type="float">
            <text:p>37.1723182181382</text:p>
          </table:table-cell>
          <table:table-cell table:formula="of:=IF([.$A264]=&quot;&quot;;&quot;&quot;;[$latest_newly_sick_table.H263]*[.H$1])" office:value-type="float" office:value="22.0310211115899" calcext:value-type="float">
            <text:p>22.0310211115899</text:p>
          </table:table-cell>
          <table:table-cell table:formula="of:=IF([.$A264]=&quot;&quot;;&quot;&quot;;[$latest_newly_sick_table.I263]*[.I$1])" office:value-type="float" office:value="13.2803081044876" calcext:value-type="float">
            <text:p>13.2803081044876</text:p>
          </table:table-cell>
          <table:table-cell table:formula="of:=IF([.$A264]=&quot;&quot;;&quot;&quot;;[$latest_newly_sick_table.J263]*[.J$1])" office:value-type="float" office:value="15.6192384769539" calcext:value-type="float">
            <text:p>15.6192384769539</text:p>
          </table:table-cell>
          <table:table-cell table:formula="of:=IF([.$A264]=&quot;&quot;;&quot;&quot;;[$latest_newly_sick_table.K263]*[.K$1])" office:value-type="float" office:value="8.92238176523748" calcext:value-type="float">
            <text:p>8.92238176523748</text:p>
          </table:table-cell>
          <table:table-cell table:formula="of:=IF([.$A264]=&quot;&quot;;&quot;&quot;;[$latest_newly_sick_table.L263]*[.L$1])" office:value-type="float" office:value="13.6224335614612" calcext:value-type="float">
            <text:p>13.6224335614612</text:p>
          </table:table-cell>
          <table:table-cell/>
          <table:table-cell table:formula="of:=SUM([.B264:.J264])/[.N$1]" office:value-type="percentage" office:value="0.0162115065013504" calcext:value-type="percentage">
            <text:p>1.62%</text:p>
          </table:table-cell>
          <table:table-cell table:formula="of:=IF([.A270]=&quot;&quot;;&quot;&quot;;AVERAGE([.N257:.N270]))" office:value-type="percentage" office:value="0.0147304364985317" calcext:value-type="percentage">
            <text:p>1.47%</text:p>
          </table:table-cell>
        </table:table-row>
        <table:table-row table:style-name="ro1">
          <table:table-cell table:style-name="ce1" table:formula="of:=IF([$latest_newly_sick_table.A264]=&quot;&quot;;&quot;&quot;;[$latest_newly_sick_table.A264])" office:value-type="date" office:date-value="2022-08-04" calcext:value-type="date">
            <text:p>2022-08-04</text:p>
          </table:table-cell>
          <table:table-cell table:formula="of:=IF([.$A265]=&quot;&quot;;&quot;&quot;;[$latest_newly_sick_table.B264]*[.B$1])" office:value-type="float" office:value="11.8540354894104" calcext:value-type="float">
            <text:p>11.8540354894104</text:p>
          </table:table-cell>
          <table:table-cell table:formula="of:=IF([.$A265]=&quot;&quot;;&quot;&quot;;[$latest_newly_sick_table.C264]*[.C$1])" office:value-type="float" office:value="17.6229037386533" calcext:value-type="float">
            <text:p>17.6229037386533</text:p>
          </table:table-cell>
          <table:table-cell table:formula="of:=IF([.$A265]=&quot;&quot;;&quot;&quot;;[$latest_newly_sick_table.D264]*[.D$1])" office:value-type="float" office:value="22.226848090983" calcext:value-type="float">
            <text:p>22.226848090983</text:p>
          </table:table-cell>
          <table:table-cell table:formula="of:=IF([.$A265]=&quot;&quot;;&quot;&quot;;[$latest_newly_sick_table.E264]*[.E$1])" office:value-type="float" office:value="3.68636654576489" calcext:value-type="float">
            <text:p>3.68636654576489</text:p>
          </table:table-cell>
          <table:table-cell table:formula="of:=IF([.$A265]=&quot;&quot;;&quot;&quot;;[$latest_newly_sick_table.F264]*[.F$1])" office:value-type="float" office:value="13.4463007159904" calcext:value-type="float">
            <text:p>13.4463007159904</text:p>
          </table:table-cell>
          <table:table-cell table:formula="of:=IF([.$A265]=&quot;&quot;;&quot;&quot;;[$latest_newly_sick_table.G264]*[.G$1])" office:value-type="float" office:value="33.5685725485803" calcext:value-type="float">
            <text:p>33.5685725485803</text:p>
          </table:table-cell>
          <table:table-cell table:formula="of:=IF([.$A265]=&quot;&quot;;&quot;&quot;;[$latest_newly_sick_table.H264]*[.H$1])" office:value-type="float" office:value="19.1981999608687" calcext:value-type="float">
            <text:p>19.1981999608687</text:p>
          </table:table-cell>
          <table:table-cell table:formula="of:=IF([.$A265]=&quot;&quot;;&quot;&quot;;[$latest_newly_sick_table.I264]*[.I$1])" office:value-type="float" office:value="10.6821660926139" calcext:value-type="float">
            <text:p>10.6821660926139</text:p>
          </table:table-cell>
          <table:table-cell table:formula="of:=IF([.$A265]=&quot;&quot;;&quot;&quot;;[$latest_newly_sick_table.J264]*[.J$1])" office:value-type="float" office:value="13.4898470097357" calcext:value-type="float">
            <text:p>13.4898470097357</text:p>
          </table:table-cell>
          <table:table-cell table:formula="of:=IF([.$A265]=&quot;&quot;;&quot;&quot;;[$latest_newly_sick_table.K264]*[.K$1])" office:value-type="float" office:value="7.42523630565997" calcext:value-type="float">
            <text:p>7.42523630565997</text:p>
          </table:table-cell>
          <table:table-cell table:formula="of:=IF([.$A265]=&quot;&quot;;&quot;&quot;;[$latest_newly_sick_table.L264]*[.L$1])" office:value-type="float" office:value="12.0969512195122" calcext:value-type="float">
            <text:p>12.0969512195122</text:p>
          </table:table-cell>
          <table:table-cell/>
          <table:table-cell table:formula="of:=SUM([.B265:.J265])/[.N$1]" office:value-type="percentage" office:value="0.014155684617654" calcext:value-type="percentage">
            <text:p>1.42%</text:p>
          </table:table-cell>
          <table:table-cell table:formula="of:=IF([.A271]=&quot;&quot;;&quot;&quot;;AVERAGE([.N258:.N271]))" office:value-type="percentage" office:value="0.0146328870298167" calcext:value-type="percentage">
            <text:p>1.46%</text:p>
          </table:table-cell>
        </table:table-row>
        <table:table-row table:style-name="ro1">
          <table:table-cell table:style-name="ce1" table:formula="of:=IF([$latest_newly_sick_table.A265]=&quot;&quot;;&quot;&quot;;[$latest_newly_sick_table.A265])" office:value-type="date" office:date-value="2022-08-05" calcext:value-type="date">
            <text:p>2022-08-05</text:p>
          </table:table-cell>
          <table:table-cell table:formula="of:=IF([.$A266]=&quot;&quot;;&quot;&quot;;[$latest_newly_sick_table.B265]*[.B$1])" office:value-type="float" office:value="6.01887592788971" calcext:value-type="float">
            <text:p>6.01887592788971</text:p>
          </table:table-cell>
          <table:table-cell table:formula="of:=IF([.$A266]=&quot;&quot;;&quot;&quot;;[$latest_newly_sick_table.C265]*[.C$1])" office:value-type="float" office:value="8.36953793496862" calcext:value-type="float">
            <text:p>8.36953793496862</text:p>
          </table:table-cell>
          <table:table-cell table:formula="of:=IF([.$A266]=&quot;&quot;;&quot;&quot;;[$latest_newly_sick_table.D265]*[.D$1])" office:value-type="float" office:value="10.5993991270336" calcext:value-type="float">
            <text:p>10.5993991270336</text:p>
          </table:table-cell>
          <table:table-cell table:formula="of:=IF([.$A266]=&quot;&quot;;&quot;&quot;;[$latest_newly_sick_table.E265]*[.E$1])" office:value-type="float" office:value="2.2027027027027" calcext:value-type="float">
            <text:p>2.2027027027027</text:p>
          </table:table-cell>
          <table:table-cell table:formula="of:=IF([.$A266]=&quot;&quot;;&quot;&quot;;[$latest_newly_sick_table.F265]*[.F$1])" office:value-type="float" office:value="7.93738202708248" calcext:value-type="float">
            <text:p>7.93738202708248</text:p>
          </table:table-cell>
          <table:table-cell table:formula="of:=IF([.$A266]=&quot;&quot;;&quot;&quot;;[$latest_newly_sick_table.G265]*[.G$1])" office:value-type="float" office:value="16.0108781333754" calcext:value-type="float">
            <text:p>16.0108781333754</text:p>
          </table:table-cell>
          <table:table-cell table:formula="of:=IF([.$A266]=&quot;&quot;;&quot;&quot;;[$latest_newly_sick_table.H265]*[.H$1])" office:value-type="float" office:value="9.69369269855297" calcext:value-type="float">
            <text:p>9.69369269855297</text:p>
          </table:table-cell>
          <table:table-cell table:formula="of:=IF([.$A266]=&quot;&quot;;&quot;&quot;;[$latest_newly_sick_table.I265]*[.I$1])" office:value-type="float" office:value="4.48813056379822" calcext:value-type="float">
            <text:p>4.48813056379822</text:p>
          </table:table-cell>
          <table:table-cell table:formula="of:=IF([.$A266]=&quot;&quot;;&quot;&quot;;[$latest_newly_sick_table.J265]*[.J$1])" office:value-type="float" office:value="6.26768603465851" calcext:value-type="float">
            <text:p>6.26768603465851</text:p>
          </table:table-cell>
          <table:table-cell table:formula="of:=IF([.$A266]=&quot;&quot;;&quot;&quot;;[$latest_newly_sick_table.K265]*[.K$1])" office:value-type="float" office:value="4.51920161697827" calcext:value-type="float">
            <text:p>4.51920161697827</text:p>
          </table:table-cell>
          <table:table-cell table:formula="of:=IF([.$A266]=&quot;&quot;;&quot;&quot;;[$latest_newly_sick_table.L265]*[.L$1])" office:value-type="float" office:value="5.201693782037" calcext:value-type="float">
            <text:p>5.201693782037</text:p>
          </table:table-cell>
          <table:table-cell/>
          <table:table-cell table:formula="of:=SUM([.B266:.J266])/[.N$1]" office:value-type="percentage" office:value="0.00695166878520705" calcext:value-type="percentage">
            <text:p>0.70%</text:p>
          </table:table-cell>
          <table:table-cell table:formula="of:=IF([.A272]=&quot;&quot;;&quot;&quot;;AVERAGE([.N259:.N272]))">
            <text:p/>
          </table:table-cell>
        </table:table-row>
        <table:table-row table:style-name="ro1">
          <table:table-cell table:style-name="ce1" table:formula="of:=IF([$latest_newly_sick_table.A266]=&quot;&quot;;&quot;&quot;;[$latest_newly_sick_table.A266])" office:value-type="date" office:date-value="2022-08-06" calcext:value-type="date">
            <text:p>2022-08-06</text:p>
          </table:table-cell>
          <table:table-cell table:formula="of:=IF([.$A267]=&quot;&quot;;&quot;&quot;;[$latest_newly_sick_table.B266]*[.B$1])" office:value-type="float" office:value="4.12901429366995" calcext:value-type="float">
            <text:p>4.12901429366995</text:p>
          </table:table-cell>
          <table:table-cell table:formula="of:=IF([.$A267]=&quot;&quot;;&quot;&quot;;[$latest_newly_sick_table.C266]*[.C$1])" office:value-type="float" office:value="7.32391599939569" calcext:value-type="float">
            <text:p>7.32391599939569</text:p>
          </table:table-cell>
          <table:table-cell table:formula="of:=IF([.$A267]=&quot;&quot;;&quot;&quot;;[$latest_newly_sick_table.D266]*[.D$1])" office:value-type="float" office:value="9.24982406755805" calcext:value-type="float">
            <text:p>9.24982406755805</text:p>
          </table:table-cell>
          <table:table-cell table:formula="of:=IF([.$A267]=&quot;&quot;;&quot;&quot;;[$latest_newly_sick_table.E266]*[.E$1])" office:value-type="float" office:value="2.07771381578948" calcext:value-type="float">
            <text:p>2.07771381578948</text:p>
          </table:table-cell>
          <table:table-cell table:formula="of:=IF([.$A267]=&quot;&quot;;&quot;&quot;;[$latest_newly_sick_table.F266]*[.F$1])" office:value-type="float" office:value="5.98999637549837" calcext:value-type="float">
            <text:p>5.98999637549837</text:p>
          </table:table-cell>
          <table:table-cell table:formula="of:=IF([.$A267]=&quot;&quot;;&quot;&quot;;[$latest_newly_sick_table.G266]*[.G$1])" office:value-type="float" office:value="13.55130661779" calcext:value-type="float">
            <text:p>13.55130661779</text:p>
          </table:table-cell>
          <table:table-cell table:formula="of:=IF([.$A267]=&quot;&quot;;&quot;&quot;;[$latest_newly_sick_table.H266]*[.H$1])" office:value-type="float" office:value="7.92207918387176" calcext:value-type="float">
            <text:p>7.92207918387176</text:p>
          </table:table-cell>
          <table:table-cell table:formula="of:=IF([.$A267]=&quot;&quot;;&quot;&quot;;[$latest_newly_sick_table.I266]*[.I$1])" office:value-type="float" office:value="3.90679319740675" calcext:value-type="float">
            <text:p>3.90679319740675</text:p>
          </table:table-cell>
          <table:table-cell table:formula="of:=IF([.$A267]=&quot;&quot;;&quot;&quot;;[$latest_newly_sick_table.J266]*[.J$1])" office:value-type="float" office:value="3.86607142857142" calcext:value-type="float">
            <text:p>3.86607142857142</text:p>
          </table:table-cell>
          <table:table-cell table:formula="of:=IF([.$A267]=&quot;&quot;;&quot;&quot;;[$latest_newly_sick_table.K266]*[.K$1])" office:value-type="float" office:value="2.16522629065272" calcext:value-type="float">
            <text:p>2.16522629065272</text:p>
          </table:table-cell>
          <table:table-cell table:formula="of:=IF([.$A267]=&quot;&quot;;&quot;&quot;;[$latest_newly_sick_table.L266]*[.L$1])" office:value-type="float" office:value="4.53689925598231" calcext:value-type="float">
            <text:p>4.53689925598231</text:p>
          </table:table-cell>
          <table:table-cell/>
          <table:table-cell table:formula="of:=SUM([.B267:.J267])/[.N$1]" office:value-type="percentage" office:value="0.00563378471349305" calcext:value-type="percentage">
            <text:p>0.56%</text:p>
          </table:table-cell>
          <table:table-cell table:formula="of:=IF([.A273]=&quot;&quot;;&quot;&quot;;AVERAGE([.N260:.N273]))">
            <text:p/>
          </table:table-cell>
        </table:table-row>
        <table:table-row table:style-name="ro1">
          <table:table-cell table:style-name="ce1" table:formula="of:=IF([$latest_newly_sick_table.A267]=&quot;&quot;;&quot;&quot;;[$latest_newly_sick_table.A267])" office:value-type="date" office:date-value="2022-08-07" calcext:value-type="date">
            <text:p>2022-08-07</text:p>
          </table:table-cell>
          <table:table-cell table:formula="of:=IF([.$A268]=&quot;&quot;;&quot;&quot;;[$latest_newly_sick_table.B267]*[.B$1])" office:value-type="float" office:value="3.32784958871915" calcext:value-type="float">
            <text:p>3.32784958871915</text:p>
          </table:table-cell>
          <table:table-cell table:formula="of:=IF([.$A268]=&quot;&quot;;&quot;&quot;;[$latest_newly_sick_table.C267]*[.C$1])" office:value-type="float" office:value="7.074580300104" calcext:value-type="float">
            <text:p>7.074580300104</text:p>
          </table:table-cell>
          <table:table-cell table:formula="of:=IF([.$A268]=&quot;&quot;;&quot;&quot;;[$latest_newly_sick_table.D267]*[.D$1])" office:value-type="float" office:value="9.19427644195309" calcext:value-type="float">
            <text:p>9.19427644195309</text:p>
          </table:table-cell>
          <table:table-cell table:formula="of:=IF([.$A268]=&quot;&quot;;&quot;&quot;;[$latest_newly_sick_table.E267]*[.E$1])" office:value-type="float" office:value="1.70818218460298" calcext:value-type="float">
            <text:p>1.70818218460298</text:p>
          </table:table-cell>
          <table:table-cell table:formula="of:=IF([.$A268]=&quot;&quot;;&quot;&quot;;[$latest_newly_sick_table.F267]*[.F$1])" office:value-type="float" office:value="5.11047497879559" calcext:value-type="float">
            <text:p>5.11047497879559</text:p>
          </table:table-cell>
          <table:table-cell table:formula="of:=IF([.$A268]=&quot;&quot;;&quot;&quot;;[$latest_newly_sick_table.G267]*[.G$1])" office:value-type="float" office:value="13.5526656244946" calcext:value-type="float">
            <text:p>13.5526656244946</text:p>
          </table:table-cell>
          <table:table-cell table:formula="of:=IF([.$A268]=&quot;&quot;;&quot;&quot;;[$latest_newly_sick_table.H267]*[.H$1])" office:value-type="float" office:value="6.98936522191238" calcext:value-type="float">
            <text:p>6.98936522191238</text:p>
          </table:table-cell>
          <table:table-cell table:formula="of:=IF([.$A268]=&quot;&quot;;&quot;&quot;;[$latest_newly_sick_table.I267]*[.I$1])" office:value-type="float" office:value="3.68150055167341" calcext:value-type="float">
            <text:p>3.68150055167341</text:p>
          </table:table-cell>
          <table:table-cell table:formula="of:=IF([.$A268]=&quot;&quot;;&quot;&quot;;[$latest_newly_sick_table.J267]*[.J$1])" office:value-type="float" office:value="4.21691013722887" calcext:value-type="float">
            <text:p>4.21691013722887</text:p>
          </table:table-cell>
          <table:table-cell table:formula="of:=IF([.$A268]=&quot;&quot;;&quot;&quot;;[$latest_newly_sick_table.K267]*[.K$1])" office:value-type="float" office:value="3.17871308946672" calcext:value-type="float">
            <text:p>3.17871308946672</text:p>
          </table:table-cell>
          <table:table-cell table:formula="of:=IF([.$A268]=&quot;&quot;;&quot;&quot;;[$latest_newly_sick_table.L267]*[.L$1])" office:value-type="float" office:value="4.30301234567901" calcext:value-type="float">
            <text:p>4.30301234567901</text:p>
          </table:table-cell>
          <table:table-cell/>
          <table:table-cell table:formula="of:=SUM([.B268:.J268])/[.N$1]" office:value-type="percentage" office:value="0.00532684065153274" calcext:value-type="percentage">
            <text:p>0.53%</text:p>
          </table:table-cell>
          <table:table-cell table:formula="of:=IF([.A274]=&quot;&quot;;&quot;&quot;;AVERAGE([.N261:.N274]))">
            <text:p/>
          </table:table-cell>
        </table:table-row>
        <table:table-row table:style-name="ro1">
          <table:table-cell table:style-name="ce1" table:formula="of:=IF([$latest_newly_sick_table.A268]=&quot;&quot;;&quot;&quot;;[$latest_newly_sick_table.A268])" office:value-type="date" office:date-value="2022-08-08" calcext:value-type="date">
            <text:p>2022-08-08</text:p>
          </table:table-cell>
          <table:table-cell table:formula="of:=IF([.$A269]=&quot;&quot;;&quot;&quot;;[$latest_newly_sick_table.B268]*[.B$1])" office:value-type="float" office:value="9.44498196851087" calcext:value-type="float">
            <text:p>9.44498196851087</text:p>
          </table:table-cell>
          <table:table-cell table:formula="of:=IF([.$A269]=&quot;&quot;;&quot;&quot;;[$latest_newly_sick_table.C268]*[.C$1])" office:value-type="float" office:value="17.0407149950348" calcext:value-type="float">
            <text:p>17.0407149950348</text:p>
          </table:table-cell>
          <table:table-cell table:formula="of:=IF([.$A269]=&quot;&quot;;&quot;&quot;;[$latest_newly_sick_table.D268]*[.D$1])" office:value-type="float" office:value="23.9981304916807" calcext:value-type="float">
            <text:p>23.9981304916807</text:p>
          </table:table-cell>
          <table:table-cell table:formula="of:=IF([.$A269]=&quot;&quot;;&quot;&quot;;[$latest_newly_sick_table.E268]*[.E$1])" office:value-type="float" office:value="3.65931469082316" calcext:value-type="float">
            <text:p>3.65931469082316</text:p>
          </table:table-cell>
          <table:table-cell table:formula="of:=IF([.$A269]=&quot;&quot;;&quot;&quot;;[$latest_newly_sick_table.F268]*[.F$1])" office:value-type="float" office:value="13.5289535364677" calcext:value-type="float">
            <text:p>13.5289535364677</text:p>
          </table:table-cell>
          <table:table-cell table:formula="of:=IF([.$A269]=&quot;&quot;;&quot;&quot;;[$latest_newly_sick_table.G268]*[.G$1])" office:value-type="float" office:value="34.7907656492497" calcext:value-type="float">
            <text:p>34.7907656492497</text:p>
          </table:table-cell>
          <table:table-cell table:formula="of:=IF([.$A269]=&quot;&quot;;&quot;&quot;;[$latest_newly_sick_table.H268]*[.H$1])" office:value-type="float" office:value="18.1471587050034" calcext:value-type="float">
            <text:p>18.1471587050034</text:p>
          </table:table-cell>
          <table:table-cell table:formula="of:=IF([.$A269]=&quot;&quot;;&quot;&quot;;[$latest_newly_sick_table.I268]*[.I$1])" office:value-type="float" office:value="10.9864364981504" calcext:value-type="float">
            <text:p>10.9864364981504</text:p>
          </table:table-cell>
          <table:table-cell table:formula="of:=IF([.$A269]=&quot;&quot;;&quot;&quot;;[$latest_newly_sick_table.J268]*[.J$1])" office:value-type="float" office:value="13.5381478334749" calcext:value-type="float">
            <text:p>13.5381478334749</text:p>
          </table:table-cell>
          <table:table-cell table:formula="of:=IF([.$A269]=&quot;&quot;;&quot;&quot;;[$latest_newly_sick_table.K268]*[.K$1])" office:value-type="float" office:value="6.15255489864867" calcext:value-type="float">
            <text:p>6.15255489864867</text:p>
          </table:table-cell>
          <table:table-cell table:formula="of:=IF([.$A269]=&quot;&quot;;&quot;&quot;;[$latest_newly_sick_table.L268]*[.L$1])" office:value-type="float" office:value="11.5682288725767" calcext:value-type="float">
            <text:p>11.5682288725767</text:p>
          </table:table-cell>
          <table:table-cell/>
          <table:table-cell table:formula="of:=SUM([.B269:.J269])/[.N$1]" office:value-type="percentage" office:value="0.0140934748852589" calcext:value-type="percentage">
            <text:p>1.41%</text:p>
          </table:table-cell>
          <table:table-cell table:formula="of:=IF([.A275]=&quot;&quot;;&quot;&quot;;AVERAGE([.N262:.N275]))">
            <text:p/>
          </table:table-cell>
        </table:table-row>
        <table:table-row table:style-name="ro1">
          <table:table-cell table:style-name="ce1" table:formula="of:=IF([$latest_newly_sick_table.A269]=&quot;&quot;;&quot;&quot;;[$latest_newly_sick_table.A269])" office:value-type="date" office:date-value="2022-08-09" calcext:value-type="date">
            <text:p>2022-08-09</text:p>
          </table:table-cell>
          <table:table-cell table:formula="of:=IF([.$A270]=&quot;&quot;;&quot;&quot;;[$latest_newly_sick_table.B269]*[.B$1])" office:value-type="float" office:value="14.8984163093884" calcext:value-type="float">
            <text:p>14.8984163093884</text:p>
          </table:table-cell>
          <table:table-cell table:formula="of:=IF([.$A270]=&quot;&quot;;&quot;&quot;;[$latest_newly_sick_table.C269]*[.C$1])" office:value-type="float" office:value="25.4682573498083" calcext:value-type="float">
            <text:p>25.4682573498083</text:p>
          </table:table-cell>
          <table:table-cell table:formula="of:=IF([.$A270]=&quot;&quot;;&quot;&quot;;[$latest_newly_sick_table.D269]*[.D$1])" office:value-type="float" office:value="33.0592347485669" calcext:value-type="float">
            <text:p>33.0592347485669</text:p>
          </table:table-cell>
          <table:table-cell table:formula="of:=IF([.$A270]=&quot;&quot;;&quot;&quot;;[$latest_newly_sick_table.E269]*[.E$1])" office:value-type="float" office:value="5.97988165680474" calcext:value-type="float">
            <text:p>5.97988165680474</text:p>
          </table:table-cell>
          <table:table-cell table:formula="of:=IF([.$A270]=&quot;&quot;;&quot;&quot;;[$latest_newly_sick_table.F269]*[.F$1])" office:value-type="float" office:value="16.8973386651958" calcext:value-type="float">
            <text:p>16.8973386651958</text:p>
          </table:table-cell>
          <table:table-cell table:formula="of:=IF([.$A270]=&quot;&quot;;&quot;&quot;;[$latest_newly_sick_table.G269]*[.G$1])" office:value-type="float" office:value="43.8061859396382" calcext:value-type="float">
            <text:p>43.8061859396382</text:p>
          </table:table-cell>
          <table:table-cell table:formula="of:=IF([.$A270]=&quot;&quot;;&quot;&quot;;[$latest_newly_sick_table.H269]*[.H$1])" office:value-type="float" office:value="25.3840543825688" calcext:value-type="float">
            <text:p>25.3840543825688</text:p>
          </table:table-cell>
          <table:table-cell table:formula="of:=IF([.$A270]=&quot;&quot;;&quot;&quot;;[$latest_newly_sick_table.I269]*[.I$1])" office:value-type="float" office:value="15.3483859587229" calcext:value-type="float">
            <text:p>15.3483859587229</text:p>
          </table:table-cell>
          <table:table-cell table:formula="of:=IF([.$A270]=&quot;&quot;;&quot;&quot;;[$latest_newly_sick_table.J269]*[.J$1])" office:value-type="float" office:value="16.7375053214134" calcext:value-type="float">
            <text:p>16.7375053214134</text:p>
          </table:table-cell>
          <table:table-cell table:formula="of:=IF([.$A270]=&quot;&quot;;&quot;&quot;;[$latest_newly_sick_table.K269]*[.K$1])" office:value-type="float" office:value="9.21357285429142" calcext:value-type="float">
            <text:p>9.21357285429142</text:p>
          </table:table-cell>
          <table:table-cell table:formula="of:=IF([.$A270]=&quot;&quot;;&quot;&quot;;[$latest_newly_sick_table.L269]*[.L$1])" office:value-type="float" office:value="17.385888170407" calcext:value-type="float">
            <text:p>17.385888170407</text:p>
          </table:table-cell>
          <table:table-cell/>
          <table:table-cell table:formula="of:=SUM([.B270:.J270])/[.N$1]" office:value-type="percentage" office:value="0.0191861779308708" calcext:value-type="percentage">
            <text:p>1.92%</text:p>
          </table:table-cell>
          <table:table-cell table:formula="of:=IF([.A276]=&quot;&quot;;&quot;&quot;;AVERAGE([.N263:.N276]))">
            <text:p/>
          </table:table-cell>
        </table:table-row>
        <table:table-row table:style-name="ro1">
          <table:table-cell table:style-name="ce1" table:formula="of:=IF([$latest_newly_sick_table.A270]=&quot;&quot;;&quot;&quot;;[$latest_newly_sick_table.A270])" office:value-type="date" office:date-value="2022-08-10" calcext:value-type="date">
            <text:p>2022-08-10</text:p>
          </table:table-cell>
          <table:table-cell table:formula="of:=IF([.$A271]=&quot;&quot;;&quot;&quot;;[$latest_newly_sick_table.B270]*[.B$1])" office:value-type="float" office:value="12.3805783340526" calcext:value-type="float">
            <text:p>12.3805783340526</text:p>
          </table:table-cell>
          <table:table-cell table:formula="of:=IF([.$A271]=&quot;&quot;;&quot;&quot;;[$latest_newly_sick_table.C270]*[.C$1])" office:value-type="float" office:value="22.855969828615" calcext:value-type="float">
            <text:p>22.855969828615</text:p>
          </table:table-cell>
          <table:table-cell table:formula="of:=IF([.$A271]=&quot;&quot;;&quot;&quot;;[$latest_newly_sick_table.D270]*[.D$1])" office:value-type="float" office:value="28.0614436455318" calcext:value-type="float">
            <text:p>28.0614436455318</text:p>
          </table:table-cell>
          <table:table-cell table:formula="of:=IF([.$A271]=&quot;&quot;;&quot;&quot;;[$latest_newly_sick_table.E270]*[.E$1])" office:value-type="float" office:value="6.77285318559558" calcext:value-type="float">
            <text:p>6.77285318559558</text:p>
          </table:table-cell>
          <table:table-cell table:formula="of:=IF([.$A271]=&quot;&quot;;&quot;&quot;;[$latest_newly_sick_table.F270]*[.F$1])" office:value-type="float" office:value="15.3456764584196" calcext:value-type="float">
            <text:p>15.3456764584196</text:p>
          </table:table-cell>
          <table:table-cell table:formula="of:=IF([.$A271]=&quot;&quot;;&quot;&quot;;[$latest_newly_sick_table.G270]*[.G$1])" office:value-type="float" office:value="41.3536409144864" calcext:value-type="float">
            <text:p>41.3536409144864</text:p>
          </table:table-cell>
          <table:table-cell table:formula="of:=IF([.$A271]=&quot;&quot;;&quot;&quot;;[$latest_newly_sick_table.H270]*[.H$1])" office:value-type="float" office:value="24.4458282568476" calcext:value-type="float">
            <text:p>24.4458282568476</text:p>
          </table:table-cell>
          <table:table-cell table:formula="of:=IF([.$A271]=&quot;&quot;;&quot;&quot;;[$latest_newly_sick_table.I270]*[.I$1])" office:value-type="float" office:value="14.1956782713085" calcext:value-type="float">
            <text:p>14.1956782713085</text:p>
          </table:table-cell>
          <table:table-cell table:formula="of:=IF([.$A271]=&quot;&quot;;&quot;&quot;;[$latest_newly_sick_table.J270]*[.J$1])" office:value-type="float" office:value="16.1624211853721" calcext:value-type="float">
            <text:p>16.1624211853721</text:p>
          </table:table-cell>
          <table:table-cell table:formula="of:=IF([.$A271]=&quot;&quot;;&quot;&quot;;[$latest_newly_sick_table.K270]*[.K$1])" office:value-type="float" office:value="9.81686568741414" calcext:value-type="float">
            <text:p>9.81686568741414</text:p>
          </table:table-cell>
          <table:table-cell table:formula="of:=IF([.$A271]=&quot;&quot;;&quot;&quot;;[$latest_newly_sick_table.L270]*[.L$1])" office:value-type="float" office:value="15.1976520400308" calcext:value-type="float">
            <text:p>15.1976520400308</text:p>
          </table:table-cell>
          <table:table-cell/>
          <table:table-cell table:formula="of:=SUM([.B271:.J271])/[.N$1]" office:value-type="percentage" office:value="0.0176319761196571" calcext:value-type="percentage">
            <text:p>1.76%</text:p>
          </table:table-cell>
          <table:table-cell table:formula="of:=IF([.A277]=&quot;&quot;;&quot;&quot;;AVERAGE([.N264:.N277]))">
            <text:p/>
          </table:table-cell>
        </table:table-row>
        <table:table-row table:style-name="ro1">
          <table:table-cell table:style-name="ce1" table:formula="of:=IF([$latest_newly_sick_table.A271]=&quot;&quot;;&quot;&quot;;[$latest_newly_sick_table.A271])">
            <text:p/>
          </table:table-cell>
          <table:table-cell table:formula="of:=IF([.$A272]=&quot;&quot;;&quot;&quot;;[$latest_newly_sick_table.B271]*[.B$1])">
            <text:p/>
          </table:table-cell>
          <table:table-cell table:formula="of:=IF([.$A272]=&quot;&quot;;&quot;&quot;;[$latest_newly_sick_table.C271]*[.C$1])">
            <text:p/>
          </table:table-cell>
          <table:table-cell table:formula="of:=IF([.$A272]=&quot;&quot;;&quot;&quot;;[$latest_newly_sick_table.D271]*[.D$1])">
            <text:p/>
          </table:table-cell>
          <table:table-cell table:formula="of:=IF([.$A272]=&quot;&quot;;&quot;&quot;;[$latest_newly_sick_table.E271]*[.E$1])">
            <text:p/>
          </table:table-cell>
          <table:table-cell table:formula="of:=IF([.$A272]=&quot;&quot;;&quot;&quot;;[$latest_newly_sick_table.F271]*[.F$1])">
            <text:p/>
          </table:table-cell>
          <table:table-cell table:formula="of:=IF([.$A272]=&quot;&quot;;&quot;&quot;;[$latest_newly_sick_table.G271]*[.G$1])">
            <text:p/>
          </table:table-cell>
          <table:table-cell table:formula="of:=IF([.$A272]=&quot;&quot;;&quot;&quot;;[$latest_newly_sick_table.H271]*[.H$1])">
            <text:p/>
          </table:table-cell>
          <table:table-cell table:formula="of:=IF([.$A272]=&quot;&quot;;&quot;&quot;;[$latest_newly_sick_table.I271]*[.I$1])">
            <text:p/>
          </table:table-cell>
          <table:table-cell table:formula="of:=IF([.$A272]=&quot;&quot;;&quot;&quot;;[$latest_newly_sick_table.J271]*[.J$1])">
            <text:p/>
          </table:table-cell>
          <table:table-cell table:formula="of:=IF([.$A272]=&quot;&quot;;&quot;&quot;;[$latest_newly_sick_table.K271]*[.K$1])">
            <text:p/>
          </table:table-cell>
          <table:table-cell table:formula="of:=IF([.$A272]=&quot;&quot;;&quot;&quot;;[$latest_newly_sick_table.L271]*[.L$1])">
            <text:p/>
          </table:table-cell>
          <table:table-cell/>
          <table:table-cell table:formula="of:=SUM([.B272:.J272])/[.N$1]" office:value-type="percentage" office:value="0" calcext:value-type="percentage">
            <text:p>0.00%</text:p>
          </table:table-cell>
          <table:table-cell table:formula="of:=IF([.A278]=&quot;&quot;;&quot;&quot;;AVERAGE([.N265:.N278]))">
            <text:p/>
          </table:table-cell>
        </table:table-row>
        <table:table-row table:style-name="ro1">
          <table:table-cell table:style-name="ce1" table:formula="of:=IF([$latest_newly_sick_table.A272]=&quot;&quot;;&quot;&quot;;[$latest_newly_sick_table.A272])">
            <text:p/>
          </table:table-cell>
          <table:table-cell table:formula="of:=IF([.$A273]=&quot;&quot;;&quot;&quot;;[$latest_newly_sick_table.B272]*[.B$1])">
            <text:p/>
          </table:table-cell>
          <table:table-cell table:formula="of:=IF([.$A273]=&quot;&quot;;&quot;&quot;;[$latest_newly_sick_table.C272]*[.C$1])">
            <text:p/>
          </table:table-cell>
          <table:table-cell table:formula="of:=IF([.$A273]=&quot;&quot;;&quot;&quot;;[$latest_newly_sick_table.D272]*[.D$1])">
            <text:p/>
          </table:table-cell>
          <table:table-cell table:formula="of:=IF([.$A273]=&quot;&quot;;&quot;&quot;;[$latest_newly_sick_table.E272]*[.E$1])">
            <text:p/>
          </table:table-cell>
          <table:table-cell table:formula="of:=IF([.$A273]=&quot;&quot;;&quot;&quot;;[$latest_newly_sick_table.F272]*[.F$1])">
            <text:p/>
          </table:table-cell>
          <table:table-cell table:formula="of:=IF([.$A273]=&quot;&quot;;&quot;&quot;;[$latest_newly_sick_table.G272]*[.G$1])">
            <text:p/>
          </table:table-cell>
          <table:table-cell table:formula="of:=IF([.$A273]=&quot;&quot;;&quot;&quot;;[$latest_newly_sick_table.H272]*[.H$1])">
            <text:p/>
          </table:table-cell>
          <table:table-cell table:formula="of:=IF([.$A273]=&quot;&quot;;&quot;&quot;;[$latest_newly_sick_table.I272]*[.I$1])">
            <text:p/>
          </table:table-cell>
          <table:table-cell table:formula="of:=IF([.$A273]=&quot;&quot;;&quot;&quot;;[$latest_newly_sick_table.J272]*[.J$1])">
            <text:p/>
          </table:table-cell>
          <table:table-cell table:formula="of:=IF([.$A273]=&quot;&quot;;&quot;&quot;;[$latest_newly_sick_table.K272]*[.K$1])">
            <text:p/>
          </table:table-cell>
          <table:table-cell table:formula="of:=IF([.$A273]=&quot;&quot;;&quot;&quot;;[$latest_newly_sick_table.L272]*[.L$1])">
            <text:p/>
          </table:table-cell>
          <table:table-cell/>
          <table:table-cell table:formula="of:=SUM([.B273:.J273])/[.N$1]" office:value-type="percentage" office:value="0" calcext:value-type="percentage">
            <text:p>0.00%</text:p>
          </table:table-cell>
          <table:table-cell table:formula="of:=IF([.A279]=&quot;&quot;;&quot;&quot;;AVERAGE([.N266:.N279]))">
            <text:p/>
          </table:table-cell>
        </table:table-row>
        <table:table-row table:style-name="ro1">
          <table:table-cell table:style-name="ce1" table:formula="of:=IF([$latest_newly_sick_table.A273]=&quot;&quot;;&quot;&quot;;[$latest_newly_sick_table.A273])">
            <text:p/>
          </table:table-cell>
          <table:table-cell table:formula="of:=IF([.$A274]=&quot;&quot;;&quot;&quot;;[$latest_newly_sick_table.B273]*[.B$1])">
            <text:p/>
          </table:table-cell>
          <table:table-cell table:formula="of:=IF([.$A274]=&quot;&quot;;&quot;&quot;;[$latest_newly_sick_table.C273]*[.C$1])">
            <text:p/>
          </table:table-cell>
          <table:table-cell table:formula="of:=IF([.$A274]=&quot;&quot;;&quot;&quot;;[$latest_newly_sick_table.D273]*[.D$1])">
            <text:p/>
          </table:table-cell>
          <table:table-cell table:formula="of:=IF([.$A274]=&quot;&quot;;&quot;&quot;;[$latest_newly_sick_table.E273]*[.E$1])">
            <text:p/>
          </table:table-cell>
          <table:table-cell table:formula="of:=IF([.$A274]=&quot;&quot;;&quot;&quot;;[$latest_newly_sick_table.F273]*[.F$1])">
            <text:p/>
          </table:table-cell>
          <table:table-cell table:formula="of:=IF([.$A274]=&quot;&quot;;&quot;&quot;;[$latest_newly_sick_table.G273]*[.G$1])">
            <text:p/>
          </table:table-cell>
          <table:table-cell table:formula="of:=IF([.$A274]=&quot;&quot;;&quot;&quot;;[$latest_newly_sick_table.H273]*[.H$1])">
            <text:p/>
          </table:table-cell>
          <table:table-cell table:formula="of:=IF([.$A274]=&quot;&quot;;&quot;&quot;;[$latest_newly_sick_table.I273]*[.I$1])">
            <text:p/>
          </table:table-cell>
          <table:table-cell table:formula="of:=IF([.$A274]=&quot;&quot;;&quot;&quot;;[$latest_newly_sick_table.J273]*[.J$1])">
            <text:p/>
          </table:table-cell>
          <table:table-cell table:formula="of:=IF([.$A274]=&quot;&quot;;&quot;&quot;;[$latest_newly_sick_table.K273]*[.K$1])">
            <text:p/>
          </table:table-cell>
          <table:table-cell table:formula="of:=IF([.$A274]=&quot;&quot;;&quot;&quot;;[$latest_newly_sick_table.L273]*[.L$1])">
            <text:p/>
          </table:table-cell>
          <table:table-cell/>
          <table:table-cell table:formula="of:=SUM([.B274:.J274])/[.N$1]" office:value-type="percentage" office:value="0" calcext:value-type="percentage">
            <text:p>0.00%</text:p>
          </table:table-cell>
          <table:table-cell table:formula="of:=IF([.A280]=&quot;&quot;;&quot;&quot;;AVERAGE([.N267:.N280]))">
            <text:p/>
          </table:table-cell>
        </table:table-row>
        <table:table-row table:style-name="ro1">
          <table:table-cell table:style-name="ce1" table:formula="of:=IF([$latest_newly_sick_table.A274]=&quot;&quot;;&quot;&quot;;[$latest_newly_sick_table.A274])">
            <text:p/>
          </table:table-cell>
          <table:table-cell table:formula="of:=IF([.$A275]=&quot;&quot;;&quot;&quot;;[$latest_newly_sick_table.B274]*[.B$1])">
            <text:p/>
          </table:table-cell>
          <table:table-cell table:formula="of:=IF([.$A275]=&quot;&quot;;&quot;&quot;;[$latest_newly_sick_table.C274]*[.C$1])">
            <text:p/>
          </table:table-cell>
          <table:table-cell table:formula="of:=IF([.$A275]=&quot;&quot;;&quot;&quot;;[$latest_newly_sick_table.D274]*[.D$1])">
            <text:p/>
          </table:table-cell>
          <table:table-cell table:formula="of:=IF([.$A275]=&quot;&quot;;&quot;&quot;;[$latest_newly_sick_table.E274]*[.E$1])">
            <text:p/>
          </table:table-cell>
          <table:table-cell table:formula="of:=IF([.$A275]=&quot;&quot;;&quot;&quot;;[$latest_newly_sick_table.F274]*[.F$1])">
            <text:p/>
          </table:table-cell>
          <table:table-cell table:formula="of:=IF([.$A275]=&quot;&quot;;&quot;&quot;;[$latest_newly_sick_table.G274]*[.G$1])">
            <text:p/>
          </table:table-cell>
          <table:table-cell table:formula="of:=IF([.$A275]=&quot;&quot;;&quot;&quot;;[$latest_newly_sick_table.H274]*[.H$1])">
            <text:p/>
          </table:table-cell>
          <table:table-cell table:formula="of:=IF([.$A275]=&quot;&quot;;&quot;&quot;;[$latest_newly_sick_table.I274]*[.I$1])">
            <text:p/>
          </table:table-cell>
          <table:table-cell table:formula="of:=IF([.$A275]=&quot;&quot;;&quot;&quot;;[$latest_newly_sick_table.J274]*[.J$1])">
            <text:p/>
          </table:table-cell>
          <table:table-cell table:formula="of:=IF([.$A275]=&quot;&quot;;&quot;&quot;;[$latest_newly_sick_table.K274]*[.K$1])">
            <text:p/>
          </table:table-cell>
          <table:table-cell table:formula="of:=IF([.$A275]=&quot;&quot;;&quot;&quot;;[$latest_newly_sick_table.L274]*[.L$1])">
            <text:p/>
          </table:table-cell>
          <table:table-cell/>
          <table:table-cell table:formula="of:=SUM([.B275:.J275])/[.N$1]" office:value-type="percentage" office:value="0" calcext:value-type="percentage">
            <text:p>0.00%</text:p>
          </table:table-cell>
          <table:table-cell table:formula="of:=IF([.A281]=&quot;&quot;;&quot;&quot;;AVERAGE([.N268:.N281]))">
            <text:p/>
          </table:table-cell>
        </table:table-row>
        <table:table-row table:style-name="ro1">
          <table:table-cell table:style-name="ce1" table:formula="of:=IF([$latest_newly_sick_table.A275]=&quot;&quot;;&quot;&quot;;[$latest_newly_sick_table.A275])">
            <text:p/>
          </table:table-cell>
          <table:table-cell table:formula="of:=IF([.$A276]=&quot;&quot;;&quot;&quot;;[$latest_newly_sick_table.B275]*[.B$1])">
            <text:p/>
          </table:table-cell>
          <table:table-cell table:formula="of:=IF([.$A276]=&quot;&quot;;&quot;&quot;;[$latest_newly_sick_table.C275]*[.C$1])">
            <text:p/>
          </table:table-cell>
          <table:table-cell table:formula="of:=IF([.$A276]=&quot;&quot;;&quot;&quot;;[$latest_newly_sick_table.D275]*[.D$1])">
            <text:p/>
          </table:table-cell>
          <table:table-cell table:formula="of:=IF([.$A276]=&quot;&quot;;&quot;&quot;;[$latest_newly_sick_table.E275]*[.E$1])">
            <text:p/>
          </table:table-cell>
          <table:table-cell table:formula="of:=IF([.$A276]=&quot;&quot;;&quot;&quot;;[$latest_newly_sick_table.F275]*[.F$1])">
            <text:p/>
          </table:table-cell>
          <table:table-cell table:formula="of:=IF([.$A276]=&quot;&quot;;&quot;&quot;;[$latest_newly_sick_table.G275]*[.G$1])">
            <text:p/>
          </table:table-cell>
          <table:table-cell table:formula="of:=IF([.$A276]=&quot;&quot;;&quot;&quot;;[$latest_newly_sick_table.H275]*[.H$1])">
            <text:p/>
          </table:table-cell>
          <table:table-cell table:formula="of:=IF([.$A276]=&quot;&quot;;&quot;&quot;;[$latest_newly_sick_table.I275]*[.I$1])">
            <text:p/>
          </table:table-cell>
          <table:table-cell table:formula="of:=IF([.$A276]=&quot;&quot;;&quot;&quot;;[$latest_newly_sick_table.J275]*[.J$1])">
            <text:p/>
          </table:table-cell>
          <table:table-cell table:formula="of:=IF([.$A276]=&quot;&quot;;&quot;&quot;;[$latest_newly_sick_table.K275]*[.K$1])">
            <text:p/>
          </table:table-cell>
          <table:table-cell table:formula="of:=IF([.$A276]=&quot;&quot;;&quot;&quot;;[$latest_newly_sick_table.L275]*[.L$1])">
            <text:p/>
          </table:table-cell>
          <table:table-cell/>
          <table:table-cell table:formula="of:=SUM([.B276:.J276])/[.N$1]" office:value-type="percentage" office:value="0" calcext:value-type="percentage">
            <text:p>0.00%</text:p>
          </table:table-cell>
          <table:table-cell table:formula="of:=IF([.A282]=&quot;&quot;;&quot;&quot;;AVERAGE([.N269:.N282]))">
            <text:p/>
          </table:table-cell>
        </table:table-row>
        <table:table-row table:style-name="ro1">
          <table:table-cell table:style-name="ce1" table:formula="of:=IF([$latest_newly_sick_table.A276]=&quot;&quot;;&quot;&quot;;[$latest_newly_sick_table.A276])">
            <text:p/>
          </table:table-cell>
          <table:table-cell table:formula="of:=IF([.$A277]=&quot;&quot;;&quot;&quot;;[$latest_newly_sick_table.B276]*[.B$1])">
            <text:p/>
          </table:table-cell>
          <table:table-cell table:formula="of:=IF([.$A277]=&quot;&quot;;&quot;&quot;;[$latest_newly_sick_table.C276]*[.C$1])">
            <text:p/>
          </table:table-cell>
          <table:table-cell table:formula="of:=IF([.$A277]=&quot;&quot;;&quot;&quot;;[$latest_newly_sick_table.D276]*[.D$1])">
            <text:p/>
          </table:table-cell>
          <table:table-cell table:formula="of:=IF([.$A277]=&quot;&quot;;&quot;&quot;;[$latest_newly_sick_table.E276]*[.E$1])">
            <text:p/>
          </table:table-cell>
          <table:table-cell table:formula="of:=IF([.$A277]=&quot;&quot;;&quot;&quot;;[$latest_newly_sick_table.F276]*[.F$1])">
            <text:p/>
          </table:table-cell>
          <table:table-cell table:formula="of:=IF([.$A277]=&quot;&quot;;&quot;&quot;;[$latest_newly_sick_table.G276]*[.G$1])">
            <text:p/>
          </table:table-cell>
          <table:table-cell table:formula="of:=IF([.$A277]=&quot;&quot;;&quot;&quot;;[$latest_newly_sick_table.H276]*[.H$1])">
            <text:p/>
          </table:table-cell>
          <table:table-cell table:formula="of:=IF([.$A277]=&quot;&quot;;&quot;&quot;;[$latest_newly_sick_table.I276]*[.I$1])">
            <text:p/>
          </table:table-cell>
          <table:table-cell table:formula="of:=IF([.$A277]=&quot;&quot;;&quot;&quot;;[$latest_newly_sick_table.J276]*[.J$1])">
            <text:p/>
          </table:table-cell>
          <table:table-cell table:formula="of:=IF([.$A277]=&quot;&quot;;&quot;&quot;;[$latest_newly_sick_table.K276]*[.K$1])">
            <text:p/>
          </table:table-cell>
          <table:table-cell table:formula="of:=IF([.$A277]=&quot;&quot;;&quot;&quot;;[$latest_newly_sick_table.L276]*[.L$1])">
            <text:p/>
          </table:table-cell>
          <table:table-cell/>
          <table:table-cell table:formula="of:=SUM([.B277:.J277])/[.N$1]" office:value-type="percentage" office:value="0" calcext:value-type="percentage">
            <text:p>0.00%</text:p>
          </table:table-cell>
          <table:table-cell table:formula="of:=IF([.A283]=&quot;&quot;;&quot;&quot;;AVERAGE([.N270:.N283]))">
            <text:p/>
          </table:table-cell>
        </table:table-row>
        <table:table-row table:style-name="ro1">
          <table:table-cell table:style-name="ce1" table:formula="of:=IF([$latest_newly_sick_table.A277]=&quot;&quot;;&quot;&quot;;[$latest_newly_sick_table.A277])">
            <text:p/>
          </table:table-cell>
          <table:table-cell table:formula="of:=IF([.$A278]=&quot;&quot;;&quot;&quot;;[$latest_newly_sick_table.B277]*[.B$1])">
            <text:p/>
          </table:table-cell>
          <table:table-cell table:formula="of:=IF([.$A278]=&quot;&quot;;&quot;&quot;;[$latest_newly_sick_table.C277]*[.C$1])">
            <text:p/>
          </table:table-cell>
          <table:table-cell table:formula="of:=IF([.$A278]=&quot;&quot;;&quot;&quot;;[$latest_newly_sick_table.D277]*[.D$1])">
            <text:p/>
          </table:table-cell>
          <table:table-cell table:formula="of:=IF([.$A278]=&quot;&quot;;&quot;&quot;;[$latest_newly_sick_table.E277]*[.E$1])">
            <text:p/>
          </table:table-cell>
          <table:table-cell table:formula="of:=IF([.$A278]=&quot;&quot;;&quot;&quot;;[$latest_newly_sick_table.F277]*[.F$1])">
            <text:p/>
          </table:table-cell>
          <table:table-cell table:formula="of:=IF([.$A278]=&quot;&quot;;&quot;&quot;;[$latest_newly_sick_table.G277]*[.G$1])">
            <text:p/>
          </table:table-cell>
          <table:table-cell table:formula="of:=IF([.$A278]=&quot;&quot;;&quot;&quot;;[$latest_newly_sick_table.H277]*[.H$1])">
            <text:p/>
          </table:table-cell>
          <table:table-cell table:formula="of:=IF([.$A278]=&quot;&quot;;&quot;&quot;;[$latest_newly_sick_table.I277]*[.I$1])">
            <text:p/>
          </table:table-cell>
          <table:table-cell table:formula="of:=IF([.$A278]=&quot;&quot;;&quot;&quot;;[$latest_newly_sick_table.J277]*[.J$1])">
            <text:p/>
          </table:table-cell>
          <table:table-cell table:formula="of:=IF([.$A278]=&quot;&quot;;&quot;&quot;;[$latest_newly_sick_table.K277]*[.K$1])">
            <text:p/>
          </table:table-cell>
          <table:table-cell table:formula="of:=IF([.$A278]=&quot;&quot;;&quot;&quot;;[$latest_newly_sick_table.L277]*[.L$1])">
            <text:p/>
          </table:table-cell>
          <table:table-cell/>
          <table:table-cell table:formula="of:=SUM([.B278:.J278])/[.N$1]" office:value-type="percentage" office:value="0" calcext:value-type="percentage">
            <text:p>0.00%</text:p>
          </table:table-cell>
          <table:table-cell table:formula="of:=IF([.A284]=&quot;&quot;;&quot;&quot;;AVERAGE([.N271:.N284]))">
            <text:p/>
          </table:table-cell>
        </table:table-row>
        <table:table-row table:style-name="ro1">
          <table:table-cell table:style-name="ce1" table:formula="of:=IF([$latest_newly_sick_table.A278]=&quot;&quot;;&quot;&quot;;[$latest_newly_sick_table.A278])">
            <text:p/>
          </table:table-cell>
          <table:table-cell table:formula="of:=IF([.$A279]=&quot;&quot;;&quot;&quot;;[$latest_newly_sick_table.B278]*[.B$1])">
            <text:p/>
          </table:table-cell>
          <table:table-cell table:formula="of:=IF([.$A279]=&quot;&quot;;&quot;&quot;;[$latest_newly_sick_table.C278]*[.C$1])">
            <text:p/>
          </table:table-cell>
          <table:table-cell table:formula="of:=IF([.$A279]=&quot;&quot;;&quot;&quot;;[$latest_newly_sick_table.D278]*[.D$1])">
            <text:p/>
          </table:table-cell>
          <table:table-cell table:formula="of:=IF([.$A279]=&quot;&quot;;&quot;&quot;;[$latest_newly_sick_table.E278]*[.E$1])">
            <text:p/>
          </table:table-cell>
          <table:table-cell table:formula="of:=IF([.$A279]=&quot;&quot;;&quot;&quot;;[$latest_newly_sick_table.F278]*[.F$1])">
            <text:p/>
          </table:table-cell>
          <table:table-cell table:formula="of:=IF([.$A279]=&quot;&quot;;&quot;&quot;;[$latest_newly_sick_table.G278]*[.G$1])">
            <text:p/>
          </table:table-cell>
          <table:table-cell table:formula="of:=IF([.$A279]=&quot;&quot;;&quot;&quot;;[$latest_newly_sick_table.H278]*[.H$1])">
            <text:p/>
          </table:table-cell>
          <table:table-cell table:formula="of:=IF([.$A279]=&quot;&quot;;&quot;&quot;;[$latest_newly_sick_table.I278]*[.I$1])">
            <text:p/>
          </table:table-cell>
          <table:table-cell table:formula="of:=IF([.$A279]=&quot;&quot;;&quot;&quot;;[$latest_newly_sick_table.J278]*[.J$1])">
            <text:p/>
          </table:table-cell>
          <table:table-cell table:formula="of:=IF([.$A279]=&quot;&quot;;&quot;&quot;;[$latest_newly_sick_table.K278]*[.K$1])">
            <text:p/>
          </table:table-cell>
          <table:table-cell table:formula="of:=IF([.$A279]=&quot;&quot;;&quot;&quot;;[$latest_newly_sick_table.L278]*[.L$1])">
            <text:p/>
          </table:table-cell>
          <table:table-cell/>
          <table:table-cell table:formula="of:=SUM([.B279:.J279])/[.N$1]" office:value-type="percentage" office:value="0" calcext:value-type="percentage">
            <text:p>0.00%</text:p>
          </table:table-cell>
          <table:table-cell table:formula="of:=IF([.A285]=&quot;&quot;;&quot;&quot;;AVERAGE([.N272:.N285]))">
            <text:p/>
          </table:table-cell>
        </table:table-row>
        <table:table-row table:style-name="ro1">
          <table:table-cell table:style-name="ce1" table:formula="of:=IF([$latest_newly_sick_table.A279]=&quot;&quot;;&quot;&quot;;[$latest_newly_sick_table.A279])">
            <text:p/>
          </table:table-cell>
          <table:table-cell table:formula="of:=IF([.$A280]=&quot;&quot;;&quot;&quot;;[$latest_newly_sick_table.B279]*[.B$1])">
            <text:p/>
          </table:table-cell>
          <table:table-cell table:formula="of:=IF([.$A280]=&quot;&quot;;&quot;&quot;;[$latest_newly_sick_table.C279]*[.C$1])">
            <text:p/>
          </table:table-cell>
          <table:table-cell table:formula="of:=IF([.$A280]=&quot;&quot;;&quot;&quot;;[$latest_newly_sick_table.D279]*[.D$1])">
            <text:p/>
          </table:table-cell>
          <table:table-cell table:formula="of:=IF([.$A280]=&quot;&quot;;&quot;&quot;;[$latest_newly_sick_table.E279]*[.E$1])">
            <text:p/>
          </table:table-cell>
          <table:table-cell table:formula="of:=IF([.$A280]=&quot;&quot;;&quot;&quot;;[$latest_newly_sick_table.F279]*[.F$1])">
            <text:p/>
          </table:table-cell>
          <table:table-cell table:formula="of:=IF([.$A280]=&quot;&quot;;&quot;&quot;;[$latest_newly_sick_table.G279]*[.G$1])">
            <text:p/>
          </table:table-cell>
          <table:table-cell table:formula="of:=IF([.$A280]=&quot;&quot;;&quot;&quot;;[$latest_newly_sick_table.H279]*[.H$1])">
            <text:p/>
          </table:table-cell>
          <table:table-cell table:formula="of:=IF([.$A280]=&quot;&quot;;&quot;&quot;;[$latest_newly_sick_table.I279]*[.I$1])">
            <text:p/>
          </table:table-cell>
          <table:table-cell table:formula="of:=IF([.$A280]=&quot;&quot;;&quot;&quot;;[$latest_newly_sick_table.J279]*[.J$1])">
            <text:p/>
          </table:table-cell>
          <table:table-cell table:formula="of:=IF([.$A280]=&quot;&quot;;&quot;&quot;;[$latest_newly_sick_table.K279]*[.K$1])">
            <text:p/>
          </table:table-cell>
          <table:table-cell table:formula="of:=IF([.$A280]=&quot;&quot;;&quot;&quot;;[$latest_newly_sick_table.L279]*[.L$1])">
            <text:p/>
          </table:table-cell>
          <table:table-cell/>
          <table:table-cell table:formula="of:=SUM([.B280:.J280])/[.N$1]" office:value-type="percentage" office:value="0" calcext:value-type="percentage">
            <text:p>0.00%</text:p>
          </table:table-cell>
          <table:table-cell table:formula="of:=IF([.A286]=&quot;&quot;;&quot;&quot;;AVERAGE([.N273:.N286]))">
            <text:p/>
          </table:table-cell>
        </table:table-row>
        <table:table-row table:style-name="ro1">
          <table:table-cell table:style-name="ce1" table:formula="of:=IF([$latest_newly_sick_table.A280]=&quot;&quot;;&quot;&quot;;[$latest_newly_sick_table.A280])">
            <text:p/>
          </table:table-cell>
          <table:table-cell table:formula="of:=IF([.$A281]=&quot;&quot;;&quot;&quot;;[$latest_newly_sick_table.B280]*[.B$1])">
            <text:p/>
          </table:table-cell>
          <table:table-cell table:formula="of:=IF([.$A281]=&quot;&quot;;&quot;&quot;;[$latest_newly_sick_table.C280]*[.C$1])">
            <text:p/>
          </table:table-cell>
          <table:table-cell table:formula="of:=IF([.$A281]=&quot;&quot;;&quot;&quot;;[$latest_newly_sick_table.D280]*[.D$1])">
            <text:p/>
          </table:table-cell>
          <table:table-cell table:formula="of:=IF([.$A281]=&quot;&quot;;&quot;&quot;;[$latest_newly_sick_table.E280]*[.E$1])">
            <text:p/>
          </table:table-cell>
          <table:table-cell table:formula="of:=IF([.$A281]=&quot;&quot;;&quot;&quot;;[$latest_newly_sick_table.F280]*[.F$1])">
            <text:p/>
          </table:table-cell>
          <table:table-cell table:formula="of:=IF([.$A281]=&quot;&quot;;&quot;&quot;;[$latest_newly_sick_table.G280]*[.G$1])">
            <text:p/>
          </table:table-cell>
          <table:table-cell table:formula="of:=IF([.$A281]=&quot;&quot;;&quot;&quot;;[$latest_newly_sick_table.H280]*[.H$1])">
            <text:p/>
          </table:table-cell>
          <table:table-cell table:formula="of:=IF([.$A281]=&quot;&quot;;&quot;&quot;;[$latest_newly_sick_table.I280]*[.I$1])">
            <text:p/>
          </table:table-cell>
          <table:table-cell table:formula="of:=IF([.$A281]=&quot;&quot;;&quot;&quot;;[$latest_newly_sick_table.J280]*[.J$1])">
            <text:p/>
          </table:table-cell>
          <table:table-cell table:formula="of:=IF([.$A281]=&quot;&quot;;&quot;&quot;;[$latest_newly_sick_table.K280]*[.K$1])">
            <text:p/>
          </table:table-cell>
          <table:table-cell table:formula="of:=IF([.$A281]=&quot;&quot;;&quot;&quot;;[$latest_newly_sick_table.L280]*[.L$1])">
            <text:p/>
          </table:table-cell>
          <table:table-cell/>
          <table:table-cell table:formula="of:=SUM([.B281:.J281])/[.N$1]" office:value-type="percentage" office:value="0" calcext:value-type="percentage">
            <text:p>0.00%</text:p>
          </table:table-cell>
          <table:table-cell table:formula="of:=IF([.A287]=&quot;&quot;;&quot;&quot;;AVERAGE([.N274:.N287]))">
            <text:p/>
          </table:table-cell>
        </table:table-row>
        <table:table-row table:style-name="ro1">
          <table:table-cell table:style-name="ce1" table:formula="of:=IF([$latest_newly_sick_table.A281]=&quot;&quot;;&quot;&quot;;[$latest_newly_sick_table.A281])">
            <text:p/>
          </table:table-cell>
          <table:table-cell table:formula="of:=IF([.$A282]=&quot;&quot;;&quot;&quot;;[$latest_newly_sick_table.B281]*[.B$1])">
            <text:p/>
          </table:table-cell>
          <table:table-cell table:formula="of:=IF([.$A282]=&quot;&quot;;&quot;&quot;;[$latest_newly_sick_table.C281]*[.C$1])">
            <text:p/>
          </table:table-cell>
          <table:table-cell table:formula="of:=IF([.$A282]=&quot;&quot;;&quot;&quot;;[$latest_newly_sick_table.D281]*[.D$1])">
            <text:p/>
          </table:table-cell>
          <table:table-cell table:formula="of:=IF([.$A282]=&quot;&quot;;&quot;&quot;;[$latest_newly_sick_table.E281]*[.E$1])">
            <text:p/>
          </table:table-cell>
          <table:table-cell table:formula="of:=IF([.$A282]=&quot;&quot;;&quot;&quot;;[$latest_newly_sick_table.F281]*[.F$1])">
            <text:p/>
          </table:table-cell>
          <table:table-cell table:formula="of:=IF([.$A282]=&quot;&quot;;&quot;&quot;;[$latest_newly_sick_table.G281]*[.G$1])">
            <text:p/>
          </table:table-cell>
          <table:table-cell table:formula="of:=IF([.$A282]=&quot;&quot;;&quot;&quot;;[$latest_newly_sick_table.H281]*[.H$1])">
            <text:p/>
          </table:table-cell>
          <table:table-cell table:formula="of:=IF([.$A282]=&quot;&quot;;&quot;&quot;;[$latest_newly_sick_table.I281]*[.I$1])">
            <text:p/>
          </table:table-cell>
          <table:table-cell table:formula="of:=IF([.$A282]=&quot;&quot;;&quot;&quot;;[$latest_newly_sick_table.J281]*[.J$1])">
            <text:p/>
          </table:table-cell>
          <table:table-cell table:formula="of:=IF([.$A282]=&quot;&quot;;&quot;&quot;;[$latest_newly_sick_table.K281]*[.K$1])">
            <text:p/>
          </table:table-cell>
          <table:table-cell table:formula="of:=IF([.$A282]=&quot;&quot;;&quot;&quot;;[$latest_newly_sick_table.L281]*[.L$1])">
            <text:p/>
          </table:table-cell>
          <table:table-cell/>
          <table:table-cell table:formula="of:=SUM([.B282:.J282])/[.N$1]" office:value-type="percentage" office:value="0" calcext:value-type="percentage">
            <text:p>0.00%</text:p>
          </table:table-cell>
          <table:table-cell table:formula="of:=IF([.A288]=&quot;&quot;;&quot;&quot;;AVERAGE([.N275:.N288]))">
            <text:p/>
          </table:table-cell>
        </table:table-row>
        <table:table-row table:style-name="ro1">
          <table:table-cell table:style-name="ce1" table:formula="of:=IF([$latest_newly_sick_table.A282]=&quot;&quot;;&quot;&quot;;[$latest_newly_sick_table.A282])">
            <text:p/>
          </table:table-cell>
          <table:table-cell table:formula="of:=IF([.$A283]=&quot;&quot;;&quot;&quot;;[$latest_newly_sick_table.B282]*[.B$1])">
            <text:p/>
          </table:table-cell>
          <table:table-cell table:formula="of:=IF([.$A283]=&quot;&quot;;&quot;&quot;;[$latest_newly_sick_table.C282]*[.C$1])">
            <text:p/>
          </table:table-cell>
          <table:table-cell table:formula="of:=IF([.$A283]=&quot;&quot;;&quot;&quot;;[$latest_newly_sick_table.D282]*[.D$1])">
            <text:p/>
          </table:table-cell>
          <table:table-cell table:formula="of:=IF([.$A283]=&quot;&quot;;&quot;&quot;;[$latest_newly_sick_table.E282]*[.E$1])">
            <text:p/>
          </table:table-cell>
          <table:table-cell table:formula="of:=IF([.$A283]=&quot;&quot;;&quot;&quot;;[$latest_newly_sick_table.F282]*[.F$1])">
            <text:p/>
          </table:table-cell>
          <table:table-cell table:formula="of:=IF([.$A283]=&quot;&quot;;&quot;&quot;;[$latest_newly_sick_table.G282]*[.G$1])">
            <text:p/>
          </table:table-cell>
          <table:table-cell table:formula="of:=IF([.$A283]=&quot;&quot;;&quot;&quot;;[$latest_newly_sick_table.H282]*[.H$1])">
            <text:p/>
          </table:table-cell>
          <table:table-cell table:formula="of:=IF([.$A283]=&quot;&quot;;&quot;&quot;;[$latest_newly_sick_table.I282]*[.I$1])">
            <text:p/>
          </table:table-cell>
          <table:table-cell table:formula="of:=IF([.$A283]=&quot;&quot;;&quot;&quot;;[$latest_newly_sick_table.J282]*[.J$1])">
            <text:p/>
          </table:table-cell>
          <table:table-cell table:formula="of:=IF([.$A283]=&quot;&quot;;&quot;&quot;;[$latest_newly_sick_table.K282]*[.K$1])">
            <text:p/>
          </table:table-cell>
          <table:table-cell table:formula="of:=IF([.$A283]=&quot;&quot;;&quot;&quot;;[$latest_newly_sick_table.L282]*[.L$1])">
            <text:p/>
          </table:table-cell>
          <table:table-cell/>
          <table:table-cell table:formula="of:=SUM([.B283:.J283])/[.N$1]" office:value-type="percentage" office:value="0" calcext:value-type="percentage">
            <text:p>0.00%</text:p>
          </table:table-cell>
          <table:table-cell table:formula="of:=IF([.A289]=&quot;&quot;;&quot;&quot;;AVERAGE([.N276:.N289]))">
            <text:p/>
          </table:table-cell>
        </table:table-row>
        <table:table-row table:style-name="ro1">
          <table:table-cell table:style-name="ce1" table:formula="of:=IF([$latest_newly_sick_table.A283]=&quot;&quot;;&quot;&quot;;[$latest_newly_sick_table.A283])">
            <text:p/>
          </table:table-cell>
          <table:table-cell table:formula="of:=IF([.$A284]=&quot;&quot;;&quot;&quot;;[$latest_newly_sick_table.B283]*[.B$1])">
            <text:p/>
          </table:table-cell>
          <table:table-cell table:formula="of:=IF([.$A284]=&quot;&quot;;&quot;&quot;;[$latest_newly_sick_table.C283]*[.C$1])">
            <text:p/>
          </table:table-cell>
          <table:table-cell table:formula="of:=IF([.$A284]=&quot;&quot;;&quot;&quot;;[$latest_newly_sick_table.D283]*[.D$1])">
            <text:p/>
          </table:table-cell>
          <table:table-cell table:formula="of:=IF([.$A284]=&quot;&quot;;&quot;&quot;;[$latest_newly_sick_table.E283]*[.E$1])">
            <text:p/>
          </table:table-cell>
          <table:table-cell table:formula="of:=IF([.$A284]=&quot;&quot;;&quot;&quot;;[$latest_newly_sick_table.F283]*[.F$1])">
            <text:p/>
          </table:table-cell>
          <table:table-cell table:formula="of:=IF([.$A284]=&quot;&quot;;&quot;&quot;;[$latest_newly_sick_table.G283]*[.G$1])">
            <text:p/>
          </table:table-cell>
          <table:table-cell table:formula="of:=IF([.$A284]=&quot;&quot;;&quot;&quot;;[$latest_newly_sick_table.H283]*[.H$1])">
            <text:p/>
          </table:table-cell>
          <table:table-cell table:formula="of:=IF([.$A284]=&quot;&quot;;&quot;&quot;;[$latest_newly_sick_table.I283]*[.I$1])">
            <text:p/>
          </table:table-cell>
          <table:table-cell table:formula="of:=IF([.$A284]=&quot;&quot;;&quot;&quot;;[$latest_newly_sick_table.J283]*[.J$1])">
            <text:p/>
          </table:table-cell>
          <table:table-cell table:formula="of:=IF([.$A284]=&quot;&quot;;&quot;&quot;;[$latest_newly_sick_table.K283]*[.K$1])">
            <text:p/>
          </table:table-cell>
          <table:table-cell table:formula="of:=IF([.$A284]=&quot;&quot;;&quot;&quot;;[$latest_newly_sick_table.L283]*[.L$1])">
            <text:p/>
          </table:table-cell>
          <table:table-cell/>
          <table:table-cell table:formula="of:=SUM([.B284:.J284])/[.N$1]" office:value-type="percentage" office:value="0" calcext:value-type="percentage">
            <text:p>0.00%</text:p>
          </table:table-cell>
          <table:table-cell table:formula="of:=IF([.A290]=&quot;&quot;;&quot;&quot;;AVERAGE([.N277:.N290]))">
            <text:p/>
          </table:table-cell>
        </table:table-row>
        <table:table-row table:style-name="ro1">
          <table:table-cell table:style-name="ce1" table:formula="of:=IF([$latest_newly_sick_table.A284]=&quot;&quot;;&quot;&quot;;[$latest_newly_sick_table.A284])">
            <text:p/>
          </table:table-cell>
          <table:table-cell table:formula="of:=IF([.$A285]=&quot;&quot;;&quot;&quot;;[$latest_newly_sick_table.B284]*[.B$1])">
            <text:p/>
          </table:table-cell>
          <table:table-cell table:formula="of:=IF([.$A285]=&quot;&quot;;&quot;&quot;;[$latest_newly_sick_table.C284]*[.C$1])">
            <text:p/>
          </table:table-cell>
          <table:table-cell table:formula="of:=IF([.$A285]=&quot;&quot;;&quot;&quot;;[$latest_newly_sick_table.D284]*[.D$1])">
            <text:p/>
          </table:table-cell>
          <table:table-cell table:formula="of:=IF([.$A285]=&quot;&quot;;&quot;&quot;;[$latest_newly_sick_table.E284]*[.E$1])">
            <text:p/>
          </table:table-cell>
          <table:table-cell table:formula="of:=IF([.$A285]=&quot;&quot;;&quot;&quot;;[$latest_newly_sick_table.F284]*[.F$1])">
            <text:p/>
          </table:table-cell>
          <table:table-cell table:formula="of:=IF([.$A285]=&quot;&quot;;&quot;&quot;;[$latest_newly_sick_table.G284]*[.G$1])">
            <text:p/>
          </table:table-cell>
          <table:table-cell table:formula="of:=IF([.$A285]=&quot;&quot;;&quot;&quot;;[$latest_newly_sick_table.H284]*[.H$1])">
            <text:p/>
          </table:table-cell>
          <table:table-cell table:formula="of:=IF([.$A285]=&quot;&quot;;&quot;&quot;;[$latest_newly_sick_table.I284]*[.I$1])">
            <text:p/>
          </table:table-cell>
          <table:table-cell table:formula="of:=IF([.$A285]=&quot;&quot;;&quot;&quot;;[$latest_newly_sick_table.J284]*[.J$1])">
            <text:p/>
          </table:table-cell>
          <table:table-cell table:formula="of:=IF([.$A285]=&quot;&quot;;&quot;&quot;;[$latest_newly_sick_table.K284]*[.K$1])">
            <text:p/>
          </table:table-cell>
          <table:table-cell table:formula="of:=IF([.$A285]=&quot;&quot;;&quot;&quot;;[$latest_newly_sick_table.L284]*[.L$1])">
            <text:p/>
          </table:table-cell>
          <table:table-cell/>
          <table:table-cell table:formula="of:=SUM([.B285:.J285])/[.N$1]" office:value-type="percentage" office:value="0" calcext:value-type="percentage">
            <text:p>0.00%</text:p>
          </table:table-cell>
          <table:table-cell table:formula="of:=IF([.A291]=&quot;&quot;;&quot;&quot;;AVERAGE([.N278:.N291]))">
            <text:p/>
          </table:table-cell>
        </table:table-row>
        <table:table-row table:style-name="ro1">
          <table:table-cell table:style-name="ce1" table:formula="of:=IF([$latest_newly_sick_table.A285]=&quot;&quot;;&quot;&quot;;[$latest_newly_sick_table.A285])">
            <text:p/>
          </table:table-cell>
          <table:table-cell table:formula="of:=IF([.$A286]=&quot;&quot;;&quot;&quot;;[$latest_newly_sick_table.B285]*[.B$1])">
            <text:p/>
          </table:table-cell>
          <table:table-cell table:formula="of:=IF([.$A286]=&quot;&quot;;&quot;&quot;;[$latest_newly_sick_table.C285]*[.C$1])">
            <text:p/>
          </table:table-cell>
          <table:table-cell table:formula="of:=IF([.$A286]=&quot;&quot;;&quot;&quot;;[$latest_newly_sick_table.D285]*[.D$1])">
            <text:p/>
          </table:table-cell>
          <table:table-cell table:formula="of:=IF([.$A286]=&quot;&quot;;&quot;&quot;;[$latest_newly_sick_table.E285]*[.E$1])">
            <text:p/>
          </table:table-cell>
          <table:table-cell table:formula="of:=IF([.$A286]=&quot;&quot;;&quot;&quot;;[$latest_newly_sick_table.F285]*[.F$1])">
            <text:p/>
          </table:table-cell>
          <table:table-cell table:formula="of:=IF([.$A286]=&quot;&quot;;&quot;&quot;;[$latest_newly_sick_table.G285]*[.G$1])">
            <text:p/>
          </table:table-cell>
          <table:table-cell table:formula="of:=IF([.$A286]=&quot;&quot;;&quot;&quot;;[$latest_newly_sick_table.H285]*[.H$1])">
            <text:p/>
          </table:table-cell>
          <table:table-cell table:formula="of:=IF([.$A286]=&quot;&quot;;&quot;&quot;;[$latest_newly_sick_table.I285]*[.I$1])">
            <text:p/>
          </table:table-cell>
          <table:table-cell table:formula="of:=IF([.$A286]=&quot;&quot;;&quot;&quot;;[$latest_newly_sick_table.J285]*[.J$1])">
            <text:p/>
          </table:table-cell>
          <table:table-cell table:formula="of:=IF([.$A286]=&quot;&quot;;&quot;&quot;;[$latest_newly_sick_table.K285]*[.K$1])">
            <text:p/>
          </table:table-cell>
          <table:table-cell table:formula="of:=IF([.$A286]=&quot;&quot;;&quot;&quot;;[$latest_newly_sick_table.L285]*[.L$1])">
            <text:p/>
          </table:table-cell>
          <table:table-cell/>
          <table:table-cell table:formula="of:=SUM([.B286:.J286])/[.N$1]" office:value-type="percentage" office:value="0" calcext:value-type="percentage">
            <text:p>0.00%</text:p>
          </table:table-cell>
          <table:table-cell table:formula="of:=IF([.A292]=&quot;&quot;;&quot;&quot;;AVERAGE([.N279:.N292]))">
            <text:p/>
          </table:table-cell>
        </table:table-row>
        <table:table-row table:style-name="ro1">
          <table:table-cell table:style-name="ce1" table:formula="of:=IF([$latest_newly_sick_table.A286]=&quot;&quot;;&quot;&quot;;[$latest_newly_sick_table.A286])">
            <text:p/>
          </table:table-cell>
          <table:table-cell table:formula="of:=IF([.$A287]=&quot;&quot;;&quot;&quot;;[$latest_newly_sick_table.B286]*[.B$1])">
            <text:p/>
          </table:table-cell>
          <table:table-cell table:formula="of:=IF([.$A287]=&quot;&quot;;&quot;&quot;;[$latest_newly_sick_table.C286]*[.C$1])">
            <text:p/>
          </table:table-cell>
          <table:table-cell table:formula="of:=IF([.$A287]=&quot;&quot;;&quot;&quot;;[$latest_newly_sick_table.D286]*[.D$1])">
            <text:p/>
          </table:table-cell>
          <table:table-cell table:formula="of:=IF([.$A287]=&quot;&quot;;&quot;&quot;;[$latest_newly_sick_table.E286]*[.E$1])">
            <text:p/>
          </table:table-cell>
          <table:table-cell table:formula="of:=IF([.$A287]=&quot;&quot;;&quot;&quot;;[$latest_newly_sick_table.F286]*[.F$1])">
            <text:p/>
          </table:table-cell>
          <table:table-cell table:formula="of:=IF([.$A287]=&quot;&quot;;&quot;&quot;;[$latest_newly_sick_table.G286]*[.G$1])">
            <text:p/>
          </table:table-cell>
          <table:table-cell table:formula="of:=IF([.$A287]=&quot;&quot;;&quot;&quot;;[$latest_newly_sick_table.H286]*[.H$1])">
            <text:p/>
          </table:table-cell>
          <table:table-cell table:formula="of:=IF([.$A287]=&quot;&quot;;&quot;&quot;;[$latest_newly_sick_table.I286]*[.I$1])">
            <text:p/>
          </table:table-cell>
          <table:table-cell table:formula="of:=IF([.$A287]=&quot;&quot;;&quot;&quot;;[$latest_newly_sick_table.J286]*[.J$1])">
            <text:p/>
          </table:table-cell>
          <table:table-cell table:formula="of:=IF([.$A287]=&quot;&quot;;&quot;&quot;;[$latest_newly_sick_table.K286]*[.K$1])">
            <text:p/>
          </table:table-cell>
          <table:table-cell table:formula="of:=IF([.$A287]=&quot;&quot;;&quot;&quot;;[$latest_newly_sick_table.L286]*[.L$1])">
            <text:p/>
          </table:table-cell>
          <table:table-cell/>
          <table:table-cell table:formula="of:=SUM([.B287:.J287])/[.N$1]" office:value-type="percentage" office:value="0" calcext:value-type="percentage">
            <text:p>0.00%</text:p>
          </table:table-cell>
          <table:table-cell table:formula="of:=IF([.A293]=&quot;&quot;;&quot;&quot;;AVERAGE([.N280:.N293]))">
            <text:p/>
          </table:table-cell>
        </table:table-row>
        <table:table-row table:style-name="ro1">
          <table:table-cell table:style-name="ce1" table:formula="of:=IF([$latest_newly_sick_table.A287]=&quot;&quot;;&quot;&quot;;[$latest_newly_sick_table.A287])">
            <text:p/>
          </table:table-cell>
          <table:table-cell table:formula="of:=IF([.$A288]=&quot;&quot;;&quot;&quot;;[$latest_newly_sick_table.B287]*[.B$1])">
            <text:p/>
          </table:table-cell>
          <table:table-cell table:formula="of:=IF([.$A288]=&quot;&quot;;&quot;&quot;;[$latest_newly_sick_table.C287]*[.C$1])">
            <text:p/>
          </table:table-cell>
          <table:table-cell table:formula="of:=IF([.$A288]=&quot;&quot;;&quot;&quot;;[$latest_newly_sick_table.D287]*[.D$1])">
            <text:p/>
          </table:table-cell>
          <table:table-cell table:formula="of:=IF([.$A288]=&quot;&quot;;&quot;&quot;;[$latest_newly_sick_table.E287]*[.E$1])">
            <text:p/>
          </table:table-cell>
          <table:table-cell table:formula="of:=IF([.$A288]=&quot;&quot;;&quot;&quot;;[$latest_newly_sick_table.F287]*[.F$1])">
            <text:p/>
          </table:table-cell>
          <table:table-cell table:formula="of:=IF([.$A288]=&quot;&quot;;&quot;&quot;;[$latest_newly_sick_table.G287]*[.G$1])">
            <text:p/>
          </table:table-cell>
          <table:table-cell table:formula="of:=IF([.$A288]=&quot;&quot;;&quot;&quot;;[$latest_newly_sick_table.H287]*[.H$1])">
            <text:p/>
          </table:table-cell>
          <table:table-cell table:formula="of:=IF([.$A288]=&quot;&quot;;&quot;&quot;;[$latest_newly_sick_table.I287]*[.I$1])">
            <text:p/>
          </table:table-cell>
          <table:table-cell table:formula="of:=IF([.$A288]=&quot;&quot;;&quot;&quot;;[$latest_newly_sick_table.J287]*[.J$1])">
            <text:p/>
          </table:table-cell>
          <table:table-cell table:formula="of:=IF([.$A288]=&quot;&quot;;&quot;&quot;;[$latest_newly_sick_table.K287]*[.K$1])">
            <text:p/>
          </table:table-cell>
          <table:table-cell table:formula="of:=IF([.$A288]=&quot;&quot;;&quot;&quot;;[$latest_newly_sick_table.L287]*[.L$1])">
            <text:p/>
          </table:table-cell>
          <table:table-cell/>
          <table:table-cell table:formula="of:=SUM([.B288:.J288])/[.N$1]" office:value-type="percentage" office:value="0" calcext:value-type="percentage">
            <text:p>0.00%</text:p>
          </table:table-cell>
          <table:table-cell table:formula="of:=IF([.A294]=&quot;&quot;;&quot;&quot;;AVERAGE([.N281:.N294]))">
            <text:p/>
          </table:table-cell>
        </table:table-row>
        <table:table-row table:style-name="ro1">
          <table:table-cell table:style-name="ce1" table:formula="of:=IF([$latest_newly_sick_table.A288]=&quot;&quot;;&quot;&quot;;[$latest_newly_sick_table.A288])">
            <text:p/>
          </table:table-cell>
          <table:table-cell table:formula="of:=IF([.$A289]=&quot;&quot;;&quot;&quot;;[$latest_newly_sick_table.B288]*[.B$1])">
            <text:p/>
          </table:table-cell>
          <table:table-cell table:formula="of:=IF([.$A289]=&quot;&quot;;&quot;&quot;;[$latest_newly_sick_table.C288]*[.C$1])">
            <text:p/>
          </table:table-cell>
          <table:table-cell table:formula="of:=IF([.$A289]=&quot;&quot;;&quot;&quot;;[$latest_newly_sick_table.D288]*[.D$1])">
            <text:p/>
          </table:table-cell>
          <table:table-cell table:formula="of:=IF([.$A289]=&quot;&quot;;&quot;&quot;;[$latest_newly_sick_table.E288]*[.E$1])">
            <text:p/>
          </table:table-cell>
          <table:table-cell table:formula="of:=IF([.$A289]=&quot;&quot;;&quot;&quot;;[$latest_newly_sick_table.F288]*[.F$1])">
            <text:p/>
          </table:table-cell>
          <table:table-cell table:formula="of:=IF([.$A289]=&quot;&quot;;&quot;&quot;;[$latest_newly_sick_table.G288]*[.G$1])">
            <text:p/>
          </table:table-cell>
          <table:table-cell table:formula="of:=IF([.$A289]=&quot;&quot;;&quot;&quot;;[$latest_newly_sick_table.H288]*[.H$1])">
            <text:p/>
          </table:table-cell>
          <table:table-cell table:formula="of:=IF([.$A289]=&quot;&quot;;&quot;&quot;;[$latest_newly_sick_table.I288]*[.I$1])">
            <text:p/>
          </table:table-cell>
          <table:table-cell table:formula="of:=IF([.$A289]=&quot;&quot;;&quot;&quot;;[$latest_newly_sick_table.J288]*[.J$1])">
            <text:p/>
          </table:table-cell>
          <table:table-cell table:formula="of:=IF([.$A289]=&quot;&quot;;&quot;&quot;;[$latest_newly_sick_table.K288]*[.K$1])">
            <text:p/>
          </table:table-cell>
          <table:table-cell table:formula="of:=IF([.$A289]=&quot;&quot;;&quot;&quot;;[$latest_newly_sick_table.L288]*[.L$1])">
            <text:p/>
          </table:table-cell>
          <table:table-cell/>
          <table:table-cell table:formula="of:=SUM([.B289:.J289])/[.N$1]" office:value-type="percentage" office:value="0" calcext:value-type="percentage">
            <text:p>0.00%</text:p>
          </table:table-cell>
          <table:table-cell table:formula="of:=IF([.A295]=&quot;&quot;;&quot;&quot;;AVERAGE([.N282:.N295]))">
            <text:p/>
          </table:table-cell>
        </table:table-row>
        <table:table-row table:style-name="ro1">
          <table:table-cell table:style-name="ce1" table:formula="of:=IF([$latest_newly_sick_table.A289]=&quot;&quot;;&quot;&quot;;[$latest_newly_sick_table.A289])">
            <text:p/>
          </table:table-cell>
          <table:table-cell table:formula="of:=IF([.$A290]=&quot;&quot;;&quot;&quot;;[$latest_newly_sick_table.B289]*[.B$1])">
            <text:p/>
          </table:table-cell>
          <table:table-cell table:formula="of:=IF([.$A290]=&quot;&quot;;&quot;&quot;;[$latest_newly_sick_table.C289]*[.C$1])">
            <text:p/>
          </table:table-cell>
          <table:table-cell table:formula="of:=IF([.$A290]=&quot;&quot;;&quot;&quot;;[$latest_newly_sick_table.D289]*[.D$1])">
            <text:p/>
          </table:table-cell>
          <table:table-cell table:formula="of:=IF([.$A290]=&quot;&quot;;&quot;&quot;;[$latest_newly_sick_table.E289]*[.E$1])">
            <text:p/>
          </table:table-cell>
          <table:table-cell table:formula="of:=IF([.$A290]=&quot;&quot;;&quot;&quot;;[$latest_newly_sick_table.F289]*[.F$1])">
            <text:p/>
          </table:table-cell>
          <table:table-cell table:formula="of:=IF([.$A290]=&quot;&quot;;&quot;&quot;;[$latest_newly_sick_table.G289]*[.G$1])">
            <text:p/>
          </table:table-cell>
          <table:table-cell table:formula="of:=IF([.$A290]=&quot;&quot;;&quot;&quot;;[$latest_newly_sick_table.H289]*[.H$1])">
            <text:p/>
          </table:table-cell>
          <table:table-cell table:formula="of:=IF([.$A290]=&quot;&quot;;&quot;&quot;;[$latest_newly_sick_table.I289]*[.I$1])">
            <text:p/>
          </table:table-cell>
          <table:table-cell table:formula="of:=IF([.$A290]=&quot;&quot;;&quot;&quot;;[$latest_newly_sick_table.J289]*[.J$1])">
            <text:p/>
          </table:table-cell>
          <table:table-cell table:formula="of:=IF([.$A290]=&quot;&quot;;&quot;&quot;;[$latest_newly_sick_table.K289]*[.K$1])">
            <text:p/>
          </table:table-cell>
          <table:table-cell table:formula="of:=IF([.$A290]=&quot;&quot;;&quot;&quot;;[$latest_newly_sick_table.L289]*[.L$1])">
            <text:p/>
          </table:table-cell>
          <table:table-cell/>
          <table:table-cell table:formula="of:=SUM([.B290:.J290])/[.N$1]" office:value-type="percentage" office:value="0" calcext:value-type="percentage">
            <text:p>0.00%</text:p>
          </table:table-cell>
          <table:table-cell table:formula="of:=IF([.A296]=&quot;&quot;;&quot;&quot;;AVERAGE([.N283:.N296]))">
            <text:p/>
          </table:table-cell>
        </table:table-row>
        <table:table-row table:style-name="ro1">
          <table:table-cell table:style-name="ce1" table:formula="of:=IF([$latest_newly_sick_table.A290]=&quot;&quot;;&quot;&quot;;[$latest_newly_sick_table.A290])">
            <text:p/>
          </table:table-cell>
          <table:table-cell table:formula="of:=IF([.$A291]=&quot;&quot;;&quot;&quot;;[$latest_newly_sick_table.B290]*[.B$1])">
            <text:p/>
          </table:table-cell>
          <table:table-cell table:formula="of:=IF([.$A291]=&quot;&quot;;&quot;&quot;;[$latest_newly_sick_table.C290]*[.C$1])">
            <text:p/>
          </table:table-cell>
          <table:table-cell table:formula="of:=IF([.$A291]=&quot;&quot;;&quot;&quot;;[$latest_newly_sick_table.D290]*[.D$1])">
            <text:p/>
          </table:table-cell>
          <table:table-cell table:formula="of:=IF([.$A291]=&quot;&quot;;&quot;&quot;;[$latest_newly_sick_table.E290]*[.E$1])">
            <text:p/>
          </table:table-cell>
          <table:table-cell table:formula="of:=IF([.$A291]=&quot;&quot;;&quot;&quot;;[$latest_newly_sick_table.F290]*[.F$1])">
            <text:p/>
          </table:table-cell>
          <table:table-cell table:formula="of:=IF([.$A291]=&quot;&quot;;&quot;&quot;;[$latest_newly_sick_table.G290]*[.G$1])">
            <text:p/>
          </table:table-cell>
          <table:table-cell table:formula="of:=IF([.$A291]=&quot;&quot;;&quot;&quot;;[$latest_newly_sick_table.H290]*[.H$1])">
            <text:p/>
          </table:table-cell>
          <table:table-cell table:formula="of:=IF([.$A291]=&quot;&quot;;&quot;&quot;;[$latest_newly_sick_table.I290]*[.I$1])">
            <text:p/>
          </table:table-cell>
          <table:table-cell table:formula="of:=IF([.$A291]=&quot;&quot;;&quot;&quot;;[$latest_newly_sick_table.J290]*[.J$1])">
            <text:p/>
          </table:table-cell>
          <table:table-cell table:formula="of:=IF([.$A291]=&quot;&quot;;&quot;&quot;;[$latest_newly_sick_table.K290]*[.K$1])">
            <text:p/>
          </table:table-cell>
          <table:table-cell table:formula="of:=IF([.$A291]=&quot;&quot;;&quot;&quot;;[$latest_newly_sick_table.L290]*[.L$1])">
            <text:p/>
          </table:table-cell>
          <table:table-cell/>
          <table:table-cell table:formula="of:=SUM([.B291:.J291])/[.N$1]" office:value-type="percentage" office:value="0" calcext:value-type="percentage">
            <text:p>0.00%</text:p>
          </table:table-cell>
          <table:table-cell table:formula="of:=IF([.A297]=&quot;&quot;;&quot;&quot;;AVERAGE([.N284:.N297]))">
            <text:p/>
          </table:table-cell>
        </table:table-row>
        <table:table-row table:style-name="ro1">
          <table:table-cell table:style-name="ce1" table:formula="of:=IF([$latest_newly_sick_table.A291]=&quot;&quot;;&quot;&quot;;[$latest_newly_sick_table.A291])">
            <text:p/>
          </table:table-cell>
          <table:table-cell table:formula="of:=IF([.$A292]=&quot;&quot;;&quot;&quot;;[$latest_newly_sick_table.B291]*[.B$1])">
            <text:p/>
          </table:table-cell>
          <table:table-cell table:formula="of:=IF([.$A292]=&quot;&quot;;&quot;&quot;;[$latest_newly_sick_table.C291]*[.C$1])">
            <text:p/>
          </table:table-cell>
          <table:table-cell table:formula="of:=IF([.$A292]=&quot;&quot;;&quot;&quot;;[$latest_newly_sick_table.D291]*[.D$1])">
            <text:p/>
          </table:table-cell>
          <table:table-cell table:formula="of:=IF([.$A292]=&quot;&quot;;&quot;&quot;;[$latest_newly_sick_table.E291]*[.E$1])">
            <text:p/>
          </table:table-cell>
          <table:table-cell table:formula="of:=IF([.$A292]=&quot;&quot;;&quot;&quot;;[$latest_newly_sick_table.F291]*[.F$1])">
            <text:p/>
          </table:table-cell>
          <table:table-cell table:formula="of:=IF([.$A292]=&quot;&quot;;&quot;&quot;;[$latest_newly_sick_table.G291]*[.G$1])">
            <text:p/>
          </table:table-cell>
          <table:table-cell table:formula="of:=IF([.$A292]=&quot;&quot;;&quot;&quot;;[$latest_newly_sick_table.H291]*[.H$1])">
            <text:p/>
          </table:table-cell>
          <table:table-cell table:formula="of:=IF([.$A292]=&quot;&quot;;&quot;&quot;;[$latest_newly_sick_table.I291]*[.I$1])">
            <text:p/>
          </table:table-cell>
          <table:table-cell table:formula="of:=IF([.$A292]=&quot;&quot;;&quot;&quot;;[$latest_newly_sick_table.J291]*[.J$1])">
            <text:p/>
          </table:table-cell>
          <table:table-cell table:formula="of:=IF([.$A292]=&quot;&quot;;&quot;&quot;;[$latest_newly_sick_table.K291]*[.K$1])">
            <text:p/>
          </table:table-cell>
          <table:table-cell table:formula="of:=IF([.$A292]=&quot;&quot;;&quot;&quot;;[$latest_newly_sick_table.L291]*[.L$1])">
            <text:p/>
          </table:table-cell>
          <table:table-cell/>
          <table:table-cell table:formula="of:=SUM([.B292:.J292])/[.N$1]" office:value-type="percentage" office:value="0" calcext:value-type="percentage">
            <text:p>0.00%</text:p>
          </table:table-cell>
          <table:table-cell table:formula="of:=IF([.A298]=&quot;&quot;;&quot;&quot;;AVERAGE([.N285:.N298]))">
            <text:p/>
          </table:table-cell>
        </table:table-row>
        <table:table-row table:style-name="ro1">
          <table:table-cell table:style-name="ce1" table:formula="of:=IF([$latest_newly_sick_table.A292]=&quot;&quot;;&quot;&quot;;[$latest_newly_sick_table.A292])">
            <text:p/>
          </table:table-cell>
          <table:table-cell table:formula="of:=IF([.$A293]=&quot;&quot;;&quot;&quot;;[$latest_newly_sick_table.B292]*[.B$1])">
            <text:p/>
          </table:table-cell>
          <table:table-cell table:formula="of:=IF([.$A293]=&quot;&quot;;&quot;&quot;;[$latest_newly_sick_table.C292]*[.C$1])">
            <text:p/>
          </table:table-cell>
          <table:table-cell table:formula="of:=IF([.$A293]=&quot;&quot;;&quot;&quot;;[$latest_newly_sick_table.D292]*[.D$1])">
            <text:p/>
          </table:table-cell>
          <table:table-cell table:formula="of:=IF([.$A293]=&quot;&quot;;&quot;&quot;;[$latest_newly_sick_table.E292]*[.E$1])">
            <text:p/>
          </table:table-cell>
          <table:table-cell table:formula="of:=IF([.$A293]=&quot;&quot;;&quot;&quot;;[$latest_newly_sick_table.F292]*[.F$1])">
            <text:p/>
          </table:table-cell>
          <table:table-cell table:formula="of:=IF([.$A293]=&quot;&quot;;&quot;&quot;;[$latest_newly_sick_table.G292]*[.G$1])">
            <text:p/>
          </table:table-cell>
          <table:table-cell table:formula="of:=IF([.$A293]=&quot;&quot;;&quot;&quot;;[$latest_newly_sick_table.H292]*[.H$1])">
            <text:p/>
          </table:table-cell>
          <table:table-cell table:formula="of:=IF([.$A293]=&quot;&quot;;&quot;&quot;;[$latest_newly_sick_table.I292]*[.I$1])">
            <text:p/>
          </table:table-cell>
          <table:table-cell table:formula="of:=IF([.$A293]=&quot;&quot;;&quot;&quot;;[$latest_newly_sick_table.J292]*[.J$1])">
            <text:p/>
          </table:table-cell>
          <table:table-cell table:formula="of:=IF([.$A293]=&quot;&quot;;&quot;&quot;;[$latest_newly_sick_table.K292]*[.K$1])">
            <text:p/>
          </table:table-cell>
          <table:table-cell table:formula="of:=IF([.$A293]=&quot;&quot;;&quot;&quot;;[$latest_newly_sick_table.L292]*[.L$1])">
            <text:p/>
          </table:table-cell>
          <table:table-cell/>
          <table:table-cell table:formula="of:=SUM([.B293:.J293])/[.N$1]" office:value-type="percentage" office:value="0" calcext:value-type="percentage">
            <text:p>0.00%</text:p>
          </table:table-cell>
          <table:table-cell table:formula="of:=IF([.A299]=&quot;&quot;;&quot;&quot;;AVERAGE([.N286:.N299]))">
            <text:p/>
          </table:table-cell>
        </table:table-row>
        <table:table-row table:style-name="ro1">
          <table:table-cell table:style-name="ce1" table:formula="of:=IF([$latest_newly_sick_table.A293]=&quot;&quot;;&quot;&quot;;[$latest_newly_sick_table.A293])">
            <text:p/>
          </table:table-cell>
          <table:table-cell table:formula="of:=IF([.$A294]=&quot;&quot;;&quot;&quot;;[$latest_newly_sick_table.B293]*[.B$1])">
            <text:p/>
          </table:table-cell>
          <table:table-cell table:formula="of:=IF([.$A294]=&quot;&quot;;&quot;&quot;;[$latest_newly_sick_table.C293]*[.C$1])">
            <text:p/>
          </table:table-cell>
          <table:table-cell table:formula="of:=IF([.$A294]=&quot;&quot;;&quot;&quot;;[$latest_newly_sick_table.D293]*[.D$1])">
            <text:p/>
          </table:table-cell>
          <table:table-cell table:formula="of:=IF([.$A294]=&quot;&quot;;&quot;&quot;;[$latest_newly_sick_table.E293]*[.E$1])">
            <text:p/>
          </table:table-cell>
          <table:table-cell table:formula="of:=IF([.$A294]=&quot;&quot;;&quot;&quot;;[$latest_newly_sick_table.F293]*[.F$1])">
            <text:p/>
          </table:table-cell>
          <table:table-cell table:formula="of:=IF([.$A294]=&quot;&quot;;&quot;&quot;;[$latest_newly_sick_table.G293]*[.G$1])">
            <text:p/>
          </table:table-cell>
          <table:table-cell table:formula="of:=IF([.$A294]=&quot;&quot;;&quot;&quot;;[$latest_newly_sick_table.H293]*[.H$1])">
            <text:p/>
          </table:table-cell>
          <table:table-cell table:formula="of:=IF([.$A294]=&quot;&quot;;&quot;&quot;;[$latest_newly_sick_table.I293]*[.I$1])">
            <text:p/>
          </table:table-cell>
          <table:table-cell table:formula="of:=IF([.$A294]=&quot;&quot;;&quot;&quot;;[$latest_newly_sick_table.J293]*[.J$1])">
            <text:p/>
          </table:table-cell>
          <table:table-cell table:formula="of:=IF([.$A294]=&quot;&quot;;&quot;&quot;;[$latest_newly_sick_table.K293]*[.K$1])">
            <text:p/>
          </table:table-cell>
          <table:table-cell table:formula="of:=IF([.$A294]=&quot;&quot;;&quot;&quot;;[$latest_newly_sick_table.L293]*[.L$1])">
            <text:p/>
          </table:table-cell>
          <table:table-cell/>
          <table:table-cell table:formula="of:=SUM([.B294:.J294])/[.N$1]" office:value-type="percentage" office:value="0" calcext:value-type="percentage">
            <text:p>0.00%</text:p>
          </table:table-cell>
          <table:table-cell table:formula="of:=IF([.A300]=&quot;&quot;;&quot;&quot;;AVERAGE([.N287:.N300]))">
            <text:p/>
          </table:table-cell>
        </table:table-row>
        <table:table-row table:style-name="ro1">
          <table:table-cell table:style-name="ce1" table:formula="of:=IF([$latest_newly_sick_table.A294]=&quot;&quot;;&quot;&quot;;[$latest_newly_sick_table.A294])">
            <text:p/>
          </table:table-cell>
          <table:table-cell table:formula="of:=IF([.$A295]=&quot;&quot;;&quot;&quot;;[$latest_newly_sick_table.B294]*[.B$1])">
            <text:p/>
          </table:table-cell>
          <table:table-cell table:formula="of:=IF([.$A295]=&quot;&quot;;&quot;&quot;;[$latest_newly_sick_table.C294]*[.C$1])">
            <text:p/>
          </table:table-cell>
          <table:table-cell table:formula="of:=IF([.$A295]=&quot;&quot;;&quot;&quot;;[$latest_newly_sick_table.D294]*[.D$1])">
            <text:p/>
          </table:table-cell>
          <table:table-cell table:formula="of:=IF([.$A295]=&quot;&quot;;&quot;&quot;;[$latest_newly_sick_table.E294]*[.E$1])">
            <text:p/>
          </table:table-cell>
          <table:table-cell table:formula="of:=IF([.$A295]=&quot;&quot;;&quot;&quot;;[$latest_newly_sick_table.F294]*[.F$1])">
            <text:p/>
          </table:table-cell>
          <table:table-cell table:formula="of:=IF([.$A295]=&quot;&quot;;&quot;&quot;;[$latest_newly_sick_table.G294]*[.G$1])">
            <text:p/>
          </table:table-cell>
          <table:table-cell table:formula="of:=IF([.$A295]=&quot;&quot;;&quot;&quot;;[$latest_newly_sick_table.H294]*[.H$1])">
            <text:p/>
          </table:table-cell>
          <table:table-cell table:formula="of:=IF([.$A295]=&quot;&quot;;&quot;&quot;;[$latest_newly_sick_table.I294]*[.I$1])">
            <text:p/>
          </table:table-cell>
          <table:table-cell table:formula="of:=IF([.$A295]=&quot;&quot;;&quot;&quot;;[$latest_newly_sick_table.J294]*[.J$1])">
            <text:p/>
          </table:table-cell>
          <table:table-cell table:formula="of:=IF([.$A295]=&quot;&quot;;&quot;&quot;;[$latest_newly_sick_table.K294]*[.K$1])">
            <text:p/>
          </table:table-cell>
          <table:table-cell table:formula="of:=IF([.$A295]=&quot;&quot;;&quot;&quot;;[$latest_newly_sick_table.L294]*[.L$1])">
            <text:p/>
          </table:table-cell>
          <table:table-cell/>
          <table:table-cell table:formula="of:=SUM([.B295:.J295])/[.N$1]" office:value-type="percentage" office:value="0" calcext:value-type="percentage">
            <text:p>0.00%</text:p>
          </table:table-cell>
          <table:table-cell table:formula="of:=IF([.A301]=&quot;&quot;;&quot;&quot;;AVERAGE([.N288:.N301]))">
            <text:p/>
          </table:table-cell>
        </table:table-row>
        <table:table-row table:style-name="ro1">
          <table:table-cell table:style-name="ce1" table:formula="of:=IF([$latest_newly_sick_table.A295]=&quot;&quot;;&quot;&quot;;[$latest_newly_sick_table.A295])">
            <text:p/>
          </table:table-cell>
          <table:table-cell table:formula="of:=IF([.$A296]=&quot;&quot;;&quot;&quot;;[$latest_newly_sick_table.B295]*[.B$1])">
            <text:p/>
          </table:table-cell>
          <table:table-cell table:formula="of:=IF([.$A296]=&quot;&quot;;&quot;&quot;;[$latest_newly_sick_table.C295]*[.C$1])">
            <text:p/>
          </table:table-cell>
          <table:table-cell table:formula="of:=IF([.$A296]=&quot;&quot;;&quot;&quot;;[$latest_newly_sick_table.D295]*[.D$1])">
            <text:p/>
          </table:table-cell>
          <table:table-cell table:formula="of:=IF([.$A296]=&quot;&quot;;&quot;&quot;;[$latest_newly_sick_table.E295]*[.E$1])">
            <text:p/>
          </table:table-cell>
          <table:table-cell table:formula="of:=IF([.$A296]=&quot;&quot;;&quot;&quot;;[$latest_newly_sick_table.F295]*[.F$1])">
            <text:p/>
          </table:table-cell>
          <table:table-cell table:formula="of:=IF([.$A296]=&quot;&quot;;&quot;&quot;;[$latest_newly_sick_table.G295]*[.G$1])">
            <text:p/>
          </table:table-cell>
          <table:table-cell table:formula="of:=IF([.$A296]=&quot;&quot;;&quot;&quot;;[$latest_newly_sick_table.H295]*[.H$1])">
            <text:p/>
          </table:table-cell>
          <table:table-cell table:formula="of:=IF([.$A296]=&quot;&quot;;&quot;&quot;;[$latest_newly_sick_table.I295]*[.I$1])">
            <text:p/>
          </table:table-cell>
          <table:table-cell table:formula="of:=IF([.$A296]=&quot;&quot;;&quot;&quot;;[$latest_newly_sick_table.J295]*[.J$1])">
            <text:p/>
          </table:table-cell>
          <table:table-cell table:formula="of:=IF([.$A296]=&quot;&quot;;&quot;&quot;;[$latest_newly_sick_table.K295]*[.K$1])">
            <text:p/>
          </table:table-cell>
          <table:table-cell table:formula="of:=IF([.$A296]=&quot;&quot;;&quot;&quot;;[$latest_newly_sick_table.L295]*[.L$1])">
            <text:p/>
          </table:table-cell>
          <table:table-cell/>
          <table:table-cell table:formula="of:=SUM([.B296:.J296])/[.N$1]" office:value-type="percentage" office:value="0" calcext:value-type="percentage">
            <text:p>0.00%</text:p>
          </table:table-cell>
          <table:table-cell table:formula="of:=IF([.A302]=&quot;&quot;;&quot;&quot;;AVERAGE([.N289:.N302]))">
            <text:p/>
          </table:table-cell>
        </table:table-row>
        <table:table-row table:style-name="ro1">
          <table:table-cell table:style-name="ce1" table:formula="of:=IF([$latest_newly_sick_table.A296]=&quot;&quot;;&quot;&quot;;[$latest_newly_sick_table.A296])">
            <text:p/>
          </table:table-cell>
          <table:table-cell table:formula="of:=IF([.$A297]=&quot;&quot;;&quot;&quot;;[$latest_newly_sick_table.B296]*[.B$1])">
            <text:p/>
          </table:table-cell>
          <table:table-cell table:formula="of:=IF([.$A297]=&quot;&quot;;&quot;&quot;;[$latest_newly_sick_table.C296]*[.C$1])">
            <text:p/>
          </table:table-cell>
          <table:table-cell table:formula="of:=IF([.$A297]=&quot;&quot;;&quot;&quot;;[$latest_newly_sick_table.D296]*[.D$1])">
            <text:p/>
          </table:table-cell>
          <table:table-cell table:formula="of:=IF([.$A297]=&quot;&quot;;&quot;&quot;;[$latest_newly_sick_table.E296]*[.E$1])">
            <text:p/>
          </table:table-cell>
          <table:table-cell table:formula="of:=IF([.$A297]=&quot;&quot;;&quot;&quot;;[$latest_newly_sick_table.F296]*[.F$1])">
            <text:p/>
          </table:table-cell>
          <table:table-cell table:formula="of:=IF([.$A297]=&quot;&quot;;&quot;&quot;;[$latest_newly_sick_table.G296]*[.G$1])">
            <text:p/>
          </table:table-cell>
          <table:table-cell table:formula="of:=IF([.$A297]=&quot;&quot;;&quot;&quot;;[$latest_newly_sick_table.H296]*[.H$1])">
            <text:p/>
          </table:table-cell>
          <table:table-cell table:formula="of:=IF([.$A297]=&quot;&quot;;&quot;&quot;;[$latest_newly_sick_table.I296]*[.I$1])">
            <text:p/>
          </table:table-cell>
          <table:table-cell table:formula="of:=IF([.$A297]=&quot;&quot;;&quot;&quot;;[$latest_newly_sick_table.J296]*[.J$1])">
            <text:p/>
          </table:table-cell>
          <table:table-cell table:formula="of:=IF([.$A297]=&quot;&quot;;&quot;&quot;;[$latest_newly_sick_table.K296]*[.K$1])">
            <text:p/>
          </table:table-cell>
          <table:table-cell table:formula="of:=IF([.$A297]=&quot;&quot;;&quot;&quot;;[$latest_newly_sick_table.L296]*[.L$1])">
            <text:p/>
          </table:table-cell>
          <table:table-cell/>
          <table:table-cell table:formula="of:=SUM([.B297:.J297])/[.N$1]" office:value-type="percentage" office:value="0" calcext:value-type="percentage">
            <text:p>0.00%</text:p>
          </table:table-cell>
          <table:table-cell table:formula="of:=IF([.A303]=&quot;&quot;;&quot;&quot;;AVERAGE([.N290:.N303]))">
            <text:p/>
          </table:table-cell>
        </table:table-row>
        <table:table-row table:style-name="ro1">
          <table:table-cell table:style-name="ce1" table:formula="of:=IF([$latest_newly_sick_table.A297]=&quot;&quot;;&quot;&quot;;[$latest_newly_sick_table.A297])">
            <text:p/>
          </table:table-cell>
          <table:table-cell table:formula="of:=IF([.$A298]=&quot;&quot;;&quot;&quot;;[$latest_newly_sick_table.B297]*[.B$1])">
            <text:p/>
          </table:table-cell>
          <table:table-cell table:formula="of:=IF([.$A298]=&quot;&quot;;&quot;&quot;;[$latest_newly_sick_table.C297]*[.C$1])">
            <text:p/>
          </table:table-cell>
          <table:table-cell table:formula="of:=IF([.$A298]=&quot;&quot;;&quot;&quot;;[$latest_newly_sick_table.D297]*[.D$1])">
            <text:p/>
          </table:table-cell>
          <table:table-cell table:formula="of:=IF([.$A298]=&quot;&quot;;&quot;&quot;;[$latest_newly_sick_table.E297]*[.E$1])">
            <text:p/>
          </table:table-cell>
          <table:table-cell table:formula="of:=IF([.$A298]=&quot;&quot;;&quot;&quot;;[$latest_newly_sick_table.F297]*[.F$1])">
            <text:p/>
          </table:table-cell>
          <table:table-cell table:formula="of:=IF([.$A298]=&quot;&quot;;&quot;&quot;;[$latest_newly_sick_table.G297]*[.G$1])">
            <text:p/>
          </table:table-cell>
          <table:table-cell table:formula="of:=IF([.$A298]=&quot;&quot;;&quot;&quot;;[$latest_newly_sick_table.H297]*[.H$1])">
            <text:p/>
          </table:table-cell>
          <table:table-cell table:formula="of:=IF([.$A298]=&quot;&quot;;&quot;&quot;;[$latest_newly_sick_table.I297]*[.I$1])">
            <text:p/>
          </table:table-cell>
          <table:table-cell table:formula="of:=IF([.$A298]=&quot;&quot;;&quot;&quot;;[$latest_newly_sick_table.J297]*[.J$1])">
            <text:p/>
          </table:table-cell>
          <table:table-cell table:formula="of:=IF([.$A298]=&quot;&quot;;&quot;&quot;;[$latest_newly_sick_table.K297]*[.K$1])">
            <text:p/>
          </table:table-cell>
          <table:table-cell table:formula="of:=IF([.$A298]=&quot;&quot;;&quot;&quot;;[$latest_newly_sick_table.L297]*[.L$1])">
            <text:p/>
          </table:table-cell>
          <table:table-cell/>
          <table:table-cell table:formula="of:=SUM([.B298:.J298])/[.N$1]" office:value-type="percentage" office:value="0" calcext:value-type="percentage">
            <text:p>0.00%</text:p>
          </table:table-cell>
          <table:table-cell table:formula="of:=IF([.A304]=&quot;&quot;;&quot;&quot;;AVERAGE([.N291:.N304]))">
            <text:p/>
          </table:table-cell>
        </table:table-row>
        <table:table-row table:style-name="ro1">
          <table:table-cell table:style-name="ce1" table:formula="of:=IF([$latest_newly_sick_table.A298]=&quot;&quot;;&quot;&quot;;[$latest_newly_sick_table.A298])">
            <text:p/>
          </table:table-cell>
          <table:table-cell table:formula="of:=IF([.$A299]=&quot;&quot;;&quot;&quot;;[$latest_newly_sick_table.B298]*[.B$1])">
            <text:p/>
          </table:table-cell>
          <table:table-cell table:formula="of:=IF([.$A299]=&quot;&quot;;&quot;&quot;;[$latest_newly_sick_table.C298]*[.C$1])">
            <text:p/>
          </table:table-cell>
          <table:table-cell table:formula="of:=IF([.$A299]=&quot;&quot;;&quot;&quot;;[$latest_newly_sick_table.D298]*[.D$1])">
            <text:p/>
          </table:table-cell>
          <table:table-cell table:formula="of:=IF([.$A299]=&quot;&quot;;&quot;&quot;;[$latest_newly_sick_table.E298]*[.E$1])">
            <text:p/>
          </table:table-cell>
          <table:table-cell table:formula="of:=IF([.$A299]=&quot;&quot;;&quot;&quot;;[$latest_newly_sick_table.F298]*[.F$1])">
            <text:p/>
          </table:table-cell>
          <table:table-cell table:formula="of:=IF([.$A299]=&quot;&quot;;&quot;&quot;;[$latest_newly_sick_table.G298]*[.G$1])">
            <text:p/>
          </table:table-cell>
          <table:table-cell table:formula="of:=IF([.$A299]=&quot;&quot;;&quot;&quot;;[$latest_newly_sick_table.H298]*[.H$1])">
            <text:p/>
          </table:table-cell>
          <table:table-cell table:formula="of:=IF([.$A299]=&quot;&quot;;&quot;&quot;;[$latest_newly_sick_table.I298]*[.I$1])">
            <text:p/>
          </table:table-cell>
          <table:table-cell table:formula="of:=IF([.$A299]=&quot;&quot;;&quot;&quot;;[$latest_newly_sick_table.J298]*[.J$1])">
            <text:p/>
          </table:table-cell>
          <table:table-cell table:formula="of:=IF([.$A299]=&quot;&quot;;&quot;&quot;;[$latest_newly_sick_table.K298]*[.K$1])">
            <text:p/>
          </table:table-cell>
          <table:table-cell table:formula="of:=IF([.$A299]=&quot;&quot;;&quot;&quot;;[$latest_newly_sick_table.L298]*[.L$1])">
            <text:p/>
          </table:table-cell>
          <table:table-cell/>
          <table:table-cell table:formula="of:=SUM([.B299:.J299])/[.N$1]" office:value-type="percentage" office:value="0" calcext:value-type="percentage">
            <text:p>0.00%</text:p>
          </table:table-cell>
          <table:table-cell table:formula="of:=IF([.A305]=&quot;&quot;;&quot;&quot;;AVERAGE([.N292:.N305]))">
            <text:p/>
          </table:table-cell>
        </table:table-row>
        <table:table-row table:style-name="ro1">
          <table:table-cell table:style-name="ce1" table:formula="of:=IF([$latest_newly_sick_table.A299]=&quot;&quot;;&quot;&quot;;[$latest_newly_sick_table.A299])">
            <text:p/>
          </table:table-cell>
          <table:table-cell table:formula="of:=IF([.$A300]=&quot;&quot;;&quot;&quot;;[$latest_newly_sick_table.B299]*[.B$1])">
            <text:p/>
          </table:table-cell>
          <table:table-cell table:formula="of:=IF([.$A300]=&quot;&quot;;&quot;&quot;;[$latest_newly_sick_table.C299]*[.C$1])">
            <text:p/>
          </table:table-cell>
          <table:table-cell table:formula="of:=IF([.$A300]=&quot;&quot;;&quot;&quot;;[$latest_newly_sick_table.D299]*[.D$1])">
            <text:p/>
          </table:table-cell>
          <table:table-cell table:formula="of:=IF([.$A300]=&quot;&quot;;&quot;&quot;;[$latest_newly_sick_table.E299]*[.E$1])">
            <text:p/>
          </table:table-cell>
          <table:table-cell table:formula="of:=IF([.$A300]=&quot;&quot;;&quot;&quot;;[$latest_newly_sick_table.F299]*[.F$1])">
            <text:p/>
          </table:table-cell>
          <table:table-cell table:formula="of:=IF([.$A300]=&quot;&quot;;&quot;&quot;;[$latest_newly_sick_table.G299]*[.G$1])">
            <text:p/>
          </table:table-cell>
          <table:table-cell table:formula="of:=IF([.$A300]=&quot;&quot;;&quot;&quot;;[$latest_newly_sick_table.H299]*[.H$1])">
            <text:p/>
          </table:table-cell>
          <table:table-cell table:formula="of:=IF([.$A300]=&quot;&quot;;&quot;&quot;;[$latest_newly_sick_table.I299]*[.I$1])">
            <text:p/>
          </table:table-cell>
          <table:table-cell table:formula="of:=IF([.$A300]=&quot;&quot;;&quot;&quot;;[$latest_newly_sick_table.J299]*[.J$1])">
            <text:p/>
          </table:table-cell>
          <table:table-cell table:formula="of:=IF([.$A300]=&quot;&quot;;&quot;&quot;;[$latest_newly_sick_table.K299]*[.K$1])">
            <text:p/>
          </table:table-cell>
          <table:table-cell table:formula="of:=IF([.$A300]=&quot;&quot;;&quot;&quot;;[$latest_newly_sick_table.L299]*[.L$1])">
            <text:p/>
          </table:table-cell>
          <table:table-cell/>
          <table:table-cell table:formula="of:=SUM([.B300:.J300])/[.N$1]" office:value-type="percentage" office:value="0" calcext:value-type="percentage">
            <text:p>0.00%</text:p>
          </table:table-cell>
          <table:table-cell table:formula="of:=IF([.A306]=&quot;&quot;;&quot;&quot;;AVERAGE([.N293:.N306]))">
            <text:p/>
          </table:table-cell>
        </table:table-row>
        <table:table-row table:style-name="ro1">
          <table:table-cell table:style-name="ce1" table:formula="of:=IF([$latest_newly_sick_table.A300]=&quot;&quot;;&quot;&quot;;[$latest_newly_sick_table.A300])">
            <text:p/>
          </table:table-cell>
          <table:table-cell table:formula="of:=IF([.$A301]=&quot;&quot;;&quot;&quot;;[$latest_newly_sick_table.B300]*[.B$1])">
            <text:p/>
          </table:table-cell>
          <table:table-cell table:formula="of:=IF([.$A301]=&quot;&quot;;&quot;&quot;;[$latest_newly_sick_table.C300]*[.C$1])">
            <text:p/>
          </table:table-cell>
          <table:table-cell table:formula="of:=IF([.$A301]=&quot;&quot;;&quot;&quot;;[$latest_newly_sick_table.D300]*[.D$1])">
            <text:p/>
          </table:table-cell>
          <table:table-cell table:formula="of:=IF([.$A301]=&quot;&quot;;&quot;&quot;;[$latest_newly_sick_table.E300]*[.E$1])">
            <text:p/>
          </table:table-cell>
          <table:table-cell table:formula="of:=IF([.$A301]=&quot;&quot;;&quot;&quot;;[$latest_newly_sick_table.F300]*[.F$1])">
            <text:p/>
          </table:table-cell>
          <table:table-cell table:formula="of:=IF([.$A301]=&quot;&quot;;&quot;&quot;;[$latest_newly_sick_table.G300]*[.G$1])">
            <text:p/>
          </table:table-cell>
          <table:table-cell table:formula="of:=IF([.$A301]=&quot;&quot;;&quot;&quot;;[$latest_newly_sick_table.H300]*[.H$1])">
            <text:p/>
          </table:table-cell>
          <table:table-cell table:formula="of:=IF([.$A301]=&quot;&quot;;&quot;&quot;;[$latest_newly_sick_table.I300]*[.I$1])">
            <text:p/>
          </table:table-cell>
          <table:table-cell table:formula="of:=IF([.$A301]=&quot;&quot;;&quot;&quot;;[$latest_newly_sick_table.J300]*[.J$1])">
            <text:p/>
          </table:table-cell>
          <table:table-cell table:formula="of:=IF([.$A301]=&quot;&quot;;&quot;&quot;;[$latest_newly_sick_table.K300]*[.K$1])">
            <text:p/>
          </table:table-cell>
          <table:table-cell table:formula="of:=IF([.$A301]=&quot;&quot;;&quot;&quot;;[$latest_newly_sick_table.L300]*[.L$1])">
            <text:p/>
          </table:table-cell>
          <table:table-cell/>
          <table:table-cell table:formula="of:=SUM([.B301:.J301])/[.N$1]" office:value-type="percentage" office:value="0" calcext:value-type="percentage">
            <text:p>0.00%</text:p>
          </table:table-cell>
          <table:table-cell table:formula="of:=IF([.A307]=&quot;&quot;;&quot;&quot;;AVERAGE([.N294:.N307]))">
            <text:p/>
          </table:table-cell>
        </table:table-row>
        <table:table-row table:style-name="ro1">
          <table:table-cell table:style-name="ce1" table:formula="of:=IF([$latest_newly_sick_table.A301]=&quot;&quot;;&quot;&quot;;[$latest_newly_sick_table.A301])">
            <text:p/>
          </table:table-cell>
          <table:table-cell table:formula="of:=IF([.$A302]=&quot;&quot;;&quot;&quot;;[$latest_newly_sick_table.B301]*[.B$1])">
            <text:p/>
          </table:table-cell>
          <table:table-cell table:formula="of:=IF([.$A302]=&quot;&quot;;&quot;&quot;;[$latest_newly_sick_table.C301]*[.C$1])">
            <text:p/>
          </table:table-cell>
          <table:table-cell table:formula="of:=IF([.$A302]=&quot;&quot;;&quot;&quot;;[$latest_newly_sick_table.D301]*[.D$1])">
            <text:p/>
          </table:table-cell>
          <table:table-cell table:formula="of:=IF([.$A302]=&quot;&quot;;&quot;&quot;;[$latest_newly_sick_table.E301]*[.E$1])">
            <text:p/>
          </table:table-cell>
          <table:table-cell table:formula="of:=IF([.$A302]=&quot;&quot;;&quot;&quot;;[$latest_newly_sick_table.F301]*[.F$1])">
            <text:p/>
          </table:table-cell>
          <table:table-cell table:formula="of:=IF([.$A302]=&quot;&quot;;&quot;&quot;;[$latest_newly_sick_table.G301]*[.G$1])">
            <text:p/>
          </table:table-cell>
          <table:table-cell table:formula="of:=IF([.$A302]=&quot;&quot;;&quot;&quot;;[$latest_newly_sick_table.H301]*[.H$1])">
            <text:p/>
          </table:table-cell>
          <table:table-cell table:formula="of:=IF([.$A302]=&quot;&quot;;&quot;&quot;;[$latest_newly_sick_table.I301]*[.I$1])">
            <text:p/>
          </table:table-cell>
          <table:table-cell table:formula="of:=IF([.$A302]=&quot;&quot;;&quot;&quot;;[$latest_newly_sick_table.J301]*[.J$1])">
            <text:p/>
          </table:table-cell>
          <table:table-cell table:formula="of:=IF([.$A302]=&quot;&quot;;&quot;&quot;;[$latest_newly_sick_table.K301]*[.K$1])">
            <text:p/>
          </table:table-cell>
          <table:table-cell table:formula="of:=IF([.$A302]=&quot;&quot;;&quot;&quot;;[$latest_newly_sick_table.L301]*[.L$1])">
            <text:p/>
          </table:table-cell>
          <table:table-cell/>
          <table:table-cell table:formula="of:=SUM([.B302:.J302])/[.N$1]" office:value-type="percentage" office:value="0" calcext:value-type="percentage">
            <text:p>0.00%</text:p>
          </table:table-cell>
          <table:table-cell table:formula="of:=IF([.A308]=&quot;&quot;;&quot;&quot;;AVERAGE([.N295:.N308]))">
            <text:p/>
          </table:table-cell>
        </table:table-row>
        <table:table-row table:style-name="ro1">
          <table:table-cell table:style-name="ce1" table:formula="of:=IF([$latest_newly_sick_table.A302]=&quot;&quot;;&quot;&quot;;[$latest_newly_sick_table.A302])">
            <text:p/>
          </table:table-cell>
          <table:table-cell table:formula="of:=IF([.$A303]=&quot;&quot;;&quot;&quot;;[$latest_newly_sick_table.B302]*[.B$1])">
            <text:p/>
          </table:table-cell>
          <table:table-cell table:formula="of:=IF([.$A303]=&quot;&quot;;&quot;&quot;;[$latest_newly_sick_table.C302]*[.C$1])">
            <text:p/>
          </table:table-cell>
          <table:table-cell table:formula="of:=IF([.$A303]=&quot;&quot;;&quot;&quot;;[$latest_newly_sick_table.D302]*[.D$1])">
            <text:p/>
          </table:table-cell>
          <table:table-cell table:formula="of:=IF([.$A303]=&quot;&quot;;&quot;&quot;;[$latest_newly_sick_table.E302]*[.E$1])">
            <text:p/>
          </table:table-cell>
          <table:table-cell table:formula="of:=IF([.$A303]=&quot;&quot;;&quot;&quot;;[$latest_newly_sick_table.F302]*[.F$1])">
            <text:p/>
          </table:table-cell>
          <table:table-cell table:formula="of:=IF([.$A303]=&quot;&quot;;&quot;&quot;;[$latest_newly_sick_table.G302]*[.G$1])">
            <text:p/>
          </table:table-cell>
          <table:table-cell table:formula="of:=IF([.$A303]=&quot;&quot;;&quot;&quot;;[$latest_newly_sick_table.H302]*[.H$1])">
            <text:p/>
          </table:table-cell>
          <table:table-cell table:formula="of:=IF([.$A303]=&quot;&quot;;&quot;&quot;;[$latest_newly_sick_table.I302]*[.I$1])">
            <text:p/>
          </table:table-cell>
          <table:table-cell table:formula="of:=IF([.$A303]=&quot;&quot;;&quot;&quot;;[$latest_newly_sick_table.J302]*[.J$1])">
            <text:p/>
          </table:table-cell>
          <table:table-cell table:formula="of:=IF([.$A303]=&quot;&quot;;&quot;&quot;;[$latest_newly_sick_table.K302]*[.K$1])">
            <text:p/>
          </table:table-cell>
          <table:table-cell table:formula="of:=IF([.$A303]=&quot;&quot;;&quot;&quot;;[$latest_newly_sick_table.L302]*[.L$1])">
            <text:p/>
          </table:table-cell>
          <table:table-cell/>
          <table:table-cell table:formula="of:=SUM([.B303:.J303])/[.N$1]" office:value-type="percentage" office:value="0" calcext:value-type="percentage">
            <text:p>0.00%</text:p>
          </table:table-cell>
          <table:table-cell table:formula="of:=IF([.A309]=&quot;&quot;;&quot;&quot;;AVERAGE([.N296:.N309]))">
            <text:p/>
          </table:table-cell>
        </table:table-row>
        <table:table-row table:style-name="ro1">
          <table:table-cell table:style-name="ce1" table:formula="of:=IF([$latest_newly_sick_table.A303]=&quot;&quot;;&quot;&quot;;[$latest_newly_sick_table.A303])">
            <text:p/>
          </table:table-cell>
          <table:table-cell table:formula="of:=IF([.$A304]=&quot;&quot;;&quot;&quot;;[$latest_newly_sick_table.B303]*[.B$1])">
            <text:p/>
          </table:table-cell>
          <table:table-cell table:formula="of:=IF([.$A304]=&quot;&quot;;&quot;&quot;;[$latest_newly_sick_table.C303]*[.C$1])">
            <text:p/>
          </table:table-cell>
          <table:table-cell table:formula="of:=IF([.$A304]=&quot;&quot;;&quot;&quot;;[$latest_newly_sick_table.D303]*[.D$1])">
            <text:p/>
          </table:table-cell>
          <table:table-cell table:formula="of:=IF([.$A304]=&quot;&quot;;&quot;&quot;;[$latest_newly_sick_table.E303]*[.E$1])">
            <text:p/>
          </table:table-cell>
          <table:table-cell table:formula="of:=IF([.$A304]=&quot;&quot;;&quot;&quot;;[$latest_newly_sick_table.F303]*[.F$1])">
            <text:p/>
          </table:table-cell>
          <table:table-cell table:formula="of:=IF([.$A304]=&quot;&quot;;&quot;&quot;;[$latest_newly_sick_table.G303]*[.G$1])">
            <text:p/>
          </table:table-cell>
          <table:table-cell table:formula="of:=IF([.$A304]=&quot;&quot;;&quot;&quot;;[$latest_newly_sick_table.H303]*[.H$1])">
            <text:p/>
          </table:table-cell>
          <table:table-cell table:formula="of:=IF([.$A304]=&quot;&quot;;&quot;&quot;;[$latest_newly_sick_table.I303]*[.I$1])">
            <text:p/>
          </table:table-cell>
          <table:table-cell table:formula="of:=IF([.$A304]=&quot;&quot;;&quot;&quot;;[$latest_newly_sick_table.J303]*[.J$1])">
            <text:p/>
          </table:table-cell>
          <table:table-cell table:formula="of:=IF([.$A304]=&quot;&quot;;&quot;&quot;;[$latest_newly_sick_table.K303]*[.K$1])">
            <text:p/>
          </table:table-cell>
          <table:table-cell table:formula="of:=IF([.$A304]=&quot;&quot;;&quot;&quot;;[$latest_newly_sick_table.L303]*[.L$1])">
            <text:p/>
          </table:table-cell>
          <table:table-cell/>
          <table:table-cell table:formula="of:=SUM([.B304:.J304])/[.N$1]" office:value-type="percentage" office:value="0" calcext:value-type="percentage">
            <text:p>0.00%</text:p>
          </table:table-cell>
          <table:table-cell table:formula="of:=IF([.A310]=&quot;&quot;;&quot;&quot;;AVERAGE([.N297:.N310]))">
            <text:p/>
          </table:table-cell>
        </table:table-row>
        <table:table-row table:style-name="ro1">
          <table:table-cell table:style-name="ce1" table:formula="of:=IF([$latest_newly_sick_table.A304]=&quot;&quot;;&quot;&quot;;[$latest_newly_sick_table.A304])">
            <text:p/>
          </table:table-cell>
          <table:table-cell table:formula="of:=IF([.$A305]=&quot;&quot;;&quot;&quot;;[$latest_newly_sick_table.B304]*[.B$1])">
            <text:p/>
          </table:table-cell>
          <table:table-cell table:formula="of:=IF([.$A305]=&quot;&quot;;&quot;&quot;;[$latest_newly_sick_table.C304]*[.C$1])">
            <text:p/>
          </table:table-cell>
          <table:table-cell table:formula="of:=IF([.$A305]=&quot;&quot;;&quot;&quot;;[$latest_newly_sick_table.D304]*[.D$1])">
            <text:p/>
          </table:table-cell>
          <table:table-cell table:formula="of:=IF([.$A305]=&quot;&quot;;&quot;&quot;;[$latest_newly_sick_table.E304]*[.E$1])">
            <text:p/>
          </table:table-cell>
          <table:table-cell table:formula="of:=IF([.$A305]=&quot;&quot;;&quot;&quot;;[$latest_newly_sick_table.F304]*[.F$1])">
            <text:p/>
          </table:table-cell>
          <table:table-cell table:formula="of:=IF([.$A305]=&quot;&quot;;&quot;&quot;;[$latest_newly_sick_table.G304]*[.G$1])">
            <text:p/>
          </table:table-cell>
          <table:table-cell table:formula="of:=IF([.$A305]=&quot;&quot;;&quot;&quot;;[$latest_newly_sick_table.H304]*[.H$1])">
            <text:p/>
          </table:table-cell>
          <table:table-cell table:formula="of:=IF([.$A305]=&quot;&quot;;&quot;&quot;;[$latest_newly_sick_table.I304]*[.I$1])">
            <text:p/>
          </table:table-cell>
          <table:table-cell table:formula="of:=IF([.$A305]=&quot;&quot;;&quot;&quot;;[$latest_newly_sick_table.J304]*[.J$1])">
            <text:p/>
          </table:table-cell>
          <table:table-cell table:formula="of:=IF([.$A305]=&quot;&quot;;&quot;&quot;;[$latest_newly_sick_table.K304]*[.K$1])">
            <text:p/>
          </table:table-cell>
          <table:table-cell table:formula="of:=IF([.$A305]=&quot;&quot;;&quot;&quot;;[$latest_newly_sick_table.L304]*[.L$1])">
            <text:p/>
          </table:table-cell>
          <table:table-cell/>
          <table:table-cell table:formula="of:=SUM([.B305:.J305])/[.N$1]" office:value-type="percentage" office:value="0" calcext:value-type="percentage">
            <text:p>0.00%</text:p>
          </table:table-cell>
          <table:table-cell table:formula="of:=IF([.A311]=&quot;&quot;;&quot;&quot;;AVERAGE([.N298:.N311]))">
            <text:p/>
          </table:table-cell>
        </table:table-row>
        <table:table-row table:style-name="ro1">
          <table:table-cell table:style-name="ce1" table:formula="of:=IF([$latest_newly_sick_table.A305]=&quot;&quot;;&quot;&quot;;[$latest_newly_sick_table.A305])">
            <text:p/>
          </table:table-cell>
          <table:table-cell table:formula="of:=IF([.$A306]=&quot;&quot;;&quot;&quot;;[$latest_newly_sick_table.B305]*[.B$1])">
            <text:p/>
          </table:table-cell>
          <table:table-cell table:formula="of:=IF([.$A306]=&quot;&quot;;&quot;&quot;;[$latest_newly_sick_table.C305]*[.C$1])">
            <text:p/>
          </table:table-cell>
          <table:table-cell table:formula="of:=IF([.$A306]=&quot;&quot;;&quot;&quot;;[$latest_newly_sick_table.D305]*[.D$1])">
            <text:p/>
          </table:table-cell>
          <table:table-cell table:formula="of:=IF([.$A306]=&quot;&quot;;&quot;&quot;;[$latest_newly_sick_table.E305]*[.E$1])">
            <text:p/>
          </table:table-cell>
          <table:table-cell table:formula="of:=IF([.$A306]=&quot;&quot;;&quot;&quot;;[$latest_newly_sick_table.F305]*[.F$1])">
            <text:p/>
          </table:table-cell>
          <table:table-cell table:formula="of:=IF([.$A306]=&quot;&quot;;&quot;&quot;;[$latest_newly_sick_table.G305]*[.G$1])">
            <text:p/>
          </table:table-cell>
          <table:table-cell table:formula="of:=IF([.$A306]=&quot;&quot;;&quot;&quot;;[$latest_newly_sick_table.H305]*[.H$1])">
            <text:p/>
          </table:table-cell>
          <table:table-cell table:formula="of:=IF([.$A306]=&quot;&quot;;&quot;&quot;;[$latest_newly_sick_table.I305]*[.I$1])">
            <text:p/>
          </table:table-cell>
          <table:table-cell table:formula="of:=IF([.$A306]=&quot;&quot;;&quot;&quot;;[$latest_newly_sick_table.J305]*[.J$1])">
            <text:p/>
          </table:table-cell>
          <table:table-cell table:formula="of:=IF([.$A306]=&quot;&quot;;&quot;&quot;;[$latest_newly_sick_table.K305]*[.K$1])">
            <text:p/>
          </table:table-cell>
          <table:table-cell table:formula="of:=IF([.$A306]=&quot;&quot;;&quot;&quot;;[$latest_newly_sick_table.L305]*[.L$1])">
            <text:p/>
          </table:table-cell>
          <table:table-cell/>
          <table:table-cell table:formula="of:=SUM([.B306:.J306])/[.N$1]" office:value-type="percentage" office:value="0" calcext:value-type="percentage">
            <text:p>0.00%</text:p>
          </table:table-cell>
          <table:table-cell table:formula="of:=IF([.A312]=&quot;&quot;;&quot;&quot;;AVERAGE([.N299:.N312]))">
            <text:p/>
          </table:table-cell>
        </table:table-row>
        <table:table-row table:style-name="ro1">
          <table:table-cell table:style-name="ce1" table:formula="of:=IF([$latest_newly_sick_table.A306]=&quot;&quot;;&quot;&quot;;[$latest_newly_sick_table.A306])">
            <text:p/>
          </table:table-cell>
          <table:table-cell table:formula="of:=IF([.$A307]=&quot;&quot;;&quot;&quot;;[$latest_newly_sick_table.B306]*[.B$1])">
            <text:p/>
          </table:table-cell>
          <table:table-cell table:formula="of:=IF([.$A307]=&quot;&quot;;&quot;&quot;;[$latest_newly_sick_table.C306]*[.C$1])">
            <text:p/>
          </table:table-cell>
          <table:table-cell table:formula="of:=IF([.$A307]=&quot;&quot;;&quot;&quot;;[$latest_newly_sick_table.D306]*[.D$1])">
            <text:p/>
          </table:table-cell>
          <table:table-cell table:formula="of:=IF([.$A307]=&quot;&quot;;&quot;&quot;;[$latest_newly_sick_table.E306]*[.E$1])">
            <text:p/>
          </table:table-cell>
          <table:table-cell table:formula="of:=IF([.$A307]=&quot;&quot;;&quot;&quot;;[$latest_newly_sick_table.F306]*[.F$1])">
            <text:p/>
          </table:table-cell>
          <table:table-cell table:formula="of:=IF([.$A307]=&quot;&quot;;&quot;&quot;;[$latest_newly_sick_table.G306]*[.G$1])">
            <text:p/>
          </table:table-cell>
          <table:table-cell table:formula="of:=IF([.$A307]=&quot;&quot;;&quot;&quot;;[$latest_newly_sick_table.H306]*[.H$1])">
            <text:p/>
          </table:table-cell>
          <table:table-cell table:formula="of:=IF([.$A307]=&quot;&quot;;&quot;&quot;;[$latest_newly_sick_table.I306]*[.I$1])">
            <text:p/>
          </table:table-cell>
          <table:table-cell table:formula="of:=IF([.$A307]=&quot;&quot;;&quot;&quot;;[$latest_newly_sick_table.J306]*[.J$1])">
            <text:p/>
          </table:table-cell>
          <table:table-cell table:formula="of:=IF([.$A307]=&quot;&quot;;&quot;&quot;;[$latest_newly_sick_table.K306]*[.K$1])">
            <text:p/>
          </table:table-cell>
          <table:table-cell table:formula="of:=IF([.$A307]=&quot;&quot;;&quot;&quot;;[$latest_newly_sick_table.L306]*[.L$1])">
            <text:p/>
          </table:table-cell>
          <table:table-cell/>
          <table:table-cell table:formula="of:=SUM([.B307:.J307])/[.N$1]" office:value-type="percentage" office:value="0" calcext:value-type="percentage">
            <text:p>0.00%</text:p>
          </table:table-cell>
          <table:table-cell table:formula="of:=IF([.A313]=&quot;&quot;;&quot;&quot;;AVERAGE([.N300:.N313]))">
            <text:p/>
          </table:table-cell>
        </table:table-row>
        <table:table-row table:style-name="ro1">
          <table:table-cell table:style-name="ce1" table:formula="of:=IF([$latest_newly_sick_table.A307]=&quot;&quot;;&quot;&quot;;[$latest_newly_sick_table.A307])">
            <text:p/>
          </table:table-cell>
          <table:table-cell table:formula="of:=IF([.$A308]=&quot;&quot;;&quot;&quot;;[$latest_newly_sick_table.B307]*[.B$1])">
            <text:p/>
          </table:table-cell>
          <table:table-cell table:formula="of:=IF([.$A308]=&quot;&quot;;&quot;&quot;;[$latest_newly_sick_table.C307]*[.C$1])">
            <text:p/>
          </table:table-cell>
          <table:table-cell table:formula="of:=IF([.$A308]=&quot;&quot;;&quot;&quot;;[$latest_newly_sick_table.D307]*[.D$1])">
            <text:p/>
          </table:table-cell>
          <table:table-cell table:formula="of:=IF([.$A308]=&quot;&quot;;&quot;&quot;;[$latest_newly_sick_table.E307]*[.E$1])">
            <text:p/>
          </table:table-cell>
          <table:table-cell table:formula="of:=IF([.$A308]=&quot;&quot;;&quot;&quot;;[$latest_newly_sick_table.F307]*[.F$1])">
            <text:p/>
          </table:table-cell>
          <table:table-cell table:formula="of:=IF([.$A308]=&quot;&quot;;&quot;&quot;;[$latest_newly_sick_table.G307]*[.G$1])">
            <text:p/>
          </table:table-cell>
          <table:table-cell table:formula="of:=IF([.$A308]=&quot;&quot;;&quot;&quot;;[$latest_newly_sick_table.H307]*[.H$1])">
            <text:p/>
          </table:table-cell>
          <table:table-cell table:formula="of:=IF([.$A308]=&quot;&quot;;&quot;&quot;;[$latest_newly_sick_table.I307]*[.I$1])">
            <text:p/>
          </table:table-cell>
          <table:table-cell table:formula="of:=IF([.$A308]=&quot;&quot;;&quot;&quot;;[$latest_newly_sick_table.J307]*[.J$1])">
            <text:p/>
          </table:table-cell>
          <table:table-cell table:formula="of:=IF([.$A308]=&quot;&quot;;&quot;&quot;;[$latest_newly_sick_table.K307]*[.K$1])">
            <text:p/>
          </table:table-cell>
          <table:table-cell table:formula="of:=IF([.$A308]=&quot;&quot;;&quot;&quot;;[$latest_newly_sick_table.L307]*[.L$1])">
            <text:p/>
          </table:table-cell>
          <table:table-cell/>
          <table:table-cell table:formula="of:=SUM([.B308:.J308])/[.N$1]" office:value-type="percentage" office:value="0" calcext:value-type="percentage">
            <text:p>0.00%</text:p>
          </table:table-cell>
          <table:table-cell table:formula="of:=IF([.A314]=&quot;&quot;;&quot;&quot;;AVERAGE([.N301:.N314]))">
            <text:p/>
          </table:table-cell>
        </table:table-row>
        <table:table-row table:style-name="ro1">
          <table:table-cell table:style-name="ce1" table:formula="of:=IF([$latest_newly_sick_table.A308]=&quot;&quot;;&quot;&quot;;[$latest_newly_sick_table.A308])">
            <text:p/>
          </table:table-cell>
          <table:table-cell table:formula="of:=IF([.$A309]=&quot;&quot;;&quot;&quot;;[$latest_newly_sick_table.B308]*[.B$1])">
            <text:p/>
          </table:table-cell>
          <table:table-cell table:formula="of:=IF([.$A309]=&quot;&quot;;&quot;&quot;;[$latest_newly_sick_table.C308]*[.C$1])">
            <text:p/>
          </table:table-cell>
          <table:table-cell table:formula="of:=IF([.$A309]=&quot;&quot;;&quot;&quot;;[$latest_newly_sick_table.D308]*[.D$1])">
            <text:p/>
          </table:table-cell>
          <table:table-cell table:formula="of:=IF([.$A309]=&quot;&quot;;&quot;&quot;;[$latest_newly_sick_table.E308]*[.E$1])">
            <text:p/>
          </table:table-cell>
          <table:table-cell table:formula="of:=IF([.$A309]=&quot;&quot;;&quot;&quot;;[$latest_newly_sick_table.F308]*[.F$1])">
            <text:p/>
          </table:table-cell>
          <table:table-cell table:formula="of:=IF([.$A309]=&quot;&quot;;&quot;&quot;;[$latest_newly_sick_table.G308]*[.G$1])">
            <text:p/>
          </table:table-cell>
          <table:table-cell table:formula="of:=IF([.$A309]=&quot;&quot;;&quot;&quot;;[$latest_newly_sick_table.H308]*[.H$1])">
            <text:p/>
          </table:table-cell>
          <table:table-cell table:formula="of:=IF([.$A309]=&quot;&quot;;&quot;&quot;;[$latest_newly_sick_table.I308]*[.I$1])">
            <text:p/>
          </table:table-cell>
          <table:table-cell table:formula="of:=IF([.$A309]=&quot;&quot;;&quot;&quot;;[$latest_newly_sick_table.J308]*[.J$1])">
            <text:p/>
          </table:table-cell>
          <table:table-cell table:formula="of:=IF([.$A309]=&quot;&quot;;&quot;&quot;;[$latest_newly_sick_table.K308]*[.K$1])">
            <text:p/>
          </table:table-cell>
          <table:table-cell table:formula="of:=IF([.$A309]=&quot;&quot;;&quot;&quot;;[$latest_newly_sick_table.L308]*[.L$1])">
            <text:p/>
          </table:table-cell>
          <table:table-cell/>
          <table:table-cell table:formula="of:=SUM([.B309:.J309])/[.N$1]" office:value-type="percentage" office:value="0" calcext:value-type="percentage">
            <text:p>0.00%</text:p>
          </table:table-cell>
          <table:table-cell table:formula="of:=IF([.A315]=&quot;&quot;;&quot;&quot;;AVERAGE([.N302:.N315]))">
            <text:p/>
          </table:table-cell>
        </table:table-row>
        <table:table-row table:style-name="ro1">
          <table:table-cell table:style-name="ce1" table:formula="of:=IF([$latest_newly_sick_table.A309]=&quot;&quot;;&quot;&quot;;[$latest_newly_sick_table.A309])">
            <text:p/>
          </table:table-cell>
          <table:table-cell table:formula="of:=IF([.$A310]=&quot;&quot;;&quot;&quot;;[$latest_newly_sick_table.B309]*[.B$1])">
            <text:p/>
          </table:table-cell>
          <table:table-cell table:formula="of:=IF([.$A310]=&quot;&quot;;&quot;&quot;;[$latest_newly_sick_table.C309]*[.C$1])">
            <text:p/>
          </table:table-cell>
          <table:table-cell table:formula="of:=IF([.$A310]=&quot;&quot;;&quot;&quot;;[$latest_newly_sick_table.D309]*[.D$1])">
            <text:p/>
          </table:table-cell>
          <table:table-cell table:formula="of:=IF([.$A310]=&quot;&quot;;&quot;&quot;;[$latest_newly_sick_table.E309]*[.E$1])">
            <text:p/>
          </table:table-cell>
          <table:table-cell table:formula="of:=IF([.$A310]=&quot;&quot;;&quot;&quot;;[$latest_newly_sick_table.F309]*[.F$1])">
            <text:p/>
          </table:table-cell>
          <table:table-cell table:formula="of:=IF([.$A310]=&quot;&quot;;&quot;&quot;;[$latest_newly_sick_table.G309]*[.G$1])">
            <text:p/>
          </table:table-cell>
          <table:table-cell table:formula="of:=IF([.$A310]=&quot;&quot;;&quot;&quot;;[$latest_newly_sick_table.H309]*[.H$1])">
            <text:p/>
          </table:table-cell>
          <table:table-cell table:formula="of:=IF([.$A310]=&quot;&quot;;&quot;&quot;;[$latest_newly_sick_table.I309]*[.I$1])">
            <text:p/>
          </table:table-cell>
          <table:table-cell table:formula="of:=IF([.$A310]=&quot;&quot;;&quot;&quot;;[$latest_newly_sick_table.J309]*[.J$1])">
            <text:p/>
          </table:table-cell>
          <table:table-cell table:formula="of:=IF([.$A310]=&quot;&quot;;&quot;&quot;;[$latest_newly_sick_table.K309]*[.K$1])">
            <text:p/>
          </table:table-cell>
          <table:table-cell table:formula="of:=IF([.$A310]=&quot;&quot;;&quot;&quot;;[$latest_newly_sick_table.L309]*[.L$1])">
            <text:p/>
          </table:table-cell>
          <table:table-cell/>
          <table:table-cell table:formula="of:=SUM([.B310:.J310])/[.N$1]" office:value-type="percentage" office:value="0" calcext:value-type="percentage">
            <text:p>0.00%</text:p>
          </table:table-cell>
          <table:table-cell table:formula="of:=IF([.A316]=&quot;&quot;;&quot;&quot;;AVERAGE([.N303:.N316]))">
            <text:p/>
          </table:table-cell>
        </table:table-row>
        <table:table-row table:style-name="ro1">
          <table:table-cell table:style-name="ce1" table:formula="of:=IF([$latest_newly_sick_table.A310]=&quot;&quot;;&quot;&quot;;[$latest_newly_sick_table.A310])">
            <text:p/>
          </table:table-cell>
          <table:table-cell table:formula="of:=IF([.$A311]=&quot;&quot;;&quot;&quot;;[$latest_newly_sick_table.B310]*[.B$1])">
            <text:p/>
          </table:table-cell>
          <table:table-cell table:formula="of:=IF([.$A311]=&quot;&quot;;&quot;&quot;;[$latest_newly_sick_table.C310]*[.C$1])">
            <text:p/>
          </table:table-cell>
          <table:table-cell table:formula="of:=IF([.$A311]=&quot;&quot;;&quot;&quot;;[$latest_newly_sick_table.D310]*[.D$1])">
            <text:p/>
          </table:table-cell>
          <table:table-cell table:formula="of:=IF([.$A311]=&quot;&quot;;&quot;&quot;;[$latest_newly_sick_table.E310]*[.E$1])">
            <text:p/>
          </table:table-cell>
          <table:table-cell table:formula="of:=IF([.$A311]=&quot;&quot;;&quot;&quot;;[$latest_newly_sick_table.F310]*[.F$1])">
            <text:p/>
          </table:table-cell>
          <table:table-cell table:formula="of:=IF([.$A311]=&quot;&quot;;&quot;&quot;;[$latest_newly_sick_table.G310]*[.G$1])">
            <text:p/>
          </table:table-cell>
          <table:table-cell table:formula="of:=IF([.$A311]=&quot;&quot;;&quot;&quot;;[$latest_newly_sick_table.H310]*[.H$1])">
            <text:p/>
          </table:table-cell>
          <table:table-cell table:formula="of:=IF([.$A311]=&quot;&quot;;&quot;&quot;;[$latest_newly_sick_table.I310]*[.I$1])">
            <text:p/>
          </table:table-cell>
          <table:table-cell table:formula="of:=IF([.$A311]=&quot;&quot;;&quot;&quot;;[$latest_newly_sick_table.J310]*[.J$1])">
            <text:p/>
          </table:table-cell>
          <table:table-cell table:formula="of:=IF([.$A311]=&quot;&quot;;&quot;&quot;;[$latest_newly_sick_table.K310]*[.K$1])">
            <text:p/>
          </table:table-cell>
          <table:table-cell table:formula="of:=IF([.$A311]=&quot;&quot;;&quot;&quot;;[$latest_newly_sick_table.L310]*[.L$1])">
            <text:p/>
          </table:table-cell>
          <table:table-cell/>
          <table:table-cell table:formula="of:=SUM([.B311:.J311])/[.N$1]" office:value-type="percentage" office:value="0" calcext:value-type="percentage">
            <text:p>0.00%</text:p>
          </table:table-cell>
          <table:table-cell table:formula="of:=IF([.A317]=&quot;&quot;;&quot;&quot;;AVERAGE([.N304:.N317]))">
            <text:p/>
          </table:table-cell>
        </table:table-row>
        <table:table-row table:style-name="ro1">
          <table:table-cell table:style-name="ce1" table:formula="of:=IF([$latest_newly_sick_table.A311]=&quot;&quot;;&quot;&quot;;[$latest_newly_sick_table.A311])">
            <text:p/>
          </table:table-cell>
          <table:table-cell table:formula="of:=IF([.$A312]=&quot;&quot;;&quot;&quot;;[$latest_newly_sick_table.B311]*[.B$1])">
            <text:p/>
          </table:table-cell>
          <table:table-cell table:formula="of:=IF([.$A312]=&quot;&quot;;&quot;&quot;;[$latest_newly_sick_table.C311]*[.C$1])">
            <text:p/>
          </table:table-cell>
          <table:table-cell table:formula="of:=IF([.$A312]=&quot;&quot;;&quot;&quot;;[$latest_newly_sick_table.D311]*[.D$1])">
            <text:p/>
          </table:table-cell>
          <table:table-cell table:formula="of:=IF([.$A312]=&quot;&quot;;&quot;&quot;;[$latest_newly_sick_table.E311]*[.E$1])">
            <text:p/>
          </table:table-cell>
          <table:table-cell table:formula="of:=IF([.$A312]=&quot;&quot;;&quot;&quot;;[$latest_newly_sick_table.F311]*[.F$1])">
            <text:p/>
          </table:table-cell>
          <table:table-cell table:formula="of:=IF([.$A312]=&quot;&quot;;&quot;&quot;;[$latest_newly_sick_table.G311]*[.G$1])">
            <text:p/>
          </table:table-cell>
          <table:table-cell table:formula="of:=IF([.$A312]=&quot;&quot;;&quot;&quot;;[$latest_newly_sick_table.H311]*[.H$1])">
            <text:p/>
          </table:table-cell>
          <table:table-cell table:formula="of:=IF([.$A312]=&quot;&quot;;&quot;&quot;;[$latest_newly_sick_table.I311]*[.I$1])">
            <text:p/>
          </table:table-cell>
          <table:table-cell table:formula="of:=IF([.$A312]=&quot;&quot;;&quot;&quot;;[$latest_newly_sick_table.J311]*[.J$1])">
            <text:p/>
          </table:table-cell>
          <table:table-cell table:formula="of:=IF([.$A312]=&quot;&quot;;&quot;&quot;;[$latest_newly_sick_table.K311]*[.K$1])">
            <text:p/>
          </table:table-cell>
          <table:table-cell table:formula="of:=IF([.$A312]=&quot;&quot;;&quot;&quot;;[$latest_newly_sick_table.L311]*[.L$1])">
            <text:p/>
          </table:table-cell>
          <table:table-cell/>
          <table:table-cell table:formula="of:=SUM([.B312:.J312])/[.N$1]" office:value-type="percentage" office:value="0" calcext:value-type="percentage">
            <text:p>0.00%</text:p>
          </table:table-cell>
          <table:table-cell table:formula="of:=IF([.A318]=&quot;&quot;;&quot;&quot;;AVERAGE([.N305:.N318]))">
            <text:p/>
          </table:table-cell>
        </table:table-row>
        <table:table-row table:style-name="ro1">
          <table:table-cell table:style-name="ce1" table:formula="of:=IF([$latest_newly_sick_table.A312]=&quot;&quot;;&quot;&quot;;[$latest_newly_sick_table.A312])">
            <text:p/>
          </table:table-cell>
          <table:table-cell table:formula="of:=IF([.$A313]=&quot;&quot;;&quot;&quot;;[$latest_newly_sick_table.B312]*[.B$1])">
            <text:p/>
          </table:table-cell>
          <table:table-cell table:formula="of:=IF([.$A313]=&quot;&quot;;&quot;&quot;;[$latest_newly_sick_table.C312]*[.C$1])">
            <text:p/>
          </table:table-cell>
          <table:table-cell table:formula="of:=IF([.$A313]=&quot;&quot;;&quot;&quot;;[$latest_newly_sick_table.D312]*[.D$1])">
            <text:p/>
          </table:table-cell>
          <table:table-cell table:formula="of:=IF([.$A313]=&quot;&quot;;&quot;&quot;;[$latest_newly_sick_table.E312]*[.E$1])">
            <text:p/>
          </table:table-cell>
          <table:table-cell table:formula="of:=IF([.$A313]=&quot;&quot;;&quot;&quot;;[$latest_newly_sick_table.F312]*[.F$1])">
            <text:p/>
          </table:table-cell>
          <table:table-cell table:formula="of:=IF([.$A313]=&quot;&quot;;&quot;&quot;;[$latest_newly_sick_table.G312]*[.G$1])">
            <text:p/>
          </table:table-cell>
          <table:table-cell table:formula="of:=IF([.$A313]=&quot;&quot;;&quot;&quot;;[$latest_newly_sick_table.H312]*[.H$1])">
            <text:p/>
          </table:table-cell>
          <table:table-cell table:formula="of:=IF([.$A313]=&quot;&quot;;&quot;&quot;;[$latest_newly_sick_table.I312]*[.I$1])">
            <text:p/>
          </table:table-cell>
          <table:table-cell table:formula="of:=IF([.$A313]=&quot;&quot;;&quot;&quot;;[$latest_newly_sick_table.J312]*[.J$1])">
            <text:p/>
          </table:table-cell>
          <table:table-cell table:formula="of:=IF([.$A313]=&quot;&quot;;&quot;&quot;;[$latest_newly_sick_table.K312]*[.K$1])">
            <text:p/>
          </table:table-cell>
          <table:table-cell table:formula="of:=IF([.$A313]=&quot;&quot;;&quot;&quot;;[$latest_newly_sick_table.L312]*[.L$1])">
            <text:p/>
          </table:table-cell>
          <table:table-cell/>
          <table:table-cell table:formula="of:=SUM([.B313:.J313])/[.N$1]" office:value-type="percentage" office:value="0" calcext:value-type="percentage">
            <text:p>0.00%</text:p>
          </table:table-cell>
          <table:table-cell table:formula="of:=IF([.A319]=&quot;&quot;;&quot;&quot;;AVERAGE([.N306:.N319]))">
            <text:p/>
          </table:table-cell>
        </table:table-row>
        <table:table-row table:style-name="ro1">
          <table:table-cell table:style-name="ce1" table:formula="of:=IF([$latest_newly_sick_table.A313]=&quot;&quot;;&quot;&quot;;[$latest_newly_sick_table.A313])">
            <text:p/>
          </table:table-cell>
          <table:table-cell table:formula="of:=IF([.$A314]=&quot;&quot;;&quot;&quot;;[$latest_newly_sick_table.B313]*[.B$1])">
            <text:p/>
          </table:table-cell>
          <table:table-cell table:formula="of:=IF([.$A314]=&quot;&quot;;&quot;&quot;;[$latest_newly_sick_table.C313]*[.C$1])">
            <text:p/>
          </table:table-cell>
          <table:table-cell table:formula="of:=IF([.$A314]=&quot;&quot;;&quot;&quot;;[$latest_newly_sick_table.D313]*[.D$1])">
            <text:p/>
          </table:table-cell>
          <table:table-cell table:formula="of:=IF([.$A314]=&quot;&quot;;&quot;&quot;;[$latest_newly_sick_table.E313]*[.E$1])">
            <text:p/>
          </table:table-cell>
          <table:table-cell table:formula="of:=IF([.$A314]=&quot;&quot;;&quot;&quot;;[$latest_newly_sick_table.F313]*[.F$1])">
            <text:p/>
          </table:table-cell>
          <table:table-cell table:formula="of:=IF([.$A314]=&quot;&quot;;&quot;&quot;;[$latest_newly_sick_table.G313]*[.G$1])">
            <text:p/>
          </table:table-cell>
          <table:table-cell table:formula="of:=IF([.$A314]=&quot;&quot;;&quot;&quot;;[$latest_newly_sick_table.H313]*[.H$1])">
            <text:p/>
          </table:table-cell>
          <table:table-cell table:formula="of:=IF([.$A314]=&quot;&quot;;&quot;&quot;;[$latest_newly_sick_table.I313]*[.I$1])">
            <text:p/>
          </table:table-cell>
          <table:table-cell table:formula="of:=IF([.$A314]=&quot;&quot;;&quot;&quot;;[$latest_newly_sick_table.J313]*[.J$1])">
            <text:p/>
          </table:table-cell>
          <table:table-cell table:formula="of:=IF([.$A314]=&quot;&quot;;&quot;&quot;;[$latest_newly_sick_table.K313]*[.K$1])">
            <text:p/>
          </table:table-cell>
          <table:table-cell table:formula="of:=IF([.$A314]=&quot;&quot;;&quot;&quot;;[$latest_newly_sick_table.L313]*[.L$1])">
            <text:p/>
          </table:table-cell>
          <table:table-cell/>
          <table:table-cell table:formula="of:=SUM([.B314:.J314])/[.N$1]" office:value-type="percentage" office:value="0" calcext:value-type="percentage">
            <text:p>0.00%</text:p>
          </table:table-cell>
          <table:table-cell table:formula="of:=IF([.A320]=&quot;&quot;;&quot;&quot;;AVERAGE([.N307:.N320]))">
            <text:p/>
          </table:table-cell>
        </table:table-row>
        <table:table-row table:style-name="ro1">
          <table:table-cell table:style-name="ce1" table:formula="of:=IF([$latest_newly_sick_table.A314]=&quot;&quot;;&quot;&quot;;[$latest_newly_sick_table.A314])">
            <text:p/>
          </table:table-cell>
          <table:table-cell table:formula="of:=IF([.$A315]=&quot;&quot;;&quot;&quot;;[$latest_newly_sick_table.B314]*[.B$1])">
            <text:p/>
          </table:table-cell>
          <table:table-cell table:formula="of:=IF([.$A315]=&quot;&quot;;&quot;&quot;;[$latest_newly_sick_table.C314]*[.C$1])">
            <text:p/>
          </table:table-cell>
          <table:table-cell table:formula="of:=IF([.$A315]=&quot;&quot;;&quot;&quot;;[$latest_newly_sick_table.D314]*[.D$1])">
            <text:p/>
          </table:table-cell>
          <table:table-cell table:formula="of:=IF([.$A315]=&quot;&quot;;&quot;&quot;;[$latest_newly_sick_table.E314]*[.E$1])">
            <text:p/>
          </table:table-cell>
          <table:table-cell table:formula="of:=IF([.$A315]=&quot;&quot;;&quot;&quot;;[$latest_newly_sick_table.F314]*[.F$1])">
            <text:p/>
          </table:table-cell>
          <table:table-cell table:formula="of:=IF([.$A315]=&quot;&quot;;&quot;&quot;;[$latest_newly_sick_table.G314]*[.G$1])">
            <text:p/>
          </table:table-cell>
          <table:table-cell table:formula="of:=IF([.$A315]=&quot;&quot;;&quot;&quot;;[$latest_newly_sick_table.H314]*[.H$1])">
            <text:p/>
          </table:table-cell>
          <table:table-cell table:formula="of:=IF([.$A315]=&quot;&quot;;&quot;&quot;;[$latest_newly_sick_table.I314]*[.I$1])">
            <text:p/>
          </table:table-cell>
          <table:table-cell table:formula="of:=IF([.$A315]=&quot;&quot;;&quot;&quot;;[$latest_newly_sick_table.J314]*[.J$1])">
            <text:p/>
          </table:table-cell>
          <table:table-cell table:formula="of:=IF([.$A315]=&quot;&quot;;&quot;&quot;;[$latest_newly_sick_table.K314]*[.K$1])">
            <text:p/>
          </table:table-cell>
          <table:table-cell table:formula="of:=IF([.$A315]=&quot;&quot;;&quot;&quot;;[$latest_newly_sick_table.L314]*[.L$1])">
            <text:p/>
          </table:table-cell>
          <table:table-cell/>
          <table:table-cell table:formula="of:=SUM([.B315:.J315])/[.N$1]" office:value-type="percentage" office:value="0" calcext:value-type="percentage">
            <text:p>0.00%</text:p>
          </table:table-cell>
          <table:table-cell table:formula="of:=IF([.A321]=&quot;&quot;;&quot;&quot;;AVERAGE([.N308:.N321]))">
            <text:p/>
          </table:table-cell>
        </table:table-row>
        <table:table-row table:style-name="ro1">
          <table:table-cell table:style-name="ce1" table:formula="of:=IF([$latest_newly_sick_table.A315]=&quot;&quot;;&quot;&quot;;[$latest_newly_sick_table.A315])">
            <text:p/>
          </table:table-cell>
          <table:table-cell table:formula="of:=IF([.$A316]=&quot;&quot;;&quot;&quot;;[$latest_newly_sick_table.B315]*[.B$1])">
            <text:p/>
          </table:table-cell>
          <table:table-cell table:formula="of:=IF([.$A316]=&quot;&quot;;&quot;&quot;;[$latest_newly_sick_table.C315]*[.C$1])">
            <text:p/>
          </table:table-cell>
          <table:table-cell table:formula="of:=IF([.$A316]=&quot;&quot;;&quot;&quot;;[$latest_newly_sick_table.D315]*[.D$1])">
            <text:p/>
          </table:table-cell>
          <table:table-cell table:formula="of:=IF([.$A316]=&quot;&quot;;&quot;&quot;;[$latest_newly_sick_table.E315]*[.E$1])">
            <text:p/>
          </table:table-cell>
          <table:table-cell table:formula="of:=IF([.$A316]=&quot;&quot;;&quot;&quot;;[$latest_newly_sick_table.F315]*[.F$1])">
            <text:p/>
          </table:table-cell>
          <table:table-cell table:formula="of:=IF([.$A316]=&quot;&quot;;&quot;&quot;;[$latest_newly_sick_table.G315]*[.G$1])">
            <text:p/>
          </table:table-cell>
          <table:table-cell table:formula="of:=IF([.$A316]=&quot;&quot;;&quot;&quot;;[$latest_newly_sick_table.H315]*[.H$1])">
            <text:p/>
          </table:table-cell>
          <table:table-cell table:formula="of:=IF([.$A316]=&quot;&quot;;&quot;&quot;;[$latest_newly_sick_table.I315]*[.I$1])">
            <text:p/>
          </table:table-cell>
          <table:table-cell table:formula="of:=IF([.$A316]=&quot;&quot;;&quot;&quot;;[$latest_newly_sick_table.J315]*[.J$1])">
            <text:p/>
          </table:table-cell>
          <table:table-cell table:formula="of:=IF([.$A316]=&quot;&quot;;&quot;&quot;;[$latest_newly_sick_table.K315]*[.K$1])">
            <text:p/>
          </table:table-cell>
          <table:table-cell table:formula="of:=IF([.$A316]=&quot;&quot;;&quot;&quot;;[$latest_newly_sick_table.L315]*[.L$1])">
            <text:p/>
          </table:table-cell>
          <table:table-cell/>
          <table:table-cell table:formula="of:=SUM([.B316:.J316])/[.N$1]" office:value-type="percentage" office:value="0" calcext:value-type="percentage">
            <text:p>0.00%</text:p>
          </table:table-cell>
          <table:table-cell table:formula="of:=IF([.A322]=&quot;&quot;;&quot;&quot;;AVERAGE([.N309:.N322]))">
            <text:p/>
          </table:table-cell>
        </table:table-row>
        <table:table-row table:style-name="ro1">
          <table:table-cell table:style-name="ce1" table:formula="of:=IF([$latest_newly_sick_table.A316]=&quot;&quot;;&quot;&quot;;[$latest_newly_sick_table.A316])">
            <text:p/>
          </table:table-cell>
          <table:table-cell table:formula="of:=IF([.$A317]=&quot;&quot;;&quot;&quot;;[$latest_newly_sick_table.B316]*[.B$1])">
            <text:p/>
          </table:table-cell>
          <table:table-cell table:formula="of:=IF([.$A317]=&quot;&quot;;&quot;&quot;;[$latest_newly_sick_table.C316]*[.C$1])">
            <text:p/>
          </table:table-cell>
          <table:table-cell table:formula="of:=IF([.$A317]=&quot;&quot;;&quot;&quot;;[$latest_newly_sick_table.D316]*[.D$1])">
            <text:p/>
          </table:table-cell>
          <table:table-cell table:formula="of:=IF([.$A317]=&quot;&quot;;&quot;&quot;;[$latest_newly_sick_table.E316]*[.E$1])">
            <text:p/>
          </table:table-cell>
          <table:table-cell table:formula="of:=IF([.$A317]=&quot;&quot;;&quot;&quot;;[$latest_newly_sick_table.F316]*[.F$1])">
            <text:p/>
          </table:table-cell>
          <table:table-cell table:formula="of:=IF([.$A317]=&quot;&quot;;&quot;&quot;;[$latest_newly_sick_table.G316]*[.G$1])">
            <text:p/>
          </table:table-cell>
          <table:table-cell table:formula="of:=IF([.$A317]=&quot;&quot;;&quot;&quot;;[$latest_newly_sick_table.H316]*[.H$1])">
            <text:p/>
          </table:table-cell>
          <table:table-cell table:formula="of:=IF([.$A317]=&quot;&quot;;&quot;&quot;;[$latest_newly_sick_table.I316]*[.I$1])">
            <text:p/>
          </table:table-cell>
          <table:table-cell table:formula="of:=IF([.$A317]=&quot;&quot;;&quot;&quot;;[$latest_newly_sick_table.J316]*[.J$1])">
            <text:p/>
          </table:table-cell>
          <table:table-cell table:formula="of:=IF([.$A317]=&quot;&quot;;&quot;&quot;;[$latest_newly_sick_table.K316]*[.K$1])">
            <text:p/>
          </table:table-cell>
          <table:table-cell table:formula="of:=IF([.$A317]=&quot;&quot;;&quot;&quot;;[$latest_newly_sick_table.L316]*[.L$1])">
            <text:p/>
          </table:table-cell>
          <table:table-cell/>
          <table:table-cell table:formula="of:=SUM([.B317:.J317])/[.N$1]" office:value-type="percentage" office:value="0" calcext:value-type="percentage">
            <text:p>0.00%</text:p>
          </table:table-cell>
          <table:table-cell table:formula="of:=IF([.A323]=&quot;&quot;;&quot;&quot;;AVERAGE([.N310:.N323]))">
            <text:p/>
          </table:table-cell>
        </table:table-row>
        <table:table-row table:style-name="ro1">
          <table:table-cell table:style-name="ce1" table:formula="of:=IF([$latest_newly_sick_table.A317]=&quot;&quot;;&quot;&quot;;[$latest_newly_sick_table.A317])">
            <text:p/>
          </table:table-cell>
          <table:table-cell table:formula="of:=IF([.$A318]=&quot;&quot;;&quot;&quot;;[$latest_newly_sick_table.B317]*[.B$1])">
            <text:p/>
          </table:table-cell>
          <table:table-cell table:formula="of:=IF([.$A318]=&quot;&quot;;&quot;&quot;;[$latest_newly_sick_table.C317]*[.C$1])">
            <text:p/>
          </table:table-cell>
          <table:table-cell table:formula="of:=IF([.$A318]=&quot;&quot;;&quot;&quot;;[$latest_newly_sick_table.D317]*[.D$1])">
            <text:p/>
          </table:table-cell>
          <table:table-cell table:formula="of:=IF([.$A318]=&quot;&quot;;&quot;&quot;;[$latest_newly_sick_table.E317]*[.E$1])">
            <text:p/>
          </table:table-cell>
          <table:table-cell table:formula="of:=IF([.$A318]=&quot;&quot;;&quot;&quot;;[$latest_newly_sick_table.F317]*[.F$1])">
            <text:p/>
          </table:table-cell>
          <table:table-cell table:formula="of:=IF([.$A318]=&quot;&quot;;&quot;&quot;;[$latest_newly_sick_table.G317]*[.G$1])">
            <text:p/>
          </table:table-cell>
          <table:table-cell table:formula="of:=IF([.$A318]=&quot;&quot;;&quot;&quot;;[$latest_newly_sick_table.H317]*[.H$1])">
            <text:p/>
          </table:table-cell>
          <table:table-cell table:formula="of:=IF([.$A318]=&quot;&quot;;&quot;&quot;;[$latest_newly_sick_table.I317]*[.I$1])">
            <text:p/>
          </table:table-cell>
          <table:table-cell table:formula="of:=IF([.$A318]=&quot;&quot;;&quot;&quot;;[$latest_newly_sick_table.J317]*[.J$1])">
            <text:p/>
          </table:table-cell>
          <table:table-cell table:formula="of:=IF([.$A318]=&quot;&quot;;&quot;&quot;;[$latest_newly_sick_table.K317]*[.K$1])">
            <text:p/>
          </table:table-cell>
          <table:table-cell table:formula="of:=IF([.$A318]=&quot;&quot;;&quot;&quot;;[$latest_newly_sick_table.L317]*[.L$1])">
            <text:p/>
          </table:table-cell>
          <table:table-cell/>
          <table:table-cell table:formula="of:=SUM([.B318:.J318])/[.N$1]" office:value-type="percentage" office:value="0" calcext:value-type="percentage">
            <text:p>0.00%</text:p>
          </table:table-cell>
          <table:table-cell table:formula="of:=IF([.A324]=&quot;&quot;;&quot;&quot;;AVERAGE([.N311:.N324]))">
            <text:p/>
          </table:table-cell>
        </table:table-row>
        <table:table-row table:style-name="ro1">
          <table:table-cell table:style-name="ce1" table:formula="of:=IF([$latest_newly_sick_table.A318]=&quot;&quot;;&quot;&quot;;[$latest_newly_sick_table.A318])">
            <text:p/>
          </table:table-cell>
          <table:table-cell table:formula="of:=IF([.$A319]=&quot;&quot;;&quot;&quot;;[$latest_newly_sick_table.B318]*[.B$1])">
            <text:p/>
          </table:table-cell>
          <table:table-cell table:formula="of:=IF([.$A319]=&quot;&quot;;&quot;&quot;;[$latest_newly_sick_table.C318]*[.C$1])">
            <text:p/>
          </table:table-cell>
          <table:table-cell table:formula="of:=IF([.$A319]=&quot;&quot;;&quot;&quot;;[$latest_newly_sick_table.D318]*[.D$1])">
            <text:p/>
          </table:table-cell>
          <table:table-cell table:formula="of:=IF([.$A319]=&quot;&quot;;&quot;&quot;;[$latest_newly_sick_table.E318]*[.E$1])">
            <text:p/>
          </table:table-cell>
          <table:table-cell table:formula="of:=IF([.$A319]=&quot;&quot;;&quot;&quot;;[$latest_newly_sick_table.F318]*[.F$1])">
            <text:p/>
          </table:table-cell>
          <table:table-cell table:formula="of:=IF([.$A319]=&quot;&quot;;&quot;&quot;;[$latest_newly_sick_table.G318]*[.G$1])">
            <text:p/>
          </table:table-cell>
          <table:table-cell table:formula="of:=IF([.$A319]=&quot;&quot;;&quot;&quot;;[$latest_newly_sick_table.H318]*[.H$1])">
            <text:p/>
          </table:table-cell>
          <table:table-cell table:formula="of:=IF([.$A319]=&quot;&quot;;&quot;&quot;;[$latest_newly_sick_table.I318]*[.I$1])">
            <text:p/>
          </table:table-cell>
          <table:table-cell table:formula="of:=IF([.$A319]=&quot;&quot;;&quot;&quot;;[$latest_newly_sick_table.J318]*[.J$1])">
            <text:p/>
          </table:table-cell>
          <table:table-cell table:formula="of:=IF([.$A319]=&quot;&quot;;&quot;&quot;;[$latest_newly_sick_table.K318]*[.K$1])">
            <text:p/>
          </table:table-cell>
          <table:table-cell table:formula="of:=IF([.$A319]=&quot;&quot;;&quot;&quot;;[$latest_newly_sick_table.L318]*[.L$1])">
            <text:p/>
          </table:table-cell>
          <table:table-cell/>
          <table:table-cell table:formula="of:=SUM([.B319:.J319])/[.N$1]" office:value-type="percentage" office:value="0" calcext:value-type="percentage">
            <text:p>0.00%</text:p>
          </table:table-cell>
          <table:table-cell table:formula="of:=IF([.A325]=&quot;&quot;;&quot;&quot;;AVERAGE([.N312:.N325]))">
            <text:p/>
          </table:table-cell>
        </table:table-row>
        <table:table-row table:style-name="ro1">
          <table:table-cell table:style-name="ce1" table:formula="of:=IF([$latest_newly_sick_table.A319]=&quot;&quot;;&quot;&quot;;[$latest_newly_sick_table.A319])">
            <text:p/>
          </table:table-cell>
          <table:table-cell table:formula="of:=IF([.$A320]=&quot;&quot;;&quot;&quot;;[$latest_newly_sick_table.B319]*[.B$1])">
            <text:p/>
          </table:table-cell>
          <table:table-cell table:formula="of:=IF([.$A320]=&quot;&quot;;&quot;&quot;;[$latest_newly_sick_table.C319]*[.C$1])">
            <text:p/>
          </table:table-cell>
          <table:table-cell table:formula="of:=IF([.$A320]=&quot;&quot;;&quot;&quot;;[$latest_newly_sick_table.D319]*[.D$1])">
            <text:p/>
          </table:table-cell>
          <table:table-cell table:formula="of:=IF([.$A320]=&quot;&quot;;&quot;&quot;;[$latest_newly_sick_table.E319]*[.E$1])">
            <text:p/>
          </table:table-cell>
          <table:table-cell table:formula="of:=IF([.$A320]=&quot;&quot;;&quot;&quot;;[$latest_newly_sick_table.F319]*[.F$1])">
            <text:p/>
          </table:table-cell>
          <table:table-cell table:formula="of:=IF([.$A320]=&quot;&quot;;&quot;&quot;;[$latest_newly_sick_table.G319]*[.G$1])">
            <text:p/>
          </table:table-cell>
          <table:table-cell table:formula="of:=IF([.$A320]=&quot;&quot;;&quot;&quot;;[$latest_newly_sick_table.H319]*[.H$1])">
            <text:p/>
          </table:table-cell>
          <table:table-cell table:formula="of:=IF([.$A320]=&quot;&quot;;&quot;&quot;;[$latest_newly_sick_table.I319]*[.I$1])">
            <text:p/>
          </table:table-cell>
          <table:table-cell table:formula="of:=IF([.$A320]=&quot;&quot;;&quot;&quot;;[$latest_newly_sick_table.J319]*[.J$1])">
            <text:p/>
          </table:table-cell>
          <table:table-cell table:formula="of:=IF([.$A320]=&quot;&quot;;&quot;&quot;;[$latest_newly_sick_table.K319]*[.K$1])">
            <text:p/>
          </table:table-cell>
          <table:table-cell table:formula="of:=IF([.$A320]=&quot;&quot;;&quot;&quot;;[$latest_newly_sick_table.L319]*[.L$1])">
            <text:p/>
          </table:table-cell>
          <table:table-cell/>
          <table:table-cell table:formula="of:=SUM([.B320:.J320])/[.N$1]" office:value-type="percentage" office:value="0" calcext:value-type="percentage">
            <text:p>0.00%</text:p>
          </table:table-cell>
          <table:table-cell table:formula="of:=IF([.A326]=&quot;&quot;;&quot;&quot;;AVERAGE([.N313:.N326]))">
            <text:p/>
          </table:table-cell>
        </table:table-row>
        <table:table-row table:style-name="ro1">
          <table:table-cell table:style-name="ce1" table:formula="of:=IF([$latest_newly_sick_table.A320]=&quot;&quot;;&quot;&quot;;[$latest_newly_sick_table.A320])">
            <text:p/>
          </table:table-cell>
          <table:table-cell table:formula="of:=IF([.$A321]=&quot;&quot;;&quot;&quot;;[$latest_newly_sick_table.B320]*[.B$1])">
            <text:p/>
          </table:table-cell>
          <table:table-cell table:formula="of:=IF([.$A321]=&quot;&quot;;&quot;&quot;;[$latest_newly_sick_table.C320]*[.C$1])">
            <text:p/>
          </table:table-cell>
          <table:table-cell table:formula="of:=IF([.$A321]=&quot;&quot;;&quot;&quot;;[$latest_newly_sick_table.D320]*[.D$1])">
            <text:p/>
          </table:table-cell>
          <table:table-cell table:formula="of:=IF([.$A321]=&quot;&quot;;&quot;&quot;;[$latest_newly_sick_table.E320]*[.E$1])">
            <text:p/>
          </table:table-cell>
          <table:table-cell table:formula="of:=IF([.$A321]=&quot;&quot;;&quot;&quot;;[$latest_newly_sick_table.F320]*[.F$1])">
            <text:p/>
          </table:table-cell>
          <table:table-cell table:formula="of:=IF([.$A321]=&quot;&quot;;&quot;&quot;;[$latest_newly_sick_table.G320]*[.G$1])">
            <text:p/>
          </table:table-cell>
          <table:table-cell table:formula="of:=IF([.$A321]=&quot;&quot;;&quot;&quot;;[$latest_newly_sick_table.H320]*[.H$1])">
            <text:p/>
          </table:table-cell>
          <table:table-cell table:formula="of:=IF([.$A321]=&quot;&quot;;&quot;&quot;;[$latest_newly_sick_table.I320]*[.I$1])">
            <text:p/>
          </table:table-cell>
          <table:table-cell table:formula="of:=IF([.$A321]=&quot;&quot;;&quot;&quot;;[$latest_newly_sick_table.J320]*[.J$1])">
            <text:p/>
          </table:table-cell>
          <table:table-cell table:formula="of:=IF([.$A321]=&quot;&quot;;&quot;&quot;;[$latest_newly_sick_table.K320]*[.K$1])">
            <text:p/>
          </table:table-cell>
          <table:table-cell table:formula="of:=IF([.$A321]=&quot;&quot;;&quot;&quot;;[$latest_newly_sick_table.L320]*[.L$1])">
            <text:p/>
          </table:table-cell>
          <table:table-cell/>
          <table:table-cell table:formula="of:=SUM([.B321:.J321])/[.N$1]" office:value-type="percentage" office:value="0" calcext:value-type="percentage">
            <text:p>0.00%</text:p>
          </table:table-cell>
          <table:table-cell table:formula="of:=IF([.A327]=&quot;&quot;;&quot;&quot;;AVERAGE([.N314:.N327]))">
            <text:p/>
          </table:table-cell>
        </table:table-row>
        <table:table-row table:style-name="ro1">
          <table:table-cell table:style-name="ce1" table:formula="of:=IF([$latest_newly_sick_table.A321]=&quot;&quot;;&quot;&quot;;[$latest_newly_sick_table.A321])">
            <text:p/>
          </table:table-cell>
          <table:table-cell table:formula="of:=IF([.$A322]=&quot;&quot;;&quot;&quot;;[$latest_newly_sick_table.B321]*[.B$1])">
            <text:p/>
          </table:table-cell>
          <table:table-cell table:formula="of:=IF([.$A322]=&quot;&quot;;&quot;&quot;;[$latest_newly_sick_table.C321]*[.C$1])">
            <text:p/>
          </table:table-cell>
          <table:table-cell table:formula="of:=IF([.$A322]=&quot;&quot;;&quot;&quot;;[$latest_newly_sick_table.D321]*[.D$1])">
            <text:p/>
          </table:table-cell>
          <table:table-cell table:formula="of:=IF([.$A322]=&quot;&quot;;&quot;&quot;;[$latest_newly_sick_table.E321]*[.E$1])">
            <text:p/>
          </table:table-cell>
          <table:table-cell table:formula="of:=IF([.$A322]=&quot;&quot;;&quot;&quot;;[$latest_newly_sick_table.F321]*[.F$1])">
            <text:p/>
          </table:table-cell>
          <table:table-cell table:formula="of:=IF([.$A322]=&quot;&quot;;&quot;&quot;;[$latest_newly_sick_table.G321]*[.G$1])">
            <text:p/>
          </table:table-cell>
          <table:table-cell table:formula="of:=IF([.$A322]=&quot;&quot;;&quot;&quot;;[$latest_newly_sick_table.H321]*[.H$1])">
            <text:p/>
          </table:table-cell>
          <table:table-cell table:formula="of:=IF([.$A322]=&quot;&quot;;&quot;&quot;;[$latest_newly_sick_table.I321]*[.I$1])">
            <text:p/>
          </table:table-cell>
          <table:table-cell table:formula="of:=IF([.$A322]=&quot;&quot;;&quot;&quot;;[$latest_newly_sick_table.J321]*[.J$1])">
            <text:p/>
          </table:table-cell>
          <table:table-cell table:formula="of:=IF([.$A322]=&quot;&quot;;&quot;&quot;;[$latest_newly_sick_table.K321]*[.K$1])">
            <text:p/>
          </table:table-cell>
          <table:table-cell table:formula="of:=IF([.$A322]=&quot;&quot;;&quot;&quot;;[$latest_newly_sick_table.L321]*[.L$1])">
            <text:p/>
          </table:table-cell>
          <table:table-cell/>
          <table:table-cell table:formula="of:=SUM([.B322:.J322])/[.N$1]" office:value-type="percentage" office:value="0" calcext:value-type="percentage">
            <text:p>0.00%</text:p>
          </table:table-cell>
          <table:table-cell table:formula="of:=IF([.A328]=&quot;&quot;;&quot;&quot;;AVERAGE([.N315:.N328]))">
            <text:p/>
          </table:table-cell>
        </table:table-row>
        <table:table-row table:style-name="ro1">
          <table:table-cell table:style-name="ce1" table:formula="of:=IF([$latest_newly_sick_table.A322]=&quot;&quot;;&quot;&quot;;[$latest_newly_sick_table.A322])">
            <text:p/>
          </table:table-cell>
          <table:table-cell table:formula="of:=IF([.$A323]=&quot;&quot;;&quot;&quot;;[$latest_newly_sick_table.B322]*[.B$1])">
            <text:p/>
          </table:table-cell>
          <table:table-cell table:formula="of:=IF([.$A323]=&quot;&quot;;&quot;&quot;;[$latest_newly_sick_table.C322]*[.C$1])">
            <text:p/>
          </table:table-cell>
          <table:table-cell table:formula="of:=IF([.$A323]=&quot;&quot;;&quot;&quot;;[$latest_newly_sick_table.D322]*[.D$1])">
            <text:p/>
          </table:table-cell>
          <table:table-cell table:formula="of:=IF([.$A323]=&quot;&quot;;&quot;&quot;;[$latest_newly_sick_table.E322]*[.E$1])">
            <text:p/>
          </table:table-cell>
          <table:table-cell table:formula="of:=IF([.$A323]=&quot;&quot;;&quot;&quot;;[$latest_newly_sick_table.F322]*[.F$1])">
            <text:p/>
          </table:table-cell>
          <table:table-cell table:formula="of:=IF([.$A323]=&quot;&quot;;&quot;&quot;;[$latest_newly_sick_table.G322]*[.G$1])">
            <text:p/>
          </table:table-cell>
          <table:table-cell table:formula="of:=IF([.$A323]=&quot;&quot;;&quot;&quot;;[$latest_newly_sick_table.H322]*[.H$1])">
            <text:p/>
          </table:table-cell>
          <table:table-cell table:formula="of:=IF([.$A323]=&quot;&quot;;&quot;&quot;;[$latest_newly_sick_table.I322]*[.I$1])">
            <text:p/>
          </table:table-cell>
          <table:table-cell table:formula="of:=IF([.$A323]=&quot;&quot;;&quot;&quot;;[$latest_newly_sick_table.J322]*[.J$1])">
            <text:p/>
          </table:table-cell>
          <table:table-cell table:formula="of:=IF([.$A323]=&quot;&quot;;&quot;&quot;;[$latest_newly_sick_table.K322]*[.K$1])">
            <text:p/>
          </table:table-cell>
          <table:table-cell table:formula="of:=IF([.$A323]=&quot;&quot;;&quot;&quot;;[$latest_newly_sick_table.L322]*[.L$1])">
            <text:p/>
          </table:table-cell>
          <table:table-cell/>
          <table:table-cell table:formula="of:=SUM([.B323:.J323])/[.N$1]" office:value-type="percentage" office:value="0" calcext:value-type="percentage">
            <text:p>0.00%</text:p>
          </table:table-cell>
          <table:table-cell table:formula="of:=IF([.A329]=&quot;&quot;;&quot;&quot;;AVERAGE([.N316:.N329]))">
            <text:p/>
          </table:table-cell>
        </table:table-row>
        <table:table-row table:style-name="ro1">
          <table:table-cell table:style-name="ce1" table:formula="of:=IF([$latest_newly_sick_table.A323]=&quot;&quot;;&quot;&quot;;[$latest_newly_sick_table.A323])">
            <text:p/>
          </table:table-cell>
          <table:table-cell table:formula="of:=IF([.$A324]=&quot;&quot;;&quot;&quot;;[$latest_newly_sick_table.B323]*[.B$1])">
            <text:p/>
          </table:table-cell>
          <table:table-cell table:formula="of:=IF([.$A324]=&quot;&quot;;&quot;&quot;;[$latest_newly_sick_table.C323]*[.C$1])">
            <text:p/>
          </table:table-cell>
          <table:table-cell table:formula="of:=IF([.$A324]=&quot;&quot;;&quot;&quot;;[$latest_newly_sick_table.D323]*[.D$1])">
            <text:p/>
          </table:table-cell>
          <table:table-cell table:formula="of:=IF([.$A324]=&quot;&quot;;&quot;&quot;;[$latest_newly_sick_table.E323]*[.E$1])">
            <text:p/>
          </table:table-cell>
          <table:table-cell table:formula="of:=IF([.$A324]=&quot;&quot;;&quot;&quot;;[$latest_newly_sick_table.F323]*[.F$1])">
            <text:p/>
          </table:table-cell>
          <table:table-cell table:formula="of:=IF([.$A324]=&quot;&quot;;&quot;&quot;;[$latest_newly_sick_table.G323]*[.G$1])">
            <text:p/>
          </table:table-cell>
          <table:table-cell table:formula="of:=IF([.$A324]=&quot;&quot;;&quot;&quot;;[$latest_newly_sick_table.H323]*[.H$1])">
            <text:p/>
          </table:table-cell>
          <table:table-cell table:formula="of:=IF([.$A324]=&quot;&quot;;&quot;&quot;;[$latest_newly_sick_table.I323]*[.I$1])">
            <text:p/>
          </table:table-cell>
          <table:table-cell table:formula="of:=IF([.$A324]=&quot;&quot;;&quot;&quot;;[$latest_newly_sick_table.J323]*[.J$1])">
            <text:p/>
          </table:table-cell>
          <table:table-cell table:formula="of:=IF([.$A324]=&quot;&quot;;&quot;&quot;;[$latest_newly_sick_table.K323]*[.K$1])">
            <text:p/>
          </table:table-cell>
          <table:table-cell table:formula="of:=IF([.$A324]=&quot;&quot;;&quot;&quot;;[$latest_newly_sick_table.L323]*[.L$1])">
            <text:p/>
          </table:table-cell>
          <table:table-cell/>
          <table:table-cell table:formula="of:=SUM([.B324:.J324])/[.N$1]" office:value-type="percentage" office:value="0" calcext:value-type="percentage">
            <text:p>0.00%</text:p>
          </table:table-cell>
          <table:table-cell table:formula="of:=IF([.A330]=&quot;&quot;;&quot;&quot;;AVERAGE([.N317:.N330]))">
            <text:p/>
          </table:table-cell>
        </table:table-row>
        <table:table-row table:style-name="ro1">
          <table:table-cell table:style-name="ce1" table:formula="of:=IF([$latest_newly_sick_table.A324]=&quot;&quot;;&quot;&quot;;[$latest_newly_sick_table.A324])">
            <text:p/>
          </table:table-cell>
          <table:table-cell table:formula="of:=IF([.$A325]=&quot;&quot;;&quot;&quot;;[$latest_newly_sick_table.B324]*[.B$1])">
            <text:p/>
          </table:table-cell>
          <table:table-cell table:formula="of:=IF([.$A325]=&quot;&quot;;&quot;&quot;;[$latest_newly_sick_table.C324]*[.C$1])">
            <text:p/>
          </table:table-cell>
          <table:table-cell table:formula="of:=IF([.$A325]=&quot;&quot;;&quot;&quot;;[$latest_newly_sick_table.D324]*[.D$1])">
            <text:p/>
          </table:table-cell>
          <table:table-cell table:formula="of:=IF([.$A325]=&quot;&quot;;&quot;&quot;;[$latest_newly_sick_table.E324]*[.E$1])">
            <text:p/>
          </table:table-cell>
          <table:table-cell table:formula="of:=IF([.$A325]=&quot;&quot;;&quot;&quot;;[$latest_newly_sick_table.F324]*[.F$1])">
            <text:p/>
          </table:table-cell>
          <table:table-cell table:formula="of:=IF([.$A325]=&quot;&quot;;&quot;&quot;;[$latest_newly_sick_table.G324]*[.G$1])">
            <text:p/>
          </table:table-cell>
          <table:table-cell table:formula="of:=IF([.$A325]=&quot;&quot;;&quot;&quot;;[$latest_newly_sick_table.H324]*[.H$1])">
            <text:p/>
          </table:table-cell>
          <table:table-cell table:formula="of:=IF([.$A325]=&quot;&quot;;&quot;&quot;;[$latest_newly_sick_table.I324]*[.I$1])">
            <text:p/>
          </table:table-cell>
          <table:table-cell table:formula="of:=IF([.$A325]=&quot;&quot;;&quot;&quot;;[$latest_newly_sick_table.J324]*[.J$1])">
            <text:p/>
          </table:table-cell>
          <table:table-cell table:formula="of:=IF([.$A325]=&quot;&quot;;&quot;&quot;;[$latest_newly_sick_table.K324]*[.K$1])">
            <text:p/>
          </table:table-cell>
          <table:table-cell table:formula="of:=IF([.$A325]=&quot;&quot;;&quot;&quot;;[$latest_newly_sick_table.L324]*[.L$1])">
            <text:p/>
          </table:table-cell>
          <table:table-cell/>
          <table:table-cell table:formula="of:=SUM([.B325:.J325])/[.N$1]" office:value-type="percentage" office:value="0" calcext:value-type="percentage">
            <text:p>0.00%</text:p>
          </table:table-cell>
          <table:table-cell table:formula="of:=IF([.A331]=&quot;&quot;;&quot;&quot;;AVERAGE([.N318:.N331]))">
            <text:p/>
          </table:table-cell>
        </table:table-row>
        <table:table-row table:style-name="ro1">
          <table:table-cell table:style-name="ce1" table:formula="of:=IF([$latest_newly_sick_table.A325]=&quot;&quot;;&quot;&quot;;[$latest_newly_sick_table.A325])">
            <text:p/>
          </table:table-cell>
          <table:table-cell table:formula="of:=IF([.$A326]=&quot;&quot;;&quot;&quot;;[$latest_newly_sick_table.B325]*[.B$1])">
            <text:p/>
          </table:table-cell>
          <table:table-cell table:formula="of:=IF([.$A326]=&quot;&quot;;&quot;&quot;;[$latest_newly_sick_table.C325]*[.C$1])">
            <text:p/>
          </table:table-cell>
          <table:table-cell table:formula="of:=IF([.$A326]=&quot;&quot;;&quot;&quot;;[$latest_newly_sick_table.D325]*[.D$1])">
            <text:p/>
          </table:table-cell>
          <table:table-cell table:formula="of:=IF([.$A326]=&quot;&quot;;&quot;&quot;;[$latest_newly_sick_table.E325]*[.E$1])">
            <text:p/>
          </table:table-cell>
          <table:table-cell table:formula="of:=IF([.$A326]=&quot;&quot;;&quot;&quot;;[$latest_newly_sick_table.F325]*[.F$1])">
            <text:p/>
          </table:table-cell>
          <table:table-cell table:formula="of:=IF([.$A326]=&quot;&quot;;&quot;&quot;;[$latest_newly_sick_table.G325]*[.G$1])">
            <text:p/>
          </table:table-cell>
          <table:table-cell table:formula="of:=IF([.$A326]=&quot;&quot;;&quot;&quot;;[$latest_newly_sick_table.H325]*[.H$1])">
            <text:p/>
          </table:table-cell>
          <table:table-cell table:formula="of:=IF([.$A326]=&quot;&quot;;&quot;&quot;;[$latest_newly_sick_table.I325]*[.I$1])">
            <text:p/>
          </table:table-cell>
          <table:table-cell table:formula="of:=IF([.$A326]=&quot;&quot;;&quot;&quot;;[$latest_newly_sick_table.J325]*[.J$1])">
            <text:p/>
          </table:table-cell>
          <table:table-cell table:formula="of:=IF([.$A326]=&quot;&quot;;&quot;&quot;;[$latest_newly_sick_table.K325]*[.K$1])">
            <text:p/>
          </table:table-cell>
          <table:table-cell table:formula="of:=IF([.$A326]=&quot;&quot;;&quot;&quot;;[$latest_newly_sick_table.L325]*[.L$1])">
            <text:p/>
          </table:table-cell>
          <table:table-cell/>
          <table:table-cell table:formula="of:=SUM([.B326:.J326])/[.N$1]" office:value-type="percentage" office:value="0" calcext:value-type="percentage">
            <text:p>0.00%</text:p>
          </table:table-cell>
          <table:table-cell table:formula="of:=IF([.A332]=&quot;&quot;;&quot;&quot;;AVERAGE([.N319:.N332]))">
            <text:p/>
          </table:table-cell>
        </table:table-row>
        <table:table-row table:style-name="ro1">
          <table:table-cell table:style-name="ce1" table:formula="of:=IF([$latest_newly_sick_table.A326]=&quot;&quot;;&quot;&quot;;[$latest_newly_sick_table.A326])">
            <text:p/>
          </table:table-cell>
          <table:table-cell table:formula="of:=IF([.$A327]=&quot;&quot;;&quot;&quot;;[$latest_newly_sick_table.B326]*[.B$1])">
            <text:p/>
          </table:table-cell>
          <table:table-cell table:formula="of:=IF([.$A327]=&quot;&quot;;&quot;&quot;;[$latest_newly_sick_table.C326]*[.C$1])">
            <text:p/>
          </table:table-cell>
          <table:table-cell table:formula="of:=IF([.$A327]=&quot;&quot;;&quot;&quot;;[$latest_newly_sick_table.D326]*[.D$1])">
            <text:p/>
          </table:table-cell>
          <table:table-cell table:formula="of:=IF([.$A327]=&quot;&quot;;&quot;&quot;;[$latest_newly_sick_table.E326]*[.E$1])">
            <text:p/>
          </table:table-cell>
          <table:table-cell table:formula="of:=IF([.$A327]=&quot;&quot;;&quot;&quot;;[$latest_newly_sick_table.F326]*[.F$1])">
            <text:p/>
          </table:table-cell>
          <table:table-cell table:formula="of:=IF([.$A327]=&quot;&quot;;&quot;&quot;;[$latest_newly_sick_table.G326]*[.G$1])">
            <text:p/>
          </table:table-cell>
          <table:table-cell table:formula="of:=IF([.$A327]=&quot;&quot;;&quot;&quot;;[$latest_newly_sick_table.H326]*[.H$1])">
            <text:p/>
          </table:table-cell>
          <table:table-cell table:formula="of:=IF([.$A327]=&quot;&quot;;&quot;&quot;;[$latest_newly_sick_table.I326]*[.I$1])">
            <text:p/>
          </table:table-cell>
          <table:table-cell table:formula="of:=IF([.$A327]=&quot;&quot;;&quot;&quot;;[$latest_newly_sick_table.J326]*[.J$1])">
            <text:p/>
          </table:table-cell>
          <table:table-cell table:formula="of:=IF([.$A327]=&quot;&quot;;&quot;&quot;;[$latest_newly_sick_table.K326]*[.K$1])">
            <text:p/>
          </table:table-cell>
          <table:table-cell table:formula="of:=IF([.$A327]=&quot;&quot;;&quot;&quot;;[$latest_newly_sick_table.L326]*[.L$1])">
            <text:p/>
          </table:table-cell>
          <table:table-cell/>
          <table:table-cell table:formula="of:=SUM([.B327:.J327])/[.N$1]" office:value-type="percentage" office:value="0" calcext:value-type="percentage">
            <text:p>0.00%</text:p>
          </table:table-cell>
          <table:table-cell table:formula="of:=IF([.A333]=&quot;&quot;;&quot;&quot;;AVERAGE([.N320:.N333]))">
            <text:p/>
          </table:table-cell>
        </table:table-row>
        <table:table-row table:style-name="ro1">
          <table:table-cell table:style-name="ce1" table:formula="of:=IF([$latest_newly_sick_table.A327]=&quot;&quot;;&quot;&quot;;[$latest_newly_sick_table.A327])">
            <text:p/>
          </table:table-cell>
          <table:table-cell table:formula="of:=IF([.$A328]=&quot;&quot;;&quot;&quot;;[$latest_newly_sick_table.B327]*[.B$1])">
            <text:p/>
          </table:table-cell>
          <table:table-cell table:formula="of:=IF([.$A328]=&quot;&quot;;&quot;&quot;;[$latest_newly_sick_table.C327]*[.C$1])">
            <text:p/>
          </table:table-cell>
          <table:table-cell table:formula="of:=IF([.$A328]=&quot;&quot;;&quot;&quot;;[$latest_newly_sick_table.D327]*[.D$1])">
            <text:p/>
          </table:table-cell>
          <table:table-cell table:formula="of:=IF([.$A328]=&quot;&quot;;&quot;&quot;;[$latest_newly_sick_table.E327]*[.E$1])">
            <text:p/>
          </table:table-cell>
          <table:table-cell table:formula="of:=IF([.$A328]=&quot;&quot;;&quot;&quot;;[$latest_newly_sick_table.F327]*[.F$1])">
            <text:p/>
          </table:table-cell>
          <table:table-cell table:formula="of:=IF([.$A328]=&quot;&quot;;&quot;&quot;;[$latest_newly_sick_table.G327]*[.G$1])">
            <text:p/>
          </table:table-cell>
          <table:table-cell table:formula="of:=IF([.$A328]=&quot;&quot;;&quot;&quot;;[$latest_newly_sick_table.H327]*[.H$1])">
            <text:p/>
          </table:table-cell>
          <table:table-cell table:formula="of:=IF([.$A328]=&quot;&quot;;&quot;&quot;;[$latest_newly_sick_table.I327]*[.I$1])">
            <text:p/>
          </table:table-cell>
          <table:table-cell table:formula="of:=IF([.$A328]=&quot;&quot;;&quot;&quot;;[$latest_newly_sick_table.J327]*[.J$1])">
            <text:p/>
          </table:table-cell>
          <table:table-cell table:formula="of:=IF([.$A328]=&quot;&quot;;&quot;&quot;;[$latest_newly_sick_table.K327]*[.K$1])">
            <text:p/>
          </table:table-cell>
          <table:table-cell table:formula="of:=IF([.$A328]=&quot;&quot;;&quot;&quot;;[$latest_newly_sick_table.L327]*[.L$1])">
            <text:p/>
          </table:table-cell>
          <table:table-cell/>
          <table:table-cell table:formula="of:=SUM([.B328:.J328])/[.N$1]" office:value-type="percentage" office:value="0" calcext:value-type="percentage">
            <text:p>0.00%</text:p>
          </table:table-cell>
          <table:table-cell table:formula="of:=IF([.A334]=&quot;&quot;;&quot;&quot;;AVERAGE([.N321:.N334]))">
            <text:p/>
          </table:table-cell>
        </table:table-row>
        <table:table-row table:style-name="ro1">
          <table:table-cell table:style-name="ce1" table:formula="of:=IF([$latest_newly_sick_table.A328]=&quot;&quot;;&quot;&quot;;[$latest_newly_sick_table.A328])">
            <text:p/>
          </table:table-cell>
          <table:table-cell table:formula="of:=IF([.$A329]=&quot;&quot;;&quot;&quot;;[$latest_newly_sick_table.B328]*[.B$1])">
            <text:p/>
          </table:table-cell>
          <table:table-cell table:formula="of:=IF([.$A329]=&quot;&quot;;&quot;&quot;;[$latest_newly_sick_table.C328]*[.C$1])">
            <text:p/>
          </table:table-cell>
          <table:table-cell table:formula="of:=IF([.$A329]=&quot;&quot;;&quot;&quot;;[$latest_newly_sick_table.D328]*[.D$1])">
            <text:p/>
          </table:table-cell>
          <table:table-cell table:formula="of:=IF([.$A329]=&quot;&quot;;&quot;&quot;;[$latest_newly_sick_table.E328]*[.E$1])">
            <text:p/>
          </table:table-cell>
          <table:table-cell table:formula="of:=IF([.$A329]=&quot;&quot;;&quot;&quot;;[$latest_newly_sick_table.F328]*[.F$1])">
            <text:p/>
          </table:table-cell>
          <table:table-cell table:formula="of:=IF([.$A329]=&quot;&quot;;&quot;&quot;;[$latest_newly_sick_table.G328]*[.G$1])">
            <text:p/>
          </table:table-cell>
          <table:table-cell table:formula="of:=IF([.$A329]=&quot;&quot;;&quot;&quot;;[$latest_newly_sick_table.H328]*[.H$1])">
            <text:p/>
          </table:table-cell>
          <table:table-cell table:formula="of:=IF([.$A329]=&quot;&quot;;&quot;&quot;;[$latest_newly_sick_table.I328]*[.I$1])">
            <text:p/>
          </table:table-cell>
          <table:table-cell table:formula="of:=IF([.$A329]=&quot;&quot;;&quot;&quot;;[$latest_newly_sick_table.J328]*[.J$1])">
            <text:p/>
          </table:table-cell>
          <table:table-cell table:formula="of:=IF([.$A329]=&quot;&quot;;&quot;&quot;;[$latest_newly_sick_table.K328]*[.K$1])">
            <text:p/>
          </table:table-cell>
          <table:table-cell table:formula="of:=IF([.$A329]=&quot;&quot;;&quot;&quot;;[$latest_newly_sick_table.L328]*[.L$1])">
            <text:p/>
          </table:table-cell>
          <table:table-cell/>
          <table:table-cell table:formula="of:=SUM([.B329:.J329])/[.N$1]" office:value-type="percentage" office:value="0" calcext:value-type="percentage">
            <text:p>0.00%</text:p>
          </table:table-cell>
          <table:table-cell table:formula="of:=IF([.A335]=&quot;&quot;;&quot;&quot;;AVERAGE([.N322:.N335]))">
            <text:p/>
          </table:table-cell>
        </table:table-row>
        <table:table-row table:style-name="ro1">
          <table:table-cell table:style-name="ce1" table:formula="of:=IF([$latest_newly_sick_table.A329]=&quot;&quot;;&quot;&quot;;[$latest_newly_sick_table.A329])">
            <text:p/>
          </table:table-cell>
          <table:table-cell table:formula="of:=IF([.$A330]=&quot;&quot;;&quot;&quot;;[$latest_newly_sick_table.B329]*[.B$1])">
            <text:p/>
          </table:table-cell>
          <table:table-cell table:formula="of:=IF([.$A330]=&quot;&quot;;&quot;&quot;;[$latest_newly_sick_table.C329]*[.C$1])">
            <text:p/>
          </table:table-cell>
          <table:table-cell table:formula="of:=IF([.$A330]=&quot;&quot;;&quot;&quot;;[$latest_newly_sick_table.D329]*[.D$1])">
            <text:p/>
          </table:table-cell>
          <table:table-cell table:formula="of:=IF([.$A330]=&quot;&quot;;&quot;&quot;;[$latest_newly_sick_table.E329]*[.E$1])">
            <text:p/>
          </table:table-cell>
          <table:table-cell table:formula="of:=IF([.$A330]=&quot;&quot;;&quot;&quot;;[$latest_newly_sick_table.F329]*[.F$1])">
            <text:p/>
          </table:table-cell>
          <table:table-cell table:formula="of:=IF([.$A330]=&quot;&quot;;&quot;&quot;;[$latest_newly_sick_table.G329]*[.G$1])">
            <text:p/>
          </table:table-cell>
          <table:table-cell table:formula="of:=IF([.$A330]=&quot;&quot;;&quot;&quot;;[$latest_newly_sick_table.H329]*[.H$1])">
            <text:p/>
          </table:table-cell>
          <table:table-cell table:formula="of:=IF([.$A330]=&quot;&quot;;&quot;&quot;;[$latest_newly_sick_table.I329]*[.I$1])">
            <text:p/>
          </table:table-cell>
          <table:table-cell table:formula="of:=IF([.$A330]=&quot;&quot;;&quot;&quot;;[$latest_newly_sick_table.J329]*[.J$1])">
            <text:p/>
          </table:table-cell>
          <table:table-cell table:formula="of:=IF([.$A330]=&quot;&quot;;&quot;&quot;;[$latest_newly_sick_table.K329]*[.K$1])">
            <text:p/>
          </table:table-cell>
          <table:table-cell table:formula="of:=IF([.$A330]=&quot;&quot;;&quot;&quot;;[$latest_newly_sick_table.L329]*[.L$1])">
            <text:p/>
          </table:table-cell>
          <table:table-cell/>
          <table:table-cell table:formula="of:=SUM([.B330:.J330])/[.N$1]" office:value-type="percentage" office:value="0" calcext:value-type="percentage">
            <text:p>0.00%</text:p>
          </table:table-cell>
          <table:table-cell table:formula="of:=IF([.A336]=&quot;&quot;;&quot;&quot;;AVERAGE([.N323:.N336]))">
            <text:p/>
          </table:table-cell>
        </table:table-row>
        <table:table-row table:style-name="ro1">
          <table:table-cell table:style-name="ce1" table:formula="of:=IF([$latest_newly_sick_table.A330]=&quot;&quot;;&quot;&quot;;[$latest_newly_sick_table.A330])">
            <text:p/>
          </table:table-cell>
          <table:table-cell table:formula="of:=IF([.$A331]=&quot;&quot;;&quot;&quot;;[$latest_newly_sick_table.B330]*[.B$1])">
            <text:p/>
          </table:table-cell>
          <table:table-cell table:formula="of:=IF([.$A331]=&quot;&quot;;&quot;&quot;;[$latest_newly_sick_table.C330]*[.C$1])">
            <text:p/>
          </table:table-cell>
          <table:table-cell table:formula="of:=IF([.$A331]=&quot;&quot;;&quot;&quot;;[$latest_newly_sick_table.D330]*[.D$1])">
            <text:p/>
          </table:table-cell>
          <table:table-cell table:formula="of:=IF([.$A331]=&quot;&quot;;&quot;&quot;;[$latest_newly_sick_table.E330]*[.E$1])">
            <text:p/>
          </table:table-cell>
          <table:table-cell table:formula="of:=IF([.$A331]=&quot;&quot;;&quot;&quot;;[$latest_newly_sick_table.F330]*[.F$1])">
            <text:p/>
          </table:table-cell>
          <table:table-cell table:formula="of:=IF([.$A331]=&quot;&quot;;&quot;&quot;;[$latest_newly_sick_table.G330]*[.G$1])">
            <text:p/>
          </table:table-cell>
          <table:table-cell table:formula="of:=IF([.$A331]=&quot;&quot;;&quot;&quot;;[$latest_newly_sick_table.H330]*[.H$1])">
            <text:p/>
          </table:table-cell>
          <table:table-cell table:formula="of:=IF([.$A331]=&quot;&quot;;&quot;&quot;;[$latest_newly_sick_table.I330]*[.I$1])">
            <text:p/>
          </table:table-cell>
          <table:table-cell table:formula="of:=IF([.$A331]=&quot;&quot;;&quot;&quot;;[$latest_newly_sick_table.J330]*[.J$1])">
            <text:p/>
          </table:table-cell>
          <table:table-cell table:formula="of:=IF([.$A331]=&quot;&quot;;&quot;&quot;;[$latest_newly_sick_table.K330]*[.K$1])">
            <text:p/>
          </table:table-cell>
          <table:table-cell table:formula="of:=IF([.$A331]=&quot;&quot;;&quot;&quot;;[$latest_newly_sick_table.L330]*[.L$1])">
            <text:p/>
          </table:table-cell>
          <table:table-cell/>
          <table:table-cell table:formula="of:=SUM([.B331:.J331])/[.N$1]" office:value-type="percentage" office:value="0" calcext:value-type="percentage">
            <text:p>0.00%</text:p>
          </table:table-cell>
          <table:table-cell table:formula="of:=IF([.A337]=&quot;&quot;;&quot;&quot;;AVERAGE([.N324:.N337]))">
            <text:p/>
          </table:table-cell>
        </table:table-row>
        <table:table-row table:style-name="ro1">
          <table:table-cell table:style-name="ce1" table:formula="of:=IF([$latest_newly_sick_table.A331]=&quot;&quot;;&quot;&quot;;[$latest_newly_sick_table.A331])">
            <text:p/>
          </table:table-cell>
          <table:table-cell table:formula="of:=IF([.$A332]=&quot;&quot;;&quot;&quot;;[$latest_newly_sick_table.B331]*[.B$1])">
            <text:p/>
          </table:table-cell>
          <table:table-cell table:formula="of:=IF([.$A332]=&quot;&quot;;&quot;&quot;;[$latest_newly_sick_table.C331]*[.C$1])">
            <text:p/>
          </table:table-cell>
          <table:table-cell table:formula="of:=IF([.$A332]=&quot;&quot;;&quot;&quot;;[$latest_newly_sick_table.D331]*[.D$1])">
            <text:p/>
          </table:table-cell>
          <table:table-cell table:formula="of:=IF([.$A332]=&quot;&quot;;&quot;&quot;;[$latest_newly_sick_table.E331]*[.E$1])">
            <text:p/>
          </table:table-cell>
          <table:table-cell table:formula="of:=IF([.$A332]=&quot;&quot;;&quot;&quot;;[$latest_newly_sick_table.F331]*[.F$1])">
            <text:p/>
          </table:table-cell>
          <table:table-cell table:formula="of:=IF([.$A332]=&quot;&quot;;&quot;&quot;;[$latest_newly_sick_table.G331]*[.G$1])">
            <text:p/>
          </table:table-cell>
          <table:table-cell table:formula="of:=IF([.$A332]=&quot;&quot;;&quot;&quot;;[$latest_newly_sick_table.H331]*[.H$1])">
            <text:p/>
          </table:table-cell>
          <table:table-cell table:formula="of:=IF([.$A332]=&quot;&quot;;&quot;&quot;;[$latest_newly_sick_table.I331]*[.I$1])">
            <text:p/>
          </table:table-cell>
          <table:table-cell table:formula="of:=IF([.$A332]=&quot;&quot;;&quot;&quot;;[$latest_newly_sick_table.J331]*[.J$1])">
            <text:p/>
          </table:table-cell>
          <table:table-cell table:formula="of:=IF([.$A332]=&quot;&quot;;&quot;&quot;;[$latest_newly_sick_table.K331]*[.K$1])">
            <text:p/>
          </table:table-cell>
          <table:table-cell table:formula="of:=IF([.$A332]=&quot;&quot;;&quot;&quot;;[$latest_newly_sick_table.L331]*[.L$1])">
            <text:p/>
          </table:table-cell>
          <table:table-cell/>
          <table:table-cell table:formula="of:=SUM([.B332:.J332])/[.N$1]" office:value-type="percentage" office:value="0" calcext:value-type="percentage">
            <text:p>0.00%</text:p>
          </table:table-cell>
          <table:table-cell table:formula="of:=IF([.A338]=&quot;&quot;;&quot;&quot;;AVERAGE([.N325:.N338]))">
            <text:p/>
          </table:table-cell>
        </table:table-row>
        <table:table-row table:style-name="ro1">
          <table:table-cell table:style-name="ce1" table:formula="of:=IF([$latest_newly_sick_table.A332]=&quot;&quot;;&quot;&quot;;[$latest_newly_sick_table.A332])">
            <text:p/>
          </table:table-cell>
          <table:table-cell table:formula="of:=IF([.$A333]=&quot;&quot;;&quot;&quot;;[$latest_newly_sick_table.B332]*[.B$1])">
            <text:p/>
          </table:table-cell>
          <table:table-cell table:formula="of:=IF([.$A333]=&quot;&quot;;&quot;&quot;;[$latest_newly_sick_table.C332]*[.C$1])">
            <text:p/>
          </table:table-cell>
          <table:table-cell table:formula="of:=IF([.$A333]=&quot;&quot;;&quot;&quot;;[$latest_newly_sick_table.D332]*[.D$1])">
            <text:p/>
          </table:table-cell>
          <table:table-cell table:formula="of:=IF([.$A333]=&quot;&quot;;&quot;&quot;;[$latest_newly_sick_table.E332]*[.E$1])">
            <text:p/>
          </table:table-cell>
          <table:table-cell table:formula="of:=IF([.$A333]=&quot;&quot;;&quot;&quot;;[$latest_newly_sick_table.F332]*[.F$1])">
            <text:p/>
          </table:table-cell>
          <table:table-cell table:formula="of:=IF([.$A333]=&quot;&quot;;&quot;&quot;;[$latest_newly_sick_table.G332]*[.G$1])">
            <text:p/>
          </table:table-cell>
          <table:table-cell table:formula="of:=IF([.$A333]=&quot;&quot;;&quot;&quot;;[$latest_newly_sick_table.H332]*[.H$1])">
            <text:p/>
          </table:table-cell>
          <table:table-cell table:formula="of:=IF([.$A333]=&quot;&quot;;&quot;&quot;;[$latest_newly_sick_table.I332]*[.I$1])">
            <text:p/>
          </table:table-cell>
          <table:table-cell table:formula="of:=IF([.$A333]=&quot;&quot;;&quot;&quot;;[$latest_newly_sick_table.J332]*[.J$1])">
            <text:p/>
          </table:table-cell>
          <table:table-cell table:formula="of:=IF([.$A333]=&quot;&quot;;&quot;&quot;;[$latest_newly_sick_table.K332]*[.K$1])">
            <text:p/>
          </table:table-cell>
          <table:table-cell table:formula="of:=IF([.$A333]=&quot;&quot;;&quot;&quot;;[$latest_newly_sick_table.L332]*[.L$1])">
            <text:p/>
          </table:table-cell>
          <table:table-cell/>
          <table:table-cell table:formula="of:=SUM([.B333:.J333])/[.N$1]" office:value-type="percentage" office:value="0" calcext:value-type="percentage">
            <text:p>0.00%</text:p>
          </table:table-cell>
          <table:table-cell table:formula="of:=IF([.A339]=&quot;&quot;;&quot;&quot;;AVERAGE([.N326:.N339]))">
            <text:p/>
          </table:table-cell>
        </table:table-row>
        <table:table-row table:style-name="ro1">
          <table:table-cell table:style-name="ce1" table:formula="of:=IF([$latest_newly_sick_table.A333]=&quot;&quot;;&quot;&quot;;[$latest_newly_sick_table.A333])">
            <text:p/>
          </table:table-cell>
          <table:table-cell table:formula="of:=IF([.$A334]=&quot;&quot;;&quot;&quot;;[$latest_newly_sick_table.B333]*[.B$1])">
            <text:p/>
          </table:table-cell>
          <table:table-cell table:formula="of:=IF([.$A334]=&quot;&quot;;&quot;&quot;;[$latest_newly_sick_table.C333]*[.C$1])">
            <text:p/>
          </table:table-cell>
          <table:table-cell table:formula="of:=IF([.$A334]=&quot;&quot;;&quot;&quot;;[$latest_newly_sick_table.D333]*[.D$1])">
            <text:p/>
          </table:table-cell>
          <table:table-cell table:formula="of:=IF([.$A334]=&quot;&quot;;&quot;&quot;;[$latest_newly_sick_table.E333]*[.E$1])">
            <text:p/>
          </table:table-cell>
          <table:table-cell table:formula="of:=IF([.$A334]=&quot;&quot;;&quot;&quot;;[$latest_newly_sick_table.F333]*[.F$1])">
            <text:p/>
          </table:table-cell>
          <table:table-cell table:formula="of:=IF([.$A334]=&quot;&quot;;&quot;&quot;;[$latest_newly_sick_table.G333]*[.G$1])">
            <text:p/>
          </table:table-cell>
          <table:table-cell table:formula="of:=IF([.$A334]=&quot;&quot;;&quot;&quot;;[$latest_newly_sick_table.H333]*[.H$1])">
            <text:p/>
          </table:table-cell>
          <table:table-cell table:formula="of:=IF([.$A334]=&quot;&quot;;&quot;&quot;;[$latest_newly_sick_table.I333]*[.I$1])">
            <text:p/>
          </table:table-cell>
          <table:table-cell table:formula="of:=IF([.$A334]=&quot;&quot;;&quot;&quot;;[$latest_newly_sick_table.J333]*[.J$1])">
            <text:p/>
          </table:table-cell>
          <table:table-cell table:formula="of:=IF([.$A334]=&quot;&quot;;&quot;&quot;;[$latest_newly_sick_table.K333]*[.K$1])">
            <text:p/>
          </table:table-cell>
          <table:table-cell table:formula="of:=IF([.$A334]=&quot;&quot;;&quot;&quot;;[$latest_newly_sick_table.L333]*[.L$1])">
            <text:p/>
          </table:table-cell>
          <table:table-cell/>
          <table:table-cell table:formula="of:=SUM([.B334:.J334])/[.N$1]" office:value-type="percentage" office:value="0" calcext:value-type="percentage">
            <text:p>0.00%</text:p>
          </table:table-cell>
          <table:table-cell table:formula="of:=IF([.A340]=&quot;&quot;;&quot;&quot;;AVERAGE([.N327:.N340]))">
            <text:p/>
          </table:table-cell>
        </table:table-row>
        <table:table-row table:style-name="ro1">
          <table:table-cell table:style-name="ce1" table:formula="of:=IF([$latest_newly_sick_table.A334]=&quot;&quot;;&quot;&quot;;[$latest_newly_sick_table.A334])">
            <text:p/>
          </table:table-cell>
          <table:table-cell table:formula="of:=IF([.$A335]=&quot;&quot;;&quot;&quot;;[$latest_newly_sick_table.B334]*[.B$1])">
            <text:p/>
          </table:table-cell>
          <table:table-cell table:formula="of:=IF([.$A335]=&quot;&quot;;&quot;&quot;;[$latest_newly_sick_table.C334]*[.C$1])">
            <text:p/>
          </table:table-cell>
          <table:table-cell table:formula="of:=IF([.$A335]=&quot;&quot;;&quot;&quot;;[$latest_newly_sick_table.D334]*[.D$1])">
            <text:p/>
          </table:table-cell>
          <table:table-cell table:formula="of:=IF([.$A335]=&quot;&quot;;&quot;&quot;;[$latest_newly_sick_table.E334]*[.E$1])">
            <text:p/>
          </table:table-cell>
          <table:table-cell table:formula="of:=IF([.$A335]=&quot;&quot;;&quot;&quot;;[$latest_newly_sick_table.F334]*[.F$1])">
            <text:p/>
          </table:table-cell>
          <table:table-cell table:formula="of:=IF([.$A335]=&quot;&quot;;&quot;&quot;;[$latest_newly_sick_table.G334]*[.G$1])">
            <text:p/>
          </table:table-cell>
          <table:table-cell table:formula="of:=IF([.$A335]=&quot;&quot;;&quot;&quot;;[$latest_newly_sick_table.H334]*[.H$1])">
            <text:p/>
          </table:table-cell>
          <table:table-cell table:formula="of:=IF([.$A335]=&quot;&quot;;&quot;&quot;;[$latest_newly_sick_table.I334]*[.I$1])">
            <text:p/>
          </table:table-cell>
          <table:table-cell table:formula="of:=IF([.$A335]=&quot;&quot;;&quot;&quot;;[$latest_newly_sick_table.J334]*[.J$1])">
            <text:p/>
          </table:table-cell>
          <table:table-cell table:formula="of:=IF([.$A335]=&quot;&quot;;&quot;&quot;;[$latest_newly_sick_table.K334]*[.K$1])">
            <text:p/>
          </table:table-cell>
          <table:table-cell table:formula="of:=IF([.$A335]=&quot;&quot;;&quot;&quot;;[$latest_newly_sick_table.L334]*[.L$1])">
            <text:p/>
          </table:table-cell>
          <table:table-cell/>
          <table:table-cell table:formula="of:=SUM([.B335:.J335])/[.N$1]" office:value-type="percentage" office:value="0" calcext:value-type="percentage">
            <text:p>0.00%</text:p>
          </table:table-cell>
          <table:table-cell table:formula="of:=IF([.A341]=&quot;&quot;;&quot;&quot;;AVERAGE([.N328:.N341]))">
            <text:p/>
          </table:table-cell>
        </table:table-row>
        <table:table-row table:style-name="ro1">
          <table:table-cell table:style-name="ce1" table:formula="of:=IF([$latest_newly_sick_table.A335]=&quot;&quot;;&quot;&quot;;[$latest_newly_sick_table.A335])">
            <text:p/>
          </table:table-cell>
          <table:table-cell table:formula="of:=IF([.$A336]=&quot;&quot;;&quot;&quot;;[$latest_newly_sick_table.B335]*[.B$1])">
            <text:p/>
          </table:table-cell>
          <table:table-cell table:formula="of:=IF([.$A336]=&quot;&quot;;&quot;&quot;;[$latest_newly_sick_table.C335]*[.C$1])">
            <text:p/>
          </table:table-cell>
          <table:table-cell table:formula="of:=IF([.$A336]=&quot;&quot;;&quot;&quot;;[$latest_newly_sick_table.D335]*[.D$1])">
            <text:p/>
          </table:table-cell>
          <table:table-cell table:formula="of:=IF([.$A336]=&quot;&quot;;&quot;&quot;;[$latest_newly_sick_table.E335]*[.E$1])">
            <text:p/>
          </table:table-cell>
          <table:table-cell table:formula="of:=IF([.$A336]=&quot;&quot;;&quot;&quot;;[$latest_newly_sick_table.F335]*[.F$1])">
            <text:p/>
          </table:table-cell>
          <table:table-cell table:formula="of:=IF([.$A336]=&quot;&quot;;&quot;&quot;;[$latest_newly_sick_table.G335]*[.G$1])">
            <text:p/>
          </table:table-cell>
          <table:table-cell table:formula="of:=IF([.$A336]=&quot;&quot;;&quot;&quot;;[$latest_newly_sick_table.H335]*[.H$1])">
            <text:p/>
          </table:table-cell>
          <table:table-cell table:formula="of:=IF([.$A336]=&quot;&quot;;&quot;&quot;;[$latest_newly_sick_table.I335]*[.I$1])">
            <text:p/>
          </table:table-cell>
          <table:table-cell table:formula="of:=IF([.$A336]=&quot;&quot;;&quot;&quot;;[$latest_newly_sick_table.J335]*[.J$1])">
            <text:p/>
          </table:table-cell>
          <table:table-cell table:formula="of:=IF([.$A336]=&quot;&quot;;&quot;&quot;;[$latest_newly_sick_table.K335]*[.K$1])">
            <text:p/>
          </table:table-cell>
          <table:table-cell table:formula="of:=IF([.$A336]=&quot;&quot;;&quot;&quot;;[$latest_newly_sick_table.L335]*[.L$1])">
            <text:p/>
          </table:table-cell>
          <table:table-cell/>
          <table:table-cell table:formula="of:=SUM([.B336:.J336])/[.N$1]" office:value-type="percentage" office:value="0" calcext:value-type="percentage">
            <text:p>0.00%</text:p>
          </table:table-cell>
          <table:table-cell table:formula="of:=IF([.A342]=&quot;&quot;;&quot;&quot;;AVERAGE([.N329:.N342]))">
            <text:p/>
          </table:table-cell>
        </table:table-row>
        <table:table-row table:style-name="ro1">
          <table:table-cell table:style-name="ce1" table:formula="of:=IF([$latest_newly_sick_table.A336]=&quot;&quot;;&quot;&quot;;[$latest_newly_sick_table.A336])">
            <text:p/>
          </table:table-cell>
          <table:table-cell table:formula="of:=IF([.$A337]=&quot;&quot;;&quot;&quot;;[$latest_newly_sick_table.B336]*[.B$1])">
            <text:p/>
          </table:table-cell>
          <table:table-cell table:formula="of:=IF([.$A337]=&quot;&quot;;&quot;&quot;;[$latest_newly_sick_table.C336]*[.C$1])">
            <text:p/>
          </table:table-cell>
          <table:table-cell table:formula="of:=IF([.$A337]=&quot;&quot;;&quot;&quot;;[$latest_newly_sick_table.D336]*[.D$1])">
            <text:p/>
          </table:table-cell>
          <table:table-cell table:formula="of:=IF([.$A337]=&quot;&quot;;&quot;&quot;;[$latest_newly_sick_table.E336]*[.E$1])">
            <text:p/>
          </table:table-cell>
          <table:table-cell table:formula="of:=IF([.$A337]=&quot;&quot;;&quot;&quot;;[$latest_newly_sick_table.F336]*[.F$1])">
            <text:p/>
          </table:table-cell>
          <table:table-cell table:formula="of:=IF([.$A337]=&quot;&quot;;&quot;&quot;;[$latest_newly_sick_table.G336]*[.G$1])">
            <text:p/>
          </table:table-cell>
          <table:table-cell table:formula="of:=IF([.$A337]=&quot;&quot;;&quot;&quot;;[$latest_newly_sick_table.H336]*[.H$1])">
            <text:p/>
          </table:table-cell>
          <table:table-cell table:formula="of:=IF([.$A337]=&quot;&quot;;&quot;&quot;;[$latest_newly_sick_table.I336]*[.I$1])">
            <text:p/>
          </table:table-cell>
          <table:table-cell table:formula="of:=IF([.$A337]=&quot;&quot;;&quot;&quot;;[$latest_newly_sick_table.J336]*[.J$1])">
            <text:p/>
          </table:table-cell>
          <table:table-cell table:formula="of:=IF([.$A337]=&quot;&quot;;&quot;&quot;;[$latest_newly_sick_table.K336]*[.K$1])">
            <text:p/>
          </table:table-cell>
          <table:table-cell table:formula="of:=IF([.$A337]=&quot;&quot;;&quot;&quot;;[$latest_newly_sick_table.L336]*[.L$1])">
            <text:p/>
          </table:table-cell>
          <table:table-cell/>
          <table:table-cell table:formula="of:=SUM([.B337:.J337])/[.N$1]" office:value-type="percentage" office:value="0" calcext:value-type="percentage">
            <text:p>0.00%</text:p>
          </table:table-cell>
          <table:table-cell table:formula="of:=IF([.A343]=&quot;&quot;;&quot;&quot;;AVERAGE([.N330:.N343]))">
            <text:p/>
          </table:table-cell>
        </table:table-row>
        <table:table-row table:style-name="ro1">
          <table:table-cell table:style-name="ce1" table:formula="of:=IF([$latest_newly_sick_table.A337]=&quot;&quot;;&quot;&quot;;[$latest_newly_sick_table.A337])">
            <text:p/>
          </table:table-cell>
          <table:table-cell table:formula="of:=IF([.$A338]=&quot;&quot;;&quot;&quot;;[$latest_newly_sick_table.B337]*[.B$1])">
            <text:p/>
          </table:table-cell>
          <table:table-cell table:formula="of:=IF([.$A338]=&quot;&quot;;&quot;&quot;;[$latest_newly_sick_table.C337]*[.C$1])">
            <text:p/>
          </table:table-cell>
          <table:table-cell table:formula="of:=IF([.$A338]=&quot;&quot;;&quot;&quot;;[$latest_newly_sick_table.D337]*[.D$1])">
            <text:p/>
          </table:table-cell>
          <table:table-cell table:formula="of:=IF([.$A338]=&quot;&quot;;&quot;&quot;;[$latest_newly_sick_table.E337]*[.E$1])">
            <text:p/>
          </table:table-cell>
          <table:table-cell table:formula="of:=IF([.$A338]=&quot;&quot;;&quot;&quot;;[$latest_newly_sick_table.F337]*[.F$1])">
            <text:p/>
          </table:table-cell>
          <table:table-cell table:formula="of:=IF([.$A338]=&quot;&quot;;&quot;&quot;;[$latest_newly_sick_table.G337]*[.G$1])">
            <text:p/>
          </table:table-cell>
          <table:table-cell table:formula="of:=IF([.$A338]=&quot;&quot;;&quot;&quot;;[$latest_newly_sick_table.H337]*[.H$1])">
            <text:p/>
          </table:table-cell>
          <table:table-cell table:formula="of:=IF([.$A338]=&quot;&quot;;&quot;&quot;;[$latest_newly_sick_table.I337]*[.I$1])">
            <text:p/>
          </table:table-cell>
          <table:table-cell table:formula="of:=IF([.$A338]=&quot;&quot;;&quot;&quot;;[$latest_newly_sick_table.J337]*[.J$1])">
            <text:p/>
          </table:table-cell>
          <table:table-cell table:formula="of:=IF([.$A338]=&quot;&quot;;&quot;&quot;;[$latest_newly_sick_table.K337]*[.K$1])">
            <text:p/>
          </table:table-cell>
          <table:table-cell table:formula="of:=IF([.$A338]=&quot;&quot;;&quot;&quot;;[$latest_newly_sick_table.L337]*[.L$1])">
            <text:p/>
          </table:table-cell>
          <table:table-cell/>
          <table:table-cell table:formula="of:=SUM([.B338:.J338])/[.N$1]" office:value-type="percentage" office:value="0" calcext:value-type="percentage">
            <text:p>0.00%</text:p>
          </table:table-cell>
          <table:table-cell table:formula="of:=IF([.A344]=&quot;&quot;;&quot;&quot;;AVERAGE([.N331:.N344]))">
            <text:p/>
          </table:table-cell>
        </table:table-row>
        <table:table-row table:style-name="ro1">
          <table:table-cell table:style-name="ce1" table:formula="of:=IF([$latest_newly_sick_table.A338]=&quot;&quot;;&quot;&quot;;[$latest_newly_sick_table.A338])">
            <text:p/>
          </table:table-cell>
          <table:table-cell table:formula="of:=IF([.$A339]=&quot;&quot;;&quot;&quot;;[$latest_newly_sick_table.B338]*[.B$1])">
            <text:p/>
          </table:table-cell>
          <table:table-cell table:formula="of:=IF([.$A339]=&quot;&quot;;&quot;&quot;;[$latest_newly_sick_table.C338]*[.C$1])">
            <text:p/>
          </table:table-cell>
          <table:table-cell table:formula="of:=IF([.$A339]=&quot;&quot;;&quot;&quot;;[$latest_newly_sick_table.D338]*[.D$1])">
            <text:p/>
          </table:table-cell>
          <table:table-cell table:formula="of:=IF([.$A339]=&quot;&quot;;&quot;&quot;;[$latest_newly_sick_table.E338]*[.E$1])">
            <text:p/>
          </table:table-cell>
          <table:table-cell table:formula="of:=IF([.$A339]=&quot;&quot;;&quot;&quot;;[$latest_newly_sick_table.F338]*[.F$1])">
            <text:p/>
          </table:table-cell>
          <table:table-cell table:formula="of:=IF([.$A339]=&quot;&quot;;&quot;&quot;;[$latest_newly_sick_table.G338]*[.G$1])">
            <text:p/>
          </table:table-cell>
          <table:table-cell table:formula="of:=IF([.$A339]=&quot;&quot;;&quot;&quot;;[$latest_newly_sick_table.H338]*[.H$1])">
            <text:p/>
          </table:table-cell>
          <table:table-cell table:formula="of:=IF([.$A339]=&quot;&quot;;&quot;&quot;;[$latest_newly_sick_table.I338]*[.I$1])">
            <text:p/>
          </table:table-cell>
          <table:table-cell table:formula="of:=IF([.$A339]=&quot;&quot;;&quot;&quot;;[$latest_newly_sick_table.J338]*[.J$1])">
            <text:p/>
          </table:table-cell>
          <table:table-cell table:formula="of:=IF([.$A339]=&quot;&quot;;&quot;&quot;;[$latest_newly_sick_table.K338]*[.K$1])">
            <text:p/>
          </table:table-cell>
          <table:table-cell table:formula="of:=IF([.$A339]=&quot;&quot;;&quot;&quot;;[$latest_newly_sick_table.L338]*[.L$1])">
            <text:p/>
          </table:table-cell>
          <table:table-cell/>
          <table:table-cell table:formula="of:=SUM([.B339:.J339])/[.N$1]" office:value-type="percentage" office:value="0" calcext:value-type="percentage">
            <text:p>0.00%</text:p>
          </table:table-cell>
          <table:table-cell table:formula="of:=IF([.A345]=&quot;&quot;;&quot;&quot;;AVERAGE([.N332:.N345]))">
            <text:p/>
          </table:table-cell>
        </table:table-row>
        <table:table-row table:style-name="ro1">
          <table:table-cell table:style-name="ce1" table:formula="of:=IF([$latest_newly_sick_table.A339]=&quot;&quot;;&quot;&quot;;[$latest_newly_sick_table.A339])">
            <text:p/>
          </table:table-cell>
          <table:table-cell table:formula="of:=IF([.$A340]=&quot;&quot;;&quot;&quot;;[$latest_newly_sick_table.B339]*[.B$1])">
            <text:p/>
          </table:table-cell>
          <table:table-cell table:formula="of:=IF([.$A340]=&quot;&quot;;&quot;&quot;;[$latest_newly_sick_table.C339]*[.C$1])">
            <text:p/>
          </table:table-cell>
          <table:table-cell table:formula="of:=IF([.$A340]=&quot;&quot;;&quot;&quot;;[$latest_newly_sick_table.D339]*[.D$1])">
            <text:p/>
          </table:table-cell>
          <table:table-cell table:formula="of:=IF([.$A340]=&quot;&quot;;&quot;&quot;;[$latest_newly_sick_table.E339]*[.E$1])">
            <text:p/>
          </table:table-cell>
          <table:table-cell table:formula="of:=IF([.$A340]=&quot;&quot;;&quot;&quot;;[$latest_newly_sick_table.F339]*[.F$1])">
            <text:p/>
          </table:table-cell>
          <table:table-cell table:formula="of:=IF([.$A340]=&quot;&quot;;&quot;&quot;;[$latest_newly_sick_table.G339]*[.G$1])">
            <text:p/>
          </table:table-cell>
          <table:table-cell table:formula="of:=IF([.$A340]=&quot;&quot;;&quot;&quot;;[$latest_newly_sick_table.H339]*[.H$1])">
            <text:p/>
          </table:table-cell>
          <table:table-cell table:formula="of:=IF([.$A340]=&quot;&quot;;&quot;&quot;;[$latest_newly_sick_table.I339]*[.I$1])">
            <text:p/>
          </table:table-cell>
          <table:table-cell table:formula="of:=IF([.$A340]=&quot;&quot;;&quot;&quot;;[$latest_newly_sick_table.J339]*[.J$1])">
            <text:p/>
          </table:table-cell>
          <table:table-cell table:formula="of:=IF([.$A340]=&quot;&quot;;&quot;&quot;;[$latest_newly_sick_table.K339]*[.K$1])">
            <text:p/>
          </table:table-cell>
          <table:table-cell table:formula="of:=IF([.$A340]=&quot;&quot;;&quot;&quot;;[$latest_newly_sick_table.L339]*[.L$1])">
            <text:p/>
          </table:table-cell>
          <table:table-cell/>
          <table:table-cell table:formula="of:=SUM([.B340:.J340])/[.N$1]" office:value-type="percentage" office:value="0" calcext:value-type="percentage">
            <text:p>0.00%</text:p>
          </table:table-cell>
          <table:table-cell table:formula="of:=IF([.A346]=&quot;&quot;;&quot;&quot;;AVERAGE([.N333:.N346]))">
            <text:p/>
          </table:table-cell>
        </table:table-row>
        <table:table-row table:style-name="ro1">
          <table:table-cell table:style-name="ce1" table:formula="of:=IF([$latest_newly_sick_table.A340]=&quot;&quot;;&quot;&quot;;[$latest_newly_sick_table.A340])">
            <text:p/>
          </table:table-cell>
          <table:table-cell table:formula="of:=IF([.$A341]=&quot;&quot;;&quot;&quot;;[$latest_newly_sick_table.B340]*[.B$1])">
            <text:p/>
          </table:table-cell>
          <table:table-cell table:formula="of:=IF([.$A341]=&quot;&quot;;&quot;&quot;;[$latest_newly_sick_table.C340]*[.C$1])">
            <text:p/>
          </table:table-cell>
          <table:table-cell table:formula="of:=IF([.$A341]=&quot;&quot;;&quot;&quot;;[$latest_newly_sick_table.D340]*[.D$1])">
            <text:p/>
          </table:table-cell>
          <table:table-cell table:formula="of:=IF([.$A341]=&quot;&quot;;&quot;&quot;;[$latest_newly_sick_table.E340]*[.E$1])">
            <text:p/>
          </table:table-cell>
          <table:table-cell table:formula="of:=IF([.$A341]=&quot;&quot;;&quot;&quot;;[$latest_newly_sick_table.F340]*[.F$1])">
            <text:p/>
          </table:table-cell>
          <table:table-cell table:formula="of:=IF([.$A341]=&quot;&quot;;&quot;&quot;;[$latest_newly_sick_table.G340]*[.G$1])">
            <text:p/>
          </table:table-cell>
          <table:table-cell table:formula="of:=IF([.$A341]=&quot;&quot;;&quot;&quot;;[$latest_newly_sick_table.H340]*[.H$1])">
            <text:p/>
          </table:table-cell>
          <table:table-cell table:formula="of:=IF([.$A341]=&quot;&quot;;&quot;&quot;;[$latest_newly_sick_table.I340]*[.I$1])">
            <text:p/>
          </table:table-cell>
          <table:table-cell table:formula="of:=IF([.$A341]=&quot;&quot;;&quot;&quot;;[$latest_newly_sick_table.J340]*[.J$1])">
            <text:p/>
          </table:table-cell>
          <table:table-cell table:formula="of:=IF([.$A341]=&quot;&quot;;&quot;&quot;;[$latest_newly_sick_table.K340]*[.K$1])">
            <text:p/>
          </table:table-cell>
          <table:table-cell table:formula="of:=IF([.$A341]=&quot;&quot;;&quot;&quot;;[$latest_newly_sick_table.L340]*[.L$1])">
            <text:p/>
          </table:table-cell>
          <table:table-cell/>
          <table:table-cell table:formula="of:=SUM([.B341:.J341])/[.N$1]" office:value-type="percentage" office:value="0" calcext:value-type="percentage">
            <text:p>0.00%</text:p>
          </table:table-cell>
          <table:table-cell table:formula="of:=IF([.A347]=&quot;&quot;;&quot;&quot;;AVERAGE([.N334:.N347]))">
            <text:p/>
          </table:table-cell>
        </table:table-row>
        <table:table-row table:style-name="ro1">
          <table:table-cell table:style-name="ce1" table:formula="of:=IF([$latest_newly_sick_table.A341]=&quot;&quot;;&quot;&quot;;[$latest_newly_sick_table.A341])">
            <text:p/>
          </table:table-cell>
          <table:table-cell table:formula="of:=IF([.$A342]=&quot;&quot;;&quot;&quot;;[$latest_newly_sick_table.B341]*[.B$1])">
            <text:p/>
          </table:table-cell>
          <table:table-cell table:formula="of:=IF([.$A342]=&quot;&quot;;&quot;&quot;;[$latest_newly_sick_table.C341]*[.C$1])">
            <text:p/>
          </table:table-cell>
          <table:table-cell table:formula="of:=IF([.$A342]=&quot;&quot;;&quot;&quot;;[$latest_newly_sick_table.D341]*[.D$1])">
            <text:p/>
          </table:table-cell>
          <table:table-cell table:formula="of:=IF([.$A342]=&quot;&quot;;&quot;&quot;;[$latest_newly_sick_table.E341]*[.E$1])">
            <text:p/>
          </table:table-cell>
          <table:table-cell table:formula="of:=IF([.$A342]=&quot;&quot;;&quot;&quot;;[$latest_newly_sick_table.F341]*[.F$1])">
            <text:p/>
          </table:table-cell>
          <table:table-cell table:formula="of:=IF([.$A342]=&quot;&quot;;&quot;&quot;;[$latest_newly_sick_table.G341]*[.G$1])">
            <text:p/>
          </table:table-cell>
          <table:table-cell table:formula="of:=IF([.$A342]=&quot;&quot;;&quot;&quot;;[$latest_newly_sick_table.H341]*[.H$1])">
            <text:p/>
          </table:table-cell>
          <table:table-cell table:formula="of:=IF([.$A342]=&quot;&quot;;&quot;&quot;;[$latest_newly_sick_table.I341]*[.I$1])">
            <text:p/>
          </table:table-cell>
          <table:table-cell table:formula="of:=IF([.$A342]=&quot;&quot;;&quot;&quot;;[$latest_newly_sick_table.J341]*[.J$1])">
            <text:p/>
          </table:table-cell>
          <table:table-cell table:formula="of:=IF([.$A342]=&quot;&quot;;&quot;&quot;;[$latest_newly_sick_table.K341]*[.K$1])">
            <text:p/>
          </table:table-cell>
          <table:table-cell table:formula="of:=IF([.$A342]=&quot;&quot;;&quot;&quot;;[$latest_newly_sick_table.L341]*[.L$1])">
            <text:p/>
          </table:table-cell>
          <table:table-cell/>
          <table:table-cell table:formula="of:=SUM([.B342:.J342])/[.N$1]" office:value-type="percentage" office:value="0" calcext:value-type="percentage">
            <text:p>0.00%</text:p>
          </table:table-cell>
          <table:table-cell table:formula="of:=IF([.A348]=&quot;&quot;;&quot;&quot;;AVERAGE([.N335:.N348]))">
            <text:p/>
          </table:table-cell>
        </table:table-row>
        <table:table-row table:style-name="ro1">
          <table:table-cell table:style-name="ce1" table:formula="of:=IF([$latest_newly_sick_table.A342]=&quot;&quot;;&quot;&quot;;[$latest_newly_sick_table.A342])">
            <text:p/>
          </table:table-cell>
          <table:table-cell table:formula="of:=IF([.$A343]=&quot;&quot;;&quot;&quot;;[$latest_newly_sick_table.B342]*[.B$1])">
            <text:p/>
          </table:table-cell>
          <table:table-cell table:formula="of:=IF([.$A343]=&quot;&quot;;&quot;&quot;;[$latest_newly_sick_table.C342]*[.C$1])">
            <text:p/>
          </table:table-cell>
          <table:table-cell table:formula="of:=IF([.$A343]=&quot;&quot;;&quot;&quot;;[$latest_newly_sick_table.D342]*[.D$1])">
            <text:p/>
          </table:table-cell>
          <table:table-cell table:formula="of:=IF([.$A343]=&quot;&quot;;&quot;&quot;;[$latest_newly_sick_table.E342]*[.E$1])">
            <text:p/>
          </table:table-cell>
          <table:table-cell table:formula="of:=IF([.$A343]=&quot;&quot;;&quot;&quot;;[$latest_newly_sick_table.F342]*[.F$1])">
            <text:p/>
          </table:table-cell>
          <table:table-cell table:formula="of:=IF([.$A343]=&quot;&quot;;&quot;&quot;;[$latest_newly_sick_table.G342]*[.G$1])">
            <text:p/>
          </table:table-cell>
          <table:table-cell table:formula="of:=IF([.$A343]=&quot;&quot;;&quot;&quot;;[$latest_newly_sick_table.H342]*[.H$1])">
            <text:p/>
          </table:table-cell>
          <table:table-cell table:formula="of:=IF([.$A343]=&quot;&quot;;&quot;&quot;;[$latest_newly_sick_table.I342]*[.I$1])">
            <text:p/>
          </table:table-cell>
          <table:table-cell table:formula="of:=IF([.$A343]=&quot;&quot;;&quot;&quot;;[$latest_newly_sick_table.J342]*[.J$1])">
            <text:p/>
          </table:table-cell>
          <table:table-cell table:formula="of:=IF([.$A343]=&quot;&quot;;&quot;&quot;;[$latest_newly_sick_table.K342]*[.K$1])">
            <text:p/>
          </table:table-cell>
          <table:table-cell table:formula="of:=IF([.$A343]=&quot;&quot;;&quot;&quot;;[$latest_newly_sick_table.L342]*[.L$1])">
            <text:p/>
          </table:table-cell>
          <table:table-cell/>
          <table:table-cell table:formula="of:=SUM([.B343:.J343])/[.N$1]" office:value-type="percentage" office:value="0" calcext:value-type="percentage">
            <text:p>0.00%</text:p>
          </table:table-cell>
          <table:table-cell table:formula="of:=IF([.A349]=&quot;&quot;;&quot;&quot;;AVERAGE([.N336:.N349]))">
            <text:p/>
          </table:table-cell>
        </table:table-row>
        <table:table-row table:style-name="ro1">
          <table:table-cell table:style-name="ce1" table:formula="of:=IF([$latest_newly_sick_table.A343]=&quot;&quot;;&quot;&quot;;[$latest_newly_sick_table.A343])">
            <text:p/>
          </table:table-cell>
          <table:table-cell table:formula="of:=IF([.$A344]=&quot;&quot;;&quot;&quot;;[$latest_newly_sick_table.B343]*[.B$1])">
            <text:p/>
          </table:table-cell>
          <table:table-cell table:formula="of:=IF([.$A344]=&quot;&quot;;&quot;&quot;;[$latest_newly_sick_table.C343]*[.C$1])">
            <text:p/>
          </table:table-cell>
          <table:table-cell table:formula="of:=IF([.$A344]=&quot;&quot;;&quot;&quot;;[$latest_newly_sick_table.D343]*[.D$1])">
            <text:p/>
          </table:table-cell>
          <table:table-cell table:formula="of:=IF([.$A344]=&quot;&quot;;&quot;&quot;;[$latest_newly_sick_table.E343]*[.E$1])">
            <text:p/>
          </table:table-cell>
          <table:table-cell table:formula="of:=IF([.$A344]=&quot;&quot;;&quot;&quot;;[$latest_newly_sick_table.F343]*[.F$1])">
            <text:p/>
          </table:table-cell>
          <table:table-cell table:formula="of:=IF([.$A344]=&quot;&quot;;&quot;&quot;;[$latest_newly_sick_table.G343]*[.G$1])">
            <text:p/>
          </table:table-cell>
          <table:table-cell table:formula="of:=IF([.$A344]=&quot;&quot;;&quot;&quot;;[$latest_newly_sick_table.H343]*[.H$1])">
            <text:p/>
          </table:table-cell>
          <table:table-cell table:formula="of:=IF([.$A344]=&quot;&quot;;&quot;&quot;;[$latest_newly_sick_table.I343]*[.I$1])">
            <text:p/>
          </table:table-cell>
          <table:table-cell table:formula="of:=IF([.$A344]=&quot;&quot;;&quot;&quot;;[$latest_newly_sick_table.J343]*[.J$1])">
            <text:p/>
          </table:table-cell>
          <table:table-cell table:formula="of:=IF([.$A344]=&quot;&quot;;&quot;&quot;;[$latest_newly_sick_table.K343]*[.K$1])">
            <text:p/>
          </table:table-cell>
          <table:table-cell table:formula="of:=IF([.$A344]=&quot;&quot;;&quot;&quot;;[$latest_newly_sick_table.L343]*[.L$1])">
            <text:p/>
          </table:table-cell>
          <table:table-cell/>
          <table:table-cell table:formula="of:=SUM([.B344:.J344])/[.N$1]" office:value-type="percentage" office:value="0" calcext:value-type="percentage">
            <text:p>0.00%</text:p>
          </table:table-cell>
          <table:table-cell table:formula="of:=IF([.A350]=&quot;&quot;;&quot;&quot;;AVERAGE([.N337:.N350]))">
            <text:p/>
          </table:table-cell>
        </table:table-row>
        <table:table-row table:style-name="ro1">
          <table:table-cell table:style-name="ce1" table:formula="of:=IF([$latest_newly_sick_table.A344]=&quot;&quot;;&quot;&quot;;[$latest_newly_sick_table.A344])">
            <text:p/>
          </table:table-cell>
          <table:table-cell table:formula="of:=IF([.$A345]=&quot;&quot;;&quot;&quot;;[$latest_newly_sick_table.B344]*[.B$1])">
            <text:p/>
          </table:table-cell>
          <table:table-cell table:formula="of:=IF([.$A345]=&quot;&quot;;&quot;&quot;;[$latest_newly_sick_table.C344]*[.C$1])">
            <text:p/>
          </table:table-cell>
          <table:table-cell table:formula="of:=IF([.$A345]=&quot;&quot;;&quot;&quot;;[$latest_newly_sick_table.D344]*[.D$1])">
            <text:p/>
          </table:table-cell>
          <table:table-cell table:formula="of:=IF([.$A345]=&quot;&quot;;&quot;&quot;;[$latest_newly_sick_table.E344]*[.E$1])">
            <text:p/>
          </table:table-cell>
          <table:table-cell table:formula="of:=IF([.$A345]=&quot;&quot;;&quot;&quot;;[$latest_newly_sick_table.F344]*[.F$1])">
            <text:p/>
          </table:table-cell>
          <table:table-cell table:formula="of:=IF([.$A345]=&quot;&quot;;&quot;&quot;;[$latest_newly_sick_table.G344]*[.G$1])">
            <text:p/>
          </table:table-cell>
          <table:table-cell table:formula="of:=IF([.$A345]=&quot;&quot;;&quot;&quot;;[$latest_newly_sick_table.H344]*[.H$1])">
            <text:p/>
          </table:table-cell>
          <table:table-cell table:formula="of:=IF([.$A345]=&quot;&quot;;&quot;&quot;;[$latest_newly_sick_table.I344]*[.I$1])">
            <text:p/>
          </table:table-cell>
          <table:table-cell table:formula="of:=IF([.$A345]=&quot;&quot;;&quot;&quot;;[$latest_newly_sick_table.J344]*[.J$1])">
            <text:p/>
          </table:table-cell>
          <table:table-cell table:formula="of:=IF([.$A345]=&quot;&quot;;&quot;&quot;;[$latest_newly_sick_table.K344]*[.K$1])">
            <text:p/>
          </table:table-cell>
          <table:table-cell table:formula="of:=IF([.$A345]=&quot;&quot;;&quot;&quot;;[$latest_newly_sick_table.L344]*[.L$1])">
            <text:p/>
          </table:table-cell>
          <table:table-cell/>
          <table:table-cell table:formula="of:=SUM([.B345:.J345])/[.N$1]" office:value-type="percentage" office:value="0" calcext:value-type="percentage">
            <text:p>0.00%</text:p>
          </table:table-cell>
          <table:table-cell table:formula="of:=IF([.A351]=&quot;&quot;;&quot;&quot;;AVERAGE([.N338:.N351]))">
            <text:p/>
          </table:table-cell>
        </table:table-row>
        <table:table-row table:style-name="ro1">
          <table:table-cell table:style-name="ce1" table:formula="of:=IF([$latest_newly_sick_table.A345]=&quot;&quot;;&quot;&quot;;[$latest_newly_sick_table.A345])">
            <text:p/>
          </table:table-cell>
          <table:table-cell table:formula="of:=IF([.$A346]=&quot;&quot;;&quot;&quot;;[$latest_newly_sick_table.B345]*[.B$1])">
            <text:p/>
          </table:table-cell>
          <table:table-cell table:formula="of:=IF([.$A346]=&quot;&quot;;&quot;&quot;;[$latest_newly_sick_table.C345]*[.C$1])">
            <text:p/>
          </table:table-cell>
          <table:table-cell table:formula="of:=IF([.$A346]=&quot;&quot;;&quot;&quot;;[$latest_newly_sick_table.D345]*[.D$1])">
            <text:p/>
          </table:table-cell>
          <table:table-cell table:formula="of:=IF([.$A346]=&quot;&quot;;&quot;&quot;;[$latest_newly_sick_table.E345]*[.E$1])">
            <text:p/>
          </table:table-cell>
          <table:table-cell table:formula="of:=IF([.$A346]=&quot;&quot;;&quot;&quot;;[$latest_newly_sick_table.F345]*[.F$1])">
            <text:p/>
          </table:table-cell>
          <table:table-cell table:formula="of:=IF([.$A346]=&quot;&quot;;&quot;&quot;;[$latest_newly_sick_table.G345]*[.G$1])">
            <text:p/>
          </table:table-cell>
          <table:table-cell table:formula="of:=IF([.$A346]=&quot;&quot;;&quot;&quot;;[$latest_newly_sick_table.H345]*[.H$1])">
            <text:p/>
          </table:table-cell>
          <table:table-cell table:formula="of:=IF([.$A346]=&quot;&quot;;&quot;&quot;;[$latest_newly_sick_table.I345]*[.I$1])">
            <text:p/>
          </table:table-cell>
          <table:table-cell table:formula="of:=IF([.$A346]=&quot;&quot;;&quot;&quot;;[$latest_newly_sick_table.J345]*[.J$1])">
            <text:p/>
          </table:table-cell>
          <table:table-cell table:formula="of:=IF([.$A346]=&quot;&quot;;&quot;&quot;;[$latest_newly_sick_table.K345]*[.K$1])">
            <text:p/>
          </table:table-cell>
          <table:table-cell table:formula="of:=IF([.$A346]=&quot;&quot;;&quot;&quot;;[$latest_newly_sick_table.L345]*[.L$1])">
            <text:p/>
          </table:table-cell>
          <table:table-cell/>
          <table:table-cell table:formula="of:=SUM([.B346:.J346])/[.N$1]" office:value-type="percentage" office:value="0" calcext:value-type="percentage">
            <text:p>0.00%</text:p>
          </table:table-cell>
          <table:table-cell table:formula="of:=IF([.A352]=&quot;&quot;;&quot;&quot;;AVERAGE([.N339:.N352]))">
            <text:p/>
          </table:table-cell>
        </table:table-row>
        <table:table-row table:style-name="ro1">
          <table:table-cell table:style-name="ce1" table:formula="of:=IF([$latest_newly_sick_table.A346]=&quot;&quot;;&quot;&quot;;[$latest_newly_sick_table.A346])">
            <text:p/>
          </table:table-cell>
          <table:table-cell table:formula="of:=IF([.$A347]=&quot;&quot;;&quot;&quot;;[$latest_newly_sick_table.B346]*[.B$1])">
            <text:p/>
          </table:table-cell>
          <table:table-cell table:formula="of:=IF([.$A347]=&quot;&quot;;&quot;&quot;;[$latest_newly_sick_table.C346]*[.C$1])">
            <text:p/>
          </table:table-cell>
          <table:table-cell table:formula="of:=IF([.$A347]=&quot;&quot;;&quot;&quot;;[$latest_newly_sick_table.D346]*[.D$1])">
            <text:p/>
          </table:table-cell>
          <table:table-cell table:formula="of:=IF([.$A347]=&quot;&quot;;&quot;&quot;;[$latest_newly_sick_table.E346]*[.E$1])">
            <text:p/>
          </table:table-cell>
          <table:table-cell table:formula="of:=IF([.$A347]=&quot;&quot;;&quot;&quot;;[$latest_newly_sick_table.F346]*[.F$1])">
            <text:p/>
          </table:table-cell>
          <table:table-cell table:formula="of:=IF([.$A347]=&quot;&quot;;&quot;&quot;;[$latest_newly_sick_table.G346]*[.G$1])">
            <text:p/>
          </table:table-cell>
          <table:table-cell table:formula="of:=IF([.$A347]=&quot;&quot;;&quot;&quot;;[$latest_newly_sick_table.H346]*[.H$1])">
            <text:p/>
          </table:table-cell>
          <table:table-cell table:formula="of:=IF([.$A347]=&quot;&quot;;&quot;&quot;;[$latest_newly_sick_table.I346]*[.I$1])">
            <text:p/>
          </table:table-cell>
          <table:table-cell table:formula="of:=IF([.$A347]=&quot;&quot;;&quot;&quot;;[$latest_newly_sick_table.J346]*[.J$1])">
            <text:p/>
          </table:table-cell>
          <table:table-cell table:formula="of:=IF([.$A347]=&quot;&quot;;&quot;&quot;;[$latest_newly_sick_table.K346]*[.K$1])">
            <text:p/>
          </table:table-cell>
          <table:table-cell table:formula="of:=IF([.$A347]=&quot;&quot;;&quot;&quot;;[$latest_newly_sick_table.L346]*[.L$1])">
            <text:p/>
          </table:table-cell>
          <table:table-cell/>
          <table:table-cell table:formula="of:=SUM([.B347:.J347])/[.N$1]" office:value-type="percentage" office:value="0" calcext:value-type="percentage">
            <text:p>0.00%</text:p>
          </table:table-cell>
          <table:table-cell table:formula="of:=IF([.A353]=&quot;&quot;;&quot;&quot;;AVERAGE([.N340:.N353]))">
            <text:p/>
          </table:table-cell>
        </table:table-row>
        <table:table-row table:style-name="ro1">
          <table:table-cell table:style-name="ce1" table:formula="of:=IF([$latest_newly_sick_table.A347]=&quot;&quot;;&quot;&quot;;[$latest_newly_sick_table.A347])">
            <text:p/>
          </table:table-cell>
          <table:table-cell table:formula="of:=IF([.$A348]=&quot;&quot;;&quot;&quot;;[$latest_newly_sick_table.B347]*[.B$1])">
            <text:p/>
          </table:table-cell>
          <table:table-cell table:formula="of:=IF([.$A348]=&quot;&quot;;&quot;&quot;;[$latest_newly_sick_table.C347]*[.C$1])">
            <text:p/>
          </table:table-cell>
          <table:table-cell table:formula="of:=IF([.$A348]=&quot;&quot;;&quot;&quot;;[$latest_newly_sick_table.D347]*[.D$1])">
            <text:p/>
          </table:table-cell>
          <table:table-cell table:formula="of:=IF([.$A348]=&quot;&quot;;&quot;&quot;;[$latest_newly_sick_table.E347]*[.E$1])">
            <text:p/>
          </table:table-cell>
          <table:table-cell table:formula="of:=IF([.$A348]=&quot;&quot;;&quot;&quot;;[$latest_newly_sick_table.F347]*[.F$1])">
            <text:p/>
          </table:table-cell>
          <table:table-cell table:formula="of:=IF([.$A348]=&quot;&quot;;&quot;&quot;;[$latest_newly_sick_table.G347]*[.G$1])">
            <text:p/>
          </table:table-cell>
          <table:table-cell table:formula="of:=IF([.$A348]=&quot;&quot;;&quot;&quot;;[$latest_newly_sick_table.H347]*[.H$1])">
            <text:p/>
          </table:table-cell>
          <table:table-cell table:formula="of:=IF([.$A348]=&quot;&quot;;&quot;&quot;;[$latest_newly_sick_table.I347]*[.I$1])">
            <text:p/>
          </table:table-cell>
          <table:table-cell table:formula="of:=IF([.$A348]=&quot;&quot;;&quot;&quot;;[$latest_newly_sick_table.J347]*[.J$1])">
            <text:p/>
          </table:table-cell>
          <table:table-cell table:formula="of:=IF([.$A348]=&quot;&quot;;&quot;&quot;;[$latest_newly_sick_table.K347]*[.K$1])">
            <text:p/>
          </table:table-cell>
          <table:table-cell table:formula="of:=IF([.$A348]=&quot;&quot;;&quot;&quot;;[$latest_newly_sick_table.L347]*[.L$1])">
            <text:p/>
          </table:table-cell>
          <table:table-cell/>
          <table:table-cell table:formula="of:=SUM([.B348:.J348])/[.N$1]" office:value-type="percentage" office:value="0" calcext:value-type="percentage">
            <text:p>0.00%</text:p>
          </table:table-cell>
          <table:table-cell table:formula="of:=IF([.A354]=&quot;&quot;;&quot;&quot;;AVERAGE([.N341:.N354]))">
            <text:p/>
          </table:table-cell>
        </table:table-row>
        <table:table-row table:style-name="ro1">
          <table:table-cell table:style-name="ce1" table:formula="of:=IF([$latest_newly_sick_table.A348]=&quot;&quot;;&quot;&quot;;[$latest_newly_sick_table.A348])">
            <text:p/>
          </table:table-cell>
          <table:table-cell table:formula="of:=IF([.$A349]=&quot;&quot;;&quot;&quot;;[$latest_newly_sick_table.B348]*[.B$1])">
            <text:p/>
          </table:table-cell>
          <table:table-cell table:formula="of:=IF([.$A349]=&quot;&quot;;&quot;&quot;;[$latest_newly_sick_table.C348]*[.C$1])">
            <text:p/>
          </table:table-cell>
          <table:table-cell table:formula="of:=IF([.$A349]=&quot;&quot;;&quot;&quot;;[$latest_newly_sick_table.D348]*[.D$1])">
            <text:p/>
          </table:table-cell>
          <table:table-cell table:formula="of:=IF([.$A349]=&quot;&quot;;&quot;&quot;;[$latest_newly_sick_table.E348]*[.E$1])">
            <text:p/>
          </table:table-cell>
          <table:table-cell table:formula="of:=IF([.$A349]=&quot;&quot;;&quot;&quot;;[$latest_newly_sick_table.F348]*[.F$1])">
            <text:p/>
          </table:table-cell>
          <table:table-cell table:formula="of:=IF([.$A349]=&quot;&quot;;&quot;&quot;;[$latest_newly_sick_table.G348]*[.G$1])">
            <text:p/>
          </table:table-cell>
          <table:table-cell table:formula="of:=IF([.$A349]=&quot;&quot;;&quot;&quot;;[$latest_newly_sick_table.H348]*[.H$1])">
            <text:p/>
          </table:table-cell>
          <table:table-cell table:formula="of:=IF([.$A349]=&quot;&quot;;&quot;&quot;;[$latest_newly_sick_table.I348]*[.I$1])">
            <text:p/>
          </table:table-cell>
          <table:table-cell table:formula="of:=IF([.$A349]=&quot;&quot;;&quot;&quot;;[$latest_newly_sick_table.J348]*[.J$1])">
            <text:p/>
          </table:table-cell>
          <table:table-cell table:formula="of:=IF([.$A349]=&quot;&quot;;&quot;&quot;;[$latest_newly_sick_table.K348]*[.K$1])">
            <text:p/>
          </table:table-cell>
          <table:table-cell table:formula="of:=IF([.$A349]=&quot;&quot;;&quot;&quot;;[$latest_newly_sick_table.L348]*[.L$1])">
            <text:p/>
          </table:table-cell>
          <table:table-cell/>
          <table:table-cell table:formula="of:=SUM([.B349:.J349])/[.N$1]" office:value-type="percentage" office:value="0" calcext:value-type="percentage">
            <text:p>0.00%</text:p>
          </table:table-cell>
          <table:table-cell table:formula="of:=IF([.A355]=&quot;&quot;;&quot;&quot;;AVERAGE([.N342:.N355]))">
            <text:p/>
          </table:table-cell>
        </table:table-row>
        <table:table-row table:style-name="ro1">
          <table:table-cell table:style-name="ce1" table:formula="of:=IF([$latest_newly_sick_table.A349]=&quot;&quot;;&quot;&quot;;[$latest_newly_sick_table.A349])">
            <text:p/>
          </table:table-cell>
          <table:table-cell table:formula="of:=IF([.$A350]=&quot;&quot;;&quot;&quot;;[$latest_newly_sick_table.B349]*[.B$1])">
            <text:p/>
          </table:table-cell>
          <table:table-cell table:formula="of:=IF([.$A350]=&quot;&quot;;&quot;&quot;;[$latest_newly_sick_table.C349]*[.C$1])">
            <text:p/>
          </table:table-cell>
          <table:table-cell table:formula="of:=IF([.$A350]=&quot;&quot;;&quot;&quot;;[$latest_newly_sick_table.D349]*[.D$1])">
            <text:p/>
          </table:table-cell>
          <table:table-cell table:formula="of:=IF([.$A350]=&quot;&quot;;&quot;&quot;;[$latest_newly_sick_table.E349]*[.E$1])">
            <text:p/>
          </table:table-cell>
          <table:table-cell table:formula="of:=IF([.$A350]=&quot;&quot;;&quot;&quot;;[$latest_newly_sick_table.F349]*[.F$1])">
            <text:p/>
          </table:table-cell>
          <table:table-cell table:formula="of:=IF([.$A350]=&quot;&quot;;&quot;&quot;;[$latest_newly_sick_table.G349]*[.G$1])">
            <text:p/>
          </table:table-cell>
          <table:table-cell table:formula="of:=IF([.$A350]=&quot;&quot;;&quot;&quot;;[$latest_newly_sick_table.H349]*[.H$1])">
            <text:p/>
          </table:table-cell>
          <table:table-cell table:formula="of:=IF([.$A350]=&quot;&quot;;&quot;&quot;;[$latest_newly_sick_table.I349]*[.I$1])">
            <text:p/>
          </table:table-cell>
          <table:table-cell table:formula="of:=IF([.$A350]=&quot;&quot;;&quot;&quot;;[$latest_newly_sick_table.J349]*[.J$1])">
            <text:p/>
          </table:table-cell>
          <table:table-cell table:formula="of:=IF([.$A350]=&quot;&quot;;&quot;&quot;;[$latest_newly_sick_table.K349]*[.K$1])">
            <text:p/>
          </table:table-cell>
          <table:table-cell table:formula="of:=IF([.$A350]=&quot;&quot;;&quot;&quot;;[$latest_newly_sick_table.L349]*[.L$1])">
            <text:p/>
          </table:table-cell>
          <table:table-cell/>
          <table:table-cell table:formula="of:=SUM([.B350:.J350])/[.N$1]" office:value-type="percentage" office:value="0" calcext:value-type="percentage">
            <text:p>0.00%</text:p>
          </table:table-cell>
          <table:table-cell table:formula="of:=IF([.A356]=&quot;&quot;;&quot;&quot;;AVERAGE([.N343:.N356]))">
            <text:p/>
          </table:table-cell>
        </table:table-row>
        <table:table-row table:style-name="ro1">
          <table:table-cell table:style-name="ce1" table:formula="of:=IF([$latest_newly_sick_table.A350]=&quot;&quot;;&quot;&quot;;[$latest_newly_sick_table.A350])">
            <text:p/>
          </table:table-cell>
          <table:table-cell table:formula="of:=IF([.$A351]=&quot;&quot;;&quot;&quot;;[$latest_newly_sick_table.B350]*[.B$1])">
            <text:p/>
          </table:table-cell>
          <table:table-cell table:formula="of:=IF([.$A351]=&quot;&quot;;&quot;&quot;;[$latest_newly_sick_table.C350]*[.C$1])">
            <text:p/>
          </table:table-cell>
          <table:table-cell table:formula="of:=IF([.$A351]=&quot;&quot;;&quot;&quot;;[$latest_newly_sick_table.D350]*[.D$1])">
            <text:p/>
          </table:table-cell>
          <table:table-cell table:formula="of:=IF([.$A351]=&quot;&quot;;&quot;&quot;;[$latest_newly_sick_table.E350]*[.E$1])">
            <text:p/>
          </table:table-cell>
          <table:table-cell table:formula="of:=IF([.$A351]=&quot;&quot;;&quot;&quot;;[$latest_newly_sick_table.F350]*[.F$1])">
            <text:p/>
          </table:table-cell>
          <table:table-cell table:formula="of:=IF([.$A351]=&quot;&quot;;&quot;&quot;;[$latest_newly_sick_table.G350]*[.G$1])">
            <text:p/>
          </table:table-cell>
          <table:table-cell table:formula="of:=IF([.$A351]=&quot;&quot;;&quot;&quot;;[$latest_newly_sick_table.H350]*[.H$1])">
            <text:p/>
          </table:table-cell>
          <table:table-cell table:formula="of:=IF([.$A351]=&quot;&quot;;&quot;&quot;;[$latest_newly_sick_table.I350]*[.I$1])">
            <text:p/>
          </table:table-cell>
          <table:table-cell table:formula="of:=IF([.$A351]=&quot;&quot;;&quot;&quot;;[$latest_newly_sick_table.J350]*[.J$1])">
            <text:p/>
          </table:table-cell>
          <table:table-cell table:formula="of:=IF([.$A351]=&quot;&quot;;&quot;&quot;;[$latest_newly_sick_table.K350]*[.K$1])">
            <text:p/>
          </table:table-cell>
          <table:table-cell table:formula="of:=IF([.$A351]=&quot;&quot;;&quot;&quot;;[$latest_newly_sick_table.L350]*[.L$1])">
            <text:p/>
          </table:table-cell>
          <table:table-cell/>
          <table:table-cell table:formula="of:=SUM([.B351:.J351])/[.N$1]" office:value-type="percentage" office:value="0" calcext:value-type="percentage">
            <text:p>0.00%</text:p>
          </table:table-cell>
          <table:table-cell table:formula="of:=IF([.A357]=&quot;&quot;;&quot;&quot;;AVERAGE([.N344:.N357]))">
            <text:p/>
          </table:table-cell>
        </table:table-row>
        <table:table-row table:style-name="ro1">
          <table:table-cell table:style-name="ce1" table:formula="of:=IF([$latest_newly_sick_table.A351]=&quot;&quot;;&quot;&quot;;[$latest_newly_sick_table.A351])">
            <text:p/>
          </table:table-cell>
          <table:table-cell table:formula="of:=IF([.$A352]=&quot;&quot;;&quot;&quot;;[$latest_newly_sick_table.B351]*[.B$1])">
            <text:p/>
          </table:table-cell>
          <table:table-cell table:formula="of:=IF([.$A352]=&quot;&quot;;&quot;&quot;;[$latest_newly_sick_table.C351]*[.C$1])">
            <text:p/>
          </table:table-cell>
          <table:table-cell table:formula="of:=IF([.$A352]=&quot;&quot;;&quot;&quot;;[$latest_newly_sick_table.D351]*[.D$1])">
            <text:p/>
          </table:table-cell>
          <table:table-cell table:formula="of:=IF([.$A352]=&quot;&quot;;&quot;&quot;;[$latest_newly_sick_table.E351]*[.E$1])">
            <text:p/>
          </table:table-cell>
          <table:table-cell table:formula="of:=IF([.$A352]=&quot;&quot;;&quot;&quot;;[$latest_newly_sick_table.F351]*[.F$1])">
            <text:p/>
          </table:table-cell>
          <table:table-cell table:formula="of:=IF([.$A352]=&quot;&quot;;&quot;&quot;;[$latest_newly_sick_table.G351]*[.G$1])">
            <text:p/>
          </table:table-cell>
          <table:table-cell table:formula="of:=IF([.$A352]=&quot;&quot;;&quot;&quot;;[$latest_newly_sick_table.H351]*[.H$1])">
            <text:p/>
          </table:table-cell>
          <table:table-cell table:formula="of:=IF([.$A352]=&quot;&quot;;&quot;&quot;;[$latest_newly_sick_table.I351]*[.I$1])">
            <text:p/>
          </table:table-cell>
          <table:table-cell table:formula="of:=IF([.$A352]=&quot;&quot;;&quot;&quot;;[$latest_newly_sick_table.J351]*[.J$1])">
            <text:p/>
          </table:table-cell>
          <table:table-cell table:formula="of:=IF([.$A352]=&quot;&quot;;&quot;&quot;;[$latest_newly_sick_table.K351]*[.K$1])">
            <text:p/>
          </table:table-cell>
          <table:table-cell table:formula="of:=IF([.$A352]=&quot;&quot;;&quot;&quot;;[$latest_newly_sick_table.L351]*[.L$1])">
            <text:p/>
          </table:table-cell>
          <table:table-cell/>
          <table:table-cell table:formula="of:=SUM([.B352:.J352])/[.N$1]" office:value-type="percentage" office:value="0" calcext:value-type="percentage">
            <text:p>0.00%</text:p>
          </table:table-cell>
          <table:table-cell table:formula="of:=IF([.A358]=&quot;&quot;;&quot;&quot;;AVERAGE([.N345:.N358]))">
            <text:p/>
          </table:table-cell>
        </table:table-row>
        <table:table-row table:style-name="ro1">
          <table:table-cell table:style-name="ce1" table:formula="of:=IF([$latest_newly_sick_table.A352]=&quot;&quot;;&quot;&quot;;[$latest_newly_sick_table.A352])">
            <text:p/>
          </table:table-cell>
          <table:table-cell table:formula="of:=IF([.$A353]=&quot;&quot;;&quot;&quot;;[$latest_newly_sick_table.B352]*[.B$1])">
            <text:p/>
          </table:table-cell>
          <table:table-cell table:formula="of:=IF([.$A353]=&quot;&quot;;&quot;&quot;;[$latest_newly_sick_table.C352]*[.C$1])">
            <text:p/>
          </table:table-cell>
          <table:table-cell table:formula="of:=IF([.$A353]=&quot;&quot;;&quot;&quot;;[$latest_newly_sick_table.D352]*[.D$1])">
            <text:p/>
          </table:table-cell>
          <table:table-cell table:formula="of:=IF([.$A353]=&quot;&quot;;&quot;&quot;;[$latest_newly_sick_table.E352]*[.E$1])">
            <text:p/>
          </table:table-cell>
          <table:table-cell table:formula="of:=IF([.$A353]=&quot;&quot;;&quot;&quot;;[$latest_newly_sick_table.F352]*[.F$1])">
            <text:p/>
          </table:table-cell>
          <table:table-cell table:formula="of:=IF([.$A353]=&quot;&quot;;&quot;&quot;;[$latest_newly_sick_table.G352]*[.G$1])">
            <text:p/>
          </table:table-cell>
          <table:table-cell table:formula="of:=IF([.$A353]=&quot;&quot;;&quot;&quot;;[$latest_newly_sick_table.H352]*[.H$1])">
            <text:p/>
          </table:table-cell>
          <table:table-cell table:formula="of:=IF([.$A353]=&quot;&quot;;&quot;&quot;;[$latest_newly_sick_table.I352]*[.I$1])">
            <text:p/>
          </table:table-cell>
          <table:table-cell table:formula="of:=IF([.$A353]=&quot;&quot;;&quot;&quot;;[$latest_newly_sick_table.J352]*[.J$1])">
            <text:p/>
          </table:table-cell>
          <table:table-cell table:formula="of:=IF([.$A353]=&quot;&quot;;&quot;&quot;;[$latest_newly_sick_table.K352]*[.K$1])">
            <text:p/>
          </table:table-cell>
          <table:table-cell table:formula="of:=IF([.$A353]=&quot;&quot;;&quot;&quot;;[$latest_newly_sick_table.L352]*[.L$1])">
            <text:p/>
          </table:table-cell>
          <table:table-cell/>
          <table:table-cell table:formula="of:=SUM([.B353:.J353])/[.N$1]" office:value-type="percentage" office:value="0" calcext:value-type="percentage">
            <text:p>0.00%</text:p>
          </table:table-cell>
          <table:table-cell table:formula="of:=IF([.A359]=&quot;&quot;;&quot;&quot;;AVERAGE([.N346:.N359]))">
            <text:p/>
          </table:table-cell>
        </table:table-row>
        <table:table-row table:style-name="ro1">
          <table:table-cell table:style-name="ce1" table:formula="of:=IF([$latest_newly_sick_table.A353]=&quot;&quot;;&quot;&quot;;[$latest_newly_sick_table.A353])">
            <text:p/>
          </table:table-cell>
          <table:table-cell table:formula="of:=IF([.$A354]=&quot;&quot;;&quot;&quot;;[$latest_newly_sick_table.B353]*[.B$1])">
            <text:p/>
          </table:table-cell>
          <table:table-cell table:formula="of:=IF([.$A354]=&quot;&quot;;&quot;&quot;;[$latest_newly_sick_table.C353]*[.C$1])">
            <text:p/>
          </table:table-cell>
          <table:table-cell table:formula="of:=IF([.$A354]=&quot;&quot;;&quot;&quot;;[$latest_newly_sick_table.D353]*[.D$1])">
            <text:p/>
          </table:table-cell>
          <table:table-cell table:formula="of:=IF([.$A354]=&quot;&quot;;&quot;&quot;;[$latest_newly_sick_table.E353]*[.E$1])">
            <text:p/>
          </table:table-cell>
          <table:table-cell table:formula="of:=IF([.$A354]=&quot;&quot;;&quot;&quot;;[$latest_newly_sick_table.F353]*[.F$1])">
            <text:p/>
          </table:table-cell>
          <table:table-cell table:formula="of:=IF([.$A354]=&quot;&quot;;&quot;&quot;;[$latest_newly_sick_table.G353]*[.G$1])">
            <text:p/>
          </table:table-cell>
          <table:table-cell table:formula="of:=IF([.$A354]=&quot;&quot;;&quot;&quot;;[$latest_newly_sick_table.H353]*[.H$1])">
            <text:p/>
          </table:table-cell>
          <table:table-cell table:formula="of:=IF([.$A354]=&quot;&quot;;&quot;&quot;;[$latest_newly_sick_table.I353]*[.I$1])">
            <text:p/>
          </table:table-cell>
          <table:table-cell table:formula="of:=IF([.$A354]=&quot;&quot;;&quot;&quot;;[$latest_newly_sick_table.J353]*[.J$1])">
            <text:p/>
          </table:table-cell>
          <table:table-cell table:formula="of:=IF([.$A354]=&quot;&quot;;&quot;&quot;;[$latest_newly_sick_table.K353]*[.K$1])">
            <text:p/>
          </table:table-cell>
          <table:table-cell table:formula="of:=IF([.$A354]=&quot;&quot;;&quot;&quot;;[$latest_newly_sick_table.L353]*[.L$1])">
            <text:p/>
          </table:table-cell>
          <table:table-cell/>
          <table:table-cell table:formula="of:=SUM([.B354:.J354])/[.N$1]" office:value-type="percentage" office:value="0" calcext:value-type="percentage">
            <text:p>0.00%</text:p>
          </table:table-cell>
          <table:table-cell table:formula="of:=IF([.A360]=&quot;&quot;;&quot;&quot;;AVERAGE([.N347:.N360]))">
            <text:p/>
          </table:table-cell>
        </table:table-row>
        <table:table-row table:style-name="ro1">
          <table:table-cell table:style-name="ce1" table:formula="of:=IF([$latest_newly_sick_table.A354]=&quot;&quot;;&quot;&quot;;[$latest_newly_sick_table.A354])">
            <text:p/>
          </table:table-cell>
          <table:table-cell table:formula="of:=IF([.$A355]=&quot;&quot;;&quot;&quot;;[$latest_newly_sick_table.B354]*[.B$1])">
            <text:p/>
          </table:table-cell>
          <table:table-cell table:formula="of:=IF([.$A355]=&quot;&quot;;&quot;&quot;;[$latest_newly_sick_table.C354]*[.C$1])">
            <text:p/>
          </table:table-cell>
          <table:table-cell table:formula="of:=IF([.$A355]=&quot;&quot;;&quot;&quot;;[$latest_newly_sick_table.D354]*[.D$1])">
            <text:p/>
          </table:table-cell>
          <table:table-cell table:formula="of:=IF([.$A355]=&quot;&quot;;&quot;&quot;;[$latest_newly_sick_table.E354]*[.E$1])">
            <text:p/>
          </table:table-cell>
          <table:table-cell table:formula="of:=IF([.$A355]=&quot;&quot;;&quot;&quot;;[$latest_newly_sick_table.F354]*[.F$1])">
            <text:p/>
          </table:table-cell>
          <table:table-cell table:formula="of:=IF([.$A355]=&quot;&quot;;&quot;&quot;;[$latest_newly_sick_table.G354]*[.G$1])">
            <text:p/>
          </table:table-cell>
          <table:table-cell table:formula="of:=IF([.$A355]=&quot;&quot;;&quot;&quot;;[$latest_newly_sick_table.H354]*[.H$1])">
            <text:p/>
          </table:table-cell>
          <table:table-cell table:formula="of:=IF([.$A355]=&quot;&quot;;&quot;&quot;;[$latest_newly_sick_table.I354]*[.I$1])">
            <text:p/>
          </table:table-cell>
          <table:table-cell table:formula="of:=IF([.$A355]=&quot;&quot;;&quot;&quot;;[$latest_newly_sick_table.J354]*[.J$1])">
            <text:p/>
          </table:table-cell>
          <table:table-cell table:formula="of:=IF([.$A355]=&quot;&quot;;&quot;&quot;;[$latest_newly_sick_table.K354]*[.K$1])">
            <text:p/>
          </table:table-cell>
          <table:table-cell table:formula="of:=IF([.$A355]=&quot;&quot;;&quot;&quot;;[$latest_newly_sick_table.L354]*[.L$1])">
            <text:p/>
          </table:table-cell>
          <table:table-cell/>
          <table:table-cell table:formula="of:=SUM([.B355:.J355])/[.N$1]" office:value-type="percentage" office:value="0" calcext:value-type="percentage">
            <text:p>0.00%</text:p>
          </table:table-cell>
          <table:table-cell table:formula="of:=IF([.A361]=&quot;&quot;;&quot;&quot;;AVERAGE([.N348:.N361]))">
            <text:p/>
          </table:table-cell>
        </table:table-row>
        <table:table-row table:style-name="ro1">
          <table:table-cell table:style-name="ce1" table:formula="of:=IF([$latest_newly_sick_table.A355]=&quot;&quot;;&quot;&quot;;[$latest_newly_sick_table.A355])">
            <text:p/>
          </table:table-cell>
          <table:table-cell table:formula="of:=IF([.$A356]=&quot;&quot;;&quot;&quot;;[$latest_newly_sick_table.B355]*[.B$1])">
            <text:p/>
          </table:table-cell>
          <table:table-cell table:formula="of:=IF([.$A356]=&quot;&quot;;&quot;&quot;;[$latest_newly_sick_table.C355]*[.C$1])">
            <text:p/>
          </table:table-cell>
          <table:table-cell table:formula="of:=IF([.$A356]=&quot;&quot;;&quot;&quot;;[$latest_newly_sick_table.D355]*[.D$1])">
            <text:p/>
          </table:table-cell>
          <table:table-cell table:formula="of:=IF([.$A356]=&quot;&quot;;&quot;&quot;;[$latest_newly_sick_table.E355]*[.E$1])">
            <text:p/>
          </table:table-cell>
          <table:table-cell table:formula="of:=IF([.$A356]=&quot;&quot;;&quot;&quot;;[$latest_newly_sick_table.F355]*[.F$1])">
            <text:p/>
          </table:table-cell>
          <table:table-cell table:formula="of:=IF([.$A356]=&quot;&quot;;&quot;&quot;;[$latest_newly_sick_table.G355]*[.G$1])">
            <text:p/>
          </table:table-cell>
          <table:table-cell table:formula="of:=IF([.$A356]=&quot;&quot;;&quot;&quot;;[$latest_newly_sick_table.H355]*[.H$1])">
            <text:p/>
          </table:table-cell>
          <table:table-cell table:formula="of:=IF([.$A356]=&quot;&quot;;&quot;&quot;;[$latest_newly_sick_table.I355]*[.I$1])">
            <text:p/>
          </table:table-cell>
          <table:table-cell table:formula="of:=IF([.$A356]=&quot;&quot;;&quot;&quot;;[$latest_newly_sick_table.J355]*[.J$1])">
            <text:p/>
          </table:table-cell>
          <table:table-cell table:formula="of:=IF([.$A356]=&quot;&quot;;&quot;&quot;;[$latest_newly_sick_table.K355]*[.K$1])">
            <text:p/>
          </table:table-cell>
          <table:table-cell table:formula="of:=IF([.$A356]=&quot;&quot;;&quot;&quot;;[$latest_newly_sick_table.L355]*[.L$1])">
            <text:p/>
          </table:table-cell>
          <table:table-cell/>
          <table:table-cell table:formula="of:=SUM([.B356:.J356])/[.N$1]" office:value-type="percentage" office:value="0" calcext:value-type="percentage">
            <text:p>0.00%</text:p>
          </table:table-cell>
          <table:table-cell table:formula="of:=IF([.A362]=&quot;&quot;;&quot;&quot;;AVERAGE([.N349:.N362]))">
            <text:p/>
          </table:table-cell>
        </table:table-row>
        <table:table-row table:style-name="ro1">
          <table:table-cell table:style-name="ce1" table:formula="of:=IF([$latest_newly_sick_table.A356]=&quot;&quot;;&quot;&quot;;[$latest_newly_sick_table.A356])">
            <text:p/>
          </table:table-cell>
          <table:table-cell table:formula="of:=IF([.$A357]=&quot;&quot;;&quot;&quot;;[$latest_newly_sick_table.B356]*[.B$1])">
            <text:p/>
          </table:table-cell>
          <table:table-cell table:formula="of:=IF([.$A357]=&quot;&quot;;&quot;&quot;;[$latest_newly_sick_table.C356]*[.C$1])">
            <text:p/>
          </table:table-cell>
          <table:table-cell table:formula="of:=IF([.$A357]=&quot;&quot;;&quot;&quot;;[$latest_newly_sick_table.D356]*[.D$1])">
            <text:p/>
          </table:table-cell>
          <table:table-cell table:formula="of:=IF([.$A357]=&quot;&quot;;&quot;&quot;;[$latest_newly_sick_table.E356]*[.E$1])">
            <text:p/>
          </table:table-cell>
          <table:table-cell table:formula="of:=IF([.$A357]=&quot;&quot;;&quot;&quot;;[$latest_newly_sick_table.F356]*[.F$1])">
            <text:p/>
          </table:table-cell>
          <table:table-cell table:formula="of:=IF([.$A357]=&quot;&quot;;&quot;&quot;;[$latest_newly_sick_table.G356]*[.G$1])">
            <text:p/>
          </table:table-cell>
          <table:table-cell table:formula="of:=IF([.$A357]=&quot;&quot;;&quot;&quot;;[$latest_newly_sick_table.H356]*[.H$1])">
            <text:p/>
          </table:table-cell>
          <table:table-cell table:formula="of:=IF([.$A357]=&quot;&quot;;&quot;&quot;;[$latest_newly_sick_table.I356]*[.I$1])">
            <text:p/>
          </table:table-cell>
          <table:table-cell table:formula="of:=IF([.$A357]=&quot;&quot;;&quot;&quot;;[$latest_newly_sick_table.J356]*[.J$1])">
            <text:p/>
          </table:table-cell>
          <table:table-cell table:formula="of:=IF([.$A357]=&quot;&quot;;&quot;&quot;;[$latest_newly_sick_table.K356]*[.K$1])">
            <text:p/>
          </table:table-cell>
          <table:table-cell table:formula="of:=IF([.$A357]=&quot;&quot;;&quot;&quot;;[$latest_newly_sick_table.L356]*[.L$1])">
            <text:p/>
          </table:table-cell>
          <table:table-cell/>
          <table:table-cell table:formula="of:=SUM([.B357:.J357])/[.N$1]" office:value-type="percentage" office:value="0" calcext:value-type="percentage">
            <text:p>0.00%</text:p>
          </table:table-cell>
          <table:table-cell table:formula="of:=IF([.A363]=&quot;&quot;;&quot;&quot;;AVERAGE([.N350:.N363]))">
            <text:p/>
          </table:table-cell>
        </table:table-row>
        <table:table-row table:style-name="ro1">
          <table:table-cell table:style-name="ce1" table:formula="of:=IF([$latest_newly_sick_table.A357]=&quot;&quot;;&quot;&quot;;[$latest_newly_sick_table.A357])">
            <text:p/>
          </table:table-cell>
          <table:table-cell table:formula="of:=IF([.$A358]=&quot;&quot;;&quot;&quot;;[$latest_newly_sick_table.B357]*[.B$1])">
            <text:p/>
          </table:table-cell>
          <table:table-cell table:formula="of:=IF([.$A358]=&quot;&quot;;&quot;&quot;;[$latest_newly_sick_table.C357]*[.C$1])">
            <text:p/>
          </table:table-cell>
          <table:table-cell table:formula="of:=IF([.$A358]=&quot;&quot;;&quot;&quot;;[$latest_newly_sick_table.D357]*[.D$1])">
            <text:p/>
          </table:table-cell>
          <table:table-cell table:formula="of:=IF([.$A358]=&quot;&quot;;&quot;&quot;;[$latest_newly_sick_table.E357]*[.E$1])">
            <text:p/>
          </table:table-cell>
          <table:table-cell table:formula="of:=IF([.$A358]=&quot;&quot;;&quot;&quot;;[$latest_newly_sick_table.F357]*[.F$1])">
            <text:p/>
          </table:table-cell>
          <table:table-cell table:formula="of:=IF([.$A358]=&quot;&quot;;&quot;&quot;;[$latest_newly_sick_table.G357]*[.G$1])">
            <text:p/>
          </table:table-cell>
          <table:table-cell table:formula="of:=IF([.$A358]=&quot;&quot;;&quot;&quot;;[$latest_newly_sick_table.H357]*[.H$1])">
            <text:p/>
          </table:table-cell>
          <table:table-cell table:formula="of:=IF([.$A358]=&quot;&quot;;&quot;&quot;;[$latest_newly_sick_table.I357]*[.I$1])">
            <text:p/>
          </table:table-cell>
          <table:table-cell table:formula="of:=IF([.$A358]=&quot;&quot;;&quot;&quot;;[$latest_newly_sick_table.J357]*[.J$1])">
            <text:p/>
          </table:table-cell>
          <table:table-cell table:formula="of:=IF([.$A358]=&quot;&quot;;&quot;&quot;;[$latest_newly_sick_table.K357]*[.K$1])">
            <text:p/>
          </table:table-cell>
          <table:table-cell table:formula="of:=IF([.$A358]=&quot;&quot;;&quot;&quot;;[$latest_newly_sick_table.L357]*[.L$1])">
            <text:p/>
          </table:table-cell>
          <table:table-cell/>
          <table:table-cell table:formula="of:=SUM([.B358:.J358])/[.N$1]" office:value-type="percentage" office:value="0" calcext:value-type="percentage">
            <text:p>0.00%</text:p>
          </table:table-cell>
          <table:table-cell table:formula="of:=IF([.A364]=&quot;&quot;;&quot;&quot;;AVERAGE([.N351:.N364]))">
            <text:p/>
          </table:table-cell>
        </table:table-row>
        <table:table-row table:style-name="ro1">
          <table:table-cell table:style-name="ce1" table:formula="of:=IF([$latest_newly_sick_table.A358]=&quot;&quot;;&quot;&quot;;[$latest_newly_sick_table.A358])">
            <text:p/>
          </table:table-cell>
          <table:table-cell table:formula="of:=IF([.$A359]=&quot;&quot;;&quot;&quot;;[$latest_newly_sick_table.B358]*[.B$1])">
            <text:p/>
          </table:table-cell>
          <table:table-cell table:formula="of:=IF([.$A359]=&quot;&quot;;&quot;&quot;;[$latest_newly_sick_table.C358]*[.C$1])">
            <text:p/>
          </table:table-cell>
          <table:table-cell table:formula="of:=IF([.$A359]=&quot;&quot;;&quot;&quot;;[$latest_newly_sick_table.D358]*[.D$1])">
            <text:p/>
          </table:table-cell>
          <table:table-cell table:formula="of:=IF([.$A359]=&quot;&quot;;&quot;&quot;;[$latest_newly_sick_table.E358]*[.E$1])">
            <text:p/>
          </table:table-cell>
          <table:table-cell table:formula="of:=IF([.$A359]=&quot;&quot;;&quot;&quot;;[$latest_newly_sick_table.F358]*[.F$1])">
            <text:p/>
          </table:table-cell>
          <table:table-cell table:formula="of:=IF([.$A359]=&quot;&quot;;&quot;&quot;;[$latest_newly_sick_table.G358]*[.G$1])">
            <text:p/>
          </table:table-cell>
          <table:table-cell table:formula="of:=IF([.$A359]=&quot;&quot;;&quot;&quot;;[$latest_newly_sick_table.H358]*[.H$1])">
            <text:p/>
          </table:table-cell>
          <table:table-cell table:formula="of:=IF([.$A359]=&quot;&quot;;&quot;&quot;;[$latest_newly_sick_table.I358]*[.I$1])">
            <text:p/>
          </table:table-cell>
          <table:table-cell table:formula="of:=IF([.$A359]=&quot;&quot;;&quot;&quot;;[$latest_newly_sick_table.J358]*[.J$1])">
            <text:p/>
          </table:table-cell>
          <table:table-cell table:formula="of:=IF([.$A359]=&quot;&quot;;&quot;&quot;;[$latest_newly_sick_table.K358]*[.K$1])">
            <text:p/>
          </table:table-cell>
          <table:table-cell table:formula="of:=IF([.$A359]=&quot;&quot;;&quot;&quot;;[$latest_newly_sick_table.L358]*[.L$1])">
            <text:p/>
          </table:table-cell>
          <table:table-cell/>
          <table:table-cell table:formula="of:=SUM([.B359:.J359])/[.N$1]" office:value-type="percentage" office:value="0" calcext:value-type="percentage">
            <text:p>0.00%</text:p>
          </table:table-cell>
          <table:table-cell table:formula="of:=IF([.A365]=&quot;&quot;;&quot;&quot;;AVERAGE([.N352:.N365]))">
            <text:p/>
          </table:table-cell>
        </table:table-row>
        <table:table-row table:style-name="ro1">
          <table:table-cell table:style-name="ce1" table:formula="of:=IF([$latest_newly_sick_table.A359]=&quot;&quot;;&quot;&quot;;[$latest_newly_sick_table.A359])">
            <text:p/>
          </table:table-cell>
          <table:table-cell table:formula="of:=IF([.$A360]=&quot;&quot;;&quot;&quot;;[$latest_newly_sick_table.B359]*[.B$1])">
            <text:p/>
          </table:table-cell>
          <table:table-cell table:formula="of:=IF([.$A360]=&quot;&quot;;&quot;&quot;;[$latest_newly_sick_table.C359]*[.C$1])">
            <text:p/>
          </table:table-cell>
          <table:table-cell table:formula="of:=IF([.$A360]=&quot;&quot;;&quot;&quot;;[$latest_newly_sick_table.D359]*[.D$1])">
            <text:p/>
          </table:table-cell>
          <table:table-cell table:formula="of:=IF([.$A360]=&quot;&quot;;&quot;&quot;;[$latest_newly_sick_table.E359]*[.E$1])">
            <text:p/>
          </table:table-cell>
          <table:table-cell table:formula="of:=IF([.$A360]=&quot;&quot;;&quot;&quot;;[$latest_newly_sick_table.F359]*[.F$1])">
            <text:p/>
          </table:table-cell>
          <table:table-cell table:formula="of:=IF([.$A360]=&quot;&quot;;&quot;&quot;;[$latest_newly_sick_table.G359]*[.G$1])">
            <text:p/>
          </table:table-cell>
          <table:table-cell table:formula="of:=IF([.$A360]=&quot;&quot;;&quot;&quot;;[$latest_newly_sick_table.H359]*[.H$1])">
            <text:p/>
          </table:table-cell>
          <table:table-cell table:formula="of:=IF([.$A360]=&quot;&quot;;&quot;&quot;;[$latest_newly_sick_table.I359]*[.I$1])">
            <text:p/>
          </table:table-cell>
          <table:table-cell table:formula="of:=IF([.$A360]=&quot;&quot;;&quot;&quot;;[$latest_newly_sick_table.J359]*[.J$1])">
            <text:p/>
          </table:table-cell>
          <table:table-cell table:formula="of:=IF([.$A360]=&quot;&quot;;&quot;&quot;;[$latest_newly_sick_table.K359]*[.K$1])">
            <text:p/>
          </table:table-cell>
          <table:table-cell table:formula="of:=IF([.$A360]=&quot;&quot;;&quot;&quot;;[$latest_newly_sick_table.L359]*[.L$1])">
            <text:p/>
          </table:table-cell>
          <table:table-cell/>
          <table:table-cell table:formula="of:=SUM([.B360:.J360])/[.N$1]" office:value-type="percentage" office:value="0" calcext:value-type="percentage">
            <text:p>0.00%</text:p>
          </table:table-cell>
          <table:table-cell table:formula="of:=IF([.A366]=&quot;&quot;;&quot;&quot;;AVERAGE([.N353:.N366]))">
            <text:p/>
          </table:table-cell>
        </table:table-row>
        <table:table-row table:style-name="ro1">
          <table:table-cell table:style-name="ce1" table:formula="of:=IF([$latest_newly_sick_table.A360]=&quot;&quot;;&quot;&quot;;[$latest_newly_sick_table.A360])">
            <text:p/>
          </table:table-cell>
          <table:table-cell table:formula="of:=IF([.$A361]=&quot;&quot;;&quot;&quot;;[$latest_newly_sick_table.B360]*[.B$1])">
            <text:p/>
          </table:table-cell>
          <table:table-cell table:formula="of:=IF([.$A361]=&quot;&quot;;&quot;&quot;;[$latest_newly_sick_table.C360]*[.C$1])">
            <text:p/>
          </table:table-cell>
          <table:table-cell table:formula="of:=IF([.$A361]=&quot;&quot;;&quot;&quot;;[$latest_newly_sick_table.D360]*[.D$1])">
            <text:p/>
          </table:table-cell>
          <table:table-cell table:formula="of:=IF([.$A361]=&quot;&quot;;&quot;&quot;;[$latest_newly_sick_table.E360]*[.E$1])">
            <text:p/>
          </table:table-cell>
          <table:table-cell table:formula="of:=IF([.$A361]=&quot;&quot;;&quot;&quot;;[$latest_newly_sick_table.F360]*[.F$1])">
            <text:p/>
          </table:table-cell>
          <table:table-cell table:formula="of:=IF([.$A361]=&quot;&quot;;&quot;&quot;;[$latest_newly_sick_table.G360]*[.G$1])">
            <text:p/>
          </table:table-cell>
          <table:table-cell table:formula="of:=IF([.$A361]=&quot;&quot;;&quot;&quot;;[$latest_newly_sick_table.H360]*[.H$1])">
            <text:p/>
          </table:table-cell>
          <table:table-cell table:formula="of:=IF([.$A361]=&quot;&quot;;&quot;&quot;;[$latest_newly_sick_table.I360]*[.I$1])">
            <text:p/>
          </table:table-cell>
          <table:table-cell table:formula="of:=IF([.$A361]=&quot;&quot;;&quot;&quot;;[$latest_newly_sick_table.J360]*[.J$1])">
            <text:p/>
          </table:table-cell>
          <table:table-cell table:formula="of:=IF([.$A361]=&quot;&quot;;&quot;&quot;;[$latest_newly_sick_table.K360]*[.K$1])">
            <text:p/>
          </table:table-cell>
          <table:table-cell table:formula="of:=IF([.$A361]=&quot;&quot;;&quot;&quot;;[$latest_newly_sick_table.L360]*[.L$1])">
            <text:p/>
          </table:table-cell>
          <table:table-cell/>
          <table:table-cell table:formula="of:=SUM([.B361:.J361])/[.N$1]" office:value-type="percentage" office:value="0" calcext:value-type="percentage">
            <text:p>0.00%</text:p>
          </table:table-cell>
          <table:table-cell table:formula="of:=IF([.A367]=&quot;&quot;;&quot;&quot;;AVERAGE([.N354:.N367]))">
            <text:p/>
          </table:table-cell>
        </table:table-row>
        <table:table-row table:style-name="ro1">
          <table:table-cell table:style-name="ce1" table:formula="of:=IF([$latest_newly_sick_table.A361]=&quot;&quot;;&quot;&quot;;[$latest_newly_sick_table.A361])">
            <text:p/>
          </table:table-cell>
          <table:table-cell table:formula="of:=IF([.$A362]=&quot;&quot;;&quot;&quot;;[$latest_newly_sick_table.B361]*[.B$1])">
            <text:p/>
          </table:table-cell>
          <table:table-cell table:formula="of:=IF([.$A362]=&quot;&quot;;&quot;&quot;;[$latest_newly_sick_table.C361]*[.C$1])">
            <text:p/>
          </table:table-cell>
          <table:table-cell table:formula="of:=IF([.$A362]=&quot;&quot;;&quot;&quot;;[$latest_newly_sick_table.D361]*[.D$1])">
            <text:p/>
          </table:table-cell>
          <table:table-cell table:formula="of:=IF([.$A362]=&quot;&quot;;&quot;&quot;;[$latest_newly_sick_table.E361]*[.E$1])">
            <text:p/>
          </table:table-cell>
          <table:table-cell table:formula="of:=IF([.$A362]=&quot;&quot;;&quot;&quot;;[$latest_newly_sick_table.F361]*[.F$1])">
            <text:p/>
          </table:table-cell>
          <table:table-cell table:formula="of:=IF([.$A362]=&quot;&quot;;&quot;&quot;;[$latest_newly_sick_table.G361]*[.G$1])">
            <text:p/>
          </table:table-cell>
          <table:table-cell table:formula="of:=IF([.$A362]=&quot;&quot;;&quot;&quot;;[$latest_newly_sick_table.H361]*[.H$1])">
            <text:p/>
          </table:table-cell>
          <table:table-cell table:formula="of:=IF([.$A362]=&quot;&quot;;&quot;&quot;;[$latest_newly_sick_table.I361]*[.I$1])">
            <text:p/>
          </table:table-cell>
          <table:table-cell table:formula="of:=IF([.$A362]=&quot;&quot;;&quot;&quot;;[$latest_newly_sick_table.J361]*[.J$1])">
            <text:p/>
          </table:table-cell>
          <table:table-cell table:formula="of:=IF([.$A362]=&quot;&quot;;&quot;&quot;;[$latest_newly_sick_table.K361]*[.K$1])">
            <text:p/>
          </table:table-cell>
          <table:table-cell table:formula="of:=IF([.$A362]=&quot;&quot;;&quot;&quot;;[$latest_newly_sick_table.L361]*[.L$1])">
            <text:p/>
          </table:table-cell>
          <table:table-cell/>
          <table:table-cell table:formula="of:=SUM([.B362:.J362])/[.N$1]" office:value-type="percentage" office:value="0" calcext:value-type="percentage">
            <text:p>0.00%</text:p>
          </table:table-cell>
          <table:table-cell table:formula="of:=IF([.A368]=&quot;&quot;;&quot;&quot;;AVERAGE([.N355:.N368]))">
            <text:p/>
          </table:table-cell>
        </table:table-row>
        <table:table-row table:style-name="ro1">
          <table:table-cell table:style-name="ce1" table:formula="of:=IF([$latest_newly_sick_table.A362]=&quot;&quot;;&quot;&quot;;[$latest_newly_sick_table.A362])">
            <text:p/>
          </table:table-cell>
          <table:table-cell table:formula="of:=IF([.$A363]=&quot;&quot;;&quot;&quot;;[$latest_newly_sick_table.B362]*[.B$1])">
            <text:p/>
          </table:table-cell>
          <table:table-cell table:formula="of:=IF([.$A363]=&quot;&quot;;&quot;&quot;;[$latest_newly_sick_table.C362]*[.C$1])">
            <text:p/>
          </table:table-cell>
          <table:table-cell table:formula="of:=IF([.$A363]=&quot;&quot;;&quot;&quot;;[$latest_newly_sick_table.D362]*[.D$1])">
            <text:p/>
          </table:table-cell>
          <table:table-cell table:formula="of:=IF([.$A363]=&quot;&quot;;&quot;&quot;;[$latest_newly_sick_table.E362]*[.E$1])">
            <text:p/>
          </table:table-cell>
          <table:table-cell table:formula="of:=IF([.$A363]=&quot;&quot;;&quot;&quot;;[$latest_newly_sick_table.F362]*[.F$1])">
            <text:p/>
          </table:table-cell>
          <table:table-cell table:formula="of:=IF([.$A363]=&quot;&quot;;&quot;&quot;;[$latest_newly_sick_table.G362]*[.G$1])">
            <text:p/>
          </table:table-cell>
          <table:table-cell table:formula="of:=IF([.$A363]=&quot;&quot;;&quot;&quot;;[$latest_newly_sick_table.H362]*[.H$1])">
            <text:p/>
          </table:table-cell>
          <table:table-cell table:formula="of:=IF([.$A363]=&quot;&quot;;&quot;&quot;;[$latest_newly_sick_table.I362]*[.I$1])">
            <text:p/>
          </table:table-cell>
          <table:table-cell table:formula="of:=IF([.$A363]=&quot;&quot;;&quot;&quot;;[$latest_newly_sick_table.J362]*[.J$1])">
            <text:p/>
          </table:table-cell>
          <table:table-cell table:formula="of:=IF([.$A363]=&quot;&quot;;&quot;&quot;;[$latest_newly_sick_table.K362]*[.K$1])">
            <text:p/>
          </table:table-cell>
          <table:table-cell table:formula="of:=IF([.$A363]=&quot;&quot;;&quot;&quot;;[$latest_newly_sick_table.L362]*[.L$1])">
            <text:p/>
          </table:table-cell>
          <table:table-cell/>
          <table:table-cell table:formula="of:=SUM([.B363:.J363])/[.N$1]" office:value-type="percentage" office:value="0" calcext:value-type="percentage">
            <text:p>0.00%</text:p>
          </table:table-cell>
          <table:table-cell table:formula="of:=IF([.A369]=&quot;&quot;;&quot;&quot;;AVERAGE([.N356:.N369]))">
            <text:p/>
          </table:table-cell>
        </table:table-row>
        <table:table-row table:style-name="ro1">
          <table:table-cell table:style-name="ce1" table:formula="of:=IF([$latest_newly_sick_table.A363]=&quot;&quot;;&quot;&quot;;[$latest_newly_sick_table.A363])">
            <text:p/>
          </table:table-cell>
          <table:table-cell table:formula="of:=IF([.$A364]=&quot;&quot;;&quot;&quot;;[$latest_newly_sick_table.B363]*[.B$1])">
            <text:p/>
          </table:table-cell>
          <table:table-cell table:formula="of:=IF([.$A364]=&quot;&quot;;&quot;&quot;;[$latest_newly_sick_table.C363]*[.C$1])">
            <text:p/>
          </table:table-cell>
          <table:table-cell table:formula="of:=IF([.$A364]=&quot;&quot;;&quot;&quot;;[$latest_newly_sick_table.D363]*[.D$1])">
            <text:p/>
          </table:table-cell>
          <table:table-cell table:formula="of:=IF([.$A364]=&quot;&quot;;&quot;&quot;;[$latest_newly_sick_table.E363]*[.E$1])">
            <text:p/>
          </table:table-cell>
          <table:table-cell table:formula="of:=IF([.$A364]=&quot;&quot;;&quot;&quot;;[$latest_newly_sick_table.F363]*[.F$1])">
            <text:p/>
          </table:table-cell>
          <table:table-cell table:formula="of:=IF([.$A364]=&quot;&quot;;&quot;&quot;;[$latest_newly_sick_table.G363]*[.G$1])">
            <text:p/>
          </table:table-cell>
          <table:table-cell table:formula="of:=IF([.$A364]=&quot;&quot;;&quot;&quot;;[$latest_newly_sick_table.H363]*[.H$1])">
            <text:p/>
          </table:table-cell>
          <table:table-cell table:formula="of:=IF([.$A364]=&quot;&quot;;&quot;&quot;;[$latest_newly_sick_table.I363]*[.I$1])">
            <text:p/>
          </table:table-cell>
          <table:table-cell table:formula="of:=IF([.$A364]=&quot;&quot;;&quot;&quot;;[$latest_newly_sick_table.J363]*[.J$1])">
            <text:p/>
          </table:table-cell>
          <table:table-cell table:formula="of:=IF([.$A364]=&quot;&quot;;&quot;&quot;;[$latest_newly_sick_table.K363]*[.K$1])">
            <text:p/>
          </table:table-cell>
          <table:table-cell table:formula="of:=IF([.$A364]=&quot;&quot;;&quot;&quot;;[$latest_newly_sick_table.L363]*[.L$1])">
            <text:p/>
          </table:table-cell>
          <table:table-cell/>
          <table:table-cell table:formula="of:=SUM([.B364:.J364])/[.N$1]" office:value-type="percentage" office:value="0" calcext:value-type="percentage">
            <text:p>0.00%</text:p>
          </table:table-cell>
          <table:table-cell table:formula="of:=IF([.A370]=&quot;&quot;;&quot;&quot;;AVERAGE([.N357:.N370]))">
            <text:p/>
          </table:table-cell>
        </table:table-row>
        <table:table-row table:style-name="ro1">
          <table:table-cell table:style-name="ce1" table:formula="of:=IF([$latest_newly_sick_table.A364]=&quot;&quot;;&quot;&quot;;[$latest_newly_sick_table.A364])">
            <text:p/>
          </table:table-cell>
          <table:table-cell table:formula="of:=IF([.$A365]=&quot;&quot;;&quot;&quot;;[$latest_newly_sick_table.B364]*[.B$1])">
            <text:p/>
          </table:table-cell>
          <table:table-cell table:formula="of:=IF([.$A365]=&quot;&quot;;&quot;&quot;;[$latest_newly_sick_table.C364]*[.C$1])">
            <text:p/>
          </table:table-cell>
          <table:table-cell table:formula="of:=IF([.$A365]=&quot;&quot;;&quot;&quot;;[$latest_newly_sick_table.D364]*[.D$1])">
            <text:p/>
          </table:table-cell>
          <table:table-cell table:formula="of:=IF([.$A365]=&quot;&quot;;&quot;&quot;;[$latest_newly_sick_table.E364]*[.E$1])">
            <text:p/>
          </table:table-cell>
          <table:table-cell table:formula="of:=IF([.$A365]=&quot;&quot;;&quot;&quot;;[$latest_newly_sick_table.F364]*[.F$1])">
            <text:p/>
          </table:table-cell>
          <table:table-cell table:formula="of:=IF([.$A365]=&quot;&quot;;&quot;&quot;;[$latest_newly_sick_table.G364]*[.G$1])">
            <text:p/>
          </table:table-cell>
          <table:table-cell table:formula="of:=IF([.$A365]=&quot;&quot;;&quot;&quot;;[$latest_newly_sick_table.H364]*[.H$1])">
            <text:p/>
          </table:table-cell>
          <table:table-cell table:formula="of:=IF([.$A365]=&quot;&quot;;&quot;&quot;;[$latest_newly_sick_table.I364]*[.I$1])">
            <text:p/>
          </table:table-cell>
          <table:table-cell table:formula="of:=IF([.$A365]=&quot;&quot;;&quot;&quot;;[$latest_newly_sick_table.J364]*[.J$1])">
            <text:p/>
          </table:table-cell>
          <table:table-cell table:formula="of:=IF([.$A365]=&quot;&quot;;&quot;&quot;;[$latest_newly_sick_table.K364]*[.K$1])">
            <text:p/>
          </table:table-cell>
          <table:table-cell table:formula="of:=IF([.$A365]=&quot;&quot;;&quot;&quot;;[$latest_newly_sick_table.L364]*[.L$1])">
            <text:p/>
          </table:table-cell>
          <table:table-cell/>
          <table:table-cell table:formula="of:=SUM([.B365:.J365])/[.N$1]" office:value-type="percentage" office:value="0" calcext:value-type="percentage">
            <text:p>0.00%</text:p>
          </table:table-cell>
          <table:table-cell table:formula="of:=IF([.A371]=&quot;&quot;;&quot;&quot;;AVERAGE([.N358:.N371]))">
            <text:p/>
          </table:table-cell>
        </table:table-row>
        <table:table-row table:style-name="ro1">
          <table:table-cell table:style-name="ce1" table:formula="of:=IF([$latest_newly_sick_table.A365]=&quot;&quot;;&quot;&quot;;[$latest_newly_sick_table.A365])">
            <text:p/>
          </table:table-cell>
          <table:table-cell table:formula="of:=IF([.$A366]=&quot;&quot;;&quot;&quot;;[$latest_newly_sick_table.B365]*[.B$1])">
            <text:p/>
          </table:table-cell>
          <table:table-cell table:formula="of:=IF([.$A366]=&quot;&quot;;&quot;&quot;;[$latest_newly_sick_table.C365]*[.C$1])">
            <text:p/>
          </table:table-cell>
          <table:table-cell table:formula="of:=IF([.$A366]=&quot;&quot;;&quot;&quot;;[$latest_newly_sick_table.D365]*[.D$1])">
            <text:p/>
          </table:table-cell>
          <table:table-cell table:formula="of:=IF([.$A366]=&quot;&quot;;&quot;&quot;;[$latest_newly_sick_table.E365]*[.E$1])">
            <text:p/>
          </table:table-cell>
          <table:table-cell table:formula="of:=IF([.$A366]=&quot;&quot;;&quot;&quot;;[$latest_newly_sick_table.F365]*[.F$1])">
            <text:p/>
          </table:table-cell>
          <table:table-cell table:formula="of:=IF([.$A366]=&quot;&quot;;&quot;&quot;;[$latest_newly_sick_table.G365]*[.G$1])">
            <text:p/>
          </table:table-cell>
          <table:table-cell table:formula="of:=IF([.$A366]=&quot;&quot;;&quot;&quot;;[$latest_newly_sick_table.H365]*[.H$1])">
            <text:p/>
          </table:table-cell>
          <table:table-cell table:formula="of:=IF([.$A366]=&quot;&quot;;&quot;&quot;;[$latest_newly_sick_table.I365]*[.I$1])">
            <text:p/>
          </table:table-cell>
          <table:table-cell table:formula="of:=IF([.$A366]=&quot;&quot;;&quot;&quot;;[$latest_newly_sick_table.J365]*[.J$1])">
            <text:p/>
          </table:table-cell>
          <table:table-cell table:formula="of:=IF([.$A366]=&quot;&quot;;&quot;&quot;;[$latest_newly_sick_table.K365]*[.K$1])">
            <text:p/>
          </table:table-cell>
          <table:table-cell table:formula="of:=IF([.$A366]=&quot;&quot;;&quot;&quot;;[$latest_newly_sick_table.L365]*[.L$1])">
            <text:p/>
          </table:table-cell>
          <table:table-cell/>
          <table:table-cell table:formula="of:=SUM([.B366:.J366])/[.N$1]" office:value-type="percentage" office:value="0" calcext:value-type="percentage">
            <text:p>0.00%</text:p>
          </table:table-cell>
          <table:table-cell table:formula="of:=IF([.A372]=&quot;&quot;;&quot;&quot;;AVERAGE([.N359:.N372]))">
            <text:p/>
          </table:table-cell>
        </table:table-row>
        <table:table-row table:style-name="ro1">
          <table:table-cell table:style-name="ce1" table:formula="of:=IF([$latest_newly_sick_table.A366]=&quot;&quot;;&quot;&quot;;[$latest_newly_sick_table.A366])">
            <text:p/>
          </table:table-cell>
          <table:table-cell table:formula="of:=IF([.$A367]=&quot;&quot;;&quot;&quot;;[$latest_newly_sick_table.B366]*[.B$1])">
            <text:p/>
          </table:table-cell>
          <table:table-cell table:formula="of:=IF([.$A367]=&quot;&quot;;&quot;&quot;;[$latest_newly_sick_table.C366]*[.C$1])">
            <text:p/>
          </table:table-cell>
          <table:table-cell table:formula="of:=IF([.$A367]=&quot;&quot;;&quot;&quot;;[$latest_newly_sick_table.D366]*[.D$1])">
            <text:p/>
          </table:table-cell>
          <table:table-cell table:formula="of:=IF([.$A367]=&quot;&quot;;&quot;&quot;;[$latest_newly_sick_table.E366]*[.E$1])">
            <text:p/>
          </table:table-cell>
          <table:table-cell table:formula="of:=IF([.$A367]=&quot;&quot;;&quot;&quot;;[$latest_newly_sick_table.F366]*[.F$1])">
            <text:p/>
          </table:table-cell>
          <table:table-cell table:formula="of:=IF([.$A367]=&quot;&quot;;&quot;&quot;;[$latest_newly_sick_table.G366]*[.G$1])">
            <text:p/>
          </table:table-cell>
          <table:table-cell table:formula="of:=IF([.$A367]=&quot;&quot;;&quot;&quot;;[$latest_newly_sick_table.H366]*[.H$1])">
            <text:p/>
          </table:table-cell>
          <table:table-cell table:formula="of:=IF([.$A367]=&quot;&quot;;&quot;&quot;;[$latest_newly_sick_table.I366]*[.I$1])">
            <text:p/>
          </table:table-cell>
          <table:table-cell table:formula="of:=IF([.$A367]=&quot;&quot;;&quot;&quot;;[$latest_newly_sick_table.J366]*[.J$1])">
            <text:p/>
          </table:table-cell>
          <table:table-cell table:formula="of:=IF([.$A367]=&quot;&quot;;&quot;&quot;;[$latest_newly_sick_table.K366]*[.K$1])">
            <text:p/>
          </table:table-cell>
          <table:table-cell table:formula="of:=IF([.$A367]=&quot;&quot;;&quot;&quot;;[$latest_newly_sick_table.L366]*[.L$1])">
            <text:p/>
          </table:table-cell>
          <table:table-cell/>
          <table:table-cell table:formula="of:=SUM([.B367:.J367])/[.N$1]" office:value-type="percentage" office:value="0" calcext:value-type="percentage">
            <text:p>0.00%</text:p>
          </table:table-cell>
          <table:table-cell table:formula="of:=IF([.A373]=&quot;&quot;;&quot;&quot;;AVERAGE([.N360:.N373]))">
            <text:p/>
          </table:table-cell>
        </table:table-row>
        <table:table-row table:style-name="ro1">
          <table:table-cell table:style-name="ce1" table:formula="of:=IF([$latest_newly_sick_table.A367]=&quot;&quot;;&quot;&quot;;[$latest_newly_sick_table.A367])">
            <text:p/>
          </table:table-cell>
          <table:table-cell table:formula="of:=IF([.$A368]=&quot;&quot;;&quot;&quot;;[$latest_newly_sick_table.B367]*[.B$1])">
            <text:p/>
          </table:table-cell>
          <table:table-cell table:formula="of:=IF([.$A368]=&quot;&quot;;&quot;&quot;;[$latest_newly_sick_table.C367]*[.C$1])">
            <text:p/>
          </table:table-cell>
          <table:table-cell table:formula="of:=IF([.$A368]=&quot;&quot;;&quot;&quot;;[$latest_newly_sick_table.D367]*[.D$1])">
            <text:p/>
          </table:table-cell>
          <table:table-cell table:formula="of:=IF([.$A368]=&quot;&quot;;&quot;&quot;;[$latest_newly_sick_table.E367]*[.E$1])">
            <text:p/>
          </table:table-cell>
          <table:table-cell table:formula="of:=IF([.$A368]=&quot;&quot;;&quot;&quot;;[$latest_newly_sick_table.F367]*[.F$1])">
            <text:p/>
          </table:table-cell>
          <table:table-cell table:formula="of:=IF([.$A368]=&quot;&quot;;&quot;&quot;;[$latest_newly_sick_table.G367]*[.G$1])">
            <text:p/>
          </table:table-cell>
          <table:table-cell table:formula="of:=IF([.$A368]=&quot;&quot;;&quot;&quot;;[$latest_newly_sick_table.H367]*[.H$1])">
            <text:p/>
          </table:table-cell>
          <table:table-cell table:formula="of:=IF([.$A368]=&quot;&quot;;&quot;&quot;;[$latest_newly_sick_table.I367]*[.I$1])">
            <text:p/>
          </table:table-cell>
          <table:table-cell table:formula="of:=IF([.$A368]=&quot;&quot;;&quot;&quot;;[$latest_newly_sick_table.J367]*[.J$1])">
            <text:p/>
          </table:table-cell>
          <table:table-cell table:formula="of:=IF([.$A368]=&quot;&quot;;&quot;&quot;;[$latest_newly_sick_table.K367]*[.K$1])">
            <text:p/>
          </table:table-cell>
          <table:table-cell table:formula="of:=IF([.$A368]=&quot;&quot;;&quot;&quot;;[$latest_newly_sick_table.L367]*[.L$1])">
            <text:p/>
          </table:table-cell>
          <table:table-cell/>
          <table:table-cell table:formula="of:=SUM([.B368:.J368])/[.N$1]" office:value-type="percentage" office:value="0" calcext:value-type="percentage">
            <text:p>0.00%</text:p>
          </table:table-cell>
          <table:table-cell table:formula="of:=IF([.A374]=&quot;&quot;;&quot;&quot;;AVERAGE([.N361:.N374]))">
            <text:p/>
          </table:table-cell>
        </table:table-row>
        <table:table-row table:style-name="ro1">
          <table:table-cell table:style-name="ce1" table:formula="of:=IF([$latest_newly_sick_table.A368]=&quot;&quot;;&quot;&quot;;[$latest_newly_sick_table.A368])">
            <text:p/>
          </table:table-cell>
          <table:table-cell table:formula="of:=IF([.$A369]=&quot;&quot;;&quot;&quot;;[$latest_newly_sick_table.B368]*[.B$1])">
            <text:p/>
          </table:table-cell>
          <table:table-cell table:formula="of:=IF([.$A369]=&quot;&quot;;&quot;&quot;;[$latest_newly_sick_table.C368]*[.C$1])">
            <text:p/>
          </table:table-cell>
          <table:table-cell table:formula="of:=IF([.$A369]=&quot;&quot;;&quot;&quot;;[$latest_newly_sick_table.D368]*[.D$1])">
            <text:p/>
          </table:table-cell>
          <table:table-cell table:formula="of:=IF([.$A369]=&quot;&quot;;&quot;&quot;;[$latest_newly_sick_table.E368]*[.E$1])">
            <text:p/>
          </table:table-cell>
          <table:table-cell table:formula="of:=IF([.$A369]=&quot;&quot;;&quot;&quot;;[$latest_newly_sick_table.F368]*[.F$1])">
            <text:p/>
          </table:table-cell>
          <table:table-cell table:formula="of:=IF([.$A369]=&quot;&quot;;&quot;&quot;;[$latest_newly_sick_table.G368]*[.G$1])">
            <text:p/>
          </table:table-cell>
          <table:table-cell table:formula="of:=IF([.$A369]=&quot;&quot;;&quot;&quot;;[$latest_newly_sick_table.H368]*[.H$1])">
            <text:p/>
          </table:table-cell>
          <table:table-cell table:formula="of:=IF([.$A369]=&quot;&quot;;&quot;&quot;;[$latest_newly_sick_table.I368]*[.I$1])">
            <text:p/>
          </table:table-cell>
          <table:table-cell table:formula="of:=IF([.$A369]=&quot;&quot;;&quot;&quot;;[$latest_newly_sick_table.J368]*[.J$1])">
            <text:p/>
          </table:table-cell>
          <table:table-cell table:formula="of:=IF([.$A369]=&quot;&quot;;&quot;&quot;;[$latest_newly_sick_table.K368]*[.K$1])">
            <text:p/>
          </table:table-cell>
          <table:table-cell table:formula="of:=IF([.$A369]=&quot;&quot;;&quot;&quot;;[$latest_newly_sick_table.L368]*[.L$1])">
            <text:p/>
          </table:table-cell>
          <table:table-cell/>
          <table:table-cell table:formula="of:=SUM([.B369:.J369])/[.N$1]" office:value-type="percentage" office:value="0" calcext:value-type="percentage">
            <text:p>0.00%</text:p>
          </table:table-cell>
          <table:table-cell table:formula="of:=IF([.A375]=&quot;&quot;;&quot;&quot;;AVERAGE([.N362:.N375]))">
            <text:p/>
          </table:table-cell>
        </table:table-row>
        <table:table-row table:style-name="ro1">
          <table:table-cell table:style-name="ce1" table:formula="of:=IF([$latest_newly_sick_table.A369]=&quot;&quot;;&quot;&quot;;[$latest_newly_sick_table.A369])">
            <text:p/>
          </table:table-cell>
          <table:table-cell table:formula="of:=IF([.$A370]=&quot;&quot;;&quot;&quot;;[$latest_newly_sick_table.B369]*[.B$1])">
            <text:p/>
          </table:table-cell>
          <table:table-cell table:formula="of:=IF([.$A370]=&quot;&quot;;&quot;&quot;;[$latest_newly_sick_table.C369]*[.C$1])">
            <text:p/>
          </table:table-cell>
          <table:table-cell table:formula="of:=IF([.$A370]=&quot;&quot;;&quot;&quot;;[$latest_newly_sick_table.D369]*[.D$1])">
            <text:p/>
          </table:table-cell>
          <table:table-cell table:formula="of:=IF([.$A370]=&quot;&quot;;&quot;&quot;;[$latest_newly_sick_table.E369]*[.E$1])">
            <text:p/>
          </table:table-cell>
          <table:table-cell table:formula="of:=IF([.$A370]=&quot;&quot;;&quot;&quot;;[$latest_newly_sick_table.F369]*[.F$1])">
            <text:p/>
          </table:table-cell>
          <table:table-cell table:formula="of:=IF([.$A370]=&quot;&quot;;&quot;&quot;;[$latest_newly_sick_table.G369]*[.G$1])">
            <text:p/>
          </table:table-cell>
          <table:table-cell table:formula="of:=IF([.$A370]=&quot;&quot;;&quot;&quot;;[$latest_newly_sick_table.H369]*[.H$1])">
            <text:p/>
          </table:table-cell>
          <table:table-cell table:formula="of:=IF([.$A370]=&quot;&quot;;&quot;&quot;;[$latest_newly_sick_table.I369]*[.I$1])">
            <text:p/>
          </table:table-cell>
          <table:table-cell table:formula="of:=IF([.$A370]=&quot;&quot;;&quot;&quot;;[$latest_newly_sick_table.J369]*[.J$1])">
            <text:p/>
          </table:table-cell>
          <table:table-cell table:formula="of:=IF([.$A370]=&quot;&quot;;&quot;&quot;;[$latest_newly_sick_table.K369]*[.K$1])">
            <text:p/>
          </table:table-cell>
          <table:table-cell table:formula="of:=IF([.$A370]=&quot;&quot;;&quot;&quot;;[$latest_newly_sick_table.L369]*[.L$1])">
            <text:p/>
          </table:table-cell>
          <table:table-cell/>
          <table:table-cell table:formula="of:=SUM([.B370:.J370])/[.N$1]" office:value-type="percentage" office:value="0" calcext:value-type="percentage">
            <text:p>0.00%</text:p>
          </table:table-cell>
          <table:table-cell table:formula="of:=IF([.A376]=&quot;&quot;;&quot;&quot;;AVERAGE([.N363:.N376]))">
            <text:p/>
          </table:table-cell>
        </table:table-row>
        <table:table-row table:style-name="ro1">
          <table:table-cell table:style-name="ce1" table:formula="of:=IF([$latest_newly_sick_table.A370]=&quot;&quot;;&quot;&quot;;[$latest_newly_sick_table.A370])">
            <text:p/>
          </table:table-cell>
          <table:table-cell table:formula="of:=IF([.$A371]=&quot;&quot;;&quot;&quot;;[$latest_newly_sick_table.B370]*[.B$1])">
            <text:p/>
          </table:table-cell>
          <table:table-cell table:formula="of:=IF([.$A371]=&quot;&quot;;&quot;&quot;;[$latest_newly_sick_table.C370]*[.C$1])">
            <text:p/>
          </table:table-cell>
          <table:table-cell table:formula="of:=IF([.$A371]=&quot;&quot;;&quot;&quot;;[$latest_newly_sick_table.D370]*[.D$1])">
            <text:p/>
          </table:table-cell>
          <table:table-cell table:formula="of:=IF([.$A371]=&quot;&quot;;&quot;&quot;;[$latest_newly_sick_table.E370]*[.E$1])">
            <text:p/>
          </table:table-cell>
          <table:table-cell table:formula="of:=IF([.$A371]=&quot;&quot;;&quot;&quot;;[$latest_newly_sick_table.F370]*[.F$1])">
            <text:p/>
          </table:table-cell>
          <table:table-cell table:formula="of:=IF([.$A371]=&quot;&quot;;&quot;&quot;;[$latest_newly_sick_table.G370]*[.G$1])">
            <text:p/>
          </table:table-cell>
          <table:table-cell table:formula="of:=IF([.$A371]=&quot;&quot;;&quot;&quot;;[$latest_newly_sick_table.H370]*[.H$1])">
            <text:p/>
          </table:table-cell>
          <table:table-cell table:formula="of:=IF([.$A371]=&quot;&quot;;&quot;&quot;;[$latest_newly_sick_table.I370]*[.I$1])">
            <text:p/>
          </table:table-cell>
          <table:table-cell table:formula="of:=IF([.$A371]=&quot;&quot;;&quot;&quot;;[$latest_newly_sick_table.J370]*[.J$1])">
            <text:p/>
          </table:table-cell>
          <table:table-cell table:formula="of:=IF([.$A371]=&quot;&quot;;&quot;&quot;;[$latest_newly_sick_table.K370]*[.K$1])">
            <text:p/>
          </table:table-cell>
          <table:table-cell table:formula="of:=IF([.$A371]=&quot;&quot;;&quot;&quot;;[$latest_newly_sick_table.L370]*[.L$1])">
            <text:p/>
          </table:table-cell>
          <table:table-cell/>
          <table:table-cell table:formula="of:=SUM([.B371:.J371])/[.N$1]" office:value-type="percentage" office:value="0" calcext:value-type="percentage">
            <text:p>0.00%</text:p>
          </table:table-cell>
          <table:table-cell table:formula="of:=IF([.A377]=&quot;&quot;;&quot;&quot;;AVERAGE([.N364:.N377]))">
            <text:p/>
          </table:table-cell>
        </table:table-row>
        <table:table-row table:style-name="ro1">
          <table:table-cell table:style-name="ce1" table:formula="of:=IF([$latest_newly_sick_table.A371]=&quot;&quot;;&quot;&quot;;[$latest_newly_sick_table.A371])">
            <text:p/>
          </table:table-cell>
          <table:table-cell table:formula="of:=IF([.$A372]=&quot;&quot;;&quot;&quot;;[$latest_newly_sick_table.B371]*[.B$1])">
            <text:p/>
          </table:table-cell>
          <table:table-cell table:formula="of:=IF([.$A372]=&quot;&quot;;&quot;&quot;;[$latest_newly_sick_table.C371]*[.C$1])">
            <text:p/>
          </table:table-cell>
          <table:table-cell table:formula="of:=IF([.$A372]=&quot;&quot;;&quot;&quot;;[$latest_newly_sick_table.D371]*[.D$1])">
            <text:p/>
          </table:table-cell>
          <table:table-cell table:formula="of:=IF([.$A372]=&quot;&quot;;&quot;&quot;;[$latest_newly_sick_table.E371]*[.E$1])">
            <text:p/>
          </table:table-cell>
          <table:table-cell table:formula="of:=IF([.$A372]=&quot;&quot;;&quot;&quot;;[$latest_newly_sick_table.F371]*[.F$1])">
            <text:p/>
          </table:table-cell>
          <table:table-cell table:formula="of:=IF([.$A372]=&quot;&quot;;&quot;&quot;;[$latest_newly_sick_table.G371]*[.G$1])">
            <text:p/>
          </table:table-cell>
          <table:table-cell table:formula="of:=IF([.$A372]=&quot;&quot;;&quot;&quot;;[$latest_newly_sick_table.H371]*[.H$1])">
            <text:p/>
          </table:table-cell>
          <table:table-cell table:formula="of:=IF([.$A372]=&quot;&quot;;&quot;&quot;;[$latest_newly_sick_table.I371]*[.I$1])">
            <text:p/>
          </table:table-cell>
          <table:table-cell table:formula="of:=IF([.$A372]=&quot;&quot;;&quot;&quot;;[$latest_newly_sick_table.J371]*[.J$1])">
            <text:p/>
          </table:table-cell>
          <table:table-cell table:formula="of:=IF([.$A372]=&quot;&quot;;&quot;&quot;;[$latest_newly_sick_table.K371]*[.K$1])">
            <text:p/>
          </table:table-cell>
          <table:table-cell table:formula="of:=IF([.$A372]=&quot;&quot;;&quot;&quot;;[$latest_newly_sick_table.L371]*[.L$1])">
            <text:p/>
          </table:table-cell>
          <table:table-cell/>
          <table:table-cell table:formula="of:=SUM([.B372:.J372])/[.N$1]" office:value-type="percentage" office:value="0" calcext:value-type="percentage">
            <text:p>0.00%</text:p>
          </table:table-cell>
          <table:table-cell table:formula="of:=IF([.A378]=&quot;&quot;;&quot;&quot;;AVERAGE([.N365:.N378]))">
            <text:p/>
          </table:table-cell>
        </table:table-row>
        <table:table-row table:style-name="ro1">
          <table:table-cell table:style-name="ce1" table:formula="of:=IF([$latest_newly_sick_table.A372]=&quot;&quot;;&quot;&quot;;[$latest_newly_sick_table.A372])">
            <text:p/>
          </table:table-cell>
          <table:table-cell table:formula="of:=IF([.$A373]=&quot;&quot;;&quot;&quot;;[$latest_newly_sick_table.B372]*[.B$1])">
            <text:p/>
          </table:table-cell>
          <table:table-cell table:formula="of:=IF([.$A373]=&quot;&quot;;&quot;&quot;;[$latest_newly_sick_table.C372]*[.C$1])">
            <text:p/>
          </table:table-cell>
          <table:table-cell table:formula="of:=IF([.$A373]=&quot;&quot;;&quot;&quot;;[$latest_newly_sick_table.D372]*[.D$1])">
            <text:p/>
          </table:table-cell>
          <table:table-cell table:formula="of:=IF([.$A373]=&quot;&quot;;&quot;&quot;;[$latest_newly_sick_table.E372]*[.E$1])">
            <text:p/>
          </table:table-cell>
          <table:table-cell table:formula="of:=IF([.$A373]=&quot;&quot;;&quot;&quot;;[$latest_newly_sick_table.F372]*[.F$1])">
            <text:p/>
          </table:table-cell>
          <table:table-cell table:formula="of:=IF([.$A373]=&quot;&quot;;&quot;&quot;;[$latest_newly_sick_table.G372]*[.G$1])">
            <text:p/>
          </table:table-cell>
          <table:table-cell table:formula="of:=IF([.$A373]=&quot;&quot;;&quot;&quot;;[$latest_newly_sick_table.H372]*[.H$1])">
            <text:p/>
          </table:table-cell>
          <table:table-cell table:formula="of:=IF([.$A373]=&quot;&quot;;&quot;&quot;;[$latest_newly_sick_table.I372]*[.I$1])">
            <text:p/>
          </table:table-cell>
          <table:table-cell table:formula="of:=IF([.$A373]=&quot;&quot;;&quot;&quot;;[$latest_newly_sick_table.J372]*[.J$1])">
            <text:p/>
          </table:table-cell>
          <table:table-cell table:formula="of:=IF([.$A373]=&quot;&quot;;&quot;&quot;;[$latest_newly_sick_table.K372]*[.K$1])">
            <text:p/>
          </table:table-cell>
          <table:table-cell table:formula="of:=IF([.$A373]=&quot;&quot;;&quot;&quot;;[$latest_newly_sick_table.L372]*[.L$1])">
            <text:p/>
          </table:table-cell>
          <table:table-cell/>
          <table:table-cell table:formula="of:=SUM([.B373:.J373])/[.N$1]" office:value-type="percentage" office:value="0" calcext:value-type="percentage">
            <text:p>0.00%</text:p>
          </table:table-cell>
          <table:table-cell table:formula="of:=IF([.A379]=&quot;&quot;;&quot;&quot;;AVERAGE([.N366:.N379]))">
            <text:p/>
          </table:table-cell>
        </table:table-row>
        <table:table-row table:style-name="ro1">
          <table:table-cell table:style-name="ce1" table:formula="of:=IF([$latest_newly_sick_table.A373]=&quot;&quot;;&quot;&quot;;[$latest_newly_sick_table.A373])">
            <text:p/>
          </table:table-cell>
          <table:table-cell table:formula="of:=IF([.$A374]=&quot;&quot;;&quot;&quot;;[$latest_newly_sick_table.B373]*[.B$1])">
            <text:p/>
          </table:table-cell>
          <table:table-cell table:formula="of:=IF([.$A374]=&quot;&quot;;&quot;&quot;;[$latest_newly_sick_table.C373]*[.C$1])">
            <text:p/>
          </table:table-cell>
          <table:table-cell table:formula="of:=IF([.$A374]=&quot;&quot;;&quot;&quot;;[$latest_newly_sick_table.D373]*[.D$1])">
            <text:p/>
          </table:table-cell>
          <table:table-cell table:formula="of:=IF([.$A374]=&quot;&quot;;&quot;&quot;;[$latest_newly_sick_table.E373]*[.E$1])">
            <text:p/>
          </table:table-cell>
          <table:table-cell table:formula="of:=IF([.$A374]=&quot;&quot;;&quot;&quot;;[$latest_newly_sick_table.F373]*[.F$1])">
            <text:p/>
          </table:table-cell>
          <table:table-cell table:formula="of:=IF([.$A374]=&quot;&quot;;&quot;&quot;;[$latest_newly_sick_table.G373]*[.G$1])">
            <text:p/>
          </table:table-cell>
          <table:table-cell table:formula="of:=IF([.$A374]=&quot;&quot;;&quot;&quot;;[$latest_newly_sick_table.H373]*[.H$1])">
            <text:p/>
          </table:table-cell>
          <table:table-cell table:formula="of:=IF([.$A374]=&quot;&quot;;&quot;&quot;;[$latest_newly_sick_table.I373]*[.I$1])">
            <text:p/>
          </table:table-cell>
          <table:table-cell table:formula="of:=IF([.$A374]=&quot;&quot;;&quot;&quot;;[$latest_newly_sick_table.J373]*[.J$1])">
            <text:p/>
          </table:table-cell>
          <table:table-cell table:formula="of:=IF([.$A374]=&quot;&quot;;&quot;&quot;;[$latest_newly_sick_table.K373]*[.K$1])">
            <text:p/>
          </table:table-cell>
          <table:table-cell table:formula="of:=IF([.$A374]=&quot;&quot;;&quot;&quot;;[$latest_newly_sick_table.L373]*[.L$1])">
            <text:p/>
          </table:table-cell>
          <table:table-cell/>
          <table:table-cell table:formula="of:=SUM([.B374:.J374])/[.N$1]" office:value-type="percentage" office:value="0" calcext:value-type="percentage">
            <text:p>0.00%</text:p>
          </table:table-cell>
          <table:table-cell table:formula="of:=IF([.A380]=&quot;&quot;;&quot;&quot;;AVERAGE([.N367:.N380]))">
            <text:p/>
          </table:table-cell>
        </table:table-row>
        <table:table-row table:style-name="ro1">
          <table:table-cell table:style-name="ce1" table:formula="of:=IF([$latest_newly_sick_table.A374]=&quot;&quot;;&quot;&quot;;[$latest_newly_sick_table.A374])">
            <text:p/>
          </table:table-cell>
          <table:table-cell table:formula="of:=IF([.$A375]=&quot;&quot;;&quot;&quot;;[$latest_newly_sick_table.B374]*[.B$1])">
            <text:p/>
          </table:table-cell>
          <table:table-cell table:formula="of:=IF([.$A375]=&quot;&quot;;&quot;&quot;;[$latest_newly_sick_table.C374]*[.C$1])">
            <text:p/>
          </table:table-cell>
          <table:table-cell table:formula="of:=IF([.$A375]=&quot;&quot;;&quot;&quot;;[$latest_newly_sick_table.D374]*[.D$1])">
            <text:p/>
          </table:table-cell>
          <table:table-cell table:formula="of:=IF([.$A375]=&quot;&quot;;&quot;&quot;;[$latest_newly_sick_table.E374]*[.E$1])">
            <text:p/>
          </table:table-cell>
          <table:table-cell table:formula="of:=IF([.$A375]=&quot;&quot;;&quot;&quot;;[$latest_newly_sick_table.F374]*[.F$1])">
            <text:p/>
          </table:table-cell>
          <table:table-cell table:formula="of:=IF([.$A375]=&quot;&quot;;&quot;&quot;;[$latest_newly_sick_table.G374]*[.G$1])">
            <text:p/>
          </table:table-cell>
          <table:table-cell table:formula="of:=IF([.$A375]=&quot;&quot;;&quot;&quot;;[$latest_newly_sick_table.H374]*[.H$1])">
            <text:p/>
          </table:table-cell>
          <table:table-cell table:formula="of:=IF([.$A375]=&quot;&quot;;&quot;&quot;;[$latest_newly_sick_table.I374]*[.I$1])">
            <text:p/>
          </table:table-cell>
          <table:table-cell table:formula="of:=IF([.$A375]=&quot;&quot;;&quot;&quot;;[$latest_newly_sick_table.J374]*[.J$1])">
            <text:p/>
          </table:table-cell>
          <table:table-cell table:formula="of:=IF([.$A375]=&quot;&quot;;&quot;&quot;;[$latest_newly_sick_table.K374]*[.K$1])">
            <text:p/>
          </table:table-cell>
          <table:table-cell table:formula="of:=IF([.$A375]=&quot;&quot;;&quot;&quot;;[$latest_newly_sick_table.L374]*[.L$1])">
            <text:p/>
          </table:table-cell>
          <table:table-cell/>
          <table:table-cell table:formula="of:=SUM([.B375:.J375])/[.N$1]" office:value-type="percentage" office:value="0" calcext:value-type="percentage">
            <text:p>0.00%</text:p>
          </table:table-cell>
          <table:table-cell table:formula="of:=IF([.A381]=&quot;&quot;;&quot;&quot;;AVERAGE([.N368:.N381]))">
            <text:p/>
          </table:table-cell>
        </table:table-row>
        <table:table-row table:style-name="ro1">
          <table:table-cell table:style-name="ce1" table:formula="of:=IF([$latest_newly_sick_table.A375]=&quot;&quot;;&quot;&quot;;[$latest_newly_sick_table.A375])">
            <text:p/>
          </table:table-cell>
          <table:table-cell table:formula="of:=IF([.$A376]=&quot;&quot;;&quot;&quot;;[$latest_newly_sick_table.B375]*[.B$1])">
            <text:p/>
          </table:table-cell>
          <table:table-cell table:formula="of:=IF([.$A376]=&quot;&quot;;&quot;&quot;;[$latest_newly_sick_table.C375]*[.C$1])">
            <text:p/>
          </table:table-cell>
          <table:table-cell table:formula="of:=IF([.$A376]=&quot;&quot;;&quot;&quot;;[$latest_newly_sick_table.D375]*[.D$1])">
            <text:p/>
          </table:table-cell>
          <table:table-cell table:formula="of:=IF([.$A376]=&quot;&quot;;&quot;&quot;;[$latest_newly_sick_table.E375]*[.E$1])">
            <text:p/>
          </table:table-cell>
          <table:table-cell table:formula="of:=IF([.$A376]=&quot;&quot;;&quot;&quot;;[$latest_newly_sick_table.F375]*[.F$1])">
            <text:p/>
          </table:table-cell>
          <table:table-cell table:formula="of:=IF([.$A376]=&quot;&quot;;&quot;&quot;;[$latest_newly_sick_table.G375]*[.G$1])">
            <text:p/>
          </table:table-cell>
          <table:table-cell table:formula="of:=IF([.$A376]=&quot;&quot;;&quot;&quot;;[$latest_newly_sick_table.H375]*[.H$1])">
            <text:p/>
          </table:table-cell>
          <table:table-cell table:formula="of:=IF([.$A376]=&quot;&quot;;&quot;&quot;;[$latest_newly_sick_table.I375]*[.I$1])">
            <text:p/>
          </table:table-cell>
          <table:table-cell table:formula="of:=IF([.$A376]=&quot;&quot;;&quot;&quot;;[$latest_newly_sick_table.J375]*[.J$1])">
            <text:p/>
          </table:table-cell>
          <table:table-cell table:formula="of:=IF([.$A376]=&quot;&quot;;&quot;&quot;;[$latest_newly_sick_table.K375]*[.K$1])">
            <text:p/>
          </table:table-cell>
          <table:table-cell table:formula="of:=IF([.$A376]=&quot;&quot;;&quot;&quot;;[$latest_newly_sick_table.L375]*[.L$1])">
            <text:p/>
          </table:table-cell>
          <table:table-cell/>
          <table:table-cell table:formula="of:=SUM([.B376:.J376])/[.N$1]" office:value-type="percentage" office:value="0" calcext:value-type="percentage">
            <text:p>0.00%</text:p>
          </table:table-cell>
          <table:table-cell table:formula="of:=IF([.A382]=&quot;&quot;;&quot;&quot;;AVERAGE([.N369:.N382]))">
            <text:p/>
          </table:table-cell>
        </table:table-row>
        <table:table-row table:style-name="ro1">
          <table:table-cell table:style-name="ce1" table:formula="of:=IF([$latest_newly_sick_table.A376]=&quot;&quot;;&quot;&quot;;[$latest_newly_sick_table.A376])">
            <text:p/>
          </table:table-cell>
          <table:table-cell table:formula="of:=IF([.$A377]=&quot;&quot;;&quot;&quot;;[$latest_newly_sick_table.B376]*[.B$1])">
            <text:p/>
          </table:table-cell>
          <table:table-cell table:formula="of:=IF([.$A377]=&quot;&quot;;&quot;&quot;;[$latest_newly_sick_table.C376]*[.C$1])">
            <text:p/>
          </table:table-cell>
          <table:table-cell table:formula="of:=IF([.$A377]=&quot;&quot;;&quot;&quot;;[$latest_newly_sick_table.D376]*[.D$1])">
            <text:p/>
          </table:table-cell>
          <table:table-cell table:formula="of:=IF([.$A377]=&quot;&quot;;&quot;&quot;;[$latest_newly_sick_table.E376]*[.E$1])">
            <text:p/>
          </table:table-cell>
          <table:table-cell table:formula="of:=IF([.$A377]=&quot;&quot;;&quot;&quot;;[$latest_newly_sick_table.F376]*[.F$1])">
            <text:p/>
          </table:table-cell>
          <table:table-cell table:formula="of:=IF([.$A377]=&quot;&quot;;&quot;&quot;;[$latest_newly_sick_table.G376]*[.G$1])">
            <text:p/>
          </table:table-cell>
          <table:table-cell table:formula="of:=IF([.$A377]=&quot;&quot;;&quot;&quot;;[$latest_newly_sick_table.H376]*[.H$1])">
            <text:p/>
          </table:table-cell>
          <table:table-cell table:formula="of:=IF([.$A377]=&quot;&quot;;&quot;&quot;;[$latest_newly_sick_table.I376]*[.I$1])">
            <text:p/>
          </table:table-cell>
          <table:table-cell table:formula="of:=IF([.$A377]=&quot;&quot;;&quot;&quot;;[$latest_newly_sick_table.J376]*[.J$1])">
            <text:p/>
          </table:table-cell>
          <table:table-cell table:formula="of:=IF([.$A377]=&quot;&quot;;&quot;&quot;;[$latest_newly_sick_table.K376]*[.K$1])">
            <text:p/>
          </table:table-cell>
          <table:table-cell table:formula="of:=IF([.$A377]=&quot;&quot;;&quot;&quot;;[$latest_newly_sick_table.L376]*[.L$1])">
            <text:p/>
          </table:table-cell>
          <table:table-cell/>
          <table:table-cell table:formula="of:=SUM([.B377:.J377])/[.N$1]" office:value-type="percentage" office:value="0" calcext:value-type="percentage">
            <text:p>0.00%</text:p>
          </table:table-cell>
          <table:table-cell table:formula="of:=IF([.A383]=&quot;&quot;;&quot;&quot;;AVERAGE([.N370:.N383]))">
            <text:p/>
          </table:table-cell>
        </table:table-row>
        <table:table-row table:style-name="ro1">
          <table:table-cell table:style-name="ce1" table:formula="of:=IF([$latest_newly_sick_table.A377]=&quot;&quot;;&quot;&quot;;[$latest_newly_sick_table.A377])">
            <text:p/>
          </table:table-cell>
          <table:table-cell table:formula="of:=IF([.$A378]=&quot;&quot;;&quot;&quot;;[$latest_newly_sick_table.B377]*[.B$1])">
            <text:p/>
          </table:table-cell>
          <table:table-cell table:formula="of:=IF([.$A378]=&quot;&quot;;&quot;&quot;;[$latest_newly_sick_table.C377]*[.C$1])">
            <text:p/>
          </table:table-cell>
          <table:table-cell table:formula="of:=IF([.$A378]=&quot;&quot;;&quot;&quot;;[$latest_newly_sick_table.D377]*[.D$1])">
            <text:p/>
          </table:table-cell>
          <table:table-cell table:formula="of:=IF([.$A378]=&quot;&quot;;&quot;&quot;;[$latest_newly_sick_table.E377]*[.E$1])">
            <text:p/>
          </table:table-cell>
          <table:table-cell table:formula="of:=IF([.$A378]=&quot;&quot;;&quot;&quot;;[$latest_newly_sick_table.F377]*[.F$1])">
            <text:p/>
          </table:table-cell>
          <table:table-cell table:formula="of:=IF([.$A378]=&quot;&quot;;&quot;&quot;;[$latest_newly_sick_table.G377]*[.G$1])">
            <text:p/>
          </table:table-cell>
          <table:table-cell table:formula="of:=IF([.$A378]=&quot;&quot;;&quot;&quot;;[$latest_newly_sick_table.H377]*[.H$1])">
            <text:p/>
          </table:table-cell>
          <table:table-cell table:formula="of:=IF([.$A378]=&quot;&quot;;&quot;&quot;;[$latest_newly_sick_table.I377]*[.I$1])">
            <text:p/>
          </table:table-cell>
          <table:table-cell table:formula="of:=IF([.$A378]=&quot;&quot;;&quot;&quot;;[$latest_newly_sick_table.J377]*[.J$1])">
            <text:p/>
          </table:table-cell>
          <table:table-cell table:formula="of:=IF([.$A378]=&quot;&quot;;&quot;&quot;;[$latest_newly_sick_table.K377]*[.K$1])">
            <text:p/>
          </table:table-cell>
          <table:table-cell table:formula="of:=IF([.$A378]=&quot;&quot;;&quot;&quot;;[$latest_newly_sick_table.L377]*[.L$1])">
            <text:p/>
          </table:table-cell>
          <table:table-cell/>
          <table:table-cell table:formula="of:=SUM([.B378:.J378])/[.N$1]" office:value-type="percentage" office:value="0" calcext:value-type="percentage">
            <text:p>0.00%</text:p>
          </table:table-cell>
          <table:table-cell table:formula="of:=IF([.A384]=&quot;&quot;;&quot;&quot;;AVERAGE([.N371:.N384]))">
            <text:p/>
          </table:table-cell>
        </table:table-row>
        <table:table-row table:style-name="ro1">
          <table:table-cell table:style-name="ce1" table:formula="of:=IF([$latest_newly_sick_table.A378]=&quot;&quot;;&quot;&quot;;[$latest_newly_sick_table.A378])">
            <text:p/>
          </table:table-cell>
          <table:table-cell table:formula="of:=IF([.$A379]=&quot;&quot;;&quot;&quot;;[$latest_newly_sick_table.B378]*[.B$1])">
            <text:p/>
          </table:table-cell>
          <table:table-cell table:formula="of:=IF([.$A379]=&quot;&quot;;&quot;&quot;;[$latest_newly_sick_table.C378]*[.C$1])">
            <text:p/>
          </table:table-cell>
          <table:table-cell table:formula="of:=IF([.$A379]=&quot;&quot;;&quot;&quot;;[$latest_newly_sick_table.D378]*[.D$1])">
            <text:p/>
          </table:table-cell>
          <table:table-cell table:formula="of:=IF([.$A379]=&quot;&quot;;&quot;&quot;;[$latest_newly_sick_table.E378]*[.E$1])">
            <text:p/>
          </table:table-cell>
          <table:table-cell table:formula="of:=IF([.$A379]=&quot;&quot;;&quot;&quot;;[$latest_newly_sick_table.F378]*[.F$1])">
            <text:p/>
          </table:table-cell>
          <table:table-cell table:formula="of:=IF([.$A379]=&quot;&quot;;&quot;&quot;;[$latest_newly_sick_table.G378]*[.G$1])">
            <text:p/>
          </table:table-cell>
          <table:table-cell table:formula="of:=IF([.$A379]=&quot;&quot;;&quot;&quot;;[$latest_newly_sick_table.H378]*[.H$1])">
            <text:p/>
          </table:table-cell>
          <table:table-cell table:formula="of:=IF([.$A379]=&quot;&quot;;&quot;&quot;;[$latest_newly_sick_table.I378]*[.I$1])">
            <text:p/>
          </table:table-cell>
          <table:table-cell table:formula="of:=IF([.$A379]=&quot;&quot;;&quot;&quot;;[$latest_newly_sick_table.J378]*[.J$1])">
            <text:p/>
          </table:table-cell>
          <table:table-cell table:formula="of:=IF([.$A379]=&quot;&quot;;&quot;&quot;;[$latest_newly_sick_table.K378]*[.K$1])">
            <text:p/>
          </table:table-cell>
          <table:table-cell table:formula="of:=IF([.$A379]=&quot;&quot;;&quot;&quot;;[$latest_newly_sick_table.L378]*[.L$1])">
            <text:p/>
          </table:table-cell>
          <table:table-cell/>
          <table:table-cell table:formula="of:=SUM([.B379:.J379])/[.N$1]" office:value-type="percentage" office:value="0" calcext:value-type="percentage">
            <text:p>0.00%</text:p>
          </table:table-cell>
          <table:table-cell table:formula="of:=IF([.A385]=&quot;&quot;;&quot;&quot;;AVERAGE([.N372:.N385]))">
            <text:p/>
          </table:table-cell>
        </table:table-row>
        <table:table-row table:style-name="ro1">
          <table:table-cell table:style-name="ce1" table:formula="of:=IF([$latest_newly_sick_table.A379]=&quot;&quot;;&quot;&quot;;[$latest_newly_sick_table.A379])">
            <text:p/>
          </table:table-cell>
          <table:table-cell table:formula="of:=IF([.$A380]=&quot;&quot;;&quot;&quot;;[$latest_newly_sick_table.B379]*[.B$1])">
            <text:p/>
          </table:table-cell>
          <table:table-cell table:formula="of:=IF([.$A380]=&quot;&quot;;&quot;&quot;;[$latest_newly_sick_table.C379]*[.C$1])">
            <text:p/>
          </table:table-cell>
          <table:table-cell table:formula="of:=IF([.$A380]=&quot;&quot;;&quot;&quot;;[$latest_newly_sick_table.D379]*[.D$1])">
            <text:p/>
          </table:table-cell>
          <table:table-cell table:formula="of:=IF([.$A380]=&quot;&quot;;&quot;&quot;;[$latest_newly_sick_table.E379]*[.E$1])">
            <text:p/>
          </table:table-cell>
          <table:table-cell table:formula="of:=IF([.$A380]=&quot;&quot;;&quot;&quot;;[$latest_newly_sick_table.F379]*[.F$1])">
            <text:p/>
          </table:table-cell>
          <table:table-cell table:formula="of:=IF([.$A380]=&quot;&quot;;&quot;&quot;;[$latest_newly_sick_table.G379]*[.G$1])">
            <text:p/>
          </table:table-cell>
          <table:table-cell table:formula="of:=IF([.$A380]=&quot;&quot;;&quot;&quot;;[$latest_newly_sick_table.H379]*[.H$1])">
            <text:p/>
          </table:table-cell>
          <table:table-cell table:formula="of:=IF([.$A380]=&quot;&quot;;&quot;&quot;;[$latest_newly_sick_table.I379]*[.I$1])">
            <text:p/>
          </table:table-cell>
          <table:table-cell table:formula="of:=IF([.$A380]=&quot;&quot;;&quot;&quot;;[$latest_newly_sick_table.J379]*[.J$1])">
            <text:p/>
          </table:table-cell>
          <table:table-cell table:formula="of:=IF([.$A380]=&quot;&quot;;&quot;&quot;;[$latest_newly_sick_table.K379]*[.K$1])">
            <text:p/>
          </table:table-cell>
          <table:table-cell table:formula="of:=IF([.$A380]=&quot;&quot;;&quot;&quot;;[$latest_newly_sick_table.L379]*[.L$1])">
            <text:p/>
          </table:table-cell>
          <table:table-cell/>
          <table:table-cell table:formula="of:=SUM([.B380:.J380])/[.N$1]" office:value-type="percentage" office:value="0" calcext:value-type="percentage">
            <text:p>0.00%</text:p>
          </table:table-cell>
          <table:table-cell table:formula="of:=IF([.A386]=&quot;&quot;;&quot;&quot;;AVERAGE([.N373:.N386]))">
            <text:p/>
          </table:table-cell>
        </table:table-row>
        <table:table-row table:style-name="ro1">
          <table:table-cell table:style-name="ce1" table:formula="of:=IF([$latest_newly_sick_table.A380]=&quot;&quot;;&quot;&quot;;[$latest_newly_sick_table.A380])">
            <text:p/>
          </table:table-cell>
          <table:table-cell table:formula="of:=IF([.$A381]=&quot;&quot;;&quot;&quot;;[$latest_newly_sick_table.B380]*[.B$1])">
            <text:p/>
          </table:table-cell>
          <table:table-cell table:formula="of:=IF([.$A381]=&quot;&quot;;&quot;&quot;;[$latest_newly_sick_table.C380]*[.C$1])">
            <text:p/>
          </table:table-cell>
          <table:table-cell table:formula="of:=IF([.$A381]=&quot;&quot;;&quot;&quot;;[$latest_newly_sick_table.D380]*[.D$1])">
            <text:p/>
          </table:table-cell>
          <table:table-cell table:formula="of:=IF([.$A381]=&quot;&quot;;&quot;&quot;;[$latest_newly_sick_table.E380]*[.E$1])">
            <text:p/>
          </table:table-cell>
          <table:table-cell table:formula="of:=IF([.$A381]=&quot;&quot;;&quot;&quot;;[$latest_newly_sick_table.F380]*[.F$1])">
            <text:p/>
          </table:table-cell>
          <table:table-cell table:formula="of:=IF([.$A381]=&quot;&quot;;&quot;&quot;;[$latest_newly_sick_table.G380]*[.G$1])">
            <text:p/>
          </table:table-cell>
          <table:table-cell table:formula="of:=IF([.$A381]=&quot;&quot;;&quot;&quot;;[$latest_newly_sick_table.H380]*[.H$1])">
            <text:p/>
          </table:table-cell>
          <table:table-cell table:formula="of:=IF([.$A381]=&quot;&quot;;&quot;&quot;;[$latest_newly_sick_table.I380]*[.I$1])">
            <text:p/>
          </table:table-cell>
          <table:table-cell table:formula="of:=IF([.$A381]=&quot;&quot;;&quot;&quot;;[$latest_newly_sick_table.J380]*[.J$1])">
            <text:p/>
          </table:table-cell>
          <table:table-cell table:formula="of:=IF([.$A381]=&quot;&quot;;&quot;&quot;;[$latest_newly_sick_table.K380]*[.K$1])">
            <text:p/>
          </table:table-cell>
          <table:table-cell table:formula="of:=IF([.$A381]=&quot;&quot;;&quot;&quot;;[$latest_newly_sick_table.L380]*[.L$1])">
            <text:p/>
          </table:table-cell>
          <table:table-cell/>
          <table:table-cell table:formula="of:=SUM([.B381:.J381])/[.N$1]" office:value-type="percentage" office:value="0" calcext:value-type="percentage">
            <text:p>0.00%</text:p>
          </table:table-cell>
          <table:table-cell table:formula="of:=IF([.A387]=&quot;&quot;;&quot;&quot;;AVERAGE([.N374:.N387]))">
            <text:p/>
          </table:table-cell>
        </table:table-row>
        <table:table-row table:style-name="ro1">
          <table:table-cell table:style-name="ce1" table:formula="of:=IF([$latest_newly_sick_table.A381]=&quot;&quot;;&quot;&quot;;[$latest_newly_sick_table.A381])">
            <text:p/>
          </table:table-cell>
          <table:table-cell table:formula="of:=IF([.$A382]=&quot;&quot;;&quot;&quot;;[$latest_newly_sick_table.B381]*[.B$1])">
            <text:p/>
          </table:table-cell>
          <table:table-cell table:formula="of:=IF([.$A382]=&quot;&quot;;&quot;&quot;;[$latest_newly_sick_table.C381]*[.C$1])">
            <text:p/>
          </table:table-cell>
          <table:table-cell table:formula="of:=IF([.$A382]=&quot;&quot;;&quot;&quot;;[$latest_newly_sick_table.D381]*[.D$1])">
            <text:p/>
          </table:table-cell>
          <table:table-cell table:formula="of:=IF([.$A382]=&quot;&quot;;&quot;&quot;;[$latest_newly_sick_table.E381]*[.E$1])">
            <text:p/>
          </table:table-cell>
          <table:table-cell table:formula="of:=IF([.$A382]=&quot;&quot;;&quot;&quot;;[$latest_newly_sick_table.F381]*[.F$1])">
            <text:p/>
          </table:table-cell>
          <table:table-cell table:formula="of:=IF([.$A382]=&quot;&quot;;&quot;&quot;;[$latest_newly_sick_table.G381]*[.G$1])">
            <text:p/>
          </table:table-cell>
          <table:table-cell table:formula="of:=IF([.$A382]=&quot;&quot;;&quot;&quot;;[$latest_newly_sick_table.H381]*[.H$1])">
            <text:p/>
          </table:table-cell>
          <table:table-cell table:formula="of:=IF([.$A382]=&quot;&quot;;&quot;&quot;;[$latest_newly_sick_table.I381]*[.I$1])">
            <text:p/>
          </table:table-cell>
          <table:table-cell table:formula="of:=IF([.$A382]=&quot;&quot;;&quot;&quot;;[$latest_newly_sick_table.J381]*[.J$1])">
            <text:p/>
          </table:table-cell>
          <table:table-cell table:formula="of:=IF([.$A382]=&quot;&quot;;&quot;&quot;;[$latest_newly_sick_table.K381]*[.K$1])">
            <text:p/>
          </table:table-cell>
          <table:table-cell table:formula="of:=IF([.$A382]=&quot;&quot;;&quot;&quot;;[$latest_newly_sick_table.L381]*[.L$1])">
            <text:p/>
          </table:table-cell>
          <table:table-cell/>
          <table:table-cell table:formula="of:=SUM([.B382:.J382])/[.N$1]" office:value-type="percentage" office:value="0" calcext:value-type="percentage">
            <text:p>0.00%</text:p>
          </table:table-cell>
          <table:table-cell table:formula="of:=IF([.A388]=&quot;&quot;;&quot;&quot;;AVERAGE([.N375:.N388]))">
            <text:p/>
          </table:table-cell>
        </table:table-row>
        <table:table-row table:style-name="ro1">
          <table:table-cell table:style-name="ce1" table:formula="of:=IF([$latest_newly_sick_table.A382]=&quot;&quot;;&quot;&quot;;[$latest_newly_sick_table.A382])">
            <text:p/>
          </table:table-cell>
          <table:table-cell table:formula="of:=IF([.$A383]=&quot;&quot;;&quot;&quot;;[$latest_newly_sick_table.B382]*[.B$1])">
            <text:p/>
          </table:table-cell>
          <table:table-cell table:formula="of:=IF([.$A383]=&quot;&quot;;&quot;&quot;;[$latest_newly_sick_table.C382]*[.C$1])">
            <text:p/>
          </table:table-cell>
          <table:table-cell table:formula="of:=IF([.$A383]=&quot;&quot;;&quot;&quot;;[$latest_newly_sick_table.D382]*[.D$1])">
            <text:p/>
          </table:table-cell>
          <table:table-cell table:formula="of:=IF([.$A383]=&quot;&quot;;&quot;&quot;;[$latest_newly_sick_table.E382]*[.E$1])">
            <text:p/>
          </table:table-cell>
          <table:table-cell table:formula="of:=IF([.$A383]=&quot;&quot;;&quot;&quot;;[$latest_newly_sick_table.F382]*[.F$1])">
            <text:p/>
          </table:table-cell>
          <table:table-cell table:formula="of:=IF([.$A383]=&quot;&quot;;&quot;&quot;;[$latest_newly_sick_table.G382]*[.G$1])">
            <text:p/>
          </table:table-cell>
          <table:table-cell table:formula="of:=IF([.$A383]=&quot;&quot;;&quot;&quot;;[$latest_newly_sick_table.H382]*[.H$1])">
            <text:p/>
          </table:table-cell>
          <table:table-cell table:formula="of:=IF([.$A383]=&quot;&quot;;&quot;&quot;;[$latest_newly_sick_table.I382]*[.I$1])">
            <text:p/>
          </table:table-cell>
          <table:table-cell table:formula="of:=IF([.$A383]=&quot;&quot;;&quot;&quot;;[$latest_newly_sick_table.J382]*[.J$1])">
            <text:p/>
          </table:table-cell>
          <table:table-cell table:formula="of:=IF([.$A383]=&quot;&quot;;&quot;&quot;;[$latest_newly_sick_table.K382]*[.K$1])">
            <text:p/>
          </table:table-cell>
          <table:table-cell table:formula="of:=IF([.$A383]=&quot;&quot;;&quot;&quot;;[$latest_newly_sick_table.L382]*[.L$1])">
            <text:p/>
          </table:table-cell>
          <table:table-cell/>
          <table:table-cell table:formula="of:=SUM([.B383:.J383])/[.N$1]" office:value-type="percentage" office:value="0" calcext:value-type="percentage">
            <text:p>0.00%</text:p>
          </table:table-cell>
          <table:table-cell table:formula="of:=IF([.A389]=&quot;&quot;;&quot;&quot;;AVERAGE([.N376:.N389]))">
            <text:p/>
          </table:table-cell>
        </table:table-row>
        <table:table-row table:style-name="ro1">
          <table:table-cell table:style-name="ce1" table:formula="of:=IF([$latest_newly_sick_table.A383]=&quot;&quot;;&quot;&quot;;[$latest_newly_sick_table.A383])">
            <text:p/>
          </table:table-cell>
          <table:table-cell table:formula="of:=IF([.$A384]=&quot;&quot;;&quot;&quot;;[$latest_newly_sick_table.B383]*[.B$1])">
            <text:p/>
          </table:table-cell>
          <table:table-cell table:formula="of:=IF([.$A384]=&quot;&quot;;&quot;&quot;;[$latest_newly_sick_table.C383]*[.C$1])">
            <text:p/>
          </table:table-cell>
          <table:table-cell table:formula="of:=IF([.$A384]=&quot;&quot;;&quot;&quot;;[$latest_newly_sick_table.D383]*[.D$1])">
            <text:p/>
          </table:table-cell>
          <table:table-cell table:formula="of:=IF([.$A384]=&quot;&quot;;&quot;&quot;;[$latest_newly_sick_table.E383]*[.E$1])">
            <text:p/>
          </table:table-cell>
          <table:table-cell table:formula="of:=IF([.$A384]=&quot;&quot;;&quot;&quot;;[$latest_newly_sick_table.F383]*[.F$1])">
            <text:p/>
          </table:table-cell>
          <table:table-cell table:formula="of:=IF([.$A384]=&quot;&quot;;&quot;&quot;;[$latest_newly_sick_table.G383]*[.G$1])">
            <text:p/>
          </table:table-cell>
          <table:table-cell table:formula="of:=IF([.$A384]=&quot;&quot;;&quot;&quot;;[$latest_newly_sick_table.H383]*[.H$1])">
            <text:p/>
          </table:table-cell>
          <table:table-cell table:formula="of:=IF([.$A384]=&quot;&quot;;&quot;&quot;;[$latest_newly_sick_table.I383]*[.I$1])">
            <text:p/>
          </table:table-cell>
          <table:table-cell table:formula="of:=IF([.$A384]=&quot;&quot;;&quot;&quot;;[$latest_newly_sick_table.J383]*[.J$1])">
            <text:p/>
          </table:table-cell>
          <table:table-cell table:formula="of:=IF([.$A384]=&quot;&quot;;&quot;&quot;;[$latest_newly_sick_table.K383]*[.K$1])">
            <text:p/>
          </table:table-cell>
          <table:table-cell table:formula="of:=IF([.$A384]=&quot;&quot;;&quot;&quot;;[$latest_newly_sick_table.L383]*[.L$1])">
            <text:p/>
          </table:table-cell>
          <table:table-cell/>
          <table:table-cell table:formula="of:=SUM([.B384:.J384])/[.N$1]" office:value-type="percentage" office:value="0" calcext:value-type="percentage">
            <text:p>0.00%</text:p>
          </table:table-cell>
          <table:table-cell table:formula="of:=IF([.A390]=&quot;&quot;;&quot;&quot;;AVERAGE([.N377:.N390]))">
            <text:p/>
          </table:table-cell>
        </table:table-row>
        <table:table-row table:style-name="ro1">
          <table:table-cell table:style-name="ce1" table:formula="of:=IF([$latest_newly_sick_table.A384]=&quot;&quot;;&quot;&quot;;[$latest_newly_sick_table.A384])">
            <text:p/>
          </table:table-cell>
          <table:table-cell table:formula="of:=IF([.$A385]=&quot;&quot;;&quot;&quot;;[$latest_newly_sick_table.B384]*[.B$1])">
            <text:p/>
          </table:table-cell>
          <table:table-cell table:formula="of:=IF([.$A385]=&quot;&quot;;&quot;&quot;;[$latest_newly_sick_table.C384]*[.C$1])">
            <text:p/>
          </table:table-cell>
          <table:table-cell table:formula="of:=IF([.$A385]=&quot;&quot;;&quot;&quot;;[$latest_newly_sick_table.D384]*[.D$1])">
            <text:p/>
          </table:table-cell>
          <table:table-cell table:formula="of:=IF([.$A385]=&quot;&quot;;&quot;&quot;;[$latest_newly_sick_table.E384]*[.E$1])">
            <text:p/>
          </table:table-cell>
          <table:table-cell table:formula="of:=IF([.$A385]=&quot;&quot;;&quot;&quot;;[$latest_newly_sick_table.F384]*[.F$1])">
            <text:p/>
          </table:table-cell>
          <table:table-cell table:formula="of:=IF([.$A385]=&quot;&quot;;&quot;&quot;;[$latest_newly_sick_table.G384]*[.G$1])">
            <text:p/>
          </table:table-cell>
          <table:table-cell table:formula="of:=IF([.$A385]=&quot;&quot;;&quot;&quot;;[$latest_newly_sick_table.H384]*[.H$1])">
            <text:p/>
          </table:table-cell>
          <table:table-cell table:formula="of:=IF([.$A385]=&quot;&quot;;&quot;&quot;;[$latest_newly_sick_table.I384]*[.I$1])">
            <text:p/>
          </table:table-cell>
          <table:table-cell table:formula="of:=IF([.$A385]=&quot;&quot;;&quot;&quot;;[$latest_newly_sick_table.J384]*[.J$1])">
            <text:p/>
          </table:table-cell>
          <table:table-cell table:formula="of:=IF([.$A385]=&quot;&quot;;&quot;&quot;;[$latest_newly_sick_table.K384]*[.K$1])">
            <text:p/>
          </table:table-cell>
          <table:table-cell table:formula="of:=IF([.$A385]=&quot;&quot;;&quot;&quot;;[$latest_newly_sick_table.L384]*[.L$1])">
            <text:p/>
          </table:table-cell>
          <table:table-cell/>
          <table:table-cell table:formula="of:=SUM([.B385:.J385])/[.N$1]" office:value-type="percentage" office:value="0" calcext:value-type="percentage">
            <text:p>0.00%</text:p>
          </table:table-cell>
          <table:table-cell table:formula="of:=IF([.A391]=&quot;&quot;;&quot;&quot;;AVERAGE([.N378:.N391]))">
            <text:p/>
          </table:table-cell>
        </table:table-row>
        <table:table-row table:style-name="ro1">
          <table:table-cell table:style-name="ce1" table:formula="of:=IF([$latest_newly_sick_table.A385]=&quot;&quot;;&quot;&quot;;[$latest_newly_sick_table.A385])">
            <text:p/>
          </table:table-cell>
          <table:table-cell table:formula="of:=IF([.$A386]=&quot;&quot;;&quot;&quot;;[$latest_newly_sick_table.B385]*[.B$1])">
            <text:p/>
          </table:table-cell>
          <table:table-cell table:formula="of:=IF([.$A386]=&quot;&quot;;&quot;&quot;;[$latest_newly_sick_table.C385]*[.C$1])">
            <text:p/>
          </table:table-cell>
          <table:table-cell table:formula="of:=IF([.$A386]=&quot;&quot;;&quot;&quot;;[$latest_newly_sick_table.D385]*[.D$1])">
            <text:p/>
          </table:table-cell>
          <table:table-cell table:formula="of:=IF([.$A386]=&quot;&quot;;&quot;&quot;;[$latest_newly_sick_table.E385]*[.E$1])">
            <text:p/>
          </table:table-cell>
          <table:table-cell table:formula="of:=IF([.$A386]=&quot;&quot;;&quot;&quot;;[$latest_newly_sick_table.F385]*[.F$1])">
            <text:p/>
          </table:table-cell>
          <table:table-cell table:formula="of:=IF([.$A386]=&quot;&quot;;&quot;&quot;;[$latest_newly_sick_table.G385]*[.G$1])">
            <text:p/>
          </table:table-cell>
          <table:table-cell table:formula="of:=IF([.$A386]=&quot;&quot;;&quot;&quot;;[$latest_newly_sick_table.H385]*[.H$1])">
            <text:p/>
          </table:table-cell>
          <table:table-cell table:formula="of:=IF([.$A386]=&quot;&quot;;&quot;&quot;;[$latest_newly_sick_table.I385]*[.I$1])">
            <text:p/>
          </table:table-cell>
          <table:table-cell table:formula="of:=IF([.$A386]=&quot;&quot;;&quot;&quot;;[$latest_newly_sick_table.J385]*[.J$1])">
            <text:p/>
          </table:table-cell>
          <table:table-cell table:formula="of:=IF([.$A386]=&quot;&quot;;&quot;&quot;;[$latest_newly_sick_table.K385]*[.K$1])">
            <text:p/>
          </table:table-cell>
          <table:table-cell table:formula="of:=IF([.$A386]=&quot;&quot;;&quot;&quot;;[$latest_newly_sick_table.L385]*[.L$1])">
            <text:p/>
          </table:table-cell>
          <table:table-cell/>
          <table:table-cell table:formula="of:=SUM([.B386:.J386])/[.N$1]" office:value-type="percentage" office:value="0" calcext:value-type="percentage">
            <text:p>0.00%</text:p>
          </table:table-cell>
          <table:table-cell table:formula="of:=IF([.A392]=&quot;&quot;;&quot;&quot;;AVERAGE([.N379:.N392]))">
            <text:p/>
          </table:table-cell>
        </table:table-row>
        <table:table-row table:style-name="ro1">
          <table:table-cell table:style-name="ce1" table:formula="of:=IF([$latest_newly_sick_table.A386]=&quot;&quot;;&quot;&quot;;[$latest_newly_sick_table.A386])">
            <text:p/>
          </table:table-cell>
          <table:table-cell table:formula="of:=IF([.$A387]=&quot;&quot;;&quot;&quot;;[$latest_newly_sick_table.B386]*[.B$1])">
            <text:p/>
          </table:table-cell>
          <table:table-cell table:formula="of:=IF([.$A387]=&quot;&quot;;&quot;&quot;;[$latest_newly_sick_table.C386]*[.C$1])">
            <text:p/>
          </table:table-cell>
          <table:table-cell table:formula="of:=IF([.$A387]=&quot;&quot;;&quot;&quot;;[$latest_newly_sick_table.D386]*[.D$1])">
            <text:p/>
          </table:table-cell>
          <table:table-cell table:formula="of:=IF([.$A387]=&quot;&quot;;&quot;&quot;;[$latest_newly_sick_table.E386]*[.E$1])">
            <text:p/>
          </table:table-cell>
          <table:table-cell table:formula="of:=IF([.$A387]=&quot;&quot;;&quot;&quot;;[$latest_newly_sick_table.F386]*[.F$1])">
            <text:p/>
          </table:table-cell>
          <table:table-cell table:formula="of:=IF([.$A387]=&quot;&quot;;&quot;&quot;;[$latest_newly_sick_table.G386]*[.G$1])">
            <text:p/>
          </table:table-cell>
          <table:table-cell table:formula="of:=IF([.$A387]=&quot;&quot;;&quot;&quot;;[$latest_newly_sick_table.H386]*[.H$1])">
            <text:p/>
          </table:table-cell>
          <table:table-cell table:formula="of:=IF([.$A387]=&quot;&quot;;&quot;&quot;;[$latest_newly_sick_table.I386]*[.I$1])">
            <text:p/>
          </table:table-cell>
          <table:table-cell table:formula="of:=IF([.$A387]=&quot;&quot;;&quot;&quot;;[$latest_newly_sick_table.J386]*[.J$1])">
            <text:p/>
          </table:table-cell>
          <table:table-cell table:formula="of:=IF([.$A387]=&quot;&quot;;&quot;&quot;;[$latest_newly_sick_table.K386]*[.K$1])">
            <text:p/>
          </table:table-cell>
          <table:table-cell table:formula="of:=IF([.$A387]=&quot;&quot;;&quot;&quot;;[$latest_newly_sick_table.L386]*[.L$1])">
            <text:p/>
          </table:table-cell>
          <table:table-cell/>
          <table:table-cell table:formula="of:=SUM([.B387:.J387])/[.N$1]" office:value-type="percentage" office:value="0" calcext:value-type="percentage">
            <text:p>0.00%</text:p>
          </table:table-cell>
          <table:table-cell table:formula="of:=IF([.A393]=&quot;&quot;;&quot;&quot;;AVERAGE([.N380:.N393]))">
            <text:p/>
          </table:table-cell>
        </table:table-row>
        <table:table-row table:style-name="ro1">
          <table:table-cell table:style-name="ce1" table:formula="of:=IF([$latest_newly_sick_table.A387]=&quot;&quot;;&quot;&quot;;[$latest_newly_sick_table.A387])">
            <text:p/>
          </table:table-cell>
          <table:table-cell table:formula="of:=IF([.$A388]=&quot;&quot;;&quot;&quot;;[$latest_newly_sick_table.B387]*[.B$1])">
            <text:p/>
          </table:table-cell>
          <table:table-cell table:formula="of:=IF([.$A388]=&quot;&quot;;&quot;&quot;;[$latest_newly_sick_table.C387]*[.C$1])">
            <text:p/>
          </table:table-cell>
          <table:table-cell table:formula="of:=IF([.$A388]=&quot;&quot;;&quot;&quot;;[$latest_newly_sick_table.D387]*[.D$1])">
            <text:p/>
          </table:table-cell>
          <table:table-cell table:formula="of:=IF([.$A388]=&quot;&quot;;&quot;&quot;;[$latest_newly_sick_table.E387]*[.E$1])">
            <text:p/>
          </table:table-cell>
          <table:table-cell table:formula="of:=IF([.$A388]=&quot;&quot;;&quot;&quot;;[$latest_newly_sick_table.F387]*[.F$1])">
            <text:p/>
          </table:table-cell>
          <table:table-cell table:formula="of:=IF([.$A388]=&quot;&quot;;&quot;&quot;;[$latest_newly_sick_table.G387]*[.G$1])">
            <text:p/>
          </table:table-cell>
          <table:table-cell table:formula="of:=IF([.$A388]=&quot;&quot;;&quot;&quot;;[$latest_newly_sick_table.H387]*[.H$1])">
            <text:p/>
          </table:table-cell>
          <table:table-cell table:formula="of:=IF([.$A388]=&quot;&quot;;&quot;&quot;;[$latest_newly_sick_table.I387]*[.I$1])">
            <text:p/>
          </table:table-cell>
          <table:table-cell table:formula="of:=IF([.$A388]=&quot;&quot;;&quot;&quot;;[$latest_newly_sick_table.J387]*[.J$1])">
            <text:p/>
          </table:table-cell>
          <table:table-cell table:formula="of:=IF([.$A388]=&quot;&quot;;&quot;&quot;;[$latest_newly_sick_table.K387]*[.K$1])">
            <text:p/>
          </table:table-cell>
          <table:table-cell table:formula="of:=IF([.$A388]=&quot;&quot;;&quot;&quot;;[$latest_newly_sick_table.L387]*[.L$1])">
            <text:p/>
          </table:table-cell>
          <table:table-cell/>
          <table:table-cell table:formula="of:=SUM([.B388:.J388])/[.N$1]" office:value-type="percentage" office:value="0" calcext:value-type="percentage">
            <text:p>0.00%</text:p>
          </table:table-cell>
          <table:table-cell table:formula="of:=IF([.A394]=&quot;&quot;;&quot;&quot;;AVERAGE([.N381:.N394]))">
            <text:p/>
          </table:table-cell>
        </table:table-row>
        <table:table-row table:style-name="ro1">
          <table:table-cell table:style-name="ce1" table:formula="of:=IF([$latest_newly_sick_table.A388]=&quot;&quot;;&quot;&quot;;[$latest_newly_sick_table.A388])">
            <text:p/>
          </table:table-cell>
          <table:table-cell table:formula="of:=IF([.$A389]=&quot;&quot;;&quot;&quot;;[$latest_newly_sick_table.B388]*[.B$1])">
            <text:p/>
          </table:table-cell>
          <table:table-cell table:formula="of:=IF([.$A389]=&quot;&quot;;&quot;&quot;;[$latest_newly_sick_table.C388]*[.C$1])">
            <text:p/>
          </table:table-cell>
          <table:table-cell table:formula="of:=IF([.$A389]=&quot;&quot;;&quot;&quot;;[$latest_newly_sick_table.D388]*[.D$1])">
            <text:p/>
          </table:table-cell>
          <table:table-cell table:formula="of:=IF([.$A389]=&quot;&quot;;&quot;&quot;;[$latest_newly_sick_table.E388]*[.E$1])">
            <text:p/>
          </table:table-cell>
          <table:table-cell table:formula="of:=IF([.$A389]=&quot;&quot;;&quot;&quot;;[$latest_newly_sick_table.F388]*[.F$1])">
            <text:p/>
          </table:table-cell>
          <table:table-cell table:formula="of:=IF([.$A389]=&quot;&quot;;&quot;&quot;;[$latest_newly_sick_table.G388]*[.G$1])">
            <text:p/>
          </table:table-cell>
          <table:table-cell table:formula="of:=IF([.$A389]=&quot;&quot;;&quot;&quot;;[$latest_newly_sick_table.H388]*[.H$1])">
            <text:p/>
          </table:table-cell>
          <table:table-cell table:formula="of:=IF([.$A389]=&quot;&quot;;&quot;&quot;;[$latest_newly_sick_table.I388]*[.I$1])">
            <text:p/>
          </table:table-cell>
          <table:table-cell table:formula="of:=IF([.$A389]=&quot;&quot;;&quot;&quot;;[$latest_newly_sick_table.J388]*[.J$1])">
            <text:p/>
          </table:table-cell>
          <table:table-cell table:formula="of:=IF([.$A389]=&quot;&quot;;&quot;&quot;;[$latest_newly_sick_table.K388]*[.K$1])">
            <text:p/>
          </table:table-cell>
          <table:table-cell table:formula="of:=IF([.$A389]=&quot;&quot;;&quot;&quot;;[$latest_newly_sick_table.L388]*[.L$1])">
            <text:p/>
          </table:table-cell>
          <table:table-cell/>
          <table:table-cell table:formula="of:=SUM([.B389:.J389])/[.N$1]" office:value-type="percentage" office:value="0" calcext:value-type="percentage">
            <text:p>0.00%</text:p>
          </table:table-cell>
          <table:table-cell table:formula="of:=IF([.A395]=&quot;&quot;;&quot;&quot;;AVERAGE([.N382:.N395]))">
            <text:p/>
          </table:table-cell>
        </table:table-row>
        <table:table-row table:style-name="ro1">
          <table:table-cell table:style-name="ce1" table:formula="of:=IF([$latest_newly_sick_table.A389]=&quot;&quot;;&quot;&quot;;[$latest_newly_sick_table.A389])">
            <text:p/>
          </table:table-cell>
          <table:table-cell table:formula="of:=IF([.$A390]=&quot;&quot;;&quot;&quot;;[$latest_newly_sick_table.B389]*[.B$1])">
            <text:p/>
          </table:table-cell>
          <table:table-cell table:formula="of:=IF([.$A390]=&quot;&quot;;&quot;&quot;;[$latest_newly_sick_table.C389]*[.C$1])">
            <text:p/>
          </table:table-cell>
          <table:table-cell table:formula="of:=IF([.$A390]=&quot;&quot;;&quot;&quot;;[$latest_newly_sick_table.D389]*[.D$1])">
            <text:p/>
          </table:table-cell>
          <table:table-cell table:formula="of:=IF([.$A390]=&quot;&quot;;&quot;&quot;;[$latest_newly_sick_table.E389]*[.E$1])">
            <text:p/>
          </table:table-cell>
          <table:table-cell table:formula="of:=IF([.$A390]=&quot;&quot;;&quot;&quot;;[$latest_newly_sick_table.F389]*[.F$1])">
            <text:p/>
          </table:table-cell>
          <table:table-cell table:formula="of:=IF([.$A390]=&quot;&quot;;&quot;&quot;;[$latest_newly_sick_table.G389]*[.G$1])">
            <text:p/>
          </table:table-cell>
          <table:table-cell table:formula="of:=IF([.$A390]=&quot;&quot;;&quot;&quot;;[$latest_newly_sick_table.H389]*[.H$1])">
            <text:p/>
          </table:table-cell>
          <table:table-cell table:formula="of:=IF([.$A390]=&quot;&quot;;&quot;&quot;;[$latest_newly_sick_table.I389]*[.I$1])">
            <text:p/>
          </table:table-cell>
          <table:table-cell table:formula="of:=IF([.$A390]=&quot;&quot;;&quot;&quot;;[$latest_newly_sick_table.J389]*[.J$1])">
            <text:p/>
          </table:table-cell>
          <table:table-cell table:formula="of:=IF([.$A390]=&quot;&quot;;&quot;&quot;;[$latest_newly_sick_table.K389]*[.K$1])">
            <text:p/>
          </table:table-cell>
          <table:table-cell table:formula="of:=IF([.$A390]=&quot;&quot;;&quot;&quot;;[$latest_newly_sick_table.L389]*[.L$1])">
            <text:p/>
          </table:table-cell>
          <table:table-cell/>
          <table:table-cell table:formula="of:=SUM([.B390:.J390])/[.N$1]" office:value-type="percentage" office:value="0" calcext:value-type="percentage">
            <text:p>0.00%</text:p>
          </table:table-cell>
          <table:table-cell table:formula="of:=IF([.A396]=&quot;&quot;;&quot;&quot;;AVERAGE([.N383:.N396]))">
            <text:p/>
          </table:table-cell>
        </table:table-row>
        <table:table-row table:style-name="ro1">
          <table:table-cell table:style-name="ce1" table:formula="of:=IF([$latest_newly_sick_table.A390]=&quot;&quot;;&quot;&quot;;[$latest_newly_sick_table.A390])">
            <text:p/>
          </table:table-cell>
          <table:table-cell table:formula="of:=IF([.$A391]=&quot;&quot;;&quot;&quot;;[$latest_newly_sick_table.B390]*[.B$1])">
            <text:p/>
          </table:table-cell>
          <table:table-cell table:formula="of:=IF([.$A391]=&quot;&quot;;&quot;&quot;;[$latest_newly_sick_table.C390]*[.C$1])">
            <text:p/>
          </table:table-cell>
          <table:table-cell table:formula="of:=IF([.$A391]=&quot;&quot;;&quot;&quot;;[$latest_newly_sick_table.D390]*[.D$1])">
            <text:p/>
          </table:table-cell>
          <table:table-cell table:formula="of:=IF([.$A391]=&quot;&quot;;&quot;&quot;;[$latest_newly_sick_table.E390]*[.E$1])">
            <text:p/>
          </table:table-cell>
          <table:table-cell table:formula="of:=IF([.$A391]=&quot;&quot;;&quot;&quot;;[$latest_newly_sick_table.F390]*[.F$1])">
            <text:p/>
          </table:table-cell>
          <table:table-cell table:formula="of:=IF([.$A391]=&quot;&quot;;&quot;&quot;;[$latest_newly_sick_table.G390]*[.G$1])">
            <text:p/>
          </table:table-cell>
          <table:table-cell table:formula="of:=IF([.$A391]=&quot;&quot;;&quot;&quot;;[$latest_newly_sick_table.H390]*[.H$1])">
            <text:p/>
          </table:table-cell>
          <table:table-cell table:formula="of:=IF([.$A391]=&quot;&quot;;&quot;&quot;;[$latest_newly_sick_table.I390]*[.I$1])">
            <text:p/>
          </table:table-cell>
          <table:table-cell table:formula="of:=IF([.$A391]=&quot;&quot;;&quot;&quot;;[$latest_newly_sick_table.J390]*[.J$1])">
            <text:p/>
          </table:table-cell>
          <table:table-cell table:formula="of:=IF([.$A391]=&quot;&quot;;&quot;&quot;;[$latest_newly_sick_table.K390]*[.K$1])">
            <text:p/>
          </table:table-cell>
          <table:table-cell table:formula="of:=IF([.$A391]=&quot;&quot;;&quot;&quot;;[$latest_newly_sick_table.L390]*[.L$1])">
            <text:p/>
          </table:table-cell>
          <table:table-cell/>
          <table:table-cell table:formula="of:=SUM([.B391:.J391])/[.N$1]" office:value-type="percentage" office:value="0" calcext:value-type="percentage">
            <text:p>0.00%</text:p>
          </table:table-cell>
          <table:table-cell table:formula="of:=IF([.A397]=&quot;&quot;;&quot;&quot;;AVERAGE([.N384:.N397]))">
            <text:p/>
          </table:table-cell>
        </table:table-row>
        <table:table-row table:style-name="ro1">
          <table:table-cell table:style-name="ce1" table:formula="of:=IF([$latest_newly_sick_table.A391]=&quot;&quot;;&quot;&quot;;[$latest_newly_sick_table.A391])">
            <text:p/>
          </table:table-cell>
          <table:table-cell table:formula="of:=IF([.$A392]=&quot;&quot;;&quot;&quot;;[$latest_newly_sick_table.B391]*[.B$1])">
            <text:p/>
          </table:table-cell>
          <table:table-cell table:formula="of:=IF([.$A392]=&quot;&quot;;&quot;&quot;;[$latest_newly_sick_table.C391]*[.C$1])">
            <text:p/>
          </table:table-cell>
          <table:table-cell table:formula="of:=IF([.$A392]=&quot;&quot;;&quot;&quot;;[$latest_newly_sick_table.D391]*[.D$1])">
            <text:p/>
          </table:table-cell>
          <table:table-cell table:formula="of:=IF([.$A392]=&quot;&quot;;&quot;&quot;;[$latest_newly_sick_table.E391]*[.E$1])">
            <text:p/>
          </table:table-cell>
          <table:table-cell table:formula="of:=IF([.$A392]=&quot;&quot;;&quot;&quot;;[$latest_newly_sick_table.F391]*[.F$1])">
            <text:p/>
          </table:table-cell>
          <table:table-cell table:formula="of:=IF([.$A392]=&quot;&quot;;&quot;&quot;;[$latest_newly_sick_table.G391]*[.G$1])">
            <text:p/>
          </table:table-cell>
          <table:table-cell table:formula="of:=IF([.$A392]=&quot;&quot;;&quot;&quot;;[$latest_newly_sick_table.H391]*[.H$1])">
            <text:p/>
          </table:table-cell>
          <table:table-cell table:formula="of:=IF([.$A392]=&quot;&quot;;&quot;&quot;;[$latest_newly_sick_table.I391]*[.I$1])">
            <text:p/>
          </table:table-cell>
          <table:table-cell table:formula="of:=IF([.$A392]=&quot;&quot;;&quot;&quot;;[$latest_newly_sick_table.J391]*[.J$1])">
            <text:p/>
          </table:table-cell>
          <table:table-cell table:formula="of:=IF([.$A392]=&quot;&quot;;&quot;&quot;;[$latest_newly_sick_table.K391]*[.K$1])">
            <text:p/>
          </table:table-cell>
          <table:table-cell table:formula="of:=IF([.$A392]=&quot;&quot;;&quot;&quot;;[$latest_newly_sick_table.L391]*[.L$1])">
            <text:p/>
          </table:table-cell>
          <table:table-cell/>
          <table:table-cell table:formula="of:=SUM([.B392:.J392])/[.N$1]" office:value-type="percentage" office:value="0" calcext:value-type="percentage">
            <text:p>0.00%</text:p>
          </table:table-cell>
          <table:table-cell table:formula="of:=IF([.A398]=&quot;&quot;;&quot;&quot;;AVERAGE([.N385:.N398]))">
            <text:p/>
          </table:table-cell>
        </table:table-row>
        <table:table-row table:style-name="ro1">
          <table:table-cell table:style-name="ce1" table:formula="of:=IF([$latest_newly_sick_table.A392]=&quot;&quot;;&quot;&quot;;[$latest_newly_sick_table.A392])">
            <text:p/>
          </table:table-cell>
          <table:table-cell table:formula="of:=IF([.$A393]=&quot;&quot;;&quot;&quot;;[$latest_newly_sick_table.B392]*[.B$1])">
            <text:p/>
          </table:table-cell>
          <table:table-cell table:formula="of:=IF([.$A393]=&quot;&quot;;&quot;&quot;;[$latest_newly_sick_table.C392]*[.C$1])">
            <text:p/>
          </table:table-cell>
          <table:table-cell table:formula="of:=IF([.$A393]=&quot;&quot;;&quot;&quot;;[$latest_newly_sick_table.D392]*[.D$1])">
            <text:p/>
          </table:table-cell>
          <table:table-cell table:formula="of:=IF([.$A393]=&quot;&quot;;&quot;&quot;;[$latest_newly_sick_table.E392]*[.E$1])">
            <text:p/>
          </table:table-cell>
          <table:table-cell table:formula="of:=IF([.$A393]=&quot;&quot;;&quot;&quot;;[$latest_newly_sick_table.F392]*[.F$1])">
            <text:p/>
          </table:table-cell>
          <table:table-cell table:formula="of:=IF([.$A393]=&quot;&quot;;&quot;&quot;;[$latest_newly_sick_table.G392]*[.G$1])">
            <text:p/>
          </table:table-cell>
          <table:table-cell table:formula="of:=IF([.$A393]=&quot;&quot;;&quot;&quot;;[$latest_newly_sick_table.H392]*[.H$1])">
            <text:p/>
          </table:table-cell>
          <table:table-cell table:formula="of:=IF([.$A393]=&quot;&quot;;&quot;&quot;;[$latest_newly_sick_table.I392]*[.I$1])">
            <text:p/>
          </table:table-cell>
          <table:table-cell table:formula="of:=IF([.$A393]=&quot;&quot;;&quot;&quot;;[$latest_newly_sick_table.J392]*[.J$1])">
            <text:p/>
          </table:table-cell>
          <table:table-cell table:formula="of:=IF([.$A393]=&quot;&quot;;&quot;&quot;;[$latest_newly_sick_table.K392]*[.K$1])">
            <text:p/>
          </table:table-cell>
          <table:table-cell table:formula="of:=IF([.$A393]=&quot;&quot;;&quot;&quot;;[$latest_newly_sick_table.L392]*[.L$1])">
            <text:p/>
          </table:table-cell>
          <table:table-cell/>
          <table:table-cell table:formula="of:=SUM([.B393:.J393])/[.N$1]" office:value-type="percentage" office:value="0" calcext:value-type="percentage">
            <text:p>0.00%</text:p>
          </table:table-cell>
          <table:table-cell table:formula="of:=IF([.A399]=&quot;&quot;;&quot;&quot;;AVERAGE([.N386:.N399]))">
            <text:p/>
          </table:table-cell>
        </table:table-row>
        <table:table-row table:style-name="ro1">
          <table:table-cell table:style-name="ce1" table:formula="of:=IF([$latest_newly_sick_table.A393]=&quot;&quot;;&quot;&quot;;[$latest_newly_sick_table.A393])">
            <text:p/>
          </table:table-cell>
          <table:table-cell table:formula="of:=IF([.$A394]=&quot;&quot;;&quot;&quot;;[$latest_newly_sick_table.B393]*[.B$1])">
            <text:p/>
          </table:table-cell>
          <table:table-cell table:formula="of:=IF([.$A394]=&quot;&quot;;&quot;&quot;;[$latest_newly_sick_table.C393]*[.C$1])">
            <text:p/>
          </table:table-cell>
          <table:table-cell table:formula="of:=IF([.$A394]=&quot;&quot;;&quot;&quot;;[$latest_newly_sick_table.D393]*[.D$1])">
            <text:p/>
          </table:table-cell>
          <table:table-cell table:formula="of:=IF([.$A394]=&quot;&quot;;&quot;&quot;;[$latest_newly_sick_table.E393]*[.E$1])">
            <text:p/>
          </table:table-cell>
          <table:table-cell table:formula="of:=IF([.$A394]=&quot;&quot;;&quot;&quot;;[$latest_newly_sick_table.F393]*[.F$1])">
            <text:p/>
          </table:table-cell>
          <table:table-cell table:formula="of:=IF([.$A394]=&quot;&quot;;&quot;&quot;;[$latest_newly_sick_table.G393]*[.G$1])">
            <text:p/>
          </table:table-cell>
          <table:table-cell table:formula="of:=IF([.$A394]=&quot;&quot;;&quot;&quot;;[$latest_newly_sick_table.H393]*[.H$1])">
            <text:p/>
          </table:table-cell>
          <table:table-cell table:formula="of:=IF([.$A394]=&quot;&quot;;&quot;&quot;;[$latest_newly_sick_table.I393]*[.I$1])">
            <text:p/>
          </table:table-cell>
          <table:table-cell table:formula="of:=IF([.$A394]=&quot;&quot;;&quot;&quot;;[$latest_newly_sick_table.J393]*[.J$1])">
            <text:p/>
          </table:table-cell>
          <table:table-cell table:formula="of:=IF([.$A394]=&quot;&quot;;&quot;&quot;;[$latest_newly_sick_table.K393]*[.K$1])">
            <text:p/>
          </table:table-cell>
          <table:table-cell table:formula="of:=IF([.$A394]=&quot;&quot;;&quot;&quot;;[$latest_newly_sick_table.L393]*[.L$1])">
            <text:p/>
          </table:table-cell>
          <table:table-cell/>
          <table:table-cell table:formula="of:=SUM([.B394:.J394])/[.N$1]" office:value-type="percentage" office:value="0" calcext:value-type="percentage">
            <text:p>0.00%</text:p>
          </table:table-cell>
          <table:table-cell table:formula="of:=IF([.A400]=&quot;&quot;;&quot;&quot;;AVERAGE([.N387:.N400]))">
            <text:p/>
          </table:table-cell>
        </table:table-row>
        <table:table-row table:style-name="ro1">
          <table:table-cell table:style-name="ce1" table:formula="of:=IF([$latest_newly_sick_table.A394]=&quot;&quot;;&quot;&quot;;[$latest_newly_sick_table.A394])">
            <text:p/>
          </table:table-cell>
          <table:table-cell table:formula="of:=IF([.$A395]=&quot;&quot;;&quot;&quot;;[$latest_newly_sick_table.B394]*[.B$1])">
            <text:p/>
          </table:table-cell>
          <table:table-cell table:formula="of:=IF([.$A395]=&quot;&quot;;&quot;&quot;;[$latest_newly_sick_table.C394]*[.C$1])">
            <text:p/>
          </table:table-cell>
          <table:table-cell table:formula="of:=IF([.$A395]=&quot;&quot;;&quot;&quot;;[$latest_newly_sick_table.D394]*[.D$1])">
            <text:p/>
          </table:table-cell>
          <table:table-cell table:formula="of:=IF([.$A395]=&quot;&quot;;&quot;&quot;;[$latest_newly_sick_table.E394]*[.E$1])">
            <text:p/>
          </table:table-cell>
          <table:table-cell table:formula="of:=IF([.$A395]=&quot;&quot;;&quot;&quot;;[$latest_newly_sick_table.F394]*[.F$1])">
            <text:p/>
          </table:table-cell>
          <table:table-cell table:formula="of:=IF([.$A395]=&quot;&quot;;&quot;&quot;;[$latest_newly_sick_table.G394]*[.G$1])">
            <text:p/>
          </table:table-cell>
          <table:table-cell table:formula="of:=IF([.$A395]=&quot;&quot;;&quot;&quot;;[$latest_newly_sick_table.H394]*[.H$1])">
            <text:p/>
          </table:table-cell>
          <table:table-cell table:formula="of:=IF([.$A395]=&quot;&quot;;&quot;&quot;;[$latest_newly_sick_table.I394]*[.I$1])">
            <text:p/>
          </table:table-cell>
          <table:table-cell table:formula="of:=IF([.$A395]=&quot;&quot;;&quot;&quot;;[$latest_newly_sick_table.J394]*[.J$1])">
            <text:p/>
          </table:table-cell>
          <table:table-cell table:formula="of:=IF([.$A395]=&quot;&quot;;&quot;&quot;;[$latest_newly_sick_table.K394]*[.K$1])">
            <text:p/>
          </table:table-cell>
          <table:table-cell table:formula="of:=IF([.$A395]=&quot;&quot;;&quot;&quot;;[$latest_newly_sick_table.L394]*[.L$1])">
            <text:p/>
          </table:table-cell>
          <table:table-cell/>
          <table:table-cell table:formula="of:=SUM([.B395:.J395])/[.N$1]" office:value-type="percentage" office:value="0" calcext:value-type="percentage">
            <text:p>0.00%</text:p>
          </table:table-cell>
          <table:table-cell table:formula="of:=IF([.A401]=&quot;&quot;;&quot;&quot;;AVERAGE([.N388:.N401]))">
            <text:p/>
          </table:table-cell>
        </table:table-row>
        <table:table-row table:style-name="ro1">
          <table:table-cell table:style-name="ce1" table:formula="of:=IF([$latest_newly_sick_table.A395]=&quot;&quot;;&quot;&quot;;[$latest_newly_sick_table.A395])">
            <text:p/>
          </table:table-cell>
          <table:table-cell table:formula="of:=IF([.$A396]=&quot;&quot;;&quot;&quot;;[$latest_newly_sick_table.B395]*[.B$1])">
            <text:p/>
          </table:table-cell>
          <table:table-cell table:formula="of:=IF([.$A396]=&quot;&quot;;&quot;&quot;;[$latest_newly_sick_table.C395]*[.C$1])">
            <text:p/>
          </table:table-cell>
          <table:table-cell table:formula="of:=IF([.$A396]=&quot;&quot;;&quot;&quot;;[$latest_newly_sick_table.D395]*[.D$1])">
            <text:p/>
          </table:table-cell>
          <table:table-cell table:formula="of:=IF([.$A396]=&quot;&quot;;&quot;&quot;;[$latest_newly_sick_table.E395]*[.E$1])">
            <text:p/>
          </table:table-cell>
          <table:table-cell table:formula="of:=IF([.$A396]=&quot;&quot;;&quot;&quot;;[$latest_newly_sick_table.F395]*[.F$1])">
            <text:p/>
          </table:table-cell>
          <table:table-cell table:formula="of:=IF([.$A396]=&quot;&quot;;&quot;&quot;;[$latest_newly_sick_table.G395]*[.G$1])">
            <text:p/>
          </table:table-cell>
          <table:table-cell table:formula="of:=IF([.$A396]=&quot;&quot;;&quot;&quot;;[$latest_newly_sick_table.H395]*[.H$1])">
            <text:p/>
          </table:table-cell>
          <table:table-cell table:formula="of:=IF([.$A396]=&quot;&quot;;&quot;&quot;;[$latest_newly_sick_table.I395]*[.I$1])">
            <text:p/>
          </table:table-cell>
          <table:table-cell table:formula="of:=IF([.$A396]=&quot;&quot;;&quot;&quot;;[$latest_newly_sick_table.J395]*[.J$1])">
            <text:p/>
          </table:table-cell>
          <table:table-cell table:formula="of:=IF([.$A396]=&quot;&quot;;&quot;&quot;;[$latest_newly_sick_table.K395]*[.K$1])">
            <text:p/>
          </table:table-cell>
          <table:table-cell table:formula="of:=IF([.$A396]=&quot;&quot;;&quot;&quot;;[$latest_newly_sick_table.L395]*[.L$1])">
            <text:p/>
          </table:table-cell>
          <table:table-cell/>
          <table:table-cell table:formula="of:=SUM([.B396:.J396])/[.N$1]" office:value-type="percentage" office:value="0" calcext:value-type="percentage">
            <text:p>0.00%</text:p>
          </table:table-cell>
          <table:table-cell table:formula="of:=IF([.A402]=&quot;&quot;;&quot;&quot;;AVERAGE([.N389:.N402]))">
            <text:p/>
          </table:table-cell>
        </table:table-row>
        <table:table-row table:style-name="ro1">
          <table:table-cell table:style-name="ce1" table:formula="of:=IF([$latest_newly_sick_table.A396]=&quot;&quot;;&quot;&quot;;[$latest_newly_sick_table.A396])">
            <text:p/>
          </table:table-cell>
          <table:table-cell table:formula="of:=IF([.$A397]=&quot;&quot;;&quot;&quot;;[$latest_newly_sick_table.B396]*[.B$1])">
            <text:p/>
          </table:table-cell>
          <table:table-cell table:formula="of:=IF([.$A397]=&quot;&quot;;&quot;&quot;;[$latest_newly_sick_table.C396]*[.C$1])">
            <text:p/>
          </table:table-cell>
          <table:table-cell table:formula="of:=IF([.$A397]=&quot;&quot;;&quot;&quot;;[$latest_newly_sick_table.D396]*[.D$1])">
            <text:p/>
          </table:table-cell>
          <table:table-cell table:formula="of:=IF([.$A397]=&quot;&quot;;&quot;&quot;;[$latest_newly_sick_table.E396]*[.E$1])">
            <text:p/>
          </table:table-cell>
          <table:table-cell table:formula="of:=IF([.$A397]=&quot;&quot;;&quot;&quot;;[$latest_newly_sick_table.F396]*[.F$1])">
            <text:p/>
          </table:table-cell>
          <table:table-cell table:formula="of:=IF([.$A397]=&quot;&quot;;&quot;&quot;;[$latest_newly_sick_table.G396]*[.G$1])">
            <text:p/>
          </table:table-cell>
          <table:table-cell table:formula="of:=IF([.$A397]=&quot;&quot;;&quot;&quot;;[$latest_newly_sick_table.H396]*[.H$1])">
            <text:p/>
          </table:table-cell>
          <table:table-cell table:formula="of:=IF([.$A397]=&quot;&quot;;&quot;&quot;;[$latest_newly_sick_table.I396]*[.I$1])">
            <text:p/>
          </table:table-cell>
          <table:table-cell table:formula="of:=IF([.$A397]=&quot;&quot;;&quot;&quot;;[$latest_newly_sick_table.J396]*[.J$1])">
            <text:p/>
          </table:table-cell>
          <table:table-cell table:formula="of:=IF([.$A397]=&quot;&quot;;&quot;&quot;;[$latest_newly_sick_table.K396]*[.K$1])">
            <text:p/>
          </table:table-cell>
          <table:table-cell table:formula="of:=IF([.$A397]=&quot;&quot;;&quot;&quot;;[$latest_newly_sick_table.L396]*[.L$1])">
            <text:p/>
          </table:table-cell>
          <table:table-cell/>
          <table:table-cell table:formula="of:=SUM([.B397:.J397])/[.N$1]" office:value-type="percentage" office:value="0" calcext:value-type="percentage">
            <text:p>0.00%</text:p>
          </table:table-cell>
          <table:table-cell table:formula="of:=IF([.A403]=&quot;&quot;;&quot;&quot;;AVERAGE([.N390:.N403]))">
            <text:p/>
          </table:table-cell>
        </table:table-row>
        <table:table-row table:style-name="ro1">
          <table:table-cell table:style-name="ce1" table:formula="of:=IF([$latest_newly_sick_table.A397]=&quot;&quot;;&quot;&quot;;[$latest_newly_sick_table.A397])">
            <text:p/>
          </table:table-cell>
          <table:table-cell table:formula="of:=IF([.$A398]=&quot;&quot;;&quot;&quot;;[$latest_newly_sick_table.B397]*[.B$1])">
            <text:p/>
          </table:table-cell>
          <table:table-cell table:formula="of:=IF([.$A398]=&quot;&quot;;&quot;&quot;;[$latest_newly_sick_table.C397]*[.C$1])">
            <text:p/>
          </table:table-cell>
          <table:table-cell table:formula="of:=IF([.$A398]=&quot;&quot;;&quot;&quot;;[$latest_newly_sick_table.D397]*[.D$1])">
            <text:p/>
          </table:table-cell>
          <table:table-cell table:formula="of:=IF([.$A398]=&quot;&quot;;&quot;&quot;;[$latest_newly_sick_table.E397]*[.E$1])">
            <text:p/>
          </table:table-cell>
          <table:table-cell table:formula="of:=IF([.$A398]=&quot;&quot;;&quot;&quot;;[$latest_newly_sick_table.F397]*[.F$1])">
            <text:p/>
          </table:table-cell>
          <table:table-cell table:formula="of:=IF([.$A398]=&quot;&quot;;&quot;&quot;;[$latest_newly_sick_table.G397]*[.G$1])">
            <text:p/>
          </table:table-cell>
          <table:table-cell table:formula="of:=IF([.$A398]=&quot;&quot;;&quot;&quot;;[$latest_newly_sick_table.H397]*[.H$1])">
            <text:p/>
          </table:table-cell>
          <table:table-cell table:formula="of:=IF([.$A398]=&quot;&quot;;&quot;&quot;;[$latest_newly_sick_table.I397]*[.I$1])">
            <text:p/>
          </table:table-cell>
          <table:table-cell table:formula="of:=IF([.$A398]=&quot;&quot;;&quot;&quot;;[$latest_newly_sick_table.J397]*[.J$1])">
            <text:p/>
          </table:table-cell>
          <table:table-cell table:formula="of:=IF([.$A398]=&quot;&quot;;&quot;&quot;;[$latest_newly_sick_table.K397]*[.K$1])">
            <text:p/>
          </table:table-cell>
          <table:table-cell table:formula="of:=IF([.$A398]=&quot;&quot;;&quot;&quot;;[$latest_newly_sick_table.L397]*[.L$1])">
            <text:p/>
          </table:table-cell>
          <table:table-cell/>
          <table:table-cell table:formula="of:=SUM([.B398:.J398])/[.N$1]" office:value-type="percentage" office:value="0" calcext:value-type="percentage">
            <text:p>0.00%</text:p>
          </table:table-cell>
          <table:table-cell table:formula="of:=IF([.A404]=&quot;&quot;;&quot;&quot;;AVERAGE([.N391:.N404]))">
            <text:p/>
          </table:table-cell>
        </table:table-row>
        <table:table-row table:style-name="ro1">
          <table:table-cell table:style-name="ce1" table:formula="of:=IF([$latest_newly_sick_table.A398]=&quot;&quot;;&quot;&quot;;[$latest_newly_sick_table.A398])">
            <text:p/>
          </table:table-cell>
          <table:table-cell table:formula="of:=IF([.$A399]=&quot;&quot;;&quot;&quot;;[$latest_newly_sick_table.B398]*[.B$1])">
            <text:p/>
          </table:table-cell>
          <table:table-cell table:formula="of:=IF([.$A399]=&quot;&quot;;&quot;&quot;;[$latest_newly_sick_table.C398]*[.C$1])">
            <text:p/>
          </table:table-cell>
          <table:table-cell table:formula="of:=IF([.$A399]=&quot;&quot;;&quot;&quot;;[$latest_newly_sick_table.D398]*[.D$1])">
            <text:p/>
          </table:table-cell>
          <table:table-cell table:formula="of:=IF([.$A399]=&quot;&quot;;&quot;&quot;;[$latest_newly_sick_table.E398]*[.E$1])">
            <text:p/>
          </table:table-cell>
          <table:table-cell table:formula="of:=IF([.$A399]=&quot;&quot;;&quot;&quot;;[$latest_newly_sick_table.F398]*[.F$1])">
            <text:p/>
          </table:table-cell>
          <table:table-cell table:formula="of:=IF([.$A399]=&quot;&quot;;&quot;&quot;;[$latest_newly_sick_table.G398]*[.G$1])">
            <text:p/>
          </table:table-cell>
          <table:table-cell table:formula="of:=IF([.$A399]=&quot;&quot;;&quot;&quot;;[$latest_newly_sick_table.H398]*[.H$1])">
            <text:p/>
          </table:table-cell>
          <table:table-cell table:formula="of:=IF([.$A399]=&quot;&quot;;&quot;&quot;;[$latest_newly_sick_table.I398]*[.I$1])">
            <text:p/>
          </table:table-cell>
          <table:table-cell table:formula="of:=IF([.$A399]=&quot;&quot;;&quot;&quot;;[$latest_newly_sick_table.J398]*[.J$1])">
            <text:p/>
          </table:table-cell>
          <table:table-cell table:formula="of:=IF([.$A399]=&quot;&quot;;&quot;&quot;;[$latest_newly_sick_table.K398]*[.K$1])">
            <text:p/>
          </table:table-cell>
          <table:table-cell table:formula="of:=IF([.$A399]=&quot;&quot;;&quot;&quot;;[$latest_newly_sick_table.L398]*[.L$1])">
            <text:p/>
          </table:table-cell>
          <table:table-cell/>
          <table:table-cell table:formula="of:=SUM([.B399:.J399])/[.N$1]" office:value-type="percentage" office:value="0" calcext:value-type="percentage">
            <text:p>0.00%</text:p>
          </table:table-cell>
          <table:table-cell table:formula="of:=IF([.A405]=&quot;&quot;;&quot;&quot;;AVERAGE([.N392:.N405]))">
            <text:p/>
          </table:table-cell>
        </table:table-row>
        <table:table-row table:style-name="ro1">
          <table:table-cell table:style-name="ce1" table:formula="of:=IF([$latest_newly_sick_table.A399]=&quot;&quot;;&quot;&quot;;[$latest_newly_sick_table.A399])">
            <text:p/>
          </table:table-cell>
          <table:table-cell table:formula="of:=IF([.$A400]=&quot;&quot;;&quot;&quot;;[$latest_newly_sick_table.B399]*[.B$1])">
            <text:p/>
          </table:table-cell>
          <table:table-cell table:formula="of:=IF([.$A400]=&quot;&quot;;&quot;&quot;;[$latest_newly_sick_table.C399]*[.C$1])">
            <text:p/>
          </table:table-cell>
          <table:table-cell table:formula="of:=IF([.$A400]=&quot;&quot;;&quot;&quot;;[$latest_newly_sick_table.D399]*[.D$1])">
            <text:p/>
          </table:table-cell>
          <table:table-cell table:formula="of:=IF([.$A400]=&quot;&quot;;&quot;&quot;;[$latest_newly_sick_table.E399]*[.E$1])">
            <text:p/>
          </table:table-cell>
          <table:table-cell table:formula="of:=IF([.$A400]=&quot;&quot;;&quot;&quot;;[$latest_newly_sick_table.F399]*[.F$1])">
            <text:p/>
          </table:table-cell>
          <table:table-cell table:formula="of:=IF([.$A400]=&quot;&quot;;&quot;&quot;;[$latest_newly_sick_table.G399]*[.G$1])">
            <text:p/>
          </table:table-cell>
          <table:table-cell table:formula="of:=IF([.$A400]=&quot;&quot;;&quot;&quot;;[$latest_newly_sick_table.H399]*[.H$1])">
            <text:p/>
          </table:table-cell>
          <table:table-cell table:formula="of:=IF([.$A400]=&quot;&quot;;&quot;&quot;;[$latest_newly_sick_table.I399]*[.I$1])">
            <text:p/>
          </table:table-cell>
          <table:table-cell table:formula="of:=IF([.$A400]=&quot;&quot;;&quot;&quot;;[$latest_newly_sick_table.J399]*[.J$1])">
            <text:p/>
          </table:table-cell>
          <table:table-cell table:formula="of:=IF([.$A400]=&quot;&quot;;&quot;&quot;;[$latest_newly_sick_table.K399]*[.K$1])">
            <text:p/>
          </table:table-cell>
          <table:table-cell table:formula="of:=IF([.$A400]=&quot;&quot;;&quot;&quot;;[$latest_newly_sick_table.L399]*[.L$1])">
            <text:p/>
          </table:table-cell>
          <table:table-cell/>
          <table:table-cell table:formula="of:=SUM([.B400:.J400])/[.N$1]" office:value-type="percentage" office:value="0" calcext:value-type="percentage">
            <text:p>0.00%</text:p>
          </table:table-cell>
          <table:table-cell table:formula="of:=IF([.A406]=&quot;&quot;;&quot;&quot;;AVERAGE([.N393:.N406]))">
            <text:p/>
          </table:table-cell>
        </table:table-row>
        <table:table-row table:style-name="ro1">
          <table:table-cell table:style-name="ce1" table:formula="of:=IF([$latest_newly_sick_table.A400]=&quot;&quot;;&quot;&quot;;[$latest_newly_sick_table.A400])">
            <text:p/>
          </table:table-cell>
          <table:table-cell table:formula="of:=IF([.$A401]=&quot;&quot;;&quot;&quot;;[$latest_newly_sick_table.B400]*[.B$1])">
            <text:p/>
          </table:table-cell>
          <table:table-cell table:formula="of:=IF([.$A401]=&quot;&quot;;&quot;&quot;;[$latest_newly_sick_table.C400]*[.C$1])">
            <text:p/>
          </table:table-cell>
          <table:table-cell table:formula="of:=IF([.$A401]=&quot;&quot;;&quot;&quot;;[$latest_newly_sick_table.D400]*[.D$1])">
            <text:p/>
          </table:table-cell>
          <table:table-cell table:formula="of:=IF([.$A401]=&quot;&quot;;&quot;&quot;;[$latest_newly_sick_table.E400]*[.E$1])">
            <text:p/>
          </table:table-cell>
          <table:table-cell table:formula="of:=IF([.$A401]=&quot;&quot;;&quot;&quot;;[$latest_newly_sick_table.F400]*[.F$1])">
            <text:p/>
          </table:table-cell>
          <table:table-cell table:formula="of:=IF([.$A401]=&quot;&quot;;&quot;&quot;;[$latest_newly_sick_table.G400]*[.G$1])">
            <text:p/>
          </table:table-cell>
          <table:table-cell table:formula="of:=IF([.$A401]=&quot;&quot;;&quot;&quot;;[$latest_newly_sick_table.H400]*[.H$1])">
            <text:p/>
          </table:table-cell>
          <table:table-cell table:formula="of:=IF([.$A401]=&quot;&quot;;&quot;&quot;;[$latest_newly_sick_table.I400]*[.I$1])">
            <text:p/>
          </table:table-cell>
          <table:table-cell table:formula="of:=IF([.$A401]=&quot;&quot;;&quot;&quot;;[$latest_newly_sick_table.J400]*[.J$1])">
            <text:p/>
          </table:table-cell>
          <table:table-cell table:formula="of:=IF([.$A401]=&quot;&quot;;&quot;&quot;;[$latest_newly_sick_table.K400]*[.K$1])">
            <text:p/>
          </table:table-cell>
          <table:table-cell table:formula="of:=IF([.$A401]=&quot;&quot;;&quot;&quot;;[$latest_newly_sick_table.L400]*[.L$1])">
            <text:p/>
          </table:table-cell>
          <table:table-cell/>
          <table:table-cell table:formula="of:=SUM([.B401:.J401])/[.N$1]" office:value-type="percentage" office:value="0" calcext:value-type="percentage">
            <text:p>0.00%</text:p>
          </table:table-cell>
          <table:table-cell table:formula="of:=IF([.A407]=&quot;&quot;;&quot;&quot;;AVERAGE([.N394:.N407]))">
            <text:p/>
          </table:table-cell>
        </table:table-row>
        <table:table-row table:style-name="ro1">
          <table:table-cell table:style-name="ce1" table:formula="of:=IF([$latest_newly_sick_table.A401]=&quot;&quot;;&quot;&quot;;[$latest_newly_sick_table.A401])">
            <text:p/>
          </table:table-cell>
          <table:table-cell table:formula="of:=IF([.$A402]=&quot;&quot;;&quot;&quot;;[$latest_newly_sick_table.B401]*[.B$1])">
            <text:p/>
          </table:table-cell>
          <table:table-cell table:formula="of:=IF([.$A402]=&quot;&quot;;&quot;&quot;;[$latest_newly_sick_table.C401]*[.C$1])">
            <text:p/>
          </table:table-cell>
          <table:table-cell table:formula="of:=IF([.$A402]=&quot;&quot;;&quot;&quot;;[$latest_newly_sick_table.D401]*[.D$1])">
            <text:p/>
          </table:table-cell>
          <table:table-cell table:formula="of:=IF([.$A402]=&quot;&quot;;&quot;&quot;;[$latest_newly_sick_table.E401]*[.E$1])">
            <text:p/>
          </table:table-cell>
          <table:table-cell table:formula="of:=IF([.$A402]=&quot;&quot;;&quot;&quot;;[$latest_newly_sick_table.F401]*[.F$1])">
            <text:p/>
          </table:table-cell>
          <table:table-cell table:formula="of:=IF([.$A402]=&quot;&quot;;&quot;&quot;;[$latest_newly_sick_table.G401]*[.G$1])">
            <text:p/>
          </table:table-cell>
          <table:table-cell table:formula="of:=IF([.$A402]=&quot;&quot;;&quot;&quot;;[$latest_newly_sick_table.H401]*[.H$1])">
            <text:p/>
          </table:table-cell>
          <table:table-cell table:formula="of:=IF([.$A402]=&quot;&quot;;&quot;&quot;;[$latest_newly_sick_table.I401]*[.I$1])">
            <text:p/>
          </table:table-cell>
          <table:table-cell table:formula="of:=IF([.$A402]=&quot;&quot;;&quot;&quot;;[$latest_newly_sick_table.J401]*[.J$1])">
            <text:p/>
          </table:table-cell>
          <table:table-cell table:formula="of:=IF([.$A402]=&quot;&quot;;&quot;&quot;;[$latest_newly_sick_table.K401]*[.K$1])">
            <text:p/>
          </table:table-cell>
          <table:table-cell table:formula="of:=IF([.$A402]=&quot;&quot;;&quot;&quot;;[$latest_newly_sick_table.L401]*[.L$1])">
            <text:p/>
          </table:table-cell>
          <table:table-cell/>
          <table:table-cell table:formula="of:=SUM([.B402:.J402])/[.N$1]" office:value-type="percentage" office:value="0" calcext:value-type="percentage">
            <text:p>0.00%</text:p>
          </table:table-cell>
          <table:table-cell table:formula="of:=IF([.A408]=&quot;&quot;;&quot;&quot;;AVERAGE([.N395:.N408]))">
            <text:p/>
          </table:table-cell>
        </table:table-row>
        <table:table-row table:style-name="ro1">
          <table:table-cell table:style-name="ce1" table:formula="of:=IF([$latest_newly_sick_table.A402]=&quot;&quot;;&quot;&quot;;[$latest_newly_sick_table.A402])">
            <text:p/>
          </table:table-cell>
          <table:table-cell table:formula="of:=IF([.$A403]=&quot;&quot;;&quot;&quot;;[$latest_newly_sick_table.B402]*[.B$1])">
            <text:p/>
          </table:table-cell>
          <table:table-cell table:formula="of:=IF([.$A403]=&quot;&quot;;&quot;&quot;;[$latest_newly_sick_table.C402]*[.C$1])">
            <text:p/>
          </table:table-cell>
          <table:table-cell table:formula="of:=IF([.$A403]=&quot;&quot;;&quot;&quot;;[$latest_newly_sick_table.D402]*[.D$1])">
            <text:p/>
          </table:table-cell>
          <table:table-cell table:formula="of:=IF([.$A403]=&quot;&quot;;&quot;&quot;;[$latest_newly_sick_table.E402]*[.E$1])">
            <text:p/>
          </table:table-cell>
          <table:table-cell table:formula="of:=IF([.$A403]=&quot;&quot;;&quot;&quot;;[$latest_newly_sick_table.F402]*[.F$1])">
            <text:p/>
          </table:table-cell>
          <table:table-cell table:formula="of:=IF([.$A403]=&quot;&quot;;&quot;&quot;;[$latest_newly_sick_table.G402]*[.G$1])">
            <text:p/>
          </table:table-cell>
          <table:table-cell table:formula="of:=IF([.$A403]=&quot;&quot;;&quot;&quot;;[$latest_newly_sick_table.H402]*[.H$1])">
            <text:p/>
          </table:table-cell>
          <table:table-cell table:formula="of:=IF([.$A403]=&quot;&quot;;&quot;&quot;;[$latest_newly_sick_table.I402]*[.I$1])">
            <text:p/>
          </table:table-cell>
          <table:table-cell table:formula="of:=IF([.$A403]=&quot;&quot;;&quot;&quot;;[$latest_newly_sick_table.J402]*[.J$1])">
            <text:p/>
          </table:table-cell>
          <table:table-cell table:formula="of:=IF([.$A403]=&quot;&quot;;&quot;&quot;;[$latest_newly_sick_table.K402]*[.K$1])">
            <text:p/>
          </table:table-cell>
          <table:table-cell table:formula="of:=IF([.$A403]=&quot;&quot;;&quot;&quot;;[$latest_newly_sick_table.L402]*[.L$1])">
            <text:p/>
          </table:table-cell>
          <table:table-cell/>
          <table:table-cell table:formula="of:=SUM([.B403:.J403])/[.N$1]" office:value-type="percentage" office:value="0" calcext:value-type="percentage">
            <text:p>0.00%</text:p>
          </table:table-cell>
          <table:table-cell table:formula="of:=IF([.A409]=&quot;&quot;;&quot;&quot;;AVERAGE([.N396:.N409]))">
            <text:p/>
          </table:table-cell>
        </table:table-row>
        <table:table-row table:style-name="ro1">
          <table:table-cell table:style-name="ce1" table:formula="of:=IF([$latest_newly_sick_table.A403]=&quot;&quot;;&quot;&quot;;[$latest_newly_sick_table.A403])">
            <text:p/>
          </table:table-cell>
          <table:table-cell table:formula="of:=IF([.$A404]=&quot;&quot;;&quot;&quot;;[$latest_newly_sick_table.B403]*[.B$1])">
            <text:p/>
          </table:table-cell>
          <table:table-cell table:formula="of:=IF([.$A404]=&quot;&quot;;&quot;&quot;;[$latest_newly_sick_table.C403]*[.C$1])">
            <text:p/>
          </table:table-cell>
          <table:table-cell table:formula="of:=IF([.$A404]=&quot;&quot;;&quot;&quot;;[$latest_newly_sick_table.D403]*[.D$1])">
            <text:p/>
          </table:table-cell>
          <table:table-cell table:formula="of:=IF([.$A404]=&quot;&quot;;&quot;&quot;;[$latest_newly_sick_table.E403]*[.E$1])">
            <text:p/>
          </table:table-cell>
          <table:table-cell table:formula="of:=IF([.$A404]=&quot;&quot;;&quot;&quot;;[$latest_newly_sick_table.F403]*[.F$1])">
            <text:p/>
          </table:table-cell>
          <table:table-cell table:formula="of:=IF([.$A404]=&quot;&quot;;&quot;&quot;;[$latest_newly_sick_table.G403]*[.G$1])">
            <text:p/>
          </table:table-cell>
          <table:table-cell table:formula="of:=IF([.$A404]=&quot;&quot;;&quot;&quot;;[$latest_newly_sick_table.H403]*[.H$1])">
            <text:p/>
          </table:table-cell>
          <table:table-cell table:formula="of:=IF([.$A404]=&quot;&quot;;&quot;&quot;;[$latest_newly_sick_table.I403]*[.I$1])">
            <text:p/>
          </table:table-cell>
          <table:table-cell table:formula="of:=IF([.$A404]=&quot;&quot;;&quot;&quot;;[$latest_newly_sick_table.J403]*[.J$1])">
            <text:p/>
          </table:table-cell>
          <table:table-cell table:formula="of:=IF([.$A404]=&quot;&quot;;&quot;&quot;;[$latest_newly_sick_table.K403]*[.K$1])">
            <text:p/>
          </table:table-cell>
          <table:table-cell table:formula="of:=IF([.$A404]=&quot;&quot;;&quot;&quot;;[$latest_newly_sick_table.L403]*[.L$1])">
            <text:p/>
          </table:table-cell>
          <table:table-cell/>
          <table:table-cell table:formula="of:=SUM([.B404:.J404])/[.N$1]" office:value-type="percentage" office:value="0" calcext:value-type="percentage">
            <text:p>0.00%</text:p>
          </table:table-cell>
          <table:table-cell table:formula="of:=IF([.A410]=&quot;&quot;;&quot;&quot;;AVERAGE([.N397:.N410]))">
            <text:p/>
          </table:table-cell>
        </table:table-row>
        <table:table-row table:style-name="ro1">
          <table:table-cell table:style-name="ce1" table:formula="of:=IF([$latest_newly_sick_table.A404]=&quot;&quot;;&quot;&quot;;[$latest_newly_sick_table.A404])">
            <text:p/>
          </table:table-cell>
          <table:table-cell table:formula="of:=IF([.$A405]=&quot;&quot;;&quot;&quot;;[$latest_newly_sick_table.B404]*[.B$1])">
            <text:p/>
          </table:table-cell>
          <table:table-cell table:formula="of:=IF([.$A405]=&quot;&quot;;&quot;&quot;;[$latest_newly_sick_table.C404]*[.C$1])">
            <text:p/>
          </table:table-cell>
          <table:table-cell table:formula="of:=IF([.$A405]=&quot;&quot;;&quot;&quot;;[$latest_newly_sick_table.D404]*[.D$1])">
            <text:p/>
          </table:table-cell>
          <table:table-cell table:formula="of:=IF([.$A405]=&quot;&quot;;&quot;&quot;;[$latest_newly_sick_table.E404]*[.E$1])">
            <text:p/>
          </table:table-cell>
          <table:table-cell table:formula="of:=IF([.$A405]=&quot;&quot;;&quot;&quot;;[$latest_newly_sick_table.F404]*[.F$1])">
            <text:p/>
          </table:table-cell>
          <table:table-cell table:formula="of:=IF([.$A405]=&quot;&quot;;&quot;&quot;;[$latest_newly_sick_table.G404]*[.G$1])">
            <text:p/>
          </table:table-cell>
          <table:table-cell table:formula="of:=IF([.$A405]=&quot;&quot;;&quot;&quot;;[$latest_newly_sick_table.H404]*[.H$1])">
            <text:p/>
          </table:table-cell>
          <table:table-cell table:formula="of:=IF([.$A405]=&quot;&quot;;&quot;&quot;;[$latest_newly_sick_table.I404]*[.I$1])">
            <text:p/>
          </table:table-cell>
          <table:table-cell table:formula="of:=IF([.$A405]=&quot;&quot;;&quot;&quot;;[$latest_newly_sick_table.J404]*[.J$1])">
            <text:p/>
          </table:table-cell>
          <table:table-cell table:formula="of:=IF([.$A405]=&quot;&quot;;&quot;&quot;;[$latest_newly_sick_table.K404]*[.K$1])">
            <text:p/>
          </table:table-cell>
          <table:table-cell table:formula="of:=IF([.$A405]=&quot;&quot;;&quot;&quot;;[$latest_newly_sick_table.L404]*[.L$1])">
            <text:p/>
          </table:table-cell>
          <table:table-cell/>
          <table:table-cell table:formula="of:=SUM([.B405:.J405])/[.N$1]" office:value-type="percentage" office:value="0" calcext:value-type="percentage">
            <text:p>0.00%</text:p>
          </table:table-cell>
          <table:table-cell table:formula="of:=IF([.A411]=&quot;&quot;;&quot;&quot;;AVERAGE([.N398:.N411]))">
            <text:p/>
          </table:table-cell>
        </table:table-row>
        <table:table-row table:style-name="ro1">
          <table:table-cell table:style-name="ce1" table:formula="of:=IF([$latest_newly_sick_table.A405]=&quot;&quot;;&quot;&quot;;[$latest_newly_sick_table.A405])">
            <text:p/>
          </table:table-cell>
          <table:table-cell table:formula="of:=IF([.$A406]=&quot;&quot;;&quot;&quot;;[$latest_newly_sick_table.B405]*[.B$1])">
            <text:p/>
          </table:table-cell>
          <table:table-cell table:formula="of:=IF([.$A406]=&quot;&quot;;&quot;&quot;;[$latest_newly_sick_table.C405]*[.C$1])">
            <text:p/>
          </table:table-cell>
          <table:table-cell table:formula="of:=IF([.$A406]=&quot;&quot;;&quot;&quot;;[$latest_newly_sick_table.D405]*[.D$1])">
            <text:p/>
          </table:table-cell>
          <table:table-cell table:formula="of:=IF([.$A406]=&quot;&quot;;&quot;&quot;;[$latest_newly_sick_table.E405]*[.E$1])">
            <text:p/>
          </table:table-cell>
          <table:table-cell table:formula="of:=IF([.$A406]=&quot;&quot;;&quot;&quot;;[$latest_newly_sick_table.F405]*[.F$1])">
            <text:p/>
          </table:table-cell>
          <table:table-cell table:formula="of:=IF([.$A406]=&quot;&quot;;&quot;&quot;;[$latest_newly_sick_table.G405]*[.G$1])">
            <text:p/>
          </table:table-cell>
          <table:table-cell table:formula="of:=IF([.$A406]=&quot;&quot;;&quot;&quot;;[$latest_newly_sick_table.H405]*[.H$1])">
            <text:p/>
          </table:table-cell>
          <table:table-cell table:formula="of:=IF([.$A406]=&quot;&quot;;&quot;&quot;;[$latest_newly_sick_table.I405]*[.I$1])">
            <text:p/>
          </table:table-cell>
          <table:table-cell table:formula="of:=IF([.$A406]=&quot;&quot;;&quot;&quot;;[$latest_newly_sick_table.J405]*[.J$1])">
            <text:p/>
          </table:table-cell>
          <table:table-cell table:formula="of:=IF([.$A406]=&quot;&quot;;&quot;&quot;;[$latest_newly_sick_table.K405]*[.K$1])">
            <text:p/>
          </table:table-cell>
          <table:table-cell table:formula="of:=IF([.$A406]=&quot;&quot;;&quot;&quot;;[$latest_newly_sick_table.L405]*[.L$1])">
            <text:p/>
          </table:table-cell>
          <table:table-cell/>
          <table:table-cell table:formula="of:=SUM([.B406:.J406])/[.N$1]" office:value-type="percentage" office:value="0" calcext:value-type="percentage">
            <text:p>0.00%</text:p>
          </table:table-cell>
          <table:table-cell table:formula="of:=IF([.A412]=&quot;&quot;;&quot;&quot;;AVERAGE([.N399:.N412]))">
            <text:p/>
          </table:table-cell>
        </table:table-row>
        <table:table-row table:style-name="ro1">
          <table:table-cell table:style-name="ce1" table:formula="of:=IF([$latest_newly_sick_table.A406]=&quot;&quot;;&quot;&quot;;[$latest_newly_sick_table.A406])">
            <text:p/>
          </table:table-cell>
          <table:table-cell table:formula="of:=IF([.$A407]=&quot;&quot;;&quot;&quot;;[$latest_newly_sick_table.B406]*[.B$1])">
            <text:p/>
          </table:table-cell>
          <table:table-cell table:formula="of:=IF([.$A407]=&quot;&quot;;&quot;&quot;;[$latest_newly_sick_table.C406]*[.C$1])">
            <text:p/>
          </table:table-cell>
          <table:table-cell table:formula="of:=IF([.$A407]=&quot;&quot;;&quot;&quot;;[$latest_newly_sick_table.D406]*[.D$1])">
            <text:p/>
          </table:table-cell>
          <table:table-cell table:formula="of:=IF([.$A407]=&quot;&quot;;&quot;&quot;;[$latest_newly_sick_table.E406]*[.E$1])">
            <text:p/>
          </table:table-cell>
          <table:table-cell table:formula="of:=IF([.$A407]=&quot;&quot;;&quot;&quot;;[$latest_newly_sick_table.F406]*[.F$1])">
            <text:p/>
          </table:table-cell>
          <table:table-cell table:formula="of:=IF([.$A407]=&quot;&quot;;&quot;&quot;;[$latest_newly_sick_table.G406]*[.G$1])">
            <text:p/>
          </table:table-cell>
          <table:table-cell table:formula="of:=IF([.$A407]=&quot;&quot;;&quot;&quot;;[$latest_newly_sick_table.H406]*[.H$1])">
            <text:p/>
          </table:table-cell>
          <table:table-cell table:formula="of:=IF([.$A407]=&quot;&quot;;&quot;&quot;;[$latest_newly_sick_table.I406]*[.I$1])">
            <text:p/>
          </table:table-cell>
          <table:table-cell table:formula="of:=IF([.$A407]=&quot;&quot;;&quot;&quot;;[$latest_newly_sick_table.J406]*[.J$1])">
            <text:p/>
          </table:table-cell>
          <table:table-cell table:formula="of:=IF([.$A407]=&quot;&quot;;&quot;&quot;;[$latest_newly_sick_table.K406]*[.K$1])">
            <text:p/>
          </table:table-cell>
          <table:table-cell table:formula="of:=IF([.$A407]=&quot;&quot;;&quot;&quot;;[$latest_newly_sick_table.L406]*[.L$1])">
            <text:p/>
          </table:table-cell>
          <table:table-cell/>
          <table:table-cell table:formula="of:=SUM([.B407:.J407])/[.N$1]" office:value-type="percentage" office:value="0" calcext:value-type="percentage">
            <text:p>0.00%</text:p>
          </table:table-cell>
          <table:table-cell table:formula="of:=IF([.A413]=&quot;&quot;;&quot;&quot;;AVERAGE([.N400:.N413]))">
            <text:p/>
          </table:table-cell>
        </table:table-row>
        <table:table-row table:style-name="ro1">
          <table:table-cell table:style-name="ce1" table:formula="of:=IF([$latest_newly_sick_table.A407]=&quot;&quot;;&quot;&quot;;[$latest_newly_sick_table.A407])">
            <text:p/>
          </table:table-cell>
          <table:table-cell table:formula="of:=IF([.$A408]=&quot;&quot;;&quot;&quot;;[$latest_newly_sick_table.B407]*[.B$1])">
            <text:p/>
          </table:table-cell>
          <table:table-cell table:formula="of:=IF([.$A408]=&quot;&quot;;&quot;&quot;;[$latest_newly_sick_table.C407]*[.C$1])">
            <text:p/>
          </table:table-cell>
          <table:table-cell table:formula="of:=IF([.$A408]=&quot;&quot;;&quot;&quot;;[$latest_newly_sick_table.D407]*[.D$1])">
            <text:p/>
          </table:table-cell>
          <table:table-cell table:formula="of:=IF([.$A408]=&quot;&quot;;&quot;&quot;;[$latest_newly_sick_table.E407]*[.E$1])">
            <text:p/>
          </table:table-cell>
          <table:table-cell table:formula="of:=IF([.$A408]=&quot;&quot;;&quot;&quot;;[$latest_newly_sick_table.F407]*[.F$1])">
            <text:p/>
          </table:table-cell>
          <table:table-cell table:formula="of:=IF([.$A408]=&quot;&quot;;&quot;&quot;;[$latest_newly_sick_table.G407]*[.G$1])">
            <text:p/>
          </table:table-cell>
          <table:table-cell table:formula="of:=IF([.$A408]=&quot;&quot;;&quot;&quot;;[$latest_newly_sick_table.H407]*[.H$1])">
            <text:p/>
          </table:table-cell>
          <table:table-cell table:formula="of:=IF([.$A408]=&quot;&quot;;&quot;&quot;;[$latest_newly_sick_table.I407]*[.I$1])">
            <text:p/>
          </table:table-cell>
          <table:table-cell table:formula="of:=IF([.$A408]=&quot;&quot;;&quot;&quot;;[$latest_newly_sick_table.J407]*[.J$1])">
            <text:p/>
          </table:table-cell>
          <table:table-cell table:formula="of:=IF([.$A408]=&quot;&quot;;&quot;&quot;;[$latest_newly_sick_table.K407]*[.K$1])">
            <text:p/>
          </table:table-cell>
          <table:table-cell table:formula="of:=IF([.$A408]=&quot;&quot;;&quot;&quot;;[$latest_newly_sick_table.L407]*[.L$1])">
            <text:p/>
          </table:table-cell>
          <table:table-cell/>
          <table:table-cell table:formula="of:=SUM([.B408:.J408])/[.N$1]" office:value-type="percentage" office:value="0" calcext:value-type="percentage">
            <text:p>0.00%</text:p>
          </table:table-cell>
          <table:table-cell table:formula="of:=IF([.A414]=&quot;&quot;;&quot;&quot;;AVERAGE([.N401:.N414]))">
            <text:p/>
          </table:table-cell>
        </table:table-row>
        <table:table-row table:style-name="ro1">
          <table:table-cell table:style-name="ce1" table:formula="of:=IF([$latest_newly_sick_table.A408]=&quot;&quot;;&quot;&quot;;[$latest_newly_sick_table.A408])">
            <text:p/>
          </table:table-cell>
          <table:table-cell table:formula="of:=IF([.$A409]=&quot;&quot;;&quot;&quot;;[$latest_newly_sick_table.B408]*[.B$1])">
            <text:p/>
          </table:table-cell>
          <table:table-cell table:formula="of:=IF([.$A409]=&quot;&quot;;&quot;&quot;;[$latest_newly_sick_table.C408]*[.C$1])">
            <text:p/>
          </table:table-cell>
          <table:table-cell table:formula="of:=IF([.$A409]=&quot;&quot;;&quot;&quot;;[$latest_newly_sick_table.D408]*[.D$1])">
            <text:p/>
          </table:table-cell>
          <table:table-cell table:formula="of:=IF([.$A409]=&quot;&quot;;&quot;&quot;;[$latest_newly_sick_table.E408]*[.E$1])">
            <text:p/>
          </table:table-cell>
          <table:table-cell table:formula="of:=IF([.$A409]=&quot;&quot;;&quot;&quot;;[$latest_newly_sick_table.F408]*[.F$1])">
            <text:p/>
          </table:table-cell>
          <table:table-cell table:formula="of:=IF([.$A409]=&quot;&quot;;&quot;&quot;;[$latest_newly_sick_table.G408]*[.G$1])">
            <text:p/>
          </table:table-cell>
          <table:table-cell table:formula="of:=IF([.$A409]=&quot;&quot;;&quot;&quot;;[$latest_newly_sick_table.H408]*[.H$1])">
            <text:p/>
          </table:table-cell>
          <table:table-cell table:formula="of:=IF([.$A409]=&quot;&quot;;&quot;&quot;;[$latest_newly_sick_table.I408]*[.I$1])">
            <text:p/>
          </table:table-cell>
          <table:table-cell table:formula="of:=IF([.$A409]=&quot;&quot;;&quot;&quot;;[$latest_newly_sick_table.J408]*[.J$1])">
            <text:p/>
          </table:table-cell>
          <table:table-cell table:formula="of:=IF([.$A409]=&quot;&quot;;&quot;&quot;;[$latest_newly_sick_table.K408]*[.K$1])">
            <text:p/>
          </table:table-cell>
          <table:table-cell table:formula="of:=IF([.$A409]=&quot;&quot;;&quot;&quot;;[$latest_newly_sick_table.L408]*[.L$1])">
            <text:p/>
          </table:table-cell>
          <table:table-cell/>
          <table:table-cell table:formula="of:=SUM([.B409:.J409])/[.N$1]" office:value-type="percentage" office:value="0" calcext:value-type="percentage">
            <text:p>0.00%</text:p>
          </table:table-cell>
          <table:table-cell table:formula="of:=IF([.A415]=&quot;&quot;;&quot;&quot;;AVERAGE([.N402:.N415]))">
            <text:p/>
          </table:table-cell>
        </table:table-row>
        <table:table-row table:style-name="ro1">
          <table:table-cell table:style-name="ce1" table:formula="of:=IF([$latest_newly_sick_table.A409]=&quot;&quot;;&quot;&quot;;[$latest_newly_sick_table.A409])">
            <text:p/>
          </table:table-cell>
          <table:table-cell table:formula="of:=IF([.$A410]=&quot;&quot;;&quot;&quot;;[$latest_newly_sick_table.B409]*[.B$1])">
            <text:p/>
          </table:table-cell>
          <table:table-cell table:formula="of:=IF([.$A410]=&quot;&quot;;&quot;&quot;;[$latest_newly_sick_table.C409]*[.C$1])">
            <text:p/>
          </table:table-cell>
          <table:table-cell table:formula="of:=IF([.$A410]=&quot;&quot;;&quot;&quot;;[$latest_newly_sick_table.D409]*[.D$1])">
            <text:p/>
          </table:table-cell>
          <table:table-cell table:formula="of:=IF([.$A410]=&quot;&quot;;&quot;&quot;;[$latest_newly_sick_table.E409]*[.E$1])">
            <text:p/>
          </table:table-cell>
          <table:table-cell table:formula="of:=IF([.$A410]=&quot;&quot;;&quot;&quot;;[$latest_newly_sick_table.F409]*[.F$1])">
            <text:p/>
          </table:table-cell>
          <table:table-cell table:formula="of:=IF([.$A410]=&quot;&quot;;&quot;&quot;;[$latest_newly_sick_table.G409]*[.G$1])">
            <text:p/>
          </table:table-cell>
          <table:table-cell table:formula="of:=IF([.$A410]=&quot;&quot;;&quot;&quot;;[$latest_newly_sick_table.H409]*[.H$1])">
            <text:p/>
          </table:table-cell>
          <table:table-cell table:formula="of:=IF([.$A410]=&quot;&quot;;&quot;&quot;;[$latest_newly_sick_table.I409]*[.I$1])">
            <text:p/>
          </table:table-cell>
          <table:table-cell table:formula="of:=IF([.$A410]=&quot;&quot;;&quot;&quot;;[$latest_newly_sick_table.J409]*[.J$1])">
            <text:p/>
          </table:table-cell>
          <table:table-cell table:formula="of:=IF([.$A410]=&quot;&quot;;&quot;&quot;;[$latest_newly_sick_table.K409]*[.K$1])">
            <text:p/>
          </table:table-cell>
          <table:table-cell table:formula="of:=IF([.$A410]=&quot;&quot;;&quot;&quot;;[$latest_newly_sick_table.L409]*[.L$1])">
            <text:p/>
          </table:table-cell>
          <table:table-cell/>
          <table:table-cell table:formula="of:=SUM([.B410:.J410])/[.N$1]" office:value-type="percentage" office:value="0" calcext:value-type="percentage">
            <text:p>0.00%</text:p>
          </table:table-cell>
          <table:table-cell table:formula="of:=IF([.A416]=&quot;&quot;;&quot;&quot;;AVERAGE([.N403:.N416]))">
            <text:p/>
          </table:table-cell>
        </table:table-row>
        <table:table-row table:style-name="ro1">
          <table:table-cell table:style-name="ce1" table:formula="of:=IF([$latest_newly_sick_table.A410]=&quot;&quot;;&quot;&quot;;[$latest_newly_sick_table.A410])">
            <text:p/>
          </table:table-cell>
          <table:table-cell table:formula="of:=IF([.$A411]=&quot;&quot;;&quot;&quot;;[$latest_newly_sick_table.B410]*[.B$1])">
            <text:p/>
          </table:table-cell>
          <table:table-cell table:formula="of:=IF([.$A411]=&quot;&quot;;&quot;&quot;;[$latest_newly_sick_table.C410]*[.C$1])">
            <text:p/>
          </table:table-cell>
          <table:table-cell table:formula="of:=IF([.$A411]=&quot;&quot;;&quot;&quot;;[$latest_newly_sick_table.D410]*[.D$1])">
            <text:p/>
          </table:table-cell>
          <table:table-cell table:formula="of:=IF([.$A411]=&quot;&quot;;&quot;&quot;;[$latest_newly_sick_table.E410]*[.E$1])">
            <text:p/>
          </table:table-cell>
          <table:table-cell table:formula="of:=IF([.$A411]=&quot;&quot;;&quot;&quot;;[$latest_newly_sick_table.F410]*[.F$1])">
            <text:p/>
          </table:table-cell>
          <table:table-cell table:formula="of:=IF([.$A411]=&quot;&quot;;&quot;&quot;;[$latest_newly_sick_table.G410]*[.G$1])">
            <text:p/>
          </table:table-cell>
          <table:table-cell table:formula="of:=IF([.$A411]=&quot;&quot;;&quot;&quot;;[$latest_newly_sick_table.H410]*[.H$1])">
            <text:p/>
          </table:table-cell>
          <table:table-cell table:formula="of:=IF([.$A411]=&quot;&quot;;&quot;&quot;;[$latest_newly_sick_table.I410]*[.I$1])">
            <text:p/>
          </table:table-cell>
          <table:table-cell table:formula="of:=IF([.$A411]=&quot;&quot;;&quot;&quot;;[$latest_newly_sick_table.J410]*[.J$1])">
            <text:p/>
          </table:table-cell>
          <table:table-cell table:formula="of:=IF([.$A411]=&quot;&quot;;&quot;&quot;;[$latest_newly_sick_table.K410]*[.K$1])">
            <text:p/>
          </table:table-cell>
          <table:table-cell table:formula="of:=IF([.$A411]=&quot;&quot;;&quot;&quot;;[$latest_newly_sick_table.L410]*[.L$1])">
            <text:p/>
          </table:table-cell>
          <table:table-cell/>
          <table:table-cell table:formula="of:=SUM([.B411:.J411])/[.N$1]" office:value-type="percentage" office:value="0" calcext:value-type="percentage">
            <text:p>0.00%</text:p>
          </table:table-cell>
          <table:table-cell table:formula="of:=IF([.A417]=&quot;&quot;;&quot;&quot;;AVERAGE([.N404:.N417]))">
            <text:p/>
          </table:table-cell>
        </table:table-row>
        <table:table-row table:style-name="ro1">
          <table:table-cell table:style-name="ce1" table:formula="of:=IF([$latest_newly_sick_table.A411]=&quot;&quot;;&quot;&quot;;[$latest_newly_sick_table.A411])">
            <text:p/>
          </table:table-cell>
          <table:table-cell table:formula="of:=IF([.$A412]=&quot;&quot;;&quot;&quot;;[$latest_newly_sick_table.B411]*[.B$1])">
            <text:p/>
          </table:table-cell>
          <table:table-cell table:formula="of:=IF([.$A412]=&quot;&quot;;&quot;&quot;;[$latest_newly_sick_table.C411]*[.C$1])">
            <text:p/>
          </table:table-cell>
          <table:table-cell table:formula="of:=IF([.$A412]=&quot;&quot;;&quot;&quot;;[$latest_newly_sick_table.D411]*[.D$1])">
            <text:p/>
          </table:table-cell>
          <table:table-cell table:formula="of:=IF([.$A412]=&quot;&quot;;&quot;&quot;;[$latest_newly_sick_table.E411]*[.E$1])">
            <text:p/>
          </table:table-cell>
          <table:table-cell table:formula="of:=IF([.$A412]=&quot;&quot;;&quot;&quot;;[$latest_newly_sick_table.F411]*[.F$1])">
            <text:p/>
          </table:table-cell>
          <table:table-cell table:formula="of:=IF([.$A412]=&quot;&quot;;&quot;&quot;;[$latest_newly_sick_table.G411]*[.G$1])">
            <text:p/>
          </table:table-cell>
          <table:table-cell table:formula="of:=IF([.$A412]=&quot;&quot;;&quot;&quot;;[$latest_newly_sick_table.H411]*[.H$1])">
            <text:p/>
          </table:table-cell>
          <table:table-cell table:formula="of:=IF([.$A412]=&quot;&quot;;&quot;&quot;;[$latest_newly_sick_table.I411]*[.I$1])">
            <text:p/>
          </table:table-cell>
          <table:table-cell table:formula="of:=IF([.$A412]=&quot;&quot;;&quot;&quot;;[$latest_newly_sick_table.J411]*[.J$1])">
            <text:p/>
          </table:table-cell>
          <table:table-cell table:formula="of:=IF([.$A412]=&quot;&quot;;&quot;&quot;;[$latest_newly_sick_table.K411]*[.K$1])">
            <text:p/>
          </table:table-cell>
          <table:table-cell table:formula="of:=IF([.$A412]=&quot;&quot;;&quot;&quot;;[$latest_newly_sick_table.L411]*[.L$1])">
            <text:p/>
          </table:table-cell>
          <table:table-cell/>
          <table:table-cell table:formula="of:=SUM([.B412:.J412])/[.N$1]" office:value-type="percentage" office:value="0" calcext:value-type="percentage">
            <text:p>0.00%</text:p>
          </table:table-cell>
          <table:table-cell table:formula="of:=IF([.A418]=&quot;&quot;;&quot;&quot;;AVERAGE([.N405:.N418]))">
            <text:p/>
          </table:table-cell>
        </table:table-row>
        <table:table-row table:style-name="ro1">
          <table:table-cell table:style-name="ce1" table:formula="of:=IF([$latest_newly_sick_table.A412]=&quot;&quot;;&quot;&quot;;[$latest_newly_sick_table.A412])">
            <text:p/>
          </table:table-cell>
          <table:table-cell table:formula="of:=IF([.$A413]=&quot;&quot;;&quot;&quot;;[$latest_newly_sick_table.B412]*[.B$1])">
            <text:p/>
          </table:table-cell>
          <table:table-cell table:formula="of:=IF([.$A413]=&quot;&quot;;&quot;&quot;;[$latest_newly_sick_table.C412]*[.C$1])">
            <text:p/>
          </table:table-cell>
          <table:table-cell table:formula="of:=IF([.$A413]=&quot;&quot;;&quot;&quot;;[$latest_newly_sick_table.D412]*[.D$1])">
            <text:p/>
          </table:table-cell>
          <table:table-cell table:formula="of:=IF([.$A413]=&quot;&quot;;&quot;&quot;;[$latest_newly_sick_table.E412]*[.E$1])">
            <text:p/>
          </table:table-cell>
          <table:table-cell table:formula="of:=IF([.$A413]=&quot;&quot;;&quot;&quot;;[$latest_newly_sick_table.F412]*[.F$1])">
            <text:p/>
          </table:table-cell>
          <table:table-cell table:formula="of:=IF([.$A413]=&quot;&quot;;&quot;&quot;;[$latest_newly_sick_table.G412]*[.G$1])">
            <text:p/>
          </table:table-cell>
          <table:table-cell table:formula="of:=IF([.$A413]=&quot;&quot;;&quot;&quot;;[$latest_newly_sick_table.H412]*[.H$1])">
            <text:p/>
          </table:table-cell>
          <table:table-cell table:formula="of:=IF([.$A413]=&quot;&quot;;&quot;&quot;;[$latest_newly_sick_table.I412]*[.I$1])">
            <text:p/>
          </table:table-cell>
          <table:table-cell table:formula="of:=IF([.$A413]=&quot;&quot;;&quot;&quot;;[$latest_newly_sick_table.J412]*[.J$1])">
            <text:p/>
          </table:table-cell>
          <table:table-cell table:formula="of:=IF([.$A413]=&quot;&quot;;&quot;&quot;;[$latest_newly_sick_table.K412]*[.K$1])">
            <text:p/>
          </table:table-cell>
          <table:table-cell table:formula="of:=IF([.$A413]=&quot;&quot;;&quot;&quot;;[$latest_newly_sick_table.L412]*[.L$1])">
            <text:p/>
          </table:table-cell>
          <table:table-cell/>
          <table:table-cell table:formula="of:=SUM([.B413:.J413])/[.N$1]" office:value-type="percentage" office:value="0" calcext:value-type="percentage">
            <text:p>0.00%</text:p>
          </table:table-cell>
          <table:table-cell table:formula="of:=IF([.A419]=&quot;&quot;;&quot;&quot;;AVERAGE([.N406:.N419]))">
            <text:p/>
          </table:table-cell>
        </table:table-row>
        <table:table-row table:style-name="ro1">
          <table:table-cell table:style-name="ce1" table:formula="of:=IF([$latest_newly_sick_table.A413]=&quot;&quot;;&quot;&quot;;[$latest_newly_sick_table.A413])">
            <text:p/>
          </table:table-cell>
          <table:table-cell table:formula="of:=IF([.$A414]=&quot;&quot;;&quot;&quot;;[$latest_newly_sick_table.B413]*[.B$1])">
            <text:p/>
          </table:table-cell>
          <table:table-cell table:formula="of:=IF([.$A414]=&quot;&quot;;&quot;&quot;;[$latest_newly_sick_table.C413]*[.C$1])">
            <text:p/>
          </table:table-cell>
          <table:table-cell table:formula="of:=IF([.$A414]=&quot;&quot;;&quot;&quot;;[$latest_newly_sick_table.D413]*[.D$1])">
            <text:p/>
          </table:table-cell>
          <table:table-cell table:formula="of:=IF([.$A414]=&quot;&quot;;&quot;&quot;;[$latest_newly_sick_table.E413]*[.E$1])">
            <text:p/>
          </table:table-cell>
          <table:table-cell table:formula="of:=IF([.$A414]=&quot;&quot;;&quot;&quot;;[$latest_newly_sick_table.F413]*[.F$1])">
            <text:p/>
          </table:table-cell>
          <table:table-cell table:formula="of:=IF([.$A414]=&quot;&quot;;&quot;&quot;;[$latest_newly_sick_table.G413]*[.G$1])">
            <text:p/>
          </table:table-cell>
          <table:table-cell table:formula="of:=IF([.$A414]=&quot;&quot;;&quot;&quot;;[$latest_newly_sick_table.H413]*[.H$1])">
            <text:p/>
          </table:table-cell>
          <table:table-cell table:formula="of:=IF([.$A414]=&quot;&quot;;&quot;&quot;;[$latest_newly_sick_table.I413]*[.I$1])">
            <text:p/>
          </table:table-cell>
          <table:table-cell table:formula="of:=IF([.$A414]=&quot;&quot;;&quot;&quot;;[$latest_newly_sick_table.J413]*[.J$1])">
            <text:p/>
          </table:table-cell>
          <table:table-cell table:formula="of:=IF([.$A414]=&quot;&quot;;&quot;&quot;;[$latest_newly_sick_table.K413]*[.K$1])">
            <text:p/>
          </table:table-cell>
          <table:table-cell table:formula="of:=IF([.$A414]=&quot;&quot;;&quot;&quot;;[$latest_newly_sick_table.L413]*[.L$1])">
            <text:p/>
          </table:table-cell>
          <table:table-cell/>
          <table:table-cell table:formula="of:=SUM([.B414:.J414])/[.N$1]" office:value-type="percentage" office:value="0" calcext:value-type="percentage">
            <text:p>0.00%</text:p>
          </table:table-cell>
          <table:table-cell table:formula="of:=IF([.A420]=&quot;&quot;;&quot;&quot;;AVERAGE([.N407:.N420]))">
            <text:p/>
          </table:table-cell>
        </table:table-row>
        <table:table-row table:style-name="ro1">
          <table:table-cell table:style-name="ce1" table:formula="of:=IF([$latest_newly_sick_table.A414]=&quot;&quot;;&quot;&quot;;[$latest_newly_sick_table.A414])">
            <text:p/>
          </table:table-cell>
          <table:table-cell table:formula="of:=IF([.$A415]=&quot;&quot;;&quot;&quot;;[$latest_newly_sick_table.B414]*[.B$1])">
            <text:p/>
          </table:table-cell>
          <table:table-cell table:formula="of:=IF([.$A415]=&quot;&quot;;&quot;&quot;;[$latest_newly_sick_table.C414]*[.C$1])">
            <text:p/>
          </table:table-cell>
          <table:table-cell table:formula="of:=IF([.$A415]=&quot;&quot;;&quot;&quot;;[$latest_newly_sick_table.D414]*[.D$1])">
            <text:p/>
          </table:table-cell>
          <table:table-cell table:formula="of:=IF([.$A415]=&quot;&quot;;&quot;&quot;;[$latest_newly_sick_table.E414]*[.E$1])">
            <text:p/>
          </table:table-cell>
          <table:table-cell table:formula="of:=IF([.$A415]=&quot;&quot;;&quot;&quot;;[$latest_newly_sick_table.F414]*[.F$1])">
            <text:p/>
          </table:table-cell>
          <table:table-cell table:formula="of:=IF([.$A415]=&quot;&quot;;&quot;&quot;;[$latest_newly_sick_table.G414]*[.G$1])">
            <text:p/>
          </table:table-cell>
          <table:table-cell table:formula="of:=IF([.$A415]=&quot;&quot;;&quot;&quot;;[$latest_newly_sick_table.H414]*[.H$1])">
            <text:p/>
          </table:table-cell>
          <table:table-cell table:formula="of:=IF([.$A415]=&quot;&quot;;&quot;&quot;;[$latest_newly_sick_table.I414]*[.I$1])">
            <text:p/>
          </table:table-cell>
          <table:table-cell table:formula="of:=IF([.$A415]=&quot;&quot;;&quot;&quot;;[$latest_newly_sick_table.J414]*[.J$1])">
            <text:p/>
          </table:table-cell>
          <table:table-cell table:formula="of:=IF([.$A415]=&quot;&quot;;&quot;&quot;;[$latest_newly_sick_table.K414]*[.K$1])">
            <text:p/>
          </table:table-cell>
          <table:table-cell table:formula="of:=IF([.$A415]=&quot;&quot;;&quot;&quot;;[$latest_newly_sick_table.L414]*[.L$1])">
            <text:p/>
          </table:table-cell>
          <table:table-cell/>
          <table:table-cell table:formula="of:=SUM([.B415:.J415])/[.N$1]" office:value-type="percentage" office:value="0" calcext:value-type="percentage">
            <text:p>0.00%</text:p>
          </table:table-cell>
          <table:table-cell table:formula="of:=IF([.A421]=&quot;&quot;;&quot;&quot;;AVERAGE([.N408:.N421]))">
            <text:p/>
          </table:table-cell>
        </table:table-row>
        <table:table-row table:style-name="ro1">
          <table:table-cell table:style-name="ce1" table:formula="of:=IF([$latest_newly_sick_table.A415]=&quot;&quot;;&quot;&quot;;[$latest_newly_sick_table.A415])">
            <text:p/>
          </table:table-cell>
          <table:table-cell table:formula="of:=IF([.$A416]=&quot;&quot;;&quot;&quot;;[$latest_newly_sick_table.B415]*[.B$1])">
            <text:p/>
          </table:table-cell>
          <table:table-cell table:formula="of:=IF([.$A416]=&quot;&quot;;&quot;&quot;;[$latest_newly_sick_table.C415]*[.C$1])">
            <text:p/>
          </table:table-cell>
          <table:table-cell table:formula="of:=IF([.$A416]=&quot;&quot;;&quot;&quot;;[$latest_newly_sick_table.D415]*[.D$1])">
            <text:p/>
          </table:table-cell>
          <table:table-cell table:formula="of:=IF([.$A416]=&quot;&quot;;&quot;&quot;;[$latest_newly_sick_table.E415]*[.E$1])">
            <text:p/>
          </table:table-cell>
          <table:table-cell table:formula="of:=IF([.$A416]=&quot;&quot;;&quot;&quot;;[$latest_newly_sick_table.F415]*[.F$1])">
            <text:p/>
          </table:table-cell>
          <table:table-cell table:formula="of:=IF([.$A416]=&quot;&quot;;&quot;&quot;;[$latest_newly_sick_table.G415]*[.G$1])">
            <text:p/>
          </table:table-cell>
          <table:table-cell table:formula="of:=IF([.$A416]=&quot;&quot;;&quot;&quot;;[$latest_newly_sick_table.H415]*[.H$1])">
            <text:p/>
          </table:table-cell>
          <table:table-cell table:formula="of:=IF([.$A416]=&quot;&quot;;&quot;&quot;;[$latest_newly_sick_table.I415]*[.I$1])">
            <text:p/>
          </table:table-cell>
          <table:table-cell table:formula="of:=IF([.$A416]=&quot;&quot;;&quot;&quot;;[$latest_newly_sick_table.J415]*[.J$1])">
            <text:p/>
          </table:table-cell>
          <table:table-cell table:formula="of:=IF([.$A416]=&quot;&quot;;&quot;&quot;;[$latest_newly_sick_table.K415]*[.K$1])">
            <text:p/>
          </table:table-cell>
          <table:table-cell table:formula="of:=IF([.$A416]=&quot;&quot;;&quot;&quot;;[$latest_newly_sick_table.L415]*[.L$1])">
            <text:p/>
          </table:table-cell>
          <table:table-cell/>
          <table:table-cell table:formula="of:=SUM([.B416:.J416])/[.N$1]" office:value-type="percentage" office:value="0" calcext:value-type="percentage">
            <text:p>0.00%</text:p>
          </table:table-cell>
          <table:table-cell table:formula="of:=IF([.A422]=&quot;&quot;;&quot;&quot;;AVERAGE([.N409:.N422]))">
            <text:p/>
          </table:table-cell>
        </table:table-row>
        <table:table-row table:style-name="ro1">
          <table:table-cell table:style-name="ce1" table:formula="of:=IF([$latest_newly_sick_table.A416]=&quot;&quot;;&quot;&quot;;[$latest_newly_sick_table.A416])">
            <text:p/>
          </table:table-cell>
          <table:table-cell table:formula="of:=IF([.$A417]=&quot;&quot;;&quot;&quot;;[$latest_newly_sick_table.B416]*[.B$1])">
            <text:p/>
          </table:table-cell>
          <table:table-cell table:formula="of:=IF([.$A417]=&quot;&quot;;&quot;&quot;;[$latest_newly_sick_table.C416]*[.C$1])">
            <text:p/>
          </table:table-cell>
          <table:table-cell table:formula="of:=IF([.$A417]=&quot;&quot;;&quot;&quot;;[$latest_newly_sick_table.D416]*[.D$1])">
            <text:p/>
          </table:table-cell>
          <table:table-cell table:formula="of:=IF([.$A417]=&quot;&quot;;&quot;&quot;;[$latest_newly_sick_table.E416]*[.E$1])">
            <text:p/>
          </table:table-cell>
          <table:table-cell table:formula="of:=IF([.$A417]=&quot;&quot;;&quot;&quot;;[$latest_newly_sick_table.F416]*[.F$1])">
            <text:p/>
          </table:table-cell>
          <table:table-cell table:formula="of:=IF([.$A417]=&quot;&quot;;&quot;&quot;;[$latest_newly_sick_table.G416]*[.G$1])">
            <text:p/>
          </table:table-cell>
          <table:table-cell table:formula="of:=IF([.$A417]=&quot;&quot;;&quot;&quot;;[$latest_newly_sick_table.H416]*[.H$1])">
            <text:p/>
          </table:table-cell>
          <table:table-cell table:formula="of:=IF([.$A417]=&quot;&quot;;&quot;&quot;;[$latest_newly_sick_table.I416]*[.I$1])">
            <text:p/>
          </table:table-cell>
          <table:table-cell table:formula="of:=IF([.$A417]=&quot;&quot;;&quot;&quot;;[$latest_newly_sick_table.J416]*[.J$1])">
            <text:p/>
          </table:table-cell>
          <table:table-cell table:formula="of:=IF([.$A417]=&quot;&quot;;&quot;&quot;;[$latest_newly_sick_table.K416]*[.K$1])">
            <text:p/>
          </table:table-cell>
          <table:table-cell table:formula="of:=IF([.$A417]=&quot;&quot;;&quot;&quot;;[$latest_newly_sick_table.L416]*[.L$1])">
            <text:p/>
          </table:table-cell>
          <table:table-cell/>
          <table:table-cell table:formula="of:=SUM([.B417:.J417])/[.N$1]" office:value-type="percentage" office:value="0" calcext:value-type="percentage">
            <text:p>0.00%</text:p>
          </table:table-cell>
          <table:table-cell table:formula="of:=IF([.A423]=&quot;&quot;;&quot;&quot;;AVERAGE([.N410:.N423]))">
            <text:p/>
          </table:table-cell>
        </table:table-row>
        <table:table-row table:style-name="ro1">
          <table:table-cell table:style-name="ce1" table:formula="of:=IF([$latest_newly_sick_table.A417]=&quot;&quot;;&quot;&quot;;[$latest_newly_sick_table.A417])">
            <text:p/>
          </table:table-cell>
          <table:table-cell table:formula="of:=IF([.$A418]=&quot;&quot;;&quot;&quot;;[$latest_newly_sick_table.B417]*[.B$1])">
            <text:p/>
          </table:table-cell>
          <table:table-cell table:formula="of:=IF([.$A418]=&quot;&quot;;&quot;&quot;;[$latest_newly_sick_table.C417]*[.C$1])">
            <text:p/>
          </table:table-cell>
          <table:table-cell table:formula="of:=IF([.$A418]=&quot;&quot;;&quot;&quot;;[$latest_newly_sick_table.D417]*[.D$1])">
            <text:p/>
          </table:table-cell>
          <table:table-cell table:formula="of:=IF([.$A418]=&quot;&quot;;&quot;&quot;;[$latest_newly_sick_table.E417]*[.E$1])">
            <text:p/>
          </table:table-cell>
          <table:table-cell table:formula="of:=IF([.$A418]=&quot;&quot;;&quot;&quot;;[$latest_newly_sick_table.F417]*[.F$1])">
            <text:p/>
          </table:table-cell>
          <table:table-cell table:formula="of:=IF([.$A418]=&quot;&quot;;&quot;&quot;;[$latest_newly_sick_table.G417]*[.G$1])">
            <text:p/>
          </table:table-cell>
          <table:table-cell table:formula="of:=IF([.$A418]=&quot;&quot;;&quot;&quot;;[$latest_newly_sick_table.H417]*[.H$1])">
            <text:p/>
          </table:table-cell>
          <table:table-cell table:formula="of:=IF([.$A418]=&quot;&quot;;&quot;&quot;;[$latest_newly_sick_table.I417]*[.I$1])">
            <text:p/>
          </table:table-cell>
          <table:table-cell table:formula="of:=IF([.$A418]=&quot;&quot;;&quot;&quot;;[$latest_newly_sick_table.J417]*[.J$1])">
            <text:p/>
          </table:table-cell>
          <table:table-cell table:formula="of:=IF([.$A418]=&quot;&quot;;&quot;&quot;;[$latest_newly_sick_table.K417]*[.K$1])">
            <text:p/>
          </table:table-cell>
          <table:table-cell table:formula="of:=IF([.$A418]=&quot;&quot;;&quot;&quot;;[$latest_newly_sick_table.L417]*[.L$1])">
            <text:p/>
          </table:table-cell>
          <table:table-cell/>
          <table:table-cell table:formula="of:=SUM([.B418:.J418])/[.N$1]" office:value-type="percentage" office:value="0" calcext:value-type="percentage">
            <text:p>0.00%</text:p>
          </table:table-cell>
          <table:table-cell table:formula="of:=IF([.A424]=&quot;&quot;;&quot;&quot;;AVERAGE([.N411:.N424]))">
            <text:p/>
          </table:table-cell>
        </table:table-row>
        <table:table-row table:style-name="ro1">
          <table:table-cell table:style-name="ce1" table:formula="of:=IF([$latest_newly_sick_table.A418]=&quot;&quot;;&quot;&quot;;[$latest_newly_sick_table.A418])">
            <text:p/>
          </table:table-cell>
          <table:table-cell table:formula="of:=IF([.$A419]=&quot;&quot;;&quot;&quot;;[$latest_newly_sick_table.B418]*[.B$1])">
            <text:p/>
          </table:table-cell>
          <table:table-cell table:formula="of:=IF([.$A419]=&quot;&quot;;&quot;&quot;;[$latest_newly_sick_table.C418]*[.C$1])">
            <text:p/>
          </table:table-cell>
          <table:table-cell table:formula="of:=IF([.$A419]=&quot;&quot;;&quot;&quot;;[$latest_newly_sick_table.D418]*[.D$1])">
            <text:p/>
          </table:table-cell>
          <table:table-cell table:formula="of:=IF([.$A419]=&quot;&quot;;&quot;&quot;;[$latest_newly_sick_table.E418]*[.E$1])">
            <text:p/>
          </table:table-cell>
          <table:table-cell table:formula="of:=IF([.$A419]=&quot;&quot;;&quot;&quot;;[$latest_newly_sick_table.F418]*[.F$1])">
            <text:p/>
          </table:table-cell>
          <table:table-cell table:formula="of:=IF([.$A419]=&quot;&quot;;&quot;&quot;;[$latest_newly_sick_table.G418]*[.G$1])">
            <text:p/>
          </table:table-cell>
          <table:table-cell table:formula="of:=IF([.$A419]=&quot;&quot;;&quot;&quot;;[$latest_newly_sick_table.H418]*[.H$1])">
            <text:p/>
          </table:table-cell>
          <table:table-cell table:formula="of:=IF([.$A419]=&quot;&quot;;&quot;&quot;;[$latest_newly_sick_table.I418]*[.I$1])">
            <text:p/>
          </table:table-cell>
          <table:table-cell table:formula="of:=IF([.$A419]=&quot;&quot;;&quot;&quot;;[$latest_newly_sick_table.J418]*[.J$1])">
            <text:p/>
          </table:table-cell>
          <table:table-cell table:formula="of:=IF([.$A419]=&quot;&quot;;&quot;&quot;;[$latest_newly_sick_table.K418]*[.K$1])">
            <text:p/>
          </table:table-cell>
          <table:table-cell table:formula="of:=IF([.$A419]=&quot;&quot;;&quot;&quot;;[$latest_newly_sick_table.L418]*[.L$1])">
            <text:p/>
          </table:table-cell>
          <table:table-cell/>
          <table:table-cell table:formula="of:=SUM([.B419:.J419])/[.N$1]" office:value-type="percentage" office:value="0" calcext:value-type="percentage">
            <text:p>0.00%</text:p>
          </table:table-cell>
          <table:table-cell table:formula="of:=IF([.A425]=&quot;&quot;;&quot;&quot;;AVERAGE([.N412:.N425]))">
            <text:p/>
          </table:table-cell>
        </table:table-row>
        <table:table-row table:style-name="ro1">
          <table:table-cell table:style-name="ce1" table:formula="of:=IF([$latest_newly_sick_table.A419]=&quot;&quot;;&quot;&quot;;[$latest_newly_sick_table.A419])">
            <text:p/>
          </table:table-cell>
          <table:table-cell table:formula="of:=IF([.$A420]=&quot;&quot;;&quot;&quot;;[$latest_newly_sick_table.B419]*[.B$1])">
            <text:p/>
          </table:table-cell>
          <table:table-cell table:formula="of:=IF([.$A420]=&quot;&quot;;&quot;&quot;;[$latest_newly_sick_table.C419]*[.C$1])">
            <text:p/>
          </table:table-cell>
          <table:table-cell table:formula="of:=IF([.$A420]=&quot;&quot;;&quot;&quot;;[$latest_newly_sick_table.D419]*[.D$1])">
            <text:p/>
          </table:table-cell>
          <table:table-cell table:formula="of:=IF([.$A420]=&quot;&quot;;&quot;&quot;;[$latest_newly_sick_table.E419]*[.E$1])">
            <text:p/>
          </table:table-cell>
          <table:table-cell table:formula="of:=IF([.$A420]=&quot;&quot;;&quot;&quot;;[$latest_newly_sick_table.F419]*[.F$1])">
            <text:p/>
          </table:table-cell>
          <table:table-cell table:formula="of:=IF([.$A420]=&quot;&quot;;&quot;&quot;;[$latest_newly_sick_table.G419]*[.G$1])">
            <text:p/>
          </table:table-cell>
          <table:table-cell table:formula="of:=IF([.$A420]=&quot;&quot;;&quot;&quot;;[$latest_newly_sick_table.H419]*[.H$1])">
            <text:p/>
          </table:table-cell>
          <table:table-cell table:formula="of:=IF([.$A420]=&quot;&quot;;&quot;&quot;;[$latest_newly_sick_table.I419]*[.I$1])">
            <text:p/>
          </table:table-cell>
          <table:table-cell table:formula="of:=IF([.$A420]=&quot;&quot;;&quot;&quot;;[$latest_newly_sick_table.J419]*[.J$1])">
            <text:p/>
          </table:table-cell>
          <table:table-cell table:formula="of:=IF([.$A420]=&quot;&quot;;&quot;&quot;;[$latest_newly_sick_table.K419]*[.K$1])">
            <text:p/>
          </table:table-cell>
          <table:table-cell table:formula="of:=IF([.$A420]=&quot;&quot;;&quot;&quot;;[$latest_newly_sick_table.L419]*[.L$1])">
            <text:p/>
          </table:table-cell>
          <table:table-cell/>
          <table:table-cell table:formula="of:=SUM([.B420:.J420])/[.N$1]" office:value-type="percentage" office:value="0" calcext:value-type="percentage">
            <text:p>0.00%</text:p>
          </table:table-cell>
          <table:table-cell table:formula="of:=IF([.A426]=&quot;&quot;;&quot;&quot;;AVERAGE([.N413:.N426]))">
            <text:p/>
          </table:table-cell>
        </table:table-row>
        <table:table-row table:style-name="ro1">
          <table:table-cell table:style-name="ce1" table:formula="of:=IF([$latest_newly_sick_table.A420]=&quot;&quot;;&quot;&quot;;[$latest_newly_sick_table.A420])">
            <text:p/>
          </table:table-cell>
          <table:table-cell table:formula="of:=IF([.$A421]=&quot;&quot;;&quot;&quot;;[$latest_newly_sick_table.B420]*[.B$1])">
            <text:p/>
          </table:table-cell>
          <table:table-cell table:formula="of:=IF([.$A421]=&quot;&quot;;&quot;&quot;;[$latest_newly_sick_table.C420]*[.C$1])">
            <text:p/>
          </table:table-cell>
          <table:table-cell table:formula="of:=IF([.$A421]=&quot;&quot;;&quot;&quot;;[$latest_newly_sick_table.D420]*[.D$1])">
            <text:p/>
          </table:table-cell>
          <table:table-cell table:formula="of:=IF([.$A421]=&quot;&quot;;&quot;&quot;;[$latest_newly_sick_table.E420]*[.E$1])">
            <text:p/>
          </table:table-cell>
          <table:table-cell table:formula="of:=IF([.$A421]=&quot;&quot;;&quot;&quot;;[$latest_newly_sick_table.F420]*[.F$1])">
            <text:p/>
          </table:table-cell>
          <table:table-cell table:formula="of:=IF([.$A421]=&quot;&quot;;&quot;&quot;;[$latest_newly_sick_table.G420]*[.G$1])">
            <text:p/>
          </table:table-cell>
          <table:table-cell table:formula="of:=IF([.$A421]=&quot;&quot;;&quot;&quot;;[$latest_newly_sick_table.H420]*[.H$1])">
            <text:p/>
          </table:table-cell>
          <table:table-cell table:formula="of:=IF([.$A421]=&quot;&quot;;&quot;&quot;;[$latest_newly_sick_table.I420]*[.I$1])">
            <text:p/>
          </table:table-cell>
          <table:table-cell table:formula="of:=IF([.$A421]=&quot;&quot;;&quot;&quot;;[$latest_newly_sick_table.J420]*[.J$1])">
            <text:p/>
          </table:table-cell>
          <table:table-cell table:formula="of:=IF([.$A421]=&quot;&quot;;&quot;&quot;;[$latest_newly_sick_table.K420]*[.K$1])">
            <text:p/>
          </table:table-cell>
          <table:table-cell table:formula="of:=IF([.$A421]=&quot;&quot;;&quot;&quot;;[$latest_newly_sick_table.L420]*[.L$1])">
            <text:p/>
          </table:table-cell>
          <table:table-cell/>
          <table:table-cell table:formula="of:=SUM([.B421:.J421])/[.N$1]" office:value-type="percentage" office:value="0" calcext:value-type="percentage">
            <text:p>0.00%</text:p>
          </table:table-cell>
          <table:table-cell table:formula="of:=IF([.A427]=&quot;&quot;;&quot;&quot;;AVERAGE([.N414:.N427]))">
            <text:p/>
          </table:table-cell>
        </table:table-row>
        <table:table-row table:style-name="ro1">
          <table:table-cell table:style-name="ce1" table:formula="of:=IF([$latest_newly_sick_table.A421]=&quot;&quot;;&quot;&quot;;[$latest_newly_sick_table.A421])">
            <text:p/>
          </table:table-cell>
          <table:table-cell table:formula="of:=IF([.$A422]=&quot;&quot;;&quot;&quot;;[$latest_newly_sick_table.B421]*[.B$1])">
            <text:p/>
          </table:table-cell>
          <table:table-cell table:formula="of:=IF([.$A422]=&quot;&quot;;&quot;&quot;;[$latest_newly_sick_table.C421]*[.C$1])">
            <text:p/>
          </table:table-cell>
          <table:table-cell table:formula="of:=IF([.$A422]=&quot;&quot;;&quot;&quot;;[$latest_newly_sick_table.D421]*[.D$1])">
            <text:p/>
          </table:table-cell>
          <table:table-cell table:formula="of:=IF([.$A422]=&quot;&quot;;&quot;&quot;;[$latest_newly_sick_table.E421]*[.E$1])">
            <text:p/>
          </table:table-cell>
          <table:table-cell table:formula="of:=IF([.$A422]=&quot;&quot;;&quot;&quot;;[$latest_newly_sick_table.F421]*[.F$1])">
            <text:p/>
          </table:table-cell>
          <table:table-cell table:formula="of:=IF([.$A422]=&quot;&quot;;&quot;&quot;;[$latest_newly_sick_table.G421]*[.G$1])">
            <text:p/>
          </table:table-cell>
          <table:table-cell table:formula="of:=IF([.$A422]=&quot;&quot;;&quot;&quot;;[$latest_newly_sick_table.H421]*[.H$1])">
            <text:p/>
          </table:table-cell>
          <table:table-cell table:formula="of:=IF([.$A422]=&quot;&quot;;&quot;&quot;;[$latest_newly_sick_table.I421]*[.I$1])">
            <text:p/>
          </table:table-cell>
          <table:table-cell table:formula="of:=IF([.$A422]=&quot;&quot;;&quot;&quot;;[$latest_newly_sick_table.J421]*[.J$1])">
            <text:p/>
          </table:table-cell>
          <table:table-cell table:formula="of:=IF([.$A422]=&quot;&quot;;&quot;&quot;;[$latest_newly_sick_table.K421]*[.K$1])">
            <text:p/>
          </table:table-cell>
          <table:table-cell table:formula="of:=IF([.$A422]=&quot;&quot;;&quot;&quot;;[$latest_newly_sick_table.L421]*[.L$1])">
            <text:p/>
          </table:table-cell>
          <table:table-cell/>
          <table:table-cell table:formula="of:=SUM([.B422:.J422])/[.N$1]" office:value-type="percentage" office:value="0" calcext:value-type="percentage">
            <text:p>0.00%</text:p>
          </table:table-cell>
          <table:table-cell table:formula="of:=IF([.A428]=&quot;&quot;;&quot;&quot;;AVERAGE([.N415:.N428]))">
            <text:p/>
          </table:table-cell>
        </table:table-row>
        <table:table-row table:style-name="ro1">
          <table:table-cell table:style-name="ce1" table:formula="of:=IF([$latest_newly_sick_table.A422]=&quot;&quot;;&quot;&quot;;[$latest_newly_sick_table.A422])">
            <text:p/>
          </table:table-cell>
          <table:table-cell table:formula="of:=IF([.$A423]=&quot;&quot;;&quot;&quot;;[$latest_newly_sick_table.B422]*[.B$1])">
            <text:p/>
          </table:table-cell>
          <table:table-cell table:formula="of:=IF([.$A423]=&quot;&quot;;&quot;&quot;;[$latest_newly_sick_table.C422]*[.C$1])">
            <text:p/>
          </table:table-cell>
          <table:table-cell table:formula="of:=IF([.$A423]=&quot;&quot;;&quot;&quot;;[$latest_newly_sick_table.D422]*[.D$1])">
            <text:p/>
          </table:table-cell>
          <table:table-cell table:formula="of:=IF([.$A423]=&quot;&quot;;&quot;&quot;;[$latest_newly_sick_table.E422]*[.E$1])">
            <text:p/>
          </table:table-cell>
          <table:table-cell table:formula="of:=IF([.$A423]=&quot;&quot;;&quot;&quot;;[$latest_newly_sick_table.F422]*[.F$1])">
            <text:p/>
          </table:table-cell>
          <table:table-cell table:formula="of:=IF([.$A423]=&quot;&quot;;&quot;&quot;;[$latest_newly_sick_table.G422]*[.G$1])">
            <text:p/>
          </table:table-cell>
          <table:table-cell table:formula="of:=IF([.$A423]=&quot;&quot;;&quot;&quot;;[$latest_newly_sick_table.H422]*[.H$1])">
            <text:p/>
          </table:table-cell>
          <table:table-cell table:formula="of:=IF([.$A423]=&quot;&quot;;&quot;&quot;;[$latest_newly_sick_table.I422]*[.I$1])">
            <text:p/>
          </table:table-cell>
          <table:table-cell table:formula="of:=IF([.$A423]=&quot;&quot;;&quot;&quot;;[$latest_newly_sick_table.J422]*[.J$1])">
            <text:p/>
          </table:table-cell>
          <table:table-cell table:formula="of:=IF([.$A423]=&quot;&quot;;&quot;&quot;;[$latest_newly_sick_table.K422]*[.K$1])">
            <text:p/>
          </table:table-cell>
          <table:table-cell table:formula="of:=IF([.$A423]=&quot;&quot;;&quot;&quot;;[$latest_newly_sick_table.L422]*[.L$1])">
            <text:p/>
          </table:table-cell>
          <table:table-cell/>
          <table:table-cell table:formula="of:=SUM([.B423:.J423])/[.N$1]" office:value-type="percentage" office:value="0" calcext:value-type="percentage">
            <text:p>0.00%</text:p>
          </table:table-cell>
          <table:table-cell table:formula="of:=IF([.A429]=&quot;&quot;;&quot;&quot;;AVERAGE([.N416:.N429]))">
            <text:p/>
          </table:table-cell>
        </table:table-row>
        <table:table-row table:style-name="ro1">
          <table:table-cell table:style-name="ce1" table:formula="of:=IF([$latest_newly_sick_table.A423]=&quot;&quot;;&quot;&quot;;[$latest_newly_sick_table.A423])">
            <text:p/>
          </table:table-cell>
          <table:table-cell table:formula="of:=IF([.$A424]=&quot;&quot;;&quot;&quot;;[$latest_newly_sick_table.B423]*[.B$1])">
            <text:p/>
          </table:table-cell>
          <table:table-cell table:formula="of:=IF([.$A424]=&quot;&quot;;&quot;&quot;;[$latest_newly_sick_table.C423]*[.C$1])">
            <text:p/>
          </table:table-cell>
          <table:table-cell table:formula="of:=IF([.$A424]=&quot;&quot;;&quot;&quot;;[$latest_newly_sick_table.D423]*[.D$1])">
            <text:p/>
          </table:table-cell>
          <table:table-cell table:formula="of:=IF([.$A424]=&quot;&quot;;&quot;&quot;;[$latest_newly_sick_table.E423]*[.E$1])">
            <text:p/>
          </table:table-cell>
          <table:table-cell table:formula="of:=IF([.$A424]=&quot;&quot;;&quot;&quot;;[$latest_newly_sick_table.F423]*[.F$1])">
            <text:p/>
          </table:table-cell>
          <table:table-cell table:formula="of:=IF([.$A424]=&quot;&quot;;&quot;&quot;;[$latest_newly_sick_table.G423]*[.G$1])">
            <text:p/>
          </table:table-cell>
          <table:table-cell table:formula="of:=IF([.$A424]=&quot;&quot;;&quot;&quot;;[$latest_newly_sick_table.H423]*[.H$1])">
            <text:p/>
          </table:table-cell>
          <table:table-cell table:formula="of:=IF([.$A424]=&quot;&quot;;&quot;&quot;;[$latest_newly_sick_table.I423]*[.I$1])">
            <text:p/>
          </table:table-cell>
          <table:table-cell table:formula="of:=IF([.$A424]=&quot;&quot;;&quot;&quot;;[$latest_newly_sick_table.J423]*[.J$1])">
            <text:p/>
          </table:table-cell>
          <table:table-cell table:formula="of:=IF([.$A424]=&quot;&quot;;&quot;&quot;;[$latest_newly_sick_table.K423]*[.K$1])">
            <text:p/>
          </table:table-cell>
          <table:table-cell table:formula="of:=IF([.$A424]=&quot;&quot;;&quot;&quot;;[$latest_newly_sick_table.L423]*[.L$1])">
            <text:p/>
          </table:table-cell>
          <table:table-cell/>
          <table:table-cell table:formula="of:=SUM([.B424:.J424])/[.N$1]" office:value-type="percentage" office:value="0" calcext:value-type="percentage">
            <text:p>0.00%</text:p>
          </table:table-cell>
          <table:table-cell table:formula="of:=IF([.A430]=&quot;&quot;;&quot;&quot;;AVERAGE([.N417:.N430]))">
            <text:p/>
          </table:table-cell>
        </table:table-row>
        <table:table-row table:style-name="ro1">
          <table:table-cell table:style-name="ce1" table:formula="of:=IF([$latest_newly_sick_table.A424]=&quot;&quot;;&quot;&quot;;[$latest_newly_sick_table.A424])">
            <text:p/>
          </table:table-cell>
          <table:table-cell table:formula="of:=IF([.$A425]=&quot;&quot;;&quot;&quot;;[$latest_newly_sick_table.B424]*[.B$1])">
            <text:p/>
          </table:table-cell>
          <table:table-cell table:formula="of:=IF([.$A425]=&quot;&quot;;&quot;&quot;;[$latest_newly_sick_table.C424]*[.C$1])">
            <text:p/>
          </table:table-cell>
          <table:table-cell table:formula="of:=IF([.$A425]=&quot;&quot;;&quot;&quot;;[$latest_newly_sick_table.D424]*[.D$1])">
            <text:p/>
          </table:table-cell>
          <table:table-cell table:formula="of:=IF([.$A425]=&quot;&quot;;&quot;&quot;;[$latest_newly_sick_table.E424]*[.E$1])">
            <text:p/>
          </table:table-cell>
          <table:table-cell table:formula="of:=IF([.$A425]=&quot;&quot;;&quot;&quot;;[$latest_newly_sick_table.F424]*[.F$1])">
            <text:p/>
          </table:table-cell>
          <table:table-cell table:formula="of:=IF([.$A425]=&quot;&quot;;&quot;&quot;;[$latest_newly_sick_table.G424]*[.G$1])">
            <text:p/>
          </table:table-cell>
          <table:table-cell table:formula="of:=IF([.$A425]=&quot;&quot;;&quot;&quot;;[$latest_newly_sick_table.H424]*[.H$1])">
            <text:p/>
          </table:table-cell>
          <table:table-cell table:formula="of:=IF([.$A425]=&quot;&quot;;&quot;&quot;;[$latest_newly_sick_table.I424]*[.I$1])">
            <text:p/>
          </table:table-cell>
          <table:table-cell table:formula="of:=IF([.$A425]=&quot;&quot;;&quot;&quot;;[$latest_newly_sick_table.J424]*[.J$1])">
            <text:p/>
          </table:table-cell>
          <table:table-cell table:formula="of:=IF([.$A425]=&quot;&quot;;&quot;&quot;;[$latest_newly_sick_table.K424]*[.K$1])">
            <text:p/>
          </table:table-cell>
          <table:table-cell table:formula="of:=IF([.$A425]=&quot;&quot;;&quot;&quot;;[$latest_newly_sick_table.L424]*[.L$1])">
            <text:p/>
          </table:table-cell>
          <table:table-cell/>
          <table:table-cell table:formula="of:=SUM([.B425:.J425])/[.N$1]" office:value-type="percentage" office:value="0" calcext:value-type="percentage">
            <text:p>0.00%</text:p>
          </table:table-cell>
          <table:table-cell table:formula="of:=IF([.A431]=&quot;&quot;;&quot;&quot;;AVERAGE([.N418:.N431]))">
            <text:p/>
          </table:table-cell>
        </table:table-row>
        <table:table-row table:style-name="ro1">
          <table:table-cell table:style-name="ce1" table:formula="of:=IF([$latest_newly_sick_table.A425]=&quot;&quot;;&quot;&quot;;[$latest_newly_sick_table.A425])">
            <text:p/>
          </table:table-cell>
          <table:table-cell table:formula="of:=IF([.$A426]=&quot;&quot;;&quot;&quot;;[$latest_newly_sick_table.B425]*[.B$1])">
            <text:p/>
          </table:table-cell>
          <table:table-cell table:formula="of:=IF([.$A426]=&quot;&quot;;&quot;&quot;;[$latest_newly_sick_table.C425]*[.C$1])">
            <text:p/>
          </table:table-cell>
          <table:table-cell table:formula="of:=IF([.$A426]=&quot;&quot;;&quot;&quot;;[$latest_newly_sick_table.D425]*[.D$1])">
            <text:p/>
          </table:table-cell>
          <table:table-cell table:formula="of:=IF([.$A426]=&quot;&quot;;&quot;&quot;;[$latest_newly_sick_table.E425]*[.E$1])">
            <text:p/>
          </table:table-cell>
          <table:table-cell table:formula="of:=IF([.$A426]=&quot;&quot;;&quot;&quot;;[$latest_newly_sick_table.F425]*[.F$1])">
            <text:p/>
          </table:table-cell>
          <table:table-cell table:formula="of:=IF([.$A426]=&quot;&quot;;&quot;&quot;;[$latest_newly_sick_table.G425]*[.G$1])">
            <text:p/>
          </table:table-cell>
          <table:table-cell table:formula="of:=IF([.$A426]=&quot;&quot;;&quot;&quot;;[$latest_newly_sick_table.H425]*[.H$1])">
            <text:p/>
          </table:table-cell>
          <table:table-cell table:formula="of:=IF([.$A426]=&quot;&quot;;&quot;&quot;;[$latest_newly_sick_table.I425]*[.I$1])">
            <text:p/>
          </table:table-cell>
          <table:table-cell table:formula="of:=IF([.$A426]=&quot;&quot;;&quot;&quot;;[$latest_newly_sick_table.J425]*[.J$1])">
            <text:p/>
          </table:table-cell>
          <table:table-cell table:formula="of:=IF([.$A426]=&quot;&quot;;&quot;&quot;;[$latest_newly_sick_table.K425]*[.K$1])">
            <text:p/>
          </table:table-cell>
          <table:table-cell table:formula="of:=IF([.$A426]=&quot;&quot;;&quot;&quot;;[$latest_newly_sick_table.L425]*[.L$1])">
            <text:p/>
          </table:table-cell>
          <table:table-cell/>
          <table:table-cell table:formula="of:=SUM([.B426:.J426])/[.N$1]" office:value-type="percentage" office:value="0" calcext:value-type="percentage">
            <text:p>0.00%</text:p>
          </table:table-cell>
          <table:table-cell table:formula="of:=IF([.A432]=&quot;&quot;;&quot;&quot;;AVERAGE([.N419:.N432]))">
            <text:p/>
          </table:table-cell>
        </table:table-row>
        <table:table-row table:style-name="ro1">
          <table:table-cell table:style-name="ce1" table:formula="of:=IF([$latest_newly_sick_table.A426]=&quot;&quot;;&quot;&quot;;[$latest_newly_sick_table.A426])">
            <text:p/>
          </table:table-cell>
          <table:table-cell table:formula="of:=IF([.$A427]=&quot;&quot;;&quot;&quot;;[$latest_newly_sick_table.B426]*[.B$1])">
            <text:p/>
          </table:table-cell>
          <table:table-cell table:formula="of:=IF([.$A427]=&quot;&quot;;&quot;&quot;;[$latest_newly_sick_table.C426]*[.C$1])">
            <text:p/>
          </table:table-cell>
          <table:table-cell table:formula="of:=IF([.$A427]=&quot;&quot;;&quot;&quot;;[$latest_newly_sick_table.D426]*[.D$1])">
            <text:p/>
          </table:table-cell>
          <table:table-cell table:formula="of:=IF([.$A427]=&quot;&quot;;&quot;&quot;;[$latest_newly_sick_table.E426]*[.E$1])">
            <text:p/>
          </table:table-cell>
          <table:table-cell table:formula="of:=IF([.$A427]=&quot;&quot;;&quot;&quot;;[$latest_newly_sick_table.F426]*[.F$1])">
            <text:p/>
          </table:table-cell>
          <table:table-cell table:formula="of:=IF([.$A427]=&quot;&quot;;&quot;&quot;;[$latest_newly_sick_table.G426]*[.G$1])">
            <text:p/>
          </table:table-cell>
          <table:table-cell table:formula="of:=IF([.$A427]=&quot;&quot;;&quot;&quot;;[$latest_newly_sick_table.H426]*[.H$1])">
            <text:p/>
          </table:table-cell>
          <table:table-cell table:formula="of:=IF([.$A427]=&quot;&quot;;&quot;&quot;;[$latest_newly_sick_table.I426]*[.I$1])">
            <text:p/>
          </table:table-cell>
          <table:table-cell table:formula="of:=IF([.$A427]=&quot;&quot;;&quot;&quot;;[$latest_newly_sick_table.J426]*[.J$1])">
            <text:p/>
          </table:table-cell>
          <table:table-cell table:formula="of:=IF([.$A427]=&quot;&quot;;&quot;&quot;;[$latest_newly_sick_table.K426]*[.K$1])">
            <text:p/>
          </table:table-cell>
          <table:table-cell table:formula="of:=IF([.$A427]=&quot;&quot;;&quot;&quot;;[$latest_newly_sick_table.L426]*[.L$1])">
            <text:p/>
          </table:table-cell>
          <table:table-cell/>
          <table:table-cell table:formula="of:=SUM([.B427:.J427])/[.N$1]" office:value-type="percentage" office:value="0" calcext:value-type="percentage">
            <text:p>0.00%</text:p>
          </table:table-cell>
          <table:table-cell table:formula="of:=IF([.A433]=&quot;&quot;;&quot;&quot;;AVERAGE([.N420:.N433]))">
            <text:p/>
          </table:table-cell>
        </table:table-row>
        <table:table-row table:style-name="ro1">
          <table:table-cell table:style-name="ce1" table:formula="of:=IF([$latest_newly_sick_table.A427]=&quot;&quot;;&quot;&quot;;[$latest_newly_sick_table.A427])">
            <text:p/>
          </table:table-cell>
          <table:table-cell table:formula="of:=IF([.$A428]=&quot;&quot;;&quot;&quot;;[$latest_newly_sick_table.B427]*[.B$1])">
            <text:p/>
          </table:table-cell>
          <table:table-cell table:formula="of:=IF([.$A428]=&quot;&quot;;&quot;&quot;;[$latest_newly_sick_table.C427]*[.C$1])">
            <text:p/>
          </table:table-cell>
          <table:table-cell table:formula="of:=IF([.$A428]=&quot;&quot;;&quot;&quot;;[$latest_newly_sick_table.D427]*[.D$1])">
            <text:p/>
          </table:table-cell>
          <table:table-cell table:formula="of:=IF([.$A428]=&quot;&quot;;&quot;&quot;;[$latest_newly_sick_table.E427]*[.E$1])">
            <text:p/>
          </table:table-cell>
          <table:table-cell table:formula="of:=IF([.$A428]=&quot;&quot;;&quot;&quot;;[$latest_newly_sick_table.F427]*[.F$1])">
            <text:p/>
          </table:table-cell>
          <table:table-cell table:formula="of:=IF([.$A428]=&quot;&quot;;&quot;&quot;;[$latest_newly_sick_table.G427]*[.G$1])">
            <text:p/>
          </table:table-cell>
          <table:table-cell table:formula="of:=IF([.$A428]=&quot;&quot;;&quot;&quot;;[$latest_newly_sick_table.H427]*[.H$1])">
            <text:p/>
          </table:table-cell>
          <table:table-cell table:formula="of:=IF([.$A428]=&quot;&quot;;&quot;&quot;;[$latest_newly_sick_table.I427]*[.I$1])">
            <text:p/>
          </table:table-cell>
          <table:table-cell table:formula="of:=IF([.$A428]=&quot;&quot;;&quot;&quot;;[$latest_newly_sick_table.J427]*[.J$1])">
            <text:p/>
          </table:table-cell>
          <table:table-cell table:formula="of:=IF([.$A428]=&quot;&quot;;&quot;&quot;;[$latest_newly_sick_table.K427]*[.K$1])">
            <text:p/>
          </table:table-cell>
          <table:table-cell table:formula="of:=IF([.$A428]=&quot;&quot;;&quot;&quot;;[$latest_newly_sick_table.L427]*[.L$1])">
            <text:p/>
          </table:table-cell>
          <table:table-cell/>
          <table:table-cell table:formula="of:=SUM([.B428:.J428])/[.N$1]" office:value-type="percentage" office:value="0" calcext:value-type="percentage">
            <text:p>0.00%</text:p>
          </table:table-cell>
          <table:table-cell table:formula="of:=IF([.A434]=&quot;&quot;;&quot;&quot;;AVERAGE([.N421:.N434]))">
            <text:p/>
          </table:table-cell>
        </table:table-row>
        <table:table-row table:style-name="ro1">
          <table:table-cell table:style-name="ce1" table:formula="of:=IF([$latest_newly_sick_table.A428]=&quot;&quot;;&quot;&quot;;[$latest_newly_sick_table.A428])">
            <text:p/>
          </table:table-cell>
          <table:table-cell table:formula="of:=IF([.$A429]=&quot;&quot;;&quot;&quot;;[$latest_newly_sick_table.B428]*[.B$1])">
            <text:p/>
          </table:table-cell>
          <table:table-cell table:formula="of:=IF([.$A429]=&quot;&quot;;&quot;&quot;;[$latest_newly_sick_table.C428]*[.C$1])">
            <text:p/>
          </table:table-cell>
          <table:table-cell table:formula="of:=IF([.$A429]=&quot;&quot;;&quot;&quot;;[$latest_newly_sick_table.D428]*[.D$1])">
            <text:p/>
          </table:table-cell>
          <table:table-cell table:formula="of:=IF([.$A429]=&quot;&quot;;&quot;&quot;;[$latest_newly_sick_table.E428]*[.E$1])">
            <text:p/>
          </table:table-cell>
          <table:table-cell table:formula="of:=IF([.$A429]=&quot;&quot;;&quot;&quot;;[$latest_newly_sick_table.F428]*[.F$1])">
            <text:p/>
          </table:table-cell>
          <table:table-cell table:formula="of:=IF([.$A429]=&quot;&quot;;&quot;&quot;;[$latest_newly_sick_table.G428]*[.G$1])">
            <text:p/>
          </table:table-cell>
          <table:table-cell table:formula="of:=IF([.$A429]=&quot;&quot;;&quot;&quot;;[$latest_newly_sick_table.H428]*[.H$1])">
            <text:p/>
          </table:table-cell>
          <table:table-cell table:formula="of:=IF([.$A429]=&quot;&quot;;&quot;&quot;;[$latest_newly_sick_table.I428]*[.I$1])">
            <text:p/>
          </table:table-cell>
          <table:table-cell table:formula="of:=IF([.$A429]=&quot;&quot;;&quot;&quot;;[$latest_newly_sick_table.J428]*[.J$1])">
            <text:p/>
          </table:table-cell>
          <table:table-cell table:formula="of:=IF([.$A429]=&quot;&quot;;&quot;&quot;;[$latest_newly_sick_table.K428]*[.K$1])">
            <text:p/>
          </table:table-cell>
          <table:table-cell table:formula="of:=IF([.$A429]=&quot;&quot;;&quot;&quot;;[$latest_newly_sick_table.L428]*[.L$1])">
            <text:p/>
          </table:table-cell>
          <table:table-cell/>
          <table:table-cell table:formula="of:=SUM([.B429:.J429])/[.N$1]" office:value-type="percentage" office:value="0" calcext:value-type="percentage">
            <text:p>0.00%</text:p>
          </table:table-cell>
          <table:table-cell table:formula="of:=IF([.A435]=&quot;&quot;;&quot;&quot;;AVERAGE([.N422:.N435]))">
            <text:p/>
          </table:table-cell>
        </table:table-row>
        <table:table-row table:style-name="ro1">
          <table:table-cell table:style-name="ce1" table:formula="of:=IF([$latest_newly_sick_table.A429]=&quot;&quot;;&quot;&quot;;[$latest_newly_sick_table.A429])">
            <text:p/>
          </table:table-cell>
          <table:table-cell table:formula="of:=IF([.$A430]=&quot;&quot;;&quot;&quot;;[$latest_newly_sick_table.B429]*[.B$1])">
            <text:p/>
          </table:table-cell>
          <table:table-cell table:formula="of:=IF([.$A430]=&quot;&quot;;&quot;&quot;;[$latest_newly_sick_table.C429]*[.C$1])">
            <text:p/>
          </table:table-cell>
          <table:table-cell table:formula="of:=IF([.$A430]=&quot;&quot;;&quot;&quot;;[$latest_newly_sick_table.D429]*[.D$1])">
            <text:p/>
          </table:table-cell>
          <table:table-cell table:formula="of:=IF([.$A430]=&quot;&quot;;&quot;&quot;;[$latest_newly_sick_table.E429]*[.E$1])">
            <text:p/>
          </table:table-cell>
          <table:table-cell table:formula="of:=IF([.$A430]=&quot;&quot;;&quot;&quot;;[$latest_newly_sick_table.F429]*[.F$1])">
            <text:p/>
          </table:table-cell>
          <table:table-cell table:formula="of:=IF([.$A430]=&quot;&quot;;&quot;&quot;;[$latest_newly_sick_table.G429]*[.G$1])">
            <text:p/>
          </table:table-cell>
          <table:table-cell table:formula="of:=IF([.$A430]=&quot;&quot;;&quot;&quot;;[$latest_newly_sick_table.H429]*[.H$1])">
            <text:p/>
          </table:table-cell>
          <table:table-cell table:formula="of:=IF([.$A430]=&quot;&quot;;&quot;&quot;;[$latest_newly_sick_table.I429]*[.I$1])">
            <text:p/>
          </table:table-cell>
          <table:table-cell table:formula="of:=IF([.$A430]=&quot;&quot;;&quot;&quot;;[$latest_newly_sick_table.J429]*[.J$1])">
            <text:p/>
          </table:table-cell>
          <table:table-cell table:formula="of:=IF([.$A430]=&quot;&quot;;&quot;&quot;;[$latest_newly_sick_table.K429]*[.K$1])">
            <text:p/>
          </table:table-cell>
          <table:table-cell table:formula="of:=IF([.$A430]=&quot;&quot;;&quot;&quot;;[$latest_newly_sick_table.L429]*[.L$1])">
            <text:p/>
          </table:table-cell>
          <table:table-cell/>
          <table:table-cell table:formula="of:=SUM([.B430:.J430])/[.N$1]" office:value-type="percentage" office:value="0" calcext:value-type="percentage">
            <text:p>0.00%</text:p>
          </table:table-cell>
          <table:table-cell table:formula="of:=IF([.A436]=&quot;&quot;;&quot;&quot;;AVERAGE([.N423:.N436]))">
            <text:p/>
          </table:table-cell>
        </table:table-row>
        <table:table-row table:style-name="ro1">
          <table:table-cell table:style-name="ce1" table:formula="of:=IF([$latest_newly_sick_table.A430]=&quot;&quot;;&quot;&quot;;[$latest_newly_sick_table.A430])">
            <text:p/>
          </table:table-cell>
          <table:table-cell table:formula="of:=IF([.$A431]=&quot;&quot;;&quot;&quot;;[$latest_newly_sick_table.B430]*[.B$1])">
            <text:p/>
          </table:table-cell>
          <table:table-cell table:formula="of:=IF([.$A431]=&quot;&quot;;&quot;&quot;;[$latest_newly_sick_table.C430]*[.C$1])">
            <text:p/>
          </table:table-cell>
          <table:table-cell table:formula="of:=IF([.$A431]=&quot;&quot;;&quot;&quot;;[$latest_newly_sick_table.D430]*[.D$1])">
            <text:p/>
          </table:table-cell>
          <table:table-cell table:formula="of:=IF([.$A431]=&quot;&quot;;&quot;&quot;;[$latest_newly_sick_table.E430]*[.E$1])">
            <text:p/>
          </table:table-cell>
          <table:table-cell table:formula="of:=IF([.$A431]=&quot;&quot;;&quot;&quot;;[$latest_newly_sick_table.F430]*[.F$1])">
            <text:p/>
          </table:table-cell>
          <table:table-cell table:formula="of:=IF([.$A431]=&quot;&quot;;&quot;&quot;;[$latest_newly_sick_table.G430]*[.G$1])">
            <text:p/>
          </table:table-cell>
          <table:table-cell table:formula="of:=IF([.$A431]=&quot;&quot;;&quot;&quot;;[$latest_newly_sick_table.H430]*[.H$1])">
            <text:p/>
          </table:table-cell>
          <table:table-cell table:formula="of:=IF([.$A431]=&quot;&quot;;&quot;&quot;;[$latest_newly_sick_table.I430]*[.I$1])">
            <text:p/>
          </table:table-cell>
          <table:table-cell table:formula="of:=IF([.$A431]=&quot;&quot;;&quot;&quot;;[$latest_newly_sick_table.J430]*[.J$1])">
            <text:p/>
          </table:table-cell>
          <table:table-cell table:formula="of:=IF([.$A431]=&quot;&quot;;&quot;&quot;;[$latest_newly_sick_table.K430]*[.K$1])">
            <text:p/>
          </table:table-cell>
          <table:table-cell table:formula="of:=IF([.$A431]=&quot;&quot;;&quot;&quot;;[$latest_newly_sick_table.L430]*[.L$1])">
            <text:p/>
          </table:table-cell>
          <table:table-cell/>
          <table:table-cell table:formula="of:=SUM([.B431:.J431])/[.N$1]" office:value-type="percentage" office:value="0" calcext:value-type="percentage">
            <text:p>0.00%</text:p>
          </table:table-cell>
          <table:table-cell table:formula="of:=IF([.A437]=&quot;&quot;;&quot;&quot;;AVERAGE([.N424:.N437]))">
            <text:p/>
          </table:table-cell>
        </table:table-row>
        <table:table-row table:style-name="ro1">
          <table:table-cell table:style-name="ce1" table:formula="of:=IF([$latest_newly_sick_table.A431]=&quot;&quot;;&quot;&quot;;[$latest_newly_sick_table.A431])">
            <text:p/>
          </table:table-cell>
          <table:table-cell table:formula="of:=IF([.$A432]=&quot;&quot;;&quot;&quot;;[$latest_newly_sick_table.B431]*[.B$1])">
            <text:p/>
          </table:table-cell>
          <table:table-cell table:formula="of:=IF([.$A432]=&quot;&quot;;&quot;&quot;;[$latest_newly_sick_table.C431]*[.C$1])">
            <text:p/>
          </table:table-cell>
          <table:table-cell table:formula="of:=IF([.$A432]=&quot;&quot;;&quot;&quot;;[$latest_newly_sick_table.D431]*[.D$1])">
            <text:p/>
          </table:table-cell>
          <table:table-cell table:formula="of:=IF([.$A432]=&quot;&quot;;&quot;&quot;;[$latest_newly_sick_table.E431]*[.E$1])">
            <text:p/>
          </table:table-cell>
          <table:table-cell table:formula="of:=IF([.$A432]=&quot;&quot;;&quot;&quot;;[$latest_newly_sick_table.F431]*[.F$1])">
            <text:p/>
          </table:table-cell>
          <table:table-cell table:formula="of:=IF([.$A432]=&quot;&quot;;&quot;&quot;;[$latest_newly_sick_table.G431]*[.G$1])">
            <text:p/>
          </table:table-cell>
          <table:table-cell table:formula="of:=IF([.$A432]=&quot;&quot;;&quot;&quot;;[$latest_newly_sick_table.H431]*[.H$1])">
            <text:p/>
          </table:table-cell>
          <table:table-cell table:formula="of:=IF([.$A432]=&quot;&quot;;&quot;&quot;;[$latest_newly_sick_table.I431]*[.I$1])">
            <text:p/>
          </table:table-cell>
          <table:table-cell table:formula="of:=IF([.$A432]=&quot;&quot;;&quot;&quot;;[$latest_newly_sick_table.J431]*[.J$1])">
            <text:p/>
          </table:table-cell>
          <table:table-cell table:formula="of:=IF([.$A432]=&quot;&quot;;&quot;&quot;;[$latest_newly_sick_table.K431]*[.K$1])">
            <text:p/>
          </table:table-cell>
          <table:table-cell table:formula="of:=IF([.$A432]=&quot;&quot;;&quot;&quot;;[$latest_newly_sick_table.L431]*[.L$1])">
            <text:p/>
          </table:table-cell>
          <table:table-cell/>
          <table:table-cell table:formula="of:=SUM([.B432:.J432])/[.N$1]" office:value-type="percentage" office:value="0" calcext:value-type="percentage">
            <text:p>0.00%</text:p>
          </table:table-cell>
          <table:table-cell table:formula="of:=IF([.A438]=&quot;&quot;;&quot;&quot;;AVERAGE([.N425:.N438]))">
            <text:p/>
          </table:table-cell>
        </table:table-row>
        <table:table-row table:style-name="ro1">
          <table:table-cell table:style-name="ce1" table:formula="of:=IF([$latest_newly_sick_table.A432]=&quot;&quot;;&quot;&quot;;[$latest_newly_sick_table.A432])">
            <text:p/>
          </table:table-cell>
          <table:table-cell table:formula="of:=IF([.$A433]=&quot;&quot;;&quot;&quot;;[$latest_newly_sick_table.B432]*[.B$1])">
            <text:p/>
          </table:table-cell>
          <table:table-cell table:formula="of:=IF([.$A433]=&quot;&quot;;&quot;&quot;;[$latest_newly_sick_table.C432]*[.C$1])">
            <text:p/>
          </table:table-cell>
          <table:table-cell table:formula="of:=IF([.$A433]=&quot;&quot;;&quot;&quot;;[$latest_newly_sick_table.D432]*[.D$1])">
            <text:p/>
          </table:table-cell>
          <table:table-cell table:formula="of:=IF([.$A433]=&quot;&quot;;&quot;&quot;;[$latest_newly_sick_table.E432]*[.E$1])">
            <text:p/>
          </table:table-cell>
          <table:table-cell table:formula="of:=IF([.$A433]=&quot;&quot;;&quot;&quot;;[$latest_newly_sick_table.F432]*[.F$1])">
            <text:p/>
          </table:table-cell>
          <table:table-cell table:formula="of:=IF([.$A433]=&quot;&quot;;&quot;&quot;;[$latest_newly_sick_table.G432]*[.G$1])">
            <text:p/>
          </table:table-cell>
          <table:table-cell table:formula="of:=IF([.$A433]=&quot;&quot;;&quot;&quot;;[$latest_newly_sick_table.H432]*[.H$1])">
            <text:p/>
          </table:table-cell>
          <table:table-cell table:formula="of:=IF([.$A433]=&quot;&quot;;&quot;&quot;;[$latest_newly_sick_table.I432]*[.I$1])">
            <text:p/>
          </table:table-cell>
          <table:table-cell table:formula="of:=IF([.$A433]=&quot;&quot;;&quot;&quot;;[$latest_newly_sick_table.J432]*[.J$1])">
            <text:p/>
          </table:table-cell>
          <table:table-cell table:formula="of:=IF([.$A433]=&quot;&quot;;&quot;&quot;;[$latest_newly_sick_table.K432]*[.K$1])">
            <text:p/>
          </table:table-cell>
          <table:table-cell table:formula="of:=IF([.$A433]=&quot;&quot;;&quot;&quot;;[$latest_newly_sick_table.L432]*[.L$1])">
            <text:p/>
          </table:table-cell>
          <table:table-cell/>
          <table:table-cell table:formula="of:=SUM([.B433:.J433])/[.N$1]" office:value-type="percentage" office:value="0" calcext:value-type="percentage">
            <text:p>0.00%</text:p>
          </table:table-cell>
          <table:table-cell table:formula="of:=IF([.A439]=&quot;&quot;;&quot;&quot;;AVERAGE([.N426:.N439]))">
            <text:p/>
          </table:table-cell>
        </table:table-row>
        <table:table-row table:style-name="ro1">
          <table:table-cell table:style-name="ce1" table:formula="of:=IF([$latest_newly_sick_table.A433]=&quot;&quot;;&quot;&quot;;[$latest_newly_sick_table.A433])">
            <text:p/>
          </table:table-cell>
          <table:table-cell table:formula="of:=IF([.$A434]=&quot;&quot;;&quot;&quot;;[$latest_newly_sick_table.B433]*[.B$1])">
            <text:p/>
          </table:table-cell>
          <table:table-cell table:formula="of:=IF([.$A434]=&quot;&quot;;&quot;&quot;;[$latest_newly_sick_table.C433]*[.C$1])">
            <text:p/>
          </table:table-cell>
          <table:table-cell table:formula="of:=IF([.$A434]=&quot;&quot;;&quot;&quot;;[$latest_newly_sick_table.D433]*[.D$1])">
            <text:p/>
          </table:table-cell>
          <table:table-cell table:formula="of:=IF([.$A434]=&quot;&quot;;&quot;&quot;;[$latest_newly_sick_table.E433]*[.E$1])">
            <text:p/>
          </table:table-cell>
          <table:table-cell table:formula="of:=IF([.$A434]=&quot;&quot;;&quot;&quot;;[$latest_newly_sick_table.F433]*[.F$1])">
            <text:p/>
          </table:table-cell>
          <table:table-cell table:formula="of:=IF([.$A434]=&quot;&quot;;&quot;&quot;;[$latest_newly_sick_table.G433]*[.G$1])">
            <text:p/>
          </table:table-cell>
          <table:table-cell table:formula="of:=IF([.$A434]=&quot;&quot;;&quot;&quot;;[$latest_newly_sick_table.H433]*[.H$1])">
            <text:p/>
          </table:table-cell>
          <table:table-cell table:formula="of:=IF([.$A434]=&quot;&quot;;&quot;&quot;;[$latest_newly_sick_table.I433]*[.I$1])">
            <text:p/>
          </table:table-cell>
          <table:table-cell table:formula="of:=IF([.$A434]=&quot;&quot;;&quot;&quot;;[$latest_newly_sick_table.J433]*[.J$1])">
            <text:p/>
          </table:table-cell>
          <table:table-cell table:formula="of:=IF([.$A434]=&quot;&quot;;&quot;&quot;;[$latest_newly_sick_table.K433]*[.K$1])">
            <text:p/>
          </table:table-cell>
          <table:table-cell table:formula="of:=IF([.$A434]=&quot;&quot;;&quot;&quot;;[$latest_newly_sick_table.L433]*[.L$1])">
            <text:p/>
          </table:table-cell>
          <table:table-cell/>
          <table:table-cell table:formula="of:=SUM([.B434:.J434])/[.N$1]" office:value-type="percentage" office:value="0" calcext:value-type="percentage">
            <text:p>0.00%</text:p>
          </table:table-cell>
          <table:table-cell table:formula="of:=IF([.A440]=&quot;&quot;;&quot;&quot;;AVERAGE([.N427:.N440]))">
            <text:p/>
          </table:table-cell>
        </table:table-row>
        <table:table-row table:style-name="ro1">
          <table:table-cell table:style-name="ce1" table:formula="of:=IF([$latest_newly_sick_table.A434]=&quot;&quot;;&quot;&quot;;[$latest_newly_sick_table.A434])">
            <text:p/>
          </table:table-cell>
          <table:table-cell table:formula="of:=IF([.$A435]=&quot;&quot;;&quot;&quot;;[$latest_newly_sick_table.B434]*[.B$1])">
            <text:p/>
          </table:table-cell>
          <table:table-cell table:formula="of:=IF([.$A435]=&quot;&quot;;&quot;&quot;;[$latest_newly_sick_table.C434]*[.C$1])">
            <text:p/>
          </table:table-cell>
          <table:table-cell table:formula="of:=IF([.$A435]=&quot;&quot;;&quot;&quot;;[$latest_newly_sick_table.D434]*[.D$1])">
            <text:p/>
          </table:table-cell>
          <table:table-cell table:formula="of:=IF([.$A435]=&quot;&quot;;&quot;&quot;;[$latest_newly_sick_table.E434]*[.E$1])">
            <text:p/>
          </table:table-cell>
          <table:table-cell table:formula="of:=IF([.$A435]=&quot;&quot;;&quot;&quot;;[$latest_newly_sick_table.F434]*[.F$1])">
            <text:p/>
          </table:table-cell>
          <table:table-cell table:formula="of:=IF([.$A435]=&quot;&quot;;&quot;&quot;;[$latest_newly_sick_table.G434]*[.G$1])">
            <text:p/>
          </table:table-cell>
          <table:table-cell table:formula="of:=IF([.$A435]=&quot;&quot;;&quot;&quot;;[$latest_newly_sick_table.H434]*[.H$1])">
            <text:p/>
          </table:table-cell>
          <table:table-cell table:formula="of:=IF([.$A435]=&quot;&quot;;&quot;&quot;;[$latest_newly_sick_table.I434]*[.I$1])">
            <text:p/>
          </table:table-cell>
          <table:table-cell table:formula="of:=IF([.$A435]=&quot;&quot;;&quot;&quot;;[$latest_newly_sick_table.J434]*[.J$1])">
            <text:p/>
          </table:table-cell>
          <table:table-cell table:formula="of:=IF([.$A435]=&quot;&quot;;&quot;&quot;;[$latest_newly_sick_table.K434]*[.K$1])">
            <text:p/>
          </table:table-cell>
          <table:table-cell table:formula="of:=IF([.$A435]=&quot;&quot;;&quot;&quot;;[$latest_newly_sick_table.L434]*[.L$1])">
            <text:p/>
          </table:table-cell>
          <table:table-cell/>
          <table:table-cell table:formula="of:=SUM([.B435:.J435])/[.N$1]" office:value-type="percentage" office:value="0" calcext:value-type="percentage">
            <text:p>0.00%</text:p>
          </table:table-cell>
          <table:table-cell table:formula="of:=IF([.A441]=&quot;&quot;;&quot;&quot;;AVERAGE([.N428:.N441]))">
            <text:p/>
          </table:table-cell>
        </table:table-row>
        <table:table-row table:style-name="ro1">
          <table:table-cell table:style-name="ce1" table:formula="of:=IF([$latest_newly_sick_table.A435]=&quot;&quot;;&quot;&quot;;[$latest_newly_sick_table.A435])">
            <text:p/>
          </table:table-cell>
          <table:table-cell table:formula="of:=IF([.$A436]=&quot;&quot;;&quot;&quot;;[$latest_newly_sick_table.B435]*[.B$1])">
            <text:p/>
          </table:table-cell>
          <table:table-cell table:formula="of:=IF([.$A436]=&quot;&quot;;&quot;&quot;;[$latest_newly_sick_table.C435]*[.C$1])">
            <text:p/>
          </table:table-cell>
          <table:table-cell table:formula="of:=IF([.$A436]=&quot;&quot;;&quot;&quot;;[$latest_newly_sick_table.D435]*[.D$1])">
            <text:p/>
          </table:table-cell>
          <table:table-cell table:formula="of:=IF([.$A436]=&quot;&quot;;&quot;&quot;;[$latest_newly_sick_table.E435]*[.E$1])">
            <text:p/>
          </table:table-cell>
          <table:table-cell table:formula="of:=IF([.$A436]=&quot;&quot;;&quot;&quot;;[$latest_newly_sick_table.F435]*[.F$1])">
            <text:p/>
          </table:table-cell>
          <table:table-cell table:formula="of:=IF([.$A436]=&quot;&quot;;&quot;&quot;;[$latest_newly_sick_table.G435]*[.G$1])">
            <text:p/>
          </table:table-cell>
          <table:table-cell table:formula="of:=IF([.$A436]=&quot;&quot;;&quot;&quot;;[$latest_newly_sick_table.H435]*[.H$1])">
            <text:p/>
          </table:table-cell>
          <table:table-cell table:formula="of:=IF([.$A436]=&quot;&quot;;&quot;&quot;;[$latest_newly_sick_table.I435]*[.I$1])">
            <text:p/>
          </table:table-cell>
          <table:table-cell table:formula="of:=IF([.$A436]=&quot;&quot;;&quot;&quot;;[$latest_newly_sick_table.J435]*[.J$1])">
            <text:p/>
          </table:table-cell>
          <table:table-cell table:formula="of:=IF([.$A436]=&quot;&quot;;&quot;&quot;;[$latest_newly_sick_table.K435]*[.K$1])">
            <text:p/>
          </table:table-cell>
          <table:table-cell table:formula="of:=IF([.$A436]=&quot;&quot;;&quot;&quot;;[$latest_newly_sick_table.L435]*[.L$1])">
            <text:p/>
          </table:table-cell>
          <table:table-cell/>
          <table:table-cell table:formula="of:=SUM([.B436:.J436])/[.N$1]" office:value-type="percentage" office:value="0" calcext:value-type="percentage">
            <text:p>0.00%</text:p>
          </table:table-cell>
          <table:table-cell table:formula="of:=IF([.A442]=&quot;&quot;;&quot;&quot;;AVERAGE([.N429:.N442]))">
            <text:p/>
          </table:table-cell>
        </table:table-row>
        <table:table-row table:style-name="ro1">
          <table:table-cell table:style-name="ce1" table:formula="of:=IF([$latest_newly_sick_table.A436]=&quot;&quot;;&quot;&quot;;[$latest_newly_sick_table.A436])">
            <text:p/>
          </table:table-cell>
          <table:table-cell table:formula="of:=IF([.$A437]=&quot;&quot;;&quot;&quot;;[$latest_newly_sick_table.B436]*[.B$1])">
            <text:p/>
          </table:table-cell>
          <table:table-cell table:formula="of:=IF([.$A437]=&quot;&quot;;&quot;&quot;;[$latest_newly_sick_table.C436]*[.C$1])">
            <text:p/>
          </table:table-cell>
          <table:table-cell table:formula="of:=IF([.$A437]=&quot;&quot;;&quot;&quot;;[$latest_newly_sick_table.D436]*[.D$1])">
            <text:p/>
          </table:table-cell>
          <table:table-cell table:formula="of:=IF([.$A437]=&quot;&quot;;&quot;&quot;;[$latest_newly_sick_table.E436]*[.E$1])">
            <text:p/>
          </table:table-cell>
          <table:table-cell table:formula="of:=IF([.$A437]=&quot;&quot;;&quot;&quot;;[$latest_newly_sick_table.F436]*[.F$1])">
            <text:p/>
          </table:table-cell>
          <table:table-cell table:formula="of:=IF([.$A437]=&quot;&quot;;&quot;&quot;;[$latest_newly_sick_table.G436]*[.G$1])">
            <text:p/>
          </table:table-cell>
          <table:table-cell table:formula="of:=IF([.$A437]=&quot;&quot;;&quot;&quot;;[$latest_newly_sick_table.H436]*[.H$1])">
            <text:p/>
          </table:table-cell>
          <table:table-cell table:formula="of:=IF([.$A437]=&quot;&quot;;&quot;&quot;;[$latest_newly_sick_table.I436]*[.I$1])">
            <text:p/>
          </table:table-cell>
          <table:table-cell table:formula="of:=IF([.$A437]=&quot;&quot;;&quot;&quot;;[$latest_newly_sick_table.J436]*[.J$1])">
            <text:p/>
          </table:table-cell>
          <table:table-cell table:formula="of:=IF([.$A437]=&quot;&quot;;&quot;&quot;;[$latest_newly_sick_table.K436]*[.K$1])">
            <text:p/>
          </table:table-cell>
          <table:table-cell table:formula="of:=IF([.$A437]=&quot;&quot;;&quot;&quot;;[$latest_newly_sick_table.L436]*[.L$1])">
            <text:p/>
          </table:table-cell>
          <table:table-cell/>
          <table:table-cell table:formula="of:=SUM([.B437:.J437])/[.N$1]" office:value-type="percentage" office:value="0" calcext:value-type="percentage">
            <text:p>0.00%</text:p>
          </table:table-cell>
          <table:table-cell table:formula="of:=IF([.A443]=&quot;&quot;;&quot;&quot;;AVERAGE([.N430:.N443]))">
            <text:p/>
          </table:table-cell>
        </table:table-row>
        <table:table-row table:style-name="ro1">
          <table:table-cell table:style-name="ce1" table:formula="of:=IF([$latest_newly_sick_table.A437]=&quot;&quot;;&quot;&quot;;[$latest_newly_sick_table.A437])">
            <text:p/>
          </table:table-cell>
          <table:table-cell table:formula="of:=IF([.$A438]=&quot;&quot;;&quot;&quot;;[$latest_newly_sick_table.B437]*[.B$1])">
            <text:p/>
          </table:table-cell>
          <table:table-cell table:formula="of:=IF([.$A438]=&quot;&quot;;&quot;&quot;;[$latest_newly_sick_table.C437]*[.C$1])">
            <text:p/>
          </table:table-cell>
          <table:table-cell table:formula="of:=IF([.$A438]=&quot;&quot;;&quot;&quot;;[$latest_newly_sick_table.D437]*[.D$1])">
            <text:p/>
          </table:table-cell>
          <table:table-cell table:formula="of:=IF([.$A438]=&quot;&quot;;&quot;&quot;;[$latest_newly_sick_table.E437]*[.E$1])">
            <text:p/>
          </table:table-cell>
          <table:table-cell table:formula="of:=IF([.$A438]=&quot;&quot;;&quot;&quot;;[$latest_newly_sick_table.F437]*[.F$1])">
            <text:p/>
          </table:table-cell>
          <table:table-cell table:formula="of:=IF([.$A438]=&quot;&quot;;&quot;&quot;;[$latest_newly_sick_table.G437]*[.G$1])">
            <text:p/>
          </table:table-cell>
          <table:table-cell table:formula="of:=IF([.$A438]=&quot;&quot;;&quot;&quot;;[$latest_newly_sick_table.H437]*[.H$1])">
            <text:p/>
          </table:table-cell>
          <table:table-cell table:formula="of:=IF([.$A438]=&quot;&quot;;&quot;&quot;;[$latest_newly_sick_table.I437]*[.I$1])">
            <text:p/>
          </table:table-cell>
          <table:table-cell table:formula="of:=IF([.$A438]=&quot;&quot;;&quot;&quot;;[$latest_newly_sick_table.J437]*[.J$1])">
            <text:p/>
          </table:table-cell>
          <table:table-cell table:formula="of:=IF([.$A438]=&quot;&quot;;&quot;&quot;;[$latest_newly_sick_table.K437]*[.K$1])">
            <text:p/>
          </table:table-cell>
          <table:table-cell table:formula="of:=IF([.$A438]=&quot;&quot;;&quot;&quot;;[$latest_newly_sick_table.L437]*[.L$1])">
            <text:p/>
          </table:table-cell>
          <table:table-cell/>
          <table:table-cell table:formula="of:=SUM([.B438:.J438])/[.N$1]" office:value-type="percentage" office:value="0" calcext:value-type="percentage">
            <text:p>0.00%</text:p>
          </table:table-cell>
          <table:table-cell table:formula="of:=IF([.A444]=&quot;&quot;;&quot;&quot;;AVERAGE([.N431:.N444]))">
            <text:p/>
          </table:table-cell>
        </table:table-row>
        <table:table-row table:style-name="ro1">
          <table:table-cell table:style-name="ce1" table:formula="of:=IF([$latest_newly_sick_table.A438]=&quot;&quot;;&quot;&quot;;[$latest_newly_sick_table.A438])">
            <text:p/>
          </table:table-cell>
          <table:table-cell table:formula="of:=IF([.$A439]=&quot;&quot;;&quot;&quot;;[$latest_newly_sick_table.B438]*[.B$1])">
            <text:p/>
          </table:table-cell>
          <table:table-cell table:formula="of:=IF([.$A439]=&quot;&quot;;&quot;&quot;;[$latest_newly_sick_table.C438]*[.C$1])">
            <text:p/>
          </table:table-cell>
          <table:table-cell table:formula="of:=IF([.$A439]=&quot;&quot;;&quot;&quot;;[$latest_newly_sick_table.D438]*[.D$1])">
            <text:p/>
          </table:table-cell>
          <table:table-cell table:formula="of:=IF([.$A439]=&quot;&quot;;&quot;&quot;;[$latest_newly_sick_table.E438]*[.E$1])">
            <text:p/>
          </table:table-cell>
          <table:table-cell table:formula="of:=IF([.$A439]=&quot;&quot;;&quot;&quot;;[$latest_newly_sick_table.F438]*[.F$1])">
            <text:p/>
          </table:table-cell>
          <table:table-cell table:formula="of:=IF([.$A439]=&quot;&quot;;&quot;&quot;;[$latest_newly_sick_table.G438]*[.G$1])">
            <text:p/>
          </table:table-cell>
          <table:table-cell table:formula="of:=IF([.$A439]=&quot;&quot;;&quot;&quot;;[$latest_newly_sick_table.H438]*[.H$1])">
            <text:p/>
          </table:table-cell>
          <table:table-cell table:formula="of:=IF([.$A439]=&quot;&quot;;&quot;&quot;;[$latest_newly_sick_table.I438]*[.I$1])">
            <text:p/>
          </table:table-cell>
          <table:table-cell table:formula="of:=IF([.$A439]=&quot;&quot;;&quot;&quot;;[$latest_newly_sick_table.J438]*[.J$1])">
            <text:p/>
          </table:table-cell>
          <table:table-cell table:formula="of:=IF([.$A439]=&quot;&quot;;&quot;&quot;;[$latest_newly_sick_table.K438]*[.K$1])">
            <text:p/>
          </table:table-cell>
          <table:table-cell table:formula="of:=IF([.$A439]=&quot;&quot;;&quot;&quot;;[$latest_newly_sick_table.L438]*[.L$1])">
            <text:p/>
          </table:table-cell>
          <table:table-cell/>
          <table:table-cell table:formula="of:=SUM([.B439:.J439])/[.N$1]" office:value-type="percentage" office:value="0" calcext:value-type="percentage">
            <text:p>0.00%</text:p>
          </table:table-cell>
          <table:table-cell table:formula="of:=IF([.A445]=&quot;&quot;;&quot;&quot;;AVERAGE([.N432:.N445]))">
            <text:p/>
          </table:table-cell>
        </table:table-row>
        <table:table-row table:style-name="ro1">
          <table:table-cell table:style-name="ce1" table:formula="of:=IF([$latest_newly_sick_table.A439]=&quot;&quot;;&quot;&quot;;[$latest_newly_sick_table.A439])">
            <text:p/>
          </table:table-cell>
          <table:table-cell table:formula="of:=IF([.$A440]=&quot;&quot;;&quot;&quot;;[$latest_newly_sick_table.B439]*[.B$1])">
            <text:p/>
          </table:table-cell>
          <table:table-cell table:formula="of:=IF([.$A440]=&quot;&quot;;&quot;&quot;;[$latest_newly_sick_table.C439]*[.C$1])">
            <text:p/>
          </table:table-cell>
          <table:table-cell table:formula="of:=IF([.$A440]=&quot;&quot;;&quot;&quot;;[$latest_newly_sick_table.D439]*[.D$1])">
            <text:p/>
          </table:table-cell>
          <table:table-cell table:formula="of:=IF([.$A440]=&quot;&quot;;&quot;&quot;;[$latest_newly_sick_table.E439]*[.E$1])">
            <text:p/>
          </table:table-cell>
          <table:table-cell table:formula="of:=IF([.$A440]=&quot;&quot;;&quot;&quot;;[$latest_newly_sick_table.F439]*[.F$1])">
            <text:p/>
          </table:table-cell>
          <table:table-cell table:formula="of:=IF([.$A440]=&quot;&quot;;&quot;&quot;;[$latest_newly_sick_table.G439]*[.G$1])">
            <text:p/>
          </table:table-cell>
          <table:table-cell table:formula="of:=IF([.$A440]=&quot;&quot;;&quot;&quot;;[$latest_newly_sick_table.H439]*[.H$1])">
            <text:p/>
          </table:table-cell>
          <table:table-cell table:formula="of:=IF([.$A440]=&quot;&quot;;&quot;&quot;;[$latest_newly_sick_table.I439]*[.I$1])">
            <text:p/>
          </table:table-cell>
          <table:table-cell table:formula="of:=IF([.$A440]=&quot;&quot;;&quot;&quot;;[$latest_newly_sick_table.J439]*[.J$1])">
            <text:p/>
          </table:table-cell>
          <table:table-cell table:formula="of:=IF([.$A440]=&quot;&quot;;&quot;&quot;;[$latest_newly_sick_table.K439]*[.K$1])">
            <text:p/>
          </table:table-cell>
          <table:table-cell table:formula="of:=IF([.$A440]=&quot;&quot;;&quot;&quot;;[$latest_newly_sick_table.L439]*[.L$1])">
            <text:p/>
          </table:table-cell>
          <table:table-cell/>
          <table:table-cell table:formula="of:=SUM([.B440:.J440])/[.N$1]" office:value-type="percentage" office:value="0" calcext:value-type="percentage">
            <text:p>0.00%</text:p>
          </table:table-cell>
          <table:table-cell table:formula="of:=IF([.A446]=&quot;&quot;;&quot;&quot;;AVERAGE([.N433:.N446]))">
            <text:p/>
          </table:table-cell>
        </table:table-row>
        <table:table-row table:style-name="ro1">
          <table:table-cell table:style-name="ce1" table:formula="of:=IF([$latest_newly_sick_table.A440]=&quot;&quot;;&quot;&quot;;[$latest_newly_sick_table.A440])">
            <text:p/>
          </table:table-cell>
          <table:table-cell table:formula="of:=IF([.$A441]=&quot;&quot;;&quot;&quot;;[$latest_newly_sick_table.B440]*[.B$1])">
            <text:p/>
          </table:table-cell>
          <table:table-cell table:formula="of:=IF([.$A441]=&quot;&quot;;&quot;&quot;;[$latest_newly_sick_table.C440]*[.C$1])">
            <text:p/>
          </table:table-cell>
          <table:table-cell table:formula="of:=IF([.$A441]=&quot;&quot;;&quot;&quot;;[$latest_newly_sick_table.D440]*[.D$1])">
            <text:p/>
          </table:table-cell>
          <table:table-cell table:formula="of:=IF([.$A441]=&quot;&quot;;&quot;&quot;;[$latest_newly_sick_table.E440]*[.E$1])">
            <text:p/>
          </table:table-cell>
          <table:table-cell table:formula="of:=IF([.$A441]=&quot;&quot;;&quot;&quot;;[$latest_newly_sick_table.F440]*[.F$1])">
            <text:p/>
          </table:table-cell>
          <table:table-cell table:formula="of:=IF([.$A441]=&quot;&quot;;&quot;&quot;;[$latest_newly_sick_table.G440]*[.G$1])">
            <text:p/>
          </table:table-cell>
          <table:table-cell table:formula="of:=IF([.$A441]=&quot;&quot;;&quot;&quot;;[$latest_newly_sick_table.H440]*[.H$1])">
            <text:p/>
          </table:table-cell>
          <table:table-cell table:formula="of:=IF([.$A441]=&quot;&quot;;&quot;&quot;;[$latest_newly_sick_table.I440]*[.I$1])">
            <text:p/>
          </table:table-cell>
          <table:table-cell table:formula="of:=IF([.$A441]=&quot;&quot;;&quot;&quot;;[$latest_newly_sick_table.J440]*[.J$1])">
            <text:p/>
          </table:table-cell>
          <table:table-cell table:formula="of:=IF([.$A441]=&quot;&quot;;&quot;&quot;;[$latest_newly_sick_table.K440]*[.K$1])">
            <text:p/>
          </table:table-cell>
          <table:table-cell table:formula="of:=IF([.$A441]=&quot;&quot;;&quot;&quot;;[$latest_newly_sick_table.L440]*[.L$1])">
            <text:p/>
          </table:table-cell>
          <table:table-cell/>
          <table:table-cell table:formula="of:=SUM([.B441:.J441])/[.N$1]" office:value-type="percentage" office:value="0" calcext:value-type="percentage">
            <text:p>0.00%</text:p>
          </table:table-cell>
          <table:table-cell table:formula="of:=IF([.A447]=&quot;&quot;;&quot;&quot;;AVERAGE([.N434:.N447]))">
            <text:p/>
          </table:table-cell>
        </table:table-row>
        <table:table-row table:style-name="ro1">
          <table:table-cell table:style-name="ce1" table:formula="of:=IF([$latest_newly_sick_table.A441]=&quot;&quot;;&quot;&quot;;[$latest_newly_sick_table.A441])">
            <text:p/>
          </table:table-cell>
          <table:table-cell table:formula="of:=IF([.$A442]=&quot;&quot;;&quot;&quot;;[$latest_newly_sick_table.B441]*[.B$1])">
            <text:p/>
          </table:table-cell>
          <table:table-cell table:formula="of:=IF([.$A442]=&quot;&quot;;&quot;&quot;;[$latest_newly_sick_table.C441]*[.C$1])">
            <text:p/>
          </table:table-cell>
          <table:table-cell table:formula="of:=IF([.$A442]=&quot;&quot;;&quot;&quot;;[$latest_newly_sick_table.D441]*[.D$1])">
            <text:p/>
          </table:table-cell>
          <table:table-cell table:formula="of:=IF([.$A442]=&quot;&quot;;&quot;&quot;;[$latest_newly_sick_table.E441]*[.E$1])">
            <text:p/>
          </table:table-cell>
          <table:table-cell table:formula="of:=IF([.$A442]=&quot;&quot;;&quot;&quot;;[$latest_newly_sick_table.F441]*[.F$1])">
            <text:p/>
          </table:table-cell>
          <table:table-cell table:formula="of:=IF([.$A442]=&quot;&quot;;&quot;&quot;;[$latest_newly_sick_table.G441]*[.G$1])">
            <text:p/>
          </table:table-cell>
          <table:table-cell table:formula="of:=IF([.$A442]=&quot;&quot;;&quot;&quot;;[$latest_newly_sick_table.H441]*[.H$1])">
            <text:p/>
          </table:table-cell>
          <table:table-cell table:formula="of:=IF([.$A442]=&quot;&quot;;&quot;&quot;;[$latest_newly_sick_table.I441]*[.I$1])">
            <text:p/>
          </table:table-cell>
          <table:table-cell table:formula="of:=IF([.$A442]=&quot;&quot;;&quot;&quot;;[$latest_newly_sick_table.J441]*[.J$1])">
            <text:p/>
          </table:table-cell>
          <table:table-cell table:formula="of:=IF([.$A442]=&quot;&quot;;&quot;&quot;;[$latest_newly_sick_table.K441]*[.K$1])">
            <text:p/>
          </table:table-cell>
          <table:table-cell table:formula="of:=IF([.$A442]=&quot;&quot;;&quot;&quot;;[$latest_newly_sick_table.L441]*[.L$1])">
            <text:p/>
          </table:table-cell>
          <table:table-cell/>
          <table:table-cell table:formula="of:=SUM([.B442:.J442])/[.N$1]" office:value-type="percentage" office:value="0" calcext:value-type="percentage">
            <text:p>0.00%</text:p>
          </table:table-cell>
          <table:table-cell table:formula="of:=IF([.A448]=&quot;&quot;;&quot;&quot;;AVERAGE([.N435:.N448]))">
            <text:p/>
          </table:table-cell>
        </table:table-row>
        <table:table-row table:style-name="ro1">
          <table:table-cell table:style-name="ce1" table:formula="of:=IF([$latest_newly_sick_table.A442]=&quot;&quot;;&quot;&quot;;[$latest_newly_sick_table.A442])">
            <text:p/>
          </table:table-cell>
          <table:table-cell table:formula="of:=IF([.$A443]=&quot;&quot;;&quot;&quot;;[$latest_newly_sick_table.B442]*[.B$1])">
            <text:p/>
          </table:table-cell>
          <table:table-cell table:formula="of:=IF([.$A443]=&quot;&quot;;&quot;&quot;;[$latest_newly_sick_table.C442]*[.C$1])">
            <text:p/>
          </table:table-cell>
          <table:table-cell table:formula="of:=IF([.$A443]=&quot;&quot;;&quot;&quot;;[$latest_newly_sick_table.D442]*[.D$1])">
            <text:p/>
          </table:table-cell>
          <table:table-cell table:formula="of:=IF([.$A443]=&quot;&quot;;&quot;&quot;;[$latest_newly_sick_table.E442]*[.E$1])">
            <text:p/>
          </table:table-cell>
          <table:table-cell table:formula="of:=IF([.$A443]=&quot;&quot;;&quot;&quot;;[$latest_newly_sick_table.F442]*[.F$1])">
            <text:p/>
          </table:table-cell>
          <table:table-cell table:formula="of:=IF([.$A443]=&quot;&quot;;&quot;&quot;;[$latest_newly_sick_table.G442]*[.G$1])">
            <text:p/>
          </table:table-cell>
          <table:table-cell table:formula="of:=IF([.$A443]=&quot;&quot;;&quot;&quot;;[$latest_newly_sick_table.H442]*[.H$1])">
            <text:p/>
          </table:table-cell>
          <table:table-cell table:formula="of:=IF([.$A443]=&quot;&quot;;&quot;&quot;;[$latest_newly_sick_table.I442]*[.I$1])">
            <text:p/>
          </table:table-cell>
          <table:table-cell table:formula="of:=IF([.$A443]=&quot;&quot;;&quot;&quot;;[$latest_newly_sick_table.J442]*[.J$1])">
            <text:p/>
          </table:table-cell>
          <table:table-cell table:formula="of:=IF([.$A443]=&quot;&quot;;&quot;&quot;;[$latest_newly_sick_table.K442]*[.K$1])">
            <text:p/>
          </table:table-cell>
          <table:table-cell table:formula="of:=IF([.$A443]=&quot;&quot;;&quot;&quot;;[$latest_newly_sick_table.L442]*[.L$1])">
            <text:p/>
          </table:table-cell>
          <table:table-cell/>
          <table:table-cell table:formula="of:=SUM([.B443:.J443])/[.N$1]" office:value-type="percentage" office:value="0" calcext:value-type="percentage">
            <text:p>0.00%</text:p>
          </table:table-cell>
          <table:table-cell table:formula="of:=IF([.A449]=&quot;&quot;;&quot;&quot;;AVERAGE([.N436:.N449]))">
            <text:p/>
          </table:table-cell>
        </table:table-row>
        <table:table-row table:style-name="ro1">
          <table:table-cell table:style-name="ce1" table:formula="of:=IF([$latest_newly_sick_table.A443]=&quot;&quot;;&quot;&quot;;[$latest_newly_sick_table.A443])">
            <text:p/>
          </table:table-cell>
          <table:table-cell table:formula="of:=IF([.$A444]=&quot;&quot;;&quot;&quot;;[$latest_newly_sick_table.B443]*[.B$1])">
            <text:p/>
          </table:table-cell>
          <table:table-cell table:formula="of:=IF([.$A444]=&quot;&quot;;&quot;&quot;;[$latest_newly_sick_table.C443]*[.C$1])">
            <text:p/>
          </table:table-cell>
          <table:table-cell table:formula="of:=IF([.$A444]=&quot;&quot;;&quot;&quot;;[$latest_newly_sick_table.D443]*[.D$1])">
            <text:p/>
          </table:table-cell>
          <table:table-cell table:formula="of:=IF([.$A444]=&quot;&quot;;&quot;&quot;;[$latest_newly_sick_table.E443]*[.E$1])">
            <text:p/>
          </table:table-cell>
          <table:table-cell table:formula="of:=IF([.$A444]=&quot;&quot;;&quot;&quot;;[$latest_newly_sick_table.F443]*[.F$1])">
            <text:p/>
          </table:table-cell>
          <table:table-cell table:formula="of:=IF([.$A444]=&quot;&quot;;&quot;&quot;;[$latest_newly_sick_table.G443]*[.G$1])">
            <text:p/>
          </table:table-cell>
          <table:table-cell table:formula="of:=IF([.$A444]=&quot;&quot;;&quot;&quot;;[$latest_newly_sick_table.H443]*[.H$1])">
            <text:p/>
          </table:table-cell>
          <table:table-cell table:formula="of:=IF([.$A444]=&quot;&quot;;&quot;&quot;;[$latest_newly_sick_table.I443]*[.I$1])">
            <text:p/>
          </table:table-cell>
          <table:table-cell table:formula="of:=IF([.$A444]=&quot;&quot;;&quot;&quot;;[$latest_newly_sick_table.J443]*[.J$1])">
            <text:p/>
          </table:table-cell>
          <table:table-cell table:formula="of:=IF([.$A444]=&quot;&quot;;&quot;&quot;;[$latest_newly_sick_table.K443]*[.K$1])">
            <text:p/>
          </table:table-cell>
          <table:table-cell table:formula="of:=IF([.$A444]=&quot;&quot;;&quot;&quot;;[$latest_newly_sick_table.L443]*[.L$1])">
            <text:p/>
          </table:table-cell>
          <table:table-cell/>
          <table:table-cell table:formula="of:=SUM([.B444:.J444])/[.N$1]" office:value-type="percentage" office:value="0" calcext:value-type="percentage">
            <text:p>0.00%</text:p>
          </table:table-cell>
          <table:table-cell table:formula="of:=IF([.A450]=&quot;&quot;;&quot;&quot;;AVERAGE([.N437:.N450]))">
            <text:p/>
          </table:table-cell>
        </table:table-row>
        <table:table-row table:style-name="ro1">
          <table:table-cell table:style-name="ce1" table:formula="of:=IF([$latest_newly_sick_table.A444]=&quot;&quot;;&quot;&quot;;[$latest_newly_sick_table.A444])">
            <text:p/>
          </table:table-cell>
          <table:table-cell table:formula="of:=IF([.$A445]=&quot;&quot;;&quot;&quot;;[$latest_newly_sick_table.B444]*[.B$1])">
            <text:p/>
          </table:table-cell>
          <table:table-cell table:formula="of:=IF([.$A445]=&quot;&quot;;&quot;&quot;;[$latest_newly_sick_table.C444]*[.C$1])">
            <text:p/>
          </table:table-cell>
          <table:table-cell table:formula="of:=IF([.$A445]=&quot;&quot;;&quot;&quot;;[$latest_newly_sick_table.D444]*[.D$1])">
            <text:p/>
          </table:table-cell>
          <table:table-cell table:formula="of:=IF([.$A445]=&quot;&quot;;&quot;&quot;;[$latest_newly_sick_table.E444]*[.E$1])">
            <text:p/>
          </table:table-cell>
          <table:table-cell table:formula="of:=IF([.$A445]=&quot;&quot;;&quot;&quot;;[$latest_newly_sick_table.F444]*[.F$1])">
            <text:p/>
          </table:table-cell>
          <table:table-cell table:formula="of:=IF([.$A445]=&quot;&quot;;&quot;&quot;;[$latest_newly_sick_table.G444]*[.G$1])">
            <text:p/>
          </table:table-cell>
          <table:table-cell table:formula="of:=IF([.$A445]=&quot;&quot;;&quot;&quot;;[$latest_newly_sick_table.H444]*[.H$1])">
            <text:p/>
          </table:table-cell>
          <table:table-cell table:formula="of:=IF([.$A445]=&quot;&quot;;&quot;&quot;;[$latest_newly_sick_table.I444]*[.I$1])">
            <text:p/>
          </table:table-cell>
          <table:table-cell table:formula="of:=IF([.$A445]=&quot;&quot;;&quot;&quot;;[$latest_newly_sick_table.J444]*[.J$1])">
            <text:p/>
          </table:table-cell>
          <table:table-cell table:formula="of:=IF([.$A445]=&quot;&quot;;&quot;&quot;;[$latest_newly_sick_table.K444]*[.K$1])">
            <text:p/>
          </table:table-cell>
          <table:table-cell table:formula="of:=IF([.$A445]=&quot;&quot;;&quot;&quot;;[$latest_newly_sick_table.L444]*[.L$1])">
            <text:p/>
          </table:table-cell>
          <table:table-cell/>
          <table:table-cell table:formula="of:=SUM([.B445:.J445])/[.N$1]" office:value-type="percentage" office:value="0" calcext:value-type="percentage">
            <text:p>0.00%</text:p>
          </table:table-cell>
          <table:table-cell table:formula="of:=IF([.A451]=&quot;&quot;;&quot;&quot;;AVERAGE([.N438:.N451]))">
            <text:p/>
          </table:table-cell>
        </table:table-row>
        <table:table-row table:style-name="ro1">
          <table:table-cell table:style-name="ce1" table:formula="of:=IF([$latest_newly_sick_table.A445]=&quot;&quot;;&quot;&quot;;[$latest_newly_sick_table.A445])">
            <text:p/>
          </table:table-cell>
          <table:table-cell table:formula="of:=IF([.$A446]=&quot;&quot;;&quot;&quot;;[$latest_newly_sick_table.B445]*[.B$1])">
            <text:p/>
          </table:table-cell>
          <table:table-cell table:formula="of:=IF([.$A446]=&quot;&quot;;&quot;&quot;;[$latest_newly_sick_table.C445]*[.C$1])">
            <text:p/>
          </table:table-cell>
          <table:table-cell table:formula="of:=IF([.$A446]=&quot;&quot;;&quot;&quot;;[$latest_newly_sick_table.D445]*[.D$1])">
            <text:p/>
          </table:table-cell>
          <table:table-cell table:formula="of:=IF([.$A446]=&quot;&quot;;&quot;&quot;;[$latest_newly_sick_table.E445]*[.E$1])">
            <text:p/>
          </table:table-cell>
          <table:table-cell table:formula="of:=IF([.$A446]=&quot;&quot;;&quot;&quot;;[$latest_newly_sick_table.F445]*[.F$1])">
            <text:p/>
          </table:table-cell>
          <table:table-cell table:formula="of:=IF([.$A446]=&quot;&quot;;&quot;&quot;;[$latest_newly_sick_table.G445]*[.G$1])">
            <text:p/>
          </table:table-cell>
          <table:table-cell table:formula="of:=IF([.$A446]=&quot;&quot;;&quot;&quot;;[$latest_newly_sick_table.H445]*[.H$1])">
            <text:p/>
          </table:table-cell>
          <table:table-cell table:formula="of:=IF([.$A446]=&quot;&quot;;&quot;&quot;;[$latest_newly_sick_table.I445]*[.I$1])">
            <text:p/>
          </table:table-cell>
          <table:table-cell table:formula="of:=IF([.$A446]=&quot;&quot;;&quot;&quot;;[$latest_newly_sick_table.J445]*[.J$1])">
            <text:p/>
          </table:table-cell>
          <table:table-cell table:formula="of:=IF([.$A446]=&quot;&quot;;&quot;&quot;;[$latest_newly_sick_table.K445]*[.K$1])">
            <text:p/>
          </table:table-cell>
          <table:table-cell table:formula="of:=IF([.$A446]=&quot;&quot;;&quot;&quot;;[$latest_newly_sick_table.L445]*[.L$1])">
            <text:p/>
          </table:table-cell>
          <table:table-cell/>
          <table:table-cell table:formula="of:=SUM([.B446:.J446])/[.N$1]" office:value-type="percentage" office:value="0" calcext:value-type="percentage">
            <text:p>0.00%</text:p>
          </table:table-cell>
          <table:table-cell table:formula="of:=IF([.A452]=&quot;&quot;;&quot;&quot;;AVERAGE([.N439:.N452]))">
            <text:p/>
          </table:table-cell>
        </table:table-row>
        <table:table-row table:style-name="ro1">
          <table:table-cell table:style-name="ce1" table:formula="of:=IF([$latest_newly_sick_table.A446]=&quot;&quot;;&quot;&quot;;[$latest_newly_sick_table.A446])">
            <text:p/>
          </table:table-cell>
          <table:table-cell table:formula="of:=IF([.$A447]=&quot;&quot;;&quot;&quot;;[$latest_newly_sick_table.B446]*[.B$1])">
            <text:p/>
          </table:table-cell>
          <table:table-cell table:formula="of:=IF([.$A447]=&quot;&quot;;&quot;&quot;;[$latest_newly_sick_table.C446]*[.C$1])">
            <text:p/>
          </table:table-cell>
          <table:table-cell table:formula="of:=IF([.$A447]=&quot;&quot;;&quot;&quot;;[$latest_newly_sick_table.D446]*[.D$1])">
            <text:p/>
          </table:table-cell>
          <table:table-cell table:formula="of:=IF([.$A447]=&quot;&quot;;&quot;&quot;;[$latest_newly_sick_table.E446]*[.E$1])">
            <text:p/>
          </table:table-cell>
          <table:table-cell table:formula="of:=IF([.$A447]=&quot;&quot;;&quot;&quot;;[$latest_newly_sick_table.F446]*[.F$1])">
            <text:p/>
          </table:table-cell>
          <table:table-cell table:formula="of:=IF([.$A447]=&quot;&quot;;&quot;&quot;;[$latest_newly_sick_table.G446]*[.G$1])">
            <text:p/>
          </table:table-cell>
          <table:table-cell table:formula="of:=IF([.$A447]=&quot;&quot;;&quot;&quot;;[$latest_newly_sick_table.H446]*[.H$1])">
            <text:p/>
          </table:table-cell>
          <table:table-cell table:formula="of:=IF([.$A447]=&quot;&quot;;&quot;&quot;;[$latest_newly_sick_table.I446]*[.I$1])">
            <text:p/>
          </table:table-cell>
          <table:table-cell table:formula="of:=IF([.$A447]=&quot;&quot;;&quot;&quot;;[$latest_newly_sick_table.J446]*[.J$1])">
            <text:p/>
          </table:table-cell>
          <table:table-cell table:formula="of:=IF([.$A447]=&quot;&quot;;&quot;&quot;;[$latest_newly_sick_table.K446]*[.K$1])">
            <text:p/>
          </table:table-cell>
          <table:table-cell table:formula="of:=IF([.$A447]=&quot;&quot;;&quot;&quot;;[$latest_newly_sick_table.L446]*[.L$1])">
            <text:p/>
          </table:table-cell>
          <table:table-cell/>
          <table:table-cell table:formula="of:=SUM([.B447:.J447])/[.N$1]" office:value-type="percentage" office:value="0" calcext:value-type="percentage">
            <text:p>0.00%</text:p>
          </table:table-cell>
          <table:table-cell table:formula="of:=IF([.A453]=&quot;&quot;;&quot;&quot;;AVERAGE([.N440:.N453]))">
            <text:p/>
          </table:table-cell>
        </table:table-row>
        <table:table-row table:style-name="ro1">
          <table:table-cell table:style-name="ce1" table:formula="of:=IF([$latest_newly_sick_table.A447]=&quot;&quot;;&quot;&quot;;[$latest_newly_sick_table.A447])">
            <text:p/>
          </table:table-cell>
          <table:table-cell table:formula="of:=IF([.$A448]=&quot;&quot;;&quot;&quot;;[$latest_newly_sick_table.B447]*[.B$1])">
            <text:p/>
          </table:table-cell>
          <table:table-cell table:formula="of:=IF([.$A448]=&quot;&quot;;&quot;&quot;;[$latest_newly_sick_table.C447]*[.C$1])">
            <text:p/>
          </table:table-cell>
          <table:table-cell table:formula="of:=IF([.$A448]=&quot;&quot;;&quot;&quot;;[$latest_newly_sick_table.D447]*[.D$1])">
            <text:p/>
          </table:table-cell>
          <table:table-cell table:formula="of:=IF([.$A448]=&quot;&quot;;&quot;&quot;;[$latest_newly_sick_table.E447]*[.E$1])">
            <text:p/>
          </table:table-cell>
          <table:table-cell table:formula="of:=IF([.$A448]=&quot;&quot;;&quot;&quot;;[$latest_newly_sick_table.F447]*[.F$1])">
            <text:p/>
          </table:table-cell>
          <table:table-cell table:formula="of:=IF([.$A448]=&quot;&quot;;&quot;&quot;;[$latest_newly_sick_table.G447]*[.G$1])">
            <text:p/>
          </table:table-cell>
          <table:table-cell table:formula="of:=IF([.$A448]=&quot;&quot;;&quot;&quot;;[$latest_newly_sick_table.H447]*[.H$1])">
            <text:p/>
          </table:table-cell>
          <table:table-cell table:formula="of:=IF([.$A448]=&quot;&quot;;&quot;&quot;;[$latest_newly_sick_table.I447]*[.I$1])">
            <text:p/>
          </table:table-cell>
          <table:table-cell table:formula="of:=IF([.$A448]=&quot;&quot;;&quot;&quot;;[$latest_newly_sick_table.J447]*[.J$1])">
            <text:p/>
          </table:table-cell>
          <table:table-cell table:formula="of:=IF([.$A448]=&quot;&quot;;&quot;&quot;;[$latest_newly_sick_table.K447]*[.K$1])">
            <text:p/>
          </table:table-cell>
          <table:table-cell table:formula="of:=IF([.$A448]=&quot;&quot;;&quot;&quot;;[$latest_newly_sick_table.L447]*[.L$1])">
            <text:p/>
          </table:table-cell>
          <table:table-cell/>
          <table:table-cell table:formula="of:=SUM([.B448:.J448])/[.N$1]" office:value-type="percentage" office:value="0" calcext:value-type="percentage">
            <text:p>0.00%</text:p>
          </table:table-cell>
          <table:table-cell table:formula="of:=IF([.A454]=&quot;&quot;;&quot;&quot;;AVERAGE([.N441:.N454]))">
            <text:p/>
          </table:table-cell>
        </table:table-row>
        <table:table-row table:style-name="ro1">
          <table:table-cell table:style-name="ce1" table:formula="of:=IF([$latest_newly_sick_table.A448]=&quot;&quot;;&quot;&quot;;[$latest_newly_sick_table.A448])">
            <text:p/>
          </table:table-cell>
          <table:table-cell table:formula="of:=IF([.$A449]=&quot;&quot;;&quot;&quot;;[$latest_newly_sick_table.B448]*[.B$1])">
            <text:p/>
          </table:table-cell>
          <table:table-cell table:formula="of:=IF([.$A449]=&quot;&quot;;&quot;&quot;;[$latest_newly_sick_table.C448]*[.C$1])">
            <text:p/>
          </table:table-cell>
          <table:table-cell table:formula="of:=IF([.$A449]=&quot;&quot;;&quot;&quot;;[$latest_newly_sick_table.D448]*[.D$1])">
            <text:p/>
          </table:table-cell>
          <table:table-cell table:formula="of:=IF([.$A449]=&quot;&quot;;&quot;&quot;;[$latest_newly_sick_table.E448]*[.E$1])">
            <text:p/>
          </table:table-cell>
          <table:table-cell table:formula="of:=IF([.$A449]=&quot;&quot;;&quot;&quot;;[$latest_newly_sick_table.F448]*[.F$1])">
            <text:p/>
          </table:table-cell>
          <table:table-cell table:formula="of:=IF([.$A449]=&quot;&quot;;&quot;&quot;;[$latest_newly_sick_table.G448]*[.G$1])">
            <text:p/>
          </table:table-cell>
          <table:table-cell table:formula="of:=IF([.$A449]=&quot;&quot;;&quot;&quot;;[$latest_newly_sick_table.H448]*[.H$1])">
            <text:p/>
          </table:table-cell>
          <table:table-cell table:formula="of:=IF([.$A449]=&quot;&quot;;&quot;&quot;;[$latest_newly_sick_table.I448]*[.I$1])">
            <text:p/>
          </table:table-cell>
          <table:table-cell table:formula="of:=IF([.$A449]=&quot;&quot;;&quot;&quot;;[$latest_newly_sick_table.J448]*[.J$1])">
            <text:p/>
          </table:table-cell>
          <table:table-cell table:formula="of:=IF([.$A449]=&quot;&quot;;&quot;&quot;;[$latest_newly_sick_table.K448]*[.K$1])">
            <text:p/>
          </table:table-cell>
          <table:table-cell table:formula="of:=IF([.$A449]=&quot;&quot;;&quot;&quot;;[$latest_newly_sick_table.L448]*[.L$1])">
            <text:p/>
          </table:table-cell>
          <table:table-cell/>
          <table:table-cell table:formula="of:=SUM([.B449:.J449])/[.N$1]" office:value-type="percentage" office:value="0" calcext:value-type="percentage">
            <text:p>0.00%</text:p>
          </table:table-cell>
          <table:table-cell table:formula="of:=IF([.A455]=&quot;&quot;;&quot;&quot;;AVERAGE([.N442:.N455]))">
            <text:p/>
          </table:table-cell>
        </table:table-row>
        <table:table-row table:style-name="ro1">
          <table:table-cell table:style-name="ce1" table:formula="of:=IF([$latest_newly_sick_table.A449]=&quot;&quot;;&quot;&quot;;[$latest_newly_sick_table.A449])">
            <text:p/>
          </table:table-cell>
          <table:table-cell table:formula="of:=IF([.$A450]=&quot;&quot;;&quot;&quot;;[$latest_newly_sick_table.B449]*[.B$1])">
            <text:p/>
          </table:table-cell>
          <table:table-cell table:formula="of:=IF([.$A450]=&quot;&quot;;&quot;&quot;;[$latest_newly_sick_table.C449]*[.C$1])">
            <text:p/>
          </table:table-cell>
          <table:table-cell table:formula="of:=IF([.$A450]=&quot;&quot;;&quot;&quot;;[$latest_newly_sick_table.D449]*[.D$1])">
            <text:p/>
          </table:table-cell>
          <table:table-cell table:formula="of:=IF([.$A450]=&quot;&quot;;&quot;&quot;;[$latest_newly_sick_table.E449]*[.E$1])">
            <text:p/>
          </table:table-cell>
          <table:table-cell table:formula="of:=IF([.$A450]=&quot;&quot;;&quot;&quot;;[$latest_newly_sick_table.F449]*[.F$1])">
            <text:p/>
          </table:table-cell>
          <table:table-cell table:formula="of:=IF([.$A450]=&quot;&quot;;&quot;&quot;;[$latest_newly_sick_table.G449]*[.G$1])">
            <text:p/>
          </table:table-cell>
          <table:table-cell table:formula="of:=IF([.$A450]=&quot;&quot;;&quot;&quot;;[$latest_newly_sick_table.H449]*[.H$1])">
            <text:p/>
          </table:table-cell>
          <table:table-cell table:formula="of:=IF([.$A450]=&quot;&quot;;&quot;&quot;;[$latest_newly_sick_table.I449]*[.I$1])">
            <text:p/>
          </table:table-cell>
          <table:table-cell table:formula="of:=IF([.$A450]=&quot;&quot;;&quot;&quot;;[$latest_newly_sick_table.J449]*[.J$1])">
            <text:p/>
          </table:table-cell>
          <table:table-cell table:formula="of:=IF([.$A450]=&quot;&quot;;&quot;&quot;;[$latest_newly_sick_table.K449]*[.K$1])">
            <text:p/>
          </table:table-cell>
          <table:table-cell table:formula="of:=IF([.$A450]=&quot;&quot;;&quot;&quot;;[$latest_newly_sick_table.L449]*[.L$1])">
            <text:p/>
          </table:table-cell>
          <table:table-cell/>
          <table:table-cell table:formula="of:=SUM([.B450:.J450])/[.N$1]" office:value-type="percentage" office:value="0" calcext:value-type="percentage">
            <text:p>0.00%</text:p>
          </table:table-cell>
          <table:table-cell table:formula="of:=IF([.A456]=&quot;&quot;;&quot;&quot;;AVERAGE([.N443:.N456]))">
            <text:p/>
          </table:table-cell>
        </table:table-row>
        <table:table-row table:style-name="ro1">
          <table:table-cell table:style-name="ce1" table:formula="of:=IF([$latest_newly_sick_table.A450]=&quot;&quot;;&quot;&quot;;[$latest_newly_sick_table.A450])">
            <text:p/>
          </table:table-cell>
          <table:table-cell table:formula="of:=IF([.$A451]=&quot;&quot;;&quot;&quot;;[$latest_newly_sick_table.B450]*[.B$1])">
            <text:p/>
          </table:table-cell>
          <table:table-cell table:formula="of:=IF([.$A451]=&quot;&quot;;&quot;&quot;;[$latest_newly_sick_table.C450]*[.C$1])">
            <text:p/>
          </table:table-cell>
          <table:table-cell table:formula="of:=IF([.$A451]=&quot;&quot;;&quot;&quot;;[$latest_newly_sick_table.D450]*[.D$1])">
            <text:p/>
          </table:table-cell>
          <table:table-cell table:formula="of:=IF([.$A451]=&quot;&quot;;&quot;&quot;;[$latest_newly_sick_table.E450]*[.E$1])">
            <text:p/>
          </table:table-cell>
          <table:table-cell table:formula="of:=IF([.$A451]=&quot;&quot;;&quot;&quot;;[$latest_newly_sick_table.F450]*[.F$1])">
            <text:p/>
          </table:table-cell>
          <table:table-cell table:formula="of:=IF([.$A451]=&quot;&quot;;&quot;&quot;;[$latest_newly_sick_table.G450]*[.G$1])">
            <text:p/>
          </table:table-cell>
          <table:table-cell table:formula="of:=IF([.$A451]=&quot;&quot;;&quot;&quot;;[$latest_newly_sick_table.H450]*[.H$1])">
            <text:p/>
          </table:table-cell>
          <table:table-cell table:formula="of:=IF([.$A451]=&quot;&quot;;&quot;&quot;;[$latest_newly_sick_table.I450]*[.I$1])">
            <text:p/>
          </table:table-cell>
          <table:table-cell table:formula="of:=IF([.$A451]=&quot;&quot;;&quot;&quot;;[$latest_newly_sick_table.J450]*[.J$1])">
            <text:p/>
          </table:table-cell>
          <table:table-cell table:formula="of:=IF([.$A451]=&quot;&quot;;&quot;&quot;;[$latest_newly_sick_table.K450]*[.K$1])">
            <text:p/>
          </table:table-cell>
          <table:table-cell table:formula="of:=IF([.$A451]=&quot;&quot;;&quot;&quot;;[$latest_newly_sick_table.L450]*[.L$1])">
            <text:p/>
          </table:table-cell>
          <table:table-cell/>
          <table:table-cell table:formula="of:=SUM([.B451:.J451])/[.N$1]" office:value-type="percentage" office:value="0" calcext:value-type="percentage">
            <text:p>0.00%</text:p>
          </table:table-cell>
          <table:table-cell table:formula="of:=IF([.A457]=&quot;&quot;;&quot;&quot;;AVERAGE([.N444:.N457]))">
            <text:p/>
          </table:table-cell>
        </table:table-row>
        <table:table-row table:style-name="ro1">
          <table:table-cell table:style-name="ce1" table:formula="of:=IF([$latest_newly_sick_table.A451]=&quot;&quot;;&quot;&quot;;[$latest_newly_sick_table.A451])">
            <text:p/>
          </table:table-cell>
          <table:table-cell table:formula="of:=IF([.$A452]=&quot;&quot;;&quot;&quot;;[$latest_newly_sick_table.B451]*[.B$1])">
            <text:p/>
          </table:table-cell>
          <table:table-cell table:formula="of:=IF([.$A452]=&quot;&quot;;&quot;&quot;;[$latest_newly_sick_table.C451]*[.C$1])">
            <text:p/>
          </table:table-cell>
          <table:table-cell table:formula="of:=IF([.$A452]=&quot;&quot;;&quot;&quot;;[$latest_newly_sick_table.D451]*[.D$1])">
            <text:p/>
          </table:table-cell>
          <table:table-cell table:formula="of:=IF([.$A452]=&quot;&quot;;&quot;&quot;;[$latest_newly_sick_table.E451]*[.E$1])">
            <text:p/>
          </table:table-cell>
          <table:table-cell table:formula="of:=IF([.$A452]=&quot;&quot;;&quot;&quot;;[$latest_newly_sick_table.F451]*[.F$1])">
            <text:p/>
          </table:table-cell>
          <table:table-cell table:formula="of:=IF([.$A452]=&quot;&quot;;&quot;&quot;;[$latest_newly_sick_table.G451]*[.G$1])">
            <text:p/>
          </table:table-cell>
          <table:table-cell table:formula="of:=IF([.$A452]=&quot;&quot;;&quot;&quot;;[$latest_newly_sick_table.H451]*[.H$1])">
            <text:p/>
          </table:table-cell>
          <table:table-cell table:formula="of:=IF([.$A452]=&quot;&quot;;&quot;&quot;;[$latest_newly_sick_table.I451]*[.I$1])">
            <text:p/>
          </table:table-cell>
          <table:table-cell table:formula="of:=IF([.$A452]=&quot;&quot;;&quot;&quot;;[$latest_newly_sick_table.J451]*[.J$1])">
            <text:p/>
          </table:table-cell>
          <table:table-cell table:formula="of:=IF([.$A452]=&quot;&quot;;&quot;&quot;;[$latest_newly_sick_table.K451]*[.K$1])">
            <text:p/>
          </table:table-cell>
          <table:table-cell table:formula="of:=IF([.$A452]=&quot;&quot;;&quot;&quot;;[$latest_newly_sick_table.L451]*[.L$1])">
            <text:p/>
          </table:table-cell>
          <table:table-cell/>
          <table:table-cell table:formula="of:=SUM([.B452:.J452])/[.N$1]" office:value-type="percentage" office:value="0" calcext:value-type="percentage">
            <text:p>0.00%</text:p>
          </table:table-cell>
          <table:table-cell table:formula="of:=IF([.A458]=&quot;&quot;;&quot;&quot;;AVERAGE([.N445:.N458]))">
            <text:p/>
          </table:table-cell>
        </table:table-row>
        <table:table-row table:style-name="ro1">
          <table:table-cell table:style-name="ce1" table:formula="of:=IF([$latest_newly_sick_table.A452]=&quot;&quot;;&quot;&quot;;[$latest_newly_sick_table.A452])">
            <text:p/>
          </table:table-cell>
          <table:table-cell table:formula="of:=IF([.$A453]=&quot;&quot;;&quot;&quot;;[$latest_newly_sick_table.B452]*[.B$1])">
            <text:p/>
          </table:table-cell>
          <table:table-cell table:formula="of:=IF([.$A453]=&quot;&quot;;&quot;&quot;;[$latest_newly_sick_table.C452]*[.C$1])">
            <text:p/>
          </table:table-cell>
          <table:table-cell table:formula="of:=IF([.$A453]=&quot;&quot;;&quot;&quot;;[$latest_newly_sick_table.D452]*[.D$1])">
            <text:p/>
          </table:table-cell>
          <table:table-cell table:formula="of:=IF([.$A453]=&quot;&quot;;&quot;&quot;;[$latest_newly_sick_table.E452]*[.E$1])">
            <text:p/>
          </table:table-cell>
          <table:table-cell table:formula="of:=IF([.$A453]=&quot;&quot;;&quot;&quot;;[$latest_newly_sick_table.F452]*[.F$1])">
            <text:p/>
          </table:table-cell>
          <table:table-cell table:formula="of:=IF([.$A453]=&quot;&quot;;&quot;&quot;;[$latest_newly_sick_table.G452]*[.G$1])">
            <text:p/>
          </table:table-cell>
          <table:table-cell table:formula="of:=IF([.$A453]=&quot;&quot;;&quot;&quot;;[$latest_newly_sick_table.H452]*[.H$1])">
            <text:p/>
          </table:table-cell>
          <table:table-cell table:formula="of:=IF([.$A453]=&quot;&quot;;&quot;&quot;;[$latest_newly_sick_table.I452]*[.I$1])">
            <text:p/>
          </table:table-cell>
          <table:table-cell table:formula="of:=IF([.$A453]=&quot;&quot;;&quot;&quot;;[$latest_newly_sick_table.J452]*[.J$1])">
            <text:p/>
          </table:table-cell>
          <table:table-cell table:formula="of:=IF([.$A453]=&quot;&quot;;&quot;&quot;;[$latest_newly_sick_table.K452]*[.K$1])">
            <text:p/>
          </table:table-cell>
          <table:table-cell table:formula="of:=IF([.$A453]=&quot;&quot;;&quot;&quot;;[$latest_newly_sick_table.L452]*[.L$1])">
            <text:p/>
          </table:table-cell>
          <table:table-cell/>
          <table:table-cell table:formula="of:=SUM([.B453:.J453])/[.N$1]" office:value-type="percentage" office:value="0" calcext:value-type="percentage">
            <text:p>0.00%</text:p>
          </table:table-cell>
          <table:table-cell table:formula="of:=IF([.A459]=&quot;&quot;;&quot;&quot;;AVERAGE([.N446:.N459]))">
            <text:p/>
          </table:table-cell>
        </table:table-row>
        <table:table-row table:style-name="ro1">
          <table:table-cell table:style-name="ce1" table:formula="of:=IF([$latest_newly_sick_table.A453]=&quot;&quot;;&quot;&quot;;[$latest_newly_sick_table.A453])">
            <text:p/>
          </table:table-cell>
          <table:table-cell table:formula="of:=IF([.$A454]=&quot;&quot;;&quot;&quot;;[$latest_newly_sick_table.B453]*[.B$1])">
            <text:p/>
          </table:table-cell>
          <table:table-cell table:formula="of:=IF([.$A454]=&quot;&quot;;&quot;&quot;;[$latest_newly_sick_table.C453]*[.C$1])">
            <text:p/>
          </table:table-cell>
          <table:table-cell table:formula="of:=IF([.$A454]=&quot;&quot;;&quot;&quot;;[$latest_newly_sick_table.D453]*[.D$1])">
            <text:p/>
          </table:table-cell>
          <table:table-cell table:formula="of:=IF([.$A454]=&quot;&quot;;&quot;&quot;;[$latest_newly_sick_table.E453]*[.E$1])">
            <text:p/>
          </table:table-cell>
          <table:table-cell table:formula="of:=IF([.$A454]=&quot;&quot;;&quot;&quot;;[$latest_newly_sick_table.F453]*[.F$1])">
            <text:p/>
          </table:table-cell>
          <table:table-cell table:formula="of:=IF([.$A454]=&quot;&quot;;&quot;&quot;;[$latest_newly_sick_table.G453]*[.G$1])">
            <text:p/>
          </table:table-cell>
          <table:table-cell table:formula="of:=IF([.$A454]=&quot;&quot;;&quot;&quot;;[$latest_newly_sick_table.H453]*[.H$1])">
            <text:p/>
          </table:table-cell>
          <table:table-cell table:formula="of:=IF([.$A454]=&quot;&quot;;&quot;&quot;;[$latest_newly_sick_table.I453]*[.I$1])">
            <text:p/>
          </table:table-cell>
          <table:table-cell table:formula="of:=IF([.$A454]=&quot;&quot;;&quot;&quot;;[$latest_newly_sick_table.J453]*[.J$1])">
            <text:p/>
          </table:table-cell>
          <table:table-cell table:formula="of:=IF([.$A454]=&quot;&quot;;&quot;&quot;;[$latest_newly_sick_table.K453]*[.K$1])">
            <text:p/>
          </table:table-cell>
          <table:table-cell table:formula="of:=IF([.$A454]=&quot;&quot;;&quot;&quot;;[$latest_newly_sick_table.L453]*[.L$1])">
            <text:p/>
          </table:table-cell>
          <table:table-cell/>
          <table:table-cell table:formula="of:=SUM([.B454:.J454])/[.N$1]" office:value-type="percentage" office:value="0" calcext:value-type="percentage">
            <text:p>0.00%</text:p>
          </table:table-cell>
          <table:table-cell table:formula="of:=IF([.A460]=&quot;&quot;;&quot;&quot;;AVERAGE([.N447:.N460]))">
            <text:p/>
          </table:table-cell>
        </table:table-row>
        <table:table-row table:style-name="ro1">
          <table:table-cell table:style-name="ce1" table:formula="of:=IF([$latest_newly_sick_table.A454]=&quot;&quot;;&quot;&quot;;[$latest_newly_sick_table.A454])">
            <text:p/>
          </table:table-cell>
          <table:table-cell table:formula="of:=IF([.$A455]=&quot;&quot;;&quot;&quot;;[$latest_newly_sick_table.B454]*[.B$1])">
            <text:p/>
          </table:table-cell>
          <table:table-cell table:formula="of:=IF([.$A455]=&quot;&quot;;&quot;&quot;;[$latest_newly_sick_table.C454]*[.C$1])">
            <text:p/>
          </table:table-cell>
          <table:table-cell table:formula="of:=IF([.$A455]=&quot;&quot;;&quot;&quot;;[$latest_newly_sick_table.D454]*[.D$1])">
            <text:p/>
          </table:table-cell>
          <table:table-cell table:formula="of:=IF([.$A455]=&quot;&quot;;&quot;&quot;;[$latest_newly_sick_table.E454]*[.E$1])">
            <text:p/>
          </table:table-cell>
          <table:table-cell table:formula="of:=IF([.$A455]=&quot;&quot;;&quot;&quot;;[$latest_newly_sick_table.F454]*[.F$1])">
            <text:p/>
          </table:table-cell>
          <table:table-cell table:formula="of:=IF([.$A455]=&quot;&quot;;&quot;&quot;;[$latest_newly_sick_table.G454]*[.G$1])">
            <text:p/>
          </table:table-cell>
          <table:table-cell table:formula="of:=IF([.$A455]=&quot;&quot;;&quot;&quot;;[$latest_newly_sick_table.H454]*[.H$1])">
            <text:p/>
          </table:table-cell>
          <table:table-cell table:formula="of:=IF([.$A455]=&quot;&quot;;&quot;&quot;;[$latest_newly_sick_table.I454]*[.I$1])">
            <text:p/>
          </table:table-cell>
          <table:table-cell table:formula="of:=IF([.$A455]=&quot;&quot;;&quot;&quot;;[$latest_newly_sick_table.J454]*[.J$1])">
            <text:p/>
          </table:table-cell>
          <table:table-cell table:formula="of:=IF([.$A455]=&quot;&quot;;&quot;&quot;;[$latest_newly_sick_table.K454]*[.K$1])">
            <text:p/>
          </table:table-cell>
          <table:table-cell table:formula="of:=IF([.$A455]=&quot;&quot;;&quot;&quot;;[$latest_newly_sick_table.L454]*[.L$1])">
            <text:p/>
          </table:table-cell>
          <table:table-cell/>
          <table:table-cell table:formula="of:=SUM([.B455:.J455])/[.N$1]" office:value-type="percentage" office:value="0" calcext:value-type="percentage">
            <text:p>0.00%</text:p>
          </table:table-cell>
          <table:table-cell table:formula="of:=IF([.A461]=&quot;&quot;;&quot;&quot;;AVERAGE([.N448:.N461]))">
            <text:p/>
          </table:table-cell>
        </table:table-row>
        <table:table-row table:style-name="ro1">
          <table:table-cell table:style-name="ce1" table:formula="of:=IF([$latest_newly_sick_table.A455]=&quot;&quot;;&quot;&quot;;[$latest_newly_sick_table.A455])">
            <text:p/>
          </table:table-cell>
          <table:table-cell table:formula="of:=IF([.$A456]=&quot;&quot;;&quot;&quot;;[$latest_newly_sick_table.B455]*[.B$1])">
            <text:p/>
          </table:table-cell>
          <table:table-cell table:formula="of:=IF([.$A456]=&quot;&quot;;&quot;&quot;;[$latest_newly_sick_table.C455]*[.C$1])">
            <text:p/>
          </table:table-cell>
          <table:table-cell table:formula="of:=IF([.$A456]=&quot;&quot;;&quot;&quot;;[$latest_newly_sick_table.D455]*[.D$1])">
            <text:p/>
          </table:table-cell>
          <table:table-cell table:formula="of:=IF([.$A456]=&quot;&quot;;&quot;&quot;;[$latest_newly_sick_table.E455]*[.E$1])">
            <text:p/>
          </table:table-cell>
          <table:table-cell table:formula="of:=IF([.$A456]=&quot;&quot;;&quot;&quot;;[$latest_newly_sick_table.F455]*[.F$1])">
            <text:p/>
          </table:table-cell>
          <table:table-cell table:formula="of:=IF([.$A456]=&quot;&quot;;&quot;&quot;;[$latest_newly_sick_table.G455]*[.G$1])">
            <text:p/>
          </table:table-cell>
          <table:table-cell table:formula="of:=IF([.$A456]=&quot;&quot;;&quot;&quot;;[$latest_newly_sick_table.H455]*[.H$1])">
            <text:p/>
          </table:table-cell>
          <table:table-cell table:formula="of:=IF([.$A456]=&quot;&quot;;&quot;&quot;;[$latest_newly_sick_table.I455]*[.I$1])">
            <text:p/>
          </table:table-cell>
          <table:table-cell table:formula="of:=IF([.$A456]=&quot;&quot;;&quot;&quot;;[$latest_newly_sick_table.J455]*[.J$1])">
            <text:p/>
          </table:table-cell>
          <table:table-cell table:formula="of:=IF([.$A456]=&quot;&quot;;&quot;&quot;;[$latest_newly_sick_table.K455]*[.K$1])">
            <text:p/>
          </table:table-cell>
          <table:table-cell table:formula="of:=IF([.$A456]=&quot;&quot;;&quot;&quot;;[$latest_newly_sick_table.L455]*[.L$1])">
            <text:p/>
          </table:table-cell>
          <table:table-cell/>
          <table:table-cell table:formula="of:=SUM([.B456:.J456])/[.N$1]" office:value-type="percentage" office:value="0" calcext:value-type="percentage">
            <text:p>0.00%</text:p>
          </table:table-cell>
          <table:table-cell table:formula="of:=IF([.A462]=&quot;&quot;;&quot;&quot;;AVERAGE([.N449:.N462]))">
            <text:p/>
          </table:table-cell>
        </table:table-row>
        <table:table-row table:style-name="ro1">
          <table:table-cell table:style-name="ce1" table:formula="of:=IF([$latest_newly_sick_table.A456]=&quot;&quot;;&quot;&quot;;[$latest_newly_sick_table.A456])">
            <text:p/>
          </table:table-cell>
          <table:table-cell table:formula="of:=IF([.$A457]=&quot;&quot;;&quot;&quot;;[$latest_newly_sick_table.B456]*[.B$1])">
            <text:p/>
          </table:table-cell>
          <table:table-cell table:formula="of:=IF([.$A457]=&quot;&quot;;&quot;&quot;;[$latest_newly_sick_table.C456]*[.C$1])">
            <text:p/>
          </table:table-cell>
          <table:table-cell table:formula="of:=IF([.$A457]=&quot;&quot;;&quot;&quot;;[$latest_newly_sick_table.D456]*[.D$1])">
            <text:p/>
          </table:table-cell>
          <table:table-cell table:formula="of:=IF([.$A457]=&quot;&quot;;&quot;&quot;;[$latest_newly_sick_table.E456]*[.E$1])">
            <text:p/>
          </table:table-cell>
          <table:table-cell table:formula="of:=IF([.$A457]=&quot;&quot;;&quot;&quot;;[$latest_newly_sick_table.F456]*[.F$1])">
            <text:p/>
          </table:table-cell>
          <table:table-cell table:formula="of:=IF([.$A457]=&quot;&quot;;&quot;&quot;;[$latest_newly_sick_table.G456]*[.G$1])">
            <text:p/>
          </table:table-cell>
          <table:table-cell table:formula="of:=IF([.$A457]=&quot;&quot;;&quot;&quot;;[$latest_newly_sick_table.H456]*[.H$1])">
            <text:p/>
          </table:table-cell>
          <table:table-cell table:formula="of:=IF([.$A457]=&quot;&quot;;&quot;&quot;;[$latest_newly_sick_table.I456]*[.I$1])">
            <text:p/>
          </table:table-cell>
          <table:table-cell table:formula="of:=IF([.$A457]=&quot;&quot;;&quot;&quot;;[$latest_newly_sick_table.J456]*[.J$1])">
            <text:p/>
          </table:table-cell>
          <table:table-cell table:formula="of:=IF([.$A457]=&quot;&quot;;&quot;&quot;;[$latest_newly_sick_table.K456]*[.K$1])">
            <text:p/>
          </table:table-cell>
          <table:table-cell table:formula="of:=IF([.$A457]=&quot;&quot;;&quot;&quot;;[$latest_newly_sick_table.L456]*[.L$1])">
            <text:p/>
          </table:table-cell>
          <table:table-cell/>
          <table:table-cell table:formula="of:=SUM([.B457:.J457])/[.N$1]" office:value-type="percentage" office:value="0" calcext:value-type="percentage">
            <text:p>0.00%</text:p>
          </table:table-cell>
          <table:table-cell table:formula="of:=IF([.A463]=&quot;&quot;;&quot;&quot;;AVERAGE([.N450:.N463]))">
            <text:p/>
          </table:table-cell>
        </table:table-row>
        <table:table-row table:style-name="ro1">
          <table:table-cell table:style-name="ce1" table:formula="of:=IF([$latest_newly_sick_table.A457]=&quot;&quot;;&quot;&quot;;[$latest_newly_sick_table.A457])">
            <text:p/>
          </table:table-cell>
          <table:table-cell table:formula="of:=IF([.$A458]=&quot;&quot;;&quot;&quot;;[$latest_newly_sick_table.B457]*[.B$1])">
            <text:p/>
          </table:table-cell>
          <table:table-cell table:formula="of:=IF([.$A458]=&quot;&quot;;&quot;&quot;;[$latest_newly_sick_table.C457]*[.C$1])">
            <text:p/>
          </table:table-cell>
          <table:table-cell table:formula="of:=IF([.$A458]=&quot;&quot;;&quot;&quot;;[$latest_newly_sick_table.D457]*[.D$1])">
            <text:p/>
          </table:table-cell>
          <table:table-cell table:formula="of:=IF([.$A458]=&quot;&quot;;&quot;&quot;;[$latest_newly_sick_table.E457]*[.E$1])">
            <text:p/>
          </table:table-cell>
          <table:table-cell table:formula="of:=IF([.$A458]=&quot;&quot;;&quot;&quot;;[$latest_newly_sick_table.F457]*[.F$1])">
            <text:p/>
          </table:table-cell>
          <table:table-cell table:formula="of:=IF([.$A458]=&quot;&quot;;&quot;&quot;;[$latest_newly_sick_table.G457]*[.G$1])">
            <text:p/>
          </table:table-cell>
          <table:table-cell table:formula="of:=IF([.$A458]=&quot;&quot;;&quot;&quot;;[$latest_newly_sick_table.H457]*[.H$1])">
            <text:p/>
          </table:table-cell>
          <table:table-cell table:formula="of:=IF([.$A458]=&quot;&quot;;&quot;&quot;;[$latest_newly_sick_table.I457]*[.I$1])">
            <text:p/>
          </table:table-cell>
          <table:table-cell table:formula="of:=IF([.$A458]=&quot;&quot;;&quot;&quot;;[$latest_newly_sick_table.J457]*[.J$1])">
            <text:p/>
          </table:table-cell>
          <table:table-cell table:formula="of:=IF([.$A458]=&quot;&quot;;&quot;&quot;;[$latest_newly_sick_table.K457]*[.K$1])">
            <text:p/>
          </table:table-cell>
          <table:table-cell table:formula="of:=IF([.$A458]=&quot;&quot;;&quot;&quot;;[$latest_newly_sick_table.L457]*[.L$1])">
            <text:p/>
          </table:table-cell>
          <table:table-cell/>
          <table:table-cell table:formula="of:=SUM([.B458:.J458])/[.N$1]" office:value-type="percentage" office:value="0" calcext:value-type="percentage">
            <text:p>0.00%</text:p>
          </table:table-cell>
          <table:table-cell table:formula="of:=IF([.A464]=&quot;&quot;;&quot;&quot;;AVERAGE([.N451:.N464]))">
            <text:p/>
          </table:table-cell>
        </table:table-row>
        <table:table-row table:style-name="ro1">
          <table:table-cell table:style-name="ce1" table:formula="of:=IF([$latest_newly_sick_table.A458]=&quot;&quot;;&quot;&quot;;[$latest_newly_sick_table.A458])">
            <text:p/>
          </table:table-cell>
          <table:table-cell table:formula="of:=IF([.$A459]=&quot;&quot;;&quot;&quot;;[$latest_newly_sick_table.B458]*[.B$1])">
            <text:p/>
          </table:table-cell>
          <table:table-cell table:formula="of:=IF([.$A459]=&quot;&quot;;&quot;&quot;;[$latest_newly_sick_table.C458]*[.C$1])">
            <text:p/>
          </table:table-cell>
          <table:table-cell table:formula="of:=IF([.$A459]=&quot;&quot;;&quot;&quot;;[$latest_newly_sick_table.D458]*[.D$1])">
            <text:p/>
          </table:table-cell>
          <table:table-cell table:formula="of:=IF([.$A459]=&quot;&quot;;&quot;&quot;;[$latest_newly_sick_table.E458]*[.E$1])">
            <text:p/>
          </table:table-cell>
          <table:table-cell table:formula="of:=IF([.$A459]=&quot;&quot;;&quot;&quot;;[$latest_newly_sick_table.F458]*[.F$1])">
            <text:p/>
          </table:table-cell>
          <table:table-cell table:formula="of:=IF([.$A459]=&quot;&quot;;&quot;&quot;;[$latest_newly_sick_table.G458]*[.G$1])">
            <text:p/>
          </table:table-cell>
          <table:table-cell table:formula="of:=IF([.$A459]=&quot;&quot;;&quot;&quot;;[$latest_newly_sick_table.H458]*[.H$1])">
            <text:p/>
          </table:table-cell>
          <table:table-cell table:formula="of:=IF([.$A459]=&quot;&quot;;&quot;&quot;;[$latest_newly_sick_table.I458]*[.I$1])">
            <text:p/>
          </table:table-cell>
          <table:table-cell table:formula="of:=IF([.$A459]=&quot;&quot;;&quot;&quot;;[$latest_newly_sick_table.J458]*[.J$1])">
            <text:p/>
          </table:table-cell>
          <table:table-cell table:formula="of:=IF([.$A459]=&quot;&quot;;&quot;&quot;;[$latest_newly_sick_table.K458]*[.K$1])">
            <text:p/>
          </table:table-cell>
          <table:table-cell table:formula="of:=IF([.$A459]=&quot;&quot;;&quot;&quot;;[$latest_newly_sick_table.L458]*[.L$1])">
            <text:p/>
          </table:table-cell>
          <table:table-cell/>
          <table:table-cell table:formula="of:=SUM([.B459:.J459])/[.N$1]" office:value-type="percentage" office:value="0" calcext:value-type="percentage">
            <text:p>0.00%</text:p>
          </table:table-cell>
          <table:table-cell table:formula="of:=IF([.A465]=&quot;&quot;;&quot;&quot;;AVERAGE([.N452:.N465]))">
            <text:p/>
          </table:table-cell>
        </table:table-row>
        <table:table-row table:style-name="ro1">
          <table:table-cell table:style-name="ce1" table:formula="of:=IF([$latest_newly_sick_table.A459]=&quot;&quot;;&quot;&quot;;[$latest_newly_sick_table.A459])">
            <text:p/>
          </table:table-cell>
          <table:table-cell table:formula="of:=IF([.$A460]=&quot;&quot;;&quot;&quot;;[$latest_newly_sick_table.B459]*[.B$1])">
            <text:p/>
          </table:table-cell>
          <table:table-cell table:formula="of:=IF([.$A460]=&quot;&quot;;&quot;&quot;;[$latest_newly_sick_table.C459]*[.C$1])">
            <text:p/>
          </table:table-cell>
          <table:table-cell table:formula="of:=IF([.$A460]=&quot;&quot;;&quot;&quot;;[$latest_newly_sick_table.D459]*[.D$1])">
            <text:p/>
          </table:table-cell>
          <table:table-cell table:formula="of:=IF([.$A460]=&quot;&quot;;&quot;&quot;;[$latest_newly_sick_table.E459]*[.E$1])">
            <text:p/>
          </table:table-cell>
          <table:table-cell table:formula="of:=IF([.$A460]=&quot;&quot;;&quot;&quot;;[$latest_newly_sick_table.F459]*[.F$1])">
            <text:p/>
          </table:table-cell>
          <table:table-cell table:formula="of:=IF([.$A460]=&quot;&quot;;&quot;&quot;;[$latest_newly_sick_table.G459]*[.G$1])">
            <text:p/>
          </table:table-cell>
          <table:table-cell table:formula="of:=IF([.$A460]=&quot;&quot;;&quot;&quot;;[$latest_newly_sick_table.H459]*[.H$1])">
            <text:p/>
          </table:table-cell>
          <table:table-cell table:formula="of:=IF([.$A460]=&quot;&quot;;&quot;&quot;;[$latest_newly_sick_table.I459]*[.I$1])">
            <text:p/>
          </table:table-cell>
          <table:table-cell table:formula="of:=IF([.$A460]=&quot;&quot;;&quot;&quot;;[$latest_newly_sick_table.J459]*[.J$1])">
            <text:p/>
          </table:table-cell>
          <table:table-cell table:formula="of:=IF([.$A460]=&quot;&quot;;&quot;&quot;;[$latest_newly_sick_table.K459]*[.K$1])">
            <text:p/>
          </table:table-cell>
          <table:table-cell table:formula="of:=IF([.$A460]=&quot;&quot;;&quot;&quot;;[$latest_newly_sick_table.L459]*[.L$1])">
            <text:p/>
          </table:table-cell>
          <table:table-cell/>
          <table:table-cell table:formula="of:=SUM([.B460:.J460])/[.N$1]" office:value-type="percentage" office:value="0" calcext:value-type="percentage">
            <text:p>0.00%</text:p>
          </table:table-cell>
          <table:table-cell table:formula="of:=IF([.A466]=&quot;&quot;;&quot;&quot;;AVERAGE([.N453:.N466]))">
            <text:p/>
          </table:table-cell>
        </table:table-row>
        <table:table-row table:style-name="ro1">
          <table:table-cell table:style-name="ce1" table:formula="of:=IF([$latest_newly_sick_table.A460]=&quot;&quot;;&quot;&quot;;[$latest_newly_sick_table.A460])">
            <text:p/>
          </table:table-cell>
          <table:table-cell table:formula="of:=IF([.$A461]=&quot;&quot;;&quot;&quot;;[$latest_newly_sick_table.B460]*[.B$1])">
            <text:p/>
          </table:table-cell>
          <table:table-cell table:formula="of:=IF([.$A461]=&quot;&quot;;&quot;&quot;;[$latest_newly_sick_table.C460]*[.C$1])">
            <text:p/>
          </table:table-cell>
          <table:table-cell table:formula="of:=IF([.$A461]=&quot;&quot;;&quot;&quot;;[$latest_newly_sick_table.D460]*[.D$1])">
            <text:p/>
          </table:table-cell>
          <table:table-cell table:formula="of:=IF([.$A461]=&quot;&quot;;&quot;&quot;;[$latest_newly_sick_table.E460]*[.E$1])">
            <text:p/>
          </table:table-cell>
          <table:table-cell table:formula="of:=IF([.$A461]=&quot;&quot;;&quot;&quot;;[$latest_newly_sick_table.F460]*[.F$1])">
            <text:p/>
          </table:table-cell>
          <table:table-cell table:formula="of:=IF([.$A461]=&quot;&quot;;&quot;&quot;;[$latest_newly_sick_table.G460]*[.G$1])">
            <text:p/>
          </table:table-cell>
          <table:table-cell table:formula="of:=IF([.$A461]=&quot;&quot;;&quot;&quot;;[$latest_newly_sick_table.H460]*[.H$1])">
            <text:p/>
          </table:table-cell>
          <table:table-cell table:formula="of:=IF([.$A461]=&quot;&quot;;&quot;&quot;;[$latest_newly_sick_table.I460]*[.I$1])">
            <text:p/>
          </table:table-cell>
          <table:table-cell table:formula="of:=IF([.$A461]=&quot;&quot;;&quot;&quot;;[$latest_newly_sick_table.J460]*[.J$1])">
            <text:p/>
          </table:table-cell>
          <table:table-cell table:formula="of:=IF([.$A461]=&quot;&quot;;&quot;&quot;;[$latest_newly_sick_table.K460]*[.K$1])">
            <text:p/>
          </table:table-cell>
          <table:table-cell table:formula="of:=IF([.$A461]=&quot;&quot;;&quot;&quot;;[$latest_newly_sick_table.L460]*[.L$1])">
            <text:p/>
          </table:table-cell>
          <table:table-cell/>
          <table:table-cell table:formula="of:=SUM([.B461:.J461])/[.N$1]" office:value-type="percentage" office:value="0" calcext:value-type="percentage">
            <text:p>0.00%</text:p>
          </table:table-cell>
          <table:table-cell table:formula="of:=IF([.A467]=&quot;&quot;;&quot;&quot;;AVERAGE([.N454:.N467]))">
            <text:p/>
          </table:table-cell>
        </table:table-row>
        <table:table-row table:style-name="ro1">
          <table:table-cell table:style-name="ce1" table:formula="of:=IF([$latest_newly_sick_table.A461]=&quot;&quot;;&quot;&quot;;[$latest_newly_sick_table.A461])">
            <text:p/>
          </table:table-cell>
          <table:table-cell table:formula="of:=IF([.$A462]=&quot;&quot;;&quot;&quot;;[$latest_newly_sick_table.B461]*[.B$1])">
            <text:p/>
          </table:table-cell>
          <table:table-cell table:formula="of:=IF([.$A462]=&quot;&quot;;&quot;&quot;;[$latest_newly_sick_table.C461]*[.C$1])">
            <text:p/>
          </table:table-cell>
          <table:table-cell table:formula="of:=IF([.$A462]=&quot;&quot;;&quot;&quot;;[$latest_newly_sick_table.D461]*[.D$1])">
            <text:p/>
          </table:table-cell>
          <table:table-cell table:formula="of:=IF([.$A462]=&quot;&quot;;&quot;&quot;;[$latest_newly_sick_table.E461]*[.E$1])">
            <text:p/>
          </table:table-cell>
          <table:table-cell table:formula="of:=IF([.$A462]=&quot;&quot;;&quot;&quot;;[$latest_newly_sick_table.F461]*[.F$1])">
            <text:p/>
          </table:table-cell>
          <table:table-cell table:formula="of:=IF([.$A462]=&quot;&quot;;&quot;&quot;;[$latest_newly_sick_table.G461]*[.G$1])">
            <text:p/>
          </table:table-cell>
          <table:table-cell table:formula="of:=IF([.$A462]=&quot;&quot;;&quot;&quot;;[$latest_newly_sick_table.H461]*[.H$1])">
            <text:p/>
          </table:table-cell>
          <table:table-cell table:formula="of:=IF([.$A462]=&quot;&quot;;&quot;&quot;;[$latest_newly_sick_table.I461]*[.I$1])">
            <text:p/>
          </table:table-cell>
          <table:table-cell table:formula="of:=IF([.$A462]=&quot;&quot;;&quot;&quot;;[$latest_newly_sick_table.J461]*[.J$1])">
            <text:p/>
          </table:table-cell>
          <table:table-cell table:formula="of:=IF([.$A462]=&quot;&quot;;&quot;&quot;;[$latest_newly_sick_table.K461]*[.K$1])">
            <text:p/>
          </table:table-cell>
          <table:table-cell table:formula="of:=IF([.$A462]=&quot;&quot;;&quot;&quot;;[$latest_newly_sick_table.L461]*[.L$1])">
            <text:p/>
          </table:table-cell>
          <table:table-cell/>
          <table:table-cell table:formula="of:=SUM([.B462:.J462])/[.N$1]" office:value-type="percentage" office:value="0" calcext:value-type="percentage">
            <text:p>0.00%</text:p>
          </table:table-cell>
          <table:table-cell table:formula="of:=IF([.A468]=&quot;&quot;;&quot;&quot;;AVERAGE([.N455:.N468]))">
            <text:p/>
          </table:table-cell>
        </table:table-row>
        <table:table-row table:style-name="ro1">
          <table:table-cell table:style-name="ce1" table:formula="of:=IF([$latest_newly_sick_table.A462]=&quot;&quot;;&quot;&quot;;[$latest_newly_sick_table.A462])">
            <text:p/>
          </table:table-cell>
          <table:table-cell table:formula="of:=IF([.$A463]=&quot;&quot;;&quot;&quot;;[$latest_newly_sick_table.B462]*[.B$1])">
            <text:p/>
          </table:table-cell>
          <table:table-cell table:formula="of:=IF([.$A463]=&quot;&quot;;&quot;&quot;;[$latest_newly_sick_table.C462]*[.C$1])">
            <text:p/>
          </table:table-cell>
          <table:table-cell table:formula="of:=IF([.$A463]=&quot;&quot;;&quot;&quot;;[$latest_newly_sick_table.D462]*[.D$1])">
            <text:p/>
          </table:table-cell>
          <table:table-cell table:formula="of:=IF([.$A463]=&quot;&quot;;&quot;&quot;;[$latest_newly_sick_table.E462]*[.E$1])">
            <text:p/>
          </table:table-cell>
          <table:table-cell table:formula="of:=IF([.$A463]=&quot;&quot;;&quot;&quot;;[$latest_newly_sick_table.F462]*[.F$1])">
            <text:p/>
          </table:table-cell>
          <table:table-cell table:formula="of:=IF([.$A463]=&quot;&quot;;&quot;&quot;;[$latest_newly_sick_table.G462]*[.G$1])">
            <text:p/>
          </table:table-cell>
          <table:table-cell table:formula="of:=IF([.$A463]=&quot;&quot;;&quot;&quot;;[$latest_newly_sick_table.H462]*[.H$1])">
            <text:p/>
          </table:table-cell>
          <table:table-cell table:formula="of:=IF([.$A463]=&quot;&quot;;&quot;&quot;;[$latest_newly_sick_table.I462]*[.I$1])">
            <text:p/>
          </table:table-cell>
          <table:table-cell table:formula="of:=IF([.$A463]=&quot;&quot;;&quot;&quot;;[$latest_newly_sick_table.J462]*[.J$1])">
            <text:p/>
          </table:table-cell>
          <table:table-cell table:formula="of:=IF([.$A463]=&quot;&quot;;&quot;&quot;;[$latest_newly_sick_table.K462]*[.K$1])">
            <text:p/>
          </table:table-cell>
          <table:table-cell table:formula="of:=IF([.$A463]=&quot;&quot;;&quot;&quot;;[$latest_newly_sick_table.L462]*[.L$1])">
            <text:p/>
          </table:table-cell>
          <table:table-cell/>
          <table:table-cell table:formula="of:=SUM([.B463:.J463])/[.N$1]" office:value-type="percentage" office:value="0" calcext:value-type="percentage">
            <text:p>0.00%</text:p>
          </table:table-cell>
          <table:table-cell table:formula="of:=IF([.A469]=&quot;&quot;;&quot;&quot;;AVERAGE([.N456:.N469]))">
            <text:p/>
          </table:table-cell>
        </table:table-row>
        <table:table-row table:style-name="ro1">
          <table:table-cell table:style-name="ce1" table:formula="of:=IF([$latest_newly_sick_table.A463]=&quot;&quot;;&quot;&quot;;[$latest_newly_sick_table.A463])">
            <text:p/>
          </table:table-cell>
          <table:table-cell table:formula="of:=IF([.$A464]=&quot;&quot;;&quot;&quot;;[$latest_newly_sick_table.B463]*[.B$1])">
            <text:p/>
          </table:table-cell>
          <table:table-cell table:formula="of:=IF([.$A464]=&quot;&quot;;&quot;&quot;;[$latest_newly_sick_table.C463]*[.C$1])">
            <text:p/>
          </table:table-cell>
          <table:table-cell table:formula="of:=IF([.$A464]=&quot;&quot;;&quot;&quot;;[$latest_newly_sick_table.D463]*[.D$1])">
            <text:p/>
          </table:table-cell>
          <table:table-cell table:formula="of:=IF([.$A464]=&quot;&quot;;&quot;&quot;;[$latest_newly_sick_table.E463]*[.E$1])">
            <text:p/>
          </table:table-cell>
          <table:table-cell table:formula="of:=IF([.$A464]=&quot;&quot;;&quot;&quot;;[$latest_newly_sick_table.F463]*[.F$1])">
            <text:p/>
          </table:table-cell>
          <table:table-cell table:formula="of:=IF([.$A464]=&quot;&quot;;&quot;&quot;;[$latest_newly_sick_table.G463]*[.G$1])">
            <text:p/>
          </table:table-cell>
          <table:table-cell table:formula="of:=IF([.$A464]=&quot;&quot;;&quot;&quot;;[$latest_newly_sick_table.H463]*[.H$1])">
            <text:p/>
          </table:table-cell>
          <table:table-cell table:formula="of:=IF([.$A464]=&quot;&quot;;&quot;&quot;;[$latest_newly_sick_table.I463]*[.I$1])">
            <text:p/>
          </table:table-cell>
          <table:table-cell table:formula="of:=IF([.$A464]=&quot;&quot;;&quot;&quot;;[$latest_newly_sick_table.J463]*[.J$1])">
            <text:p/>
          </table:table-cell>
          <table:table-cell table:formula="of:=IF([.$A464]=&quot;&quot;;&quot;&quot;;[$latest_newly_sick_table.K463]*[.K$1])">
            <text:p/>
          </table:table-cell>
          <table:table-cell table:formula="of:=IF([.$A464]=&quot;&quot;;&quot;&quot;;[$latest_newly_sick_table.L463]*[.L$1])">
            <text:p/>
          </table:table-cell>
          <table:table-cell/>
          <table:table-cell table:formula="of:=SUM([.B464:.J464])/[.N$1]" office:value-type="percentage" office:value="0" calcext:value-type="percentage">
            <text:p>0.00%</text:p>
          </table:table-cell>
          <table:table-cell table:formula="of:=IF([.A470]=&quot;&quot;;&quot;&quot;;AVERAGE([.N457:.N470]))">
            <text:p/>
          </table:table-cell>
        </table:table-row>
        <table:table-row table:style-name="ro1">
          <table:table-cell table:style-name="ce1" table:formula="of:=IF([$latest_newly_sick_table.A464]=&quot;&quot;;&quot;&quot;;[$latest_newly_sick_table.A464])">
            <text:p/>
          </table:table-cell>
          <table:table-cell table:formula="of:=IF([.$A465]=&quot;&quot;;&quot;&quot;;[$latest_newly_sick_table.B464]*[.B$1])">
            <text:p/>
          </table:table-cell>
          <table:table-cell table:formula="of:=IF([.$A465]=&quot;&quot;;&quot;&quot;;[$latest_newly_sick_table.C464]*[.C$1])">
            <text:p/>
          </table:table-cell>
          <table:table-cell table:formula="of:=IF([.$A465]=&quot;&quot;;&quot;&quot;;[$latest_newly_sick_table.D464]*[.D$1])">
            <text:p/>
          </table:table-cell>
          <table:table-cell table:formula="of:=IF([.$A465]=&quot;&quot;;&quot;&quot;;[$latest_newly_sick_table.E464]*[.E$1])">
            <text:p/>
          </table:table-cell>
          <table:table-cell table:formula="of:=IF([.$A465]=&quot;&quot;;&quot;&quot;;[$latest_newly_sick_table.F464]*[.F$1])">
            <text:p/>
          </table:table-cell>
          <table:table-cell table:formula="of:=IF([.$A465]=&quot;&quot;;&quot;&quot;;[$latest_newly_sick_table.G464]*[.G$1])">
            <text:p/>
          </table:table-cell>
          <table:table-cell table:formula="of:=IF([.$A465]=&quot;&quot;;&quot;&quot;;[$latest_newly_sick_table.H464]*[.H$1])">
            <text:p/>
          </table:table-cell>
          <table:table-cell table:formula="of:=IF([.$A465]=&quot;&quot;;&quot;&quot;;[$latest_newly_sick_table.I464]*[.I$1])">
            <text:p/>
          </table:table-cell>
          <table:table-cell table:formula="of:=IF([.$A465]=&quot;&quot;;&quot;&quot;;[$latest_newly_sick_table.J464]*[.J$1])">
            <text:p/>
          </table:table-cell>
          <table:table-cell table:formula="of:=IF([.$A465]=&quot;&quot;;&quot;&quot;;[$latest_newly_sick_table.K464]*[.K$1])">
            <text:p/>
          </table:table-cell>
          <table:table-cell table:formula="of:=IF([.$A465]=&quot;&quot;;&quot;&quot;;[$latest_newly_sick_table.L464]*[.L$1])">
            <text:p/>
          </table:table-cell>
          <table:table-cell/>
          <table:table-cell table:formula="of:=SUM([.B465:.J465])/[.N$1]" office:value-type="percentage" office:value="0" calcext:value-type="percentage">
            <text:p>0.00%</text:p>
          </table:table-cell>
          <table:table-cell table:formula="of:=IF([.A471]=&quot;&quot;;&quot;&quot;;AVERAGE([.N458:.N471]))">
            <text:p/>
          </table:table-cell>
        </table:table-row>
        <table:table-row table:style-name="ro1">
          <table:table-cell table:style-name="ce1" table:formula="of:=IF([$latest_newly_sick_table.A465]=&quot;&quot;;&quot;&quot;;[$latest_newly_sick_table.A465])">
            <text:p/>
          </table:table-cell>
          <table:table-cell table:formula="of:=IF([.$A466]=&quot;&quot;;&quot;&quot;;[$latest_newly_sick_table.B465]*[.B$1])">
            <text:p/>
          </table:table-cell>
          <table:table-cell table:formula="of:=IF([.$A466]=&quot;&quot;;&quot;&quot;;[$latest_newly_sick_table.C465]*[.C$1])">
            <text:p/>
          </table:table-cell>
          <table:table-cell table:formula="of:=IF([.$A466]=&quot;&quot;;&quot;&quot;;[$latest_newly_sick_table.D465]*[.D$1])">
            <text:p/>
          </table:table-cell>
          <table:table-cell table:formula="of:=IF([.$A466]=&quot;&quot;;&quot;&quot;;[$latest_newly_sick_table.E465]*[.E$1])">
            <text:p/>
          </table:table-cell>
          <table:table-cell table:formula="of:=IF([.$A466]=&quot;&quot;;&quot;&quot;;[$latest_newly_sick_table.F465]*[.F$1])">
            <text:p/>
          </table:table-cell>
          <table:table-cell table:formula="of:=IF([.$A466]=&quot;&quot;;&quot;&quot;;[$latest_newly_sick_table.G465]*[.G$1])">
            <text:p/>
          </table:table-cell>
          <table:table-cell table:formula="of:=IF([.$A466]=&quot;&quot;;&quot;&quot;;[$latest_newly_sick_table.H465]*[.H$1])">
            <text:p/>
          </table:table-cell>
          <table:table-cell table:formula="of:=IF([.$A466]=&quot;&quot;;&quot;&quot;;[$latest_newly_sick_table.I465]*[.I$1])">
            <text:p/>
          </table:table-cell>
          <table:table-cell table:formula="of:=IF([.$A466]=&quot;&quot;;&quot;&quot;;[$latest_newly_sick_table.J465]*[.J$1])">
            <text:p/>
          </table:table-cell>
          <table:table-cell table:formula="of:=IF([.$A466]=&quot;&quot;;&quot;&quot;;[$latest_newly_sick_table.K465]*[.K$1])">
            <text:p/>
          </table:table-cell>
          <table:table-cell table:formula="of:=IF([.$A466]=&quot;&quot;;&quot;&quot;;[$latest_newly_sick_table.L465]*[.L$1])">
            <text:p/>
          </table:table-cell>
          <table:table-cell/>
          <table:table-cell table:formula="of:=SUM([.B466:.J466])/[.N$1]" office:value-type="percentage" office:value="0" calcext:value-type="percentage">
            <text:p>0.00%</text:p>
          </table:table-cell>
          <table:table-cell table:formula="of:=IF([.A472]=&quot;&quot;;&quot;&quot;;AVERAGE([.N459:.N472]))">
            <text:p/>
          </table:table-cell>
        </table:table-row>
        <table:table-row table:style-name="ro1">
          <table:table-cell table:style-name="ce1" table:formula="of:=IF([$latest_newly_sick_table.A466]=&quot;&quot;;&quot;&quot;;[$latest_newly_sick_table.A466])">
            <text:p/>
          </table:table-cell>
          <table:table-cell table:formula="of:=IF([.$A467]=&quot;&quot;;&quot;&quot;;[$latest_newly_sick_table.B466]*[.B$1])">
            <text:p/>
          </table:table-cell>
          <table:table-cell table:formula="of:=IF([.$A467]=&quot;&quot;;&quot;&quot;;[$latest_newly_sick_table.C466]*[.C$1])">
            <text:p/>
          </table:table-cell>
          <table:table-cell table:formula="of:=IF([.$A467]=&quot;&quot;;&quot;&quot;;[$latest_newly_sick_table.D466]*[.D$1])">
            <text:p/>
          </table:table-cell>
          <table:table-cell table:formula="of:=IF([.$A467]=&quot;&quot;;&quot;&quot;;[$latest_newly_sick_table.E466]*[.E$1])">
            <text:p/>
          </table:table-cell>
          <table:table-cell table:formula="of:=IF([.$A467]=&quot;&quot;;&quot;&quot;;[$latest_newly_sick_table.F466]*[.F$1])">
            <text:p/>
          </table:table-cell>
          <table:table-cell table:formula="of:=IF([.$A467]=&quot;&quot;;&quot;&quot;;[$latest_newly_sick_table.G466]*[.G$1])">
            <text:p/>
          </table:table-cell>
          <table:table-cell table:formula="of:=IF([.$A467]=&quot;&quot;;&quot;&quot;;[$latest_newly_sick_table.H466]*[.H$1])">
            <text:p/>
          </table:table-cell>
          <table:table-cell table:formula="of:=IF([.$A467]=&quot;&quot;;&quot;&quot;;[$latest_newly_sick_table.I466]*[.I$1])">
            <text:p/>
          </table:table-cell>
          <table:table-cell table:formula="of:=IF([.$A467]=&quot;&quot;;&quot;&quot;;[$latest_newly_sick_table.J466]*[.J$1])">
            <text:p/>
          </table:table-cell>
          <table:table-cell table:formula="of:=IF([.$A467]=&quot;&quot;;&quot;&quot;;[$latest_newly_sick_table.K466]*[.K$1])">
            <text:p/>
          </table:table-cell>
          <table:table-cell table:formula="of:=IF([.$A467]=&quot;&quot;;&quot;&quot;;[$latest_newly_sick_table.L466]*[.L$1])">
            <text:p/>
          </table:table-cell>
          <table:table-cell/>
          <table:table-cell table:formula="of:=SUM([.B467:.J467])/[.N$1]" office:value-type="percentage" office:value="0" calcext:value-type="percentage">
            <text:p>0.00%</text:p>
          </table:table-cell>
          <table:table-cell table:formula="of:=IF([.A473]=&quot;&quot;;&quot;&quot;;AVERAGE([.N460:.N473]))">
            <text:p/>
          </table:table-cell>
        </table:table-row>
        <table:table-row table:style-name="ro1">
          <table:table-cell table:style-name="ce1" table:formula="of:=IF([$latest_newly_sick_table.A467]=&quot;&quot;;&quot;&quot;;[$latest_newly_sick_table.A467])">
            <text:p/>
          </table:table-cell>
          <table:table-cell table:formula="of:=IF([.$A468]=&quot;&quot;;&quot;&quot;;[$latest_newly_sick_table.B467]*[.B$1])">
            <text:p/>
          </table:table-cell>
          <table:table-cell table:formula="of:=IF([.$A468]=&quot;&quot;;&quot;&quot;;[$latest_newly_sick_table.C467]*[.C$1])">
            <text:p/>
          </table:table-cell>
          <table:table-cell table:formula="of:=IF([.$A468]=&quot;&quot;;&quot;&quot;;[$latest_newly_sick_table.D467]*[.D$1])">
            <text:p/>
          </table:table-cell>
          <table:table-cell table:formula="of:=IF([.$A468]=&quot;&quot;;&quot;&quot;;[$latest_newly_sick_table.E467]*[.E$1])">
            <text:p/>
          </table:table-cell>
          <table:table-cell table:formula="of:=IF([.$A468]=&quot;&quot;;&quot;&quot;;[$latest_newly_sick_table.F467]*[.F$1])">
            <text:p/>
          </table:table-cell>
          <table:table-cell table:formula="of:=IF([.$A468]=&quot;&quot;;&quot;&quot;;[$latest_newly_sick_table.G467]*[.G$1])">
            <text:p/>
          </table:table-cell>
          <table:table-cell table:formula="of:=IF([.$A468]=&quot;&quot;;&quot;&quot;;[$latest_newly_sick_table.H467]*[.H$1])">
            <text:p/>
          </table:table-cell>
          <table:table-cell table:formula="of:=IF([.$A468]=&quot;&quot;;&quot;&quot;;[$latest_newly_sick_table.I467]*[.I$1])">
            <text:p/>
          </table:table-cell>
          <table:table-cell table:formula="of:=IF([.$A468]=&quot;&quot;;&quot;&quot;;[$latest_newly_sick_table.J467]*[.J$1])">
            <text:p/>
          </table:table-cell>
          <table:table-cell table:formula="of:=IF([.$A468]=&quot;&quot;;&quot;&quot;;[$latest_newly_sick_table.K467]*[.K$1])">
            <text:p/>
          </table:table-cell>
          <table:table-cell table:formula="of:=IF([.$A468]=&quot;&quot;;&quot;&quot;;[$latest_newly_sick_table.L467]*[.L$1])">
            <text:p/>
          </table:table-cell>
          <table:table-cell/>
          <table:table-cell table:formula="of:=SUM([.B468:.J468])/[.N$1]" office:value-type="percentage" office:value="0" calcext:value-type="percentage">
            <text:p>0.00%</text:p>
          </table:table-cell>
          <table:table-cell table:formula="of:=IF([.A474]=&quot;&quot;;&quot;&quot;;AVERAGE([.N461:.N474]))">
            <text:p/>
          </table:table-cell>
        </table:table-row>
        <table:table-row table:style-name="ro1">
          <table:table-cell table:style-name="ce1" table:formula="of:=IF([$latest_newly_sick_table.A468]=&quot;&quot;;&quot;&quot;;[$latest_newly_sick_table.A468])">
            <text:p/>
          </table:table-cell>
          <table:table-cell table:formula="of:=IF([.$A469]=&quot;&quot;;&quot;&quot;;[$latest_newly_sick_table.B468]*[.B$1])">
            <text:p/>
          </table:table-cell>
          <table:table-cell table:formula="of:=IF([.$A469]=&quot;&quot;;&quot;&quot;;[$latest_newly_sick_table.C468]*[.C$1])">
            <text:p/>
          </table:table-cell>
          <table:table-cell table:formula="of:=IF([.$A469]=&quot;&quot;;&quot;&quot;;[$latest_newly_sick_table.D468]*[.D$1])">
            <text:p/>
          </table:table-cell>
          <table:table-cell table:formula="of:=IF([.$A469]=&quot;&quot;;&quot;&quot;;[$latest_newly_sick_table.E468]*[.E$1])">
            <text:p/>
          </table:table-cell>
          <table:table-cell table:formula="of:=IF([.$A469]=&quot;&quot;;&quot;&quot;;[$latest_newly_sick_table.F468]*[.F$1])">
            <text:p/>
          </table:table-cell>
          <table:table-cell table:formula="of:=IF([.$A469]=&quot;&quot;;&quot;&quot;;[$latest_newly_sick_table.G468]*[.G$1])">
            <text:p/>
          </table:table-cell>
          <table:table-cell table:formula="of:=IF([.$A469]=&quot;&quot;;&quot;&quot;;[$latest_newly_sick_table.H468]*[.H$1])">
            <text:p/>
          </table:table-cell>
          <table:table-cell table:formula="of:=IF([.$A469]=&quot;&quot;;&quot;&quot;;[$latest_newly_sick_table.I468]*[.I$1])">
            <text:p/>
          </table:table-cell>
          <table:table-cell table:formula="of:=IF([.$A469]=&quot;&quot;;&quot;&quot;;[$latest_newly_sick_table.J468]*[.J$1])">
            <text:p/>
          </table:table-cell>
          <table:table-cell table:formula="of:=IF([.$A469]=&quot;&quot;;&quot;&quot;;[$latest_newly_sick_table.K468]*[.K$1])">
            <text:p/>
          </table:table-cell>
          <table:table-cell table:formula="of:=IF([.$A469]=&quot;&quot;;&quot;&quot;;[$latest_newly_sick_table.L468]*[.L$1])">
            <text:p/>
          </table:table-cell>
          <table:table-cell/>
          <table:table-cell table:formula="of:=SUM([.B469:.J469])/[.N$1]" office:value-type="percentage" office:value="0" calcext:value-type="percentage">
            <text:p>0.00%</text:p>
          </table:table-cell>
          <table:table-cell table:formula="of:=IF([.A475]=&quot;&quot;;&quot;&quot;;AVERAGE([.N462:.N475]))">
            <text:p/>
          </table:table-cell>
        </table:table-row>
        <table:table-row table:style-name="ro1">
          <table:table-cell table:style-name="ce1" table:formula="of:=IF([$latest_newly_sick_table.A469]=&quot;&quot;;&quot;&quot;;[$latest_newly_sick_table.A469])">
            <text:p/>
          </table:table-cell>
          <table:table-cell table:formula="of:=IF([.$A470]=&quot;&quot;;&quot;&quot;;[$latest_newly_sick_table.B469]*[.B$1])">
            <text:p/>
          </table:table-cell>
          <table:table-cell table:formula="of:=IF([.$A470]=&quot;&quot;;&quot;&quot;;[$latest_newly_sick_table.C469]*[.C$1])">
            <text:p/>
          </table:table-cell>
          <table:table-cell table:formula="of:=IF([.$A470]=&quot;&quot;;&quot;&quot;;[$latest_newly_sick_table.D469]*[.D$1])">
            <text:p/>
          </table:table-cell>
          <table:table-cell table:formula="of:=IF([.$A470]=&quot;&quot;;&quot;&quot;;[$latest_newly_sick_table.E469]*[.E$1])">
            <text:p/>
          </table:table-cell>
          <table:table-cell table:formula="of:=IF([.$A470]=&quot;&quot;;&quot;&quot;;[$latest_newly_sick_table.F469]*[.F$1])">
            <text:p/>
          </table:table-cell>
          <table:table-cell table:formula="of:=IF([.$A470]=&quot;&quot;;&quot;&quot;;[$latest_newly_sick_table.G469]*[.G$1])">
            <text:p/>
          </table:table-cell>
          <table:table-cell table:formula="of:=IF([.$A470]=&quot;&quot;;&quot;&quot;;[$latest_newly_sick_table.H469]*[.H$1])">
            <text:p/>
          </table:table-cell>
          <table:table-cell table:formula="of:=IF([.$A470]=&quot;&quot;;&quot;&quot;;[$latest_newly_sick_table.I469]*[.I$1])">
            <text:p/>
          </table:table-cell>
          <table:table-cell table:formula="of:=IF([.$A470]=&quot;&quot;;&quot;&quot;;[$latest_newly_sick_table.J469]*[.J$1])">
            <text:p/>
          </table:table-cell>
          <table:table-cell table:formula="of:=IF([.$A470]=&quot;&quot;;&quot;&quot;;[$latest_newly_sick_table.K469]*[.K$1])">
            <text:p/>
          </table:table-cell>
          <table:table-cell table:formula="of:=IF([.$A470]=&quot;&quot;;&quot;&quot;;[$latest_newly_sick_table.L469]*[.L$1])">
            <text:p/>
          </table:table-cell>
          <table:table-cell/>
          <table:table-cell table:formula="of:=SUM([.B470:.J470])/[.N$1]" office:value-type="percentage" office:value="0" calcext:value-type="percentage">
            <text:p>0.00%</text:p>
          </table:table-cell>
          <table:table-cell table:formula="of:=IF([.A476]=&quot;&quot;;&quot;&quot;;AVERAGE([.N463:.N476]))">
            <text:p/>
          </table:table-cell>
        </table:table-row>
        <table:table-row table:style-name="ro1">
          <table:table-cell table:style-name="ce1" table:formula="of:=IF([$latest_newly_sick_table.A470]=&quot;&quot;;&quot;&quot;;[$latest_newly_sick_table.A470])">
            <text:p/>
          </table:table-cell>
          <table:table-cell table:formula="of:=IF([.$A471]=&quot;&quot;;&quot;&quot;;[$latest_newly_sick_table.B470]*[.B$1])">
            <text:p/>
          </table:table-cell>
          <table:table-cell table:formula="of:=IF([.$A471]=&quot;&quot;;&quot;&quot;;[$latest_newly_sick_table.C470]*[.C$1])">
            <text:p/>
          </table:table-cell>
          <table:table-cell table:formula="of:=IF([.$A471]=&quot;&quot;;&quot;&quot;;[$latest_newly_sick_table.D470]*[.D$1])">
            <text:p/>
          </table:table-cell>
          <table:table-cell table:formula="of:=IF([.$A471]=&quot;&quot;;&quot;&quot;;[$latest_newly_sick_table.E470]*[.E$1])">
            <text:p/>
          </table:table-cell>
          <table:table-cell table:formula="of:=IF([.$A471]=&quot;&quot;;&quot;&quot;;[$latest_newly_sick_table.F470]*[.F$1])">
            <text:p/>
          </table:table-cell>
          <table:table-cell table:formula="of:=IF([.$A471]=&quot;&quot;;&quot;&quot;;[$latest_newly_sick_table.G470]*[.G$1])">
            <text:p/>
          </table:table-cell>
          <table:table-cell table:formula="of:=IF([.$A471]=&quot;&quot;;&quot;&quot;;[$latest_newly_sick_table.H470]*[.H$1])">
            <text:p/>
          </table:table-cell>
          <table:table-cell table:formula="of:=IF([.$A471]=&quot;&quot;;&quot;&quot;;[$latest_newly_sick_table.I470]*[.I$1])">
            <text:p/>
          </table:table-cell>
          <table:table-cell table:formula="of:=IF([.$A471]=&quot;&quot;;&quot;&quot;;[$latest_newly_sick_table.J470]*[.J$1])">
            <text:p/>
          </table:table-cell>
          <table:table-cell table:formula="of:=IF([.$A471]=&quot;&quot;;&quot;&quot;;[$latest_newly_sick_table.K470]*[.K$1])">
            <text:p/>
          </table:table-cell>
          <table:table-cell table:formula="of:=IF([.$A471]=&quot;&quot;;&quot;&quot;;[$latest_newly_sick_table.L470]*[.L$1])">
            <text:p/>
          </table:table-cell>
          <table:table-cell/>
          <table:table-cell table:formula="of:=SUM([.B471:.J471])/[.N$1]" office:value-type="percentage" office:value="0" calcext:value-type="percentage">
            <text:p>0.00%</text:p>
          </table:table-cell>
          <table:table-cell table:formula="of:=IF([.A477]=&quot;&quot;;&quot;&quot;;AVERAGE([.N464:.N477]))">
            <text:p/>
          </table:table-cell>
        </table:table-row>
        <table:table-row table:style-name="ro1">
          <table:table-cell table:style-name="ce1" table:formula="of:=IF([$latest_newly_sick_table.A471]=&quot;&quot;;&quot;&quot;;[$latest_newly_sick_table.A471])">
            <text:p/>
          </table:table-cell>
          <table:table-cell table:formula="of:=IF([.$A472]=&quot;&quot;;&quot;&quot;;[$latest_newly_sick_table.B471]*[.B$1])">
            <text:p/>
          </table:table-cell>
          <table:table-cell table:formula="of:=IF([.$A472]=&quot;&quot;;&quot;&quot;;[$latest_newly_sick_table.C471]*[.C$1])">
            <text:p/>
          </table:table-cell>
          <table:table-cell table:formula="of:=IF([.$A472]=&quot;&quot;;&quot;&quot;;[$latest_newly_sick_table.D471]*[.D$1])">
            <text:p/>
          </table:table-cell>
          <table:table-cell table:formula="of:=IF([.$A472]=&quot;&quot;;&quot;&quot;;[$latest_newly_sick_table.E471]*[.E$1])">
            <text:p/>
          </table:table-cell>
          <table:table-cell table:formula="of:=IF([.$A472]=&quot;&quot;;&quot;&quot;;[$latest_newly_sick_table.F471]*[.F$1])">
            <text:p/>
          </table:table-cell>
          <table:table-cell table:formula="of:=IF([.$A472]=&quot;&quot;;&quot;&quot;;[$latest_newly_sick_table.G471]*[.G$1])">
            <text:p/>
          </table:table-cell>
          <table:table-cell table:formula="of:=IF([.$A472]=&quot;&quot;;&quot;&quot;;[$latest_newly_sick_table.H471]*[.H$1])">
            <text:p/>
          </table:table-cell>
          <table:table-cell table:formula="of:=IF([.$A472]=&quot;&quot;;&quot;&quot;;[$latest_newly_sick_table.I471]*[.I$1])">
            <text:p/>
          </table:table-cell>
          <table:table-cell table:formula="of:=IF([.$A472]=&quot;&quot;;&quot;&quot;;[$latest_newly_sick_table.J471]*[.J$1])">
            <text:p/>
          </table:table-cell>
          <table:table-cell table:formula="of:=IF([.$A472]=&quot;&quot;;&quot;&quot;;[$latest_newly_sick_table.K471]*[.K$1])">
            <text:p/>
          </table:table-cell>
          <table:table-cell table:formula="of:=IF([.$A472]=&quot;&quot;;&quot;&quot;;[$latest_newly_sick_table.L471]*[.L$1])">
            <text:p/>
          </table:table-cell>
          <table:table-cell/>
          <table:table-cell table:formula="of:=SUM([.B472:.J472])/[.N$1]" office:value-type="percentage" office:value="0" calcext:value-type="percentage">
            <text:p>0.00%</text:p>
          </table:table-cell>
          <table:table-cell table:formula="of:=IF([.A478]=&quot;&quot;;&quot;&quot;;AVERAGE([.N465:.N478]))">
            <text:p/>
          </table:table-cell>
        </table:table-row>
        <table:table-row table:style-name="ro1">
          <table:table-cell table:style-name="ce1" table:formula="of:=IF([$latest_newly_sick_table.A472]=&quot;&quot;;&quot;&quot;;[$latest_newly_sick_table.A472])">
            <text:p/>
          </table:table-cell>
          <table:table-cell table:formula="of:=IF([.$A473]=&quot;&quot;;&quot;&quot;;[$latest_newly_sick_table.B472]*[.B$1])">
            <text:p/>
          </table:table-cell>
          <table:table-cell table:formula="of:=IF([.$A473]=&quot;&quot;;&quot;&quot;;[$latest_newly_sick_table.C472]*[.C$1])">
            <text:p/>
          </table:table-cell>
          <table:table-cell table:formula="of:=IF([.$A473]=&quot;&quot;;&quot;&quot;;[$latest_newly_sick_table.D472]*[.D$1])">
            <text:p/>
          </table:table-cell>
          <table:table-cell table:formula="of:=IF([.$A473]=&quot;&quot;;&quot;&quot;;[$latest_newly_sick_table.E472]*[.E$1])">
            <text:p/>
          </table:table-cell>
          <table:table-cell table:formula="of:=IF([.$A473]=&quot;&quot;;&quot;&quot;;[$latest_newly_sick_table.F472]*[.F$1])">
            <text:p/>
          </table:table-cell>
          <table:table-cell table:formula="of:=IF([.$A473]=&quot;&quot;;&quot;&quot;;[$latest_newly_sick_table.G472]*[.G$1])">
            <text:p/>
          </table:table-cell>
          <table:table-cell table:formula="of:=IF([.$A473]=&quot;&quot;;&quot;&quot;;[$latest_newly_sick_table.H472]*[.H$1])">
            <text:p/>
          </table:table-cell>
          <table:table-cell table:formula="of:=IF([.$A473]=&quot;&quot;;&quot;&quot;;[$latest_newly_sick_table.I472]*[.I$1])">
            <text:p/>
          </table:table-cell>
          <table:table-cell table:formula="of:=IF([.$A473]=&quot;&quot;;&quot;&quot;;[$latest_newly_sick_table.J472]*[.J$1])">
            <text:p/>
          </table:table-cell>
          <table:table-cell table:formula="of:=IF([.$A473]=&quot;&quot;;&quot;&quot;;[$latest_newly_sick_table.K472]*[.K$1])">
            <text:p/>
          </table:table-cell>
          <table:table-cell table:formula="of:=IF([.$A473]=&quot;&quot;;&quot;&quot;;[$latest_newly_sick_table.L472]*[.L$1])">
            <text:p/>
          </table:table-cell>
          <table:table-cell/>
          <table:table-cell table:formula="of:=SUM([.B473:.J473])/[.N$1]" office:value-type="percentage" office:value="0" calcext:value-type="percentage">
            <text:p>0.00%</text:p>
          </table:table-cell>
          <table:table-cell table:formula="of:=IF([.A479]=&quot;&quot;;&quot;&quot;;AVERAGE([.N466:.N479]))">
            <text:p/>
          </table:table-cell>
        </table:table-row>
        <table:table-row table:style-name="ro1">
          <table:table-cell table:style-name="ce1" table:formula="of:=IF([$latest_newly_sick_table.A473]=&quot;&quot;;&quot;&quot;;[$latest_newly_sick_table.A473])">
            <text:p/>
          </table:table-cell>
          <table:table-cell table:formula="of:=IF([.$A474]=&quot;&quot;;&quot;&quot;;[$latest_newly_sick_table.B473]*[.B$1])">
            <text:p/>
          </table:table-cell>
          <table:table-cell table:formula="of:=IF([.$A474]=&quot;&quot;;&quot;&quot;;[$latest_newly_sick_table.C473]*[.C$1])">
            <text:p/>
          </table:table-cell>
          <table:table-cell table:formula="of:=IF([.$A474]=&quot;&quot;;&quot;&quot;;[$latest_newly_sick_table.D473]*[.D$1])">
            <text:p/>
          </table:table-cell>
          <table:table-cell table:formula="of:=IF([.$A474]=&quot;&quot;;&quot;&quot;;[$latest_newly_sick_table.E473]*[.E$1])">
            <text:p/>
          </table:table-cell>
          <table:table-cell table:formula="of:=IF([.$A474]=&quot;&quot;;&quot;&quot;;[$latest_newly_sick_table.F473]*[.F$1])">
            <text:p/>
          </table:table-cell>
          <table:table-cell table:formula="of:=IF([.$A474]=&quot;&quot;;&quot;&quot;;[$latest_newly_sick_table.G473]*[.G$1])">
            <text:p/>
          </table:table-cell>
          <table:table-cell table:formula="of:=IF([.$A474]=&quot;&quot;;&quot;&quot;;[$latest_newly_sick_table.H473]*[.H$1])">
            <text:p/>
          </table:table-cell>
          <table:table-cell table:formula="of:=IF([.$A474]=&quot;&quot;;&quot;&quot;;[$latest_newly_sick_table.I473]*[.I$1])">
            <text:p/>
          </table:table-cell>
          <table:table-cell table:formula="of:=IF([.$A474]=&quot;&quot;;&quot;&quot;;[$latest_newly_sick_table.J473]*[.J$1])">
            <text:p/>
          </table:table-cell>
          <table:table-cell table:formula="of:=IF([.$A474]=&quot;&quot;;&quot;&quot;;[$latest_newly_sick_table.K473]*[.K$1])">
            <text:p/>
          </table:table-cell>
          <table:table-cell table:formula="of:=IF([.$A474]=&quot;&quot;;&quot;&quot;;[$latest_newly_sick_table.L473]*[.L$1])">
            <text:p/>
          </table:table-cell>
          <table:table-cell/>
          <table:table-cell table:formula="of:=SUM([.B474:.J474])/[.N$1]" office:value-type="percentage" office:value="0" calcext:value-type="percentage">
            <text:p>0.00%</text:p>
          </table:table-cell>
          <table:table-cell table:formula="of:=IF([.A480]=&quot;&quot;;&quot;&quot;;AVERAGE([.N467:.N480]))">
            <text:p/>
          </table:table-cell>
        </table:table-row>
        <table:table-row table:style-name="ro1">
          <table:table-cell table:style-name="ce1" table:formula="of:=IF([$latest_newly_sick_table.A474]=&quot;&quot;;&quot;&quot;;[$latest_newly_sick_table.A474])">
            <text:p/>
          </table:table-cell>
          <table:table-cell table:formula="of:=IF([.$A475]=&quot;&quot;;&quot;&quot;;[$latest_newly_sick_table.B474]*[.B$1])">
            <text:p/>
          </table:table-cell>
          <table:table-cell table:formula="of:=IF([.$A475]=&quot;&quot;;&quot;&quot;;[$latest_newly_sick_table.C474]*[.C$1])">
            <text:p/>
          </table:table-cell>
          <table:table-cell table:formula="of:=IF([.$A475]=&quot;&quot;;&quot;&quot;;[$latest_newly_sick_table.D474]*[.D$1])">
            <text:p/>
          </table:table-cell>
          <table:table-cell table:formula="of:=IF([.$A475]=&quot;&quot;;&quot;&quot;;[$latest_newly_sick_table.E474]*[.E$1])">
            <text:p/>
          </table:table-cell>
          <table:table-cell table:formula="of:=IF([.$A475]=&quot;&quot;;&quot;&quot;;[$latest_newly_sick_table.F474]*[.F$1])">
            <text:p/>
          </table:table-cell>
          <table:table-cell table:formula="of:=IF([.$A475]=&quot;&quot;;&quot;&quot;;[$latest_newly_sick_table.G474]*[.G$1])">
            <text:p/>
          </table:table-cell>
          <table:table-cell table:formula="of:=IF([.$A475]=&quot;&quot;;&quot;&quot;;[$latest_newly_sick_table.H474]*[.H$1])">
            <text:p/>
          </table:table-cell>
          <table:table-cell table:formula="of:=IF([.$A475]=&quot;&quot;;&quot;&quot;;[$latest_newly_sick_table.I474]*[.I$1])">
            <text:p/>
          </table:table-cell>
          <table:table-cell table:formula="of:=IF([.$A475]=&quot;&quot;;&quot;&quot;;[$latest_newly_sick_table.J474]*[.J$1])">
            <text:p/>
          </table:table-cell>
          <table:table-cell table:formula="of:=IF([.$A475]=&quot;&quot;;&quot;&quot;;[$latest_newly_sick_table.K474]*[.K$1])">
            <text:p/>
          </table:table-cell>
          <table:table-cell table:formula="of:=IF([.$A475]=&quot;&quot;;&quot;&quot;;[$latest_newly_sick_table.L474]*[.L$1])">
            <text:p/>
          </table:table-cell>
          <table:table-cell/>
          <table:table-cell table:formula="of:=SUM([.B475:.J475])/[.N$1]" office:value-type="percentage" office:value="0" calcext:value-type="percentage">
            <text:p>0.00%</text:p>
          </table:table-cell>
          <table:table-cell table:formula="of:=IF([.A481]=&quot;&quot;;&quot;&quot;;AVERAGE([.N468:.N481]))">
            <text:p/>
          </table:table-cell>
        </table:table-row>
        <table:table-row table:style-name="ro1">
          <table:table-cell table:style-name="ce1" table:formula="of:=IF([$latest_newly_sick_table.A475]=&quot;&quot;;&quot;&quot;;[$latest_newly_sick_table.A475])">
            <text:p/>
          </table:table-cell>
          <table:table-cell table:formula="of:=IF([.$A476]=&quot;&quot;;&quot;&quot;;[$latest_newly_sick_table.B475]*[.B$1])">
            <text:p/>
          </table:table-cell>
          <table:table-cell table:formula="of:=IF([.$A476]=&quot;&quot;;&quot;&quot;;[$latest_newly_sick_table.C475]*[.C$1])">
            <text:p/>
          </table:table-cell>
          <table:table-cell table:formula="of:=IF([.$A476]=&quot;&quot;;&quot;&quot;;[$latest_newly_sick_table.D475]*[.D$1])">
            <text:p/>
          </table:table-cell>
          <table:table-cell table:formula="of:=IF([.$A476]=&quot;&quot;;&quot;&quot;;[$latest_newly_sick_table.E475]*[.E$1])">
            <text:p/>
          </table:table-cell>
          <table:table-cell table:formula="of:=IF([.$A476]=&quot;&quot;;&quot;&quot;;[$latest_newly_sick_table.F475]*[.F$1])">
            <text:p/>
          </table:table-cell>
          <table:table-cell table:formula="of:=IF([.$A476]=&quot;&quot;;&quot;&quot;;[$latest_newly_sick_table.G475]*[.G$1])">
            <text:p/>
          </table:table-cell>
          <table:table-cell table:formula="of:=IF([.$A476]=&quot;&quot;;&quot;&quot;;[$latest_newly_sick_table.H475]*[.H$1])">
            <text:p/>
          </table:table-cell>
          <table:table-cell table:formula="of:=IF([.$A476]=&quot;&quot;;&quot;&quot;;[$latest_newly_sick_table.I475]*[.I$1])">
            <text:p/>
          </table:table-cell>
          <table:table-cell table:formula="of:=IF([.$A476]=&quot;&quot;;&quot;&quot;;[$latest_newly_sick_table.J475]*[.J$1])">
            <text:p/>
          </table:table-cell>
          <table:table-cell table:formula="of:=IF([.$A476]=&quot;&quot;;&quot;&quot;;[$latest_newly_sick_table.K475]*[.K$1])">
            <text:p/>
          </table:table-cell>
          <table:table-cell table:formula="of:=IF([.$A476]=&quot;&quot;;&quot;&quot;;[$latest_newly_sick_table.L475]*[.L$1])">
            <text:p/>
          </table:table-cell>
          <table:table-cell/>
          <table:table-cell table:formula="of:=SUM([.B476:.J476])/[.N$1]" office:value-type="percentage" office:value="0" calcext:value-type="percentage">
            <text:p>0.00%</text:p>
          </table:table-cell>
          <table:table-cell table:formula="of:=IF([.A482]=&quot;&quot;;&quot;&quot;;AVERAGE([.N469:.N482]))">
            <text:p/>
          </table:table-cell>
        </table:table-row>
        <table:table-row table:style-name="ro1">
          <table:table-cell table:style-name="ce1" table:formula="of:=IF([$latest_newly_sick_table.A476]=&quot;&quot;;&quot;&quot;;[$latest_newly_sick_table.A476])">
            <text:p/>
          </table:table-cell>
          <table:table-cell table:formula="of:=IF([.$A477]=&quot;&quot;;&quot;&quot;;[$latest_newly_sick_table.B476]*[.B$1])">
            <text:p/>
          </table:table-cell>
          <table:table-cell table:formula="of:=IF([.$A477]=&quot;&quot;;&quot;&quot;;[$latest_newly_sick_table.C476]*[.C$1])">
            <text:p/>
          </table:table-cell>
          <table:table-cell table:formula="of:=IF([.$A477]=&quot;&quot;;&quot;&quot;;[$latest_newly_sick_table.D476]*[.D$1])">
            <text:p/>
          </table:table-cell>
          <table:table-cell table:formula="of:=IF([.$A477]=&quot;&quot;;&quot;&quot;;[$latest_newly_sick_table.E476]*[.E$1])">
            <text:p/>
          </table:table-cell>
          <table:table-cell table:formula="of:=IF([.$A477]=&quot;&quot;;&quot;&quot;;[$latest_newly_sick_table.F476]*[.F$1])">
            <text:p/>
          </table:table-cell>
          <table:table-cell table:formula="of:=IF([.$A477]=&quot;&quot;;&quot;&quot;;[$latest_newly_sick_table.G476]*[.G$1])">
            <text:p/>
          </table:table-cell>
          <table:table-cell table:formula="of:=IF([.$A477]=&quot;&quot;;&quot;&quot;;[$latest_newly_sick_table.H476]*[.H$1])">
            <text:p/>
          </table:table-cell>
          <table:table-cell table:formula="of:=IF([.$A477]=&quot;&quot;;&quot;&quot;;[$latest_newly_sick_table.I476]*[.I$1])">
            <text:p/>
          </table:table-cell>
          <table:table-cell table:formula="of:=IF([.$A477]=&quot;&quot;;&quot;&quot;;[$latest_newly_sick_table.J476]*[.J$1])">
            <text:p/>
          </table:table-cell>
          <table:table-cell table:formula="of:=IF([.$A477]=&quot;&quot;;&quot;&quot;;[$latest_newly_sick_table.K476]*[.K$1])">
            <text:p/>
          </table:table-cell>
          <table:table-cell table:formula="of:=IF([.$A477]=&quot;&quot;;&quot;&quot;;[$latest_newly_sick_table.L476]*[.L$1])">
            <text:p/>
          </table:table-cell>
          <table:table-cell/>
          <table:table-cell table:formula="of:=SUM([.B477:.J477])/[.N$1]" office:value-type="percentage" office:value="0" calcext:value-type="percentage">
            <text:p>0.00%</text:p>
          </table:table-cell>
          <table:table-cell table:formula="of:=IF([.A483]=&quot;&quot;;&quot;&quot;;AVERAGE([.N470:.N483]))">
            <text:p/>
          </table:table-cell>
        </table:table-row>
        <table:table-row table:style-name="ro1">
          <table:table-cell table:style-name="ce1" table:formula="of:=IF([$latest_newly_sick_table.A477]=&quot;&quot;;&quot;&quot;;[$latest_newly_sick_table.A477])">
            <text:p/>
          </table:table-cell>
          <table:table-cell table:formula="of:=IF([.$A478]=&quot;&quot;;&quot;&quot;;[$latest_newly_sick_table.B477]*[.B$1])">
            <text:p/>
          </table:table-cell>
          <table:table-cell table:formula="of:=IF([.$A478]=&quot;&quot;;&quot;&quot;;[$latest_newly_sick_table.C477]*[.C$1])">
            <text:p/>
          </table:table-cell>
          <table:table-cell table:formula="of:=IF([.$A478]=&quot;&quot;;&quot;&quot;;[$latest_newly_sick_table.D477]*[.D$1])">
            <text:p/>
          </table:table-cell>
          <table:table-cell table:formula="of:=IF([.$A478]=&quot;&quot;;&quot;&quot;;[$latest_newly_sick_table.E477]*[.E$1])">
            <text:p/>
          </table:table-cell>
          <table:table-cell table:formula="of:=IF([.$A478]=&quot;&quot;;&quot;&quot;;[$latest_newly_sick_table.F477]*[.F$1])">
            <text:p/>
          </table:table-cell>
          <table:table-cell table:formula="of:=IF([.$A478]=&quot;&quot;;&quot;&quot;;[$latest_newly_sick_table.G477]*[.G$1])">
            <text:p/>
          </table:table-cell>
          <table:table-cell table:formula="of:=IF([.$A478]=&quot;&quot;;&quot;&quot;;[$latest_newly_sick_table.H477]*[.H$1])">
            <text:p/>
          </table:table-cell>
          <table:table-cell table:formula="of:=IF([.$A478]=&quot;&quot;;&quot;&quot;;[$latest_newly_sick_table.I477]*[.I$1])">
            <text:p/>
          </table:table-cell>
          <table:table-cell table:formula="of:=IF([.$A478]=&quot;&quot;;&quot;&quot;;[$latest_newly_sick_table.J477]*[.J$1])">
            <text:p/>
          </table:table-cell>
          <table:table-cell table:formula="of:=IF([.$A478]=&quot;&quot;;&quot;&quot;;[$latest_newly_sick_table.K477]*[.K$1])">
            <text:p/>
          </table:table-cell>
          <table:table-cell table:formula="of:=IF([.$A478]=&quot;&quot;;&quot;&quot;;[$latest_newly_sick_table.L477]*[.L$1])">
            <text:p/>
          </table:table-cell>
          <table:table-cell/>
          <table:table-cell table:formula="of:=SUM([.B478:.J478])/[.N$1]" office:value-type="percentage" office:value="0" calcext:value-type="percentage">
            <text:p>0.00%</text:p>
          </table:table-cell>
          <table:table-cell table:formula="of:=IF([.A484]=&quot;&quot;;&quot;&quot;;AVERAGE([.N471:.N484]))">
            <text:p/>
          </table:table-cell>
        </table:table-row>
        <table:table-row table:style-name="ro1">
          <table:table-cell table:style-name="ce1" table:formula="of:=IF([$latest_newly_sick_table.A478]=&quot;&quot;;&quot;&quot;;[$latest_newly_sick_table.A478])">
            <text:p/>
          </table:table-cell>
          <table:table-cell table:formula="of:=IF([.$A479]=&quot;&quot;;&quot;&quot;;[$latest_newly_sick_table.B478]*[.B$1])">
            <text:p/>
          </table:table-cell>
          <table:table-cell table:formula="of:=IF([.$A479]=&quot;&quot;;&quot;&quot;;[$latest_newly_sick_table.C478]*[.C$1])">
            <text:p/>
          </table:table-cell>
          <table:table-cell table:formula="of:=IF([.$A479]=&quot;&quot;;&quot;&quot;;[$latest_newly_sick_table.D478]*[.D$1])">
            <text:p/>
          </table:table-cell>
          <table:table-cell table:formula="of:=IF([.$A479]=&quot;&quot;;&quot;&quot;;[$latest_newly_sick_table.E478]*[.E$1])">
            <text:p/>
          </table:table-cell>
          <table:table-cell table:formula="of:=IF([.$A479]=&quot;&quot;;&quot;&quot;;[$latest_newly_sick_table.F478]*[.F$1])">
            <text:p/>
          </table:table-cell>
          <table:table-cell table:formula="of:=IF([.$A479]=&quot;&quot;;&quot;&quot;;[$latest_newly_sick_table.G478]*[.G$1])">
            <text:p/>
          </table:table-cell>
          <table:table-cell table:formula="of:=IF([.$A479]=&quot;&quot;;&quot;&quot;;[$latest_newly_sick_table.H478]*[.H$1])">
            <text:p/>
          </table:table-cell>
          <table:table-cell table:formula="of:=IF([.$A479]=&quot;&quot;;&quot;&quot;;[$latest_newly_sick_table.I478]*[.I$1])">
            <text:p/>
          </table:table-cell>
          <table:table-cell table:formula="of:=IF([.$A479]=&quot;&quot;;&quot;&quot;;[$latest_newly_sick_table.J478]*[.J$1])">
            <text:p/>
          </table:table-cell>
          <table:table-cell table:formula="of:=IF([.$A479]=&quot;&quot;;&quot;&quot;;[$latest_newly_sick_table.K478]*[.K$1])">
            <text:p/>
          </table:table-cell>
          <table:table-cell table:formula="of:=IF([.$A479]=&quot;&quot;;&quot;&quot;;[$latest_newly_sick_table.L478]*[.L$1])">
            <text:p/>
          </table:table-cell>
          <table:table-cell/>
          <table:table-cell table:formula="of:=SUM([.B479:.J479])/[.N$1]" office:value-type="percentage" office:value="0" calcext:value-type="percentage">
            <text:p>0.00%</text:p>
          </table:table-cell>
          <table:table-cell table:formula="of:=IF([.A485]=&quot;&quot;;&quot;&quot;;AVERAGE([.N472:.N485]))">
            <text:p/>
          </table:table-cell>
        </table:table-row>
        <table:table-row table:style-name="ro1">
          <table:table-cell table:style-name="ce1" table:formula="of:=IF([$latest_newly_sick_table.A479]=&quot;&quot;;&quot;&quot;;[$latest_newly_sick_table.A479])">
            <text:p/>
          </table:table-cell>
          <table:table-cell table:formula="of:=IF([.$A480]=&quot;&quot;;&quot;&quot;;[$latest_newly_sick_table.B479]*[.B$1])">
            <text:p/>
          </table:table-cell>
          <table:table-cell table:formula="of:=IF([.$A480]=&quot;&quot;;&quot;&quot;;[$latest_newly_sick_table.C479]*[.C$1])">
            <text:p/>
          </table:table-cell>
          <table:table-cell table:formula="of:=IF([.$A480]=&quot;&quot;;&quot;&quot;;[$latest_newly_sick_table.D479]*[.D$1])">
            <text:p/>
          </table:table-cell>
          <table:table-cell table:formula="of:=IF([.$A480]=&quot;&quot;;&quot;&quot;;[$latest_newly_sick_table.E479]*[.E$1])">
            <text:p/>
          </table:table-cell>
          <table:table-cell table:formula="of:=IF([.$A480]=&quot;&quot;;&quot;&quot;;[$latest_newly_sick_table.F479]*[.F$1])">
            <text:p/>
          </table:table-cell>
          <table:table-cell table:formula="of:=IF([.$A480]=&quot;&quot;;&quot;&quot;;[$latest_newly_sick_table.G479]*[.G$1])">
            <text:p/>
          </table:table-cell>
          <table:table-cell table:formula="of:=IF([.$A480]=&quot;&quot;;&quot;&quot;;[$latest_newly_sick_table.H479]*[.H$1])">
            <text:p/>
          </table:table-cell>
          <table:table-cell table:formula="of:=IF([.$A480]=&quot;&quot;;&quot;&quot;;[$latest_newly_sick_table.I479]*[.I$1])">
            <text:p/>
          </table:table-cell>
          <table:table-cell table:formula="of:=IF([.$A480]=&quot;&quot;;&quot;&quot;;[$latest_newly_sick_table.J479]*[.J$1])">
            <text:p/>
          </table:table-cell>
          <table:table-cell table:formula="of:=IF([.$A480]=&quot;&quot;;&quot;&quot;;[$latest_newly_sick_table.K479]*[.K$1])">
            <text:p/>
          </table:table-cell>
          <table:table-cell table:formula="of:=IF([.$A480]=&quot;&quot;;&quot;&quot;;[$latest_newly_sick_table.L479]*[.L$1])">
            <text:p/>
          </table:table-cell>
          <table:table-cell/>
          <table:table-cell table:formula="of:=SUM([.B480:.J480])/[.N$1]" office:value-type="percentage" office:value="0" calcext:value-type="percentage">
            <text:p>0.00%</text:p>
          </table:table-cell>
          <table:table-cell table:formula="of:=IF([.A486]=&quot;&quot;;&quot;&quot;;AVERAGE([.N473:.N486]))">
            <text:p/>
          </table:table-cell>
        </table:table-row>
        <table:table-row table:style-name="ro1">
          <table:table-cell table:style-name="ce1" table:formula="of:=IF([$latest_newly_sick_table.A480]=&quot;&quot;;&quot;&quot;;[$latest_newly_sick_table.A480])">
            <text:p/>
          </table:table-cell>
          <table:table-cell table:formula="of:=IF([.$A481]=&quot;&quot;;&quot;&quot;;[$latest_newly_sick_table.B480]*[.B$1])">
            <text:p/>
          </table:table-cell>
          <table:table-cell table:formula="of:=IF([.$A481]=&quot;&quot;;&quot;&quot;;[$latest_newly_sick_table.C480]*[.C$1])">
            <text:p/>
          </table:table-cell>
          <table:table-cell table:formula="of:=IF([.$A481]=&quot;&quot;;&quot;&quot;;[$latest_newly_sick_table.D480]*[.D$1])">
            <text:p/>
          </table:table-cell>
          <table:table-cell table:formula="of:=IF([.$A481]=&quot;&quot;;&quot;&quot;;[$latest_newly_sick_table.E480]*[.E$1])">
            <text:p/>
          </table:table-cell>
          <table:table-cell table:formula="of:=IF([.$A481]=&quot;&quot;;&quot;&quot;;[$latest_newly_sick_table.F480]*[.F$1])">
            <text:p/>
          </table:table-cell>
          <table:table-cell table:formula="of:=IF([.$A481]=&quot;&quot;;&quot;&quot;;[$latest_newly_sick_table.G480]*[.G$1])">
            <text:p/>
          </table:table-cell>
          <table:table-cell table:formula="of:=IF([.$A481]=&quot;&quot;;&quot;&quot;;[$latest_newly_sick_table.H480]*[.H$1])">
            <text:p/>
          </table:table-cell>
          <table:table-cell table:formula="of:=IF([.$A481]=&quot;&quot;;&quot;&quot;;[$latest_newly_sick_table.I480]*[.I$1])">
            <text:p/>
          </table:table-cell>
          <table:table-cell table:formula="of:=IF([.$A481]=&quot;&quot;;&quot;&quot;;[$latest_newly_sick_table.J480]*[.J$1])">
            <text:p/>
          </table:table-cell>
          <table:table-cell table:formula="of:=IF([.$A481]=&quot;&quot;;&quot;&quot;;[$latest_newly_sick_table.K480]*[.K$1])">
            <text:p/>
          </table:table-cell>
          <table:table-cell table:formula="of:=IF([.$A481]=&quot;&quot;;&quot;&quot;;[$latest_newly_sick_table.L480]*[.L$1])">
            <text:p/>
          </table:table-cell>
          <table:table-cell/>
          <table:table-cell table:formula="of:=SUM([.B481:.J481])/[.N$1]" office:value-type="percentage" office:value="0" calcext:value-type="percentage">
            <text:p>0.00%</text:p>
          </table:table-cell>
          <table:table-cell table:formula="of:=IF([.A487]=&quot;&quot;;&quot;&quot;;AVERAGE([.N474:.N487]))">
            <text:p/>
          </table:table-cell>
        </table:table-row>
        <table:table-row table:style-name="ro1">
          <table:table-cell table:style-name="ce1" table:formula="of:=IF([$latest_newly_sick_table.A481]=&quot;&quot;;&quot;&quot;;[$latest_newly_sick_table.A481])">
            <text:p/>
          </table:table-cell>
          <table:table-cell table:formula="of:=IF([.$A482]=&quot;&quot;;&quot;&quot;;[$latest_newly_sick_table.B481]*[.B$1])">
            <text:p/>
          </table:table-cell>
          <table:table-cell table:formula="of:=IF([.$A482]=&quot;&quot;;&quot;&quot;;[$latest_newly_sick_table.C481]*[.C$1])">
            <text:p/>
          </table:table-cell>
          <table:table-cell table:formula="of:=IF([.$A482]=&quot;&quot;;&quot;&quot;;[$latest_newly_sick_table.D481]*[.D$1])">
            <text:p/>
          </table:table-cell>
          <table:table-cell table:formula="of:=IF([.$A482]=&quot;&quot;;&quot;&quot;;[$latest_newly_sick_table.E481]*[.E$1])">
            <text:p/>
          </table:table-cell>
          <table:table-cell table:formula="of:=IF([.$A482]=&quot;&quot;;&quot;&quot;;[$latest_newly_sick_table.F481]*[.F$1])">
            <text:p/>
          </table:table-cell>
          <table:table-cell table:formula="of:=IF([.$A482]=&quot;&quot;;&quot;&quot;;[$latest_newly_sick_table.G481]*[.G$1])">
            <text:p/>
          </table:table-cell>
          <table:table-cell table:formula="of:=IF([.$A482]=&quot;&quot;;&quot;&quot;;[$latest_newly_sick_table.H481]*[.H$1])">
            <text:p/>
          </table:table-cell>
          <table:table-cell table:formula="of:=IF([.$A482]=&quot;&quot;;&quot;&quot;;[$latest_newly_sick_table.I481]*[.I$1])">
            <text:p/>
          </table:table-cell>
          <table:table-cell table:formula="of:=IF([.$A482]=&quot;&quot;;&quot;&quot;;[$latest_newly_sick_table.J481]*[.J$1])">
            <text:p/>
          </table:table-cell>
          <table:table-cell table:formula="of:=IF([.$A482]=&quot;&quot;;&quot;&quot;;[$latest_newly_sick_table.K481]*[.K$1])">
            <text:p/>
          </table:table-cell>
          <table:table-cell table:formula="of:=IF([.$A482]=&quot;&quot;;&quot;&quot;;[$latest_newly_sick_table.L481]*[.L$1])">
            <text:p/>
          </table:table-cell>
          <table:table-cell/>
          <table:table-cell table:formula="of:=SUM([.B482:.J482])/[.N$1]" office:value-type="percentage" office:value="0" calcext:value-type="percentage">
            <text:p>0.00%</text:p>
          </table:table-cell>
          <table:table-cell table:formula="of:=IF([.A488]=&quot;&quot;;&quot;&quot;;AVERAGE([.N475:.N488]))">
            <text:p/>
          </table:table-cell>
        </table:table-row>
        <table:table-row table:style-name="ro1">
          <table:table-cell table:style-name="ce1" table:formula="of:=IF([$latest_newly_sick_table.A482]=&quot;&quot;;&quot;&quot;;[$latest_newly_sick_table.A482])">
            <text:p/>
          </table:table-cell>
          <table:table-cell table:formula="of:=IF([.$A483]=&quot;&quot;;&quot;&quot;;[$latest_newly_sick_table.B482]*[.B$1])">
            <text:p/>
          </table:table-cell>
          <table:table-cell table:formula="of:=IF([.$A483]=&quot;&quot;;&quot;&quot;;[$latest_newly_sick_table.C482]*[.C$1])">
            <text:p/>
          </table:table-cell>
          <table:table-cell table:formula="of:=IF([.$A483]=&quot;&quot;;&quot;&quot;;[$latest_newly_sick_table.D482]*[.D$1])">
            <text:p/>
          </table:table-cell>
          <table:table-cell table:formula="of:=IF([.$A483]=&quot;&quot;;&quot;&quot;;[$latest_newly_sick_table.E482]*[.E$1])">
            <text:p/>
          </table:table-cell>
          <table:table-cell table:formula="of:=IF([.$A483]=&quot;&quot;;&quot;&quot;;[$latest_newly_sick_table.F482]*[.F$1])">
            <text:p/>
          </table:table-cell>
          <table:table-cell table:formula="of:=IF([.$A483]=&quot;&quot;;&quot;&quot;;[$latest_newly_sick_table.G482]*[.G$1])">
            <text:p/>
          </table:table-cell>
          <table:table-cell table:formula="of:=IF([.$A483]=&quot;&quot;;&quot;&quot;;[$latest_newly_sick_table.H482]*[.H$1])">
            <text:p/>
          </table:table-cell>
          <table:table-cell table:formula="of:=IF([.$A483]=&quot;&quot;;&quot;&quot;;[$latest_newly_sick_table.I482]*[.I$1])">
            <text:p/>
          </table:table-cell>
          <table:table-cell table:formula="of:=IF([.$A483]=&quot;&quot;;&quot;&quot;;[$latest_newly_sick_table.J482]*[.J$1])">
            <text:p/>
          </table:table-cell>
          <table:table-cell table:formula="of:=IF([.$A483]=&quot;&quot;;&quot;&quot;;[$latest_newly_sick_table.K482]*[.K$1])">
            <text:p/>
          </table:table-cell>
          <table:table-cell table:formula="of:=IF([.$A483]=&quot;&quot;;&quot;&quot;;[$latest_newly_sick_table.L482]*[.L$1])">
            <text:p/>
          </table:table-cell>
          <table:table-cell/>
          <table:table-cell table:formula="of:=SUM([.B483:.J483])/[.N$1]" office:value-type="percentage" office:value="0" calcext:value-type="percentage">
            <text:p>0.00%</text:p>
          </table:table-cell>
          <table:table-cell table:formula="of:=IF([.A489]=&quot;&quot;;&quot;&quot;;AVERAGE([.N476:.N489]))">
            <text:p/>
          </table:table-cell>
        </table:table-row>
        <table:table-row table:style-name="ro1">
          <table:table-cell table:style-name="ce1" table:formula="of:=IF([$latest_newly_sick_table.A483]=&quot;&quot;;&quot;&quot;;[$latest_newly_sick_table.A483])">
            <text:p/>
          </table:table-cell>
          <table:table-cell table:formula="of:=IF([.$A484]=&quot;&quot;;&quot;&quot;;[$latest_newly_sick_table.B483]*[.B$1])">
            <text:p/>
          </table:table-cell>
          <table:table-cell table:formula="of:=IF([.$A484]=&quot;&quot;;&quot;&quot;;[$latest_newly_sick_table.C483]*[.C$1])">
            <text:p/>
          </table:table-cell>
          <table:table-cell table:formula="of:=IF([.$A484]=&quot;&quot;;&quot;&quot;;[$latest_newly_sick_table.D483]*[.D$1])">
            <text:p/>
          </table:table-cell>
          <table:table-cell table:formula="of:=IF([.$A484]=&quot;&quot;;&quot;&quot;;[$latest_newly_sick_table.E483]*[.E$1])">
            <text:p/>
          </table:table-cell>
          <table:table-cell table:formula="of:=IF([.$A484]=&quot;&quot;;&quot;&quot;;[$latest_newly_sick_table.F483]*[.F$1])">
            <text:p/>
          </table:table-cell>
          <table:table-cell table:formula="of:=IF([.$A484]=&quot;&quot;;&quot;&quot;;[$latest_newly_sick_table.G483]*[.G$1])">
            <text:p/>
          </table:table-cell>
          <table:table-cell table:formula="of:=IF([.$A484]=&quot;&quot;;&quot;&quot;;[$latest_newly_sick_table.H483]*[.H$1])">
            <text:p/>
          </table:table-cell>
          <table:table-cell table:formula="of:=IF([.$A484]=&quot;&quot;;&quot;&quot;;[$latest_newly_sick_table.I483]*[.I$1])">
            <text:p/>
          </table:table-cell>
          <table:table-cell table:formula="of:=IF([.$A484]=&quot;&quot;;&quot;&quot;;[$latest_newly_sick_table.J483]*[.J$1])">
            <text:p/>
          </table:table-cell>
          <table:table-cell table:formula="of:=IF([.$A484]=&quot;&quot;;&quot;&quot;;[$latest_newly_sick_table.K483]*[.K$1])">
            <text:p/>
          </table:table-cell>
          <table:table-cell table:formula="of:=IF([.$A484]=&quot;&quot;;&quot;&quot;;[$latest_newly_sick_table.L483]*[.L$1])">
            <text:p/>
          </table:table-cell>
          <table:table-cell/>
          <table:table-cell table:formula="of:=SUM([.B484:.J484])/[.N$1]" office:value-type="percentage" office:value="0" calcext:value-type="percentage">
            <text:p>0.00%</text:p>
          </table:table-cell>
          <table:table-cell table:formula="of:=IF([.A490]=&quot;&quot;;&quot;&quot;;AVERAGE([.N477:.N490]))">
            <text:p/>
          </table:table-cell>
        </table:table-row>
        <table:table-row table:style-name="ro1">
          <table:table-cell table:style-name="ce1" table:formula="of:=IF([$latest_newly_sick_table.A484]=&quot;&quot;;&quot;&quot;;[$latest_newly_sick_table.A484])">
            <text:p/>
          </table:table-cell>
          <table:table-cell table:formula="of:=IF([.$A485]=&quot;&quot;;&quot;&quot;;[$latest_newly_sick_table.B484]*[.B$1])">
            <text:p/>
          </table:table-cell>
          <table:table-cell table:formula="of:=IF([.$A485]=&quot;&quot;;&quot;&quot;;[$latest_newly_sick_table.C484]*[.C$1])">
            <text:p/>
          </table:table-cell>
          <table:table-cell table:formula="of:=IF([.$A485]=&quot;&quot;;&quot;&quot;;[$latest_newly_sick_table.D484]*[.D$1])">
            <text:p/>
          </table:table-cell>
          <table:table-cell table:formula="of:=IF([.$A485]=&quot;&quot;;&quot;&quot;;[$latest_newly_sick_table.E484]*[.E$1])">
            <text:p/>
          </table:table-cell>
          <table:table-cell table:formula="of:=IF([.$A485]=&quot;&quot;;&quot;&quot;;[$latest_newly_sick_table.F484]*[.F$1])">
            <text:p/>
          </table:table-cell>
          <table:table-cell table:formula="of:=IF([.$A485]=&quot;&quot;;&quot;&quot;;[$latest_newly_sick_table.G484]*[.G$1])">
            <text:p/>
          </table:table-cell>
          <table:table-cell table:formula="of:=IF([.$A485]=&quot;&quot;;&quot;&quot;;[$latest_newly_sick_table.H484]*[.H$1])">
            <text:p/>
          </table:table-cell>
          <table:table-cell table:formula="of:=IF([.$A485]=&quot;&quot;;&quot;&quot;;[$latest_newly_sick_table.I484]*[.I$1])">
            <text:p/>
          </table:table-cell>
          <table:table-cell table:formula="of:=IF([.$A485]=&quot;&quot;;&quot;&quot;;[$latest_newly_sick_table.J484]*[.J$1])">
            <text:p/>
          </table:table-cell>
          <table:table-cell table:formula="of:=IF([.$A485]=&quot;&quot;;&quot;&quot;;[$latest_newly_sick_table.K484]*[.K$1])">
            <text:p/>
          </table:table-cell>
          <table:table-cell table:formula="of:=IF([.$A485]=&quot;&quot;;&quot;&quot;;[$latest_newly_sick_table.L484]*[.L$1])">
            <text:p/>
          </table:table-cell>
          <table:table-cell/>
          <table:table-cell table:formula="of:=SUM([.B485:.J485])/[.N$1]" office:value-type="percentage" office:value="0" calcext:value-type="percentage">
            <text:p>0.00%</text:p>
          </table:table-cell>
          <table:table-cell table:formula="of:=IF([.A491]=&quot;&quot;;&quot;&quot;;AVERAGE([.N478:.N491]))">
            <text:p/>
          </table:table-cell>
        </table:table-row>
        <table:table-row table:style-name="ro1">
          <table:table-cell table:style-name="ce1" table:formula="of:=IF([$latest_newly_sick_table.A485]=&quot;&quot;;&quot;&quot;;[$latest_newly_sick_table.A485])">
            <text:p/>
          </table:table-cell>
          <table:table-cell table:formula="of:=IF([.$A486]=&quot;&quot;;&quot;&quot;;[$latest_newly_sick_table.B485]*[.B$1])">
            <text:p/>
          </table:table-cell>
          <table:table-cell table:formula="of:=IF([.$A486]=&quot;&quot;;&quot;&quot;;[$latest_newly_sick_table.C485]*[.C$1])">
            <text:p/>
          </table:table-cell>
          <table:table-cell table:formula="of:=IF([.$A486]=&quot;&quot;;&quot;&quot;;[$latest_newly_sick_table.D485]*[.D$1])">
            <text:p/>
          </table:table-cell>
          <table:table-cell table:formula="of:=IF([.$A486]=&quot;&quot;;&quot;&quot;;[$latest_newly_sick_table.E485]*[.E$1])">
            <text:p/>
          </table:table-cell>
          <table:table-cell table:formula="of:=IF([.$A486]=&quot;&quot;;&quot;&quot;;[$latest_newly_sick_table.F485]*[.F$1])">
            <text:p/>
          </table:table-cell>
          <table:table-cell table:formula="of:=IF([.$A486]=&quot;&quot;;&quot;&quot;;[$latest_newly_sick_table.G485]*[.G$1])">
            <text:p/>
          </table:table-cell>
          <table:table-cell table:formula="of:=IF([.$A486]=&quot;&quot;;&quot;&quot;;[$latest_newly_sick_table.H485]*[.H$1])">
            <text:p/>
          </table:table-cell>
          <table:table-cell table:formula="of:=IF([.$A486]=&quot;&quot;;&quot;&quot;;[$latest_newly_sick_table.I485]*[.I$1])">
            <text:p/>
          </table:table-cell>
          <table:table-cell table:formula="of:=IF([.$A486]=&quot;&quot;;&quot;&quot;;[$latest_newly_sick_table.J485]*[.J$1])">
            <text:p/>
          </table:table-cell>
          <table:table-cell table:formula="of:=IF([.$A486]=&quot;&quot;;&quot;&quot;;[$latest_newly_sick_table.K485]*[.K$1])">
            <text:p/>
          </table:table-cell>
          <table:table-cell table:formula="of:=IF([.$A486]=&quot;&quot;;&quot;&quot;;[$latest_newly_sick_table.L485]*[.L$1])">
            <text:p/>
          </table:table-cell>
          <table:table-cell/>
          <table:table-cell table:formula="of:=SUM([.B486:.J486])/[.N$1]" office:value-type="percentage" office:value="0" calcext:value-type="percentage">
            <text:p>0.00%</text:p>
          </table:table-cell>
          <table:table-cell table:formula="of:=IF([.A492]=&quot;&quot;;&quot;&quot;;AVERAGE([.N479:.N492]))">
            <text:p/>
          </table:table-cell>
        </table:table-row>
        <table:table-row table:style-name="ro1">
          <table:table-cell table:style-name="ce1" table:formula="of:=IF([$latest_newly_sick_table.A486]=&quot;&quot;;&quot;&quot;;[$latest_newly_sick_table.A486])">
            <text:p/>
          </table:table-cell>
          <table:table-cell table:formula="of:=IF([.$A487]=&quot;&quot;;&quot;&quot;;[$latest_newly_sick_table.B486]*[.B$1])">
            <text:p/>
          </table:table-cell>
          <table:table-cell table:formula="of:=IF([.$A487]=&quot;&quot;;&quot;&quot;;[$latest_newly_sick_table.C486]*[.C$1])">
            <text:p/>
          </table:table-cell>
          <table:table-cell table:formula="of:=IF([.$A487]=&quot;&quot;;&quot;&quot;;[$latest_newly_sick_table.D486]*[.D$1])">
            <text:p/>
          </table:table-cell>
          <table:table-cell table:formula="of:=IF([.$A487]=&quot;&quot;;&quot;&quot;;[$latest_newly_sick_table.E486]*[.E$1])">
            <text:p/>
          </table:table-cell>
          <table:table-cell table:formula="of:=IF([.$A487]=&quot;&quot;;&quot;&quot;;[$latest_newly_sick_table.F486]*[.F$1])">
            <text:p/>
          </table:table-cell>
          <table:table-cell table:formula="of:=IF([.$A487]=&quot;&quot;;&quot;&quot;;[$latest_newly_sick_table.G486]*[.G$1])">
            <text:p/>
          </table:table-cell>
          <table:table-cell table:formula="of:=IF([.$A487]=&quot;&quot;;&quot;&quot;;[$latest_newly_sick_table.H486]*[.H$1])">
            <text:p/>
          </table:table-cell>
          <table:table-cell table:formula="of:=IF([.$A487]=&quot;&quot;;&quot;&quot;;[$latest_newly_sick_table.I486]*[.I$1])">
            <text:p/>
          </table:table-cell>
          <table:table-cell table:formula="of:=IF([.$A487]=&quot;&quot;;&quot;&quot;;[$latest_newly_sick_table.J486]*[.J$1])">
            <text:p/>
          </table:table-cell>
          <table:table-cell table:formula="of:=IF([.$A487]=&quot;&quot;;&quot;&quot;;[$latest_newly_sick_table.K486]*[.K$1])">
            <text:p/>
          </table:table-cell>
          <table:table-cell table:formula="of:=IF([.$A487]=&quot;&quot;;&quot;&quot;;[$latest_newly_sick_table.L486]*[.L$1])">
            <text:p/>
          </table:table-cell>
          <table:table-cell/>
          <table:table-cell table:formula="of:=SUM([.B487:.J487])/[.N$1]" office:value-type="percentage" office:value="0" calcext:value-type="percentage">
            <text:p>0.00%</text:p>
          </table:table-cell>
          <table:table-cell table:formula="of:=IF([.A493]=&quot;&quot;;&quot;&quot;;AVERAGE([.N480:.N493]))">
            <text:p/>
          </table:table-cell>
        </table:table-row>
        <table:table-row table:style-name="ro1">
          <table:table-cell table:style-name="ce1" table:formula="of:=IF([$latest_newly_sick_table.A487]=&quot;&quot;;&quot;&quot;;[$latest_newly_sick_table.A487])">
            <text:p/>
          </table:table-cell>
          <table:table-cell table:formula="of:=IF([.$A488]=&quot;&quot;;&quot;&quot;;[$latest_newly_sick_table.B487]*[.B$1])">
            <text:p/>
          </table:table-cell>
          <table:table-cell table:formula="of:=IF([.$A488]=&quot;&quot;;&quot;&quot;;[$latest_newly_sick_table.C487]*[.C$1])">
            <text:p/>
          </table:table-cell>
          <table:table-cell table:formula="of:=IF([.$A488]=&quot;&quot;;&quot;&quot;;[$latest_newly_sick_table.D487]*[.D$1])">
            <text:p/>
          </table:table-cell>
          <table:table-cell table:formula="of:=IF([.$A488]=&quot;&quot;;&quot;&quot;;[$latest_newly_sick_table.E487]*[.E$1])">
            <text:p/>
          </table:table-cell>
          <table:table-cell table:formula="of:=IF([.$A488]=&quot;&quot;;&quot;&quot;;[$latest_newly_sick_table.F487]*[.F$1])">
            <text:p/>
          </table:table-cell>
          <table:table-cell table:formula="of:=IF([.$A488]=&quot;&quot;;&quot;&quot;;[$latest_newly_sick_table.G487]*[.G$1])">
            <text:p/>
          </table:table-cell>
          <table:table-cell table:formula="of:=IF([.$A488]=&quot;&quot;;&quot;&quot;;[$latest_newly_sick_table.H487]*[.H$1])">
            <text:p/>
          </table:table-cell>
          <table:table-cell table:formula="of:=IF([.$A488]=&quot;&quot;;&quot;&quot;;[$latest_newly_sick_table.I487]*[.I$1])">
            <text:p/>
          </table:table-cell>
          <table:table-cell table:formula="of:=IF([.$A488]=&quot;&quot;;&quot;&quot;;[$latest_newly_sick_table.J487]*[.J$1])">
            <text:p/>
          </table:table-cell>
          <table:table-cell table:formula="of:=IF([.$A488]=&quot;&quot;;&quot;&quot;;[$latest_newly_sick_table.K487]*[.K$1])">
            <text:p/>
          </table:table-cell>
          <table:table-cell table:formula="of:=IF([.$A488]=&quot;&quot;;&quot;&quot;;[$latest_newly_sick_table.L487]*[.L$1])">
            <text:p/>
          </table:table-cell>
          <table:table-cell/>
          <table:table-cell table:formula="of:=SUM([.B488:.J488])/[.N$1]" office:value-type="percentage" office:value="0" calcext:value-type="percentage">
            <text:p>0.00%</text:p>
          </table:table-cell>
          <table:table-cell table:formula="of:=IF([.A494]=&quot;&quot;;&quot;&quot;;AVERAGE([.N481:.N494]))">
            <text:p/>
          </table:table-cell>
        </table:table-row>
        <table:table-row table:style-name="ro1">
          <table:table-cell table:style-name="ce1" table:formula="of:=IF([$latest_newly_sick_table.A488]=&quot;&quot;;&quot;&quot;;[$latest_newly_sick_table.A488])">
            <text:p/>
          </table:table-cell>
          <table:table-cell table:formula="of:=IF([.$A489]=&quot;&quot;;&quot;&quot;;[$latest_newly_sick_table.B488]*[.B$1])">
            <text:p/>
          </table:table-cell>
          <table:table-cell table:formula="of:=IF([.$A489]=&quot;&quot;;&quot;&quot;;[$latest_newly_sick_table.C488]*[.C$1])">
            <text:p/>
          </table:table-cell>
          <table:table-cell table:formula="of:=IF([.$A489]=&quot;&quot;;&quot;&quot;;[$latest_newly_sick_table.D488]*[.D$1])">
            <text:p/>
          </table:table-cell>
          <table:table-cell table:formula="of:=IF([.$A489]=&quot;&quot;;&quot;&quot;;[$latest_newly_sick_table.E488]*[.E$1])">
            <text:p/>
          </table:table-cell>
          <table:table-cell table:formula="of:=IF([.$A489]=&quot;&quot;;&quot;&quot;;[$latest_newly_sick_table.F488]*[.F$1])">
            <text:p/>
          </table:table-cell>
          <table:table-cell table:formula="of:=IF([.$A489]=&quot;&quot;;&quot;&quot;;[$latest_newly_sick_table.G488]*[.G$1])">
            <text:p/>
          </table:table-cell>
          <table:table-cell table:formula="of:=IF([.$A489]=&quot;&quot;;&quot;&quot;;[$latest_newly_sick_table.H488]*[.H$1])">
            <text:p/>
          </table:table-cell>
          <table:table-cell table:formula="of:=IF([.$A489]=&quot;&quot;;&quot;&quot;;[$latest_newly_sick_table.I488]*[.I$1])">
            <text:p/>
          </table:table-cell>
          <table:table-cell table:formula="of:=IF([.$A489]=&quot;&quot;;&quot;&quot;;[$latest_newly_sick_table.J488]*[.J$1])">
            <text:p/>
          </table:table-cell>
          <table:table-cell table:formula="of:=IF([.$A489]=&quot;&quot;;&quot;&quot;;[$latest_newly_sick_table.K488]*[.K$1])">
            <text:p/>
          </table:table-cell>
          <table:table-cell table:formula="of:=IF([.$A489]=&quot;&quot;;&quot;&quot;;[$latest_newly_sick_table.L488]*[.L$1])">
            <text:p/>
          </table:table-cell>
          <table:table-cell/>
          <table:table-cell table:formula="of:=SUM([.B489:.J489])/[.N$1]" office:value-type="percentage" office:value="0" calcext:value-type="percentage">
            <text:p>0.00%</text:p>
          </table:table-cell>
          <table:table-cell table:formula="of:=IF([.A495]=&quot;&quot;;&quot;&quot;;AVERAGE([.N482:.N495]))">
            <text:p/>
          </table:table-cell>
        </table:table-row>
        <table:table-row table:style-name="ro1">
          <table:table-cell table:style-name="ce1" table:formula="of:=IF([$latest_newly_sick_table.A489]=&quot;&quot;;&quot;&quot;;[$latest_newly_sick_table.A489])">
            <text:p/>
          </table:table-cell>
          <table:table-cell table:formula="of:=IF([.$A490]=&quot;&quot;;&quot;&quot;;[$latest_newly_sick_table.B489]*[.B$1])">
            <text:p/>
          </table:table-cell>
          <table:table-cell table:formula="of:=IF([.$A490]=&quot;&quot;;&quot;&quot;;[$latest_newly_sick_table.C489]*[.C$1])">
            <text:p/>
          </table:table-cell>
          <table:table-cell table:formula="of:=IF([.$A490]=&quot;&quot;;&quot;&quot;;[$latest_newly_sick_table.D489]*[.D$1])">
            <text:p/>
          </table:table-cell>
          <table:table-cell table:formula="of:=IF([.$A490]=&quot;&quot;;&quot;&quot;;[$latest_newly_sick_table.E489]*[.E$1])">
            <text:p/>
          </table:table-cell>
          <table:table-cell table:formula="of:=IF([.$A490]=&quot;&quot;;&quot;&quot;;[$latest_newly_sick_table.F489]*[.F$1])">
            <text:p/>
          </table:table-cell>
          <table:table-cell table:formula="of:=IF([.$A490]=&quot;&quot;;&quot;&quot;;[$latest_newly_sick_table.G489]*[.G$1])">
            <text:p/>
          </table:table-cell>
          <table:table-cell table:formula="of:=IF([.$A490]=&quot;&quot;;&quot;&quot;;[$latest_newly_sick_table.H489]*[.H$1])">
            <text:p/>
          </table:table-cell>
          <table:table-cell table:formula="of:=IF([.$A490]=&quot;&quot;;&quot;&quot;;[$latest_newly_sick_table.I489]*[.I$1])">
            <text:p/>
          </table:table-cell>
          <table:table-cell table:formula="of:=IF([.$A490]=&quot;&quot;;&quot;&quot;;[$latest_newly_sick_table.J489]*[.J$1])">
            <text:p/>
          </table:table-cell>
          <table:table-cell table:formula="of:=IF([.$A490]=&quot;&quot;;&quot;&quot;;[$latest_newly_sick_table.K489]*[.K$1])">
            <text:p/>
          </table:table-cell>
          <table:table-cell table:formula="of:=IF([.$A490]=&quot;&quot;;&quot;&quot;;[$latest_newly_sick_table.L489]*[.L$1])">
            <text:p/>
          </table:table-cell>
          <table:table-cell/>
          <table:table-cell table:formula="of:=SUM([.B490:.J490])/[.N$1]" office:value-type="percentage" office:value="0" calcext:value-type="percentage">
            <text:p>0.00%</text:p>
          </table:table-cell>
          <table:table-cell table:formula="of:=IF([.A496]=&quot;&quot;;&quot;&quot;;AVERAGE([.N483:.N496]))">
            <text:p/>
          </table:table-cell>
        </table:table-row>
        <table:table-row table:style-name="ro1">
          <table:table-cell table:style-name="ce1" table:formula="of:=IF([$latest_newly_sick_table.A490]=&quot;&quot;;&quot;&quot;;[$latest_newly_sick_table.A490])">
            <text:p/>
          </table:table-cell>
          <table:table-cell table:formula="of:=IF([.$A491]=&quot;&quot;;&quot;&quot;;[$latest_newly_sick_table.B490]*[.B$1])">
            <text:p/>
          </table:table-cell>
          <table:table-cell table:formula="of:=IF([.$A491]=&quot;&quot;;&quot;&quot;;[$latest_newly_sick_table.C490]*[.C$1])">
            <text:p/>
          </table:table-cell>
          <table:table-cell table:formula="of:=IF([.$A491]=&quot;&quot;;&quot;&quot;;[$latest_newly_sick_table.D490]*[.D$1])">
            <text:p/>
          </table:table-cell>
          <table:table-cell table:formula="of:=IF([.$A491]=&quot;&quot;;&quot;&quot;;[$latest_newly_sick_table.E490]*[.E$1])">
            <text:p/>
          </table:table-cell>
          <table:table-cell table:formula="of:=IF([.$A491]=&quot;&quot;;&quot;&quot;;[$latest_newly_sick_table.F490]*[.F$1])">
            <text:p/>
          </table:table-cell>
          <table:table-cell table:formula="of:=IF([.$A491]=&quot;&quot;;&quot;&quot;;[$latest_newly_sick_table.G490]*[.G$1])">
            <text:p/>
          </table:table-cell>
          <table:table-cell table:formula="of:=IF([.$A491]=&quot;&quot;;&quot;&quot;;[$latest_newly_sick_table.H490]*[.H$1])">
            <text:p/>
          </table:table-cell>
          <table:table-cell table:formula="of:=IF([.$A491]=&quot;&quot;;&quot;&quot;;[$latest_newly_sick_table.I490]*[.I$1])">
            <text:p/>
          </table:table-cell>
          <table:table-cell table:formula="of:=IF([.$A491]=&quot;&quot;;&quot;&quot;;[$latest_newly_sick_table.J490]*[.J$1])">
            <text:p/>
          </table:table-cell>
          <table:table-cell table:formula="of:=IF([.$A491]=&quot;&quot;;&quot;&quot;;[$latest_newly_sick_table.K490]*[.K$1])">
            <text:p/>
          </table:table-cell>
          <table:table-cell table:formula="of:=IF([.$A491]=&quot;&quot;;&quot;&quot;;[$latest_newly_sick_table.L490]*[.L$1])">
            <text:p/>
          </table:table-cell>
          <table:table-cell/>
          <table:table-cell table:formula="of:=SUM([.B491:.J491])/[.N$1]" office:value-type="percentage" office:value="0" calcext:value-type="percentage">
            <text:p>0.00%</text:p>
          </table:table-cell>
          <table:table-cell table:formula="of:=IF([.A497]=&quot;&quot;;&quot;&quot;;AVERAGE([.N484:.N497]))">
            <text:p/>
          </table:table-cell>
        </table:table-row>
        <table:table-row table:style-name="ro1">
          <table:table-cell table:style-name="ce1" table:formula="of:=IF([$latest_newly_sick_table.A491]=&quot;&quot;;&quot;&quot;;[$latest_newly_sick_table.A491])">
            <text:p/>
          </table:table-cell>
          <table:table-cell table:formula="of:=IF([.$A492]=&quot;&quot;;&quot;&quot;;[$latest_newly_sick_table.B491]*[.B$1])">
            <text:p/>
          </table:table-cell>
          <table:table-cell table:formula="of:=IF([.$A492]=&quot;&quot;;&quot;&quot;;[$latest_newly_sick_table.C491]*[.C$1])">
            <text:p/>
          </table:table-cell>
          <table:table-cell table:formula="of:=IF([.$A492]=&quot;&quot;;&quot;&quot;;[$latest_newly_sick_table.D491]*[.D$1])">
            <text:p/>
          </table:table-cell>
          <table:table-cell table:formula="of:=IF([.$A492]=&quot;&quot;;&quot;&quot;;[$latest_newly_sick_table.E491]*[.E$1])">
            <text:p/>
          </table:table-cell>
          <table:table-cell table:formula="of:=IF([.$A492]=&quot;&quot;;&quot;&quot;;[$latest_newly_sick_table.F491]*[.F$1])">
            <text:p/>
          </table:table-cell>
          <table:table-cell table:formula="of:=IF([.$A492]=&quot;&quot;;&quot;&quot;;[$latest_newly_sick_table.G491]*[.G$1])">
            <text:p/>
          </table:table-cell>
          <table:table-cell table:formula="of:=IF([.$A492]=&quot;&quot;;&quot;&quot;;[$latest_newly_sick_table.H491]*[.H$1])">
            <text:p/>
          </table:table-cell>
          <table:table-cell table:formula="of:=IF([.$A492]=&quot;&quot;;&quot;&quot;;[$latest_newly_sick_table.I491]*[.I$1])">
            <text:p/>
          </table:table-cell>
          <table:table-cell table:formula="of:=IF([.$A492]=&quot;&quot;;&quot;&quot;;[$latest_newly_sick_table.J491]*[.J$1])">
            <text:p/>
          </table:table-cell>
          <table:table-cell table:formula="of:=IF([.$A492]=&quot;&quot;;&quot;&quot;;[$latest_newly_sick_table.K491]*[.K$1])">
            <text:p/>
          </table:table-cell>
          <table:table-cell table:formula="of:=IF([.$A492]=&quot;&quot;;&quot;&quot;;[$latest_newly_sick_table.L491]*[.L$1])">
            <text:p/>
          </table:table-cell>
          <table:table-cell/>
          <table:table-cell table:formula="of:=SUM([.B492:.J492])/[.N$1]" office:value-type="percentage" office:value="0" calcext:value-type="percentage">
            <text:p>0.00%</text:p>
          </table:table-cell>
          <table:table-cell table:formula="of:=IF([.A498]=&quot;&quot;;&quot;&quot;;AVERAGE([.N485:.N498]))">
            <text:p/>
          </table:table-cell>
        </table:table-row>
        <table:table-row table:style-name="ro1">
          <table:table-cell table:style-name="ce1" table:formula="of:=IF([$latest_newly_sick_table.A492]=&quot;&quot;;&quot;&quot;;[$latest_newly_sick_table.A492])">
            <text:p/>
          </table:table-cell>
          <table:table-cell table:formula="of:=IF([.$A493]=&quot;&quot;;&quot;&quot;;[$latest_newly_sick_table.B492]*[.B$1])">
            <text:p/>
          </table:table-cell>
          <table:table-cell table:formula="of:=IF([.$A493]=&quot;&quot;;&quot;&quot;;[$latest_newly_sick_table.C492]*[.C$1])">
            <text:p/>
          </table:table-cell>
          <table:table-cell table:formula="of:=IF([.$A493]=&quot;&quot;;&quot;&quot;;[$latest_newly_sick_table.D492]*[.D$1])">
            <text:p/>
          </table:table-cell>
          <table:table-cell table:formula="of:=IF([.$A493]=&quot;&quot;;&quot;&quot;;[$latest_newly_sick_table.E492]*[.E$1])">
            <text:p/>
          </table:table-cell>
          <table:table-cell table:formula="of:=IF([.$A493]=&quot;&quot;;&quot;&quot;;[$latest_newly_sick_table.F492]*[.F$1])">
            <text:p/>
          </table:table-cell>
          <table:table-cell table:formula="of:=IF([.$A493]=&quot;&quot;;&quot;&quot;;[$latest_newly_sick_table.G492]*[.G$1])">
            <text:p/>
          </table:table-cell>
          <table:table-cell table:formula="of:=IF([.$A493]=&quot;&quot;;&quot;&quot;;[$latest_newly_sick_table.H492]*[.H$1])">
            <text:p/>
          </table:table-cell>
          <table:table-cell table:formula="of:=IF([.$A493]=&quot;&quot;;&quot;&quot;;[$latest_newly_sick_table.I492]*[.I$1])">
            <text:p/>
          </table:table-cell>
          <table:table-cell table:formula="of:=IF([.$A493]=&quot;&quot;;&quot;&quot;;[$latest_newly_sick_table.J492]*[.J$1])">
            <text:p/>
          </table:table-cell>
          <table:table-cell table:formula="of:=IF([.$A493]=&quot;&quot;;&quot;&quot;;[$latest_newly_sick_table.K492]*[.K$1])">
            <text:p/>
          </table:table-cell>
          <table:table-cell table:formula="of:=IF([.$A493]=&quot;&quot;;&quot;&quot;;[$latest_newly_sick_table.L492]*[.L$1])">
            <text:p/>
          </table:table-cell>
          <table:table-cell/>
          <table:table-cell table:formula="of:=SUM([.B493:.J493])/[.N$1]" office:value-type="percentage" office:value="0" calcext:value-type="percentage">
            <text:p>0.00%</text:p>
          </table:table-cell>
          <table:table-cell table:formula="of:=IF([.A499]=&quot;&quot;;&quot;&quot;;AVERAGE([.N486:.N499]))">
            <text:p/>
          </table:table-cell>
        </table:table-row>
        <table:table-row table:style-name="ro1">
          <table:table-cell table:style-name="ce1" table:formula="of:=IF([$latest_newly_sick_table.A493]=&quot;&quot;;&quot;&quot;;[$latest_newly_sick_table.A493])">
            <text:p/>
          </table:table-cell>
          <table:table-cell table:formula="of:=IF([.$A494]=&quot;&quot;;&quot;&quot;;[$latest_newly_sick_table.B493]*[.B$1])">
            <text:p/>
          </table:table-cell>
          <table:table-cell table:formula="of:=IF([.$A494]=&quot;&quot;;&quot;&quot;;[$latest_newly_sick_table.C493]*[.C$1])">
            <text:p/>
          </table:table-cell>
          <table:table-cell table:formula="of:=IF([.$A494]=&quot;&quot;;&quot;&quot;;[$latest_newly_sick_table.D493]*[.D$1])">
            <text:p/>
          </table:table-cell>
          <table:table-cell table:formula="of:=IF([.$A494]=&quot;&quot;;&quot;&quot;;[$latest_newly_sick_table.E493]*[.E$1])">
            <text:p/>
          </table:table-cell>
          <table:table-cell table:formula="of:=IF([.$A494]=&quot;&quot;;&quot;&quot;;[$latest_newly_sick_table.F493]*[.F$1])">
            <text:p/>
          </table:table-cell>
          <table:table-cell table:formula="of:=IF([.$A494]=&quot;&quot;;&quot;&quot;;[$latest_newly_sick_table.G493]*[.G$1])">
            <text:p/>
          </table:table-cell>
          <table:table-cell table:formula="of:=IF([.$A494]=&quot;&quot;;&quot;&quot;;[$latest_newly_sick_table.H493]*[.H$1])">
            <text:p/>
          </table:table-cell>
          <table:table-cell table:formula="of:=IF([.$A494]=&quot;&quot;;&quot;&quot;;[$latest_newly_sick_table.I493]*[.I$1])">
            <text:p/>
          </table:table-cell>
          <table:table-cell table:formula="of:=IF([.$A494]=&quot;&quot;;&quot;&quot;;[$latest_newly_sick_table.J493]*[.J$1])">
            <text:p/>
          </table:table-cell>
          <table:table-cell table:formula="of:=IF([.$A494]=&quot;&quot;;&quot;&quot;;[$latest_newly_sick_table.K493]*[.K$1])">
            <text:p/>
          </table:table-cell>
          <table:table-cell table:formula="of:=IF([.$A494]=&quot;&quot;;&quot;&quot;;[$latest_newly_sick_table.L493]*[.L$1])">
            <text:p/>
          </table:table-cell>
          <table:table-cell/>
          <table:table-cell table:formula="of:=SUM([.B494:.J494])/[.N$1]" office:value-type="percentage" office:value="0" calcext:value-type="percentage">
            <text:p>0.00%</text:p>
          </table:table-cell>
          <table:table-cell table:formula="of:=IF([.A500]=&quot;&quot;;&quot;&quot;;AVERAGE([.N487:.N500]))">
            <text:p/>
          </table:table-cell>
        </table:table-row>
        <table:table-row table:style-name="ro1">
          <table:table-cell table:style-name="ce1" table:formula="of:=IF([$latest_newly_sick_table.A494]=&quot;&quot;;&quot;&quot;;[$latest_newly_sick_table.A494])">
            <text:p/>
          </table:table-cell>
          <table:table-cell table:formula="of:=IF([.$A495]=&quot;&quot;;&quot;&quot;;[$latest_newly_sick_table.B494]*[.B$1])">
            <text:p/>
          </table:table-cell>
          <table:table-cell table:formula="of:=IF([.$A495]=&quot;&quot;;&quot;&quot;;[$latest_newly_sick_table.C494]*[.C$1])">
            <text:p/>
          </table:table-cell>
          <table:table-cell table:formula="of:=IF([.$A495]=&quot;&quot;;&quot;&quot;;[$latest_newly_sick_table.D494]*[.D$1])">
            <text:p/>
          </table:table-cell>
          <table:table-cell table:formula="of:=IF([.$A495]=&quot;&quot;;&quot;&quot;;[$latest_newly_sick_table.E494]*[.E$1])">
            <text:p/>
          </table:table-cell>
          <table:table-cell table:formula="of:=IF([.$A495]=&quot;&quot;;&quot;&quot;;[$latest_newly_sick_table.F494]*[.F$1])">
            <text:p/>
          </table:table-cell>
          <table:table-cell table:formula="of:=IF([.$A495]=&quot;&quot;;&quot;&quot;;[$latest_newly_sick_table.G494]*[.G$1])">
            <text:p/>
          </table:table-cell>
          <table:table-cell table:formula="of:=IF([.$A495]=&quot;&quot;;&quot;&quot;;[$latest_newly_sick_table.H494]*[.H$1])">
            <text:p/>
          </table:table-cell>
          <table:table-cell table:formula="of:=IF([.$A495]=&quot;&quot;;&quot;&quot;;[$latest_newly_sick_table.I494]*[.I$1])">
            <text:p/>
          </table:table-cell>
          <table:table-cell table:formula="of:=IF([.$A495]=&quot;&quot;;&quot;&quot;;[$latest_newly_sick_table.J494]*[.J$1])">
            <text:p/>
          </table:table-cell>
          <table:table-cell table:formula="of:=IF([.$A495]=&quot;&quot;;&quot;&quot;;[$latest_newly_sick_table.K494]*[.K$1])">
            <text:p/>
          </table:table-cell>
          <table:table-cell table:formula="of:=IF([.$A495]=&quot;&quot;;&quot;&quot;;[$latest_newly_sick_table.L494]*[.L$1])">
            <text:p/>
          </table:table-cell>
          <table:table-cell/>
          <table:table-cell table:formula="of:=SUM([.B495:.J495])/[.N$1]" office:value-type="percentage" office:value="0" calcext:value-type="percentage">
            <text:p>0.00%</text:p>
          </table:table-cell>
          <table:table-cell table:formula="of:=IF([.A501]=&quot;&quot;;&quot;&quot;;AVERAGE([.N488:.N501]))">
            <text:p/>
          </table:table-cell>
        </table:table-row>
        <table:table-row table:style-name="ro1">
          <table:table-cell table:style-name="ce1" table:formula="of:=IF([$latest_newly_sick_table.A495]=&quot;&quot;;&quot;&quot;;[$latest_newly_sick_table.A495])">
            <text:p/>
          </table:table-cell>
          <table:table-cell table:formula="of:=IF([.$A496]=&quot;&quot;;&quot;&quot;;[$latest_newly_sick_table.B495]*[.B$1])">
            <text:p/>
          </table:table-cell>
          <table:table-cell table:formula="of:=IF([.$A496]=&quot;&quot;;&quot;&quot;;[$latest_newly_sick_table.C495]*[.C$1])">
            <text:p/>
          </table:table-cell>
          <table:table-cell table:formula="of:=IF([.$A496]=&quot;&quot;;&quot;&quot;;[$latest_newly_sick_table.D495]*[.D$1])">
            <text:p/>
          </table:table-cell>
          <table:table-cell table:formula="of:=IF([.$A496]=&quot;&quot;;&quot;&quot;;[$latest_newly_sick_table.E495]*[.E$1])">
            <text:p/>
          </table:table-cell>
          <table:table-cell table:formula="of:=IF([.$A496]=&quot;&quot;;&quot;&quot;;[$latest_newly_sick_table.F495]*[.F$1])">
            <text:p/>
          </table:table-cell>
          <table:table-cell table:formula="of:=IF([.$A496]=&quot;&quot;;&quot;&quot;;[$latest_newly_sick_table.G495]*[.G$1])">
            <text:p/>
          </table:table-cell>
          <table:table-cell table:formula="of:=IF([.$A496]=&quot;&quot;;&quot;&quot;;[$latest_newly_sick_table.H495]*[.H$1])">
            <text:p/>
          </table:table-cell>
          <table:table-cell table:formula="of:=IF([.$A496]=&quot;&quot;;&quot;&quot;;[$latest_newly_sick_table.I495]*[.I$1])">
            <text:p/>
          </table:table-cell>
          <table:table-cell table:formula="of:=IF([.$A496]=&quot;&quot;;&quot;&quot;;[$latest_newly_sick_table.J495]*[.J$1])">
            <text:p/>
          </table:table-cell>
          <table:table-cell table:formula="of:=IF([.$A496]=&quot;&quot;;&quot;&quot;;[$latest_newly_sick_table.K495]*[.K$1])">
            <text:p/>
          </table:table-cell>
          <table:table-cell table:formula="of:=IF([.$A496]=&quot;&quot;;&quot;&quot;;[$latest_newly_sick_table.L495]*[.L$1])">
            <text:p/>
          </table:table-cell>
          <table:table-cell/>
          <table:table-cell table:formula="of:=SUM([.B496:.J496])/[.N$1]" office:value-type="percentage" office:value="0" calcext:value-type="percentage">
            <text:p>0.00%</text:p>
          </table:table-cell>
          <table:table-cell table:formula="of:=IF([.A502]=&quot;&quot;;&quot;&quot;;AVERAGE([.N489:.N502]))">
            <text:p/>
          </table:table-cell>
        </table:table-row>
        <table:table-row table:style-name="ro1">
          <table:table-cell table:style-name="ce1" table:formula="of:=IF([$latest_newly_sick_table.A496]=&quot;&quot;;&quot;&quot;;[$latest_newly_sick_table.A496])">
            <text:p/>
          </table:table-cell>
          <table:table-cell table:formula="of:=IF([.$A497]=&quot;&quot;;&quot;&quot;;[$latest_newly_sick_table.B496]*[.B$1])">
            <text:p/>
          </table:table-cell>
          <table:table-cell table:formula="of:=IF([.$A497]=&quot;&quot;;&quot;&quot;;[$latest_newly_sick_table.C496]*[.C$1])">
            <text:p/>
          </table:table-cell>
          <table:table-cell table:formula="of:=IF([.$A497]=&quot;&quot;;&quot;&quot;;[$latest_newly_sick_table.D496]*[.D$1])">
            <text:p/>
          </table:table-cell>
          <table:table-cell table:formula="of:=IF([.$A497]=&quot;&quot;;&quot;&quot;;[$latest_newly_sick_table.E496]*[.E$1])">
            <text:p/>
          </table:table-cell>
          <table:table-cell table:formula="of:=IF([.$A497]=&quot;&quot;;&quot;&quot;;[$latest_newly_sick_table.F496]*[.F$1])">
            <text:p/>
          </table:table-cell>
          <table:table-cell table:formula="of:=IF([.$A497]=&quot;&quot;;&quot;&quot;;[$latest_newly_sick_table.G496]*[.G$1])">
            <text:p/>
          </table:table-cell>
          <table:table-cell table:formula="of:=IF([.$A497]=&quot;&quot;;&quot;&quot;;[$latest_newly_sick_table.H496]*[.H$1])">
            <text:p/>
          </table:table-cell>
          <table:table-cell table:formula="of:=IF([.$A497]=&quot;&quot;;&quot;&quot;;[$latest_newly_sick_table.I496]*[.I$1])">
            <text:p/>
          </table:table-cell>
          <table:table-cell table:formula="of:=IF([.$A497]=&quot;&quot;;&quot;&quot;;[$latest_newly_sick_table.J496]*[.J$1])">
            <text:p/>
          </table:table-cell>
          <table:table-cell table:formula="of:=IF([.$A497]=&quot;&quot;;&quot;&quot;;[$latest_newly_sick_table.K496]*[.K$1])">
            <text:p/>
          </table:table-cell>
          <table:table-cell table:formula="of:=IF([.$A497]=&quot;&quot;;&quot;&quot;;[$latest_newly_sick_table.L496]*[.L$1])">
            <text:p/>
          </table:table-cell>
          <table:table-cell/>
          <table:table-cell table:formula="of:=SUM([.B497:.J497])/[.N$1]" office:value-type="percentage" office:value="0" calcext:value-type="percentage">
            <text:p>0.00%</text:p>
          </table:table-cell>
          <table:table-cell table:formula="of:=IF([.A503]=&quot;&quot;;&quot;&quot;;AVERAGE([.N490:.N503]))">
            <text:p/>
          </table:table-cell>
        </table:table-row>
        <table:table-row table:style-name="ro1">
          <table:table-cell table:style-name="ce1" table:formula="of:=IF([$latest_newly_sick_table.A497]=&quot;&quot;;&quot;&quot;;[$latest_newly_sick_table.A497])">
            <text:p/>
          </table:table-cell>
          <table:table-cell table:formula="of:=IF([.$A498]=&quot;&quot;;&quot;&quot;;[$latest_newly_sick_table.B497]*[.B$1])">
            <text:p/>
          </table:table-cell>
          <table:table-cell table:formula="of:=IF([.$A498]=&quot;&quot;;&quot;&quot;;[$latest_newly_sick_table.C497]*[.C$1])">
            <text:p/>
          </table:table-cell>
          <table:table-cell table:formula="of:=IF([.$A498]=&quot;&quot;;&quot;&quot;;[$latest_newly_sick_table.D497]*[.D$1])">
            <text:p/>
          </table:table-cell>
          <table:table-cell table:formula="of:=IF([.$A498]=&quot;&quot;;&quot;&quot;;[$latest_newly_sick_table.E497]*[.E$1])">
            <text:p/>
          </table:table-cell>
          <table:table-cell table:formula="of:=IF([.$A498]=&quot;&quot;;&quot;&quot;;[$latest_newly_sick_table.F497]*[.F$1])">
            <text:p/>
          </table:table-cell>
          <table:table-cell table:formula="of:=IF([.$A498]=&quot;&quot;;&quot;&quot;;[$latest_newly_sick_table.G497]*[.G$1])">
            <text:p/>
          </table:table-cell>
          <table:table-cell table:formula="of:=IF([.$A498]=&quot;&quot;;&quot;&quot;;[$latest_newly_sick_table.H497]*[.H$1])">
            <text:p/>
          </table:table-cell>
          <table:table-cell table:formula="of:=IF([.$A498]=&quot;&quot;;&quot;&quot;;[$latest_newly_sick_table.I497]*[.I$1])">
            <text:p/>
          </table:table-cell>
          <table:table-cell table:formula="of:=IF([.$A498]=&quot;&quot;;&quot;&quot;;[$latest_newly_sick_table.J497]*[.J$1])">
            <text:p/>
          </table:table-cell>
          <table:table-cell table:formula="of:=IF([.$A498]=&quot;&quot;;&quot;&quot;;[$latest_newly_sick_table.K497]*[.K$1])">
            <text:p/>
          </table:table-cell>
          <table:table-cell table:formula="of:=IF([.$A498]=&quot;&quot;;&quot;&quot;;[$latest_newly_sick_table.L497]*[.L$1])">
            <text:p/>
          </table:table-cell>
          <table:table-cell/>
          <table:table-cell table:formula="of:=SUM([.B498:.J498])/[.N$1]" office:value-type="percentage" office:value="0" calcext:value-type="percentage">
            <text:p>0.00%</text:p>
          </table:table-cell>
          <table:table-cell table:formula="of:=IF([.A504]=&quot;&quot;;&quot;&quot;;AVERAGE([.N491:.N504]))">
            <text:p/>
          </table:table-cell>
        </table:table-row>
        <table:table-row table:style-name="ro1">
          <table:table-cell table:style-name="ce1" table:formula="of:=IF([$latest_newly_sick_table.A498]=&quot;&quot;;&quot;&quot;;[$latest_newly_sick_table.A498])">
            <text:p/>
          </table:table-cell>
          <table:table-cell table:formula="of:=IF([.$A499]=&quot;&quot;;&quot;&quot;;[$latest_newly_sick_table.B498]*[.B$1])">
            <text:p/>
          </table:table-cell>
          <table:table-cell table:formula="of:=IF([.$A499]=&quot;&quot;;&quot;&quot;;[$latest_newly_sick_table.C498]*[.C$1])">
            <text:p/>
          </table:table-cell>
          <table:table-cell table:formula="of:=IF([.$A499]=&quot;&quot;;&quot;&quot;;[$latest_newly_sick_table.D498]*[.D$1])">
            <text:p/>
          </table:table-cell>
          <table:table-cell table:formula="of:=IF([.$A499]=&quot;&quot;;&quot;&quot;;[$latest_newly_sick_table.E498]*[.E$1])">
            <text:p/>
          </table:table-cell>
          <table:table-cell table:formula="of:=IF([.$A499]=&quot;&quot;;&quot;&quot;;[$latest_newly_sick_table.F498]*[.F$1])">
            <text:p/>
          </table:table-cell>
          <table:table-cell table:formula="of:=IF([.$A499]=&quot;&quot;;&quot;&quot;;[$latest_newly_sick_table.G498]*[.G$1])">
            <text:p/>
          </table:table-cell>
          <table:table-cell table:formula="of:=IF([.$A499]=&quot;&quot;;&quot;&quot;;[$latest_newly_sick_table.H498]*[.H$1])">
            <text:p/>
          </table:table-cell>
          <table:table-cell table:formula="of:=IF([.$A499]=&quot;&quot;;&quot;&quot;;[$latest_newly_sick_table.I498]*[.I$1])">
            <text:p/>
          </table:table-cell>
          <table:table-cell table:formula="of:=IF([.$A499]=&quot;&quot;;&quot;&quot;;[$latest_newly_sick_table.J498]*[.J$1])">
            <text:p/>
          </table:table-cell>
          <table:table-cell table:formula="of:=IF([.$A499]=&quot;&quot;;&quot;&quot;;[$latest_newly_sick_table.K498]*[.K$1])">
            <text:p/>
          </table:table-cell>
          <table:table-cell table:formula="of:=IF([.$A499]=&quot;&quot;;&quot;&quot;;[$latest_newly_sick_table.L498]*[.L$1])">
            <text:p/>
          </table:table-cell>
          <table:table-cell/>
          <table:table-cell table:formula="of:=SUM([.B499:.J499])/[.N$1]" office:value-type="percentage" office:value="0" calcext:value-type="percentage">
            <text:p>0.00%</text:p>
          </table:table-cell>
          <table:table-cell table:formula="of:=IF([.A505]=&quot;&quot;;&quot;&quot;;AVERAGE([.N492:.N505]))">
            <text:p/>
          </table:table-cell>
        </table:table-row>
        <table:table-row table:style-name="ro1">
          <table:table-cell table:style-name="ce1" table:formula="of:=IF([$latest_newly_sick_table.A499]=&quot;&quot;;&quot;&quot;;[$latest_newly_sick_table.A499])">
            <text:p/>
          </table:table-cell>
          <table:table-cell table:formula="of:=IF([.$A500]=&quot;&quot;;&quot;&quot;;[$latest_newly_sick_table.B499]*[.B$1])">
            <text:p/>
          </table:table-cell>
          <table:table-cell table:formula="of:=IF([.$A500]=&quot;&quot;;&quot;&quot;;[$latest_newly_sick_table.C499]*[.C$1])">
            <text:p/>
          </table:table-cell>
          <table:table-cell table:formula="of:=IF([.$A500]=&quot;&quot;;&quot;&quot;;[$latest_newly_sick_table.D499]*[.D$1])">
            <text:p/>
          </table:table-cell>
          <table:table-cell table:formula="of:=IF([.$A500]=&quot;&quot;;&quot;&quot;;[$latest_newly_sick_table.E499]*[.E$1])">
            <text:p/>
          </table:table-cell>
          <table:table-cell table:formula="of:=IF([.$A500]=&quot;&quot;;&quot;&quot;;[$latest_newly_sick_table.F499]*[.F$1])">
            <text:p/>
          </table:table-cell>
          <table:table-cell table:formula="of:=IF([.$A500]=&quot;&quot;;&quot;&quot;;[$latest_newly_sick_table.G499]*[.G$1])">
            <text:p/>
          </table:table-cell>
          <table:table-cell table:formula="of:=IF([.$A500]=&quot;&quot;;&quot;&quot;;[$latest_newly_sick_table.H499]*[.H$1])">
            <text:p/>
          </table:table-cell>
          <table:table-cell table:formula="of:=IF([.$A500]=&quot;&quot;;&quot;&quot;;[$latest_newly_sick_table.I499]*[.I$1])">
            <text:p/>
          </table:table-cell>
          <table:table-cell table:formula="of:=IF([.$A500]=&quot;&quot;;&quot;&quot;;[$latest_newly_sick_table.J499]*[.J$1])">
            <text:p/>
          </table:table-cell>
          <table:table-cell table:formula="of:=IF([.$A500]=&quot;&quot;;&quot;&quot;;[$latest_newly_sick_table.K499]*[.K$1])">
            <text:p/>
          </table:table-cell>
          <table:table-cell table:formula="of:=IF([.$A500]=&quot;&quot;;&quot;&quot;;[$latest_newly_sick_table.L499]*[.L$1])">
            <text:p/>
          </table:table-cell>
          <table:table-cell/>
          <table:table-cell table:formula="of:=SUM([.B500:.J500])/[.N$1]" office:value-type="percentage" office:value="0" calcext:value-type="percentage">
            <text:p>0.00%</text:p>
          </table:table-cell>
          <table:table-cell table:formula="of:=IF([.A506]=&quot;&quot;;&quot;&quot;;AVERAGE([.N493:.N506]))">
            <text:p/>
          </table:table-cell>
        </table:table-row>
        <table:table-row table:style-name="ro1" table:number-rows-repeated="10480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Graph" table:style-name="ta1">
        <table:shapes>
          <draw:frame draw:z-index="0" draw:style-name="gr1" draw:text-style-name="P1" svg:width="15.999cm" svg:height="8.999cm" svg:x="0.001cm" svg:y="0.001cm">
            <draw:object draw:notify-on-update-of-ranges="population_weight.A3:population_weight.A500 population_weight.N2:population_weight.N2 population_weight.N3:population_weight.N500 population_weight.O2:population_weight.O2 population_weight.O3:population_weight.O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Graph (recent)" table:style-name="ta1">
        <table:shapes>
          <draw:frame draw:z-index="0" draw:style-name="gr1" draw:text-style-name="P1" svg:width="10.187cm" svg:height="11.395cm" svg:x="0cm" svg:y="0cm">
            <draw:object draw:notify-on-update-of-ranges="population_weight.A3:population_weight.A500 population_weight.O2:population_weight.O2 population_weight.O3:population_weight.O500 population_weight.N2:population_weight.N2 population_weight.N3:population_weight.N2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1.553cm" svg:x="11.29cm" svg:y="0.001cm">
            <draw:object draw:notify-on-update-of-ranges="latest_newly_sick_table.A2:latest_newly_sick_table.A270 latest_newly_sick_table.B1:latest_newly_sick_table.B1 latest_newly_sick_table.B2:latest_newly_sick_table.B270 latest_newly_sick_table.C1:latest_newly_sick_table.C1 latest_newly_sick_table.C2:latest_newly_sick_table.C270 latest_newly_sick_table.D1:latest_newly_sick_table.D1 latest_newly_sick_table.D2:latest_newly_sick_table.D270 latest_newly_sick_table.E1:latest_newly_sick_table.E1 latest_newly_sick_table.E2:latest_newly_sick_table.E270 latest_newly_sick_table.F1:latest_newly_sick_table.F1 latest_newly_sick_table.F2:latest_newly_sick_table.F270 latest_newly_sick_table.G1:latest_newly_sick_table.G1 latest_newly_sick_table.G2:latest_newly_sick_table.G270 latest_newly_sick_table.H1:latest_newly_sick_table.H1 latest_newly_sick_table.H2:latest_newly_sick_table.H270 latest_newly_sick_table.I1:latest_newly_sick_table.I1 latest_newly_sick_table.I2:latest_newly_sick_table.I270 latest_newly_sick_table.J1:latest_newly_sick_table.J1 latest_newly_sick_table.J2:latest_newly_sick_table.J270 latest_newly_sick_table.K1:latest_newly_sick_table.K1 latest_newly_sick_table.K2:latest_newly_sick_table.K270 latest_newly_sick_table.L1:latest_newly_sick_table.L1 latest_newly_sick_table.L2:latest_newly_sick_table.L2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1T10:34:40.349893626</meta:creation-date>
    <meta:generator>LibreOffice/7.3.4.2$Linux_X86_64 LibreOffice_project/30$Build-2</meta:generator>
    <dc:date>2022-08-11T15:22:22.306983470</dc:date>
    <meta:editing-duration>PT58M49S</meta:editing-duration>
    <meta:editing-cycles>4</meta:editing-cycles>
    <meta:document-statistic meta:table-count="4" meta:cell-count="1023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37">
      <style:chart-properties chart:display-label="true" chart:tick-marks-minor-inner="false" chart:tick-marks-minor-outer="true" chart:logarithmic="false" chart:minimum="4472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88cm" svg:height="11.396cm" xlink:href=".." xlink:type="simple" chart:class="chart:line" chart:style-name="ch1">
        <chart:title svg:x="3.701cm" svg:y="0.363cm" chart:style-name="ch2">
          <text:p>ZOE England</text:p>
        </chart:title>
        <chart:subtitle svg:x="1.227cm" svg:y="1.369cm" chart:style-name="ch3">
          <text:p>Daily % of users who report new symptoms, with or without a positive COVID test result.</text:p>
        </chart:subtitle>
        <chart:legend chart:legend-position="end" svg:x="1.49cm" svg:y="7.216cm" style:legend-expansion="custom" svg:width="3.53cm" svg:height="1.387cm" style:legend-expansion-aspect-ratio="2.54506128334535" chart:style-name="ch4"/>
        <chart:plot-area chart:style-name="ch5" table:cell-range-address="population_weight.A3:population_weight.A500 population_weight.O2:population_weight.O500 population_weight.N2:population_weight.N271" chart:data-source-has-labels="both" svg:x="0.031cm" svg:y="2.476cm" svg:width="10.024cm" svg:height="8.224cm">
          <chart:coordinate-region svg:x="1.37cm" svg:y="2.675cm" svg:width="8.544cm" svg:height="6.297cm"/>
          <chart:axis chart:dimension="x" chart:name="primary-x" chart:style-name="ch6" chartooo:axis-type="date">
            <chartooo:date-scale chart:base-time-unit="days" chart:major-interval-value="7" chart:major-interval-unit="days" chart:minor-interval-value="1" chart:minor-interval-unit="days"/>
            <chart:categories table:cell-range-address="population_weight.A3:population_weight.A5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opulation_weight.O3:population_weight.O500" chart:label-cell-address="population_weight.O2:population_weight.O2" chart:class="chart:line">
            <chart:data-point chart:repeated="498"/>
          </chart:series>
          <chart:series chart:style-name="ch10" chart:values-cell-range-address="population_weight.N3:population_weight.N271" chart:label-cell-address="population_weight.N2:population_weight.N2" chart:class="chart:line">
            <chart:data-point chart:repeated="2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-day average</text:p>
                <draw:g>
                  <svg:desc>population_weight.O2:population_weight.O2</svg:desc>
                </draw:g>
              </table:table-cell>
              <table:table-cell office:value-type="string">
                <text:p>England</text:p>
                <draw:g>
                  <svg:desc>population_weight.N2:population_weight.N2</svg:desc>
                </draw:g>
              </table:table-cell>
            </table:table-row>
          </table:table-header-rows>
          <table:table-rows>
            <table:table-row>
              <table:table-cell office:value-type="float" office:value="44515">
                <text:p>44515</text:p>
                <draw:g>
                  <svg:desc>population_weight.A3:population_weight.A500</svg:desc>
                </draw:g>
              </table:table-cell>
              <table:table-cell office:value-type="float" office:value="NaN">
                <text:p>NaN</text:p>
                <draw:g>
                  <svg:desc>population_weight.O3:population_weight.O500</svg:desc>
                </draw:g>
              </table:table-cell>
              <table:table-cell office:value-type="float" office:value="0.017093151291992">
                <text:p>0.017093151291992</text:p>
                <draw:g>
                  <svg:desc>population_weight.N3:population_weight.N271</svg:desc>
                </draw:g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NaN">
                <text:p>NaN</text:p>
              </table:table-cell>
              <table:table-cell office:value-type="float" office:value="0.0174207057018588">
                <text:p>0.0174207057018588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NaN">
                <text:p>NaN</text:p>
              </table:table-cell>
              <table:table-cell office:value-type="float" office:value="0.0184619513326858">
                <text:p>0.0184619513326858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NaN">
                <text:p>NaN</text:p>
              </table:table-cell>
              <table:table-cell office:value-type="float" office:value="0.0178123774508179">
                <text:p>0.0178123774508179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NaN">
                <text:p>NaN</text:p>
              </table:table-cell>
              <table:table-cell office:value-type="float" office:value="0.0182138337660707">
                <text:p>0.018213833766070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NaN">
                <text:p>NaN</text:p>
              </table:table-cell>
              <table:table-cell office:value-type="float" office:value="0.0173254459611479">
                <text:p>0.0173254459611479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NaN">
                <text:p>NaN</text:p>
              </table:table-cell>
              <table:table-cell office:value-type="float" office:value="0.0178249540648455">
                <text:p>0.0178249540648455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0182974755710902">
                <text:p>0.0182974755710902</text:p>
              </table:table-cell>
              <table:table-cell office:value-type="float" office:value="0.0178953001648083">
                <text:p>0.0178953001648083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0185541341523085">
                <text:p>0.0185541341523085</text:p>
              </table:table-cell>
              <table:table-cell office:value-type="float" office:value="0.0191983675695508">
                <text:p>0.019198367569550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0188428959021607">
                <text:p>0.0188428959021607</text:p>
              </table:table-cell>
              <table:table-cell office:value-type="float" office:value="0.0196427168418475">
                <text:p>0.0196427168418475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0192531933412104">
                <text:p>0.0192531933412104</text:p>
              </table:table-cell>
              <table:table-cell office:value-type="float" office:value="0.0182848166542746">
                <text:p>0.018284816654274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0194329490341559">
                <text:p>0.0194329490341559</text:p>
              </table:table-cell>
              <table:table-cell office:value-type="float" office:value="0.0190916176459918">
                <text:p>0.0190916176459918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0195707180576531">
                <text:p>0.0195707180576531</text:p>
              </table:table-cell>
              <table:table-cell office:value-type="float" office:value="0.0179326601822351">
                <text:p>0.0179326601822351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0197056177654743">
                <text:p>0.0197056177654743</text:p>
              </table:table-cell>
              <table:table-cell office:value-type="float" office:value="0.0199667593671357">
                <text:p>0.0199667593671357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0198152979038472">
                <text:p>0.0198152979038472</text:p>
              </table:table-cell>
              <table:table-cell office:value-type="float" office:value="0.0206863714290491">
                <text:p>0.0206863714290491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0200262447688998">
                <text:p>0.0200262447688998</text:p>
              </table:table-cell>
              <table:table-cell office:value-type="float" office:value="0.0214633701997898">
                <text:p>0.0214633701997898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0202257024500551">
                <text:p>0.0202257024500551</text:p>
              </table:table-cell>
              <table:table-cell office:value-type="float" office:value="0.0242061154793815">
                <text:p>0.0242061154793815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020304770647648">
                <text:p>0.020304770647648</text:p>
              </table:table-cell>
              <table:table-cell office:value-type="float" office:value="0.0203289571520539">
                <text:p>0.020328957152053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0204155480060212">
                <text:p>0.0204155480060212</text:p>
              </table:table-cell>
              <table:table-cell office:value-type="float" office:value="0.0201426000950321">
                <text:p>0.020142600095032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0205310665413874">
                <text:p>0.0205310665413874</text:p>
              </table:table-cell>
              <table:table-cell office:value-type="float" office:value="0.019214041870644">
                <text:p>0.01921404187064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0207427415897571">
                <text:p>0.0207427415897571</text:p>
              </table:table-cell>
              <table:table-cell office:value-type="float" office:value="0.0193604760020668">
                <text:p>0.0193604760020668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0209459045637425">
                <text:p>0.0209459045637425</text:p>
              </table:table-cell>
              <table:table-cell office:value-type="float" office:value="0.0208485562755447">
                <text:p>0.0208485562755447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0211551640947128">
                <text:p>0.0211551640947128</text:p>
              </table:table-cell>
              <table:table-cell office:value-type="float" office:value="0.0219907751057244">
                <text:p>0.021990775105724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0216254539998227">
                <text:p>0.0216254539998227</text:p>
              </table:table-cell>
              <table:table-cell office:value-type="float" office:value="0.0207496716081491">
                <text:p>0.0207496716081491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022142107929458">
                <text:p>0.022142107929458</text:p>
              </table:table-cell>
              <table:table-cell office:value-type="float" office:value="0.0198356996714988">
                <text:p>0.0198356996714988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0227819928388479">
                <text:p>0.0227819928388479</text:p>
              </table:table-cell>
              <table:table-cell office:value-type="float" office:value="0.0207088771411184">
                <text:p>0.0207088771411184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0232466086135964">
                <text:p>0.0232466086135964</text:p>
              </table:table-cell>
              <table:table-cell office:value-type="float" office:value="0.0208961108594107">
                <text:p>0.0208961108594107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0236670952377663">
                <text:p>0.0236670952377663</text:p>
              </table:table-cell>
              <table:table-cell office:value-type="float" office:value="0.0228110410029324">
                <text:p>0.0228110410029324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0239617623359622">
                <text:p>0.0239617623359622</text:p>
              </table:table-cell>
              <table:table-cell office:value-type="float" office:value="0.0236160048626327">
                <text:p>0.0236160048626327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0241295613419671">
                <text:p>0.0241295613419671</text:p>
              </table:table-cell>
              <table:table-cell office:value-type="float" office:value="0.0280474288713287">
                <text:p>0.0280474288713287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0242614946473011">
                <text:p>0.0242614946473011</text:p>
              </table:table-cell>
              <table:table-cell office:value-type="float" office:value="0.0314392704942749">
                <text:p>0.0314392704942749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0244332035937279">
                <text:p>0.0244332035937279</text:p>
              </table:table-cell>
              <table:table-cell office:value-type="float" office:value="0.0292873458835132">
                <text:p>0.0292873458835132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0247262116822076">
                <text:p>0.0247262116822076</text:p>
              </table:table-cell>
              <table:table-cell office:value-type="float" office:value="0.0266472209415105">
                <text:p>0.026647220941510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0246338122450175">
                <text:p>0.0246338122450175</text:p>
              </table:table-cell>
              <table:table-cell office:value-type="float" office:value="0.0251008546090231">
                <text:p>0.0251008546090231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0243055157428553">
                <text:p>0.0243055157428553</text:p>
              </table:table-cell>
              <table:table-cell office:value-type="float" office:value="0.0234858153768092">
                <text:p>0.0234858153768092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0241101379987236">
                <text:p>0.0241101379987236</text:p>
              </table:table-cell>
              <table:table-cell office:value-type="float" office:value="0.023197742359614">
                <text:p>0.023197742359614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0240363464407462">
                <text:p>0.0240363464407462</text:p>
              </table:table-cell>
              <table:table-cell office:value-type="float" office:value="0.0238378413803999">
                <text:p>0.0238378413803999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023882952742941">
                <text:p>0.023882952742941</text:p>
              </table:table-cell>
              <table:table-cell office:value-type="float" office:value="0.0231535968581234">
                <text:p>0.0231535968581234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023543794952222">
                <text:p>0.023543794952222</text:p>
              </table:table-cell>
              <table:table-cell office:value-type="float" office:value="0.0239378129102154">
                <text:p>0.0239378129102154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0233556771755271">
                <text:p>0.0233556771755271</text:p>
              </table:table-cell>
              <table:table-cell office:value-type="float" office:value="0.0194152850204566">
                <text:p>0.0194152850204566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0231691333547835">
                <text:p>0.0231691333547835</text:p>
              </table:table-cell>
              <table:table-cell office:value-type="float" office:value="0.0162999598291403">
                <text:p>0.0162999598291403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022813818469875">
                <text:p>0.022813818469875</text:p>
              </table:table-cell>
              <table:table-cell office:value-type="float" office:value="0.0200757525850884">
                <text:p>0.0200757525850884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0226453450201621">
                <text:p>0.0226453450201621</text:p>
              </table:table-cell>
              <table:table-cell office:value-type="float" office:value="0.0225829230509485">
                <text:p>0.0225829230509485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0224884805165936">
                <text:p>0.0224884805165936</text:p>
              </table:table-cell>
              <table:table-cell office:value-type="float" office:value="0.0258999171020567">
                <text:p>0.0258999171020567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0223036216401134">
                <text:p>0.0223036216401134</text:p>
              </table:table-cell>
              <table:table-cell office:value-type="float" office:value="0.0266910614242088">
                <text:p>0.0266910614242088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0220966402949677">
                <text:p>0.0220966402949677</text:p>
              </table:table-cell>
              <table:table-cell office:value-type="float" office:value="0.0266536970097851">
                <text:p>0.026653697009785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0217155723912458">
                <text:p>0.0217155723912458</text:p>
              </table:table-cell>
              <table:table-cell office:value-type="float" office:value="0.0240356074510995">
                <text:p>0.0240356074510995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0216288560085991">
                <text:p>0.0216288560085991</text:p>
              </table:table-cell>
              <table:table-cell office:value-type="float" office:value="0.0201264462203041">
                <text:p>0.0201264462203041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0217011532227519">
                <text:p>0.0217011532227519</text:p>
              </table:table-cell>
              <table:table-cell office:value-type="float" office:value="0.0211271870808287">
                <text:p>0.0211271870808287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0213319639851638">
                <text:p>0.0213319639851638</text:p>
              </table:table-cell>
              <table:table-cell office:value-type="float" office:value="0.0210016393096553">
                <text:p>0.0210016393096553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0208583772863654">
                <text:p>0.0208583772863654</text:p>
              </table:table-cell>
              <table:table-cell office:value-type="float" office:value="0.0212498171096776">
                <text:p>0.0212498171096776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0201226776727849">
                <text:p>0.0201226776727849</text:p>
              </table:table-cell>
              <table:table-cell office:value-type="float" office:value="0.0202558580260836">
                <text:p>0.0202558580260836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0192477204355604">
                <text:p>0.0192477204355604</text:p>
              </table:table-cell>
              <table:table-cell office:value-type="float" office:value="0.0186028622581083">
                <text:p>0.018602862258108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018290754635774">
                <text:p>0.018290754635774</text:p>
              </table:table-cell>
              <table:table-cell office:value-type="float" office:value="0.0182012556634025">
                <text:p>0.0182012556634025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0175503212809948">
                <text:p>0.0175503212809948</text:p>
              </table:table-cell>
              <table:table-cell office:value-type="float" office:value="0.01731212082728">
                <text:p>0.01731212082728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0171284591509326">
                <text:p>0.0171284591509326</text:p>
              </table:table-cell>
              <table:table-cell office:value-type="float" office:value="0.0149071032588551">
                <text:p>0.0149071032588551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0166917454402139">
                <text:p>0.0166917454402139</text:p>
              </table:table-cell>
              <table:table-cell office:value-type="float" office:value="0.0159527092677706">
                <text:p>0.0159527092677706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0163567143564485">
                <text:p>0.0163567143564485</text:p>
              </table:table-cell>
              <table:table-cell office:value-type="float" office:value="0.015600122511929">
                <text:p>0.015600122511929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0160536925544381">
                <text:p>0.0160536925544381</text:p>
              </table:table-cell>
              <table:table-cell office:value-type="float" office:value="0.0144416601030656">
                <text:p>0.014441660103065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0158469359148505">
                <text:p>0.0158469359148505</text:p>
              </table:table-cell>
              <table:table-cell office:value-type="float" office:value="0.0132561758127756">
                <text:p>0.0132561758127756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0156324262693765">
                <text:p>0.0156324262693765</text:p>
              </table:table-cell>
              <table:table-cell office:value-type="float" office:value="0.0136695404841917">
                <text:p>0.0136695404841917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0154905185024092">
                <text:p>0.0154905185024092</text:p>
              </table:table-cell>
              <table:table-cell office:value-type="float" office:value="0.0142203763994329">
                <text:p>0.0142203763994329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0154552634712324">
                <text:p>0.0154552634712324</text:p>
              </table:table-cell>
              <table:table-cell office:value-type="float" office:value="0.0150131951307664">
                <text:p>0.0150131951307664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0156477301337204">
                <text:p>0.0156477301337204</text:p>
              </table:table-cell>
              <table:table-cell office:value-type="float" office:value="0.0163112041369405">
                <text:p>0.0163112041369405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0158735723387323">
                <text:p>0.0158735723387323</text:p>
              </table:table-cell>
              <table:table-cell office:value-type="float" office:value="0.0170075118815319">
                <text:p>0.0170075118815319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0161273495351914">
                <text:p>0.0161273495351914</text:p>
              </table:table-cell>
              <table:table-cell office:value-type="float" office:value="0.0173612650718574">
                <text:p>0.017361265071857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0164584259022415">
                <text:p>0.0164584259022415</text:p>
              </table:table-cell>
              <table:table-cell office:value-type="float" office:value="0.0155997272214719">
                <text:p>0.0155997272214719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0168231563770459">
                <text:p>0.0168231563770459</text:p>
              </table:table-cell>
              <table:table-cell office:value-type="float" office:value="0.0162145469258599">
                <text:p>0.016214546925859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0171059454696461">
                <text:p>0.0171059454696461</text:p>
              </table:table-cell>
              <table:table-cell office:value-type="float" office:value="0.0168185503908047">
                <text:p>0.0168185503908047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0173581099875573">
                <text:p>0.0173581099875573</text:p>
              </table:table-cell>
              <table:table-cell office:value-type="float" office:value="0.0176016365336873">
                <text:p>0.0176016365336873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0174818441847459">
                <text:p>0.0174818441847459</text:p>
              </table:table-cell>
              <table:table-cell office:value-type="float" office:value="0.0191145001379374">
                <text:p>0.0191145001379374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0176364828581914">
                <text:p>0.0176364828581914</text:p>
              </table:table-cell>
              <table:table-cell office:value-type="float" office:value="0.0191530032623561">
                <text:p>0.0191530032623561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0179487663797992">
                <text:p>0.0179487663797992</text:p>
              </table:table-cell>
              <table:table-cell office:value-type="float" office:value="0.0190767292417671">
                <text:p>0.0190767292417671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0181796354950228">
                <text:p>0.0181796354950228</text:p>
              </table:table-cell>
              <table:table-cell office:value-type="float" office:value="0.0183624024600374">
                <text:p>0.0183624024600374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0183766479196328">
                <text:p>0.0183766479196328</text:p>
              </table:table-cell>
              <table:table-cell office:value-type="float" office:value="0.0176285877805937">
                <text:p>0.0176285877805937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0184523534458922">
                <text:p>0.0184523534458922</text:p>
              </table:table-cell>
              <table:table-cell office:value-type="float" office:value="0.0177506796501906">
                <text:p>0.017750679650190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0184212264391892">
                <text:p>0.0184212264391892</text:p>
              </table:table-cell>
              <table:table-cell office:value-type="float" office:value="0.0167454738914064">
                <text:p>0.016745473891406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018372322760835">
                <text:p>0.018372322760835</text:p>
              </table:table-cell>
              <table:table-cell office:value-type="float" office:value="0.0184761455651777">
                <text:p>0.0184761455651777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0181856463172741">
                <text:p>0.0181856463172741</text:p>
              </table:table-cell>
              <table:table-cell office:value-type="float" office:value="0.0213794811840411">
                <text:p>0.0213794811840411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0181031257230097">
                <text:p>0.0181031257230097</text:p>
              </table:table-cell>
              <table:table-cell office:value-type="float" office:value="0.020593432684988">
                <text:p>0.020593432684988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0179608285076165">
                <text:p>0.0179608285076165</text:p>
              </table:table-cell>
              <table:table-cell office:value-type="float" office:value="0.0183579011660119">
                <text:p>0.0183579011660119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0178217124236817">
                <text:p>0.0178217124236817</text:p>
              </table:table-cell>
              <table:table-cell office:value-type="float" office:value="0.0172744242934905">
                <text:p>0.0172744242934905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0176765478069522">
                <text:p>0.0176765478069522</text:p>
              </table:table-cell>
              <table:table-cell office:value-type="float" office:value="0.0163827722969639">
                <text:p>0.0163827722969639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0176100426744092">
                <text:p>0.0176100426744092</text:p>
              </table:table-cell>
              <table:table-cell office:value-type="float" office:value="0.0169169850367283">
                <text:p>0.0169169850367283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0176573617553926">
                <text:p>0.0176573617553926</text:p>
              </table:table-cell>
              <table:table-cell office:value-type="float" office:value="0.0165010299280844">
                <text:p>0.0165010299280844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174986992906074">
                <text:p>0.0174986992906074</text:p>
              </table:table-cell>
              <table:table-cell office:value-type="float" office:value="0.0179977149426543">
                <text:p>0.0179977149426543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0171820927047094">
                <text:p>0.0171820927047094</text:p>
              </table:table-cell>
              <table:table-cell office:value-type="float" office:value="0.0170845682262632">
                <text:p>0.0170845682262632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016961670443124">
                <text:p>0.016961670443124</text:p>
              </table:table-cell>
              <table:table-cell office:value-type="float" office:value="0.0164147772849497">
                <text:p>0.0164147772849497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0167338968370212">
                <text:p>0.0167338968370212</text:p>
              </table:table-cell>
              <table:table-cell office:value-type="float" office:value="0.0155962831463804">
                <text:p>0.0155962831463804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0165298905498507">
                <text:p>0.0165298905498507</text:p>
              </table:table-cell>
              <table:table-cell office:value-type="float" office:value="0.0168196077945891">
                <text:p>0.0168196077945891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0.0163365402190927">
                <text:p>0.0163365402190927</text:p>
              </table:table-cell>
              <table:table-cell office:value-type="float" office:value="0.0174079410251738">
                <text:p>0.0174079410251738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0.0162601399378841">
                <text:p>0.0162601399378841</text:p>
              </table:table-cell>
              <table:table-cell office:value-type="float" office:value="0.0162548710581844">
                <text:p>0.0162548710581844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0.0161793433838653">
                <text:p>0.0161793433838653</text:p>
              </table:table-cell>
              <table:table-cell office:value-type="float" office:value="0.0169469889814692">
                <text:p>0.016946988981469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0.0160355548577862">
                <text:p>0.0160355548577862</text:p>
              </table:table-cell>
              <table:table-cell office:value-type="float" office:value="0.0175075210227928">
                <text:p>0.0175075210227928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0159515259789232">
                <text:p>0.0159515259789232</text:p>
              </table:table-cell>
              <table:table-cell office:value-type="float" office:value="0.0151690706805731">
                <text:p>0.0151690706805731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0.0158462759739444">
                <text:p>0.0158462759739444</text:p>
              </table:table-cell>
              <table:table-cell office:value-type="float" office:value="0.0144183362731028">
                <text:p>0.0144183362731028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0.0157232856976522">
                <text:p>0.0157232856976522</text:p>
              </table:table-cell>
              <table:table-cell office:value-type="float" office:value="0.0136758676663522">
                <text:p>0.0136758676663522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0.0155348538493116">
                <text:p>0.0155348538493116</text:p>
              </table:table-cell>
              <table:table-cell office:value-type="float" office:value="0.0158473810998077">
                <text:p>0.0158473810998077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0.0153367651123067">
                <text:p>0.0153367651123067</text:p>
              </table:table-cell>
              <table:table-cell office:value-type="float" office:value="0.0153698781718214">
                <text:p>0.0153698781718214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0.0154250290846308">
                <text:p>0.0154250290846308</text:p>
              </table:table-cell>
              <table:table-cell office:value-type="float" office:value="0.0159846755775465">
                <text:p>0.0159846755775465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0.0154349127649737">
                <text:p>0.0154349127649737</text:p>
              </table:table-cell>
              <table:table-cell office:value-type="float" office:value="0.0159081639221813">
                <text:p>0.0159081639221813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0.0156251598901654">
                <text:p>0.0156251598901654</text:p>
              </table:table-cell>
              <table:table-cell office:value-type="float" office:value="0.0149412772152471">
                <text:p>0.0149412772152471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0.0157724076137333">
                <text:p>0.0157724076137333</text:p>
              </table:table-cell>
              <table:table-cell office:value-type="float" office:value="0.013874419278289">
                <text:p>0.013874419278289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0.0160141736948158">
                <text:p>0.0160141736948158</text:p>
              </table:table-cell>
              <table:table-cell office:value-type="float" office:value="0.0141815619178211">
                <text:p>0.0141815619178211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0.0163814881198934">
                <text:p>0.0163814881198934</text:p>
              </table:table-cell>
              <table:table-cell office:value-type="float" office:value="0.0146346987071057">
                <text:p>0.0146346987071057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0.0166614771464726">
                <text:p>0.0166614771464726</text:p>
              </table:table-cell>
              <table:table-cell office:value-type="float" office:value="0.017490566670721">
                <text:p>0.017490566670721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0.0170999711675066">
                <text:p>0.0170999711675066</text:p>
              </table:table-cell>
              <table:table-cell office:value-type="float" office:value="0.0170853605062703">
                <text:p>0.0170853605062703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0175721980750647">
                <text:p>0.0175721980750647</text:p>
              </table:table-cell>
              <table:table-cell office:value-type="float" office:value="0.0201709807754764">
                <text:p>0.0201709807754764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0181338727744229">
                <text:p>0.0181338727744229</text:p>
              </table:table-cell>
              <table:table-cell office:value-type="float" office:value="0.0172305388105235">
                <text:p>0.0172305388105235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018815877115953">
                <text:p>0.018815877115953</text:p>
              </table:table-cell>
              <table:table-cell office:value-type="float" office:value="0.0178030614082579">
                <text:p>0.0178030614082579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0195423228247618">
                <text:p>0.0195423228247618</text:p>
              </table:table-cell>
              <table:table-cell office:value-type="float" office:value="0.018818269617439">
                <text:p>0.018818269617439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0201340284563381">
                <text:p>0.0201340284563381</text:p>
              </table:table-cell>
              <table:table-cell office:value-type="float" office:value="0.0197672274719165">
                <text:p>0.0197672274719165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0208148731545676">
                <text:p>0.0208148731545676</text:p>
              </table:table-cell>
              <table:table-cell office:value-type="float" office:value="0.0215087944662967">
                <text:p>0.0215087944662967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0213513793022307">
                <text:p>0.0213513793022307</text:p>
              </table:table-cell>
              <table:table-cell office:value-type="float" office:value="0.0225958522833608">
                <text:p>0.0225958522833608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0220909810421307">
                <text:p>0.0220909810421307</text:p>
              </table:table-cell>
              <table:table-cell office:value-type="float" office:value="0.0237716097131964">
                <text:p>0.0237716097131964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0226718960567003">
                <text:p>0.0226718960567003</text:p>
              </table:table-cell>
              <table:table-cell office:value-type="float" office:value="0.0244893379966674">
                <text:p>0.0244893379966674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0234599477190297">
                <text:p>0.0234599477190297</text:p>
              </table:table-cell>
              <table:table-cell office:value-type="float" office:value="0.0240446592016125">
                <text:p>0.024044659201612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0240623001385851">
                <text:p>0.0240623001385851</text:p>
              </table:table-cell>
              <table:table-cell office:value-type="float" office:value="0.02246544075989">
                <text:p>0.02246544075989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0246048131533099">
                <text:p>0.0246048131533099</text:p>
              </table:table-cell>
              <table:table-cell office:value-type="float" office:value="0.0241665244823184">
                <text:p>0.0241665244823184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025218534623473">
                <text:p>0.025218534623473</text:p>
              </table:table-cell>
              <table:table-cell office:value-type="float" office:value="0.0250016527380041">
                <text:p>0.0250016527380041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0259394421716649">
                <text:p>0.0259394421716649</text:p>
              </table:table-cell>
              <table:table-cell office:value-type="float" office:value="0.0274397848648701">
                <text:p>0.0274397848648701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0263693775213735">
                <text:p>0.0263693775213735</text:p>
              </table:table-cell>
              <table:table-cell office:value-type="float" office:value="0.0283037909794515">
                <text:p>0.0283037909794515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0.0267599611337333">
                <text:p>0.0267599611337333</text:p>
              </table:table-cell>
              <table:table-cell office:value-type="float" office:value="0.0282632620831353">
                <text:p>0.0282632620831353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0.0270338905089488">
                <text:p>0.0270338905089488</text:p>
              </table:table-cell>
              <table:table-cell office:value-type="float" office:value="0.0262359952820336">
                <text:p>0.0262359952820336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0.0272488602573526">
                <text:p>0.0272488602573526</text:p>
              </table:table-cell>
              <table:table-cell office:value-type="float" office:value="0.0264134518235854">
                <text:p>0.0264134518235854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0.0274668028587085">
                <text:p>0.0274668028587085</text:p>
              </table:table-cell>
              <table:table-cell office:value-type="float" office:value="0.0283593280541997">
                <text:p>0.0283593280541997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0.0276055922279676">
                <text:p>0.0276055922279676</text:p>
              </table:table-cell>
              <table:table-cell office:value-type="float" office:value="0.0316015001409844">
                <text:p>0.0316015001409844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0.0278764995919267">
                <text:p>0.0278764995919267</text:p>
              </table:table-cell>
              <table:table-cell office:value-type="float" office:value="0.0286149471792802">
                <text:p>0.0286149471792802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0.0280567274782973">
                <text:p>0.0280567274782973</text:p>
              </table:table-cell>
              <table:table-cell office:value-type="float" office:value="0.0292397802862337">
                <text:p>0.0292397802862337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0.0280747994820881">
                <text:p>0.0280747994820881</text:p>
              </table:table-cell>
              <table:table-cell office:value-type="float" office:value="0.0283243492496846">
                <text:p>0.0283243492496846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0.0278401296811148">
                <text:p>0.0278401296811148</text:p>
              </table:table-cell>
              <table:table-cell office:value-type="float" office:value="0.027054235679266">
                <text:p>0.027054235679266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0.0277956724343406">
                <text:p>0.0277956724343406</text:p>
              </table:table-cell>
              <table:table-cell office:value-type="float" office:value="0.0255166371788724">
                <text:p>0.0255166371788724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0.0276715489654347">
                <text:p>0.0276715489654347</text:p>
              </table:table-cell>
              <table:table-cell office:value-type="float" office:value="0.0261095756519461">
                <text:p>0.0261095756519461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0.0274338811334569">
                <text:p>0.0274338811334569</text:p>
              </table:table-cell>
              <table:table-cell office:value-type="float" office:value="0.0287943558334313">
                <text:p>0.0287943558334313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0.0273982770357867">
                <text:p>0.0273982770357867</text:p>
              </table:table-cell>
              <table:table-cell office:value-type="float" office:value="0.0299629752740576">
                <text:p>0.0299629752740576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0.027471357714788">
                <text:p>0.027471357714788</text:p>
              </table:table-cell>
              <table:table-cell office:value-type="float" office:value="0.0285567990325228">
                <text:p>0.0285567990325228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0.0274081738072354">
                <text:p>0.0274081738072354</text:p>
              </table:table-cell>
              <table:table-cell office:value-type="float" office:value="0.0249778848695098">
                <text:p>0.0249778848695098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0.0272248508945324">
                <text:p>0.0272248508945324</text:p>
              </table:table-cell>
              <table:table-cell office:value-type="float" office:value="0.0256135938271952">
                <text:p>0.0256135938271952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0.0270505416456459">
                <text:p>0.0270505416456459</text:p>
              </table:table-cell>
              <table:table-cell office:value-type="float" office:value="0.0246757232589026">
                <text:p>0.0246757232589026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0.0268391872351987">
                <text:p>0.0268391872351987</text:p>
              </table:table-cell>
              <table:table-cell office:value-type="float" office:value="0.0250319784065105">
                <text:p>0.0250319784065105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0.0265753182881447">
                <text:p>0.0265753182881447</text:p>
              </table:table-cell>
              <table:table-cell office:value-type="float" office:value="0.0311030427736005">
                <text:p>0.0311030427736005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0.0263011983151446">
                <text:p>0.0263011983151446</text:p>
              </table:table-cell>
              <table:table-cell office:value-type="float" office:value="0.0296380766852991">
                <text:p>0.0296380766852991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0.0259267105240639">
                <text:p>0.0259267105240639</text:p>
              </table:table-cell>
              <table:table-cell office:value-type="float" office:value="0.028355205580497">
                <text:p>0.02835520558049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0.0255288262521546">
                <text:p>0.0255288262521546</text:p>
              </table:table-cell>
              <table:table-cell office:value-type="float" office:value="0.0257578284718428">
                <text:p>0.0257578284718428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0.0253882096712455">
                <text:p>0.0253882096712455</text:p>
              </table:table-cell>
              <table:table-cell office:value-type="float" office:value="0.0246139061948546">
                <text:p>0.0246139061948546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0.025018116965504">
                <text:p>0.025018116965504</text:p>
              </table:table-cell>
              <table:table-cell office:value-type="float" office:value="0.0225576754326113">
                <text:p>0.0225576754326113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0.0246226197629631">
                <text:p>0.0246226197629631</text:p>
              </table:table-cell>
              <table:table-cell office:value-type="float" office:value="0.0224154103931902">
                <text:p>0.0224154103931902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0.0242105439098213">
                <text:p>0.0242105439098213</text:p>
              </table:table-cell>
              <table:table-cell office:value-type="float" office:value="0.0249566762114305">
                <text:p>0.0249566762114305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0.0234451088860703">
                <text:p>0.0234451088860703</text:p>
              </table:table-cell>
              <table:table-cell office:value-type="float" office:value="0.0247201461989281">
                <text:p>0.0247201461989281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0.0227654461244215">
                <text:p>0.0227654461244215</text:p>
              </table:table-cell>
              <table:table-cell office:value-type="float" office:value="0.0229864192257925">
                <text:p>0.0229864192257925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0.0221395363509029">
                <text:p>0.0221395363509029</text:p>
              </table:table-cell>
              <table:table-cell office:value-type="float" office:value="0.0230092527367826">
                <text:p>0.0230092527367826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0.0216410081933743">
                <text:p>0.0216410081933743</text:p>
              </table:table-cell>
              <table:table-cell office:value-type="float" office:value="0.0204322959468135">
                <text:p>0.0204322959468135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0.0212453659304008">
                <text:p>0.0212453659304008</text:p>
              </table:table-cell>
              <table:table-cell office:value-type="float" office:value="0.0191387624233299">
                <text:p>0.0191387624233299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0.0208796387157513">
                <text:p>0.0208796387157513</text:p>
              </table:table-cell>
              <table:table-cell office:value-type="float" office:value="0.019262916462526">
                <text:p>0.019262916462526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0.0204559098482229">
                <text:p>0.0204559098482229</text:p>
              </table:table-cell>
              <table:table-cell office:value-type="float" office:value="0.0203869524410856">
                <text:p>0.0203869524410856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0.019858071320285">
                <text:p>0.019858071320285</text:p>
              </table:table-cell>
              <table:table-cell office:value-type="float" office:value="0.0201227980222162">
                <text:p>0.0201227980222162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0.019183276463213">
                <text:p>0.019183276463213</text:p>
              </table:table-cell>
              <table:table-cell office:value-type="float" office:value="0.0195924687512367">
                <text:p>0.0195924687512367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0.0186957679414681">
                <text:p>0.0186957679414681</text:p>
              </table:table-cell>
              <table:table-cell office:value-type="float" office:value="0.0187784342664429">
                <text:p>0.0187784342664429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0.0182903993145481">
                <text:p>0.0182903993145481</text:p>
              </table:table-cell>
              <table:table-cell office:value-type="float" office:value="0.0190749145132253">
                <text:p>0.0190749145132253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0.0179646096838291">
                <text:p>0.0179646096838291</text:p>
              </table:table-cell>
              <table:table-cell office:value-type="float" office:value="0.017437494427518">
                <text:p>0.017437494427518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0.0175320126214636">
                <text:p>0.0175320126214636</text:p>
              </table:table-cell>
              <table:table-cell office:value-type="float" office:value="0.0164832062477934">
                <text:p>0.0164832062477934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0.0172911672990106">
                <text:p>0.0172911672990106</text:p>
              </table:table-cell>
              <table:table-cell office:value-type="float" office:value="0.016586936820299">
                <text:p>0.016586936820299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0.0169219511926998">
                <text:p>0.0169219511926998</text:p>
              </table:table-cell>
              <table:table-cell office:value-type="float" office:value="0.0152730181999207">
                <text:p>0.0152730181999207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0.0166607771610282">
                <text:p>0.0166607771610282</text:p>
              </table:table-cell>
              <table:table-cell office:value-type="float" office:value="0.0161612999213635">
                <text:p>0.0161612999213635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0.0164402523347344">
                <text:p>0.0164402523347344</text:p>
              </table:table-cell>
              <table:table-cell office:value-type="float" office:value="0.0173340919599021">
                <text:p>0.0173340919599021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0.0161750871741057">
                <text:p>0.0161750871741057</text:p>
              </table:table-cell>
              <table:table-cell office:value-type="float" office:value="0.0158712411167483">
                <text:p>0.0158712411167483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0.015934465903032">
                <text:p>0.015934465903032</text:p>
              </table:table-cell>
              <table:table-cell office:value-type="float" office:value="0.0130824035502132">
                <text:p>0.013082403550213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0.0157619494627402">
                <text:p>0.0157619494627402</text:p>
              </table:table-cell>
              <table:table-cell office:value-type="float" office:value="0.0158910819481841">
                <text:p>0.0158910819481841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0.0156407300655966">
                <text:p>0.0156407300655966</text:p>
              </table:table-cell>
              <table:table-cell office:value-type="float" office:value="0.0152179269527339">
                <text:p>0.0152179269527339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0.0156228599273367">
                <text:p>0.0156228599273367</text:p>
              </table:table-cell>
              <table:table-cell office:value-type="float" office:value="0.0164663615788143">
                <text:p>0.0164663615788143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0.0157046635566094">
                <text:p>0.0157046635566094</text:p>
              </table:table-cell>
              <table:table-cell office:value-type="float" office:value="0.0165051211831228">
                <text:p>0.0165051211831228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0.0156637971474173">
                <text:p>0.0156637971474173</text:p>
              </table:table-cell>
              <table:table-cell office:value-type="float" office:value="0.0150661220176413">
                <text:p>0.0150661220176413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0.0154810617075631">
                <text:p>0.0154810617075631</text:p>
              </table:table-cell>
              <table:table-cell office:value-type="float" office:value="0.0157062167181936">
                <text:p>0.0157062167181936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0.0156173833511262">
                <text:p>0.0156173833511262</text:p>
              </table:table-cell>
              <table:table-cell office:value-type="float" office:value="0.015022264263432">
                <text:p>0.015022264263432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0.0158050679223123">
                <text:p>0.0158050679223123</text:p>
              </table:table-cell>
              <table:table-cell office:value-type="float" office:value="0.0147861346877831">
                <text:p>0.0147861346877831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0.0158927993318049">
                <text:p>0.0158927993318049</text:p>
              </table:table-cell>
              <table:table-cell office:value-type="float" office:value="0.0163367548846613">
                <text:p>0.0163367548846613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0.0160520740914845">
                <text:p>0.0160520740914845</text:p>
              </table:table-cell>
              <table:table-cell office:value-type="float" office:value="0.0164182690097381">
                <text:p>0.0164182690097381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0.0159934392537614">
                <text:p>0.0159934392537614</text:p>
              </table:table-cell>
              <table:table-cell office:value-type="float" office:value="0.0155891701926745">
                <text:p>0.0155891701926745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0.0158550465594242">
                <text:p>0.0158550465594242</text:p>
              </table:table-cell>
              <table:table-cell office:value-type="float" office:value="0.0147757958019427">
                <text:p>0.0147757958019427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0.0157575624977825">
                <text:p>0.0157575624977825</text:p>
              </table:table-cell>
              <table:table-cell office:value-type="float" office:value="0.0177797441266317">
                <text:p>0.0177797441266317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0.0156102114747211">
                <text:p>0.0156102114747211</text:p>
              </table:table-cell>
              <table:table-cell office:value-type="float" office:value="0.0157099875468183">
                <text:p>0.0157099875468183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0.0154564505549852">
                <text:p>0.0154564505549852</text:p>
              </table:table-cell>
              <table:table-cell office:value-type="float" office:value="0.0171193216810812">
                <text:p>0.0171193216810812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0.0153772009319653">
                <text:p>0.0153772009319653</text:p>
              </table:table-cell>
              <table:table-cell office:value-type="float" office:value="0.0174477735882474">
                <text:p>0.0174477735882474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0.0152842506767081">
                <text:p>0.0152842506767081</text:p>
              </table:table-cell>
              <table:table-cell office:value-type="float" office:value="0.0156454738506914">
                <text:p>0.015645473850691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0.0151503336969071">
                <text:p>0.0151503336969071</text:p>
              </table:table-cell>
              <table:table-cell office:value-type="float" office:value="0.0145676234624021">
                <text:p>0.0145676234624021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150924299935668">
                <text:p>0.0150924299935668</text:p>
              </table:table-cell>
              <table:table-cell office:value-type="float" office:value="0.0137013451546574">
                <text:p>0.0137013451546574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0.0150701937111104">
                <text:p>0.0150701937111104</text:p>
              </table:table-cell>
              <table:table-cell office:value-type="float" office:value="0.0136433023953343">
                <text:p>0.0136433023953343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0.0147808901145656">
                <text:p>0.0147808901145656</text:p>
              </table:table-cell>
              <table:table-cell office:value-type="float" office:value="0.0128696113871296">
                <text:p>0.0128696113871296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0.0146561768431674">
                <text:p>0.0146561768431674</text:p>
              </table:table-cell>
              <table:table-cell office:value-type="float" office:value="0.0136766399655039">
                <text:p>0.0136766399655039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0.0145524932065838">
                <text:p>0.0145524932065838</text:p>
              </table:table-cell>
              <table:table-cell office:value-type="float" office:value="0.0150354513110602">
                <text:p>0.0150354513110602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0.0144069817540835">
                <text:p>0.0144069817540835</text:p>
              </table:table-cell>
              <table:table-cell office:value-type="float" office:value="0.0145434312925242">
                <text:p>0.0145434312925242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0.0144217497256572">
                <text:p>0.0144217497256572</text:p>
              </table:table-cell>
              <table:table-cell office:value-type="float" office:value="0.0147785183459112">
                <text:p>0.0147785183459112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0.0144795604579154">
                <text:p>0.0144795604579154</text:p>
              </table:table-cell>
              <table:table-cell office:value-type="float" office:value="0.0144644878475529">
                <text:p>0.0144644878475529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0.014548206632018">
                <text:p>0.014548206632018</text:p>
              </table:table-cell>
              <table:table-cell office:value-type="float" office:value="0.0137294937750042">
                <text:p>0.0137294937750042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0.0146721470431198">
                <text:p>0.0146721470431198</text:p>
              </table:table-cell>
              <table:table-cell office:value-type="float" office:value="0.0139640017472437">
                <text:p>0.0139640017472437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0.0149396304256596">
                <text:p>0.0149396304256596</text:p>
              </table:table-cell>
              <table:table-cell office:value-type="float" office:value="0.0156677507689109">
                <text:p>0.0156677507689109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0.0152335604476544">
                <text:p>0.0152335604476544</text:p>
              </table:table-cell>
              <table:table-cell office:value-type="float" office:value="0.015410613253243">
                <text:p>0.015410613253243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0.0155160342198538">
                <text:p>0.0155160342198538</text:p>
              </table:table-cell>
              <table:table-cell office:value-type="float" office:value="0.0158522254527233">
                <text:p>0.0158522254527233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0.0158596818095999">
                <text:p>0.0158596818095999</text:p>
              </table:table-cell>
              <table:table-cell office:value-type="float" office:value="0.0153769737140172">
                <text:p>0.0153769737140172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0.0161740300135794">
                <text:p>0.0161740300135794</text:p>
              </table:table-cell>
              <table:table-cell office:value-type="float" office:value="0.0146623915920935">
                <text:p>0.0146623915920935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0.0165229582722359">
                <text:p>0.0165229582722359</text:p>
              </table:table-cell>
              <table:table-cell office:value-type="float" office:value="0.0153784681507592">
                <text:p>0.0153784681507592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0.0167926162573495">
                <text:p>0.0167926162573495</text:p>
              </table:table-cell>
              <table:table-cell office:value-type="float" office:value="0.0166143787426864">
                <text:p>0.0166143787426864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0.0171124312916399">
                <text:p>0.0171124312916399</text:p>
              </table:table-cell>
              <table:table-cell office:value-type="float" office:value="0.0177916602734308">
                <text:p>0.0177916602734308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0.0173386198441093">
                <text:p>0.0173386198441093</text:p>
              </table:table-cell>
              <table:table-cell office:value-type="float" office:value="0.018990084121853">
                <text:p>0.01899008412185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0.0176330066172472">
                <text:p>0.0176330066172472</text:p>
              </table:table-cell>
              <table:table-cell office:value-type="float" office:value="0.0193544975489693">
                <text:p>0.0193544975489693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0.0179679914309675">
                <text:p>0.0179679914309675</text:p>
              </table:table-cell>
              <table:table-cell office:value-type="float" office:value="0.0191793932016239">
                <text:p>0.0191793932016239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0.0183146090242039">
                <text:p>0.0183146090242039</text:p>
              </table:table-cell>
              <table:table-cell office:value-type="float" office:value="0.0193494834687433">
                <text:p>0.0193494834687433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.0186005404435431">
                <text:p>0.0186005404435431</text:p>
              </table:table-cell>
              <table:table-cell office:value-type="float" office:value="0.017504705566595">
                <text:p>0.017504705566595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0.0188408047941403">
                <text:p>0.0188408047941403</text:p>
              </table:table-cell>
              <table:table-cell office:value-type="float" office:value="0.0184414122273099">
                <text:p>0.0184414122273099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0.0190657903064102">
                <text:p>0.0190657903064102</text:p>
              </table:table-cell>
              <table:table-cell office:value-type="float" office:value="0.018834390503483">
                <text:p>0.018834390503483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0.0192935725977936">
                <text:p>0.0192935725977936</text:p>
              </table:table-cell>
              <table:table-cell office:value-type="float" office:value="0.019532028077173">
                <text:p>0.019532028077173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0.0194837188622166">
                <text:p>0.0194837188622166</text:p>
              </table:table-cell>
              <table:table-cell office:value-type="float" office:value="0.0205420128448073">
                <text:p>0.0205420128448073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0.0197203917109334">
                <text:p>0.0197203917109334</text:p>
              </table:table-cell>
              <table:table-cell office:value-type="float" office:value="0.0202296200193263">
                <text:p>0.0202296200193263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0.0199629697560803">
                <text:p>0.0199629697560803</text:p>
              </table:table-cell>
              <table:table-cell office:value-type="float" office:value="0.0186654314628436">
                <text:p>0.0186654314628436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0.0201895871311391">
                <text:p>0.0201895871311391</text:p>
              </table:table-cell>
              <table:table-cell office:value-type="float" office:value="0.0187421690591196">
                <text:p>0.0187421690591196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0.0207731758614697">
                <text:p>0.0207731758614697</text:p>
              </table:table-cell>
              <table:table-cell office:value-type="float" office:value="0.0197641759144655">
                <text:p>0.0197641759144655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0.0211454244420291">
                <text:p>0.0211454244420291</text:p>
              </table:table-cell>
              <table:table-cell office:value-type="float" office:value="0.0209806123527979">
                <text:p>0.0209806123527979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0.0216170905964922">
                <text:p>0.0216170905964922</text:p>
              </table:table-cell>
              <table:table-cell office:value-type="float" office:value="0.0216521318237753">
                <text:p>0.0216521318237753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0.0222494902703077">
                <text:p>0.0222494902703077</text:p>
              </table:table-cell>
              <table:table-cell office:value-type="float" office:value="0.0226679174310036">
                <text:p>0.0226679174310036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0.0228992425421115">
                <text:p>0.0228992425421115</text:p>
              </table:table-cell>
              <table:table-cell office:value-type="float" office:value="0.0225754858336817">
                <text:p>0.0225754858336817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0.0236019377250077">
                <text:p>0.0236019377250077</text:p>
              </table:table-cell>
              <table:table-cell office:value-type="float" office:value="0.0225221267195661">
                <text:p>0.0225221267195661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0.024333644936893">
                <text:p>0.024333644936893</text:p>
              </table:table-cell>
              <table:table-cell office:value-type="float" office:value="0.0256749477912229">
                <text:p>0.0256749477912229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0.0253406733996803">
                <text:p>0.0253406733996803</text:p>
              </table:table-cell>
              <table:table-cell office:value-type="float" office:value="0.023652892355142">
                <text:p>0.023652892355142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0.0262199703050467">
                <text:p>0.0262199703050467</text:p>
              </table:table-cell>
              <table:table-cell office:value-type="float" office:value="0.0254377166659667">
                <text:p>0.0254377166659667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0.0270579713817541">
                <text:p>0.0270579713817541</text:p>
              </table:table-cell>
              <table:table-cell office:value-type="float" office:value="0.0283856235105897">
                <text:p>0.0283856235105897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0.0282108530188372">
                <text:p>0.0282108530188372</text:p>
              </table:table-cell>
              <table:table-cell office:value-type="float" office:value="0.0296385446500607">
                <text:p>0.0296385446500607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0.0290544147929313">
                <text:p>0.0290544147929313</text:p>
              </table:table-cell>
              <table:table-cell office:value-type="float" office:value="0.0300673525798724">
                <text:p>0.0300673525798724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0.0298526341610986">
                <text:p>0.0298526341610986</text:p>
              </table:table-cell>
              <table:table-cell office:value-type="float" office:value="0.0289093324292381">
                <text:p>0.0289093324292381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0.0304032747279228">
                <text:p>0.0304032747279228</text:p>
              </table:table-cell>
              <table:table-cell office:value-type="float" office:value="0.032840567538142">
                <text:p>0.032840567538142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0.0305233624005339">
                <text:p>0.0305233624005339</text:p>
              </table:table-cell>
              <table:table-cell office:value-type="float" office:value="0.0320743325895942">
                <text:p>0.0320743325895942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0.0306784185814931">
                <text:p>0.0306784185814931</text:p>
              </table:table-cell>
              <table:table-cell office:value-type="float" office:value="0.0327126274267024">
                <text:p>0.0327126274267024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0.0306210708035019">
                <text:p>0.0306210708035019</text:p>
              </table:table-cell>
              <table:table-cell office:value-type="float" office:value="0.0377924747429379">
                <text:p>0.0377924747429379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0.0304570518213123">
                <text:p>0.0304570518213123</text:p>
              </table:table-cell>
              <table:table-cell office:value-type="float" office:value="0.0344777822683217">
                <text:p>0.0344777822683217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0.0302107959480846">
                <text:p>0.0302107959480846</text:p>
              </table:table-cell>
              <table:table-cell office:value-type="float" office:value="0.0337505569880232">
                <text:p>0.0337505569880232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0.0297533053998161">
                <text:p>0.0297533053998161</text:p>
              </table:table-cell>
              <table:table-cell office:value-type="float" office:value="0.0302310946551055">
                <text:p>0.0302310946551055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029484745869109">
                <text:p>0.029484745869109</text:p>
              </table:table-cell>
              <table:table-cell office:value-type="float" office:value="0.0273561752077775">
                <text:p>0.0273561752077775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0.0290299373724338">
                <text:p>0.0290299373724338</text:p>
              </table:table-cell>
              <table:table-cell office:value-type="float" office:value="0.0258236788885717">
                <text:p>0.0258236788885717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0283637041671352">
                <text:p>0.0283637041671352</text:p>
              </table:table-cell>
              <table:table-cell office:value-type="float" office:value="0.0246348477740894">
                <text:p>0.0246348477740894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0275235375208148">
                <text:p>0.0275235375208148</text:p>
              </table:table-cell>
              <table:table-cell office:value-type="float" office:value="0.026089357759935">
                <text:p>0.026089357759935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0261782052286457">
                <text:p>0.0261782052286457</text:p>
              </table:table-cell>
              <table:table-cell office:value-type="float" office:value="0.0261909624248734">
                <text:p>0.026190962424873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0249650593650553">
                <text:p>0.0249650593650553</text:p>
              </table:table-cell>
              <table:table-cell office:value-type="float" office:value="0.0236624849041127">
                <text:p>0.0236624849041127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0238085580784487">
                <text:p>0.0238085580784487</text:p>
              </table:table-cell>
              <table:table-cell office:value-type="float" office:value="0.0251494989993387">
                <text:p>0.0251494989993387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0230780986820045">
                <text:p>0.0230780986820045</text:p>
              </table:table-cell>
              <table:table-cell office:value-type="float" office:value="0.0264732485846902">
                <text:p>0.0264732485846902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0226040169562036">
                <text:p>0.0226040169562036</text:p>
              </table:table-cell>
              <table:table-cell office:value-type="float" office:value="0.0227470677154141">
                <text:p>0.0227470677154141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0221718215732262">
                <text:p>0.0221718215732262</text:p>
              </table:table-cell>
              <table:table-cell office:value-type="float" office:value="0.0209502943782161">
                <text:p>0.0209502943782161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0218204913492349">
                <text:p>0.0218204913492349</text:p>
              </table:table-cell>
              <table:table-cell office:value-type="float" office:value="0.0189578226525709">
                <text:p>0.0189578226525709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0213550528259026">
                <text:p>0.0213550528259026</text:p>
              </table:table-cell>
              <table:table-cell office:value-type="float" office:value="0.0174937401780552">
                <text:p>0.0174937401780552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0209243862102381">
                <text:p>0.0209243862102381</text:p>
              </table:table-cell>
              <table:table-cell office:value-type="float" office:value="0.0175595389755316">
                <text:p>0.0175595389755316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020591185051492">
                <text:p>0.020591185051492</text:p>
              </table:table-cell>
              <table:table-cell office:value-type="float" office:value="0.0200046631048861">
                <text:p>0.0200046631048861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0201747491172066">
                <text:p>0.0201747491172066</text:p>
              </table:table-cell>
              <table:table-cell office:value-type="float" office:value="0.0207190310465654">
                <text:p>0.0207190310465654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0194857697848959">
                <text:p>0.0194857697848959</text:p>
              </table:table-cell>
              <table:table-cell office:value-type="float" office:value="0.0197729435268877">
                <text:p>0.0197729435268877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0191465103460196">
                <text:p>0.0191465103460196</text:p>
              </table:table-cell>
              <table:table-cell office:value-type="float" office:value="0.0197162246382117">
                <text:p>0.0197162246382117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0188586080836283">
                <text:p>0.0188586080836283</text:p>
              </table:table-cell>
              <table:table-cell office:value-type="float" office:value="0.0195732184332828">
                <text:p>0.0195732184332828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0186644301347349">
                <text:p>0.0186644301347349</text:p>
              </table:table-cell>
              <table:table-cell office:value-type="float" office:value="0.0201616298055698">
                <text:p>0.0201616298055698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187267301732152">
                <text:p>0.0187267301732152</text:p>
              </table:table-cell>
              <table:table-cell office:value-type="float" office:value="0.0189976686816676">
                <text:p>0.0189976686816676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0186304421393451">
                <text:p>0.0186304421393451</text:p>
              </table:table-cell>
              <table:table-cell office:value-type="float" office:value="0.0193193959193436">
                <text:p>0.0193193959193436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0182126579616857">
                <text:p>0.0182126579616857</text:p>
              </table:table-cell>
              <table:table-cell office:value-type="float" office:value="0.0168275379323395">
                <text:p>0.0168275379323395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0172292749430172">
                <text:p>0.0172292749430172</text:p>
              </table:table-cell>
              <table:table-cell office:value-type="float" office:value="0.017997435571146">
                <text:p>0.017997435571146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0162193350277747">
                <text:p>0.0162193350277747</text:p>
              </table:table-cell>
              <table:table-cell office:value-type="float" office:value="0.016919662704738">
                <text:p>0.016919662704738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0151915218858691">
                <text:p>0.0151915218858691</text:p>
              </table:table-cell>
              <table:table-cell office:value-type="float" office:value="0.0162393313680636">
                <text:p>0.0162393313680636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0148001116324388">
                <text:p>0.0148001116324388</text:p>
              </table:table-cell>
              <table:table-cell office:value-type="float" office:value="0.0183659407167792">
                <text:p>0.0183659407167792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0147304364985317">
                <text:p>0.0147304364985317</text:p>
              </table:table-cell>
              <table:table-cell office:value-type="float" office:value="0.0162115065013504">
                <text:p>0.0162115065013504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0.0146328870298167">
                <text:p>0.0146328870298167</text:p>
              </table:table-cell>
              <table:table-cell office:value-type="float" office:value="0.014155684617654">
                <text:p>0.014155684617654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NaN">
                <text:p>NaN</text:p>
              </table:table-cell>
              <table:table-cell office:value-type="float" office:value="0.00695166878520705">
                <text:p>0.00695166878520705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NaN">
                <text:p>NaN</text:p>
              </table:table-cell>
              <table:table-cell office:value-type="float" office:value="0.00563378471349305">
                <text:p>0.00563378471349305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NaN">
                <text:p>NaN</text:p>
              </table:table-cell>
              <table:table-cell office:value-type="float" office:value="0.00532684065153274">
                <text:p>0.00532684065153274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NaN">
                <text:p>NaN</text:p>
              </table:table-cell>
              <table:table-cell office:value-type="float" office:value="0.0140934748852589">
                <text:p>0.0140934748852589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NaN">
                <text:p>NaN</text:p>
              </table:table-cell>
              <table:table-cell office:value-type="float" office:value="0.0191861779308708">
                <text:p>0.0191861779308708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NaN">
                <text:p>NaN</text:p>
              </table:table-cell>
              <table:table-cell office:value-type="float" office:value="0.0176319761196571">
                <text:p>0.0176319761196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01cm" svg:y="3.952cm" style:legend-expansion="high" chart:style-name="ch2"/>
        <chart:plot-area chart:style-name="ch3" table:cell-range-address="population_weight.A3:population_weight.A500 population_weight.N2:population_weight.O500" chart:data-source-has-labels="both" svg:x="0.32cm" svg:y="0.18cm" svg:width="11.661cm" svg:height="8.64cm">
          <chart:coordinate-region svg:x="1.659cm" svg:y="0.379cm" svg:width="10.322cm" svg:height="6.713cm"/>
          <chart:axis chart:dimension="x" chart:name="primary-x" chart:style-name="ch4" chartooo:axis-type="auto">
            <chartooo:date-scale/>
            <chart:categories table:cell-range-address="population_weight.A3:population_weight.A5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opulation_weight.N3:population_weight.N500" chart:label-cell-address="population_weight.N2:population_weight.N2" chart:class="chart:line">
            <chart:data-point chart:repeated="498"/>
          </chart:series>
          <chart:series chart:style-name="ch8" chart:values-cell-range-address="population_weight.O3:population_weight.O500" chart:label-cell-address="population_weight.O2:population_weight.O2" chart:class="chart:line">
            <chart:data-point chart:repeated="4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land</text:p>
                <draw:g>
                  <svg:desc>population_weight.N2:population_weight.N2</svg:desc>
                </draw:g>
              </table:table-cell>
              <table:table-cell office:value-type="string">
                <text:p>14-day average</text:p>
                <draw:g>
                  <svg:desc>population_weight.O2:population_weight.O2</svg:desc>
                </draw:g>
              </table:table-cell>
            </table:table-row>
          </table:table-header-rows>
          <table:table-rows>
            <table:table-row>
              <table:table-cell office:value-type="float" office:value="44515">
                <text:p>44515</text:p>
                <draw:g>
                  <svg:desc>population_weight.A3:population_weight.A500</svg:desc>
                </draw:g>
              </table:table-cell>
              <table:table-cell office:value-type="float" office:value="0.017093151291992">
                <text:p>0.017093151291992</text:p>
                <draw:g>
                  <svg:desc>population_weight.N3:population_weight.N500</svg:desc>
                </draw:g>
              </table:table-cell>
              <table:table-cell office:value-type="float" office:value="NaN">
                <text:p>NaN</text:p>
                <draw:g>
                  <svg:desc>population_weight.O3:population_weight.O500</svg:desc>
                </draw:g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0174207057018588">
                <text:p>0.017420705701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0184619513326858">
                <text:p>0.0184619513326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0178123774508179">
                <text:p>0.0178123774508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0182138337660707">
                <text:p>0.018213833766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0173254459611479">
                <text:p>0.017325445961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0178249540648455">
                <text:p>0.0178249540648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0178953001648083">
                <text:p>0.0178953001648083</text:p>
              </table:table-cell>
              <table:table-cell office:value-type="float" office:value="0.0182974755710902">
                <text:p>0.0182974755710902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0191983675695508">
                <text:p>0.0191983675695508</text:p>
              </table:table-cell>
              <table:table-cell office:value-type="float" office:value="0.0185541341523085">
                <text:p>0.0185541341523085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0196427168418475">
                <text:p>0.0196427168418475</text:p>
              </table:table-cell>
              <table:table-cell office:value-type="float" office:value="0.0188428959021607">
                <text:p>0.0188428959021607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0182848166542746">
                <text:p>0.0182848166542746</text:p>
              </table:table-cell>
              <table:table-cell office:value-type="float" office:value="0.0192531933412104">
                <text:p>0.0192531933412104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0190916176459918">
                <text:p>0.0190916176459918</text:p>
              </table:table-cell>
              <table:table-cell office:value-type="float" office:value="0.0194329490341559">
                <text:p>0.0194329490341559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0179326601822351">
                <text:p>0.0179326601822351</text:p>
              </table:table-cell>
              <table:table-cell office:value-type="float" office:value="0.0195707180576531">
                <text:p>0.0195707180576531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0199667593671357">
                <text:p>0.0199667593671357</text:p>
              </table:table-cell>
              <table:table-cell office:value-type="float" office:value="0.0197056177654743">
                <text:p>0.0197056177654743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0206863714290491">
                <text:p>0.0206863714290491</text:p>
              </table:table-cell>
              <table:table-cell office:value-type="float" office:value="0.0198152979038472">
                <text:p>0.0198152979038472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0214633701997898">
                <text:p>0.0214633701997898</text:p>
              </table:table-cell>
              <table:table-cell office:value-type="float" office:value="0.0200262447688998">
                <text:p>0.0200262447688998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0242061154793815">
                <text:p>0.0242061154793815</text:p>
              </table:table-cell>
              <table:table-cell office:value-type="float" office:value="0.0202257024500551">
                <text:p>0.020225702450055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0203289571520539">
                <text:p>0.0203289571520539</text:p>
              </table:table-cell>
              <table:table-cell office:value-type="float" office:value="0.020304770647648">
                <text:p>0.020304770647648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0201426000950321">
                <text:p>0.0201426000950321</text:p>
              </table:table-cell>
              <table:table-cell office:value-type="float" office:value="0.0204155480060212">
                <text:p>0.0204155480060212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019214041870644">
                <text:p>0.019214041870644</text:p>
              </table:table-cell>
              <table:table-cell office:value-type="float" office:value="0.0205310665413874">
                <text:p>0.020531066541387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0193604760020668">
                <text:p>0.0193604760020668</text:p>
              </table:table-cell>
              <table:table-cell office:value-type="float" office:value="0.0207427415897571">
                <text:p>0.0207427415897571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0208485562755447">
                <text:p>0.0208485562755447</text:p>
              </table:table-cell>
              <table:table-cell office:value-type="float" office:value="0.0209459045637425">
                <text:p>0.0209459045637425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0219907751057244">
                <text:p>0.0219907751057244</text:p>
              </table:table-cell>
              <table:table-cell office:value-type="float" office:value="0.0211551640947128">
                <text:p>0.0211551640947128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0207496716081491">
                <text:p>0.0207496716081491</text:p>
              </table:table-cell>
              <table:table-cell office:value-type="float" office:value="0.0216254539998227">
                <text:p>0.0216254539998227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0198356996714988">
                <text:p>0.0198356996714988</text:p>
              </table:table-cell>
              <table:table-cell office:value-type="float" office:value="0.022142107929458">
                <text:p>0.022142107929458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0207088771411184">
                <text:p>0.0207088771411184</text:p>
              </table:table-cell>
              <table:table-cell office:value-type="float" office:value="0.0227819928388479">
                <text:p>0.0227819928388479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0208961108594107">
                <text:p>0.0208961108594107</text:p>
              </table:table-cell>
              <table:table-cell office:value-type="float" office:value="0.0232466086135964">
                <text:p>0.0232466086135964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0228110410029324">
                <text:p>0.0228110410029324</text:p>
              </table:table-cell>
              <table:table-cell office:value-type="float" office:value="0.0236670952377663">
                <text:p>0.0236670952377663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0236160048626327">
                <text:p>0.0236160048626327</text:p>
              </table:table-cell>
              <table:table-cell office:value-type="float" office:value="0.0239617623359622">
                <text:p>0.0239617623359622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0280474288713287">
                <text:p>0.0280474288713287</text:p>
              </table:table-cell>
              <table:table-cell office:value-type="float" office:value="0.0241295613419671">
                <text:p>0.0241295613419671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0314392704942749">
                <text:p>0.0314392704942749</text:p>
              </table:table-cell>
              <table:table-cell office:value-type="float" office:value="0.0242614946473011">
                <text:p>0.0242614946473011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0292873458835132">
                <text:p>0.0292873458835132</text:p>
              </table:table-cell>
              <table:table-cell office:value-type="float" office:value="0.0244332035937279">
                <text:p>0.0244332035937279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0266472209415105">
                <text:p>0.0266472209415105</text:p>
              </table:table-cell>
              <table:table-cell office:value-type="float" office:value="0.0247262116822076">
                <text:p>0.024726211682207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0251008546090231">
                <text:p>0.0251008546090231</text:p>
              </table:table-cell>
              <table:table-cell office:value-type="float" office:value="0.0246338122450175">
                <text:p>0.024633812245017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0234858153768092">
                <text:p>0.0234858153768092</text:p>
              </table:table-cell>
              <table:table-cell office:value-type="float" office:value="0.0243055157428553">
                <text:p>0.0243055157428553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023197742359614">
                <text:p>0.023197742359614</text:p>
              </table:table-cell>
              <table:table-cell office:value-type="float" office:value="0.0241101379987236">
                <text:p>0.0241101379987236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0238378413803999">
                <text:p>0.0238378413803999</text:p>
              </table:table-cell>
              <table:table-cell office:value-type="float" office:value="0.0240363464407462">
                <text:p>0.024036346440746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0231535968581234">
                <text:p>0.0231535968581234</text:p>
              </table:table-cell>
              <table:table-cell office:value-type="float" office:value="0.023882952742941">
                <text:p>0.023882952742941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0239378129102154">
                <text:p>0.0239378129102154</text:p>
              </table:table-cell>
              <table:table-cell office:value-type="float" office:value="0.023543794952222">
                <text:p>0.02354379495222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0194152850204566">
                <text:p>0.0194152850204566</text:p>
              </table:table-cell>
              <table:table-cell office:value-type="float" office:value="0.0233556771755271">
                <text:p>0.0233556771755271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0162999598291403">
                <text:p>0.0162999598291403</text:p>
              </table:table-cell>
              <table:table-cell office:value-type="float" office:value="0.0231691333547835">
                <text:p>0.0231691333547835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0200757525850884">
                <text:p>0.0200757525850884</text:p>
              </table:table-cell>
              <table:table-cell office:value-type="float" office:value="0.022813818469875">
                <text:p>0.02281381846987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0225829230509485">
                <text:p>0.0225829230509485</text:p>
              </table:table-cell>
              <table:table-cell office:value-type="float" office:value="0.0226453450201621">
                <text:p>0.0226453450201621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0258999171020567">
                <text:p>0.0258999171020567</text:p>
              </table:table-cell>
              <table:table-cell office:value-type="float" office:value="0.0224884805165936">
                <text:p>0.0224884805165936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0266910614242088">
                <text:p>0.0266910614242088</text:p>
              </table:table-cell>
              <table:table-cell office:value-type="float" office:value="0.0223036216401134">
                <text:p>0.0223036216401134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0266536970097851">
                <text:p>0.0266536970097851</text:p>
              </table:table-cell>
              <table:table-cell office:value-type="float" office:value="0.0220966402949677">
                <text:p>0.0220966402949677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0240356074510995">
                <text:p>0.0240356074510995</text:p>
              </table:table-cell>
              <table:table-cell office:value-type="float" office:value="0.0217155723912458">
                <text:p>0.0217155723912458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0201264462203041">
                <text:p>0.0201264462203041</text:p>
              </table:table-cell>
              <table:table-cell office:value-type="float" office:value="0.0216288560085991">
                <text:p>0.0216288560085991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0211271870808287">
                <text:p>0.0211271870808287</text:p>
              </table:table-cell>
              <table:table-cell office:value-type="float" office:value="0.0217011532227519">
                <text:p>0.0217011532227519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0210016393096553">
                <text:p>0.0210016393096553</text:p>
              </table:table-cell>
              <table:table-cell office:value-type="float" office:value="0.0213319639851638">
                <text:p>0.0213319639851638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0212498171096776">
                <text:p>0.0212498171096776</text:p>
              </table:table-cell>
              <table:table-cell office:value-type="float" office:value="0.0208583772863654">
                <text:p>0.0208583772863654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0202558580260836">
                <text:p>0.0202558580260836</text:p>
              </table:table-cell>
              <table:table-cell office:value-type="float" office:value="0.0201226776727849">
                <text:p>0.0201226776727849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0186028622581083">
                <text:p>0.0186028622581083</text:p>
              </table:table-cell>
              <table:table-cell office:value-type="float" office:value="0.0192477204355604">
                <text:p>0.0192477204355604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0182012556634025">
                <text:p>0.0182012556634025</text:p>
              </table:table-cell>
              <table:table-cell office:value-type="float" office:value="0.018290754635774">
                <text:p>0.018290754635774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01731212082728">
                <text:p>0.01731212082728</text:p>
              </table:table-cell>
              <table:table-cell office:value-type="float" office:value="0.0175503212809948">
                <text:p>0.0175503212809948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0149071032588551">
                <text:p>0.0149071032588551</text:p>
              </table:table-cell>
              <table:table-cell office:value-type="float" office:value="0.0171284591509326">
                <text:p>0.0171284591509326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0159527092677706">
                <text:p>0.0159527092677706</text:p>
              </table:table-cell>
              <table:table-cell office:value-type="float" office:value="0.0166917454402139">
                <text:p>0.0166917454402139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015600122511929">
                <text:p>0.015600122511929</text:p>
              </table:table-cell>
              <table:table-cell office:value-type="float" office:value="0.0163567143564485">
                <text:p>0.0163567143564485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0144416601030656">
                <text:p>0.0144416601030656</text:p>
              </table:table-cell>
              <table:table-cell office:value-type="float" office:value="0.0160536925544381">
                <text:p>0.0160536925544381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0132561758127756">
                <text:p>0.0132561758127756</text:p>
              </table:table-cell>
              <table:table-cell office:value-type="float" office:value="0.0158469359148505">
                <text:p>0.0158469359148505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0136695404841917">
                <text:p>0.0136695404841917</text:p>
              </table:table-cell>
              <table:table-cell office:value-type="float" office:value="0.0156324262693765">
                <text:p>0.0156324262693765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0142203763994329">
                <text:p>0.0142203763994329</text:p>
              </table:table-cell>
              <table:table-cell office:value-type="float" office:value="0.0154905185024092">
                <text:p>0.015490518502409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0150131951307664">
                <text:p>0.0150131951307664</text:p>
              </table:table-cell>
              <table:table-cell office:value-type="float" office:value="0.0154552634712324">
                <text:p>0.0154552634712324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0163112041369405">
                <text:p>0.0163112041369405</text:p>
              </table:table-cell>
              <table:table-cell office:value-type="float" office:value="0.0156477301337204">
                <text:p>0.0156477301337204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0170075118815319">
                <text:p>0.0170075118815319</text:p>
              </table:table-cell>
              <table:table-cell office:value-type="float" office:value="0.0158735723387323">
                <text:p>0.0158735723387323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0173612650718574">
                <text:p>0.0173612650718574</text:p>
              </table:table-cell>
              <table:table-cell office:value-type="float" office:value="0.0161273495351914">
                <text:p>0.0161273495351914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0155997272214719">
                <text:p>0.0155997272214719</text:p>
              </table:table-cell>
              <table:table-cell office:value-type="float" office:value="0.0164584259022415">
                <text:p>0.0164584259022415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0162145469258599">
                <text:p>0.0162145469258599</text:p>
              </table:table-cell>
              <table:table-cell office:value-type="float" office:value="0.0168231563770459">
                <text:p>0.016823156377045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0168185503908047">
                <text:p>0.0168185503908047</text:p>
              </table:table-cell>
              <table:table-cell office:value-type="float" office:value="0.0171059454696461">
                <text:p>0.0171059454696461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0176016365336873">
                <text:p>0.0176016365336873</text:p>
              </table:table-cell>
              <table:table-cell office:value-type="float" office:value="0.0173581099875573">
                <text:p>0.0173581099875573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0191145001379374">
                <text:p>0.0191145001379374</text:p>
              </table:table-cell>
              <table:table-cell office:value-type="float" office:value="0.0174818441847459">
                <text:p>0.0174818441847459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0191530032623561">
                <text:p>0.0191530032623561</text:p>
              </table:table-cell>
              <table:table-cell office:value-type="float" office:value="0.0176364828581914">
                <text:p>0.017636482858191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0190767292417671">
                <text:p>0.0190767292417671</text:p>
              </table:table-cell>
              <table:table-cell office:value-type="float" office:value="0.0179487663797992">
                <text:p>0.0179487663797992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0183624024600374">
                <text:p>0.0183624024600374</text:p>
              </table:table-cell>
              <table:table-cell office:value-type="float" office:value="0.0181796354950228">
                <text:p>0.018179635495022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0176285877805937">
                <text:p>0.0176285877805937</text:p>
              </table:table-cell>
              <table:table-cell office:value-type="float" office:value="0.0183766479196328">
                <text:p>0.0183766479196328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0177506796501906">
                <text:p>0.0177506796501906</text:p>
              </table:table-cell>
              <table:table-cell office:value-type="float" office:value="0.0184523534458922">
                <text:p>0.0184523534458922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0167454738914064">
                <text:p>0.0167454738914064</text:p>
              </table:table-cell>
              <table:table-cell office:value-type="float" office:value="0.0184212264391892">
                <text:p>0.0184212264391892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0184761455651777">
                <text:p>0.0184761455651777</text:p>
              </table:table-cell>
              <table:table-cell office:value-type="float" office:value="0.018372322760835">
                <text:p>0.018372322760835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0213794811840411">
                <text:p>0.0213794811840411</text:p>
              </table:table-cell>
              <table:table-cell office:value-type="float" office:value="0.0181856463172741">
                <text:p>0.0181856463172741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020593432684988">
                <text:p>0.020593432684988</text:p>
              </table:table-cell>
              <table:table-cell office:value-type="float" office:value="0.0181031257230097">
                <text:p>0.0181031257230097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0183579011660119">
                <text:p>0.0183579011660119</text:p>
              </table:table-cell>
              <table:table-cell office:value-type="float" office:value="0.0179608285076165">
                <text:p>0.0179608285076165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0172744242934905">
                <text:p>0.0172744242934905</text:p>
              </table:table-cell>
              <table:table-cell office:value-type="float" office:value="0.0178217124236817">
                <text:p>0.0178217124236817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0163827722969639">
                <text:p>0.0163827722969639</text:p>
              </table:table-cell>
              <table:table-cell office:value-type="float" office:value="0.0176765478069522">
                <text:p>0.0176765478069522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0169169850367283">
                <text:p>0.0169169850367283</text:p>
              </table:table-cell>
              <table:table-cell office:value-type="float" office:value="0.0176100426744092">
                <text:p>0.0176100426744092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0165010299280844">
                <text:p>0.0165010299280844</text:p>
              </table:table-cell>
              <table:table-cell office:value-type="float" office:value="0.0176573617553926">
                <text:p>0.0176573617553926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179977149426543">
                <text:p>0.0179977149426543</text:p>
              </table:table-cell>
              <table:table-cell office:value-type="float" office:value="0.0174986992906074">
                <text:p>0.0174986992906074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0170845682262632">
                <text:p>0.0170845682262632</text:p>
              </table:table-cell>
              <table:table-cell office:value-type="float" office:value="0.0171820927047094">
                <text:p>0.0171820927047094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0164147772849497">
                <text:p>0.0164147772849497</text:p>
              </table:table-cell>
              <table:table-cell office:value-type="float" office:value="0.016961670443124">
                <text:p>0.016961670443124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0155962831463804">
                <text:p>0.0155962831463804</text:p>
              </table:table-cell>
              <table:table-cell office:value-type="float" office:value="0.0167338968370212">
                <text:p>0.0167338968370212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0168196077945891">
                <text:p>0.0168196077945891</text:p>
              </table:table-cell>
              <table:table-cell office:value-type="float" office:value="0.0165298905498507">
                <text:p>0.0165298905498507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0.0174079410251738">
                <text:p>0.0174079410251738</text:p>
              </table:table-cell>
              <table:table-cell office:value-type="float" office:value="0.0163365402190927">
                <text:p>0.0163365402190927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0.0162548710581844">
                <text:p>0.0162548710581844</text:p>
              </table:table-cell>
              <table:table-cell office:value-type="float" office:value="0.0162601399378841">
                <text:p>0.0162601399378841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0.0169469889814692">
                <text:p>0.0169469889814692</text:p>
              </table:table-cell>
              <table:table-cell office:value-type="float" office:value="0.0161793433838653">
                <text:p>0.0161793433838653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0.0175075210227928">
                <text:p>0.0175075210227928</text:p>
              </table:table-cell>
              <table:table-cell office:value-type="float" office:value="0.0160355548577862">
                <text:p>0.0160355548577862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0151690706805731">
                <text:p>0.0151690706805731</text:p>
              </table:table-cell>
              <table:table-cell office:value-type="float" office:value="0.0159515259789232">
                <text:p>0.0159515259789232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0.0144183362731028">
                <text:p>0.0144183362731028</text:p>
              </table:table-cell>
              <table:table-cell office:value-type="float" office:value="0.0158462759739444">
                <text:p>0.0158462759739444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0.0136758676663522">
                <text:p>0.0136758676663522</text:p>
              </table:table-cell>
              <table:table-cell office:value-type="float" office:value="0.0157232856976522">
                <text:p>0.0157232856976522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0.0158473810998077">
                <text:p>0.0158473810998077</text:p>
              </table:table-cell>
              <table:table-cell office:value-type="float" office:value="0.0155348538493116">
                <text:p>0.0155348538493116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0.0153698781718214">
                <text:p>0.0153698781718214</text:p>
              </table:table-cell>
              <table:table-cell office:value-type="float" office:value="0.0153367651123067">
                <text:p>0.0153367651123067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0.0159846755775465">
                <text:p>0.0159846755775465</text:p>
              </table:table-cell>
              <table:table-cell office:value-type="float" office:value="0.0154250290846308">
                <text:p>0.0154250290846308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0.0159081639221813">
                <text:p>0.0159081639221813</text:p>
              </table:table-cell>
              <table:table-cell office:value-type="float" office:value="0.0154349127649737">
                <text:p>0.0154349127649737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0.0149412772152471">
                <text:p>0.0149412772152471</text:p>
              </table:table-cell>
              <table:table-cell office:value-type="float" office:value="0.0156251598901654">
                <text:p>0.0156251598901654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0.013874419278289">
                <text:p>0.013874419278289</text:p>
              </table:table-cell>
              <table:table-cell office:value-type="float" office:value="0.0157724076137333">
                <text:p>0.0157724076137333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0.0141815619178211">
                <text:p>0.0141815619178211</text:p>
              </table:table-cell>
              <table:table-cell office:value-type="float" office:value="0.0160141736948158">
                <text:p>0.0160141736948158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0.0146346987071057">
                <text:p>0.0146346987071057</text:p>
              </table:table-cell>
              <table:table-cell office:value-type="float" office:value="0.0163814881198934">
                <text:p>0.0163814881198934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0.017490566670721">
                <text:p>0.017490566670721</text:p>
              </table:table-cell>
              <table:table-cell office:value-type="float" office:value="0.0166614771464726">
                <text:p>0.0166614771464726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0.0170853605062703">
                <text:p>0.0170853605062703</text:p>
              </table:table-cell>
              <table:table-cell office:value-type="float" office:value="0.0170999711675066">
                <text:p>0.0170999711675066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0201709807754764">
                <text:p>0.0201709807754764</text:p>
              </table:table-cell>
              <table:table-cell office:value-type="float" office:value="0.0175721980750647">
                <text:p>0.0175721980750647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0172305388105235">
                <text:p>0.0172305388105235</text:p>
              </table:table-cell>
              <table:table-cell office:value-type="float" office:value="0.0181338727744229">
                <text:p>0.0181338727744229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0178030614082579">
                <text:p>0.0178030614082579</text:p>
              </table:table-cell>
              <table:table-cell office:value-type="float" office:value="0.018815877115953">
                <text:p>0.018815877115953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018818269617439">
                <text:p>0.018818269617439</text:p>
              </table:table-cell>
              <table:table-cell office:value-type="float" office:value="0.0195423228247618">
                <text:p>0.0195423228247618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0197672274719165">
                <text:p>0.0197672274719165</text:p>
              </table:table-cell>
              <table:table-cell office:value-type="float" office:value="0.0201340284563381">
                <text:p>0.0201340284563381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0215087944662967">
                <text:p>0.0215087944662967</text:p>
              </table:table-cell>
              <table:table-cell office:value-type="float" office:value="0.0208148731545676">
                <text:p>0.0208148731545676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0225958522833608">
                <text:p>0.0225958522833608</text:p>
              </table:table-cell>
              <table:table-cell office:value-type="float" office:value="0.0213513793022307">
                <text:p>0.0213513793022307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0237716097131964">
                <text:p>0.0237716097131964</text:p>
              </table:table-cell>
              <table:table-cell office:value-type="float" office:value="0.0220909810421307">
                <text:p>0.0220909810421307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0244893379966674">
                <text:p>0.0244893379966674</text:p>
              </table:table-cell>
              <table:table-cell office:value-type="float" office:value="0.0226718960567003">
                <text:p>0.0226718960567003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0240446592016125">
                <text:p>0.0240446592016125</text:p>
              </table:table-cell>
              <table:table-cell office:value-type="float" office:value="0.0234599477190297">
                <text:p>0.0234599477190297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02246544075989">
                <text:p>0.02246544075989</text:p>
              </table:table-cell>
              <table:table-cell office:value-type="float" office:value="0.0240623001385851">
                <text:p>0.0240623001385851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0241665244823184">
                <text:p>0.0241665244823184</text:p>
              </table:table-cell>
              <table:table-cell office:value-type="float" office:value="0.0246048131533099">
                <text:p>0.0246048131533099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0250016527380041">
                <text:p>0.0250016527380041</text:p>
              </table:table-cell>
              <table:table-cell office:value-type="float" office:value="0.025218534623473">
                <text:p>0.025218534623473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0274397848648701">
                <text:p>0.0274397848648701</text:p>
              </table:table-cell>
              <table:table-cell office:value-type="float" office:value="0.0259394421716649">
                <text:p>0.0259394421716649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0283037909794515">
                <text:p>0.0283037909794515</text:p>
              </table:table-cell>
              <table:table-cell office:value-type="float" office:value="0.0263693775213735">
                <text:p>0.0263693775213735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0.0282632620831353">
                <text:p>0.0282632620831353</text:p>
              </table:table-cell>
              <table:table-cell office:value-type="float" office:value="0.0267599611337333">
                <text:p>0.0267599611337333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0.0262359952820336">
                <text:p>0.0262359952820336</text:p>
              </table:table-cell>
              <table:table-cell office:value-type="float" office:value="0.0270338905089488">
                <text:p>0.0270338905089488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0.0264134518235854">
                <text:p>0.0264134518235854</text:p>
              </table:table-cell>
              <table:table-cell office:value-type="float" office:value="0.0272488602573526">
                <text:p>0.0272488602573526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0.0283593280541997">
                <text:p>0.0283593280541997</text:p>
              </table:table-cell>
              <table:table-cell office:value-type="float" office:value="0.0274668028587085">
                <text:p>0.0274668028587085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0.0316015001409844">
                <text:p>0.0316015001409844</text:p>
              </table:table-cell>
              <table:table-cell office:value-type="float" office:value="0.0276055922279676">
                <text:p>0.0276055922279676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0.0286149471792802">
                <text:p>0.0286149471792802</text:p>
              </table:table-cell>
              <table:table-cell office:value-type="float" office:value="0.0278764995919267">
                <text:p>0.0278764995919267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0.0292397802862337">
                <text:p>0.0292397802862337</text:p>
              </table:table-cell>
              <table:table-cell office:value-type="float" office:value="0.0280567274782973">
                <text:p>0.0280567274782973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0.0283243492496846">
                <text:p>0.0283243492496846</text:p>
              </table:table-cell>
              <table:table-cell office:value-type="float" office:value="0.0280747994820881">
                <text:p>0.0280747994820881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0.027054235679266">
                <text:p>0.027054235679266</text:p>
              </table:table-cell>
              <table:table-cell office:value-type="float" office:value="0.0278401296811148">
                <text:p>0.0278401296811148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0.0255166371788724">
                <text:p>0.0255166371788724</text:p>
              </table:table-cell>
              <table:table-cell office:value-type="float" office:value="0.0277956724343406">
                <text:p>0.0277956724343406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0.0261095756519461">
                <text:p>0.0261095756519461</text:p>
              </table:table-cell>
              <table:table-cell office:value-type="float" office:value="0.0276715489654347">
                <text:p>0.0276715489654347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0.0287943558334313">
                <text:p>0.0287943558334313</text:p>
              </table:table-cell>
              <table:table-cell office:value-type="float" office:value="0.0274338811334569">
                <text:p>0.0274338811334569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0.0299629752740576">
                <text:p>0.0299629752740576</text:p>
              </table:table-cell>
              <table:table-cell office:value-type="float" office:value="0.0273982770357867">
                <text:p>0.0273982770357867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0.0285567990325228">
                <text:p>0.0285567990325228</text:p>
              </table:table-cell>
              <table:table-cell office:value-type="float" office:value="0.027471357714788">
                <text:p>0.027471357714788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0.0249778848695098">
                <text:p>0.0249778848695098</text:p>
              </table:table-cell>
              <table:table-cell office:value-type="float" office:value="0.0274081738072354">
                <text:p>0.0274081738072354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0.0256135938271952">
                <text:p>0.0256135938271952</text:p>
              </table:table-cell>
              <table:table-cell office:value-type="float" office:value="0.0272248508945324">
                <text:p>0.0272248508945324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0.0246757232589026">
                <text:p>0.0246757232589026</text:p>
              </table:table-cell>
              <table:table-cell office:value-type="float" office:value="0.0270505416456459">
                <text:p>0.0270505416456459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0.0250319784065105">
                <text:p>0.0250319784065105</text:p>
              </table:table-cell>
              <table:table-cell office:value-type="float" office:value="0.0268391872351987">
                <text:p>0.0268391872351987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0.0311030427736005">
                <text:p>0.0311030427736005</text:p>
              </table:table-cell>
              <table:table-cell office:value-type="float" office:value="0.0265753182881447">
                <text:p>0.0265753182881447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0.0296380766852991">
                <text:p>0.0296380766852991</text:p>
              </table:table-cell>
              <table:table-cell office:value-type="float" office:value="0.0263011983151446">
                <text:p>0.0263011983151446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0.028355205580497">
                <text:p>0.028355205580497</text:p>
              </table:table-cell>
              <table:table-cell office:value-type="float" office:value="0.0259267105240639">
                <text:p>0.0259267105240639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0.0257578284718428">
                <text:p>0.0257578284718428</text:p>
              </table:table-cell>
              <table:table-cell office:value-type="float" office:value="0.0255288262521546">
                <text:p>0.0255288262521546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0.0246139061948546">
                <text:p>0.0246139061948546</text:p>
              </table:table-cell>
              <table:table-cell office:value-type="float" office:value="0.0253882096712455">
                <text:p>0.0253882096712455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0.0225576754326113">
                <text:p>0.0225576754326113</text:p>
              </table:table-cell>
              <table:table-cell office:value-type="float" office:value="0.025018116965504">
                <text:p>0.025018116965504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0.0224154103931902">
                <text:p>0.0224154103931902</text:p>
              </table:table-cell>
              <table:table-cell office:value-type="float" office:value="0.0246226197629631">
                <text:p>0.0246226197629631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0.0249566762114305">
                <text:p>0.0249566762114305</text:p>
              </table:table-cell>
              <table:table-cell office:value-type="float" office:value="0.0242105439098213">
                <text:p>0.0242105439098213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0.0247201461989281">
                <text:p>0.0247201461989281</text:p>
              </table:table-cell>
              <table:table-cell office:value-type="float" office:value="0.0234451088860703">
                <text:p>0.0234451088860703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0.0229864192257925">
                <text:p>0.0229864192257925</text:p>
              </table:table-cell>
              <table:table-cell office:value-type="float" office:value="0.0227654461244215">
                <text:p>0.0227654461244215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0.0230092527367826">
                <text:p>0.0230092527367826</text:p>
              </table:table-cell>
              <table:table-cell office:value-type="float" office:value="0.0221395363509029">
                <text:p>0.0221395363509029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0.0204322959468135">
                <text:p>0.0204322959468135</text:p>
              </table:table-cell>
              <table:table-cell office:value-type="float" office:value="0.0216410081933743">
                <text:p>0.0216410081933743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0.0191387624233299">
                <text:p>0.0191387624233299</text:p>
              </table:table-cell>
              <table:table-cell office:value-type="float" office:value="0.0212453659304008">
                <text:p>0.0212453659304008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0.019262916462526">
                <text:p>0.019262916462526</text:p>
              </table:table-cell>
              <table:table-cell office:value-type="float" office:value="0.0208796387157513">
                <text:p>0.0208796387157513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0.0203869524410856">
                <text:p>0.0203869524410856</text:p>
              </table:table-cell>
              <table:table-cell office:value-type="float" office:value="0.0204559098482229">
                <text:p>0.0204559098482229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0.0201227980222162">
                <text:p>0.0201227980222162</text:p>
              </table:table-cell>
              <table:table-cell office:value-type="float" office:value="0.019858071320285">
                <text:p>0.019858071320285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0.0195924687512367">
                <text:p>0.0195924687512367</text:p>
              </table:table-cell>
              <table:table-cell office:value-type="float" office:value="0.019183276463213">
                <text:p>0.019183276463213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0.0187784342664429">
                <text:p>0.0187784342664429</text:p>
              </table:table-cell>
              <table:table-cell office:value-type="float" office:value="0.0186957679414681">
                <text:p>0.0186957679414681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0.0190749145132253">
                <text:p>0.0190749145132253</text:p>
              </table:table-cell>
              <table:table-cell office:value-type="float" office:value="0.0182903993145481">
                <text:p>0.0182903993145481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0.017437494427518">
                <text:p>0.017437494427518</text:p>
              </table:table-cell>
              <table:table-cell office:value-type="float" office:value="0.0179646096838291">
                <text:p>0.0179646096838291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0.0164832062477934">
                <text:p>0.0164832062477934</text:p>
              </table:table-cell>
              <table:table-cell office:value-type="float" office:value="0.0175320126214636">
                <text:p>0.0175320126214636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0.016586936820299">
                <text:p>0.016586936820299</text:p>
              </table:table-cell>
              <table:table-cell office:value-type="float" office:value="0.0172911672990106">
                <text:p>0.0172911672990106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0.0152730181999207">
                <text:p>0.0152730181999207</text:p>
              </table:table-cell>
              <table:table-cell office:value-type="float" office:value="0.0169219511926998">
                <text:p>0.0169219511926998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0.0161612999213635">
                <text:p>0.0161612999213635</text:p>
              </table:table-cell>
              <table:table-cell office:value-type="float" office:value="0.0166607771610282">
                <text:p>0.0166607771610282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0.0173340919599021">
                <text:p>0.0173340919599021</text:p>
              </table:table-cell>
              <table:table-cell office:value-type="float" office:value="0.0164402523347344">
                <text:p>0.0164402523347344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0.0158712411167483">
                <text:p>0.0158712411167483</text:p>
              </table:table-cell>
              <table:table-cell office:value-type="float" office:value="0.0161750871741057">
                <text:p>0.0161750871741057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0.0130824035502132">
                <text:p>0.0130824035502132</text:p>
              </table:table-cell>
              <table:table-cell office:value-type="float" office:value="0.015934465903032">
                <text:p>0.01593446590303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0.0158910819481841">
                <text:p>0.0158910819481841</text:p>
              </table:table-cell>
              <table:table-cell office:value-type="float" office:value="0.0157619494627402">
                <text:p>0.0157619494627402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0.0152179269527339">
                <text:p>0.0152179269527339</text:p>
              </table:table-cell>
              <table:table-cell office:value-type="float" office:value="0.0156407300655966">
                <text:p>0.0156407300655966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0.0164663615788143">
                <text:p>0.0164663615788143</text:p>
              </table:table-cell>
              <table:table-cell office:value-type="float" office:value="0.0156228599273367">
                <text:p>0.0156228599273367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0.0165051211831228">
                <text:p>0.0165051211831228</text:p>
              </table:table-cell>
              <table:table-cell office:value-type="float" office:value="0.0157046635566094">
                <text:p>0.0157046635566094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0.0150661220176413">
                <text:p>0.0150661220176413</text:p>
              </table:table-cell>
              <table:table-cell office:value-type="float" office:value="0.0156637971474173">
                <text:p>0.0156637971474173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0.0157062167181936">
                <text:p>0.0157062167181936</text:p>
              </table:table-cell>
              <table:table-cell office:value-type="float" office:value="0.0154810617075631">
                <text:p>0.0154810617075631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0.015022264263432">
                <text:p>0.015022264263432</text:p>
              </table:table-cell>
              <table:table-cell office:value-type="float" office:value="0.0156173833511262">
                <text:p>0.0156173833511262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0.0147861346877831">
                <text:p>0.0147861346877831</text:p>
              </table:table-cell>
              <table:table-cell office:value-type="float" office:value="0.0158050679223123">
                <text:p>0.0158050679223123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0.0163367548846613">
                <text:p>0.0163367548846613</text:p>
              </table:table-cell>
              <table:table-cell office:value-type="float" office:value="0.0158927993318049">
                <text:p>0.0158927993318049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0.0164182690097381">
                <text:p>0.0164182690097381</text:p>
              </table:table-cell>
              <table:table-cell office:value-type="float" office:value="0.0160520740914845">
                <text:p>0.0160520740914845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0.0155891701926745">
                <text:p>0.0155891701926745</text:p>
              </table:table-cell>
              <table:table-cell office:value-type="float" office:value="0.0159934392537614">
                <text:p>0.0159934392537614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0.0147757958019427">
                <text:p>0.0147757958019427</text:p>
              </table:table-cell>
              <table:table-cell office:value-type="float" office:value="0.0158550465594242">
                <text:p>0.0158550465594242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0.0177797441266317">
                <text:p>0.0177797441266317</text:p>
              </table:table-cell>
              <table:table-cell office:value-type="float" office:value="0.0157575624977825">
                <text:p>0.0157575624977825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0.0157099875468183">
                <text:p>0.0157099875468183</text:p>
              </table:table-cell>
              <table:table-cell office:value-type="float" office:value="0.0156102114747211">
                <text:p>0.0156102114747211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0.0171193216810812">
                <text:p>0.0171193216810812</text:p>
              </table:table-cell>
              <table:table-cell office:value-type="float" office:value="0.0154564505549852">
                <text:p>0.0154564505549852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0.0174477735882474">
                <text:p>0.0174477735882474</text:p>
              </table:table-cell>
              <table:table-cell office:value-type="float" office:value="0.0153772009319653">
                <text:p>0.0153772009319653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0.0156454738506914">
                <text:p>0.0156454738506914</text:p>
              </table:table-cell>
              <table:table-cell office:value-type="float" office:value="0.0152842506767081">
                <text:p>0.0152842506767081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0.0145676234624021">
                <text:p>0.0145676234624021</text:p>
              </table:table-cell>
              <table:table-cell office:value-type="float" office:value="0.0151503336969071">
                <text:p>0.0151503336969071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137013451546574">
                <text:p>0.0137013451546574</text:p>
              </table:table-cell>
              <table:table-cell office:value-type="float" office:value="0.0150924299935668">
                <text:p>0.0150924299935668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0.0136433023953343">
                <text:p>0.0136433023953343</text:p>
              </table:table-cell>
              <table:table-cell office:value-type="float" office:value="0.0150701937111104">
                <text:p>0.0150701937111104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0.0128696113871296">
                <text:p>0.0128696113871296</text:p>
              </table:table-cell>
              <table:table-cell office:value-type="float" office:value="0.0147808901145656">
                <text:p>0.0147808901145656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0.0136766399655039">
                <text:p>0.0136766399655039</text:p>
              </table:table-cell>
              <table:table-cell office:value-type="float" office:value="0.0146561768431674">
                <text:p>0.0146561768431674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0.0150354513110602">
                <text:p>0.0150354513110602</text:p>
              </table:table-cell>
              <table:table-cell office:value-type="float" office:value="0.0145524932065838">
                <text:p>0.0145524932065838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0.0145434312925242">
                <text:p>0.0145434312925242</text:p>
              </table:table-cell>
              <table:table-cell office:value-type="float" office:value="0.0144069817540835">
                <text:p>0.0144069817540835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0.0147785183459112">
                <text:p>0.0147785183459112</text:p>
              </table:table-cell>
              <table:table-cell office:value-type="float" office:value="0.0144217497256572">
                <text:p>0.0144217497256572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0.0144644878475529">
                <text:p>0.0144644878475529</text:p>
              </table:table-cell>
              <table:table-cell office:value-type="float" office:value="0.0144795604579154">
                <text:p>0.0144795604579154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0.0137294937750042">
                <text:p>0.0137294937750042</text:p>
              </table:table-cell>
              <table:table-cell office:value-type="float" office:value="0.014548206632018">
                <text:p>0.014548206632018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0.0139640017472437">
                <text:p>0.0139640017472437</text:p>
              </table:table-cell>
              <table:table-cell office:value-type="float" office:value="0.0146721470431198">
                <text:p>0.0146721470431198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0.0156677507689109">
                <text:p>0.0156677507689109</text:p>
              </table:table-cell>
              <table:table-cell office:value-type="float" office:value="0.0149396304256596">
                <text:p>0.0149396304256596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0.015410613253243">
                <text:p>0.015410613253243</text:p>
              </table:table-cell>
              <table:table-cell office:value-type="float" office:value="0.0152335604476544">
                <text:p>0.0152335604476544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0.0158522254527233">
                <text:p>0.0158522254527233</text:p>
              </table:table-cell>
              <table:table-cell office:value-type="float" office:value="0.0155160342198538">
                <text:p>0.0155160342198538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0.0153769737140172">
                <text:p>0.0153769737140172</text:p>
              </table:table-cell>
              <table:table-cell office:value-type="float" office:value="0.0158596818095999">
                <text:p>0.0158596818095999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0.0146623915920935">
                <text:p>0.0146623915920935</text:p>
              </table:table-cell>
              <table:table-cell office:value-type="float" office:value="0.0161740300135794">
                <text:p>0.0161740300135794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0.0153784681507592">
                <text:p>0.0153784681507592</text:p>
              </table:table-cell>
              <table:table-cell office:value-type="float" office:value="0.0165229582722359">
                <text:p>0.0165229582722359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0.0166143787426864">
                <text:p>0.0166143787426864</text:p>
              </table:table-cell>
              <table:table-cell office:value-type="float" office:value="0.0167926162573495">
                <text:p>0.0167926162573495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0.0177916602734308">
                <text:p>0.0177916602734308</text:p>
              </table:table-cell>
              <table:table-cell office:value-type="float" office:value="0.0171124312916399">
                <text:p>0.0171124312916399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0.018990084121853">
                <text:p>0.018990084121853</text:p>
              </table:table-cell>
              <table:table-cell office:value-type="float" office:value="0.0173386198441093">
                <text:p>0.0173386198441093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0.0193544975489693">
                <text:p>0.0193544975489693</text:p>
              </table:table-cell>
              <table:table-cell office:value-type="float" office:value="0.0176330066172472">
                <text:p>0.0176330066172472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0.0191793932016239">
                <text:p>0.0191793932016239</text:p>
              </table:table-cell>
              <table:table-cell office:value-type="float" office:value="0.0179679914309675">
                <text:p>0.0179679914309675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0.0193494834687433">
                <text:p>0.0193494834687433</text:p>
              </table:table-cell>
              <table:table-cell office:value-type="float" office:value="0.0183146090242039">
                <text:p>0.0183146090242039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.017504705566595">
                <text:p>0.017504705566595</text:p>
              </table:table-cell>
              <table:table-cell office:value-type="float" office:value="0.0186005404435431">
                <text:p>0.0186005404435431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0.0184414122273099">
                <text:p>0.0184414122273099</text:p>
              </table:table-cell>
              <table:table-cell office:value-type="float" office:value="0.0188408047941403">
                <text:p>0.0188408047941403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0.018834390503483">
                <text:p>0.018834390503483</text:p>
              </table:table-cell>
              <table:table-cell office:value-type="float" office:value="0.0190657903064102">
                <text:p>0.0190657903064102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0.019532028077173">
                <text:p>0.019532028077173</text:p>
              </table:table-cell>
              <table:table-cell office:value-type="float" office:value="0.0192935725977936">
                <text:p>0.0192935725977936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0.0205420128448073">
                <text:p>0.0205420128448073</text:p>
              </table:table-cell>
              <table:table-cell office:value-type="float" office:value="0.0194837188622166">
                <text:p>0.0194837188622166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0.0202296200193263">
                <text:p>0.0202296200193263</text:p>
              </table:table-cell>
              <table:table-cell office:value-type="float" office:value="0.0197203917109334">
                <text:p>0.0197203917109334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0.0186654314628436">
                <text:p>0.0186654314628436</text:p>
              </table:table-cell>
              <table:table-cell office:value-type="float" office:value="0.0199629697560803">
                <text:p>0.0199629697560803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0.0187421690591196">
                <text:p>0.0187421690591196</text:p>
              </table:table-cell>
              <table:table-cell office:value-type="float" office:value="0.0201895871311391">
                <text:p>0.0201895871311391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0.0197641759144655">
                <text:p>0.0197641759144655</text:p>
              </table:table-cell>
              <table:table-cell office:value-type="float" office:value="0.0207731758614697">
                <text:p>0.0207731758614697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0.0209806123527979">
                <text:p>0.0209806123527979</text:p>
              </table:table-cell>
              <table:table-cell office:value-type="float" office:value="0.0211454244420291">
                <text:p>0.0211454244420291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0.0216521318237753">
                <text:p>0.0216521318237753</text:p>
              </table:table-cell>
              <table:table-cell office:value-type="float" office:value="0.0216170905964922">
                <text:p>0.0216170905964922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0.0226679174310036">
                <text:p>0.0226679174310036</text:p>
              </table:table-cell>
              <table:table-cell office:value-type="float" office:value="0.0222494902703077">
                <text:p>0.0222494902703077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0.0225754858336817">
                <text:p>0.0225754858336817</text:p>
              </table:table-cell>
              <table:table-cell office:value-type="float" office:value="0.0228992425421115">
                <text:p>0.0228992425421115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0.0225221267195661">
                <text:p>0.0225221267195661</text:p>
              </table:table-cell>
              <table:table-cell office:value-type="float" office:value="0.0236019377250077">
                <text:p>0.0236019377250077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0.0256749477912229">
                <text:p>0.0256749477912229</text:p>
              </table:table-cell>
              <table:table-cell office:value-type="float" office:value="0.024333644936893">
                <text:p>0.024333644936893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0.023652892355142">
                <text:p>0.023652892355142</text:p>
              </table:table-cell>
              <table:table-cell office:value-type="float" office:value="0.0253406733996803">
                <text:p>0.0253406733996803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0.0254377166659667">
                <text:p>0.0254377166659667</text:p>
              </table:table-cell>
              <table:table-cell office:value-type="float" office:value="0.0262199703050467">
                <text:p>0.0262199703050467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0.0283856235105897">
                <text:p>0.0283856235105897</text:p>
              </table:table-cell>
              <table:table-cell office:value-type="float" office:value="0.0270579713817541">
                <text:p>0.0270579713817541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0.0296385446500607">
                <text:p>0.0296385446500607</text:p>
              </table:table-cell>
              <table:table-cell office:value-type="float" office:value="0.0282108530188372">
                <text:p>0.0282108530188372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0.0300673525798724">
                <text:p>0.0300673525798724</text:p>
              </table:table-cell>
              <table:table-cell office:value-type="float" office:value="0.0290544147929313">
                <text:p>0.0290544147929313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0.0289093324292381">
                <text:p>0.0289093324292381</text:p>
              </table:table-cell>
              <table:table-cell office:value-type="float" office:value="0.0298526341610986">
                <text:p>0.0298526341610986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0.032840567538142">
                <text:p>0.032840567538142</text:p>
              </table:table-cell>
              <table:table-cell office:value-type="float" office:value="0.0304032747279228">
                <text:p>0.0304032747279228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0.0320743325895942">
                <text:p>0.0320743325895942</text:p>
              </table:table-cell>
              <table:table-cell office:value-type="float" office:value="0.0305233624005339">
                <text:p>0.0305233624005339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0.0327126274267024">
                <text:p>0.0327126274267024</text:p>
              </table:table-cell>
              <table:table-cell office:value-type="float" office:value="0.0306784185814931">
                <text:p>0.0306784185814931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0.0377924747429379">
                <text:p>0.0377924747429379</text:p>
              </table:table-cell>
              <table:table-cell office:value-type="float" office:value="0.0306210708035019">
                <text:p>0.0306210708035019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0.0344777822683217">
                <text:p>0.0344777822683217</text:p>
              </table:table-cell>
              <table:table-cell office:value-type="float" office:value="0.0304570518213123">
                <text:p>0.0304570518213123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0.0337505569880232">
                <text:p>0.0337505569880232</text:p>
              </table:table-cell>
              <table:table-cell office:value-type="float" office:value="0.0302107959480846">
                <text:p>0.0302107959480846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0.0302310946551055">
                <text:p>0.0302310946551055</text:p>
              </table:table-cell>
              <table:table-cell office:value-type="float" office:value="0.0297533053998161">
                <text:p>0.0297533053998161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0273561752077775">
                <text:p>0.0273561752077775</text:p>
              </table:table-cell>
              <table:table-cell office:value-type="float" office:value="0.029484745869109">
                <text:p>0.029484745869109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0.0258236788885717">
                <text:p>0.0258236788885717</text:p>
              </table:table-cell>
              <table:table-cell office:value-type="float" office:value="0.0290299373724338">
                <text:p>0.0290299373724338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0246348477740894">
                <text:p>0.0246348477740894</text:p>
              </table:table-cell>
              <table:table-cell office:value-type="float" office:value="0.0283637041671352">
                <text:p>0.0283637041671352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026089357759935">
                <text:p>0.026089357759935</text:p>
              </table:table-cell>
              <table:table-cell office:value-type="float" office:value="0.0275235375208148">
                <text:p>0.0275235375208148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0261909624248734">
                <text:p>0.0261909624248734</text:p>
              </table:table-cell>
              <table:table-cell office:value-type="float" office:value="0.0261782052286457">
                <text:p>0.0261782052286457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0236624849041127">
                <text:p>0.0236624849041127</text:p>
              </table:table-cell>
              <table:table-cell office:value-type="float" office:value="0.0249650593650553">
                <text:p>0.0249650593650553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0251494989993387">
                <text:p>0.0251494989993387</text:p>
              </table:table-cell>
              <table:table-cell office:value-type="float" office:value="0.0238085580784487">
                <text:p>0.0238085580784487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0264732485846902">
                <text:p>0.0264732485846902</text:p>
              </table:table-cell>
              <table:table-cell office:value-type="float" office:value="0.0230780986820045">
                <text:p>0.0230780986820045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0227470677154141">
                <text:p>0.0227470677154141</text:p>
              </table:table-cell>
              <table:table-cell office:value-type="float" office:value="0.0226040169562036">
                <text:p>0.0226040169562036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0209502943782161">
                <text:p>0.0209502943782161</text:p>
              </table:table-cell>
              <table:table-cell office:value-type="float" office:value="0.0221718215732262">
                <text:p>0.0221718215732262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0189578226525709">
                <text:p>0.0189578226525709</text:p>
              </table:table-cell>
              <table:table-cell office:value-type="float" office:value="0.0218204913492349">
                <text:p>0.0218204913492349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0174937401780552">
                <text:p>0.0174937401780552</text:p>
              </table:table-cell>
              <table:table-cell office:value-type="float" office:value="0.0213550528259026">
                <text:p>0.0213550528259026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0175595389755316">
                <text:p>0.0175595389755316</text:p>
              </table:table-cell>
              <table:table-cell office:value-type="float" office:value="0.0209243862102381">
                <text:p>0.0209243862102381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0200046631048861">
                <text:p>0.0200046631048861</text:p>
              </table:table-cell>
              <table:table-cell office:value-type="float" office:value="0.020591185051492">
                <text:p>0.020591185051492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0207190310465654">
                <text:p>0.0207190310465654</text:p>
              </table:table-cell>
              <table:table-cell office:value-type="float" office:value="0.0201747491172066">
                <text:p>0.0201747491172066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0197729435268877">
                <text:p>0.0197729435268877</text:p>
              </table:table-cell>
              <table:table-cell office:value-type="float" office:value="0.0194857697848959">
                <text:p>0.0194857697848959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0197162246382117">
                <text:p>0.0197162246382117</text:p>
              </table:table-cell>
              <table:table-cell office:value-type="float" office:value="0.0191465103460196">
                <text:p>0.0191465103460196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0195732184332828">
                <text:p>0.0195732184332828</text:p>
              </table:table-cell>
              <table:table-cell office:value-type="float" office:value="0.0188586080836283">
                <text:p>0.0188586080836283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0201616298055698">
                <text:p>0.0201616298055698</text:p>
              </table:table-cell>
              <table:table-cell office:value-type="float" office:value="0.0186644301347349">
                <text:p>0.0186644301347349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189976686816676">
                <text:p>0.0189976686816676</text:p>
              </table:table-cell>
              <table:table-cell office:value-type="float" office:value="0.0187267301732152">
                <text:p>0.0187267301732152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0193193959193436">
                <text:p>0.0193193959193436</text:p>
              </table:table-cell>
              <table:table-cell office:value-type="float" office:value="0.0186304421393451">
                <text:p>0.0186304421393451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0168275379323395">
                <text:p>0.0168275379323395</text:p>
              </table:table-cell>
              <table:table-cell office:value-type="float" office:value="0.0182126579616857">
                <text:p>0.0182126579616857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017997435571146">
                <text:p>0.017997435571146</text:p>
              </table:table-cell>
              <table:table-cell office:value-type="float" office:value="0.0172292749430172">
                <text:p>0.0172292749430172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016919662704738">
                <text:p>0.016919662704738</text:p>
              </table:table-cell>
              <table:table-cell office:value-type="float" office:value="0.0162193350277747">
                <text:p>0.0162193350277747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0162393313680636">
                <text:p>0.0162393313680636</text:p>
              </table:table-cell>
              <table:table-cell office:value-type="float" office:value="0.0151915218858691">
                <text:p>0.0151915218858691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0183659407167792">
                <text:p>0.0183659407167792</text:p>
              </table:table-cell>
              <table:table-cell office:value-type="float" office:value="0.0148001116324388">
                <text:p>0.0148001116324388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0162115065013504">
                <text:p>0.0162115065013504</text:p>
              </table:table-cell>
              <table:table-cell office:value-type="float" office:value="0.0147304364985317">
                <text:p>0.0147304364985317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0.014155684617654">
                <text:p>0.014155684617654</text:p>
              </table:table-cell>
              <table:table-cell office:value-type="float" office:value="0.0146328870298167">
                <text:p>0.0146328870298167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00695166878520705">
                <text:p>0.0069516687852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0.00563378471349305">
                <text:p>0.00563378471349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0.00532684065153274">
                <text:p>0.00532684065153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0.0140934748852589">
                <text:p>0.014093474885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0.0191861779308708">
                <text:p>0.0191861779308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0.0176319761196571">
                <text:p>0.0176319761196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37">
      <style:chart-properties chart:display-label="true" chart:logarithmic="false" chart:minimum="4471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11.554cm" xlink:href=".." xlink:type="simple" chart:class="chart:line" chart:style-name="ch1">
        <chart:title svg:x="7.467cm" svg:y="0.367cm" chart:style-name="ch2">
          <text:p>ZOE</text:p>
        </chart:title>
        <chart:subtitle svg:x="1.977cm" svg:y="1.377cm" chart:style-name="ch3">
          <text:p>Daily % of users who report new symptoms, with or without a positive COVID test result.</text:p>
        </chart:subtitle>
        <chart:legend chart:legend-position="end" svg:x="10.555cm" svg:y="3.688cm" style:legend-expansion="high" chart:style-name="ch4"/>
        <chart:plot-area chart:style-name="ch5" table:cell-range-address="latest_newly_sick_table.A2:latest_newly_sick_table.L270 latest_newly_sick_table.B1:latest_newly_sick_table.L1" chart:data-source-has-labels="both" svg:x="0.32cm" svg:y="2.741cm" svg:width="9.915cm" svg:height="8.582cm">
          <chart:coordinate-region svg:x="1.55cm" svg:y="2.941cm" svg:width="8.545cm" svg:height="6.916cm"/>
          <chart:axis chart:dimension="x" chart:name="primary-x" chart:style-name="ch6" chartooo:axis-type="date">
            <chartooo:date-scale chart:base-time-unit="days" chart:major-interval-value="7" chart:major-interval-unit="days" chart:minor-interval-value="1" chart:minor-interval-unit="days"/>
            <chart:categories table:cell-range-address="latest_newly_sick_table.A2:latest_newly_sick_table.A27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atest_newly_sick_table.B2:latest_newly_sick_table.B270" chart:label-cell-address="latest_newly_sick_table.B1:latest_newly_sick_table.B1" chart:class="chart:line">
            <chart:data-point chart:repeated="269"/>
          </chart:series>
          <chart:series chart:style-name="ch10" chart:values-cell-range-address="latest_newly_sick_table.C2:latest_newly_sick_table.C270" chart:label-cell-address="latest_newly_sick_table.C1:latest_newly_sick_table.C1" chart:class="chart:line">
            <chart:data-point chart:repeated="269"/>
          </chart:series>
          <chart:series chart:style-name="ch11" chart:values-cell-range-address="latest_newly_sick_table.D2:latest_newly_sick_table.D270" chart:label-cell-address="latest_newly_sick_table.D1:latest_newly_sick_table.D1" chart:class="chart:line">
            <chart:data-point chart:repeated="269"/>
          </chart:series>
          <chart:series chart:style-name="ch12" chart:values-cell-range-address="latest_newly_sick_table.E2:latest_newly_sick_table.E270" chart:label-cell-address="latest_newly_sick_table.E1:latest_newly_sick_table.E1" chart:class="chart:line">
            <chart:data-point chart:repeated="269"/>
          </chart:series>
          <chart:series chart:style-name="ch13" chart:values-cell-range-address="latest_newly_sick_table.F2:latest_newly_sick_table.F270" chart:label-cell-address="latest_newly_sick_table.F1:latest_newly_sick_table.F1" chart:class="chart:line">
            <chart:data-point chart:repeated="269"/>
          </chart:series>
          <chart:series chart:style-name="ch14" chart:values-cell-range-address="latest_newly_sick_table.G2:latest_newly_sick_table.G270" chart:label-cell-address="latest_newly_sick_table.G1:latest_newly_sick_table.G1" chart:class="chart:line">
            <chart:data-point chart:repeated="269"/>
          </chart:series>
          <chart:series chart:style-name="ch15" chart:values-cell-range-address="latest_newly_sick_table.H2:latest_newly_sick_table.H270" chart:label-cell-address="latest_newly_sick_table.H1:latest_newly_sick_table.H1" chart:class="chart:line">
            <chart:data-point chart:repeated="269"/>
          </chart:series>
          <chart:series chart:style-name="ch16" chart:values-cell-range-address="latest_newly_sick_table.I2:latest_newly_sick_table.I270" chart:label-cell-address="latest_newly_sick_table.I1:latest_newly_sick_table.I1" chart:class="chart:line">
            <chart:data-point chart:repeated="269"/>
          </chart:series>
          <chart:series chart:style-name="ch17" chart:values-cell-range-address="latest_newly_sick_table.J2:latest_newly_sick_table.J270" chart:label-cell-address="latest_newly_sick_table.J1:latest_newly_sick_table.J1" chart:class="chart:line">
            <chart:data-point chart:repeated="269"/>
          </chart:series>
          <chart:series chart:style-name="ch18" chart:values-cell-range-address="latest_newly_sick_table.K2:latest_newly_sick_table.K270" chart:label-cell-address="latest_newly_sick_table.K1:latest_newly_sick_table.K1" chart:class="chart:line">
            <chart:data-point chart:repeated="269"/>
          </chart:series>
          <chart:series chart:style-name="ch19" chart:values-cell-range-address="latest_newly_sick_table.L2:latest_newly_sick_table.L270" chart:label-cell-address="latest_newly_sick_table.L1:latest_newly_sick_table.L1" chart:class="chart:line">
            <chart:data-point chart:repeated="26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ast Midlands</text:p>
                <draw:g>
                  <svg:desc>latest_newly_sick_table.B1:latest_newly_sick_table.B1</svg:desc>
                </draw:g>
              </table:table-cell>
              <table:table-cell office:value-type="string">
                <text:p>East of England</text:p>
                <draw:g>
                  <svg:desc>latest_newly_sick_table.C1:latest_newly_sick_table.C1</svg:desc>
                </draw:g>
              </table:table-cell>
              <table:table-cell office:value-type="string">
                <text:p>London</text:p>
                <draw:g>
                  <svg:desc>latest_newly_sick_table.D1:latest_newly_sick_table.D1</svg:desc>
                </draw:g>
              </table:table-cell>
              <table:table-cell office:value-type="string">
                <text:p>North East</text:p>
                <draw:g>
                  <svg:desc>latest_newly_sick_table.E1:latest_newly_sick_table.E1</svg:desc>
                </draw:g>
              </table:table-cell>
              <table:table-cell office:value-type="string">
                <text:p>North West</text:p>
                <draw:g>
                  <svg:desc>latest_newly_sick_table.F1:latest_newly_sick_table.F1</svg:desc>
                </draw:g>
              </table:table-cell>
              <table:table-cell office:value-type="string">
                <text:p>South East</text:p>
                <draw:g>
                  <svg:desc>latest_newly_sick_table.G1:latest_newly_sick_table.G1</svg:desc>
                </draw:g>
              </table:table-cell>
              <table:table-cell office:value-type="string">
                <text:p>South West</text:p>
                <draw:g>
                  <svg:desc>latest_newly_sick_table.H1:latest_newly_sick_table.H1</svg:desc>
                </draw:g>
              </table:table-cell>
              <table:table-cell office:value-type="string">
                <text:p>West Midlands</text:p>
                <draw:g>
                  <svg:desc>latest_newly_sick_table.I1:latest_newly_sick_table.I1</svg:desc>
                </draw:g>
              </table:table-cell>
              <table:table-cell office:value-type="string">
                <text:p>Yorkshire and The Humber</text:p>
                <draw:g>
                  <svg:desc>latest_newly_sick_table.J1:latest_newly_sick_table.J1</svg:desc>
                </draw:g>
              </table:table-cell>
              <table:table-cell office:value-type="string">
                <text:p>Wales</text:p>
                <draw:g>
                  <svg:desc>latest_newly_sick_table.K1:latest_newly_sick_table.K1</svg:desc>
                </draw:g>
              </table:table-cell>
              <table:table-cell office:value-type="string">
                <text:p>Scotland</text:p>
                <draw:g>
                  <svg:desc>latest_newly_sick_table.L1:latest_newly_sick_table.L1</svg:desc>
                </draw:g>
              </table:table-cell>
            </table:table-row>
          </table:table-header-rows>
          <table:table-rows>
            <table:table-row>
              <table:table-cell office:value-type="float" office:value="44515">
                <text:p>44515</text:p>
                <draw:g>
                  <svg:desc>latest_newly_sick_table.A2:latest_newly_sick_table.A270</svg:desc>
                </draw:g>
              </table:table-cell>
              <table:table-cell office:value-type="float" office:value="0.0173545612314193">
                <text:p>0.0173545612314193</text:p>
                <draw:g>
                  <svg:desc>latest_newly_sick_table.B2:latest_newly_sick_table.B270</svg:desc>
                </draw:g>
              </table:table-cell>
              <table:table-cell office:value-type="float" office:value="0.0181966377992868">
                <text:p>0.0181966377992868</text:p>
                <draw:g>
                  <svg:desc>latest_newly_sick_table.C2:latest_newly_sick_table.C270</svg:desc>
                </draw:g>
              </table:table-cell>
              <table:table-cell office:value-type="float" office:value="0.0186772749875684">
                <text:p>0.0186772749875684</text:p>
                <draw:g>
                  <svg:desc>latest_newly_sick_table.D2:latest_newly_sick_table.D270</svg:desc>
                </draw:g>
              </table:table-cell>
              <table:table-cell office:value-type="float" office:value="0.0178162382285569">
                <text:p>0.0178162382285569</text:p>
                <draw:g>
                  <svg:desc>latest_newly_sick_table.E2:latest_newly_sick_table.E270</svg:desc>
                </draw:g>
              </table:table-cell>
              <table:table-cell office:value-type="float" office:value="0.0173406954185942">
                <text:p>0.0173406954185942</text:p>
                <draw:g>
                  <svg:desc>latest_newly_sick_table.F2:latest_newly_sick_table.F270</svg:desc>
                </draw:g>
              </table:table-cell>
              <table:table-cell office:value-type="float" office:value="0.0165549337913458">
                <text:p>0.0165549337913458</text:p>
                <draw:g>
                  <svg:desc>latest_newly_sick_table.G2:latest_newly_sick_table.G270</svg:desc>
                </draw:g>
              </table:table-cell>
              <table:table-cell office:value-type="float" office:value="0.0166484289510708">
                <text:p>0.0166484289510708</text:p>
                <draw:g>
                  <svg:desc>latest_newly_sick_table.H2:latest_newly_sick_table.H270</svg:desc>
                </draw:g>
              </table:table-cell>
              <table:table-cell office:value-type="float" office:value="0.0157136949738732">
                <text:p>0.0157136949738732</text:p>
                <draw:g>
                  <svg:desc>latest_newly_sick_table.I2:latest_newly_sick_table.I270</svg:desc>
                </draw:g>
              </table:table-cell>
              <table:table-cell office:value-type="float" office:value="0.0154421743755273">
                <text:p>0.0154421743755273</text:p>
                <draw:g>
                  <svg:desc>latest_newly_sick_table.J2:latest_newly_sick_table.J270</svg:desc>
                </draw:g>
              </table:table-cell>
              <table:table-cell office:value-type="float" office:value="0.0145113886847906">
                <text:p>0.0145113886847906</text:p>
                <draw:g>
                  <svg:desc>latest_newly_sick_table.K2:latest_newly_sick_table.K270</svg:desc>
                </draw:g>
              </table:table-cell>
              <table:table-cell office:value-type="float" office:value="0.0184137106416899">
                <text:p>0.0184137106416899</text:p>
                <draw:g>
                  <svg:desc>latest_newly_sick_table.L2:latest_newly_sick_table.L270</svg:desc>
                </draw:g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0.0185320747447505">
                <text:p>0.0185320747447505</text:p>
              </table:table-cell>
              <table:table-cell office:value-type="float" office:value="0.0174529588219253">
                <text:p>0.0174529588219253</text:p>
              </table:table-cell>
              <table:table-cell office:value-type="float" office:value="0.018964665184087">
                <text:p>0.018964665184087</text:p>
              </table:table-cell>
              <table:table-cell office:value-type="float" office:value="0.0152024041011137">
                <text:p>0.0152024041011137</text:p>
              </table:table-cell>
              <table:table-cell office:value-type="float" office:value="0.0173649393605292">
                <text:p>0.0173649393605292</text:p>
              </table:table-cell>
              <table:table-cell office:value-type="float" office:value="0.0166959677876708">
                <text:p>0.0166959677876708</text:p>
              </table:table-cell>
              <table:table-cell office:value-type="float" office:value="0.0170929954578054">
                <text:p>0.0170929954578054</text:p>
              </table:table-cell>
              <table:table-cell office:value-type="float" office:value="0.0180280607341918">
                <text:p>0.0180280607341918</text:p>
              </table:table-cell>
              <table:table-cell office:value-type="float" office:value="0.0166941158856116">
                <text:p>0.0166941158856116</text:p>
              </table:table-cell>
              <table:table-cell office:value-type="float" office:value="0.014629388816645">
                <text:p>0.014629388816645</text:p>
              </table:table-cell>
              <table:table-cell office:value-type="float" office:value="0.018015863525848">
                <text:p>0.018015863525848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0.017568071615069">
                <text:p>0.017568071615069</text:p>
              </table:table-cell>
              <table:table-cell office:value-type="float" office:value="0.0197301786654783">
                <text:p>0.0197301786654783</text:p>
              </table:table-cell>
              <table:table-cell office:value-type="float" office:value="0.0206066403603173">
                <text:p>0.0206066403603173</text:p>
              </table:table-cell>
              <table:table-cell office:value-type="float" office:value="0.0166221686331927">
                <text:p>0.0166221686331927</text:p>
              </table:table-cell>
              <table:table-cell office:value-type="float" office:value="0.0175203759890535">
                <text:p>0.0175203759890535</text:p>
              </table:table-cell>
              <table:table-cell office:value-type="float" office:value="0.0179648628417947">
                <text:p>0.0179648628417947</text:p>
              </table:table-cell>
              <table:table-cell office:value-type="float" office:value="0.0182761512805009">
                <text:p>0.0182761512805009</text:p>
              </table:table-cell>
              <table:table-cell office:value-type="float" office:value="0.0184030758893576">
                <text:p>0.0184030758893576</text:p>
              </table:table-cell>
              <table:table-cell office:value-type="float" office:value="0.0171778693606623">
                <text:p>0.0171778693606623</text:p>
              </table:table-cell>
              <table:table-cell office:value-type="float" office:value="0.0150444081928584">
                <text:p>0.0150444081928584</text:p>
              </table:table-cell>
              <table:table-cell office:value-type="float" office:value="0.0178339945790942">
                <text:p>0.0178339945790942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0168692251658168">
                <text:p>0.0168692251658168</text:p>
              </table:table-cell>
              <table:table-cell office:value-type="float" office:value="0.0182446269366816">
                <text:p>0.0182446269366816</text:p>
              </table:table-cell>
              <table:table-cell office:value-type="float" office:value="0.0185078909612626">
                <text:p>0.0185078909612626</text:p>
              </table:table-cell>
              <table:table-cell office:value-type="float" office:value="0.0160219527308135">
                <text:p>0.0160219527308135</text:p>
              </table:table-cell>
              <table:table-cell office:value-type="float" office:value="0.0168893216883235">
                <text:p>0.0168893216883235</text:p>
              </table:table-cell>
              <table:table-cell office:value-type="float" office:value="0.0171883623748325">
                <text:p>0.0171883623748325</text:p>
              </table:table-cell>
              <table:table-cell office:value-type="float" office:value="0.0190092742823949">
                <text:p>0.0190092742823949</text:p>
              </table:table-cell>
              <table:table-cell office:value-type="float" office:value="0.0178530556191348">
                <text:p>0.0178530556191348</text:p>
              </table:table-cell>
              <table:table-cell office:value-type="float" office:value="0.0183269619968518">
                <text:p>0.0183269619968518</text:p>
              </table:table-cell>
              <table:table-cell office:value-type="float" office:value="0.0148233664280767">
                <text:p>0.0148233664280767</text:p>
              </table:table-cell>
              <table:table-cell office:value-type="float" office:value="0.0166370537877564">
                <text:p>0.0166370537877564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0.0175243072902656">
                <text:p>0.0175243072902656</text:p>
              </table:table-cell>
              <table:table-cell office:value-type="float" office:value="0.0189555844638543">
                <text:p>0.0189555844638543</text:p>
              </table:table-cell>
              <table:table-cell office:value-type="float" office:value="0.0205483591530853">
                <text:p>0.0205483591530853</text:p>
              </table:table-cell>
              <table:table-cell office:value-type="float" office:value="0.015042916556057">
                <text:p>0.015042916556057</text:p>
              </table:table-cell>
              <table:table-cell office:value-type="float" office:value="0.0172224257969952">
                <text:p>0.0172224257969952</text:p>
              </table:table-cell>
              <table:table-cell office:value-type="float" office:value="0.0183190134888483">
                <text:p>0.0183190134888483</text:p>
              </table:table-cell>
              <table:table-cell office:value-type="float" office:value="0.0175076422247807">
                <text:p>0.0175076422247807</text:p>
              </table:table-cell>
              <table:table-cell office:value-type="float" office:value="0.0175471841127871">
                <text:p>0.0175471841127871</text:p>
              </table:table-cell>
              <table:table-cell office:value-type="float" office:value="0.0174092100336952">
                <text:p>0.0174092100336952</text:p>
              </table:table-cell>
              <table:table-cell office:value-type="float" office:value="0.0159769634480517">
                <text:p>0.0159769634480517</text:p>
              </table:table-cell>
              <table:table-cell office:value-type="float" office:value="0.0173986418612127">
                <text:p>0.017398641861212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0.0170998358095391">
                <text:p>0.0170998358095391</text:p>
              </table:table-cell>
              <table:table-cell office:value-type="float" office:value="0.017201462665253">
                <text:p>0.017201462665253</text:p>
              </table:table-cell>
              <table:table-cell office:value-type="float" office:value="0.0196862962095899">
                <text:p>0.0196862962095899</text:p>
              </table:table-cell>
              <table:table-cell office:value-type="float" office:value="0.0148757276171117">
                <text:p>0.0148757276171117</text:p>
              </table:table-cell>
              <table:table-cell office:value-type="float" office:value="0.0160706345677444">
                <text:p>0.0160706345677444</text:p>
              </table:table-cell>
              <table:table-cell office:value-type="float" office:value="0.0174432917179532">
                <text:p>0.0174432917179532</text:p>
              </table:table-cell>
              <table:table-cell office:value-type="float" office:value="0.01702419555999">
                <text:p>0.01702419555999</text:p>
              </table:table-cell>
              <table:table-cell office:value-type="float" office:value="0.0158123232564623">
                <text:p>0.0158123232564623</text:p>
              </table:table-cell>
              <table:table-cell office:value-type="float" office:value="0.0174357374107735">
                <text:p>0.0174357374107735</text:p>
              </table:table-cell>
              <table:table-cell office:value-type="float" office:value="0.0144169680383149">
                <text:p>0.0144169680383149</text:p>
              </table:table-cell>
              <table:table-cell office:value-type="float" office:value="0.0166589346716714">
                <text:p>0.0166589346716714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0.0187014406746574">
                <text:p>0.0187014406746574</text:p>
              </table:table-cell>
              <table:table-cell office:value-type="float" office:value="0.017630495082794">
                <text:p>0.017630495082794</text:p>
              </table:table-cell>
              <table:table-cell office:value-type="float" office:value="0.019482151835093">
                <text:p>0.019482151835093</text:p>
              </table:table-cell>
              <table:table-cell office:value-type="float" office:value="0.0152826855123675">
                <text:p>0.0152826855123675</text:p>
              </table:table-cell>
              <table:table-cell office:value-type="float" office:value="0.0165926765530053">
                <text:p>0.0165926765530053</text:p>
              </table:table-cell>
              <table:table-cell office:value-type="float" office:value="0.0177399062106828">
                <text:p>0.0177399062106828</text:p>
              </table:table-cell>
              <table:table-cell office:value-type="float" office:value="0.0181363479250961">
                <text:p>0.0181363479250961</text:p>
              </table:table-cell>
              <table:table-cell office:value-type="float" office:value="0.0174160983315994">
                <text:p>0.0174160983315994</text:p>
              </table:table-cell>
              <table:table-cell office:value-type="float" office:value="0.0169008735282947">
                <text:p>0.0169008735282947</text:p>
              </table:table-cell>
              <table:table-cell office:value-type="float" office:value="0.0152428890260696">
                <text:p>0.0152428890260696</text:p>
              </table:table-cell>
              <table:table-cell office:value-type="float" office:value="0.0155195960766461">
                <text:p>0.0155195960766461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0.0191283014528309">
                <text:p>0.0191283014528309</text:p>
              </table:table-cell>
              <table:table-cell office:value-type="float" office:value="0.0172721982041902">
                <text:p>0.0172721982041902</text:p>
              </table:table-cell>
              <table:table-cell office:value-type="float" office:value="0.0195115018374515">
                <text:p>0.0195115018374515</text:p>
              </table:table-cell>
              <table:table-cell office:value-type="float" office:value="0.0149201024101704">
                <text:p>0.0149201024101704</text:p>
              </table:table-cell>
              <table:table-cell office:value-type="float" office:value="0.0160936356986101">
                <text:p>0.0160936356986101</text:p>
              </table:table-cell>
              <table:table-cell office:value-type="float" office:value="0.0183027353168773">
                <text:p>0.0183027353168773</text:p>
              </table:table-cell>
              <table:table-cell office:value-type="float" office:value="0.0172279560018366">
                <text:p>0.0172279560018366</text:p>
              </table:table-cell>
              <table:table-cell office:value-type="float" office:value="0.0189376443418014">
                <text:p>0.0189376443418014</text:p>
              </table:table-cell>
              <table:table-cell office:value-type="float" office:value="0.0170060416200492">
                <text:p>0.0170060416200492</text:p>
              </table:table-cell>
              <table:table-cell office:value-type="float" office:value="0.0170331225818628">
                <text:p>0.0170331225818628</text:p>
              </table:table-cell>
              <table:table-cell office:value-type="float" office:value="0.0180213164103816">
                <text:p>0.0180213164103816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0.0179387700226635">
                <text:p>0.0179387700226635</text:p>
              </table:table-cell>
              <table:table-cell office:value-type="float" office:value="0.0194504924831519">
                <text:p>0.0194504924831519</text:p>
              </table:table-cell>
              <table:table-cell office:value-type="float" office:value="0.0211499263385199">
                <text:p>0.0211499263385199</text:p>
              </table:table-cell>
              <table:table-cell office:value-type="float" office:value="0.0155933397938508">
                <text:p>0.0155933397938508</text:p>
              </table:table-cell>
              <table:table-cell office:value-type="float" office:value="0.0179912769566271">
                <text:p>0.0179912769566271</text:p>
              </table:table-cell>
              <table:table-cell office:value-type="float" office:value="0.0192744652511165">
                <text:p>0.0192744652511165</text:p>
              </table:table-cell>
              <table:table-cell office:value-type="float" office:value="0.0194816836318002">
                <text:p>0.0194816836318002</text:p>
              </table:table-cell>
              <table:table-cell office:value-type="float" office:value="0.0184147317854283">
                <text:p>0.0184147317854283</text:p>
              </table:table-cell>
              <table:table-cell office:value-type="float" office:value="0.0192879441058421">
                <text:p>0.0192879441058421</text:p>
              </table:table-cell>
              <table:table-cell office:value-type="float" office:value="0.0158536011666745">
                <text:p>0.0158536011666745</text:p>
              </table:table-cell>
              <table:table-cell office:value-type="float" office:value="0.0182066089188322">
                <text:p>0.0182066089188322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0.019249352556917">
                <text:p>0.019249352556917</text:p>
              </table:table-cell>
              <table:table-cell office:value-type="float" office:value="0.0195959511460599">
                <text:p>0.0195959511460599</text:p>
              </table:table-cell>
              <table:table-cell office:value-type="float" office:value="0.0230146066036578">
                <text:p>0.0230146066036578</text:p>
              </table:table-cell>
              <table:table-cell office:value-type="float" office:value="0.0160946114173929">
                <text:p>0.0160946114173929</text:p>
              </table:table-cell>
              <table:table-cell office:value-type="float" office:value="0.0180408437375988">
                <text:p>0.0180408437375988</text:p>
              </table:table-cell>
              <table:table-cell office:value-type="float" office:value="0.0201795995628317">
                <text:p>0.0201795995628317</text:p>
              </table:table-cell>
              <table:table-cell office:value-type="float" office:value="0.0181602206607743">
                <text:p>0.0181602206607743</text:p>
              </table:table-cell>
              <table:table-cell office:value-type="float" office:value="0.0184635547161084">
                <text:p>0.0184635547161084</text:p>
              </table:table-cell>
              <table:table-cell office:value-type="float" office:value="0.0192336645588678">
                <text:p>0.0192336645588678</text:p>
              </table:table-cell>
              <table:table-cell office:value-type="float" office:value="0.0192570271670041">
                <text:p>0.0192570271670041</text:p>
              </table:table-cell>
              <table:table-cell office:value-type="float" office:value="0.0185335388109336">
                <text:p>0.018533538810933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0.0177029531206876">
                <text:p>0.0177029531206876</text:p>
              </table:table-cell>
              <table:table-cell office:value-type="float" office:value="0.0179696616102684">
                <text:p>0.0179696616102684</text:p>
              </table:table-cell>
              <table:table-cell office:value-type="float" office:value="0.0216130842286831">
                <text:p>0.0216130842286831</text:p>
              </table:table-cell>
              <table:table-cell office:value-type="float" office:value="0.0158859102807113">
                <text:p>0.0158859102807113</text:p>
              </table:table-cell>
              <table:table-cell office:value-type="float" office:value="0.0163383437587527">
                <text:p>0.0163383437587527</text:p>
              </table:table-cell>
              <table:table-cell office:value-type="float" office:value="0.0187057403738871">
                <text:p>0.0187057403738871</text:p>
              </table:table-cell>
              <table:table-cell office:value-type="float" office:value="0.01711625637794">
                <text:p>0.01711625637794</text:p>
              </table:table-cell>
              <table:table-cell office:value-type="float" office:value="0.0183078840760362">
                <text:p>0.0183078840760362</text:p>
              </table:table-cell>
              <table:table-cell office:value-type="float" office:value="0.0172190968526684">
                <text:p>0.0172190968526684</text:p>
              </table:table-cell>
              <table:table-cell office:value-type="float" office:value="0.0181748795496828">
                <text:p>0.0181748795496828</text:p>
              </table:table-cell>
              <table:table-cell office:value-type="float" office:value="0.0165340370263473">
                <text:p>0.0165340370263473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0.017556864734111">
                <text:p>0.017556864734111</text:p>
              </table:table-cell>
              <table:table-cell office:value-type="float" office:value="0.0198080500591916">
                <text:p>0.0198080500591916</text:p>
              </table:table-cell>
              <table:table-cell office:value-type="float" office:value="0.0217845542751929">
                <text:p>0.0217845542751929</text:p>
              </table:table-cell>
              <table:table-cell office:value-type="float" office:value="0.0172398311933196">
                <text:p>0.0172398311933196</text:p>
              </table:table-cell>
              <table:table-cell office:value-type="float" office:value="0.0160111922897559">
                <text:p>0.0160111922897559</text:p>
              </table:table-cell>
              <table:table-cell office:value-type="float" office:value="0.0196316788039218">
                <text:p>0.0196316788039218</text:p>
              </table:table-cell>
              <table:table-cell office:value-type="float" office:value="0.0188290435977211">
                <text:p>0.0188290435977211</text:p>
              </table:table-cell>
              <table:table-cell office:value-type="float" office:value="0.0175246440306681">
                <text:p>0.0175246440306681</text:p>
              </table:table-cell>
              <table:table-cell office:value-type="float" office:value="0.0190762669915851">
                <text:p>0.0190762669915851</text:p>
              </table:table-cell>
              <table:table-cell office:value-type="float" office:value="0.0148486579097658">
                <text:p>0.0148486579097658</text:p>
              </table:table-cell>
              <table:table-cell office:value-type="float" office:value="0.0161122444731254">
                <text:p>0.0161122444731254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0.016357382818749">
                <text:p>0.016357382818749</text:p>
              </table:table-cell>
              <table:table-cell office:value-type="float" office:value="0.0176344546818084">
                <text:p>0.0176344546818084</text:p>
              </table:table-cell>
              <table:table-cell office:value-type="float" office:value="0.0220567962503446">
                <text:p>0.0220567962503446</text:p>
              </table:table-cell>
              <table:table-cell office:value-type="float" office:value="0.0152113789016199">
                <text:p>0.0152113789016199</text:p>
              </table:table-cell>
              <table:table-cell office:value-type="float" office:value="0.0159342996433596">
                <text:p>0.0159342996433596</text:p>
              </table:table-cell>
              <table:table-cell office:value-type="float" office:value="0.0185603502480147">
                <text:p>0.0185603502480147</text:p>
              </table:table-cell>
              <table:table-cell office:value-type="float" office:value="0.0163968843820201">
                <text:p>0.0163968843820201</text:p>
              </table:table-cell>
              <table:table-cell office:value-type="float" office:value="0.017361530715005">
                <text:p>0.017361530715005</text:p>
              </table:table-cell>
              <table:table-cell office:value-type="float" office:value="0.017058332339258">
                <text:p>0.017058332339258</text:p>
              </table:table-cell>
              <table:table-cell office:value-type="float" office:value="0.0147117895159671">
                <text:p>0.0147117895159671</text:p>
              </table:table-cell>
              <table:table-cell office:value-type="float" office:value="0.0150201162270899">
                <text:p>0.0150201162270899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.0200831024930748">
                <text:p>0.0200831024930748</text:p>
              </table:table-cell>
              <table:table-cell office:value-type="float" office:value="0.0193232691306611">
                <text:p>0.0193232691306611</text:p>
              </table:table-cell>
              <table:table-cell office:value-type="float" office:value="0.0221875897141451">
                <text:p>0.0221875897141451</text:p>
              </table:table-cell>
              <table:table-cell office:value-type="float" office:value="0.01740972733972">
                <text:p>0.01740972733972</text:p>
              </table:table-cell>
              <table:table-cell office:value-type="float" office:value="0.0177867453049822">
                <text:p>0.0177867453049822</text:p>
              </table:table-cell>
              <table:table-cell office:value-type="float" office:value="0.0202349648455574">
                <text:p>0.0202349648455574</text:p>
              </table:table-cell>
              <table:table-cell office:value-type="float" office:value="0.0207834211787254">
                <text:p>0.0207834211787254</text:p>
              </table:table-cell>
              <table:table-cell office:value-type="float" office:value="0.0190880989180835">
                <text:p>0.0190880989180835</text:p>
              </table:table-cell>
              <table:table-cell office:value-type="float" office:value="0.0190515712830573">
                <text:p>0.0190515712830573</text:p>
              </table:table-cell>
              <table:table-cell office:value-type="float" office:value="0.0180823221508446">
                <text:p>0.0180823221508446</text:p>
              </table:table-cell>
              <table:table-cell office:value-type="float" office:value="0.0151993600269462">
                <text:p>0.0151993600269462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.0203373203033619">
                <text:p>0.0203373203033619</text:p>
              </table:table-cell>
              <table:table-cell office:value-type="float" office:value="0.0199634789388375">
                <text:p>0.0199634789388375</text:p>
              </table:table-cell>
              <table:table-cell office:value-type="float" office:value="0.0250802844927793">
                <text:p>0.0250802844927793</text:p>
              </table:table-cell>
              <table:table-cell office:value-type="float" office:value="0.0199249463902788">
                <text:p>0.0199249463902788</text:p>
              </table:table-cell>
              <table:table-cell office:value-type="float" office:value="0.0193542524836443">
                <text:p>0.0193542524836443</text:p>
              </table:table-cell>
              <table:table-cell office:value-type="float" office:value="0.0204993749516002">
                <text:p>0.0204993749516002</text:p>
              </table:table-cell>
              <table:table-cell office:value-type="float" office:value="0.0207571647599953">
                <text:p>0.0207571647599953</text:p>
              </table:table-cell>
              <table:table-cell office:value-type="float" office:value="0.0178732014388489">
                <text:p>0.0178732014388489</text:p>
              </table:table-cell>
              <table:table-cell office:value-type="float" office:value="0.0191945664611864">
                <text:p>0.0191945664611864</text:p>
              </table:table-cell>
              <table:table-cell office:value-type="float" office:value="0.019159029153042">
                <text:p>0.019159029153042</text:p>
              </table:table-cell>
              <table:table-cell office:value-type="float" office:value="0.0195108214659265">
                <text:p>0.0195108214659265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0.0214236876092076">
                <text:p>0.0214236876092076</text:p>
              </table:table-cell>
              <table:table-cell office:value-type="float" office:value="0.0203788158921895">
                <text:p>0.0203788158921895</text:p>
              </table:table-cell>
              <table:table-cell office:value-type="float" office:value="0.0241040658180442">
                <text:p>0.0241040658180442</text:p>
              </table:table-cell>
              <table:table-cell office:value-type="float" office:value="0.0196825959748205">
                <text:p>0.0196825959748205</text:p>
              </table:table-cell>
              <table:table-cell office:value-type="float" office:value="0.0194964180999305">
                <text:p>0.0194964180999305</text:p>
              </table:table-cell>
              <table:table-cell office:value-type="float" office:value="0.0216894724002573">
                <text:p>0.0216894724002573</text:p>
              </table:table-cell>
              <table:table-cell office:value-type="float" office:value="0.0218225704336815">
                <text:p>0.0218225704336815</text:p>
              </table:table-cell>
              <table:table-cell office:value-type="float" office:value="0.0225032474975166">
                <text:p>0.0225032474975166</text:p>
              </table:table-cell>
              <table:table-cell office:value-type="float" office:value="0.0192437289404717">
                <text:p>0.0192437289404717</text:p>
              </table:table-cell>
              <table:table-cell office:value-type="float" office:value="0.0183949587619312">
                <text:p>0.0183949587619312</text:p>
              </table:table-cell>
              <table:table-cell office:value-type="float" office:value="0.02116">
                <text:p>0.02116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0.023249955011697">
                <text:p>0.023249955011697</text:p>
              </table:table-cell>
              <table:table-cell office:value-type="float" office:value="0.0244658989570005">
                <text:p>0.0244658989570005</text:p>
              </table:table-cell>
              <table:table-cell office:value-type="float" office:value="0.0298298373087771">
                <text:p>0.0298298373087771</text:p>
              </table:table-cell>
              <table:table-cell office:value-type="float" office:value="0.0214231706292531">
                <text:p>0.0214231706292531</text:p>
              </table:table-cell>
              <table:table-cell office:value-type="float" office:value="0.0222943538054156">
                <text:p>0.0222943538054156</text:p>
              </table:table-cell>
              <table:table-cell office:value-type="float" office:value="0.0245648983015307">
                <text:p>0.0245648983015307</text:p>
              </table:table-cell>
              <table:table-cell office:value-type="float" office:value="0.0222419090343619">
                <text:p>0.0222419090343619</text:p>
              </table:table-cell>
              <table:table-cell office:value-type="float" office:value="0.0229207831866355">
                <text:p>0.0229207831866355</text:p>
              </table:table-cell>
              <table:table-cell office:value-type="float" office:value="0.0214016684853392">
                <text:p>0.0214016684853392</text:p>
              </table:table-cell>
              <table:table-cell office:value-type="float" office:value="0.0221453892949363">
                <text:p>0.0221453892949363</text:p>
              </table:table-cell>
              <table:table-cell office:value-type="float" office:value="0.0221210396509201">
                <text:p>0.022121039650920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0.0190347448028936">
                <text:p>0.0190347448028936</text:p>
              </table:table-cell>
              <table:table-cell office:value-type="float" office:value="0.0189887131404259">
                <text:p>0.0189887131404259</text:p>
              </table:table-cell>
              <table:table-cell office:value-type="float" office:value="0.0242987111448067">
                <text:p>0.0242987111448067</text:p>
              </table:table-cell>
              <table:table-cell office:value-type="float" office:value="0.0197902571041949">
                <text:p>0.0197902571041949</text:p>
              </table:table-cell>
              <table:table-cell office:value-type="float" office:value="0.0198726039862624">
                <text:p>0.0198726039862624</text:p>
              </table:table-cell>
              <table:table-cell office:value-type="float" office:value="0.0199051428692691">
                <text:p>0.0199051428692691</text:p>
              </table:table-cell>
              <table:table-cell office:value-type="float" office:value="0.0207765991887414">
                <text:p>0.0207765991887414</text:p>
              </table:table-cell>
              <table:table-cell office:value-type="float" office:value="0.0191868267382395">
                <text:p>0.0191868267382395</text:p>
              </table:table-cell>
              <table:table-cell office:value-type="float" office:value="0.0188753300506672">
                <text:p>0.0188753300506672</text:p>
              </table:table-cell>
              <table:table-cell office:value-type="float" office:value="0.0190806982723623">
                <text:p>0.0190806982723623</text:p>
              </table:table-cell>
              <table:table-cell office:value-type="float" office:value="0.0192255618738153">
                <text:p>0.0192255618738153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0.017857800360838">
                <text:p>0.017857800360838</text:p>
              </table:table-cell>
              <table:table-cell office:value-type="float" office:value="0.0200204732469782">
                <text:p>0.0200204732469782</text:p>
              </table:table-cell>
              <table:table-cell office:value-type="float" office:value="0.0241306698537363">
                <text:p>0.0241306698537363</text:p>
              </table:table-cell>
              <table:table-cell office:value-type="float" office:value="0.0183081878284455">
                <text:p>0.0183081878284455</text:p>
              </table:table-cell>
              <table:table-cell office:value-type="float" office:value="0.0188155549712215">
                <text:p>0.0188155549712215</text:p>
              </table:table-cell>
              <table:table-cell office:value-type="float" office:value="0.020857929948839">
                <text:p>0.020857929948839</text:p>
              </table:table-cell>
              <table:table-cell office:value-type="float" office:value="0.0193209100262947">
                <text:p>0.0193209100262947</text:p>
              </table:table-cell>
              <table:table-cell office:value-type="float" office:value="0.0182340590120455">
                <text:p>0.0182340590120455</text:p>
              </table:table-cell>
              <table:table-cell office:value-type="float" office:value="0.0186053219874522">
                <text:p>0.0186053219874522</text:p>
              </table:table-cell>
              <table:table-cell office:value-type="float" office:value="0.0169232154109281">
                <text:p>0.0169232154109281</text:p>
              </table:table-cell>
              <table:table-cell office:value-type="float" office:value="0.0173572011027841">
                <text:p>0.017357201102784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0.0189815520658637">
                <text:p>0.0189815520658637</text:p>
              </table:table-cell>
              <table:table-cell office:value-type="float" office:value="0.0186705563659096">
                <text:p>0.0186705563659096</text:p>
              </table:table-cell>
              <table:table-cell office:value-type="float" office:value="0.0225480507431983">
                <text:p>0.0225480507431983</text:p>
              </table:table-cell>
              <table:table-cell office:value-type="float" office:value="0.0158191080525516">
                <text:p>0.0158191080525516</text:p>
              </table:table-cell>
              <table:table-cell office:value-type="float" office:value="0.0195688732609693">
                <text:p>0.0195688732609693</text:p>
              </table:table-cell>
              <table:table-cell office:value-type="float" office:value="0.0195168539325843">
                <text:p>0.0195168539325843</text:p>
              </table:table-cell>
              <table:table-cell office:value-type="float" office:value="0.018874765828012">
                <text:p>0.018874765828012</text:p>
              </table:table-cell>
              <table:table-cell office:value-type="float" office:value="0.0169994603345926">
                <text:p>0.0169994603345926</text:p>
              </table:table-cell>
              <table:table-cell office:value-type="float" office:value="0.0170520556159352">
                <text:p>0.0170520556159352</text:p>
              </table:table-cell>
              <table:table-cell office:value-type="float" office:value="0.0157065578437886">
                <text:p>0.0157065578437886</text:p>
              </table:table-cell>
              <table:table-cell office:value-type="float" office:value="0.0168418489509354">
                <text:p>0.016841848950935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0.0194406167368068">
                <text:p>0.0194406167368068</text:p>
              </table:table-cell>
              <table:table-cell office:value-type="float" office:value="0.0198525699283046">
                <text:p>0.0198525699283046</text:p>
              </table:table-cell>
              <table:table-cell office:value-type="float" office:value="0.0224710349527797">
                <text:p>0.0224710349527797</text:p>
              </table:table-cell>
              <table:table-cell office:value-type="float" office:value="0.0181567851303674">
                <text:p>0.0181567851303674</text:p>
              </table:table-cell>
              <table:table-cell office:value-type="float" office:value="0.0179728756601056">
                <text:p>0.0179728756601056</text:p>
              </table:table-cell>
              <table:table-cell office:value-type="float" office:value="0.0191599357327883">
                <text:p>0.0191599357327883</text:p>
              </table:table-cell>
              <table:table-cell office:value-type="float" office:value="0.0185428386616226">
                <text:p>0.0185428386616226</text:p>
              </table:table-cell>
              <table:table-cell office:value-type="float" office:value="0.0184212500937946">
                <text:p>0.0184212500937946</text:p>
              </table:table-cell>
              <table:table-cell office:value-type="float" office:value="0.0178990610328639">
                <text:p>0.0178990610328639</text:p>
              </table:table-cell>
              <table:table-cell office:value-type="float" office:value="0.0145471392170489">
                <text:p>0.0145471392170489</text:p>
              </table:table-cell>
              <table:table-cell office:value-type="float" office:value="0.0159510674022547">
                <text:p>0.0159510674022547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0.0198649185538339">
                <text:p>0.0198649185538339</text:p>
              </table:table-cell>
              <table:table-cell office:value-type="float" office:value="0.0199200062740177">
                <text:p>0.0199200062740177</text:p>
              </table:table-cell>
              <table:table-cell office:value-type="float" office:value="0.0251101734646038">
                <text:p>0.0251101734646038</text:p>
              </table:table-cell>
              <table:table-cell office:value-type="float" office:value="0.0194126014559451">
                <text:p>0.0194126014559451</text:p>
              </table:table-cell>
              <table:table-cell office:value-type="float" office:value="0.0193420257318021">
                <text:p>0.0193420257318021</text:p>
              </table:table-cell>
              <table:table-cell office:value-type="float" office:value="0.021056403338673">
                <text:p>0.021056403338673</text:p>
              </table:table-cell>
              <table:table-cell office:value-type="float" office:value="0.0201538403529279">
                <text:p>0.0201538403529279</text:p>
              </table:table-cell>
              <table:table-cell office:value-type="float" office:value="0.0193679180393151">
                <text:p>0.0193679180393151</text:p>
              </table:table-cell>
              <table:table-cell office:value-type="float" office:value="0.0198016269444841">
                <text:p>0.0198016269444841</text:p>
              </table:table-cell>
              <table:table-cell office:value-type="float" office:value="0.0176648571682833">
                <text:p>0.0176648571682833</text:p>
              </table:table-cell>
              <table:table-cell office:value-type="float" office:value="0.0218699992379791">
                <text:p>0.021869999237979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0.0212371358958508">
                <text:p>0.0212371358958508</text:p>
              </table:table-cell>
              <table:table-cell office:value-type="float" office:value="0.0203366473078059">
                <text:p>0.0203366473078059</text:p>
              </table:table-cell>
              <table:table-cell office:value-type="float" office:value="0.0267361440075793">
                <text:p>0.0267361440075793</text:p>
              </table:table-cell>
              <table:table-cell office:value-type="float" office:value="0.0177424805677594">
                <text:p>0.0177424805677594</text:p>
              </table:table-cell>
              <table:table-cell office:value-type="float" office:value="0.0212870287576798">
                <text:p>0.0212870287576798</text:p>
              </table:table-cell>
              <table:table-cell office:value-type="float" office:value="0.0218146860903646">
                <text:p>0.0218146860903646</text:p>
              </table:table-cell>
              <table:table-cell office:value-type="float" office:value="0.0216488786942428">
                <text:p>0.0216488786942428</text:p>
              </table:table-cell>
              <table:table-cell office:value-type="float" office:value="0.0204623100966781">
                <text:p>0.0204623100966781</text:p>
              </table:table-cell>
              <table:table-cell office:value-type="float" office:value="0.0217553588567772">
                <text:p>0.0217553588567772</text:p>
              </table:table-cell>
              <table:table-cell office:value-type="float" office:value="0.0191762621789194">
                <text:p>0.0191762621789194</text:p>
              </table:table-cell>
              <table:table-cell office:value-type="float" office:value="0.0200007604851895">
                <text:p>0.0200007604851895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0.0197803796087557">
                <text:p>0.0197803796087557</text:p>
              </table:table-cell>
              <table:table-cell office:value-type="float" office:value="0.0198550267885282">
                <text:p>0.0198550267885282</text:p>
              </table:table-cell>
              <table:table-cell office:value-type="float" office:value="0.0243448537789594">
                <text:p>0.0243448537789594</text:p>
              </table:table-cell>
              <table:table-cell office:value-type="float" office:value="0.0209991532599492">
                <text:p>0.0209991532599492</text:p>
              </table:table-cell>
              <table:table-cell office:value-type="float" office:value="0.0203846264740651">
                <text:p>0.0203846264740651</text:p>
              </table:table-cell>
              <table:table-cell office:value-type="float" office:value="0.0207996448841117">
                <text:p>0.0207996448841117</text:p>
              </table:table-cell>
              <table:table-cell office:value-type="float" office:value="0.0199112527022414">
                <text:p>0.0199112527022414</text:p>
              </table:table-cell>
              <table:table-cell office:value-type="float" office:value="0.0198725837978716">
                <text:p>0.0198725837978716</text:p>
              </table:table-cell>
              <table:table-cell office:value-type="float" office:value="0.0190537358167416">
                <text:p>0.0190537358167416</text:p>
              </table:table-cell>
              <table:table-cell office:value-type="float" office:value="0.0201185557751033">
                <text:p>0.0201185557751033</text:p>
              </table:table-cell>
              <table:table-cell office:value-type="float" office:value="0.021197485433916">
                <text:p>0.021197485433916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0.0199228083072965">
                <text:p>0.0199228083072965</text:p>
              </table:table-cell>
              <table:table-cell office:value-type="float" office:value="0.0193173109045532">
                <text:p>0.0193173109045532</text:p>
              </table:table-cell>
              <table:table-cell office:value-type="float" office:value="0.0242268236362948">
                <text:p>0.0242268236362948</text:p>
              </table:table-cell>
              <table:table-cell office:value-type="float" office:value="0.0198496494636371">
                <text:p>0.0198496494636371</text:p>
              </table:table-cell>
              <table:table-cell office:value-type="float" office:value="0.0181074078435991">
                <text:p>0.0181074078435991</text:p>
              </table:table-cell>
              <table:table-cell office:value-type="float" office:value="0.0193581416184046">
                <text:p>0.0193581416184046</text:p>
              </table:table-cell>
              <table:table-cell office:value-type="float" office:value="0.0197372173946112">
                <text:p>0.0197372173946112</text:p>
              </table:table-cell>
              <table:table-cell office:value-type="float" office:value="0.0175656883554124">
                <text:p>0.0175656883554124</text:p>
              </table:table-cell>
              <table:table-cell office:value-type="float" office:value="0.0184144144144144">
                <text:p>0.0184144144144144</text:p>
              </table:table-cell>
              <table:table-cell office:value-type="float" office:value="0.0188636772915541">
                <text:p>0.0188636772915541</text:p>
              </table:table-cell>
              <table:table-cell office:value-type="float" office:value="0.0196990848456647">
                <text:p>0.0196990848456647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0.0200920738017915">
                <text:p>0.0200920738017915</text:p>
              </table:table-cell>
              <table:table-cell office:value-type="float" office:value="0.0203452996653483">
                <text:p>0.0203452996653483</text:p>
              </table:table-cell>
              <table:table-cell office:value-type="float" office:value="0.0257537915807">
                <text:p>0.0257537915807</text:p>
              </table:table-cell>
              <table:table-cell office:value-type="float" office:value="0.0192037083022929">
                <text:p>0.0192037083022929</text:p>
              </table:table-cell>
              <table:table-cell office:value-type="float" office:value="0.0191193181818182">
                <text:p>0.0191193181818182</text:p>
              </table:table-cell>
              <table:table-cell office:value-type="float" office:value="0.0205719709475074">
                <text:p>0.0205719709475074</text:p>
              </table:table-cell>
              <table:table-cell office:value-type="float" office:value="0.0201967408956004">
                <text:p>0.0201967408956004</text:p>
              </table:table-cell>
              <table:table-cell office:value-type="float" office:value="0.0181605363033377">
                <text:p>0.0181605363033377</text:p>
              </table:table-cell>
              <table:table-cell office:value-type="float" office:value="0.0189152877952199">
                <text:p>0.0189152877952199</text:p>
              </table:table-cell>
              <table:table-cell office:value-type="float" office:value="0.0197713932653692">
                <text:p>0.0197713932653692</text:p>
              </table:table-cell>
              <table:table-cell office:value-type="float" office:value="0.0200185013876041">
                <text:p>0.0200185013876041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0.0190936106983655">
                <text:p>0.0190936106983655</text:p>
              </table:table-cell>
              <table:table-cell office:value-type="float" office:value="0.0195049065137504">
                <text:p>0.0195049065137504</text:p>
              </table:table-cell>
              <table:table-cell office:value-type="float" office:value="0.0269626213125781">
                <text:p>0.0269626213125781</text:p>
              </table:table-cell>
              <table:table-cell office:value-type="float" office:value="0.01826124945391">
                <text:p>0.01826124945391</text:p>
              </table:table-cell>
              <table:table-cell office:value-type="float" office:value="0.0205676920790608">
                <text:p>0.0205676920790608</text:p>
              </table:table-cell>
              <table:table-cell office:value-type="float" office:value="0.0201355359733258">
                <text:p>0.0201355359733258</text:p>
              </table:table-cell>
              <table:table-cell office:value-type="float" office:value="0.0201605048891659">
                <text:p>0.0201605048891659</text:p>
              </table:table-cell>
              <table:table-cell office:value-type="float" office:value="0.0201631004040102">
                <text:p>0.0201631004040102</text:p>
              </table:table-cell>
              <table:table-cell office:value-type="float" office:value="0.0195134499485521">
                <text:p>0.0195134499485521</text:p>
              </table:table-cell>
              <table:table-cell office:value-type="float" office:value="0.0175414553926271">
                <text:p>0.0175414553926271</text:p>
              </table:table-cell>
              <table:table-cell office:value-type="float" office:value="0.0189014041043049">
                <text:p>0.0189014041043049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0.0207580258401632">
                <text:p>0.0207580258401632</text:p>
              </table:table-cell>
              <table:table-cell office:value-type="float" office:value="0.0214439159122296">
                <text:p>0.0214439159122296</text:p>
              </table:table-cell>
              <table:table-cell office:value-type="float" office:value="0.0297042395385038">
                <text:p>0.0297042395385038</text:p>
              </table:table-cell>
              <table:table-cell office:value-type="float" office:value="0.0212179433631276">
                <text:p>0.0212179433631276</text:p>
              </table:table-cell>
              <table:table-cell office:value-type="float" office:value="0.0215375755830694">
                <text:p>0.0215375755830694</text:p>
              </table:table-cell>
              <table:table-cell office:value-type="float" office:value="0.0220297750239115">
                <text:p>0.0220297750239115</text:p>
              </table:table-cell>
              <table:table-cell office:value-type="float" office:value="0.0222421089919272">
                <text:p>0.0222421089919272</text:p>
              </table:table-cell>
              <table:table-cell office:value-type="float" office:value="0.0204220802526739">
                <text:p>0.0204220802526739</text:p>
              </table:table-cell>
              <table:table-cell office:value-type="float" office:value="0.0220959595959596">
                <text:p>0.0220959595959596</text:p>
              </table:table-cell>
              <table:table-cell office:value-type="float" office:value="0.0203721668577476">
                <text:p>0.0203721668577476</text:p>
              </table:table-cell>
              <table:table-cell office:value-type="float" office:value="0.0209180058913457">
                <text:p>0.0209180058913457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.0230895676440231">
                <text:p>0.0230895676440231</text:p>
              </table:table-cell>
              <table:table-cell office:value-type="float" office:value="0.0223424609624128">
                <text:p>0.0223424609624128</text:p>
              </table:table-cell>
              <table:table-cell office:value-type="float" office:value="0.0363147144316129">
                <text:p>0.0363147144316129</text:p>
              </table:table-cell>
              <table:table-cell office:value-type="float" office:value="0.0199285075960679">
                <text:p>0.0199285075960679</text:p>
              </table:table-cell>
              <table:table-cell office:value-type="float" office:value="0.022238514173998">
                <text:p>0.022238514173998</text:p>
              </table:table-cell>
              <table:table-cell office:value-type="float" office:value="0.0221704652581379">
                <text:p>0.0221704652581379</text:p>
              </table:table-cell>
              <table:table-cell office:value-type="float" office:value="0.0207430773223662">
                <text:p>0.0207430773223662</text:p>
              </table:table-cell>
              <table:table-cell office:value-type="float" office:value="0.0179704825265734">
                <text:p>0.0179704825265734</text:p>
              </table:table-cell>
              <table:table-cell office:value-type="float" office:value="0.0208349088709067">
                <text:p>0.0208349088709067</text:p>
              </table:table-cell>
              <table:table-cell office:value-type="float" office:value="0.0196672437007117">
                <text:p>0.0196672437007117</text:p>
              </table:table-cell>
              <table:table-cell office:value-type="float" office:value="0.0208417481218192">
                <text:p>0.0208417481218192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0.0259111231540442">
                <text:p>0.0259111231540442</text:p>
              </table:table-cell>
              <table:table-cell office:value-type="float" office:value="0.0271194456065043">
                <text:p>0.0271194456065043</text:p>
              </table:table-cell>
              <table:table-cell office:value-type="float" office:value="0.0447751223341183">
                <text:p>0.0447751223341183</text:p>
              </table:table-cell>
              <table:table-cell office:value-type="float" office:value="0.0233109442907942">
                <text:p>0.0233109442907942</text:p>
              </table:table-cell>
              <table:table-cell office:value-type="float" office:value="0.024780022477454">
                <text:p>0.024780022477454</text:p>
              </table:table-cell>
              <table:table-cell office:value-type="float" office:value="0.0254653072059937">
                <text:p>0.0254653072059937</text:p>
              </table:table-cell>
              <table:table-cell office:value-type="float" office:value="0.0244609176399481">
                <text:p>0.0244609176399481</text:p>
              </table:table-cell>
              <table:table-cell office:value-type="float" office:value="0.0255692486259516">
                <text:p>0.0255692486259516</text:p>
              </table:table-cell>
              <table:table-cell office:value-type="float" office:value="0.0232920306046449">
                <text:p>0.0232920306046449</text:p>
              </table:table-cell>
              <table:table-cell office:value-type="float" office:value="0.0212485096235735">
                <text:p>0.0212485096235735</text:p>
              </table:table-cell>
              <table:table-cell office:value-type="float" office:value="0.0250196583029523">
                <text:p>0.0250196583029523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.0263895761174336">
                <text:p>0.0263895761174336</text:p>
              </table:table-cell>
              <table:table-cell office:value-type="float" office:value="0.0300845307058226">
                <text:p>0.0300845307058226</text:p>
              </table:table-cell>
              <table:table-cell office:value-type="float" office:value="0.0524781797953523">
                <text:p>0.0524781797953523</text:p>
              </table:table-cell>
              <table:table-cell office:value-type="float" office:value="0.0245422372672719">
                <text:p>0.0245422372672719</text:p>
              </table:table-cell>
              <table:table-cell office:value-type="float" office:value="0.0295704557359874">
                <text:p>0.0295704557359874</text:p>
              </table:table-cell>
              <table:table-cell office:value-type="float" office:value="0.0285695315241826">
                <text:p>0.0285695315241826</text:p>
              </table:table-cell>
              <table:table-cell office:value-type="float" office:value="0.0263297644539615">
                <text:p>0.0263297644539615</text:p>
              </table:table-cell>
              <table:table-cell office:value-type="float" office:value="0.027625037041915">
                <text:p>0.027625037041915</text:p>
              </table:table-cell>
              <table:table-cell office:value-type="float" office:value="0.0262485253637436">
                <text:p>0.0262485253637436</text:p>
              </table:table-cell>
              <table:table-cell office:value-type="float" office:value="0.024159620110801">
                <text:p>0.024159620110801</text:p>
              </table:table-cell>
              <table:table-cell office:value-type="float" office:value="0.0284657280855">
                <text:p>0.0284657280855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.0240231259968102">
                <text:p>0.0240231259968102</text:p>
              </table:table-cell>
              <table:table-cell office:value-type="float" office:value="0.0286743389264693">
                <text:p>0.0286743389264693</text:p>
              </table:table-cell>
              <table:table-cell office:value-type="float" office:value="0.0456481362879467">
                <text:p>0.0456481362879467</text:p>
              </table:table-cell>
              <table:table-cell office:value-type="float" office:value="0.0235239852398524">
                <text:p>0.0235239852398524</text:p>
              </table:table-cell>
              <table:table-cell office:value-type="float" office:value="0.0271545701405183">
                <text:p>0.0271545701405183</text:p>
              </table:table-cell>
              <table:table-cell office:value-type="float" office:value="0.0272970903522205">
                <text:p>0.0272970903522205</text:p>
              </table:table-cell>
              <table:table-cell office:value-type="float" office:value="0.026647083508183">
                <text:p>0.026647083508183</text:p>
              </table:table-cell>
              <table:table-cell office:value-type="float" office:value="0.0256767054302091">
                <text:p>0.0256767054302091</text:p>
              </table:table-cell>
              <table:table-cell office:value-type="float" office:value="0.0244231592113492">
                <text:p>0.0244231592113492</text:p>
              </table:table-cell>
              <table:table-cell office:value-type="float" office:value="0.0244322236681919">
                <text:p>0.0244322236681919</text:p>
              </table:table-cell>
              <table:table-cell office:value-type="float" office:value="0.0252992288097149">
                <text:p>0.0252992288097149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.0238254360756533">
                <text:p>0.0238254360756533</text:p>
              </table:table-cell>
              <table:table-cell office:value-type="float" office:value="0.0254762369733875">
                <text:p>0.0254762369733875</text:p>
              </table:table-cell>
              <table:table-cell office:value-type="float" office:value="0.0409075559986493">
                <text:p>0.0409075559986493</text:p>
              </table:table-cell>
              <table:table-cell office:value-type="float" office:value="0.0222812915331092">
                <text:p>0.0222812915331092</text:p>
              </table:table-cell>
              <table:table-cell office:value-type="float" office:value="0.0239004459636286">
                <text:p>0.0239004459636286</text:p>
              </table:table-cell>
              <table:table-cell office:value-type="float" office:value="0.02529701925107">
                <text:p>0.02529701925107</text:p>
              </table:table-cell>
              <table:table-cell office:value-type="float" office:value="0.0235561778088904">
                <text:p>0.0235561778088904</text:p>
              </table:table-cell>
              <table:table-cell office:value-type="float" office:value="0.0230011684192956">
                <text:p>0.0230011684192956</text:p>
              </table:table-cell>
              <table:table-cell office:value-type="float" office:value="0.0231082769048715">
                <text:p>0.0231082769048715</text:p>
              </table:table-cell>
              <table:table-cell office:value-type="float" office:value="0.0215617469242802">
                <text:p>0.0215617469242802</text:p>
              </table:table-cell>
              <table:table-cell office:value-type="float" office:value="0.025049439683586">
                <text:p>0.025049439683586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0.0225579470198675">
                <text:p>0.0225579470198675</text:p>
              </table:table-cell>
              <table:table-cell office:value-type="float" office:value="0.0246855145546231">
                <text:p>0.0246855145546231</text:p>
              </table:table-cell>
              <table:table-cell office:value-type="float" office:value="0.0362058399721748">
                <text:p>0.0362058399721748</text:p>
              </table:table-cell>
              <table:table-cell office:value-type="float" office:value="0.0176661264181524">
                <text:p>0.0176661264181524</text:p>
              </table:table-cell>
              <table:table-cell office:value-type="float" office:value="0.0239027348919277">
                <text:p>0.0239027348919277</text:p>
              </table:table-cell>
              <table:table-cell office:value-type="float" office:value="0.0233972161783553">
                <text:p>0.0233972161783553</text:p>
              </table:table-cell>
              <table:table-cell office:value-type="float" office:value="0.0228221742260619">
                <text:p>0.0228221742260619</text:p>
              </table:table-cell>
              <table:table-cell office:value-type="float" office:value="0.0222896970533435">
                <text:p>0.0222896970533435</text:p>
              </table:table-cell>
              <table:table-cell office:value-type="float" office:value="0.0240472175379427">
                <text:p>0.0240472175379427</text:p>
              </table:table-cell>
              <table:table-cell office:value-type="float" office:value="0.0222290156345532">
                <text:p>0.0222290156345532</text:p>
              </table:table-cell>
              <table:table-cell office:value-type="float" office:value="0.0217012628828567">
                <text:p>0.0217012628828567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0.0221372509559267">
                <text:p>0.0221372509559267</text:p>
              </table:table-cell>
              <table:table-cell office:value-type="float" office:value="0.0229780720489819">
                <text:p>0.0229780720489819</text:p>
              </table:table-cell>
              <table:table-cell office:value-type="float" office:value="0.0325286314575266">
                <text:p>0.0325286314575266</text:p>
              </table:table-cell>
              <table:table-cell office:value-type="float" office:value="0.0192793931731985">
                <text:p>0.0192793931731985</text:p>
              </table:table-cell>
              <table:table-cell office:value-type="float" office:value="0.023006711409396">
                <text:p>0.023006711409396</text:p>
              </table:table-cell>
              <table:table-cell office:value-type="float" office:value="0.0222411986181733">
                <text:p>0.0222411986181733</text:p>
              </table:table-cell>
              <table:table-cell office:value-type="float" office:value="0.02178434206352">
                <text:p>0.02178434206352</text:p>
              </table:table-cell>
              <table:table-cell office:value-type="float" office:value="0.0200513097488523">
                <text:p>0.0200513097488523</text:p>
              </table:table-cell>
              <table:table-cell office:value-type="float" office:value="0.0213707679603633">
                <text:p>0.0213707679603633</text:p>
              </table:table-cell>
              <table:table-cell office:value-type="float" office:value="0.0205278592375367">
                <text:p>0.0205278592375367</text:p>
              </table:table-cell>
              <table:table-cell office:value-type="float" office:value="0.0227136033964267">
                <text:p>0.0227136033964267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0.0212057658377443">
                <text:p>0.0212057658377443</text:p>
              </table:table-cell>
              <table:table-cell office:value-type="float" office:value="0.0224276756448625">
                <text:p>0.0224276756448625</text:p>
              </table:table-cell>
              <table:table-cell office:value-type="float" office:value="0.0305438576367837">
                <text:p>0.0305438576367837</text:p>
              </table:table-cell>
              <table:table-cell office:value-type="float" office:value="0.0226489028213166">
                <text:p>0.0226489028213166</text:p>
              </table:table-cell>
              <table:table-cell office:value-type="float" office:value="0.0235597912895325">
                <text:p>0.0235597912895325</text:p>
              </table:table-cell>
              <table:table-cell office:value-type="float" office:value="0.021926231483177">
                <text:p>0.021926231483177</text:p>
              </table:table-cell>
              <table:table-cell office:value-type="float" office:value="0.021112174745453">
                <text:p>0.021112174745453</text:p>
              </table:table-cell>
              <table:table-cell office:value-type="float" office:value="0.0202171596056488">
                <text:p>0.0202171596056488</text:p>
              </table:table-cell>
              <table:table-cell office:value-type="float" office:value="0.0229472575228814">
                <text:p>0.0229472575228814</text:p>
              </table:table-cell>
              <table:table-cell office:value-type="float" office:value="0.0200151057401813">
                <text:p>0.0200151057401813</text:p>
              </table:table-cell>
              <table:table-cell office:value-type="float" office:value="0.0205608783831037">
                <text:p>0.0205608783831037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0.0229443590942489">
                <text:p>0.0229443590942489</text:p>
              </table:table-cell>
              <table:table-cell office:value-type="float" office:value="0.0239115682702954">
                <text:p>0.0239115682702954</text:p>
              </table:table-cell>
              <table:table-cell office:value-type="float" office:value="0.0311364815775817">
                <text:p>0.0311364815775817</text:p>
              </table:table-cell>
              <table:table-cell office:value-type="float" office:value="0.0237227692069153">
                <text:p>0.0237227692069153</text:p>
              </table:table-cell>
              <table:table-cell office:value-type="float" office:value="0.0256902249227161">
                <text:p>0.0256902249227161</text:p>
              </table:table-cell>
              <table:table-cell office:value-type="float" office:value="0.0220442240452507">
                <text:p>0.0220442240452507</text:p>
              </table:table-cell>
              <table:table-cell office:value-type="float" office:value="0.0203580761353203">
                <text:p>0.0203580761353203</text:p>
              </table:table-cell>
              <table:table-cell office:value-type="float" office:value="0.0209995942107399">
                <text:p>0.0209995942107399</text:p>
              </table:table-cell>
              <table:table-cell office:value-type="float" office:value="0.0232542775979388">
                <text:p>0.0232542775979388</text:p>
              </table:table-cell>
              <table:table-cell office:value-type="float" office:value="0.0224752517313166">
                <text:p>0.0224752517313166</text:p>
              </table:table-cell>
              <table:table-cell office:value-type="float" office:value="0.0230544507409102">
                <text:p>0.0230544507409102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.022788024592355">
                <text:p>0.022788024592355</text:p>
              </table:table-cell>
              <table:table-cell office:value-type="float" office:value="0.0219618024682576">
                <text:p>0.0219618024682576</text:p>
              </table:table-cell>
              <table:table-cell office:value-type="float" office:value="0.0293755068937551">
                <text:p>0.0293755068937551</text:p>
              </table:table-cell>
              <table:table-cell office:value-type="float" office:value="0.0210510141364474">
                <text:p>0.0210510141364474</text:p>
              </table:table-cell>
              <table:table-cell office:value-type="float" office:value="0.0257990089405102">
                <text:p>0.0257990089405102</text:p>
              </table:table-cell>
              <table:table-cell office:value-type="float" office:value="0.021571072319202">
                <text:p>0.021571072319202</text:p>
              </table:table-cell>
              <table:table-cell office:value-type="float" office:value="0.0206823064964103">
                <text:p>0.0206823064964103</text:p>
              </table:table-cell>
              <table:table-cell office:value-type="float" office:value="0.0211699903772771">
                <text:p>0.0211699903772771</text:p>
              </table:table-cell>
              <table:table-cell office:value-type="float" office:value="0.0227435880702212">
                <text:p>0.0227435880702212</text:p>
              </table:table-cell>
              <table:table-cell office:value-type="float" office:value="0.0235921166797504">
                <text:p>0.0235921166797504</text:p>
              </table:table-cell>
              <table:table-cell office:value-type="float" office:value="0.0224974633497778">
                <text:p>0.0224974633497778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0.0227198216510393">
                <text:p>0.0227198216510393</text:p>
              </table:table-cell>
              <table:table-cell office:value-type="float" office:value="0.0236021797410243">
                <text:p>0.0236021797410243</text:p>
              </table:table-cell>
              <table:table-cell office:value-type="float" office:value="0.0307991829439551">
                <text:p>0.0307991829439551</text:p>
              </table:table-cell>
              <table:table-cell office:value-type="float" office:value="0.0202419907160794">
                <text:p>0.0202419907160794</text:p>
              </table:table-cell>
              <table:table-cell office:value-type="float" office:value="0.0254228547854785">
                <text:p>0.0254228547854785</text:p>
              </table:table-cell>
              <table:table-cell office:value-type="float" office:value="0.0226878900072912">
                <text:p>0.0226878900072912</text:p>
              </table:table-cell>
              <table:table-cell office:value-type="float" office:value="0.0213781255964879">
                <text:p>0.0213781255964879</text:p>
              </table:table-cell>
              <table:table-cell office:value-type="float" office:value="0.0217527026582986">
                <text:p>0.0217527026582986</text:p>
              </table:table-cell>
              <table:table-cell office:value-type="float" office:value="0.0231414521261209">
                <text:p>0.0231414521261209</text:p>
              </table:table-cell>
              <table:table-cell office:value-type="float" office:value="0.0217673814165042">
                <text:p>0.0217673814165042</text:p>
              </table:table-cell>
              <table:table-cell office:value-type="float" office:value="0.0219408700451927">
                <text:p>0.0219408700451927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0.0184195525153199">
                <text:p>0.0184195525153199</text:p>
              </table:table-cell>
              <table:table-cell office:value-type="float" office:value="0.0178914228672349">
                <text:p>0.0178914228672349</text:p>
              </table:table-cell>
              <table:table-cell office:value-type="float" office:value="0.0243416015242437">
                <text:p>0.0243416015242437</text:p>
              </table:table-cell>
              <table:table-cell office:value-type="float" office:value="0.0186644545831605">
                <text:p>0.0186644545831605</text:p>
              </table:table-cell>
              <table:table-cell office:value-type="float" office:value="0.0205096333126165">
                <text:p>0.0205096333126165</text:p>
              </table:table-cell>
              <table:table-cell office:value-type="float" office:value="0.018168505831285">
                <text:p>0.018168505831285</text:p>
              </table:table-cell>
              <table:table-cell office:value-type="float" office:value="0.0185367144098862">
                <text:p>0.0185367144098862</text:p>
              </table:table-cell>
              <table:table-cell office:value-type="float" office:value="0.0184740108333034">
                <text:p>0.0184740108333034</text:p>
              </table:table-cell>
              <table:table-cell office:value-type="float" office:value="0.0190211732037487">
                <text:p>0.0190211732037487</text:p>
              </table:table-cell>
              <table:table-cell office:value-type="float" office:value="0.0187904485605892">
                <text:p>0.0187904485605892</text:p>
              </table:table-cell>
              <table:table-cell office:value-type="float" office:value="0.018439609336702">
                <text:p>0.01843960933670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0.0151338297444154">
                <text:p>0.0151338297444154</text:p>
              </table:table-cell>
              <table:table-cell office:value-type="float" office:value="0.0161084739803094">
                <text:p>0.0161084739803094</text:p>
              </table:table-cell>
              <table:table-cell office:value-type="float" office:value="0.0198152744435855">
                <text:p>0.0198152744435855</text:p>
              </table:table-cell>
              <table:table-cell office:value-type="float" office:value="0.0147707653942068">
                <text:p>0.0147707653942068</text:p>
              </table:table-cell>
              <table:table-cell office:value-type="float" office:value="0.0192733930808519">
                <text:p>0.0192733930808519</text:p>
              </table:table-cell>
              <table:table-cell office:value-type="float" office:value="0.0153333812501497">
                <text:p>0.0153333812501497</text:p>
              </table:table-cell>
              <table:table-cell office:value-type="float" office:value="0.0144178163015727">
                <text:p>0.0144178163015727</text:p>
              </table:table-cell>
              <table:table-cell office:value-type="float" office:value="0.0150957141122668">
                <text:p>0.0150957141122668</text:p>
              </table:table-cell>
              <table:table-cell office:value-type="float" office:value="0.0157840330788804">
                <text:p>0.0157840330788804</text:p>
              </table:table-cell>
              <table:table-cell office:value-type="float" office:value="0.0155127124944243">
                <text:p>0.0155127124944243</text:p>
              </table:table-cell>
              <table:table-cell office:value-type="float" office:value="0.0144149603913251">
                <text:p>0.0144149603913251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0.0190188785177907">
                <text:p>0.0190188785177907</text:p>
              </table:table-cell>
              <table:table-cell office:value-type="float" office:value="0.0198370794991703">
                <text:p>0.0198370794991703</text:p>
              </table:table-cell>
              <table:table-cell office:value-type="float" office:value="0.0232627497763197">
                <text:p>0.0232627497763197</text:p>
              </table:table-cell>
              <table:table-cell office:value-type="float" office:value="0.0200191418089009">
                <text:p>0.0200191418089009</text:p>
              </table:table-cell>
              <table:table-cell office:value-type="float" office:value="0.0226428493390145">
                <text:p>0.0226428493390145</text:p>
              </table:table-cell>
              <table:table-cell office:value-type="float" office:value="0.0182697974502931">
                <text:p>0.0182697974502931</text:p>
              </table:table-cell>
              <table:table-cell office:value-type="float" office:value="0.0169254049206972">
                <text:p>0.0169254049206972</text:p>
              </table:table-cell>
              <table:table-cell office:value-type="float" office:value="0.0205443555431327">
                <text:p>0.0205443555431327</text:p>
              </table:table-cell>
              <table:table-cell office:value-type="float" office:value="0.0229193428436211">
                <text:p>0.0229193428436211</text:p>
              </table:table-cell>
              <table:table-cell office:value-type="float" office:value="0.0182236299735323">
                <text:p>0.0182236299735323</text:p>
              </table:table-cell>
              <table:table-cell office:value-type="float" office:value="0.0201979323792355">
                <text:p>0.0201979323792355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0.0226426486867264">
                <text:p>0.0226426486867264</text:p>
              </table:table-cell>
              <table:table-cell office:value-type="float" office:value="0.0223543186526164">
                <text:p>0.0223543186526164</text:p>
              </table:table-cell>
              <table:table-cell office:value-type="float" office:value="0.0247832926135413">
                <text:p>0.0247832926135413</text:p>
              </table:table-cell>
              <table:table-cell office:value-type="float" office:value="0.0235612205484743">
                <text:p>0.0235612205484743</text:p>
              </table:table-cell>
              <table:table-cell office:value-type="float" office:value="0.0269084220207594">
                <text:p>0.0269084220207594</text:p>
              </table:table-cell>
              <table:table-cell office:value-type="float" office:value="0.019989163095414">
                <text:p>0.019989163095414</text:p>
              </table:table-cell>
              <table:table-cell office:value-type="float" office:value="0.0196415897799858">
                <text:p>0.0196415897799858</text:p>
              </table:table-cell>
              <table:table-cell office:value-type="float" office:value="0.0246323529411765">
                <text:p>0.0246323529411765</text:p>
              </table:table-cell>
              <table:table-cell office:value-type="float" office:value="0.0243312975603384">
                <text:p>0.0243312975603384</text:p>
              </table:table-cell>
              <table:table-cell office:value-type="float" office:value="0.0222964061984833">
                <text:p>0.0222964061984833</text:p>
              </table:table-cell>
              <table:table-cell office:value-type="float" office:value="0.0235053292863697">
                <text:p>0.0235053292863697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0.0259783513738551">
                <text:p>0.0259783513738551</text:p>
              </table:table-cell>
              <table:table-cell office:value-type="float" office:value="0.0249797825500943">
                <text:p>0.0249797825500943</text:p>
              </table:table-cell>
              <table:table-cell office:value-type="float" office:value="0.0275">
                <text:p>0.0275</text:p>
              </table:table-cell>
              <table:table-cell office:value-type="float" office:value="0.0286215844909174">
                <text:p>0.0286215844909174</text:p>
              </table:table-cell>
              <table:table-cell office:value-type="float" office:value="0.031831973216154">
                <text:p>0.031831973216154</text:p>
              </table:table-cell>
              <table:table-cell office:value-type="float" office:value="0.0235528312671226">
                <text:p>0.0235528312671226</text:p>
              </table:table-cell>
              <table:table-cell office:value-type="float" office:value="0.0224833291730557">
                <text:p>0.0224833291730557</text:p>
              </table:table-cell>
              <table:table-cell office:value-type="float" office:value="0.0264267077005419">
                <text:p>0.0264267077005419</text:p>
              </table:table-cell>
              <table:table-cell office:value-type="float" office:value="0.0286965616420447">
                <text:p>0.0286965616420447</text:p>
              </table:table-cell>
              <table:table-cell office:value-type="float" office:value="0.0234323432343234">
                <text:p>0.0234323432343234</text:p>
              </table:table-cell>
              <table:table-cell office:value-type="float" office:value="0.0265748031496063">
                <text:p>0.026574803149606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0.0289379375020933">
                <text:p>0.0289379375020933</text:p>
              </table:table-cell>
              <table:table-cell office:value-type="float" office:value="0.0261714720095564">
                <text:p>0.0261714720095564</text:p>
              </table:table-cell>
              <table:table-cell office:value-type="float" office:value="0.028276639792638">
                <text:p>0.028276639792638</text:p>
              </table:table-cell>
              <table:table-cell office:value-type="float" office:value="0.0290769230769231">
                <text:p>0.0290769230769231</text:p>
              </table:table-cell>
              <table:table-cell office:value-type="float" office:value="0.0325633832358879">
                <text:p>0.0325633832358879</text:p>
              </table:table-cell>
              <table:table-cell office:value-type="float" office:value="0.0241424254991409">
                <text:p>0.0241424254991409</text:p>
              </table:table-cell>
              <table:table-cell office:value-type="float" office:value="0.0241449049105876">
                <text:p>0.0241449049105876</text:p>
              </table:table-cell>
              <table:table-cell office:value-type="float" office:value="0.025403306780909">
                <text:p>0.025403306780909</text:p>
              </table:table-cell>
              <table:table-cell office:value-type="float" office:value="0.027988739033652">
                <text:p>0.027988739033652</text:p>
              </table:table-cell>
              <table:table-cell office:value-type="float" office:value="0.0242078737555253">
                <text:p>0.0242078737555253</text:p>
              </table:table-cell>
              <table:table-cell office:value-type="float" office:value="0.0250251291116426">
                <text:p>0.0250251291116426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0.0265054560150882">
                <text:p>0.0265054560150882</text:p>
              </table:table-cell>
              <table:table-cell office:value-type="float" office:value="0.0253194510175106">
                <text:p>0.0253194510175106</text:p>
              </table:table-cell>
              <table:table-cell office:value-type="float" office:value="0.0299528582855392">
                <text:p>0.0299528582855392</text:p>
              </table:table-cell>
              <table:table-cell office:value-type="float" office:value="0.0293362384250253">
                <text:p>0.0293362384250253</text:p>
              </table:table-cell>
              <table:table-cell office:value-type="float" office:value="0.0330552577211747">
                <text:p>0.0330552577211747</text:p>
              </table:table-cell>
              <table:table-cell office:value-type="float" office:value="0.0243737507334003">
                <text:p>0.0243737507334003</text:p>
              </table:table-cell>
              <table:table-cell office:value-type="float" office:value="0.023658292891807">
                <text:p>0.023658292891807</text:p>
              </table:table-cell>
              <table:table-cell office:value-type="float" office:value="0.0256297399783315">
                <text:p>0.0256297399783315</text:p>
              </table:table-cell>
              <table:table-cell office:value-type="float" office:value="0.0273752540816996">
                <text:p>0.0273752540816996</text:p>
              </table:table-cell>
              <table:table-cell office:value-type="float" office:value="0.0246979534807266">
                <text:p>0.0246979534807266</text:p>
              </table:table-cell>
              <table:table-cell office:value-type="float" office:value="0.026198855355302">
                <text:p>0.026198855355302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0.0249329492400914">
                <text:p>0.0249329492400914</text:p>
              </table:table-cell>
              <table:table-cell office:value-type="float" office:value="0.0233819711753648">
                <text:p>0.0233819711753648</text:p>
              </table:table-cell>
              <table:table-cell office:value-type="float" office:value="0.02485427050773">
                <text:p>0.02485427050773</text:p>
              </table:table-cell>
              <table:table-cell office:value-type="float" office:value="0.0281257031425786">
                <text:p>0.0281257031425786</text:p>
              </table:table-cell>
              <table:table-cell office:value-type="float" office:value="0.0270725388601036">
                <text:p>0.0270725388601036</text:p>
              </table:table-cell>
              <table:table-cell office:value-type="float" office:value="0.0214397329011094">
                <text:p>0.0214397329011094</text:p>
              </table:table-cell>
              <table:table-cell office:value-type="float" office:value="0.0227920726267733">
                <text:p>0.0227920726267733</text:p>
              </table:table-cell>
              <table:table-cell office:value-type="float" office:value="0.0239960172585463">
                <text:p>0.0239960172585463</text:p>
              </table:table-cell>
              <table:table-cell office:value-type="float" office:value="0.0274213508760503">
                <text:p>0.0274213508760503</text:p>
              </table:table-cell>
              <table:table-cell office:value-type="float" office:value="0.0260410218315381">
                <text:p>0.0260410218315381</text:p>
              </table:table-cell>
              <table:table-cell office:value-type="float" office:value="0.0242270899764314">
                <text:p>0.0242270899764314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0.020929098760273">
                <text:p>0.020929098760273</text:p>
              </table:table-cell>
              <table:table-cell office:value-type="float" office:value="0.018919691340383">
                <text:p>0.018919691340383</text:p>
              </table:table-cell>
              <table:table-cell office:value-type="float" office:value="0.0209688025133338">
                <text:p>0.0209688025133338</text:p>
              </table:table-cell>
              <table:table-cell office:value-type="float" office:value="0.02448">
                <text:p>0.02448</text:p>
              </table:table-cell>
              <table:table-cell office:value-type="float" office:value="0.0248454033255462">
                <text:p>0.0248454033255462</text:p>
              </table:table-cell>
              <table:table-cell office:value-type="float" office:value="0.0183350676378772">
                <text:p>0.0183350676378772</text:p>
              </table:table-cell>
              <table:table-cell office:value-type="float" office:value="0.0173869196578643">
                <text:p>0.0173869196578643</text:p>
              </table:table-cell>
              <table:table-cell office:value-type="float" office:value="0.0196369287278378">
                <text:p>0.0196369287278378</text:p>
              </table:table-cell>
              <table:table-cell office:value-type="float" office:value="0.0229408133872848">
                <text:p>0.0229408133872848</text:p>
              </table:table-cell>
              <table:table-cell office:value-type="float" office:value="0.0192722255755799">
                <text:p>0.0192722255755799</text:p>
              </table:table-cell>
              <table:table-cell office:value-type="float" office:value="0.0207170419211029">
                <text:p>0.0207170419211029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0.0231113826104663">
                <text:p>0.0231113826104663</text:p>
              </table:table-cell>
              <table:table-cell office:value-type="float" office:value="0.020249908122014">
                <text:p>0.020249908122014</text:p>
              </table:table-cell>
              <table:table-cell office:value-type="float" office:value="0.0232720178372352">
                <text:p>0.0232720178372352</text:p>
              </table:table-cell>
              <table:table-cell office:value-type="float" office:value="0.023359802636651">
                <text:p>0.023359802636651</text:p>
              </table:table-cell>
              <table:table-cell office:value-type="float" office:value="0.0254581946865262">
                <text:p>0.0254581946865262</text:p>
              </table:table-cell>
              <table:table-cell office:value-type="float" office:value="0.0185671869357621">
                <text:p>0.0185671869357621</text:p>
              </table:table-cell>
              <table:table-cell office:value-type="float" office:value="0.0185452186137044">
                <text:p>0.0185452186137044</text:p>
              </table:table-cell>
              <table:table-cell office:value-type="float" office:value="0.0217050565626278">
                <text:p>0.0217050565626278</text:p>
              </table:table-cell>
              <table:table-cell office:value-type="float" office:value="0.0223905169575239">
                <text:p>0.0223905169575239</text:p>
              </table:table-cell>
              <table:table-cell office:value-type="float" office:value="0.0165420443627553">
                <text:p>0.0165420443627553</text:p>
              </table:table-cell>
              <table:table-cell office:value-type="float" office:value="0.019945052984622">
                <text:p>0.019945052984622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0.0203972447000602">
                <text:p>0.0203972447000602</text:p>
              </table:table-cell>
              <table:table-cell office:value-type="float" office:value="0.0195351361128697">
                <text:p>0.0195351361128697</text:p>
              </table:table-cell>
              <table:table-cell office:value-type="float" office:value="0.0233652771663675">
                <text:p>0.0233652771663675</text:p>
              </table:table-cell>
              <table:table-cell office:value-type="float" office:value="0.0259847236782986">
                <text:p>0.0259847236782986</text:p>
              </table:table-cell>
              <table:table-cell office:value-type="float" office:value="0.0255192107995846">
                <text:p>0.0255192107995846</text:p>
              </table:table-cell>
              <table:table-cell office:value-type="float" office:value="0.0181946860900593">
                <text:p>0.0181946860900593</text:p>
              </table:table-cell>
              <table:table-cell office:value-type="float" office:value="0.0191285866099894">
                <text:p>0.0191285866099894</text:p>
              </table:table-cell>
              <table:table-cell office:value-type="float" office:value="0.0205969453964662">
                <text:p>0.0205969453964662</text:p>
              </table:table-cell>
              <table:table-cell office:value-type="float" office:value="0.0242693446633192">
                <text:p>0.0242693446633192</text:p>
              </table:table-cell>
              <table:table-cell office:value-type="float" office:value="0.017507892902538">
                <text:p>0.017507892902538</text:p>
              </table:table-cell>
              <table:table-cell office:value-type="float" office:value="0.0205433829973707">
                <text:p>0.0205433829973707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0.0190088483665848">
                <text:p>0.0190088483665848</text:p>
              </table:table-cell>
              <table:table-cell office:value-type="float" office:value="0.0205520524795115">
                <text:p>0.0205520524795115</text:p>
              </table:table-cell>
              <table:table-cell office:value-type="float" office:value="0.0241659394508962">
                <text:p>0.0241659394508962</text:p>
              </table:table-cell>
              <table:table-cell office:value-type="float" office:value="0.0242015021622032">
                <text:p>0.0242015021622032</text:p>
              </table:table-cell>
              <table:table-cell office:value-type="float" office:value="0.0240299649178339">
                <text:p>0.0240299649178339</text:p>
              </table:table-cell>
              <table:table-cell office:value-type="float" office:value="0.0184858106767216">
                <text:p>0.0184858106767216</text:p>
              </table:table-cell>
              <table:table-cell office:value-type="float" office:value="0.0191889676798632">
                <text:p>0.0191889676798632</text:p>
              </table:table-cell>
              <table:table-cell office:value-type="float" office:value="0.0216561370316565">
                <text:p>0.0216561370316565</text:p>
              </table:table-cell>
              <table:table-cell office:value-type="float" office:value="0.0259821311260018">
                <text:p>0.0259821311260018</text:p>
              </table:table-cell>
              <table:table-cell office:value-type="float" office:value="0.0193860386879731">
                <text:p>0.0193860386879731</text:p>
              </table:table-cell>
              <table:table-cell office:value-type="float" office:value="0.0199183558558559">
                <text:p>0.0199183558558559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0.0193846881226571">
                <text:p>0.0193846881226571</text:p>
              </table:table-cell>
              <table:table-cell office:value-type="float" office:value="0.0190992906501457">
                <text:p>0.0190992906501457</text:p>
              </table:table-cell>
              <table:table-cell office:value-type="float" office:value="0.0227054794520548">
                <text:p>0.0227054794520548</text:p>
              </table:table-cell>
              <table:table-cell office:value-type="float" office:value="0.0281378679274058">
                <text:p>0.0281378679274058</text:p>
              </table:table-cell>
              <table:table-cell office:value-type="float" office:value="0.0228117830111554">
                <text:p>0.0228117830111554</text:p>
              </table:table-cell>
              <table:table-cell office:value-type="float" office:value="0.0187937587517503">
                <text:p>0.0187937587517503</text:p>
              </table:table-cell>
              <table:table-cell office:value-type="float" office:value="0.0171247015742519">
                <text:p>0.0171247015742519</text:p>
              </table:table-cell>
              <table:table-cell office:value-type="float" office:value="0.0197022767075306">
                <text:p>0.0197022767075306</text:p>
              </table:table-cell>
              <table:table-cell office:value-type="float" office:value="0.0224810754372227">
                <text:p>0.0224810754372227</text:p>
              </table:table-cell>
              <table:table-cell office:value-type="float" office:value="0.0183892673548711">
                <text:p>0.0183892673548711</text:p>
              </table:table-cell>
              <table:table-cell office:value-type="float" office:value="0.0201445379324791">
                <text:p>0.0201445379324791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0.0180345460209768">
                <text:p>0.0180345460209768</text:p>
              </table:table-cell>
              <table:table-cell office:value-type="float" office:value="0.0170236647647554">
                <text:p>0.0170236647647554</text:p>
              </table:table-cell>
              <table:table-cell office:value-type="float" office:value="0.0210376961883408">
                <text:p>0.0210376961883408</text:p>
              </table:table-cell>
              <table:table-cell office:value-type="float" office:value="0.0196048043394033">
                <text:p>0.0196048043394033</text:p>
              </table:table-cell>
              <table:table-cell office:value-type="float" office:value="0.021166144871692">
                <text:p>0.021166144871692</text:p>
              </table:table-cell>
              <table:table-cell office:value-type="float" office:value="0.0167255762786102">
                <text:p>0.0167255762786102</text:p>
              </table:table-cell>
              <table:table-cell office:value-type="float" office:value="0.0177635991226957">
                <text:p>0.0177635991226957</text:p>
              </table:table-cell>
              <table:table-cell office:value-type="float" office:value="0.0197732300884956">
                <text:p>0.0197732300884956</text:p>
              </table:table-cell>
              <table:table-cell office:value-type="float" office:value="0.0197924609621059">
                <text:p>0.0197924609621059</text:p>
              </table:table-cell>
              <table:table-cell office:value-type="float" office:value="0.0159094776246384">
                <text:p>0.0159094776246384</text:p>
              </table:table-cell>
              <table:table-cell office:value-type="float" office:value="0.0185046261565391">
                <text:p>0.0185046261565391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0.0182423435419441">
                <text:p>0.0182423435419441</text:p>
              </table:table-cell>
              <table:table-cell office:value-type="float" office:value="0.0179901871706342">
                <text:p>0.0179901871706342</text:p>
              </table:table-cell>
              <table:table-cell office:value-type="float" office:value="0.0198832201283557">
                <text:p>0.0198832201283557</text:p>
              </table:table-cell>
              <table:table-cell office:value-type="float" office:value="0.022070534698521">
                <text:p>0.022070534698521</text:p>
              </table:table-cell>
              <table:table-cell office:value-type="float" office:value="0.0198416831580044">
                <text:p>0.0198416831580044</text:p>
              </table:table-cell>
              <table:table-cell office:value-type="float" office:value="0.0165980836219742">
                <text:p>0.0165980836219742</text:p>
              </table:table-cell>
              <table:table-cell office:value-type="float" office:value="0.0172620940669282">
                <text:p>0.0172620940669282</text:p>
              </table:table-cell>
              <table:table-cell office:value-type="float" office:value="0.0174565268574888">
                <text:p>0.0174565268574888</text:p>
              </table:table-cell>
              <table:table-cell office:value-type="float" office:value="0.0191074551460587">
                <text:p>0.0191074551460587</text:p>
              </table:table-cell>
              <table:table-cell office:value-type="float" office:value="0.0142769230769231">
                <text:p>0.0142769230769231</text:p>
              </table:table-cell>
              <table:table-cell office:value-type="float" office:value="0.0170006283599805">
                <text:p>0.0170006283599805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0.0167275794208603">
                <text:p>0.0167275794208603</text:p>
              </table:table-cell>
              <table:table-cell office:value-type="float" office:value="0.0161305864441404">
                <text:p>0.0161305864441404</text:p>
              </table:table-cell>
              <table:table-cell office:value-type="float" office:value="0.0194266589057043">
                <text:p>0.0194266589057043</text:p>
              </table:table-cell>
              <table:table-cell office:value-type="float" office:value="0.0207854026180087">
                <text:p>0.0207854026180087</text:p>
              </table:table-cell>
              <table:table-cell office:value-type="float" office:value="0.0191384920853786">
                <text:p>0.0191384920853786</text:p>
              </table:table-cell>
              <table:table-cell office:value-type="float" office:value="0.0156073593978674">
                <text:p>0.0156073593978674</text:p>
              </table:table-cell>
              <table:table-cell office:value-type="float" office:value="0.0153275462745024">
                <text:p>0.0153275462745024</text:p>
              </table:table-cell>
              <table:table-cell office:value-type="float" office:value="0.0190540158371041">
                <text:p>0.0190540158371041</text:p>
              </table:table-cell>
              <table:table-cell office:value-type="float" office:value="0.0191687812907208">
                <text:p>0.0191687812907208</text:p>
              </table:table-cell>
              <table:table-cell office:value-type="float" office:value="0.0154497446864226">
                <text:p>0.0154497446864226</text:p>
              </table:table-cell>
              <table:table-cell office:value-type="float" office:value="0.0181472648680876">
                <text:p>0.0181472648680876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0.0139021881760471">
                <text:p>0.0139021881760471</text:p>
              </table:table-cell>
              <table:table-cell office:value-type="float" office:value="0.0142012520287503">
                <text:p>0.0142012520287503</text:p>
              </table:table-cell>
              <table:table-cell office:value-type="float" office:value="0.016789336848658">
                <text:p>0.016789336848658</text:p>
              </table:table-cell>
              <table:table-cell office:value-type="float" office:value="0.0168133872630661">
                <text:p>0.0168133872630661</text:p>
              </table:table-cell>
              <table:table-cell office:value-type="float" office:value="0.0176198007713866">
                <text:p>0.0176198007713866</text:p>
              </table:table-cell>
              <table:table-cell office:value-type="float" office:value="0.0137193838902449">
                <text:p>0.0137193838902449</text:p>
              </table:table-cell>
              <table:table-cell office:value-type="float" office:value="0.0136032662891117">
                <text:p>0.0136032662891117</text:p>
              </table:table-cell>
              <table:table-cell office:value-type="float" office:value="0.0136122653675312">
                <text:p>0.0136122653675312</text:p>
              </table:table-cell>
              <table:table-cell office:value-type="float" office:value="0.0165909403827619">
                <text:p>0.0165909403827619</text:p>
              </table:table-cell>
              <table:table-cell office:value-type="float" office:value="0.0122823178488398">
                <text:p>0.0122823178488398</text:p>
              </table:table-cell>
              <table:table-cell office:value-type="float" office:value="0.0152744982290437">
                <text:p>0.0152744982290437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0.0145746164574616">
                <text:p>0.0145746164574616</text:p>
              </table:table-cell>
              <table:table-cell office:value-type="float" office:value="0.0147461435341654">
                <text:p>0.0147461435341654</text:p>
              </table:table-cell>
              <table:table-cell office:value-type="float" office:value="0.0188786272667648">
                <text:p>0.0188786272667648</text:p>
              </table:table-cell>
              <table:table-cell office:value-type="float" office:value="0.0178641079647398">
                <text:p>0.0178641079647398</text:p>
              </table:table-cell>
              <table:table-cell office:value-type="float" office:value="0.0160536752322486">
                <text:p>0.0160536752322486</text:p>
              </table:table-cell>
              <table:table-cell office:value-type="float" office:value="0.0148923013500979">
                <text:p>0.0148923013500979</text:p>
              </table:table-cell>
              <table:table-cell office:value-type="float" office:value="0.0150313229788338">
                <text:p>0.0150313229788338</text:p>
              </table:table-cell>
              <table:table-cell office:value-type="float" office:value="0.0159365322384217">
                <text:p>0.0159365322384217</text:p>
              </table:table-cell>
              <table:table-cell office:value-type="float" office:value="0.0176412826329868">
                <text:p>0.0176412826329868</text:p>
              </table:table-cell>
              <table:table-cell office:value-type="float" office:value="0.0122876606018798">
                <text:p>0.0122876606018798</text:p>
              </table:table-cell>
              <table:table-cell office:value-type="float" office:value="0.0155792517621543">
                <text:p>0.0155792517621543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0.014626334519573">
                <text:p>0.014626334519573</text:p>
              </table:table-cell>
              <table:table-cell office:value-type="float" office:value="0.014798950374315">
                <text:p>0.014798950374315</text:p>
              </table:table-cell>
              <table:table-cell office:value-type="float" office:value="0.0192224388130821">
                <text:p>0.0192224388130821</text:p>
              </table:table-cell>
              <table:table-cell office:value-type="float" office:value="0.017454954954955">
                <text:p>0.017454954954955</text:p>
              </table:table-cell>
              <table:table-cell office:value-type="float" office:value="0.0143490664632941">
                <text:p>0.0143490664632941</text:p>
              </table:table-cell>
              <table:table-cell office:value-type="float" office:value="0.0147483033157459">
                <text:p>0.0147483033157459</text:p>
              </table:table-cell>
              <table:table-cell office:value-type="float" office:value="0.0144075437673755">
                <text:p>0.0144075437673755</text:p>
              </table:table-cell>
              <table:table-cell office:value-type="float" office:value="0.0168040358107148">
                <text:p>0.0168040358107148</text:p>
              </table:table-cell>
              <table:table-cell office:value-type="float" office:value="0.0153733783172759">
                <text:p>0.0153733783172759</text:p>
              </table:table-cell>
              <table:table-cell office:value-type="float" office:value="0.0144205558468799">
                <text:p>0.0144205558468799</text:p>
              </table:table-cell>
              <table:table-cell office:value-type="float" office:value="0.0142203030190224">
                <text:p>0.0142203030190224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0.0143564893501609">
                <text:p>0.0143564893501609</text:p>
              </table:table-cell>
              <table:table-cell office:value-type="float" office:value="0.0125296109947336">
                <text:p>0.0125296109947336</text:p>
              </table:table-cell>
              <table:table-cell office:value-type="float" office:value="0.0164577957980096">
                <text:p>0.0164577957980096</text:p>
              </table:table-cell>
              <table:table-cell office:value-type="float" office:value="0.0170808710434712">
                <text:p>0.0170808710434712</text:p>
              </table:table-cell>
              <table:table-cell office:value-type="float" office:value="0.0156307832474447">
                <text:p>0.0156307832474447</text:p>
              </table:table-cell>
              <table:table-cell office:value-type="float" office:value="0.0134291900886391">
                <text:p>0.0134291900886391</text:p>
              </table:table-cell>
              <table:table-cell office:value-type="float" office:value="0.0133786366532172">
                <text:p>0.0133786366532172</text:p>
              </table:table-cell>
              <table:table-cell office:value-type="float" office:value="0.0151537122969838">
                <text:p>0.0151537122969838</text:p>
              </table:table-cell>
              <table:table-cell office:value-type="float" office:value="0.0155801414466774">
                <text:p>0.0155801414466774</text:p>
              </table:table-cell>
              <table:table-cell office:value-type="float" office:value="0.0104935526900845">
                <text:p>0.0104935526900845</text:p>
              </table:table-cell>
              <table:table-cell office:value-type="float" office:value="0.0144721588571856">
                <text:p>0.014472158857185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.0131359314899485">
                <text:p>0.0131359314899485</text:p>
              </table:table-cell>
              <table:table-cell office:value-type="float" office:value="0.0131633234444685">
                <text:p>0.0131633234444685</text:p>
              </table:table-cell>
              <table:table-cell office:value-type="float" office:value="0.0157254916539648">
                <text:p>0.0157254916539648</text:p>
              </table:table-cell>
              <table:table-cell office:value-type="float" office:value="0.0152771006013327">
                <text:p>0.0152771006013327</text:p>
              </table:table-cell>
              <table:table-cell office:value-type="float" office:value="0.0132936905000143">
                <text:p>0.0132936905000143</text:p>
              </table:table-cell>
              <table:table-cell office:value-type="float" office:value="0.0122394441475147">
                <text:p>0.0122394441475147</text:p>
              </table:table-cell>
              <table:table-cell office:value-type="float" office:value="0.0114752204551581">
                <text:p>0.0114752204551581</text:p>
              </table:table-cell>
              <table:table-cell office:value-type="float" office:value="0.013081290879034">
                <text:p>0.013081290879034</text:p>
              </table:table-cell>
              <table:table-cell office:value-type="float" office:value="0.0143734990817912">
                <text:p>0.0143734990817912</text:p>
              </table:table-cell>
              <table:table-cell office:value-type="float" office:value="0.0121880955546692">
                <text:p>0.0121880955546692</text:p>
              </table:table-cell>
              <table:table-cell office:value-type="float" office:value="0.0118699988623004">
                <text:p>0.0118699988623004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.0136615910061193">
                <text:p>0.0136615910061193</text:p>
              </table:table-cell>
              <table:table-cell office:value-type="float" office:value="0.0129221959995357">
                <text:p>0.0129221959995357</text:p>
              </table:table-cell>
              <table:table-cell office:value-type="float" office:value="0.0158601655933763">
                <text:p>0.0158601655933763</text:p>
              </table:table-cell>
              <table:table-cell office:value-type="float" office:value="0.0159870811465482">
                <text:p>0.0159870811465482</text:p>
              </table:table-cell>
              <table:table-cell office:value-type="float" office:value="0.0139586035756585">
                <text:p>0.0139586035756585</text:p>
              </table:table-cell>
              <table:table-cell office:value-type="float" office:value="0.0130755570588981">
                <text:p>0.0130755570588981</text:p>
              </table:table-cell>
              <table:table-cell office:value-type="float" office:value="0.0121928022521494">
                <text:p>0.0121928022521494</text:p>
              </table:table-cell>
              <table:table-cell office:value-type="float" office:value="0.013658466819222">
                <text:p>0.013658466819222</text:p>
              </table:table-cell>
              <table:table-cell office:value-type="float" office:value="0.0139129230982211">
                <text:p>0.0139129230982211</text:p>
              </table:table-cell>
              <table:table-cell office:value-type="float" office:value="0.00945047252362618">
                <text:p>0.00945047252362618</text:p>
              </table:table-cell>
              <table:table-cell office:value-type="float" office:value="0.0115697544226319">
                <text:p>0.0115697544226319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0.0131322227224974">
                <text:p>0.0131322227224974</text:p>
              </table:table-cell>
              <table:table-cell office:value-type="float" office:value="0.014451813641202">
                <text:p>0.014451813641202</text:p>
              </table:table-cell>
              <table:table-cell office:value-type="float" office:value="0.0167798329821275">
                <text:p>0.0167798329821275</text:p>
              </table:table-cell>
              <table:table-cell office:value-type="float" office:value="0.0139589640094181">
                <text:p>0.0139589640094181</text:p>
              </table:table-cell>
              <table:table-cell office:value-type="float" office:value="0.0142848639961907">
                <text:p>0.0142848639961907</text:p>
              </table:table-cell>
              <table:table-cell office:value-type="float" office:value="0.0140673806336457">
                <text:p>0.0140673806336457</text:p>
              </table:table-cell>
              <table:table-cell office:value-type="float" office:value="0.0130283381364073">
                <text:p>0.0130283381364073</text:p>
              </table:table-cell>
              <table:table-cell office:value-type="float" office:value="0.0125192098654372">
                <text:p>0.0125192098654372</text:p>
              </table:table-cell>
              <table:table-cell office:value-type="float" office:value="0.0143352179463797">
                <text:p>0.0143352179463797</text:p>
              </table:table-cell>
              <table:table-cell office:value-type="float" office:value="0.0117602961158225">
                <text:p>0.0117602961158225</text:p>
              </table:table-cell>
              <table:table-cell office:value-type="float" office:value="0.0132966168371361">
                <text:p>0.0132966168371361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.014617177959516">
                <text:p>0.014617177959516</text:p>
              </table:table-cell>
              <table:table-cell office:value-type="float" office:value="0.014346042714837">
                <text:p>0.014346042714837</text:p>
              </table:table-cell>
              <table:table-cell office:value-type="float" office:value="0.0176699668688121">
                <text:p>0.0176699668688121</text:p>
              </table:table-cell>
              <table:table-cell office:value-type="float" office:value="0.0169310429851237">
                <text:p>0.0169310429851237</text:p>
              </table:table-cell>
              <table:table-cell office:value-type="float" office:value="0.0149704993101829">
                <text:p>0.0149704993101829</text:p>
              </table:table-cell>
              <table:table-cell office:value-type="float" office:value="0.0142169202145124">
                <text:p>0.0142169202145124</text:p>
              </table:table-cell>
              <table:table-cell office:value-type="float" office:value="0.0129561182761875">
                <text:p>0.0129561182761875</text:p>
              </table:table-cell>
              <table:table-cell office:value-type="float" office:value="0.0156366067449116">
                <text:p>0.0156366067449116</text:p>
              </table:table-cell>
              <table:table-cell office:value-type="float" office:value="0.0161330799842254">
                <text:p>0.0161330799842254</text:p>
              </table:table-cell>
              <table:table-cell office:value-type="float" office:value="0.0124697391860412">
                <text:p>0.0124697391860412</text:p>
              </table:table-cell>
              <table:table-cell office:value-type="float" office:value="0.0114533656477211">
                <text:p>0.0114533656477211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.0151927190978643">
                <text:p>0.0151927190978643</text:p>
              </table:table-cell>
              <table:table-cell office:value-type="float" office:value="0.0150166742309134">
                <text:p>0.0150166742309134</text:p>
              </table:table-cell>
              <table:table-cell office:value-type="float" office:value="0.0197501309194284">
                <text:p>0.0197501309194284</text:p>
              </table:table-cell>
              <table:table-cell office:value-type="float" office:value="0.0172497965825875">
                <text:p>0.0172497965825875</text:p>
              </table:table-cell>
              <table:table-cell office:value-type="float" office:value="0.0171635823623486">
                <text:p>0.0171635823623486</text:p>
              </table:table-cell>
              <table:table-cell office:value-type="float" office:value="0.015689477303989">
                <text:p>0.015689477303989</text:p>
              </table:table-cell>
              <table:table-cell office:value-type="float" office:value="0.0148670099500561">
                <text:p>0.0148670099500561</text:p>
              </table:table-cell>
              <table:table-cell office:value-type="float" office:value="0.0164017892861039">
                <text:p>0.0164017892861039</text:p>
              </table:table-cell>
              <table:table-cell office:value-type="float" office:value="0.0160575661975825">
                <text:p>0.0160575661975825</text:p>
              </table:table-cell>
              <table:table-cell office:value-type="float" office:value="0.0119111830276879">
                <text:p>0.0119111830276879</text:p>
              </table:table-cell>
              <table:table-cell office:value-type="float" office:value="0.015054415835577">
                <text:p>0.015054415835577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.0161746287350152">
                <text:p>0.0161746287350152</text:p>
              </table:table-cell>
              <table:table-cell office:value-type="float" office:value="0.0152483440492609">
                <text:p>0.0152483440492609</text:p>
              </table:table-cell>
              <table:table-cell office:value-type="float" office:value="0.020317273363024">
                <text:p>0.020317273363024</text:p>
              </table:table-cell>
              <table:table-cell office:value-type="float" office:value="0.0181544315839543">
                <text:p>0.0181544315839543</text:p>
              </table:table-cell>
              <table:table-cell office:value-type="float" office:value="0.0159245560041788">
                <text:p>0.0159245560041788</text:p>
              </table:table-cell>
              <table:table-cell office:value-type="float" office:value="0.016346417498049">
                <text:p>0.016346417498049</text:p>
              </table:table-cell>
              <table:table-cell office:value-type="float" office:value="0.015762151958471">
                <text:p>0.015762151958471</text:p>
              </table:table-cell>
              <table:table-cell office:value-type="float" office:value="0.0178513818690182">
                <text:p>0.0178513818690182</text:p>
              </table:table-cell>
              <table:table-cell office:value-type="float" office:value="0.018558346052449">
                <text:p>0.018558346052449</text:p>
              </table:table-cell>
              <table:table-cell office:value-type="float" office:value="0.0117866004962779">
                <text:p>0.0117866004962779</text:p>
              </table:table-cell>
              <table:table-cell office:value-type="float" office:value="0.0138920092863027">
                <text:p>0.013892009286302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0.0160131536619366">
                <text:p>0.0160131536619366</text:p>
              </table:table-cell>
              <table:table-cell office:value-type="float" office:value="0.0177274668944895">
                <text:p>0.0177274668944895</text:p>
              </table:table-cell>
              <table:table-cell office:value-type="float" office:value="0.0194870086608927">
                <text:p>0.0194870086608927</text:p>
              </table:table-cell>
              <table:table-cell office:value-type="float" office:value="0.0172952197934182">
                <text:p>0.0172952197934182</text:p>
              </table:table-cell>
              <table:table-cell office:value-type="float" office:value="0.016160640745264">
                <text:p>0.016160640745264</text:p>
              </table:table-cell>
              <table:table-cell office:value-type="float" office:value="0.0167838823964888">
                <text:p>0.0167838823964888</text:p>
              </table:table-cell>
              <table:table-cell office:value-type="float" office:value="0.0160110134650926">
                <text:p>0.0160110134650926</text:p>
              </table:table-cell>
              <table:table-cell office:value-type="float" office:value="0.0175665017566502">
                <text:p>0.0175665017566502</text:p>
              </table:table-cell>
              <table:table-cell office:value-type="float" office:value="0.0193187772925764">
                <text:p>0.0193187772925764</text:p>
              </table:table-cell>
              <table:table-cell office:value-type="float" office:value="0.0133874782453479">
                <text:p>0.0133874782453479</text:p>
              </table:table-cell>
              <table:table-cell office:value-type="float" office:value="0.013756252842201">
                <text:p>0.013756252842201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0.0162353939300451">
                <text:p>0.0162353939300451</text:p>
              </table:table-cell>
              <table:table-cell office:value-type="float" office:value="0.0158013544018059">
                <text:p>0.0158013544018059</text:p>
              </table:table-cell>
              <table:table-cell office:value-type="float" office:value="0.0187078922040424">
                <text:p>0.0187078922040424</text:p>
              </table:table-cell>
              <table:table-cell office:value-type="float" office:value="0.016163886247731">
                <text:p>0.016163886247731</text:p>
              </table:table-cell>
              <table:table-cell office:value-type="float" office:value="0.0137183012526734">
                <text:p>0.0137183012526734</text:p>
              </table:table-cell>
              <table:table-cell office:value-type="float" office:value="0.0149463187559186">
                <text:p>0.0149463187559186</text:p>
              </table:table-cell>
              <table:table-cell office:value-type="float" office:value="0.0144433094994893">
                <text:p>0.0144433094994893</text:p>
              </table:table-cell>
              <table:table-cell office:value-type="float" office:value="0.0161154170823421">
                <text:p>0.0161154170823421</text:p>
              </table:table-cell>
              <table:table-cell office:value-type="float" office:value="0.0144943653618031">
                <text:p>0.0144943653618031</text:p>
              </table:table-cell>
              <table:table-cell office:value-type="float" office:value="0.0129084500333429">
                <text:p>0.0129084500333429</text:p>
              </table:table-cell>
              <table:table-cell office:value-type="float" office:value="0.0131054131054131">
                <text:p>0.0131054131054131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0.0160948750529437">
                <text:p>0.0160948750529437</text:p>
              </table:table-cell>
              <table:table-cell office:value-type="float" office:value="0.0157939522238134">
                <text:p>0.0157939522238134</text:p>
              </table:table-cell>
              <table:table-cell office:value-type="float" office:value="0.0193080290220064">
                <text:p>0.0193080290220064</text:p>
              </table:table-cell>
              <table:table-cell office:value-type="float" office:value="0.0163359562093739">
                <text:p>0.0163359562093739</text:p>
              </table:table-cell>
              <table:table-cell office:value-type="float" office:value="0.0155412324558762">
                <text:p>0.0155412324558762</text:p>
              </table:table-cell>
              <table:table-cell office:value-type="float" office:value="0.0149036344544931">
                <text:p>0.0149036344544931</text:p>
              </table:table-cell>
              <table:table-cell office:value-type="float" office:value="0.0155760089005765">
                <text:p>0.0155760089005765</text:p>
              </table:table-cell>
              <table:table-cell office:value-type="float" office:value="0.0152732812797562">
                <text:p>0.0152732812797562</text:p>
              </table:table-cell>
              <table:table-cell office:value-type="float" office:value="0.0179344007691454">
                <text:p>0.0179344007691454</text:p>
              </table:table-cell>
              <table:table-cell office:value-type="float" office:value="0.0122777307366638">
                <text:p>0.0122777307366638</text:p>
              </table:table-cell>
              <table:table-cell office:value-type="float" office:value="0.0144003872373039">
                <text:p>0.0144003872373039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0.0158312413960645">
                <text:p>0.0158312413960645</text:p>
              </table:table-cell>
              <table:table-cell office:value-type="float" office:value="0.0161106233538191">
                <text:p>0.0161106233538191</text:p>
              </table:table-cell>
              <table:table-cell office:value-type="float" office:value="0.0203769740193581">
                <text:p>0.0203769740193581</text:p>
              </table:table-cell>
              <table:table-cell office:value-type="float" office:value="0.0147618185111393">
                <text:p>0.0147618185111393</text:p>
              </table:table-cell>
              <table:table-cell office:value-type="float" office:value="0.0161497052037939">
                <text:p>0.0161497052037939</text:p>
              </table:table-cell>
              <table:table-cell office:value-type="float" office:value="0.0168047224602495">
                <text:p>0.0168047224602495</text:p>
              </table:table-cell>
              <table:table-cell office:value-type="float" office:value="0.0159774030790461">
                <text:p>0.0159774030790461</text:p>
              </table:table-cell>
              <table:table-cell office:value-type="float" office:value="0.0161141249748845">
                <text:p>0.0161141249748845</text:p>
              </table:table-cell>
              <table:table-cell office:value-type="float" office:value="0.0161549621613144">
                <text:p>0.0161549621613144</text:p>
              </table:table-cell>
              <table:table-cell office:value-type="float" office:value="0.0133817530593971">
                <text:p>0.0133817530593971</text:p>
              </table:table-cell>
              <table:table-cell office:value-type="float" office:value="0.0130381407949879">
                <text:p>0.0130381407949879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0.0181358240902899">
                <text:p>0.0181358240902899</text:p>
              </table:table-cell>
              <table:table-cell office:value-type="float" office:value="0.017384299009943">
                <text:p>0.017384299009943</text:p>
              </table:table-cell>
              <table:table-cell office:value-type="float" office:value="0.0210136476172938">
                <text:p>0.0210136476172938</text:p>
              </table:table-cell>
              <table:table-cell office:value-type="float" office:value="0.0172094254699497">
                <text:p>0.0172094254699497</text:p>
              </table:table-cell>
              <table:table-cell office:value-type="float" office:value="0.0157291471999003">
                <text:p>0.0157291471999003</text:p>
              </table:table-cell>
              <table:table-cell office:value-type="float" office:value="0.0173256176582695">
                <text:p>0.0173256176582695</text:p>
              </table:table-cell>
              <table:table-cell office:value-type="float" office:value="0.016483969339817">
                <text:p>0.016483969339817</text:p>
              </table:table-cell>
              <table:table-cell office:value-type="float" office:value="0.0166673202870701">
                <text:p>0.0166673202870701</text:p>
              </table:table-cell>
              <table:table-cell office:value-type="float" office:value="0.0171864329615297">
                <text:p>0.0171864329615297</text:p>
              </table:table-cell>
              <table:table-cell office:value-type="float" office:value="0.0135265235390392">
                <text:p>0.0135265235390392</text:p>
              </table:table-cell>
              <table:table-cell office:value-type="float" office:value="0.0152080225426819">
                <text:p>0.0152080225426819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.0177997243913643">
                <text:p>0.0177997243913643</text:p>
              </table:table-cell>
              <table:table-cell office:value-type="float" office:value="0.0184093494673699">
                <text:p>0.0184093494673699</text:p>
              </table:table-cell>
              <table:table-cell office:value-type="float" office:value="0.0235912698412698">
                <text:p>0.0235912698412698</text:p>
              </table:table-cell>
              <table:table-cell office:value-type="float" office:value="0.0178787355329072">
                <text:p>0.0178787355329072</text:p>
              </table:table-cell>
              <table:table-cell office:value-type="float" office:value="0.0162569267979059">
                <text:p>0.0162569267979059</text:p>
              </table:table-cell>
              <table:table-cell office:value-type="float" office:value="0.0189040171036345">
                <text:p>0.0189040171036345</text:p>
              </table:table-cell>
              <table:table-cell office:value-type="float" office:value="0.0184361477307034">
                <text:p>0.0184361477307034</text:p>
              </table:table-cell>
              <table:table-cell office:value-type="float" office:value="0.0189998069125314">
                <text:p>0.0189998069125314</text:p>
              </table:table-cell>
              <table:table-cell office:value-type="float" office:value="0.0190056312981624">
                <text:p>0.0190056312981624</text:p>
              </table:table-cell>
              <table:table-cell office:value-type="float" office:value="0.014934456928839">
                <text:p>0.014934456928839</text:p>
              </table:table-cell>
              <table:table-cell office:value-type="float" office:value="0.0168720832834749">
                <text:p>0.0168720832834749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0.0172103575060627">
                <text:p>0.0172103575060627</text:p>
              </table:table-cell>
              <table:table-cell office:value-type="float" office:value="0.0182147444671398">
                <text:p>0.0182147444671398</text:p>
              </table:table-cell>
              <table:table-cell office:value-type="float" office:value="0.022637456174128">
                <text:p>0.022637456174128</text:p>
              </table:table-cell>
              <table:table-cell office:value-type="float" office:value="0.016643059490085">
                <text:p>0.016643059490085</text:p>
              </table:table-cell>
              <table:table-cell office:value-type="float" office:value="0.0177885965733546">
                <text:p>0.0177885965733546</text:p>
              </table:table-cell>
              <table:table-cell office:value-type="float" office:value="0.019397341888176">
                <text:p>0.019397341888176</text:p>
              </table:table-cell>
              <table:table-cell office:value-type="float" office:value="0.0193253689388616">
                <text:p>0.0193253689388616</text:p>
              </table:table-cell>
              <table:table-cell office:value-type="float" office:value="0.0176219984508133">
                <text:p>0.0176219984508133</text:p>
              </table:table-cell>
              <table:table-cell office:value-type="float" office:value="0.0191085198420162">
                <text:p>0.0191085198420162</text:p>
              </table:table-cell>
              <table:table-cell office:value-type="float" office:value="0.0149353120243531">
                <text:p>0.0149353120243531</text:p>
              </table:table-cell>
              <table:table-cell office:value-type="float" office:value="0.0152649769585253">
                <text:p>0.0152649769585253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.0180867544539117">
                <text:p>0.0180867544539117</text:p>
              </table:table-cell>
              <table:table-cell office:value-type="float" office:value="0.017868457736662">
                <text:p>0.017868457736662</text:p>
              </table:table-cell>
              <table:table-cell office:value-type="float" office:value="0.022931907709623">
                <text:p>0.022931907709623</text:p>
              </table:table-cell>
              <table:table-cell office:value-type="float" office:value="0.0190205697564334">
                <text:p>0.0190205697564334</text:p>
              </table:table-cell>
              <table:table-cell office:value-type="float" office:value="0.0174454255580083">
                <text:p>0.0174454255580083</text:p>
              </table:table-cell>
              <table:table-cell office:value-type="float" office:value="0.0195880726877238">
                <text:p>0.0195880726877238</text:p>
              </table:table-cell>
              <table:table-cell office:value-type="float" office:value="0.0177552185257665">
                <text:p>0.0177552185257665</text:p>
              </table:table-cell>
              <table:table-cell office:value-type="float" office:value="0.0186992185981417">
                <text:p>0.0186992185981417</text:p>
              </table:table-cell>
              <table:table-cell office:value-type="float" office:value="0.0179148201006535">
                <text:p>0.0179148201006535</text:p>
              </table:table-cell>
              <table:table-cell office:value-type="float" office:value="0.0152320394799279">
                <text:p>0.0152320394799279</text:p>
              </table:table-cell>
              <table:table-cell office:value-type="float" office:value="0.017580729903407">
                <text:p>0.017580729903407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.0177498527390536">
                <text:p>0.0177498527390536</text:p>
              </table:table-cell>
              <table:table-cell office:value-type="float" office:value="0.0191279352397861">
                <text:p>0.0191279352397861</text:p>
              </table:table-cell>
              <table:table-cell office:value-type="float" office:value="0.0219078974108849">
                <text:p>0.0219078974108849</text:p>
              </table:table-cell>
              <table:table-cell office:value-type="float" office:value="0.01364522417154">
                <text:p>0.01364522417154</text:p>
              </table:table-cell>
              <table:table-cell office:value-type="float" office:value="0.01714107948359">
                <text:p>0.01714107948359</text:p>
              </table:table-cell>
              <table:table-cell office:value-type="float" office:value="0.0182005612507875">
                <text:p>0.0182005612507875</text:p>
              </table:table-cell>
              <table:table-cell office:value-type="float" office:value="0.0186450064611409">
                <text:p>0.0186450064611409</text:p>
              </table:table-cell>
              <table:table-cell office:value-type="float" office:value="0.0168958742632613">
                <text:p>0.0168958742632613</text:p>
              </table:table-cell>
              <table:table-cell office:value-type="float" office:value="0.0161074850185122">
                <text:p>0.0161074850185122</text:p>
              </table:table-cell>
              <table:table-cell office:value-type="float" office:value="0.0149369544131911">
                <text:p>0.0149369544131911</text:p>
              </table:table-cell>
              <table:table-cell office:value-type="float" office:value="0.0133112856552294">
                <text:p>0.0133112856552294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0.0166464772771678">
                <text:p>0.0166464772771678</text:p>
              </table:table-cell>
              <table:table-cell office:value-type="float" office:value="0.0173620715334369">
                <text:p>0.0173620715334369</text:p>
              </table:table-cell>
              <table:table-cell office:value-type="float" office:value="0.0200733291001823">
                <text:p>0.0200733291001823</text:p>
              </table:table-cell>
              <table:table-cell office:value-type="float" office:value="0.0152992752974859">
                <text:p>0.0152992752974859</text:p>
              </table:table-cell>
              <table:table-cell office:value-type="float" office:value="0.0155304684089066">
                <text:p>0.0155304684089066</text:p>
              </table:table-cell>
              <table:table-cell office:value-type="float" office:value="0.0182464998852421">
                <text:p>0.0182464998852421</text:p>
              </table:table-cell>
              <table:table-cell office:value-type="float" office:value="0.0177394099225317">
                <text:p>0.0177394099225317</text:p>
              </table:table-cell>
              <table:table-cell office:value-type="float" office:value="0.0162773408459522">
                <text:p>0.0162773408459522</text:p>
              </table:table-cell>
              <table:table-cell office:value-type="float" office:value="0.0171141705332015">
                <text:p>0.0171141705332015</text:p>
              </table:table-cell>
              <table:table-cell office:value-type="float" office:value="0.0122956748155649">
                <text:p>0.0122956748155649</text:p>
              </table:table-cell>
              <table:table-cell office:value-type="float" office:value="0.014905921642095">
                <text:p>0.014905921642095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.0180653162463828">
                <text:p>0.0180653162463828</text:p>
              </table:table-cell>
              <table:table-cell office:value-type="float" office:value="0.0175002797359293">
                <text:p>0.0175002797359293</text:p>
              </table:table-cell>
              <table:table-cell office:value-type="float" office:value="0.0203111023845365">
                <text:p>0.0203111023845365</text:p>
              </table:table-cell>
              <table:table-cell office:value-type="float" office:value="0.0138226882745472">
                <text:p>0.0138226882745472</text:p>
              </table:table-cell>
              <table:table-cell office:value-type="float" office:value="0.0156981729437372">
                <text:p>0.0156981729437372</text:p>
              </table:table-cell>
              <table:table-cell office:value-type="float" office:value="0.0178560546041806">
                <text:p>0.0178560546041806</text:p>
              </table:table-cell>
              <table:table-cell office:value-type="float" office:value="0.0179557410547368">
                <text:p>0.0179557410547368</text:p>
              </table:table-cell>
              <table:table-cell office:value-type="float" office:value="0.0169093083680455">
                <text:p>0.0169093083680455</text:p>
              </table:table-cell>
              <table:table-cell office:value-type="float" office:value="0.0172801800353641">
                <text:p>0.0172801800353641</text:p>
              </table:table-cell>
              <table:table-cell office:value-type="float" office:value="0.0131592266423727">
                <text:p>0.0131592266423727</text:p>
              </table:table-cell>
              <table:table-cell office:value-type="float" office:value="0.0137779727950856">
                <text:p>0.0137779727950856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0.0159276971711113">
                <text:p>0.0159276971711113</text:p>
              </table:table-cell>
              <table:table-cell office:value-type="float" office:value="0.0156328905478099">
                <text:p>0.0156328905478099</text:p>
              </table:table-cell>
              <table:table-cell office:value-type="float" office:value="0.0201743197278912">
                <text:p>0.0201743197278912</text:p>
              </table:table-cell>
              <table:table-cell office:value-type="float" office:value="0.0144643523702874">
                <text:p>0.0144643523702874</text:p>
              </table:table-cell>
              <table:table-cell office:value-type="float" office:value="0.0148251025483673">
                <text:p>0.0148251025483673</text:p>
              </table:table-cell>
              <table:table-cell office:value-type="float" office:value="0.0176958282414396">
                <text:p>0.0176958282414396</text:p>
              </table:table-cell>
              <table:table-cell office:value-type="float" office:value="0.0147389137270841">
                <text:p>0.0147389137270841</text:p>
              </table:table-cell>
              <table:table-cell office:value-type="float" office:value="0.0165111561866126">
                <text:p>0.0165111561866126</text:p>
              </table:table-cell>
              <table:table-cell office:value-type="float" office:value="0.0168806466951973">
                <text:p>0.0168806466951973</text:p>
              </table:table-cell>
              <table:table-cell office:value-type="float" office:value="0.0129551820728291">
                <text:p>0.0129551820728291</text:p>
              </table:table-cell>
              <table:table-cell office:value-type="float" office:value="0.0137594893029676">
                <text:p>0.0137594893029676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0.0163004394726328">
                <text:p>0.0163004394726328</text:p>
              </table:table-cell>
              <table:table-cell office:value-type="float" office:value="0.0178959728624859">
                <text:p>0.0178959728624859</text:p>
              </table:table-cell>
              <table:table-cell office:value-type="float" office:value="0.0220204265671204">
                <text:p>0.0220204265671204</text:p>
              </table:table-cell>
              <table:table-cell office:value-type="float" office:value="0.0147842056932966">
                <text:p>0.0147842056932966</text:p>
              </table:table-cell>
              <table:table-cell office:value-type="float" office:value="0.0164473684210526">
                <text:p>0.0164473684210526</text:p>
              </table:table-cell>
              <table:table-cell office:value-type="float" office:value="0.0187735993318669">
                <text:p>0.0187735993318669</text:p>
              </table:table-cell>
              <table:table-cell office:value-type="float" office:value="0.0185235403325059">
                <text:p>0.0185235403325059</text:p>
              </table:table-cell>
              <table:table-cell office:value-type="float" office:value="0.0187319884726225">
                <text:p>0.0187319884726225</text:p>
              </table:table-cell>
              <table:table-cell office:value-type="float" office:value="0.0176274600960793">
                <text:p>0.0176274600960793</text:p>
              </table:table-cell>
              <table:table-cell office:value-type="float" office:value="0.0133307194667712">
                <text:p>0.0133307194667712</text:p>
              </table:table-cell>
              <table:table-cell office:value-type="float" office:value="0.0154503894344734">
                <text:p>0.0154503894344734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0.0210494662456773">
                <text:p>0.0210494662456773</text:p>
              </table:table-cell>
              <table:table-cell office:value-type="float" office:value="0.0208800162965981">
                <text:p>0.0208800162965981</text:p>
              </table:table-cell>
              <table:table-cell office:value-type="float" office:value="0.0253849274578367">
                <text:p>0.0253849274578367</text:p>
              </table:table-cell>
              <table:table-cell office:value-type="float" office:value="0.0183769858308287">
                <text:p>0.0183769858308287</text:p>
              </table:table-cell>
              <table:table-cell office:value-type="float" office:value="0.0185768636309595">
                <text:p>0.0185768636309595</text:p>
              </table:table-cell>
              <table:table-cell office:value-type="float" office:value="0.0214571516510575">
                <text:p>0.0214571516510575</text:p>
              </table:table-cell>
              <table:table-cell office:value-type="float" office:value="0.0224568327577701">
                <text:p>0.0224568327577701</text:p>
              </table:table-cell>
              <table:table-cell office:value-type="float" office:value="0.0202680004479116">
                <text:p>0.0202680004479116</text:p>
              </table:table-cell>
              <table:table-cell office:value-type="float" office:value="0.0187661698793864">
                <text:p>0.0187661698793864</text:p>
              </table:table-cell>
              <table:table-cell office:value-type="float" office:value="0.016454818581003">
                <text:p>0.016454818581003</text:p>
              </table:table-cell>
              <table:table-cell office:value-type="float" office:value="0.0196582548848983">
                <text:p>0.0196582548848983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0.0195029406184785">
                <text:p>0.0195029406184785</text:p>
              </table:table-cell>
              <table:table-cell office:value-type="float" office:value="0.0208119324485351">
                <text:p>0.0208119324485351</text:p>
              </table:table-cell>
              <table:table-cell office:value-type="float" office:value="0.0249045914151946">
                <text:p>0.0249045914151946</text:p>
              </table:table-cell>
              <table:table-cell office:value-type="float" office:value="0.0174929601501835">
                <text:p>0.0174929601501835</text:p>
              </table:table-cell>
              <table:table-cell office:value-type="float" office:value="0.0175147714940311">
                <text:p>0.0175147714940311</text:p>
              </table:table-cell>
              <table:table-cell office:value-type="float" office:value="0.021005686252648">
                <text:p>0.021005686252648</text:p>
              </table:table-cell>
              <table:table-cell office:value-type="float" office:value="0.0187517436531027">
                <text:p>0.0187517436531027</text:p>
              </table:table-cell>
              <table:table-cell office:value-type="float" office:value="0.0206076618229855">
                <text:p>0.0206076618229855</text:p>
              </table:table-cell>
              <table:table-cell office:value-type="float" office:value="0.0200993926007731">
                <text:p>0.0200993926007731</text:p>
              </table:table-cell>
              <table:table-cell office:value-type="float" office:value="0.0158502108726885">
                <text:p>0.0158502108726885</text:p>
              </table:table-cell>
              <table:table-cell office:value-type="float" office:value="0.0184690254896486">
                <text:p>0.0184690254896486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0.0167226663577029">
                <text:p>0.0167226663577029</text:p>
              </table:table-cell>
              <table:table-cell office:value-type="float" office:value="0.0183770433472173">
                <text:p>0.0183770433472173</text:p>
              </table:table-cell>
              <table:table-cell office:value-type="float" office:value="0.0217856565982878">
                <text:p>0.0217856565982878</text:p>
              </table:table-cell>
              <table:table-cell office:value-type="float" office:value="0.0159266838686716">
                <text:p>0.0159266838686716</text:p>
              </table:table-cell>
              <table:table-cell office:value-type="float" office:value="0.0175596998661229">
                <text:p>0.0175596998661229</text:p>
              </table:table-cell>
              <table:table-cell office:value-type="float" office:value="0.0186892514068095">
                <text:p>0.0186892514068095</text:p>
              </table:table-cell>
              <table:table-cell office:value-type="float" office:value="0.0175171208518767">
                <text:p>0.0175171208518767</text:p>
              </table:table-cell>
              <table:table-cell office:value-type="float" office:value="0.0172299793862549">
                <text:p>0.0172299793862549</text:p>
              </table:table-cell>
              <table:table-cell office:value-type="float" office:value="0.0170814479638009">
                <text:p>0.0170814479638009</text:p>
              </table:table-cell>
              <table:table-cell office:value-type="float" office:value="0.0144713666872947">
                <text:p>0.0144713666872947</text:p>
              </table:table-cell>
              <table:table-cell office:value-type="float" office:value="0.0163089780518479">
                <text:p>0.0163089780518479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0.0186549976969139">
                <text:p>0.0186549976969139</text:p>
              </table:table-cell>
              <table:table-cell office:value-type="float" office:value="0.0168993082881166">
                <text:p>0.0168993082881166</text:p>
              </table:table-cell>
              <table:table-cell office:value-type="float" office:value="0.020325445550456">
                <text:p>0.020325445550456</text:p>
              </table:table-cell>
              <table:table-cell office:value-type="float" office:value="0.0158452245469666">
                <text:p>0.0158452245469666</text:p>
              </table:table-cell>
              <table:table-cell office:value-type="float" office:value="0.0156520128426772">
                <text:p>0.0156520128426772</text:p>
              </table:table-cell>
              <table:table-cell office:value-type="float" office:value="0.0169930101263554">
                <text:p>0.0169930101263554</text:p>
              </table:table-cell>
              <table:table-cell office:value-type="float" office:value="0.0172337516087516">
                <text:p>0.0172337516087516</text:p>
              </table:table-cell>
              <table:table-cell office:value-type="float" office:value="0.0164004508180794">
                <text:p>0.0164004508180794</text:p>
              </table:table-cell>
              <table:table-cell office:value-type="float" office:value="0.015324949167859">
                <text:p>0.015324949167859</text:p>
              </table:table-cell>
              <table:table-cell office:value-type="float" office:value="0.0118584574518547">
                <text:p>0.0118584574518547</text:p>
              </table:table-cell>
              <table:table-cell office:value-type="float" office:value="0.0156420516551473">
                <text:p>0.0156420516551473</text:p>
              </table:table-cell>
            </table:table-row>
            <table:table-row>
              <table:table-cell office:value-type="float" office:value="44597">
                <text:p>44597</text:p>
              </table:table-cell>
              <table:table-cell office:value-type="float" office:value="0.0159857904085258">
                <text:p>0.0159857904085258</text:p>
              </table:table-cell>
              <table:table-cell office:value-type="float" office:value="0.0152240393564686">
                <text:p>0.0152240393564686</text:p>
              </table:table-cell>
              <table:table-cell office:value-type="float" office:value="0.0184215587801594">
                <text:p>0.0184215587801594</text:p>
              </table:table-cell>
              <table:table-cell office:value-type="float" office:value="0.01670184454437">
                <text:p>0.01670184454437</text:p>
              </table:table-cell>
              <table:table-cell office:value-type="float" office:value="0.0156154218422326">
                <text:p>0.0156154218422326</text:p>
              </table:table-cell>
              <table:table-cell office:value-type="float" office:value="0.0167033334927543">
                <text:p>0.0167033334927543</text:p>
              </table:table-cell>
              <table:table-cell office:value-type="float" office:value="0.015796878997186">
                <text:p>0.015796878997186</text:p>
              </table:table-cell>
              <table:table-cell office:value-type="float" office:value="0.0154994725310395">
                <text:p>0.0154994725310395</text:p>
              </table:table-cell>
              <table:table-cell office:value-type="float" office:value="0.0164781014704143">
                <text:p>0.0164781014704143</text:p>
              </table:table-cell>
              <table:table-cell office:value-type="float" office:value="0.0134278069566941">
                <text:p>0.0134278069566941</text:p>
              </table:table-cell>
              <table:table-cell office:value-type="float" office:value="0.0148138715565177">
                <text:p>0.0148138715565177</text:p>
              </table:table-cell>
            </table:table-row>
            <table:table-row>
              <table:table-cell office:value-type="float" office:value="44598">
                <text:p>44598</text:p>
              </table:table-cell>
              <table:table-cell office:value-type="float" office:value="0.0154276043921445">
                <text:p>0.0154276043921445</text:p>
              </table:table-cell>
              <table:table-cell office:value-type="float" office:value="0.016841612195797">
                <text:p>0.016841612195797</text:p>
              </table:table-cell>
              <table:table-cell office:value-type="float" office:value="0.0196808070784752">
                <text:p>0.0196808070784752</text:p>
              </table:table-cell>
              <table:table-cell office:value-type="float" office:value="0.0148785515819665">
                <text:p>0.0148785515819665</text:p>
              </table:table-cell>
              <table:table-cell office:value-type="float" office:value="0.013950839897504">
                <text:p>0.013950839897504</text:p>
              </table:table-cell>
              <table:table-cell office:value-type="float" office:value="0.0176689901118496">
                <text:p>0.0176689901118496</text:p>
              </table:table-cell>
              <table:table-cell office:value-type="float" office:value="0.0172474190690103">
                <text:p>0.0172474190690103</text:p>
              </table:table-cell>
              <table:table-cell office:value-type="float" office:value="0.0166712538827508">
                <text:p>0.0166712538827508</text:p>
              </table:table-cell>
              <table:table-cell office:value-type="float" office:value="0.0151357195258504">
                <text:p>0.0151357195258504</text:p>
              </table:table-cell>
              <table:table-cell office:value-type="float" office:value="0.013652706248178">
                <text:p>0.013652706248178</text:p>
              </table:table-cell>
              <table:table-cell office:value-type="float" office:value="0.0148477476721752">
                <text:p>0.0148477476721752</text:p>
              </table:table-cell>
            </table:table-row>
            <table:table-row>
              <table:table-cell office:value-type="float" office:value="44599">
                <text:p>44599</text:p>
              </table:table-cell>
              <table:table-cell office:value-type="float" office:value="0.0153474941655789">
                <text:p>0.0153474941655789</text:p>
              </table:table-cell>
              <table:table-cell office:value-type="float" office:value="0.0159047842101901">
                <text:p>0.0159047842101901</text:p>
              </table:table-cell>
              <table:table-cell office:value-type="float" office:value="0.021487636970956">
                <text:p>0.021487636970956</text:p>
              </table:table-cell>
              <table:table-cell office:value-type="float" office:value="0.014845287068503">
                <text:p>0.014845287068503</text:p>
              </table:table-cell>
              <table:table-cell office:value-type="float" office:value="0.0137478518981409">
                <text:p>0.0137478518981409</text:p>
              </table:table-cell>
              <table:table-cell office:value-type="float" office:value="0.0162677442752046">
                <text:p>0.0162677442752046</text:p>
              </table:table-cell>
              <table:table-cell office:value-type="float" office:value="0.0173781793705509">
                <text:p>0.0173781793705509</text:p>
              </table:table-cell>
              <table:table-cell office:value-type="float" office:value="0.0147157986593154">
                <text:p>0.0147157986593154</text:p>
              </table:table-cell>
              <table:table-cell office:value-type="float" office:value="0.0143269742342479">
                <text:p>0.0143269742342479</text:p>
              </table:table-cell>
              <table:table-cell office:value-type="float" office:value="0.0126252891287587">
                <text:p>0.0126252891287587</text:p>
              </table:table-cell>
              <table:table-cell office:value-type="float" office:value="0.0165624611817316">
                <text:p>0.0165624611817316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184950995889978">
                <text:p>0.0184950995889978</text:p>
              </table:table-cell>
              <table:table-cell office:value-type="float" office:value="0.0168617251842219">
                <text:p>0.0168617251842219</text:p>
              </table:table-cell>
              <table:table-cell office:value-type="float" office:value="0.0214935643666964">
                <text:p>0.0214935643666964</text:p>
              </table:table-cell>
              <table:table-cell office:value-type="float" office:value="0.0173959827833572">
                <text:p>0.0173959827833572</text:p>
              </table:table-cell>
              <table:table-cell office:value-type="float" office:value="0.0158835837930379">
                <text:p>0.0158835837930379</text:p>
              </table:table-cell>
              <table:table-cell office:value-type="float" office:value="0.0175603528319406">
                <text:p>0.0175603528319406</text:p>
              </table:table-cell>
              <table:table-cell office:value-type="float" office:value="0.0177112281720519">
                <text:p>0.0177112281720519</text:p>
              </table:table-cell>
              <table:table-cell office:value-type="float" office:value="0.0177514792899408">
                <text:p>0.0177514792899408</text:p>
              </table:table-cell>
              <table:table-cell office:value-type="float" office:value="0.0177008214106668">
                <text:p>0.0177008214106668</text:p>
              </table:table-cell>
              <table:table-cell office:value-type="float" office:value="0.0153455185221386">
                <text:p>0.0153455185221386</text:p>
              </table:table-cell>
              <table:table-cell office:value-type="float" office:value="0.0164648307896483">
                <text:p>0.0164648307896483</text:p>
              </table:table-cell>
            </table:table-row>
            <table:table-row>
              <table:table-cell office:value-type="float" office:value="44601">
                <text:p>44601</text:p>
              </table:table-cell>
              <table:table-cell office:value-type="float" office:value="0.0156318018124975">
                <text:p>0.0156318018124975</text:p>
              </table:table-cell>
              <table:table-cell office:value-type="float" office:value="0.0173365021431906">
                <text:p>0.0173365021431906</text:p>
              </table:table-cell>
              <table:table-cell office:value-type="float" office:value="0.0214888245797673">
                <text:p>0.0214888245797673</text:p>
              </table:table-cell>
              <table:table-cell office:value-type="float" office:value="0.0150307859471206">
                <text:p>0.0150307859471206</text:p>
              </table:table-cell>
              <table:table-cell office:value-type="float" office:value="0.0156677048242548">
                <text:p>0.0156677048242548</text:p>
              </table:table-cell>
              <table:table-cell office:value-type="float" office:value="0.016733168807805">
                <text:p>0.016733168807805</text:p>
              </table:table-cell>
              <table:table-cell office:value-type="float" office:value="0.0173991918858745">
                <text:p>0.0173991918858745</text:p>
              </table:table-cell>
              <table:table-cell office:value-type="float" office:value="0.0167206893825599">
                <text:p>0.0167206893825599</text:p>
              </table:table-cell>
              <table:table-cell office:value-type="float" office:value="0.0135855813772432">
                <text:p>0.0135855813772432</text:p>
              </table:table-cell>
              <table:table-cell office:value-type="float" office:value="0.0141390664342437">
                <text:p>0.0141390664342437</text:p>
              </table:table-cell>
              <table:table-cell office:value-type="float" office:value="0.0170346481435541">
                <text:p>0.0170346481435541</text:p>
              </table:table-cell>
            </table:table-row>
            <table:table-row>
              <table:table-cell office:value-type="float" office:value="44602">
                <text:p>44602</text:p>
              </table:table-cell>
              <table:table-cell office:value-type="float" office:value="0.0147863315626734">
                <text:p>0.0147863315626734</text:p>
              </table:table-cell>
              <table:table-cell office:value-type="float" office:value="0.015578874787218">
                <text:p>0.015578874787218</text:p>
              </table:table-cell>
              <table:table-cell office:value-type="float" office:value="0.0200306570552656">
                <text:p>0.0200306570552656</text:p>
              </table:table-cell>
              <table:table-cell office:value-type="float" office:value="0.0139401025272057">
                <text:p>0.0139401025272057</text:p>
              </table:table-cell>
              <table:table-cell office:value-type="float" office:value="0.0148780255686324">
                <text:p>0.0148780255686324</text:p>
              </table:table-cell>
              <table:table-cell office:value-type="float" office:value="0.0171564641654083">
                <text:p>0.0171564641654083</text:p>
              </table:table-cell>
              <table:table-cell office:value-type="float" office:value="0.0171150153808039">
                <text:p>0.0171150153808039</text:p>
              </table:table-cell>
              <table:table-cell office:value-type="float" office:value="0.0148151090280812">
                <text:p>0.0148151090280812</text:p>
              </table:table-cell>
              <table:table-cell office:value-type="float" office:value="0.0136843728317015">
                <text:p>0.0136843728317015</text:p>
              </table:table-cell>
              <table:table-cell office:value-type="float" office:value="0.0125986567969018">
                <text:p>0.0125986567969018</text:p>
              </table:table-cell>
              <table:table-cell office:value-type="float" office:value="0.0163404114134041">
                <text:p>0.0163404114134041</text:p>
              </table:table-cell>
            </table:table-row>
            <table:table-row>
              <table:table-cell office:value-type="float" office:value="44603">
                <text:p>44603</text:p>
              </table:table-cell>
              <table:table-cell office:value-type="float" office:value="0.014612703944242">
                <text:p>0.014612703944242</text:p>
              </table:table-cell>
              <table:table-cell office:value-type="float" office:value="0.0144341428786542">
                <text:p>0.0144341428786542</text:p>
              </table:table-cell>
              <table:table-cell office:value-type="float" office:value="0.0192128912302448">
                <text:p>0.0192128912302448</text:p>
              </table:table-cell>
              <table:table-cell office:value-type="float" office:value="0.0129940443963184">
                <text:p>0.0129940443963184</text:p>
              </table:table-cell>
              <table:table-cell office:value-type="float" office:value="0.0146481903315616">
                <text:p>0.0146481903315616</text:p>
              </table:table-cell>
              <table:table-cell office:value-type="float" office:value="0.0153657037492317">
                <text:p>0.0153657037492317</text:p>
              </table:table-cell>
              <table:table-cell office:value-type="float" office:value="0.0160727917964801">
                <text:p>0.0160727917964801</text:p>
              </table:table-cell>
              <table:table-cell office:value-type="float" office:value="0.0157386431381901">
                <text:p>0.0157386431381901</text:p>
              </table:table-cell>
              <table:table-cell office:value-type="float" office:value="0.0137771323154218">
                <text:p>0.0137771323154218</text:p>
              </table:table-cell>
              <table:table-cell office:value-type="float" office:value="0.0127254997562165">
                <text:p>0.0127254997562165</text:p>
              </table:table-cell>
              <table:table-cell office:value-type="float" office:value="0.017390587653507">
                <text:p>0.017390587653507</text:p>
              </table:table-cell>
            </table:table-row>
            <table:table-row>
              <table:table-cell office:value-type="float" office:value="44604">
                <text:p>44604</text:p>
              </table:table-cell>
              <table:table-cell office:value-type="float" office:value="0.0166325379246939">
                <text:p>0.0166325379246939</text:p>
              </table:table-cell>
              <table:table-cell office:value-type="float" office:value="0.0162629364267031">
                <text:p>0.0162629364267031</text:p>
              </table:table-cell>
              <table:table-cell office:value-type="float" office:value="0.0189712670332825">
                <text:p>0.0189712670332825</text:p>
              </table:table-cell>
              <table:table-cell office:value-type="float" office:value="0.0157200336857865">
                <text:p>0.0157200336857865</text:p>
              </table:table-cell>
              <table:table-cell office:value-type="float" office:value="0.015067721959135">
                <text:p>0.015067721959135</text:p>
              </table:table-cell>
              <table:table-cell office:value-type="float" office:value="0.0165227233581851">
                <text:p>0.0165227233581851</text:p>
              </table:table-cell>
              <table:table-cell office:value-type="float" office:value="0.0172958735733099">
                <text:p>0.0172958735733099</text:p>
              </table:table-cell>
              <table:table-cell office:value-type="float" office:value="0.0158175158175158">
                <text:p>0.0158175158175158</text:p>
              </table:table-cell>
              <table:table-cell office:value-type="float" office:value="0.0174190680192378">
                <text:p>0.0174190680192378</text:p>
              </table:table-cell>
              <table:table-cell office:value-type="float" office:value="0.0125943300020396">
                <text:p>0.0125943300020396</text:p>
              </table:table-cell>
              <table:table-cell office:value-type="float" office:value="0.0157118055555556">
                <text:p>0.0157118055555556</text:p>
              </table:table-cell>
            </table:table-row>
            <table:table-row>
              <table:table-cell office:value-type="float" office:value="44605">
                <text:p>44605</text:p>
              </table:table-cell>
              <table:table-cell office:value-type="float" office:value="0.0162391436073521">
                <text:p>0.0162391436073521</text:p>
              </table:table-cell>
              <table:table-cell office:value-type="float" office:value="0.0159395973154362">
                <text:p>0.0159395973154362</text:p>
              </table:table-cell>
              <table:table-cell office:value-type="float" office:value="0.0196573875802998">
                <text:p>0.0196573875802998</text:p>
              </table:table-cell>
              <table:table-cell office:value-type="float" office:value="0.0170418299462317">
                <text:p>0.0170418299462317</text:p>
              </table:table-cell>
              <table:table-cell office:value-type="float" office:value="0.016474358974359">
                <text:p>0.016474358974359</text:p>
              </table:table-cell>
              <table:table-cell office:value-type="float" office:value="0.0173555091582044">
                <text:p>0.0173555091582044</text:p>
              </table:table-cell>
              <table:table-cell office:value-type="float" office:value="0.0186526544967342">
                <text:p>0.0186526544967342</text:p>
              </table:table-cell>
              <table:table-cell office:value-type="float" office:value="0.0170224696599511">
                <text:p>0.0170224696599511</text:p>
              </table:table-cell>
              <table:table-cell office:value-type="float" office:value="0.0164270238329722">
                <text:p>0.0164270238329722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0.0170700636942675">
                <text:p>0.0170700636942675</text:p>
              </table:table-cell>
            </table:table-row>
            <table:table-row>
              <table:table-cell office:value-type="float" office:value="44606">
                <text:p>44606</text:p>
              </table:table-cell>
              <table:table-cell office:value-type="float" office:value="0.01543007222587">
                <text:p>0.01543007222587</text:p>
              </table:table-cell>
              <table:table-cell office:value-type="float" office:value="0.0153664828322363">
                <text:p>0.0153664828322363</text:p>
              </table:table-cell>
              <table:table-cell office:value-type="float" office:value="0.01875">
                <text:p>0.01875</text:p>
              </table:table-cell>
              <table:table-cell office:value-type="float" office:value="0.0158627686064742">
                <text:p>0.0158627686064742</text:p>
              </table:table-cell>
              <table:table-cell office:value-type="float" office:value="0.0156505260406456">
                <text:p>0.0156505260406456</text:p>
              </table:table-cell>
              <table:table-cell office:value-type="float" office:value="0.0164032638780719">
                <text:p>0.0164032638780719</text:p>
              </table:table-cell>
              <table:table-cell office:value-type="float" office:value="0.0154944844736339">
                <text:p>0.0154944844736339</text:p>
              </table:table-cell>
              <table:table-cell office:value-type="float" office:value="0.0157975958414555">
                <text:p>0.0157975958414555</text:p>
              </table:table-cell>
              <table:table-cell office:value-type="float" office:value="0.0160284247927359">
                <text:p>0.0160284247927359</text:p>
              </table:table-cell>
              <table:table-cell office:value-type="float" office:value="0.0127309036445332">
                <text:p>0.0127309036445332</text:p>
              </table:table-cell>
              <table:table-cell office:value-type="float" office:value="0.0167835139154451">
                <text:p>0.0167835139154451</text:p>
              </table:table-cell>
            </table:table-row>
            <table:table-row>
              <table:table-cell office:value-type="float" office:value="44607">
                <text:p>44607</text:p>
              </table:table-cell>
              <table:table-cell office:value-type="float" office:value="0.015865966895438">
                <text:p>0.015865966895438</text:p>
              </table:table-cell>
              <table:table-cell office:value-type="float" office:value="0.0162026321010515">
                <text:p>0.0162026321010515</text:p>
              </table:table-cell>
              <table:table-cell office:value-type="float" office:value="0.0205824995760556">
                <text:p>0.0205824995760556</text:p>
              </table:table-cell>
              <table:table-cell office:value-type="float" office:value="0.0151837792796963">
                <text:p>0.0151837792796963</text:p>
              </table:table-cell>
              <table:table-cell office:value-type="float" office:value="0.0150256376971506">
                <text:p>0.0150256376971506</text:p>
              </table:table-cell>
              <table:table-cell office:value-type="float" office:value="0.0166789160482705">
                <text:p>0.0166789160482705</text:p>
              </table:table-cell>
              <table:table-cell office:value-type="float" office:value="0.0179782832419717">
                <text:p>0.0179782832419717</text:p>
              </table:table-cell>
              <table:table-cell office:value-type="float" office:value="0.016286248070831">
                <text:p>0.016286248070831</text:p>
              </table:table-cell>
              <table:table-cell office:value-type="float" office:value="0.015236281395072">
                <text:p>0.015236281395072</text:p>
              </table:table-cell>
              <table:table-cell office:value-type="float" office:value="0.0157091340216371">
                <text:p>0.0157091340216371</text:p>
              </table:table-cell>
              <table:table-cell office:value-type="float" office:value="0.0175743203184552">
                <text:p>0.0175743203184552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0.0150741248287031">
                <text:p>0.0150741248287031</text:p>
              </table:table-cell>
              <table:table-cell office:value-type="float" office:value="0.0159570886729358">
                <text:p>0.0159570886729358</text:p>
              </table:table-cell>
              <table:table-cell office:value-type="float" office:value="0.0221691973969631">
                <text:p>0.0221691973969631</text:p>
              </table:table-cell>
              <table:table-cell office:value-type="float" office:value="0.0139750115687182">
                <text:p>0.0139750115687182</text:p>
              </table:table-cell>
              <table:table-cell office:value-type="float" office:value="0.0164041565910725">
                <text:p>0.0164041565910725</text:p>
              </table:table-cell>
              <table:table-cell office:value-type="float" office:value="0.01769505600618">
                <text:p>0.01769505600618</text:p>
              </table:table-cell>
              <table:table-cell office:value-type="float" office:value="0.0179190009836206">
                <text:p>0.0179190009836206</text:p>
              </table:table-cell>
              <table:table-cell office:value-type="float" office:value="0.0156974817760106">
                <text:p>0.0156974817760106</text:p>
              </table:table-cell>
              <table:table-cell office:value-type="float" office:value="0.0169210217382504">
                <text:p>0.0169210217382504</text:p>
              </table:table-cell>
              <table:table-cell office:value-type="float" office:value="0.0146661327460206">
                <text:p>0.0146661327460206</text:p>
              </table:table-cell>
              <table:table-cell office:value-type="float" office:value="0.0171350822739062">
                <text:p>0.0171350822739062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0148380355276907">
                <text:p>0.0148380355276907</text:p>
              </table:table-cell>
              <table:table-cell office:value-type="float" office:value="0.0148887880163414">
                <text:p>0.0148887880163414</text:p>
              </table:table-cell>
              <table:table-cell office:value-type="float" office:value="0.0177660510114336">
                <text:p>0.0177660510114336</text:p>
              </table:table-cell>
              <table:table-cell office:value-type="float" office:value="0.0145368171021378">
                <text:p>0.0145368171021378</text:p>
              </table:table-cell>
              <table:table-cell office:value-type="float" office:value="0.014752092084808">
                <text:p>0.014752092084808</text:p>
              </table:table-cell>
              <table:table-cell office:value-type="float" office:value="0.0154172002758349">
                <text:p>0.0154172002758349</text:p>
              </table:table-cell>
              <table:table-cell office:value-type="float" office:value="0.0152872724054778">
                <text:p>0.0152872724054778</text:p>
              </table:table-cell>
              <table:table-cell office:value-type="float" office:value="0.0129217217882666">
                <text:p>0.0129217217882666</text:p>
              </table:table-cell>
              <table:table-cell office:value-type="float" office:value="0.0132185549345192">
                <text:p>0.0132185549345192</text:p>
              </table:table-cell>
              <table:table-cell office:value-type="float" office:value="0.0133430247650693">
                <text:p>0.0133430247650693</text:p>
              </table:table-cell>
              <table:table-cell office:value-type="float" office:value="0.0148315951444691">
                <text:p>0.0148315951444691</text:p>
              </table:table-cell>
            </table:table-row>
            <table:table-row>
              <table:table-cell office:value-type="float" office:value="44610">
                <text:p>44610</text:p>
              </table:table-cell>
              <table:table-cell office:value-type="float" office:value="0.0150403372927393">
                <text:p>0.0150403372927393</text:p>
              </table:table-cell>
              <table:table-cell office:value-type="float" office:value="0.0139199213513272">
                <text:p>0.0139199213513272</text:p>
              </table:table-cell>
              <table:table-cell office:value-type="float" office:value="0.0168483647175421">
                <text:p>0.0168483647175421</text:p>
              </table:table-cell>
              <table:table-cell office:value-type="float" office:value="0.0143871449925262">
                <text:p>0.0143871449925262</text:p>
              </table:table-cell>
              <table:table-cell office:value-type="float" office:value="0.0128116910776893">
                <text:p>0.0128116910776893</text:p>
              </table:table-cell>
              <table:table-cell office:value-type="float" office:value="0.0142988759904183">
                <text:p>0.0142988759904183</text:p>
              </table:table-cell>
              <table:table-cell office:value-type="float" office:value="0.0138758590596706">
                <text:p>0.0138758590596706</text:p>
              </table:table-cell>
              <table:table-cell office:value-type="float" office:value="0.0142185903983657">
                <text:p>0.0142185903983657</text:p>
              </table:table-cell>
              <table:table-cell office:value-type="float" office:value="0.0135828191361487">
                <text:p>0.0135828191361487</text:p>
              </table:table-cell>
              <table:table-cell office:value-type="float" office:value="0.0111026999747666">
                <text:p>0.0111026999747666</text:p>
              </table:table-cell>
              <table:table-cell office:value-type="float" office:value="0.0166149662176518">
                <text:p>0.0166149662176518</text:p>
              </table:table-cell>
            </table:table-row>
            <table:table-row>
              <table:table-cell office:value-type="float" office:value="44611">
                <text:p>44611</text:p>
              </table:table-cell>
              <table:table-cell office:value-type="float" office:value="0.0128833557454561">
                <text:p>0.0128833557454561</text:p>
              </table:table-cell>
              <table:table-cell office:value-type="float" office:value="0.0142529290977171">
                <text:p>0.0142529290977171</text:p>
              </table:table-cell>
              <table:table-cell office:value-type="float" office:value="0.0169460049213055">
                <text:p>0.0169460049213055</text:p>
              </table:table-cell>
              <table:table-cell office:value-type="float" office:value="0.0108270676691729">
                <text:p>0.0108270676691729</text:p>
              </table:table-cell>
              <table:table-cell office:value-type="float" office:value="0.0120294514155346">
                <text:p>0.0120294514155346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0138572425017438">
                <text:p>0.0138572425017438</text:p>
              </table:table-cell>
              <table:table-cell office:value-type="float" office:value="0.0128608923884514">
                <text:p>0.0128608923884514</text:p>
              </table:table-cell>
              <table:table-cell office:value-type="float" office:value="0.0129367207115196">
                <text:p>0.0129367207115196</text:p>
              </table:table-cell>
              <table:table-cell office:value-type="float" office:value="0.0110002146383344">
                <text:p>0.0110002146383344</text:p>
              </table:table-cell>
              <table:table-cell office:value-type="float" office:value="0.0138907865373229">
                <text:p>0.0138907865373229</text:p>
              </table:table-cell>
            </table:table-row>
            <table:table-row>
              <table:table-cell office:value-type="float" office:value="44612">
                <text:p>44612</text:p>
              </table:table-cell>
              <table:table-cell office:value-type="float" office:value="0.0147885857113101">
                <text:p>0.0147885857113101</text:p>
              </table:table-cell>
              <table:table-cell office:value-type="float" office:value="0.0153737207602339">
                <text:p>0.0153737207602339</text:p>
              </table:table-cell>
              <table:table-cell office:value-type="float" office:value="0.0200052994170641">
                <text:p>0.0200052994170641</text:p>
              </table:table-cell>
              <table:table-cell office:value-type="float" office:value="0.0150361629234869">
                <text:p>0.0150361629234869</text:p>
              </table:table-cell>
              <table:table-cell office:value-type="float" office:value="0.0144786674263498">
                <text:p>0.0144786674263498</text:p>
              </table:table-cell>
              <table:table-cell office:value-type="float" office:value="0.0158210447388153">
                <text:p>0.0158210447388153</text:p>
              </table:table-cell>
              <table:table-cell office:value-type="float" office:value="0.0155825210529806">
                <text:p>0.0155825210529806</text:p>
              </table:table-cell>
              <table:table-cell office:value-type="float" office:value="0.0133762275651879">
                <text:p>0.0133762275651879</text:p>
              </table:table-cell>
              <table:table-cell office:value-type="float" office:value="0.0148486344192168">
                <text:p>0.0148486344192168</text:p>
              </table:table-cell>
              <table:table-cell office:value-type="float" office:value="0.0133732637992461">
                <text:p>0.0133732637992461</text:p>
              </table:table-cell>
              <table:table-cell office:value-type="float" office:value="0.0168978230337079">
                <text:p>0.0168978230337079</text:p>
              </table:table-cell>
            </table:table-row>
            <table:table-row>
              <table:table-cell office:value-type="float" office:value="44613">
                <text:p>44613</text:p>
              </table:table-cell>
              <table:table-cell office:value-type="float" office:value="0.0156391100894836">
                <text:p>0.0156391100894836</text:p>
              </table:table-cell>
              <table:table-cell office:value-type="float" office:value="0.01426140688667">
                <text:p>0.01426140688667</text:p>
              </table:table-cell>
              <table:table-cell office:value-type="float" office:value="0.0194884287454324">
                <text:p>0.0194884287454324</text:p>
              </table:table-cell>
              <table:table-cell office:value-type="float" office:value="0.0142952444486801">
                <text:p>0.0142952444486801</text:p>
              </table:table-cell>
              <table:table-cell office:value-type="float" office:value="0.0133289234331073">
                <text:p>0.0133289234331073</text:p>
              </table:table-cell>
              <table:table-cell office:value-type="float" office:value="0.0152980546464164">
                <text:p>0.0152980546464164</text:p>
              </table:table-cell>
              <table:table-cell office:value-type="float" office:value="0.0145771953739941">
                <text:p>0.0145771953739941</text:p>
              </table:table-cell>
              <table:table-cell office:value-type="float" office:value="0.0148568117861281">
                <text:p>0.0148568117861281</text:p>
              </table:table-cell>
              <table:table-cell office:value-type="float" office:value="0.0142652769262211">
                <text:p>0.0142652769262211</text:p>
              </table:table-cell>
              <table:table-cell office:value-type="float" office:value="0.0106108993509838">
                <text:p>0.0106108993509838</text:p>
              </table:table-cell>
              <table:table-cell office:value-type="float" office:value="0.0161912104857363">
                <text:p>0.0161912104857363</text:p>
              </table:table-cell>
            </table:table-row>
            <table:table-row>
              <table:table-cell office:value-type="float" office:value="44614">
                <text:p>44614</text:p>
              </table:table-cell>
              <table:table-cell office:value-type="float" office:value="0.0152218222819723">
                <text:p>0.0152218222819723</text:p>
              </table:table-cell>
              <table:table-cell office:value-type="float" office:value="0.0163690476190476">
                <text:p>0.0163690476190476</text:p>
              </table:table-cell>
              <table:table-cell office:value-type="float" office:value="0.0199269645191831">
                <text:p>0.0199269645191831</text:p>
              </table:table-cell>
              <table:table-cell office:value-type="float" office:value="0.014487079091621">
                <text:p>0.014487079091621</text:p>
              </table:table-cell>
              <table:table-cell office:value-type="float" office:value="0.0141488375287613">
                <text:p>0.0141488375287613</text:p>
              </table:table-cell>
              <table:table-cell office:value-type="float" office:value="0.0156107930897589">
                <text:p>0.0156107930897589</text:p>
              </table:table-cell>
              <table:table-cell office:value-type="float" office:value="0.0157581017196885">
                <text:p>0.0157581017196885</text:p>
              </table:table-cell>
              <table:table-cell office:value-type="float" office:value="0.0143241600833406">
                <text:p>0.0143241600833406</text:p>
              </table:table-cell>
              <table:table-cell office:value-type="float" office:value="0.0147952554591559">
                <text:p>0.0147952554591559</text:p>
              </table:table-cell>
              <table:table-cell office:value-type="float" office:value="0.0129367477864376">
                <text:p>0.0129367477864376</text:p>
              </table:table-cell>
              <table:table-cell office:value-type="float" office:value="0.0181361975612977">
                <text:p>0.0181361975612977</text:p>
              </table:table-cell>
            </table:table-row>
            <table:table-row>
              <table:table-cell office:value-type="float" office:value="44615">
                <text:p>44615</text:p>
              </table:table-cell>
              <table:table-cell office:value-type="float" office:value="0.0154663878360127">
                <text:p>0.0154663878360127</text:p>
              </table:table-cell>
              <table:table-cell office:value-type="float" office:value="0.0152577710386657">
                <text:p>0.0152577710386657</text:p>
              </table:table-cell>
              <table:table-cell office:value-type="float" office:value="0.0192878674554067">
                <text:p>0.0192878674554067</text:p>
              </table:table-cell>
              <table:table-cell office:value-type="float" office:value="0.0141706299136174">
                <text:p>0.0141706299136174</text:p>
              </table:table-cell>
              <table:table-cell office:value-type="float" office:value="0.0142507159863359">
                <text:p>0.0142507159863359</text:p>
              </table:table-cell>
              <table:table-cell office:value-type="float" office:value="0.0156608491660437">
                <text:p>0.0156608491660437</text:p>
              </table:table-cell>
              <table:table-cell office:value-type="float" office:value="0.0158267483433152">
                <text:p>0.0158267483433152</text:p>
              </table:table-cell>
              <table:table-cell office:value-type="float" office:value="0.0154374673856323">
                <text:p>0.0154374673856323</text:p>
              </table:table-cell>
              <table:table-cell office:value-type="float" office:value="0.0151815459874331">
                <text:p>0.0151815459874331</text:p>
              </table:table-cell>
              <table:table-cell office:value-type="float" office:value="0.0115894907965808">
                <text:p>0.0115894907965808</text:p>
              </table:table-cell>
              <table:table-cell office:value-type="float" office:value="0.016157358623112">
                <text:p>0.016157358623112</text:p>
              </table:table-cell>
            </table:table-row>
            <table:table-row>
              <table:table-cell office:value-type="float" office:value="44616">
                <text:p>44616</text:p>
              </table:table-cell>
              <table:table-cell office:value-type="float" office:value="0.0144011239901651">
                <text:p>0.0144011239901651</text:p>
              </table:table-cell>
              <table:table-cell office:value-type="float" office:value="0.0154087975422134">
                <text:p>0.0154087975422134</text:p>
              </table:table-cell>
              <table:table-cell office:value-type="float" office:value="0.018025114684213">
                <text:p>0.018025114684213</text:p>
              </table:table-cell>
              <table:table-cell office:value-type="float" office:value="0.0126109765940274">
                <text:p>0.0126109765940274</text:p>
              </table:table-cell>
              <table:table-cell office:value-type="float" office:value="0.0131892802020485">
                <text:p>0.0131892802020485</text:p>
              </table:table-cell>
              <table:table-cell office:value-type="float" office:value="0.0146674599684404">
                <text:p>0.0146674599684404</text:p>
              </table:table-cell>
              <table:table-cell office:value-type="float" office:value="0.0145749173705472">
                <text:p>0.0145749173705472</text:p>
              </table:table-cell>
              <table:table-cell office:value-type="float" office:value="0.0144247632409681">
                <text:p>0.0144247632409681</text:p>
              </table:table-cell>
              <table:table-cell office:value-type="float" office:value="0.0140443460867345">
                <text:p>0.0140443460867345</text:p>
              </table:table-cell>
              <table:table-cell office:value-type="float" office:value="0.0120423633138003">
                <text:p>0.0120423633138003</text:p>
              </table:table-cell>
              <table:table-cell office:value-type="float" office:value="0.0137372634643377">
                <text:p>0.0137372634643377</text:p>
              </table:table-cell>
            </table:table-row>
            <table:table-row>
              <table:table-cell office:value-type="float" office:value="44617">
                <text:p>44617</text:p>
              </table:table-cell>
              <table:table-cell office:value-type="float" office:value="0.0128368017524644">
                <text:p>0.0128368017524644</text:p>
              </table:table-cell>
              <table:table-cell office:value-type="float" office:value="0.0126164367409504">
                <text:p>0.0126164367409504</text:p>
              </table:table-cell>
              <table:table-cell office:value-type="float" office:value="0.0171673819742489">
                <text:p>0.0171673819742489</text:p>
              </table:table-cell>
              <table:table-cell office:value-type="float" office:value="0.0131150774085396">
                <text:p>0.0131150774085396</text:p>
              </table:table-cell>
              <table:table-cell office:value-type="float" office:value="0.013351733655339">
                <text:p>0.013351733655339</text:p>
              </table:table-cell>
              <table:table-cell office:value-type="float" office:value="0.013280979327867">
                <text:p>0.013280979327867</text:p>
              </table:table-cell>
              <table:table-cell office:value-type="float" office:value="0.0135409768684493">
                <text:p>0.0135409768684493</text:p>
              </table:table-cell>
              <table:table-cell office:value-type="float" office:value="0.0132516510253737">
                <text:p>0.0132516510253737</text:p>
              </table:table-cell>
              <table:table-cell office:value-type="float" office:value="0.0146559048428207">
                <text:p>0.0146559048428207</text:p>
              </table:table-cell>
              <table:table-cell office:value-type="float" office:value="0.0105358378119513">
                <text:p>0.0105358378119513</text:p>
              </table:table-cell>
              <table:table-cell office:value-type="float" office:value="0.0158835795731843">
                <text:p>0.0158835795731843</text:p>
              </table:table-cell>
            </table:table-row>
            <table:table-row>
              <table:table-cell office:value-type="float" office:value="44618">
                <text:p>44618</text:p>
              </table:table-cell>
              <table:table-cell office:value-type="float" office:value="0.0136407038603192">
                <text:p>0.0136407038603192</text:p>
              </table:table-cell>
              <table:table-cell office:value-type="float" office:value="0.0144066537947423">
                <text:p>0.0144066537947423</text:p>
              </table:table-cell>
              <table:table-cell office:value-type="float" office:value="0.0165532551517784">
                <text:p>0.0165532551517784</text:p>
              </table:table-cell>
              <table:table-cell office:value-type="float" office:value="0.0145880419149373">
                <text:p>0.0145880419149373</text:p>
              </table:table-cell>
              <table:table-cell office:value-type="float" office:value="0.012329561937917">
                <text:p>0.012329561937917</text:p>
              </table:table-cell>
              <table:table-cell office:value-type="float" office:value="0.0138398512249683">
                <text:p>0.0138398512249683</text:p>
              </table:table-cell>
              <table:table-cell office:value-type="float" office:value="0.0149164961697673">
                <text:p>0.0149164961697673</text:p>
              </table:table-cell>
              <table:table-cell office:value-type="float" office:value="0.0127026042615188">
                <text:p>0.0127026042615188</text:p>
              </table:table-cell>
              <table:table-cell office:value-type="float" office:value="0.0132365310549382">
                <text:p>0.0132365310549382</text:p>
              </table:table-cell>
              <table:table-cell office:value-type="float" office:value="0.0100339949555872">
                <text:p>0.0100339949555872</text:p>
              </table:table-cell>
              <table:table-cell office:value-type="float" office:value="0.0169769732214041">
                <text:p>0.0169769732214041</text:p>
              </table:table-cell>
            </table:table-row>
            <table:table-row>
              <table:table-cell office:value-type="float" office:value="44619">
                <text:p>44619</text:p>
              </table:table-cell>
              <table:table-cell office:value-type="float" office:value="0.0130135465245392">
                <text:p>0.0130135465245392</text:p>
              </table:table-cell>
              <table:table-cell office:value-type="float" office:value="0.0130227350177693">
                <text:p>0.0130227350177693</text:p>
              </table:table-cell>
              <table:table-cell office:value-type="float" office:value="0.0176993258534029">
                <text:p>0.0176993258534029</text:p>
              </table:table-cell>
              <table:table-cell office:value-type="float" office:value="0.0128283445326817">
                <text:p>0.0128283445326817</text:p>
              </table:table-cell>
              <table:table-cell office:value-type="float" office:value="0.0132325812402441">
                <text:p>0.0132325812402441</text:p>
              </table:table-cell>
              <table:table-cell office:value-type="float" office:value="0.0154133396893497">
                <text:p>0.0154133396893497</text:p>
              </table:table-cell>
              <table:table-cell office:value-type="float" office:value="0.0155543582655954">
                <text:p>0.0155543582655954</text:p>
              </table:table-cell>
              <table:table-cell office:value-type="float" office:value="0.0136412268188302">
                <text:p>0.0136412268188302</text:p>
              </table:table-cell>
              <table:table-cell office:value-type="float" office:value="0.0126033871602993">
                <text:p>0.0126033871602993</text:p>
              </table:table-cell>
              <table:table-cell office:value-type="float" office:value="0.012854991394148">
                <text:p>0.012854991394148</text:p>
              </table:table-cell>
              <table:table-cell office:value-type="float" office:value="0.016304347826087">
                <text:p>0.016304347826087</text:p>
              </table:table-cell>
            </table:table-row>
            <table:table-row>
              <table:table-cell office:value-type="float" office:value="44620">
                <text:p>44620</text:p>
              </table:table-cell>
              <table:table-cell office:value-type="float" office:value="0.015028901734104">
                <text:p>0.015028901734104</text:p>
              </table:table-cell>
              <table:table-cell office:value-type="float" office:value="0.0168357487922705">
                <text:p>0.0168357487922705</text:p>
              </table:table-cell>
              <table:table-cell office:value-type="float" office:value="0.0206766038970142">
                <text:p>0.0206766038970142</text:p>
              </table:table-cell>
              <table:table-cell office:value-type="float" office:value="0.0157184869688673">
                <text:p>0.0157184869688673</text:p>
              </table:table-cell>
              <table:table-cell office:value-type="float" office:value="0.0170010559662091">
                <text:p>0.0170010559662091</text:p>
              </table:table-cell>
              <table:table-cell office:value-type="float" office:value="0.0172247557003257">
                <text:p>0.0172247557003257</text:p>
              </table:table-cell>
              <table:table-cell office:value-type="float" office:value="0.0174939914956554">
                <text:p>0.0174939914956554</text:p>
              </table:table-cell>
              <table:table-cell office:value-type="float" office:value="0.0164223909588557">
                <text:p>0.0164223909588557</text:p>
              </table:table-cell>
              <table:table-cell office:value-type="float" office:value="0.0180867478141608">
                <text:p>0.0180867478141608</text:p>
              </table:table-cell>
              <table:table-cell office:value-type="float" office:value="0.0136334812935954">
                <text:p>0.0136334812935954</text:p>
              </table:table-cell>
              <table:table-cell office:value-type="float" office:value="0.018958201679155">
                <text:p>0.018958201679155</text:p>
              </table:table-cell>
            </table:table-row>
            <table:table-row>
              <table:table-cell office:value-type="float" office:value="44621">
                <text:p>44621</text:p>
              </table:table-cell>
              <table:table-cell office:value-type="float" office:value="0.0153301886792453">
                <text:p>0.0153301886792453</text:p>
              </table:table-cell>
              <table:table-cell office:value-type="float" office:value="0.0166871165644172">
                <text:p>0.0166871165644172</text:p>
              </table:table-cell>
              <table:table-cell office:value-type="float" office:value="0.0221296902779077">
                <text:p>0.0221296902779077</text:p>
              </table:table-cell>
              <table:table-cell office:value-type="float" office:value="0.0139076284379865">
                <text:p>0.0139076284379865</text:p>
              </table:table-cell>
              <table:table-cell office:value-type="float" office:value="0.0148123885431452">
                <text:p>0.0148123885431452</text:p>
              </table:table-cell>
              <table:table-cell office:value-type="float" office:value="0.0175696041881494">
                <text:p>0.0175696041881494</text:p>
              </table:table-cell>
              <table:table-cell office:value-type="float" office:value="0.0162769911088112">
                <text:p>0.0162769911088112</text:p>
              </table:table-cell>
              <table:table-cell office:value-type="float" office:value="0.0157473188832074">
                <text:p>0.0157473188832074</text:p>
              </table:table-cell>
              <table:table-cell office:value-type="float" office:value="0.0153431199151044">
                <text:p>0.0153431199151044</text:p>
              </table:table-cell>
              <table:table-cell office:value-type="float" office:value="0.0110908789935441">
                <text:p>0.0110908789935441</text:p>
              </table:table-cell>
              <table:table-cell office:value-type="float" office:value="0.0197488211401092">
                <text:p>0.0197488211401092</text:p>
              </table:table-cell>
            </table:table-row>
            <table:table-row>
              <table:table-cell office:value-type="float" office:value="44622">
                <text:p>44622</text:p>
              </table:table-cell>
              <table:table-cell office:value-type="float" office:value="0.0206071913161465">
                <text:p>0.0206071913161465</text:p>
              </table:table-cell>
              <table:table-cell office:value-type="float" office:value="0.0200264544125496">
                <text:p>0.0200264544125496</text:p>
              </table:table-cell>
              <table:table-cell office:value-type="float" office:value="0.0245870578007624">
                <text:p>0.0245870578007624</text:p>
              </table:table-cell>
              <table:table-cell office:value-type="float" office:value="0.0178383044020332">
                <text:p>0.0178383044020332</text:p>
              </table:table-cell>
              <table:table-cell office:value-type="float" office:value="0.0191166113291076">
                <text:p>0.0191166113291076</text:p>
              </table:table-cell>
              <table:table-cell office:value-type="float" office:value="0.0191898727805811">
                <text:p>0.0191898727805811</text:p>
              </table:table-cell>
              <table:table-cell office:value-type="float" office:value="0.0194616425892639">
                <text:p>0.0194616425892639</text:p>
              </table:table-cell>
              <table:table-cell office:value-type="float" office:value="0.0190270361895076">
                <text:p>0.0190270361895076</text:p>
              </table:table-cell>
              <table:table-cell office:value-type="float" office:value="0.0194086554344235">
                <text:p>0.0194086554344235</text:p>
              </table:table-cell>
              <table:table-cell office:value-type="float" office:value="0.0165055532702592">
                <text:p>0.0165055532702592</text:p>
              </table:table-cell>
              <table:table-cell office:value-type="float" office:value="0.0220620168505168">
                <text:p>0.0220620168505168</text:p>
              </table:table-cell>
            </table:table-row>
            <table:table-row>
              <table:table-cell office:value-type="float" office:value="44623">
                <text:p>44623</text:p>
              </table:table-cell>
              <table:table-cell office:value-type="float" office:value="0.0156660287507232">
                <text:p>0.0156660287507232</text:p>
              </table:table-cell>
              <table:table-cell office:value-type="float" office:value="0.0177984465924862">
                <text:p>0.0177984465924862</text:p>
              </table:table-cell>
              <table:table-cell office:value-type="float" office:value="0.0208669614241935">
                <text:p>0.0208669614241935</text:p>
              </table:table-cell>
              <table:table-cell office:value-type="float" office:value="0.016747868453106">
                <text:p>0.016747868453106</text:p>
              </table:table-cell>
              <table:table-cell office:value-type="float" office:value="0.0165463826791058">
                <text:p>0.0165463826791058</text:p>
              </table:table-cell>
              <table:table-cell office:value-type="float" office:value="0.0172682180359875">
                <text:p>0.0172682180359875</text:p>
              </table:table-cell>
              <table:table-cell office:value-type="float" office:value="0.0165449326768254">
                <text:p>0.0165449326768254</text:p>
              </table:table-cell>
              <table:table-cell office:value-type="float" office:value="0.0146412884333821">
                <text:p>0.0146412884333821</text:p>
              </table:table-cell>
              <table:table-cell office:value-type="float" office:value="0.0157528285465622">
                <text:p>0.0157528285465622</text:p>
              </table:table-cell>
              <table:table-cell office:value-type="float" office:value="0.0142377219644857">
                <text:p>0.0142377219644857</text:p>
              </table:table-cell>
              <table:table-cell office:value-type="float" office:value="0.0178377399492937">
                <text:p>0.0178377399492937</text:p>
              </table:table-cell>
            </table:table-row>
            <table:table-row>
              <table:table-cell office:value-type="float" office:value="44624">
                <text:p>44624</text:p>
              </table:table-cell>
              <table:table-cell office:value-type="float" office:value="0.0163131423573147">
                <text:p>0.0163131423573147</text:p>
              </table:table-cell>
              <table:table-cell office:value-type="float" office:value="0.0187775527225069">
                <text:p>0.0187775527225069</text:p>
              </table:table-cell>
              <table:table-cell office:value-type="float" office:value="0.0217989903625516">
                <text:p>0.0217989903625516</text:p>
              </table:table-cell>
              <table:table-cell office:value-type="float" office:value="0.0149593818109768">
                <text:p>0.0149593818109768</text:p>
              </table:table-cell>
              <table:table-cell office:value-type="float" office:value="0.0168537349143239">
                <text:p>0.0168537349143239</text:p>
              </table:table-cell>
              <table:table-cell office:value-type="float" office:value="0.017378776866369">
                <text:p>0.017378776866369</text:p>
              </table:table-cell>
              <table:table-cell office:value-type="float" office:value="0.0169236119160774">
                <text:p>0.0169236119160774</text:p>
              </table:table-cell>
              <table:table-cell office:value-type="float" office:value="0.0155536028119508">
                <text:p>0.0155536028119508</text:p>
              </table:table-cell>
              <table:table-cell office:value-type="float" office:value="0.0175438596491228">
                <text:p>0.0175438596491228</text:p>
              </table:table-cell>
              <table:table-cell office:value-type="float" office:value="0.012706136793728">
                <text:p>0.012706136793728</text:p>
              </table:table-cell>
              <table:table-cell office:value-type="float" office:value="0.0170553740095797">
                <text:p>0.0170553740095797</text:p>
              </table:table-cell>
            </table:table-row>
            <table:table-row>
              <table:table-cell office:value-type="float" office:value="44625">
                <text:p>44625</text:p>
              </table:table-cell>
              <table:table-cell office:value-type="float" office:value="0.0188566098081023">
                <text:p>0.0188566098081023</text:p>
              </table:table-cell>
              <table:table-cell office:value-type="float" office:value="0.0194637608430712">
                <text:p>0.0194637608430712</text:p>
              </table:table-cell>
              <table:table-cell office:value-type="float" office:value="0.0220609791849897">
                <text:p>0.0220609791849897</text:p>
              </table:table-cell>
              <table:table-cell office:value-type="float" office:value="0.0148080991236023">
                <text:p>0.0148080991236023</text:p>
              </table:table-cell>
              <table:table-cell office:value-type="float" office:value="0.016252127601164">
                <text:p>0.016252127601164</text:p>
              </table:table-cell>
              <table:table-cell office:value-type="float" office:value="0.0200171854860758">
                <text:p>0.0200171854860758</text:p>
              </table:table-cell>
              <table:table-cell office:value-type="float" office:value="0.0183664275565721">
                <text:p>0.0183664275565721</text:p>
              </table:table-cell>
              <table:table-cell office:value-type="float" office:value="0.0153804458296633">
                <text:p>0.0153804458296633</text:p>
              </table:table-cell>
              <table:table-cell office:value-type="float" office:value="0.0169088507265522">
                <text:p>0.0169088507265522</text:p>
              </table:table-cell>
              <table:table-cell office:value-type="float" office:value="0.012722434724763">
                <text:p>0.012722434724763</text:p>
              </table:table-cell>
              <table:table-cell office:value-type="float" office:value="0.0195970946964506">
                <text:p>0.0195970946964506</text:p>
              </table:table-cell>
            </table:table-row>
            <table:table-row>
              <table:table-cell office:value-type="float" office:value="44626">
                <text:p>44626</text:p>
              </table:table-cell>
              <table:table-cell office:value-type="float" office:value="0.0196559101444108">
                <text:p>0.0196559101444108</text:p>
              </table:table-cell>
              <table:table-cell office:value-type="float" office:value="0.0189135693864086">
                <text:p>0.0189135693864086</text:p>
              </table:table-cell>
              <table:table-cell office:value-type="float" office:value="0.0236499244712991">
                <text:p>0.0236499244712991</text:p>
              </table:table-cell>
              <table:table-cell office:value-type="float" office:value="0.0175152749490835">
                <text:p>0.0175152749490835</text:p>
              </table:table-cell>
              <table:table-cell office:value-type="float" office:value="0.0186286451243104">
                <text:p>0.0186286451243104</text:p>
              </table:table-cell>
              <table:table-cell office:value-type="float" office:value="0.0193352593495719">
                <text:p>0.0193352593495719</text:p>
              </table:table-cell>
              <table:table-cell office:value-type="float" office:value="0.0196725119033794">
                <text:p>0.0196725119033794</text:p>
              </table:table-cell>
              <table:table-cell office:value-type="float" office:value="0.018348623853211">
                <text:p>0.018348623853211</text:p>
              </table:table-cell>
              <table:table-cell office:value-type="float" office:value="0.019211324570273">
                <text:p>0.019211324570273</text:p>
              </table:table-cell>
              <table:table-cell office:value-type="float" office:value="0.0145575486614688">
                <text:p>0.0145575486614688</text:p>
              </table:table-cell>
              <table:table-cell office:value-type="float" office:value="0.0203175765341143">
                <text:p>0.0203175765341143</text:p>
              </table:table-cell>
            </table:table-row>
            <table:table-row>
              <table:table-cell office:value-type="float" office:value="44627">
                <text:p>44627</text:p>
              </table:table-cell>
              <table:table-cell office:value-type="float" office:value="0.0196371304309625">
                <text:p>0.0196371304309625</text:p>
              </table:table-cell>
              <table:table-cell office:value-type="float" office:value="0.0219369283536585">
                <text:p>0.0219369283536585</text:p>
              </table:table-cell>
              <table:table-cell office:value-type="float" office:value="0.0256292696345881">
                <text:p>0.0256292696345881</text:p>
              </table:table-cell>
              <table:table-cell office:value-type="float" office:value="0.0178535806902055">
                <text:p>0.0178535806902055</text:p>
              </table:table-cell>
              <table:table-cell office:value-type="float" office:value="0.0190709903593339">
                <text:p>0.0190709903593339</text:p>
              </table:table-cell>
              <table:table-cell office:value-type="float" office:value="0.0228348901596502">
                <text:p>0.0228348901596502</text:p>
              </table:table-cell>
              <table:table-cell office:value-type="float" office:value="0.0208376173829598">
                <text:p>0.0208376173829598</text:p>
              </table:table-cell>
              <table:table-cell office:value-type="float" office:value="0.0195179979733004">
                <text:p>0.0195179979733004</text:p>
              </table:table-cell>
              <table:table-cell office:value-type="float" office:value="0.0185367524294704">
                <text:p>0.0185367524294704</text:p>
              </table:table-cell>
              <table:table-cell office:value-type="float" office:value="0.0161247263601901">
                <text:p>0.0161247263601901</text:p>
              </table:table-cell>
              <table:table-cell office:value-type="float" office:value="0.0239297475301866">
                <text:p>0.0239297475301866</text:p>
              </table:table-cell>
            </table:table-row>
            <table:table-row>
              <table:table-cell office:value-type="float" office:value="44628">
                <text:p>44628</text:p>
              </table:table-cell>
              <table:table-cell office:value-type="float" office:value="0.0216386741313428">
                <text:p>0.0216386741313428</text:p>
              </table:table-cell>
              <table:table-cell office:value-type="float" office:value="0.0224877361697994">
                <text:p>0.0224877361697994</text:p>
              </table:table-cell>
              <table:table-cell office:value-type="float" office:value="0.0279545241882661">
                <text:p>0.0279545241882661</text:p>
              </table:table-cell>
              <table:table-cell office:value-type="float" office:value="0.0174483106404438">
                <text:p>0.0174483106404438</text:p>
              </table:table-cell>
              <table:table-cell office:value-type="float" office:value="0.0206024438761012">
                <text:p>0.0206024438761012</text:p>
              </table:table-cell>
              <table:table-cell office:value-type="float" office:value="0.0225446016812923">
                <text:p>0.0225446016812923</text:p>
              </table:table-cell>
              <table:table-cell office:value-type="float" office:value="0.0225012719115675">
                <text:p>0.0225012719115675</text:p>
              </table:table-cell>
              <table:table-cell office:value-type="float" office:value="0.0200643489141121">
                <text:p>0.0200643489141121</text:p>
              </table:table-cell>
              <table:table-cell office:value-type="float" office:value="0.021069127633641">
                <text:p>0.021069127633641</text:p>
              </table:table-cell>
              <table:table-cell office:value-type="float" office:value="0.0156081808396125">
                <text:p>0.0156081808396125</text:p>
              </table:table-cell>
              <table:table-cell office:value-type="float" office:value="0.0225364560318162">
                <text:p>0.0225364560318162</text:p>
              </table:table-cell>
            </table:table-row>
            <table:table-row>
              <table:table-cell office:value-type="float" office:value="44629">
                <text:p>44629</text:p>
              </table:table-cell>
              <table:table-cell office:value-type="float" office:value="0.0219994677548124">
                <text:p>0.0219994677548124</text:p>
              </table:table-cell>
              <table:table-cell office:value-type="float" office:value="0.0237899521299744">
                <text:p>0.0237899521299744</text:p>
              </table:table-cell>
              <table:table-cell office:value-type="float" office:value="0.0294575444302474">
                <text:p>0.0294575444302474</text:p>
              </table:table-cell>
              <table:table-cell office:value-type="float" office:value="0.0170606372045221">
                <text:p>0.0170606372045221</text:p>
              </table:table-cell>
              <table:table-cell office:value-type="float" office:value="0.0213661494560371">
                <text:p>0.0213661494560371</text:p>
              </table:table-cell>
              <table:table-cell office:value-type="float" office:value="0.0248433332895411">
                <text:p>0.0248433332895411</text:p>
              </table:table-cell>
              <table:table-cell office:value-type="float" office:value="0.0236731488752367">
                <text:p>0.0236731488752367</text:p>
              </table:table-cell>
              <table:table-cell office:value-type="float" office:value="0.0202226262805446">
                <text:p>0.0202226262805446</text:p>
              </table:table-cell>
              <table:table-cell office:value-type="float" office:value="0.0209521340936582">
                <text:p>0.0209521340936582</text:p>
              </table:table-cell>
              <table:table-cell office:value-type="float" office:value="0.0171958384992723">
                <text:p>0.0171958384992723</text:p>
              </table:table-cell>
              <table:table-cell office:value-type="float" office:value="0.0252171229555173">
                <text:p>0.0252171229555173</text:p>
              </table:table-cell>
            </table:table-row>
            <table:table-row>
              <table:table-cell office:value-type="float" office:value="44630">
                <text:p>44630</text:p>
              </table:table-cell>
              <table:table-cell office:value-type="float" office:value="0.0232685348817639">
                <text:p>0.0232685348817639</text:p>
              </table:table-cell>
              <table:table-cell office:value-type="float" office:value="0.023111292554036">
                <text:p>0.023111292554036</text:p>
              </table:table-cell>
              <table:table-cell office:value-type="float" office:value="0.0312629174371805">
                <text:p>0.0312629174371805</text:p>
              </table:table-cell>
              <table:table-cell office:value-type="float" office:value="0.0203945487467836">
                <text:p>0.0203945487467836</text:p>
              </table:table-cell>
              <table:table-cell office:value-type="float" office:value="0.0238244929022865">
                <text:p>0.0238244929022865</text:p>
              </table:table-cell>
              <table:table-cell office:value-type="float" office:value="0.0242157537614318">
                <text:p>0.0242157537614318</text:p>
              </table:table-cell>
              <table:table-cell office:value-type="float" office:value="0.0243907722300444">
                <text:p>0.0243907722300444</text:p>
              </table:table-cell>
              <table:table-cell office:value-type="float" office:value="0.0209628633843052">
                <text:p>0.0209628633843052</text:p>
              </table:table-cell>
              <table:table-cell office:value-type="float" office:value="0.022348888706635">
                <text:p>0.022348888706635</text:p>
              </table:table-cell>
              <table:table-cell office:value-type="float" office:value="0.0185963114754098">
                <text:p>0.0185963114754098</text:p>
              </table:table-cell>
              <table:table-cell office:value-type="float" office:value="0.0248232848232848">
                <text:p>0.0248232848232848</text:p>
              </table:table-cell>
            </table:table-row>
            <table:table-row>
              <table:table-cell office:value-type="float" office:value="44631">
                <text:p>44631</text:p>
              </table:table-cell>
              <table:table-cell office:value-type="float" office:value="0.0208126430329462">
                <text:p>0.0208126430329462</text:p>
              </table:table-cell>
              <table:table-cell office:value-type="float" office:value="0.0239348079161816">
                <text:p>0.0239348079161816</text:p>
              </table:table-cell>
              <table:table-cell office:value-type="float" office:value="0.027558261881842">
                <text:p>0.027558261881842</text:p>
              </table:table-cell>
              <table:table-cell office:value-type="float" office:value="0.0211344831023826">
                <text:p>0.0211344831023826</text:p>
              </table:table-cell>
              <table:table-cell office:value-type="float" office:value="0.022609885411322">
                <text:p>0.022609885411322</text:p>
              </table:table-cell>
              <table:table-cell office:value-type="float" office:value="0.0240759579518481">
                <text:p>0.0240759579518481</text:p>
              </table:table-cell>
              <table:table-cell office:value-type="float" office:value="0.0254689913926286">
                <text:p>0.0254689913926286</text:p>
              </table:table-cell>
              <table:table-cell office:value-type="float" office:value="0.0209799210571478">
                <text:p>0.0209799210571478</text:p>
              </table:table-cell>
              <table:table-cell office:value-type="float" office:value="0.024063149853584">
                <text:p>0.024063149853584</text:p>
              </table:table-cell>
              <table:table-cell office:value-type="float" office:value="0.0179042991443963">
                <text:p>0.0179042991443963</text:p>
              </table:table-cell>
              <table:table-cell office:value-type="float" office:value="0.0244706699062825">
                <text:p>0.0244706699062825</text:p>
              </table:table-cell>
            </table:table-row>
            <table:table-row>
              <table:table-cell office:value-type="float" office:value="44632">
                <text:p>44632</text:p>
              </table:table-cell>
              <table:table-cell office:value-type="float" office:value="0.0217258978320925">
                <text:p>0.0217258978320925</text:p>
              </table:table-cell>
              <table:table-cell office:value-type="float" office:value="0.0222514412865379">
                <text:p>0.0222514412865379</text:p>
              </table:table-cell>
              <table:table-cell office:value-type="float" office:value="0.027121204737073">
                <text:p>0.027121204737073</text:p>
              </table:table-cell>
              <table:table-cell office:value-type="float" office:value="0.01820860962004">
                <text:p>0.01820860962004</text:p>
              </table:table-cell>
              <table:table-cell office:value-type="float" office:value="0.020438609577801">
                <text:p>0.020438609577801</text:p>
              </table:table-cell>
              <table:table-cell office:value-type="float" office:value="0.0225029771274484">
                <text:p>0.0225029771274484</text:p>
              </table:table-cell>
              <table:table-cell office:value-type="float" office:value="0.0230492138441318">
                <text:p>0.0230492138441318</text:p>
              </table:table-cell>
              <table:table-cell office:value-type="float" office:value="0.0195730368571028">
                <text:p>0.0195730368571028</text:p>
              </table:table-cell>
              <table:table-cell office:value-type="float" office:value="0.0207931699256403">
                <text:p>0.0207931699256403</text:p>
              </table:table-cell>
              <table:table-cell office:value-type="float" office:value="0.0164526484751204">
                <text:p>0.0164526484751204</text:p>
              </table:table-cell>
              <table:table-cell office:value-type="float" office:value="0.0219029344316001">
                <text:p>0.0219029344316001</text:p>
              </table:table-cell>
            </table:table-row>
            <table:table-row>
              <table:table-cell office:value-type="float" office:value="44633">
                <text:p>44633</text:p>
              </table:table-cell>
              <table:table-cell office:value-type="float" office:value="0.0230921385528313">
                <text:p>0.0230921385528313</text:p>
              </table:table-cell>
              <table:table-cell office:value-type="float" office:value="0.0249796160403232">
                <text:p>0.0249796160403232</text:p>
              </table:table-cell>
              <table:table-cell office:value-type="float" office:value="0.0271285575025559">
                <text:p>0.0271285575025559</text:p>
              </table:table-cell>
              <table:table-cell office:value-type="float" office:value="0.0218091182885035">
                <text:p>0.0218091182885035</text:p>
              </table:table-cell>
              <table:table-cell office:value-type="float" office:value="0.0235289852445347">
                <text:p>0.0235289852445347</text:p>
              </table:table-cell>
              <table:table-cell office:value-type="float" office:value="0.0243994347621291">
                <text:p>0.0243994347621291</text:p>
              </table:table-cell>
              <table:table-cell office:value-type="float" office:value="0.0240053239530351">
                <text:p>0.0240053239530351</text:p>
              </table:table-cell>
              <table:table-cell office:value-type="float" office:value="0.0229577724506731">
                <text:p>0.0229577724506731</text:p>
              </table:table-cell>
              <table:table-cell office:value-type="float" office:value="0.021078431372549">
                <text:p>0.021078431372549</text:p>
              </table:table-cell>
              <table:table-cell office:value-type="float" office:value="0.0190863057147627">
                <text:p>0.0190863057147627</text:p>
              </table:table-cell>
              <table:table-cell office:value-type="float" office:value="0.0222703799336038">
                <text:p>0.0222703799336038</text:p>
              </table:table-cell>
            </table:table-row>
            <table:table-row>
              <table:table-cell office:value-type="float" office:value="44634">
                <text:p>44634</text:p>
              </table:table-cell>
              <table:table-cell office:value-type="float" office:value="0.0235932203389831">
                <text:p>0.0235932203389831</text:p>
              </table:table-cell>
              <table:table-cell office:value-type="float" office:value="0.025341602868495">
                <text:p>0.025341602868495</text:p>
              </table:table-cell>
              <table:table-cell office:value-type="float" office:value="0.0294480240050243">
                <text:p>0.0294480240050243</text:p>
              </table:table-cell>
              <table:table-cell office:value-type="float" office:value="0.0202570694087404">
                <text:p>0.0202570694087404</text:p>
              </table:table-cell>
              <table:table-cell office:value-type="float" office:value="0.0256483025293554">
                <text:p>0.0256483025293554</text:p>
              </table:table-cell>
              <table:table-cell office:value-type="float" office:value="0.0248818113958696">
                <text:p>0.0248818113958696</text:p>
              </table:table-cell>
              <table:table-cell office:value-type="float" office:value="0.024322881611623">
                <text:p>0.024322881611623</text:p>
              </table:table-cell>
              <table:table-cell office:value-type="float" office:value="0.0231159387764262">
                <text:p>0.0231159387764262</text:p>
              </table:table-cell>
              <table:table-cell office:value-type="float" office:value="0.0223120168657765">
                <text:p>0.0223120168657765</text:p>
              </table:table-cell>
              <table:table-cell office:value-type="float" office:value="0.0200580917411081">
                <text:p>0.0200580917411081</text:p>
              </table:table-cell>
              <table:table-cell office:value-type="float" office:value="0.0263064815633566">
                <text:p>0.0263064815633566</text:p>
              </table:table-cell>
            </table:table-row>
            <table:table-row>
              <table:table-cell office:value-type="float" office:value="44635">
                <text:p>44635</text:p>
              </table:table-cell>
              <table:table-cell office:value-type="float" office:value="0.0254298642533937">
                <text:p>0.0254298642533937</text:p>
              </table:table-cell>
              <table:table-cell office:value-type="float" office:value="0.0270276868987744">
                <text:p>0.0270276868987744</text:p>
              </table:table-cell>
              <table:table-cell office:value-type="float" office:value="0.0325583593233154">
                <text:p>0.0325583593233154</text:p>
              </table:table-cell>
              <table:table-cell office:value-type="float" office:value="0.0207140626626418">
                <text:p>0.0207140626626418</text:p>
              </table:table-cell>
              <table:table-cell office:value-type="float" office:value="0.0251227466580654">
                <text:p>0.0251227466580654</text:p>
              </table:table-cell>
              <table:table-cell office:value-type="float" office:value="0.0273483158006588">
                <text:p>0.0273483158006588</text:p>
              </table:table-cell>
              <table:table-cell office:value-type="float" office:value="0.0298270960525703">
                <text:p>0.0298270960525703</text:p>
              </table:table-cell>
              <table:table-cell office:value-type="float" office:value="0.0243030412744388">
                <text:p>0.0243030412744388</text:p>
              </table:table-cell>
              <table:table-cell office:value-type="float" office:value="0.0253461317291105">
                <text:p>0.0253461317291105</text:p>
              </table:table-cell>
              <table:table-cell office:value-type="float" office:value="0.0207450613547571">
                <text:p>0.0207450613547571</text:p>
              </table:table-cell>
              <table:table-cell office:value-type="float" office:value="0.0272377027148105">
                <text:p>0.0272377027148105</text:p>
              </table:table-cell>
            </table:table-row>
            <table:table-row>
              <table:table-cell office:value-type="float" office:value="44636">
                <text:p>44636</text:p>
              </table:table-cell>
              <table:table-cell office:value-type="float" office:value="0.0265570234564573">
                <text:p>0.0265570234564573</text:p>
              </table:table-cell>
              <table:table-cell office:value-type="float" office:value="0.028107372106594">
                <text:p>0.028107372106594</text:p>
              </table:table-cell>
              <table:table-cell office:value-type="float" office:value="0.0316311423401405">
                <text:p>0.0316311423401405</text:p>
              </table:table-cell>
              <table:table-cell office:value-type="float" office:value="0.0230405266406089">
                <text:p>0.0230405266406089</text:p>
              </table:table-cell>
              <table:table-cell office:value-type="float" office:value="0.0273171081915428">
                <text:p>0.0273171081915428</text:p>
              </table:table-cell>
              <table:table-cell office:value-type="float" office:value="0.0277792468796277">
                <text:p>0.0277792468796277</text:p>
              </table:table-cell>
              <table:table-cell office:value-type="float" office:value="0.0304207863876753">
                <text:p>0.0304207863876753</text:p>
              </table:table-cell>
              <table:table-cell office:value-type="float" office:value="0.0286071875558734">
                <text:p>0.0286071875558734</text:p>
              </table:table-cell>
              <table:table-cell office:value-type="float" office:value="0.0253443041316496">
                <text:p>0.0253443041316496</text:p>
              </table:table-cell>
              <table:table-cell office:value-type="float" office:value="0.0214678799106413">
                <text:p>0.0214678799106413</text:p>
              </table:table-cell>
              <table:table-cell office:value-type="float" office:value="0.0260325181281809">
                <text:p>0.0260325181281809</text:p>
              </table:table-cell>
            </table:table-row>
            <table:table-row>
              <table:table-cell office:value-type="float" office:value="44637">
                <text:p>44637</text:p>
              </table:table-cell>
              <table:table-cell office:value-type="float" office:value="0.0261336102457598">
                <text:p>0.0261336102457598</text:p>
              </table:table-cell>
              <table:table-cell office:value-type="float" office:value="0.0290794979079498">
                <text:p>0.0290794979079498</text:p>
              </table:table-cell>
              <table:table-cell office:value-type="float" office:value="0.0326807668966757">
                <text:p>0.0326807668966757</text:p>
              </table:table-cell>
              <table:table-cell office:value-type="float" office:value="0.0246096066416288">
                <text:p>0.0246096066416288</text:p>
              </table:table-cell>
              <table:table-cell office:value-type="float" office:value="0.0266574823488893">
                <text:p>0.0266574823488893</text:p>
              </table:table-cell>
              <table:table-cell office:value-type="float" office:value="0.0275131603983002">
                <text:p>0.0275131603983002</text:p>
              </table:table-cell>
              <table:table-cell office:value-type="float" office:value="0.0295081241422057">
                <text:p>0.0295081241422057</text:p>
              </table:table-cell>
              <table:table-cell office:value-type="float" office:value="0.0271663778162912">
                <text:p>0.0271663778162912</text:p>
              </table:table-cell>
              <table:table-cell office:value-type="float" office:value="0.0256171795738925">
                <text:p>0.0256171795738925</text:p>
              </table:table-cell>
              <table:table-cell office:value-type="float" office:value="0.0250581518291394">
                <text:p>0.0250581518291394</text:p>
              </table:table-cell>
              <table:table-cell office:value-type="float" office:value="0.0248009797917942">
                <text:p>0.0248009797917942</text:p>
              </table:table-cell>
            </table:table-row>
            <table:table-row>
              <table:table-cell office:value-type="float" office:value="44638">
                <text:p>44638</text:p>
              </table:table-cell>
              <table:table-cell office:value-type="float" office:value="0.0239103025936599">
                <text:p>0.0239103025936599</text:p>
              </table:table-cell>
              <table:table-cell office:value-type="float" office:value="0.0263043687915903">
                <text:p>0.0263043687915903</text:p>
              </table:table-cell>
              <table:table-cell office:value-type="float" office:value="0.0306517828313114">
                <text:p>0.0306517828313114</text:p>
              </table:table-cell>
              <table:table-cell office:value-type="float" office:value="0.0231333264484147">
                <text:p>0.0231333264484147</text:p>
              </table:table-cell>
              <table:table-cell office:value-type="float" office:value="0.0229202648244099">
                <text:p>0.0229202648244099</text:p>
              </table:table-cell>
              <table:table-cell office:value-type="float" office:value="0.0251561575382997">
                <text:p>0.0251561575382997</text:p>
              </table:table-cell>
              <table:table-cell office:value-type="float" office:value="0.0281995161847713">
                <text:p>0.0281995161847713</text:p>
              </table:table-cell>
              <table:table-cell office:value-type="float" office:value="0.025215334493685">
                <text:p>0.025215334493685</text:p>
              </table:table-cell>
              <table:table-cell office:value-type="float" office:value="0.0262530885986587">
                <text:p>0.0262530885986587</text:p>
              </table:table-cell>
              <table:table-cell office:value-type="float" office:value="0.0212091396086148">
                <text:p>0.0212091396086148</text:p>
              </table:table-cell>
              <table:table-cell office:value-type="float" office:value="0.0232038657913931">
                <text:p>0.0232038657913931</text:p>
              </table:table-cell>
            </table:table-row>
            <table:table-row>
              <table:table-cell office:value-type="float" office:value="44639">
                <text:p>44639</text:p>
              </table:table-cell>
              <table:table-cell office:value-type="float" office:value="0.0257669285447063">
                <text:p>0.0257669285447063</text:p>
              </table:table-cell>
              <table:table-cell office:value-type="float" office:value="0.0260812975570685">
                <text:p>0.0260812975570685</text:p>
              </table:table-cell>
              <table:table-cell office:value-type="float" office:value="0.0301226770314588">
                <text:p>0.0301226770314588</text:p>
              </table:table-cell>
              <table:table-cell office:value-type="float" office:value="0.0227978165471476">
                <text:p>0.0227978165471476</text:p>
              </table:table-cell>
              <table:table-cell office:value-type="float" office:value="0.0247878517195176">
                <text:p>0.0247878517195176</text:p>
              </table:table-cell>
              <table:table-cell office:value-type="float" office:value="0.0255907401566164">
                <text:p>0.0255907401566164</text:p>
              </table:table-cell>
              <table:table-cell office:value-type="float" office:value="0.0278477973832673">
                <text:p>0.0278477973832673</text:p>
              </table:table-cell>
              <table:table-cell office:value-type="float" office:value="0.0250212044105174">
                <text:p>0.0250212044105174</text:p>
              </table:table-cell>
              <table:table-cell office:value-type="float" office:value="0.0255492867299665">
                <text:p>0.0255492867299665</text:p>
              </table:table-cell>
              <table:table-cell office:value-type="float" office:value="0.0212597086002608">
                <text:p>0.0212597086002608</text:p>
              </table:table-cell>
              <table:table-cell office:value-type="float" office:value="0.0219843242209902">
                <text:p>0.0219843242209902</text:p>
              </table:table-cell>
            </table:table-row>
            <table:table-row>
              <table:table-cell office:value-type="float" office:value="44640">
                <text:p>44640</text:p>
              </table:table-cell>
              <table:table-cell office:value-type="float" office:value="0.0254711491114195">
                <text:p>0.0254711491114195</text:p>
              </table:table-cell>
              <table:table-cell office:value-type="float" office:value="0.0265814510857724">
                <text:p>0.0265814510857724</text:p>
              </table:table-cell>
              <table:table-cell office:value-type="float" office:value="0.0324282498593135">
                <text:p>0.0324282498593135</text:p>
              </table:table-cell>
              <table:table-cell office:value-type="float" office:value="0.0271257172665623">
                <text:p>0.0271257172665623</text:p>
              </table:table-cell>
              <table:table-cell office:value-type="float" office:value="0.0251656105990783">
                <text:p>0.0251656105990783</text:p>
              </table:table-cell>
              <table:table-cell office:value-type="float" office:value="0.0281166121874086">
                <text:p>0.0281166121874086</text:p>
              </table:table-cell>
              <table:table-cell office:value-type="float" office:value="0.0310560450033706">
                <text:p>0.0310560450033706</text:p>
              </table:table-cell>
              <table:table-cell office:value-type="float" office:value="0.0281804633518493">
                <text:p>0.0281804633518493</text:p>
              </table:table-cell>
              <table:table-cell office:value-type="float" office:value="0.027063957332393">
                <text:p>0.027063957332393</text:p>
              </table:table-cell>
              <table:table-cell office:value-type="float" office:value="0.0229999447116714">
                <text:p>0.0229999447116714</text:p>
              </table:table-cell>
              <table:table-cell office:value-type="float" office:value="0.0244059976931949">
                <text:p>0.0244059976931949</text:p>
              </table:table-cell>
            </table:table-row>
            <table:table-row>
              <table:table-cell office:value-type="float" office:value="44641">
                <text:p>44641</text:p>
              </table:table-cell>
              <table:table-cell office:value-type="float" office:value="0.0309310479158551">
                <text:p>0.0309310479158551</text:p>
              </table:table-cell>
              <table:table-cell office:value-type="float" office:value="0.0297160605233888">
                <text:p>0.0297160605233888</text:p>
              </table:table-cell>
              <table:table-cell office:value-type="float" office:value="0.0333637844064027">
                <text:p>0.0333637844064027</text:p>
              </table:table-cell>
              <table:table-cell office:value-type="float" office:value="0.0290795909293019">
                <text:p>0.0290795909293019</text:p>
              </table:table-cell>
              <table:table-cell office:value-type="float" office:value="0.0310115678070391">
                <text:p>0.0310115678070391</text:p>
              </table:table-cell>
              <table:table-cell office:value-type="float" office:value="0.0322967189728959">
                <text:p>0.0322967189728959</text:p>
              </table:table-cell>
              <table:table-cell office:value-type="float" office:value="0.0329165755630205">
                <text:p>0.0329165755630205</text:p>
              </table:table-cell>
              <table:table-cell office:value-type="float" office:value="0.0297829379101464">
                <text:p>0.0297829379101464</text:p>
              </table:table-cell>
              <table:table-cell office:value-type="float" office:value="0.0310962556803245">
                <text:p>0.0310962556803245</text:p>
              </table:table-cell>
              <table:table-cell office:value-type="float" office:value="0.0293781544614799">
                <text:p>0.0293781544614799</text:p>
              </table:table-cell>
              <table:table-cell office:value-type="float" office:value="0.024373730534868">
                <text:p>0.024373730534868</text:p>
              </table:table-cell>
            </table:table-row>
            <table:table-row>
              <table:table-cell office:value-type="float" office:value="44642">
                <text:p>44642</text:p>
              </table:table-cell>
              <table:table-cell office:value-type="float" office:value="0.0276658608648939">
                <text:p>0.0276658608648939</text:p>
              </table:table-cell>
              <table:table-cell office:value-type="float" office:value="0.0278807723792555">
                <text:p>0.0278807723792555</text:p>
              </table:table-cell>
              <table:table-cell office:value-type="float" office:value="0.0332533823906108">
                <text:p>0.0332533823906108</text:p>
              </table:table-cell>
              <table:table-cell office:value-type="float" office:value="0.0250438008863238">
                <text:p>0.0250438008863238</text:p>
              </table:table-cell>
              <table:table-cell office:value-type="float" office:value="0.0283085633404105">
                <text:p>0.0283085633404105</text:p>
              </table:table-cell>
              <table:table-cell office:value-type="float" office:value="0.0269425697854573">
                <text:p>0.0269425697854573</text:p>
              </table:table-cell>
              <table:table-cell office:value-type="float" office:value="0.0281754667277517">
                <text:p>0.0281754667277517</text:p>
              </table:table-cell>
              <table:table-cell office:value-type="float" office:value="0.0289485458612975">
                <text:p>0.0289485458612975</text:p>
              </table:table-cell>
              <table:table-cell office:value-type="float" office:value="0.0294628135034279">
                <text:p>0.0294628135034279</text:p>
              </table:table-cell>
              <table:table-cell office:value-type="float" office:value="0.0238529159519726">
                <text:p>0.0238529159519726</text:p>
              </table:table-cell>
              <table:table-cell office:value-type="float" office:value="0.0261354870910658">
                <text:p>0.0261354870910658</text:p>
              </table:table-cell>
            </table:table-row>
            <table:table-row>
              <table:table-cell office:value-type="float" office:value="44643">
                <text:p>44643</text:p>
              </table:table-cell>
              <table:table-cell office:value-type="float" office:value="0.0280262373285629">
                <text:p>0.0280262373285629</text:p>
              </table:table-cell>
              <table:table-cell office:value-type="float" office:value="0.0286500565138336">
                <text:p>0.0286500565138336</text:p>
              </table:table-cell>
              <table:table-cell office:value-type="float" office:value="0.033094240465876">
                <text:p>0.033094240465876</text:p>
              </table:table-cell>
              <table:table-cell office:value-type="float" office:value="0.0269307345698418">
                <text:p>0.0269307345698418</text:p>
              </table:table-cell>
              <table:table-cell office:value-type="float" office:value="0.029915464218044">
                <text:p>0.029915464218044</text:p>
              </table:table-cell>
              <table:table-cell office:value-type="float" office:value="0.0278940960841238">
                <text:p>0.0278940960841238</text:p>
              </table:table-cell>
              <table:table-cell office:value-type="float" office:value="0.0293945700722587">
                <text:p>0.0293945700722587</text:p>
              </table:table-cell>
              <table:table-cell office:value-type="float" office:value="0.0283468208092486">
                <text:p>0.0283468208092486</text:p>
              </table:table-cell>
              <table:table-cell office:value-type="float" office:value="0.0291184682887914">
                <text:p>0.0291184682887914</text:p>
              </table:table-cell>
              <table:table-cell office:value-type="float" office:value="0.0268280439511406">
                <text:p>0.0268280439511406</text:p>
              </table:table-cell>
              <table:table-cell office:value-type="float" office:value="0.027467930842164">
                <text:p>0.027467930842164</text:p>
              </table:table-cell>
            </table:table-row>
            <table:table-row>
              <table:table-cell office:value-type="float" office:value="44644">
                <text:p>44644</text:p>
              </table:table-cell>
              <table:table-cell office:value-type="float" office:value="0.0282024839707663">
                <text:p>0.0282024839707663</text:p>
              </table:table-cell>
              <table:table-cell office:value-type="float" office:value="0.0278236780715397">
                <text:p>0.0278236780715397</text:p>
              </table:table-cell>
              <table:table-cell office:value-type="float" office:value="0.0330565016563244">
                <text:p>0.0330565016563244</text:p>
              </table:table-cell>
              <table:table-cell office:value-type="float" office:value="0.0252612356700822">
                <text:p>0.0252612356700822</text:p>
              </table:table-cell>
              <table:table-cell office:value-type="float" office:value="0.0275520387795837">
                <text:p>0.0275520387795837</text:p>
              </table:table-cell>
              <table:table-cell office:value-type="float" office:value="0.0269688160676533">
                <text:p>0.0269688160676533</text:p>
              </table:table-cell>
              <table:table-cell office:value-type="float" office:value="0.0278568947551233">
                <text:p>0.0278568947551233</text:p>
              </table:table-cell>
              <table:table-cell office:value-type="float" office:value="0.0289552106035671">
                <text:p>0.0289552106035671</text:p>
              </table:table-cell>
              <table:table-cell office:value-type="float" office:value="0.0271199721399965">
                <text:p>0.0271199721399965</text:p>
              </table:table-cell>
              <table:table-cell office:value-type="float" office:value="0.0263471755394123">
                <text:p>0.0263471755394123</text:p>
              </table:table-cell>
              <table:table-cell office:value-type="float" office:value="0.0256048753865745">
                <text:p>0.0256048753865745</text:p>
              </table:table-cell>
            </table:table-row>
            <table:table-row>
              <table:table-cell office:value-type="float" office:value="44645">
                <text:p>44645</text:p>
              </table:table-cell>
              <table:table-cell office:value-type="float" office:value="0.0247944669189612">
                <text:p>0.0247944669189612</text:p>
              </table:table-cell>
              <table:table-cell office:value-type="float" office:value="0.0244292873051225">
                <text:p>0.0244292873051225</text:p>
              </table:table-cell>
              <table:table-cell office:value-type="float" office:value="0.0332800142184306">
                <text:p>0.0332800142184306</text:p>
              </table:table-cell>
              <table:table-cell office:value-type="float" office:value="0.0259248180277196">
                <text:p>0.0259248180277196</text:p>
              </table:table-cell>
              <table:table-cell office:value-type="float" office:value="0.0270409212420317">
                <text:p>0.0270409212420317</text:p>
              </table:table-cell>
              <table:table-cell office:value-type="float" office:value="0.0257556675062972">
                <text:p>0.0257556675062972</text:p>
              </table:table-cell>
              <table:table-cell office:value-type="float" office:value="0.0270641085219854">
                <text:p>0.0270641085219854</text:p>
              </table:table-cell>
              <table:table-cell office:value-type="float" office:value="0.0266095534787124">
                <text:p>0.0266095534787124</text:p>
              </table:table-cell>
              <table:table-cell office:value-type="float" office:value="0.0268215597505766">
                <text:p>0.0268215597505766</text:p>
              </table:table-cell>
              <table:table-cell office:value-type="float" office:value="0.0227846740824332">
                <text:p>0.0227846740824332</text:p>
              </table:table-cell>
              <table:table-cell office:value-type="float" office:value="0.0252004074582577">
                <text:p>0.0252004074582577</text:p>
              </table:table-cell>
            </table:table-row>
            <table:table-row>
              <table:table-cell office:value-type="float" office:value="44646">
                <text:p>44646</text:p>
              </table:table-cell>
              <table:table-cell office:value-type="float" office:value="0.0268716769650812">
                <text:p>0.0268716769650812</text:p>
              </table:table-cell>
              <table:table-cell office:value-type="float" office:value="0.0244978460580267">
                <text:p>0.0244978460580267</text:p>
              </table:table-cell>
              <table:table-cell office:value-type="float" office:value="0.029658687721753">
                <text:p>0.029658687721753</text:p>
              </table:table-cell>
              <table:table-cell office:value-type="float" office:value="0.0222835079977937">
                <text:p>0.0222835079977937</text:p>
              </table:table-cell>
              <table:table-cell office:value-type="float" office:value="0.0259680569918419">
                <text:p>0.0259680569918419</text:p>
              </table:table-cell>
              <table:table-cell office:value-type="float" office:value="0.025153167331797">
                <text:p>0.025153167331797</text:p>
              </table:table-cell>
              <table:table-cell office:value-type="float" office:value="0.0249722119303446">
                <text:p>0.0249722119303446</text:p>
              </table:table-cell>
              <table:table-cell office:value-type="float" office:value="0.0230809749557056">
                <text:p>0.0230809749557056</text:p>
              </table:table-cell>
              <table:table-cell office:value-type="float" office:value="0.0235343657886118">
                <text:p>0.0235343657886118</text:p>
              </table:table-cell>
              <table:table-cell office:value-type="float" office:value="0.0231261372307331">
                <text:p>0.0231261372307331</text:p>
              </table:table-cell>
              <table:table-cell office:value-type="float" office:value="0.0200451999606957">
                <text:p>0.0200451999606957</text:p>
              </table:table-cell>
            </table:table-row>
            <table:table-row>
              <table:table-cell office:value-type="float" office:value="44647">
                <text:p>44647</text:p>
              </table:table-cell>
              <table:table-cell office:value-type="float" office:value="0.0252252252252252">
                <text:p>0.0252252252252252</text:p>
              </table:table-cell>
              <table:table-cell office:value-type="float" office:value="0.0247754643804858">
                <text:p>0.0247754643804858</text:p>
              </table:table-cell>
              <table:table-cell office:value-type="float" office:value="0.0298718361883041">
                <text:p>0.0298718361883041</text:p>
              </table:table-cell>
              <table:table-cell office:value-type="float" office:value="0.0235063663075416">
                <text:p>0.0235063663075416</text:p>
              </table:table-cell>
              <table:table-cell office:value-type="float" office:value="0.0247616877444837">
                <text:p>0.0247616877444837</text:p>
              </table:table-cell>
              <table:table-cell office:value-type="float" office:value="0.0266079418344519">
                <text:p>0.0266079418344519</text:p>
              </table:table-cell>
              <table:table-cell office:value-type="float" office:value="0.0238732045567112">
                <text:p>0.0238732045567112</text:p>
              </table:table-cell>
              <table:table-cell office:value-type="float" office:value="0.0263907347636226">
                <text:p>0.0263907347636226</text:p>
              </table:table-cell>
              <table:table-cell office:value-type="float" office:value="0.026763311959855">
                <text:p>0.026763311959855</text:p>
              </table:table-cell>
              <table:table-cell office:value-type="float" office:value="0.0207290501148342">
                <text:p>0.0207290501148342</text:p>
              </table:table-cell>
              <table:table-cell office:value-type="float" office:value="0.0228800158134019">
                <text:p>0.0228800158134019</text:p>
              </table:table-cell>
            </table:table-row>
            <table:table-row>
              <table:table-cell office:value-type="float" office:value="44648">
                <text:p>44648</text:p>
              </table:table-cell>
              <table:table-cell office:value-type="float" office:value="0.0253554829506235">
                <text:p>0.0253554829506235</text:p>
              </table:table-cell>
              <table:table-cell office:value-type="float" office:value="0.026749174103841">
                <text:p>0.026749174103841</text:p>
              </table:table-cell>
              <table:table-cell office:value-type="float" office:value="0.0338192974528504">
                <text:p>0.0338192974528504</text:p>
              </table:table-cell>
              <table:table-cell office:value-type="float" office:value="0.0291679459625422">
                <text:p>0.0291679459625422</text:p>
              </table:table-cell>
              <table:table-cell office:value-type="float" office:value="0.0286503781268179">
                <text:p>0.0286503781268179</text:p>
              </table:table-cell>
              <table:table-cell office:value-type="float" office:value="0.0276446041027996">
                <text:p>0.0276446041027996</text:p>
              </table:table-cell>
              <table:table-cell office:value-type="float" office:value="0.0288948256467942">
                <text:p>0.0288948256467942</text:p>
              </table:table-cell>
              <table:table-cell office:value-type="float" office:value="0.028900408275609">
                <text:p>0.028900408275609</text:p>
              </table:table-cell>
              <table:table-cell office:value-type="float" office:value="0.0293181215176439">
                <text:p>0.0293181215176439</text:p>
              </table:table-cell>
              <table:table-cell office:value-type="float" office:value="0.0235916657479881">
                <text:p>0.0235916657479881</text:p>
              </table:table-cell>
              <table:table-cell office:value-type="float" office:value="0.0238931834153197">
                <text:p>0.0238931834153197</text:p>
              </table:table-cell>
            </table:table-row>
            <table:table-row>
              <table:table-cell office:value-type="float" office:value="44649">
                <text:p>44649</text:p>
              </table:table-cell>
              <table:table-cell office:value-type="float" office:value="0.0282584683357879">
                <text:p>0.0282584683357879</text:p>
              </table:table-cell>
              <table:table-cell office:value-type="float" office:value="0.0291011848693669">
                <text:p>0.0291011848693669</text:p>
              </table:table-cell>
              <table:table-cell office:value-type="float" office:value="0.0345883885284257">
                <text:p>0.0345883885284257</text:p>
              </table:table-cell>
              <table:table-cell office:value-type="float" office:value="0.0285416666666667">
                <text:p>0.0285416666666667</text:p>
              </table:table-cell>
              <table:table-cell office:value-type="float" office:value="0.0281959027828769">
                <text:p>0.0281959027828769</text:p>
              </table:table-cell>
              <table:table-cell office:value-type="float" office:value="0.0297349274446253">
                <text:p>0.0297349274446253</text:p>
              </table:table-cell>
              <table:table-cell office:value-type="float" office:value="0.0298388233635637">
                <text:p>0.0298388233635637</text:p>
              </table:table-cell>
              <table:table-cell office:value-type="float" office:value="0.0266837834120398">
                <text:p>0.0266837834120398</text:p>
              </table:table-cell>
              <table:table-cell office:value-type="float" office:value="0.0310442981675858">
                <text:p>0.0310442981675858</text:p>
              </table:table-cell>
              <table:table-cell office:value-type="float" office:value="0.0223681975196784">
                <text:p>0.0223681975196784</text:p>
              </table:table-cell>
              <table:table-cell office:value-type="float" office:value="0.026040444798949">
                <text:p>0.026040444798949</text:p>
              </table:table-cell>
            </table:table-row>
            <table:table-row>
              <table:table-cell office:value-type="float" office:value="44650">
                <text:p>44650</text:p>
              </table:table-cell>
              <table:table-cell office:value-type="float" office:value="0.0278623698922776">
                <text:p>0.0278623698922776</text:p>
              </table:table-cell>
              <table:table-cell office:value-type="float" office:value="0.0279508501923793">
                <text:p>0.0279508501923793</text:p>
              </table:table-cell>
              <table:table-cell office:value-type="float" office:value="0.0325098151872067">
                <text:p>0.0325098151872067</text:p>
              </table:table-cell>
              <table:table-cell office:value-type="float" office:value="0.0297297297297297">
                <text:p>0.0297297297297297</text:p>
              </table:table-cell>
              <table:table-cell office:value-type="float" office:value="0.0284598416085054">
                <text:p>0.0284598416085054</text:p>
              </table:table-cell>
              <table:table-cell office:value-type="float" office:value="0.0278017706758799">
                <text:p>0.0278017706758799</text:p>
              </table:table-cell>
              <table:table-cell office:value-type="float" office:value="0.0272081741698109">
                <text:p>0.0272081741698109</text:p>
              </table:table-cell>
              <table:table-cell office:value-type="float" office:value="0.027165300855707">
                <text:p>0.027165300855707</text:p>
              </table:table-cell>
              <table:table-cell office:value-type="float" office:value="0.0285109945798264">
                <text:p>0.0285109945798264</text:p>
              </table:table-cell>
              <table:table-cell office:value-type="float" office:value="0.0233787920957417">
                <text:p>0.0233787920957417</text:p>
              </table:table-cell>
              <table:table-cell office:value-type="float" office:value="0.0249745158002039">
                <text:p>0.0249745158002039</text:p>
              </table:table-cell>
            </table:table-row>
            <table:table-row>
              <table:table-cell office:value-type="float" office:value="44651">
                <text:p>44651</text:p>
              </table:table-cell>
              <table:table-cell office:value-type="float" office:value="0.0235838042310746">
                <text:p>0.0235838042310746</text:p>
              </table:table-cell>
              <table:table-cell office:value-type="float" office:value="0.0243381941974493">
                <text:p>0.0243381941974493</text:p>
              </table:table-cell>
              <table:table-cell office:value-type="float" office:value="0.0281284166583839">
                <text:p>0.0281284166583839</text:p>
              </table:table-cell>
              <table:table-cell office:value-type="float" office:value="0.0251940044647603">
                <text:p>0.0251940044647603</text:p>
              </table:table-cell>
              <table:table-cell office:value-type="float" office:value="0.0242589616117819">
                <text:p>0.0242589616117819</text:p>
              </table:table-cell>
              <table:table-cell office:value-type="float" office:value="0.0239033323159735">
                <text:p>0.0239033323159735</text:p>
              </table:table-cell>
              <table:table-cell office:value-type="float" office:value="0.0243346919204028">
                <text:p>0.0243346919204028</text:p>
              </table:table-cell>
              <table:table-cell office:value-type="float" office:value="0.0249024344917302">
                <text:p>0.0249024344917302</text:p>
              </table:table-cell>
              <table:table-cell office:value-type="float" office:value="0.0266296431172615">
                <text:p>0.0266296431172615</text:p>
              </table:table-cell>
              <table:table-cell office:value-type="float" office:value="0.023253169594633">
                <text:p>0.023253169594633</text:p>
              </table:table-cell>
              <table:table-cell office:value-type="float" office:value="0.0205818706419812">
                <text:p>0.0205818706419812</text:p>
              </table:table-cell>
            </table:table-row>
            <table:table-row>
              <table:table-cell office:value-type="float" office:value="44652">
                <text:p>44652</text:p>
              </table:table-cell>
              <table:table-cell office:value-type="float" office:value="0.024714741072666">
                <text:p>0.024714741072666</text:p>
              </table:table-cell>
              <table:table-cell office:value-type="float" office:value="0.0236102809324567">
                <text:p>0.0236102809324567</text:p>
              </table:table-cell>
              <table:table-cell office:value-type="float" office:value="0.0295943409845532">
                <text:p>0.0295943409845532</text:p>
              </table:table-cell>
              <table:table-cell office:value-type="float" office:value="0.0245495732799494">
                <text:p>0.0245495732799494</text:p>
              </table:table-cell>
              <table:table-cell office:value-type="float" office:value="0.0256044478583708">
                <text:p>0.0256044478583708</text:p>
              </table:table-cell>
              <table:table-cell office:value-type="float" office:value="0.0260679881312071">
                <text:p>0.0260679881312071</text:p>
              </table:table-cell>
              <table:table-cell office:value-type="float" office:value="0.0238827145897375">
                <text:p>0.0238827145897375</text:p>
              </table:table-cell>
              <table:table-cell office:value-type="float" office:value="0.0259787778997439">
                <text:p>0.0259787778997439</text:p>
              </table:table-cell>
              <table:table-cell office:value-type="float" office:value="0.0241136659047107">
                <text:p>0.0241136659047107</text:p>
              </table:table-cell>
              <table:table-cell office:value-type="float" office:value="0.0221680462637487">
                <text:p>0.0221680462637487</text:p>
              </table:table-cell>
              <table:table-cell office:value-type="float" office:value="0.0203993264373346">
                <text:p>0.0203993264373346</text:p>
              </table:table-cell>
            </table:table-row>
            <table:table-row>
              <table:table-cell office:value-type="float" office:value="44653">
                <text:p>44653</text:p>
              </table:table-cell>
              <table:table-cell office:value-type="float" office:value="0.0240762578616352">
                <text:p>0.0240762578616352</text:p>
              </table:table-cell>
              <table:table-cell office:value-type="float" office:value="0.0228899572649573">
                <text:p>0.0228899572649573</text:p>
              </table:table-cell>
              <table:table-cell office:value-type="float" office:value="0.0271995414636688">
                <text:p>0.0271995414636688</text:p>
              </table:table-cell>
              <table:table-cell office:value-type="float" office:value="0.0224046140195209">
                <text:p>0.0224046140195209</text:p>
              </table:table-cell>
              <table:table-cell office:value-type="float" office:value="0.0266239850093691">
                <text:p>0.0266239850093691</text:p>
              </table:table-cell>
              <table:table-cell office:value-type="float" office:value="0.0244648318042813">
                <text:p>0.0244648318042813</text:p>
              </table:table-cell>
              <table:table-cell office:value-type="float" office:value="0.0237337777104479">
                <text:p>0.0237337777104479</text:p>
              </table:table-cell>
              <table:table-cell office:value-type="float" office:value="0.0256623732797884">
                <text:p>0.0256623732797884</text:p>
              </table:table-cell>
              <table:table-cell office:value-type="float" office:value="0.0235072645653328">
                <text:p>0.0235072645653328</text:p>
              </table:table-cell>
              <table:table-cell office:value-type="float" office:value="0.0252394434070237">
                <text:p>0.0252394434070237</text:p>
              </table:table-cell>
              <table:table-cell office:value-type="float" office:value="0.0221191028615623">
                <text:p>0.0221191028615623</text:p>
              </table:table-cell>
            </table:table-row>
            <table:table-row>
              <table:table-cell office:value-type="float" office:value="44654">
                <text:p>44654</text:p>
              </table:table-cell>
              <table:table-cell office:value-type="float" office:value="0.0256223259432128">
                <text:p>0.0256223259432128</text:p>
              </table:table-cell>
              <table:table-cell office:value-type="float" office:value="0.0248685594111462">
                <text:p>0.0248685594111462</text:p>
              </table:table-cell>
              <table:table-cell office:value-type="float" office:value="0.0292455021811518">
                <text:p>0.0292455021811518</text:p>
              </table:table-cell>
              <table:table-cell office:value-type="float" office:value="0.0242803779389145">
                <text:p>0.0242803779389145</text:p>
              </table:table-cell>
              <table:table-cell office:value-type="float" office:value="0.0244517460074883">
                <text:p>0.0244517460074883</text:p>
              </table:table-cell>
              <table:table-cell office:value-type="float" office:value="0.0233773652267047">
                <text:p>0.0233773652267047</text:p>
              </table:table-cell>
              <table:table-cell office:value-type="float" office:value="0.0241781920224494">
                <text:p>0.0241781920224494</text:p>
              </table:table-cell>
              <table:table-cell office:value-type="float" office:value="0.0244148119723714">
                <text:p>0.0244148119723714</text:p>
              </table:table-cell>
              <table:table-cell office:value-type="float" office:value="0.0250875698191802">
                <text:p>0.0250875698191802</text:p>
              </table:table-cell>
              <table:table-cell office:value-type="float" office:value="0.0212753521538372">
                <text:p>0.0212753521538372</text:p>
              </table:table-cell>
              <table:table-cell office:value-type="float" office:value="0.0198965380023876">
                <text:p>0.0198965380023876</text:p>
              </table:table-cell>
            </table:table-row>
            <table:table-row>
              <table:table-cell office:value-type="float" office:value="44655">
                <text:p>44655</text:p>
              </table:table-cell>
              <table:table-cell office:value-type="float" office:value="0.0330422794117647">
                <text:p>0.0330422794117647</text:p>
              </table:table-cell>
              <table:table-cell office:value-type="float" office:value="0.0272736363181841">
                <text:p>0.0272736363181841</text:p>
              </table:table-cell>
              <table:table-cell office:value-type="float" office:value="0.0353871973147926">
                <text:p>0.0353871973147926</text:p>
              </table:table-cell>
              <table:table-cell office:value-type="float" office:value="0.0296698704554952">
                <text:p>0.0296698704554952</text:p>
              </table:table-cell>
              <table:table-cell office:value-type="float" office:value="0.0314929312651408">
                <text:p>0.0314929312651408</text:p>
              </table:table-cell>
              <table:table-cell office:value-type="float" office:value="0.0294342558928883">
                <text:p>0.0294342558928883</text:p>
              </table:table-cell>
              <table:table-cell office:value-type="float" office:value="0.0306014275954675">
                <text:p>0.0306014275954675</text:p>
              </table:table-cell>
              <table:table-cell office:value-type="float" office:value="0.0323304483216559">
                <text:p>0.0323304483216559</text:p>
              </table:table-cell>
              <table:table-cell office:value-type="float" office:value="0.032334209237073">
                <text:p>0.032334209237073</text:p>
              </table:table-cell>
              <table:table-cell office:value-type="float" office:value="0.0275188138829608">
                <text:p>0.0275188138829608</text:p>
              </table:table-cell>
              <table:table-cell office:value-type="float" office:value="0.0262273351323202">
                <text:p>0.0262273351323202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0.028586477686267">
                <text:p>0.028586477686267</text:p>
              </table:table-cell>
              <table:table-cell office:value-type="float" office:value="0.0272191177606675">
                <text:p>0.0272191177606675</text:p>
              </table:table-cell>
              <table:table-cell office:value-type="float" office:value="0.0336403584994662">
                <text:p>0.0336403584994662</text:p>
              </table:table-cell>
              <table:table-cell office:value-type="float" office:value="0.0295655886433984">
                <text:p>0.0295655886433984</text:p>
              </table:table-cell>
              <table:table-cell office:value-type="float" office:value="0.0298013245033113">
                <text:p>0.0298013245033113</text:p>
              </table:table-cell>
              <table:table-cell office:value-type="float" office:value="0.0295229723884866">
                <text:p>0.0295229723884866</text:p>
              </table:table-cell>
              <table:table-cell office:value-type="float" office:value="0.0298766761280219">
                <text:p>0.0298766761280219</text:p>
              </table:table-cell>
              <table:table-cell office:value-type="float" office:value="0.0276829730754645">
                <text:p>0.0276829730754645</text:p>
              </table:table-cell>
              <table:table-cell office:value-type="float" office:value="0.0288430772043699">
                <text:p>0.0288430772043699</text:p>
              </table:table-cell>
              <table:table-cell office:value-type="float" office:value="0.0259359365115878">
                <text:p>0.0259359365115878</text:p>
              </table:table-cell>
              <table:table-cell office:value-type="float" office:value="0.0228443666763877">
                <text:p>0.0228443666763877</text:p>
              </table:table-cell>
            </table:table-row>
            <table:table-row>
              <table:table-cell office:value-type="float" office:value="44657">
                <text:p>44657</text:p>
              </table:table-cell>
              <table:table-cell office:value-type="float" office:value="0.027928403474255">
                <text:p>0.027928403474255</text:p>
              </table:table-cell>
              <table:table-cell office:value-type="float" office:value="0.0286721625965676">
                <text:p>0.0286721625965676</text:p>
              </table:table-cell>
              <table:table-cell office:value-type="float" office:value="0.0316715691246577">
                <text:p>0.0316715691246577</text:p>
              </table:table-cell>
              <table:table-cell office:value-type="float" office:value="0.0271916467261257">
                <text:p>0.0271916467261257</text:p>
              </table:table-cell>
              <table:table-cell office:value-type="float" office:value="0.0279452470329504">
                <text:p>0.0279452470329504</text:p>
              </table:table-cell>
              <table:table-cell office:value-type="float" office:value="0.0276904865916041">
                <text:p>0.0276904865916041</text:p>
              </table:table-cell>
              <table:table-cell office:value-type="float" office:value="0.0281724886520624">
                <text:p>0.0281724886520624</text:p>
              </table:table-cell>
              <table:table-cell office:value-type="float" office:value="0.0269873585530988">
                <text:p>0.0269873585530988</text:p>
              </table:table-cell>
              <table:table-cell office:value-type="float" office:value="0.0268707797613542">
                <text:p>0.0268707797613542</text:p>
              </table:table-cell>
              <table:table-cell office:value-type="float" office:value="0.0291995877705256">
                <text:p>0.0291995877705256</text:p>
              </table:table-cell>
              <table:table-cell office:value-type="float" office:value="0.0237163935237907">
                <text:p>0.0237163935237907</text:p>
              </table:table-cell>
            </table:table-row>
            <table:table-row>
              <table:table-cell office:value-type="float" office:value="44658">
                <text:p>44658</text:p>
              </table:table-cell>
              <table:table-cell office:value-type="float" office:value="0.0257983477462679">
                <text:p>0.0257983477462679</text:p>
              </table:table-cell>
              <table:table-cell office:value-type="float" office:value="0.0240326081202689">
                <text:p>0.0240326081202689</text:p>
              </table:table-cell>
              <table:table-cell office:value-type="float" office:value="0.0281635802469136">
                <text:p>0.0281635802469136</text:p>
              </table:table-cell>
              <table:table-cell office:value-type="float" office:value="0.0266812465828321">
                <text:p>0.0266812465828321</text:p>
              </table:table-cell>
              <table:table-cell office:value-type="float" office:value="0.0262315318443081">
                <text:p>0.0262315318443081</text:p>
              </table:table-cell>
              <table:table-cell office:value-type="float" office:value="0.0249635412198679">
                <text:p>0.0249635412198679</text:p>
              </table:table-cell>
              <table:table-cell office:value-type="float" office:value="0.0254073460370063">
                <text:p>0.0254073460370063</text:p>
              </table:table-cell>
              <table:table-cell office:value-type="float" office:value="0.025602700096432">
                <text:p>0.025602700096432</text:p>
              </table:table-cell>
              <table:table-cell office:value-type="float" office:value="0.026271186440678">
                <text:p>0.026271186440678</text:p>
              </table:table-cell>
              <table:table-cell office:value-type="float" office:value="0.0242481313636631">
                <text:p>0.0242481313636631</text:p>
              </table:table-cell>
              <table:table-cell office:value-type="float" office:value="0.0222926731078905">
                <text:p>0.0222926731078905</text:p>
              </table:table-cell>
            </table:table-row>
            <table:table-row>
              <table:table-cell office:value-type="float" office:value="44659">
                <text:p>44659</text:p>
              </table:table-cell>
              <table:table-cell office:value-type="float" office:value="0.0230614973262032">
                <text:p>0.0230614973262032</text:p>
              </table:table-cell>
              <table:table-cell office:value-type="float" office:value="0.0237213131624987">
                <text:p>0.0237213131624987</text:p>
              </table:table-cell>
              <table:table-cell office:value-type="float" office:value="0.0295615699590532">
                <text:p>0.0295615699590532</text:p>
              </table:table-cell>
              <table:table-cell office:value-type="float" office:value="0.0234204793028322">
                <text:p>0.0234204793028322</text:p>
              </table:table-cell>
              <table:table-cell office:value-type="float" office:value="0.0219000381533766">
                <text:p>0.0219000381533766</text:p>
              </table:table-cell>
              <table:table-cell office:value-type="float" office:value="0.0244123722851879">
                <text:p>0.0244123722851879</text:p>
              </table:table-cell>
              <table:table-cell office:value-type="float" office:value="0.0239397581495744">
                <text:p>0.0239397581495744</text:p>
              </table:table-cell>
              <table:table-cell office:value-type="float" office:value="0.0241939324665428">
                <text:p>0.0241939324665428</text:p>
              </table:table-cell>
              <table:table-cell office:value-type="float" office:value="0.0242545100403469">
                <text:p>0.0242545100403469</text:p>
              </table:table-cell>
              <table:table-cell office:value-type="float" office:value="0.0205622676579926">
                <text:p>0.0205622676579926</text:p>
              </table:table-cell>
              <table:table-cell office:value-type="float" office:value="0.0208426159710877">
                <text:p>0.0208426159710877</text:p>
              </table:table-cell>
            </table:table-row>
            <table:table-row>
              <table:table-cell office:value-type="float" office:value="44660">
                <text:p>44660</text:p>
              </table:table-cell>
              <table:table-cell office:value-type="float" office:value="0.0223466557073872">
                <text:p>0.0223466557073872</text:p>
              </table:table-cell>
              <table:table-cell office:value-type="float" office:value="0.0229641011314429">
                <text:p>0.0229641011314429</text:p>
              </table:table-cell>
              <table:table-cell office:value-type="float" office:value="0.0247332421340629">
                <text:p>0.0247332421340629</text:p>
              </table:table-cell>
              <table:table-cell office:value-type="float" office:value="0.0238847910080787">
                <text:p>0.0238847910080787</text:p>
              </table:table-cell>
              <table:table-cell office:value-type="float" office:value="0.0206429503916449">
                <text:p>0.0206429503916449</text:p>
              </table:table-cell>
              <table:table-cell office:value-type="float" office:value="0.0224180202267852">
                <text:p>0.0224180202267852</text:p>
              </table:table-cell>
              <table:table-cell office:value-type="float" office:value="0.0204445404704675">
                <text:p>0.0204445404704675</text:p>
              </table:table-cell>
              <table:table-cell office:value-type="float" office:value="0.0235209531635168">
                <text:p>0.0235209531635168</text:p>
              </table:table-cell>
              <table:table-cell office:value-type="float" office:value="0.0229041916167665">
                <text:p>0.0229041916167665</text:p>
              </table:table-cell>
              <table:table-cell office:value-type="float" office:value="0.0214706794911573">
                <text:p>0.0214706794911573</text:p>
              </table:table-cell>
              <table:table-cell office:value-type="float" office:value="0.0218788168445648">
                <text:p>0.0218788168445648</text:p>
              </table:table-cell>
            </table:table-row>
            <table:table-row>
              <table:table-cell office:value-type="float" office:value="44661">
                <text:p>44661</text:p>
              </table:table-cell>
              <table:table-cell office:value-type="float" office:value="0.0210834258044991">
                <text:p>0.0210834258044991</text:p>
              </table:table-cell>
              <table:table-cell office:value-type="float" office:value="0.022912353347136">
                <text:p>0.022912353347136</text:p>
              </table:table-cell>
              <table:table-cell office:value-type="float" office:value="0.0249369115133096">
                <text:p>0.0249369115133096</text:p>
              </table:table-cell>
              <table:table-cell office:value-type="float" office:value="0.0229831688914684">
                <text:p>0.0229831688914684</text:p>
              </table:table-cell>
              <table:table-cell office:value-type="float" office:value="0.0218610091558101">
                <text:p>0.0218610091558101</text:p>
              </table:table-cell>
              <table:table-cell office:value-type="float" office:value="0.0213230532925746">
                <text:p>0.0213230532925746</text:p>
              </table:table-cell>
              <table:table-cell office:value-type="float" office:value="0.0215322984476715">
                <text:p>0.0215322984476715</text:p>
              </table:table-cell>
              <table:table-cell office:value-type="float" office:value="0.0247659317426759">
                <text:p>0.0247659317426759</text:p>
              </table:table-cell>
              <table:table-cell office:value-type="float" office:value="0.0213668887244017">
                <text:p>0.0213668887244017</text:p>
              </table:table-cell>
              <table:table-cell office:value-type="float" office:value="0.0216792210178211">
                <text:p>0.0216792210178211</text:p>
              </table:table-cell>
              <table:table-cell office:value-type="float" office:value="0.0198138228717042">
                <text:p>0.0198138228717042</text:p>
              </table:table-cell>
            </table:table-row>
            <table:table-row>
              <table:table-cell office:value-type="float" office:value="44662">
                <text:p>44662</text:p>
              </table:table-cell>
              <table:table-cell office:value-type="float" office:value="0.025">
                <text:p>0.025</text:p>
              </table:table-cell>
              <table:table-cell office:value-type="float" office:value="0.0223961144090664">
                <text:p>0.0223961144090664</text:p>
              </table:table-cell>
              <table:table-cell office:value-type="float" office:value="0.0260602431595116">
                <text:p>0.0260602431595116</text:p>
              </table:table-cell>
              <table:table-cell office:value-type="float" office:value="0.0264650283553875">
                <text:p>0.0264650283553875</text:p>
              </table:table-cell>
              <table:table-cell office:value-type="float" office:value="0.0264256996760217">
                <text:p>0.0264256996760217</text:p>
              </table:table-cell>
              <table:table-cell office:value-type="float" office:value="0.0249439749242014">
                <text:p>0.0249439749242014</text:p>
              </table:table-cell>
              <table:table-cell office:value-type="float" office:value="0.024087795686604">
                <text:p>0.024087795686604</text:p>
              </table:table-cell>
              <table:table-cell office:value-type="float" office:value="0.025323939498448">
                <text:p>0.025323939498448</text:p>
              </table:table-cell>
              <table:table-cell office:value-type="float" office:value="0.0257682763886238">
                <text:p>0.0257682763886238</text:p>
              </table:table-cell>
              <table:table-cell office:value-type="float" office:value="0.0217960933777989">
                <text:p>0.0217960933777989</text:p>
              </table:table-cell>
              <table:table-cell office:value-type="float" office:value="0.0222401940962394">
                <text:p>0.0222401940962394</text:p>
              </table:table-cell>
            </table:table-row>
            <table:table-row>
              <table:table-cell office:value-type="float" office:value="44663">
                <text:p>44663</text:p>
              </table:table-cell>
              <table:table-cell office:value-type="float" office:value="0.0253777031697442">
                <text:p>0.0253777031697442</text:p>
              </table:table-cell>
              <table:table-cell office:value-type="float" office:value="0.0224284184807972">
                <text:p>0.0224284184807972</text:p>
              </table:table-cell>
              <table:table-cell office:value-type="float" office:value="0.0262850156806464">
                <text:p>0.0262850156806464</text:p>
              </table:table-cell>
              <table:table-cell office:value-type="float" office:value="0.0221443904643543">
                <text:p>0.0221443904643543</text:p>
              </table:table-cell>
              <table:table-cell office:value-type="float" office:value="0.0248974116161616">
                <text:p>0.0248974116161616</text:p>
              </table:table-cell>
              <table:table-cell office:value-type="float" office:value="0.0242279373791923">
                <text:p>0.0242279373791923</text:p>
              </table:table-cell>
              <table:table-cell office:value-type="float" office:value="0.0250187770324519">
                <text:p>0.0250187770324519</text:p>
              </table:table-cell>
              <table:table-cell office:value-type="float" office:value="0.0253532220745336">
                <text:p>0.0253532220745336</text:p>
              </table:table-cell>
              <table:table-cell office:value-type="float" office:value="0.0260078023407022">
                <text:p>0.0260078023407022</text:p>
              </table:table-cell>
              <table:table-cell office:value-type="float" office:value="0.0236757866763303">
                <text:p>0.0236757866763303</text:p>
              </table:table-cell>
              <table:table-cell office:value-type="float" office:value="0.0240685620445448">
                <text:p>0.0240685620445448</text:p>
              </table:table-cell>
            </table:table-row>
            <table:table-row>
              <table:table-cell office:value-type="float" office:value="44664">
                <text:p>44664</text:p>
              </table:table-cell>
              <table:table-cell office:value-type="float" office:value="0.0224781253142915">
                <text:p>0.0224781253142915</text:p>
              </table:table-cell>
              <table:table-cell office:value-type="float" office:value="0.022390125096867">
                <text:p>0.022390125096867</text:p>
              </table:table-cell>
              <table:table-cell office:value-type="float" office:value="0.0243955329068633">
                <text:p>0.0243955329068633</text:p>
              </table:table-cell>
              <table:table-cell office:value-type="float" office:value="0.0233911455956184">
                <text:p>0.0233911455956184</text:p>
              </table:table-cell>
              <table:table-cell office:value-type="float" office:value="0.0223910759033223">
                <text:p>0.0223910759033223</text:p>
              </table:table-cell>
              <table:table-cell office:value-type="float" office:value="0.0226355792623037">
                <text:p>0.0226355792623037</text:p>
              </table:table-cell>
              <table:table-cell office:value-type="float" office:value="0.0223497834117303">
                <text:p>0.0223497834117303</text:p>
              </table:table-cell>
              <table:table-cell office:value-type="float" office:value="0.0237252124645892">
                <text:p>0.0237252124645892</text:p>
              </table:table-cell>
              <table:table-cell office:value-type="float" office:value="0.0237638376383764">
                <text:p>0.0237638376383764</text:p>
              </table:table-cell>
              <table:table-cell office:value-type="float" office:value="0.0201243153424826">
                <text:p>0.0201243153424826</text:p>
              </table:table-cell>
              <table:table-cell office:value-type="float" office:value="0.0205328268569375">
                <text:p>0.0205328268569375</text:p>
              </table:table-cell>
            </table:table-row>
            <table:table-row>
              <table:table-cell office:value-type="float" office:value="44665">
                <text:p>44665</text:p>
              </table:table-cell>
              <table:table-cell office:value-type="float" office:value="0.0213977908762197">
                <text:p>0.0213977908762197</text:p>
              </table:table-cell>
              <table:table-cell office:value-type="float" office:value="0.0201065428220189">
                <text:p>0.0201065428220189</text:p>
              </table:table-cell>
              <table:table-cell office:value-type="float" office:value="0.0259970379773617">
                <text:p>0.0259970379773617</text:p>
              </table:table-cell>
              <table:table-cell office:value-type="float" office:value="0.0264652430713312">
                <text:p>0.0264652430713312</text:p>
              </table:table-cell>
              <table:table-cell office:value-type="float" office:value="0.0229089182559152">
                <text:p>0.0229089182559152</text:p>
              </table:table-cell>
              <table:table-cell office:value-type="float" office:value="0.0218404581169264">
                <text:p>0.0218404581169264</text:p>
              </table:table-cell>
              <table:table-cell office:value-type="float" office:value="0.0241517223584054">
                <text:p>0.0241517223584054</text:p>
              </table:table-cell>
              <table:table-cell office:value-type="float" office:value="0.0238885860137781">
                <text:p>0.0238885860137781</text:p>
              </table:table-cell>
              <table:table-cell office:value-type="float" office:value="0.0231762174848426">
                <text:p>0.0231762174848426</text:p>
              </table:table-cell>
              <table:table-cell office:value-type="float" office:value="0.023368446543165">
                <text:p>0.023368446543165</text:p>
              </table:table-cell>
              <table:table-cell office:value-type="float" office:value="0.0220873291165068">
                <text:p>0.0220873291165068</text:p>
              </table:table-cell>
            </table:table-row>
            <table:table-row>
              <table:table-cell office:value-type="float" office:value="44666">
                <text:p>44666</text:p>
              </table:table-cell>
              <table:table-cell office:value-type="float" office:value="0.0190161223646135">
                <text:p>0.0190161223646135</text:p>
              </table:table-cell>
              <table:table-cell office:value-type="float" office:value="0.0197252152100792">
                <text:p>0.0197252152100792</text:p>
              </table:table-cell>
              <table:table-cell office:value-type="float" office:value="0.0210972803637271">
                <text:p>0.0210972803637271</text:p>
              </table:table-cell>
              <table:table-cell office:value-type="float" office:value="0.0211720669084103">
                <text:p>0.0211720669084103</text:p>
              </table:table-cell>
              <table:table-cell office:value-type="float" office:value="0.0216713183385323">
                <text:p>0.0216713183385323</text:p>
              </table:table-cell>
              <table:table-cell office:value-type="float" office:value="0.01950230127155">
                <text:p>0.01950230127155</text:p>
              </table:table-cell>
              <table:table-cell office:value-type="float" office:value="0.0212777535916413">
                <text:p>0.0212777535916413</text:p>
              </table:table-cell>
              <table:table-cell office:value-type="float" office:value="0.0209209365104086">
                <text:p>0.0209209365104086</text:p>
              </table:table-cell>
              <table:table-cell office:value-type="float" office:value="0.0208522669898011">
                <text:p>0.0208522669898011</text:p>
              </table:table-cell>
              <table:table-cell office:value-type="float" office:value="0.02">
                <text:p>0.02</text:p>
              </table:table-cell>
              <table:table-cell office:value-type="float" office:value="0.0213943587014369">
                <text:p>0.0213943587014369</text:p>
              </table:table-cell>
            </table:table-row>
            <table:table-row>
              <table:table-cell office:value-type="float" office:value="44667">
                <text:p>44667</text:p>
              </table:table-cell>
              <table:table-cell office:value-type="float" office:value="0.0175558835934205">
                <text:p>0.0175558835934205</text:p>
              </table:table-cell>
              <table:table-cell office:value-type="float" office:value="0.0187344121570675">
                <text:p>0.0187344121570675</text:p>
              </table:table-cell>
              <table:table-cell office:value-type="float" office:value="0.0207139208898473">
                <text:p>0.0207139208898473</text:p>
              </table:table-cell>
              <table:table-cell office:value-type="float" office:value="0.0223176990094283">
                <text:p>0.0223176990094283</text:p>
              </table:table-cell>
              <table:table-cell office:value-type="float" office:value="0.0191297035947025">
                <text:p>0.0191297035947025</text:p>
              </table:table-cell>
              <table:table-cell office:value-type="float" office:value="0.0175549781354965">
                <text:p>0.0175549781354965</text:p>
              </table:table-cell>
              <table:table-cell office:value-type="float" office:value="0.0202907413069461">
                <text:p>0.0202907413069461</text:p>
              </table:table-cell>
              <table:table-cell office:value-type="float" office:value="0.0203580016029923">
                <text:p>0.0203580016029923</text:p>
              </table:table-cell>
              <table:table-cell office:value-type="float" office:value="0.0188631149630385">
                <text:p>0.0188631149630385</text:p>
              </table:table-cell>
              <table:table-cell office:value-type="float" office:value="0.016474358974359">
                <text:p>0.016474358974359</text:p>
              </table:table-cell>
              <table:table-cell office:value-type="float" office:value="0.0185457116440964">
                <text:p>0.0185457116440964</text:p>
              </table:table-cell>
            </table:table-row>
            <table:table-row>
              <table:table-cell office:value-type="float" office:value="44668">
                <text:p>44668</text:p>
              </table:table-cell>
              <table:table-cell office:value-type="float" office:value="0.0196883116883117">
                <text:p>0.0196883116883117</text:p>
              </table:table-cell>
              <table:table-cell office:value-type="float" office:value="0.0180504367509214">
                <text:p>0.0180504367509214</text:p>
              </table:table-cell>
              <table:table-cell office:value-type="float" office:value="0.0202068731630115">
                <text:p>0.0202068731630115</text:p>
              </table:table-cell>
              <table:table-cell office:value-type="float" office:value="0.0205049188100036">
                <text:p>0.0205049188100036</text:p>
              </table:table-cell>
              <table:table-cell office:value-type="float" office:value="0.0191294821556483">
                <text:p>0.0191294821556483</text:p>
              </table:table-cell>
              <table:table-cell office:value-type="float" office:value="0.0184929660116414">
                <text:p>0.0184929660116414</text:p>
              </table:table-cell>
              <table:table-cell office:value-type="float" office:value="0.0194540667867535">
                <text:p>0.0194540667867535</text:p>
              </table:table-cell>
              <table:table-cell office:value-type="float" office:value="0.0199317842677467">
                <text:p>0.0199317842677467</text:p>
              </table:table-cell>
              <table:table-cell office:value-type="float" office:value="0.0200501253132832">
                <text:p>0.0200501253132832</text:p>
              </table:table-cell>
              <table:table-cell office:value-type="float" office:value="0.0169814920816638">
                <text:p>0.0169814920816638</text:p>
              </table:table-cell>
              <table:table-cell office:value-type="float" office:value="0.0200726957087832">
                <text:p>0.0200726957087832</text:p>
              </table:table-cell>
            </table:table-row>
            <table:table-row>
              <table:table-cell office:value-type="float" office:value="44669">
                <text:p>44669</text:p>
              </table:table-cell>
              <table:table-cell office:value-type="float" office:value="0.021888711607499">
                <text:p>0.021888711607499</text:p>
              </table:table-cell>
              <table:table-cell office:value-type="float" office:value="0.0182916826160661">
                <text:p>0.0182916826160661</text:p>
              </table:table-cell>
              <table:table-cell office:value-type="float" office:value="0.0226777263784761">
                <text:p>0.0226777263784761</text:p>
              </table:table-cell>
              <table:table-cell office:value-type="float" office:value="0.0208689702360588">
                <text:p>0.0208689702360588</text:p>
              </table:table-cell>
              <table:table-cell office:value-type="float" office:value="0.0201112031231515">
                <text:p>0.0201112031231515</text:p>
              </table:table-cell>
              <table:table-cell office:value-type="float" office:value="0.0197885241494668">
                <text:p>0.0197885241494668</text:p>
              </table:table-cell>
              <table:table-cell office:value-type="float" office:value="0.01918747709544">
                <text:p>0.01918747709544</text:p>
              </table:table-cell>
              <table:table-cell office:value-type="float" office:value="0.0212294999496931">
                <text:p>0.0212294999496931</text:p>
              </table:table-cell>
              <table:table-cell office:value-type="float" office:value="0.0212394530113471">
                <text:p>0.0212394530113471</text:p>
              </table:table-cell>
              <table:table-cell office:value-type="float" office:value="0.0175268360725332">
                <text:p>0.0175268360725332</text:p>
              </table:table-cell>
              <table:table-cell office:value-type="float" office:value="0.0178442122685425">
                <text:p>0.0178442122685425</text:p>
              </table:table-cell>
            </table:table-row>
            <table:table-row>
              <table:table-cell office:value-type="float" office:value="44670">
                <text:p>44670</text:p>
              </table:table-cell>
              <table:table-cell office:value-type="float" office:value="0.0194664380452872">
                <text:p>0.0194664380452872</text:p>
              </table:table-cell>
              <table:table-cell office:value-type="float" office:value="0.0188982042555546">
                <text:p>0.0188982042555546</text:p>
              </table:table-cell>
              <table:table-cell office:value-type="float" office:value="0.0230035184987739">
                <text:p>0.0230035184987739</text:p>
              </table:table-cell>
              <table:table-cell office:value-type="float" office:value="0.0193525686136524">
                <text:p>0.0193525686136524</text:p>
              </table:table-cell>
              <table:table-cell office:value-type="float" office:value="0.019927462406781">
                <text:p>0.019927462406781</text:p>
              </table:table-cell>
              <table:table-cell office:value-type="float" office:value="0.0199261436430779">
                <text:p>0.0199261436430779</text:p>
              </table:table-cell>
              <table:table-cell office:value-type="float" office:value="0.0200654655773478">
                <text:p>0.0200654655773478</text:p>
              </table:table-cell>
              <table:table-cell office:value-type="float" office:value="0.0198426795229637">
                <text:p>0.0198426795229637</text:p>
              </table:table-cell>
              <table:table-cell office:value-type="float" office:value="0.0189923633839135">
                <text:p>0.0189923633839135</text:p>
              </table:table-cell>
              <table:table-cell office:value-type="float" office:value="0.0199134199134199">
                <text:p>0.0199134199134199</text:p>
              </table:table-cell>
              <table:table-cell office:value-type="float" office:value="0.017967254943653">
                <text:p>0.017967254943653</text:p>
              </table:table-cell>
            </table:table-row>
            <table:table-row>
              <table:table-cell office:value-type="float" office:value="44671">
                <text:p>44671</text:p>
              </table:table-cell>
              <table:table-cell office:value-type="float" office:value="0.0190151397716116">
                <text:p>0.0190151397716116</text:p>
              </table:table-cell>
              <table:table-cell office:value-type="float" office:value="0.0190849378400474">
                <text:p>0.0190849378400474</text:p>
              </table:table-cell>
              <table:table-cell office:value-type="float" office:value="0.0221236529879177">
                <text:p>0.0221236529879177</text:p>
              </table:table-cell>
              <table:table-cell office:value-type="float" office:value="0.0213916314057358">
                <text:p>0.0213916314057358</text:p>
              </table:table-cell>
              <table:table-cell office:value-type="float" office:value="0.0196127007721211">
                <text:p>0.0196127007721211</text:p>
              </table:table-cell>
              <table:table-cell office:value-type="float" office:value="0.0183753311564291">
                <text:p>0.0183753311564291</text:p>
              </table:table-cell>
              <table:table-cell office:value-type="float" office:value="0.0204230488694384">
                <text:p>0.0204230488694384</text:p>
              </table:table-cell>
              <table:table-cell office:value-type="float" office:value="0.018696942867559">
                <text:p>0.018696942867559</text:p>
              </table:table-cell>
              <table:table-cell office:value-type="float" office:value="0.0187734668335419">
                <text:p>0.0187734668335419</text:p>
              </table:table-cell>
              <table:table-cell office:value-type="float" office:value="0.0178515305801747">
                <text:p>0.0178515305801747</text:p>
              </table:table-cell>
              <table:table-cell office:value-type="float" office:value="0.0192699946323135">
                <text:p>0.0192699946323135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0.0184081438894456">
                <text:p>0.0184081438894456</text:p>
              </table:table-cell>
              <table:table-cell office:value-type="float" office:value="0.0181445797034558">
                <text:p>0.0181445797034558</text:p>
              </table:table-cell>
              <table:table-cell office:value-type="float" office:value="0.0207665505226481">
                <text:p>0.0207665505226481</text:p>
              </table:table-cell>
              <table:table-cell office:value-type="float" office:value="0.0207315620159657">
                <text:p>0.0207315620159657</text:p>
              </table:table-cell>
              <table:table-cell office:value-type="float" office:value="0.0169976438909458">
                <text:p>0.0169976438909458</text:p>
              </table:table-cell>
              <table:table-cell office:value-type="float" office:value="0.0184417575198261">
                <text:p>0.0184417575198261</text:p>
              </table:table-cell>
              <table:table-cell office:value-type="float" office:value="0.0179424857306715">
                <text:p>0.0179424857306715</text:p>
              </table:table-cell>
              <table:table-cell office:value-type="float" office:value="0.018478546986049">
                <text:p>0.018478546986049</text:p>
              </table:table-cell>
              <table:table-cell office:value-type="float" office:value="0.0204008406376544">
                <text:p>0.0204008406376544</text:p>
              </table:table-cell>
              <table:table-cell office:value-type="float" office:value="0.0179667236034668">
                <text:p>0.0179667236034668</text:p>
              </table:table-cell>
              <table:table-cell office:value-type="float" office:value="0.0179840620288607">
                <text:p>0.0179840620288607</text:p>
              </table:table-cell>
            </table:table-row>
            <table:table-row>
              <table:table-cell office:value-type="float" office:value="44673">
                <text:p>44673</text:p>
              </table:table-cell>
              <table:table-cell office:value-type="float" office:value="0.0179388332048317">
                <text:p>0.0179388332048317</text:p>
              </table:table-cell>
              <table:table-cell office:value-type="float" office:value="0.0191165501809442">
                <text:p>0.0191165501809442</text:p>
              </table:table-cell>
              <table:table-cell office:value-type="float" office:value="0.0227694292857335">
                <text:p>0.0227694292857335</text:p>
              </table:table-cell>
              <table:table-cell office:value-type="float" office:value="0.019280205655527">
                <text:p>0.019280205655527</text:p>
              </table:table-cell>
              <table:table-cell office:value-type="float" office:value="0.0172984909827015">
                <text:p>0.0172984909827015</text:p>
              </table:table-cell>
              <table:table-cell office:value-type="float" office:value="0.0185958826634492">
                <text:p>0.0185958826634492</text:p>
              </table:table-cell>
              <table:table-cell office:value-type="float" office:value="0.0183015524582793">
                <text:p>0.0183015524582793</text:p>
              </table:table-cell>
              <table:table-cell office:value-type="float" office:value="0.0187114392636796">
                <text:p>0.0187114392636796</text:p>
              </table:table-cell>
              <table:table-cell office:value-type="float" office:value="0.0184646261916708">
                <text:p>0.0184646261916708</text:p>
              </table:table-cell>
              <table:table-cell office:value-type="float" office:value="0.0201647608508545">
                <text:p>0.0201647608508545</text:p>
              </table:table-cell>
              <table:table-cell office:value-type="float" office:value="0.0162029634367338">
                <text:p>0.0162029634367338</text:p>
              </table:table-cell>
            </table:table-row>
            <table:table-row>
              <table:table-cell office:value-type="float" office:value="44674">
                <text:p>44674</text:p>
              </table:table-cell>
              <table:table-cell office:value-type="float" office:value="0.0168286195103415">
                <text:p>0.0168286195103415</text:p>
              </table:table-cell>
              <table:table-cell office:value-type="float" office:value="0.017252261729434">
                <text:p>0.017252261729434</text:p>
              </table:table-cell>
              <table:table-cell office:value-type="float" office:value="0.0197366483047103">
                <text:p>0.0197366483047103</text:p>
              </table:table-cell>
              <table:table-cell office:value-type="float" office:value="0.0191798107255521">
                <text:p>0.0191798107255521</text:p>
              </table:table-cell>
              <table:table-cell office:value-type="float" office:value="0.0163496098886649">
                <text:p>0.0163496098886649</text:p>
              </table:table-cell>
              <table:table-cell office:value-type="float" office:value="0.0166233511499044">
                <text:p>0.0166233511499044</text:p>
              </table:table-cell>
              <table:table-cell office:value-type="float" office:value="0.0172626034181672">
                <text:p>0.0172626034181672</text:p>
              </table:table-cell>
              <table:table-cell office:value-type="float" office:value="0.0188350571584105">
                <text:p>0.0188350571584105</text:p>
              </table:table-cell>
              <table:table-cell office:value-type="float" office:value="0.0162009986189313">
                <text:p>0.0162009986189313</text:p>
              </table:table-cell>
              <table:table-cell office:value-type="float" office:value="0.0174718729318332">
                <text:p>0.0174718729318332</text:p>
              </table:table-cell>
              <table:table-cell office:value-type="float" office:value="0.0165459006104867">
                <text:p>0.0165459006104867</text:p>
              </table:table-cell>
            </table:table-row>
            <table:table-row>
              <table:table-cell office:value-type="float" office:value="44675">
                <text:p>44675</text:p>
              </table:table-cell>
              <table:table-cell office:value-type="float" office:value="0.015984069748668">
                <text:p>0.015984069748668</text:p>
              </table:table-cell>
              <table:table-cell office:value-type="float" office:value="0.0150166191832859">
                <text:p>0.0150166191832859</text:p>
              </table:table-cell>
              <table:table-cell office:value-type="float" office:value="0.0172329044383403">
                <text:p>0.0172329044383403</text:p>
              </table:table-cell>
              <table:table-cell office:value-type="float" office:value="0.0192771084337349">
                <text:p>0.0192771084337349</text:p>
              </table:table-cell>
              <table:table-cell office:value-type="float" office:value="0.0146227839365052">
                <text:p>0.0146227839365052</text:p>
              </table:table-cell>
              <table:table-cell office:value-type="float" office:value="0.0156466754847243">
                <text:p>0.0156466754847243</text:p>
              </table:table-cell>
              <table:table-cell office:value-type="float" office:value="0.0182227855231658">
                <text:p>0.0182227855231658</text:p>
              </table:table-cell>
              <table:table-cell office:value-type="float" office:value="0.016866688290626">
                <text:p>0.016866688290626</text:p>
              </table:table-cell>
              <table:table-cell office:value-type="float" office:value="0.0180612830819022">
                <text:p>0.0180612830819022</text:p>
              </table:table-cell>
              <table:table-cell office:value-type="float" office:value="0.0184016824395373">
                <text:p>0.0184016824395373</text:p>
              </table:table-cell>
              <table:table-cell office:value-type="float" office:value="0.0143732590529248">
                <text:p>0.0143732590529248</text:p>
              </table:table-cell>
            </table:table-row>
            <table:table-row>
              <table:table-cell office:value-type="float" office:value="44676">
                <text:p>44676</text:p>
              </table:table-cell>
              <table:table-cell office:value-type="float" office:value="0.0146297665575156">
                <text:p>0.0146297665575156</text:p>
              </table:table-cell>
              <table:table-cell office:value-type="float" office:value="0.0156548411366399">
                <text:p>0.0156548411366399</text:p>
              </table:table-cell>
              <table:table-cell office:value-type="float" office:value="0.018955349620893">
                <text:p>0.018955349620893</text:p>
              </table:table-cell>
              <table:table-cell office:value-type="float" office:value="0.0208654416123296">
                <text:p>0.0208654416123296</text:p>
              </table:table-cell>
              <table:table-cell office:value-type="float" office:value="0.017063103697715">
                <text:p>0.017063103697715</text:p>
              </table:table-cell>
              <table:table-cell office:value-type="float" office:value="0.0162200504413619">
                <text:p>0.0162200504413619</text:p>
              </table:table-cell>
              <table:table-cell office:value-type="float" office:value="0.0156767744270877">
                <text:p>0.0156767744270877</text:p>
              </table:table-cell>
              <table:table-cell office:value-type="float" office:value="0.0155617139202729">
                <text:p>0.0155617139202729</text:p>
              </table:table-cell>
              <table:table-cell office:value-type="float" office:value="0.0169335447894818">
                <text:p>0.0169335447894818</text:p>
              </table:table-cell>
              <table:table-cell office:value-type="float" office:value="0.0162638210336848">
                <text:p>0.0162638210336848</text:p>
              </table:table-cell>
              <table:table-cell office:value-type="float" office:value="0.0167548982153577">
                <text:p>0.0167548982153577</text:p>
              </table:table-cell>
            </table:table-row>
            <table:table-row>
              <table:table-cell office:value-type="float" office:value="44677">
                <text:p>44677</text:p>
              </table:table-cell>
              <table:table-cell office:value-type="float" office:value="0.0143033160122141">
                <text:p>0.0143033160122141</text:p>
              </table:table-cell>
              <table:table-cell office:value-type="float" office:value="0.0146811213186424">
                <text:p>0.0146811213186424</text:p>
              </table:table-cell>
              <table:table-cell office:value-type="float" office:value="0.0177867319038711">
                <text:p>0.0177867319038711</text:p>
              </table:table-cell>
              <table:table-cell office:value-type="float" office:value="0.0178377726889237">
                <text:p>0.0178377726889237</text:p>
              </table:table-cell>
              <table:table-cell office:value-type="float" office:value="0.0153486964416966">
                <text:p>0.0153486964416966</text:p>
              </table:table-cell>
              <table:table-cell office:value-type="float" office:value="0.0144369431061985">
                <text:p>0.0144369431061985</text:p>
              </table:table-cell>
              <table:table-cell office:value-type="float" office:value="0.0146736812171193">
                <text:p>0.0146736812171193</text:p>
              </table:table-cell>
              <table:table-cell office:value-type="float" office:value="0.0141684901531729">
                <text:p>0.0141684901531729</text:p>
              </table:table-cell>
              <table:table-cell office:value-type="float" office:value="0.015986341766258">
                <text:p>0.015986341766258</text:p>
              </table:table-cell>
              <table:table-cell office:value-type="float" office:value="0.0132890365448505">
                <text:p>0.0132890365448505</text:p>
              </table:table-cell>
              <table:table-cell office:value-type="float" office:value="0.0170445143140824">
                <text:p>0.0170445143140824</text:p>
              </table:table-cell>
            </table:table-row>
            <table:table-row>
              <table:table-cell office:value-type="float" office:value="44678">
                <text:p>44678</text:p>
              </table:table-cell>
              <table:table-cell office:value-type="float" office:value="0.0156673533557411">
                <text:p>0.0156673533557411</text:p>
              </table:table-cell>
              <table:table-cell office:value-type="float" office:value="0.015280583121103">
                <text:p>0.015280583121103</text:p>
              </table:table-cell>
              <table:table-cell office:value-type="float" office:value="0.0198008469726451">
                <text:p>0.0198008469726451</text:p>
              </table:table-cell>
              <table:table-cell office:value-type="float" office:value="0.0191144447132833">
                <text:p>0.0191144447132833</text:p>
              </table:table-cell>
              <table:table-cell office:value-type="float" office:value="0.0154460485321866">
                <text:p>0.0154460485321866</text:p>
              </table:table-cell>
              <table:table-cell office:value-type="float" office:value="0.0153501346361599">
                <text:p>0.0153501346361599</text:p>
              </table:table-cell>
              <table:table-cell office:value-type="float" office:value="0.0146142517276538">
                <text:p>0.0146142517276538</text:p>
              </table:table-cell>
              <table:table-cell office:value-type="float" office:value="0.0168269230769231">
                <text:p>0.0168269230769231</text:p>
              </table:table-cell>
              <table:table-cell office:value-type="float" office:value="0.0155318481330405">
                <text:p>0.0155318481330405</text:p>
              </table:table-cell>
              <table:table-cell office:value-type="float" office:value="0.0141509433962264">
                <text:p>0.0141509433962264</text:p>
              </table:table-cell>
              <table:table-cell office:value-type="float" office:value="0.0154965034965035">
                <text:p>0.0154965034965035</text:p>
              </table:table-cell>
            </table:table-row>
            <table:table-row>
              <table:table-cell office:value-type="float" office:value="44679">
                <text:p>44679</text:p>
              </table:table-cell>
              <table:table-cell office:value-type="float" office:value="0.0186885946176848">
                <text:p>0.0186885946176848</text:p>
              </table:table-cell>
              <table:table-cell office:value-type="float" office:value="0.017125400229122">
                <text:p>0.017125400229122</text:p>
              </table:table-cell>
              <table:table-cell office:value-type="float" office:value="0.019173278141888">
                <text:p>0.019173278141888</text:p>
              </table:table-cell>
              <table:table-cell office:value-type="float" office:value="0.0195910371005265">
                <text:p>0.0195910371005265</text:p>
              </table:table-cell>
              <table:table-cell office:value-type="float" office:value="0.0170863309352518">
                <text:p>0.0170863309352518</text:p>
              </table:table-cell>
              <table:table-cell office:value-type="float" office:value="0.0155137622084107">
                <text:p>0.0155137622084107</text:p>
              </table:table-cell>
              <table:table-cell office:value-type="float" office:value="0.0172413793103448">
                <text:p>0.0172413793103448</text:p>
              </table:table-cell>
              <table:table-cell office:value-type="float" office:value="0.0180563790222606">
                <text:p>0.0180563790222606</text:p>
              </table:table-cell>
              <table:table-cell office:value-type="float" office:value="0.0174243212316655">
                <text:p>0.0174243212316655</text:p>
              </table:table-cell>
              <table:table-cell office:value-type="float" office:value="0.0165595168517436">
                <text:p>0.0165595168517436</text:p>
              </table:table-cell>
              <table:table-cell office:value-type="float" office:value="0.0176684372379089">
                <text:p>0.0176684372379089</text:p>
              </table:table-cell>
            </table:table-row>
            <table:table-row>
              <table:table-cell office:value-type="float" office:value="44680">
                <text:p>44680</text:p>
              </table:table-cell>
              <table:table-cell office:value-type="float" office:value="0.0152585323772039">
                <text:p>0.0152585323772039</text:p>
              </table:table-cell>
              <table:table-cell office:value-type="float" office:value="0.0167594575303355">
                <text:p>0.0167594575303355</text:p>
              </table:table-cell>
              <table:table-cell office:value-type="float" office:value="0.0184919361648231">
                <text:p>0.0184919361648231</text:p>
              </table:table-cell>
              <table:table-cell office:value-type="float" office:value="0.0171407278598932">
                <text:p>0.0171407278598932</text:p>
              </table:table-cell>
              <table:table-cell office:value-type="float" office:value="0.0144018683504887">
                <text:p>0.0144018683504887</text:p>
              </table:table-cell>
              <table:table-cell office:value-type="float" office:value="0.0148100247622352">
                <text:p>0.0148100247622352</text:p>
              </table:table-cell>
              <table:table-cell office:value-type="float" office:value="0.0148304496347932">
                <text:p>0.0148304496347932</text:p>
              </table:table-cell>
              <table:table-cell office:value-type="float" office:value="0.0160773421642987">
                <text:p>0.0160773421642987</text:p>
              </table:table-cell>
              <table:table-cell office:value-type="float" office:value="0.0162314015190927">
                <text:p>0.0162314015190927</text:p>
              </table:table-cell>
              <table:table-cell office:value-type="float" office:value="0.0152524993591387">
                <text:p>0.0152524993591387</text:p>
              </table:table-cell>
              <table:table-cell office:value-type="float" office:value="0.0153966305924356">
                <text:p>0.0153966305924356</text:p>
              </table:table-cell>
            </table:table-row>
            <table:table-row>
              <table:table-cell office:value-type="float" office:value="44681">
                <text:p>44681</text:p>
              </table:table-cell>
              <table:table-cell office:value-type="float" office:value="0.0137407235621521">
                <text:p>0.0137407235621521</text:p>
              </table:table-cell>
              <table:table-cell office:value-type="float" office:value="0.0130940680384262">
                <text:p>0.0130940680384262</text:p>
              </table:table-cell>
              <table:table-cell office:value-type="float" office:value="0.0148881051218827">
                <text:p>0.0148881051218827</text:p>
              </table:table-cell>
              <table:table-cell office:value-type="float" office:value="0.0142499010423539">
                <text:p>0.0142499010423539</text:p>
              </table:table-cell>
              <table:table-cell office:value-type="float" office:value="0.014026402640264">
                <text:p>0.014026402640264</text:p>
              </table:table-cell>
              <table:table-cell office:value-type="float" office:value="0.0123965517241379">
                <text:p>0.0123965517241379</text:p>
              </table:table-cell>
              <table:table-cell office:value-type="float" office:value="0.0115999391079312">
                <text:p>0.0115999391079312</text:p>
              </table:table-cell>
              <table:table-cell office:value-type="float" office:value="0.0122001050726753">
                <text:p>0.0122001050726753</text:p>
              </table:table-cell>
              <table:table-cell office:value-type="float" office:value="0.0130366374466172">
                <text:p>0.0130366374466172</text:p>
              </table:table-cell>
              <table:table-cell office:value-type="float" office:value="0.011992236240122">
                <text:p>0.011992236240122</text:p>
              </table:table-cell>
              <table:table-cell office:value-type="float" office:value="0.0148982345005572">
                <text:p>0.0148982345005572</text:p>
              </table:table-cell>
            </table:table-row>
            <table:table-row>
              <table:table-cell office:value-type="float" office:value="44682">
                <text:p>44682</text:p>
              </table:table-cell>
              <table:table-cell office:value-type="float" office:value="0.0143199420515964">
                <text:p>0.0143199420515964</text:p>
              </table:table-cell>
              <table:table-cell office:value-type="float" office:value="0.0148647400978672">
                <text:p>0.0148647400978672</text:p>
              </table:table-cell>
              <table:table-cell office:value-type="float" office:value="0.0189244220864774">
                <text:p>0.0189244220864774</text:p>
              </table:table-cell>
              <table:table-cell office:value-type="float" office:value="0.0144340339326412">
                <text:p>0.0144340339326412</text:p>
              </table:table-cell>
              <table:table-cell office:value-type="float" office:value="0.0160811589066584">
                <text:p>0.0160811589066584</text:p>
              </table:table-cell>
              <table:table-cell office:value-type="float" office:value="0.0153894838527007">
                <text:p>0.0153894838527007</text:p>
              </table:table-cell>
              <table:table-cell office:value-type="float" office:value="0.0153138916822296">
                <text:p>0.0153138916822296</text:p>
              </table:table-cell>
              <table:table-cell office:value-type="float" office:value="0.0165399345062996">
                <text:p>0.0165399345062996</text:p>
              </table:table-cell>
              <table:table-cell office:value-type="float" office:value="0.0157311787682594">
                <text:p>0.0157311787682594</text:p>
              </table:table-cell>
              <table:table-cell office:value-type="float" office:value="0.013578856726502">
                <text:p>0.013578856726502</text:p>
              </table:table-cell>
              <table:table-cell office:value-type="float" office:value="0.0153694466999188">
                <text:p>0.0153694466999188</text:p>
              </table:table-cell>
            </table:table-row>
            <table:table-row>
              <table:table-cell office:value-type="float" office:value="44683">
                <text:p>44683</text:p>
              </table:table-cell>
              <table:table-cell office:value-type="float" office:value="0.01429953768412">
                <text:p>0.01429953768412</text:p>
              </table:table-cell>
              <table:table-cell office:value-type="float" office:value="0.0147456669738681">
                <text:p>0.0147456669738681</text:p>
              </table:table-cell>
              <table:table-cell office:value-type="float" office:value="0.0177463318448066">
                <text:p>0.0177463318448066</text:p>
              </table:table-cell>
              <table:table-cell office:value-type="float" office:value="0.0150283321015028">
                <text:p>0.0150283321015028</text:p>
              </table:table-cell>
              <table:table-cell office:value-type="float" office:value="0.0144473977535797">
                <text:p>0.0144473977535797</text:p>
              </table:table-cell>
              <table:table-cell office:value-type="float" office:value="0.0154187519232949">
                <text:p>0.0154187519232949</text:p>
              </table:table-cell>
              <table:table-cell office:value-type="float" office:value="0.0145602134362671">
                <text:p>0.0145602134362671</text:p>
              </table:table-cell>
              <table:table-cell office:value-type="float" office:value="0.0138760908450323">
                <text:p>0.0138760908450323</text:p>
              </table:table-cell>
              <table:table-cell office:value-type="float" office:value="0.0149755661814934">
                <text:p>0.0149755661814934</text:p>
              </table:table-cell>
              <table:table-cell office:value-type="float" office:value="0.014049854321787">
                <text:p>0.014049854321787</text:p>
              </table:table-cell>
              <table:table-cell office:value-type="float" office:value="0.0161462728551336">
                <text:p>0.0161462728551336</text:p>
              </table:table-cell>
            </table:table-row>
            <table:table-row>
              <table:table-cell office:value-type="float" office:value="44684">
                <text:p>44684</text:p>
              </table:table-cell>
              <table:table-cell office:value-type="float" office:value="0.0168412968347139">
                <text:p>0.0168412968347139</text:p>
              </table:table-cell>
              <table:table-cell office:value-type="float" office:value="0.0167845582064501">
                <text:p>0.0167845582064501</text:p>
              </table:table-cell>
              <table:table-cell office:value-type="float" office:value="0.0195452037289809">
                <text:p>0.0195452037289809</text:p>
              </table:table-cell>
              <table:table-cell office:value-type="float" office:value="0.0136174505106544">
                <text:p>0.0136174505106544</text:p>
              </table:table-cell>
              <table:table-cell office:value-type="float" office:value="0.0159020607328018">
                <text:p>0.0159020607328018</text:p>
              </table:table-cell>
              <table:table-cell office:value-type="float" office:value="0.0161547991653625">
                <text:p>0.0161547991653625</text:p>
              </table:table-cell>
              <table:table-cell office:value-type="float" office:value="0.0151936100017364">
                <text:p>0.0151936100017364</text:p>
              </table:table-cell>
              <table:table-cell office:value-type="float" office:value="0.0159172957006892">
                <text:p>0.0159172957006892</text:p>
              </table:table-cell>
              <table:table-cell office:value-type="float" office:value="0.015480207831164">
                <text:p>0.015480207831164</text:p>
              </table:table-cell>
              <table:table-cell office:value-type="float" office:value="0.0150820543485483">
                <text:p>0.0150820543485483</text:p>
              </table:table-cell>
              <table:table-cell office:value-type="float" office:value="0.0180299539170507">
                <text:p>0.0180299539170507</text:p>
              </table:table-cell>
            </table:table-row>
            <table:table-row>
              <table:table-cell office:value-type="float" office:value="44685">
                <text:p>44685</text:p>
              </table:table-cell>
              <table:table-cell office:value-type="float" office:value="0.015015180789401">
                <text:p>0.015015180789401</text:p>
              </table:table-cell>
              <table:table-cell office:value-type="float" office:value="0.015545285397035">
                <text:p>0.015545285397035</text:p>
              </table:table-cell>
              <table:table-cell office:value-type="float" office:value="0.0195626477541371">
                <text:p>0.0195626477541371</text:p>
              </table:table-cell>
              <table:table-cell office:value-type="float" office:value="0.0169725924063364">
                <text:p>0.0169725924063364</text:p>
              </table:table-cell>
              <table:table-cell office:value-type="float" office:value="0.0177672749551442">
                <text:p>0.0177672749551442</text:p>
              </table:table-cell>
              <table:table-cell office:value-type="float" office:value="0.0160275514934764">
                <text:p>0.0160275514934764</text:p>
              </table:table-cell>
              <table:table-cell office:value-type="float" office:value="0.0152705188472656">
                <text:p>0.0152705188472656</text:p>
              </table:table-cell>
              <table:table-cell office:value-type="float" office:value="0.0164143514667554">
                <text:p>0.0164143514667554</text:p>
              </table:table-cell>
              <table:table-cell office:value-type="float" office:value="0.0158841266422572">
                <text:p>0.0158841266422572</text:p>
              </table:table-cell>
              <table:table-cell office:value-type="float" office:value="0.013395225464191">
                <text:p>0.013395225464191</text:p>
              </table:table-cell>
              <table:table-cell office:value-type="float" office:value="0.0178105238730638">
                <text:p>0.0178105238730638</text:p>
              </table:table-cell>
            </table:table-row>
            <table:table-row>
              <table:table-cell office:value-type="float" office:value="44686">
                <text:p>44686</text:p>
              </table:table-cell>
              <table:table-cell office:value-type="float" office:value="0.0149983147960903">
                <text:p>0.0149983147960903</text:p>
              </table:table-cell>
              <table:table-cell office:value-type="float" office:value="0.0150633764007103">
                <text:p>0.0150633764007103</text:p>
              </table:table-cell>
              <table:table-cell office:value-type="float" office:value="0.0178982281052978">
                <text:p>0.0178982281052978</text:p>
              </table:table-cell>
              <table:table-cell office:value-type="float" office:value="0.0166112956810631">
                <text:p>0.0166112956810631</text:p>
              </table:table-cell>
              <table:table-cell office:value-type="float" office:value="0.0156742595799476">
                <text:p>0.0156742595799476</text:p>
              </table:table-cell>
              <table:table-cell office:value-type="float" office:value="0.0144903369962148">
                <text:p>0.0144903369962148</text:p>
              </table:table-cell>
              <table:table-cell office:value-type="float" office:value="0.0137706265781901">
                <text:p>0.0137706265781901</text:p>
              </table:table-cell>
              <table:table-cell office:value-type="float" office:value="0.0135218885571018">
                <text:p>0.0135218885571018</text:p>
              </table:table-cell>
              <table:table-cell office:value-type="float" office:value="0.0141233766233766">
                <text:p>0.0141233766233766</text:p>
              </table:table-cell>
              <table:table-cell office:value-type="float" office:value="0.0143156188804106">
                <text:p>0.0143156188804106</text:p>
              </table:table-cell>
              <table:table-cell office:value-type="float" office:value="0.0173938336242001">
                <text:p>0.0173938336242001</text:p>
              </table:table-cell>
            </table:table-row>
            <table:table-row>
              <table:table-cell office:value-type="float" office:value="44687">
                <text:p>44687</text:p>
              </table:table-cell>
              <table:table-cell office:value-type="float" office:value="0.0149687465730892">
                <text:p>0.0149687465730892</text:p>
              </table:table-cell>
              <table:table-cell office:value-type="float" office:value="0.0158445440956652">
                <text:p>0.0158445440956652</text:p>
              </table:table-cell>
              <table:table-cell office:value-type="float" office:value="0.0188224930259874">
                <text:p>0.0188224930259874</text:p>
              </table:table-cell>
              <table:table-cell office:value-type="float" office:value="0.0168242662409431">
                <text:p>0.0168242662409431</text:p>
              </table:table-cell>
              <table:table-cell office:value-type="float" office:value="0.0167942269844741">
                <text:p>0.0167942269844741</text:p>
              </table:table-cell>
              <table:table-cell office:value-type="float" office:value="0.0143569817409487">
                <text:p>0.0143569817409487</text:p>
              </table:table-cell>
              <table:table-cell office:value-type="float" office:value="0.0149446759591895">
                <text:p>0.0149446759591895</text:p>
              </table:table-cell>
              <table:table-cell office:value-type="float" office:value="0.0146802008295132">
                <text:p>0.0146802008295132</text:p>
              </table:table-cell>
              <table:table-cell office:value-type="float" office:value="0.0151998299319728">
                <text:p>0.0151998299319728</text:p>
              </table:table-cell>
              <table:table-cell office:value-type="float" office:value="0.0141050261572081">
                <text:p>0.0141050261572081</text:p>
              </table:table-cell>
              <table:table-cell office:value-type="float" office:value="0.0180736673530085">
                <text:p>0.0180736673530085</text:p>
              </table:table-cell>
            </table:table-row>
            <table:table-row>
              <table:table-cell office:value-type="float" office:value="44688">
                <text:p>44688</text:p>
              </table:table-cell>
              <table:table-cell office:value-type="float" office:value="0.0143503632249613">
                <text:p>0.0143503632249613</text:p>
              </table:table-cell>
              <table:table-cell office:value-type="float" office:value="0.014402165157715">
                <text:p>0.014402165157715</text:p>
              </table:table-cell>
              <table:table-cell office:value-type="float" office:value="0.0187911845382602">
                <text:p>0.0187911845382602</text:p>
              </table:table-cell>
              <table:table-cell office:value-type="float" office:value="0.0148683672077479">
                <text:p>0.0148683672077479</text:p>
              </table:table-cell>
              <table:table-cell office:value-type="float" office:value="0.0135328997704667">
                <text:p>0.0135328997704667</text:p>
              </table:table-cell>
              <table:table-cell office:value-type="float" office:value="0.0143500132380196">
                <text:p>0.0143500132380196</text:p>
              </table:table-cell>
              <table:table-cell office:value-type="float" office:value="0.013920744138634">
                <text:p>0.013920744138634</text:p>
              </table:table-cell>
              <table:table-cell office:value-type="float" office:value="0.015801218261866">
                <text:p>0.015801218261866</text:p>
              </table:table-cell>
              <table:table-cell office:value-type="float" office:value="0.0147413100837444">
                <text:p>0.0147413100837444</text:p>
              </table:table-cell>
              <table:table-cell office:value-type="float" office:value="0.0127604354408478">
                <text:p>0.0127604354408478</text:p>
              </table:table-cell>
              <table:table-cell office:value-type="float" office:value="0.0150924412023645">
                <text:p>0.0150924412023645</text:p>
              </table:table-cell>
            </table:table-row>
            <table:table-row>
              <table:table-cell office:value-type="float" office:value="44689">
                <text:p>44689</text:p>
              </table:table-cell>
              <table:table-cell office:value-type="float" office:value="0.015055281110327">
                <text:p>0.015055281110327</text:p>
              </table:table-cell>
              <table:table-cell office:value-type="float" office:value="0.0146411944132284">
                <text:p>0.0146411944132284</text:p>
              </table:table-cell>
              <table:table-cell office:value-type="float" office:value="0.0161482503449141">
                <text:p>0.0161482503449141</text:p>
              </table:table-cell>
              <table:table-cell office:value-type="float" office:value="0.0150821438190143">
                <text:p>0.0150821438190143</text:p>
              </table:table-cell>
              <table:table-cell office:value-type="float" office:value="0.0162929954045398">
                <text:p>0.0162929954045398</text:p>
              </table:table-cell>
              <table:table-cell office:value-type="float" office:value="0.0133004057152937">
                <text:p>0.0133004057152937</text:p>
              </table:table-cell>
              <table:table-cell office:value-type="float" office:value="0.0140579037002632">
                <text:p>0.0140579037002632</text:p>
              </table:table-cell>
              <table:table-cell office:value-type="float" office:value="0.0149679673849738">
                <text:p>0.0149679673849738</text:p>
              </table:table-cell>
              <table:table-cell office:value-type="float" office:value="0.0159337521416334">
                <text:p>0.0159337521416334</text:p>
              </table:table-cell>
              <table:table-cell office:value-type="float" office:value="0.0131672094011043">
                <text:p>0.0131672094011043</text:p>
              </table:table-cell>
              <table:table-cell office:value-type="float" office:value="0.0164248224760729">
                <text:p>0.0164248224760729</text:p>
              </table:table-cell>
            </table:table-row>
            <table:table-row>
              <table:table-cell office:value-type="float" office:value="44690">
                <text:p>44690</text:p>
              </table:table-cell>
              <table:table-cell office:value-type="float" office:value="0.016987087517934">
                <text:p>0.016987087517934</text:p>
              </table:table-cell>
              <table:table-cell office:value-type="float" office:value="0.0149579406742142">
                <text:p>0.0149579406742142</text:p>
              </table:table-cell>
              <table:table-cell office:value-type="float" office:value="0.0198320041240865">
                <text:p>0.0198320041240865</text:p>
              </table:table-cell>
              <table:table-cell office:value-type="float" office:value="0.0161042944785276">
                <text:p>0.0161042944785276</text:p>
              </table:table-cell>
              <table:table-cell office:value-type="float" office:value="0.0177771746505632">
                <text:p>0.0177771746505632</text:p>
              </table:table-cell>
              <table:table-cell office:value-type="float" office:value="0.0154032327772495">
                <text:p>0.0154032327772495</text:p>
              </table:table-cell>
              <table:table-cell office:value-type="float" office:value="0.0150444356820043">
                <text:p>0.0150444356820043</text:p>
              </table:table-cell>
              <table:table-cell office:value-type="float" office:value="0.0147886098706722">
                <text:p>0.0147886098706722</text:p>
              </table:table-cell>
              <table:table-cell office:value-type="float" office:value="0.0164549972390944">
                <text:p>0.0164549972390944</text:p>
              </table:table-cell>
              <table:table-cell office:value-type="float" office:value="0.0123268698060942">
                <text:p>0.0123268698060942</text:p>
              </table:table-cell>
              <table:table-cell office:value-type="float" office:value="0.0177095631641086">
                <text:p>0.0177095631641086</text:p>
              </table:table-cell>
            </table:table-row>
            <table:table-row>
              <table:table-cell office:value-type="float" office:value="44691">
                <text:p>44691</text:p>
              </table:table-cell>
              <table:table-cell office:value-type="float" office:value="0.0159905937683715">
                <text:p>0.0159905937683715</text:p>
              </table:table-cell>
              <table:table-cell office:value-type="float" office:value="0.0161533767943736">
                <text:p>0.0161533767943736</text:p>
              </table:table-cell>
              <table:table-cell office:value-type="float" office:value="0.020086709709616">
                <text:p>0.020086709709616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55175617914886">
                <text:p>0.0155175617914886</text:p>
              </table:table-cell>
              <table:table-cell office:value-type="float" office:value="0.0155135021687421">
                <text:p>0.0155135021687421</text:p>
              </table:table-cell>
              <table:table-cell office:value-type="float" office:value="0.0162902628656053">
                <text:p>0.0162902628656053</text:p>
              </table:table-cell>
              <table:table-cell office:value-type="float" office:value="0.0149553703375303">
                <text:p>0.0149553703375303</text:p>
              </table:table-cell>
              <table:table-cell office:value-type="float" office:value="0.0156294401818699">
                <text:p>0.0156294401818699</text:p>
              </table:table-cell>
              <table:table-cell office:value-type="float" office:value="0.0135307452536129">
                <text:p>0.0135307452536129</text:p>
              </table:table-cell>
              <table:table-cell office:value-type="float" office:value="0.0188910696761531">
                <text:p>0.0188910696761531</text:p>
              </table:table-cell>
            </table:table-row>
            <table:table-row>
              <table:table-cell office:value-type="float" office:value="44692">
                <text:p>44692</text:p>
              </table:table-cell>
              <table:table-cell office:value-type="float" office:value="0.0153828225148584">
                <text:p>0.0153828225148584</text:p>
              </table:table-cell>
              <table:table-cell office:value-type="float" office:value="0.0152064418850855">
                <text:p>0.0152064418850855</text:p>
              </table:table-cell>
              <table:table-cell office:value-type="float" office:value="0.0183856923606978">
                <text:p>0.0183856923606978</text:p>
              </table:table-cell>
              <table:table-cell office:value-type="float" office:value="0.0160541329441422">
                <text:p>0.0160541329441422</text:p>
              </table:table-cell>
              <table:table-cell office:value-type="float" office:value="0.0142931270342941">
                <text:p>0.0142931270342941</text:p>
              </table:table-cell>
              <table:table-cell office:value-type="float" office:value="0.0145627644569817">
                <text:p>0.0145627644569817</text:p>
              </table:table-cell>
              <table:table-cell office:value-type="float" office:value="0.0158529438978503">
                <text:p>0.0158529438978503</text:p>
              </table:table-cell>
              <table:table-cell office:value-type="float" office:value="0.0141693234148069">
                <text:p>0.0141693234148069</text:p>
              </table:table-cell>
              <table:table-cell office:value-type="float" office:value="0.0165561003749639">
                <text:p>0.0165561003749639</text:p>
              </table:table-cell>
              <table:table-cell office:value-type="float" office:value="0.0132074131932117">
                <text:p>0.0132074131932117</text:p>
              </table:table-cell>
              <table:table-cell office:value-type="float" office:value="0.0159841397682919">
                <text:p>0.0159841397682919</text:p>
              </table:table-cell>
            </table:table-row>
            <table:table-row>
              <table:table-cell office:value-type="float" office:value="44693">
                <text:p>44693</text:p>
              </table:table-cell>
              <table:table-cell office:value-type="float" office:value="0.0145684108291854">
                <text:p>0.0145684108291854</text:p>
              </table:table-cell>
              <table:table-cell office:value-type="float" office:value="0.0140951504796951">
                <text:p>0.0140951504796951</text:p>
              </table:table-cell>
              <table:table-cell office:value-type="float" office:value="0.0176324849576885">
                <text:p>0.0176324849576885</text:p>
              </table:table-cell>
              <table:table-cell office:value-type="float" office:value="0.0143787303309821">
                <text:p>0.0143787303309821</text:p>
              </table:table-cell>
              <table:table-cell office:value-type="float" office:value="0.0141329258976318">
                <text:p>0.0141329258976318</text:p>
              </table:table-cell>
              <table:table-cell office:value-type="float" office:value="0.0140296886314265">
                <text:p>0.0140296886314265</text:p>
              </table:table-cell>
              <table:table-cell office:value-type="float" office:value="0.013409596441055">
                <text:p>0.013409596441055</text:p>
              </table:table-cell>
              <table:table-cell office:value-type="float" office:value="0.0141058239496307">
                <text:p>0.0141058239496307</text:p>
              </table:table-cell>
              <table:table-cell office:value-type="float" office:value="0.0168322618351841">
                <text:p>0.0168322618351841</text:p>
              </table:table-cell>
              <table:table-cell office:value-type="float" office:value="0.0147939669481129">
                <text:p>0.0147939669481129</text:p>
              </table:table-cell>
              <table:table-cell office:value-type="float" office:value="0.017166022676886">
                <text:p>0.017166022676886</text:p>
              </table:table-cell>
            </table:table-row>
            <table:table-row>
              <table:table-cell office:value-type="float" office:value="44694">
                <text:p>44694</text:p>
              </table:table-cell>
              <table:table-cell office:value-type="float" office:value="0.0159283804208813">
                <text:p>0.0159283804208813</text:p>
              </table:table-cell>
              <table:table-cell office:value-type="float" office:value="0.0173915778218071">
                <text:p>0.0173915778218071</text:p>
              </table:table-cell>
              <table:table-cell office:value-type="float" office:value="0.0210943257184967">
                <text:p>0.0210943257184967</text:p>
              </table:table-cell>
              <table:table-cell office:value-type="float" office:value="0.0167884147122901">
                <text:p>0.0167884147122901</text:p>
              </table:table-cell>
              <table:table-cell office:value-type="float" office:value="0.0190209918415987">
                <text:p>0.0190209918415987</text:p>
              </table:table-cell>
              <table:table-cell office:value-type="float" office:value="0.0175363116954636">
                <text:p>0.0175363116954636</text:p>
              </table:table-cell>
              <table:table-cell office:value-type="float" office:value="0.0172627505517429">
                <text:p>0.0172627505517429</text:p>
              </table:table-cell>
              <table:table-cell office:value-type="float" office:value="0.0163601554794918">
                <text:p>0.0163601554794918</text:p>
              </table:table-cell>
              <table:table-cell office:value-type="float" office:value="0.0161272258931571">
                <text:p>0.0161272258931571</text:p>
              </table:table-cell>
              <table:table-cell office:value-type="float" office:value="0.016807899712865">
                <text:p>0.016807899712865</text:p>
              </table:table-cell>
              <table:table-cell office:value-type="float" office:value="0.019799036803615">
                <text:p>0.019799036803615</text:p>
              </table:table-cell>
            </table:table-row>
            <table:table-row>
              <table:table-cell office:value-type="float" office:value="44695">
                <text:p>44695</text:p>
              </table:table-cell>
              <table:table-cell office:value-type="float" office:value="0.0131190760153161">
                <text:p>0.0131190760153161</text:p>
              </table:table-cell>
              <table:table-cell office:value-type="float" office:value="0.0152582962709545">
                <text:p>0.0152582962709545</text:p>
              </table:table-cell>
              <table:table-cell office:value-type="float" office:value="0.0193057917375213">
                <text:p>0.0193057917375213</text:p>
              </table:table-cell>
              <table:table-cell office:value-type="float" office:value="0.0167014613778706">
                <text:p>0.0167014613778706</text:p>
              </table:table-cell>
              <table:table-cell office:value-type="float" office:value="0.0166323300336667">
                <text:p>0.0166323300336667</text:p>
              </table:table-cell>
              <table:table-cell office:value-type="float" office:value="0.0147231927654566">
                <text:p>0.0147231927654566</text:p>
              </table:table-cell>
              <table:table-cell office:value-type="float" office:value="0.0153544593270173">
                <text:p>0.0153544593270173</text:p>
              </table:table-cell>
              <table:table-cell office:value-type="float" office:value="0.0146919730121697">
                <text:p>0.0146919730121697</text:p>
              </table:table-cell>
              <table:table-cell office:value-type="float" office:value="0.0154358353510896">
                <text:p>0.0154358353510896</text:p>
              </table:table-cell>
              <table:table-cell office:value-type="float" office:value="0.0144216473386857">
                <text:p>0.0144216473386857</text:p>
              </table:table-cell>
              <table:table-cell office:value-type="float" office:value="0.0167468846838531">
                <text:p>0.0167468846838531</text:p>
              </table:table-cell>
            </table:table-row>
            <table:table-row>
              <table:table-cell office:value-type="float" office:value="44696">
                <text:p>44696</text:p>
              </table:table-cell>
              <table:table-cell office:value-type="float" office:value="0.0163754124404253">
                <text:p>0.0163754124404253</text:p>
              </table:table-cell>
              <table:table-cell office:value-type="float" office:value="0.0163324442688268">
                <text:p>0.0163324442688268</text:p>
              </table:table-cell>
              <table:table-cell office:value-type="float" office:value="0.0205328301404036">
                <text:p>0.0205328301404036</text:p>
              </table:table-cell>
              <table:table-cell office:value-type="float" office:value="0.0159103486441616">
                <text:p>0.0159103486441616</text:p>
              </table:table-cell>
              <table:table-cell office:value-type="float" office:value="0.0156523429904725">
                <text:p>0.0156523429904725</text:p>
              </table:table-cell>
              <table:table-cell office:value-type="float" office:value="0.0170242288397908">
                <text:p>0.0170242288397908</text:p>
              </table:table-cell>
              <table:table-cell office:value-type="float" office:value="0.0170454545454545">
                <text:p>0.0170454545454545</text:p>
              </table:table-cell>
              <table:table-cell office:value-type="float" office:value="0.0166129130408325">
                <text:p>0.0166129130408325</text:p>
              </table:table-cell>
              <table:table-cell office:value-type="float" office:value="0.015984015984016">
                <text:p>0.015984015984016</text:p>
              </table:table-cell>
              <table:table-cell office:value-type="float" office:value="0.0144990261848085">
                <text:p>0.0144990261848085</text:p>
              </table:table-cell>
              <table:table-cell office:value-type="float" office:value="0.017383466391965">
                <text:p>0.017383466391965</text:p>
              </table:table-cell>
            </table:table-row>
            <table:table-row>
              <table:table-cell office:value-type="float" office:value="44697">
                <text:p>44697</text:p>
              </table:table-cell>
              <table:table-cell office:value-type="float" office:value="0.0144620811287478">
                <text:p>0.0144620811287478</text:p>
              </table:table-cell>
              <table:table-cell office:value-type="float" office:value="0.0168945060613877">
                <text:p>0.0168945060613877</text:p>
              </table:table-cell>
              <table:table-cell office:value-type="float" office:value="0.021546459553412">
                <text:p>0.021546459553412</text:p>
              </table:table-cell>
              <table:table-cell office:value-type="float" office:value="0.0185379963186958">
                <text:p>0.0185379963186958</text:p>
              </table:table-cell>
              <table:table-cell office:value-type="float" office:value="0.0169002281298012">
                <text:p>0.0169002281298012</text:p>
              </table:table-cell>
              <table:table-cell office:value-type="float" office:value="0.017310534093308">
                <text:p>0.017310534093308</text:p>
              </table:table-cell>
              <table:table-cell office:value-type="float" office:value="0.0162569145666872">
                <text:p>0.0162569145666872</text:p>
              </table:table-cell>
              <table:table-cell office:value-type="float" office:value="0.0171666276072182">
                <text:p>0.0171666276072182</text:p>
              </table:table-cell>
              <table:table-cell office:value-type="float" office:value="0.0166170066468027">
                <text:p>0.0166170066468027</text:p>
              </table:table-cell>
              <table:table-cell office:value-type="float" office:value="0.0155789473684211">
                <text:p>0.0155789473684211</text:p>
              </table:table-cell>
              <table:table-cell office:value-type="float" office:value="0.0207193359975407">
                <text:p>0.0207193359975407</text:p>
              </table:table-cell>
            </table:table-row>
            <table:table-row>
              <table:table-cell office:value-type="float" office:value="44698">
                <text:p>44698</text:p>
              </table:table-cell>
              <table:table-cell office:value-type="float" office:value="0.0125602097433083">
                <text:p>0.0125602097433083</text:p>
              </table:table-cell>
              <table:table-cell office:value-type="float" office:value="0.0155180434638134">
                <text:p>0.0155180434638134</text:p>
              </table:table-cell>
              <table:table-cell office:value-type="float" office:value="0.0192203140490582">
                <text:p>0.0192203140490582</text:p>
              </table:table-cell>
              <table:table-cell office:value-type="float" office:value="0.0138580931263858">
                <text:p>0.0138580931263858</text:p>
              </table:table-cell>
              <table:table-cell office:value-type="float" office:value="0.014066250600096">
                <text:p>0.014066250600096</text:p>
              </table:table-cell>
              <table:table-cell office:value-type="float" office:value="0.0151108549610072">
                <text:p>0.0151108549610072</text:p>
              </table:table-cell>
              <table:table-cell office:value-type="float" office:value="0.0160626029654036">
                <text:p>0.0160626029654036</text:p>
              </table:table-cell>
              <table:table-cell office:value-type="float" office:value="0.0169470860765667">
                <text:p>0.0169470860765667</text:p>
              </table:table-cell>
              <table:table-cell office:value-type="float" office:value="0.0145328312544128">
                <text:p>0.0145328312544128</text:p>
              </table:table-cell>
              <table:table-cell office:value-type="float" office:value="0.0136192407997682">
                <text:p>0.0136192407997682</text:p>
              </table:table-cell>
              <table:table-cell office:value-type="float" office:value="0.0188703221297414">
                <text:p>0.0188703221297414</text:p>
              </table:table-cell>
            </table:table-row>
            <table:table-row>
              <table:table-cell office:value-type="float" office:value="44699">
                <text:p>44699</text:p>
              </table:table-cell>
              <table:table-cell office:value-type="float" office:value="0.0134686235429124">
                <text:p>0.0134686235429124</text:p>
              </table:table-cell>
              <table:table-cell office:value-type="float" office:value="0.0131336405529954">
                <text:p>0.0131336405529954</text:p>
              </table:table-cell>
              <table:table-cell office:value-type="float" office:value="0.0182318321392016">
                <text:p>0.0182318321392016</text:p>
              </table:table-cell>
              <table:table-cell office:value-type="float" office:value="0.0116625983184161">
                <text:p>0.0116625983184161</text:p>
              </table:table-cell>
              <table:table-cell office:value-type="float" office:value="0.0133352590025034">
                <text:p>0.0133352590025034</text:p>
              </table:table-cell>
              <table:table-cell office:value-type="float" office:value="0.0145064761054042">
                <text:p>0.0145064761054042</text:p>
              </table:table-cell>
              <table:table-cell office:value-type="float" office:value="0.0143965597831168">
                <text:p>0.0143965597831168</text:p>
              </table:table-cell>
              <table:table-cell office:value-type="float" office:value="0.0157005551907349">
                <text:p>0.0157005551907349</text:p>
              </table:table-cell>
              <table:table-cell office:value-type="float" office:value="0.0132633812780005">
                <text:p>0.0132633812780005</text:p>
              </table:table-cell>
              <table:table-cell office:value-type="float" office:value="0.012987012987013">
                <text:p>0.012987012987013</text:p>
              </table:table-cell>
              <table:table-cell office:value-type="float" office:value="0.0161867118388858">
                <text:p>0.0161867118388858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0111605781545405">
                <text:p>0.0111605781545405</text:p>
              </table:table-cell>
              <table:table-cell office:value-type="float" office:value="0.011218799787573">
                <text:p>0.011218799787573</text:p>
              </table:table-cell>
              <table:table-cell office:value-type="float" office:value="0.0164236526462125">
                <text:p>0.0164236526462125</text:p>
              </table:table-cell>
              <table:table-cell office:value-type="float" office:value="0.0109524469707473">
                <text:p>0.0109524469707473</text:p>
              </table:table-cell>
              <table:table-cell office:value-type="float" office:value="0.0122824974411464">
                <text:p>0.0122824974411464</text:p>
              </table:table-cell>
              <table:table-cell office:value-type="float" office:value="0.0144101516292074">
                <text:p>0.0144101516292074</text:p>
              </table:table-cell>
              <table:table-cell office:value-type="float" office:value="0.0136479591836735">
                <text:p>0.0136479591836735</text:p>
              </table:table-cell>
              <table:table-cell office:value-type="float" office:value="0.0147247510234007">
                <text:p>0.0147247510234007</text:p>
              </table:table-cell>
              <table:table-cell office:value-type="float" office:value="0.0146971672395401">
                <text:p>0.0146971672395401</text:p>
              </table:table-cell>
              <table:table-cell office:value-type="float" office:value="0.0120976611188504">
                <text:p>0.0120976611188504</text:p>
              </table:table-cell>
              <table:table-cell office:value-type="float" office:value="0.0165097381658713">
                <text:p>0.0165097381658713</text:p>
              </table:table-cell>
            </table:table-row>
            <table:table-row>
              <table:table-cell office:value-type="float" office:value="44701">
                <text:p>44701</text:p>
              </table:table-cell>
              <table:table-cell office:value-type="float" office:value="0.0134624756335283">
                <text:p>0.0134624756335283</text:p>
              </table:table-cell>
              <table:table-cell office:value-type="float" office:value="0.0134428183564002">
                <text:p>0.0134428183564002</text:p>
              </table:table-cell>
              <table:table-cell office:value-type="float" office:value="0.0163160430383812">
                <text:p>0.0163160430383812</text:p>
              </table:table-cell>
              <table:table-cell office:value-type="float" office:value="0.0141235114926613">
                <text:p>0.0141235114926613</text:p>
              </table:table-cell>
              <table:table-cell office:value-type="float" office:value="0.011785417379823">
                <text:p>0.011785417379823</text:p>
              </table:table-cell>
              <table:table-cell office:value-type="float" office:value="0.0133754078961523">
                <text:p>0.0133754078961523</text:p>
              </table:table-cell>
              <table:table-cell office:value-type="float" office:value="0.0138788127306564">
                <text:p>0.0138788127306564</text:p>
              </table:table-cell>
              <table:table-cell office:value-type="float" office:value="0.0123697519956127">
                <text:p>0.0123697519956127</text:p>
              </table:table-cell>
              <table:table-cell office:value-type="float" office:value="0.0128778393847255">
                <text:p>0.0128778393847255</text:p>
              </table:table-cell>
              <table:table-cell office:value-type="float" office:value="0.0141358204605071">
                <text:p>0.0141358204605071</text:p>
              </table:table-cell>
              <table:table-cell office:value-type="float" office:value="0.0169728561439196">
                <text:p>0.0169728561439196</text:p>
              </table:table-cell>
            </table:table-row>
            <table:table-row>
              <table:table-cell office:value-type="float" office:value="44702">
                <text:p>44702</text:p>
              </table:table-cell>
              <table:table-cell office:value-type="float" office:value="0.0141963727329581">
                <text:p>0.0141963727329581</text:p>
              </table:table-cell>
              <table:table-cell office:value-type="float" office:value="0.0121228914828028">
                <text:p>0.0121228914828028</text:p>
              </table:table-cell>
              <table:table-cell office:value-type="float" office:value="0.0151251916198263">
                <text:p>0.0151251916198263</text:p>
              </table:table-cell>
              <table:table-cell office:value-type="float" office:value="0.0102330869812393">
                <text:p>0.0102330869812393</text:p>
              </table:table-cell>
              <table:table-cell office:value-type="float" office:value="0.0133094063107522">
                <text:p>0.0133094063107522</text:p>
              </table:table-cell>
              <table:table-cell office:value-type="float" office:value="0.0128069312549658">
                <text:p>0.0128069312549658</text:p>
              </table:table-cell>
              <table:table-cell office:value-type="float" office:value="0.0107375815353738">
                <text:p>0.0107375815353738</text:p>
              </table:table-cell>
              <table:table-cell office:value-type="float" office:value="0.0123882503192848">
                <text:p>0.0123882503192848</text:p>
              </table:table-cell>
              <table:table-cell office:value-type="float" office:value="0.0134643377001456">
                <text:p>0.0134643377001456</text:p>
              </table:table-cell>
              <table:table-cell office:value-type="float" office:value="0.0111403838916071">
                <text:p>0.0111403838916071</text:p>
              </table:table-cell>
              <table:table-cell office:value-type="float" office:value="0.0172927847346452">
                <text:p>0.0172927847346452</text:p>
              </table:table-cell>
            </table:table-row>
            <table:table-row>
              <table:table-cell office:value-type="float" office:value="44703">
                <text:p>44703</text:p>
              </table:table-cell>
              <table:table-cell office:value-type="float" office:value="0.012842677204248">
                <text:p>0.012842677204248</text:p>
              </table:table-cell>
              <table:table-cell office:value-type="float" office:value="0.0120935969029429">
                <text:p>0.0120935969029429</text:p>
              </table:table-cell>
              <table:table-cell office:value-type="float" office:value="0.0160522196689646">
                <text:p>0.0160522196689646</text:p>
              </table:table-cell>
              <table:table-cell office:value-type="float" office:value="0.0138242540377772">
                <text:p>0.0138242540377772</text:p>
              </table:table-cell>
              <table:table-cell office:value-type="float" office:value="0.0129699156467892">
                <text:p>0.0129699156467892</text:p>
              </table:table-cell>
              <table:table-cell office:value-type="float" office:value="0.0139204651336141">
                <text:p>0.0139204651336141</text:p>
              </table:table-cell>
              <table:table-cell office:value-type="float" office:value="0.0133403430373924">
                <text:p>0.0133403430373924</text:p>
              </table:table-cell>
              <table:table-cell office:value-type="float" office:value="0.0141735182230949">
                <text:p>0.0141735182230949</text:p>
              </table:table-cell>
              <table:table-cell office:value-type="float" office:value="0.0128052412150089">
                <text:p>0.0128052412150089</text:p>
              </table:table-cell>
              <table:table-cell office:value-type="float" office:value="0.0113452188006483">
                <text:p>0.0113452188006483</text:p>
              </table:table-cell>
              <table:table-cell office:value-type="float" office:value="0.0163671373555841">
                <text:p>0.0163671373555841</text:p>
              </table:table-cell>
            </table:table-row>
            <table:table-row>
              <table:table-cell office:value-type="float" office:value="44704">
                <text:p>44704</text:p>
              </table:table-cell>
              <table:table-cell office:value-type="float" office:value="0.013820454272323">
                <text:p>0.013820454272323</text:p>
              </table:table-cell>
              <table:table-cell office:value-type="float" office:value="0.0146210333071073">
                <text:p>0.0146210333071073</text:p>
              </table:table-cell>
              <table:table-cell office:value-type="float" office:value="0.0190470143804959">
                <text:p>0.0190470143804959</text:p>
              </table:table-cell>
              <table:table-cell office:value-type="float" office:value="0.0132513661202186">
                <text:p>0.0132513661202186</text:p>
              </table:table-cell>
              <table:table-cell office:value-type="float" office:value="0.0137329542716716">
                <text:p>0.0137329542716716</text:p>
              </table:table-cell>
              <table:table-cell office:value-type="float" office:value="0.0149780049511122">
                <text:p>0.0149780049511122</text:p>
              </table:table-cell>
              <table:table-cell office:value-type="float" office:value="0.0141454693723928">
                <text:p>0.0141454693723928</text:p>
              </table:table-cell>
              <table:table-cell office:value-type="float" office:value="0.014687368862778">
                <text:p>0.014687368862778</text:p>
              </table:table-cell>
              <table:table-cell office:value-type="float" office:value="0.013831096524644">
                <text:p>0.013831096524644</text:p>
              </table:table-cell>
              <table:table-cell office:value-type="float" office:value="0.0122897800776197">
                <text:p>0.0122897800776197</text:p>
              </table:table-cell>
              <table:table-cell office:value-type="float" office:value="0.0177137759653371">
                <text:p>0.0177137759653371</text:p>
              </table:table-cell>
            </table:table-row>
            <table:table-row>
              <table:table-cell office:value-type="float" office:value="44705">
                <text:p>44705</text:p>
              </table:table-cell>
              <table:table-cell office:value-type="float" office:value="0.0133701318613922">
                <text:p>0.0133701318613922</text:p>
              </table:table-cell>
              <table:table-cell office:value-type="float" office:value="0.01259361251973">
                <text:p>0.01259361251973</text:p>
              </table:table-cell>
              <table:table-cell office:value-type="float" office:value="0.0182126770676937">
                <text:p>0.0182126770676937</text:p>
              </table:table-cell>
              <table:table-cell office:value-type="float" office:value="0.0163398692810458">
                <text:p>0.0163398692810458</text:p>
              </table:table-cell>
              <table:table-cell office:value-type="float" office:value="0.0140962671905697">
                <text:p>0.0140962671905697</text:p>
              </table:table-cell>
              <table:table-cell office:value-type="float" office:value="0.0141049349142463">
                <text:p>0.0141049349142463</text:p>
              </table:table-cell>
              <table:table-cell office:value-type="float" office:value="0.0143490322374924">
                <text:p>0.0143490322374924</text:p>
              </table:table-cell>
              <table:table-cell office:value-type="float" office:value="0.0135498046875">
                <text:p>0.0135498046875</text:p>
              </table:table-cell>
              <table:table-cell office:value-type="float" office:value="0.0144491270319085">
                <text:p>0.0144491270319085</text:p>
              </table:table-cell>
              <table:table-cell office:value-type="float" office:value="0.0128980543612913">
                <text:p>0.0128980543612913</text:p>
              </table:table-cell>
              <table:table-cell office:value-type="float" office:value="0.0172569220862846">
                <text:p>0.0172569220862846</text:p>
              </table:table-cell>
            </table:table-row>
            <table:table-row>
              <table:table-cell office:value-type="float" office:value="44706">
                <text:p>44706</text:p>
              </table:table-cell>
              <table:table-cell office:value-type="float" office:value="0.0136734318474462">
                <text:p>0.0136734318474462</text:p>
              </table:table-cell>
              <table:table-cell office:value-type="float" office:value="0.0134887819426557">
                <text:p>0.0134887819426557</text:p>
              </table:table-cell>
              <table:table-cell office:value-type="float" office:value="0.0173763668197285">
                <text:p>0.0173763668197285</text:p>
              </table:table-cell>
              <table:table-cell office:value-type="float" office:value="0.0166455071237128">
                <text:p>0.0166455071237128</text:p>
              </table:table-cell>
              <table:table-cell office:value-type="float" office:value="0.0153717709458796">
                <text:p>0.0153717709458796</text:p>
              </table:table-cell>
              <table:table-cell office:value-type="float" office:value="0.0135705557818343">
                <text:p>0.0135705557818343</text:p>
              </table:table-cell>
              <table:table-cell office:value-type="float" office:value="0.0151720139157325">
                <text:p>0.0151720139157325</text:p>
              </table:table-cell>
              <table:table-cell office:value-type="float" office:value="0.0140143831827402">
                <text:p>0.0140143831827402</text:p>
              </table:table-cell>
              <table:table-cell office:value-type="float" office:value="0.0153827664944117">
                <text:p>0.0153827664944117</text:p>
              </table:table-cell>
              <table:table-cell office:value-type="float" office:value="0.0127562306444477">
                <text:p>0.0127562306444477</text:p>
              </table:table-cell>
              <table:table-cell office:value-type="float" office:value="0.0189472322814278">
                <text:p>0.0189472322814278</text:p>
              </table:table-cell>
            </table:table-row>
            <table:table-row>
              <table:table-cell office:value-type="float" office:value="44707">
                <text:p>44707</text:p>
              </table:table-cell>
              <table:table-cell office:value-type="float" office:value="0.0133007089528829">
                <text:p>0.0133007089528829</text:p>
              </table:table-cell>
              <table:table-cell office:value-type="float" office:value="0.0138705874193772">
                <text:p>0.0138705874193772</text:p>
              </table:table-cell>
              <table:table-cell office:value-type="float" office:value="0.016897703126581">
                <text:p>0.016897703126581</text:p>
              </table:table-cell>
              <table:table-cell office:value-type="float" office:value="0.0164189667374381">
                <text:p>0.0164189667374381</text:p>
              </table:table-cell>
              <table:table-cell office:value-type="float" office:value="0.0155261075949367">
                <text:p>0.0155261075949367</text:p>
              </table:table-cell>
              <table:table-cell office:value-type="float" office:value="0.0130615326538316">
                <text:p>0.0130615326538316</text:p>
              </table:table-cell>
              <table:table-cell office:value-type="float" office:value="0.014889717913476">
                <text:p>0.014889717913476</text:p>
              </table:table-cell>
              <table:table-cell office:value-type="float" office:value="0.0134724033029118">
                <text:p>0.0134724033029118</text:p>
              </table:table-cell>
              <table:table-cell office:value-type="float" office:value="0.0145377128953771">
                <text:p>0.0145377128953771</text:p>
              </table:table-cell>
              <table:table-cell office:value-type="float" office:value="0.0127121812607493">
                <text:p>0.0127121812607493</text:p>
              </table:table-cell>
              <table:table-cell office:value-type="float" office:value="0.0176956091119181">
                <text:p>0.0176956091119181</text:p>
              </table:table-cell>
            </table:table-row>
            <table:table-row>
              <table:table-cell office:value-type="float" office:value="44708">
                <text:p>44708</text:p>
              </table:table-cell>
              <table:table-cell office:value-type="float" office:value="0.0145527537322795">
                <text:p>0.0145527537322795</text:p>
              </table:table-cell>
              <table:table-cell office:value-type="float" office:value="0.0131529500187899">
                <text:p>0.0131529500187899</text:p>
              </table:table-cell>
              <table:table-cell office:value-type="float" office:value="0.0164596688034188">
                <text:p>0.0164596688034188</text:p>
              </table:table-cell>
              <table:table-cell office:value-type="float" office:value="0.0140884756269372">
                <text:p>0.0140884756269372</text:p>
              </table:table-cell>
              <table:table-cell office:value-type="float" office:value="0.013264186695921">
                <text:p>0.013264186695921</text:p>
              </table:table-cell>
              <table:table-cell office:value-type="float" office:value="0.013395621095289">
                <text:p>0.013395621095289</text:p>
              </table:table-cell>
              <table:table-cell office:value-type="float" office:value="0.0128672170047793">
                <text:p>0.0128672170047793</text:p>
              </table:table-cell>
              <table:table-cell office:value-type="float" office:value="0.0116999747027574">
                <text:p>0.0116999747027574</text:p>
              </table:table-cell>
              <table:table-cell office:value-type="float" office:value="0.0136836343732895">
                <text:p>0.0136836343732895</text:p>
              </table:table-cell>
              <table:table-cell office:value-type="float" office:value="0.0118285240714232">
                <text:p>0.0118285240714232</text:p>
              </table:table-cell>
              <table:table-cell office:value-type="float" office:value="0.0168210789145148">
                <text:p>0.0168210789145148</text:p>
              </table:table-cell>
            </table:table-row>
            <table:table-row>
              <table:table-cell office:value-type="float" office:value="44709">
                <text:p>44709</text:p>
              </table:table-cell>
              <table:table-cell office:value-type="float" office:value="0.0134630765129299">
                <text:p>0.0134630765129299</text:p>
              </table:table-cell>
              <table:table-cell office:value-type="float" office:value="0.0145084062353746">
                <text:p>0.0145084062353746</text:p>
              </table:table-cell>
              <table:table-cell office:value-type="float" office:value="0.016650622169929">
                <text:p>0.016650622169929</text:p>
              </table:table-cell>
              <table:table-cell office:value-type="float" office:value="0.0161168850730532">
                <text:p>0.0161168850730532</text:p>
              </table:table-cell>
              <table:table-cell office:value-type="float" office:value="0.01280334279745">
                <text:p>0.01280334279745</text:p>
              </table:table-cell>
              <table:table-cell office:value-type="float" office:value="0.0131670131670132">
                <text:p>0.0131670131670132</text:p>
              </table:table-cell>
              <table:table-cell office:value-type="float" office:value="0.0125768388327563">
                <text:p>0.0125768388327563</text:p>
              </table:table-cell>
              <table:table-cell office:value-type="float" office:value="0.0134847880961871">
                <text:p>0.0134847880961871</text:p>
              </table:table-cell>
              <table:table-cell office:value-type="float" office:value="0.0143621882752318">
                <text:p>0.0143621882752318</text:p>
              </table:table-cell>
              <table:table-cell office:value-type="float" office:value="0.00949114691338331">
                <text:p>0.00949114691338331</text:p>
              </table:table-cell>
              <table:table-cell office:value-type="float" office:value="0.0161425576519916">
                <text:p>0.0161425576519916</text:p>
              </table:table-cell>
            </table:table-row>
            <table:table-row>
              <table:table-cell office:value-type="float" office:value="44710">
                <text:p>44710</text:p>
              </table:table-cell>
              <table:table-cell office:value-type="float" office:value="0.0159536367780165">
                <text:p>0.0159536367780165</text:p>
              </table:table-cell>
              <table:table-cell office:value-type="float" office:value="0.0142205242491775">
                <text:p>0.0142205242491775</text:p>
              </table:table-cell>
              <table:table-cell office:value-type="float" office:value="0.0190845021282534">
                <text:p>0.0190845021282534</text:p>
              </table:table-cell>
              <table:table-cell office:value-type="float" office:value="0.0147697654213727">
                <text:p>0.0147697654213727</text:p>
              </table:table-cell>
              <table:table-cell office:value-type="float" office:value="0.0154083998969338">
                <text:p>0.0154083998969338</text:p>
              </table:table-cell>
              <table:table-cell office:value-type="float" office:value="0.0156484751517044">
                <text:p>0.0156484751517044</text:p>
              </table:table-cell>
              <table:table-cell office:value-type="float" office:value="0.0146577583856013">
                <text:p>0.0146577583856013</text:p>
              </table:table-cell>
              <table:table-cell office:value-type="float" office:value="0.0141432575115688">
                <text:p>0.0141432575115688</text:p>
              </table:table-cell>
              <table:table-cell office:value-type="float" office:value="0.0153519720419371">
                <text:p>0.0153519720419371</text:p>
              </table:table-cell>
              <table:table-cell office:value-type="float" office:value="0.0132182567451987">
                <text:p>0.0132182567451987</text:p>
              </table:table-cell>
              <table:table-cell office:value-type="float" office:value="0.0165295020225973">
                <text:p>0.0165295020225973</text:p>
              </table:table-cell>
            </table:table-row>
            <table:table-row>
              <table:table-cell office:value-type="float" office:value="44711">
                <text:p>44711</text:p>
              </table:table-cell>
              <table:table-cell office:value-type="float" office:value="0.0137099333544906">
                <text:p>0.0137099333544906</text:p>
              </table:table-cell>
              <table:table-cell office:value-type="float" office:value="0.0143917482663693">
                <text:p>0.0143917482663693</text:p>
              </table:table-cell>
              <table:table-cell office:value-type="float" office:value="0.0189731018502972">
                <text:p>0.0189731018502972</text:p>
              </table:table-cell>
              <table:table-cell office:value-type="float" office:value="0.0158640226628895">
                <text:p>0.0158640226628895</text:p>
              </table:table-cell>
              <table:table-cell office:value-type="float" office:value="0.0147860314897053">
                <text:p>0.0147860314897053</text:p>
              </table:table-cell>
              <table:table-cell office:value-type="float" office:value="0.0151064790428174">
                <text:p>0.0151064790428174</text:p>
              </table:table-cell>
              <table:table-cell office:value-type="float" office:value="0.0149835181300569">
                <text:p>0.0149835181300569</text:p>
              </table:table-cell>
              <table:table-cell office:value-type="float" office:value="0.0140951899374249">
                <text:p>0.0140951899374249</text:p>
              </table:table-cell>
              <table:table-cell office:value-type="float" office:value="0.0155539161441043">
                <text:p>0.0155539161441043</text:p>
              </table:table-cell>
              <table:table-cell office:value-type="float" office:value="0.0128321943811693">
                <text:p>0.0128321943811693</text:p>
              </table:table-cell>
              <table:table-cell office:value-type="float" office:value="0.0199496288441145">
                <text:p>0.0199496288441145</text:p>
              </table:table-cell>
            </table:table-row>
            <table:table-row>
              <table:table-cell office:value-type="float" office:value="44712">
                <text:p>44712</text:p>
              </table:table-cell>
              <table:table-cell office:value-type="float" office:value="0.0158953080114906">
                <text:p>0.0158953080114906</text:p>
              </table:table-cell>
              <table:table-cell office:value-type="float" office:value="0.013589797198411">
                <text:p>0.013589797198411</text:p>
              </table:table-cell>
              <table:table-cell office:value-type="float" office:value="0.0193521822673621">
                <text:p>0.0193521822673621</text:p>
              </table:table-cell>
              <table:table-cell office:value-type="float" office:value="0.0148973098061903">
                <text:p>0.0148973098061903</text:p>
              </table:table-cell>
              <table:table-cell office:value-type="float" office:value="0.0149086653437134">
                <text:p>0.0149086653437134</text:p>
              </table:table-cell>
              <table:table-cell office:value-type="float" office:value="0.0160771084337349">
                <text:p>0.0160771084337349</text:p>
              </table:table-cell>
              <table:table-cell office:value-type="float" office:value="0.0153152243427917">
                <text:p>0.0153152243427917</text:p>
              </table:table-cell>
              <table:table-cell office:value-type="float" office:value="0.0140240778688525">
                <text:p>0.0140240778688525</text:p>
              </table:table-cell>
              <table:table-cell office:value-type="float" office:value="0.0164005446218591">
                <text:p>0.0164005446218591</text:p>
              </table:table-cell>
              <table:table-cell office:value-type="float" office:value="0.0132198753988756">
                <text:p>0.0132198753988756</text:p>
              </table:table-cell>
              <table:table-cell office:value-type="float" office:value="0.0193719412724307">
                <text:p>0.0193719412724307</text:p>
              </table:table-cell>
            </table:table-row>
            <table:table-row>
              <table:table-cell office:value-type="float" office:value="44713">
                <text:p>44713</text:p>
              </table:table-cell>
              <table:table-cell office:value-type="float" office:value="0.0143388210302708">
                <text:p>0.0143388210302708</text:p>
              </table:table-cell>
              <table:table-cell office:value-type="float" office:value="0.0146160558464223">
                <text:p>0.0146160558464223</text:p>
              </table:table-cell>
              <table:table-cell office:value-type="float" office:value="0.0187256637168142">
                <text:p>0.0187256637168142</text:p>
              </table:table-cell>
              <table:table-cell office:value-type="float" office:value="0.0121311966451999">
                <text:p>0.0121311966451999</text:p>
              </table:table-cell>
              <table:table-cell office:value-type="float" office:value="0.0148663609046339">
                <text:p>0.0148663609046339</text:p>
              </table:table-cell>
              <table:table-cell office:value-type="float" office:value="0.0155332072090013">
                <text:p>0.0155332072090013</text:p>
              </table:table-cell>
              <table:table-cell office:value-type="float" office:value="0.0156883483165873">
                <text:p>0.0156883483165873</text:p>
              </table:table-cell>
              <table:table-cell office:value-type="float" office:value="0.0143468246133597">
                <text:p>0.0143468246133597</text:p>
              </table:table-cell>
              <table:table-cell office:value-type="float" office:value="0.0134365602405784">
                <text:p>0.0134365602405784</text:p>
              </table:table-cell>
              <table:table-cell office:value-type="float" office:value="0.011626055104316">
                <text:p>0.011626055104316</text:p>
              </table:table-cell>
              <table:table-cell office:value-type="float" office:value="0.0192106182326231">
                <text:p>0.0192106182326231</text:p>
              </table:table-cell>
            </table:table-row>
            <table:table-row>
              <table:table-cell office:value-type="float" office:value="44714">
                <text:p>44714</text:p>
              </table:table-cell>
              <table:table-cell office:value-type="float" office:value="0.0140034119988627">
                <text:p>0.0140034119988627</text:p>
              </table:table-cell>
              <table:table-cell office:value-type="float" office:value="0.0139241991629835">
                <text:p>0.0139241991629835</text:p>
              </table:table-cell>
              <table:table-cell office:value-type="float" office:value="0.0183721019059623">
                <text:p>0.0183721019059623</text:p>
              </table:table-cell>
              <table:table-cell office:value-type="float" office:value="0.0136291600633914">
                <text:p>0.0136291600633914</text:p>
              </table:table-cell>
              <table:table-cell office:value-type="float" office:value="0.0142566191446029">
                <text:p>0.0142566191446029</text:p>
              </table:table-cell>
              <table:table-cell office:value-type="float" office:value="0.0138077988493501">
                <text:p>0.0138077988493501</text:p>
              </table:table-cell>
              <table:table-cell office:value-type="float" office:value="0.0140513472102844">
                <text:p>0.0140513472102844</text:p>
              </table:table-cell>
              <table:table-cell office:value-type="float" office:value="0.0141004747396018">
                <text:p>0.0141004747396018</text:p>
              </table:table-cell>
              <table:table-cell office:value-type="float" office:value="0.014734100877193">
                <text:p>0.014734100877193</text:p>
              </table:table-cell>
              <table:table-cell office:value-type="float" office:value="0.0127426160337553">
                <text:p>0.0127426160337553</text:p>
              </table:table-cell>
              <table:table-cell office:value-type="float" office:value="0.0172274166237208">
                <text:p>0.0172274166237208</text:p>
              </table:table-cell>
            </table:table-row>
            <table:table-row>
              <table:table-cell office:value-type="float" office:value="44715">
                <text:p>44715</text:p>
              </table:table-cell>
              <table:table-cell office:value-type="float" office:value="0.0153466703206358">
                <text:p>0.0153466703206358</text:p>
              </table:table-cell>
              <table:table-cell office:value-type="float" office:value="0.0139668002289639">
                <text:p>0.0139668002289639</text:p>
              </table:table-cell>
              <table:table-cell office:value-type="float" office:value="0.0187507017478199">
                <text:p>0.0187507017478199</text:p>
              </table:table-cell>
              <table:table-cell office:value-type="float" office:value="0.0164447924823806">
                <text:p>0.0164447924823806</text:p>
              </table:table-cell>
              <table:table-cell office:value-type="float" office:value="0.0145819831497084">
                <text:p>0.0145819831497084</text:p>
              </table:table-cell>
              <table:table-cell office:value-type="float" office:value="0.0158484892777349">
                <text:p>0.0158484892777349</text:p>
              </table:table-cell>
              <table:table-cell office:value-type="float" office:value="0.0146962293049376">
                <text:p>0.0146962293049376</text:p>
              </table:table-cell>
              <table:table-cell office:value-type="float" office:value="0.0127833056937535">
                <text:p>0.0127833056937535</text:p>
              </table:table-cell>
              <table:table-cell office:value-type="float" office:value="0.0142398716405937">
                <text:p>0.0142398716405937</text:p>
              </table:table-cell>
              <table:table-cell office:value-type="float" office:value="0.011382382052128">
                <text:p>0.011382382052128</text:p>
              </table:table-cell>
              <table:table-cell office:value-type="float" office:value="0.0194923267146702">
                <text:p>0.0194923267146702</text:p>
              </table:table-cell>
            </table:table-row>
            <table:table-row>
              <table:table-cell office:value-type="float" office:value="44716">
                <text:p>44716</text:p>
              </table:table-cell>
              <table:table-cell office:value-type="float" office:value="0.0163378331602631">
                <text:p>0.0163378331602631</text:p>
              </table:table-cell>
              <table:table-cell office:value-type="float" office:value="0.0169298943301898">
                <text:p>0.0169298943301898</text:p>
              </table:table-cell>
              <table:table-cell office:value-type="float" office:value="0.0195736146189273">
                <text:p>0.0195736146189273</text:p>
              </table:table-cell>
              <table:table-cell office:value-type="float" office:value="0.0134238787113076">
                <text:p>0.0134238787113076</text:p>
              </table:table-cell>
              <table:table-cell office:value-type="float" office:value="0.0157718120805369">
                <text:p>0.0157718120805369</text:p>
              </table:table-cell>
              <table:table-cell office:value-type="float" office:value="0.0171319928082829">
                <text:p>0.0171319928082829</text:p>
              </table:table-cell>
              <table:table-cell office:value-type="float" office:value="0.0160250639201988">
                <text:p>0.0160250639201988</text:p>
              </table:table-cell>
              <table:table-cell office:value-type="float" office:value="0.0145210834962301">
                <text:p>0.0145210834962301</text:p>
              </table:table-cell>
              <table:table-cell office:value-type="float" office:value="0.0147551978537894">
                <text:p>0.0147551978537894</text:p>
              </table:table-cell>
              <table:table-cell office:value-type="float" office:value="0.0148202734790797">
                <text:p>0.0148202734790797</text:p>
              </table:table-cell>
              <table:table-cell office:value-type="float" office:value="0.0162357648507233">
                <text:p>0.0162357648507233</text:p>
              </table:table-cell>
            </table:table-row>
            <table:table-row>
              <table:table-cell office:value-type="float" office:value="44717">
                <text:p>44717</text:p>
              </table:table-cell>
              <table:table-cell office:value-type="float" office:value="0.0171107804680103">
                <text:p>0.0171107804680103</text:p>
              </table:table-cell>
              <table:table-cell office:value-type="float" office:value="0.0169578811844767">
                <text:p>0.0169578811844767</text:p>
              </table:table-cell>
              <table:table-cell office:value-type="float" office:value="0.0204567951021007">
                <text:p>0.0204567951021007</text:p>
              </table:table-cell>
              <table:table-cell office:value-type="float" office:value="0.0136054421768707">
                <text:p>0.0136054421768707</text:p>
              </table:table-cell>
              <table:table-cell office:value-type="float" office:value="0.017368533561351">
                <text:p>0.017368533561351</text:p>
              </table:table-cell>
              <table:table-cell office:value-type="float" office:value="0.0183094854156886">
                <text:p>0.0183094854156886</text:p>
              </table:table-cell>
              <table:table-cell office:value-type="float" office:value="0.0177048009994646">
                <text:p>0.0177048009994646</text:p>
              </table:table-cell>
              <table:table-cell office:value-type="float" office:value="0.0159103114930183">
                <text:p>0.0159103114930183</text:p>
              </table:table-cell>
              <table:table-cell office:value-type="float" office:value="0.0174317257408483">
                <text:p>0.0174317257408483</text:p>
              </table:table-cell>
              <table:table-cell office:value-type="float" office:value="0.014654067905189">
                <text:p>0.014654067905189</text:p>
              </table:table-cell>
              <table:table-cell office:value-type="float" office:value="0.0208105944844648">
                <text:p>0.0208105944844648</text:p>
              </table:table-cell>
            </table:table-row>
            <table:table-row>
              <table:table-cell office:value-type="float" office:value="44718">
                <text:p>44718</text:p>
              </table:table-cell>
              <table:table-cell office:value-type="float" office:value="0.0188026375922178">
                <text:p>0.0188026375922178</text:p>
              </table:table-cell>
              <table:table-cell office:value-type="float" office:value="0.0180844179190336">
                <text:p>0.0180844179190336</text:p>
              </table:table-cell>
              <table:table-cell office:value-type="float" office:value="0.0223131535690554">
                <text:p>0.0223131535690554</text:p>
              </table:table-cell>
              <table:table-cell office:value-type="float" office:value="0.017688679245283">
                <text:p>0.017688679245283</text:p>
              </table:table-cell>
              <table:table-cell office:value-type="float" office:value="0.0181165161358475">
                <text:p>0.0181165161358475</text:p>
              </table:table-cell>
              <table:table-cell office:value-type="float" office:value="0.0195154383151802">
                <text:p>0.0195154383151802</text:p>
              </table:table-cell>
              <table:table-cell office:value-type="float" office:value="0.0174082584778219">
                <text:p>0.0174082584778219</text:p>
              </table:table-cell>
              <table:table-cell office:value-type="float" office:value="0.0185774946921444">
                <text:p>0.0185774946921444</text:p>
              </table:table-cell>
              <table:table-cell office:value-type="float" office:value="0.0176332038958559">
                <text:p>0.0176332038958559</text:p>
              </table:table-cell>
              <table:table-cell office:value-type="float" office:value="0.0170054575654512">
                <text:p>0.0170054575654512</text:p>
              </table:table-cell>
              <table:table-cell office:value-type="float" office:value="0.0227738878279935">
                <text:p>0.0227738878279935</text:p>
              </table:table-cell>
            </table:table-row>
            <table:table-row>
              <table:table-cell office:value-type="float" office:value="44719">
                <text:p>44719</text:p>
              </table:table-cell>
              <table:table-cell office:value-type="float" office:value="0.0182381048522781">
                <text:p>0.0182381048522781</text:p>
              </table:table-cell>
              <table:table-cell office:value-type="float" office:value="0.0184609760555657">
                <text:p>0.0184609760555657</text:p>
              </table:table-cell>
              <table:table-cell office:value-type="float" office:value="0.0247125630959058">
                <text:p>0.0247125630959058</text:p>
              </table:table-cell>
              <table:table-cell office:value-type="float" office:value="0.0181191973644804">
                <text:p>0.0181191973644804</text:p>
              </table:table-cell>
              <table:table-cell office:value-type="float" office:value="0.0169337606837607">
                <text:p>0.0169337606837607</text:p>
              </table:table-cell>
              <table:table-cell office:value-type="float" office:value="0.0187804588137406">
                <text:p>0.0187804588137406</text:p>
              </table:table-cell>
              <table:table-cell office:value-type="float" office:value="0.0187962058864556">
                <text:p>0.0187962058864556</text:p>
              </table:table-cell>
              <table:table-cell office:value-type="float" office:value="0.0190629614713384">
                <text:p>0.0190629614713384</text:p>
              </table:table-cell>
              <table:table-cell office:value-type="float" office:value="0.018371335504886">
                <text:p>0.018371335504886</text:p>
              </table:table-cell>
              <table:table-cell office:value-type="float" office:value="0.0175298166973505">
                <text:p>0.0175298166973505</text:p>
              </table:table-cell>
              <table:table-cell office:value-type="float" office:value="0.0232721648034873">
                <text:p>0.0232721648034873</text:p>
              </table:table-cell>
            </table:table-row>
            <table:table-row>
              <table:table-cell office:value-type="float" office:value="44720">
                <text:p>44720</text:p>
              </table:table-cell>
              <table:table-cell office:value-type="float" office:value="0.0172436750998668">
                <text:p>0.0172436750998668</text:p>
              </table:table-cell>
              <table:table-cell office:value-type="float" office:value="0.018041331049313">
                <text:p>0.018041331049313</text:p>
              </table:table-cell>
              <table:table-cell office:value-type="float" office:value="0.024339683333929">
                <text:p>0.024339683333929</text:p>
              </table:table-cell>
              <table:table-cell office:value-type="float" office:value="0.0166344868557849">
                <text:p>0.0166344868557849</text:p>
              </table:table-cell>
              <table:table-cell office:value-type="float" office:value="0.0172760996290408">
                <text:p>0.0172760996290408</text:p>
              </table:table-cell>
              <table:table-cell office:value-type="float" office:value="0.0195949053246156">
                <text:p>0.0195949053246156</text:p>
              </table:table-cell>
              <table:table-cell office:value-type="float" office:value="0.0187284376540168">
                <text:p>0.0187284376540168</text:p>
              </table:table-cell>
              <table:table-cell office:value-type="float" office:value="0.0170378320364905">
                <text:p>0.0170378320364905</text:p>
              </table:table-cell>
              <table:table-cell office:value-type="float" office:value="0.0181994191674734">
                <text:p>0.0181994191674734</text:p>
              </table:table-cell>
              <table:table-cell office:value-type="float" office:value="0.0157185031516796">
                <text:p>0.0157185031516796</text:p>
              </table:table-cell>
              <table:table-cell office:value-type="float" office:value="0.0247344885410844">
                <text:p>0.0247344885410844</text:p>
              </table:table-cell>
            </table:table-row>
            <table:table-row>
              <table:table-cell office:value-type="float" office:value="44721">
                <text:p>44721</text:p>
              </table:table-cell>
              <table:table-cell office:value-type="float" office:value="0.0190009193993258">
                <text:p>0.0190009193993258</text:p>
              </table:table-cell>
              <table:table-cell office:value-type="float" office:value="0.0188775164373348">
                <text:p>0.0188775164373348</text:p>
              </table:table-cell>
              <table:table-cell office:value-type="float" office:value="0.0226431169512075">
                <text:p>0.0226431169512075</text:p>
              </table:table-cell>
              <table:table-cell office:value-type="float" office:value="0.0187663860907962">
                <text:p>0.0187663860907962</text:p>
              </table:table-cell>
              <table:table-cell office:value-type="float" office:value="0.0181006573138428">
                <text:p>0.0181006573138428</text:p>
              </table:table-cell>
              <table:table-cell office:value-type="float" office:value="0.0187074203645737">
                <text:p>0.0187074203645737</text:p>
              </table:table-cell>
              <table:table-cell office:value-type="float" office:value="0.0181613990052944">
                <text:p>0.0181613990052944</text:p>
              </table:table-cell>
              <table:table-cell office:value-type="float" office:value="0.0200085926471491">
                <text:p>0.0200085926471491</text:p>
              </table:table-cell>
              <table:table-cell office:value-type="float" office:value="0.0194355857753174">
                <text:p>0.0194355857753174</text:p>
              </table:table-cell>
              <table:table-cell office:value-type="float" office:value="0.0170653550935241">
                <text:p>0.0170653550935241</text:p>
              </table:table-cell>
              <table:table-cell office:value-type="float" office:value="0.0264131351807385">
                <text:p>0.0264131351807385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.0172665692655067">
                <text:p>0.0172665692655067</text:p>
              </table:table-cell>
              <table:table-cell office:value-type="float" office:value="0.0175816159037024">
                <text:p>0.0175816159037024</text:p>
              </table:table-cell>
              <table:table-cell office:value-type="float" office:value="0.0210537527515444">
                <text:p>0.0210537527515444</text:p>
              </table:table-cell>
              <table:table-cell office:value-type="float" office:value="0.0167339010906918">
                <text:p>0.0167339010906918</text:p>
              </table:table-cell>
              <table:table-cell office:value-type="float" office:value="0.0158941101424623">
                <text:p>0.0158941101424623</text:p>
              </table:table-cell>
              <table:table-cell office:value-type="float" office:value="0.0166778909004476">
                <text:p>0.0166778909004476</text:p>
              </table:table-cell>
              <table:table-cell office:value-type="float" office:value="0.0180248882110298">
                <text:p>0.0180248882110298</text:p>
              </table:table-cell>
              <table:table-cell office:value-type="float" office:value="0.0162465735107308">
                <text:p>0.0162465735107308</text:p>
              </table:table-cell>
              <table:table-cell office:value-type="float" office:value="0.0162095571548985">
                <text:p>0.0162095571548985</text:p>
              </table:table-cell>
              <table:table-cell office:value-type="float" office:value="0.0158896596225198">
                <text:p>0.0158896596225198</text:p>
              </table:table-cell>
              <table:table-cell office:value-type="float" office:value="0.0236441450922613">
                <text:p>0.0236441450922613</text:p>
              </table:table-cell>
            </table:table-row>
            <table:table-row>
              <table:table-cell office:value-type="float" office:value="44723">
                <text:p>44723</text:p>
              </table:table-cell>
              <table:table-cell office:value-type="float" office:value="0.0176395579484273">
                <text:p>0.0176395579484273</text:p>
              </table:table-cell>
              <table:table-cell office:value-type="float" office:value="0.0179247861912758">
                <text:p>0.0179247861912758</text:p>
              </table:table-cell>
              <table:table-cell office:value-type="float" office:value="0.0206704549788338">
                <text:p>0.0206704549788338</text:p>
              </table:table-cell>
              <table:table-cell office:value-type="float" office:value="0.0188468295799393">
                <text:p>0.0188468295799393</text:p>
              </table:table-cell>
              <table:table-cell office:value-type="float" office:value="0.0160746402877698">
                <text:p>0.0160746402877698</text:p>
              </table:table-cell>
              <table:table-cell office:value-type="float" office:value="0.017075109001482">
                <text:p>0.017075109001482</text:p>
              </table:table-cell>
              <table:table-cell office:value-type="float" office:value="0.0201194475550579">
                <text:p>0.0201194475550579</text:p>
              </table:table-cell>
              <table:table-cell office:value-type="float" office:value="0.0177535719337954">
                <text:p>0.0177535719337954</text:p>
              </table:table-cell>
              <table:table-cell office:value-type="float" office:value="0.0203550133644027">
                <text:p>0.0203550133644027</text:p>
              </table:table-cell>
              <table:table-cell office:value-type="float" office:value="0.0148519052872783">
                <text:p>0.0148519052872783</text:p>
              </table:table-cell>
              <table:table-cell office:value-type="float" office:value="0.0227773695811903">
                <text:p>0.0227773695811903</text:p>
              </table:table-cell>
            </table:table-row>
            <table:table-row>
              <table:table-cell office:value-type="float" office:value="44724">
                <text:p>44724</text:p>
              </table:table-cell>
              <table:table-cell office:value-type="float" office:value="0.0177022110271481">
                <text:p>0.0177022110271481</text:p>
              </table:table-cell>
              <table:table-cell office:value-type="float" office:value="0.0193895326819662">
                <text:p>0.0193895326819662</text:p>
              </table:table-cell>
              <table:table-cell office:value-type="float" office:value="0.0228169433484702">
                <text:p>0.0228169433484702</text:p>
              </table:table-cell>
              <table:table-cell office:value-type="float" office:value="0.0194250194250194">
                <text:p>0.0194250194250194</text:p>
              </table:table-cell>
              <table:table-cell office:value-type="float" office:value="0.0170142700329308">
                <text:p>0.0170142700329308</text:p>
              </table:table-cell>
              <table:table-cell office:value-type="float" office:value="0.0185388281942042">
                <text:p>0.0185388281942042</text:p>
              </table:table-cell>
              <table:table-cell office:value-type="float" office:value="0.0192957953543076">
                <text:p>0.0192957953543076</text:p>
              </table:table-cell>
              <table:table-cell office:value-type="float" office:value="0.0164461923489453">
                <text:p>0.0164461923489453</text:p>
              </table:table-cell>
              <table:table-cell office:value-type="float" office:value="0.016171240689794">
                <text:p>0.016171240689794</text:p>
              </table:table-cell>
              <table:table-cell office:value-type="float" office:value="0.0162337662337662">
                <text:p>0.0162337662337662</text:p>
              </table:table-cell>
              <table:table-cell office:value-type="float" office:value="0.0234960354986543">
                <text:p>0.0234960354986543</text:p>
              </table:table-cell>
            </table:table-row>
            <table:table-row>
              <table:table-cell office:value-type="float" office:value="44725">
                <text:p>44725</text:p>
              </table:table-cell>
              <table:table-cell office:value-type="float" office:value="0.0177197802197802">
                <text:p>0.0177197802197802</text:p>
              </table:table-cell>
              <table:table-cell office:value-type="float" office:value="0.0182492692797722">
                <text:p>0.0182492692797722</text:p>
              </table:table-cell>
              <table:table-cell office:value-type="float" office:value="0.0226005176247585">
                <text:p>0.0226005176247585</text:p>
              </table:table-cell>
              <table:table-cell office:value-type="float" office:value="0.0198614318706697">
                <text:p>0.0198614318706697</text:p>
              </table:table-cell>
              <table:table-cell office:value-type="float" office:value="0.0193611367210803">
                <text:p>0.0193611367210803</text:p>
              </table:table-cell>
              <table:table-cell office:value-type="float" office:value="0.0192805755395683">
                <text:p>0.0192805755395683</text:p>
              </table:table-cell>
              <table:table-cell office:value-type="float" office:value="0.0192169281704333">
                <text:p>0.0192169281704333</text:p>
              </table:table-cell>
              <table:table-cell office:value-type="float" office:value="0.018919659994516">
                <text:p>0.018919659994516</text:p>
              </table:table-cell>
              <table:table-cell office:value-type="float" office:value="0.0196130753835891">
                <text:p>0.0196130753835891</text:p>
              </table:table-cell>
              <table:table-cell office:value-type="float" office:value="0.0165617754223253">
                <text:p>0.0165617754223253</text:p>
              </table:table-cell>
              <table:table-cell office:value-type="float" office:value="0.0241693996862969">
                <text:p>0.0241693996862969</text:p>
              </table:table-cell>
            </table:table-row>
            <table:table-row>
              <table:table-cell office:value-type="float" office:value="44726">
                <text:p>44726</text:p>
              </table:table-cell>
              <table:table-cell office:value-type="float" office:value="0.0208596713021492">
                <text:p>0.0208596713021492</text:p>
              </table:table-cell>
              <table:table-cell office:value-type="float" office:value="0.0210447200300639">
                <text:p>0.0210447200300639</text:p>
              </table:table-cell>
              <table:table-cell office:value-type="float" office:value="0.025233334563028">
                <text:p>0.025233334563028</text:p>
              </table:table-cell>
              <table:table-cell office:value-type="float" office:value="0.0179575265459088">
                <text:p>0.0179575265459088</text:p>
              </table:table-cell>
              <table:table-cell office:value-type="float" office:value="0.019455467372134">
                <text:p>0.019455467372134</text:p>
              </table:table-cell>
              <table:table-cell office:value-type="float" office:value="0.020535509318196">
                <text:p>0.020535509318196</text:p>
              </table:table-cell>
              <table:table-cell office:value-type="float" office:value="0.0175200674412638">
                <text:p>0.0175200674412638</text:p>
              </table:table-cell>
              <table:table-cell office:value-type="float" office:value="0.0198698663681522">
                <text:p>0.0198698663681522</text:p>
              </table:table-cell>
              <table:table-cell office:value-type="float" office:value="0.0190642411223736">
                <text:p>0.0190642411223736</text:p>
              </table:table-cell>
              <table:table-cell office:value-type="float" office:value="0.018085464333782">
                <text:p>0.018085464333782</text:p>
              </table:table-cell>
              <table:table-cell office:value-type="float" office:value="0.0268747290853923">
                <text:p>0.0268747290853923</text:p>
              </table:table-cell>
            </table:table-row>
            <table:table-row>
              <table:table-cell office:value-type="float" office:value="44727">
                <text:p>44727</text:p>
              </table:table-cell>
              <table:table-cell office:value-type="float" office:value="0.0196587797514569">
                <text:p>0.0196587797514569</text:p>
              </table:table-cell>
              <table:table-cell office:value-type="float" office:value="0.0198953679306526">
                <text:p>0.0198953679306526</text:p>
              </table:table-cell>
              <table:table-cell office:value-type="float" office:value="0.0231357694592989">
                <text:p>0.0231357694592989</text:p>
              </table:table-cell>
              <table:table-cell office:value-type="float" office:value="0.016602809706258">
                <text:p>0.016602809706258</text:p>
              </table:table-cell>
              <table:table-cell office:value-type="float" office:value="0.0199462124607799">
                <text:p>0.0199462124607799</text:p>
              </table:table-cell>
              <table:table-cell office:value-type="float" office:value="0.0199810904506776">
                <text:p>0.0199810904506776</text:p>
              </table:table-cell>
              <table:table-cell office:value-type="float" office:value="0.0191951382198177">
                <text:p>0.0191951382198177</text:p>
              </table:table-cell>
              <table:table-cell office:value-type="float" office:value="0.0189090397863068">
                <text:p>0.0189090397863068</text:p>
              </table:table-cell>
              <table:table-cell office:value-type="float" office:value="0.0214604045251971">
                <text:p>0.0214604045251971</text:p>
              </table:table-cell>
              <table:table-cell office:value-type="float" office:value="0.0186695820368346">
                <text:p>0.0186695820368346</text:p>
              </table:table-cell>
              <table:table-cell office:value-type="float" office:value="0.0268007930097658">
                <text:p>0.0268007930097658</text:p>
              </table:table-cell>
            </table:table-row>
            <table:table-row>
              <table:table-cell office:value-type="float" office:value="44728">
                <text:p>44728</text:p>
              </table:table-cell>
              <table:table-cell office:value-type="float" office:value="0.0179812307471882">
                <text:p>0.0179812307471882</text:p>
              </table:table-cell>
              <table:table-cell office:value-type="float" office:value="0.0169173651777854">
                <text:p>0.0169173651777854</text:p>
              </table:table-cell>
              <table:table-cell office:value-type="float" office:value="0.0218706549922964">
                <text:p>0.0218706549922964</text:p>
              </table:table-cell>
              <table:table-cell office:value-type="float" office:value="0.0204114176367406">
                <text:p>0.0204114176367406</text:p>
              </table:table-cell>
              <table:table-cell office:value-type="float" office:value="0.0178034813176844">
                <text:p>0.0178034813176844</text:p>
              </table:table-cell>
              <table:table-cell office:value-type="float" office:value="0.0193703578663066">
                <text:p>0.0193703578663066</text:p>
              </table:table-cell>
              <table:table-cell office:value-type="float" office:value="0.0170264856443356">
                <text:p>0.0170264856443356</text:p>
              </table:table-cell>
              <table:table-cell office:value-type="float" office:value="0.0181467457312281">
                <text:p>0.0181467457312281</text:p>
              </table:table-cell>
              <table:table-cell office:value-type="float" office:value="0.0177144841959014">
                <text:p>0.0177144841959014</text:p>
              </table:table-cell>
              <table:table-cell office:value-type="float" office:value="0.0174038543170048">
                <text:p>0.0174038543170048</text:p>
              </table:table-cell>
              <table:table-cell office:value-type="float" office:value="0.0261322762974382">
                <text:p>0.0261322762974382</text:p>
              </table:table-cell>
            </table:table-row>
            <table:table-row>
              <table:table-cell office:value-type="float" office:value="44729">
                <text:p>44729</text:p>
              </table:table-cell>
              <table:table-cell office:value-type="float" office:value="0.0182271270914916">
                <text:p>0.0182271270914916</text:p>
              </table:table-cell>
              <table:table-cell office:value-type="float" office:value="0.0161947948024235">
                <text:p>0.0161947948024235</text:p>
              </table:table-cell>
              <table:table-cell office:value-type="float" office:value="0.0210604101237761">
                <text:p>0.0210604101237761</text:p>
              </table:table-cell>
              <table:table-cell office:value-type="float" office:value="0.01885310290652">
                <text:p>0.01885310290652</text:p>
              </table:table-cell>
              <table:table-cell office:value-type="float" office:value="0.0191647280381079">
                <text:p>0.0191647280381079</text:p>
              </table:table-cell>
              <table:table-cell office:value-type="float" office:value="0.0187219847805692">
                <text:p>0.0187219847805692</text:p>
              </table:table-cell>
              <table:table-cell office:value-type="float" office:value="0.0179731325656924">
                <text:p>0.0179731325656924</text:p>
              </table:table-cell>
              <table:table-cell office:value-type="float" office:value="0.0182978126752664">
                <text:p>0.0182978126752664</text:p>
              </table:table-cell>
              <table:table-cell office:value-type="float" office:value="0.0201916495550992">
                <text:p>0.0201916495550992</text:p>
              </table:table-cell>
              <table:table-cell office:value-type="float" office:value="0.015607862988273">
                <text:p>0.015607862988273</text:p>
              </table:table-cell>
              <table:table-cell office:value-type="float" office:value="0.0247152374811949">
                <text:p>0.0247152374811949</text:p>
              </table:table-cell>
            </table:table-row>
            <table:table-row>
              <table:table-cell office:value-type="float" office:value="44730">
                <text:p>44730</text:p>
              </table:table-cell>
              <table:table-cell office:value-type="float" office:value="0.0187903282989435">
                <text:p>0.0187903282989435</text:p>
              </table:table-cell>
              <table:table-cell office:value-type="float" office:value="0.0192623913554146">
                <text:p>0.0192623913554146</text:p>
              </table:table-cell>
              <table:table-cell office:value-type="float" office:value="0.0238659833244091">
                <text:p>0.0238659833244091</text:p>
              </table:table-cell>
              <table:table-cell office:value-type="float" office:value="0.0200488997555012">
                <text:p>0.0200488997555012</text:p>
              </table:table-cell>
              <table:table-cell office:value-type="float" office:value="0.0194494995450409">
                <text:p>0.0194494995450409</text:p>
              </table:table-cell>
              <table:table-cell office:value-type="float" office:value="0.0190302118051822">
                <text:p>0.0190302118051822</text:p>
              </table:table-cell>
              <table:table-cell office:value-type="float" office:value="0.0182746374667061">
                <text:p>0.0182746374667061</text:p>
              </table:table-cell>
              <table:table-cell office:value-type="float" office:value="0.0205464792751659">
                <text:p>0.0205464792751659</text:p>
              </table:table-cell>
              <table:table-cell office:value-type="float" office:value="0.0183583034395442">
                <text:p>0.0183583034395442</text:p>
              </table:table-cell>
              <table:table-cell office:value-type="float" office:value="0.0163571306866587">
                <text:p>0.0163571306866587</text:p>
              </table:table-cell>
              <table:table-cell office:value-type="float" office:value="0.0276923076923077">
                <text:p>0.0276923076923077</text:p>
              </table:table-cell>
            </table:table-row>
            <table:table-row>
              <table:table-cell office:value-type="float" office:value="44731">
                <text:p>44731</text:p>
              </table:table-cell>
              <table:table-cell office:value-type="float" office:value="0.0189310369368728">
                <text:p>0.0189310369368728</text:p>
              </table:table-cell>
              <table:table-cell office:value-type="float" office:value="0.0197904086641474">
                <text:p>0.0197904086641474</text:p>
              </table:table-cell>
              <table:table-cell office:value-type="float" office:value="0.0258855585831063">
                <text:p>0.0258855585831063</text:p>
              </table:table-cell>
              <table:table-cell office:value-type="float" office:value="0.0226724553786782">
                <text:p>0.0226724553786782</text:p>
              </table:table-cell>
              <table:table-cell office:value-type="float" office:value="0.0210022522522523">
                <text:p>0.0210022522522523</text:p>
              </table:table-cell>
              <table:table-cell office:value-type="float" office:value="0.0198842558243063">
                <text:p>0.0198842558243063</text:p>
              </table:table-cell>
              <table:table-cell office:value-type="float" office:value="0.0204292733385053">
                <text:p>0.0204292733385053</text:p>
              </table:table-cell>
              <table:table-cell office:value-type="float" office:value="0.0204256534780746">
                <text:p>0.0204256534780746</text:p>
              </table:table-cell>
              <table:table-cell office:value-type="float" office:value="0.0200082792879812">
                <text:p>0.0200082792879812</text:p>
              </table:table-cell>
              <table:table-cell office:value-type="float" office:value="0.0193050193050193">
                <text:p>0.0193050193050193</text:p>
              </table:table-cell>
              <table:table-cell office:value-type="float" office:value="0.0286303083830132">
                <text:p>0.0286303083830132</text:p>
              </table:table-cell>
            </table:table-row>
            <table:table-row>
              <table:table-cell office:value-type="float" office:value="44732">
                <text:p>44732</text:p>
              </table:table-cell>
              <table:table-cell office:value-type="float" office:value="0.0209663982227159">
                <text:p>0.0209663982227159</text:p>
              </table:table-cell>
              <table:table-cell office:value-type="float" office:value="0.0216401339806556">
                <text:p>0.0216401339806556</text:p>
              </table:table-cell>
              <table:table-cell office:value-type="float" office:value="0.024881913192249">
                <text:p>0.024881913192249</text:p>
              </table:table-cell>
              <table:table-cell office:value-type="float" office:value="0.0193558622877995">
                <text:p>0.0193558622877995</text:p>
              </table:table-cell>
              <table:table-cell office:value-type="float" office:value="0.0204547987961208">
                <text:p>0.0204547987961208</text:p>
              </table:table-cell>
              <table:table-cell office:value-type="float" office:value="0.0222175950026028">
                <text:p>0.0222175950026028</text:p>
              </table:table-cell>
              <table:table-cell office:value-type="float" office:value="0.0191476898293915">
                <text:p>0.0191476898293915</text:p>
              </table:table-cell>
              <table:table-cell office:value-type="float" office:value="0.0212155160341689">
                <text:p>0.0212155160341689</text:p>
              </table:table-cell>
              <table:table-cell office:value-type="float" office:value="0.0216728750423298">
                <text:p>0.0216728750423298</text:p>
              </table:table-cell>
              <table:table-cell office:value-type="float" office:value="0.0174297389708948">
                <text:p>0.0174297389708948</text:p>
              </table:table-cell>
              <table:table-cell office:value-type="float" office:value="0.0269055043875553">
                <text:p>0.0269055043875553</text:p>
              </table:table-cell>
            </table:table-row>
            <table:table-row>
              <table:table-cell office:value-type="float" office:value="44733">
                <text:p>44733</text:p>
              </table:table-cell>
              <table:table-cell office:value-type="float" office:value="0.0214450201496834">
                <text:p>0.0214450201496834</text:p>
              </table:table-cell>
              <table:table-cell office:value-type="float" office:value="0.0209943026613596">
                <text:p>0.0209943026613596</text:p>
              </table:table-cell>
              <table:table-cell office:value-type="float" office:value="0.0258163917177107">
                <text:p>0.0258163917177107</text:p>
              </table:table-cell>
              <table:table-cell office:value-type="float" office:value="0.0248170537702832">
                <text:p>0.0248170537702832</text:p>
              </table:table-cell>
              <table:table-cell office:value-type="float" office:value="0.0217676220867286">
                <text:p>0.0217676220867286</text:p>
              </table:table-cell>
              <table:table-cell office:value-type="float" office:value="0.0228589688964636">
                <text:p>0.0228589688964636</text:p>
              </table:table-cell>
              <table:table-cell office:value-type="float" office:value="0.0225209828719">
                <text:p>0.0225209828719</text:p>
              </table:table-cell>
              <table:table-cell office:value-type="float" office:value="0.0224270576281028">
                <text:p>0.0224270576281028</text:p>
              </table:table-cell>
              <table:table-cell office:value-type="float" office:value="0.0209122807017544">
                <text:p>0.0209122807017544</text:p>
              </table:table-cell>
              <table:table-cell office:value-type="float" office:value="0.0222549359196398">
                <text:p>0.0222549359196398</text:p>
              </table:table-cell>
              <table:table-cell office:value-type="float" office:value="0.0310941625110003">
                <text:p>0.0310941625110003</text:p>
              </table:table-cell>
            </table:table-row>
            <table:table-row>
              <table:table-cell office:value-type="float" office:value="44734">
                <text:p>44734</text:p>
              </table:table-cell>
              <table:table-cell office:value-type="float" office:value="0.0185503509525856">
                <text:p>0.0185503509525856</text:p>
              </table:table-cell>
              <table:table-cell office:value-type="float" office:value="0.0215726668480585">
                <text:p>0.0215726668480585</text:p>
              </table:table-cell>
              <table:table-cell office:value-type="float" office:value="0.0278008926545124">
                <text:p>0.0278008926545124</text:p>
              </table:table-cell>
              <table:table-cell office:value-type="float" office:value="0.0220860873770756">
                <text:p>0.0220860873770756</text:p>
              </table:table-cell>
              <table:table-cell office:value-type="float" office:value="0.0218291092589443">
                <text:p>0.0218291092589443</text:p>
              </table:table-cell>
              <table:table-cell office:value-type="float" office:value="0.022358586716494">
                <text:p>0.022358586716494</text:p>
              </table:table-cell>
              <table:table-cell office:value-type="float" office:value="0.0231049097933311">
                <text:p>0.0231049097933311</text:p>
              </table:table-cell>
              <table:table-cell office:value-type="float" office:value="0.0223499820337765">
                <text:p>0.0223499820337765</text:p>
              </table:table-cell>
              <table:table-cell office:value-type="float" office:value="0.0196459562651857">
                <text:p>0.0196459562651857</text:p>
              </table:table-cell>
              <table:table-cell office:value-type="float" office:value="0.017910447761194">
                <text:p>0.017910447761194</text:p>
              </table:table-cell>
              <table:table-cell office:value-type="float" office:value="0.0275402232207566">
                <text:p>0.0275402232207566</text:p>
              </table:table-cell>
            </table:table-row>
            <table:table-row>
              <table:table-cell office:value-type="float" office:value="44735">
                <text:p>44735</text:p>
              </table:table-cell>
              <table:table-cell office:value-type="float" office:value="0.0203016655943956">
                <text:p>0.0203016655943956</text:p>
              </table:table-cell>
              <table:table-cell office:value-type="float" office:value="0.0215710530385032">
                <text:p>0.0215710530385032</text:p>
              </table:table-cell>
              <table:table-cell office:value-type="float" office:value="0.0265342425140824">
                <text:p>0.0265342425140824</text:p>
              </table:table-cell>
              <table:table-cell office:value-type="float" office:value="0.0199485199485199">
                <text:p>0.0199485199485199</text:p>
              </table:table-cell>
              <table:table-cell office:value-type="float" office:value="0.0206869633099141">
                <text:p>0.0206869633099141</text:p>
              </table:table-cell>
              <table:table-cell office:value-type="float" office:value="0.0228783689664633">
                <text:p>0.0228783689664633</text:p>
              </table:table-cell>
              <table:table-cell office:value-type="float" office:value="0.0232446592628122">
                <text:p>0.0232446592628122</text:p>
              </table:table-cell>
              <table:table-cell office:value-type="float" office:value="0.0212086820825649">
                <text:p>0.0212086820825649</text:p>
              </table:table-cell>
              <table:table-cell office:value-type="float" office:value="0.0209814341914556">
                <text:p>0.0209814341914556</text:p>
              </table:table-cell>
              <table:table-cell office:value-type="float" office:value="0.0204798628963153">
                <text:p>0.0204798628963153</text:p>
              </table:table-cell>
              <table:table-cell office:value-type="float" office:value="0.0250869533042256">
                <text:p>0.0250869533042256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0.0239489089941458">
                <text:p>0.0239489089941458</text:p>
              </table:table-cell>
              <table:table-cell office:value-type="float" office:value="0.0242252828332514">
                <text:p>0.0242252828332514</text:p>
              </table:table-cell>
              <table:table-cell office:value-type="float" office:value="0.0278227766078082">
                <text:p>0.0278227766078082</text:p>
              </table:table-cell>
              <table:table-cell office:value-type="float" office:value="0.0229073372373407">
                <text:p>0.0229073372373407</text:p>
              </table:table-cell>
              <table:table-cell office:value-type="float" office:value="0.0267532152390197">
                <text:p>0.0267532152390197</text:p>
              </table:table-cell>
              <table:table-cell office:value-type="float" office:value="0.0260700127662434">
                <text:p>0.0260700127662434</text:p>
              </table:table-cell>
              <table:table-cell office:value-type="float" office:value="0.0273416139364112">
                <text:p>0.0273416139364112</text:p>
              </table:table-cell>
              <table:table-cell office:value-type="float" office:value="0.0243828332700342">
                <text:p>0.0243828332700342</text:p>
              </table:table-cell>
              <table:table-cell office:value-type="float" office:value="0.0229093359287265">
                <text:p>0.0229093359287265</text:p>
              </table:table-cell>
              <table:table-cell office:value-type="float" office:value="0.0231005233712326">
                <text:p>0.0231005233712326</text:p>
              </table:table-cell>
              <table:table-cell office:value-type="float" office:value="0.0311571508873364">
                <text:p>0.0311571508873364</text:p>
              </table:table-cell>
            </table:table-row>
            <table:table-row>
              <table:table-cell office:value-type="float" office:value="44737">
                <text:p>44737</text:p>
              </table:table-cell>
              <table:table-cell office:value-type="float" office:value="0.0225425950196592">
                <text:p>0.0225425950196592</text:p>
              </table:table-cell>
              <table:table-cell office:value-type="float" office:value="0.0213251009261458">
                <text:p>0.0213251009261458</text:p>
              </table:table-cell>
              <table:table-cell office:value-type="float" office:value="0.0272660280029477">
                <text:p>0.0272660280029477</text:p>
              </table:table-cell>
              <table:table-cell office:value-type="float" office:value="0.0217814080124465">
                <text:p>0.0217814080124465</text:p>
              </table:table-cell>
              <table:table-cell office:value-type="float" office:value="0.022946017575673">
                <text:p>0.022946017575673</text:p>
              </table:table-cell>
              <table:table-cell office:value-type="float" office:value="0.0237697974690043">
                <text:p>0.0237697974690043</text:p>
              </table:table-cell>
              <table:table-cell office:value-type="float" office:value="0.0257094564540521">
                <text:p>0.0257094564540521</text:p>
              </table:table-cell>
              <table:table-cell office:value-type="float" office:value="0.023268065677408">
                <text:p>0.023268065677408</text:p>
              </table:table-cell>
              <table:table-cell office:value-type="float" office:value="0.0201009323411171">
                <text:p>0.0201009323411171</text:p>
              </table:table-cell>
              <table:table-cell office:value-type="float" office:value="0.0231628574356872">
                <text:p>0.0231628574356872</text:p>
              </table:table-cell>
              <table:table-cell office:value-type="float" office:value="0.0277929155313352">
                <text:p>0.0277929155313352</text:p>
              </table:table-cell>
            </table:table-row>
            <table:table-row>
              <table:table-cell office:value-type="float" office:value="44738">
                <text:p>44738</text:p>
              </table:table-cell>
              <table:table-cell office:value-type="float" office:value="0.0236114837671049">
                <text:p>0.0236114837671049</text:p>
              </table:table-cell>
              <table:table-cell office:value-type="float" office:value="0.02383578725241">
                <text:p>0.02383578725241</text:p>
              </table:table-cell>
              <table:table-cell office:value-type="float" office:value="0.0298556739930195">
                <text:p>0.0298556739930195</text:p>
              </table:table-cell>
              <table:table-cell office:value-type="float" office:value="0.024950884086444">
                <text:p>0.024950884086444</text:p>
              </table:table-cell>
              <table:table-cell office:value-type="float" office:value="0.0237782539572821">
                <text:p>0.0237782539572821</text:p>
              </table:table-cell>
              <table:table-cell office:value-type="float" office:value="0.0239444342898922">
                <text:p>0.0239444342898922</text:p>
              </table:table-cell>
              <table:table-cell office:value-type="float" office:value="0.0264238773274918">
                <text:p>0.0264238773274918</text:p>
              </table:table-cell>
              <table:table-cell office:value-type="float" office:value="0.024761735102877">
                <text:p>0.024761735102877</text:p>
              </table:table-cell>
              <table:table-cell office:value-type="float" office:value="0.0271462504241602">
                <text:p>0.0271462504241602</text:p>
              </table:table-cell>
              <table:table-cell office:value-type="float" office:value="0.0244304710854551">
                <text:p>0.0244304710854551</text:p>
              </table:table-cell>
              <table:table-cell office:value-type="float" office:value="0.0303685680814635">
                <text:p>0.0303685680814635</text:p>
              </table:table-cell>
            </table:table-row>
            <table:table-row>
              <table:table-cell office:value-type="float" office:value="44739">
                <text:p>44739</text:p>
              </table:table-cell>
              <table:table-cell office:value-type="float" office:value="0.0271766910887715">
                <text:p>0.0271766910887715</text:p>
              </table:table-cell>
              <table:table-cell office:value-type="float" office:value="0.0264242535262869">
                <text:p>0.0264242535262869</text:p>
              </table:table-cell>
              <table:table-cell office:value-type="float" office:value="0.0332037359789069">
                <text:p>0.0332037359789069</text:p>
              </table:table-cell>
              <table:table-cell office:value-type="float" office:value="0.0286095746709899">
                <text:p>0.0286095746709899</text:p>
              </table:table-cell>
              <table:table-cell office:value-type="float" office:value="0.0266015200868621">
                <text:p>0.0266015200868621</text:p>
              </table:table-cell>
              <table:table-cell office:value-type="float" office:value="0.0282426516572858">
                <text:p>0.0282426516572858</text:p>
              </table:table-cell>
              <table:table-cell office:value-type="float" office:value="0.0291684997800264">
                <text:p>0.0291684997800264</text:p>
              </table:table-cell>
              <table:table-cell office:value-type="float" office:value="0.0279025570145128">
                <text:p>0.0279025570145128</text:p>
              </table:table-cell>
              <table:table-cell office:value-type="float" office:value="0.0255540853456831">
                <text:p>0.0255540853456831</text:p>
              </table:table-cell>
              <table:table-cell office:value-type="float" office:value="0.0260133091349062">
                <text:p>0.0260133091349062</text:p>
              </table:table-cell>
              <table:table-cell office:value-type="float" office:value="0.0322494193317849">
                <text:p>0.0322494193317849</text:p>
              </table:table-cell>
            </table:table-row>
            <table:table-row>
              <table:table-cell office:value-type="float" office:value="44740">
                <text:p>44740</text:p>
              </table:table-cell>
              <table:table-cell office:value-type="float" office:value="0.0282823040996367">
                <text:p>0.0282823040996367</text:p>
              </table:table-cell>
              <table:table-cell office:value-type="float" office:value="0.026797385620915">
                <text:p>0.026797385620915</text:p>
              </table:table-cell>
              <table:table-cell office:value-type="float" office:value="0.0365542388331814">
                <text:p>0.0365542388331814</text:p>
              </table:table-cell>
              <table:table-cell office:value-type="float" office:value="0.0291522823168393">
                <text:p>0.0291522823168393</text:p>
              </table:table-cell>
              <table:table-cell office:value-type="float" office:value="0.0264423076923077">
                <text:p>0.0264423076923077</text:p>
              </table:table-cell>
              <table:table-cell office:value-type="float" office:value="0.0281754725633056">
                <text:p>0.0281754725633056</text:p>
              </table:table-cell>
              <table:table-cell office:value-type="float" office:value="0.0307515574603455">
                <text:p>0.0307515574603455</text:p>
              </table:table-cell>
              <table:table-cell office:value-type="float" office:value="0.0293761880076032">
                <text:p>0.0293761880076032</text:p>
              </table:table-cell>
              <table:table-cell office:value-type="float" office:value="0.0295017854106444">
                <text:p>0.0295017854106444</text:p>
              </table:table-cell>
              <table:table-cell office:value-type="float" office:value="0.0310683503708158">
                <text:p>0.0310683503708158</text:p>
              </table:table-cell>
              <table:table-cell office:value-type="float" office:value="0.033499773036768">
                <text:p>0.033499773036768</text:p>
              </table:table-cell>
            </table:table-row>
            <table:table-row>
              <table:table-cell office:value-type="float" office:value="44741">
                <text:p>44741</text:p>
              </table:table-cell>
              <table:table-cell office:value-type="float" office:value="0.0308863417621839">
                <text:p>0.0308863417621839</text:p>
              </table:table-cell>
              <table:table-cell office:value-type="float" office:value="0.0280143329145144">
                <text:p>0.0280143329145144</text:p>
              </table:table-cell>
              <table:table-cell office:value-type="float" office:value="0.0369696694102133">
                <text:p>0.0369696694102133</text:p>
              </table:table-cell>
              <table:table-cell office:value-type="float" office:value="0.0290901991409606">
                <text:p>0.0290901991409606</text:p>
              </table:table-cell>
              <table:table-cell office:value-type="float" office:value="0.0260006842285323">
                <text:p>0.0260006842285323</text:p>
              </table:table-cell>
              <table:table-cell office:value-type="float" office:value="0.030484416830833">
                <text:p>0.030484416830833</text:p>
              </table:table-cell>
              <table:table-cell office:value-type="float" office:value="0.0301223581757508">
                <text:p>0.0301223581757508</text:p>
              </table:table-cell>
              <table:table-cell office:value-type="float" office:value="0.0277994961341326">
                <text:p>0.0277994961341326</text:p>
              </table:table-cell>
              <table:table-cell office:value-type="float" office:value="0.0260781500548569">
                <text:p>0.0260781500548569</text:p>
              </table:table-cell>
              <table:table-cell office:value-type="float" office:value="0.0288921222199127">
                <text:p>0.0288921222199127</text:p>
              </table:table-cell>
              <table:table-cell office:value-type="float" office:value="0.033867108411559">
                <text:p>0.033867108411559</text:p>
              </table:table-cell>
            </table:table-row>
            <table:table-row>
              <table:table-cell office:value-type="float" office:value="44742">
                <text:p>44742</text:p>
              </table:table-cell>
              <table:table-cell office:value-type="float" office:value="0.028960223307746">
                <text:p>0.028960223307746</text:p>
              </table:table-cell>
              <table:table-cell office:value-type="float" office:value="0.0273959924105697">
                <text:p>0.0273959924105697</text:p>
              </table:table-cell>
              <table:table-cell office:value-type="float" office:value="0.034664008337487">
                <text:p>0.034664008337487</text:p>
              </table:table-cell>
              <table:table-cell office:value-type="float" office:value="0.0243384199343249">
                <text:p>0.0243384199343249</text:p>
              </table:table-cell>
              <table:table-cell office:value-type="float" office:value="0.0266270143163428">
                <text:p>0.0266270143163428</text:p>
              </table:table-cell>
              <table:table-cell office:value-type="float" office:value="0.0285160087664055">
                <text:p>0.0285160087664055</text:p>
              </table:table-cell>
              <table:table-cell office:value-type="float" office:value="0.0313716814159292">
                <text:p>0.0313716814159292</text:p>
              </table:table-cell>
              <table:table-cell office:value-type="float" office:value="0.0260394063015363">
                <text:p>0.0260394063015363</text:p>
              </table:table-cell>
              <table:table-cell office:value-type="float" office:value="0.0251946095254039">
                <text:p>0.0251946095254039</text:p>
              </table:table-cell>
              <table:table-cell office:value-type="float" office:value="0.0256277235941067">
                <text:p>0.0256277235941067</text:p>
              </table:table-cell>
              <table:table-cell office:value-type="float" office:value="0.0303940303940304">
                <text:p>0.0303940303940304</text:p>
              </table:table-cell>
            </table:table-row>
            <table:table-row>
              <table:table-cell office:value-type="float" office:value="44743">
                <text:p>44743</text:p>
              </table:table-cell>
              <table:table-cell office:value-type="float" office:value="0.0310111188325226">
                <text:p>0.0310111188325226</text:p>
              </table:table-cell>
              <table:table-cell office:value-type="float" office:value="0.0310026999348292">
                <text:p>0.0310026999348292</text:p>
              </table:table-cell>
              <table:table-cell office:value-type="float" office:value="0.0415328025329422">
                <text:p>0.0415328025329422</text:p>
              </table:table-cell>
              <table:table-cell office:value-type="float" office:value="0.0266460706700135">
                <text:p>0.0266460706700135</text:p>
              </table:table-cell>
              <table:table-cell office:value-type="float" office:value="0.0311342751337265">
                <text:p>0.0311342751337265</text:p>
              </table:table-cell>
              <table:table-cell office:value-type="float" office:value="0.0309432622314657">
                <text:p>0.0309432622314657</text:p>
              </table:table-cell>
              <table:table-cell office:value-type="float" office:value="0.034526967285588">
                <text:p>0.034526967285588</text:p>
              </table:table-cell>
              <table:table-cell office:value-type="float" office:value="0.0319686411149826">
                <text:p>0.0319686411149826</text:p>
              </table:table-cell>
              <table:table-cell office:value-type="float" office:value="0.0299898339545917">
                <text:p>0.0299898339545917</text:p>
              </table:table-cell>
              <table:table-cell office:value-type="float" office:value="0.0291060291060291">
                <text:p>0.0291060291060291</text:p>
              </table:table-cell>
              <table:table-cell office:value-type="float" office:value="0.0377410216576807">
                <text:p>0.0377410216576807</text:p>
              </table:table-cell>
            </table:table-row>
            <table:table-row>
              <table:table-cell office:value-type="float" office:value="44744">
                <text:p>44744</text:p>
              </table:table-cell>
              <table:table-cell office:value-type="float" office:value="0.0278749228553795">
                <text:p>0.0278749228553795</text:p>
              </table:table-cell>
              <table:table-cell office:value-type="float" office:value="0.0314673547229078">
                <text:p>0.0314673547229078</text:p>
              </table:table-cell>
              <table:table-cell office:value-type="float" office:value="0.0381836945304438">
                <text:p>0.0381836945304438</text:p>
              </table:table-cell>
              <table:table-cell office:value-type="float" office:value="0.0293772032902468">
                <text:p>0.0293772032902468</text:p>
              </table:table-cell>
              <table:table-cell office:value-type="float" office:value="0.0290554849639983">
                <text:p>0.0290554849639983</text:p>
              </table:table-cell>
              <table:table-cell office:value-type="float" office:value="0.0309358563381158">
                <text:p>0.0309358563381158</text:p>
              </table:table-cell>
              <table:table-cell office:value-type="float" office:value="0.0342700479780672">
                <text:p>0.0342700479780672</text:p>
              </table:table-cell>
              <table:table-cell office:value-type="float" office:value="0.0308076602830974">
                <text:p>0.0308076602830974</text:p>
              </table:table-cell>
              <table:table-cell office:value-type="float" office:value="0.0313938030473464">
                <text:p>0.0313938030473464</text:p>
              </table:table-cell>
              <table:table-cell office:value-type="float" office:value="0.0272007912957468">
                <text:p>0.0272007912957468</text:p>
              </table:table-cell>
              <table:table-cell office:value-type="float" office:value="0.0339231376084751">
                <text:p>0.0339231376084751</text:p>
              </table:table-cell>
            </table:table-row>
            <table:table-row>
              <table:table-cell office:value-type="float" office:value="44745">
                <text:p>44745</text:p>
              </table:table-cell>
              <table:table-cell office:value-type="float" office:value="0.0317427599711429">
                <text:p>0.0317427599711429</text:p>
              </table:table-cell>
              <table:table-cell office:value-type="float" office:value="0.0317026966792957">
                <text:p>0.0317026966792957</text:p>
              </table:table-cell>
              <table:table-cell office:value-type="float" office:value="0.0389777429817694">
                <text:p>0.0389777429817694</text:p>
              </table:table-cell>
              <table:table-cell office:value-type="float" office:value="0.0322434150772025">
                <text:p>0.0322434150772025</text:p>
              </table:table-cell>
              <table:table-cell office:value-type="float" office:value="0.0309800664451827">
                <text:p>0.0309800664451827</text:p>
              </table:table-cell>
              <table:table-cell office:value-type="float" office:value="0.0329297820823245">
                <text:p>0.0329297820823245</text:p>
              </table:table-cell>
              <table:table-cell office:value-type="float" office:value="0.0321896378002864">
                <text:p>0.0321896378002864</text:p>
              </table:table-cell>
              <table:table-cell office:value-type="float" office:value="0.0304783552019837">
                <text:p>0.0304783552019837</text:p>
              </table:table-cell>
              <table:table-cell office:value-type="float" office:value="0.0285917785917786">
                <text:p>0.0285917785917786</text:p>
              </table:table-cell>
              <table:table-cell office:value-type="float" office:value="0.0343300110741971">
                <text:p>0.0343300110741971</text:p>
              </table:table-cell>
              <table:table-cell office:value-type="float" office:value="0.0336839749328559">
                <text:p>0.0336839749328559</text:p>
              </table:table-cell>
            </table:table-row>
            <table:table-row>
              <table:table-cell office:value-type="float" office:value="44746">
                <text:p>44746</text:p>
              </table:table-cell>
              <table:table-cell office:value-type="float" office:value="0.0343623521942703">
                <text:p>0.0343623521942703</text:p>
              </table:table-cell>
              <table:table-cell office:value-type="float" office:value="0.0369790564840279">
                <text:p>0.0369790564840279</text:p>
              </table:table-cell>
              <table:table-cell office:value-type="float" office:value="0.044251696582741">
                <text:p>0.044251696582741</text:p>
              </table:table-cell>
              <table:table-cell office:value-type="float" office:value="0.0336613153806318">
                <text:p>0.0336613153806318</text:p>
              </table:table-cell>
              <table:table-cell office:value-type="float" office:value="0.0375407717397994">
                <text:p>0.0375407717397994</text:p>
              </table:table-cell>
              <table:table-cell office:value-type="float" office:value="0.0366528195359299">
                <text:p>0.0366528195359299</text:p>
              </table:table-cell>
              <table:table-cell office:value-type="float" office:value="0.0377426891162491">
                <text:p>0.0377426891162491</text:p>
              </table:table-cell>
              <table:table-cell office:value-type="float" office:value="0.0370341186667717">
                <text:p>0.0370341186667717</text:p>
              </table:table-cell>
              <table:table-cell office:value-type="float" office:value="0.0368121733784199">
                <text:p>0.0368121733784199</text:p>
              </table:table-cell>
              <table:table-cell office:value-type="float" office:value="0.0337397221434647">
                <text:p>0.0337397221434647</text:p>
              </table:table-cell>
              <table:table-cell office:value-type="float" office:value="0.0378369328645572">
                <text:p>0.0378369328645572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0.0307610511924654">
                <text:p>0.0307610511924654</text:p>
              </table:table-cell>
              <table:table-cell office:value-type="float" office:value="0.0333833002471337">
                <text:p>0.0333833002471337</text:p>
              </table:table-cell>
              <table:table-cell office:value-type="float" office:value="0.0413407384230288">
                <text:p>0.0413407384230288</text:p>
              </table:table-cell>
              <table:table-cell office:value-type="float" office:value="0.0335138794854435">
                <text:p>0.0335138794854435</text:p>
              </table:table-cell>
              <table:table-cell office:value-type="float" office:value="0.0337674583063233">
                <text:p>0.0337674583063233</text:p>
              </table:table-cell>
              <table:table-cell office:value-type="float" office:value="0.0327158583491755">
                <text:p>0.0327158583491755</text:p>
              </table:table-cell>
              <table:table-cell office:value-type="float" office:value="0.0351250048301712">
                <text:p>0.0351250048301712</text:p>
              </table:table-cell>
              <table:table-cell office:value-type="float" office:value="0.0342903897649509">
                <text:p>0.0342903897649509</text:p>
              </table:table-cell>
              <table:table-cell office:value-type="float" office:value="0.0329420396184886">
                <text:p>0.0329420396184886</text:p>
              </table:table-cell>
              <table:table-cell office:value-type="float" office:value="0.0324692797560319">
                <text:p>0.0324692797560319</text:p>
              </table:table-cell>
              <table:table-cell office:value-type="float" office:value="0.0362773487773488">
                <text:p>0.0362773487773488</text:p>
              </table:table-cell>
            </table:table-row>
            <table:table-row>
              <table:table-cell office:value-type="float" office:value="44748">
                <text:p>44748</text:p>
              </table:table-cell>
              <table:table-cell office:value-type="float" office:value="0.0324875503912734">
                <text:p>0.0324875503912734</text:p>
              </table:table-cell>
              <table:table-cell office:value-type="float" office:value="0.0331889117906869">
                <text:p>0.0331889117906869</text:p>
              </table:table-cell>
              <table:table-cell office:value-type="float" office:value="0.0416546969261706">
                <text:p>0.0416546969261706</text:p>
              </table:table-cell>
              <table:table-cell office:value-type="float" office:value="0.0290362078012944">
                <text:p>0.0290362078012944</text:p>
              </table:table-cell>
              <table:table-cell office:value-type="float" office:value="0.0349547787826937">
                <text:p>0.0349547787826937</text:p>
              </table:table-cell>
              <table:table-cell office:value-type="float" office:value="0.0318503655527111">
                <text:p>0.0318503655527111</text:p>
              </table:table-cell>
              <table:table-cell office:value-type="float" office:value="0.0334367320630061">
                <text:p>0.0334367320630061</text:p>
              </table:table-cell>
              <table:table-cell office:value-type="float" office:value="0.0289694475225582">
                <text:p>0.0289694475225582</text:p>
              </table:table-cell>
              <table:table-cell office:value-type="float" office:value="0.0328150695171177">
                <text:p>0.0328150695171177</text:p>
              </table:table-cell>
              <table:table-cell office:value-type="float" office:value="0.0317027281279398">
                <text:p>0.0317027281279398</text:p>
              </table:table-cell>
              <table:table-cell office:value-type="float" office:value="0.0367714500125073">
                <text:p>0.0367714500125073</text:p>
              </table:table-cell>
            </table:table-row>
            <table:table-row>
              <table:table-cell office:value-type="float" office:value="44749">
                <text:p>44749</text:p>
              </table:table-cell>
              <table:table-cell office:value-type="float" office:value="0.026624147137348">
                <text:p>0.026624147137348</text:p>
              </table:table-cell>
              <table:table-cell office:value-type="float" office:value="0.0287065993104001">
                <text:p>0.0287065993104001</text:p>
              </table:table-cell>
              <table:table-cell office:value-type="float" office:value="0.0364579209880453">
                <text:p>0.0364579209880453</text:p>
              </table:table-cell>
              <table:table-cell office:value-type="float" office:value="0.0244849712934819">
                <text:p>0.0244849712934819</text:p>
              </table:table-cell>
              <table:table-cell office:value-type="float" office:value="0.0298411586078019">
                <text:p>0.0298411586078019</text:p>
              </table:table-cell>
              <table:table-cell office:value-type="float" office:value="0.0290323289598031">
                <text:p>0.0290323289598031</text:p>
              </table:table-cell>
              <table:table-cell office:value-type="float" office:value="0.0328039472669802">
                <text:p>0.0328039472669802</text:p>
              </table:table-cell>
              <table:table-cell office:value-type="float" office:value="0.0262449528936743">
                <text:p>0.0262449528936743</text:p>
              </table:table-cell>
              <table:table-cell office:value-type="float" office:value="0.0304739579517984">
                <text:p>0.0304739579517984</text:p>
              </table:table-cell>
              <table:table-cell office:value-type="float" office:value="0.0273199570046578">
                <text:p>0.0273199570046578</text:p>
              </table:table-cell>
              <table:table-cell office:value-type="float" office:value="0.0294497337421333">
                <text:p>0.0294497337421333</text:p>
              </table:table-cell>
            </table:table-row>
            <table:table-row>
              <table:table-cell office:value-type="float" office:value="44750">
                <text:p>44750</text:p>
              </table:table-cell>
              <table:table-cell office:value-type="float" office:value="0.0250262146102761">
                <text:p>0.0250262146102761</text:p>
              </table:table-cell>
              <table:table-cell office:value-type="float" office:value="0.027128862094951">
                <text:p>0.027128862094951</text:p>
              </table:table-cell>
              <table:table-cell office:value-type="float" office:value="0.0312568226475511">
                <text:p>0.0312568226475511</text:p>
              </table:table-cell>
              <table:table-cell office:value-type="float" office:value="0.0242126918816268">
                <text:p>0.0242126918816268</text:p>
              </table:table-cell>
              <table:table-cell office:value-type="float" office:value="0.0283726789724489">
                <text:p>0.0283726789724489</text:p>
              </table:table-cell>
              <table:table-cell office:value-type="float" office:value="0.0270286986640277">
                <text:p>0.0270286986640277</text:p>
              </table:table-cell>
              <table:table-cell office:value-type="float" office:value="0.0285087719298246">
                <text:p>0.0285087719298246</text:p>
              </table:table-cell>
              <table:table-cell office:value-type="float" office:value="0.0251594365407527">
                <text:p>0.0251594365407527</text:p>
              </table:table-cell>
              <table:table-cell office:value-type="float" office:value="0.0242050308495491">
                <text:p>0.0242050308495491</text:p>
              </table:table-cell>
              <table:table-cell office:value-type="float" office:value="0.0228451882845188">
                <text:p>0.0228451882845188</text:p>
              </table:table-cell>
              <table:table-cell office:value-type="float" office:value="0.0300375469336671">
                <text:p>0.0300375469336671</text:p>
              </table:table-cell>
            </table:table-row>
            <table:table-row>
              <table:table-cell office:value-type="float" office:value="44751">
                <text:p>44751</text:p>
              </table:table-cell>
              <table:table-cell office:value-type="float" office:value="0.0226176354290233">
                <text:p>0.0226176354290233</text:p>
              </table:table-cell>
              <table:table-cell office:value-type="float" office:value="0.024161756602094">
                <text:p>0.024161756602094</text:p>
              </table:table-cell>
              <table:table-cell office:value-type="float" office:value="0.031608600190563">
                <text:p>0.031608600190563</text:p>
              </table:table-cell>
              <table:table-cell office:value-type="float" office:value="0.023239184840901">
                <text:p>0.023239184840901</text:p>
              </table:table-cell>
              <table:table-cell office:value-type="float" office:value="0.0278864666790883">
                <text:p>0.0278864666790883</text:p>
              </table:table-cell>
              <table:table-cell office:value-type="float" office:value="0.0253578637217827">
                <text:p>0.0253578637217827</text:p>
              </table:table-cell>
              <table:table-cell office:value-type="float" office:value="0.0244884676402392">
                <text:p>0.0244884676402392</text:p>
              </table:table-cell>
              <table:table-cell office:value-type="float" office:value="0.0258288054177494">
                <text:p>0.0258288054177494</text:p>
              </table:table-cell>
              <table:table-cell office:value-type="float" office:value="0.0234147090434516">
                <text:p>0.0234147090434516</text:p>
              </table:table-cell>
              <table:table-cell office:value-type="float" office:value="0.0226454424862611">
                <text:p>0.0226454424862611</text:p>
              </table:table-cell>
              <table:table-cell office:value-type="float" office:value="0.02636899747262">
                <text:p>0.02636899747262</text:p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0231007382710169">
                <text:p>0.0231007382710169</text:p>
              </table:table-cell>
              <table:table-cell office:value-type="float" office:value="0.0232966468245471">
                <text:p>0.0232966468245471</text:p>
              </table:table-cell>
              <table:table-cell office:value-type="float" office:value="0.0286412265184062">
                <text:p>0.0286412265184062</text:p>
              </table:table-cell>
              <table:table-cell office:value-type="float" office:value="0.0225604297224709">
                <text:p>0.0225604297224709</text:p>
              </table:table-cell>
              <table:table-cell office:value-type="float" office:value="0.0242489135227058">
                <text:p>0.0242489135227058</text:p>
              </table:table-cell>
              <table:table-cell office:value-type="float" office:value="0.0246565029173725">
                <text:p>0.0246565029173725</text:p>
              </table:table-cell>
              <table:table-cell office:value-type="float" office:value="0.0239262035168636">
                <text:p>0.0239262035168636</text:p>
              </table:table-cell>
              <table:table-cell office:value-type="float" office:value="0.0242472266244057">
                <text:p>0.0242472266244057</text:p>
              </table:table-cell>
              <table:table-cell office:value-type="float" office:value="0.0237298685131876">
                <text:p>0.0237298685131876</text:p>
              </table:table-cell>
              <table:table-cell office:value-type="float" office:value="0.0208352974450834">
                <text:p>0.0208352974450834</text:p>
              </table:table-cell>
              <table:table-cell office:value-type="float" office:value="0.025939331265081">
                <text:p>0.025939331265081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0249118683901293">
                <text:p>0.0249118683901293</text:p>
              </table:table-cell>
              <table:table-cell office:value-type="float" office:value="0.0259778535640605">
                <text:p>0.0259778535640605</text:p>
              </table:table-cell>
              <table:table-cell office:value-type="float" office:value="0.0296556513214329">
                <text:p>0.0296556513214329</text:p>
              </table:table-cell>
              <table:table-cell office:value-type="float" office:value="0.0250308478759034">
                <text:p>0.0250308478759034</text:p>
              </table:table-cell>
              <table:table-cell office:value-type="float" office:value="0.0262883755132055">
                <text:p>0.0262883755132055</text:p>
              </table:table-cell>
              <table:table-cell office:value-type="float" office:value="0.0255540531249284">
                <text:p>0.0255540531249284</text:p>
              </table:table-cell>
              <table:table-cell office:value-type="float" office:value="0.0257927780221538">
                <text:p>0.0257927780221538</text:p>
              </table:table-cell>
              <table:table-cell office:value-type="float" office:value="0.0251113500230379">
                <text:p>0.0251113500230379</text:p>
              </table:table-cell>
              <table:table-cell office:value-type="float" office:value="0.0242433368468604">
                <text:p>0.0242433368468604</text:p>
              </table:table-cell>
              <table:table-cell office:value-type="float" office:value="0.0207690148751052">
                <text:p>0.0207690148751052</text:p>
              </table:table-cell>
              <table:table-cell office:value-type="float" office:value="0.0222938035093668">
                <text:p>0.0222938035093668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0251339426410337">
                <text:p>0.0251339426410337</text:p>
              </table:table-cell>
              <table:table-cell office:value-type="float" office:value="0.0244701676738446">
                <text:p>0.0244701676738446</text:p>
              </table:table-cell>
              <table:table-cell office:value-type="float" office:value="0.0294868626966477">
                <text:p>0.0294868626966477</text:p>
              </table:table-cell>
              <table:table-cell office:value-type="float" office:value="0.0275496235455168">
                <text:p>0.0275496235455168</text:p>
              </table:table-cell>
              <table:table-cell office:value-type="float" office:value="0.0257948781393047">
                <text:p>0.0257948781393047</text:p>
              </table:table-cell>
              <table:table-cell office:value-type="float" office:value="0.025483324436605">
                <text:p>0.025483324436605</text:p>
              </table:table-cell>
              <table:table-cell office:value-type="float" office:value="0.0258579023682939">
                <text:p>0.0258579023682939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0258744973063207">
                <text:p>0.0258744973063207</text:p>
              </table:table-cell>
              <table:table-cell office:value-type="float" office:value="0.0218799887313363">
                <text:p>0.0218799887313363</text:p>
              </table:table-cell>
              <table:table-cell office:value-type="float" office:value="0.0276191288040235">
                <text:p>0.0276191288040235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0209407216494845">
                <text:p>0.0209407216494845</text:p>
              </table:table-cell>
              <table:table-cell office:value-type="float" office:value="0.0232308945180232">
                <text:p>0.0232308945180232</text:p>
              </table:table-cell>
              <table:table-cell office:value-type="float" office:value="0.0254332846105659">
                <text:p>0.0254332846105659</text:p>
              </table:table-cell>
              <table:table-cell office:value-type="float" office:value="0.023585742152864">
                <text:p>0.023585742152864</text:p>
              </table:table-cell>
              <table:table-cell office:value-type="float" office:value="0.0247309797998867">
                <text:p>0.0247309797998867</text:p>
              </table:table-cell>
              <table:table-cell office:value-type="float" office:value="0.0226638200032846">
                <text:p>0.0226638200032846</text:p>
              </table:table-cell>
              <table:table-cell office:value-type="float" office:value="0.0223954060705496">
                <text:p>0.0223954060705496</text:p>
              </table:table-cell>
              <table:table-cell office:value-type="float" office:value="0.0246045694200351">
                <text:p>0.0246045694200351</text:p>
              </table:table-cell>
              <table:table-cell office:value-type="float" office:value="0.0265912086208233">
                <text:p>0.0265912086208233</text:p>
              </table:table-cell>
              <table:table-cell office:value-type="float" office:value="0.0207428847081524">
                <text:p>0.0207428847081524</text:p>
              </table:table-cell>
              <table:table-cell office:value-type="float" office:value="0.0231067633665036">
                <text:p>0.0231067633665036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0275851072311249">
                <text:p>0.0275851072311249</text:p>
              </table:table-cell>
              <table:table-cell office:value-type="float" office:value="0.024061556774221">
                <text:p>0.024061556774221</text:p>
              </table:table-cell>
              <table:table-cell office:value-type="float" office:value="0.0295641187618446">
                <text:p>0.0295641187618446</text:p>
              </table:table-cell>
              <table:table-cell office:value-type="float" office:value="0.0242500449074906">
                <text:p>0.0242500449074906</text:p>
              </table:table-cell>
              <table:table-cell office:value-type="float" office:value="0.0262084312028681">
                <text:p>0.0262084312028681</text:p>
              </table:table-cell>
              <table:table-cell office:value-type="float" office:value="0.0236152150461986">
                <text:p>0.0236152150461986</text:p>
              </table:table-cell>
              <table:table-cell office:value-type="float" office:value="0.0225851571499095">
                <text:p>0.0225851571499095</text:p>
              </table:table-cell>
              <table:table-cell office:value-type="float" office:value="0.025027808676307">
                <text:p>0.025027808676307</text:p>
              </table:table-cell>
              <table:table-cell office:value-type="float" office:value="0.0248235202854705">
                <text:p>0.0248235202854705</text:p>
              </table:table-cell>
              <table:table-cell office:value-type="float" office:value="0.0210872509189398">
                <text:p>0.0210872509189398</text:p>
              </table:table-cell>
              <table:table-cell office:value-type="float" office:value="0.0230218281036835">
                <text:p>0.0230218281036835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0267741690119419">
                <text:p>0.0267741690119419</text:p>
              </table:table-cell>
              <table:table-cell office:value-type="float" office:value="0.0250981033355134">
                <text:p>0.0250981033355134</text:p>
              </table:table-cell>
              <table:table-cell office:value-type="float" office:value="0.0308607021517554">
                <text:p>0.0308607021517554</text:p>
              </table:table-cell>
              <table:table-cell office:value-type="float" office:value="0.0265068377511396">
                <text:p>0.0265068377511396</text:p>
              </table:table-cell>
              <table:table-cell office:value-type="float" office:value="0.0288240495137047">
                <text:p>0.0288240495137047</text:p>
              </table:table-cell>
              <table:table-cell office:value-type="float" office:value="0.0240686011105141">
                <text:p>0.0240686011105141</text:p>
              </table:table-cell>
              <table:table-cell office:value-type="float" office:value="0.0241759100140603">
                <text:p>0.0241759100140603</text:p>
              </table:table-cell>
              <table:table-cell office:value-type="float" office:value="0.02791647753064">
                <text:p>0.02791647753064</text:p>
              </table:table-cell>
              <table:table-cell office:value-type="float" office:value="0.0274312395126578">
                <text:p>0.0274312395126578</text:p>
              </table:table-cell>
              <table:table-cell office:value-type="float" office:value="0.0225689607132906">
                <text:p>0.0225689607132906</text:p>
              </table:table-cell>
              <table:table-cell office:value-type="float" office:value="0.0290626279164961">
                <text:p>0.0290626279164961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0210385707129738">
                <text:p>0.0210385707129738</text:p>
              </table:table-cell>
              <table:table-cell office:value-type="float" office:value="0.0225188781014024">
                <text:p>0.0225188781014024</text:p>
              </table:table-cell>
              <table:table-cell office:value-type="float" office:value="0.0261406000355051">
                <text:p>0.0261406000355051</text:p>
              </table:table-cell>
              <table:table-cell office:value-type="float" office:value="0.0196411709159585">
                <text:p>0.0196411709159585</text:p>
              </table:table-cell>
              <table:table-cell office:value-type="float" office:value="0.0225222258808034">
                <text:p>0.0225222258808034</text:p>
              </table:table-cell>
              <table:table-cell office:value-type="float" office:value="0.021782226682004">
                <text:p>0.021782226682004</text:p>
              </table:table-cell>
              <table:table-cell office:value-type="float" office:value="0.0220733487932663">
                <text:p>0.0220733487932663</text:p>
              </table:table-cell>
              <table:table-cell office:value-type="float" office:value="0.023357906071399">
                <text:p>0.023357906071399</text:p>
              </table:table-cell>
              <table:table-cell office:value-type="float" office:value="0.0234888568221902">
                <text:p>0.0234888568221902</text:p>
              </table:table-cell>
              <table:table-cell office:value-type="float" office:value="0.0191512952323355">
                <text:p>0.0191512952323355</text:p>
              </table:table-cell>
              <table:table-cell office:value-type="float" office:value="0.0234388978350331">
                <text:p>0.0234388978350331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0204494018752021">
                <text:p>0.0204494018752021</text:p>
              </table:table-cell>
              <table:table-cell office:value-type="float" office:value="0.020458229289876">
                <text:p>0.020458229289876</text:p>
              </table:table-cell>
              <table:table-cell office:value-type="float" office:value="0.0247790677525559">
                <text:p>0.0247790677525559</text:p>
              </table:table-cell>
              <table:table-cell office:value-type="float" office:value="0.0207272727272727">
                <text:p>0.0207272727272727</text:p>
              </table:table-cell>
              <table:table-cell office:value-type="float" office:value="0.021721022618056">
                <text:p>0.021721022618056</text:p>
              </table:table-cell>
              <table:table-cell office:value-type="float" office:value="0.0197948098974049">
                <text:p>0.0197948098974049</text:p>
              </table:table-cell>
              <table:table-cell office:value-type="float" office:value="0.0198875555928506">
                <text:p>0.0198875555928506</text:p>
              </table:table-cell>
              <table:table-cell office:value-type="float" office:value="0.0220253576072822">
                <text:p>0.0220253576072822</text:p>
              </table:table-cell>
              <table:table-cell office:value-type="float" office:value="0.0188574597892402">
                <text:p>0.0188574597892402</text:p>
              </table:table-cell>
              <table:table-cell office:value-type="float" office:value="0.0169775935248248">
                <text:p>0.0169775935248248</text:p>
              </table:table-cell>
              <table:table-cell office:value-type="float" office:value="0.020684168655529">
                <text:p>0.020684168655529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018113088675382">
                <text:p>0.018113088675382</text:p>
              </table:table-cell>
              <table:table-cell office:value-type="float" office:value="0.0180195567701439">
                <text:p>0.0180195567701439</text:p>
              </table:table-cell>
              <table:table-cell office:value-type="float" office:value="0.0208577651197856">
                <text:p>0.0208577651197856</text:p>
              </table:table-cell>
              <table:table-cell office:value-type="float" office:value="0.0165775401069519">
                <text:p>0.0165775401069519</text:p>
              </table:table-cell>
              <table:table-cell office:value-type="float" office:value="0.018338392912459">
                <text:p>0.018338392912459</text:p>
              </table:table-cell>
              <table:table-cell office:value-type="float" office:value="0.0195183013050836">
                <text:p>0.0195183013050836</text:p>
              </table:table-cell>
              <table:table-cell office:value-type="float" office:value="0.0187812348863453">
                <text:p>0.0187812348863453</text:p>
              </table:table-cell>
              <table:table-cell office:value-type="float" office:value="0.0195925983517338">
                <text:p>0.0195925983517338</text:p>
              </table:table-cell>
              <table:table-cell office:value-type="float" office:value="0.0175265553869499">
                <text:p>0.0175265553869499</text:p>
              </table:table-cell>
              <table:table-cell office:value-type="float" office:value="0.014176245210728">
                <text:p>0.014176245210728</text:p>
              </table:table-cell>
              <table:table-cell office:value-type="float" office:value="0.0214198286413709">
                <text:p>0.0214198286413709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0182330385789185">
                <text:p>0.0182330385789185</text:p>
              </table:table-cell>
              <table:table-cell office:value-type="float" office:value="0.0158512552480507">
                <text:p>0.0158512552480507</text:p>
              </table:table-cell>
              <table:table-cell office:value-type="float" office:value="0.0204047429505174">
                <text:p>0.0204047429505174</text:p>
              </table:table-cell>
              <table:table-cell office:value-type="float" office:value="0.0179018976011457">
                <text:p>0.0179018976011457</text:p>
              </table:table-cell>
              <table:table-cell office:value-type="float" office:value="0.0164586050555866">
                <text:p>0.0164586050555866</text:p>
              </table:table-cell>
              <table:table-cell office:value-type="float" office:value="0.0173439970240863">
                <text:p>0.0173439970240863</text:p>
              </table:table-cell>
              <table:table-cell office:value-type="float" office:value="0.01741836404785">
                <text:p>0.01741836404785</text:p>
              </table:table-cell>
              <table:table-cell office:value-type="float" office:value="0.0182356608478803">
                <text:p>0.0182356608478803</text:p>
              </table:table-cell>
              <table:table-cell office:value-type="float" office:value="0.0151492198151795">
                <text:p>0.0151492198151795</text:p>
              </table:table-cell>
              <table:table-cell office:value-type="float" office:value="0.0165486894968433">
                <text:p>0.0165486894968433</text:p>
              </table:table-cell>
              <table:table-cell office:value-type="float" office:value="0.017966621253406">
                <text:p>0.017966621253406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017188009123493">
                <text:p>0.017188009123493</text:p>
              </table:table-cell>
              <table:table-cell office:value-type="float" office:value="0.0170033743809983">
                <text:p>0.0170033743809983</text:p>
              </table:table-cell>
              <table:table-cell office:value-type="float" office:value="0.0207009810277021">
                <text:p>0.0207009810277021</text:p>
              </table:table-cell>
              <table:table-cell office:value-type="float" office:value="0.0153368632463027">
                <text:p>0.0153368632463027</text:p>
              </table:table-cell>
              <table:table-cell office:value-type="float" office:value="0.0187048503611971">
                <text:p>0.0187048503611971</text:p>
              </table:table-cell>
              <table:table-cell office:value-type="float" office:value="0.0158871316637024">
                <text:p>0.0158871316637024</text:p>
              </table:table-cell>
              <table:table-cell office:value-type="float" office:value="0.018567749439229">
                <text:p>0.018567749439229</text:p>
              </table:table-cell>
              <table:table-cell office:value-type="float" office:value="0.0154070710347065">
                <text:p>0.0154070710347065</text:p>
              </table:table-cell>
              <table:table-cell office:value-type="float" office:value="0.0180151954257069">
                <text:p>0.0180151954257069</text:p>
              </table:table-cell>
              <table:table-cell office:value-type="float" office:value="0.0150477476608469">
                <text:p>0.0150477476608469</text:p>
              </table:table-cell>
              <table:table-cell office:value-type="float" office:value="0.0190876455651869">
                <text:p>0.0190876455651869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0202523507192799">
                <text:p>0.0202523507192799</text:p>
              </table:table-cell>
              <table:table-cell office:value-type="float" office:value="0.0193715212341675">
                <text:p>0.0193715212341675</text:p>
              </table:table-cell>
              <table:table-cell office:value-type="float" office:value="0.0198534830291734">
                <text:p>0.0198534830291734</text:p>
              </table:table-cell>
              <table:table-cell office:value-type="float" office:value="0.0179185520361991">
                <text:p>0.0179185520361991</text:p>
              </table:table-cell>
              <table:table-cell office:value-type="float" office:value="0.0208293276933923">
                <text:p>0.0208293276933923</text:p>
              </table:table-cell>
              <table:table-cell office:value-type="float" office:value="0.01953143676787">
                <text:p>0.01953143676787</text:p>
              </table:table-cell>
              <table:table-cell office:value-type="float" office:value="0.0196454640250261">
                <text:p>0.0196454640250261</text:p>
              </table:table-cell>
              <table:table-cell office:value-type="float" office:value="0.0223595414261322">
                <text:p>0.0223595414261322</text:p>
              </table:table-cell>
              <table:table-cell office:value-type="float" office:value="0.020709373309636">
                <text:p>0.020709373309636</text:p>
              </table:table-cell>
              <table:table-cell office:value-type="float" office:value="0.0182207931404073">
                <text:p>0.0182207931404073</text:p>
              </table:table-cell>
              <table:table-cell office:value-type="float" office:value="0.0204382090586299">
                <text:p>0.0204382090586299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0192702574632759">
                <text:p>0.0192702574632759</text:p>
              </table:table-cell>
              <table:table-cell office:value-type="float" office:value="0.0204369575441447">
                <text:p>0.0204369575441447</text:p>
              </table:table-cell>
              <table:table-cell office:value-type="float" office:value="0.0230079512772796">
                <text:p>0.0230079512772796</text:p>
              </table:table-cell>
              <table:table-cell office:value-type="float" office:value="0.0208259166963332">
                <text:p>0.0208259166963332</text:p>
              </table:table-cell>
              <table:table-cell office:value-type="float" office:value="0.0218257617558703">
                <text:p>0.0218257617558703</text:p>
              </table:table-cell>
              <table:table-cell office:value-type="float" office:value="0.0197078439064916">
                <text:p>0.0197078439064916</text:p>
              </table:table-cell>
              <table:table-cell office:value-type="float" office:value="0.0204602544364314">
                <text:p>0.0204602544364314</text:p>
              </table:table-cell>
              <table:table-cell office:value-type="float" office:value="0.0222447705276303">
                <text:p>0.0222447705276303</text:p>
              </table:table-cell>
              <table:table-cell office:value-type="float" office:value="0.0192074096568479">
                <text:p>0.0192074096568479</text:p>
              </table:table-cell>
              <table:table-cell office:value-type="float" office:value="0.0171608351606445">
                <text:p>0.0171608351606445</text:p>
              </table:table-cell>
              <table:table-cell office:value-type="float" office:value="0.0231037118831224">
                <text:p>0.0231037118831224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0199206550181481">
                <text:p>0.0199206550181481</text:p>
              </table:table-cell>
              <table:table-cell office:value-type="float" office:value="0.0191942139181232">
                <text:p>0.0191942139181232</text:p>
              </table:table-cell>
              <table:table-cell office:value-type="float" office:value="0.0205482565804428">
                <text:p>0.0205482565804428</text:p>
              </table:table-cell>
              <table:table-cell office:value-type="float" office:value="0.0184896847022188">
                <text:p>0.0184896847022188</text:p>
              </table:table-cell>
              <table:table-cell office:value-type="float" office:value="0.0196156132355855">
                <text:p>0.0196156132355855</text:p>
              </table:table-cell>
              <table:table-cell office:value-type="float" office:value="0.018473247813705">
                <text:p>0.018473247813705</text:p>
              </table:table-cell>
              <table:table-cell office:value-type="float" office:value="0.0207585520909917">
                <text:p>0.0207585520909917</text:p>
              </table:table-cell>
              <table:table-cell office:value-type="float" office:value="0.0207931583801459">
                <text:p>0.0207931583801459</text:p>
              </table:table-cell>
              <table:table-cell office:value-type="float" office:value="0.0210647576730025">
                <text:p>0.0210647576730025</text:p>
              </table:table-cell>
              <table:table-cell office:value-type="float" office:value="0.017234508866308">
                <text:p>0.017234508866308</text:p>
              </table:table-cell>
              <table:table-cell office:value-type="float" office:value="0.0209310718152292">
                <text:p>0.0209310718152292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021572777596874">
                <text:p>0.021572777596874</text:p>
              </table:table-cell>
              <table:table-cell office:value-type="float" office:value="0.0188423478378745">
                <text:p>0.0188423478378745</text:p>
              </table:table-cell>
              <table:table-cell office:value-type="float" office:value="0.0209412395070548">
                <text:p>0.0209412395070548</text:p>
              </table:table-cell>
              <table:table-cell office:value-type="float" office:value="0.0185535781900795">
                <text:p>0.0185535781900795</text:p>
              </table:table-cell>
              <table:table-cell office:value-type="float" office:value="0.0196746608371375">
                <text:p>0.0196746608371375</text:p>
              </table:table-cell>
              <table:table-cell office:value-type="float" office:value="0.0181872391174717">
                <text:p>0.0181872391174717</text:p>
              </table:table-cell>
              <table:table-cell office:value-type="float" office:value="0.0199521490216184">
                <text:p>0.0199521490216184</text:p>
              </table:table-cell>
              <table:table-cell office:value-type="float" office:value="0.0201017394158188">
                <text:p>0.0201017394158188</text:p>
              </table:table-cell>
              <table:table-cell office:value-type="float" office:value="0.0214081826831589">
                <text:p>0.0214081826831589</text:p>
              </table:table-cell>
              <table:table-cell office:value-type="float" office:value="0.0180145278450363">
                <text:p>0.0180145278450363</text:p>
              </table:table-cell>
              <table:table-cell office:value-type="float" office:value="0.0178080978116417">
                <text:p>0.0178080978116417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0206017004578156">
                <text:p>0.0206017004578156</text:p>
              </table:table-cell>
              <table:table-cell office:value-type="float" office:value="0.0194183249507982">
                <text:p>0.0194183249507982</text:p>
              </table:table-cell>
              <table:table-cell office:value-type="float" office:value="0.0227478741313075">
                <text:p>0.0227478741313075</text:p>
              </table:table-cell>
              <table:table-cell office:value-type="float" office:value="0.0161877046198618">
                <text:p>0.0161877046198618</text:p>
              </table:table-cell>
              <table:table-cell office:value-type="float" office:value="0.0199235636864858">
                <text:p>0.0199235636864858</text:p>
              </table:table-cell>
              <table:table-cell office:value-type="float" office:value="0.0169998087222647">
                <text:p>0.0169998087222647</text:p>
              </table:table-cell>
              <table:table-cell office:value-type="float" office:value="0.0203571874609716">
                <text:p>0.0203571874609716</text:p>
              </table:table-cell>
              <table:table-cell office:value-type="float" office:value="0.0193490932642487">
                <text:p>0.0193490932642487</text:p>
              </table:table-cell>
              <table:table-cell office:value-type="float" office:value="0.0206557628810566">
                <text:p>0.0206557628810566</text:p>
              </table:table-cell>
              <table:table-cell office:value-type="float" office:value="0.0169670245398773">
                <text:p>0.0169670245398773</text:p>
              </table:table-cell>
              <table:table-cell office:value-type="float" office:value="0.0203851492019431">
                <text:p>0.0203851492019431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0205592753052383">
                <text:p>0.0205592753052383</text:p>
              </table:table-cell>
              <table:table-cell office:value-type="float" office:value="0.0192070709216844">
                <text:p>0.0192070709216844</text:p>
              </table:table-cell>
              <table:table-cell office:value-type="float" office:value="0.0240083073727934">
                <text:p>0.0240083073727934</text:p>
              </table:table-cell>
              <table:table-cell office:value-type="float" office:value="0.0167438546490916">
                <text:p>0.0167438546490916</text:p>
              </table:table-cell>
              <table:table-cell office:value-type="float" office:value="0.0195365462837421">
                <text:p>0.0195365462837421</text:p>
              </table:table-cell>
              <table:table-cell office:value-type="float" office:value="0.020135320514311">
                <text:p>0.020135320514311</text:p>
              </table:table-cell>
              <table:table-cell office:value-type="float" office:value="0.018769043266301">
                <text:p>0.018769043266301</text:p>
              </table:table-cell>
              <table:table-cell office:value-type="float" office:value="0.0192185007974482">
                <text:p>0.0192185007974482</text:p>
              </table:table-cell>
              <table:table-cell office:value-type="float" office:value="0.0197368421052632">
                <text:p>0.0197368421052632</text:p>
              </table:table-cell>
              <table:table-cell office:value-type="float" office:value="0.0174848688634835">
                <text:p>0.0174848688634835</text:p>
              </table:table-cell>
              <table:table-cell office:value-type="float" office:value="0.0221943048576214">
                <text:p>0.0221943048576214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188131868131868">
                <text:p>0.0188131868131868</text:p>
              </table:table-cell>
              <table:table-cell office:value-type="float" office:value="0.0194961149046386">
                <text:p>0.0194961149046386</text:p>
              </table:table-cell>
              <table:table-cell office:value-type="float" office:value="0.0205363282145313">
                <text:p>0.0205363282145313</text:p>
              </table:table-cell>
              <table:table-cell office:value-type="float" office:value="0.0163546798029557">
                <text:p>0.0163546798029557</text:p>
              </table:table-cell>
              <table:table-cell office:value-type="float" office:value="0.0186941771100187">
                <text:p>0.0186941771100187</text:p>
              </table:table-cell>
              <table:table-cell office:value-type="float" office:value="0.0184017367931355">
                <text:p>0.0184017367931355</text:p>
              </table:table-cell>
              <table:table-cell office:value-type="float" office:value="0.0180398492191707">
                <text:p>0.0180398492191707</text:p>
              </table:table-cell>
              <table:table-cell office:value-type="float" office:value="0.0196320098600229">
                <text:p>0.0196320098600229</text:p>
              </table:table-cell>
              <table:table-cell office:value-type="float" office:value="0.0197766601312761">
                <text:p>0.0197766601312761</text:p>
              </table:table-cell>
              <table:table-cell office:value-type="float" office:value="0.0169900367068694">
                <text:p>0.0169900367068694</text:p>
              </table:table-cell>
              <table:table-cell office:value-type="float" office:value="0.0197080970530817">
                <text:p>0.0197080970530817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0184713976062577">
                <text:p>0.0184713976062577</text:p>
              </table:table-cell>
              <table:table-cell office:value-type="float" office:value="0.0186637953135415">
                <text:p>0.0186637953135415</text:p>
              </table:table-cell>
              <table:table-cell office:value-type="float" office:value="0.0209910182662226">
                <text:p>0.0209910182662226</text:p>
              </table:table-cell>
              <table:table-cell office:value-type="float" office:value="0.0205552023733842">
                <text:p>0.0205552023733842</text:p>
              </table:table-cell>
              <table:table-cell office:value-type="float" office:value="0.0194838614807735">
                <text:p>0.0194838614807735</text:p>
              </table:table-cell>
              <table:table-cell office:value-type="float" office:value="0.0179247664731129">
                <text:p>0.0179247664731129</text:p>
              </table:table-cell>
              <table:table-cell office:value-type="float" office:value="0.0195356052159581">
                <text:p>0.0195356052159581</text:p>
              </table:table-cell>
              <table:table-cell office:value-type="float" office:value="0.0190738280508635">
                <text:p>0.0190738280508635</text:p>
              </table:table-cell>
              <table:table-cell office:value-type="float" office:value="0.0213990289516274">
                <text:p>0.0213990289516274</text:p>
              </table:table-cell>
              <table:table-cell office:value-type="float" office:value="0.0155322064869804">
                <text:p>0.0155322064869804</text:p>
              </table:table-cell>
              <table:table-cell office:value-type="float" office:value="0.0182561851556265">
                <text:p>0.0182561851556265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016490178643602">
                <text:p>0.016490178643602</text:p>
              </table:table-cell>
              <table:table-cell office:value-type="float" office:value="0.0161261896369404">
                <text:p>0.0161261896369404</text:p>
              </table:table-cell>
              <table:table-cell office:value-type="float" office:value="0.019323249103786">
                <text:p>0.019323249103786</text:p>
              </table:table-cell>
              <table:table-cell office:value-type="float" office:value="0.0150881657880385">
                <text:p>0.0150881657880385</text:p>
              </table:table-cell>
              <table:table-cell office:value-type="float" office:value="0.0155453618756371">
                <text:p>0.0155453618756371</text:p>
              </table:table-cell>
              <table:table-cell office:value-type="float" office:value="0.0159484965981418">
                <text:p>0.0159484965981418</text:p>
              </table:table-cell>
              <table:table-cell office:value-type="float" office:value="0.0163036555852758">
                <text:p>0.0163036555852758</text:p>
              </table:table-cell>
              <table:table-cell office:value-type="float" office:value="0.0179258410411721">
                <text:p>0.0179258410411721</text:p>
              </table:table-cell>
              <table:table-cell office:value-type="float" office:value="0.018310737104566">
                <text:p>0.018310737104566</text:p>
              </table:table-cell>
              <table:table-cell office:value-type="float" office:value="0.0168416881315633">
                <text:p>0.0168416881315633</text:p>
              </table:table-cell>
              <table:table-cell office:value-type="float" office:value="0.0213157894736842">
                <text:p>0.0213157894736842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0180067001675042">
                <text:p>0.0180067001675042</text:p>
              </table:table-cell>
              <table:table-cell office:value-type="float" office:value="0.0178289534775745">
                <text:p>0.0178289534775745</text:p>
              </table:table-cell>
              <table:table-cell office:value-type="float" office:value="0.0192988099067224">
                <text:p>0.0192988099067224</text:p>
              </table:table-cell>
              <table:table-cell office:value-type="float" office:value="0.0180060652009098">
                <text:p>0.0180060652009098</text:p>
              </table:table-cell>
              <table:table-cell office:value-type="float" office:value="0.019263037787771">
                <text:p>0.019263037787771</text:p>
              </table:table-cell>
              <table:table-cell office:value-type="float" office:value="0.0159212880143113">
                <text:p>0.0159212880143113</text:p>
              </table:table-cell>
              <table:table-cell office:value-type="float" office:value="0.0178791073625022">
                <text:p>0.0178791073625022</text:p>
              </table:table-cell>
              <table:table-cell office:value-type="float" office:value="0.0201284796573876">
                <text:p>0.0201284796573876</text:p>
              </table:table-cell>
              <table:table-cell office:value-type="float" office:value="0.0188663967611336">
                <text:p>0.0188663967611336</text:p>
              </table:table-cell>
              <table:table-cell office:value-type="float" office:value="0.0141576695864738">
                <text:p>0.0141576695864738</text:p>
              </table:table-cell>
              <table:table-cell office:value-type="float" office:value="0.0181504673745349">
                <text:p>0.0181504673745349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0155271725519659">
                <text:p>0.0155271725519659</text:p>
              </table:table-cell>
              <table:table-cell office:value-type="float" office:value="0.016551158125114">
                <text:p>0.016551158125114</text:p>
              </table:table-cell>
              <table:table-cell office:value-type="float" office:value="0.0169204737732657">
                <text:p>0.0169204737732657</text:p>
              </table:table-cell>
              <table:table-cell office:value-type="float" office:value="0.0186055252772035">
                <text:p>0.0186055252772035</text:p>
              </table:table-cell>
              <table:table-cell office:value-type="float" office:value="0.0159898307352646">
                <text:p>0.0159898307352646</text:p>
              </table:table-cell>
              <table:table-cell office:value-type="float" office:value="0.017569945233316">
                <text:p>0.017569945233316</text:p>
              </table:table-cell>
              <table:table-cell office:value-type="float" office:value="0.016122060857538">
                <text:p>0.016122060857538</text:p>
              </table:table-cell>
              <table:table-cell office:value-type="float" office:value="0.0172876804296744">
                <text:p>0.0172876804296744</text:p>
              </table:table-cell>
              <table:table-cell office:value-type="float" office:value="0.0181584444801543">
                <text:p>0.0181584444801543</text:p>
              </table:table-cell>
              <table:table-cell office:value-type="float" office:value="0.0131672237415173">
                <text:p>0.0131672237415173</text:p>
              </table:table-cell>
              <table:table-cell office:value-type="float" office:value="0.0160683132861996">
                <text:p>0.0160683132861996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0159193198866478">
                <text:p>0.0159193198866478</text:p>
              </table:table-cell>
              <table:table-cell office:value-type="float" office:value="0.0147593097184378">
                <text:p>0.0147593097184378</text:p>
              </table:table-cell>
              <table:table-cell office:value-type="float" office:value="0.0187995165838593">
                <text:p>0.0187995165838593</text:p>
              </table:table-cell>
              <table:table-cell office:value-type="float" office:value="0.016271056661562">
                <text:p>0.016271056661562</text:p>
              </table:table-cell>
              <table:table-cell office:value-type="float" office:value="0.0162126245847176">
                <text:p>0.0162126245847176</text:p>
              </table:table-cell>
              <table:table-cell office:value-type="float" office:value="0.0156622654962996">
                <text:p>0.0156622654962996</text:p>
              </table:table-cell>
              <table:table-cell office:value-type="float" office:value="0.0153997940974605">
                <text:p>0.0153997940974605</text:p>
              </table:table-cell>
              <table:table-cell office:value-type="float" office:value="0.0152186637678736">
                <text:p>0.0152186637678736</text:p>
              </table:table-cell>
              <table:table-cell office:value-type="float" office:value="0.0182499592634838">
                <text:p>0.0182499592634838</text:p>
              </table:table-cell>
              <table:table-cell office:value-type="float" office:value="0.0156438026474128">
                <text:p>0.0156438026474128</text:p>
              </table:table-cell>
              <table:table-cell office:value-type="float" office:value="0.0199728874830547">
                <text:p>0.0199728874830547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019200529669784">
                <text:p>0.019200529669784</text:p>
              </table:table-cell>
              <table:table-cell office:value-type="float" office:value="0.0158701694611315">
                <text:p>0.0158701694611315</text:p>
              </table:table-cell>
              <table:table-cell office:value-type="float" office:value="0.018975836843272">
                <text:p>0.018975836843272</text:p>
              </table:table-cell>
              <table:table-cell office:value-type="float" office:value="0.0181478016838167">
                <text:p>0.0181478016838167</text:p>
              </table:table-cell>
              <table:table-cell office:value-type="float" office:value="0.0212779512008664">
                <text:p>0.0212779512008664</text:p>
              </table:table-cell>
              <table:table-cell office:value-type="float" office:value="0.0175555227261535">
                <text:p>0.0175555227261535</text:p>
              </table:table-cell>
              <table:table-cell office:value-type="float" office:value="0.0175273998891211">
                <text:p>0.0175273998891211</text:p>
              </table:table-cell>
              <table:table-cell office:value-type="float" office:value="0.0176299376299376">
                <text:p>0.0176299376299376</text:p>
              </table:table-cell>
              <table:table-cell office:value-type="float" office:value="0.0215259507294906">
                <text:p>0.0215259507294906</text:p>
              </table:table-cell>
              <table:table-cell office:value-type="float" office:value="0.0168997082788452">
                <text:p>0.0168997082788452</text:p>
              </table:table-cell>
              <table:table-cell office:value-type="float" office:value="0.0190877318756161">
                <text:p>0.0190877318756161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0167821658178175">
                <text:p>0.0167821658178175</text:p>
              </table:table-cell>
              <table:table-cell office:value-type="float" office:value="0.0149500137576814">
                <text:p>0.0149500137576814</text:p>
              </table:table-cell>
              <table:table-cell office:value-type="float" office:value="0.0169606512890095">
                <text:p>0.0169606512890095</text:p>
              </table:table-cell>
              <table:table-cell office:value-type="float" office:value="0.0164373088685015">
                <text:p>0.0164373088685015</text:p>
              </table:table-cell>
              <table:table-cell office:value-type="float" office:value="0.0172550052687039">
                <text:p>0.0172550052687039</text:p>
              </table:table-cell>
              <table:table-cell office:value-type="float" office:value="0.0150069916100679">
                <text:p>0.0150069916100679</text:p>
              </table:table-cell>
              <table:table-cell office:value-type="float" office:value="0.015941404566997">
                <text:p>0.015941404566997</text:p>
              </table:table-cell>
              <table:table-cell office:value-type="float" office:value="0.0172471533824514">
                <text:p>0.0172471533824514</text:p>
              </table:table-cell>
              <table:table-cell office:value-type="float" office:value="0.0180360721442886">
                <text:p>0.0180360721442886</text:p>
              </table:table-cell>
              <table:table-cell office:value-type="float" office:value="0.015463399939753">
                <text:p>0.015463399939753</text:p>
              </table:table-cell>
              <table:table-cell office:value-type="float" office:value="0.0175095547062483">
                <text:p>0.0175095547062483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0.0154550658271322">
                <text:p>0.0154550658271322</text:p>
              </table:table-cell>
              <table:table-cell office:value-type="float" office:value="0.0136930098979435">
                <text:p>0.0136930098979435</text:p>
              </table:table-cell>
              <table:table-cell office:value-type="float" office:value="0.0149776604386678">
                <text:p>0.0149776604386678</text:p>
              </table:table-cell>
              <table:table-cell office:value-type="float" office:value="0.0113078728397696">
                <text:p>0.0113078728397696</text:p>
              </table:table-cell>
              <table:table-cell office:value-type="float" office:value="0.0143198090692124">
                <text:p>0.0143198090692124</text:p>
              </table:table-cell>
              <table:table-cell office:value-type="float" office:value="0.0135521084168673">
                <text:p>0.0135521084168673</text:p>
              </table:table-cell>
              <table:table-cell office:value-type="float" office:value="0.0138916063392682">
                <text:p>0.0138916063392682</text:p>
              </table:table-cell>
              <table:table-cell office:value-type="float" office:value="0.0138729429774206">
                <text:p>0.0138729429774206</text:p>
              </table:table-cell>
              <table:table-cell office:value-type="float" office:value="0.01557719054242">
                <text:p>0.01557719054242</text:p>
              </table:table-cell>
              <table:table-cell office:value-type="float" office:value="0.0128686937706412">
                <text:p>0.0128686937706412</text:p>
              </table:table-cell>
              <table:table-cell office:value-type="float" office:value="0.0155487804878049">
                <text:p>0.0155487804878049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00784729586426299">
                <text:p>0.00784729586426299</text:p>
              </table:table-cell>
              <table:table-cell office:value-type="float" office:value="0.0065031374786081">
                <text:p>0.0065031374786081</text:p>
              </table:table-cell>
              <table:table-cell office:value-type="float" office:value="0.0071424522419364">
                <text:p>0.0071424522419364</text:p>
              </table:table-cell>
              <table:table-cell office:value-type="float" office:value="0.00675675675675676">
                <text:p>0.00675675675675676</text:p>
              </table:table-cell>
              <table:table-cell office:value-type="float" office:value="0.00845301600328273">
                <text:p>0.00845301600328273</text:p>
              </table:table-cell>
              <table:table-cell office:value-type="float" office:value="0.00646381838246886">
                <text:p>0.00646381838246886</text:p>
              </table:table-cell>
              <table:table-cell office:value-type="float" office:value="0.00701424942008174">
                <text:p>0.00701424942008174</text:p>
              </table:table-cell>
              <table:table-cell office:value-type="float" office:value="0.00582874099194574">
                <text:p>0.00582874099194574</text:p>
              </table:table-cell>
              <table:table-cell office:value-type="float" office:value="0.0072375127420999">
                <text:p>0.0072375127420999</text:p>
              </table:table-cell>
              <table:table-cell office:value-type="float" office:value="0.0078322385042951">
                <text:p>0.0078322385042951</text:p>
              </table:table-cell>
              <table:table-cell office:value-type="float" office:value="0.00668598172498329">
                <text:p>0.00668598172498329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0.00538333023946538">
                <text:p>0.00538333023946538</text:p>
              </table:table-cell>
              <table:table-cell office:value-type="float" office:value="0.00569068842221887">
                <text:p>0.00569068842221887</text:p>
              </table:table-cell>
              <table:table-cell office:value-type="float" office:value="0.00623303508595556">
                <text:p>0.00623303508595556</text:p>
              </table:table-cell>
              <table:table-cell office:value-type="float" office:value="0.0063733552631579">
                <text:p>0.0063733552631579</text:p>
              </table:table-cell>
              <table:table-cell office:value-type="float" office:value="0.00637912287060529">
                <text:p>0.00637912287060529</text:p>
              </table:table-cell>
              <table:table-cell office:value-type="float" office:value="0.00547085450859507">
                <text:p>0.00547085450859507</text:p>
              </table:table-cell>
              <table:table-cell office:value-type="float" office:value="0.00573232936604324">
                <text:p>0.00573232936604324</text:p>
              </table:table-cell>
              <table:table-cell office:value-type="float" office:value="0.00507375739922954">
                <text:p>0.00507375739922954</text:p>
              </table:table-cell>
              <table:table-cell office:value-type="float" office:value="0.00446428571428571">
                <text:p>0.00446428571428571</text:p>
              </table:table-cell>
              <table:table-cell office:value-type="float" office:value="0.00375255856265636">
                <text:p>0.00375255856265636</text:p>
              </table:table-cell>
              <table:table-cell office:value-type="float" office:value="0.00583149004624975">
                <text:p>0.00583149004624975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0.0043387869474826">
                <text:p>0.0043387869474826</text:p>
              </table:table-cell>
              <table:table-cell office:value-type="float" office:value="0.0054969543901352">
                <text:p>0.0054969543901352</text:p>
              </table:table-cell>
              <table:table-cell office:value-type="float" office:value="0.00619560407139696">
                <text:p>0.00619560407139696</text:p>
              </table:table-cell>
              <table:table-cell office:value-type="float" office:value="0.00523982265215639">
                <text:p>0.00523982265215639</text:p>
              </table:table-cell>
              <table:table-cell office:value-type="float" office:value="0.00544246536612949">
                <text:p>0.00544246536612949</text:p>
              </table:table-cell>
              <table:table-cell office:value-type="float" office:value="0.00547140315885936">
                <text:p>0.00547140315885936</text:p>
              </table:table-cell>
              <table:table-cell office:value-type="float" office:value="0.00505742780167321">
                <text:p>0.00505742780167321</text:p>
              </table:table-cell>
              <table:table-cell office:value-type="float" office:value="0.0047811695476278">
                <text:p>0.0047811695476278</text:p>
              </table:table-cell>
              <table:table-cell office:value-type="float" office:value="0.00486941124391324">
                <text:p>0.00486941124391324</text:p>
              </table:table-cell>
              <table:table-cell office:value-type="float" office:value="0.00550903481710004">
                <text:p>0.00550903481710004</text:p>
              </table:table-cell>
              <table:table-cell office:value-type="float" office:value="0.00553086419753086">
                <text:p>0.0055308641975308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0.012314187703404">
                <text:p>0.012314187703404</text:p>
              </table:table-cell>
              <table:table-cell office:value-type="float" office:value="0.0132406487917908">
                <text:p>0.0132406487917908</text:p>
              </table:table-cell>
              <table:table-cell office:value-type="float" office:value="0.016171246962049">
                <text:p>0.016171246962049</text:p>
              </table:table-cell>
              <table:table-cell office:value-type="float" office:value="0.0112248916896416">
                <text:p>0.0112248916896416</text:p>
              </table:table-cell>
              <table:table-cell office:value-type="float" office:value="0.0144078312422446">
                <text:p>0.0144078312422446</text:p>
              </table:table-cell>
              <table:table-cell office:value-type="float" office:value="0.0140455250905328">
                <text:p>0.0140455250905328</text:p>
              </table:table-cell>
              <table:table-cell office:value-type="float" office:value="0.0131310844464569">
                <text:p>0.0131310844464569</text:p>
              </table:table-cell>
              <table:table-cell office:value-type="float" office:value="0.0142680993482473">
                <text:p>0.0142680993482473</text:p>
              </table:table-cell>
              <table:table-cell office:value-type="float" office:value="0.0156329651656754">
                <text:p>0.0156329651656754</text:p>
              </table:table-cell>
              <table:table-cell office:value-type="float" office:value="0.0106630067567568">
                <text:p>0.0106630067567568</text:p>
              </table:table-cell>
              <table:table-cell office:value-type="float" office:value="0.0148691887822323">
                <text:p>0.0148691887822323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0.0194242715898154">
                <text:p>0.0194242715898154</text:p>
              </table:table-cell>
              <table:table-cell office:value-type="float" office:value="0.0197888557496568">
                <text:p>0.0197888557496568</text:p>
              </table:table-cell>
              <table:table-cell office:value-type="float" office:value="0.0222771123642634">
                <text:p>0.0222771123642634</text:p>
              </table:table-cell>
              <table:table-cell office:value-type="float" office:value="0.0183431952662722">
                <text:p>0.0183431952662722</text:p>
              </table:table-cell>
              <table:table-cell office:value-type="float" office:value="0.0179950358521787">
                <text:p>0.0179950358521787</text:p>
              </table:table-cell>
              <table:table-cell office:value-type="float" office:value="0.0176851780135802">
                <text:p>0.0176851780135802</text:p>
              </table:table-cell>
              <table:table-cell office:value-type="float" office:value="0.0183676225633638">
                <text:p>0.0183676225633638</text:p>
              </table:table-cell>
              <table:table-cell office:value-type="float" office:value="0.0199329687775622">
                <text:p>0.0199329687775622</text:p>
              </table:table-cell>
              <table:table-cell office:value-type="float" office:value="0.0193273733503619">
                <text:p>0.0193273733503619</text:p>
              </table:table-cell>
              <table:table-cell office:value-type="float" office:value="0.0159680638722555">
                <text:p>0.0159680638722555</text:p>
              </table:table-cell>
              <table:table-cell office:value-type="float" office:value="0.0223468999619627">
                <text:p>0.0223468999619627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0.0161415623651273">
                <text:p>0.0161415623651273</text:p>
              </table:table-cell>
              <table:table-cell office:value-type="float" office:value="0.0177591063159402">
                <text:p>0.0177591063159402</text:p>
              </table:table-cell>
              <table:table-cell office:value-type="float" office:value="0.0189093286021104">
                <text:p>0.0189093286021104</text:p>
              </table:table-cell>
              <table:table-cell office:value-type="float" office:value="0.0207756232686981">
                <text:p>0.0207756232686981</text:p>
              </table:table-cell>
              <table:table-cell office:value-type="float" office:value="0.0163425734381465">
                <text:p>0.0163425734381465</text:p>
              </table:table-cell>
              <table:table-cell office:value-type="float" office:value="0.0166950508334624">
                <text:p>0.0166950508334624</text:p>
              </table:table-cell>
              <table:table-cell office:value-type="float" office:value="0.0176887324579216">
                <text:p>0.0176887324579216</text:p>
              </table:table-cell>
              <table:table-cell office:value-type="float" office:value="0.0184359458068942">
                <text:p>0.0184359458068942</text:p>
              </table:table-cell>
              <table:table-cell office:value-type="float" office:value="0.0186633039092056">
                <text:p>0.0186633039092056</text:p>
              </table:table-cell>
              <table:table-cell office:value-type="float" office:value="0.0170136320405791">
                <text:p>0.0170136320405791</text:p>
              </table:table-cell>
              <table:table-cell office:value-type="float" office:value="0.0195342571208622">
                <text:p>0.01953425712086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